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Liberation Serif'" style:font-family-asian="'Liberation Serif'" style:font-family-complex="'Liberation Serif'" fo:background-color="transparent" style:use-window-font-color="true"/>
    </style:style>
    <style:style style:name="T2" style:family="text">
      <style:text-properties fo:font-size="14.00pt" fo:font-weight="bold" fo:font-family="'Liberation Serif'" style:font-family-asian="'Liberation Serif'" style:font-family-complex="'Liberation Serif'" fo:background-color="transparent" style:use-window-font-color="true" fo:font-style="italic"/>
    </style:style>
    <style:style style:name="T3" style:family="text">
      <style:text-properties fo:font-size="16.00pt" fo:font-weight="bold" fo:font-family="'Liberation Sans'" style:font-family-asian="'Liberation Sans'" style:font-family-complex="'Liberation Sans'"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4.00pt" fo:font-weight="bold" fo:font-family="'Liberation Sans'" style:font-family-asian="'Liberation Sans'" style:font-family-complex="'Liberation Sans'" fo:background-color="transparent" style:use-window-font-color="true"/>
    </style:style>
    <style:style style:name="T6" style:family="text">
      <style:text-properties fo:font-size="9.00pt" fo:font-weight="bold" fo:font-family="Monospace" style:font-family-asian="Monospace" style:font-family-complex="Monospace" fo:background-color="transparent" fo:color="#7f0055"/>
    </style:style>
    <style:style style:name="T7" style:family="text">
      <style:text-properties fo:font-size="9.00pt" fo:font-weight="normal" fo:font-family="Monospace" style:font-family-asian="Monospace" style:font-family-complex="Monospace" fo:background-color="transparent" fo:color="#000000"/>
    </style:style>
    <style:style style:name="T8" style:family="text">
      <style:text-properties fo:font-size="9.00pt" fo:font-weight="bold" fo:font-family="Monospace" style:font-family-asian="Monospace" style:font-family-complex="Monospace" fo:background-color="transparent" fo:color="#7f0055"/>
    </style:style>
    <style:style style:name="T9" style:family="text">
      <style:text-properties fo:font-size="9.00pt" fo:font-weight="normal" fo:font-family="Monospace" style:font-family-asian="Monospace" style:font-family-complex="Monospace" fo:background-color="transparent" fo:color="#000000"/>
    </style:style>
    <style:style style:name="T10" style:family="text">
      <style:text-properties fo:font-size="9.00pt" fo:font-weight="bold" fo:font-family="Monospace" style:font-family-asian="Monospace" style:font-family-complex="Monospace" fo:background-color="transparent" fo:color="#7f0055"/>
    </style:style>
    <style:style style:name="T11" style:family="text">
      <style:text-properties fo:font-size="9.00pt" fo:font-weight="normal" fo:font-family="Monospace" style:font-family-asian="Monospace" style:font-family-complex="Monospace" fo:background-color="transparent" fo:color="#000000"/>
    </style:style>
    <style:style style:name="T12" style:family="text">
      <style:text-properties fo:font-size="9.00pt" fo:font-weight="normal" fo:font-family="Monospace" style:font-family-asian="Monospace" style:font-family-complex="Monospace" fo:background-color="transparent" fo:color="#2a00ff"/>
    </style:style>
    <style:style style:name="T13" style:family="text">
      <style:text-properties fo:font-size="9.00pt" fo:font-weight="bold" fo:font-family="Monospace" style:font-family-asian="Monospace" style:font-family-complex="Monospace" fo:background-color="transparent" fo:color="#7f0055"/>
    </style:style>
    <style:style style:name="T14" style:family="text">
      <style:text-properties fo:font-size="9.00pt" fo:font-weight="normal" fo:font-family="Monospace" style:font-family-asian="Monospace" style:font-family-complex="Monospace" fo:background-color="transparent" fo:color="#000000"/>
    </style:style>
    <style:style style:name="T15" style:family="text">
      <style:text-properties fo:font-size="9.00pt" fo:font-weight="normal" fo:font-family="Monospace" style:font-family-asian="Monospace" style:font-family-complex="Monospace" fo:background-color="transparent" fo:color="#2a00ff"/>
    </style:style>
    <style:style style:name="T16" style:family="text">
      <style:text-properties fo:font-size="9.00pt" fo:font-weight="bold" fo:font-family="Monospace" style:font-family-asian="Monospace" style:font-family-complex="Monospace" fo:background-color="transparent" fo:color="#7f0055"/>
    </style:style>
    <style:style style:name="T17" style:family="text">
      <style:text-properties fo:font-size="9.00pt" fo:font-weight="normal" fo:font-family="Monospace" style:font-family-asian="Monospace" style:font-family-complex="Monospace" fo:background-color="transparent" fo:color="#000000"/>
    </style:style>
    <style:style style:name="T18" style:family="text">
      <style:text-properties fo:font-size="9.00pt" fo:font-weight="normal" fo:font-family="Monospace" style:font-family-asian="Monospace" style:font-family-complex="Monospace" fo:background-color="transparent" fo:color="#2a00ff"/>
    </style:style>
    <style:style style:name="T19" style:family="text">
      <style:text-properties fo:font-size="9.00pt" fo:font-weight="bold" fo:font-family="Monospace" style:font-family-asian="Monospace" style:font-family-complex="Monospace" fo:background-color="transparent" fo:color="#7f0055"/>
    </style:style>
    <style:style style:name="T20" style:family="text">
      <style:text-properties fo:font-size="9.00pt" fo:font-weight="normal" fo:font-family="Monospace" style:font-family-asian="Monospace" style:font-family-complex="Monospace" fo:background-color="transparent" fo:color="#000000"/>
    </style:style>
    <style:style style:name="T21" style:family="text">
      <style:text-properties fo:font-size="9.00pt" fo:font-weight="normal" fo:font-family="Monospace" style:font-family-asian="Monospace" style:font-family-complex="Monospace" fo:background-color="transparent" fo:color="#2a00ff"/>
    </style:style>
    <style:style style:name="T22" style:family="text">
      <style:text-properties fo:font-size="9.00pt" fo:font-weight="bold" fo:font-family="Monospace" style:font-family-asian="Monospace" style:font-family-complex="Monospace" fo:background-color="transparent" fo:color="#7f0055"/>
    </style:style>
    <style:style style:name="T23" style:family="text">
      <style:text-properties fo:font-size="9.00pt" fo:font-weight="normal" fo:font-family="Monospace" style:font-family-asian="Monospace" style:font-family-complex="Monospace" fo:background-color="transparent" fo:color="#000000"/>
    </style:style>
    <style:style style:name="T24" style:family="text">
      <style:text-properties fo:font-size="9.00pt" fo:font-weight="normal" fo:font-family="Monospace" style:font-family-asian="Monospace" style:font-family-complex="Monospace" fo:background-color="transparent" fo:color="#2a00ff"/>
    </style:style>
    <style:style style:name="T25" style:family="text">
      <style:text-properties fo:font-size="9.00pt" fo:font-weight="bold" fo:font-family="Monospace" style:font-family-asian="Monospace" style:font-family-complex="Monospace" fo:background-color="transparent" fo:color="#7f0055"/>
    </style:style>
    <style:style style:name="T26" style:family="text">
      <style:text-properties fo:font-size="9.00pt" fo:font-weight="normal" fo:font-family="Monospace" style:font-family-asian="Monospace" style:font-family-complex="Monospace" fo:background-color="transparent" fo:color="#000000"/>
    </style:style>
    <style:style style:name="T27" style:family="text">
      <style:text-properties fo:font-size="9.00pt" fo:font-weight="normal" fo:font-family="Monospace" style:font-family-asian="Monospace" style:font-family-complex="Monospace" fo:background-color="transparent" fo:color="#2a00ff"/>
    </style:style>
    <style:style style:name="T28" style:family="text">
      <style:text-properties fo:font-size="9.00pt" fo:font-weight="bold" fo:font-family="Monospace" style:font-family-asian="Monospace" style:font-family-complex="Monospace" fo:background-color="transparent" fo:color="#7f0055"/>
    </style:style>
    <style:style style:name="T29" style:family="text">
      <style:text-properties fo:font-size="9.00pt" fo:font-weight="normal" fo:font-family="Monospace" style:font-family-asian="Monospace" style:font-family-complex="Monospace" fo:background-color="transparent" fo:color="#000000"/>
    </style:style>
    <style:style style:name="T30" style:family="text">
      <style:text-properties fo:font-size="9.00pt" fo:font-weight="normal" fo:font-family="Monospace" style:font-family-asian="Monospace" style:font-family-complex="Monospace" fo:background-color="transparent" fo:color="#2a00ff"/>
    </style:style>
    <style:style style:name="T31" style:family="text">
      <style:text-properties fo:font-size="9.00pt" fo:font-weight="bold" fo:font-family="Monospace" style:font-family-asian="Monospace" style:font-family-complex="Monospace" fo:background-color="transparent" fo:color="#7f0055"/>
    </style:style>
    <style:style style:name="T32" style:family="text">
      <style:text-properties fo:font-size="9.00pt" fo:font-weight="normal" fo:font-family="Monospace" style:font-family-asian="Monospace" style:font-family-complex="Monospace" fo:background-color="transparent" fo:color="#000000"/>
    </style:style>
    <style:style style:name="T33" style:family="text">
      <style:text-properties fo:font-size="9.00pt" fo:font-weight="normal" fo:font-family="Monospace" style:font-family-asian="Monospace" style:font-family-complex="Monospace" fo:background-color="transparent" fo:color="#2a00ff"/>
    </style:style>
    <style:style style:name="T34" style:family="text">
      <style:text-properties fo:font-size="9.00pt" fo:font-weight="bold" fo:font-family="Monospace" style:font-family-asian="Monospace" style:font-family-complex="Monospace" fo:background-color="transparent" fo:color="#7f0055"/>
    </style:style>
    <style:style style:name="T35" style:family="text">
      <style:text-properties fo:font-size="9.00pt" fo:font-weight="normal" fo:font-family="Monospace" style:font-family-asian="Monospace" style:font-family-complex="Monospace" fo:background-color="transparent" fo:color="#000000"/>
    </style:style>
    <style:style style:name="T36" style:family="text">
      <style:text-properties fo:font-size="9.00pt" fo:font-weight="normal" fo:font-family="Monospace" style:font-family-asian="Monospace" style:font-family-complex="Monospace" fo:background-color="transparent" fo:color="#2a00ff"/>
    </style:style>
    <style:style style:name="T37" style:family="text">
      <style:text-properties fo:font-size="9.00pt" fo:font-weight="bold" fo:font-family="Monospace" style:font-family-asian="Monospace" style:font-family-complex="Monospace" fo:background-color="transparent" fo:color="#7f0055"/>
    </style:style>
    <style:style style:name="T38" style:family="text">
      <style:text-properties fo:font-size="9.00pt" fo:font-weight="normal" fo:font-family="Monospace" style:font-family-asian="Monospace" style:font-family-complex="Monospace" fo:background-color="transparent" fo:color="#000000"/>
    </style:style>
    <style:style style:name="T39" style:family="text">
      <style:text-properties fo:font-size="9.00pt" fo:font-weight="normal" fo:font-family="Monospace" style:font-family-asian="Monospace" style:font-family-complex="Monospace" fo:background-color="transparent" fo:color="#2a00ff"/>
    </style:style>
    <style:style style:name="T40" style:family="text">
      <style:text-properties fo:font-size="9.00pt" fo:font-weight="bold" fo:font-family="Monospace" style:font-family-asian="Monospace" style:font-family-complex="Monospace" fo:background-color="transparent" fo:color="#7f0055"/>
    </style:style>
    <style:style style:name="T41" style:family="text">
      <style:text-properties fo:font-size="9.00pt" fo:font-weight="normal" fo:font-family="Monospace" style:font-family-asian="Monospace" style:font-family-complex="Monospace" fo:background-color="transparent" fo:color="#000000"/>
    </style:style>
    <style:style style:name="T42" style:family="text">
      <style:text-properties fo:font-size="9.00pt" fo:font-weight="normal" fo:font-family="Monospace" style:font-family-asian="Monospace" style:font-family-complex="Monospace" fo:background-color="transparent" fo:color="#2a00ff"/>
    </style:style>
    <style:style style:name="T43" style:family="text">
      <style:text-properties fo:font-size="9.00pt" fo:font-weight="bold" fo:font-family="Monospace" style:font-family-asian="Monospace" style:font-family-complex="Monospace" fo:background-color="transparent" fo:color="#7f0055"/>
    </style:style>
    <style:style style:name="T44" style:family="text">
      <style:text-properties fo:font-size="9.00pt" fo:font-weight="normal" fo:font-family="Monospace" style:font-family-asian="Monospace" style:font-family-complex="Monospace" fo:background-color="transparent" fo:color="#000000"/>
    </style:style>
    <style:style style:name="T45" style:family="text">
      <style:text-properties fo:font-size="9.00pt" fo:font-weight="normal" fo:font-family="Monospace" style:font-family-asian="Monospace" style:font-family-complex="Monospace" fo:background-color="transparent" fo:color="#2a00ff"/>
    </style:style>
    <style:style style:name="T46" style:family="text">
      <style:text-properties fo:font-size="9.00pt" fo:font-weight="bold" fo:font-family="Monospace" style:font-family-asian="Monospace" style:font-family-complex="Monospace" fo:background-color="transparent" fo:color="#7f0055"/>
    </style:style>
    <style:style style:name="T47" style:family="text">
      <style:text-properties fo:font-size="9.00pt" fo:font-weight="normal" fo:font-family="Monospace" style:font-family-asian="Monospace" style:font-family-complex="Monospace" fo:background-color="transparent" fo:color="#000000"/>
    </style:style>
    <style:style style:name="T48" style:family="text">
      <style:text-properties fo:font-size="9.00pt" fo:font-weight="normal" fo:font-family="Monospace" style:font-family-asian="Monospace" style:font-family-complex="Monospace" fo:background-color="transparent" fo:color="#2a00ff"/>
    </style:style>
    <style:style style:name="T49" style:family="text">
      <style:text-properties fo:font-size="9.00pt" fo:font-weight="bold" fo:font-family="Monospace" style:font-family-asian="Monospace" style:font-family-complex="Monospace" fo:background-color="transparent" fo:color="#7f0055"/>
    </style:style>
    <style:style style:name="T50" style:family="text">
      <style:text-properties fo:font-size="9.00pt" fo:font-weight="normal" fo:font-family="Monospace" style:font-family-asian="Monospace" style:font-family-complex="Monospace" fo:background-color="transparent" fo:color="#000000"/>
    </style:style>
    <style:style style:name="T51" style:family="text">
      <style:text-properties fo:font-size="9.00pt" fo:font-weight="normal" fo:font-family="Monospace" style:font-family-asian="Monospace" style:font-family-complex="Monospace" fo:background-color="transparent" fo:color="#2a00ff"/>
    </style:style>
    <style:style style:name="T52" style:family="text">
      <style:text-properties fo:font-size="9.00pt" fo:font-weight="bold" fo:font-family="Monospace" style:font-family-asian="Monospace" style:font-family-complex="Monospace" fo:background-color="transparent" fo:color="#7f0055"/>
    </style:style>
    <style:style style:name="T53" style:family="text">
      <style:text-properties fo:font-size="9.00pt" fo:font-weight="normal" fo:font-family="Monospace" style:font-family-asian="Monospace" style:font-family-complex="Monospace" fo:background-color="transparent" fo:color="#000000"/>
    </style:style>
    <style:style style:name="T54" style:family="text">
      <style:text-properties fo:font-size="9.00pt" fo:font-weight="normal" fo:font-family="Monospace" style:font-family-asian="Monospace" style:font-family-complex="Monospace" fo:background-color="transparent" fo:color="#2a00ff"/>
    </style:style>
    <style:style style:name="T55" style:family="text">
      <style:text-properties fo:font-size="9.00pt" fo:font-weight="bold" fo:font-family="Monospace" style:font-family-asian="Monospace" style:font-family-complex="Monospace" fo:background-color="transparent" fo:color="#7f0055"/>
    </style:style>
    <style:style style:name="T56" style:family="text">
      <style:text-properties fo:font-size="9.00pt" fo:font-weight="normal" fo:font-family="Monospace" style:font-family-asian="Monospace" style:font-family-complex="Monospace" fo:background-color="transparent" fo:color="#000000"/>
    </style:style>
    <style:style style:name="T57" style:family="text">
      <style:text-properties fo:font-size="9.00pt" fo:font-weight="normal" fo:font-family="Monospace" style:font-family-asian="Monospace" style:font-family-complex="Monospace" fo:background-color="transparent" fo:color="#2a00ff"/>
    </style:style>
    <style:style style:name="T58" style:family="text">
      <style:text-properties fo:font-size="9.00pt" fo:font-weight="bold" fo:font-family="Monospace" style:font-family-asian="Monospace" style:font-family-complex="Monospace" fo:background-color="transparent" fo:color="#7f0055"/>
    </style:style>
    <style:style style:name="T59" style:family="text">
      <style:text-properties fo:font-size="9.00pt" fo:font-weight="normal" fo:font-family="Monospace" style:font-family-asian="Monospace" style:font-family-complex="Monospace" fo:background-color="transparent" fo:color="#000000"/>
    </style:style>
    <style:style style:name="T60" style:family="text">
      <style:text-properties fo:font-size="9.00pt" fo:font-weight="normal" fo:font-family="Monospace" style:font-family-asian="Monospace" style:font-family-complex="Monospace" fo:background-color="transparent" fo:color="#2a00ff"/>
    </style:style>
    <style:style style:name="T61" style:family="text">
      <style:text-properties fo:font-size="9.00pt" fo:font-weight="bold" fo:font-family="Monospace" style:font-family-asian="Monospace" style:font-family-complex="Monospace" fo:background-color="transparent" fo:color="#7f0055"/>
    </style:style>
    <style:style style:name="T62" style:family="text">
      <style:text-properties fo:font-size="9.00pt" fo:font-weight="normal" fo:font-family="Monospace" style:font-family-asian="Monospace" style:font-family-complex="Monospace" fo:background-color="transparent" fo:color="#000000"/>
    </style:style>
    <style:style style:name="T63" style:family="text">
      <style:text-properties fo:font-size="9.00pt" fo:font-weight="normal" fo:font-family="Monospace" style:font-family-asian="Monospace" style:font-family-complex="Monospace" fo:background-color="transparent" fo:color="#2a00ff"/>
    </style:style>
    <style:style style:name="T64" style:family="text">
      <style:text-properties fo:font-size="9.00pt" fo:font-weight="bold" fo:font-family="Monospace" style:font-family-asian="Monospace" style:font-family-complex="Monospace" fo:background-color="transparent" fo:color="#7f0055"/>
    </style:style>
    <style:style style:name="T65" style:family="text">
      <style:text-properties fo:font-size="9.00pt" fo:font-weight="normal" fo:font-family="Monospace" style:font-family-asian="Monospace" style:font-family-complex="Monospace" fo:background-color="transparent" fo:color="#000000"/>
    </style:style>
    <style:style style:name="T66" style:family="text">
      <style:text-properties fo:font-size="9.00pt" fo:font-weight="normal" fo:font-family="Monospace" style:font-family-asian="Monospace" style:font-family-complex="Monospace" fo:background-color="transparent" fo:color="#2a00ff"/>
    </style:style>
    <style:style style:name="T67" style:family="text">
      <style:text-properties fo:font-size="9.00pt" fo:font-weight="bold" fo:font-family="Monospace" style:font-family-asian="Monospace" style:font-family-complex="Monospace" fo:background-color="transparent" fo:color="#7f0055"/>
    </style:style>
    <style:style style:name="T68" style:family="text">
      <style:text-properties fo:font-size="9.00pt" fo:font-weight="normal" fo:font-family="Monospace" style:font-family-asian="Monospace" style:font-family-complex="Monospace" fo:background-color="transparent" fo:color="#000000"/>
    </style:style>
    <style:style style:name="T69" style:family="text">
      <style:text-properties fo:font-size="9.00pt" fo:font-weight="bold" fo:font-family="Monospace" style:font-family-asian="Monospace" style:font-family-complex="Monospace" fo:background-color="transparent" fo:color="#7f0055"/>
    </style:style>
    <style:style style:name="T70" style:family="text">
      <style:text-properties fo:font-size="9.00pt" fo:font-weight="normal" fo:font-family="Monospace" style:font-family-asian="Monospace" style:font-family-complex="Monospace" fo:background-color="transparent" fo:color="#000000"/>
    </style:style>
    <style:style style:name="T71" style:family="text">
      <style:text-properties fo:font-size="9.00pt" fo:font-weight="bold" fo:font-family="Monospace" style:font-family-asian="Monospace" style:font-family-complex="Monospace" fo:background-color="transparent" fo:color="#7f0055"/>
    </style:style>
    <style:style style:name="T72" style:family="text">
      <style:text-properties fo:font-size="9.00pt" fo:font-weight="normal" fo:font-family="Monospace" style:font-family-asian="Monospace" style:font-family-complex="Monospace" fo:background-color="transparent" fo:color="#000000"/>
    </style:style>
    <style:style style:name="T73" style:family="text">
      <style:text-properties fo:font-size="9.00pt" fo:font-weight="bold" fo:font-family="Monospace" style:font-family-asian="Monospace" style:font-family-complex="Monospace" fo:background-color="transparent" fo:color="#7f0055"/>
    </style:style>
    <style:style style:name="T74" style:family="text">
      <style:text-properties fo:font-size="9.00pt" fo:font-weight="normal" fo:font-family="Monospace" style:font-family-asian="Monospace" style:font-family-complex="Monospace" fo:background-color="transparent" fo:color="#000000"/>
    </style:style>
    <style:style style:name="T75" style:family="text">
      <style:text-properties fo:font-size="9.00pt" fo:font-weight="bold" fo:font-family="Monospace" style:font-family-asian="Monospace" style:font-family-complex="Monospace" fo:background-color="transparent" fo:color="#7f0055"/>
    </style:style>
    <style:style style:name="T76" style:family="text">
      <style:text-properties fo:font-size="9.00pt" fo:font-weight="normal" fo:font-family="Monospace" style:font-family-asian="Monospace" style:font-family-complex="Monospace" fo:background-color="transparent" fo:color="#000000"/>
    </style:style>
    <style:style style:name="T77" style:family="text">
      <style:text-properties fo:font-size="9.00pt" fo:font-weight="bold" fo:font-family="Monospace" style:font-family-asian="Monospace" style:font-family-complex="Monospace" fo:background-color="transparent" fo:color="#7f0055"/>
    </style:style>
    <style:style style:name="T78" style:family="text">
      <style:text-properties fo:font-size="9.00pt" fo:font-weight="normal" fo:font-family="Monospace" style:font-family-asian="Monospace" style:font-family-complex="Monospace" fo:background-color="transparent" fo:color="#000000"/>
    </style:style>
    <style:style style:name="T79" style:family="text">
      <style:text-properties fo:font-size="9.00pt" fo:font-weight="bold" fo:font-family="Monospace" style:font-family-asian="Monospace" style:font-family-complex="Monospace" fo:background-color="transparent" fo:color="#7f0055"/>
    </style:style>
    <style:style style:name="T80" style:family="text">
      <style:text-properties fo:font-size="9.00pt" fo:font-weight="normal" fo:font-family="Monospace" style:font-family-asian="Monospace" style:font-family-complex="Monospace" fo:background-color="transparent" fo:color="#000000"/>
    </style:style>
    <style:style style:name="T81" style:family="text">
      <style:text-properties fo:font-size="9.00pt" fo:font-weight="bold" fo:font-family="Monospace" style:font-family-asian="Monospace" style:font-family-complex="Monospace" fo:background-color="transparent" fo:color="#7f0055"/>
    </style:style>
    <style:style style:name="T82" style:family="text">
      <style:text-properties fo:font-size="9.00pt" fo:font-weight="normal" fo:font-family="Monospace" style:font-family-asian="Monospace" style:font-family-complex="Monospace" fo:background-color="transparent" fo:color="#000000"/>
    </style:style>
    <style:style style:name="T83" style:family="text">
      <style:text-properties fo:font-size="9.00pt" fo:font-weight="bold" fo:font-family="Monospace" style:font-family-asian="Monospace" style:font-family-complex="Monospace" fo:background-color="transparent" fo:color="#7f0055"/>
    </style:style>
    <style:style style:name="T84" style:family="text">
      <style:text-properties fo:font-size="9.00pt" fo:font-weight="normal" fo:font-family="Monospace" style:font-family-asian="Monospace" style:font-family-complex="Monospace" fo:background-color="transparent" fo:color="#000000"/>
    </style:style>
    <style:style style:name="T85" style:family="text">
      <style:text-properties fo:font-size="9.00pt" fo:font-weight="bold" fo:font-family="Monospace" style:font-family-asian="Monospace" style:font-family-complex="Monospace" fo:background-color="transparent" fo:color="#7f0055"/>
    </style:style>
    <style:style style:name="T86" style:family="text">
      <style:text-properties fo:font-size="9.00pt" fo:font-weight="normal" fo:font-family="Monospace" style:font-family-asian="Monospace" style:font-family-complex="Monospace" fo:background-color="transparent" fo:color="#000000"/>
    </style:style>
    <style:style style:name="T87" style:family="text">
      <style:text-properties fo:font-size="9.00pt" fo:font-weight="bold" fo:font-family="Monospace" style:font-family-asian="Monospace" style:font-family-complex="Monospace" fo:background-color="transparent" fo:color="#7f0055"/>
    </style:style>
    <style:style style:name="T88" style:family="text">
      <style:text-properties fo:font-size="9.00pt" fo:font-weight="normal" fo:font-family="Monospace" style:font-family-asian="Monospace" style:font-family-complex="Monospace" fo:background-color="transparent" fo:color="#000000"/>
    </style:style>
    <style:style style:name="T89" style:family="text">
      <style:text-properties fo:font-size="9.00pt" fo:font-weight="bold" fo:font-family="Monospace" style:font-family-asian="Monospace" style:font-family-complex="Monospace" fo:background-color="transparent" fo:color="#7f0055"/>
    </style:style>
    <style:style style:name="T90" style:family="text">
      <style:text-properties fo:font-size="9.00pt" fo:font-weight="normal" fo:font-family="Monospace" style:font-family-asian="Monospace" style:font-family-complex="Monospace" fo:background-color="transparent" fo:color="#000000"/>
    </style:style>
    <style:style style:name="T91" style:family="text">
      <style:text-properties fo:font-size="9.00pt" fo:font-weight="bold" fo:font-family="Monospace" style:font-family-asian="Monospace" style:font-family-complex="Monospace" fo:background-color="transparent" fo:color="#7f0055"/>
    </style:style>
    <style:style style:name="T92" style:family="text">
      <style:text-properties fo:font-size="9.00pt" fo:font-weight="normal" fo:font-family="Monospace" style:font-family-asian="Monospace" style:font-family-complex="Monospace" fo:background-color="transparent" fo:color="#000000"/>
    </style:style>
    <style:style style:name="T93" style:family="text">
      <style:text-properties fo:font-size="9.00pt" fo:font-weight="bold" fo:font-family="Monospace" style:font-family-asian="Monospace" style:font-family-complex="Monospace" fo:background-color="transparent" fo:color="#7f0055"/>
    </style:style>
    <style:style style:name="T94" style:family="text">
      <style:text-properties fo:font-size="9.00pt" fo:font-weight="normal" fo:font-family="Monospace" style:font-family-asian="Monospace" style:font-family-complex="Monospace" fo:background-color="transparent" fo:color="#000000"/>
    </style:style>
    <style:style style:name="T95" style:family="text">
      <style:text-properties fo:font-size="9.00pt" fo:font-weight="bold" fo:font-family="Monospace" style:font-family-asian="Monospace" style:font-family-complex="Monospace" fo:background-color="transparent" fo:color="#7f0055"/>
    </style:style>
    <style:style style:name="T96" style:family="text">
      <style:text-properties fo:font-size="9.00pt" fo:font-weight="normal" fo:font-family="Monospace" style:font-family-asian="Monospace" style:font-family-complex="Monospace" fo:background-color="transparent" fo:color="#000000"/>
    </style:style>
    <style:style style:name="T97" style:family="text">
      <style:text-properties fo:font-size="9.00pt" fo:font-weight="bold" fo:font-family="Monospace" style:font-family-asian="Monospace" style:font-family-complex="Monospace" fo:background-color="transparent" fo:color="#7f0055"/>
    </style:style>
    <style:style style:name="T98" style:family="text">
      <style:text-properties fo:font-size="9.00pt" fo:font-weight="normal" fo:font-family="Monospace" style:font-family-asian="Monospace" style:font-family-complex="Monospace" fo:background-color="transparent" fo:color="#000000"/>
    </style:style>
    <style:style style:name="T99" style:family="text">
      <style:text-properties fo:font-size="9.00pt" fo:font-weight="bold" fo:font-family="Monospace" style:font-family-asian="Monospace" style:font-family-complex="Monospace" fo:background-color="transparent" fo:color="#7f0055"/>
    </style:style>
    <style:style style:name="T100" style:family="text">
      <style:text-properties fo:font-size="9.00pt" fo:font-weight="normal" fo:font-family="Monospace" style:font-family-asian="Monospace" style:font-family-complex="Monospace" fo:background-color="transparent" fo:color="#000000"/>
    </style:style>
    <style:style style:name="T101" style:family="text">
      <style:text-properties fo:font-size="9.00pt" fo:font-weight="bold" fo:font-family="Monospace" style:font-family-asian="Monospace" style:font-family-complex="Monospace" fo:background-color="transparent" fo:color="#7f0055"/>
    </style:style>
    <style:style style:name="T102" style:family="text">
      <style:text-properties fo:font-size="9.00pt" fo:font-weight="normal" fo:font-family="Monospace" style:font-family-asian="Monospace" style:font-family-complex="Monospace" fo:background-color="transparent" fo:color="#000000"/>
    </style:style>
    <style:style style:name="T103" style:family="text">
      <style:text-properties fo:font-size="9.00pt" fo:font-weight="bold" fo:font-family="Monospace" style:font-family-asian="Monospace" style:font-family-complex="Monospace" fo:background-color="transparent" fo:color="#7f0055"/>
    </style:style>
    <style:style style:name="T104" style:family="text">
      <style:text-properties fo:font-size="9.00pt" fo:font-weight="normal" fo:font-family="Monospace" style:font-family-asian="Monospace" style:font-family-complex="Monospace" fo:background-color="transparent" fo:color="#000000"/>
    </style:style>
    <style:style style:name="T105" style:family="text">
      <style:text-properties fo:font-size="9.00pt" fo:font-weight="bold" fo:font-family="Monospace" style:font-family-asian="Monospace" style:font-family-complex="Monospace" fo:background-color="transparent" fo:color="#7f0055"/>
    </style:style>
    <style:style style:name="T106" style:family="text">
      <style:text-properties fo:font-size="9.00pt" fo:font-weight="normal" fo:font-family="Monospace" style:font-family-asian="Monospace" style:font-family-complex="Monospace" fo:background-color="transparent" fo:color="#000000"/>
    </style:style>
    <style:style style:name="T107" style:family="text">
      <style:text-properties fo:font-size="9.00pt" fo:font-weight="bold" fo:font-family="Monospace" style:font-family-asian="Monospace" style:font-family-complex="Monospace" fo:background-color="transparent" fo:color="#7f0055"/>
    </style:style>
    <style:style style:name="T108" style:family="text">
      <style:text-properties fo:font-size="9.00pt" fo:font-weight="normal" fo:font-family="Monospace" style:font-family-asian="Monospace" style:font-family-complex="Monospace" fo:background-color="transparent" fo:color="#000000"/>
    </style:style>
    <style:style style:name="T109" style:family="text">
      <style:text-properties fo:font-size="9.00pt" fo:font-weight="bold" fo:font-family="Monospace" style:font-family-asian="Monospace" style:font-family-complex="Monospace" fo:background-color="transparent" fo:color="#7f0055"/>
    </style:style>
    <style:style style:name="T110" style:family="text">
      <style:text-properties fo:font-size="9.00pt" fo:font-weight="normal" fo:font-family="Monospace" style:font-family-asian="Monospace" style:font-family-complex="Monospace" fo:background-color="transparent" fo:color="#000000"/>
    </style:style>
    <style:style style:name="T111" style:family="text">
      <style:text-properties fo:font-size="9.00pt" fo:font-weight="bold" fo:font-family="Monospace" style:font-family-asian="Monospace" style:font-family-complex="Monospace" fo:background-color="transparent" fo:color="#7f0055"/>
    </style:style>
    <style:style style:name="T112" style:family="text">
      <style:text-properties fo:font-size="9.00pt" fo:font-weight="normal" fo:font-family="Monospace" style:font-family-asian="Monospace" style:font-family-complex="Monospace" fo:background-color="transparent" fo:color="#000000"/>
    </style:style>
    <style:style style:name="T113" style:family="text">
      <style:text-properties fo:font-size="9.00pt" fo:font-weight="bold" fo:font-family="Monospace" style:font-family-asian="Monospace" style:font-family-complex="Monospace" fo:background-color="transparent" fo:color="#7f0055"/>
    </style:style>
    <style:style style:name="T114" style:family="text">
      <style:text-properties fo:font-size="9.00pt" fo:font-weight="normal" fo:font-family="Monospace" style:font-family-asian="Monospace" style:font-family-complex="Monospace" fo:background-color="transparent" fo:color="#000000"/>
    </style:style>
    <style:style style:name="T115" style:family="text">
      <style:text-properties fo:font-size="9.00pt" fo:font-weight="bold" fo:font-family="Monospace" style:font-family-asian="Monospace" style:font-family-complex="Monospace" fo:background-color="transparent" fo:color="#7f0055"/>
    </style:style>
    <style:style style:name="T116" style:family="text">
      <style:text-properties fo:font-size="9.00pt" fo:font-weight="normal" fo:font-family="Monospace" style:font-family-asian="Monospace" style:font-family-complex="Monospace" fo:background-color="transparent" fo:color="#000000"/>
    </style:style>
    <style:style style:name="T117" style:family="text">
      <style:text-properties fo:font-size="9.00pt" fo:font-weight="bold" fo:font-family="Monospace" style:font-family-asian="Monospace" style:font-family-complex="Monospace" fo:background-color="transparent" fo:color="#7f0055"/>
    </style:style>
    <style:style style:name="T118" style:family="text">
      <style:text-properties fo:font-size="9.00pt" fo:font-weight="normal" fo:font-family="Monospace" style:font-family-asian="Monospace" style:font-family-complex="Monospace" fo:background-color="transparent" fo:color="#000000"/>
    </style:style>
    <style:style style:name="T119" style:family="text">
      <style:text-properties fo:font-size="9.00pt" fo:font-weight="bold" fo:font-family="Monospace" style:font-family-asian="Monospace" style:font-family-complex="Monospace" fo:background-color="transparent" fo:color="#7f0055"/>
    </style:style>
    <style:style style:name="T120" style:family="text">
      <style:text-properties fo:font-size="9.00pt" fo:font-weight="normal" fo:font-family="Monospace" style:font-family-asian="Monospace" style:font-family-complex="Monospace" fo:background-color="transparent" fo:color="#000000"/>
    </style:style>
    <style:style style:name="T121" style:family="text">
      <style:text-properties fo:font-size="9.00pt" fo:font-weight="bold" fo:font-family="Monospace" style:font-family-asian="Monospace" style:font-family-complex="Monospace" fo:background-color="transparent" fo:color="#7f0055"/>
    </style:style>
    <style:style style:name="T122" style:family="text">
      <style:text-properties fo:font-size="9.00pt" fo:font-weight="normal" fo:font-family="Monospace" style:font-family-asian="Monospace" style:font-family-complex="Monospace" fo:background-color="transparent" fo:color="#000000"/>
    </style:style>
    <style:style style:name="T123" style:family="text">
      <style:text-properties fo:font-size="9.00pt" fo:font-weight="bold" fo:font-family="Monospace" style:font-family-asian="Monospace" style:font-family-complex="Monospace" fo:background-color="transparent" fo:color="#7f0055"/>
    </style:style>
    <style:style style:name="T124" style:family="text">
      <style:text-properties fo:font-size="9.00pt" fo:font-weight="normal" fo:font-family="Monospace" style:font-family-asian="Monospace" style:font-family-complex="Monospace" fo:background-color="transparent" fo:color="#000000"/>
    </style:style>
    <style:style style:name="T125" style:family="text">
      <style:text-properties fo:font-size="9.00pt" fo:font-weight="bold" fo:font-family="Monospace" style:font-family-asian="Monospace" style:font-family-complex="Monospace" fo:background-color="transparent" fo:color="#7f0055"/>
    </style:style>
    <style:style style:name="T126" style:family="text">
      <style:text-properties fo:font-size="9.00pt" fo:font-weight="normal" fo:font-family="Monospace" style:font-family-asian="Monospace" style:font-family-complex="Monospace" fo:background-color="transparent" fo:color="#000000"/>
    </style:style>
    <style:style style:name="T127" style:family="text">
      <style:text-properties fo:font-size="9.00pt" fo:font-weight="bold" fo:font-family="Monospace" style:font-family-asian="Monospace" style:font-family-complex="Monospace" fo:background-color="transparent" fo:color="#7f0055"/>
    </style:style>
    <style:style style:name="T128" style:family="text">
      <style:text-properties fo:font-size="9.00pt" fo:font-weight="normal" fo:font-family="Monospace" style:font-family-asian="Monospace" style:font-family-complex="Monospace" fo:background-color="transparent" fo:color="#000000"/>
    </style:style>
    <style:style style:name="T129" style:family="text">
      <style:text-properties fo:font-size="9.00pt" fo:font-weight="bold" fo:font-family="Monospace" style:font-family-asian="Monospace" style:font-family-complex="Monospace" fo:background-color="transparent" fo:color="#7f0055"/>
    </style:style>
    <style:style style:name="T130" style:family="text">
      <style:text-properties fo:font-size="9.00pt" fo:font-weight="normal" fo:font-family="Monospace" style:font-family-asian="Monospace" style:font-family-complex="Monospace" fo:background-color="transparent" fo:color="#000000"/>
    </style:style>
    <style:style style:name="T131" style:family="text">
      <style:text-properties fo:font-size="9.00pt" fo:font-weight="bold" fo:font-family="Monospace" style:font-family-asian="Monospace" style:font-family-complex="Monospace" fo:background-color="transparent" fo:color="#7f0055"/>
    </style:style>
    <style:style style:name="T132" style:family="text">
      <style:text-properties fo:font-size="9.00pt" fo:font-weight="normal" fo:font-family="Monospace" style:font-family-asian="Monospace" style:font-family-complex="Monospace" fo:background-color="transparent" fo:color="#000000"/>
    </style:style>
    <style:style style:name="T133" style:family="text">
      <style:text-properties fo:font-size="9.00pt" fo:font-weight="normal" fo:font-family="Monospace" style:font-family-asian="Monospace" style:font-family-complex="Monospace" fo:background-color="transparent" fo:color="#2a00ff"/>
    </style:style>
    <style:style style:name="T134" style:family="text">
      <style:text-properties fo:font-size="9.00pt" fo:font-weight="normal" fo:font-family="Monospace" style:font-family-asian="Monospace" style:font-family-complex="Monospace" fo:background-color="transparent" fo:color="#000000"/>
    </style:style>
    <style:style style:name="T135" style:family="text">
      <style:text-properties fo:font-size="9.00pt" fo:font-weight="bold" fo:font-family="Monospace" style:font-family-asian="Monospace" style:font-family-complex="Monospace" fo:background-color="transparent" fo:color="#7f0055"/>
    </style:style>
    <style:style style:name="T136" style:family="text">
      <style:text-properties fo:font-size="9.00pt" fo:font-weight="normal" fo:font-family="Monospace" style:font-family-asian="Monospace" style:font-family-complex="Monospace" fo:background-color="transparent" fo:color="#000000"/>
    </style:style>
    <style:style style:name="T137" style:family="text">
      <style:text-properties fo:font-size="9.00pt" fo:font-weight="bold" fo:font-family="Monospace" style:font-family-asian="Monospace" style:font-family-complex="Monospace" fo:background-color="transparent" fo:color="#7f0055"/>
    </style:style>
    <style:style style:name="T138" style:family="text">
      <style:text-properties fo:font-size="9.00pt" fo:font-weight="normal" fo:font-family="Monospace" style:font-family-asian="Monospace" style:font-family-complex="Monospace" fo:background-color="transparent" fo:color="#000000"/>
    </style:style>
    <style:style style:name="T139" style:family="text">
      <style:text-properties fo:font-size="9.00pt" fo:font-weight="normal" fo:font-family="Monospace" style:font-family-asian="Monospace" style:font-family-complex="Monospace" fo:background-color="transparent" fo:color="#2a00ff"/>
    </style:style>
    <style:style style:name="T140" style:family="text">
      <style:text-properties fo:font-size="9.00pt" fo:font-weight="normal" fo:font-family="Monospace" style:font-family-asian="Monospace" style:font-family-complex="Monospace" fo:background-color="transparent" fo:color="#000000"/>
    </style:style>
    <style:style style:name="T141" style:family="text">
      <style:text-properties fo:font-size="9.00pt" fo:font-weight="bold" fo:font-family="Monospace" style:font-family-asian="Monospace" style:font-family-complex="Monospace" fo:background-color="transparent" fo:color="#7f0055"/>
    </style:style>
    <style:style style:name="T142" style:family="text">
      <style:text-properties fo:font-size="9.00pt" fo:font-weight="normal" fo:font-family="Monospace" style:font-family-asian="Monospace" style:font-family-complex="Monospace" fo:background-color="transparent" fo:color="#000000"/>
    </style:style>
    <style:style style:name="T143" style:family="text">
      <style:text-properties fo:font-size="9.00pt" fo:font-weight="bold" fo:font-family="Monospace" style:font-family-asian="Monospace" style:font-family-complex="Monospace" fo:background-color="transparent" fo:color="#7f0055"/>
    </style:style>
    <style:style style:name="T144" style:family="text">
      <style:text-properties fo:font-size="9.00pt" fo:font-weight="normal" fo:font-family="Monospace" style:font-family-asian="Monospace" style:font-family-complex="Monospace" fo:background-color="transparent" fo:color="#000000"/>
    </style:style>
    <style:style style:name="T145" style:family="text">
      <style:text-properties fo:font-size="9.00pt" fo:font-weight="normal" fo:font-family="Monospace" style:font-family-asian="Monospace" style:font-family-complex="Monospace" fo:background-color="transparent" fo:color="#2a00ff"/>
    </style:style>
    <style:style style:name="T146" style:family="text">
      <style:text-properties fo:font-size="9.00pt" fo:font-weight="normal" fo:font-family="Monospace" style:font-family-asian="Monospace" style:font-family-complex="Monospace" fo:background-color="transparent" fo:color="#000000"/>
    </style:style>
    <style:style style:name="T147" style:family="text">
      <style:text-properties fo:font-size="9.00pt" fo:font-weight="bold" fo:font-family="Monospace" style:font-family-asian="Monospace" style:font-family-complex="Monospace" fo:background-color="transparent" fo:color="#7f0055"/>
    </style:style>
    <style:style style:name="T148" style:family="text">
      <style:text-properties fo:font-size="9.00pt" fo:font-weight="normal" fo:font-family="Monospace" style:font-family-asian="Monospace" style:font-family-complex="Monospace" fo:background-color="transparent" fo:color="#000000"/>
    </style:style>
    <style:style style:name="T149" style:family="text">
      <style:text-properties fo:font-size="9.00pt" fo:font-weight="normal" fo:font-family="Monospace" style:font-family-asian="Monospace" style:font-family-complex="Monospace" fo:background-color="transparent" fo:color="#2a00ff"/>
    </style:style>
    <style:style style:name="T150" style:family="text">
      <style:text-properties fo:font-size="9.00pt" fo:font-weight="normal" fo:font-family="Monospace" style:font-family-asian="Monospace" style:font-family-complex="Monospace" fo:background-color="transparent" fo:color="#000000"/>
    </style:style>
    <style:style style:name="T151" style:family="text">
      <style:text-properties fo:font-size="9.00pt" fo:font-weight="bold" fo:font-family="Monospace" style:font-family-asian="Monospace" style:font-family-complex="Monospace" fo:background-color="transparent" fo:color="#7f0055"/>
    </style:style>
    <style:style style:name="T152" style:family="text">
      <style:text-properties fo:font-size="9.00pt" fo:font-weight="normal" fo:font-family="Monospace" style:font-family-asian="Monospace" style:font-family-complex="Monospace" fo:background-color="transparent" fo:color="#000000"/>
    </style:style>
    <style:style style:name="T153" style:family="text">
      <style:text-properties fo:font-size="9.00pt" fo:font-weight="bold" fo:font-family="Monospace" style:font-family-asian="Monospace" style:font-family-complex="Monospace" fo:background-color="transparent" fo:color="#7f0055"/>
    </style:style>
    <style:style style:name="T154" style:family="text">
      <style:text-properties fo:font-size="9.00pt" fo:font-weight="normal" fo:font-family="Monospace" style:font-family-asian="Monospace" style:font-family-complex="Monospace" fo:background-color="transparent" fo:color="#000000"/>
    </style:style>
    <style:style style:name="T155" style:family="text">
      <style:text-properties fo:font-size="9.00pt" fo:font-weight="bold" fo:font-family="Monospace" style:font-family-asian="Monospace" style:font-family-complex="Monospace" fo:background-color="transparent" fo:color="#7f0055"/>
    </style:style>
    <style:style style:name="T156" style:family="text">
      <style:text-properties fo:font-size="9.00pt" fo:font-weight="normal" fo:font-family="Monospace" style:font-family-asian="Monospace" style:font-family-complex="Monospace" fo:background-color="transparent" fo:color="#000000"/>
    </style:style>
    <style:style style:name="T157" style:family="text">
      <style:text-properties fo:font-size="9.00pt" fo:font-weight="bold" fo:font-family="Monospace" style:font-family-asian="Monospace" style:font-family-complex="Monospace" fo:background-color="transparent" fo:color="#7f0055"/>
    </style:style>
    <style:style style:name="T158" style:family="text">
      <style:text-properties fo:font-size="9.00pt" fo:font-weight="normal" fo:font-family="Monospace" style:font-family-asian="Monospace" style:font-family-complex="Monospace" fo:background-color="transparent" fo:color="#000000"/>
    </style:style>
    <style:style style:name="T159" style:family="text">
      <style:text-properties fo:font-size="9.00pt" fo:font-weight="bold" fo:font-family="Monospace" style:font-family-asian="Monospace" style:font-family-complex="Monospace" fo:background-color="transparent" fo:color="#7f0055"/>
    </style:style>
    <style:style style:name="T160" style:family="text">
      <style:text-properties fo:font-size="9.00pt" fo:font-weight="normal" fo:font-family="Monospace" style:font-family-asian="Monospace" style:font-family-complex="Monospace" fo:background-color="transparent" fo:color="#000000"/>
    </style:style>
    <style:style style:name="T161" style:family="text">
      <style:text-properties fo:font-size="9.00pt" fo:font-weight="bold" fo:font-family="Monospace" style:font-family-asian="Monospace" style:font-family-complex="Monospace" fo:background-color="transparent" fo:color="#7f0055"/>
    </style:style>
    <style:style style:name="T162" style:family="text">
      <style:text-properties fo:font-size="9.00pt" fo:font-weight="normal" fo:font-family="Monospace" style:font-family-asian="Monospace" style:font-family-complex="Monospace" fo:background-color="transparent" fo:color="#000000"/>
    </style:style>
    <style:style style:name="T163" style:family="text">
      <style:text-properties fo:font-size="9.00pt" fo:font-weight="bold" fo:font-family="Monospace" style:font-family-asian="Monospace" style:font-family-complex="Monospace" fo:background-color="transparent" fo:color="#7f0055"/>
    </style:style>
    <style:style style:name="T164" style:family="text">
      <style:text-properties fo:font-size="9.00pt" fo:font-weight="normal" fo:font-family="Monospace" style:font-family-asian="Monospace" style:font-family-complex="Monospace" fo:background-color="transparent" fo:color="#000000"/>
    </style:style>
    <style:style style:name="T165" style:family="text">
      <style:text-properties fo:font-size="9.00pt" fo:font-weight="bold" fo:font-family="Monospace" style:font-family-asian="Monospace" style:font-family-complex="Monospace" fo:background-color="transparent" fo:color="#7f0055"/>
    </style:style>
    <style:style style:name="T166" style:family="text">
      <style:text-properties fo:font-size="9.00pt" fo:font-weight="normal" fo:font-family="Monospace" style:font-family-asian="Monospace" style:font-family-complex="Monospace" fo:background-color="transparent" fo:color="#000000"/>
    </style:style>
    <style:style style:name="T167" style:family="text">
      <style:text-properties fo:font-size="9.00pt" fo:font-weight="bold" fo:font-family="Monospace" style:font-family-asian="Monospace" style:font-family-complex="Monospace" fo:background-color="transparent" fo:color="#7f0055"/>
    </style:style>
    <style:style style:name="T168" style:family="text">
      <style:text-properties fo:font-size="9.00pt" fo:font-weight="normal" fo:font-family="Monospace" style:font-family-asian="Monospace" style:font-family-complex="Monospace" fo:background-color="transparent" fo:color="#000000"/>
    </style:style>
    <style:style style:name="T169" style:family="text">
      <style:text-properties fo:font-size="9.00pt" fo:font-weight="bold" fo:font-family="Monospace" style:font-family-asian="Monospace" style:font-family-complex="Monospace" fo:background-color="transparent" fo:color="#7f0055"/>
    </style:style>
    <style:style style:name="T170" style:family="text">
      <style:text-properties fo:font-size="9.00pt" fo:font-weight="normal" fo:font-family="Monospace" style:font-family-asian="Monospace" style:font-family-complex="Monospace" fo:background-color="transparent" fo:color="#000000"/>
    </style:style>
    <style:style style:name="T171" style:family="text">
      <style:text-properties fo:font-size="9.00pt" fo:font-weight="bold" fo:font-family="Monospace" style:font-family-asian="Monospace" style:font-family-complex="Monospace" fo:background-color="transparent" fo:color="#7f0055"/>
    </style:style>
    <style:style style:name="T172" style:family="text">
      <style:text-properties fo:font-size="9.00pt" fo:font-weight="normal" fo:font-family="Monospace" style:font-family-asian="Monospace" style:font-family-complex="Monospace" fo:background-color="transparent" fo:color="#000000"/>
    </style:style>
    <style:style style:name="T173" style:family="text">
      <style:text-properties fo:font-size="9.00pt" fo:font-weight="bold" fo:font-family="Monospace" style:font-family-asian="Monospace" style:font-family-complex="Monospace" fo:background-color="transparent" fo:color="#7f0055"/>
    </style:style>
    <style:style style:name="T174" style:family="text">
      <style:text-properties fo:font-size="9.00pt" fo:font-weight="normal" fo:font-family="Monospace" style:font-family-asian="Monospace" style:font-family-complex="Monospace" fo:background-color="transparent" fo:color="#000000"/>
    </style:style>
    <style:style style:name="T175" style:family="text">
      <style:text-properties fo:font-size="9.00pt" fo:font-weight="bold" fo:font-family="Monospace" style:font-family-asian="Monospace" style:font-family-complex="Monospace" fo:background-color="transparent" fo:color="#7f0055"/>
    </style:style>
    <style:style style:name="T176" style:family="text">
      <style:text-properties fo:font-size="9.00pt" fo:font-weight="normal" fo:font-family="Monospace" style:font-family-asian="Monospace" style:font-family-complex="Monospace" fo:background-color="transparent" fo:color="#000000"/>
    </style:style>
    <style:style style:name="T177" style:family="text">
      <style:text-properties fo:font-size="9.00pt" fo:font-weight="bold" fo:font-family="Monospace" style:font-family-asian="Monospace" style:font-family-complex="Monospace" fo:background-color="transparent" fo:color="#7f0055"/>
    </style:style>
    <style:style style:name="T178" style:family="text">
      <style:text-properties fo:font-size="9.00pt" fo:font-weight="normal" fo:font-family="Monospace" style:font-family-asian="Monospace" style:font-family-complex="Monospace" fo:background-color="transparent" fo:color="#000000"/>
    </style:style>
    <style:style style:name="T179" style:family="text">
      <style:text-properties fo:font-size="9.00pt" fo:font-weight="normal" fo:font-family="Monospace" style:font-family-asian="Monospace" style:font-family-complex="Monospace" fo:background-color="transparent" fo:color="#3f7f5f"/>
    </style:style>
    <style:style style:name="T180" style:family="text">
      <style:text-properties fo:font-size="9.00pt" fo:font-weight="bold" fo:font-family="Monospace" style:font-family-asian="Monospace" style:font-family-complex="Monospace" fo:background-color="transparent" fo:color="#7f0055"/>
    </style:style>
    <style:style style:name="T181" style:family="text">
      <style:text-properties fo:font-size="9.00pt" fo:font-weight="normal" fo:font-family="Monospace" style:font-family-asian="Monospace" style:font-family-complex="Monospace" fo:background-color="transparent" fo:color="#000000"/>
    </style:style>
    <style:style style:name="T182" style:family="text">
      <style:text-properties fo:font-size="9.00pt" fo:font-weight="bold" fo:font-family="Monospace" style:font-family-asian="Monospace" style:font-family-complex="Monospace" fo:background-color="transparent" fo:color="#7f0055"/>
    </style:style>
    <style:style style:name="T183" style:family="text">
      <style:text-properties fo:font-size="9.00pt" fo:font-weight="normal" fo:font-family="Monospace" style:font-family-asian="Monospace" style:font-family-complex="Monospace" fo:background-color="transparent" fo:color="#000000"/>
    </style:style>
    <style:style style:name="T184" style:family="text">
      <style:text-properties fo:font-size="9.00pt" fo:font-weight="bold" fo:font-family="Monospace" style:font-family-asian="Monospace" style:font-family-complex="Monospace" fo:background-color="transparent" fo:color="#7f0055"/>
    </style:style>
    <style:style style:name="T185" style:family="text">
      <style:text-properties fo:font-size="9.00pt" fo:font-weight="normal" fo:font-family="Monospace" style:font-family-asian="Monospace" style:font-family-complex="Monospace" fo:background-color="transparent" fo:color="#000000"/>
    </style:style>
    <style:style style:name="T186" style:family="text">
      <style:text-properties fo:font-size="9.00pt" fo:font-weight="bold" fo:font-family="Monospace" style:font-family-asian="Monospace" style:font-family-complex="Monospace" fo:background-color="transparent" fo:color="#7f0055"/>
    </style:style>
    <style:style style:name="T187" style:family="text">
      <style:text-properties fo:font-size="9.00pt" fo:font-weight="normal" fo:font-family="Monospace" style:font-family-asian="Monospace" style:font-family-complex="Monospace"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9.00pt" fo:font-weight="normal" fo:font-family="Monospace" style:font-family-asian="Monospace" style:font-family-complex="Monospace" fo:background-color="transparent" fo:color="#3f7f5f"/>
    </style:style>
    <style:style style:name="T190" style:family="text">
      <style:text-properties fo:font-size="9.00pt" fo:font-weight="bold" fo:font-family="Monospace" style:font-family-asian="Monospace" style:font-family-complex="Monospace" fo:background-color="transparent" fo:color="#7f0055"/>
    </style:style>
    <style:style style:name="T191" style:family="text">
      <style:text-properties fo:font-size="9.00pt" fo:font-weight="normal" fo:font-family="Monospace" style:font-family-asian="Monospace" style:font-family-complex="Monospace" fo:background-color="transparent" fo:color="#000000"/>
    </style:style>
    <style:style style:name="T192" style:family="text">
      <style:text-properties fo:font-size="9.00pt" fo:font-weight="normal" fo:font-family="Monospace" style:font-family-asian="Monospace" style:font-family-complex="Monospace" fo:background-color="transparent" fo:color="#3f7f5f"/>
    </style:style>
    <style:style style:name="T193" style:family="text">
      <style:text-properties fo:font-size="9.00pt" fo:font-weight="bold" fo:font-family="Monospace" style:font-family-asian="Monospace" style:font-family-complex="Monospace" fo:background-color="transparent" fo:color="#7f0055"/>
    </style:style>
    <style:style style:name="T194" style:family="text">
      <style:text-properties fo:font-size="9.00pt" fo:font-weight="normal" fo:font-family="Monospace" style:font-family-asian="Monospace" style:font-family-complex="Monospace" fo:background-color="transparent" fo:color="#000000"/>
    </style:style>
    <style:style style:name="T195" style:family="text">
      <style:text-properties fo:font-size="9.00pt" fo:font-weight="normal" fo:font-family="Monospace" style:font-family-asian="Monospace" style:font-family-complex="Monospace" fo:background-color="transparent" fo:color="#2a00ff"/>
    </style:style>
    <style:style style:name="T196" style:family="text">
      <style:text-properties fo:font-size="9.00pt" fo:font-weight="normal" fo:font-family="Monospace" style:font-family-asian="Monospace" style:font-family-complex="Monospace" fo:background-color="transparent" fo:color="#000000"/>
    </style:style>
    <style:style style:name="T197" style:family="text">
      <style:text-properties fo:font-size="9.00pt" fo:font-weight="bold" fo:font-family="Monospace" style:font-family-asian="Monospace" style:font-family-complex="Monospace" fo:background-color="transparent" fo:color="#7f0055"/>
    </style:style>
    <style:style style:name="T198" style:family="text">
      <style:text-properties fo:font-size="9.00pt" fo:font-weight="normal" fo:font-family="Monospace" style:font-family-asian="Monospace" style:font-family-complex="Monospace" fo:background-color="transparent" fo:color="#000000"/>
    </style:style>
    <style:style style:name="T199" style:family="text">
      <style:text-properties fo:font-size="9.00pt" fo:font-weight="normal" fo:font-family="Monospace" style:font-family-asian="Monospace" style:font-family-complex="Monospace" fo:background-color="transparent" fo:color="#2a00ff"/>
    </style:style>
    <style:style style:name="T200" style:family="text">
      <style:text-properties fo:font-size="9.00pt" fo:font-weight="normal" fo:font-family="Monospace" style:font-family-asian="Monospace" style:font-family-complex="Monospace" fo:background-color="transparent" fo:color="#000000"/>
    </style:style>
    <style:style style:name="T201" style:family="text">
      <style:text-properties fo:font-size="9.00pt" fo:font-weight="bold" fo:font-family="Monospace" style:font-family-asian="Monospace" style:font-family-complex="Monospace" fo:background-color="transparent" fo:color="#7f0055"/>
    </style:style>
    <style:style style:name="T202" style:family="text">
      <style:text-properties fo:font-size="9.00pt" fo:font-weight="normal" fo:font-family="Monospace" style:font-family-asian="Monospace" style:font-family-complex="Monospace" fo:background-color="transparent" fo:color="#000000"/>
    </style:style>
    <style:style style:name="T203" style:family="text">
      <style:text-properties fo:font-size="9.00pt" fo:font-weight="bold" fo:font-family="Monospace" style:font-family-asian="Monospace" style:font-family-complex="Monospace" fo:background-color="transparent" fo:color="#7f0055"/>
    </style:style>
    <style:style style:name="T204" style:family="text">
      <style:text-properties fo:font-size="9.00pt" fo:font-weight="normal" fo:font-family="Monospace" style:font-family-asian="Monospace" style:font-family-complex="Monospace" fo:background-color="transparent" fo:color="#000000"/>
    </style:style>
    <style:style style:name="T205" style:family="text">
      <style:text-properties fo:font-size="9.00pt" fo:font-weight="normal" fo:font-family="Monospace" style:font-family-asian="Monospace" style:font-family-complex="Monospace" fo:background-color="transparent" fo:color="#2a00ff"/>
    </style:style>
    <style:style style:name="T206" style:family="text">
      <style:text-properties fo:font-size="9.00pt" fo:font-weight="normal" fo:font-family="Monospace" style:font-family-asian="Monospace" style:font-family-complex="Monospace" fo:background-color="transparent" fo:color="#000000"/>
    </style:style>
    <style:style style:name="T207" style:family="text">
      <style:text-properties fo:font-size="9.00pt" fo:font-weight="bold" fo:font-family="Monospace" style:font-family-asian="Monospace" style:font-family-complex="Monospace" fo:background-color="transparent" fo:color="#7f0055"/>
    </style:style>
    <style:style style:name="T208" style:family="text">
      <style:text-properties fo:font-size="9.00pt" fo:font-weight="normal" fo:font-family="Monospace" style:font-family-asian="Monospace" style:font-family-complex="Monospace" fo:background-color="transparent" fo:color="#000000"/>
    </style:style>
    <style:style style:name="T209" style:family="text">
      <style:text-properties fo:font-size="9.00pt" fo:font-weight="bold" fo:font-family="Monospace" style:font-family-asian="Monospace" style:font-family-complex="Monospace" fo:background-color="transparent" fo:color="#7f0055"/>
    </style:style>
    <style:style style:name="T210" style:family="text">
      <style:text-properties fo:font-size="9.00pt" fo:font-weight="normal" fo:font-family="Monospace" style:font-family-asian="Monospace" style:font-family-complex="Monospace" fo:background-color="transparent" fo:color="#000000"/>
    </style:style>
    <style:style style:name="T211" style:family="text">
      <style:text-properties fo:font-size="9.00pt" fo:font-weight="bold" fo:font-family="Monospace" style:font-family-asian="Monospace" style:font-family-complex="Monospace" fo:background-color="transparent" fo:color="#7f0055"/>
    </style:style>
    <style:style style:name="T212" style:family="text">
      <style:text-properties fo:font-size="9.00pt" fo:font-weight="normal" fo:font-family="Monospace" style:font-family-asian="Monospace" style:font-family-complex="Monospace" fo:background-color="transparent" fo:color="#000000"/>
    </style:style>
    <style:style style:name="T213" style:family="text">
      <style:text-properties fo:font-size="9.00pt" fo:font-weight="bold" fo:font-family="Monospace" style:font-family-asian="Monospace" style:font-family-complex="Monospace" fo:background-color="transparent" fo:color="#7f0055"/>
    </style:style>
    <style:style style:name="T214" style:family="text">
      <style:text-properties fo:font-size="9.00pt" fo:font-weight="normal" fo:font-family="Monospace" style:font-family-asian="Monospace" style:font-family-complex="Monospace" fo:background-color="transparent" fo:color="#000000"/>
    </style:style>
    <style:style style:name="T215" style:family="text">
      <style:text-properties fo:font-size="9.00pt" fo:font-weight="bold" fo:font-family="Monospace" style:font-family-asian="Monospace" style:font-family-complex="Monospace" fo:background-color="transparent" fo:color="#7f0055"/>
    </style:style>
    <style:style style:name="T216" style:family="text">
      <style:text-properties fo:font-size="9.00pt" fo:font-weight="normal" fo:font-family="Monospace" style:font-family-asian="Monospace" style:font-family-complex="Monospace" fo:background-color="transparent" fo:color="#000000"/>
    </style:style>
    <style:style style:name="T217" style:family="text">
      <style:text-properties fo:font-size="9.00pt" fo:font-weight="bold" fo:font-family="Monospace" style:font-family-asian="Monospace" style:font-family-complex="Monospace" fo:background-color="transparent" fo:color="#7f0055"/>
    </style:style>
    <style:style style:name="T218" style:family="text">
      <style:text-properties fo:font-size="9.00pt" fo:font-weight="normal" fo:font-family="Monospace" style:font-family-asian="Monospace" style:font-family-complex="Monospace" fo:background-color="transparent" fo:color="#000000"/>
    </style:style>
    <style:style style:name="T219" style:family="text">
      <style:text-properties fo:font-size="9.00pt" fo:font-weight="bold" fo:font-family="Monospace" style:font-family-asian="Monospace" style:font-family-complex="Monospace" fo:background-color="transparent" fo:color="#7f0055"/>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9.00pt" fo:font-weight="bold" fo:font-family="Monospace" style:font-family-asian="Monospace" style:font-family-complex="Monospace" fo:background-color="transparent" fo:color="#7f0055"/>
    </style:style>
    <style:style style:name="T222" style:family="text">
      <style:text-properties fo:font-size="9.00pt" fo:font-weight="normal" fo:font-family="Monospace" style:font-family-asian="Monospace" style:font-family-complex="Monospace" fo:background-color="transparent" fo:color="#000000"/>
    </style:style>
    <style:style style:name="T223" style:family="text">
      <style:text-properties fo:font-size="9.00pt" fo:font-weight="bold" fo:font-family="Monospace" style:font-family-asian="Monospace" style:font-family-complex="Monospace" fo:background-color="transparent" fo:color="#7f0055"/>
    </style:style>
    <style:style style:name="T224" style:family="text">
      <style:text-properties fo:font-size="9.00pt" fo:font-weight="normal" fo:font-family="Monospace" style:font-family-asian="Monospace" style:font-family-complex="Monospace" fo:background-color="transparent" fo:color="#000000"/>
    </style:style>
    <style:style style:name="T225" style:family="text">
      <style:text-properties fo:font-size="9.00pt" fo:font-weight="bold" fo:font-family="Monospace" style:font-family-asian="Monospace" style:font-family-complex="Monospace" fo:background-color="transparent" fo:color="#7f0055"/>
    </style:style>
    <style:style style:name="T226" style:family="text">
      <style:text-properties fo:font-size="9.00pt" fo:font-weight="normal" fo:font-family="Monospace" style:font-family-asian="Monospace" style:font-family-complex="Monospace" fo:background-color="transparent" fo:color="#000000"/>
    </style:style>
    <style:style style:name="T227" style:family="text">
      <style:text-properties fo:font-size="9.00pt" fo:font-weight="normal" fo:font-family="Monospace" style:font-family-asian="Monospace" style:font-family-complex="Monospace" fo:background-color="transparent" fo:color="#005032"/>
    </style:style>
    <style:style style:name="T228" style:family="text">
      <style:text-properties fo:font-size="9.00pt" fo:font-weight="normal" fo:font-family="Monospace" style:font-family-asian="Monospace" style:font-family-complex="Monospace" fo:background-color="transparent" fo:color="#000000"/>
    </style:style>
    <style:style style:name="T229" style:family="text">
      <style:text-properties fo:font-size="9.00pt" fo:font-weight="bold" fo:font-family="Monospace" style:font-family-asian="Monospace" style:font-family-complex="Monospace" fo:background-color="transparent" fo:color="#7f0055"/>
    </style:style>
    <style:style style:name="T230" style:family="text">
      <style:text-properties fo:font-size="9.00pt" fo:font-weight="normal" fo:font-family="Monospace" style:font-family-asian="Monospace" style:font-family-complex="Monospace" fo:background-color="transparent" fo:color="#000000"/>
    </style:style>
    <style:style style:name="T231" style:family="text">
      <style:text-properties fo:font-size="9.00pt" fo:font-weight="bold" fo:font-family="Monospace" style:font-family-asian="Monospace" style:font-family-complex="Monospace" fo:background-color="transparent" fo:color="#7f0055"/>
    </style:style>
    <style:style style:name="T232" style:family="text">
      <style:text-properties fo:font-size="9.00pt" fo:font-weight="normal" fo:font-family="Monospace" style:font-family-asian="Monospace" style:font-family-complex="Monospace" fo:background-color="transparent" fo:color="#000000"/>
    </style:style>
    <style:style style:name="T233" style:family="text">
      <style:text-properties fo:font-size="9.00pt" fo:font-weight="bold" fo:font-family="Monospace" style:font-family-asian="Monospace" style:font-family-complex="Monospace" fo:background-color="transparent" fo:color="#7f0055"/>
    </style:style>
    <style:style style:name="T234" style:family="text">
      <style:text-properties fo:font-size="9.00pt" fo:font-weight="normal" fo:font-family="Monospace" style:font-family-asian="Monospace" style:font-family-complex="Monospace" fo:background-color="transparent" fo:color="#000000"/>
    </style:style>
    <style:style style:name="T235" style:family="text">
      <style:text-properties fo:font-size="9.00pt" fo:font-weight="normal" fo:font-family="Monospace" style:font-family-asian="Monospace" style:font-family-complex="Monospace" fo:background-color="transparent" fo:color="#005032"/>
    </style:style>
    <style:style style:name="T236" style:family="text">
      <style:text-properties fo:font-size="9.00pt" fo:font-weight="normal" fo:font-family="Monospace" style:font-family-asian="Monospace" style:font-family-complex="Monospace" fo:background-color="transparent" fo:color="#000000"/>
    </style:style>
    <style:style style:name="T237" style:family="text">
      <style:text-properties fo:font-size="9.00pt" fo:font-weight="bold" fo:font-family="Monospace" style:font-family-asian="Monospace" style:font-family-complex="Monospace" fo:background-color="transparent" fo:color="#7f0055"/>
    </style:style>
    <style:style style:name="T238" style:family="text">
      <style:text-properties fo:font-size="9.00pt" fo:font-weight="normal" fo:font-family="Monospace" style:font-family-asian="Monospace" style:font-family-complex="Monospace" fo:background-color="transparent" fo:color="#000000"/>
    </style:style>
    <style:style style:name="T239" style:family="text">
      <style:text-properties fo:font-size="9.00pt" fo:font-weight="normal" fo:font-family="Monospace" style:font-family-asian="Monospace" style:font-family-complex="Monospace" fo:background-color="transparent" fo:color="#005032"/>
    </style:style>
    <style:style style:name="T240" style:family="text">
      <style:text-properties fo:font-size="9.00pt" fo:font-weight="normal" fo:font-family="Monospace" style:font-family-asian="Monospace" style:font-family-complex="Monospace" fo:background-color="transparent" fo:color="#000000"/>
    </style:style>
    <style:style style:name="T241" style:family="text">
      <style:text-properties fo:font-size="9.00pt" fo:font-weight="bold" fo:font-family="Monospace" style:font-family-asian="Monospace" style:font-family-complex="Monospace" fo:background-color="transparent" fo:color="#7f0055"/>
    </style:style>
    <style:style style:name="T242" style:family="text">
      <style:text-properties fo:font-size="9.00pt" fo:font-weight="normal" fo:font-family="Monospace" style:font-family-asian="Monospace" style:font-family-complex="Monospace" fo:background-color="transparent" fo:color="#000000"/>
    </style:style>
    <style:style style:name="T243" style:family="text">
      <style:text-properties fo:font-size="9.00pt" fo:font-weight="normal" fo:font-family="Monospace" style:font-family-asian="Monospace" style:font-family-complex="Monospace" fo:background-color="transparent" fo:color="#005032"/>
    </style:style>
    <style:style style:name="T244" style:family="text">
      <style:text-properties fo:font-size="9.00pt" fo:font-weight="normal" fo:font-family="Monospace" style:font-family-asian="Monospace" style:font-family-complex="Monospace" fo:background-color="transparent" fo:color="#000000"/>
    </style:style>
    <style:style style:name="T245" style:family="text">
      <style:text-properties fo:font-size="9.00pt" fo:font-weight="bold" fo:font-family="Monospace" style:font-family-asian="Monospace" style:font-family-complex="Monospace" fo:background-color="transparent" fo:color="#7f0055"/>
    </style:style>
    <style:style style:name="T246" style:family="text">
      <style:text-properties fo:font-size="9.00pt" fo:font-weight="normal" fo:font-family="Monospace" style:font-family-asian="Monospace" style:font-family-complex="Monospace" fo:background-color="transparent" fo:color="#000000"/>
    </style:style>
    <style:style style:name="T247" style:family="text">
      <style:text-properties fo:font-size="9.00pt" fo:font-weight="normal" fo:font-family="Monospace" style:font-family-asian="Monospace" style:font-family-complex="Monospace" fo:background-color="transparent" fo:color="#005032"/>
    </style:style>
    <style:style style:name="T248" style:family="text">
      <style:text-properties fo:font-size="9.00pt" fo:font-weight="normal" fo:font-family="Monospace" style:font-family-asian="Monospace" style:font-family-complex="Monospace" fo:background-color="transparent" fo:color="#000000"/>
    </style:style>
    <style:style style:name="T249" style:family="text">
      <style:text-properties fo:font-size="9.00pt" fo:font-weight="bold" fo:font-family="Monospace" style:font-family-asian="Monospace" style:font-family-complex="Monospace" fo:background-color="transparent" fo:color="#7f0055"/>
    </style:style>
    <style:style style:name="T250" style:family="text">
      <style:text-properties fo:font-size="9.00pt" fo:font-weight="normal" fo:font-family="Monospace" style:font-family-asian="Monospace" style:font-family-complex="Monospace" fo:background-color="transparent" fo:color="#000000"/>
    </style:style>
    <style:style style:name="T251" style:family="text">
      <style:text-properties fo:font-size="9.00pt" fo:font-weight="bold" fo:font-family="Monospace" style:font-family-asian="Monospace" style:font-family-complex="Monospace" fo:background-color="transparent" fo:color="#7f0055"/>
    </style:style>
    <style:style style:name="T252" style:family="text">
      <style:text-properties fo:font-size="9.00pt" fo:font-weight="normal" fo:font-family="Monospace" style:font-family-asian="Monospace" style:font-family-complex="Monospace" fo:background-color="transparent" fo:color="#000000"/>
    </style:style>
    <style:style style:name="T253" style:family="text">
      <style:text-properties fo:font-size="9.00pt" fo:font-weight="normal" fo:font-family="Monospace" style:font-family-asian="Monospace" style:font-family-complex="Monospace" fo:background-color="transparent" fo:color="#005032"/>
    </style:style>
    <style:style style:name="T254" style:family="text">
      <style:text-properties fo:font-size="9.00pt" fo:font-weight="normal" fo:font-family="Monospace" style:font-family-asian="Monospace" style:font-family-complex="Monospace" fo:background-color="transparent" fo:color="#000000"/>
    </style:style>
    <style:style style:name="T255" style:family="text">
      <style:text-properties fo:font-size="9.00pt" fo:font-weight="bold" fo:font-family="Monospace" style:font-family-asian="Monospace" style:font-family-complex="Monospace" fo:background-color="transparent" fo:color="#7f0055"/>
    </style:style>
    <style:style style:name="T256" style:family="text">
      <style:text-properties fo:font-size="9.00pt" fo:font-weight="normal" fo:font-family="Monospace" style:font-family-asian="Monospace" style:font-family-complex="Monospace" fo:background-color="transparent" fo:color="#000000"/>
    </style:style>
    <style:style style:name="T257" style:family="text">
      <style:text-properties fo:font-size="9.00pt" fo:font-weight="normal" fo:font-family="Monospace" style:font-family-asian="Monospace" style:font-family-complex="Monospace" fo:background-color="transparent" fo:color="#005032"/>
    </style:style>
    <style:style style:name="T258" style:family="text">
      <style:text-properties fo:font-size="9.00pt" fo:font-weight="normal" fo:font-family="Monospace" style:font-family-asian="Monospace" style:font-family-complex="Monospace" fo:background-color="transparent" fo:color="#000000"/>
    </style:style>
    <style:style style:name="T259" style:family="text">
      <style:text-properties fo:font-size="9.00pt" fo:font-weight="normal" fo:font-family="Monospace" style:font-family-asian="Monospace" style:font-family-complex="Monospace" fo:background-color="transparent" fo:color="#005032"/>
    </style:style>
    <style:style style:name="T260" style:family="text">
      <style:text-properties fo:font-size="9.00pt" fo:font-weight="normal" fo:font-family="Monospace" style:font-family-asian="Monospace" style:font-family-complex="Monospace" fo:background-color="transparent" fo:color="#000000"/>
    </style:style>
    <style:style style:name="T261" style:family="text">
      <style:text-properties fo:font-size="9.00pt" fo:font-weight="normal" fo:font-family="Monospace" style:font-family-asian="Monospace" style:font-family-complex="Monospace" fo:background-color="transparent" fo:color="#005032"/>
    </style:style>
    <style:style style:name="T262" style:family="text">
      <style:text-properties fo:font-size="9.00pt" fo:font-weight="normal" fo:font-family="Monospace" style:font-family-asian="Monospace" style:font-family-complex="Monospace" fo:background-color="transparent" fo:color="#000000"/>
    </style:style>
    <style:style style:name="T263" style:family="text">
      <style:text-properties fo:font-size="9.00pt" fo:font-weight="normal" fo:font-family="Monospace" style:font-family-asian="Monospace" style:font-family-complex="Monospace" fo:background-color="transparent" fo:color="#005032"/>
    </style:style>
    <style:style style:name="T264" style:family="text">
      <style:text-properties fo:font-size="9.00pt" fo:font-weight="normal" fo:font-family="Monospace" style:font-family-asian="Monospace" style:font-family-complex="Monospace" fo:background-color="transparent" fo:color="#000000"/>
    </style:style>
    <style:style style:name="T265" style:family="text">
      <style:text-properties fo:font-size="9.00pt" fo:font-weight="bold" fo:font-family="Monospace" style:font-family-asian="Monospace" style:font-family-complex="Monospace" fo:background-color="transparent" fo:color="#7f0055"/>
    </style:style>
    <style:style style:name="T266" style:family="text">
      <style:text-properties fo:font-size="9.00pt" fo:font-weight="normal" fo:font-family="Monospace" style:font-family-asian="Monospace" style:font-family-complex="Monospace" fo:background-color="transparent" fo:color="#000000"/>
    </style:style>
    <style:style style:name="T267" style:family="text">
      <style:text-properties fo:font-size="9.00pt" fo:font-weight="normal" fo:font-family="Monospace" style:font-family-asian="Monospace" style:font-family-complex="Monospace" fo:background-color="transparent" fo:color="#005032"/>
    </style:style>
    <style:style style:name="T268" style:family="text">
      <style:text-properties fo:font-size="9.00pt" fo:font-weight="normal" fo:font-family="Monospace" style:font-family-asian="Monospace" style:font-family-complex="Monospace" fo:background-color="transparent" fo:color="#000000"/>
    </style:style>
    <style:style style:name="T269" style:family="text">
      <style:text-properties fo:font-size="9.00pt" fo:font-weight="normal" fo:font-family="Monospace" style:font-family-asian="Monospace" style:font-family-complex="Monospace" fo:background-color="transparent" fo:color="#005032"/>
    </style:style>
    <style:style style:name="T270" style:family="text">
      <style:text-properties fo:font-size="9.00pt" fo:font-weight="normal" fo:font-family="Monospace" style:font-family-asian="Monospace" style:font-family-complex="Monospace" fo:background-color="transparent" fo:color="#000000"/>
    </style:style>
    <style:style style:name="T271" style:family="text">
      <style:text-properties fo:font-size="9.00pt" fo:font-weight="bold" fo:font-family="Monospace" style:font-family-asian="Monospace" style:font-family-complex="Monospace" fo:background-color="transparent" fo:color="#7f0055"/>
    </style:style>
    <style:style style:name="T272" style:family="text">
      <style:text-properties fo:font-size="9.00pt" fo:font-weight="normal" fo:font-family="Monospace" style:font-family-asian="Monospace" style:font-family-complex="Monospace" fo:background-color="transparent" fo:color="#000000"/>
    </style:style>
    <style:style style:name="T273" style:family="text">
      <style:text-properties fo:font-size="9.00pt" fo:font-weight="normal" fo:font-family="Monospace" style:font-family-asian="Monospace" style:font-family-complex="Monospace" fo:background-color="transparent" fo:color="#005032"/>
    </style:style>
    <style:style style:name="T274" style:family="text">
      <style:text-properties fo:font-size="9.00pt" fo:font-weight="normal" fo:font-family="Monospace" style:font-family-asian="Monospace" style:font-family-complex="Monospace" fo:background-color="transparent" fo:color="#000000"/>
    </style:style>
    <style:style style:name="T275" style:family="text">
      <style:text-properties fo:font-size="9.00pt" fo:font-weight="bold" fo:font-family="Monospace" style:font-family-asian="Monospace" style:font-family-complex="Monospace" fo:background-color="transparent" fo:color="#7f0055"/>
    </style:style>
    <style:style style:name="T276" style:family="text">
      <style:text-properties fo:font-size="9.00pt" fo:font-weight="normal" fo:font-family="Monospace" style:font-family-asian="Monospace" style:font-family-complex="Monospace" fo:background-color="transparent" fo:color="#000000"/>
    </style:style>
    <style:style style:name="T277" style:family="text">
      <style:text-properties fo:font-size="9.00pt" fo:font-weight="normal" fo:font-family="Monospace" style:font-family-asian="Monospace" style:font-family-complex="Monospace" fo:background-color="transparent" fo:color="#005032"/>
    </style:style>
    <style:style style:name="T278" style:family="text">
      <style:text-properties fo:font-size="9.00pt" fo:font-weight="normal" fo:font-family="Monospace" style:font-family-asian="Monospace" style:font-family-complex="Monospace" fo:background-color="transparent" fo:color="#000000"/>
    </style:style>
    <style:style style:name="T279" style:family="text">
      <style:text-properties fo:font-size="9.00pt" fo:font-weight="normal" fo:font-family="Monospace" style:font-family-asian="Monospace" style:font-family-complex="Monospace" fo:background-color="transparent" fo:color="#005032"/>
    </style:style>
    <style:style style:name="T280" style:family="text">
      <style:text-properties fo:font-size="9.00pt" fo:font-weight="normal" fo:font-family="Monospace" style:font-family-asian="Monospace" style:font-family-complex="Monospace" fo:background-color="transparent" fo:color="#000000"/>
    </style:style>
    <style:style style:name="T281" style:family="text">
      <style:text-properties fo:font-size="9.00pt" fo:font-weight="normal" fo:font-family="Monospace" style:font-family-asian="Monospace" style:font-family-complex="Monospace" fo:background-color="transparent" fo:color="#005032"/>
    </style:style>
    <style:style style:name="T282" style:family="text">
      <style:text-properties fo:font-size="9.00pt" fo:font-weight="normal" fo:font-family="Monospace" style:font-family-asian="Monospace" style:font-family-complex="Monospace"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9.00pt" fo:font-weight="bold" fo:font-family="Monospace" style:font-family-asian="Monospace" style:font-family-complex="Monospace" fo:background-color="transparent" fo:color="#7f0055"/>
    </style:style>
    <style:style style:name="T285" style:family="text">
      <style:text-properties fo:font-size="9.00pt" fo:font-weight="normal" fo:font-family="Monospace" style:font-family-asian="Monospace" style:font-family-complex="Monospace" fo:background-color="transparent" fo:color="#000000"/>
    </style:style>
    <style:style style:name="T286" style:family="text">
      <style:text-properties fo:font-size="9.00pt" fo:font-weight="bold" fo:font-family="Monospace" style:font-family-asian="Monospace" style:font-family-complex="Monospace" fo:background-color="transparent" fo:color="#7f0055"/>
    </style:style>
    <style:style style:name="T287" style:family="text">
      <style:text-properties fo:font-size="9.00pt" fo:font-weight="normal" fo:font-family="Monospace" style:font-family-asian="Monospace" style:font-family-complex="Monospace" fo:background-color="transparent" fo:color="#000000"/>
    </style:style>
    <style:style style:name="T288" style:family="text">
      <style:text-properties fo:font-size="9.00pt" fo:font-weight="bold" fo:font-family="Monospace" style:font-family-asian="Monospace" style:font-family-complex="Monospace" fo:background-color="transparent" fo:color="#644632"/>
    </style:style>
    <style:style style:name="T289" style:family="text">
      <style:text-properties fo:font-size="9.00pt" fo:font-weight="normal" fo:font-family="Monospace" style:font-family-asian="Monospace" style:font-family-complex="Monospace" fo:background-color="transparent" fo:color="#000000"/>
    </style:style>
    <style:style style:name="T290" style:family="text">
      <style:text-properties fo:font-size="9.00pt" fo:font-weight="bold" fo:font-family="Monospace" style:font-family-asian="Monospace" style:font-family-complex="Monospace" fo:background-color="transparent" fo:color="#7f0055"/>
    </style:style>
    <style:style style:name="T291" style:family="text">
      <style:text-properties fo:font-size="9.00pt" fo:font-weight="normal" fo:font-family="Monospace" style:font-family-asian="Monospace" style:font-family-complex="Monospace" fo:background-color="transparent" fo:color="#000000"/>
    </style:style>
    <style:style style:name="T292" style:family="text">
      <style:text-properties fo:font-size="9.00pt" fo:font-weight="bold" fo:font-family="Monospace" style:font-family-asian="Monospace" style:font-family-complex="Monospace" fo:background-color="transparent" fo:color="#644632"/>
    </style:style>
    <style:style style:name="T293" style:family="text">
      <style:text-properties fo:font-size="9.00pt" fo:font-weight="normal" fo:font-family="Monospace" style:font-family-asian="Monospace" style:font-family-complex="Monospace" fo:background-color="transparent" fo:color="#000000"/>
    </style:style>
    <style:style style:name="T294" style:family="text">
      <style:text-properties fo:font-size="9.00pt" fo:font-weight="normal" fo:font-family="Monospace" style:font-family-asian="Monospace" style:font-family-complex="Monospace" fo:background-color="transparent" fo:color="#005032"/>
    </style:style>
    <style:style style:name="T295" style:family="text">
      <style:text-properties fo:font-size="9.00pt" fo:font-weight="normal" fo:font-family="Monospace" style:font-family-asian="Monospace" style:font-family-complex="Monospace" fo:background-color="transparent" fo:color="#000000"/>
    </style:style>
    <style:style style:name="T296" style:family="text">
      <style:text-properties fo:font-size="9.00pt" fo:font-weight="bold" fo:font-family="Monospace" style:font-family-asian="Monospace" style:font-family-complex="Monospace" fo:background-color="transparent" fo:color="#000000"/>
    </style:style>
    <style:style style:name="T297" style:family="text">
      <style:text-properties fo:font-size="9.00pt" fo:font-weight="normal" fo:font-family="Monospace" style:font-family-asian="Monospace" style:font-family-complex="Monospace" fo:background-color="transparent" fo:color="#000000"/>
    </style:style>
    <style:style style:name="T298" style:family="text">
      <style:text-properties fo:font-size="9.00pt" fo:font-weight="normal" fo:font-family="Monospace" style:font-family-asian="Monospace" style:font-family-complex="Monospace" fo:background-color="transparent" fo:color="#005032"/>
    </style:style>
    <style:style style:name="T299" style:family="text">
      <style:text-properties fo:font-size="9.00pt" fo:font-weight="normal" fo:font-family="Monospace" style:font-family-asian="Monospace" style:font-family-complex="Monospace" fo:background-color="transparent" fo:color="#000000"/>
    </style:style>
    <style:style style:name="T300" style:family="text">
      <style:text-properties fo:font-size="9.00pt" fo:font-weight="bold" fo:font-family="Monospace" style:font-family-asian="Monospace" style:font-family-complex="Monospace" fo:background-color="transparent" fo:color="#7f0055"/>
    </style:style>
    <style:style style:name="T301" style:family="text">
      <style:text-properties fo:font-size="9.00pt" fo:font-weight="normal" fo:font-family="Monospace" style:font-family-asian="Monospace" style:font-family-complex="Monospace" fo:background-color="transparent" fo:color="#000000"/>
    </style:style>
    <style:style style:name="T302" style:family="text">
      <style:text-properties fo:font-size="9.00pt" fo:font-weight="normal" fo:font-family="Monospace" style:font-family-asian="Monospace" style:font-family-complex="Monospace" fo:background-color="transparent" fo:color="#005032"/>
    </style:style>
    <style:style style:name="T303" style:family="text">
      <style:text-properties fo:font-size="9.00pt" fo:font-weight="normal" fo:font-family="Monospace" style:font-family-asian="Monospace" style:font-family-complex="Monospace" fo:background-color="transparent" fo:color="#000000"/>
    </style:style>
    <style:style style:name="T304" style:family="text">
      <style:text-properties fo:font-size="9.00pt" fo:font-weight="bold" fo:font-family="Monospace" style:font-family-asian="Monospace" style:font-family-complex="Monospace" fo:background-color="transparent" fo:color="#644632"/>
    </style:style>
    <style:style style:name="T305" style:family="text">
      <style:text-properties fo:font-size="9.00pt" fo:font-weight="normal" fo:font-family="Monospace" style:font-family-asian="Monospace" style:font-family-complex="Monospace" fo:background-color="transparent" fo:color="#000000"/>
    </style:style>
    <style:style style:name="T306" style:family="text">
      <style:text-properties fo:font-size="9.00pt" fo:font-weight="bold" fo:font-family="Monospace" style:font-family-asian="Monospace" style:font-family-complex="Monospace" fo:background-color="transparent" fo:color="#644632"/>
    </style:style>
    <style:style style:name="T307" style:family="text">
      <style:text-properties fo:font-size="9.00pt" fo:font-weight="normal" fo:font-family="Monospace" style:font-family-asian="Monospace" style:font-family-complex="Monospace" fo:background-color="transparent" fo:color="#000000"/>
    </style:style>
    <style:style style:name="T308" style:family="text">
      <style:text-properties fo:font-size="9.00pt" fo:font-weight="normal" fo:font-family="Monospace" style:font-family-asian="Monospace" style:font-family-complex="Monospace" fo:background-color="transparent" fo:color="#3f7f5f"/>
    </style:style>
    <style:style style:name="T309" style:family="text">
      <style:text-properties fo:font-size="9.00pt" fo:font-weight="normal" fo:font-family="Monospace" style:font-family-asian="Monospace" style:font-family-complex="Monospace" fo:background-color="transparent" fo:color="#000000"/>
    </style:style>
    <style:style style:name="T310" style:family="text">
      <style:text-properties fo:font-size="9.00pt" fo:font-weight="bold" fo:font-family="Monospace" style:font-family-asian="Monospace" style:font-family-complex="Monospace" fo:background-color="transparent" fo:color="#7f0055"/>
    </style:style>
    <style:style style:name="T311" style:family="text">
      <style:text-properties fo:font-size="9.00pt" fo:font-weight="normal" fo:font-family="Monospace" style:font-family-asian="Monospace" style:font-family-complex="Monospace" fo:background-color="transparent" fo:color="#000000"/>
    </style:style>
    <style:style style:name="T312" style:family="text">
      <style:text-properties fo:font-size="9.00pt" fo:font-weight="normal" fo:font-family="Monospace" style:font-family-asian="Monospace" style:font-family-complex="Monospace" fo:background-color="transparent" fo:color="#2a00ff"/>
    </style:style>
    <style:style style:name="T313" style:family="text">
      <style:text-properties fo:font-size="9.00pt" fo:font-weight="normal" fo:font-family="Monospace" style:font-family-asian="Monospace" style:font-family-complex="Monospace" fo:background-color="transparent" fo:color="#000000"/>
    </style:style>
    <style:style style:name="T314" style:family="text">
      <style:text-properties fo:font-size="9.00pt" fo:font-weight="normal" fo:font-family="Monospace" style:font-family-asian="Monospace" style:font-family-complex="Monospace" fo:background-color="transparent" fo:color="#2a00ff"/>
    </style:style>
    <style:style style:name="T315" style:family="text">
      <style:text-properties fo:font-size="9.00pt" fo:font-weight="normal" fo:font-family="Monospace" style:font-family-asian="Monospace" style:font-family-complex="Monospace" fo:background-color="transparent" fo:color="#000000"/>
    </style:style>
    <style:style style:name="T316" style:family="text">
      <style:text-properties fo:font-size="9.00pt" fo:font-weight="normal" fo:font-family="Monospace" style:font-family-asian="Monospace" style:font-family-complex="Monospace" fo:background-color="transparent" fo:color="#2a00ff"/>
    </style:style>
    <style:style style:name="T317" style:family="text">
      <style:text-properties fo:font-size="9.00pt" fo:font-weight="normal" fo:font-family="Monospace" style:font-family-asian="Monospace" style:font-family-complex="Monospace" fo:background-color="transparent" fo:color="#000000"/>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9.00pt" fo:font-weight="bold" fo:font-family="Monospace" style:font-family-asian="Monospace" style:font-family-complex="Monospace" fo:background-color="transparent" fo:color="#7f0055"/>
    </style:style>
    <style:style style:name="T320" style:family="text">
      <style:text-properties fo:font-size="9.00pt" fo:font-weight="normal" fo:font-family="Monospace" style:font-family-asian="Monospace" style:font-family-complex="Monospace" fo:background-color="transparent" fo:color="#000000"/>
    </style:style>
    <style:style style:name="T321" style:family="text">
      <style:text-properties fo:font-size="9.00pt" fo:font-weight="bold" fo:font-family="Monospace" style:font-family-asian="Monospace" style:font-family-complex="Monospace" fo:background-color="transparent" fo:color="#7f0055"/>
    </style:style>
    <style:style style:name="T322" style:family="text">
      <style:text-properties fo:font-size="9.00pt" fo:font-weight="normal" fo:font-family="Monospace" style:font-family-asian="Monospace" style:font-family-complex="Monospace" fo:background-color="transparent" fo:color="#000000"/>
    </style:style>
    <style:style style:name="T323" style:family="text">
      <style:text-properties fo:font-size="9.00pt" fo:font-weight="bold" fo:font-family="Monospace" style:font-family-asian="Monospace" style:font-family-complex="Monospace" fo:background-color="transparent" fo:color="#644632"/>
    </style:style>
    <style:style style:name="T324" style:family="text">
      <style:text-properties fo:font-size="9.00pt" fo:font-weight="normal" fo:font-family="Monospace" style:font-family-asian="Monospace" style:font-family-complex="Monospace" fo:background-color="transparent" fo:color="#000000"/>
    </style:style>
    <style:style style:name="T325" style:family="text">
      <style:text-properties fo:font-size="9.00pt" fo:font-weight="normal" fo:font-family="Monospace" style:font-family-asian="Monospace" style:font-family-complex="Monospace" fo:background-color="transparent" fo:color="#005032"/>
    </style:style>
    <style:style style:name="T326" style:family="text">
      <style:text-properties fo:font-size="9.00pt" fo:font-weight="normal" fo:font-family="Monospace" style:font-family-asian="Monospace" style:font-family-complex="Monospace" fo:background-color="transparent" fo:color="#000000"/>
    </style:style>
    <style:style style:name="T327" style:family="text">
      <style:text-properties fo:font-size="9.00pt" fo:font-weight="bold" fo:font-family="Monospace" style:font-family-asian="Monospace" style:font-family-complex="Monospace" fo:background-color="transparent" fo:color="#000000"/>
    </style:style>
    <style:style style:name="T328" style:family="text">
      <style:text-properties fo:font-size="9.00pt" fo:font-weight="normal" fo:font-family="Monospace" style:font-family-asian="Monospace" style:font-family-complex="Monospace" fo:background-color="transparent" fo:color="#000000"/>
    </style:style>
    <style:style style:name="T329" style:family="text">
      <style:text-properties fo:font-size="9.00pt" fo:font-weight="normal" fo:font-family="Monospace" style:font-family-asian="Monospace" style:font-family-complex="Monospace" fo:background-color="transparent" fo:color="#005032"/>
    </style:style>
    <style:style style:name="T330" style:family="text">
      <style:text-properties fo:font-size="9.00pt" fo:font-weight="normal" fo:font-family="Monospace" style:font-family-asian="Monospace" style:font-family-complex="Monospace" fo:background-color="transparent" fo:color="#000000"/>
    </style:style>
    <style:style style:name="T331" style:family="text">
      <style:text-properties fo:font-size="9.00pt" fo:font-weight="bold" fo:font-family="Monospace" style:font-family-asian="Monospace" style:font-family-complex="Monospace" fo:background-color="transparent" fo:color="#7f0055"/>
    </style:style>
    <style:style style:name="T332" style:family="text">
      <style:text-properties fo:font-size="9.00pt" fo:font-weight="normal" fo:font-family="Monospace" style:font-family-asian="Monospace" style:font-family-complex="Monospace" fo:background-color="transparent" fo:color="#000000"/>
    </style:style>
    <style:style style:name="T333" style:family="text">
      <style:text-properties fo:font-size="9.00pt" fo:font-weight="normal" fo:font-family="Monospace" style:font-family-asian="Monospace" style:font-family-complex="Monospace" fo:background-color="transparent" fo:color="#005032"/>
    </style:style>
    <style:style style:name="T334" style:family="text">
      <style:text-properties fo:font-size="9.00pt" fo:font-weight="normal" fo:font-family="Monospace" style:font-family-asian="Monospace" style:font-family-complex="Monospace" fo:background-color="transparent" fo:color="#000000"/>
    </style:style>
    <style:style style:name="T335" style:family="text">
      <style:text-properties fo:font-size="9.00pt" fo:font-weight="bold" fo:font-family="Monospace" style:font-family-asian="Monospace" style:font-family-complex="Monospace" fo:background-color="transparent" fo:color="#644632"/>
    </style:style>
    <style:style style:name="T336" style:family="text">
      <style:text-properties fo:font-size="9.00pt" fo:font-weight="normal" fo:font-family="Monospace" style:font-family-asian="Monospace" style:font-family-complex="Monospace" fo:background-color="transparent" fo:color="#000000"/>
    </style:style>
    <style:style style:name="T337" style:family="text">
      <style:text-properties fo:font-size="9.00pt" fo:font-weight="normal" fo:font-family="Monospace" style:font-family-asian="Monospace" style:font-family-complex="Monospace" fo:background-color="transparent" fo:color="#3f7f5f"/>
    </style:style>
    <style:style style:name="T338" style:family="text">
      <style:text-properties fo:font-size="9.00pt" fo:font-weight="normal" fo:font-family="Monospace" style:font-family-asian="Monospace" style:font-family-complex="Monospace" fo:background-color="transparent" fo:color="#000000"/>
    </style:style>
    <style:style style:name="T339" style:family="text">
      <style:text-properties fo:font-size="9.00pt" fo:font-weight="normal" fo:font-family="Monospace" style:font-family-asian="Monospace" style:font-family-complex="Monospace" fo:background-color="transparent" fo:color="#2a00ff"/>
    </style:style>
    <style:style style:name="T340" style:family="text">
      <style:text-properties fo:font-size="9.00pt" fo:font-weight="normal" fo:font-family="Monospace" style:font-family-asian="Monospace" style:font-family-complex="Monospace" fo:background-color="transparent" fo:color="#000000"/>
    </style:style>
    <style:style style:name="T341" style:family="text">
      <style:text-properties fo:font-size="9.00pt" fo:font-weight="normal" fo:font-family="Monospace" style:font-family-asian="Monospace" style:font-family-complex="Monospace" fo:background-color="transparent" fo:color="#2a00ff"/>
    </style:style>
    <style:style style:name="T342" style:family="text">
      <style:text-properties fo:font-size="9.00pt" fo:font-weight="normal" fo:font-family="Monospace" style:font-family-asian="Monospace" style:font-family-complex="Monospace" fo:background-color="transparent" fo:color="#000000"/>
    </style:style>
    <style:style style:name="T343" style:family="text">
      <style:text-properties fo:font-size="9.00pt" fo:font-weight="bold" fo:font-family="Monospace" style:font-family-asian="Monospace" style:font-family-complex="Monospace" fo:background-color="transparent" fo:color="#7f0055"/>
    </style:style>
    <style:style style:name="T344" style:family="text">
      <style:text-properties fo:font-size="9.00pt" fo:font-weight="normal" fo:font-family="Monospace" style:font-family-asian="Monospace" style:font-family-complex="Monospace" fo:background-color="transparent" fo:color="#000000"/>
    </style:style>
    <style:style style:name="T345" style:family="text">
      <style:text-properties fo:font-size="9.00pt" fo:font-weight="normal" fo:font-family="Monospace" style:font-family-asian="Monospace" style:font-family-complex="Monospace" fo:background-color="transparent" fo:color="#2a00ff"/>
    </style:style>
    <style:style style:name="T346" style:family="text">
      <style:text-properties fo:font-size="9.00pt" fo:font-weight="normal" fo:font-family="Monospace" style:font-family-asian="Monospace" style:font-family-complex="Monospace" fo:background-color="transparent" fo:color="#000000"/>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9.00pt" fo:font-weight="bold" fo:font-family="Monospace" style:font-family-asian="Monospace" style:font-family-complex="Monospace" fo:background-color="transparent" fo:color="#7f0055"/>
    </style:style>
    <style:style style:name="T349" style:family="text">
      <style:text-properties fo:font-size="9.00pt" fo:font-weight="normal" fo:font-family="Monospace" style:font-family-asian="Monospace" style:font-family-complex="Monospace" fo:background-color="transparent" fo:color="#000000"/>
    </style:style>
    <style:style style:name="T350" style:family="text">
      <style:text-properties fo:font-size="9.00pt" fo:font-weight="bold" fo:font-family="Monospace" style:font-family-asian="Monospace" style:font-family-complex="Monospace" fo:background-color="transparent" fo:color="#7f0055"/>
    </style:style>
    <style:style style:name="T351" style:family="text">
      <style:text-properties fo:font-size="9.00pt" fo:font-weight="normal" fo:font-family="Monospace" style:font-family-asian="Monospace" style:font-family-complex="Monospace" fo:background-color="transparent" fo:color="#000000"/>
    </style:style>
    <style:style style:name="T352" style:family="text">
      <style:text-properties fo:font-size="9.00pt" fo:font-weight="bold" fo:font-family="Monospace" style:font-family-asian="Monospace" style:font-family-complex="Monospace" fo:background-color="transparent" fo:color="#644632"/>
    </style:style>
    <style:style style:name="T353" style:family="text">
      <style:text-properties fo:font-size="9.00pt" fo:font-weight="normal" fo:font-family="Monospace" style:font-family-asian="Monospace" style:font-family-complex="Monospace" fo:background-color="transparent" fo:color="#000000"/>
    </style:style>
    <style:style style:name="T354" style:family="text">
      <style:text-properties fo:font-size="9.00pt" fo:font-weight="normal" fo:font-family="Monospace" style:font-family-asian="Monospace" style:font-family-complex="Monospace" fo:background-color="transparent" fo:color="#005032"/>
    </style:style>
    <style:style style:name="T355" style:family="text">
      <style:text-properties fo:font-size="9.00pt" fo:font-weight="normal" fo:font-family="Monospace" style:font-family-asian="Monospace" style:font-family-complex="Monospace" fo:background-color="transparent" fo:color="#000000"/>
    </style:style>
    <style:style style:name="T356" style:family="text">
      <style:text-properties fo:font-size="9.00pt" fo:font-weight="bold" fo:font-family="Monospace" style:font-family-asian="Monospace" style:font-family-complex="Monospace" fo:background-color="transparent" fo:color="#000000"/>
    </style:style>
    <style:style style:name="T357" style:family="text">
      <style:text-properties fo:font-size="9.00pt" fo:font-weight="normal" fo:font-family="Monospace" style:font-family-asian="Monospace" style:font-family-complex="Monospace" fo:background-color="transparent" fo:color="#000000"/>
    </style:style>
    <style:style style:name="T358" style:family="text">
      <style:text-properties fo:font-size="9.00pt" fo:font-weight="normal" fo:font-family="Monospace" style:font-family-asian="Monospace" style:font-family-complex="Monospace" fo:background-color="transparent" fo:color="#005032"/>
    </style:style>
    <style:style style:name="T359" style:family="text">
      <style:text-properties fo:font-size="9.00pt" fo:font-weight="normal" fo:font-family="Monospace" style:font-family-asian="Monospace" style:font-family-complex="Monospace" fo:background-color="transparent" fo:color="#000000"/>
    </style:style>
    <style:style style:name="T360" style:family="text">
      <style:text-properties fo:font-size="9.00pt" fo:font-weight="bold" fo:font-family="Monospace" style:font-family-asian="Monospace" style:font-family-complex="Monospace" fo:background-color="transparent" fo:color="#7f0055"/>
    </style:style>
    <style:style style:name="T361" style:family="text">
      <style:text-properties fo:font-size="9.00pt" fo:font-weight="normal" fo:font-family="Monospace" style:font-family-asian="Monospace" style:font-family-complex="Monospace" fo:background-color="transparent" fo:color="#000000"/>
    </style:style>
    <style:style style:name="T362" style:family="text">
      <style:text-properties fo:font-size="9.00pt" fo:font-weight="normal" fo:font-family="Monospace" style:font-family-asian="Monospace" style:font-family-complex="Monospace" fo:background-color="transparent" fo:color="#005032"/>
    </style:style>
    <style:style style:name="T363" style:family="text">
      <style:text-properties fo:font-size="9.00pt" fo:font-weight="normal" fo:font-family="Monospace" style:font-family-asian="Monospace" style:font-family-complex="Monospace" fo:background-color="transparent" fo:color="#000000"/>
    </style:style>
    <style:style style:name="T364" style:family="text">
      <style:text-properties fo:font-size="9.00pt" fo:font-weight="bold" fo:font-family="Monospace" style:font-family-asian="Monospace" style:font-family-complex="Monospace" fo:background-color="transparent" fo:color="#644632"/>
    </style:style>
    <style:style style:name="T365" style:family="text">
      <style:text-properties fo:font-size="9.00pt" fo:font-weight="normal" fo:font-family="Monospace" style:font-family-asian="Monospace" style:font-family-complex="Monospace" fo:background-color="transparent" fo:color="#000000"/>
    </style:style>
    <style:style style:name="T366" style:family="text">
      <style:text-properties fo:font-size="9.00pt" fo:font-weight="bold" fo:font-family="Monospace" style:font-family-asian="Monospace" style:font-family-complex="Monospace" fo:background-color="transparent" fo:color="#7f0055"/>
    </style:style>
    <style:style style:name="T367" style:family="text">
      <style:text-properties fo:font-size="9.00pt" fo:font-weight="normal" fo:font-family="Monospace" style:font-family-asian="Monospace" style:font-family-complex="Monospace" fo:background-color="transparent" fo:color="#000000"/>
    </style:style>
    <style:style style:name="T368" style:family="text">
      <style:text-properties fo:font-size="9.00pt" fo:font-weight="normal" fo:font-family="Monospace" style:font-family-asian="Monospace" style:font-family-complex="Monospace" fo:background-color="transparent" fo:color="#3f7f5f"/>
    </style:style>
    <style:style style:name="T369" style:family="text">
      <style:text-properties fo:font-size="9.00pt" fo:font-weight="normal" fo:font-family="Monospace" style:font-family-asian="Monospace" style:font-family-complex="Monospace" fo:background-color="transparent" fo:color="#000000"/>
    </style:style>
    <style:style style:name="T370" style:family="text">
      <style:text-properties fo:font-size="9.00pt" fo:font-weight="normal" fo:font-family="Monospace" style:font-family-asian="Monospace" style:font-family-complex="Monospace" fo:background-color="transparent" fo:color="#2a00ff"/>
    </style:style>
    <style:style style:name="T371" style:family="text">
      <style:text-properties fo:font-size="9.00pt" fo:font-weight="normal" fo:font-family="Monospace" style:font-family-asian="Monospace" style:font-family-complex="Monospace" fo:background-color="transparent" fo:color="#000000"/>
    </style:style>
    <style:style style:name="T372" style:family="text">
      <style:text-properties fo:font-size="9.00pt" fo:font-weight="normal" fo:font-family="Monospace" style:font-family-asian="Monospace" style:font-family-complex="Monospace" fo:background-color="transparent" fo:color="#2a00ff"/>
    </style:style>
    <style:style style:name="T373" style:family="text">
      <style:text-properties fo:font-size="9.00pt" fo:font-weight="normal" fo:font-family="Monospace" style:font-family-asian="Monospace" style:font-family-complex="Monospace" fo:background-color="transparent" fo:color="#000000"/>
    </style:style>
    <style:style style:name="T374" style:family="text">
      <style:text-properties fo:font-size="9.00pt" fo:font-weight="bold" fo:font-family="Monospace" style:font-family-asian="Monospace" style:font-family-complex="Monospace" fo:background-color="transparent" fo:color="#7f0055"/>
    </style:style>
    <style:style style:name="T375" style:family="text">
      <style:text-properties fo:font-size="9.00pt" fo:font-weight="normal" fo:font-family="Monospace" style:font-family-asian="Monospace" style:font-family-complex="Monospace" fo:background-color="transparent" fo:color="#000000"/>
    </style:style>
    <style:style style:name="T376" style:family="text">
      <style:text-properties fo:font-size="9.00pt" fo:font-weight="normal" fo:font-family="Monospace" style:font-family-asian="Monospace" style:font-family-complex="Monospace" fo:background-color="transparent" fo:color="#2a00ff"/>
    </style:style>
    <style:style style:name="T377" style:family="text">
      <style:text-properties fo:font-size="9.00pt" fo:font-weight="normal" fo:font-family="Monospace" style:font-family-asian="Monospace" style:font-family-complex="Monospace" fo:background-color="transparent" fo:color="#000000"/>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9.00pt" fo:font-weight="bold" fo:font-family="Monospace" style:font-family-asian="Monospace" style:font-family-complex="Monospace" fo:background-color="transparent" fo:color="#7f0055"/>
    </style:style>
    <style:style style:name="T380" style:family="text">
      <style:text-properties fo:font-size="9.00pt" fo:font-weight="normal" fo:font-family="Monospace" style:font-family-asian="Monospace" style:font-family-complex="Monospace" fo:background-color="transparent" fo:color="#000000"/>
    </style:style>
    <style:style style:name="T381" style:family="text">
      <style:text-properties fo:font-size="9.00pt" fo:font-weight="normal" fo:font-family="Monospace" style:font-family-asian="Monospace" style:font-family-complex="Monospace" fo:background-color="transparent" fo:color="#005032"/>
    </style:style>
    <style:style style:name="T382" style:family="text">
      <style:text-properties fo:font-size="9.00pt" fo:font-weight="normal" fo:font-family="Monospace" style:font-family-asian="Monospace" style:font-family-complex="Monospace" fo:background-color="transparent" fo:color="#000000"/>
    </style:style>
    <style:style style:name="T383" style:family="text">
      <style:text-properties fo:font-size="9.00pt" fo:font-weight="normal" fo:font-family="Monospace" style:font-family-asian="Monospace" style:font-family-complex="Monospace" fo:background-color="transparent" fo:color="#005032"/>
    </style:style>
    <style:style style:name="T384" style:family="text">
      <style:text-properties fo:font-size="9.00pt" fo:font-weight="normal" fo:font-family="Monospace" style:font-family-asian="Monospace" style:font-family-complex="Monospace" fo:background-color="transparent" fo:color="#000000"/>
    </style:style>
    <style:style style:name="T385" style:family="text">
      <style:text-properties fo:font-size="9.00pt" fo:font-weight="normal" fo:font-family="Monospace" style:font-family-asian="Monospace" style:font-family-complex="Monospace" fo:background-color="transparent" fo:color="#0000c0"/>
    </style:style>
    <style:style style:name="T386" style:family="text">
      <style:text-properties fo:font-size="9.00pt" fo:font-weight="normal" fo:font-family="Monospace" style:font-family-asian="Monospace" style:font-family-complex="Monospace" fo:background-color="transparent" fo:color="#000000"/>
    </style:style>
    <style:style style:name="T387" style:family="text">
      <style:text-properties fo:font-size="9.00pt" fo:font-weight="bold" fo:font-family="Monospace" style:font-family-asian="Monospace" style:font-family-complex="Monospace" fo:background-color="transparent" fo:color="#7f0055"/>
    </style:style>
    <style:style style:name="T388" style:family="text">
      <style:text-properties fo:font-size="9.00pt" fo:font-weight="normal" fo:font-family="Monospace" style:font-family-asian="Monospace" style:font-family-complex="Monospace" fo:background-color="transparent" fo:color="#000000"/>
    </style:style>
    <style:style style:name="T389" style:family="text">
      <style:text-properties fo:font-size="9.00pt" fo:font-weight="normal" fo:font-family="Monospace" style:font-family-asian="Monospace" style:font-family-complex="Monospace" fo:background-color="transparent" fo:color="#0000c0"/>
    </style:style>
    <style:style style:name="T390" style:family="text">
      <style:text-properties fo:font-size="9.00pt" fo:font-weight="normal" fo:font-family="Monospace" style:font-family-asian="Monospace" style:font-family-complex="Monospace" fo:background-color="transparent" fo:color="#000000"/>
    </style:style>
    <style:style style:name="T391" style:family="text">
      <style:text-properties fo:font-size="9.00pt" fo:font-weight="bold" fo:font-family="Monospace" style:font-family-asian="Monospace" style:font-family-complex="Monospace" fo:background-color="transparent" fo:color="#7f0055"/>
    </style:style>
    <style:style style:name="T392" style:family="text">
      <style:text-properties fo:font-size="9.00pt" fo:font-weight="normal" fo:font-family="Monospace" style:font-family-asian="Monospace" style:font-family-complex="Monospace" fo:background-color="transparent" fo:color="#000000"/>
    </style:style>
    <style:style style:name="T393" style:family="text">
      <style:text-properties fo:font-size="9.00pt" fo:font-weight="bold" fo:font-family="Monospace" style:font-family-asian="Monospace" style:font-family-complex="Monospace" fo:background-color="transparent" fo:color="#000000"/>
    </style:style>
    <style:style style:name="T394" style:family="text">
      <style:text-properties fo:font-size="9.00pt" fo:font-weight="normal" fo:font-family="Monospace" style:font-family-asian="Monospace" style:font-family-complex="Monospace" fo:background-color="transparent" fo:color="#000000"/>
    </style:style>
    <style:style style:name="T395" style:family="text">
      <style:text-properties fo:font-size="9.00pt" fo:font-weight="normal" fo:font-family="Monospace" style:font-family-asian="Monospace" style:font-family-complex="Monospace" fo:background-color="transparent" fo:color="#0000c0"/>
    </style:style>
    <style:style style:name="T396" style:family="text">
      <style:text-properties fo:font-size="9.00pt" fo:font-weight="normal" fo:font-family="Monospace" style:font-family-asian="Monospace" style:font-family-complex="Monospace" fo:background-color="transparent" fo:color="#000000"/>
    </style:style>
    <style:style style:name="T397" style:family="text">
      <style:text-properties fo:font-size="9.00pt" fo:font-weight="bold" fo:font-family="Monospace" style:font-family-asian="Monospace" style:font-family-complex="Monospace" fo:background-color="transparent" fo:color="#7f0055"/>
    </style:style>
    <style:style style:name="T398" style:family="text">
      <style:text-properties fo:font-size="9.00pt" fo:font-weight="normal" fo:font-family="Monospace" style:font-family-asian="Monospace" style:font-family-complex="Monospace" fo:background-color="transparent" fo:color="#000000"/>
    </style:style>
    <style:style style:name="T399" style:family="text">
      <style:text-properties fo:font-size="9.00pt" fo:font-weight="bold" fo:font-family="Monospace" style:font-family-asian="Monospace" style:font-family-complex="Monospace" fo:background-color="transparent" fo:color="#000000"/>
    </style:style>
    <style:style style:name="T400" style:family="text">
      <style:text-properties fo:font-size="9.00pt" fo:font-weight="normal" fo:font-family="Monospace" style:font-family-asian="Monospace" style:font-family-complex="Monospace" fo:background-color="transparent" fo:color="#000000"/>
    </style:style>
    <style:style style:name="T401" style:family="text">
      <style:text-properties fo:font-size="9.00pt" fo:font-weight="normal" fo:font-family="Monospace" style:font-family-asian="Monospace" style:font-family-complex="Monospace" fo:background-color="transparent" fo:color="#005032"/>
    </style:style>
    <style:style style:name="T402" style:family="text">
      <style:text-properties fo:font-size="9.00pt" fo:font-weight="normal" fo:font-family="Monospace" style:font-family-asian="Monospace" style:font-family-complex="Monospace" fo:background-color="transparent" fo:color="#000000"/>
    </style:style>
    <style:style style:name="T403" style:family="text">
      <style:text-properties fo:font-size="9.00pt" fo:font-weight="normal" fo:font-family="Monospace" style:font-family-asian="Monospace" style:font-family-complex="Monospace" fo:background-color="transparent" fo:color="#0000c0"/>
    </style:style>
    <style:style style:name="T404" style:family="text">
      <style:text-properties fo:font-size="9.00pt" fo:font-weight="normal" fo:font-family="Monospace" style:font-family-asian="Monospace" style:font-family-complex="Monospace" fo:background-color="transparent" fo:color="#000000"/>
    </style:style>
    <style:style style:name="T405" style:family="text">
      <style:text-properties fo:font-size="9.00pt" fo:font-weight="bold" fo:font-family="Monospace" style:font-family-asian="Monospace" style:font-family-complex="Monospace" fo:background-color="transparent" fo:color="#7f0055"/>
    </style:style>
    <style:style style:name="T406" style:family="text">
      <style:text-properties fo:font-size="9.00pt" fo:font-weight="normal" fo:font-family="Monospace" style:font-family-asian="Monospace" style:font-family-complex="Monospace" fo:background-color="transparent" fo:color="#000000"/>
    </style:style>
    <style:style style:name="T407" style:family="text">
      <style:text-properties fo:font-size="9.00pt" fo:font-weight="bold" fo:font-family="Monospace" style:font-family-asian="Monospace" style:font-family-complex="Monospace" fo:background-color="transparent" fo:color="#000000"/>
    </style:style>
    <style:style style:name="T408" style:family="text">
      <style:text-properties fo:font-size="9.00pt" fo:font-weight="normal" fo:font-family="Monospace" style:font-family-asian="Monospace" style:font-family-complex="Monospace" fo:background-color="transparent" fo:color="#000000"/>
    </style:style>
    <style:style style:name="T409" style:family="text">
      <style:text-properties fo:font-size="9.00pt" fo:font-weight="normal" fo:font-family="Monospace" style:font-family-asian="Monospace" style:font-family-complex="Monospace" fo:background-color="transparent" fo:color="#0000c0"/>
    </style:style>
    <style:style style:name="T410" style:family="text">
      <style:text-properties fo:font-size="9.00pt" fo:font-weight="normal" fo:font-family="Monospace" style:font-family-asian="Monospace" style:font-family-complex="Monospace" fo:background-color="transparent" fo:color="#000000"/>
    </style:style>
    <style:style style:name="T411" style:family="text">
      <style:text-properties fo:font-size="9.00pt" fo:font-weight="normal" fo:font-family="Monospace" style:font-family-asian="Monospace" style:font-family-complex="Monospace" fo:background-color="transparent" fo:color="#2a00ff"/>
    </style:style>
    <style:style style:name="T412" style:family="text">
      <style:text-properties fo:font-size="9.00pt" fo:font-weight="normal" fo:font-family="Monospace" style:font-family-asian="Monospace" style:font-family-complex="Monospace" fo:background-color="transparent" fo:color="#000000"/>
    </style:style>
    <style:style style:name="T413" style:family="text">
      <style:text-properties fo:font-size="9.00pt" fo:font-weight="normal" fo:font-family="Monospace" style:font-family-asian="Monospace" style:font-family-complex="Monospace" fo:background-color="transparent" fo:color="#3f7f5f"/>
    </style:style>
    <style:style style:name="T414" style:family="text">
      <style:text-properties fo:font-size="9.00pt" fo:font-weight="normal" fo:font-family="Monospace" style:font-family-asian="Monospace" style:font-family-complex="Monospace" fo:background-color="transparent" fo:color="#000000"/>
    </style:style>
    <style:style style:name="T415" style:family="text">
      <style:text-properties fo:font-size="9.00pt" fo:font-weight="bold" fo:font-family="Monospace" style:font-family-asian="Monospace" style:font-family-complex="Monospace" fo:background-color="transparent" fo:color="#7f0055"/>
    </style:style>
    <style:style style:name="T416" style:family="text">
      <style:text-properties fo:font-size="9.00pt" fo:font-weight="normal" fo:font-family="Monospace" style:font-family-asian="Monospace" style:font-family-complex="Monospace" fo:background-color="transparent" fo:color="#000000"/>
    </style:style>
    <style:style style:name="T417" style:family="text">
      <style:text-properties fo:font-size="9.00pt" fo:font-weight="bold" fo:font-family="Monospace" style:font-family-asian="Monospace" style:font-family-complex="Monospace" fo:background-color="transparent" fo:color="#7f0055"/>
    </style:style>
    <style:style style:name="T418" style:family="text">
      <style:text-properties fo:font-size="9.00pt" fo:font-weight="normal" fo:font-family="Monospace" style:font-family-asian="Monospace" style:font-family-complex="Monospace" fo:background-color="transparent" fo:color="#000000"/>
    </style:style>
    <style:style style:name="T419" style:family="text">
      <style:text-properties fo:font-size="9.00pt" fo:font-weight="bold" fo:font-family="Monospace" style:font-family-asian="Monospace" style:font-family-complex="Monospace" fo:background-color="transparent" fo:color="#644632"/>
    </style:style>
    <style:style style:name="T420" style:family="text">
      <style:text-properties fo:font-size="9.00pt" fo:font-weight="normal" fo:font-family="Monospace" style:font-family-asian="Monospace" style:font-family-complex="Monospace" fo:background-color="transparent" fo:color="#000000"/>
    </style:style>
    <style:style style:name="T421" style:family="text">
      <style:text-properties fo:font-size="9.00pt" fo:font-weight="normal" fo:font-family="Monospace" style:font-family-asian="Monospace" style:font-family-complex="Monospace" fo:background-color="transparent" fo:color="#005032"/>
    </style:style>
    <style:style style:name="T422" style:family="text">
      <style:text-properties fo:font-size="9.00pt" fo:font-weight="normal" fo:font-family="Monospace" style:font-family-asian="Monospace" style:font-family-complex="Monospace" fo:background-color="transparent" fo:color="#000000"/>
    </style:style>
    <style:style style:name="T423" style:family="text">
      <style:text-properties fo:font-size="9.00pt" fo:font-weight="bold" fo:font-family="Monospace" style:font-family-asian="Monospace" style:font-family-complex="Monospace" fo:background-color="transparent" fo:color="#000000"/>
    </style:style>
    <style:style style:name="T424" style:family="text">
      <style:text-properties fo:font-size="9.00pt" fo:font-weight="normal" fo:font-family="Monospace" style:font-family-asian="Monospace" style:font-family-complex="Monospace" fo:background-color="transparent" fo:color="#000000"/>
    </style:style>
    <style:style style:name="T425" style:family="text">
      <style:text-properties fo:font-size="9.00pt" fo:font-weight="bold" fo:font-family="Monospace" style:font-family-asian="Monospace" style:font-family-complex="Monospace" fo:background-color="transparent" fo:color="#7f0055"/>
    </style:style>
    <style:style style:name="T426" style:family="text">
      <style:text-properties fo:font-size="9.00pt" fo:font-weight="normal" fo:font-family="Monospace" style:font-family-asian="Monospace" style:font-family-complex="Monospace" fo:background-color="transparent" fo:color="#000000"/>
    </style:style>
    <style:style style:name="T427" style:family="text">
      <style:text-properties fo:font-size="9.00pt" fo:font-weight="bold" fo:font-family="Monospace" style:font-family-asian="Monospace" style:font-family-complex="Monospace" fo:background-color="transparent" fo:color="#644632"/>
    </style:style>
    <style:style style:name="T428" style:family="text">
      <style:text-properties fo:font-size="9.00pt" fo:font-weight="normal" fo:font-family="Monospace" style:font-family-asian="Monospace" style:font-family-complex="Monospace" fo:background-color="transparent" fo:color="#000000"/>
    </style:style>
    <style:style style:name="T429" style:family="text">
      <style:text-properties fo:font-size="9.00pt" fo:font-weight="bold" fo:font-family="Monospace" style:font-family-asian="Monospace" style:font-family-complex="Monospace" fo:background-color="transparent" fo:color="#7f0055"/>
    </style:style>
    <style:style style:name="T430" style:family="text">
      <style:text-properties fo:font-size="9.00pt" fo:font-weight="normal" fo:font-family="Monospace" style:font-family-asian="Monospace" style:font-family-complex="Monospace" fo:background-color="transparent" fo:color="#000000"/>
    </style:style>
    <style:style style:name="T431" style:family="text">
      <style:text-properties fo:font-size="9.00pt" fo:font-weight="normal" fo:font-family="Monospace" style:font-family-asian="Monospace" style:font-family-complex="Monospace" fo:background-color="transparent" fo:color="#0000c0"/>
    </style:style>
    <style:style style:name="T432" style:family="text">
      <style:text-properties fo:font-size="9.00pt" fo:font-weight="normal" fo:font-family="Monospace" style:font-family-asian="Monospace" style:font-family-complex="Monospace" fo:background-color="transparent" fo:color="#000000"/>
    </style:style>
    <style:style style:name="T433" style:family="text">
      <style:text-properties fo:font-size="9.00pt" fo:font-weight="normal" fo:font-family="Monospace" style:font-family-asian="Monospace" style:font-family-complex="Monospace" fo:background-color="transparent" fo:color="#0000c0"/>
    </style:style>
    <style:style style:name="T434" style:family="text">
      <style:text-properties fo:font-size="9.00pt" fo:font-weight="normal" fo:font-family="Monospace" style:font-family-asian="Monospace" style:font-family-complex="Monospace" fo:background-color="transparent" fo:color="#000000"/>
    </style:style>
    <style:style style:name="T435" style:family="text">
      <style:text-properties fo:font-size="9.00pt" fo:font-weight="bold" fo:font-family="Monospace" style:font-family-asian="Monospace" style:font-family-complex="Monospace" fo:background-color="transparent" fo:color="#7f0055"/>
    </style:style>
    <style:style style:name="T436" style:family="text">
      <style:text-properties fo:font-size="9.00pt" fo:font-weight="normal" fo:font-family="Monospace" style:font-family-asian="Monospace" style:font-family-complex="Monospace" fo:background-color="transparent" fo:color="#000000"/>
    </style:style>
    <style:style style:name="T437" style:family="text">
      <style:text-properties fo:font-size="9.00pt" fo:font-weight="bold" fo:font-family="Monospace" style:font-family-asian="Monospace" style:font-family-complex="Monospace" fo:background-color="transparent" fo:color="#7f0055"/>
    </style:style>
    <style:style style:name="T438" style:family="text">
      <style:text-properties fo:font-size="9.00pt" fo:font-weight="normal" fo:font-family="Monospace" style:font-family-asian="Monospace" style:font-family-complex="Monospace" fo:background-color="transparent" fo:color="#000000"/>
    </style:style>
    <style:style style:name="T439" style:family="text">
      <style:text-properties fo:font-size="9.00pt" fo:font-weight="normal" fo:font-family="Monospace" style:font-family-asian="Monospace" style:font-family-complex="Monospace" fo:background-color="transparent" fo:color="#0000c0"/>
    </style:style>
    <style:style style:name="T440" style:family="text">
      <style:text-properties fo:font-size="9.00pt" fo:font-weight="normal" fo:font-family="Monospace" style:font-family-asian="Monospace" style:font-family-complex="Monospace" fo:background-color="transparent" fo:color="#000000"/>
    </style:style>
    <style:style style:name="T441" style:family="text">
      <style:text-properties fo:font-size="9.00pt" fo:font-weight="normal" fo:font-family="Monospace" style:font-family-asian="Monospace" style:font-family-complex="Monospace" fo:background-color="transparent" fo:color="#2a00ff"/>
    </style:style>
    <style:style style:name="T442" style:family="text">
      <style:text-properties fo:font-size="9.00pt" fo:font-weight="normal" fo:font-family="Monospace" style:font-family-asian="Monospace" style:font-family-complex="Monospace" fo:background-color="transparent" fo:color="#000000"/>
    </style:style>
    <style:style style:name="T443" style:family="text">
      <style:text-properties fo:font-size="9.00pt" fo:font-weight="normal" fo:font-family="Monospace" style:font-family-asian="Monospace" style:font-family-complex="Monospace" fo:background-color="transparent" fo:color="#0000c0"/>
    </style:style>
    <style:style style:name="T444" style:family="text">
      <style:text-properties fo:font-size="9.00pt" fo:font-weight="normal" fo:font-family="Monospace" style:font-family-asian="Monospace" style:font-family-complex="Monospace" fo:background-color="transparent" fo:color="#000000"/>
    </style:style>
    <style:style style:name="T445" style:family="text">
      <style:text-properties fo:font-size="9.00pt" fo:font-weight="bold" fo:font-family="Monospace" style:font-family-asian="Monospace" style:font-family-complex="Monospace" fo:background-color="transparent" fo:color="#7f0055"/>
    </style:style>
    <style:style style:name="T446" style:family="text">
      <style:text-properties fo:font-size="9.00pt" fo:font-weight="normal" fo:font-family="Monospace" style:font-family-asian="Monospace" style:font-family-complex="Monospace" fo:background-color="transparent" fo:color="#000000"/>
    </style:style>
    <style:style style:name="T447" style:family="text">
      <style:text-properties fo:font-size="9.00pt" fo:font-weight="bold" fo:font-family="Monospace" style:font-family-asian="Monospace" style:font-family-complex="Monospace" fo:background-color="transparent" fo:color="#7f0055"/>
    </style:style>
    <style:style style:name="T448" style:family="text">
      <style:text-properties fo:font-size="9.00pt" fo:font-weight="normal" fo:font-family="Monospace" style:font-family-asian="Monospace" style:font-family-complex="Monospace" fo:background-color="transparent" fo:color="#000000"/>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9.00pt" fo:font-weight="bold" fo:font-family="Monospace" style:font-family-asian="Monospace" style:font-family-complex="Monospace" fo:background-color="transparent" fo:color="#7f0055"/>
    </style:style>
    <style:style style:name="T451" style:family="text">
      <style:text-properties fo:font-size="9.00pt" fo:font-weight="normal" fo:font-family="Monospace" style:font-family-asian="Monospace" style:font-family-complex="Monospace" fo:background-color="transparent" fo:color="#000000"/>
    </style:style>
    <style:style style:name="T452" style:family="text">
      <style:text-properties fo:font-size="9.00pt" fo:font-weight="bold" fo:font-family="Monospace" style:font-family-asian="Monospace" style:font-family-complex="Monospace" fo:background-color="transparent" fo:color="#7f0055"/>
    </style:style>
    <style:style style:name="T453" style:family="text">
      <style:text-properties fo:font-size="9.00pt" fo:font-weight="normal" fo:font-family="Monospace" style:font-family-asian="Monospace" style:font-family-complex="Monospace" fo:background-color="transparent" fo:color="#000000"/>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9.00pt" fo:font-weight="bold" fo:font-family="Monospace" style:font-family-asian="Monospace" style:font-family-complex="Monospace" fo:background-color="transparent" fo:color="#7f0055"/>
    </style:style>
    <style:style style:name="T456" style:family="text">
      <style:text-properties fo:font-size="9.00pt" fo:font-weight="normal" fo:font-family="Monospace" style:font-family-asian="Monospace" style:font-family-complex="Monospace" fo:background-color="transparent" fo:color="#000000"/>
    </style:style>
    <style:style style:name="T457" style:family="text">
      <style:text-properties fo:font-size="9.00pt" fo:font-weight="bold" fo:font-family="Monospace" style:font-family-asian="Monospace" style:font-family-complex="Monospace" fo:background-color="transparent" fo:color="#000000"/>
    </style:style>
    <style:style style:name="T458" style:family="text">
      <style:text-properties fo:font-size="9.00pt" fo:font-weight="normal" fo:font-family="Monospace" style:font-family-asian="Monospace" style:font-family-complex="Monospace" fo:background-color="transparent" fo:color="#000000"/>
    </style:style>
    <style:style style:name="T459" style:family="text">
      <style:text-properties fo:font-size="9.00pt" fo:font-weight="normal" fo:font-family="Monospace" style:font-family-asian="Monospace" style:font-family-complex="Monospace" fo:background-color="transparent" fo:color="#2a00ff"/>
    </style:style>
    <style:style style:name="T460" style:family="text">
      <style:text-properties fo:font-size="9.00pt" fo:font-weight="normal" fo:font-family="Monospace" style:font-family-asian="Monospace" style:font-family-complex="Monospace" fo:background-color="transparent" fo:color="#000000"/>
    </style:style>
    <style:style style:name="T461" style:family="text">
      <style:text-properties fo:font-size="9.00pt" fo:font-weight="bold" fo:font-family="Monospace" style:font-family-asian="Monospace" style:font-family-complex="Monospace" fo:background-color="transparent" fo:color="#7f0055"/>
    </style:style>
    <style:style style:name="T462" style:family="text">
      <style:text-properties fo:font-size="9.00pt" fo:font-weight="normal" fo:font-family="Monospace" style:font-family-asian="Monospace" style:font-family-complex="Monospace" fo:background-color="transparent" fo:color="#000000"/>
    </style:style>
    <style:style style:name="T463" style:family="text">
      <style:text-properties fo:font-size="9.00pt" fo:font-weight="bold" fo:font-family="Monospace" style:font-family-asian="Monospace" style:font-family-complex="Monospace" fo:background-color="transparent" fo:color="#7f0055"/>
    </style:style>
    <style:style style:name="T464" style:family="text">
      <style:text-properties fo:font-size="9.00pt" fo:font-weight="normal" fo:font-family="Monospace" style:font-family-asian="Monospace" style:font-family-complex="Monospace" fo:background-color="transparent" fo:color="#000000"/>
    </style:style>
    <style:style style:name="T465" style:family="text">
      <style:text-properties fo:font-size="9.00pt" fo:font-weight="bold" fo:font-family="Monospace" style:font-family-asian="Monospace" style:font-family-complex="Monospace" fo:background-color="transparent" fo:color="#7f0055"/>
    </style:style>
    <style:style style:name="T466" style:family="text">
      <style:text-properties fo:font-size="9.00pt" fo:font-weight="normal" fo:font-family="Monospace" style:font-family-asian="Monospace" style:font-family-complex="Monospace" fo:background-color="transparent" fo:color="#000000"/>
    </style:style>
    <style:style style:name="T467" style:family="text">
      <style:text-properties fo:font-size="9.00pt" fo:font-weight="bold" fo:font-family="Monospace" style:font-family-asian="Monospace" style:font-family-complex="Monospace" fo:background-color="transparent" fo:color="#7f0055"/>
    </style:style>
    <style:style style:name="T468" style:family="text">
      <style:text-properties fo:font-size="9.00pt" fo:font-weight="normal" fo:font-family="Monospace" style:font-family-asian="Monospace" style:font-family-complex="Monospace" fo:background-color="transparent" fo:color="#000000"/>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4.00pt" fo:font-weight="bold" fo:font-family="'Liberation Sans'" style:font-family-asian="'Liberation Sans'" style:font-family-complex="'Liberation Sans'" fo:background-color="transparent" style:use-window-font-color="true"/>
    </style:style>
    <style:style style:name="T471" style:family="text">
      <style:text-properties fo:font-size="9.00pt" fo:font-weight="bold" fo:font-family="Monospace" style:font-family-asian="Monospace" style:font-family-complex="Monospace" fo:background-color="transparent" fo:color="#7f0055"/>
    </style:style>
    <style:style style:name="T472" style:family="text">
      <style:text-properties fo:font-size="9.00pt" fo:font-weight="bold" fo:font-family="Monospace" style:font-family-asian="Monospace" style:font-family-complex="Monospace" fo:background-color="transparent" fo:color="#000000"/>
    </style:style>
    <style:style style:name="T473" style:family="text">
      <style:text-properties fo:font-size="9.00pt" fo:font-weight="bold" fo:font-family="Monospace" style:font-family-asian="Monospace" style:font-family-complex="Monospace" fo:background-color="transparent" fo:color="#005032"/>
    </style:style>
    <style:style style:name="T474" style:family="text">
      <style:text-properties fo:font-size="9.00pt" fo:font-weight="bold" fo:font-family="Monospace" style:font-family-asian="Monospace" style:font-family-complex="Monospace" fo:background-color="transparent" fo:color="#000000"/>
    </style:style>
    <style:style style:name="T475" style:family="text">
      <style:text-properties fo:font-size="9.00pt" fo:font-weight="normal" fo:font-family="Monospace" style:font-family-asian="Monospace" style:font-family-complex="Monospace" fo:background-color="transparent" fo:color="#000000"/>
    </style:style>
    <style:style style:name="T476" style:family="text">
      <style:text-properties fo:font-size="9.00pt" fo:font-weight="bold" fo:font-family="Monospace" style:font-family-asian="Monospace" style:font-family-complex="Monospace" fo:background-color="transparent" fo:color="#7f0055"/>
    </style:style>
    <style:style style:name="T477" style:family="text">
      <style:text-properties fo:font-size="9.00pt" fo:font-weight="normal" fo:font-family="Monospace" style:font-family-asian="Monospace" style:font-family-complex="Monospace" fo:background-color="transparent" fo:color="#000000"/>
    </style:style>
    <style:style style:name="T478" style:family="text">
      <style:text-properties fo:font-size="9.00pt" fo:font-weight="normal" fo:font-family="Monospace" style:font-family-asian="Monospace" style:font-family-complex="Monospace" fo:background-color="transparent" fo:color="#0000c0"/>
    </style:style>
    <style:style style:name="T479" style:family="text">
      <style:text-properties fo:font-size="9.00pt" fo:font-weight="normal" fo:font-family="Monospace" style:font-family-asian="Monospace" style:font-family-complex="Monospace" fo:background-color="transparent" fo:color="#000000"/>
    </style:style>
    <style:style style:name="T480" style:family="text">
      <style:text-properties fo:font-size="9.00pt" fo:font-weight="bold" fo:font-family="Monospace" style:font-family-asian="Monospace" style:font-family-complex="Monospace" fo:background-color="transparent" fo:color="#000000"/>
    </style:style>
    <style:style style:name="T481" style:family="text">
      <style:text-properties fo:font-size="9.00pt" fo:font-weight="normal" fo:font-family="Monospace" style:font-family-asian="Monospace" style:font-family-complex="Monospace" fo:background-color="transparent" fo:color="#000000"/>
    </style:style>
    <style:style style:name="T482" style:family="text">
      <style:text-properties fo:font-size="9.00pt" fo:font-weight="bold" fo:font-family="Monospace" style:font-family-asian="Monospace" style:font-family-complex="Monospace" fo:background-color="transparent" fo:color="#000000"/>
    </style:style>
    <style:style style:name="T483" style:family="text">
      <style:text-properties fo:font-size="9.00pt" fo:font-weight="normal" fo:font-family="Monospace" style:font-family-asian="Monospace" style:font-family-complex="Monospace" fo:background-color="transparent" fo:color="#000000"/>
    </style:style>
    <style:style style:name="T484" style:family="text">
      <style:text-properties fo:font-size="9.00pt" fo:font-weight="bold" fo:font-family="Monospace" style:font-family-asian="Monospace" style:font-family-complex="Monospace" fo:background-color="transparent" fo:color="#7f0055"/>
    </style:style>
    <style:style style:name="T485" style:family="text">
      <style:text-properties fo:font-size="9.00pt" fo:font-weight="normal" fo:font-family="Monospace" style:font-family-asian="Monospace" style:font-family-complex="Monospace" fo:background-color="transparent" fo:color="#000000"/>
    </style:style>
    <style:style style:name="T486" style:family="text">
      <style:text-properties fo:font-size="9.00pt" fo:font-weight="normal" fo:font-family="Monospace" style:font-family-asian="Monospace" style:font-family-complex="Monospace" fo:background-color="transparent" fo:color="#0000c0"/>
    </style:style>
    <style:style style:name="T487" style:family="text">
      <style:text-properties fo:font-size="9.00pt" fo:font-weight="normal" fo:font-family="Monospace" style:font-family-asian="Monospace" style:font-family-complex="Monospace" fo:background-color="transparent" fo:color="#000000"/>
    </style:style>
    <style:style style:name="T488" style:family="text">
      <style:text-properties fo:font-size="9.00pt" fo:font-weight="bold" fo:font-family="Monospace" style:font-family-asian="Monospace" style:font-family-complex="Monospace" fo:background-color="transparent" fo:color="#000000"/>
    </style:style>
    <style:style style:name="T489" style:family="text">
      <style:text-properties fo:font-size="9.00pt" fo:font-weight="normal" fo:font-family="Monospace" style:font-family-asian="Monospace" style:font-family-complex="Monospace" fo:background-color="transparent" fo:color="#000000"/>
    </style:style>
    <style:style style:name="T490" style:family="text">
      <style:text-properties fo:font-size="9.00pt" fo:font-weight="bold" fo:font-family="Monospace" style:font-family-asian="Monospace" style:font-family-complex="Monospace" fo:background-color="transparent" fo:color="#7f0055"/>
    </style:style>
    <style:style style:name="T491" style:family="text">
      <style:text-properties fo:font-size="9.00pt" fo:font-weight="normal" fo:font-family="Monospace" style:font-family-asian="Monospace" style:font-family-complex="Monospace" fo:background-color="transparent" fo:color="#000000"/>
    </style:style>
    <style:style style:name="T492" style:family="text">
      <style:text-properties fo:font-size="9.00pt" fo:font-weight="bold" fo:font-family="Monospace" style:font-family-asian="Monospace" style:font-family-complex="Monospace" fo:background-color="transparent" fo:color="#7f0055"/>
    </style:style>
    <style:style style:name="T493" style:family="text">
      <style:text-properties fo:font-size="9.00pt" fo:font-weight="normal" fo:font-family="Monospace" style:font-family-asian="Monospace" style:font-family-complex="Monospace" fo:background-color="transparent" fo:color="#000000"/>
    </style:style>
    <style:style style:name="T494" style:family="text">
      <style:text-properties fo:font-size="9.00pt" fo:font-weight="normal" fo:font-family="Monospace" style:font-family-asian="Monospace" style:font-family-complex="Monospace" fo:background-color="transparent" fo:color="#0000c0"/>
    </style:style>
    <style:style style:name="T495" style:family="text">
      <style:text-properties fo:font-size="9.00pt" fo:font-weight="normal" fo:font-family="Monospace" style:font-family-asian="Monospace" style:font-family-complex="Monospace" fo:background-color="transparent" fo:color="#000000"/>
    </style:style>
    <style:style style:name="T496" style:family="text">
      <style:text-properties fo:font-size="9.00pt" fo:font-weight="bold" fo:font-family="Monospace" style:font-family-asian="Monospace" style:font-family-complex="Monospace" fo:background-color="transparent" fo:color="#7f0055"/>
    </style:style>
    <style:style style:name="T497" style:family="text">
      <style:text-properties fo:font-size="9.00pt" fo:font-weight="normal" fo:font-family="Monospace" style:font-family-asian="Monospace" style:font-family-complex="Monospace" fo:background-color="transparent" fo:color="#000000"/>
    </style:style>
    <style:style style:name="T498" style:family="text">
      <style:text-properties fo:font-size="9.00pt" fo:font-weight="bold" fo:font-family="Monospace" style:font-family-asian="Monospace" style:font-family-complex="Monospace" fo:background-color="transparent" fo:color="#7f0055"/>
    </style:style>
    <style:style style:name="T499" style:family="text">
      <style:text-properties fo:font-size="9.00pt" fo:font-weight="normal" fo:font-family="Monospace" style:font-family-asian="Monospace" style:font-family-complex="Monospace" fo:background-color="transparent" fo:color="#000000"/>
    </style:style>
    <style:style style:name="T500" style:family="text">
      <style:text-properties fo:font-size="9.00pt" fo:font-weight="bold" fo:font-family="Monospace" style:font-family-asian="Monospace" style:font-family-complex="Monospace" fo:background-color="transparent" fo:color="#000000"/>
    </style:style>
    <style:style style:name="T501" style:family="text">
      <style:text-properties fo:font-size="9.00pt" fo:font-weight="normal" fo:font-family="Monospace" style:font-family-asian="Monospace" style:font-family-complex="Monospace" fo:background-color="transparent" fo:color="#000000"/>
    </style:style>
    <style:style style:name="T502" style:family="text">
      <style:text-properties fo:font-size="9.00pt" fo:font-weight="normal" fo:font-family="Monospace" style:font-family-asian="Monospace" style:font-family-complex="Monospace" fo:background-color="transparent" fo:color="#005032"/>
    </style:style>
    <style:style style:name="T503" style:family="text">
      <style:text-properties fo:font-size="9.00pt" fo:font-weight="normal" fo:font-family="Monospace" style:font-family-asian="Monospace" style:font-family-complex="Monospace" fo:background-color="transparent" fo:color="#000000"/>
    </style:style>
    <style:style style:name="T504" style:family="text">
      <style:text-properties fo:font-size="9.00pt" fo:font-weight="normal" fo:font-family="Monospace" style:font-family-asian="Monospace" style:font-family-complex="Monospace" fo:background-color="transparent" fo:color="#005032"/>
    </style:style>
    <style:style style:name="T505" style:family="text">
      <style:text-properties fo:font-size="9.00pt" fo:font-weight="normal" fo:font-family="Monospace" style:font-family-asian="Monospace" style:font-family-complex="Monospace" fo:background-color="transparent" fo:color="#000000"/>
    </style:style>
    <style:style style:name="T506" style:family="text">
      <style:text-properties fo:font-size="9.00pt" fo:font-weight="bold" fo:font-family="Monospace" style:font-family-asian="Monospace" style:font-family-complex="Monospace" fo:background-color="transparent" fo:color="#7f0055"/>
    </style:style>
    <style:style style:name="T507" style:family="text">
      <style:text-properties fo:font-size="9.00pt" fo:font-weight="normal" fo:font-family="Monospace" style:font-family-asian="Monospace" style:font-family-complex="Monospace" fo:background-color="transparent" fo:color="#000000"/>
    </style:style>
    <style:style style:name="T508" style:family="text">
      <style:text-properties fo:font-size="9.00pt" fo:font-weight="bold" fo:font-family="Monospace" style:font-family-asian="Monospace" style:font-family-complex="Monospace" fo:background-color="transparent" fo:color="#642880"/>
    </style:style>
    <style:style style:name="T509" style:family="text">
      <style:text-properties fo:font-size="9.00pt" fo:font-weight="normal" fo:font-family="Monospace" style:font-family-asian="Monospace" style:font-family-complex="Monospace" fo:background-color="transparent" fo:color="#000000"/>
    </style:style>
    <style:style style:name="T510" style:family="text">
      <style:text-properties fo:font-size="9.00pt" fo:font-weight="bold" fo:font-family="Monospace" style:font-family-asian="Monospace" style:font-family-complex="Monospace" fo:background-color="transparent" fo:color="#7f0055"/>
    </style:style>
    <style:style style:name="T511" style:family="text">
      <style:text-properties fo:font-size="9.00pt" fo:font-weight="normal" fo:font-family="Monospace" style:font-family-asian="Monospace" style:font-family-complex="Monospace" fo:background-color="transparent" fo:color="#000000"/>
    </style:style>
    <style:style style:name="T512" style:family="text">
      <style:text-properties fo:font-size="9.00pt" fo:font-weight="bold" fo:font-family="Monospace" style:font-family-asian="Monospace" style:font-family-complex="Monospace" fo:background-color="transparent" fo:color="#7f0055"/>
    </style:style>
    <style:style style:name="T513" style:family="text">
      <style:text-properties fo:font-size="9.00pt" fo:font-weight="normal" fo:font-family="Monospace" style:font-family-asian="Monospace" style:font-family-complex="Monospace" fo:background-color="transparent" fo:color="#000000"/>
    </style:style>
    <style:style style:name="T514" style:family="text">
      <style:text-properties fo:font-size="9.00pt" fo:font-weight="bold" fo:font-family="Monospace" style:font-family-asian="Monospace" style:font-family-complex="Monospace" fo:background-color="transparent" fo:color="#000000"/>
    </style:style>
    <style:style style:name="T515" style:family="text">
      <style:text-properties fo:font-size="9.00pt" fo:font-weight="normal" fo:font-family="Monospace" style:font-family-asian="Monospace" style:font-family-complex="Monospace" fo:background-color="transparent" fo:color="#000000"/>
    </style:style>
    <style:style style:name="T516" style:family="text">
      <style:text-properties fo:font-size="9.00pt" fo:font-weight="normal" fo:font-family="Monospace" style:font-family-asian="Monospace" style:font-family-complex="Monospace" fo:background-color="transparent" fo:color="#005032"/>
    </style:style>
    <style:style style:name="T517" style:family="text">
      <style:text-properties fo:font-size="9.00pt" fo:font-weight="normal" fo:font-family="Monospace" style:font-family-asian="Monospace" style:font-family-complex="Monospace" fo:background-color="transparent" fo:color="#000000"/>
    </style:style>
    <style:style style:name="T518" style:family="text">
      <style:text-properties fo:font-size="9.00pt" fo:font-weight="bold" fo:font-family="Monospace" style:font-family-asian="Monospace" style:font-family-complex="Monospace" fo:background-color="transparent" fo:color="#7f0055"/>
    </style:style>
    <style:style style:name="T519" style:family="text">
      <style:text-properties fo:font-size="9.00pt" fo:font-weight="normal" fo:font-family="Monospace" style:font-family-asian="Monospace" style:font-family-complex="Monospace" fo:background-color="transparent" fo:color="#000000"/>
    </style:style>
    <style:style style:name="T520" style:family="text">
      <style:text-properties fo:font-size="9.00pt" fo:font-weight="bold" fo:font-family="Monospace" style:font-family-asian="Monospace" style:font-family-complex="Monospace" fo:background-color="transparent" fo:color="#7f0055"/>
    </style:style>
    <style:style style:name="T521" style:family="text">
      <style:text-properties fo:font-size="9.00pt" fo:font-weight="normal" fo:font-family="Monospace" style:font-family-asian="Monospace" style:font-family-complex="Monospace" fo:background-color="transparent" fo:color="#000000"/>
    </style:style>
    <style:style style:name="T522" style:family="text">
      <style:text-properties fo:font-size="9.00pt" fo:font-weight="bold" fo:font-family="Monospace" style:font-family-asian="Monospace" style:font-family-complex="Monospace" fo:background-color="transparent" fo:color="#7f0055"/>
    </style:style>
    <style:style style:name="T523" style:family="text">
      <style:text-properties fo:font-size="9.00pt" fo:font-weight="normal" fo:font-family="Monospace" style:font-family-asian="Monospace" style:font-family-complex="Monospace" fo:background-color="transparent" fo:color="#000000"/>
    </style:style>
    <style:style style:name="T524" style:family="text">
      <style:text-properties fo:font-size="9.00pt" fo:font-weight="bold" fo:font-family="Monospace" style:font-family-asian="Monospace" style:font-family-complex="Monospace" fo:background-color="transparent" fo:color="#7f0055"/>
    </style:style>
    <style:style style:name="T525" style:family="text">
      <style:text-properties fo:font-size="9.00pt" fo:font-weight="normal" fo:font-family="Monospace" style:font-family-asian="Monospace" style:font-family-complex="Monospace" fo:background-color="transparent" fo:color="#000000"/>
    </style:style>
    <style:style style:name="T526" style:family="text">
      <style:text-properties fo:font-size="9.00pt" fo:font-weight="bold" fo:font-family="Monospace" style:font-family-asian="Monospace" style:font-family-complex="Monospace" fo:background-color="transparent" fo:color="#000000"/>
    </style:style>
    <style:style style:name="T527" style:family="text">
      <style:text-properties fo:font-size="9.00pt" fo:font-weight="normal" fo:font-family="Monospace" style:font-family-asian="Monospace" style:font-family-complex="Monospace" fo:background-color="transparent" fo:color="#000000"/>
    </style:style>
    <style:style style:name="T528" style:family="text">
      <style:text-properties fo:font-size="9.00pt" fo:font-weight="normal" fo:font-family="Monospace" style:font-family-asian="Monospace" style:font-family-complex="Monospace" fo:background-color="transparent" fo:color="#005032"/>
    </style:style>
    <style:style style:name="T529" style:family="text">
      <style:text-properties fo:font-size="9.00pt" fo:font-weight="normal" fo:font-family="Monospace" style:font-family-asian="Monospace" style:font-family-complex="Monospace" fo:background-color="transparent" fo:color="#000000"/>
    </style:style>
    <style:style style:name="T530" style:family="text">
      <style:text-properties fo:font-size="9.00pt" fo:font-weight="normal" fo:font-family="Monospace" style:font-family-asian="Monospace" style:font-family-complex="Monospace" fo:background-color="transparent" fo:color="#005032"/>
    </style:style>
    <style:style style:name="T531" style:family="text">
      <style:text-properties fo:font-size="9.00pt" fo:font-weight="normal" fo:font-family="Monospace" style:font-family-asian="Monospace" style:font-family-complex="Monospace" fo:background-color="transparent" fo:color="#000000"/>
    </style:style>
    <style:style style:name="T532" style:family="text">
      <style:text-properties fo:font-size="9.00pt" fo:font-weight="bold" fo:font-family="Monospace" style:font-family-asian="Monospace" style:font-family-complex="Monospace" fo:background-color="transparent" fo:color="#7f0055"/>
    </style:style>
    <style:style style:name="T533" style:family="text">
      <style:text-properties fo:font-size="9.00pt" fo:font-weight="normal" fo:font-family="Monospace" style:font-family-asian="Monospace" style:font-family-complex="Monospace" fo:background-color="transparent" fo:color="#000000"/>
    </style:style>
    <style:style style:name="T534" style:family="text">
      <style:text-properties fo:font-size="9.00pt" fo:font-weight="normal" fo:font-family="Monospace" style:font-family-asian="Monospace" style:font-family-complex="Monospace" fo:background-color="transparent" fo:color="#0000c0"/>
    </style:style>
    <style:style style:name="T535" style:family="text">
      <style:text-properties fo:font-size="9.00pt" fo:font-weight="normal" fo:font-family="Monospace" style:font-family-asian="Monospace" style:font-family-complex="Monospace" fo:background-color="transparent" fo:color="#000000"/>
    </style:style>
    <style:style style:name="T536" style:family="text">
      <style:text-properties fo:font-size="9.00pt" fo:font-weight="normal" fo:font-family="Monospace" style:font-family-asian="Monospace" style:font-family-complex="Monospace" fo:background-color="transparent" fo:color="#0000c0"/>
    </style:style>
    <style:style style:name="T537" style:family="text">
      <style:text-properties fo:font-size="9.00pt" fo:font-weight="normal" fo:font-family="Monospace" style:font-family-asian="Monospace" style:font-family-complex="Monospace" fo:background-color="transparent" fo:color="#000000"/>
    </style:style>
    <style:style style:name="T538" style:family="text">
      <style:text-properties fo:font-size="9.00pt" fo:font-weight="bold" fo:font-family="Monospace" style:font-family-asian="Monospace" style:font-family-complex="Monospace" fo:background-color="transparent" fo:color="#7f0055"/>
    </style:style>
    <style:style style:name="T539" style:family="text">
      <style:text-properties fo:font-size="9.00pt" fo:font-weight="normal" fo:font-family="Monospace" style:font-family-asian="Monospace" style:font-family-complex="Monospace" fo:background-color="transparent" fo:color="#000000"/>
    </style:style>
    <style:style style:name="T540" style:family="text">
      <style:text-properties fo:font-size="9.00pt" fo:font-weight="bold" fo:font-family="Monospace" style:font-family-asian="Monospace" style:font-family-complex="Monospace" fo:background-color="transparent" fo:color="#7f0055"/>
    </style:style>
    <style:style style:name="T541" style:family="text">
      <style:text-properties fo:font-size="9.00pt" fo:font-weight="normal" fo:font-family="Monospace" style:font-family-asian="Monospace" style:font-family-complex="Monospace" fo:background-color="transparent" fo:color="#000000"/>
    </style:style>
    <style:style style:name="T542" style:family="text">
      <style:text-properties fo:font-size="9.00pt" fo:font-weight="bold" fo:font-family="Monospace" style:font-family-asian="Monospace" style:font-family-complex="Monospace" fo:background-color="transparent" fo:color="#000000"/>
    </style:style>
    <style:style style:name="T543" style:family="text">
      <style:text-properties fo:font-size="9.00pt" fo:font-weight="normal" fo:font-family="Monospace" style:font-family-asian="Monospace" style:font-family-complex="Monospace" fo:background-color="transparent" fo:color="#000000"/>
    </style:style>
    <style:style style:name="T544" style:family="text">
      <style:text-properties fo:font-size="9.00pt" fo:font-weight="normal" fo:font-family="Monospace" style:font-family-asian="Monospace" style:font-family-complex="Monospace" fo:background-color="transparent" fo:color="#005032"/>
    </style:style>
    <style:style style:name="T545" style:family="text">
      <style:text-properties fo:font-size="9.00pt" fo:font-weight="normal" fo:font-family="Monospace" style:font-family-asian="Monospace" style:font-family-complex="Monospace" fo:background-color="transparent" fo:color="#000000"/>
    </style:style>
    <style:style style:name="T546" style:family="text">
      <style:text-properties fo:font-size="9.00pt" fo:font-weight="normal" fo:font-family="Monospace" style:font-family-asian="Monospace" style:font-family-complex="Monospace" fo:background-color="transparent" fo:color="#005032"/>
    </style:style>
    <style:style style:name="T547" style:family="text">
      <style:text-properties fo:font-size="9.00pt" fo:font-weight="normal" fo:font-family="Monospace" style:font-family-asian="Monospace" style:font-family-complex="Monospace" fo:background-color="transparent" fo:color="#000000"/>
    </style:style>
    <style:style style:name="T548" style:family="text">
      <style:text-properties fo:font-size="9.00pt" fo:font-weight="bold" fo:font-family="Monospace" style:font-family-asian="Monospace" style:font-family-complex="Monospace" fo:background-color="transparent" fo:color="#7f0055"/>
    </style:style>
    <style:style style:name="T549" style:family="text">
      <style:text-properties fo:font-size="9.00pt" fo:font-weight="normal" fo:font-family="Monospace" style:font-family-asian="Monospace" style:font-family-complex="Monospace" fo:background-color="transparent" fo:color="#000000"/>
    </style:style>
    <style:style style:name="T550" style:family="text">
      <style:text-properties fo:font-size="9.00pt" fo:font-weight="bold" fo:font-family="Monospace" style:font-family-asian="Monospace" style:font-family-complex="Monospace" fo:background-color="transparent" fo:color="#7f0055"/>
    </style:style>
    <style:style style:name="T551" style:family="text">
      <style:text-properties fo:font-size="9.00pt" fo:font-weight="normal" fo:font-family="Monospace" style:font-family-asian="Monospace" style:font-family-complex="Monospace" fo:background-color="transparent" fo:color="#000000"/>
    </style:style>
    <style:style style:name="T552" style:family="text">
      <style:text-properties fo:font-size="9.00pt" fo:font-weight="bold" fo:font-family="Monospace" style:font-family-asian="Monospace" style:font-family-complex="Monospace" fo:background-color="transparent" fo:color="#7f0055"/>
    </style:style>
    <style:style style:name="T553" style:family="text">
      <style:text-properties fo:font-size="9.00pt" fo:font-weight="normal" fo:font-family="Monospace" style:font-family-asian="Monospace" style:font-family-complex="Monospace" fo:background-color="transparent" fo:color="#000000"/>
    </style:style>
    <style:style style:name="T554" style:family="text">
      <style:text-properties fo:font-size="9.00pt" fo:font-weight="bold" fo:font-family="Monospace" style:font-family-asian="Monospace" style:font-family-complex="Monospace" fo:background-color="transparent" fo:color="#000000"/>
    </style:style>
    <style:style style:name="T555" style:family="text">
      <style:text-properties fo:font-size="9.00pt" fo:font-weight="normal" fo:font-family="Monospace" style:font-family-asian="Monospace" style:font-family-complex="Monospace" fo:background-color="transparent" fo:color="#000000"/>
    </style:style>
    <style:style style:name="T556" style:family="text">
      <style:text-properties fo:font-size="9.00pt" fo:font-weight="normal" fo:font-family="Monospace" style:font-family-asian="Monospace" style:font-family-complex="Monospace" fo:background-color="transparent" fo:color="#005032"/>
    </style:style>
    <style:style style:name="T557" style:family="text">
      <style:text-properties fo:font-size="9.00pt" fo:font-weight="normal" fo:font-family="Monospace" style:font-family-asian="Monospace" style:font-family-complex="Monospace" fo:background-color="transparent" fo:color="#000000"/>
    </style:style>
    <style:style style:name="T558" style:family="text">
      <style:text-properties fo:font-size="9.00pt" fo:font-weight="normal" fo:font-family="Monospace" style:font-family-asian="Monospace" style:font-family-complex="Monospace" fo:background-color="transparent" fo:color="#005032"/>
    </style:style>
    <style:style style:name="T559" style:family="text">
      <style:text-properties fo:font-size="9.00pt" fo:font-weight="normal" fo:font-family="Monospace" style:font-family-asian="Monospace" style:font-family-complex="Monospace" fo:background-color="transparent" fo:color="#000000"/>
    </style:style>
    <style:style style:name="T560" style:family="text">
      <style:text-properties fo:font-size="9.00pt" fo:font-weight="bold" fo:font-family="Monospace" style:font-family-asian="Monospace" style:font-family-complex="Monospace" fo:background-color="transparent" fo:color="#7f0055"/>
    </style:style>
    <style:style style:name="T561" style:family="text">
      <style:text-properties fo:font-size="9.00pt" fo:font-weight="normal" fo:font-family="Monospace" style:font-family-asian="Monospace" style:font-family-complex="Monospace" fo:background-color="transparent" fo:color="#000000"/>
    </style:style>
    <style:style style:name="T562" style:family="text">
      <style:text-properties fo:font-size="9.00pt" fo:font-weight="normal" fo:font-family="Monospace" style:font-family-asian="Monospace" style:font-family-complex="Monospace" fo:background-color="transparent" fo:color="#3f7f5f"/>
    </style:style>
    <style:style style:name="T563" style:family="text">
      <style:text-properties fo:font-size="9.00pt" fo:font-weight="normal" fo:font-family="Monospace" style:font-family-asian="Monospace" style:font-family-complex="Monospace" fo:background-color="transparent" fo:color="#000000"/>
    </style:style>
    <style:style style:name="T564" style:family="text">
      <style:text-properties fo:font-size="9.00pt" fo:font-weight="normal" fo:font-family="Monospace" style:font-family-asian="Monospace" style:font-family-complex="Monospace" fo:background-color="transparent" fo:color="#005032"/>
    </style:style>
    <style:style style:name="T565" style:family="text">
      <style:text-properties fo:font-size="9.00pt" fo:font-weight="normal" fo:font-family="Monospace" style:font-family-asian="Monospace" style:font-family-complex="Monospace" fo:background-color="transparent" fo:color="#000000"/>
    </style:style>
    <style:style style:name="T566" style:family="text">
      <style:text-properties fo:font-size="9.00pt" fo:font-weight="bold" fo:font-family="Monospace" style:font-family-asian="Monospace" style:font-family-complex="Monospace" fo:background-color="transparent" fo:color="#000000"/>
    </style:style>
    <style:style style:name="T567" style:family="text">
      <style:text-properties fo:font-size="9.00pt" fo:font-weight="normal" fo:font-family="Monospace" style:font-family-asian="Monospace" style:font-family-complex="Monospace" fo:background-color="transparent" fo:color="#000000"/>
    </style:style>
    <style:style style:name="T568" style:family="text">
      <style:text-properties fo:font-size="9.00pt" fo:font-weight="bold" fo:font-family="Monospace" style:font-family-asian="Monospace" style:font-family-complex="Monospace" fo:background-color="transparent" fo:color="#7f0055"/>
    </style:style>
    <style:style style:name="T569" style:family="text">
      <style:text-properties fo:font-size="9.00pt" fo:font-weight="normal" fo:font-family="Monospace" style:font-family-asian="Monospace" style:font-family-complex="Monospace" fo:background-color="transparent" fo:color="#000000"/>
    </style:style>
    <style:style style:name="T570" style:family="text">
      <style:text-properties fo:font-size="9.00pt" fo:font-weight="bold" fo:font-family="Monospace" style:font-family-asian="Monospace" style:font-family-complex="Monospace" fo:background-color="transparent" fo:color="#642880"/>
    </style:style>
    <style:style style:name="T571" style:family="text">
      <style:text-properties fo:font-size="9.00pt" fo:font-weight="normal" fo:font-family="Monospace" style:font-family-asian="Monospace" style:font-family-complex="Monospace" fo:background-color="transparent" fo:color="#000000"/>
    </style:style>
    <style:style style:name="T572" style:family="text">
      <style:text-properties fo:font-size="9.00pt" fo:font-weight="normal" fo:font-family="Monospace" style:font-family-asian="Monospace" style:font-family-complex="Monospace" fo:background-color="transparent" fo:color="#0000c0"/>
    </style:style>
    <style:style style:name="T573" style:family="text">
      <style:text-properties fo:font-size="9.00pt" fo:font-weight="normal" fo:font-family="Monospace" style:font-family-asian="Monospace" style:font-family-complex="Monospace" fo:background-color="transparent" fo:color="#000000"/>
    </style:style>
    <style:style style:name="T574" style:family="text">
      <style:text-properties fo:font-size="9.00pt" fo:font-weight="bold" fo:font-family="Monospace" style:font-family-asian="Monospace" style:font-family-complex="Monospace" fo:background-color="transparent" fo:color="#7f0055"/>
    </style:style>
    <style:style style:name="T575" style:family="text">
      <style:text-properties fo:font-size="9.00pt" fo:font-weight="normal" fo:font-family="Monospace" style:font-family-asian="Monospace" style:font-family-complex="Monospace" fo:background-color="transparent" fo:color="#000000"/>
    </style:style>
    <style:style style:name="T576" style:family="text">
      <style:text-properties fo:font-size="9.00pt" fo:font-weight="normal" fo:font-family="Monospace" style:font-family-asian="Monospace" style:font-family-complex="Monospace" fo:background-color="transparent" fo:color="#005032"/>
    </style:style>
    <style:style style:name="T577" style:family="text">
      <style:text-properties fo:font-size="9.00pt" fo:font-weight="normal" fo:font-family="Monospace" style:font-family-asian="Monospace" style:font-family-complex="Monospace" fo:background-color="transparent" fo:color="#000000"/>
    </style:style>
    <style:style style:name="T578" style:family="text">
      <style:text-properties fo:font-size="9.00pt" fo:font-weight="bold" fo:font-family="Monospace" style:font-family-asian="Monospace" style:font-family-complex="Monospace" fo:background-color="transparent" fo:color="#000000"/>
    </style:style>
    <style:style style:name="T579" style:family="text">
      <style:text-properties fo:font-size="9.00pt" fo:font-weight="normal" fo:font-family="Monospace" style:font-family-asian="Monospace" style:font-family-complex="Monospace" fo:background-color="transparent" fo:color="#000000"/>
    </style:style>
    <style:style style:name="T580" style:family="text">
      <style:text-properties fo:font-size="9.00pt" fo:font-weight="bold" fo:font-family="Monospace" style:font-family-asian="Monospace" style:font-family-complex="Monospace" fo:background-color="transparent" fo:color="#7f0055"/>
    </style:style>
    <style:style style:name="T581" style:family="text">
      <style:text-properties fo:font-size="9.00pt" fo:font-weight="normal" fo:font-family="Monospace" style:font-family-asian="Monospace" style:font-family-complex="Monospace" fo:background-color="transparent" fo:color="#000000"/>
    </style:style>
    <style:style style:name="T582" style:family="text">
      <style:text-properties fo:font-size="9.00pt" fo:font-weight="normal" fo:font-family="Monospace" style:font-family-asian="Monospace" style:font-family-complex="Monospace" fo:background-color="transparent" fo:color="#005032"/>
    </style:style>
    <style:style style:name="T583" style:family="text">
      <style:text-properties fo:font-size="9.00pt" fo:font-weight="normal" fo:font-family="Monospace" style:font-family-asian="Monospace" style:font-family-complex="Monospace" fo:background-color="transparent" fo:color="#000000"/>
    </style:style>
    <style:style style:name="T584" style:family="text">
      <style:text-properties fo:font-size="9.00pt" fo:font-weight="bold" fo:font-family="Monospace" style:font-family-asian="Monospace" style:font-family-complex="Monospace" fo:background-color="transparent" fo:color="#642880"/>
    </style:style>
    <style:style style:name="T585" style:family="text">
      <style:text-properties fo:font-size="9.00pt" fo:font-weight="normal" fo:font-family="Monospace" style:font-family-asian="Monospace" style:font-family-complex="Monospace" fo:background-color="transparent" fo:color="#000000"/>
    </style:style>
    <style:style style:name="T586" style:family="text">
      <style:text-properties fo:font-size="9.00pt" fo:font-weight="normal" fo:font-family="Monospace" style:font-family-asian="Monospace" style:font-family-complex="Monospace" fo:background-color="transparent" fo:color="#0000c0"/>
    </style:style>
    <style:style style:name="T587" style:family="text">
      <style:text-properties fo:font-size="9.00pt" fo:font-weight="normal" fo:font-family="Monospace" style:font-family-asian="Monospace" style:font-family-complex="Monospace" fo:background-color="transparent" fo:color="#000000"/>
    </style:style>
    <style:style style:name="T588" style:family="text">
      <style:text-properties fo:font-size="9.00pt" fo:font-weight="bold" fo:font-family="Monospace" style:font-family-asian="Monospace" style:font-family-complex="Monospace" fo:background-color="transparent" fo:color="#7f0055"/>
    </style:style>
    <style:style style:name="T589" style:family="text">
      <style:text-properties fo:font-size="9.00pt" fo:font-weight="normal" fo:font-family="Monospace" style:font-family-asian="Monospace" style:font-family-complex="Monospace" fo:background-color="transparent" fo:color="#000000"/>
    </style:style>
    <style:style style:name="T590" style:family="text">
      <style:text-properties fo:font-size="9.00pt" fo:font-weight="bold" fo:font-family="Monospace" style:font-family-asian="Monospace" style:font-family-complex="Monospace" fo:background-color="transparent" fo:color="#7f0055"/>
    </style:style>
    <style:style style:name="T591" style:family="text">
      <style:text-properties fo:font-size="9.00pt" fo:font-weight="normal" fo:font-family="Monospace" style:font-family-asian="Monospace" style:font-family-complex="Monospace" fo:background-color="transparent" fo:color="#000000"/>
    </style:style>
    <style:style style:name="T592" style:family="text">
      <style:text-properties fo:font-size="9.00pt" fo:font-weight="normal" fo:font-family="Monospace" style:font-family-asian="Monospace" style:font-family-complex="Monospace" fo:background-color="transparent" fo:color="#005032"/>
    </style:style>
    <style:style style:name="T593" style:family="text">
      <style:text-properties fo:font-size="9.00pt" fo:font-weight="normal" fo:font-family="Monospace" style:font-family-asian="Monospace" style:font-family-complex="Monospace" fo:background-color="transparent" fo:color="#000000"/>
    </style:style>
    <style:style style:name="T594" style:family="text">
      <style:text-properties fo:font-size="9.00pt" fo:font-weight="bold" fo:font-family="Monospace" style:font-family-asian="Monospace" style:font-family-complex="Monospace" fo:background-color="transparent" fo:color="#000000"/>
    </style:style>
    <style:style style:name="T595" style:family="text">
      <style:text-properties fo:font-size="9.00pt" fo:font-weight="normal" fo:font-family="Monospace" style:font-family-asian="Monospace" style:font-family-complex="Monospace" fo:background-color="transparent" fo:color="#000000"/>
    </style:style>
    <style:style style:name="T596" style:family="text">
      <style:text-properties fo:font-size="9.00pt" fo:font-weight="bold" fo:font-family="Monospace" style:font-family-asian="Monospace" style:font-family-complex="Monospace" fo:background-color="transparent" fo:color="#7f0055"/>
    </style:style>
    <style:style style:name="T597" style:family="text">
      <style:text-properties fo:font-size="9.00pt" fo:font-weight="normal" fo:font-family="Monospace" style:font-family-asian="Monospace" style:font-family-complex="Monospace" fo:background-color="transparent" fo:color="#000000"/>
    </style:style>
    <style:style style:name="T598" style:family="text">
      <style:text-properties fo:font-size="9.00pt" fo:font-weight="normal" fo:font-family="Monospace" style:font-family-asian="Monospace" style:font-family-complex="Monospace" fo:background-color="transparent" fo:color="#0000c0"/>
    </style:style>
    <style:style style:name="T599" style:family="text">
      <style:text-properties fo:font-size="9.00pt" fo:font-weight="normal" fo:font-family="Monospace" style:font-family-asian="Monospace" style:font-family-complex="Monospace" fo:background-color="transparent" fo:color="#000000"/>
    </style:style>
    <style:style style:name="T600" style:family="text">
      <style:text-properties fo:font-size="9.00pt" fo:font-weight="normal" fo:font-family="Monospace" style:font-family-asian="Monospace" style:font-family-complex="Monospace" fo:background-color="transparent" fo:color="#3f7f5f"/>
    </style:style>
    <style:style style:name="T601" style:family="text">
      <style:text-properties fo:font-size="9.00pt" fo:font-weight="normal" fo:font-family="Monospace" style:font-family-asian="Monospace" style:font-family-complex="Monospace" fo:background-color="transparent" fo:color="#000000"/>
    </style:style>
    <style:style style:name="T602" style:family="text">
      <style:text-properties fo:font-size="9.00pt" fo:font-weight="bold" fo:font-family="Monospace" style:font-family-asian="Monospace" style:font-family-complex="Monospace" fo:background-color="transparent" fo:color="#7f0055"/>
    </style:style>
    <style:style style:name="T603" style:family="text">
      <style:text-properties fo:font-size="9.00pt" fo:font-weight="normal" fo:font-family="Monospace" style:font-family-asian="Monospace" style:font-family-complex="Monospace" fo:background-color="transparent" fo:color="#000000"/>
    </style:style>
    <style:style style:name="T604" style:family="text">
      <style:text-properties fo:font-size="9.00pt" fo:font-weight="normal" fo:font-family="Monospace" style:font-family-asian="Monospace" style:font-family-complex="Monospace" fo:background-color="transparent" fo:color="#005032"/>
    </style:style>
    <style:style style:name="T605" style:family="text">
      <style:text-properties fo:font-size="9.00pt" fo:font-weight="normal" fo:font-family="Monospace" style:font-family-asian="Monospace" style:font-family-complex="Monospace" fo:background-color="transparent" fo:color="#000000"/>
    </style:style>
    <style:style style:name="T606" style:family="text">
      <style:text-properties fo:font-size="9.00pt" fo:font-weight="bold" fo:font-family="Monospace" style:font-family-asian="Monospace" style:font-family-complex="Monospace" fo:background-color="transparent" fo:color="#000000"/>
    </style:style>
    <style:style style:name="T607" style:family="text">
      <style:text-properties fo:font-size="9.00pt" fo:font-weight="normal" fo:font-family="Monospace" style:font-family-asian="Monospace" style:font-family-complex="Monospace" fo:background-color="transparent" fo:color="#000000"/>
    </style:style>
    <style:style style:name="T608" style:family="text">
      <style:text-properties fo:font-size="9.00pt" fo:font-weight="normal" fo:font-family="Monospace" style:font-family-asian="Monospace" style:font-family-complex="Monospace" fo:background-color="transparent" fo:color="#005032"/>
    </style:style>
    <style:style style:name="T609" style:family="text">
      <style:text-properties fo:font-size="9.00pt" fo:font-weight="normal" fo:font-family="Monospace" style:font-family-asian="Monospace" style:font-family-complex="Monospace" fo:background-color="transparent" fo:color="#000000"/>
    </style:style>
    <style:style style:name="T610" style:family="text">
      <style:text-properties fo:font-size="9.00pt" fo:font-weight="bold" fo:font-family="Monospace" style:font-family-asian="Monospace" style:font-family-complex="Monospace" fo:background-color="transparent" fo:color="#7f0055"/>
    </style:style>
    <style:style style:name="T611" style:family="text">
      <style:text-properties fo:font-size="9.00pt" fo:font-weight="normal" fo:font-family="Monospace" style:font-family-asian="Monospace" style:font-family-complex="Monospace" fo:background-color="transparent" fo:color="#000000"/>
    </style:style>
    <style:style style:name="T612" style:family="text">
      <style:text-properties fo:font-size="9.00pt" fo:font-weight="bold" fo:font-family="Monospace" style:font-family-asian="Monospace" style:font-family-complex="Monospace" fo:background-color="transparent" fo:color="#7f0055"/>
    </style:style>
    <style:style style:name="T613" style:family="text">
      <style:text-properties fo:font-size="9.00pt" fo:font-weight="normal" fo:font-family="Monospace" style:font-family-asian="Monospace" style:font-family-complex="Monospace" fo:background-color="transparent" fo:color="#000000"/>
    </style:style>
    <style:style style:name="T614" style:family="text">
      <style:text-properties fo:font-size="9.00pt" fo:font-weight="bold" fo:font-family="Monospace" style:font-family-asian="Monospace" style:font-family-complex="Monospace" fo:background-color="transparent" fo:color="#7f0055"/>
    </style:style>
    <style:style style:name="T615" style:family="text">
      <style:text-properties fo:font-size="9.00pt" fo:font-weight="normal" fo:font-family="Monospace" style:font-family-asian="Monospace" style:font-family-complex="Monospace" fo:background-color="transparent" fo:color="#000000"/>
    </style:style>
    <style:style style:name="T616" style:family="text">
      <style:text-properties fo:font-size="9.00pt" fo:font-weight="normal" fo:font-family="Monospace" style:font-family-asian="Monospace" style:font-family-complex="Monospace" fo:background-color="transparent" fo:color="#005032"/>
    </style:style>
    <style:style style:name="T617" style:family="text">
      <style:text-properties fo:font-size="9.00pt" fo:font-weight="normal" fo:font-family="Monospace" style:font-family-asian="Monospace" style:font-family-complex="Monospace" fo:background-color="transparent" fo:color="#000000"/>
    </style:style>
    <style:style style:name="T618" style:family="text">
      <style:text-properties fo:font-size="9.00pt" fo:font-weight="bold" fo:font-family="Monospace" style:font-family-asian="Monospace" style:font-family-complex="Monospace" fo:background-color="transparent" fo:color="#000000"/>
    </style:style>
    <style:style style:name="T619" style:family="text">
      <style:text-properties fo:font-size="9.00pt" fo:font-weight="normal" fo:font-family="Monospace" style:font-family-asian="Monospace" style:font-family-complex="Monospace" fo:background-color="transparent" fo:color="#000000"/>
    </style:style>
    <style:style style:name="T620" style:family="text">
      <style:text-properties fo:font-size="9.00pt" fo:font-weight="normal" fo:font-family="Monospace" style:font-family-asian="Monospace" style:font-family-complex="Monospace" fo:background-color="transparent" fo:color="#005032"/>
    </style:style>
    <style:style style:name="T621" style:family="text">
      <style:text-properties fo:font-size="9.00pt" fo:font-weight="normal" fo:font-family="Monospace" style:font-family-asian="Monospace" style:font-family-complex="Monospace" fo:background-color="transparent" fo:color="#000000"/>
    </style:style>
    <style:style style:name="T622" style:family="text">
      <style:text-properties fo:font-size="9.00pt" fo:font-weight="bold" fo:font-family="Monospace" style:font-family-asian="Monospace" style:font-family-complex="Monospace" fo:background-color="transparent" fo:color="#7f0055"/>
    </style:style>
    <style:style style:name="T623" style:family="text">
      <style:text-properties fo:font-size="9.00pt" fo:font-weight="normal" fo:font-family="Monospace" style:font-family-asian="Monospace" style:font-family-complex="Monospace" fo:background-color="transparent" fo:color="#000000"/>
    </style:style>
    <style:style style:name="T624" style:family="text">
      <style:text-properties fo:font-size="9.00pt" fo:font-weight="bold" fo:font-family="Monospace" style:font-family-asian="Monospace" style:font-family-complex="Monospace" fo:background-color="transparent" fo:color="#7f0055"/>
    </style:style>
    <style:style style:name="T625" style:family="text">
      <style:text-properties fo:font-size="9.00pt" fo:font-weight="normal" fo:font-family="Monospace" style:font-family-asian="Monospace" style:font-family-complex="Monospace" fo:background-color="transparent" fo:color="#000000"/>
    </style:style>
    <style:style style:name="T626" style:family="text">
      <style:text-properties fo:font-size="9.00pt" fo:font-weight="bold" fo:font-family="Monospace" style:font-family-asian="Monospace" style:font-family-complex="Monospace" fo:background-color="transparent" fo:color="#7f0055"/>
    </style:style>
    <style:style style:name="T627" style:family="text">
      <style:text-properties fo:font-size="9.00pt" fo:font-weight="normal" fo:font-family="Monospace" style:font-family-asian="Monospace" style:font-family-complex="Monospace" fo:background-color="transparent" fo:color="#000000"/>
    </style:style>
    <style:style style:name="T628" style:family="text">
      <style:text-properties fo:font-size="9.00pt" fo:font-weight="bold" fo:font-family="Monospace" style:font-family-asian="Monospace" style:font-family-complex="Monospace" fo:background-color="transparent" fo:color="#000000"/>
    </style:style>
    <style:style style:name="T629" style:family="text">
      <style:text-properties fo:font-size="9.00pt" fo:font-weight="normal" fo:font-family="Monospace" style:font-family-asian="Monospace" style:font-family-complex="Monospace" fo:background-color="transparent" fo:color="#000000"/>
    </style:style>
    <style:style style:name="T630" style:family="text">
      <style:text-properties fo:font-size="9.00pt" fo:font-weight="normal" fo:font-family="Monospace" style:font-family-asian="Monospace" style:font-family-complex="Monospace" fo:background-color="transparent" fo:color="#005032"/>
    </style:style>
    <style:style style:name="T631" style:family="text">
      <style:text-properties fo:font-size="9.00pt" fo:font-weight="normal" fo:font-family="Monospace" style:font-family-asian="Monospace" style:font-family-complex="Monospace" fo:background-color="transparent" fo:color="#000000"/>
    </style:style>
    <style:style style:name="T632" style:family="text">
      <style:text-properties fo:font-size="9.00pt" fo:font-weight="bold" fo:font-family="Monospace" style:font-family-asian="Monospace" style:font-family-complex="Monospace" fo:background-color="transparent" fo:color="#7f0055"/>
    </style:style>
    <style:style style:name="T633" style:family="text">
      <style:text-properties fo:font-size="9.00pt" fo:font-weight="normal" fo:font-family="Monospace" style:font-family-asian="Monospace" style:font-family-complex="Monospace" fo:background-color="transparent" fo:color="#000000"/>
    </style:style>
    <style:style style:name="T634" style:family="text">
      <style:text-properties fo:font-size="9.00pt" fo:font-weight="normal" fo:font-family="Monospace" style:font-family-asian="Monospace" style:font-family-complex="Monospace" fo:background-color="transparent" fo:color="#0000c0"/>
    </style:style>
    <style:style style:name="T635" style:family="text">
      <style:text-properties fo:font-size="9.00pt" fo:font-weight="normal" fo:font-family="Monospace" style:font-family-asian="Monospace" style:font-family-complex="Monospace" fo:background-color="transparent" fo:color="#000000"/>
    </style:style>
    <style:style style:name="T636" style:family="text">
      <style:text-properties fo:font-size="9.00pt" fo:font-weight="bold" fo:font-family="Monospace" style:font-family-asian="Monospace" style:font-family-complex="Monospace" fo:background-color="transparent" fo:color="#7f0055"/>
    </style:style>
    <style:style style:name="T637" style:family="text">
      <style:text-properties fo:font-size="9.00pt" fo:font-weight="normal" fo:font-family="Monospace" style:font-family-asian="Monospace" style:font-family-complex="Monospace" fo:background-color="transparent" fo:color="#000000"/>
    </style:style>
    <style:style style:name="T638" style:family="text">
      <style:text-properties fo:font-size="9.00pt" fo:font-weight="bold" fo:font-family="Monospace" style:font-family-asian="Monospace" style:font-family-complex="Monospace" fo:background-color="transparent" fo:color="#000000"/>
    </style:style>
    <style:style style:name="T639" style:family="text">
      <style:text-properties fo:font-size="9.00pt" fo:font-weight="normal" fo:font-family="Monospace" style:font-family-asian="Monospace" style:font-family-complex="Monospace" fo:background-color="transparent" fo:color="#000000"/>
    </style:style>
    <style:style style:name="T640" style:family="text">
      <style:text-properties fo:font-size="9.00pt" fo:font-weight="normal" fo:font-family="Monospace" style:font-family-asian="Monospace" style:font-family-complex="Monospace" fo:background-color="transparent" fo:color="#005032"/>
    </style:style>
    <style:style style:name="T641" style:family="text">
      <style:text-properties fo:font-size="9.00pt" fo:font-weight="normal" fo:font-family="Monospace" style:font-family-asian="Monospace" style:font-family-complex="Monospace" fo:background-color="transparent" fo:color="#000000"/>
    </style:style>
    <style:style style:name="T642" style:family="text">
      <style:text-properties fo:font-size="9.00pt" fo:font-weight="bold" fo:font-family="Monospace" style:font-family-asian="Monospace" style:font-family-complex="Monospace" fo:background-color="transparent" fo:color="#7f0055"/>
    </style:style>
    <style:style style:name="T643" style:family="text">
      <style:text-properties fo:font-size="9.00pt" fo:font-weight="normal" fo:font-family="Monospace" style:font-family-asian="Monospace" style:font-family-complex="Monospace" fo:background-color="transparent" fo:color="#000000"/>
    </style:style>
    <style:style style:name="T644" style:family="text">
      <style:text-properties fo:font-size="9.00pt" fo:font-weight="normal" fo:font-family="Monospace" style:font-family-asian="Monospace" style:font-family-complex="Monospace" fo:background-color="transparent" fo:color="#0000c0"/>
    </style:style>
    <style:style style:name="T645" style:family="text">
      <style:text-properties fo:font-size="9.00pt" fo:font-weight="normal" fo:font-family="Monospace" style:font-family-asian="Monospace" style:font-family-complex="Monospace" fo:background-color="transparent" fo:color="#000000"/>
    </style:style>
    <style:style style:name="T646" style:family="text">
      <style:text-properties fo:font-size="14.00pt" fo:font-weight="bold" fo:font-family="'Liberation Sans'" style:font-family-asian="'Liberation Sans'" style:font-family-complex="'Liberation Sans'" fo:background-color="transparent" style:use-window-font-color="true"/>
    </style:style>
    <style:style style:name="T647"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648" style:family="text">
      <style:text-properties fo:font-size="9.00pt" fo:font-weight="bold" fo:font-family="'monospace, monospace'" style:font-family-asian="'monospace, monospace'" style:font-family-complex="'monospace, monospace'" fo:background-color="#ffffff" fo:color="#00007f"/>
    </style:style>
    <style:style style:name="T649" style:family="text">
      <style:text-properties fo:font-size="9.00pt" fo:font-weight="normal" fo:font-family="'monospace, monospace'" style:font-family-asian="'monospace, monospace'" style:font-family-complex="'monospace, monospace'" fo:background-color="#ffffff" fo:color="#000000"/>
    </style:style>
    <style:style style:name="T650" style:family="text">
      <style:text-properties fo:font-size="9.00pt" fo:font-weight="normal" fo:font-family="'monospace, monospace'" style:font-family-asian="'monospace, monospace'" style:font-family-complex="'monospace, monospace'" fo:background-color="transparent" fo:color="#000000"/>
    </style:style>
    <style:style style:name="T651" style:family="text">
      <style:text-properties fo:font-size="9.00pt" fo:font-weight="normal" fo:font-family="'monospace, monospace'" style:font-family-asian="'monospace, monospace'" style:font-family-complex="'monospace, monospace'" fo:background-color="#ffffff" fo:color="#301010"/>
    </style:style>
    <style:style style:name="T652" style:family="text">
      <style:text-properties fo:font-size="9.00pt" fo:font-weight="normal" fo:font-family="'monospace, monospace'" style:font-family-asian="'monospace, monospace'" style:font-family-complex="'monospace, monospace'" fo:background-color="transparent" fo:color="#000000"/>
    </style:style>
    <style:style style:name="T653" style:family="text">
      <style:text-properties fo:font-size="9.00pt" fo:font-weight="normal" fo:font-family="'monospace, monospace'" style:font-family-asian="'monospace, monospace'" style:font-family-complex="'monospace, monospace'" fo:background-color="#ffffff" fo:color="#007f7f"/>
    </style:style>
    <style:style style:name="T654" style:family="text">
      <style:text-properties fo:font-size="9.00pt" fo:font-weight="normal" fo:font-family="'monospace, monospace'" style:font-family-asian="'monospace, monospace'" style:font-family-complex="'monospace, monospace'" fo:background-color="#ffffff" fo:color="#000000"/>
    </style:style>
    <style:style style:name="T655" style:family="text">
      <style:text-properties fo:font-size="9.00pt" fo:font-weight="normal" fo:font-family="'monospace, monospace'" style:font-family-asian="'monospace, monospace'" style:font-family-complex="'monospace, monospace'" fo:background-color="#ffffff" fo:color="#007f00"/>
    </style:style>
    <style:style style:name="T656" style:family="text">
      <style:text-properties fo:font-size="9.00pt" fo:font-weight="normal" fo:font-family="'monospace, monospace'" style:font-family-asian="'monospace, monospace'" style:font-family-complex="'monospace, monospace'" fo:background-color="#ffffff" fo:color="#301010"/>
    </style:style>
    <style:style style:name="T657" style:family="text">
      <style:text-properties fo:font-size="9.00pt" fo:font-weight="normal" fo:font-family="'monospace, monospace'" style:font-family-asian="'monospace, monospace'" style:font-family-complex="'monospace, monospace'" fo:background-color="#ffffff" fo:color="#007f00"/>
    </style:style>
    <style:style style:name="T658" style:family="text">
      <style:text-properties fo:font-size="9.00pt" fo:font-weight="normal" fo:font-family="'monospace, monospace'" style:font-family-asian="'monospace, monospace'" style:font-family-complex="'monospace, monospace'" fo:background-color="transparent" fo:color="#000000"/>
    </style:style>
    <style:style style:name="T659" style:family="text">
      <style:text-properties fo:font-size="9.00pt" fo:font-weight="bold" fo:font-family="'monospace, monospace'" style:font-family-asian="'monospace, monospace'" style:font-family-complex="'monospace, monospace'" fo:background-color="#ffffff" fo:color="#00007f"/>
    </style:style>
    <style:style style:name="T660" style:family="text">
      <style:text-properties fo:font-size="9.00pt" fo:font-weight="normal" fo:font-family="'monospace, monospace'" style:font-family-asian="'monospace, monospace'" style:font-family-complex="'monospace, monospace'" fo:background-color="#ffffff" fo:color="#000000"/>
    </style:style>
    <style:style style:name="T661" style:family="text">
      <style:text-properties fo:font-size="9.00pt" fo:font-weight="normal" fo:font-family="'monospace, monospace'" style:font-family-asian="'monospace, monospace'" style:font-family-complex="'monospace, monospace'" fo:background-color="#ffffff" fo:color="#301010"/>
    </style:style>
    <style:style style:name="T662" style:family="text">
      <style:text-properties fo:font-size="9.00pt" fo:font-weight="normal" fo:font-family="'monospace, monospace'" style:font-family-asian="'monospace, monospace'" style:font-family-complex="'monospace, monospace'" fo:background-color="#ffffff" fo:color="#000000"/>
    </style:style>
    <style:style style:name="T663" style:family="text">
      <style:text-properties fo:font-size="9.00pt" fo:font-weight="normal" fo:font-family="'monospace, monospace'" style:font-family-asian="'monospace, monospace'" style:font-family-complex="'monospace, monospace'" fo:background-color="#ffffff" fo:color="#301010"/>
    </style:style>
    <style:style style:name="T664" style:family="text">
      <style:text-properties fo:font-size="9.00pt" fo:font-weight="normal" fo:font-family="'monospace, monospace'" style:font-family-asian="'monospace, monospace'" style:font-family-complex="'monospace, monospace'" fo:background-color="#ffffff" fo:color="#000000"/>
    </style:style>
    <style:style style:name="T665" style:family="text">
      <style:text-properties fo:font-size="9.00pt" fo:font-weight="normal" fo:font-family="'monospace, monospace'" style:font-family-asian="'monospace, monospace'" style:font-family-complex="'monospace, monospace'" fo:background-color="#ffffff" fo:color="#301010"/>
    </style:style>
    <style:style style:name="T666" style:family="text">
      <style:text-properties fo:font-size="9.00pt" fo:font-weight="normal" fo:font-family="'monospace, monospace'" style:font-family-asian="'monospace, monospace'" style:font-family-complex="'monospace, monospace'" fo:background-color="#ffffff" fo:color="#000000"/>
    </style:style>
    <style:style style:name="T667" style:family="text">
      <style:text-properties fo:font-size="9.00pt" fo:font-weight="normal" fo:font-family="'monospace, monospace'" style:font-family-asian="'monospace, monospace'" style:font-family-complex="'monospace, monospace'" fo:background-color="#ffffff" fo:color="#301010"/>
    </style:style>
    <style:style style:name="T668" style:family="text">
      <style:text-properties fo:font-size="9.00pt" fo:font-weight="normal" fo:font-family="'monospace, monospace'" style:font-family-asian="'monospace, monospace'" style:font-family-complex="'monospace, monospace'" fo:background-color="transparent" fo:color="#000000"/>
    </style:style>
    <style:style style:name="T669" style:family="text">
      <style:text-properties fo:font-size="9.00pt" fo:font-weight="bold" fo:font-family="'monospace, monospace'" style:font-family-asian="'monospace, monospace'" style:font-family-complex="'monospace, monospace'" fo:background-color="#ffffff" fo:color="#00007f"/>
    </style:style>
    <style:style style:name="T670" style:family="text">
      <style:text-properties fo:font-size="9.00pt" fo:font-weight="normal" fo:font-family="'monospace, monospace'" style:font-family-asian="'monospace, monospace'" style:font-family-complex="'monospace, monospace'" fo:background-color="#ffffff" fo:color="#000000"/>
    </style:style>
    <style:style style:name="T671" style:family="text">
      <style:text-properties fo:font-size="9.00pt" fo:font-weight="normal" fo:font-family="'monospace, monospace'" style:font-family-asian="'monospace, monospace'" style:font-family-complex="'monospace, monospace'" fo:background-color="#ffffff" fo:color="#301010"/>
    </style:style>
    <style:style style:name="T672" style:family="text">
      <style:text-properties fo:font-size="9.00pt" fo:font-weight="bold" fo:font-family="'monospace, monospace'" style:font-family-asian="'monospace, monospace'" style:font-family-complex="'monospace, monospace'" fo:background-color="#ffffff" fo:color="#00007f"/>
    </style:style>
    <style:style style:name="T673" style:family="text">
      <style:text-properties fo:font-size="9.00pt" fo:font-weight="normal" fo:font-family="'monospace, monospace'" style:font-family-asian="'monospace, monospace'" style:font-family-complex="'monospace, monospace'" fo:background-color="#ffffff" fo:color="#000000"/>
    </style:style>
    <style:style style:name="T674" style:family="text">
      <style:text-properties fo:font-size="9.00pt" fo:font-weight="normal" fo:font-family="'monospace, monospace'" style:font-family-asian="'monospace, monospace'" style:font-family-complex="'monospace, monospace'" fo:background-color="#ffffff" fo:color="#301010"/>
    </style:style>
    <style:style style:name="T675" style:family="text">
      <style:text-properties fo:font-size="9.00pt" fo:font-weight="bold" fo:font-family="'monospace, monospace'" style:font-family-asian="'monospace, monospace'" style:font-family-complex="'monospace, monospace'" fo:background-color="#ffffff" fo:color="#00007f"/>
    </style:style>
    <style:style style:name="T676" style:family="text">
      <style:text-properties fo:font-size="9.00pt" fo:font-weight="normal" fo:font-family="'monospace, monospace'" style:font-family-asian="'monospace, monospace'" style:font-family-complex="'monospace, monospace'" fo:background-color="#ffffff" fo:color="#301010"/>
    </style:style>
    <style:style style:name="T677" style:family="text">
      <style:text-properties fo:font-size="9.00pt" fo:font-weight="normal" fo:font-family="'monospace, monospace'" style:font-family-asian="'monospace, monospace'" style:font-family-complex="'monospace, monospace'" fo:background-color="#ffffff" fo:color="#000000"/>
    </style:style>
    <style:style style:name="T678" style:family="text">
      <style:text-properties fo:font-size="9.00pt" fo:font-weight="normal" fo:font-family="'monospace, monospace'" style:font-family-asian="'monospace, monospace'" style:font-family-complex="'monospace, monospace'" fo:background-color="#ffffff" fo:color="#301010"/>
    </style:style>
    <style:style style:name="T679" style:family="text">
      <style:text-properties fo:font-size="9.00pt" fo:font-weight="normal" fo:font-family="'monospace, monospace'" style:font-family-asian="'monospace, monospace'" style:font-family-complex="'monospace, monospace'" fo:background-color="#ffffff" fo:color="#000000"/>
    </style:style>
    <style:style style:name="T680" style:family="text">
      <style:text-properties fo:font-size="9.00pt" fo:font-weight="normal" fo:font-family="'monospace, monospace'" style:font-family-asian="'monospace, monospace'" style:font-family-complex="'monospace, monospace'" fo:background-color="#ffffff" fo:color="#301010"/>
    </style:style>
    <style:style style:name="T681" style:family="text">
      <style:text-properties fo:font-size="9.00pt" fo:font-weight="normal" fo:font-family="'monospace, monospace'" style:font-family-asian="'monospace, monospace'" style:font-family-complex="'monospace, monospace'" fo:background-color="#ffffff" fo:color="#000000"/>
    </style:style>
    <style:style style:name="T682" style:family="text">
      <style:text-properties fo:font-size="9.00pt" fo:font-weight="normal" fo:font-family="'monospace, monospace'" style:font-family-asian="'monospace, monospace'" style:font-family-complex="'monospace, monospace'" fo:background-color="#ffffff" fo:color="#301010"/>
    </style:style>
    <style:style style:name="T683" style:family="text">
      <style:text-properties fo:font-size="9.00pt" fo:font-weight="normal" fo:font-family="'monospace, monospace'" style:font-family-asian="'monospace, monospace'" style:font-family-complex="'monospace, monospace'" fo:background-color="#ffffff" fo:color="#000000"/>
    </style:style>
    <style:style style:name="T684" style:family="text">
      <style:text-properties fo:font-size="9.00pt" fo:font-weight="normal" fo:font-family="'monospace, monospace'" style:font-family-asian="'monospace, monospace'" style:font-family-complex="'monospace, monospace'" fo:background-color="#ffffff" fo:color="#301010"/>
    </style:style>
    <style:style style:name="T685" style:family="text">
      <style:text-properties fo:font-size="9.00pt" fo:font-weight="normal" fo:font-family="'monospace, monospace'" style:font-family-asian="'monospace, monospace'" style:font-family-complex="'monospace, monospace'" fo:background-color="#ffffff" fo:color="#000000"/>
    </style:style>
    <style:style style:name="T686" style:family="text">
      <style:text-properties fo:font-size="9.00pt" fo:font-weight="normal" fo:font-family="'monospace, monospace'" style:font-family-asian="'monospace, monospace'" style:font-family-complex="'monospace, monospace'" fo:background-color="#ffffff" fo:color="#301010"/>
    </style:style>
    <style:style style:name="T687" style:family="text">
      <style:text-properties fo:font-size="9.00pt" fo:font-weight="normal" fo:font-family="'monospace, monospace'" style:font-family-asian="'monospace, monospace'" style:font-family-complex="'monospace, monospace'" fo:background-color="#ffffff" fo:color="#000000"/>
    </style:style>
    <style:style style:name="T688" style:family="text">
      <style:text-properties fo:font-size="9.00pt" fo:font-weight="normal" fo:font-family="'monospace, monospace'" style:font-family-asian="'monospace, monospace'" style:font-family-complex="'monospace, monospace'" fo:background-color="#ffffff" fo:color="#301010"/>
    </style:style>
    <style:style style:name="T689" style:family="text">
      <style:text-properties fo:font-size="9.00pt" fo:font-weight="normal" fo:font-family="'monospace, monospace'" style:font-family-asian="'monospace, monospace'" style:font-family-complex="'monospace, monospace'" fo:background-color="#ffffff" fo:color="#000000"/>
    </style:style>
    <style:style style:name="T690" style:family="text">
      <style:text-properties fo:font-size="9.00pt" fo:font-weight="normal" fo:font-family="'monospace, monospace'" style:font-family-asian="'monospace, monospace'" style:font-family-complex="'monospace, monospace'" fo:background-color="#ffffff" fo:color="#301010"/>
    </style:style>
    <style:style style:name="T691" style:family="text">
      <style:text-properties fo:font-size="9.00pt" fo:font-weight="normal" fo:font-family="'monospace, monospace'" style:font-family-asian="'monospace, monospace'" style:font-family-complex="'monospace, monospace'" fo:background-color="#ffffff" fo:color="#000000"/>
    </style:style>
    <style:style style:name="T692" style:family="text">
      <style:text-properties fo:font-size="9.00pt" fo:font-weight="normal" fo:font-family="'monospace, monospace'" style:font-family-asian="'monospace, monospace'" style:font-family-complex="'monospace, monospace'" fo:background-color="#ffffff" fo:color="#301010"/>
    </style:style>
    <style:style style:name="T693" style:family="text">
      <style:text-properties fo:font-size="9.00pt" fo:font-weight="bold" fo:font-family="'monospace, monospace'" style:font-family-asian="'monospace, monospace'" style:font-family-complex="'monospace, monospace'" fo:background-color="#ffffff" fo:color="#00007f"/>
    </style:style>
    <style:style style:name="T694" style:family="text">
      <style:text-properties fo:font-size="9.00pt" fo:font-weight="normal" fo:font-family="'monospace, monospace'" style:font-family-asian="'monospace, monospace'" style:font-family-complex="'monospace, monospace'" fo:background-color="#ffffff" fo:color="#000000"/>
    </style:style>
    <style:style style:name="T695" style:family="text">
      <style:text-properties fo:font-size="9.00pt" fo:font-weight="normal" fo:font-family="'monospace, monospace'" style:font-family-asian="'monospace, monospace'" style:font-family-complex="'monospace, monospace'" fo:background-color="#ffffff" fo:color="#301010"/>
    </style:style>
    <style:style style:name="T696" style:family="text">
      <style:text-properties fo:font-size="9.00pt" fo:font-weight="normal" fo:font-family="'monospace, monospace'" style:font-family-asian="'monospace, monospace'" style:font-family-complex="'monospace, monospace'" fo:background-color="#ffffff" fo:color="#000000"/>
    </style:style>
    <style:style style:name="T697" style:family="text">
      <style:text-properties fo:font-size="9.00pt" fo:font-weight="normal" fo:font-family="'monospace, monospace'" style:font-family-asian="'monospace, monospace'" style:font-family-complex="'monospace, monospace'" fo:background-color="#ffffff" fo:color="#301010"/>
    </style:style>
    <style:style style:name="T698" style:family="text">
      <style:text-properties fo:font-size="9.00pt" fo:font-weight="normal" fo:font-family="'monospace, monospace'" style:font-family-asian="'monospace, monospace'" style:font-family-complex="'monospace, monospace'" fo:background-color="transparent" fo:color="#000000"/>
    </style:style>
    <style:style style:name="T699" style:family="text">
      <style:text-properties fo:font-size="9.00pt" fo:font-weight="bold" fo:font-family="'monospace, monospace'" style:font-family-asian="'monospace, monospace'" style:font-family-complex="'monospace, monospace'" fo:background-color="#ffffff" fo:color="#00007f"/>
    </style:style>
    <style:style style:name="T700" style:family="text">
      <style:text-properties fo:font-size="9.00pt" fo:font-weight="normal" fo:font-family="'monospace, monospace'" style:font-family-asian="'monospace, monospace'" style:font-family-complex="'monospace, monospace'" fo:background-color="#ffffff" fo:color="#000000"/>
    </style:style>
    <style:style style:name="T701" style:family="text">
      <style:text-properties fo:font-size="9.00pt" fo:font-weight="normal" fo:font-family="'monospace, monospace'" style:font-family-asian="'monospace, monospace'" style:font-family-complex="'monospace, monospace'" fo:background-color="#ffffff" fo:color="#301010"/>
    </style:style>
    <style:style style:name="T702" style:family="text">
      <style:text-properties fo:font-size="9.00pt" fo:font-weight="bold" fo:font-family="'monospace, monospace'" style:font-family-asian="'monospace, monospace'" style:font-family-complex="'monospace, monospace'" fo:background-color="#ffffff" fo:color="#00007f"/>
    </style:style>
    <style:style style:name="T703" style:family="text">
      <style:text-properties fo:font-size="9.00pt" fo:font-weight="normal" fo:font-family="'monospace, monospace'" style:font-family-asian="'monospace, monospace'" style:font-family-complex="'monospace, monospace'" fo:background-color="#ffffff" fo:color="#000000"/>
    </style:style>
    <style:style style:name="T704" style:family="text">
      <style:text-properties fo:font-size="9.00pt" fo:font-weight="normal" fo:font-family="'monospace, monospace'" style:font-family-asian="'monospace, monospace'" style:font-family-complex="'monospace, monospace'" fo:background-color="#ffffff" fo:color="#301010"/>
    </style:style>
    <style:style style:name="T705" style:family="text">
      <style:text-properties fo:font-size="9.00pt" fo:font-weight="normal" fo:font-family="'monospace, monospace'" style:font-family-asian="'monospace, monospace'" style:font-family-complex="'monospace, monospace'" fo:background-color="#ffffff" fo:color="#000000"/>
    </style:style>
    <style:style style:name="T706" style:family="text">
      <style:text-properties fo:font-size="9.00pt" fo:font-weight="normal" fo:font-family="'monospace, monospace'" style:font-family-asian="'monospace, monospace'" style:font-family-complex="'monospace, monospace'" fo:background-color="#ffffff" fo:color="#301010"/>
    </style:style>
    <style:style style:name="T707" style:family="text">
      <style:text-properties fo:font-size="9.00pt" fo:font-weight="normal" fo:font-family="'monospace, monospace'" style:font-family-asian="'monospace, monospace'" style:font-family-complex="'monospace, monospace'" fo:background-color="#ffffff" fo:color="#000000"/>
    </style:style>
    <style:style style:name="T708" style:family="text">
      <style:text-properties fo:font-size="9.00pt" fo:font-weight="normal" fo:font-family="'monospace, monospace'" style:font-family-asian="'monospace, monospace'" style:font-family-complex="'monospace, monospace'" fo:background-color="#ffffff" fo:color="#301010"/>
    </style:style>
    <style:style style:name="T709" style:family="text">
      <style:text-properties fo:font-size="9.00pt" fo:font-weight="normal" fo:font-family="'monospace, monospace'" style:font-family-asian="'monospace, monospace'" style:font-family-complex="'monospace, monospace'" fo:background-color="#ffffff" fo:color="#000000"/>
    </style:style>
    <style:style style:name="T710" style:family="text">
      <style:text-properties fo:font-size="9.00pt" fo:font-weight="normal" fo:font-family="'monospace, monospace'" style:font-family-asian="'monospace, monospace'" style:font-family-complex="'monospace, monospace'" fo:background-color="#ffffff" fo:color="#301010"/>
    </style:style>
    <style:style style:name="T711" style:family="text">
      <style:text-properties fo:font-size="9.00pt" fo:font-weight="normal" fo:font-family="'monospace, monospace'" style:font-family-asian="'monospace, monospace'" style:font-family-complex="'monospace, monospace'" fo:background-color="#ffffff" fo:color="#000000"/>
    </style:style>
    <style:style style:name="T712" style:family="text">
      <style:text-properties fo:font-size="9.00pt" fo:font-weight="normal" fo:font-family="'monospace, monospace'" style:font-family-asian="'monospace, monospace'" style:font-family-complex="'monospace, monospace'" fo:background-color="#ffffff" fo:color="#301010"/>
    </style:style>
    <style:style style:name="T713" style:family="text">
      <style:text-properties fo:font-size="9.00pt" fo:font-weight="normal" fo:font-family="'monospace, monospace'" style:font-family-asian="'monospace, monospace'" style:font-family-complex="'monospace, monospace'" fo:background-color="#ffffff" fo:color="#000000"/>
    </style:style>
    <style:style style:name="T714" style:family="text">
      <style:text-properties fo:font-size="9.00pt" fo:font-weight="normal" fo:font-family="'monospace, monospace'" style:font-family-asian="'monospace, monospace'" style:font-family-complex="'monospace, monospace'" fo:background-color="#ffffff" fo:color="#301010"/>
    </style:style>
    <style:style style:name="T715" style:family="text">
      <style:text-properties fo:font-size="9.00pt" fo:font-weight="normal" fo:font-family="'monospace, monospace'" style:font-family-asian="'monospace, monospace'" style:font-family-complex="'monospace, monospace'" fo:background-color="#ffffff" fo:color="#000000"/>
    </style:style>
    <style:style style:name="T716" style:family="text">
      <style:text-properties fo:font-size="9.00pt" fo:font-weight="normal" fo:font-family="'monospace, monospace'" style:font-family-asian="'monospace, monospace'" style:font-family-complex="'monospace, monospace'" fo:background-color="#ffffff" fo:color="#301010"/>
    </style:style>
    <style:style style:name="T717" style:family="text">
      <style:text-properties fo:font-size="9.00pt" fo:font-weight="normal" fo:font-family="'monospace, monospace'" style:font-family-asian="'monospace, monospace'" style:font-family-complex="'monospace, monospace'" fo:background-color="#ffffff" fo:color="#000000"/>
    </style:style>
    <style:style style:name="T718" style:family="text">
      <style:text-properties fo:font-size="9.00pt" fo:font-weight="normal" fo:font-family="'monospace, monospace'" style:font-family-asian="'monospace, monospace'" style:font-family-complex="'monospace, monospace'" fo:background-color="#ffffff" fo:color="#301010"/>
    </style:style>
    <style:style style:name="T719" style:family="text">
      <style:text-properties fo:font-size="9.00pt" fo:font-weight="normal" fo:font-family="'monospace, monospace'" style:font-family-asian="'monospace, monospace'" style:font-family-complex="'monospace, monospace'" fo:background-color="#ffffff" fo:color="#000000"/>
    </style:style>
    <style:style style:name="T720" style:family="text">
      <style:text-properties fo:font-size="9.00pt" fo:font-weight="normal" fo:font-family="'monospace, monospace'" style:font-family-asian="'monospace, monospace'" style:font-family-complex="'monospace, monospace'" fo:background-color="#ffffff" fo:color="#301010"/>
    </style:style>
    <style:style style:name="T721" style:family="text">
      <style:text-properties fo:font-size="9.00pt" fo:font-weight="normal" fo:font-family="'monospace, monospace'" style:font-family-asian="'monospace, monospace'" style:font-family-complex="'monospace, monospace'" fo:background-color="#ffffff" fo:color="#007f00"/>
    </style:style>
    <style:style style:name="T722" style:family="text">
      <style:text-properties fo:font-size="9.00pt" fo:font-weight="normal" fo:font-family="'monospace, monospace'" style:font-family-asian="'monospace, monospace'" style:font-family-complex="'monospace, monospace'" fo:background-color="#ffffff" fo:color="#301010"/>
    </style:style>
    <style:style style:name="T723" style:family="text">
      <style:text-properties fo:font-size="9.00pt" fo:font-weight="normal" fo:font-family="'monospace, monospace'" style:font-family-asian="'monospace, monospace'" style:font-family-complex="'monospace, monospace'" fo:background-color="transparent" fo:color="#000000"/>
    </style:style>
    <style:style style:name="T724" style:family="text">
      <style:text-properties fo:font-size="9.00pt" fo:font-weight="bold" fo:font-family="'monospace, monospace'" style:font-family-asian="'monospace, monospace'" style:font-family-complex="'monospace, monospace'" fo:background-color="#ffffff" fo:color="#00007f"/>
    </style:style>
    <style:style style:name="T725" style:family="text">
      <style:text-properties fo:font-size="9.00pt" fo:font-weight="normal" fo:font-family="'monospace, monospace'" style:font-family-asian="'monospace, monospace'" style:font-family-complex="'monospace, monospace'" fo:background-color="#ffffff" fo:color="#000000"/>
    </style:style>
    <style:style style:name="T726" style:family="text">
      <style:text-properties fo:font-size="9.00pt" fo:font-weight="normal" fo:font-family="'monospace, monospace'" style:font-family-asian="'monospace, monospace'" style:font-family-complex="'monospace, monospace'" fo:background-color="#ffffff" fo:color="#301010"/>
    </style:style>
    <style:style style:name="T727" style:family="text">
      <style:text-properties fo:font-size="9.00pt" fo:font-weight="bold" fo:font-family="'monospace, monospace'" style:font-family-asian="'monospace, monospace'" style:font-family-complex="'monospace, monospace'" fo:background-color="#ffffff" fo:color="#00007f"/>
    </style:style>
    <style:style style:name="T728" style:family="text">
      <style:text-properties fo:font-size="9.00pt" fo:font-weight="normal" fo:font-family="'monospace, monospace'" style:font-family-asian="'monospace, monospace'" style:font-family-complex="'monospace, monospace'" fo:background-color="#ffffff" fo:color="#000000"/>
    </style:style>
    <style:style style:name="T729" style:family="text">
      <style:text-properties fo:font-size="9.00pt" fo:font-weight="normal" fo:font-family="'monospace, monospace'" style:font-family-asian="'monospace, monospace'" style:font-family-complex="'monospace, monospace'" fo:background-color="#ffffff" fo:color="#301010"/>
    </style:style>
    <style:style style:name="T730" style:family="text">
      <style:text-properties fo:font-size="9.00pt" fo:font-weight="bold" fo:font-family="'monospace, monospace'" style:font-family-asian="'monospace, monospace'" style:font-family-complex="'monospace, monospace'" fo:background-color="#ffffff" fo:color="#00007f"/>
    </style:style>
    <style:style style:name="T731" style:family="text">
      <style:text-properties fo:font-size="9.00pt" fo:font-weight="normal" fo:font-family="'monospace, monospace'" style:font-family-asian="'monospace, monospace'" style:font-family-complex="'monospace, monospace'" fo:background-color="#ffffff" fo:color="#000000"/>
    </style:style>
    <style:style style:name="T732" style:family="text">
      <style:text-properties fo:font-size="9.00pt" fo:font-weight="normal" fo:font-family="'monospace, monospace'" style:font-family-asian="'monospace, monospace'" style:font-family-complex="'monospace, monospace'" fo:background-color="#ffffff" fo:color="#301010"/>
    </style:style>
    <style:style style:name="T733" style:family="text">
      <style:text-properties fo:font-size="9.00pt" fo:font-weight="bold" fo:font-family="'monospace, monospace'" style:font-family-asian="'monospace, monospace'" style:font-family-complex="'monospace, monospace'" fo:background-color="#ffffff" fo:color="#00007f"/>
    </style:style>
    <style:style style:name="T734" style:family="text">
      <style:text-properties fo:font-size="9.00pt" fo:font-weight="normal" fo:font-family="'monospace, monospace'" style:font-family-asian="'monospace, monospace'" style:font-family-complex="'monospace, monospace'" fo:background-color="#ffffff" fo:color="#000000"/>
    </style:style>
    <style:style style:name="T735" style:family="text">
      <style:text-properties fo:font-size="9.00pt" fo:font-weight="normal" fo:font-family="'monospace, monospace'" style:font-family-asian="'monospace, monospace'" style:font-family-complex="'monospace, monospace'" fo:background-color="#ffffff" fo:color="#301010"/>
    </style:style>
    <style:style style:name="T736" style:family="text">
      <style:text-properties fo:font-size="9.00pt" fo:font-weight="normal" fo:font-family="'monospace, monospace'" style:font-family-asian="'monospace, monospace'" style:font-family-complex="'monospace, monospace'" fo:background-color="#ffffff" fo:color="#000000"/>
    </style:style>
    <style:style style:name="T737" style:family="text">
      <style:text-properties fo:font-size="9.00pt" fo:font-weight="normal" fo:font-family="'monospace, monospace'" style:font-family-asian="'monospace, monospace'" style:font-family-complex="'monospace, monospace'" fo:background-color="#ffffff" fo:color="#301010"/>
    </style:style>
    <style:style style:name="T738" style:family="text">
      <style:text-properties fo:font-size="9.00pt" fo:font-weight="normal" fo:font-family="'monospace, monospace'" style:font-family-asian="'monospace, monospace'" style:font-family-complex="'monospace, monospace'" fo:background-color="#ffffff" fo:color="#000000"/>
    </style:style>
    <style:style style:name="T739" style:family="text">
      <style:text-properties fo:font-size="9.00pt" fo:font-weight="normal" fo:font-family="'monospace, monospace'" style:font-family-asian="'monospace, monospace'" style:font-family-complex="'monospace, monospace'" fo:background-color="#ffffff" fo:color="#301010"/>
    </style:style>
    <style:style style:name="T740" style:family="text">
      <style:text-properties fo:font-size="9.00pt" fo:font-weight="normal" fo:font-family="'monospace, monospace'" style:font-family-asian="'monospace, monospace'" style:font-family-complex="'monospace, monospace'" fo:background-color="#ffffff" fo:color="#000000"/>
    </style:style>
    <style:style style:name="T741" style:family="text">
      <style:text-properties fo:font-size="9.00pt" fo:font-weight="normal" fo:font-family="'monospace, monospace'" style:font-family-asian="'monospace, monospace'" style:font-family-complex="'monospace, monospace'" fo:background-color="#ffffff" fo:color="#301010"/>
    </style:style>
    <style:style style:name="T742" style:family="text">
      <style:text-properties fo:font-size="9.00pt" fo:font-weight="normal" fo:font-family="'monospace, monospace'" style:font-family-asian="'monospace, monospace'" style:font-family-complex="'monospace, monospace'" fo:background-color="#ffffff" fo:color="#000000"/>
    </style:style>
    <style:style style:name="T743" style:family="text">
      <style:text-properties fo:font-size="9.00pt" fo:font-weight="normal" fo:font-family="'monospace, monospace'" style:font-family-asian="'monospace, monospace'" style:font-family-complex="'monospace, monospace'" fo:background-color="#ffffff" fo:color="#301010"/>
    </style:style>
    <style:style style:name="T744" style:family="text">
      <style:text-properties fo:font-size="9.00pt" fo:font-weight="normal" fo:font-family="'monospace, monospace'" style:font-family-asian="'monospace, monospace'" style:font-family-complex="'monospace, monospace'" fo:background-color="#ffffff" fo:color="#000000"/>
    </style:style>
    <style:style style:name="T745" style:family="text">
      <style:text-properties fo:font-size="9.00pt" fo:font-weight="normal" fo:font-family="'monospace, monospace'" style:font-family-asian="'monospace, monospace'" style:font-family-complex="'monospace, monospace'" fo:background-color="#ffffff" fo:color="#301010"/>
    </style:style>
    <style:style style:name="T746" style:family="text">
      <style:text-properties fo:font-size="9.00pt" fo:font-weight="normal" fo:font-family="'monospace, monospace'" style:font-family-asian="'monospace, monospace'" style:font-family-complex="'monospace, monospace'" fo:background-color="transparent" fo:color="#000000"/>
    </style:style>
    <style:style style:name="T747" style:family="text">
      <style:text-properties fo:font-size="9.00pt" fo:font-weight="bold" fo:font-family="'monospace, monospace'" style:font-family-asian="'monospace, monospace'" style:font-family-complex="'monospace, monospace'" fo:background-color="#ffffff" fo:color="#00007f"/>
    </style:style>
    <style:style style:name="T748" style:family="text">
      <style:text-properties fo:font-size="9.00pt" fo:font-weight="normal" fo:font-family="'monospace, monospace'" style:font-family-asian="'monospace, monospace'" style:font-family-complex="'monospace, monospace'" fo:background-color="#ffffff" fo:color="#301010"/>
    </style:style>
    <style:style style:name="T749" style:family="text">
      <style:text-properties fo:font-size="9.00pt" fo:font-weight="normal" fo:font-family="'monospace, monospace'" style:font-family-asian="'monospace, monospace'" style:font-family-complex="'monospace, monospace'" fo:background-color="#ffffff" fo:color="#000000"/>
    </style:style>
    <style:style style:name="T750" style:family="text">
      <style:text-properties fo:font-size="9.00pt" fo:font-weight="normal" fo:font-family="'monospace, monospace'" style:font-family-asian="'monospace, monospace'" style:font-family-complex="'monospace, monospace'" fo:background-color="#ffffff" fo:color="#301010"/>
    </style:style>
    <style:style style:name="T751" style:family="text">
      <style:text-properties fo:font-size="9.00pt" fo:font-weight="normal" fo:font-family="'monospace, monospace'" style:font-family-asian="'monospace, monospace'" style:font-family-complex="'monospace, monospace'" fo:background-color="#ffffff" fo:color="#000000"/>
    </style:style>
    <style:style style:name="T752" style:family="text">
      <style:text-properties fo:font-size="9.00pt" fo:font-weight="normal" fo:font-family="'monospace, monospace'" style:font-family-asian="'monospace, monospace'" style:font-family-complex="'monospace, monospace'" fo:background-color="#ffffff" fo:color="#301010"/>
    </style:style>
    <style:style style:name="T753" style:family="text">
      <style:text-properties fo:font-size="9.00pt" fo:font-weight="bold" fo:font-family="'monospace, monospace'" style:font-family-asian="'monospace, monospace'" style:font-family-complex="'monospace, monospace'" fo:background-color="#ffffff" fo:color="#00007f"/>
    </style:style>
    <style:style style:name="T754" style:family="text">
      <style:text-properties fo:font-size="9.00pt" fo:font-weight="normal" fo:font-family="'monospace, monospace'" style:font-family-asian="'monospace, monospace'" style:font-family-complex="'monospace, monospace'" fo:background-color="#ffffff" fo:color="#301010"/>
    </style:style>
    <style:style style:name="T755" style:family="text">
      <style:text-properties fo:font-size="9.00pt" fo:font-weight="normal" fo:font-family="'monospace, monospace'" style:font-family-asian="'monospace, monospace'" style:font-family-complex="'monospace, monospace'" fo:background-color="transparent" fo:color="#000000"/>
    </style:style>
    <style:style style:name="T756" style:family="text">
      <style:text-properties fo:font-size="9.00pt" fo:font-weight="bold" fo:font-family="'monospace, monospace'" style:font-family-asian="'monospace, monospace'" style:font-family-complex="'monospace, monospace'" fo:background-color="#ffffff" fo:color="#00007f"/>
    </style:style>
    <style:style style:name="T757" style:family="text">
      <style:text-properties fo:font-size="9.00pt" fo:font-weight="normal" fo:font-family="'monospace, monospace'" style:font-family-asian="'monospace, monospace'" style:font-family-complex="'monospace, monospace'" fo:background-color="#ffffff" fo:color="#301010"/>
    </style:style>
    <style:style style:name="T758" style:family="text">
      <style:text-properties fo:font-size="9.00pt" fo:font-weight="normal" fo:font-family="'monospace, monospace'" style:font-family-asian="'monospace, monospace'" style:font-family-complex="'monospace, monospace'" fo:background-color="#ffffff" fo:color="#000000"/>
    </style:style>
    <style:style style:name="T759" style:family="text">
      <style:text-properties fo:font-size="9.00pt" fo:font-weight="normal" fo:font-family="'monospace, monospace'" style:font-family-asian="'monospace, monospace'" style:font-family-complex="'monospace, monospace'" fo:background-color="#ffffff" fo:color="#301010"/>
    </style:style>
    <style:style style:name="T760" style:family="text">
      <style:text-properties fo:font-size="9.00pt" fo:font-weight="normal" fo:font-family="'monospace, monospace'" style:font-family-asian="'monospace, monospace'" style:font-family-complex="'monospace, monospace'" fo:background-color="#ffffff" fo:color="#000000"/>
    </style:style>
    <style:style style:name="T761" style:family="text">
      <style:text-properties fo:font-size="9.00pt" fo:font-weight="normal" fo:font-family="'monospace, monospace'" style:font-family-asian="'monospace, monospace'" style:font-family-complex="'monospace, monospace'" fo:background-color="#ffffff" fo:color="#301010"/>
    </style:style>
    <style:style style:name="T762" style:family="text">
      <style:text-properties fo:font-size="9.00pt" fo:font-weight="normal" fo:font-family="'monospace, monospace'" style:font-family-asian="'monospace, monospace'" style:font-family-complex="'monospace, monospace'" fo:background-color="#ffffff" fo:color="#000000"/>
    </style:style>
    <style:style style:name="T763" style:family="text">
      <style:text-properties fo:font-size="9.00pt" fo:font-weight="normal" fo:font-family="'monospace, monospace'" style:font-family-asian="'monospace, monospace'" style:font-family-complex="'monospace, monospace'" fo:background-color="#ffffff" fo:color="#301010"/>
    </style:style>
    <style:style style:name="T764" style:family="text">
      <style:text-properties fo:font-size="9.00pt" fo:font-weight="normal" fo:font-family="'monospace, monospace'" style:font-family-asian="'monospace, monospace'" style:font-family-complex="'monospace, monospace'" fo:background-color="#ffffff" fo:color="#000000"/>
    </style:style>
    <style:style style:name="T765" style:family="text">
      <style:text-properties fo:font-size="9.00pt" fo:font-weight="normal" fo:font-family="'monospace, monospace'" style:font-family-asian="'monospace, monospace'" style:font-family-complex="'monospace, monospace'" fo:background-color="#ffffff" fo:color="#301010"/>
    </style:style>
    <style:style style:name="T766" style:family="text">
      <style:text-properties fo:font-size="9.00pt" fo:font-weight="normal" fo:font-family="'monospace, monospace'" style:font-family-asian="'monospace, monospace'" style:font-family-complex="'monospace, monospace'" fo:background-color="#ffffff" fo:color="#000000"/>
    </style:style>
    <style:style style:name="T767" style:family="text">
      <style:text-properties fo:font-size="9.00pt" fo:font-weight="normal" fo:font-family="'monospace, monospace'" style:font-family-asian="'monospace, monospace'" style:font-family-complex="'monospace, monospace'" fo:background-color="#ffffff" fo:color="#301010"/>
    </style:style>
    <style:style style:name="T768" style:family="text">
      <style:text-properties fo:font-size="9.00pt" fo:font-weight="normal" fo:font-family="'monospace, monospace'" style:font-family-asian="'monospace, monospace'" style:font-family-complex="'monospace, monospace'" fo:background-color="#ffffff" fo:color="#000000"/>
    </style:style>
    <style:style style:name="T769" style:family="text">
      <style:text-properties fo:font-size="9.00pt" fo:font-weight="normal" fo:font-family="'monospace, monospace'" style:font-family-asian="'monospace, monospace'" style:font-family-complex="'monospace, monospace'" fo:background-color="#ffffff" fo:color="#301010"/>
    </style:style>
    <style:style style:name="T770" style:family="text">
      <style:text-properties fo:font-size="9.00pt" fo:font-weight="normal" fo:font-family="'monospace, monospace'" style:font-family-asian="'monospace, monospace'" style:font-family-complex="'monospace, monospace'" fo:background-color="#ffffff" fo:color="#000000"/>
    </style:style>
    <style:style style:name="T771" style:family="text">
      <style:text-properties fo:font-size="9.00pt" fo:font-weight="normal" fo:font-family="'monospace, monospace'" style:font-family-asian="'monospace, monospace'" style:font-family-complex="'monospace, monospace'" fo:background-color="#ffffff" fo:color="#301010"/>
    </style:style>
    <style:style style:name="T772" style:family="text">
      <style:text-properties fo:font-size="9.00pt" fo:font-weight="normal" fo:font-family="'monospace, monospace'" style:font-family-asian="'monospace, monospace'" style:font-family-complex="'monospace, monospace'" fo:background-color="#ffffff" fo:color="#000000"/>
    </style:style>
    <style:style style:name="T773" style:family="text">
      <style:text-properties fo:font-size="9.00pt" fo:font-weight="normal" fo:font-family="'monospace, monospace'" style:font-family-asian="'monospace, monospace'" style:font-family-complex="'monospace, monospace'" fo:background-color="#ffffff" fo:color="#301010"/>
    </style:style>
    <style:style style:name="T774" style:family="text">
      <style:text-properties fo:font-size="9.00pt" fo:font-weight="normal" fo:font-family="'monospace, monospace'" style:font-family-asian="'monospace, monospace'" style:font-family-complex="'monospace, monospace'" fo:background-color="#ffffff" fo:color="#000000"/>
    </style:style>
    <style:style style:name="T775" style:family="text">
      <style:text-properties fo:font-size="9.00pt" fo:font-weight="normal" fo:font-family="'monospace, monospace'" style:font-family-asian="'monospace, monospace'" style:font-family-complex="'monospace, monospace'" fo:background-color="#ffffff" fo:color="#301010"/>
    </style:style>
    <style:style style:name="T776" style:family="text">
      <style:text-properties fo:font-size="9.00pt" fo:font-weight="normal" fo:font-family="'monospace, monospace'" style:font-family-asian="'monospace, monospace'" style:font-family-complex="'monospace, monospace'" fo:background-color="#ffffff" fo:color="#000000"/>
    </style:style>
    <style:style style:name="T777" style:family="text">
      <style:text-properties fo:font-size="9.00pt" fo:font-weight="normal" fo:font-family="'monospace, monospace'" style:font-family-asian="'monospace, monospace'" style:font-family-complex="'monospace, monospace'" fo:background-color="#ffffff" fo:color="#301010"/>
    </style:style>
    <style:style style:name="T778" style:family="text">
      <style:text-properties fo:font-size="9.00pt" fo:font-weight="normal" fo:font-family="'monospace, monospace'" style:font-family-asian="'monospace, monospace'" style:font-family-complex="'monospace, monospace'" fo:background-color="#ffffff" fo:color="#000000"/>
    </style:style>
    <style:style style:name="T779" style:family="text">
      <style:text-properties fo:font-size="9.00pt" fo:font-weight="normal" fo:font-family="'monospace, monospace'" style:font-family-asian="'monospace, monospace'" style:font-family-complex="'monospace, monospace'" fo:background-color="#ffffff" fo:color="#301010"/>
    </style:style>
    <style:style style:name="T780" style:family="text">
      <style:text-properties fo:font-size="9.00pt" fo:font-weight="normal" fo:font-family="'monospace, monospace'" style:font-family-asian="'monospace, monospace'" style:font-family-complex="'monospace, monospace'" fo:background-color="transparent" fo:color="#000000"/>
    </style:style>
    <style:style style:name="T781" style:family="text">
      <style:text-properties fo:font-size="9.00pt" fo:font-weight="bold" fo:font-family="'monospace, monospace'" style:font-family-asian="'monospace, monospace'" style:font-family-complex="'monospace, monospace'" fo:background-color="#ffffff" fo:color="#00007f"/>
    </style:style>
    <style:style style:name="T782" style:family="text">
      <style:text-properties fo:font-size="9.00pt" fo:font-weight="normal" fo:font-family="'monospace, monospace'" style:font-family-asian="'monospace, monospace'" style:font-family-complex="'monospace, monospace'" fo:background-color="#ffffff" fo:color="#301010"/>
    </style:style>
    <style:style style:name="T783" style:family="text">
      <style:text-properties fo:font-size="9.00pt" fo:font-weight="normal" fo:font-family="'monospace, monospace'" style:font-family-asian="'monospace, monospace'" style:font-family-complex="'monospace, monospace'" fo:background-color="#ffffff" fo:color="#000000"/>
    </style:style>
    <style:style style:name="T784" style:family="text">
      <style:text-properties fo:font-size="9.00pt" fo:font-weight="normal" fo:font-family="'monospace, monospace'" style:font-family-asian="'monospace, monospace'" style:font-family-complex="'monospace, monospace'" fo:background-color="#ffffff" fo:color="#301010"/>
    </style:style>
    <style:style style:name="T785" style:family="text">
      <style:text-properties fo:font-size="9.00pt" fo:font-weight="normal" fo:font-family="'monospace, monospace'" style:font-family-asian="'monospace, monospace'" style:font-family-complex="'monospace, monospace'" fo:background-color="#ffffff" fo:color="#000000"/>
    </style:style>
    <style:style style:name="T786" style:family="text">
      <style:text-properties fo:font-size="9.00pt" fo:font-weight="normal" fo:font-family="'monospace, monospace'" style:font-family-asian="'monospace, monospace'" style:font-family-complex="'monospace, monospace'" fo:background-color="#ffffff" fo:color="#301010"/>
    </style:style>
    <style:style style:name="T787" style:family="text">
      <style:text-properties fo:font-size="9.00pt" fo:font-weight="normal" fo:font-family="'monospace, monospace'" style:font-family-asian="'monospace, monospace'" style:font-family-complex="'monospace, monospace'" fo:background-color="#ffffff" fo:color="#000000"/>
    </style:style>
    <style:style style:name="T788" style:family="text">
      <style:text-properties fo:font-size="9.00pt" fo:font-weight="normal" fo:font-family="'monospace, monospace'" style:font-family-asian="'monospace, monospace'" style:font-family-complex="'monospace, monospace'" fo:background-color="#ffffff" fo:color="#301010"/>
    </style:style>
    <style:style style:name="T789" style:family="text">
      <style:text-properties fo:font-size="9.00pt" fo:font-weight="normal" fo:font-family="'monospace, monospace'" style:font-family-asian="'monospace, monospace'" style:font-family-complex="'monospace, monospace'" fo:background-color="#ffffff" fo:color="#000000"/>
    </style:style>
    <style:style style:name="T790" style:family="text">
      <style:text-properties fo:font-size="9.00pt" fo:font-weight="normal" fo:font-family="'monospace, monospace'" style:font-family-asian="'monospace, monospace'" style:font-family-complex="'monospace, monospace'" fo:background-color="#ffffff" fo:color="#301010"/>
    </style:style>
    <style:style style:name="T791" style:family="text">
      <style:text-properties fo:font-size="9.00pt" fo:font-weight="normal" fo:font-family="'monospace, monospace'" style:font-family-asian="'monospace, monospace'" style:font-family-complex="'monospace, monospace'" fo:background-color="#ffffff" fo:color="#000000"/>
    </style:style>
    <style:style style:name="T792" style:family="text">
      <style:text-properties fo:font-size="9.00pt" fo:font-weight="normal" fo:font-family="'monospace, monospace'" style:font-family-asian="'monospace, monospace'" style:font-family-complex="'monospace, monospace'" fo:background-color="#ffffff" fo:color="#301010"/>
    </style:style>
    <style:style style:name="T793" style:family="text">
      <style:text-properties fo:font-size="9.00pt" fo:font-weight="normal" fo:font-family="'monospace, monospace'" style:font-family-asian="'monospace, monospace'" style:font-family-complex="'monospace, monospace'" fo:background-color="#ffffff" fo:color="#000000"/>
    </style:style>
    <style:style style:name="T794" style:family="text">
      <style:text-properties fo:font-size="9.00pt" fo:font-weight="normal" fo:font-family="'monospace, monospace'" style:font-family-asian="'monospace, monospace'" style:font-family-complex="'monospace, monospace'" fo:background-color="#ffffff" fo:color="#301010"/>
    </style:style>
    <style:style style:name="T795" style:family="text">
      <style:text-properties fo:font-size="9.00pt" fo:font-weight="normal" fo:font-family="'monospace, monospace'" style:font-family-asian="'monospace, monospace'" style:font-family-complex="'monospace, monospace'" fo:background-color="#ffffff" fo:color="#000000"/>
    </style:style>
    <style:style style:name="T796" style:family="text">
      <style:text-properties fo:font-size="9.00pt" fo:font-weight="normal" fo:font-family="'monospace, monospace'" style:font-family-asian="'monospace, monospace'" style:font-family-complex="'monospace, monospace'" fo:background-color="#ffffff" fo:color="#301010"/>
    </style:style>
    <style:style style:name="T797" style:family="text">
      <style:text-properties fo:font-size="9.00pt" fo:font-weight="normal" fo:font-family="'monospace, monospace'" style:font-family-asian="'monospace, monospace'" style:font-family-complex="'monospace, monospace'" fo:background-color="#ffffff" fo:color="#000000"/>
    </style:style>
    <style:style style:name="T798" style:family="text">
      <style:text-properties fo:font-size="9.00pt" fo:font-weight="normal" fo:font-family="'monospace, monospace'" style:font-family-asian="'monospace, monospace'" style:font-family-complex="'monospace, monospace'" fo:background-color="#ffffff" fo:color="#301010"/>
    </style:style>
    <style:style style:name="T799" style:family="text">
      <style:text-properties fo:font-size="9.00pt" fo:font-weight="normal" fo:font-family="'monospace, monospace'" style:font-family-asian="'monospace, monospace'" style:font-family-complex="'monospace, monospace'" fo:background-color="#ffffff" fo:color="#000000"/>
    </style:style>
    <style:style style:name="T800" style:family="text">
      <style:text-properties fo:font-size="9.00pt" fo:font-weight="normal" fo:font-family="'monospace, monospace'" style:font-family-asian="'monospace, monospace'" style:font-family-complex="'monospace, monospace'" fo:background-color="#ffffff" fo:color="#301010"/>
    </style:style>
    <style:style style:name="T801" style:family="text">
      <style:text-properties fo:font-size="9.00pt" fo:font-weight="normal" fo:font-family="'monospace, monospace'" style:font-family-asian="'monospace, monospace'" style:font-family-complex="'monospace, monospace'" fo:background-color="#ffffff" fo:color="#000000"/>
    </style:style>
    <style:style style:name="T802" style:family="text">
      <style:text-properties fo:font-size="9.00pt" fo:font-weight="normal" fo:font-family="'monospace, monospace'" style:font-family-asian="'monospace, monospace'" style:font-family-complex="'monospace, monospace'" fo:background-color="#ffffff" fo:color="#301010"/>
    </style:style>
    <style:style style:name="T803" style:family="text">
      <style:text-properties fo:font-size="9.00pt" fo:font-weight="normal" fo:font-family="'monospace, monospace'" style:font-family-asian="'monospace, monospace'" style:font-family-complex="'monospace, monospace'" fo:background-color="#ffffff" fo:color="#000000"/>
    </style:style>
    <style:style style:name="T804" style:family="text">
      <style:text-properties fo:font-size="9.00pt" fo:font-weight="normal" fo:font-family="'monospace, monospace'" style:font-family-asian="'monospace, monospace'" style:font-family-complex="'monospace, monospace'" fo:background-color="#ffffff" fo:color="#301010"/>
    </style:style>
    <style:style style:name="T805" style:family="text">
      <style:text-properties fo:font-size="9.00pt" fo:font-weight="normal" fo:font-family="'monospace, monospace'" style:font-family-asian="'monospace, monospace'" style:font-family-complex="'monospace, monospace'" fo:background-color="transparent" fo:color="#000000"/>
    </style:style>
    <style:style style:name="T806" style:family="text">
      <style:text-properties fo:font-size="9.00pt" fo:font-weight="normal" fo:font-family="'monospace, monospace'" style:font-family-asian="'monospace, monospace'" style:font-family-complex="'monospace, monospace'" fo:background-color="#ffffff" fo:color="#301010"/>
    </style:style>
    <style:style style:name="T807" style:family="text">
      <style:text-properties fo:font-size="9.00pt" fo:font-weight="normal" fo:font-family="'monospace, monospace'" style:font-family-asian="'monospace, monospace'" style:font-family-complex="'monospace, monospace'" fo:background-color="transparent" fo:color="#000000"/>
    </style:style>
    <style:style style:name="T808" style:family="text">
      <style:text-properties fo:font-size="9.00pt" fo:font-weight="normal" fo:font-family="'monospace, monospace'" style:font-family-asian="'monospace, monospace'" style:font-family-complex="'monospace, monospace'" fo:background-color="#ffffff" fo:color="#301010"/>
    </style:style>
    <style:style style:name="T809"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810" style:family="text">
      <style:text-properties fo:font-size="9.00pt" fo:font-weight="normal" fo:font-family="'Courier New'" style:font-family-asian="'Courier New'" style:font-family-complex="'Courier New'" fo:background-color="#ffffff" fo:color="#0000e6"/>
    </style:style>
    <style:style style:name="T811" style:family="text">
      <style:text-properties fo:font-size="9.00pt" fo:font-weight="normal" fo:font-family="'Courier New'" style:font-family-asian="'Courier New'" style:font-family-complex="'Courier New'" fo:background-color="#ffffff" fo:color="#000000"/>
    </style:style>
    <style:style style:name="T812" style:family="text">
      <style:text-properties fo:font-size="9.00pt" fo:font-weight="normal" fo:font-family="'Courier New'" style:font-family-asian="'Courier New'" style:font-family-complex="'Courier New'" fo:background-color="#ffffff" fo:color="#0000e6"/>
    </style:style>
    <style:style style:name="T813" style:family="text">
      <style:text-properties fo:font-size="9.00pt" fo:font-weight="normal" fo:font-family="'Courier New'" style:font-family-asian="'Courier New'" style:font-family-complex="'Courier New'" fo:background-color="#ffffff" fo:color="#000000"/>
    </style:style>
    <style:style style:name="T814" style:family="text">
      <style:text-properties fo:font-size="9.00pt" fo:font-weight="normal" fo:font-family="'Courier New'" style:font-family-asian="'Courier New'" style:font-family-complex="'Courier New'" fo:background-color="#ffffff" fo:color="#0000e6"/>
    </style:style>
    <style:style style:name="T815" style:family="text">
      <style:text-properties fo:font-size="9.00pt" fo:font-weight="normal" fo:font-family="'Courier New'" style:font-family-asian="'Courier New'" style:font-family-complex="'Courier New'" fo:background-color="#ffffff" fo:color="#000000"/>
    </style:style>
    <style:style style:name="T816" style:family="text">
      <style:text-properties fo:font-size="9.00pt" fo:font-weight="normal" fo:font-family="'Courier New'" style:font-family-asian="'Courier New'" style:font-family-complex="'Courier New'" fo:background-color="#ffffff" fo:color="#0000e6"/>
    </style:style>
    <style:style style:name="T817" style:family="text">
      <style:text-properties fo:font-size="9.00pt" fo:font-weight="normal" fo:font-family="'Courier New'" style:font-family-asian="'Courier New'" style:font-family-complex="'Courier New'" fo:background-color="#ffffff" fo:color="#000000"/>
    </style:style>
    <style:style style:name="T818" style:family="text">
      <style:text-properties fo:font-size="9.00pt" fo:font-weight="normal" fo:font-family="'Courier New'" style:font-family-asian="'Courier New'" style:font-family-complex="'Courier New'" fo:background-color="#ffffff" fo:color="#0000e6"/>
    </style:style>
    <style:style style:name="T819" style:family="text">
      <style:text-properties fo:font-size="9.00pt" fo:font-weight="normal" fo:font-family="'Courier New'" style:font-family-asian="'Courier New'" style:font-family-complex="'Courier New'" fo:background-color="#ffffff" fo:color="#000000"/>
    </style:style>
    <style:style style:name="T820" style:family="text">
      <style:text-properties fo:font-size="9.00pt" fo:font-weight="normal" fo:font-family="'Courier New'" style:font-family-asian="'Courier New'" style:font-family-complex="'Courier New'" fo:background-color="#ffffff" fo:color="#ff0000"/>
    </style:style>
    <style:style style:name="T821" style:family="text">
      <style:text-properties fo:font-size="9.00pt" fo:font-weight="normal" fo:font-family="'Courier New'" style:font-family-asian="'Courier New'" style:font-family-complex="'Courier New'" fo:background-color="#ffffff" fo:color="#000000"/>
    </style:style>
    <style:style style:name="T822" style:family="text">
      <style:text-properties fo:font-size="9.00pt" fo:font-weight="normal" fo:font-family="'Courier New'" style:font-family-asian="'Courier New'" style:font-family-complex="'Courier New'" fo:background-color="#ffffff" fo:color="#0000e6"/>
    </style:style>
    <style:style style:name="T823" style:family="text">
      <style:text-properties fo:font-size="9.00pt" fo:font-weight="normal" fo:font-family="'Courier New'" style:font-family-asian="'Courier New'" style:font-family-complex="'Courier New'" fo:background-color="#ffffff" fo:color="#000000"/>
    </style:style>
    <style:style style:name="T824" style:family="text">
      <style:text-properties fo:font-size="9.00pt" fo:font-weight="normal" fo:font-family="'Courier New'" style:font-family-asian="'Courier New'" style:font-family-complex="'Courier New'" fo:background-color="#ffffff" fo:color="#ff0000"/>
    </style:style>
    <style:style style:name="T825" style:family="text">
      <style:text-properties fo:font-size="9.00pt" fo:font-weight="normal" fo:font-family="'Courier New'" style:font-family-asian="'Courier New'" style:font-family-complex="'Courier New'" fo:background-color="#ffffff" fo:color="#000000"/>
    </style:style>
    <style:style style:name="T826" style:family="text">
      <style:text-properties fo:font-size="9.00pt" fo:font-weight="normal" fo:font-family="'Courier New'" style:font-family-asian="'Courier New'" style:font-family-complex="'Courier New'" fo:background-color="#ffffff" fo:color="#ff0000"/>
    </style:style>
    <style:style style:name="T827" style:family="text">
      <style:text-properties fo:font-size="9.00pt" fo:font-weight="normal" fo:font-family="'Courier New'" style:font-family-asian="'Courier New'" style:font-family-complex="'Courier New'" fo:background-color="#ffffff" fo:color="#000000"/>
    </style:style>
    <style:style style:name="T828" style:family="text">
      <style:text-properties fo:font-size="9.00pt" fo:font-weight="normal" fo:font-family="'Courier New'" style:font-family-asian="'Courier New'" style:font-family-complex="'Courier New'" fo:background-color="#ffffff" fo:color="#ff0000"/>
    </style:style>
    <style:style style:name="T829" style:family="text">
      <style:text-properties fo:font-size="9.00pt" fo:font-weight="normal" fo:font-family="'Courier New'" style:font-family-asian="'Courier New'" style:font-family-complex="'Courier New'" fo:background-color="#ffffff" fo:color="#000000"/>
    </style:style>
    <style:style style:name="T830" style:family="text">
      <style:text-properties fo:font-size="9.00pt" fo:font-weight="normal" fo:font-family="'Courier New'" style:font-family-asian="'Courier New'" style:font-family-complex="'Courier New'" fo:background-color="#ffffff" fo:color="#ff0000"/>
    </style:style>
    <style:style style:name="T831" style:family="text">
      <style:text-properties fo:font-size="9.00pt" fo:font-weight="normal" fo:font-family="'Courier New'" style:font-family-asian="'Courier New'" style:font-family-complex="'Courier New'" fo:background-color="#ffffff" fo:color="#000000"/>
    </style:style>
    <style:style style:name="T832" style:family="text">
      <style:text-properties fo:font-size="9.00pt" fo:font-weight="normal" fo:font-family="'Courier New'" style:font-family-asian="'Courier New'" style:font-family-complex="'Courier New'" fo:background-color="#ffffff" fo:color="#ff0000"/>
    </style:style>
    <style:style style:name="T833" style:family="text">
      <style:text-properties fo:font-size="9.00pt" fo:font-weight="normal" fo:font-family="'Courier New'" style:font-family-asian="'Courier New'" style:font-family-complex="'Courier New'" fo:background-color="#ffffff" fo:color="#000000"/>
    </style:style>
    <style:style style:name="T834" style:family="text">
      <style:text-properties fo:font-size="9.00pt" fo:font-weight="normal" fo:font-family="'Courier New'" style:font-family-asian="'Courier New'" style:font-family-complex="'Courier New'" fo:background-color="#ffffff" fo:color="#ff0000"/>
    </style:style>
    <style:style style:name="T835" style:family="text">
      <style:text-properties fo:font-size="9.00pt" fo:font-weight="normal" fo:font-family="'Courier New'" style:font-family-asian="'Courier New'" style:font-family-complex="'Courier New'" fo:background-color="#ffffff" fo:color="#000000"/>
    </style:style>
    <style:style style:name="T836" style:family="text">
      <style:text-properties fo:font-size="9.00pt" fo:font-weight="normal" fo:font-family="'Courier New'" style:font-family-asian="'Courier New'" style:font-family-complex="'Courier New'" fo:background-color="#ffffff" fo:color="#ff0000"/>
    </style:style>
    <style:style style:name="T837" style:family="text">
      <style:text-properties fo:font-size="9.00pt" fo:font-weight="normal" fo:font-family="'Courier New'" style:font-family-asian="'Courier New'" style:font-family-complex="'Courier New'" fo:background-color="#ffffff" fo:color="#000000"/>
    </style:style>
    <style:style style:name="T838" style:family="text">
      <style:text-properties fo:font-size="9.00pt" fo:font-weight="normal" fo:font-family="'Courier New'" style:font-family-asian="'Courier New'" style:font-family-complex="'Courier New'" fo:background-color="#ffffff" fo:color="#0000e6"/>
    </style:style>
    <style:style style:name="T839" style:family="text">
      <style:text-properties fo:font-size="9.00pt" fo:font-weight="normal" fo:font-family="'Courier New'" style:font-family-asian="'Courier New'" style:font-family-complex="'Courier New'" fo:background-color="#ffffff" fo:color="#000000"/>
    </style:style>
    <style:style style:name="T840" style:family="text">
      <style:text-properties fo:font-size="9.00pt" fo:font-weight="normal" fo:font-family="'Courier New'" style:font-family-asian="'Courier New'" style:font-family-complex="'Courier New'" fo:background-color="#ffffff" fo:color="#ff0000"/>
    </style:style>
    <style:style style:name="T841" style:family="text">
      <style:text-properties fo:font-size="9.00pt" fo:font-weight="normal" fo:font-family="'Courier New'" style:font-family-asian="'Courier New'" style:font-family-complex="'Courier New'" fo:background-color="#ffffff" fo:color="#000000"/>
    </style:style>
    <style:style style:name="T842" style:family="text">
      <style:text-properties fo:font-size="9.00pt" fo:font-weight="normal" fo:font-family="'Courier New'" style:font-family-asian="'Courier New'" style:font-family-complex="'Courier New'" fo:background-color="#ffffff" fo:color="#ff0000"/>
    </style:style>
    <style:style style:name="T843" style:family="text">
      <style:text-properties fo:font-size="9.00pt" fo:font-weight="normal" fo:font-family="'Courier New'" style:font-family-asian="'Courier New'" style:font-family-complex="'Courier New'" fo:background-color="#ffffff" fo:color="#000000"/>
    </style:style>
    <style:style style:name="T844" style:family="text">
      <style:text-properties fo:font-size="9.00pt" fo:font-weight="normal" fo:font-family="'Courier New'" style:font-family-asian="'Courier New'" style:font-family-complex="'Courier New'" fo:background-color="#ffffff" fo:color="#ff0000"/>
    </style:style>
    <style:style style:name="T845" style:family="text">
      <style:text-properties fo:font-size="9.00pt" fo:font-weight="normal" fo:font-family="'Courier New'" style:font-family-asian="'Courier New'" style:font-family-complex="'Courier New'" fo:background-color="#ffffff" fo:color="#000000"/>
    </style:style>
    <style:style style:name="T846" style:family="text">
      <style:text-properties fo:font-size="9.00pt" fo:font-weight="normal" fo:font-family="'Courier New'" style:font-family-asian="'Courier New'" style:font-family-complex="'Courier New'" fo:background-color="#ffffff" fo:color="#ff0000"/>
    </style:style>
    <style:style style:name="T847" style:family="text">
      <style:text-properties fo:font-size="9.00pt" fo:font-weight="normal" fo:font-family="'Courier New'" style:font-family-asian="'Courier New'" style:font-family-complex="'Courier New'" fo:background-color="#ffffff" fo:color="#000000"/>
    </style:style>
    <style:style style:name="T848" style:family="text">
      <style:text-properties fo:font-size="9.00pt" fo:font-weight="normal" fo:font-family="'Courier New'" style:font-family-asian="'Courier New'" style:font-family-complex="'Courier New'" fo:background-color="#ffffff" fo:color="#0000e6"/>
    </style:style>
    <style:style style:name="T849" style:family="text">
      <style:text-properties fo:font-size="9.00pt" fo:font-weight="normal" fo:font-family="'Courier New'" style:font-family-asian="'Courier New'" style:font-family-complex="'Courier New'" fo:background-color="#ffffff" fo:color="#000000"/>
    </style:style>
    <style:style style:name="T850" style:family="text">
      <style:text-properties fo:font-size="9.00pt" fo:font-weight="normal" fo:font-family="'Courier New'" style:font-family-asian="'Courier New'" style:font-family-complex="'Courier New'" fo:background-color="#ffffff" fo:color="#ff0000"/>
    </style:style>
    <style:style style:name="T851" style:family="text">
      <style:text-properties fo:font-size="9.00pt" fo:font-weight="normal" fo:font-family="'Courier New'" style:font-family-asian="'Courier New'" style:font-family-complex="'Courier New'" fo:background-color="#ffffff" fo:color="#000000"/>
    </style:style>
    <style:style style:name="T852" style:family="text">
      <style:text-properties fo:font-size="9.00pt" fo:font-weight="normal" fo:font-family="'Courier New'" style:font-family-asian="'Courier New'" style:font-family-complex="'Courier New'" fo:background-color="#ffffff" fo:color="#ff0000"/>
    </style:style>
    <style:style style:name="T853" style:family="text">
      <style:text-properties fo:font-size="9.00pt" fo:font-weight="normal" fo:font-family="'Courier New'" style:font-family-asian="'Courier New'" style:font-family-complex="'Courier New'" fo:background-color="#ffffff" fo:color="#000000"/>
    </style:style>
    <style:style style:name="T854" style:family="text">
      <style:text-properties fo:font-size="9.00pt" fo:font-weight="normal" fo:font-family="'Courier New'" style:font-family-asian="'Courier New'" style:font-family-complex="'Courier New'" fo:background-color="#ffffff" fo:color="#ff0000"/>
    </style:style>
    <style:style style:name="T855" style:family="text">
      <style:text-properties fo:font-size="9.00pt" fo:font-weight="normal" fo:font-family="'Courier New'" style:font-family-asian="'Courier New'" style:font-family-complex="'Courier New'" fo:background-color="#ffffff" fo:color="#000000"/>
    </style:style>
    <style:style style:name="T856" style:family="text">
      <style:text-properties fo:font-size="9.00pt" fo:font-weight="normal" fo:font-family="'Courier New'" style:font-family-asian="'Courier New'" style:font-family-complex="'Courier New'" fo:background-color="#ffffff" fo:color="#ff0000"/>
    </style:style>
    <style:style style:name="T857" style:family="text">
      <style:text-properties fo:font-size="9.00pt" fo:font-weight="normal" fo:font-family="'Courier New'" style:font-family-asian="'Courier New'" style:font-family-complex="'Courier New'" fo:background-color="#ffffff" fo:color="#000000"/>
    </style:style>
    <style:style style:name="T858" style:family="text">
      <style:text-properties fo:font-size="9.00pt" fo:font-weight="normal" fo:font-family="'Courier New'" style:font-family-asian="'Courier New'" style:font-family-complex="'Courier New'" fo:background-color="#ffffff" fo:color="#ff0000"/>
    </style:style>
    <style:style style:name="T859" style:family="text">
      <style:text-properties fo:font-size="9.00pt" fo:font-weight="normal" fo:font-family="'Courier New'" style:font-family-asian="'Courier New'" style:font-family-complex="'Courier New'" fo:background-color="#ffffff" fo:color="#000000"/>
    </style:style>
    <style:style style:name="T860" style:family="text">
      <style:text-properties fo:font-size="9.00pt" fo:font-weight="normal" fo:font-family="'Courier New'" style:font-family-asian="'Courier New'" style:font-family-complex="'Courier New'" fo:background-color="#ffffff" fo:color="#0000e6"/>
    </style:style>
    <style:style style:name="T861" style:family="text">
      <style:text-properties fo:font-size="9.00pt" fo:font-weight="normal" fo:font-family="'Courier New'" style:font-family-asian="'Courier New'" style:font-family-complex="'Courier New'" fo:background-color="#ffffff" fo:color="#000000"/>
    </style:style>
    <style:style style:name="T862" style:family="text">
      <style:text-properties fo:font-size="9.00pt" fo:font-weight="normal" fo:font-family="'Courier New'" style:font-family-asian="'Courier New'" style:font-family-complex="'Courier New'" fo:background-color="#ffffff" fo:color="#ff0000"/>
    </style:style>
    <style:style style:name="T863" style:family="text">
      <style:text-properties fo:font-size="9.00pt" fo:font-weight="normal" fo:font-family="'Courier New'" style:font-family-asian="'Courier New'" style:font-family-complex="'Courier New'" fo:background-color="#ffffff" fo:color="#000000"/>
    </style:style>
    <style:style style:name="T864" style:family="text">
      <style:text-properties fo:font-size="9.00pt" fo:font-weight="normal" fo:font-family="'Courier New'" style:font-family-asian="'Courier New'" style:font-family-complex="'Courier New'" fo:background-color="#ffffff" fo:color="#0000e6"/>
    </style:style>
    <style:style style:name="T865" style:family="text">
      <style:text-properties fo:font-size="9.00pt" fo:font-weight="normal" fo:font-family="'Courier New'" style:font-family-asian="'Courier New'" style:font-family-complex="'Courier New'" fo:background-color="#ffffff" fo:color="#000000"/>
    </style:style>
    <style:style style:name="T866" style:family="text">
      <style:text-properties fo:font-size="9.00pt" fo:font-weight="normal" fo:font-family="'Courier New'" style:font-family-asian="'Courier New'" style:font-family-complex="'Courier New'" fo:background-color="#ffffff" fo:color="#0000e6"/>
    </style:style>
    <style:style style:name="T867" style:family="text">
      <style:text-properties fo:font-size="9.00pt" fo:font-weight="normal" fo:font-family="'Courier New'" style:font-family-asian="'Courier New'" style:font-family-complex="'Courier New'" fo:background-color="#ffffff" fo:color="#000000"/>
    </style:style>
    <style:style style:name="T868" style:family="text">
      <style:text-properties fo:font-size="9.00pt" fo:font-weight="normal" fo:font-family="'Courier New'" style:font-family-asian="'Courier New'" style:font-family-complex="'Courier New'" fo:background-color="#ffffff" fo:color="#ff0000"/>
    </style:style>
    <style:style style:name="T869" style:family="text">
      <style:text-properties fo:font-size="9.00pt" fo:font-weight="normal" fo:font-family="'Courier New'" style:font-family-asian="'Courier New'" style:font-family-complex="'Courier New'" fo:background-color="#ffffff" fo:color="#000000"/>
    </style:style>
    <style:style style:name="T870" style:family="text">
      <style:text-properties fo:font-size="9.00pt" fo:font-weight="normal" fo:font-family="'Courier New'" style:font-family-asian="'Courier New'" style:font-family-complex="'Courier New'" fo:background-color="#ffffff" fo:color="#ff0000"/>
    </style:style>
    <style:style style:name="T871" style:family="text">
      <style:text-properties fo:font-size="9.00pt" fo:font-weight="normal" fo:font-family="'Courier New'" style:font-family-asian="'Courier New'" style:font-family-complex="'Courier New'" fo:background-color="#ffffff" fo:color="#000000"/>
    </style:style>
    <style:style style:name="T872" style:family="text">
      <style:text-properties fo:font-size="9.00pt" fo:font-weight="normal" fo:font-family="'Courier New'" style:font-family-asian="'Courier New'" style:font-family-complex="'Courier New'" fo:background-color="#ffffff" fo:color="#ff0000"/>
    </style:style>
    <style:style style:name="T873" style:family="text">
      <style:text-properties fo:font-size="9.00pt" fo:font-weight="normal" fo:font-family="'Courier New'" style:font-family-asian="'Courier New'" style:font-family-complex="'Courier New'" fo:background-color="#ffffff" fo:color="#000000"/>
    </style:style>
    <style:style style:name="T874" style:family="text">
      <style:text-properties fo:font-size="9.00pt" fo:font-weight="normal" fo:font-family="'Courier New'" style:font-family-asian="'Courier New'" style:font-family-complex="'Courier New'" fo:background-color="#ffffff" fo:color="#ff0000"/>
    </style:style>
    <style:style style:name="T875" style:family="text">
      <style:text-properties fo:font-size="9.00pt" fo:font-weight="normal" fo:font-family="'Courier New'" style:font-family-asian="'Courier New'" style:font-family-complex="'Courier New'" fo:background-color="#ffffff" fo:color="#000000"/>
    </style:style>
    <style:style style:name="T876" style:family="text">
      <style:text-properties fo:font-size="9.00pt" fo:font-weight="normal" fo:font-family="'Courier New'" style:font-family-asian="'Courier New'" style:font-family-complex="'Courier New'" fo:background-color="#ffffff" fo:color="#0000e6"/>
    </style:style>
    <style:style style:name="T877" style:family="text">
      <style:text-properties fo:font-size="9.00pt" fo:font-weight="normal" fo:font-family="'Courier New'" style:font-family-asian="'Courier New'" style:font-family-complex="'Courier New'" fo:background-color="#ffffff" fo:color="#000000"/>
    </style:style>
    <style:style style:name="T878" style:family="text">
      <style:text-properties fo:font-size="9.00pt" fo:font-weight="normal" fo:font-family="'Courier New'" style:font-family-asian="'Courier New'" style:font-family-complex="'Courier New'" fo:background-color="#ffffff" fo:color="#ff0000"/>
    </style:style>
    <style:style style:name="T879" style:family="text">
      <style:text-properties fo:font-size="9.00pt" fo:font-weight="normal" fo:font-family="'Courier New'" style:font-family-asian="'Courier New'" style:font-family-complex="'Courier New'" fo:background-color="#ffffff" fo:color="#000000"/>
    </style:style>
    <style:style style:name="T880" style:family="text">
      <style:text-properties fo:font-size="9.00pt" fo:font-weight="normal" fo:font-family="'Courier New'" style:font-family-asian="'Courier New'" style:font-family-complex="'Courier New'" fo:background-color="#ffffff" fo:color="#ff0000"/>
    </style:style>
    <style:style style:name="T881" style:family="text">
      <style:text-properties fo:font-size="9.00pt" fo:font-weight="normal" fo:font-family="'Courier New'" style:font-family-asian="'Courier New'" style:font-family-complex="'Courier New'" fo:background-color="#ffffff" fo:color="#000000"/>
    </style:style>
    <style:style style:name="T882" style:family="text">
      <style:text-properties fo:font-size="9.00pt" fo:font-weight="normal" fo:font-family="'Courier New'" style:font-family-asian="'Courier New'" style:font-family-complex="'Courier New'" fo:background-color="#ffffff" fo:color="#ff0000"/>
    </style:style>
    <style:style style:name="T883" style:family="text">
      <style:text-properties fo:font-size="9.00pt" fo:font-weight="normal" fo:font-family="'Courier New'" style:font-family-asian="'Courier New'" style:font-family-complex="'Courier New'" fo:background-color="#ffffff" fo:color="#000000"/>
    </style:style>
    <style:style style:name="T884" style:family="text">
      <style:text-properties fo:font-size="9.00pt" fo:font-weight="normal" fo:font-family="'Courier New'" style:font-family-asian="'Courier New'" style:font-family-complex="'Courier New'" fo:background-color="#ffffff" fo:color="#ff0000"/>
    </style:style>
    <style:style style:name="T885" style:family="text">
      <style:text-properties fo:font-size="9.00pt" fo:font-weight="normal" fo:font-family="'Courier New'" style:font-family-asian="'Courier New'" style:font-family-complex="'Courier New'" fo:background-color="#ffffff" fo:color="#000000"/>
    </style:style>
    <style:style style:name="T886" style:family="text">
      <style:text-properties fo:font-size="9.00pt" fo:font-weight="normal" fo:font-family="'Courier New'" style:font-family-asian="'Courier New'" style:font-family-complex="'Courier New'" fo:background-color="#ffffff" fo:color="#ff0000"/>
    </style:style>
    <style:style style:name="T887" style:family="text">
      <style:text-properties fo:font-size="9.00pt" fo:font-weight="normal" fo:font-family="'Courier New'" style:font-family-asian="'Courier New'" style:font-family-complex="'Courier New'" fo:background-color="#ffffff" fo:color="#000000"/>
    </style:style>
    <style:style style:name="T888" style:family="text">
      <style:text-properties fo:font-size="9.00pt" fo:font-weight="normal" fo:font-family="'Courier New'" style:font-family-asian="'Courier New'" style:font-family-complex="'Courier New'" fo:background-color="#ffffff" fo:color="#ff0000"/>
    </style:style>
    <style:style style:name="T889" style:family="text">
      <style:text-properties fo:font-size="9.00pt" fo:font-weight="normal" fo:font-family="'Courier New'" style:font-family-asian="'Courier New'" style:font-family-complex="'Courier New'" fo:background-color="#ffffff" fo:color="#000000"/>
    </style:style>
    <style:style style:name="T890" style:family="text">
      <style:text-properties fo:font-size="9.00pt" fo:font-weight="normal" fo:font-family="'Courier New'" style:font-family-asian="'Courier New'" style:font-family-complex="'Courier New'" fo:background-color="#ffffff" fo:color="#0000e6"/>
    </style:style>
    <style:style style:name="T891" style:family="text">
      <style:text-properties fo:font-size="9.00pt" fo:font-weight="normal" fo:font-family="'Courier New'" style:font-family-asian="'Courier New'" style:font-family-complex="'Courier New'" fo:background-color="#ffffff" fo:color="#000000"/>
    </style:style>
    <style:style style:name="T892" style:family="text">
      <style:text-properties fo:font-size="11.00pt" fo:font-weight="normal" fo:font-family="Calibri" style:font-family-asian="Calibri" style:font-family-complex="Calibri" fo:background-color="transparent" style:use-window-font-color="true"/>
    </style:style>
    <style:style style:name="T893" style:family="text">
      <style:text-properties fo:font-size="9.00pt" fo:font-weight="normal" fo:font-family="'Courier New'" style:font-family-asian="'Courier New'" style:font-family-complex="'Courier New'" fo:background-color="#ffffff" fo:color="#0000e6"/>
    </style:style>
    <style:style style:name="T894" style:family="text">
      <style:text-properties fo:font-size="9.00pt" fo:font-weight="normal" fo:font-family="'Courier New'" style:font-family-asian="'Courier New'" style:font-family-complex="'Courier New'" fo:background-color="#ffffff" fo:color="#000000"/>
    </style:style>
    <style:style style:name="T895" style:family="text">
      <style:text-properties fo:font-size="9.00pt" fo:font-weight="normal" fo:font-family="'Courier New'" style:font-family-asian="'Courier New'" style:font-family-complex="'Courier New'" fo:background-color="#ffffff" fo:color="#0000e6"/>
    </style:style>
    <style:style style:name="T896" style:family="text">
      <style:text-properties fo:font-size="9.00pt" fo:font-weight="normal" fo:font-family="'Courier New'" style:font-family-asian="'Courier New'" style:font-family-complex="'Courier New'" fo:background-color="#ffffff" fo:color="#000000"/>
    </style:style>
    <style:style style:name="T897" style:family="text">
      <style:text-properties fo:font-size="9.00pt" fo:font-weight="normal" fo:font-family="'Courier New'" style:font-family-asian="'Courier New'" style:font-family-complex="'Courier New'" fo:background-color="#ffffff" fo:color="#ff0000"/>
    </style:style>
    <style:style style:name="T898" style:family="text">
      <style:text-properties fo:font-size="9.00pt" fo:font-weight="normal" fo:font-family="'Courier New'" style:font-family-asian="'Courier New'" style:font-family-complex="'Courier New'" fo:background-color="#ffffff" fo:color="#000000"/>
    </style:style>
    <style:style style:name="T899" style:family="text">
      <style:text-properties fo:font-size="9.00pt" fo:font-weight="normal" fo:font-family="'Courier New'" style:font-family-asian="'Courier New'" style:font-family-complex="'Courier New'" fo:background-color="#ffffff" fo:color="#ff0000"/>
    </style:style>
    <style:style style:name="T900" style:family="text">
      <style:text-properties fo:font-size="9.00pt" fo:font-weight="normal" fo:font-family="'Courier New'" style:font-family-asian="'Courier New'" style:font-family-complex="'Courier New'" fo:background-color="#ffffff" fo:color="#000000"/>
    </style:style>
    <style:style style:name="T901" style:family="text">
      <style:text-properties fo:font-size="9.00pt" fo:font-weight="normal" fo:font-family="'Courier New'" style:font-family-asian="'Courier New'" style:font-family-complex="'Courier New'" fo:background-color="#ffffff" fo:color="#ff0000"/>
    </style:style>
    <style:style style:name="T902" style:family="text">
      <style:text-properties fo:font-size="9.00pt" fo:font-weight="normal" fo:font-family="'Courier New'" style:font-family-asian="'Courier New'" style:font-family-complex="'Courier New'" fo:background-color="#ffffff" fo:color="#000000"/>
    </style:style>
    <style:style style:name="T903" style:family="text">
      <style:text-properties fo:font-size="9.00pt" fo:font-weight="normal" fo:font-family="'Courier New'" style:font-family-asian="'Courier New'" style:font-family-complex="'Courier New'" fo:background-color="#ffffff" fo:color="#ff0000"/>
    </style:style>
    <style:style style:name="T904" style:family="text">
      <style:text-properties fo:font-size="9.00pt" fo:font-weight="normal" fo:font-family="'Courier New'" style:font-family-asian="'Courier New'" style:font-family-complex="'Courier New'" fo:background-color="#ffffff" fo:color="#000000"/>
    </style:style>
    <style:style style:name="T905" style:family="text">
      <style:text-properties fo:font-size="9.00pt" fo:font-weight="normal" fo:font-family="'Courier New'" style:font-family-asian="'Courier New'" style:font-family-complex="'Courier New'" fo:background-color="#ffffff" fo:color="#ff0000"/>
    </style:style>
    <style:style style:name="T906" style:family="text">
      <style:text-properties fo:font-size="9.00pt" fo:font-weight="normal" fo:font-family="'Courier New'" style:font-family-asian="'Courier New'" style:font-family-complex="'Courier New'" fo:background-color="#ffffff" fo:color="#000000"/>
    </style:style>
    <style:style style:name="T907" style:family="text">
      <style:text-properties fo:font-size="9.00pt" fo:font-weight="normal" fo:font-family="'Courier New'" style:font-family-asian="'Courier New'" style:font-family-complex="'Courier New'" fo:background-color="#ffffff" fo:color="#ff0000"/>
    </style:style>
    <style:style style:name="T908" style:family="text">
      <style:text-properties fo:font-size="9.00pt" fo:font-weight="normal" fo:font-family="'Courier New'" style:font-family-asian="'Courier New'" style:font-family-complex="'Courier New'" fo:background-color="#ffffff" fo:color="#000000"/>
    </style:style>
    <style:style style:name="T909" style:family="text">
      <style:text-properties fo:font-size="9.00pt" fo:font-weight="normal" fo:font-family="'Courier New'" style:font-family-asian="'Courier New'" style:font-family-complex="'Courier New'" fo:background-color="#ffffff" fo:color="#0000e6"/>
    </style:style>
    <style:style style:name="T910" style:family="text">
      <style:text-properties fo:font-size="9.00pt" fo:font-weight="normal" fo:font-family="'Courier New'" style:font-family-asian="'Courier New'" style:font-family-complex="'Courier New'" fo:background-color="#ffffff" fo:color="#000000"/>
    </style:style>
    <style:style style:name="T911" style:family="text">
      <style:text-properties fo:font-size="9.00pt" fo:font-weight="normal" fo:font-family="'Courier New'" style:font-family-asian="'Courier New'" style:font-family-complex="'Courier New'" fo:background-color="#ffffff" fo:color="#ff0000"/>
    </style:style>
    <style:style style:name="T912" style:family="text">
      <style:text-properties fo:font-size="9.00pt" fo:font-weight="normal" fo:font-family="'Courier New'" style:font-family-asian="'Courier New'" style:font-family-complex="'Courier New'" fo:background-color="#ffffff" fo:color="#000000"/>
    </style:style>
    <style:style style:name="T913" style:family="text">
      <style:text-properties fo:font-size="9.00pt" fo:font-weight="normal" fo:font-family="'Courier New'" style:font-family-asian="'Courier New'" style:font-family-complex="'Courier New'" fo:background-color="#ffffff" fo:color="#ff0000"/>
    </style:style>
    <style:style style:name="T914" style:family="text">
      <style:text-properties fo:font-size="9.00pt" fo:font-weight="normal" fo:font-family="'Courier New'" style:font-family-asian="'Courier New'" style:font-family-complex="'Courier New'" fo:background-color="#ffffff" fo:color="#000000"/>
    </style:style>
    <style:style style:name="T915" style:family="text">
      <style:text-properties fo:font-size="9.00pt" fo:font-weight="normal" fo:font-family="'Courier New'" style:font-family-asian="'Courier New'" style:font-family-complex="'Courier New'" fo:background-color="#ffffff" fo:color="#ff0000"/>
    </style:style>
    <style:style style:name="T916" style:family="text">
      <style:text-properties fo:font-size="9.00pt" fo:font-weight="normal" fo:font-family="'Courier New'" style:font-family-asian="'Courier New'" style:font-family-complex="'Courier New'" fo:background-color="#ffffff" fo:color="#000000"/>
    </style:style>
    <style:style style:name="T917" style:family="text">
      <style:text-properties fo:font-size="9.00pt" fo:font-weight="normal" fo:font-family="'Courier New'" style:font-family-asian="'Courier New'" style:font-family-complex="'Courier New'" fo:background-color="#ffffff" fo:color="#ff0000"/>
    </style:style>
    <style:style style:name="T918" style:family="text">
      <style:text-properties fo:font-size="9.00pt" fo:font-weight="normal" fo:font-family="'Courier New'" style:font-family-asian="'Courier New'" style:font-family-complex="'Courier New'" fo:background-color="#ffffff" fo:color="#000000"/>
    </style:style>
    <style:style style:name="T919" style:family="text">
      <style:text-properties fo:font-size="9.00pt" fo:font-weight="normal" fo:font-family="'Courier New'" style:font-family-asian="'Courier New'" style:font-family-complex="'Courier New'" fo:background-color="#ffffff" fo:color="#0000e6"/>
    </style:style>
    <style:style style:name="T920" style:family="text">
      <style:text-properties fo:font-size="9.00pt" fo:font-weight="normal" fo:font-family="'Courier New'" style:font-family-asian="'Courier New'" style:font-family-complex="'Courier New'" fo:background-color="#ffffff" fo:color="#000000"/>
    </style:style>
    <style:style style:name="T921" style:family="text">
      <style:text-properties fo:font-size="9.00pt" fo:font-weight="normal" fo:font-family="'Courier New'" style:font-family-asian="'Courier New'" style:font-family-complex="'Courier New'" fo:background-color="#ffffff" fo:color="#ff0000"/>
    </style:style>
    <style:style style:name="T922" style:family="text">
      <style:text-properties fo:font-size="9.00pt" fo:font-weight="normal" fo:font-family="'Courier New'" style:font-family-asian="'Courier New'" style:font-family-complex="'Courier New'" fo:background-color="#ffffff" fo:color="#000000"/>
    </style:style>
    <style:style style:name="T923" style:family="text">
      <style:text-properties fo:font-size="9.00pt" fo:font-weight="normal" fo:font-family="'Courier New'" style:font-family-asian="'Courier New'" style:font-family-complex="'Courier New'" fo:background-color="#ffffff" fo:color="#ff0000"/>
    </style:style>
    <style:style style:name="T924" style:family="text">
      <style:text-properties fo:font-size="9.00pt" fo:font-weight="normal" fo:font-family="'Courier New'" style:font-family-asian="'Courier New'" style:font-family-complex="'Courier New'" fo:background-color="#ffffff" fo:color="#000000"/>
    </style:style>
    <style:style style:name="T925" style:family="text">
      <style:text-properties fo:font-size="9.00pt" fo:font-weight="normal" fo:font-family="'Courier New'" style:font-family-asian="'Courier New'" style:font-family-complex="'Courier New'" fo:background-color="#ffffff" fo:color="#ff0000"/>
    </style:style>
    <style:style style:name="T926" style:family="text">
      <style:text-properties fo:font-size="9.00pt" fo:font-weight="normal" fo:font-family="'Courier New'" style:font-family-asian="'Courier New'" style:font-family-complex="'Courier New'" fo:background-color="#ffffff" fo:color="#000000"/>
    </style:style>
    <style:style style:name="T927" style:family="text">
      <style:text-properties fo:font-size="9.00pt" fo:font-weight="normal" fo:font-family="'Courier New'" style:font-family-asian="'Courier New'" style:font-family-complex="'Courier New'" fo:background-color="#ffffff" fo:color="#ff0000"/>
    </style:style>
    <style:style style:name="T928" style:family="text">
      <style:text-properties fo:font-size="9.00pt" fo:font-weight="normal" fo:font-family="'Courier New'" style:font-family-asian="'Courier New'" style:font-family-complex="'Courier New'" fo:background-color="#ffffff" fo:color="#000000"/>
    </style:style>
    <style:style style:name="T929" style:family="text">
      <style:text-properties fo:font-size="9.00pt" fo:font-weight="normal" fo:font-family="'Courier New'" style:font-family-asian="'Courier New'" style:font-family-complex="'Courier New'" fo:background-color="#ffffff" fo:color="#ff0000"/>
    </style:style>
    <style:style style:name="T930" style:family="text">
      <style:text-properties fo:font-size="9.00pt" fo:font-weight="normal" fo:font-family="'Courier New'" style:font-family-asian="'Courier New'" style:font-family-complex="'Courier New'" fo:background-color="#ffffff" fo:color="#000000"/>
    </style:style>
    <style:style style:name="T931" style:family="text">
      <style:text-properties fo:font-size="9.00pt" fo:font-weight="normal" fo:font-family="'Courier New'" style:font-family-asian="'Courier New'" style:font-family-complex="'Courier New'" fo:background-color="#ffffff" fo:color="#ff0000"/>
    </style:style>
    <style:style style:name="T932" style:family="text">
      <style:text-properties fo:font-size="9.00pt" fo:font-weight="normal" fo:font-family="'Courier New'" style:font-family-asian="'Courier New'" style:font-family-complex="'Courier New'" fo:background-color="#ffffff" fo:color="#000000"/>
    </style:style>
    <style:style style:name="T933" style:family="text">
      <style:text-properties fo:font-size="9.00pt" fo:font-weight="normal" fo:font-family="'Courier New'" style:font-family-asian="'Courier New'" style:font-family-complex="'Courier New'" fo:background-color="#ffffff" fo:color="#ff0000"/>
    </style:style>
    <style:style style:name="T934" style:family="text">
      <style:text-properties fo:font-size="9.00pt" fo:font-weight="normal" fo:font-family="'Courier New'" style:font-family-asian="'Courier New'" style:font-family-complex="'Courier New'" fo:background-color="#ffffff" fo:color="#000000"/>
    </style:style>
    <style:style style:name="T935" style:family="text">
      <style:text-properties fo:font-size="9.00pt" fo:font-weight="normal" fo:font-family="'Courier New'" style:font-family-asian="'Courier New'" style:font-family-complex="'Courier New'" fo:background-color="#ffffff" fo:color="#ff0000"/>
    </style:style>
    <style:style style:name="T936" style:family="text">
      <style:text-properties fo:font-size="9.00pt" fo:font-weight="normal" fo:font-family="'Courier New'" style:font-family-asian="'Courier New'" style:font-family-complex="'Courier New'" fo:background-color="#ffffff" fo:color="#000000"/>
    </style:style>
    <style:style style:name="T937" style:family="text">
      <style:text-properties fo:font-size="9.00pt" fo:font-weight="normal" fo:font-family="'Courier New'" style:font-family-asian="'Courier New'" style:font-family-complex="'Courier New'" fo:background-color="#ffffff" fo:color="#ff0000"/>
    </style:style>
    <style:style style:name="T938" style:family="text">
      <style:text-properties fo:font-size="9.00pt" fo:font-weight="normal" fo:font-family="'Courier New'" style:font-family-asian="'Courier New'" style:font-family-complex="'Courier New'" fo:background-color="#ffffff" fo:color="#000000"/>
    </style:style>
    <style:style style:name="T939" style:family="text">
      <style:text-properties fo:font-size="9.00pt" fo:font-weight="normal" fo:font-family="'Courier New'" style:font-family-asian="'Courier New'" style:font-family-complex="'Courier New'" fo:background-color="#ffffff" fo:color="#301010"/>
    </style:style>
    <style:style style:name="T940"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941" style:family="text">
      <style:text-properties fo:font-size="11.00pt" fo:font-weight="normal" fo:font-family="Calibri" style:font-family-asian="Calibri" style:font-family-complex="Calibri" fo:background-color="transparent" style:use-window-font-color="true"/>
    </style:style>
    <style:style style:name="T942" style:family="text">
      <style:text-properties fo:font-size="10.00pt" fo:font-weight="normal" fo:font-family="'Courier New'" style:font-family-asian="'Courier New'" style:font-family-complex="'Courier New'" fo:background-color="transparent" fo:color="#999999" fo:font-style="italic"/>
    </style:style>
    <style:style style:name="T943" style:family="text">
      <style:text-properties fo:font-size="9.00pt" fo:font-weight="bold" fo:font-family="'Courier New'" style:font-family-asian="'Courier New'" style:font-family-complex="'Courier New'" fo:background-color="transparent" fo:color="#0000a0"/>
    </style:style>
    <style:style style:name="T944" style:family="text">
      <style:text-properties fo:font-size="9.00pt" fo:font-weight="normal" fo:font-family="'Courier New'" style:font-family-asian="'Courier New'" style:font-family-complex="'Courier New'" fo:background-color="transparent" fo:color="#000000"/>
    </style:style>
    <style:style style:name="T945" style:family="text">
      <style:text-properties fo:font-size="9.00pt" fo:font-weight="bold" fo:font-family="'Courier New'" style:font-family-asian="'Courier New'" style:font-family-complex="'Courier New'" fo:background-color="transparent" fo:color="#000000"/>
    </style:style>
    <style:style style:name="T946" style:family="text">
      <style:text-properties fo:font-size="9.00pt" fo:font-weight="normal" fo:font-family="'Courier New'" style:font-family-asian="'Courier New'" style:font-family-complex="'Courier New'" fo:background-color="transparent" fo:color="#000000"/>
    </style:style>
    <style:style style:name="T947" style:family="text">
      <style:text-properties fo:font-size="9.00pt" fo:font-weight="bold" fo:font-family="'Courier New'" style:font-family-asian="'Courier New'" style:font-family-complex="'Courier New'" fo:background-color="transparent" fo:color="#0000a0"/>
    </style:style>
    <style:style style:name="T948" style:family="text">
      <style:text-properties fo:font-size="9.00pt" fo:font-weight="normal" fo:font-family="'Courier New'" style:font-family-asian="'Courier New'" style:font-family-complex="'Courier New'" fo:background-color="transparent" fo:color="#000000"/>
    </style:style>
    <style:style style:name="T949" style:family="text">
      <style:text-properties fo:font-size="9.00pt" fo:font-weight="bold" fo:font-family="'Courier New'" style:font-family-asian="'Courier New'" style:font-family-complex="'Courier New'" fo:background-color="transparent" fo:color="#0000a0"/>
    </style:style>
    <style:style style:name="T950" style:family="text">
      <style:text-properties fo:font-size="9.00pt" fo:font-weight="normal" fo:font-family="'Courier New'" style:font-family-asian="'Courier New'" style:font-family-complex="'Courier New'" fo:background-color="transparent" fo:color="#000000"/>
    </style:style>
    <style:style style:name="T951" style:family="text">
      <style:text-properties fo:font-size="9.00pt" fo:font-weight="normal" fo:font-family="'Courier New'" style:font-family-asian="'Courier New'" style:font-family-complex="'Courier New'" fo:background-color="transparent" fo:color="#008000"/>
    </style:style>
    <style:style style:name="T952" style:family="text">
      <style:text-properties fo:font-size="9.00pt" fo:font-weight="normal" fo:font-family="'Courier New'" style:font-family-asian="'Courier New'" style:font-family-complex="'Courier New'" fo:background-color="transparent" fo:color="#000000"/>
    </style:style>
    <style:style style:name="T953" style:family="text">
      <style:text-properties fo:font-size="9.00pt" fo:font-weight="normal" fo:font-family="'Courier New'" style:font-family-asian="'Courier New'" style:font-family-complex="'Courier New'" fo:background-color="transparent" fo:color="#ff0000"/>
    </style:style>
    <style:style style:name="T954" style:family="text">
      <style:text-properties fo:font-size="9.00pt" fo:font-weight="normal" fo:font-family="'Courier New'" style:font-family-asian="'Courier New'" style:font-family-complex="'Courier New'" fo:background-color="transparent" fo:color="#008000"/>
    </style:style>
    <style:style style:name="T955" style:family="text">
      <style:text-properties fo:font-size="9.00pt" fo:font-weight="normal" fo:font-family="'Courier New'" style:font-family-asian="'Courier New'" style:font-family-complex="'Courier New'" fo:background-color="transparent" fo:color="#000000"/>
    </style:style>
    <style:style style:name="T956" style:family="text">
      <style:text-properties fo:font-size="9.00pt" fo:font-weight="bold" fo:font-family="'Courier New'" style:font-family-asian="'Courier New'" style:font-family-complex="'Courier New'" fo:background-color="transparent" fo:color="#0000ff"/>
    </style:style>
    <style:style style:name="T957" style:family="text">
      <style:text-properties fo:font-size="9.00pt" fo:font-weight="normal" fo:font-family="'Courier New'" style:font-family-asian="'Courier New'" style:font-family-complex="'Courier New'" fo:background-color="transparent" fo:color="#000000"/>
    </style:style>
    <style:style style:name="T958" style:family="text">
      <style:text-properties fo:font-size="9.00pt" fo:font-weight="normal" fo:font-family="'Courier New'" style:font-family-asian="'Courier New'" style:font-family-complex="'Courier New'" fo:background-color="transparent" fo:color="#008000"/>
    </style:style>
    <style:style style:name="T959" style:family="text">
      <style:text-properties fo:font-size="9.00pt" fo:font-weight="normal" fo:font-family="'Courier New'" style:font-family-asian="'Courier New'" style:font-family-complex="'Courier New'" fo:background-color="transparent" fo:color="#000000"/>
    </style:style>
    <style:style style:name="T960" style:family="text">
      <style:text-properties fo:font-size="9.00pt" fo:font-weight="normal" fo:font-family="'Courier New'" style:font-family-asian="'Courier New'" style:font-family-complex="'Courier New'" fo:background-color="transparent" fo:color="#ff0000"/>
    </style:style>
    <style:style style:name="T961" style:family="text">
      <style:text-properties fo:font-size="9.00pt" fo:font-weight="normal" fo:font-family="'Courier New'" style:font-family-asian="'Courier New'" style:font-family-complex="'Courier New'" fo:background-color="transparent" fo:color="#000000"/>
    </style:style>
    <style:style style:name="T962" style:family="text">
      <style:text-properties fo:font-size="9.00pt" fo:font-weight="normal" fo:font-family="'Courier New'" style:font-family-asian="'Courier New'" style:font-family-complex="'Courier New'" fo:background-color="transparent" fo:color="#008000"/>
    </style:style>
    <style:style style:name="T963" style:family="text">
      <style:text-properties fo:font-size="9.00pt" fo:font-weight="normal" fo:font-family="'Courier New'" style:font-family-asian="'Courier New'" style:font-family-complex="'Courier New'" fo:background-color="transparent" fo:color="#000000"/>
    </style:style>
    <style:style style:name="T964" style:family="text">
      <style:text-properties fo:font-size="9.00pt" fo:font-weight="normal" fo:font-family="'Courier New'" style:font-family-asian="'Courier New'" style:font-family-complex="'Courier New'" fo:background-color="transparent" fo:color="#008000"/>
    </style:style>
    <style:style style:name="T965" style:family="text">
      <style:text-properties fo:font-size="9.00pt" fo:font-weight="normal" fo:font-family="'Courier New'" style:font-family-asian="'Courier New'" style:font-family-complex="'Courier New'" fo:background-color="transparent" fo:color="#000000"/>
    </style:style>
    <style:style style:name="T966" style:family="text">
      <style:text-properties fo:font-size="9.00pt" fo:font-weight="bold" fo:font-family="'Courier New'" style:font-family-asian="'Courier New'" style:font-family-complex="'Courier New'" fo:background-color="transparent" fo:color="#0000a0"/>
    </style:style>
    <style:style style:name="T967" style:family="text">
      <style:text-properties fo:font-size="9.00pt" fo:font-weight="normal" fo:font-family="'Courier New'" style:font-family-asian="'Courier New'" style:font-family-complex="'Courier New'" fo:background-color="transparent" fo:color="#000000"/>
    </style:style>
    <style:style style:name="T968" style:family="text">
      <style:text-properties fo:font-size="9.00pt" fo:font-weight="normal" fo:font-family="'Courier New'" style:font-family-asian="'Courier New'" style:font-family-complex="'Courier New'" fo:background-color="transparent" fo:color="#008000"/>
    </style:style>
    <style:style style:name="T969" style:family="text">
      <style:text-properties fo:font-size="9.00pt" fo:font-weight="normal" fo:font-family="'Courier New'" style:font-family-asian="'Courier New'" style:font-family-complex="'Courier New'" fo:background-color="transparent" fo:color="#000000"/>
    </style:style>
    <style:style style:name="T970" style:family="text">
      <style:text-properties fo:font-size="9.00pt" fo:font-weight="normal" fo:font-family="'Courier New'" style:font-family-asian="'Courier New'" style:font-family-complex="'Courier New'" fo:background-color="transparent" fo:color="#008000"/>
    </style:style>
    <style:style style:name="T971" style:family="text">
      <style:text-properties fo:font-size="9.00pt" fo:font-weight="normal" fo:font-family="'Courier New'" style:font-family-asian="'Courier New'" style:font-family-complex="'Courier New'" fo:background-color="transparent" fo:color="#000000"/>
    </style:style>
    <style:style style:name="T972" style:family="text">
      <style:text-properties fo:font-size="9.00pt" fo:font-weight="normal" fo:font-family="'Courier New'" style:font-family-asian="'Courier New'" style:font-family-complex="'Courier New'" fo:background-color="transparent" fo:color="#008000"/>
    </style:style>
    <style:style style:name="T973" style:family="text">
      <style:text-properties fo:font-size="9.00pt" fo:font-weight="normal" fo:font-family="'Courier New'" style:font-family-asian="'Courier New'" style:font-family-complex="'Courier New'" fo:background-color="transparent" fo:color="#000000"/>
    </style:style>
    <style:style style:name="T974" style:family="text">
      <style:text-properties fo:font-size="9.00pt" fo:font-weight="bold" fo:font-family="'Courier New'" style:font-family-asian="'Courier New'" style:font-family-complex="'Courier New'" fo:background-color="transparent" fo:color="#0000ff"/>
    </style:style>
    <style:style style:name="T975" style:family="text">
      <style:text-properties fo:font-size="9.00pt" fo:font-weight="normal" fo:font-family="'Courier New'" style:font-family-asian="'Courier New'" style:font-family-complex="'Courier New'" fo:background-color="transparent" fo:color="#000000"/>
    </style:style>
    <style:style style:name="T976" style:family="text">
      <style:text-properties fo:font-size="9.00pt" fo:font-weight="normal" fo:font-family="'Courier New'" style:font-family-asian="'Courier New'" style:font-family-complex="'Courier New'" fo:background-color="transparent" fo:color="#008000"/>
    </style:style>
    <style:style style:name="T977" style:family="text">
      <style:text-properties fo:font-size="9.00pt" fo:font-weight="normal" fo:font-family="'Courier New'" style:font-family-asian="'Courier New'" style:font-family-complex="'Courier New'" fo:background-color="transparent" fo:color="#000000"/>
    </style:style>
    <style:style style:name="T978" style:family="text">
      <style:text-properties fo:font-size="9.00pt" fo:font-weight="normal" fo:font-family="'Courier New'" style:font-family-asian="'Courier New'" style:font-family-complex="'Courier New'" fo:background-color="transparent" fo:color="#408080"/>
    </style:style>
    <style:style style:name="T979" style:family="text">
      <style:text-properties fo:font-size="9.00pt" fo:font-weight="normal" fo:font-family="'Courier New'" style:font-family-asian="'Courier New'" style:font-family-complex="'Courier New'" fo:background-color="transparent" fo:color="#000000"/>
    </style:style>
    <style:style style:name="T980" style:family="text">
      <style:text-properties fo:font-size="9.00pt" fo:font-weight="normal" fo:font-family="'Courier New'" style:font-family-asian="'Courier New'" style:font-family-complex="'Courier New'" fo:background-color="transparent" fo:color="#408080"/>
    </style:style>
    <style:style style:name="T981" style:family="text">
      <style:text-properties fo:font-size="9.00pt" fo:font-weight="normal" fo:font-family="'Courier New'" style:font-family-asian="'Courier New'" style:font-family-complex="'Courier New'" fo:background-color="transparent" fo:color="#000000"/>
    </style:style>
    <style:style style:name="T982" style:family="text">
      <style:text-properties fo:font-size="9.00pt" fo:font-weight="normal" fo:font-family="'Courier New'" style:font-family-asian="'Courier New'" style:font-family-complex="'Courier New'" fo:background-color="transparent" fo:color="#008000"/>
    </style:style>
    <style:style style:name="T983" style:family="text">
      <style:text-properties fo:font-size="9.00pt" fo:font-weight="normal" fo:font-family="'Courier New'" style:font-family-asian="'Courier New'" style:font-family-complex="'Courier New'" fo:background-color="transparent" fo:color="#000000"/>
    </style:style>
    <style:style style:name="T984" style:family="text">
      <style:text-properties fo:font-size="9.00pt" fo:font-weight="normal" fo:font-family="'Courier New'" style:font-family-asian="'Courier New'" style:font-family-complex="'Courier New'" fo:background-color="transparent" fo:color="#008000"/>
    </style:style>
    <style:style style:name="T985" style:family="text">
      <style:text-properties fo:font-size="9.00pt" fo:font-weight="normal" fo:font-family="'Courier New'" style:font-family-asian="'Courier New'" style:font-family-complex="'Courier New'" fo:background-color="transparent" fo:color="#000000"/>
    </style:style>
    <style:style style:name="T986" style:family="text">
      <style:text-properties fo:font-size="9.00pt" fo:font-weight="normal" fo:font-family="'Courier New'" style:font-family-asian="'Courier New'" style:font-family-complex="'Courier New'" fo:background-color="transparent" fo:color="#008000"/>
    </style:style>
    <style:style style:name="T987" style:family="text">
      <style:text-properties fo:font-size="9.00pt" fo:font-weight="normal" fo:font-family="'Courier New'" style:font-family-asian="'Courier New'" style:font-family-complex="'Courier New'" fo:background-color="transparent" fo:color="#000000"/>
    </style:style>
    <style:style style:name="T988" style:family="text">
      <style:text-properties fo:font-size="9.00pt" fo:font-weight="normal" fo:font-family="'Courier New'" style:font-family-asian="'Courier New'" style:font-family-complex="'Courier New'" fo:background-color="transparent" fo:color="#008000"/>
    </style:style>
    <style:style style:name="T989" style:family="text">
      <style:text-properties fo:font-size="9.00pt" fo:font-weight="normal" fo:font-family="'Courier New'" style:font-family-asian="'Courier New'" style:font-family-complex="'Courier New'" fo:background-color="transparent" fo:color="#000000"/>
    </style:style>
    <style:style style:name="T990" style:family="text">
      <style:text-properties fo:font-size="9.00pt" fo:font-weight="normal" fo:font-family="'Courier New'" style:font-family-asian="'Courier New'" style:font-family-complex="'Courier New'" fo:background-color="transparent" fo:color="#008000"/>
    </style:style>
    <style:style style:name="T991" style:family="text">
      <style:text-properties fo:font-size="9.00pt" fo:font-weight="normal" fo:font-family="'Courier New'" style:font-family-asian="'Courier New'" style:font-family-complex="'Courier New'" fo:background-color="transparent" fo:color="#000000"/>
    </style:style>
    <style:style style:name="T992" style:family="text">
      <style:text-properties fo:font-size="9.00pt" fo:font-weight="normal" fo:font-family="'Courier New'" style:font-family-asian="'Courier New'" style:font-family-complex="'Courier New'" fo:background-color="transparent" fo:color="#ff0000"/>
    </style:style>
    <style:style style:name="T993" style:family="text">
      <style:text-properties fo:font-size="9.00pt" fo:font-weight="normal" fo:font-family="'Courier New'" style:font-family-asian="'Courier New'" style:font-family-complex="'Courier New'" fo:background-color="transparent" fo:color="#008000"/>
    </style:style>
    <style:style style:name="T994" style:family="text">
      <style:text-properties fo:font-size="9.00pt" fo:font-weight="normal" fo:font-family="'Courier New'" style:font-family-asian="'Courier New'" style:font-family-complex="'Courier New'" fo:background-color="transparent" fo:color="#000000"/>
    </style:style>
    <style:style style:name="T995" style:family="text">
      <style:text-properties fo:font-size="9.00pt" fo:font-weight="bold" fo:font-family="'Courier New'" style:font-family-asian="'Courier New'" style:font-family-complex="'Courier New'" fo:background-color="transparent" fo:color="#0000ff"/>
    </style:style>
    <style:style style:name="T996" style:family="text">
      <style:text-properties fo:font-size="9.00pt" fo:font-weight="normal" fo:font-family="'Courier New'" style:font-family-asian="'Courier New'" style:font-family-complex="'Courier New'" fo:background-color="transparent" fo:color="#000000"/>
    </style:style>
    <style:style style:name="T997" style:family="text">
      <style:text-properties fo:font-size="9.00pt" fo:font-weight="normal" fo:font-family="'Courier New'" style:font-family-asian="'Courier New'" style:font-family-complex="'Courier New'" fo:background-color="transparent" fo:color="#008000"/>
    </style:style>
    <style:style style:name="T998" style:family="text">
      <style:text-properties fo:font-size="9.00pt" fo:font-weight="normal" fo:font-family="'Courier New'" style:font-family-asian="'Courier New'" style:font-family-complex="'Courier New'" fo:background-color="transparent" fo:color="#000000"/>
    </style:style>
    <style:style style:name="T999" style:family="text">
      <style:text-properties fo:font-size="9.00pt" fo:font-weight="normal" fo:font-family="'Courier New'" style:font-family-asian="'Courier New'" style:font-family-complex="'Courier New'" fo:background-color="transparent" fo:color="#ff0000"/>
    </style:style>
    <style:style style:name="T1000" style:family="text">
      <style:text-properties fo:font-size="9.00pt" fo:font-weight="normal" fo:font-family="'Courier New'" style:font-family-asian="'Courier New'" style:font-family-complex="'Courier New'" fo:background-color="transparent" fo:color="#000000"/>
    </style:style>
    <style:style style:name="T1001" style:family="text">
      <style:text-properties fo:font-size="9.00pt" fo:font-weight="bold" fo:font-family="'Courier New'" style:font-family-asian="'Courier New'" style:font-family-complex="'Courier New'" fo:background-color="transparent" fo:color="#0000ff"/>
    </style:style>
    <style:style style:name="T1002" style:family="text">
      <style:text-properties fo:font-size="9.00pt" fo:font-weight="normal" fo:font-family="'Courier New'" style:font-family-asian="'Courier New'" style:font-family-complex="'Courier New'" fo:background-color="transparent" fo:color="#000000"/>
    </style:style>
    <style:style style:name="T1003" style:family="text">
      <style:text-properties fo:font-size="9.00pt" fo:font-weight="normal" fo:font-family="'Courier New'" style:font-family-asian="'Courier New'" style:font-family-complex="'Courier New'" fo:background-color="transparent" fo:color="#ff0000"/>
    </style:style>
    <style:style style:name="T1004" style:family="text">
      <style:text-properties fo:font-size="9.00pt" fo:font-weight="normal" fo:font-family="'Courier New'" style:font-family-asian="'Courier New'" style:font-family-complex="'Courier New'" fo:background-color="transparent" fo:color="#008000"/>
    </style:style>
    <style:style style:name="T1005" style:family="text">
      <style:text-properties fo:font-size="9.00pt" fo:font-weight="normal" fo:font-family="'Courier New'" style:font-family-asian="'Courier New'" style:font-family-complex="'Courier New'" fo:background-color="transparent" fo:color="#000000"/>
    </style:style>
    <style:style style:name="T1006" style:family="text">
      <style:text-properties fo:font-size="9.00pt" fo:font-weight="bold" fo:font-family="'Courier New'" style:font-family-asian="'Courier New'" style:font-family-complex="'Courier New'" fo:background-color="transparent" fo:color="#0000ff"/>
    </style:style>
    <style:style style:name="T1007" style:family="text">
      <style:text-properties fo:font-size="9.00pt" fo:font-weight="normal" fo:font-family="'Courier New'" style:font-family-asian="'Courier New'" style:font-family-complex="'Courier New'" fo:background-color="transparent" fo:color="#000000"/>
    </style:style>
    <style:style style:name="T1008" style:family="text">
      <style:text-properties fo:font-size="9.00pt" fo:font-weight="bold" fo:font-family="'Courier New'" style:font-family-asian="'Courier New'" style:font-family-complex="'Courier New'" fo:background-color="transparent" fo:color="#0000ff"/>
    </style:style>
    <style:style style:name="T1009" style:family="text">
      <style:text-properties fo:font-size="9.00pt" fo:font-weight="normal" fo:font-family="'Courier New'" style:font-family-asian="'Courier New'" style:font-family-complex="'Courier New'" fo:background-color="transparent" fo:color="#000000"/>
    </style:style>
    <style:style style:name="T1010" style:family="text">
      <style:text-properties fo:font-size="9.00pt" fo:font-weight="normal" fo:font-family="'Courier New'" style:font-family-asian="'Courier New'" style:font-family-complex="'Courier New'" fo:background-color="transparent" fo:color="#008000"/>
    </style:style>
    <style:style style:name="T1011" style:family="text">
      <style:text-properties fo:font-size="9.00pt" fo:font-weight="normal" fo:font-family="'Courier New'" style:font-family-asian="'Courier New'" style:font-family-complex="'Courier New'" fo:background-color="transparent" fo:color="#000000"/>
    </style:style>
    <style:style style:name="T1012" style:family="text">
      <style:text-properties fo:font-size="11.00pt" fo:font-weight="normal" fo:font-family="Calibri" style:font-family-asian="Calibri" style:font-family-complex="Calibri" fo:background-color="transparent" style:use-window-font-color="true"/>
    </style:style>
    <style:style style:name="T1013" style:family="text">
      <style:text-properties fo:font-size="14.00pt" fo:font-weight="bold" fo:font-family="'Liberation Sans'" style:font-family-asian="'Liberation Sans'" style:font-family-complex="'Liberation Sans'" fo:background-color="#ffffff" fo:color="#301010" fo:font-style="italic"/>
    </style:style>
    <style:style style:name="T1014" style:family="text">
      <style:text-properties fo:font-size="11.00pt" fo:font-weight="normal" fo:font-family="Calibri" style:font-family-asian="Calibri" style:font-family-complex="Calibri" fo:background-color="transparent" style:use-window-font-color="true"/>
    </style:style>
    <style:style style:name="T1015" style:family="text">
      <style:text-properties fo:font-size="9.00pt" fo:font-weight="normal" fo:font-family="'Courier New'" style:font-family-asian="'Courier New'" style:font-family-complex="'Courier New'" fo:background-color="#ffffff" fo:color="#0000e6"/>
    </style:style>
    <style:style style:name="T1016" style:family="text">
      <style:text-properties fo:font-size="9.00pt" fo:font-weight="normal" fo:font-family="'Courier New'" style:font-family-asian="'Courier New'" style:font-family-complex="'Courier New'" fo:background-color="#ffffff" fo:color="#000000"/>
    </style:style>
    <style:style style:name="T1017" style:family="text">
      <style:text-properties fo:font-size="9.00pt" fo:font-weight="normal" fo:font-family="'Courier New'" style:font-family-asian="'Courier New'" style:font-family-complex="'Courier New'" fo:background-color="#ffffff" fo:color="#0000e6"/>
    </style:style>
    <style:style style:name="T1018" style:family="text">
      <style:text-properties fo:font-size="9.00pt" fo:font-weight="normal" fo:font-family="'Courier New'" style:font-family-asian="'Courier New'" style:font-family-complex="'Courier New'" fo:background-color="#ffffff" fo:color="#000000"/>
    </style:style>
    <style:style style:name="T1019" style:family="text">
      <style:text-properties fo:font-size="9.00pt" fo:font-weight="normal" fo:font-family="'Courier New'" style:font-family-asian="'Courier New'" style:font-family-complex="'Courier New'" fo:background-color="#ffffff" fo:color="#0000e6"/>
    </style:style>
    <style:style style:name="T1020" style:family="text">
      <style:text-properties fo:font-size="9.00pt" fo:font-weight="normal" fo:font-family="'Courier New'" style:font-family-asian="'Courier New'" style:font-family-complex="'Courier New'" fo:background-color="#ffffff" fo:color="#000000"/>
    </style:style>
    <style:style style:name="T1021" style:family="text">
      <style:text-properties fo:font-size="9.00pt" fo:font-weight="normal" fo:font-family="'Courier New'" style:font-family-asian="'Courier New'" style:font-family-complex="'Courier New'" fo:background-color="#ffffff" fo:color="#0000e6"/>
    </style:style>
    <style:style style:name="T1022" style:family="text">
      <style:text-properties fo:font-size="9.00pt" fo:font-weight="normal" fo:font-family="'Courier New'" style:font-family-asian="'Courier New'" style:font-family-complex="'Courier New'" fo:background-color="#ffffff" fo:color="#000000"/>
    </style:style>
    <style:style style:name="T1023" style:family="text">
      <style:text-properties fo:font-size="9.00pt" fo:font-weight="normal" fo:font-family="'Courier New'" style:font-family-asian="'Courier New'" style:font-family-complex="'Courier New'" fo:background-color="#ffffff" fo:color="#ff0000"/>
    </style:style>
    <style:style style:name="T1024" style:family="text">
      <style:text-properties fo:font-size="9.00pt" fo:font-weight="normal" fo:font-family="'Courier New'" style:font-family-asian="'Courier New'" style:font-family-complex="'Courier New'" fo:background-color="#ffffff" fo:color="#000000"/>
    </style:style>
    <style:style style:name="T1025" style:family="text">
      <style:text-properties fo:font-size="9.00pt" fo:font-weight="normal" fo:font-family="'Courier New'" style:font-family-asian="'Courier New'" style:font-family-complex="'Courier New'" fo:background-color="#ffffff" fo:color="#ff0000"/>
    </style:style>
    <style:style style:name="T1026" style:family="text">
      <style:text-properties fo:font-size="9.00pt" fo:font-weight="normal" fo:font-family="'Courier New'" style:font-family-asian="'Courier New'" style:font-family-complex="'Courier New'" fo:background-color="#ffffff" fo:color="#000000"/>
    </style:style>
    <style:style style:name="T1027" style:family="text">
      <style:text-properties fo:font-size="9.00pt" fo:font-weight="normal" fo:font-family="'Courier New'" style:font-family-asian="'Courier New'" style:font-family-complex="'Courier New'" fo:background-color="#ffffff" fo:color="#ff0000"/>
    </style:style>
    <style:style style:name="T1028" style:family="text">
      <style:text-properties fo:font-size="9.00pt" fo:font-weight="normal" fo:font-family="'Courier New'" style:font-family-asian="'Courier New'" style:font-family-complex="'Courier New'" fo:background-color="#ffffff" fo:color="#000000"/>
    </style:style>
    <style:style style:name="T1029" style:family="text">
      <style:text-properties fo:font-size="9.00pt" fo:font-weight="normal" fo:font-family="'Courier New'" style:font-family-asian="'Courier New'" style:font-family-complex="'Courier New'" fo:background-color="#ffffff" fo:color="#ff0000"/>
    </style:style>
    <style:style style:name="T1030" style:family="text">
      <style:text-properties fo:font-size="9.00pt" fo:font-weight="normal" fo:font-family="'Courier New'" style:font-family-asian="'Courier New'" style:font-family-complex="'Courier New'" fo:background-color="#ffffff" fo:color="#000000"/>
    </style:style>
    <style:style style:name="T1031" style:family="text">
      <style:text-properties fo:font-size="9.00pt" fo:font-weight="normal" fo:font-family="'Courier New'" style:font-family-asian="'Courier New'" style:font-family-complex="'Courier New'" fo:background-color="#ffffff" fo:color="#ff0000"/>
    </style:style>
    <style:style style:name="T1032" style:family="text">
      <style:text-properties fo:font-size="9.00pt" fo:font-weight="normal" fo:font-family="'Courier New'" style:font-family-asian="'Courier New'" style:font-family-complex="'Courier New'" fo:background-color="#ffffff" fo:color="#000000"/>
    </style:style>
    <style:style style:name="T1033" style:family="text">
      <style:text-properties fo:font-size="9.00pt" fo:font-weight="normal" fo:font-family="'Courier New'" style:font-family-asian="'Courier New'" style:font-family-complex="'Courier New'" fo:background-color="#ffffff" fo:color="#0000e6"/>
    </style:style>
    <style:style style:name="T1034" style:family="text">
      <style:text-properties fo:font-size="9.00pt" fo:font-weight="normal" fo:font-family="'Courier New'" style:font-family-asian="'Courier New'" style:font-family-complex="'Courier New'" fo:background-color="#ffffff" fo:color="#000000"/>
    </style:style>
    <style:style style:name="T1035" style:family="text">
      <style:text-properties fo:font-size="9.00pt" fo:font-weight="normal" fo:font-family="'Courier New'" style:font-family-asian="'Courier New'" style:font-family-complex="'Courier New'" fo:background-color="#ffffff" fo:color="#0000e6"/>
    </style:style>
    <style:style style:name="T1036" style:family="text">
      <style:text-properties fo:font-size="9.00pt" fo:font-weight="normal" fo:font-family="'Courier New'" style:font-family-asian="'Courier New'" style:font-family-complex="'Courier New'" fo:background-color="#ffffff" fo:color="#000000"/>
    </style:style>
    <style:style style:name="T1037" style:family="text">
      <style:text-properties fo:font-size="9.00pt" fo:font-weight="normal" fo:font-family="'Courier New'" style:font-family-asian="'Courier New'" style:font-family-complex="'Courier New'" fo:background-color="#ffffff" fo:color="#0000e6"/>
    </style:style>
    <style:style style:name="T1038" style:family="text">
      <style:text-properties fo:font-size="9.00pt" fo:font-weight="normal" fo:font-family="'Courier New'" style:font-family-asian="'Courier New'" style:font-family-complex="'Courier New'" fo:background-color="#ffffff" fo:color="#000000"/>
    </style:style>
    <style:style style:name="T1039" style:family="text">
      <style:text-properties fo:font-size="9.00pt" fo:font-weight="normal" fo:font-family="'Courier New'" style:font-family-asian="'Courier New'" style:font-family-complex="'Courier New'" fo:background-color="#ffffff" fo:color="#0000e6"/>
    </style:style>
    <style:style style:name="T1040" style:family="text">
      <style:text-properties fo:font-size="9.00pt" fo:font-weight="normal" fo:font-family="'Courier New'" style:font-family-asian="'Courier New'" style:font-family-complex="'Courier New'" fo:background-color="#ffffff" fo:color="#000000"/>
    </style:style>
    <style:style style:name="T1041" style:family="text">
      <style:text-properties fo:font-size="9.00pt" fo:font-weight="normal" fo:font-family="'Courier New'" style:font-family-asian="'Courier New'" style:font-family-complex="'Courier New'" fo:background-color="#ffffff" fo:color="#ff0000"/>
    </style:style>
    <style:style style:name="T1042" style:family="text">
      <style:text-properties fo:font-size="9.00pt" fo:font-weight="normal" fo:font-family="'Courier New'" style:font-family-asian="'Courier New'" style:font-family-complex="'Courier New'" fo:background-color="#ffffff" fo:color="#000000"/>
    </style:style>
    <style:style style:name="T1043" style:family="text">
      <style:text-properties fo:font-size="9.00pt" fo:font-weight="normal" fo:font-family="'Courier New'" style:font-family-asian="'Courier New'" style:font-family-complex="'Courier New'" fo:background-color="#ffffff" fo:color="#ff0000"/>
    </style:style>
    <style:style style:name="T1044" style:family="text">
      <style:text-properties fo:font-size="9.00pt" fo:font-weight="normal" fo:font-family="'Courier New'" style:font-family-asian="'Courier New'" style:font-family-complex="'Courier New'" fo:background-color="#ffffff" fo:color="#000000"/>
    </style:style>
    <style:style style:name="T1045" style:family="text">
      <style:text-properties fo:font-size="9.00pt" fo:font-weight="normal" fo:font-family="'Courier New'" style:font-family-asian="'Courier New'" style:font-family-complex="'Courier New'" fo:background-color="#ffffff" fo:color="#ff0000"/>
    </style:style>
    <style:style style:name="T1046" style:family="text">
      <style:text-properties fo:font-size="9.00pt" fo:font-weight="normal" fo:font-family="'Courier New'" style:font-family-asian="'Courier New'" style:font-family-complex="'Courier New'" fo:background-color="#ffffff" fo:color="#000000"/>
    </style:style>
    <style:style style:name="T1047" style:family="text">
      <style:text-properties fo:font-size="9.00pt" fo:font-weight="normal" fo:font-family="'Courier New'" style:font-family-asian="'Courier New'" style:font-family-complex="'Courier New'" fo:background-color="#ffffff" fo:color="#ff0000"/>
    </style:style>
    <style:style style:name="T1048" style:family="text">
      <style:text-properties fo:font-size="9.00pt" fo:font-weight="normal" fo:font-family="'Courier New'" style:font-family-asian="'Courier New'" style:font-family-complex="'Courier New'" fo:background-color="#ffffff" fo:color="#000000"/>
    </style:style>
    <style:style style:name="T1049" style:family="text">
      <style:text-properties fo:font-size="9.00pt" fo:font-weight="normal" fo:font-family="'Courier New'" style:font-family-asian="'Courier New'" style:font-family-complex="'Courier New'" fo:background-color="#ffffff" fo:color="#ff0000"/>
    </style:style>
    <style:style style:name="T1050" style:family="text">
      <style:text-properties fo:font-size="9.00pt" fo:font-weight="normal" fo:font-family="'Courier New'" style:font-family-asian="'Courier New'" style:font-family-complex="'Courier New'" fo:background-color="#ffffff" fo:color="#000000"/>
    </style:style>
    <style:style style:name="T1051" style:family="text">
      <style:text-properties fo:font-size="9.00pt" fo:font-weight="normal" fo:font-family="'Courier New'" style:font-family-asian="'Courier New'" style:font-family-complex="'Courier New'" fo:background-color="#ffffff" fo:color="#0000e6"/>
    </style:style>
    <style:style style:name="T1052" style:family="text">
      <style:text-properties fo:font-size="9.00pt" fo:font-weight="normal" fo:font-family="'Courier New'" style:font-family-asian="'Courier New'" style:font-family-complex="'Courier New'" fo:background-color="#ffffff" fo:color="#000000"/>
    </style:style>
    <style:style style:name="T1053" style:family="text">
      <style:text-properties fo:font-size="9.00pt" fo:font-weight="normal" fo:font-family="'Courier New'" style:font-family-asian="'Courier New'" style:font-family-complex="'Courier New'" fo:background-color="#ffffff" fo:color="#0000e6"/>
    </style:style>
    <style:style style:name="T1054" style:family="text">
      <style:text-properties fo:font-size="9.00pt" fo:font-weight="normal" fo:font-family="'Courier New'" style:font-family-asian="'Courier New'" style:font-family-complex="'Courier New'" fo:background-color="#ffffff" fo:color="#000000"/>
    </style:style>
    <style:style style:name="T1055" style:family="text">
      <style:text-properties fo:font-size="9.00pt" fo:font-weight="normal" fo:font-family="'Courier New'" style:font-family-asian="'Courier New'" style:font-family-complex="'Courier New'" fo:background-color="#ffffff" fo:color="#0000e6"/>
    </style:style>
    <style:style style:name="T1056" style:family="text">
      <style:text-properties fo:font-size="9.00pt" fo:font-weight="normal" fo:font-family="'Courier New'" style:font-family-asian="'Courier New'" style:font-family-complex="'Courier New'" fo:background-color="#ffffff" fo:color="#000000"/>
    </style:style>
    <style:style style:name="T1057" style:family="text">
      <style:text-properties fo:font-size="9.00pt" fo:font-weight="normal" fo:font-family="'Courier New'" style:font-family-asian="'Courier New'" style:font-family-complex="'Courier New'" fo:background-color="#ffffff" fo:color="#ff0000"/>
    </style:style>
    <style:style style:name="T1058" style:family="text">
      <style:text-properties fo:font-size="9.00pt" fo:font-weight="normal" fo:font-family="'Courier New'" style:font-family-asian="'Courier New'" style:font-family-complex="'Courier New'" fo:background-color="#ffffff" fo:color="#000000"/>
    </style:style>
    <style:style style:name="T1059" style:family="text">
      <style:text-properties fo:font-size="9.00pt" fo:font-weight="normal" fo:font-family="'Courier New'" style:font-family-asian="'Courier New'" style:font-family-complex="'Courier New'" fo:background-color="#ffffff" fo:color="#ff0000"/>
    </style:style>
    <style:style style:name="T1060" style:family="text">
      <style:text-properties fo:font-size="9.00pt" fo:font-weight="normal" fo:font-family="'Courier New'" style:font-family-asian="'Courier New'" style:font-family-complex="'Courier New'" fo:background-color="#ffffff" fo:color="#000000"/>
    </style:style>
    <style:style style:name="T1061" style:family="text">
      <style:text-properties fo:font-size="9.00pt" fo:font-weight="normal" fo:font-family="'Courier New'" style:font-family-asian="'Courier New'" style:font-family-complex="'Courier New'" fo:background-color="#ffffff" fo:color="#0000e6"/>
    </style:style>
    <style:style style:name="T1062" style:family="text">
      <style:text-properties fo:font-size="9.00pt" fo:font-weight="normal" fo:font-family="'Courier New'" style:font-family-asian="'Courier New'" style:font-family-complex="'Courier New'" fo:background-color="#ffffff" fo:color="#000000"/>
    </style:style>
    <style:style style:name="T1063" style:family="text">
      <style:text-properties fo:font-size="9.00pt" fo:font-weight="normal" fo:font-family="'Courier New'" style:font-family-asian="'Courier New'" style:font-family-complex="'Courier New'" fo:background-color="#ffffff" fo:color="#ff0000"/>
    </style:style>
    <style:style style:name="T1064" style:family="text">
      <style:text-properties fo:font-size="9.00pt" fo:font-weight="normal" fo:font-family="'Courier New'" style:font-family-asian="'Courier New'" style:font-family-complex="'Courier New'" fo:background-color="#ffffff" fo:color="#000000"/>
    </style:style>
    <style:style style:name="T1065" style:family="text">
      <style:text-properties fo:font-size="9.00pt" fo:font-weight="normal" fo:font-family="'Courier New'" style:font-family-asian="'Courier New'" style:font-family-complex="'Courier New'" fo:background-color="#ffffff" fo:color="#ff0000"/>
    </style:style>
    <style:style style:name="T1066" style:family="text">
      <style:text-properties fo:font-size="9.00pt" fo:font-weight="normal" fo:font-family="'Courier New'" style:font-family-asian="'Courier New'" style:font-family-complex="'Courier New'" fo:background-color="#ffffff" fo:color="#000000"/>
    </style:style>
    <style:style style:name="T1067" style:family="text">
      <style:text-properties fo:font-size="9.00pt" fo:font-weight="normal" fo:font-family="'Courier New'" style:font-family-asian="'Courier New'" style:font-family-complex="'Courier New'" fo:background-color="#ffffff" fo:color="#0000e6"/>
    </style:style>
    <style:style style:name="T1068" style:family="text">
      <style:text-properties fo:font-size="9.00pt" fo:font-weight="normal" fo:font-family="'Courier New'" style:font-family-asian="'Courier New'" style:font-family-complex="'Courier New'" fo:background-color="#ffffff" fo:color="#000000"/>
    </style:style>
    <style:style style:name="T1069" style:family="text">
      <style:text-properties fo:font-size="9.00pt" fo:font-weight="normal" fo:font-family="'Courier New'" style:font-family-asian="'Courier New'" style:font-family-complex="'Courier New'" fo:background-color="#ffffff" fo:color="#ff0000"/>
    </style:style>
    <style:style style:name="T1070" style:family="text">
      <style:text-properties fo:font-size="9.00pt" fo:font-weight="normal" fo:font-family="'Courier New'" style:font-family-asian="'Courier New'" style:font-family-complex="'Courier New'" fo:background-color="#ffffff" fo:color="#000000"/>
    </style:style>
    <style:style style:name="T1071" style:family="text">
      <style:text-properties fo:font-size="9.00pt" fo:font-weight="normal" fo:font-family="'Courier New'" style:font-family-asian="'Courier New'" style:font-family-complex="'Courier New'" fo:background-color="#ffffff" fo:color="#ff0000"/>
    </style:style>
    <style:style style:name="T1072" style:family="text">
      <style:text-properties fo:font-size="9.00pt" fo:font-weight="normal" fo:font-family="'Courier New'" style:font-family-asian="'Courier New'" style:font-family-complex="'Courier New'" fo:background-color="#ffffff" fo:color="#000000"/>
    </style:style>
    <style:style style:name="T1073" style:family="text">
      <style:text-properties fo:font-size="9.00pt" fo:font-weight="normal" fo:font-family="'Courier New'" style:font-family-asian="'Courier New'" style:font-family-complex="'Courier New'" fo:background-color="#ffffff" fo:color="#ff0000"/>
    </style:style>
    <style:style style:name="T1074" style:family="text">
      <style:text-properties fo:font-size="9.00pt" fo:font-weight="normal" fo:font-family="'Courier New'" style:font-family-asian="'Courier New'" style:font-family-complex="'Courier New'" fo:background-color="#ffffff" fo:color="#000000"/>
    </style:style>
    <style:style style:name="T1075" style:family="text">
      <style:text-properties fo:font-size="9.00pt" fo:font-weight="normal" fo:font-family="'Courier New'" style:font-family-asian="'Courier New'" style:font-family-complex="'Courier New'" fo:background-color="#ffffff" fo:color="#0000e6"/>
    </style:style>
    <style:style style:name="T1076" style:family="text">
      <style:text-properties fo:font-size="9.00pt" fo:font-weight="normal" fo:font-family="'Courier New'" style:font-family-asian="'Courier New'" style:font-family-complex="'Courier New'" fo:background-color="#ffffff" fo:color="#000000"/>
    </style:style>
    <style:style style:name="T1077" style:family="text">
      <style:text-properties fo:font-size="9.00pt" fo:font-weight="normal" fo:font-family="'Courier New'" style:font-family-asian="'Courier New'" style:font-family-complex="'Courier New'" fo:background-color="transparent" style:use-window-font-color="true"/>
    </style:style>
    <style:style style:name="T1078" style:family="text">
      <style:text-properties fo:font-size="14.00pt" fo:font-weight="bold" fo:font-family="'Liberation Sans'" style:font-family-asian="'Liberation Sans'" style:font-family-complex="'Liberation Sans'" fo:background-color="#ffffff" fo:color="#301010" fo:font-style="italic"/>
    </style:style>
    <style:style style:name="T1079" style:family="text">
      <style:text-properties fo:font-size="9.00pt" fo:font-weight="bold" fo:font-family="'monospace, monospace'" style:font-family-asian="'monospace, monospace'" style:font-family-complex="'monospace, monospace'" fo:background-color="#ffffff" fo:color="#00007f"/>
    </style:style>
    <style:style style:name="T1080" style:family="text">
      <style:text-properties fo:font-size="9.00pt" fo:font-weight="normal" fo:font-family="'monospace, monospace'" style:font-family-asian="'monospace, monospace'" style:font-family-complex="'monospace, monospace'" fo:background-color="#ffffff" fo:color="#000000"/>
    </style:style>
    <style:style style:name="T1081" style:family="text">
      <style:text-properties fo:font-size="9.00pt" fo:font-weight="normal" fo:font-family="'monospace, monospace'" style:font-family-asian="'monospace, monospace'" style:font-family-complex="'monospace, monospace'" fo:background-color="#ffffff" fo:color="#301010"/>
    </style:style>
    <style:style style:name="T1082" style:family="text">
      <style:text-properties fo:font-size="9.00pt" fo:font-weight="normal" fo:font-family="'monospace, monospace'" style:font-family-asian="'monospace, monospace'" style:font-family-complex="'monospace, monospace'" fo:background-color="#ffffff" fo:color="#000000"/>
    </style:style>
    <style:style style:name="T1083" style:family="text">
      <style:text-properties fo:font-size="9.00pt" fo:font-weight="bold" fo:font-family="'monospace, monospace'" style:font-family-asian="'monospace, monospace'" style:font-family-complex="'monospace, monospace'" fo:background-color="#ffffff" fo:color="#00007f"/>
    </style:style>
    <style:style style:name="T1084" style:family="text">
      <style:text-properties fo:font-size="9.00pt" fo:font-weight="normal" fo:font-family="'monospace, monospace'" style:font-family-asian="'monospace, monospace'" style:font-family-complex="'monospace, monospace'" fo:background-color="#ffffff" fo:color="#000000"/>
    </style:style>
    <style:style style:name="T1085" style:family="text">
      <style:text-properties fo:font-size="9.00pt" fo:font-weight="normal" fo:font-family="'monospace, monospace'" style:font-family-asian="'monospace, monospace'" style:font-family-complex="'monospace, monospace'" fo:background-color="#ffffff" fo:color="#301010"/>
    </style:style>
    <style:style style:name="T1086" style:family="text">
      <style:text-properties fo:font-size="9.00pt" fo:font-weight="normal" fo:font-family="'monospace, monospace'" style:font-family-asian="'monospace, monospace'" style:font-family-complex="'monospace, monospace'" fo:background-color="#ffffff" fo:color="#000000"/>
    </style:style>
    <style:style style:name="T1087" style:family="text">
      <style:text-properties fo:font-size="9.00pt" fo:font-weight="normal" fo:font-family="'monospace, monospace'" style:font-family-asian="'monospace, monospace'" style:font-family-complex="'monospace, monospace'" fo:background-color="#ffffff" fo:color="#301010"/>
    </style:style>
    <style:style style:name="T1088" style:family="text">
      <style:text-properties fo:font-size="9.00pt" fo:font-weight="normal" fo:font-family="'monospace, monospace'" style:font-family-asian="'monospace, monospace'" style:font-family-complex="'monospace, monospace'" fo:background-color="#ffffff" fo:color="#000000"/>
    </style:style>
    <style:style style:name="T1089" style:family="text">
      <style:text-properties fo:font-size="9.00pt" fo:font-weight="normal" fo:font-family="'monospace, monospace'" style:font-family-asian="'monospace, monospace'" style:font-family-complex="'monospace, monospace'" fo:background-color="#ffffff" fo:color="#301010"/>
    </style:style>
    <style:style style:name="T1090" style:family="text">
      <style:text-properties fo:font-size="9.00pt" fo:font-weight="normal" fo:font-family="'monospace, monospace'" style:font-family-asian="'monospace, monospace'" style:font-family-complex="'monospace, monospace'" fo:background-color="#ffffff" fo:color="#000000"/>
    </style:style>
    <style:style style:name="T1091" style:family="text">
      <style:text-properties fo:font-size="9.00pt" fo:font-weight="bold" fo:font-family="'monospace, monospace'" style:font-family-asian="'monospace, monospace'" style:font-family-complex="'monospace, monospace'" fo:background-color="#ffffff" fo:color="#00007f"/>
    </style:style>
    <style:style style:name="T1092" style:family="text">
      <style:text-properties fo:font-size="9.00pt" fo:font-weight="normal" fo:font-family="'monospace, monospace'" style:font-family-asian="'monospace, monospace'" style:font-family-complex="'monospace, monospace'" fo:background-color="#ffffff" fo:color="#000000"/>
    </style:style>
    <style:style style:name="T1093" style:family="text">
      <style:text-properties fo:font-size="9.00pt" fo:font-weight="normal" fo:font-family="'monospace, monospace'" style:font-family-asian="'monospace, monospace'" style:font-family-complex="'monospace, monospace'" fo:background-color="#ffffff" fo:color="#301010"/>
    </style:style>
    <style:style style:name="T1094" style:family="text">
      <style:text-properties fo:font-size="9.00pt" fo:font-weight="normal" fo:font-family="'monospace, monospace'" style:font-family-asian="'monospace, monospace'" style:font-family-complex="'monospace, monospace'" fo:background-color="#ffffff" fo:color="#000000"/>
    </style:style>
    <style:style style:name="T1095" style:family="text">
      <style:text-properties fo:font-size="9.00pt" fo:font-weight="normal" fo:font-family="'monospace, monospace'" style:font-family-asian="'monospace, monospace'" style:font-family-complex="'monospace, monospace'" fo:background-color="#ffffff" fo:color="#301010"/>
    </style:style>
    <style:style style:name="T1096" style:family="text">
      <style:text-properties fo:font-size="9.00pt" fo:font-weight="normal" fo:font-family="'monospace, monospace'" style:font-family-asian="'monospace, monospace'" style:font-family-complex="'monospace, monospace'" fo:background-color="#ffffff" fo:color="#000000"/>
    </style:style>
    <style:style style:name="T1097" style:family="text">
      <style:text-properties fo:font-size="9.00pt" fo:font-weight="normal" fo:font-family="'monospace, monospace'" style:font-family-asian="'monospace, monospace'" style:font-family-complex="'monospace, monospace'" fo:background-color="#ffffff" fo:color="#301010"/>
    </style:style>
    <style:style style:name="T1098" style:family="text">
      <style:text-properties fo:font-size="9.00pt" fo:font-weight="normal" fo:font-family="'monospace, monospace'" style:font-family-asian="'monospace, monospace'" style:font-family-complex="'monospace, monospace'" fo:background-color="#ffffff" fo:color="#000000"/>
    </style:style>
    <style:style style:name="T1099" style:family="text">
      <style:text-properties fo:font-size="9.00pt" fo:font-weight="normal" fo:font-family="'monospace, monospace'" style:font-family-asian="'monospace, monospace'" style:font-family-complex="'monospace, monospace'" fo:background-color="#ffffff" fo:color="#301010"/>
    </style:style>
    <style:style style:name="T1100" style:family="text">
      <style:text-properties fo:font-size="9.00pt" fo:font-weight="normal" fo:font-family="'monospace, monospace'" style:font-family-asian="'monospace, monospace'" style:font-family-complex="'monospace, monospace'" fo:background-color="#ffffff" fo:color="#000000"/>
    </style:style>
    <style:style style:name="T1101" style:family="text">
      <style:text-properties fo:font-size="9.00pt" fo:font-weight="bold" fo:font-family="'monospace, monospace'" style:font-family-asian="'monospace, monospace'" style:font-family-complex="'monospace, monospace'" fo:background-color="#ffffff" fo:color="#00007f"/>
    </style:style>
    <style:style style:name="T1102" style:family="text">
      <style:text-properties fo:font-size="9.00pt" fo:font-weight="normal" fo:font-family="'monospace, monospace'" style:font-family-asian="'monospace, monospace'" style:font-family-complex="'monospace, monospace'" fo:background-color="#ffffff" fo:color="#000000"/>
    </style:style>
    <style:style style:name="T1103" style:family="text">
      <style:text-properties fo:font-size="9.00pt" fo:font-weight="normal" fo:font-family="'monospace, monospace'" style:font-family-asian="'monospace, monospace'" style:font-family-complex="'monospace, monospace'" fo:background-color="#ffffff" fo:color="#301010"/>
    </style:style>
    <style:style style:name="T1104" style:family="text">
      <style:text-properties fo:font-size="9.00pt" fo:font-weight="normal" fo:font-family="'monospace, monospace'" style:font-family-asian="'monospace, monospace'" style:font-family-complex="'monospace, monospace'" fo:background-color="#ffffff" fo:color="#000000"/>
    </style:style>
    <style:style style:name="T1105" style:family="text">
      <style:text-properties fo:font-size="9.00pt" fo:font-weight="normal" fo:font-family="'monospace, monospace'" style:font-family-asian="'monospace, monospace'" style:font-family-complex="'monospace, monospace'" fo:background-color="#ffffff" fo:color="#301010"/>
    </style:style>
    <style:style style:name="T1106" style:family="text">
      <style:text-properties fo:font-size="9.00pt" fo:font-weight="normal" fo:font-family="'monospace, monospace'" style:font-family-asian="'monospace, monospace'" style:font-family-complex="'monospace, monospace'" fo:background-color="#ffffff" fo:color="#000000"/>
    </style:style>
    <style:style style:name="T1107" style:family="text">
      <style:text-properties fo:font-size="9.00pt" fo:font-weight="normal" fo:font-family="'monospace, monospace'" style:font-family-asian="'monospace, monospace'" style:font-family-complex="'monospace, monospace'" fo:background-color="#ffffff" fo:color="#301010"/>
    </style:style>
    <style:style style:name="T1108" style:family="text">
      <style:text-properties fo:font-size="9.00pt" fo:font-weight="normal" fo:font-family="'monospace, monospace'" style:font-family-asian="'monospace, monospace'" style:font-family-complex="'monospace, monospace'" fo:background-color="#ffffff" fo:color="#000000"/>
    </style:style>
    <style:style style:name="T1109" style:family="text">
      <style:text-properties fo:font-size="9.00pt" fo:font-weight="bold" fo:font-family="'monospace, monospace'" style:font-family-asian="'monospace, monospace'" style:font-family-complex="'monospace, monospace'" fo:background-color="#ffffff" fo:color="#00007f"/>
    </style:style>
    <style:style style:name="T1110" style:family="text">
      <style:text-properties fo:font-size="9.00pt" fo:font-weight="normal" fo:font-family="'monospace, monospace'" style:font-family-asian="'monospace, monospace'" style:font-family-complex="'monospace, monospace'" fo:background-color="#ffffff" fo:color="#000000"/>
    </style:style>
    <style:style style:name="T1111" style:family="text">
      <style:text-properties fo:font-size="9.00pt" fo:font-weight="normal" fo:font-family="'monospace, monospace'" style:font-family-asian="'monospace, monospace'" style:font-family-complex="'monospace, monospace'" fo:background-color="#ffffff" fo:color="#301010"/>
    </style:style>
    <style:style style:name="T1112" style:family="text">
      <style:text-properties fo:font-size="9.00pt" fo:font-weight="normal" fo:font-family="'monospace, monospace'" style:font-family-asian="'monospace, monospace'" style:font-family-complex="'monospace, monospace'" fo:background-color="#ffffff" fo:color="#000000"/>
    </style:style>
    <style:style style:name="T1113" style:family="text">
      <style:text-properties fo:font-size="9.00pt" fo:font-weight="normal" fo:font-family="'monospace, monospace'" style:font-family-asian="'monospace, monospace'" style:font-family-complex="'monospace, monospace'" fo:background-color="#ffffff" fo:color="#301010"/>
    </style:style>
    <style:style style:name="T1114" style:family="text">
      <style:text-properties fo:font-size="9.00pt" fo:font-weight="normal" fo:font-family="'monospace, monospace'" style:font-family-asian="'monospace, monospace'" style:font-family-complex="'monospace, monospace'" fo:background-color="#ffffff" fo:color="#000000"/>
    </style:style>
    <style:style style:name="T1115" style:family="text">
      <style:text-properties fo:font-size="9.00pt" fo:font-weight="normal" fo:font-family="'monospace, monospace'" style:font-family-asian="'monospace, monospace'" style:font-family-complex="'monospace, monospace'" fo:background-color="#ffffff" fo:color="#301010"/>
    </style:style>
    <style:style style:name="T1116" style:family="text">
      <style:text-properties fo:font-size="9.00pt" fo:font-weight="normal" fo:font-family="'monospace, monospace'" style:font-family-asian="'monospace, monospace'" style:font-family-complex="'monospace, monospace'" fo:background-color="#ffffff" fo:color="#000000"/>
    </style:style>
    <style:style style:name="T1117" style:family="text">
      <style:text-properties fo:font-size="9.00pt" fo:font-weight="normal" fo:font-family="'monospace, monospace'" style:font-family-asian="'monospace, monospace'" style:font-family-complex="'monospace, monospace'" fo:background-color="#ffffff" fo:color="#301010"/>
    </style:style>
    <style:style style:name="T1118" style:family="text">
      <style:text-properties fo:font-size="9.00pt" fo:font-weight="normal" fo:font-family="'monospace, monospace'" style:font-family-asian="'monospace, monospace'" style:font-family-complex="'monospace, monospace'" fo:background-color="#ffffff" fo:color="#007f00"/>
    </style:style>
    <style:style style:name="T1119" style:family="text">
      <style:text-properties fo:font-size="9.00pt" fo:font-weight="normal" fo:font-family="'monospace, monospace'" style:font-family-asian="'monospace, monospace'" style:font-family-complex="'monospace, monospace'" fo:background-color="#ffffff" fo:color="#301010"/>
    </style:style>
    <style:style style:name="T1120" style:family="text">
      <style:text-properties fo:font-size="9.00pt" fo:font-weight="normal" fo:font-family="'monospace, monospace'" style:font-family-asian="'monospace, monospace'" style:font-family-complex="'monospace, monospace'" fo:background-color="#ffffff" fo:color="#000000"/>
    </style:style>
    <style:style style:name="T1121" style:family="text">
      <style:text-properties fo:font-size="9.00pt" fo:font-weight="normal" fo:font-family="'monospace, monospace'" style:font-family-asian="'monospace, monospace'" style:font-family-complex="'monospace, monospace'" fo:background-color="#ffffff" fo:color="#301010"/>
    </style:style>
    <style:style style:name="T1122" style:family="text">
      <style:text-properties fo:font-size="9.00pt" fo:font-weight="normal" fo:font-family="'monospace, monospace'" style:font-family-asian="'monospace, monospace'" style:font-family-complex="'monospace, monospace'" fo:background-color="#ffffff" fo:color="#000000"/>
    </style:style>
    <style:style style:name="T1123" style:family="text">
      <style:text-properties fo:font-size="9.00pt" fo:font-weight="normal" fo:font-family="'monospace, monospace'" style:font-family-asian="'monospace, monospace'" style:font-family-complex="'monospace, monospace'" fo:background-color="#ffffff" fo:color="#301010"/>
    </style:style>
    <style:style style:name="T1124" style:family="text">
      <style:text-properties fo:font-size="9.00pt" fo:font-weight="normal" fo:font-family="'monospace, monospace'" style:font-family-asian="'monospace, monospace'" style:font-family-complex="'monospace, monospace'" fo:background-color="#ffffff" fo:color="#000000"/>
    </style:style>
    <style:style style:name="T1125" style:family="text">
      <style:text-properties fo:font-size="9.00pt" fo:font-weight="normal" fo:font-family="'monospace, monospace'" style:font-family-asian="'monospace, monospace'" style:font-family-complex="'monospace, monospace'" fo:background-color="#ffffff" fo:color="#301010"/>
    </style:style>
    <style:style style:name="T1126" style:family="text">
      <style:text-properties fo:font-size="9.00pt" fo:font-weight="bold" fo:font-family="'monospace, monospace'" style:font-family-asian="'monospace, monospace'" style:font-family-complex="'monospace, monospace'" fo:background-color="#ffffff" fo:color="#00007f"/>
    </style:style>
    <style:style style:name="T1127" style:family="text">
      <style:text-properties fo:font-size="9.00pt" fo:font-weight="normal" fo:font-family="'monospace, monospace'" style:font-family-asian="'monospace, monospace'" style:font-family-complex="'monospace, monospace'" fo:background-color="#ffffff" fo:color="#000000"/>
    </style:style>
    <style:style style:name="T1128" style:family="text">
      <style:text-properties fo:font-size="9.00pt" fo:font-weight="normal" fo:font-family="'monospace, monospace'" style:font-family-asian="'monospace, monospace'" style:font-family-complex="'monospace, monospace'" fo:background-color="#ffffff" fo:color="#301010"/>
    </style:style>
    <style:style style:name="T1129" style:family="text">
      <style:text-properties fo:font-size="9.00pt" fo:font-weight="normal" fo:font-family="'monospace, monospace'" style:font-family-asian="'monospace, monospace'" style:font-family-complex="'monospace, monospace'" fo:background-color="#ffffff" fo:color="#000000"/>
    </style:style>
    <style:style style:name="T1130" style:family="text">
      <style:text-properties fo:font-size="9.00pt" fo:font-weight="normal" fo:font-family="'monospace, monospace'" style:font-family-asian="'monospace, monospace'" style:font-family-complex="'monospace, monospace'" fo:background-color="#ffffff" fo:color="#301010"/>
    </style:style>
    <style:style style:name="T1131" style:family="text">
      <style:text-properties fo:font-size="9.00pt" fo:font-weight="normal" fo:font-family="'monospace, monospace'" style:font-family-asian="'monospace, monospace'" style:font-family-complex="'monospace, monospace'" fo:background-color="#ffffff" fo:color="#000000"/>
    </style:style>
    <style:style style:name="T1132" style:family="text">
      <style:text-properties fo:font-size="9.00pt" fo:font-weight="normal" fo:font-family="'monospace, monospace'" style:font-family-asian="'monospace, monospace'" style:font-family-complex="'monospace, monospace'" fo:background-color="#ffffff" fo:color="#301010"/>
    </style:style>
    <style:style style:name="T1133" style:family="text">
      <style:text-properties fo:font-size="9.00pt" fo:font-weight="normal" fo:font-family="'monospace, monospace'" style:font-family-asian="'monospace, monospace'" style:font-family-complex="'monospace, monospace'" fo:background-color="#ffffff" fo:color="#000000"/>
    </style:style>
    <style:style style:name="T1134" style:family="text">
      <style:text-properties fo:font-size="9.00pt" fo:font-weight="normal" fo:font-family="'monospace, monospace'" style:font-family-asian="'monospace, monospace'" style:font-family-complex="'monospace, monospace'" fo:background-color="#ffffff" fo:color="#301010"/>
    </style:style>
    <style:style style:name="T1135" style:family="text">
      <style:text-properties fo:font-size="9.00pt" fo:font-weight="normal" fo:font-family="'monospace, monospace'" style:font-family-asian="'monospace, monospace'" style:font-family-complex="'monospace, monospace'" fo:background-color="#ffffff" fo:color="#000000"/>
    </style:style>
    <style:style style:name="T1136" style:family="text">
      <style:text-properties fo:font-size="9.00pt" fo:font-weight="normal" fo:font-family="'monospace, monospace'" style:font-family-asian="'monospace, monospace'" style:font-family-complex="'monospace, monospace'" fo:background-color="#ffffff" fo:color="#301010"/>
    </style:style>
    <style:style style:name="T1137" style:family="text">
      <style:text-properties fo:font-size="9.00pt" fo:font-weight="normal" fo:font-family="'monospace, monospace'" style:font-family-asian="'monospace, monospace'" style:font-family-complex="'monospace, monospace'" fo:background-color="#ffffff" fo:color="#000000"/>
    </style:style>
    <style:style style:name="T1138" style:family="text">
      <style:text-properties fo:font-size="9.00pt" fo:font-weight="normal" fo:font-family="'monospace, monospace'" style:font-family-asian="'monospace, monospace'" style:font-family-complex="'monospace, monospace'" fo:background-color="#ffffff" fo:color="#301010"/>
    </style:style>
    <style:style style:name="T1139" style:family="text">
      <style:text-properties fo:font-size="9.00pt" fo:font-weight="normal" fo:font-family="'monospace, monospace'" style:font-family-asian="'monospace, monospace'" style:font-family-complex="'monospace, monospace'" fo:background-color="#ffffff" fo:color="#000000"/>
    </style:style>
    <style:style style:name="T1140" style:family="text">
      <style:text-properties fo:font-size="9.00pt" fo:font-weight="normal" fo:font-family="'monospace, monospace'" style:font-family-asian="'monospace, monospace'" style:font-family-complex="'monospace, monospace'" fo:background-color="#ffffff" fo:color="#301010"/>
    </style:style>
    <style:style style:name="T1141" style:family="text">
      <style:text-properties fo:font-size="9.00pt" fo:font-weight="normal" fo:font-family="'monospace, monospace'" style:font-family-asian="'monospace, monospace'" style:font-family-complex="'monospace, monospace'" fo:background-color="#ffffff" fo:color="#000000"/>
    </style:style>
    <style:style style:name="T1142" style:family="text">
      <style:text-properties fo:font-size="9.00pt" fo:font-weight="normal" fo:font-family="'monospace, monospace'" style:font-family-asian="'monospace, monospace'" style:font-family-complex="'monospace, monospace'" fo:background-color="#ffffff" fo:color="#301010"/>
    </style:style>
    <style:style style:name="T1143" style:family="text">
      <style:text-properties fo:font-size="9.00pt" fo:font-weight="normal" fo:font-family="'monospace, monospace'" style:font-family-asian="'monospace, monospace'" style:font-family-complex="'monospace, monospace'" fo:background-color="#ffffff" fo:color="#000000"/>
    </style:style>
    <style:style style:name="T1144" style:family="text">
      <style:text-properties fo:font-size="9.00pt" fo:font-weight="normal" fo:font-family="'monospace, monospace'" style:font-family-asian="'monospace, monospace'" style:font-family-complex="'monospace, monospace'" fo:background-color="#ffffff" fo:color="#301010"/>
    </style:style>
    <style:style style:name="T1145" style:family="text">
      <style:text-properties fo:font-size="9.00pt" fo:font-weight="normal" fo:font-family="'monospace, monospace'" style:font-family-asian="'monospace, monospace'" style:font-family-complex="'monospace, monospace'" fo:background-color="#ffffff" fo:color="#007f00"/>
    </style:style>
    <style:style style:name="T1146" style:family="text">
      <style:text-properties fo:font-size="9.00pt" fo:font-weight="normal" fo:font-family="'monospace, monospace'" style:font-family-asian="'monospace, monospace'" style:font-family-complex="'monospace, monospace'" fo:background-color="#ffffff" fo:color="#301010"/>
    </style:style>
    <style:style style:name="T1147" style:family="text">
      <style:text-properties fo:font-size="9.00pt" fo:font-weight="normal" fo:font-family="'monospace, monospace'" style:font-family-asian="'monospace, monospace'" style:font-family-complex="'monospace, monospace'" fo:background-color="#ffffff" fo:color="#000000"/>
    </style:style>
    <style:style style:name="T1148" style:family="text">
      <style:text-properties fo:font-size="9.00pt" fo:font-weight="normal" fo:font-family="'monospace, monospace'" style:font-family-asian="'monospace, monospace'" style:font-family-complex="'monospace, monospace'" fo:background-color="#ffffff" fo:color="#301010"/>
    </style:style>
    <style:style style:name="T1149" style:family="text">
      <style:text-properties fo:font-size="9.00pt" fo:font-weight="normal" fo:font-family="'monospace, monospace'" style:font-family-asian="'monospace, monospace'" style:font-family-complex="'monospace, monospace'" fo:background-color="#ffffff" fo:color="#000000"/>
    </style:style>
    <style:style style:name="T1150" style:family="text">
      <style:text-properties fo:font-size="9.00pt" fo:font-weight="normal" fo:font-family="'monospace, monospace'" style:font-family-asian="'monospace, monospace'" style:font-family-complex="'monospace, monospace'" fo:background-color="#ffffff" fo:color="#301010"/>
    </style:style>
    <style:style style:name="T1151" style:family="text">
      <style:text-properties fo:font-size="9.00pt" fo:font-weight="normal" fo:font-family="'monospace, monospace'" style:font-family-asian="'monospace, monospace'" style:font-family-complex="'monospace, monospace'" fo:background-color="#ffffff" fo:color="#000000"/>
    </style:style>
    <style:style style:name="T1152" style:family="text">
      <style:text-properties fo:font-size="9.00pt" fo:font-weight="normal" fo:font-family="'monospace, monospace'" style:font-family-asian="'monospace, monospace'" style:font-family-complex="'monospace, monospace'" fo:background-color="#ffffff" fo:color="#301010"/>
    </style:style>
    <style:style style:name="T1153" style:family="text">
      <style:text-properties fo:font-size="9.00pt" fo:font-weight="normal" fo:font-family="'monospace, monospace'" style:font-family-asian="'monospace, monospace'" style:font-family-complex="'monospace, monospace'" fo:background-color="#ffffff" fo:color="#000000"/>
    </style:style>
    <style:style style:name="T1154" style:family="text">
      <style:text-properties fo:font-size="9.00pt" fo:font-weight="normal" fo:font-family="'monospace, monospace'" style:font-family-asian="'monospace, monospace'" style:font-family-complex="'monospace, monospace'" fo:background-color="#ffffff" fo:color="#301010"/>
    </style:style>
    <style:style style:name="T1155" style:family="text">
      <style:text-properties fo:font-size="9.00pt" fo:font-weight="normal" fo:font-family="'monospace, monospace'" style:font-family-asian="'monospace, monospace'" style:font-family-complex="'monospace, monospace'" fo:background-color="#ffffff" fo:color="#000000"/>
    </style:style>
    <style:style style:name="T1156" style:family="text">
      <style:text-properties fo:font-size="9.00pt" fo:font-weight="normal" fo:font-family="'monospace, monospace'" style:font-family-asian="'monospace, monospace'" style:font-family-complex="'monospace, monospace'" fo:background-color="#ffffff" fo:color="#301010"/>
    </style:style>
    <style:style style:name="T1157" style:family="text">
      <style:text-properties fo:font-size="9.00pt" fo:font-weight="normal" fo:font-family="'monospace, monospace'" style:font-family-asian="'monospace, monospace'" style:font-family-complex="'monospace, monospace'" fo:background-color="#ffffff" fo:color="#000000"/>
    </style:style>
    <style:style style:name="T1158" style:family="text">
      <style:text-properties fo:font-size="9.00pt" fo:font-weight="bold" fo:font-family="'monospace, monospace'" style:font-family-asian="'monospace, monospace'" style:font-family-complex="'monospace, monospace'" fo:background-color="#ffffff" fo:color="#00007f"/>
    </style:style>
    <style:style style:name="T1159" style:family="text">
      <style:text-properties fo:font-size="9.00pt" fo:font-weight="normal" fo:font-family="'monospace, monospace'" style:font-family-asian="'monospace, monospace'" style:font-family-complex="'monospace, monospace'" fo:background-color="#ffffff" fo:color="#301010"/>
    </style:style>
    <style:style style:name="T1160" style:family="text">
      <style:text-properties fo:font-size="9.00pt" fo:font-weight="normal" fo:font-family="'monospace, monospace'" style:font-family-asian="'monospace, monospace'" style:font-family-complex="'monospace, monospace'" fo:background-color="#ffffff" fo:color="#000000"/>
    </style:style>
    <style:style style:name="T1161" style:family="text">
      <style:text-properties fo:font-size="9.00pt" fo:font-weight="normal" fo:font-family="'monospace, monospace'" style:font-family-asian="'monospace, monospace'" style:font-family-complex="'monospace, monospace'" fo:background-color="#ffffff" fo:color="#301010"/>
    </style:style>
    <style:style style:name="T1162" style:family="text">
      <style:text-properties fo:font-size="9.00pt" fo:font-weight="normal" fo:font-family="'monospace, monospace'" style:font-family-asian="'monospace, monospace'" style:font-family-complex="'monospace, monospace'" fo:background-color="#ffffff" fo:color="#000000"/>
    </style:style>
    <style:style style:name="T1163" style:family="text">
      <style:text-properties fo:font-size="9.00pt" fo:font-weight="normal" fo:font-family="'monospace, monospace'" style:font-family-asian="'monospace, monospace'" style:font-family-complex="'monospace, monospace'" fo:background-color="#ffffff" fo:color="#301010"/>
    </style:style>
    <style:style style:name="T1164" style:family="text">
      <style:text-properties fo:font-size="9.00pt" fo:font-weight="normal" fo:font-family="'monospace, monospace'" style:font-family-asian="'monospace, monospace'" style:font-family-complex="'monospace, monospace'" fo:background-color="#ffffff" fo:color="#000000"/>
    </style:style>
    <style:style style:name="T1165" style:family="text">
      <style:text-properties fo:font-size="9.00pt" fo:font-weight="normal" fo:font-family="'monospace, monospace'" style:font-family-asian="'monospace, monospace'" style:font-family-complex="'monospace, monospace'" fo:background-color="#ffffff" fo:color="#301010"/>
    </style:style>
    <style:style style:name="T1166" style:family="text">
      <style:text-properties fo:font-size="9.00pt" fo:font-weight="bold" fo:font-family="'monospace, monospace'" style:font-family-asian="'monospace, monospace'" style:font-family-complex="'monospace, monospace'" fo:background-color="#ffffff" fo:color="#00007f"/>
    </style:style>
    <style:style style:name="T1167" style:family="text">
      <style:text-properties fo:font-size="9.00pt" fo:font-weight="normal" fo:font-family="'monospace, monospace'" style:font-family-asian="'monospace, monospace'" style:font-family-complex="'monospace, monospace'" fo:background-color="#ffffff" fo:color="#000000"/>
    </style:style>
    <style:style style:name="T1168" style:family="text">
      <style:text-properties fo:font-size="9.00pt" fo:font-weight="normal" fo:font-family="'monospace, monospace'" style:font-family-asian="'monospace, monospace'" style:font-family-complex="'monospace, monospace'" fo:background-color="#ffffff" fo:color="#301010"/>
    </style:style>
    <style:style style:name="T1169" style:family="text">
      <style:text-properties fo:font-size="9.00pt" fo:font-weight="normal" fo:font-family="'monospace, monospace'" style:font-family-asian="'monospace, monospace'" style:font-family-complex="'monospace, monospace'" fo:background-color="#ffffff" fo:color="#000000"/>
    </style:style>
    <style:style style:name="T1170" style:family="text">
      <style:text-properties fo:font-size="9.00pt" fo:font-weight="normal" fo:font-family="'monospace, monospace'" style:font-family-asian="'monospace, monospace'" style:font-family-complex="'monospace, monospace'" fo:background-color="#ffffff" fo:color="#301010"/>
    </style:style>
    <style:style style:name="T1171" style:family="text">
      <style:text-properties fo:font-size="9.00pt" fo:font-weight="normal" fo:font-family="'monospace, monospace'" style:font-family-asian="'monospace, monospace'" style:font-family-complex="'monospace, monospace'" fo:background-color="#ffffff" fo:color="#000000"/>
    </style:style>
    <style:style style:name="T1172" style:family="text">
      <style:text-properties fo:font-size="9.00pt" fo:font-weight="normal" fo:font-family="'monospace, monospace'" style:font-family-asian="'monospace, monospace'" style:font-family-complex="'monospace, monospace'" fo:background-color="#ffffff" fo:color="#301010"/>
    </style:style>
    <style:style style:name="T1173" style:family="text">
      <style:text-properties fo:font-size="9.00pt" fo:font-weight="normal" fo:font-family="'monospace, monospace'" style:font-family-asian="'monospace, monospace'" style:font-family-complex="'monospace, monospace'" fo:background-color="#ffffff" fo:color="#000000"/>
    </style:style>
    <style:style style:name="T1174" style:family="text">
      <style:text-properties fo:font-size="9.00pt" fo:font-weight="normal" fo:font-family="'monospace, monospace'" style:font-family-asian="'monospace, monospace'" style:font-family-complex="'monospace, monospace'" fo:background-color="#ffffff" fo:color="#301010"/>
    </style:style>
    <style:style style:name="T1175" style:family="text">
      <style:text-properties fo:font-size="9.00pt" fo:font-weight="normal" fo:font-family="'monospace, monospace'" style:font-family-asian="'monospace, monospace'" style:font-family-complex="'monospace, monospace'" fo:background-color="#ffffff" fo:color="#007f00"/>
    </style:style>
    <style:style style:name="T1176" style:family="text">
      <style:text-properties fo:font-size="9.00pt" fo:font-weight="normal" fo:font-family="'monospace, monospace'" style:font-family-asian="'monospace, monospace'" style:font-family-complex="'monospace, monospace'" fo:background-color="#ffffff" fo:color="#301010"/>
    </style:style>
    <style:style style:name="T1177" style:family="text">
      <style:text-properties fo:font-size="9.00pt" fo:font-weight="normal" fo:font-family="'monospace, monospace'" style:font-family-asian="'monospace, monospace'" style:font-family-complex="'monospace, monospace'" fo:background-color="#ffffff" fo:color="#000000"/>
    </style:style>
    <style:style style:name="T1178" style:family="text">
      <style:text-properties fo:font-size="9.00pt" fo:font-weight="normal" fo:font-family="'monospace, monospace'" style:font-family-asian="'monospace, monospace'" style:font-family-complex="'monospace, monospace'" fo:background-color="#ffffff" fo:color="#301010"/>
    </style:style>
    <style:style style:name="T1179" style:family="text">
      <style:text-properties fo:font-size="9.00pt" fo:font-weight="normal" fo:font-family="'monospace, monospace'" style:font-family-asian="'monospace, monospace'" style:font-family-complex="'monospace, monospace'" fo:background-color="#ffffff" fo:color="#000000"/>
    </style:style>
    <style:style style:name="T1180" style:family="text">
      <style:text-properties fo:font-size="9.00pt" fo:font-weight="normal" fo:font-family="'monospace, monospace'" style:font-family-asian="'monospace, monospace'" style:font-family-complex="'monospace, monospace'" fo:background-color="#ffffff" fo:color="#301010"/>
    </style:style>
    <style:style style:name="T1181" style:family="text">
      <style:text-properties fo:font-size="9.00pt" fo:font-weight="normal" fo:font-family="'monospace, monospace'" style:font-family-asian="'monospace, monospace'" style:font-family-complex="'monospace, monospace'" fo:background-color="#ffffff" fo:color="#007f00"/>
    </style:style>
    <style:style style:name="T1182" style:family="text">
      <style:text-properties fo:font-size="9.00pt" fo:font-weight="normal" fo:font-family="'monospace, monospace'" style:font-family-asian="'monospace, monospace'" style:font-family-complex="'monospace, monospace'" fo:background-color="#ffffff" fo:color="#301010"/>
    </style:style>
    <style:style style:name="T1183" style:family="text">
      <style:text-properties fo:font-size="9.00pt" fo:font-weight="normal" fo:font-family="'monospace, monospace'" style:font-family-asian="'monospace, monospace'" style:font-family-complex="'monospace, monospace'" fo:background-color="#ffffff" fo:color="#000000"/>
    </style:style>
    <style:style style:name="T1184" style:family="text">
      <style:text-properties fo:font-size="9.00pt" fo:font-weight="bold" fo:font-family="'monospace, monospace'" style:font-family-asian="'monospace, monospace'" style:font-family-complex="'monospace, monospace'" fo:background-color="#ffffff" fo:color="#00007f"/>
    </style:style>
    <style:style style:name="T1185" style:family="text">
      <style:text-properties fo:font-size="9.00pt" fo:font-weight="normal" fo:font-family="'monospace, monospace'" style:font-family-asian="'monospace, monospace'" style:font-family-complex="'monospace, monospace'" fo:background-color="#ffffff" fo:color="#000000"/>
    </style:style>
    <style:style style:name="T1186" style:family="text">
      <style:text-properties fo:font-size="9.00pt" fo:font-weight="normal" fo:font-family="'monospace, monospace'" style:font-family-asian="'monospace, monospace'" style:font-family-complex="'monospace, monospace'" fo:background-color="#ffffff" fo:color="#301010"/>
    </style:style>
    <style:style style:name="T1187" style:family="text">
      <style:text-properties fo:font-size="9.00pt" fo:font-weight="normal" fo:font-family="'monospace, monospace'" style:font-family-asian="'monospace, monospace'" style:font-family-complex="'monospace, monospace'" fo:background-color="#ffffff" fo:color="#000000"/>
    </style:style>
    <style:style style:name="T1188" style:family="text">
      <style:text-properties fo:font-size="9.00pt" fo:font-weight="normal" fo:font-family="'monospace, monospace'" style:font-family-asian="'monospace, monospace'" style:font-family-complex="'monospace, monospace'" fo:background-color="#ffffff" fo:color="#301010"/>
    </style:style>
    <style:style style:name="T1189" style:family="text">
      <style:text-properties fo:font-size="9.00pt" fo:font-weight="normal" fo:font-family="'monospace, monospace'" style:font-family-asian="'monospace, monospace'" style:font-family-complex="'monospace, monospace'" fo:background-color="#ffffff" fo:color="#000000"/>
    </style:style>
    <style:style style:name="T1190" style:family="text">
      <style:text-properties fo:font-size="9.00pt" fo:font-weight="bold" fo:font-family="'monospace, monospace'" style:font-family-asian="'monospace, monospace'" style:font-family-complex="'monospace, monospace'" fo:background-color="#ffffff" fo:color="#00007f"/>
    </style:style>
    <style:style style:name="T1191" style:family="text">
      <style:text-properties fo:font-size="9.00pt" fo:font-weight="normal" fo:font-family="'monospace, monospace'" style:font-family-asian="'monospace, monospace'" style:font-family-complex="'monospace, monospace'" fo:background-color="#ffffff" fo:color="#000000"/>
    </style:style>
    <style:style style:name="T1192" style:family="text">
      <style:text-properties fo:font-size="9.00pt" fo:font-weight="normal" fo:font-family="'monospace, monospace'" style:font-family-asian="'monospace, monospace'" style:font-family-complex="'monospace, monospace'" fo:background-color="#ffffff" fo:color="#301010"/>
    </style:style>
    <style:style style:name="T1193" style:family="text">
      <style:text-properties fo:font-size="9.00pt" fo:font-weight="normal" fo:font-family="'monospace, monospace'" style:font-family-asian="'monospace, monospace'" style:font-family-complex="'monospace, monospace'" fo:background-color="#ffffff" fo:color="#000000"/>
    </style:style>
    <style:style style:name="T1194" style:family="text">
      <style:text-properties fo:font-size="9.00pt" fo:font-weight="normal" fo:font-family="'monospace, monospace'" style:font-family-asian="'monospace, monospace'" style:font-family-complex="'monospace, monospace'" fo:background-color="#ffffff" fo:color="#301010"/>
    </style:style>
    <style:style style:name="T1195" style:family="text">
      <style:text-properties fo:font-size="9.00pt" fo:font-weight="normal" fo:font-family="'monospace, monospace'" style:font-family-asian="'monospace, monospace'" style:font-family-complex="'monospace, monospace'" fo:background-color="#ffffff" fo:color="#000000"/>
    </style:style>
    <style:style style:name="T1196" style:family="text">
      <style:text-properties fo:font-size="9.00pt" fo:font-weight="normal" fo:font-family="'monospace, monospace'" style:font-family-asian="'monospace, monospace'" style:font-family-complex="'monospace, monospace'" fo:background-color="#ffffff" fo:color="#301010"/>
    </style:style>
    <style:style style:name="T1197" style:family="text">
      <style:text-properties fo:font-size="9.00pt" fo:font-weight="normal" fo:font-family="'monospace, monospace'" style:font-family-asian="'monospace, monospace'" style:font-family-complex="'monospace, monospace'" fo:background-color="#ffffff" fo:color="#000000"/>
    </style:style>
    <style:style style:name="T1198" style:family="text">
      <style:text-properties fo:font-size="9.00pt" fo:font-weight="bold" fo:font-family="'monospace, monospace'" style:font-family-asian="'monospace, monospace'" style:font-family-complex="'monospace, monospace'" fo:background-color="#ffffff" fo:color="#00007f"/>
    </style:style>
    <style:style style:name="T1199" style:family="text">
      <style:text-properties fo:font-size="9.00pt" fo:font-weight="normal" fo:font-family="'monospace, monospace'" style:font-family-asian="'monospace, monospace'" style:font-family-complex="'monospace, monospace'" fo:background-color="#ffffff" fo:color="#301010"/>
    </style:style>
    <style:style style:name="T1200" style:family="text">
      <style:text-properties fo:font-size="9.00pt" fo:font-weight="normal" fo:font-family="'monospace, monospace'" style:font-family-asian="'monospace, monospace'" style:font-family-complex="'monospace, monospace'" fo:background-color="#ffffff" fo:color="#000000"/>
    </style:style>
    <style:style style:name="T1201" style:family="text">
      <style:text-properties fo:font-size="9.00pt" fo:font-weight="normal" fo:font-family="'monospace, monospace'" style:font-family-asian="'monospace, monospace'" style:font-family-complex="'monospace, monospace'" fo:background-color="#ffffff" fo:color="#301010"/>
    </style:style>
    <style:style style:name="T1202" style:family="text">
      <style:text-properties fo:font-size="9.00pt" fo:font-weight="normal" fo:font-family="'monospace, monospace'" style:font-family-asian="'monospace, monospace'" style:font-family-complex="'monospace, monospace'" fo:background-color="#ffffff" fo:color="#000000"/>
    </style:style>
    <style:style style:name="T1203" style:family="text">
      <style:text-properties fo:font-size="9.00pt" fo:font-weight="normal" fo:font-family="'monospace, monospace'" style:font-family-asian="'monospace, monospace'" style:font-family-complex="'monospace, monospace'" fo:background-color="#ffffff" fo:color="#301010"/>
    </style:style>
    <style:style style:name="T1204" style:family="text">
      <style:text-properties fo:font-size="9.00pt" fo:font-weight="normal" fo:font-family="'monospace, monospace'" style:font-family-asian="'monospace, monospace'" style:font-family-complex="'monospace, monospace'" fo:background-color="#ffffff" fo:color="#000000"/>
    </style:style>
    <style:style style:name="T1205" style:family="text">
      <style:text-properties fo:font-size="9.00pt" fo:font-weight="normal" fo:font-family="'monospace, monospace'" style:font-family-asian="'monospace, monospace'" style:font-family-complex="'monospace, monospace'" fo:background-color="#ffffff" fo:color="#301010"/>
    </style:style>
    <style:style style:name="T1206" style:family="text">
      <style:text-properties fo:font-size="9.00pt" fo:font-weight="normal" fo:font-family="'monospace, monospace'" style:font-family-asian="'monospace, monospace'" style:font-family-complex="'monospace, monospace'" fo:background-color="#ffffff" fo:color="#000000"/>
    </style:style>
    <style:style style:name="T1207" style:family="text">
      <style:text-properties fo:font-size="9.00pt" fo:font-weight="normal" fo:font-family="'monospace, monospace'" style:font-family-asian="'monospace, monospace'" style:font-family-complex="'monospace, monospace'" fo:background-color="#ffffff" fo:color="#301010"/>
    </style:style>
    <style:style style:name="T1208" style:family="text">
      <style:text-properties fo:font-size="9.00pt" fo:font-weight="normal" fo:font-family="'monospace, monospace'" style:font-family-asian="'monospace, monospace'" style:font-family-complex="'monospace, monospace'" fo:background-color="#ffffff" fo:color="#000000"/>
    </style:style>
    <style:style style:name="T1209" style:family="text">
      <style:text-properties fo:font-size="9.00pt" fo:font-weight="normal" fo:font-family="'monospace, monospace'" style:font-family-asian="'monospace, monospace'" style:font-family-complex="'monospace, monospace'" fo:background-color="#ffffff" fo:color="#301010"/>
    </style:style>
    <style:style style:name="T1210" style:family="text">
      <style:text-properties fo:font-size="9.00pt" fo:font-weight="normal" fo:font-family="'monospace, monospace'" style:font-family-asian="'monospace, monospace'" style:font-family-complex="'monospace, monospace'" fo:background-color="#ffffff" fo:color="#000000"/>
    </style:style>
    <style:style style:name="T1211" style:family="text">
      <style:text-properties fo:font-size="9.00pt" fo:font-weight="normal" fo:font-family="'monospace, monospace'" style:font-family-asian="'monospace, monospace'" style:font-family-complex="'monospace, monospace'" fo:background-color="#ffffff" fo:color="#301010"/>
    </style:style>
    <style:style style:name="T1212" style:family="text">
      <style:text-properties fo:font-size="9.00pt" fo:font-weight="normal" fo:font-family="'monospace, monospace'" style:font-family-asian="'monospace, monospace'" style:font-family-complex="'monospace, monospace'" fo:background-color="#ffffff" fo:color="#000000"/>
    </style:style>
    <style:style style:name="T1213" style:family="text">
      <style:text-properties fo:font-size="9.00pt" fo:font-weight="normal" fo:font-family="'monospace, monospace'" style:font-family-asian="'monospace, monospace'" style:font-family-complex="'monospace, monospace'" fo:background-color="#ffffff" fo:color="#301010"/>
    </style:style>
    <style:style style:name="T1214" style:family="text">
      <style:text-properties fo:font-size="9.00pt" fo:font-weight="normal" fo:font-family="'monospace, monospace'" style:font-family-asian="'monospace, monospace'" style:font-family-complex="'monospace, monospace'" fo:background-color="#ffffff" fo:color="#000000"/>
    </style:style>
    <style:style style:name="T1215" style:family="text">
      <style:text-properties fo:font-size="9.00pt" fo:font-weight="normal" fo:font-family="'monospace, monospace'" style:font-family-asian="'monospace, monospace'" style:font-family-complex="'monospace, monospace'" fo:background-color="#ffffff" fo:color="#301010"/>
    </style:style>
    <style:style style:name="T1216" style:family="text">
      <style:text-properties fo:font-size="9.00pt" fo:font-weight="bold" fo:font-family="'monospace, monospace'" style:font-family-asian="'monospace, monospace'" style:font-family-complex="'monospace, monospace'" fo:background-color="#ffffff" fo:color="#00007f"/>
    </style:style>
    <style:style style:name="T1217" style:family="text">
      <style:text-properties fo:font-size="9.00pt" fo:font-weight="normal" fo:font-family="'monospace, monospace'" style:font-family-asian="'monospace, monospace'" style:font-family-complex="'monospace, monospace'" fo:background-color="#ffffff" fo:color="#000000"/>
    </style:style>
    <style:style style:name="T1218" style:family="text">
      <style:text-properties fo:font-size="9.00pt" fo:font-weight="normal" fo:font-family="'monospace, monospace'" style:font-family-asian="'monospace, monospace'" style:font-family-complex="'monospace, monospace'" fo:background-color="#ffffff" fo:color="#301010"/>
    </style:style>
    <style:style style:name="T1219" style:family="text">
      <style:text-properties fo:font-size="9.00pt" fo:font-weight="normal" fo:font-family="'monospace, monospace'" style:font-family-asian="'monospace, monospace'" style:font-family-complex="'monospace, monospace'" fo:background-color="#ffffff" fo:color="#000000"/>
    </style:style>
    <style:style style:name="T1220" style:family="text">
      <style:text-properties fo:font-size="9.00pt" fo:font-weight="normal" fo:font-family="'monospace, monospace'" style:font-family-asian="'monospace, monospace'" style:font-family-complex="'monospace, monospace'" fo:background-color="#ffffff" fo:color="#301010"/>
    </style:style>
    <style:style style:name="T1221" style:family="text">
      <style:text-properties fo:font-size="9.00pt" fo:font-weight="normal" fo:font-family="'monospace, monospace'" style:font-family-asian="'monospace, monospace'" style:font-family-complex="'monospace, monospace'" fo:background-color="#ffffff" fo:color="#000000"/>
    </style:style>
    <style:style style:name="T1222" style:family="text">
      <style:text-properties fo:font-size="9.00pt" fo:font-weight="normal" fo:font-family="'monospace, monospace'" style:font-family-asian="'monospace, monospace'" style:font-family-complex="'monospace, monospace'" fo:background-color="#ffffff" fo:color="#301010"/>
    </style:style>
    <style:style style:name="T1223" style:family="text">
      <style:text-properties fo:font-size="9.00pt" fo:font-weight="normal" fo:font-family="'monospace, monospace'" style:font-family-asian="'monospace, monospace'" style:font-family-complex="'monospace, monospace'" fo:background-color="#ffffff" fo:color="#000000"/>
    </style:style>
    <style:style style:name="T1224" style:family="text">
      <style:text-properties fo:font-size="9.00pt" fo:font-weight="normal" fo:font-family="'monospace, monospace'" style:font-family-asian="'monospace, monospace'" style:font-family-complex="'monospace, monospace'" fo:background-color="#ffffff" fo:color="#301010"/>
    </style:style>
    <style:style style:name="T1225" style:family="text">
      <style:text-properties fo:font-size="9.00pt" fo:font-weight="normal" fo:font-family="'monospace, monospace'" style:font-family-asian="'monospace, monospace'" style:font-family-complex="'monospace, monospace'" fo:background-color="#ffffff" fo:color="#000000"/>
    </style:style>
    <style:style style:name="T1226" style:family="text">
      <style:text-properties fo:font-size="9.00pt" fo:font-weight="normal" fo:font-family="'monospace, monospace'" style:font-family-asian="'monospace, monospace'" style:font-family-complex="'monospace, monospace'" fo:background-color="#ffffff" fo:color="#301010"/>
    </style:style>
    <style:style style:name="T1227" style:family="text">
      <style:text-properties fo:font-size="9.00pt" fo:font-weight="normal" fo:font-family="'monospace, monospace'" style:font-family-asian="'monospace, monospace'" style:font-family-complex="'monospace, monospace'" fo:background-color="#ffffff" fo:color="#000000"/>
    </style:style>
    <style:style style:name="T1228" style:family="text">
      <style:text-properties fo:font-size="9.00pt" fo:font-weight="normal" fo:font-family="'monospace, monospace'" style:font-family-asian="'monospace, monospace'" style:font-family-complex="'monospace, monospace'" fo:background-color="#ffffff" fo:color="#301010"/>
    </style:style>
    <style:style style:name="T1229" style:family="text">
      <style:text-properties fo:font-size="9.00pt" fo:font-weight="normal" fo:font-family="'monospace, monospace'" style:font-family-asian="'monospace, monospace'" style:font-family-complex="'monospace, monospace'" fo:background-color="#ffffff" fo:color="#000000"/>
    </style:style>
    <style:style style:name="T1230" style:family="text">
      <style:text-properties fo:font-size="9.00pt" fo:font-weight="normal" fo:font-family="'monospace, monospace'" style:font-family-asian="'monospace, monospace'" style:font-family-complex="'monospace, monospace'" fo:background-color="#ffffff" fo:color="#301010"/>
    </style:style>
    <style:style style:name="T1231" style:family="text">
      <style:text-properties fo:font-size="9.00pt" fo:font-weight="normal" fo:font-family="'monospace, monospace'" style:font-family-asian="'monospace, monospace'" style:font-family-complex="'monospace, monospace'" fo:background-color="#ffffff" fo:color="#000000"/>
    </style:style>
    <style:style style:name="T1232" style:family="text">
      <style:text-properties fo:font-size="9.00pt" fo:font-weight="normal" fo:font-family="'monospace, monospace'" style:font-family-asian="'monospace, monospace'" style:font-family-complex="'monospace, monospace'" fo:background-color="#ffffff" fo:color="#301010"/>
    </style:style>
    <style:style style:name="T1233" style:family="text">
      <style:text-properties fo:font-size="9.00pt" fo:font-weight="normal" fo:font-family="'monospace, monospace'" style:font-family-asian="'monospace, monospace'" style:font-family-complex="'monospace, monospace'" fo:background-color="#ffffff" fo:color="#000000"/>
    </style:style>
    <style:style style:name="T1234" style:family="text">
      <style:text-properties fo:font-size="9.00pt" fo:font-weight="normal" fo:font-family="'monospace, monospace'" style:font-family-asian="'monospace, monospace'" style:font-family-complex="'monospace, monospace'" fo:background-color="#ffffff" fo:color="#301010"/>
    </style:style>
    <style:style style:name="T1235" style:family="text">
      <style:text-properties fo:font-size="9.00pt" fo:font-weight="normal" fo:font-family="'monospace, monospace'" style:font-family-asian="'monospace, monospace'" style:font-family-complex="'monospace, monospace'" fo:background-color="#ffffff" fo:color="#000000"/>
    </style:style>
    <style:style style:name="T1236" style:family="text">
      <style:text-properties fo:font-size="9.00pt" fo:font-weight="normal" fo:font-family="'monospace, monospace'" style:font-family-asian="'monospace, monospace'" style:font-family-complex="'monospace, monospace'" fo:background-color="#ffffff" fo:color="#301010"/>
    </style:style>
    <style:style style:name="T1237" style:family="text">
      <style:text-properties fo:font-size="9.00pt" fo:font-weight="normal" fo:font-family="'monospace, monospace'" style:font-family-asian="'monospace, monospace'" style:font-family-complex="'monospace, monospace'" fo:background-color="#ffffff" fo:color="#000000"/>
    </style:style>
    <style:style style:name="T1238" style:family="text">
      <style:text-properties fo:font-size="9.00pt" fo:font-weight="normal" fo:font-family="'monospace, monospace'" style:font-family-asian="'monospace, monospace'" style:font-family-complex="'monospace, monospace'" fo:background-color="#ffffff" fo:color="#301010"/>
    </style:style>
    <style:style style:name="T1239" style:family="text">
      <style:text-properties fo:font-size="9.00pt" fo:font-weight="normal" fo:font-family="'monospace, monospace'" style:font-family-asian="'monospace, monospace'" style:font-family-complex="'monospace, monospace'" fo:background-color="#ffffff" fo:color="#000000"/>
    </style:style>
    <style:style style:name="T1240" style:family="text">
      <style:text-properties fo:font-size="9.00pt" fo:font-weight="normal" fo:font-family="'monospace, monospace'" style:font-family-asian="'monospace, monospace'" style:font-family-complex="'monospace, monospace'" fo:background-color="#ffffff" fo:color="#301010"/>
    </style:style>
    <style:style style:name="T1241" style:family="text">
      <style:text-properties fo:font-size="9.00pt" fo:font-weight="normal" fo:font-family="'monospace, monospace'" style:font-family-asian="'monospace, monospace'" style:font-family-complex="'monospace, monospace'" fo:background-color="#ffffff" fo:color="#000000"/>
    </style:style>
    <style:style style:name="T1242" style:family="text">
      <style:text-properties fo:font-size="9.00pt" fo:font-weight="normal" fo:font-family="'monospace, monospace'" style:font-family-asian="'monospace, monospace'" style:font-family-complex="'monospace, monospace'" fo:background-color="#ffffff" fo:color="#301010"/>
    </style:style>
    <style:style style:name="T1243" style:family="text">
      <style:text-properties fo:font-size="9.00pt" fo:font-weight="normal" fo:font-family="'monospace, monospace'" style:font-family-asian="'monospace, monospace'" style:font-family-complex="'monospace, monospace'" fo:background-color="#ffffff" fo:color="#000000"/>
    </style:style>
    <style:style style:name="T1244" style:family="text">
      <style:text-properties fo:font-size="9.00pt" fo:font-weight="normal" fo:font-family="'monospace, monospace'" style:font-family-asian="'monospace, monospace'" style:font-family-complex="'monospace, monospace'" fo:background-color="#ffffff" fo:color="#301010"/>
    </style:style>
    <style:style style:name="T1245" style:family="text">
      <style:text-properties fo:font-size="9.00pt" fo:font-weight="normal" fo:font-family="'monospace, monospace'" style:font-family-asian="'monospace, monospace'" style:font-family-complex="'monospace, monospace'" fo:background-color="#ffffff" fo:color="#000000"/>
    </style:style>
    <style:style style:name="T1246" style:family="text">
      <style:text-properties fo:font-size="9.00pt" fo:font-weight="normal" fo:font-family="'monospace, monospace'" style:font-family-asian="'monospace, monospace'" style:font-family-complex="'monospace, monospace'" fo:background-color="#ffffff" fo:color="#301010"/>
    </style:style>
    <style:style style:name="T1247" style:family="text">
      <style:text-properties fo:font-size="9.00pt" fo:font-weight="normal" fo:font-family="'monospace, monospace'" style:font-family-asian="'monospace, monospace'" style:font-family-complex="'monospace, monospace'" fo:background-color="#ffffff" fo:color="#000000"/>
    </style:style>
    <style:style style:name="T1248" style:family="text">
      <style:text-properties fo:font-size="9.00pt" fo:font-weight="normal" fo:font-family="'monospace, monospace'" style:font-family-asian="'monospace, monospace'" style:font-family-complex="'monospace, monospace'" fo:background-color="#ffffff" fo:color="#301010"/>
    </style:style>
    <style:style style:name="T1249" style:family="text">
      <style:text-properties fo:font-size="9.00pt" fo:font-weight="normal" fo:font-family="'monospace, monospace'" style:font-family-asian="'monospace, monospace'" style:font-family-complex="'monospace, monospace'" fo:background-color="#ffffff" fo:color="#000000"/>
    </style:style>
    <style:style style:name="T1250" style:family="text">
      <style:text-properties fo:font-size="9.00pt" fo:font-weight="normal" fo:font-family="'monospace, monospace'" style:font-family-asian="'monospace, monospace'" style:font-family-complex="'monospace, monospace'" fo:background-color="#ffffff" fo:color="#301010"/>
    </style:style>
    <style:style style:name="T1251" style:family="text">
      <style:text-properties fo:font-size="9.00pt" fo:font-weight="normal" fo:font-family="'monospace, monospace'" style:font-family-asian="'monospace, monospace'" style:font-family-complex="'monospace, monospace'" fo:background-color="#ffffff" fo:color="#000000"/>
    </style:style>
    <style:style style:name="T1252" style:family="text">
      <style:text-properties fo:font-size="9.00pt" fo:font-weight="normal" fo:font-family="'monospace, monospace'" style:font-family-asian="'monospace, monospace'" style:font-family-complex="'monospace, monospace'" fo:background-color="#ffffff" fo:color="#301010"/>
    </style:style>
    <style:style style:name="T1253" style:family="text">
      <style:text-properties fo:font-size="9.00pt" fo:font-weight="normal" fo:font-family="'monospace, monospace'" style:font-family-asian="'monospace, monospace'" style:font-family-complex="'monospace, monospace'" fo:background-color="#ffffff" fo:color="#000000"/>
    </style:style>
    <style:style style:name="T1254" style:family="text">
      <style:text-properties fo:font-size="9.00pt" fo:font-weight="normal" fo:font-family="'monospace, monospace'" style:font-family-asian="'monospace, monospace'" style:font-family-complex="'monospace, monospace'" fo:background-color="#ffffff" fo:color="#301010"/>
    </style:style>
    <style:style style:name="T1255" style:family="text">
      <style:text-properties fo:font-size="9.00pt" fo:font-weight="normal" fo:font-family="'monospace, monospace'" style:font-family-asian="'monospace, monospace'" style:font-family-complex="'monospace, monospace'" fo:background-color="#ffffff" fo:color="#000000"/>
    </style:style>
    <style:style style:name="T1256" style:family="text">
      <style:text-properties fo:font-size="9.00pt" fo:font-weight="normal" fo:font-family="'monospace, monospace'" style:font-family-asian="'monospace, monospace'" style:font-family-complex="'monospace, monospace'" fo:background-color="#ffffff" fo:color="#301010"/>
    </style:style>
    <style:style style:name="T1257" style:family="text">
      <style:text-properties fo:font-size="9.00pt" fo:font-weight="normal" fo:font-family="'monospace, monospace'" style:font-family-asian="'monospace, monospace'" style:font-family-complex="'monospace, monospace'" fo:background-color="#ffffff" fo:color="#000000"/>
    </style:style>
    <style:style style:name="T1258" style:family="text">
      <style:text-properties fo:font-size="9.00pt" fo:font-weight="normal" fo:font-family="'monospace, monospace'" style:font-family-asian="'monospace, monospace'" style:font-family-complex="'monospace, monospace'" fo:background-color="#ffffff" fo:color="#301010"/>
    </style:style>
    <style:style style:name="T1259" style:family="text">
      <style:text-properties fo:font-size="9.00pt" fo:font-weight="bold" fo:font-family="'monospace, monospace'" style:font-family-asian="'monospace, monospace'" style:font-family-complex="'monospace, monospace'" fo:background-color="#ffffff" fo:color="#00007f"/>
    </style:style>
    <style:style style:name="T1260" style:family="text">
      <style:text-properties fo:font-size="9.00pt" fo:font-weight="normal" fo:font-family="'monospace, monospace'" style:font-family-asian="'monospace, monospace'" style:font-family-complex="'monospace, monospace'" fo:background-color="#ffffff" fo:color="#000000"/>
    </style:style>
    <style:style style:name="T1261" style:family="text">
      <style:text-properties fo:font-size="9.00pt" fo:font-weight="normal" fo:font-family="'monospace, monospace'" style:font-family-asian="'monospace, monospace'" style:font-family-complex="'monospace, monospace'" fo:background-color="#ffffff" fo:color="#301010"/>
    </style:style>
    <style:style style:name="T1262" style:family="text">
      <style:text-properties fo:font-size="9.00pt" fo:font-weight="normal" fo:font-family="'monospace, monospace'" style:font-family-asian="'monospace, monospace'" style:font-family-complex="'monospace, monospace'" fo:background-color="#ffffff" fo:color="#000000"/>
    </style:style>
    <style:style style:name="T1263" style:family="text">
      <style:text-properties fo:font-size="9.00pt" fo:font-weight="normal" fo:font-family="'monospace, monospace'" style:font-family-asian="'monospace, monospace'" style:font-family-complex="'monospace, monospace'" fo:background-color="#ffffff" fo:color="#301010"/>
    </style:style>
    <style:style style:name="T1264" style:family="text">
      <style:text-properties fo:font-size="9.00pt" fo:font-weight="normal" fo:font-family="'monospace, monospace'" style:font-family-asian="'monospace, monospace'" style:font-family-complex="'monospace, monospace'" fo:background-color="#ffffff" fo:color="#000000"/>
    </style:style>
    <style:style style:name="T1265" style:family="text">
      <style:text-properties fo:font-size="9.00pt" fo:font-weight="normal" fo:font-family="'monospace, monospace'" style:font-family-asian="'monospace, monospace'" style:font-family-complex="'monospace, monospace'" fo:background-color="#ffffff" fo:color="#301010"/>
    </style:style>
    <style:style style:name="T1266" style:family="text">
      <style:text-properties fo:font-size="9.00pt" fo:font-weight="normal" fo:font-family="'monospace, monospace'" style:font-family-asian="'monospace, monospace'" style:font-family-complex="'monospace, monospace'" fo:background-color="#ffffff" fo:color="#000000"/>
    </style:style>
    <style:style style:name="T1267" style:family="text">
      <style:text-properties fo:font-size="9.00pt" fo:font-weight="normal" fo:font-family="'monospace, monospace'" style:font-family-asian="'monospace, monospace'" style:font-family-complex="'monospace, monospace'" fo:background-color="#ffffff" fo:color="#301010"/>
    </style:style>
    <style:style style:name="T1268" style:family="text">
      <style:text-properties fo:font-size="9.00pt" fo:font-weight="normal" fo:font-family="'monospace, monospace'" style:font-family-asian="'monospace, monospace'" style:font-family-complex="'monospace, monospace'" fo:background-color="#ffffff" fo:color="#000000"/>
    </style:style>
    <style:style style:name="T1269" style:family="text">
      <style:text-properties fo:font-size="9.00pt" fo:font-weight="normal" fo:font-family="'monospace, monospace'" style:font-family-asian="'monospace, monospace'" style:font-family-complex="'monospace, monospace'" fo:background-color="#ffffff" fo:color="#301010"/>
    </style:style>
    <style:style style:name="T1270" style:family="text">
      <style:text-properties fo:font-size="9.00pt" fo:font-weight="normal" fo:font-family="'monospace, monospace'" style:font-family-asian="'monospace, monospace'" style:font-family-complex="'monospace, monospace'" fo:background-color="#ffffff" fo:color="#000000"/>
    </style:style>
    <style:style style:name="T1271" style:family="text">
      <style:text-properties fo:font-size="9.00pt" fo:font-weight="normal" fo:font-family="'monospace, monospace'" style:font-family-asian="'monospace, monospace'" style:font-family-complex="'monospace, monospace'" fo:background-color="#ffffff" fo:color="#301010"/>
    </style:style>
    <style:style style:name="T1272" style:family="text">
      <style:text-properties fo:font-size="9.00pt" fo:font-weight="normal" fo:font-family="'monospace, monospace'" style:font-family-asian="'monospace, monospace'" style:font-family-complex="'monospace, monospace'" fo:background-color="#ffffff" fo:color="#000000"/>
    </style:style>
    <style:style style:name="T1273" style:family="text">
      <style:text-properties fo:font-size="9.00pt" fo:font-weight="normal" fo:font-family="'monospace, monospace'" style:font-family-asian="'monospace, monospace'" style:font-family-complex="'monospace, monospace'" fo:background-color="#ffffff" fo:color="#301010"/>
    </style:style>
    <style:style style:name="T1274" style:family="text">
      <style:text-properties fo:font-size="9.00pt" fo:font-weight="normal" fo:font-family="'monospace, monospace'" style:font-family-asian="'monospace, monospace'" style:font-family-complex="'monospace, monospace'" fo:background-color="#ffffff" fo:color="#000000"/>
    </style:style>
    <style:style style:name="T1275" style:family="text">
      <style:text-properties fo:font-size="9.00pt" fo:font-weight="normal" fo:font-family="'monospace, monospace'" style:font-family-asian="'monospace, monospace'" style:font-family-complex="'monospace, monospace'" fo:background-color="#ffffff" fo:color="#301010"/>
    </style:style>
    <style:style style:name="T1276" style:family="text">
      <style:text-properties fo:font-size="9.00pt" fo:font-weight="normal" fo:font-family="'monospace, monospace'" style:font-family-asian="'monospace, monospace'" style:font-family-complex="'monospace, monospace'" fo:background-color="#ffffff" fo:color="#000000"/>
    </style:style>
    <style:style style:name="T1277" style:family="text">
      <style:text-properties fo:font-size="9.00pt" fo:font-weight="normal" fo:font-family="'monospace, monospace'" style:font-family-asian="'monospace, monospace'" style:font-family-complex="'monospace, monospace'" fo:background-color="#ffffff" fo:color="#301010"/>
    </style:style>
    <style:style style:name="T1278" style:family="text">
      <style:text-properties fo:font-size="9.00pt" fo:font-weight="normal" fo:font-family="'monospace, monospace'" style:font-family-asian="'monospace, monospace'" style:font-family-complex="'monospace, monospace'" fo:background-color="#ffffff" fo:color="#000000"/>
    </style:style>
    <style:style style:name="T1279" style:family="text">
      <style:text-properties fo:font-size="9.00pt" fo:font-weight="normal" fo:font-family="'monospace, monospace'" style:font-family-asian="'monospace, monospace'" style:font-family-complex="'monospace, monospace'" fo:background-color="#ffffff" fo:color="#301010"/>
    </style:style>
    <style:style style:name="T1280" style:family="text">
      <style:text-properties fo:font-size="9.00pt" fo:font-weight="normal" fo:font-family="'monospace, monospace'" style:font-family-asian="'monospace, monospace'" style:font-family-complex="'monospace, monospace'" fo:background-color="#ffffff" fo:color="#000000"/>
    </style:style>
    <style:style style:name="T1281" style:family="text">
      <style:text-properties fo:font-size="9.00pt" fo:font-weight="normal" fo:font-family="'monospace, monospace'" style:font-family-asian="'monospace, monospace'" style:font-family-complex="'monospace, monospace'" fo:background-color="#ffffff" fo:color="#301010"/>
    </style:style>
    <style:style style:name="T1282" style:family="text">
      <style:text-properties fo:font-size="9.00pt" fo:font-weight="normal" fo:font-family="'monospace, monospace'" style:font-family-asian="'monospace, monospace'" style:font-family-complex="'monospace, monospace'" fo:background-color="#ffffff" fo:color="#000000"/>
    </style:style>
    <style:style style:name="T1283" style:family="text">
      <style:text-properties fo:font-size="9.00pt" fo:font-weight="normal" fo:font-family="'monospace, monospace'" style:font-family-asian="'monospace, monospace'" style:font-family-complex="'monospace, monospace'" fo:background-color="#ffffff" fo:color="#301010"/>
    </style:style>
    <style:style style:name="T1284" style:family="text">
      <style:text-properties fo:font-size="9.00pt" fo:font-weight="normal" fo:font-family="'monospace, monospace'" style:font-family-asian="'monospace, monospace'" style:font-family-complex="'monospace, monospace'" fo:background-color="#ffffff" fo:color="#000000"/>
    </style:style>
    <style:style style:name="T1285" style:family="text">
      <style:text-properties fo:font-size="9.00pt" fo:font-weight="normal" fo:font-family="'monospace, monospace'" style:font-family-asian="'monospace, monospace'" style:font-family-complex="'monospace, monospace'" fo:background-color="#ffffff" fo:color="#301010"/>
    </style:style>
    <style:style style:name="T1286" style:family="text">
      <style:text-properties fo:font-size="9.00pt" fo:font-weight="normal" fo:font-family="'monospace, monospace'" style:font-family-asian="'monospace, monospace'" style:font-family-complex="'monospace, monospace'" fo:background-color="#ffffff" fo:color="#000000"/>
    </style:style>
    <style:style style:name="T1287" style:family="text">
      <style:text-properties fo:font-size="9.00pt" fo:font-weight="normal" fo:font-family="'monospace, monospace'" style:font-family-asian="'monospace, monospace'" style:font-family-complex="'monospace, monospace'" fo:background-color="#ffffff" fo:color="#301010"/>
    </style:style>
    <style:style style:name="T1288" style:family="text">
      <style:text-properties fo:font-size="9.00pt" fo:font-weight="normal" fo:font-family="'monospace, monospace'" style:font-family-asian="'monospace, monospace'" style:font-family-complex="'monospace, monospace'" fo:background-color="#ffffff" fo:color="#000000"/>
    </style:style>
    <style:style style:name="T1289" style:family="text">
      <style:text-properties fo:font-size="9.00pt" fo:font-weight="normal" fo:font-family="'monospace, monospace'" style:font-family-asian="'monospace, monospace'" style:font-family-complex="'monospace, monospace'" fo:background-color="#ffffff" fo:color="#301010"/>
    </style:style>
    <style:style style:name="T1290" style:family="text">
      <style:text-properties fo:font-size="9.00pt" fo:font-weight="normal" fo:font-family="'monospace, monospace'" style:font-family-asian="'monospace, monospace'" style:font-family-complex="'monospace, monospace'" fo:background-color="#ffffff" fo:color="#000000"/>
    </style:style>
    <style:style style:name="T1291" style:family="text">
      <style:text-properties fo:font-size="9.00pt" fo:font-weight="normal" fo:font-family="'monospace, monospace'" style:font-family-asian="'monospace, monospace'" style:font-family-complex="'monospace, monospace'" fo:background-color="#ffffff" fo:color="#301010"/>
    </style:style>
    <style:style style:name="T1292" style:family="text">
      <style:text-properties fo:font-size="9.00pt" fo:font-weight="normal" fo:font-family="'monospace, monospace'" style:font-family-asian="'monospace, monospace'" style:font-family-complex="'monospace, monospace'" fo:background-color="#ffffff" fo:color="#000000"/>
    </style:style>
    <style:style style:name="T1293" style:family="text">
      <style:text-properties fo:font-size="9.00pt" fo:font-weight="normal" fo:font-family="'monospace, monospace'" style:font-family-asian="'monospace, monospace'" style:font-family-complex="'monospace, monospace'" fo:background-color="#ffffff" fo:color="#301010"/>
    </style:style>
    <style:style style:name="T1294" style:family="text">
      <style:text-properties fo:font-size="9.00pt" fo:font-weight="normal" fo:font-family="'monospace, monospace'" style:font-family-asian="'monospace, monospace'" style:font-family-complex="'monospace, monospace'" fo:background-color="#ffffff" fo:color="#000000"/>
    </style:style>
    <style:style style:name="T1295" style:family="text">
      <style:text-properties fo:font-size="9.00pt" fo:font-weight="normal" fo:font-family="'monospace, monospace'" style:font-family-asian="'monospace, monospace'" style:font-family-complex="'monospace, monospace'" fo:background-color="#ffffff" fo:color="#301010"/>
    </style:style>
    <style:style style:name="T1296" style:family="text">
      <style:text-properties fo:font-size="9.00pt" fo:font-weight="normal" fo:font-family="'monospace, monospace'" style:font-family-asian="'monospace, monospace'" style:font-family-complex="'monospace, monospace'" fo:background-color="#ffffff" fo:color="#000000"/>
    </style:style>
    <style:style style:name="T1297" style:family="text">
      <style:text-properties fo:font-size="9.00pt" fo:font-weight="normal" fo:font-family="'monospace, monospace'" style:font-family-asian="'monospace, monospace'" style:font-family-complex="'monospace, monospace'" fo:background-color="#ffffff" fo:color="#301010"/>
    </style:style>
    <style:style style:name="T1298" style:family="text">
      <style:text-properties fo:font-size="9.00pt" fo:font-weight="normal" fo:font-family="'monospace, monospace'" style:font-family-asian="'monospace, monospace'" style:font-family-complex="'monospace, monospace'" fo:background-color="#ffffff" fo:color="#000000"/>
    </style:style>
    <style:style style:name="T1299" style:family="text">
      <style:text-properties fo:font-size="9.00pt" fo:font-weight="normal" fo:font-family="'monospace, monospace'" style:font-family-asian="'monospace, monospace'" style:font-family-complex="'monospace, monospace'" fo:background-color="#ffffff" fo:color="#301010"/>
    </style:style>
    <style:style style:name="T1300" style:family="text">
      <style:text-properties fo:font-size="9.00pt" fo:font-weight="bold" fo:font-family="'monospace, monospace'" style:font-family-asian="'monospace, monospace'" style:font-family-complex="'monospace, monospace'" fo:background-color="#ffffff" fo:color="#00007f"/>
    </style:style>
    <style:style style:name="T1301" style:family="text">
      <style:text-properties fo:font-size="9.00pt" fo:font-weight="normal" fo:font-family="'monospace, monospace'" style:font-family-asian="'monospace, monospace'" style:font-family-complex="'monospace, monospace'" fo:background-color="#ffffff" fo:color="#000000"/>
    </style:style>
    <style:style style:name="T1302" style:family="text">
      <style:text-properties fo:font-size="9.00pt" fo:font-weight="normal" fo:font-family="'monospace, monospace'" style:font-family-asian="'monospace, monospace'" style:font-family-complex="'monospace, monospace'" fo:background-color="#ffffff" fo:color="#301010"/>
    </style:style>
    <style:style style:name="T1303" style:family="text">
      <style:text-properties fo:font-size="9.00pt" fo:font-weight="normal" fo:font-family="'monospace, monospace'" style:font-family-asian="'monospace, monospace'" style:font-family-complex="'monospace, monospace'" fo:background-color="#ffffff" fo:color="#000000"/>
    </style:style>
    <style:style style:name="T1304" style:family="text">
      <style:text-properties fo:font-size="9.00pt" fo:font-weight="normal" fo:font-family="'monospace, monospace'" style:font-family-asian="'monospace, monospace'" style:font-family-complex="'monospace, monospace'" fo:background-color="#ffffff" fo:color="#301010"/>
    </style:style>
    <style:style style:name="T1305" style:family="text">
      <style:text-properties fo:font-size="9.00pt" fo:font-weight="normal" fo:font-family="'monospace, monospace'" style:font-family-asian="'monospace, monospace'" style:font-family-complex="'monospace, monospace'" fo:background-color="#ffffff" fo:color="#000000"/>
    </style:style>
    <style:style style:name="T1306" style:family="text">
      <style:text-properties fo:font-size="9.00pt" fo:font-weight="normal" fo:font-family="'monospace, monospace'" style:font-family-asian="'monospace, monospace'" style:font-family-complex="'monospace, monospace'" fo:background-color="#ffffff" fo:color="#301010"/>
    </style:style>
    <style:style style:name="T1307" style:family="text">
      <style:text-properties fo:font-size="9.00pt" fo:font-weight="normal" fo:font-family="'monospace, monospace'" style:font-family-asian="'monospace, monospace'" style:font-family-complex="'monospace, monospace'" fo:background-color="#ffffff" fo:color="#000000"/>
    </style:style>
    <style:style style:name="T1308" style:family="text">
      <style:text-properties fo:font-size="9.00pt" fo:font-weight="normal" fo:font-family="'monospace, monospace'" style:font-family-asian="'monospace, monospace'" style:font-family-complex="'monospace, monospace'" fo:background-color="#ffffff" fo:color="#301010"/>
    </style:style>
    <style:style style:name="T1309" style:family="text">
      <style:text-properties fo:font-size="9.00pt" fo:font-weight="normal" fo:font-family="'monospace, monospace'" style:font-family-asian="'monospace, monospace'" style:font-family-complex="'monospace, monospace'" fo:background-color="#ffffff" fo:color="#000000"/>
    </style:style>
    <style:style style:name="T1310" style:family="text">
      <style:text-properties fo:font-size="9.00pt" fo:font-weight="normal" fo:font-family="'monospace, monospace'" style:font-family-asian="'monospace, monospace'" style:font-family-complex="'monospace, monospace'" fo:background-color="#ffffff" fo:color="#301010"/>
    </style:style>
    <style:style style:name="T1311" style:family="text">
      <style:text-properties fo:font-size="9.00pt" fo:font-weight="normal" fo:font-family="'monospace, monospace'" style:font-family-asian="'monospace, monospace'" style:font-family-complex="'monospace, monospace'" fo:background-color="#ffffff" fo:color="#000000"/>
    </style:style>
    <style:style style:name="T1312" style:family="text">
      <style:text-properties fo:font-size="9.00pt" fo:font-weight="normal" fo:font-family="'monospace, monospace'" style:font-family-asian="'monospace, monospace'" style:font-family-complex="'monospace, monospace'" fo:background-color="#ffffff" fo:color="#301010"/>
    </style:style>
    <style:style style:name="T1313" style:family="text">
      <style:text-properties fo:font-size="9.00pt" fo:font-weight="normal" fo:font-family="'monospace, monospace'" style:font-family-asian="'monospace, monospace'" style:font-family-complex="'monospace, monospace'" fo:background-color="#ffffff" fo:color="#000000"/>
    </style:style>
    <style:style style:name="T1314" style:family="text">
      <style:text-properties fo:font-size="9.00pt" fo:font-weight="normal" fo:font-family="'monospace, monospace'" style:font-family-asian="'monospace, monospace'" style:font-family-complex="'monospace, monospace'" fo:background-color="#ffffff" fo:color="#301010"/>
    </style:style>
    <style:style style:name="T1315" style:family="text">
      <style:text-properties fo:font-size="9.00pt" fo:font-weight="normal" fo:font-family="'monospace, monospace'" style:font-family-asian="'monospace, monospace'" style:font-family-complex="'monospace, monospace'" fo:background-color="#ffffff" fo:color="#000000"/>
    </style:style>
    <style:style style:name="T1316" style:family="text">
      <style:text-properties fo:font-size="9.00pt" fo:font-weight="bold" fo:font-family="'monospace, monospace'" style:font-family-asian="'monospace, monospace'" style:font-family-complex="'monospace, monospace'" fo:background-color="#ffffff" fo:color="#00007f"/>
    </style:style>
    <style:style style:name="T1317" style:family="text">
      <style:text-properties fo:font-size="9.00pt" fo:font-weight="normal" fo:font-family="'monospace, monospace'" style:font-family-asian="'monospace, monospace'" style:font-family-complex="'monospace, monospace'" fo:background-color="#ffffff" fo:color="#301010"/>
    </style:style>
    <style:style style:name="T1318" style:family="text">
      <style:text-properties fo:font-size="9.00pt" fo:font-weight="normal" fo:font-family="'monospace, monospace'" style:font-family-asian="'monospace, monospace'" style:font-family-complex="'monospace, monospace'" fo:background-color="#ffffff" fo:color="#000000"/>
    </style:style>
    <style:style style:name="T1319" style:family="text">
      <style:text-properties fo:font-size="9.00pt" fo:font-weight="normal" fo:font-family="'monospace, monospace'" style:font-family-asian="'monospace, monospace'" style:font-family-complex="'monospace, monospace'" fo:background-color="#ffffff" fo:color="#301010"/>
    </style:style>
    <style:style style:name="T1320" style:family="text">
      <style:text-properties fo:font-size="9.00pt" fo:font-weight="normal" fo:font-family="'monospace, monospace'" style:font-family-asian="'monospace, monospace'" style:font-family-complex="'monospace, monospace'" fo:background-color="#ffffff" fo:color="#000000"/>
    </style:style>
    <style:style style:name="T1321" style:family="text">
      <style:text-properties fo:font-size="9.00pt" fo:font-weight="normal" fo:font-family="'monospace, monospace'" style:font-family-asian="'monospace, monospace'" style:font-family-complex="'monospace, monospace'" fo:background-color="#ffffff" fo:color="#301010"/>
    </style:style>
    <style:style style:name="T1322" style:family="text">
      <style:text-properties fo:font-size="9.00pt" fo:font-weight="bold" fo:font-family="'monospace, monospace'" style:font-family-asian="'monospace, monospace'" style:font-family-complex="'monospace, monospace'" fo:background-color="#ffffff" fo:color="#00007f"/>
    </style:style>
    <style:style style:name="T1323" style:family="text">
      <style:text-properties fo:font-size="9.00pt" fo:font-weight="normal" fo:font-family="'monospace, monospace'" style:font-family-asian="'monospace, monospace'" style:font-family-complex="'monospace, monospace'" fo:background-color="#ffffff" fo:color="#000000"/>
    </style:style>
    <style:style style:name="T1324" style:family="text">
      <style:text-properties fo:font-size="9.00pt" fo:font-weight="normal" fo:font-family="'monospace, monospace'" style:font-family-asian="'monospace, monospace'" style:font-family-complex="'monospace, monospace'" fo:background-color="#ffffff" fo:color="#301010"/>
    </style:style>
    <style:style style:name="T1325" style:family="text">
      <style:text-properties fo:font-size="9.00pt" fo:font-weight="normal" fo:font-family="'monospace, monospace'" style:font-family-asian="'monospace, monospace'" style:font-family-complex="'monospace, monospace'" fo:background-color="#ffffff" fo:color="#000000"/>
    </style:style>
    <style:style style:name="T1326" style:family="text">
      <style:text-properties fo:font-size="9.00pt" fo:font-weight="bold" fo:font-family="'monospace, monospace'" style:font-family-asian="'monospace, monospace'" style:font-family-complex="'monospace, monospace'" fo:background-color="#ffffff" fo:color="#00007f"/>
    </style:style>
    <style:style style:name="T1327" style:family="text">
      <style:text-properties fo:font-size="9.00pt" fo:font-weight="normal" fo:font-family="'monospace, monospace'" style:font-family-asian="'monospace, monospace'" style:font-family-complex="'monospace, monospace'" fo:background-color="#ffffff" fo:color="#301010"/>
    </style:style>
    <style:style style:name="T1328" style:family="text">
      <style:text-properties fo:font-size="9.00pt" fo:font-weight="normal" fo:font-family="'monospace, monospace'" style:font-family-asian="'monospace, monospace'" style:font-family-complex="'monospace, monospace'" fo:background-color="#ffffff" fo:color="#000000"/>
    </style:style>
    <style:style style:name="T1329" style:family="text">
      <style:text-properties fo:font-size="9.00pt" fo:font-weight="normal" fo:font-family="'monospace, monospace'" style:font-family-asian="'monospace, monospace'" style:font-family-complex="'monospace, monospace'" fo:background-color="#ffffff" fo:color="#301010"/>
    </style:style>
    <style:style style:name="T1330" style:family="text">
      <style:text-properties fo:font-size="9.00pt" fo:font-weight="normal" fo:font-family="'monospace, monospace'" style:font-family-asian="'monospace, monospace'" style:font-family-complex="'monospace, monospace'" fo:background-color="#ffffff" fo:color="#000000"/>
    </style:style>
    <style:style style:name="T1331" style:family="text">
      <style:text-properties fo:font-size="9.00pt" fo:font-weight="normal" fo:font-family="'monospace, monospace'" style:font-family-asian="'monospace, monospace'" style:font-family-complex="'monospace, monospace'" fo:background-color="#ffffff" fo:color="#301010"/>
    </style:style>
    <style:style style:name="T1332" style:family="text">
      <style:text-properties fo:font-size="9.00pt" fo:font-weight="normal" fo:font-family="'monospace, monospace'" style:font-family-asian="'monospace, monospace'" style:font-family-complex="'monospace, monospace'" fo:background-color="#ffffff" fo:color="#000000"/>
    </style:style>
    <style:style style:name="T1333" style:family="text">
      <style:text-properties fo:font-size="9.00pt" fo:font-weight="normal" fo:font-family="'monospace, monospace'" style:font-family-asian="'monospace, monospace'" style:font-family-complex="'monospace, monospace'" fo:background-color="#ffffff" fo:color="#301010"/>
    </style:style>
    <style:style style:name="T1334" style:family="text">
      <style:text-properties fo:font-size="9.00pt" fo:font-weight="normal" fo:font-family="'monospace, monospace'" style:font-family-asian="'monospace, monospace'" style:font-family-complex="'monospace, monospace'" fo:background-color="#ffffff" fo:color="#000000"/>
    </style:style>
    <style:style style:name="T1335" style:family="text">
      <style:text-properties fo:font-size="9.00pt" fo:font-weight="normal" fo:font-family="'monospace, monospace'" style:font-family-asian="'monospace, monospace'" style:font-family-complex="'monospace, monospace'" fo:background-color="#ffffff" fo:color="#301010"/>
    </style:style>
    <style:style style:name="T1336" style:family="text">
      <style:text-properties fo:font-size="9.00pt" fo:font-weight="normal" fo:font-family="'monospace, monospace'" style:font-family-asian="'monospace, monospace'" style:font-family-complex="'monospace, monospace'" fo:background-color="#ffffff" fo:color="#000000"/>
    </style:style>
    <style:style style:name="T1337" style:family="text">
      <style:text-properties fo:font-size="9.00pt" fo:font-weight="normal" fo:font-family="'monospace, monospace'" style:font-family-asian="'monospace, monospace'" style:font-family-complex="'monospace, monospace'" fo:background-color="#ffffff" fo:color="#301010"/>
    </style:style>
    <style:style style:name="T1338" style:family="text">
      <style:text-properties fo:font-size="9.00pt" fo:font-weight="normal" fo:font-family="'monospace, monospace'" style:font-family-asian="'monospace, monospace'" style:font-family-complex="'monospace, monospace'" fo:background-color="#ffffff" fo:color="#000000"/>
    </style:style>
    <style:style style:name="T1339" style:family="text">
      <style:text-properties fo:font-size="9.00pt" fo:font-weight="normal" fo:font-family="'monospace, monospace'" style:font-family-asian="'monospace, monospace'" style:font-family-complex="'monospace, monospace'" fo:background-color="#ffffff" fo:color="#301010"/>
    </style:style>
    <style:style style:name="T1340" style:family="text">
      <style:text-properties fo:font-size="9.00pt" fo:font-weight="normal" fo:font-family="'monospace, monospace'" style:font-family-asian="'monospace, monospace'" style:font-family-complex="'monospace, monospace'" fo:background-color="#ffffff" fo:color="#000000"/>
    </style:style>
    <style:style style:name="T1341" style:family="text">
      <style:text-properties fo:font-size="9.00pt" fo:font-weight="normal" fo:font-family="'monospace, monospace'" style:font-family-asian="'monospace, monospace'" style:font-family-complex="'monospace, monospace'" fo:background-color="#ffffff" fo:color="#301010"/>
    </style:style>
    <style:style style:name="T1342" style:family="text">
      <style:text-properties fo:font-size="9.00pt" fo:font-weight="normal" fo:font-family="'monospace, monospace'" style:font-family-asian="'monospace, monospace'" style:font-family-complex="'monospace, monospace'" fo:background-color="#ffffff" fo:color="#000000"/>
    </style:style>
    <style:style style:name="T1343" style:family="text">
      <style:text-properties fo:font-size="9.00pt" fo:font-weight="normal" fo:font-family="'monospace, monospace'" style:font-family-asian="'monospace, monospace'" style:font-family-complex="'monospace, monospace'" fo:background-color="#ffffff" fo:color="#301010"/>
    </style:style>
    <style:style style:name="T1344" style:family="text">
      <style:text-properties fo:font-size="9.00pt" fo:font-weight="normal" fo:font-family="'monospace, monospace'" style:font-family-asian="'monospace, monospace'" style:font-family-complex="'monospace, monospace'" fo:background-color="#ffffff" fo:color="#000000"/>
    </style:style>
    <style:style style:name="T1345" style:family="text">
      <style:text-properties fo:font-size="9.00pt" fo:font-weight="normal" fo:font-family="'monospace, monospace'" style:font-family-asian="'monospace, monospace'" style:font-family-complex="'monospace, monospace'" fo:background-color="#ffffff" fo:color="#301010"/>
    </style:style>
    <style:style style:name="T1346" style:family="text">
      <style:text-properties fo:font-size="9.00pt" fo:font-weight="normal" fo:font-family="'monospace, monospace'" style:font-family-asian="'monospace, monospace'" style:font-family-complex="'monospace, monospace'" fo:background-color="#ffffff" fo:color="#000000"/>
    </style:style>
    <style:style style:name="T1347" style:family="text">
      <style:text-properties fo:font-size="9.00pt" fo:font-weight="normal" fo:font-family="'monospace, monospace'" style:font-family-asian="'monospace, monospace'" style:font-family-complex="'monospace, monospace'" fo:background-color="#ffffff" fo:color="#301010"/>
    </style:style>
    <style:style style:name="T1348" style:family="text">
      <style:text-properties fo:font-size="9.00pt" fo:font-weight="normal" fo:font-family="'monospace, monospace'" style:font-family-asian="'monospace, monospace'" style:font-family-complex="'monospace, monospace'" fo:background-color="#ffffff" fo:color="#000000"/>
    </style:style>
    <style:style style:name="T1349" style:family="text">
      <style:text-properties fo:font-size="9.00pt" fo:font-weight="normal" fo:font-family="'monospace, monospace'" style:font-family-asian="'monospace, monospace'" style:font-family-complex="'monospace, monospace'" fo:background-color="#ffffff" fo:color="#301010"/>
    </style:style>
    <style:style style:name="T1350" style:family="text">
      <style:text-properties fo:font-size="9.00pt" fo:font-weight="normal" fo:font-family="'monospace, monospace'" style:font-family-asian="'monospace, monospace'" style:font-family-complex="'monospace, monospace'" fo:background-color="#ffffff" fo:color="#000000"/>
    </style:style>
    <style:style style:name="T1351" style:family="text">
      <style:text-properties fo:font-size="9.00pt" fo:font-weight="normal" fo:font-family="'monospace, monospace'" style:font-family-asian="'monospace, monospace'" style:font-family-complex="'monospace, monospace'" fo:background-color="#ffffff" fo:color="#301010"/>
    </style:style>
    <style:style style:name="T1352" style:family="text">
      <style:text-properties fo:font-size="9.00pt" fo:font-weight="normal" fo:font-family="'monospace, monospace'" style:font-family-asian="'monospace, monospace'" style:font-family-complex="'monospace, monospace'" fo:background-color="#ffffff" fo:color="#000000"/>
    </style:style>
    <style:style style:name="T1353" style:family="text">
      <style:text-properties fo:font-size="9.00pt" fo:font-weight="bold" fo:font-family="'monospace, monospace'" style:font-family-asian="'monospace, monospace'" style:font-family-complex="'monospace, monospace'" fo:background-color="#ffffff" fo:color="#00007f"/>
    </style:style>
    <style:style style:name="T1354" style:family="text">
      <style:text-properties fo:font-size="9.00pt" fo:font-weight="normal" fo:font-family="'monospace, monospace'" style:font-family-asian="'monospace, monospace'" style:font-family-complex="'monospace, monospace'" fo:background-color="#ffffff" fo:color="#301010"/>
    </style:style>
    <style:style style:name="T1355" style:family="text">
      <style:text-properties fo:font-size="9.00pt" fo:font-weight="normal" fo:font-family="'monospace, monospace'" style:font-family-asian="'monospace, monospace'" style:font-family-complex="'monospace, monospace'" fo:background-color="#ffffff" fo:color="#000000"/>
    </style:style>
    <style:style style:name="T1356" style:family="text">
      <style:text-properties fo:font-size="9.00pt" fo:font-weight="normal" fo:font-family="'monospace, monospace'" style:font-family-asian="'monospace, monospace'" style:font-family-complex="'monospace, monospace'" fo:background-color="#ffffff" fo:color="#301010"/>
    </style:style>
    <style:style style:name="T1357" style:family="text">
      <style:text-properties fo:font-size="9.00pt" fo:font-weight="normal" fo:font-family="'monospace, monospace'" style:font-family-asian="'monospace, monospace'" style:font-family-complex="'monospace, monospace'" fo:background-color="#ffffff" fo:color="#000000"/>
    </style:style>
    <style:style style:name="T1358" style:family="text">
      <style:text-properties fo:font-size="9.00pt" fo:font-weight="normal" fo:font-family="'monospace, monospace'" style:font-family-asian="'monospace, monospace'" style:font-family-complex="'monospace, monospace'" fo:background-color="#ffffff" fo:color="#301010"/>
    </style:style>
    <style:style style:name="T1359" style:family="text">
      <style:text-properties fo:font-size="9.00pt" fo:font-weight="normal" fo:font-family="'monospace, monospace'" style:font-family-asian="'monospace, monospace'" style:font-family-complex="'monospace, monospace'" fo:background-color="#ffffff" fo:color="#000000"/>
    </style:style>
    <style:style style:name="T1360" style:family="text">
      <style:text-properties fo:font-size="9.00pt" fo:font-weight="normal" fo:font-family="'monospace, monospace'" style:font-family-asian="'monospace, monospace'" style:font-family-complex="'monospace, monospace'" fo:background-color="#ffffff" fo:color="#301010"/>
    </style:style>
    <style:style style:name="T1361" style:family="text">
      <style:text-properties fo:font-size="9.00pt" fo:font-weight="normal" fo:font-family="'monospace, monospace'" style:font-family-asian="'monospace, monospace'" style:font-family-complex="'monospace, monospace'" fo:background-color="#ffffff" fo:color="#000000"/>
    </style:style>
    <style:style style:name="T1362" style:family="text">
      <style:text-properties fo:font-size="9.00pt" fo:font-weight="normal" fo:font-family="'monospace, monospace'" style:font-family-asian="'monospace, monospace'" style:font-family-complex="'monospace, monospace'" fo:background-color="#ffffff" fo:color="#301010"/>
    </style:style>
    <style:style style:name="T1363" style:family="text">
      <style:text-properties fo:font-size="9.00pt" fo:font-weight="normal" fo:font-family="'monospace, monospace'" style:font-family-asian="'monospace, monospace'" style:font-family-complex="'monospace, monospace'" fo:background-color="#ffffff" fo:color="#000000"/>
    </style:style>
    <style:style style:name="T1364" style:family="text">
      <style:text-properties fo:font-size="9.00pt" fo:font-weight="normal" fo:font-family="'monospace, monospace'" style:font-family-asian="'monospace, monospace'" style:font-family-complex="'monospace, monospace'" fo:background-color="#ffffff" fo:color="#301010"/>
    </style:style>
    <style:style style:name="T1365" style:family="text">
      <style:text-properties fo:font-size="9.00pt" fo:font-weight="normal" fo:font-family="'monospace, monospace'" style:font-family-asian="'monospace, monospace'" style:font-family-complex="'monospace, monospace'" fo:background-color="#ffffff" fo:color="#000000"/>
    </style:style>
    <style:style style:name="T1366" style:family="text">
      <style:text-properties fo:font-size="9.00pt" fo:font-weight="normal" fo:font-family="'monospace, monospace'" style:font-family-asian="'monospace, monospace'" style:font-family-complex="'monospace, monospace'" fo:background-color="#ffffff" fo:color="#301010"/>
    </style:style>
    <style:style style:name="T1367" style:family="text">
      <style:text-properties fo:font-size="9.00pt" fo:font-weight="normal" fo:font-family="'monospace, monospace'" style:font-family-asian="'monospace, monospace'" style:font-family-complex="'monospace, monospace'" fo:background-color="#ffffff" fo:color="#000000"/>
    </style:style>
    <style:style style:name="T1368" style:family="text">
      <style:text-properties fo:font-size="9.00pt" fo:font-weight="normal" fo:font-family="'monospace, monospace'" style:font-family-asian="'monospace, monospace'" style:font-family-complex="'monospace, monospace'" fo:background-color="#ffffff" fo:color="#301010"/>
    </style:style>
    <style:style style:name="T1369" style:family="text">
      <style:text-properties fo:font-size="9.00pt" fo:font-weight="normal" fo:font-family="'monospace, monospace'" style:font-family-asian="'monospace, monospace'" style:font-family-complex="'monospace, monospace'" fo:background-color="#ffffff" fo:color="#000000"/>
    </style:style>
    <style:style style:name="T1370" style:family="text">
      <style:text-properties fo:font-size="9.00pt" fo:font-weight="normal" fo:font-family="'monospace, monospace'" style:font-family-asian="'monospace, monospace'" style:font-family-complex="'monospace, monospace'" fo:background-color="#ffffff" fo:color="#301010"/>
    </style:style>
    <style:style style:name="T1371" style:family="text">
      <style:text-properties fo:font-size="9.00pt" fo:font-weight="normal" fo:font-family="'monospace, monospace'" style:font-family-asian="'monospace, monospace'" style:font-family-complex="'monospace, monospace'" fo:background-color="#ffffff" fo:color="#000000"/>
    </style:style>
    <style:style style:name="T1372" style:family="text">
      <style:text-properties fo:font-size="9.00pt" fo:font-weight="normal" fo:font-family="'monospace, monospace'" style:font-family-asian="'monospace, monospace'" style:font-family-complex="'monospace, monospace'" fo:background-color="#ffffff" fo:color="#301010"/>
    </style:style>
    <style:style style:name="T1373" style:family="text">
      <style:text-properties fo:font-size="9.00pt" fo:font-weight="bold" fo:font-family="'monospace, monospace'" style:font-family-asian="'monospace, monospace'" style:font-family-complex="'monospace, monospace'" fo:background-color="#ffffff" fo:color="#00007f"/>
    </style:style>
    <style:style style:name="T1374" style:family="text">
      <style:text-properties fo:font-size="9.00pt" fo:font-weight="normal" fo:font-family="'monospace, monospace'" style:font-family-asian="'monospace, monospace'" style:font-family-complex="'monospace, monospace'" fo:background-color="#ffffff" fo:color="#301010"/>
    </style:style>
    <style:style style:name="T1375" style:family="text">
      <style:text-properties fo:font-size="9.00pt" fo:font-weight="normal" fo:font-family="'monospace, monospace'" style:font-family-asian="'monospace, monospace'" style:font-family-complex="'monospace, monospace'" fo:background-color="#ffffff" fo:color="#000000"/>
    </style:style>
    <style:style style:name="T1376" style:family="text">
      <style:text-properties fo:font-size="9.00pt" fo:font-weight="normal" fo:font-family="'monospace, monospace'" style:font-family-asian="'monospace, monospace'" style:font-family-complex="'monospace, monospace'" fo:background-color="#ffffff" fo:color="#301010"/>
    </style:style>
    <style:style style:name="T1377" style:family="text">
      <style:text-properties fo:font-size="9.00pt" fo:font-weight="normal" fo:font-family="'monospace, monospace'" style:font-family-asian="'monospace, monospace'" style:font-family-complex="'monospace, monospace'" fo:background-color="#ffffff" fo:color="#000000"/>
    </style:style>
    <style:style style:name="T1378" style:family="text">
      <style:text-properties fo:font-size="9.00pt" fo:font-weight="normal" fo:font-family="'monospace, monospace'" style:font-family-asian="'monospace, monospace'" style:font-family-complex="'monospace, monospace'" fo:background-color="#ffffff" fo:color="#301010"/>
    </style:style>
    <style:style style:name="T1379" style:family="text">
      <style:text-properties fo:font-size="9.00pt" fo:font-weight="normal" fo:font-family="'monospace, monospace'" style:font-family-asian="'monospace, monospace'" style:font-family-complex="'monospace, monospace'" fo:background-color="#ffffff" fo:color="#000000"/>
    </style:style>
    <style:style style:name="T1380" style:family="text">
      <style:text-properties fo:font-size="9.00pt" fo:font-weight="normal" fo:font-family="'monospace, monospace'" style:font-family-asian="'monospace, monospace'" style:font-family-complex="'monospace, monospace'" fo:background-color="#ffffff" fo:color="#301010"/>
    </style:style>
    <style:style style:name="T1381" style:family="text">
      <style:text-properties fo:font-size="9.00pt" fo:font-weight="normal" fo:font-family="'monospace, monospace'" style:font-family-asian="'monospace, monospace'" style:font-family-complex="'monospace, monospace'" fo:background-color="#ffffff" fo:color="#000000"/>
    </style:style>
    <style:style style:name="T1382" style:family="text">
      <style:text-properties fo:font-size="9.00pt" fo:font-weight="normal" fo:font-family="'monospace, monospace'" style:font-family-asian="'monospace, monospace'" style:font-family-complex="'monospace, monospace'" fo:background-color="#ffffff" fo:color="#301010"/>
    </style:style>
    <style:style style:name="T1383" style:family="text">
      <style:text-properties fo:font-size="9.00pt" fo:font-weight="normal" fo:font-family="'monospace, monospace'" style:font-family-asian="'monospace, monospace'" style:font-family-complex="'monospace, monospace'" fo:background-color="#ffffff" fo:color="#000000"/>
    </style:style>
    <style:style style:name="T1384" style:family="text">
      <style:text-properties fo:font-size="9.00pt" fo:font-weight="normal" fo:font-family="'monospace, monospace'" style:font-family-asian="'monospace, monospace'" style:font-family-complex="'monospace, monospace'" fo:background-color="#ffffff" fo:color="#301010"/>
    </style:style>
    <style:style style:name="T1385" style:family="text">
      <style:text-properties fo:font-size="9.00pt" fo:font-weight="normal" fo:font-family="'monospace, monospace'" style:font-family-asian="'monospace, monospace'" style:font-family-complex="'monospace, monospace'" fo:background-color="#ffffff" fo:color="#000000"/>
    </style:style>
    <style:style style:name="T1386" style:family="text">
      <style:text-properties fo:font-size="9.00pt" fo:font-weight="normal" fo:font-family="'monospace, monospace'" style:font-family-asian="'monospace, monospace'" style:font-family-complex="'monospace, monospace'" fo:background-color="#ffffff" fo:color="#301010"/>
    </style:style>
    <style:style style:name="T1387" style:family="text">
      <style:text-properties fo:font-size="9.00pt" fo:font-weight="normal" fo:font-family="'monospace, monospace'" style:font-family-asian="'monospace, monospace'" style:font-family-complex="'monospace, monospace'" fo:background-color="#ffffff" fo:color="#000000"/>
    </style:style>
    <style:style style:name="T1388" style:family="text">
      <style:text-properties fo:font-size="9.00pt" fo:font-weight="normal" fo:font-family="'monospace, monospace'" style:font-family-asian="'monospace, monospace'" style:font-family-complex="'monospace, monospace'" fo:background-color="#ffffff" fo:color="#301010"/>
    </style:style>
    <style:style style:name="T1389" style:family="text">
      <style:text-properties fo:font-size="9.00pt" fo:font-weight="normal" fo:font-family="'monospace, monospace'" style:font-family-asian="'monospace, monospace'" style:font-family-complex="'monospace, monospace'" fo:background-color="#ffffff" fo:color="#000000"/>
    </style:style>
    <style:style style:name="T1390" style:family="text">
      <style:text-properties fo:font-size="9.00pt" fo:font-weight="normal" fo:font-family="'monospace, monospace'" style:font-family-asian="'monospace, monospace'" style:font-family-complex="'monospace, monospace'" fo:background-color="#ffffff" fo:color="#301010"/>
    </style:style>
    <style:style style:name="T1391" style:family="text">
      <style:text-properties fo:font-size="9.00pt" fo:font-weight="normal" fo:font-family="'monospace, monospace'" style:font-family-asian="'monospace, monospace'" style:font-family-complex="'monospace, monospace'" fo:background-color="#ffffff" fo:color="#000000"/>
    </style:style>
    <style:style style:name="T1392" style:family="text">
      <style:text-properties fo:font-size="9.00pt" fo:font-weight="bold" fo:font-family="'monospace, monospace'" style:font-family-asian="'monospace, monospace'" style:font-family-complex="'monospace, monospace'" fo:background-color="#ffffff" fo:color="#00007f"/>
    </style:style>
    <style:style style:name="T1393" style:family="text">
      <style:text-properties fo:font-size="9.00pt" fo:font-weight="normal" fo:font-family="'monospace, monospace'" style:font-family-asian="'monospace, monospace'" style:font-family-complex="'monospace, monospace'" fo:background-color="#ffffff" fo:color="#301010"/>
    </style:style>
    <style:style style:name="T1394" style:family="text">
      <style:text-properties fo:font-size="9.00pt" fo:font-weight="normal" fo:font-family="'monospace, monospace'" style:font-family-asian="'monospace, monospace'" style:font-family-complex="'monospace, monospace'" fo:background-color="#ffffff" fo:color="#000000"/>
    </style:style>
    <style:style style:name="T1395" style:family="text">
      <style:text-properties fo:font-size="9.00pt" fo:font-weight="normal" fo:font-family="'monospace, monospace'" style:font-family-asian="'monospace, monospace'" style:font-family-complex="'monospace, monospace'" fo:background-color="#ffffff" fo:color="#301010"/>
    </style:style>
    <style:style style:name="T1396" style:family="text">
      <style:text-properties fo:font-size="9.00pt" fo:font-weight="normal" fo:font-family="'monospace, monospace'" style:font-family-asian="'monospace, monospace'" style:font-family-complex="'monospace, monospace'" fo:background-color="#ffffff" fo:color="#000000"/>
    </style:style>
    <style:style style:name="T1397" style:family="text">
      <style:text-properties fo:font-size="9.00pt" fo:font-weight="normal" fo:font-family="'monospace, monospace'" style:font-family-asian="'monospace, monospace'" style:font-family-complex="'monospace, monospace'" fo:background-color="#ffffff" fo:color="#301010"/>
    </style:style>
    <style:style style:name="T1398" style:family="text">
      <style:text-properties fo:font-size="9.00pt" fo:font-weight="normal" fo:font-family="'monospace, monospace'" style:font-family-asian="'monospace, monospace'" style:font-family-complex="'monospace, monospace'" fo:background-color="#ffffff" fo:color="#000000"/>
    </style:style>
    <style:style style:name="T1399" style:family="text">
      <style:text-properties fo:font-size="9.00pt" fo:font-weight="normal" fo:font-family="'monospace, monospace'" style:font-family-asian="'monospace, monospace'" style:font-family-complex="'monospace, monospace'" fo:background-color="#ffffff" fo:color="#301010"/>
    </style:style>
    <style:style style:name="T1400" style:family="text">
      <style:text-properties fo:font-size="9.00pt" fo:font-weight="normal" fo:font-family="'monospace, monospace'" style:font-family-asian="'monospace, monospace'" style:font-family-complex="'monospace, monospace'" fo:background-color="#ffffff" fo:color="#000000"/>
    </style:style>
    <style:style style:name="T1401" style:family="text">
      <style:text-properties fo:font-size="9.00pt" fo:font-weight="normal" fo:font-family="'monospace, monospace'" style:font-family-asian="'monospace, monospace'" style:font-family-complex="'monospace, monospace'" fo:background-color="#ffffff" fo:color="#301010"/>
    </style:style>
    <style:style style:name="T1402" style:family="text">
      <style:text-properties fo:font-size="9.00pt" fo:font-weight="normal" fo:font-family="'monospace, monospace'" style:font-family-asian="'monospace, monospace'" style:font-family-complex="'monospace, monospace'" fo:background-color="#ffffff" fo:color="#000000"/>
    </style:style>
    <style:style style:name="T1403" style:family="text">
      <style:text-properties fo:font-size="9.00pt" fo:font-weight="normal" fo:font-family="'monospace, monospace'" style:font-family-asian="'monospace, monospace'" style:font-family-complex="'monospace, monospace'" fo:background-color="#ffffff" fo:color="#301010"/>
    </style:style>
    <style:style style:name="T1404" style:family="text">
      <style:text-properties fo:font-size="9.00pt" fo:font-weight="normal" fo:font-family="'monospace, monospace'" style:font-family-asian="'monospace, monospace'" style:font-family-complex="'monospace, monospace'" fo:background-color="#ffffff" fo:color="#000000"/>
    </style:style>
    <style:style style:name="T1405" style:family="text">
      <style:text-properties fo:font-size="9.00pt" fo:font-weight="normal" fo:font-family="'monospace, monospace'" style:font-family-asian="'monospace, monospace'" style:font-family-complex="'monospace, monospace'" fo:background-color="#ffffff" fo:color="#301010"/>
    </style:style>
    <style:style style:name="T1406" style:family="text">
      <style:text-properties fo:font-size="9.00pt" fo:font-weight="normal" fo:font-family="'monospace, monospace'" style:font-family-asian="'monospace, monospace'" style:font-family-complex="'monospace, monospace'" fo:background-color="#ffffff" fo:color="#000000"/>
    </style:style>
    <style:style style:name="T1407" style:family="text">
      <style:text-properties fo:font-size="9.00pt" fo:font-weight="normal" fo:font-family="'monospace, monospace'" style:font-family-asian="'monospace, monospace'" style:font-family-complex="'monospace, monospace'" fo:background-color="#ffffff" fo:color="#301010"/>
    </style:style>
    <style:style style:name="T1408" style:family="text">
      <style:text-properties fo:font-size="9.00pt" fo:font-weight="normal" fo:font-family="'monospace, monospace'" style:font-family-asian="'monospace, monospace'" style:font-family-complex="'monospace, monospace'" fo:background-color="#ffffff" fo:color="#000000"/>
    </style:style>
    <style:style style:name="T1409" style:family="text">
      <style:text-properties fo:font-size="9.00pt" fo:font-weight="normal" fo:font-family="'monospace, monospace'" style:font-family-asian="'monospace, monospace'" style:font-family-complex="'monospace, monospace'" fo:background-color="#ffffff" fo:color="#301010"/>
    </style:style>
    <style:style style:name="T1410" style:family="text">
      <style:text-properties fo:font-size="9.00pt" fo:font-weight="normal" fo:font-family="'monospace, monospace'" style:font-family-asian="'monospace, monospace'" style:font-family-complex="'monospace, monospace'" fo:background-color="#ffffff" fo:color="#000000"/>
    </style:style>
    <style:style style:name="T1411" style:family="text">
      <style:text-properties fo:font-size="9.00pt" fo:font-weight="normal" fo:font-family="'monospace, monospace'" style:font-family-asian="'monospace, monospace'" style:font-family-complex="'monospace, monospace'" fo:background-color="#ffffff" fo:color="#301010"/>
    </style:style>
    <style:style style:name="T1412" style:family="text">
      <style:text-properties fo:font-size="9.00pt" fo:font-weight="normal" fo:font-family="'monospace, monospace'" style:font-family-asian="'monospace, monospace'" style:font-family-complex="'monospace, monospace'" fo:background-color="#ffffff" fo:color="#000000"/>
    </style:style>
    <style:style style:name="T1413" style:family="text">
      <style:text-properties fo:font-size="9.00pt" fo:font-weight="bold" fo:font-family="'monospace, monospace'" style:font-family-asian="'monospace, monospace'" style:font-family-complex="'monospace, monospace'" fo:background-color="#ffffff" fo:color="#00007f"/>
    </style:style>
    <style:style style:name="T1414" style:family="text">
      <style:text-properties fo:font-size="9.00pt" fo:font-weight="normal" fo:font-family="'monospace, monospace'" style:font-family-asian="'monospace, monospace'" style:font-family-complex="'monospace, monospace'" fo:background-color="#ffffff" fo:color="#000000"/>
    </style:style>
    <style:style style:name="T1415" style:family="text">
      <style:text-properties fo:font-size="9.00pt" fo:font-weight="normal" fo:font-family="'monospace, monospace'" style:font-family-asian="'monospace, monospace'" style:font-family-complex="'monospace, monospace'" fo:background-color="#ffffff" fo:color="#301010"/>
    </style:style>
    <style:style style:name="T1416" style:family="text">
      <style:text-properties fo:font-size="9.00pt" fo:font-weight="normal" fo:font-family="'monospace, monospace'" style:font-family-asian="'monospace, monospace'" style:font-family-complex="'monospace, monospace'" fo:background-color="#ffffff" fo:color="#000000"/>
    </style:style>
    <style:style style:name="T1417" style:family="text">
      <style:text-properties fo:font-size="9.00pt" fo:font-weight="normal" fo:font-family="'monospace, monospace'" style:font-family-asian="'monospace, monospace'" style:font-family-complex="'monospace, monospace'" fo:background-color="#ffffff" fo:color="#301010"/>
    </style:style>
    <style:style style:name="T1418" style:family="text">
      <style:text-properties fo:font-size="9.00pt" fo:font-weight="normal" fo:font-family="'monospace, monospace'" style:font-family-asian="'monospace, monospace'" style:font-family-complex="'monospace, monospace'" fo:background-color="#ffffff" fo:color="#000000"/>
    </style:style>
    <style:style style:name="T1419" style:family="text">
      <style:text-properties fo:font-size="9.00pt" fo:font-weight="normal" fo:font-family="'monospace, monospace'" style:font-family-asian="'monospace, monospace'" style:font-family-complex="'monospace, monospace'" fo:background-color="#ffffff" fo:color="#301010"/>
    </style:style>
    <style:style style:name="T1420" style:family="text">
      <style:text-properties fo:font-size="9.00pt" fo:font-weight="normal" fo:font-family="'monospace, monospace'" style:font-family-asian="'monospace, monospace'" style:font-family-complex="'monospace, monospace'" fo:background-color="#ffffff" fo:color="#000000"/>
    </style:style>
    <style:style style:name="T1421" style:family="text">
      <style:text-properties fo:font-size="9.00pt" fo:font-weight="normal" fo:font-family="'monospace, monospace'" style:font-family-asian="'monospace, monospace'" style:font-family-complex="'monospace, monospace'" fo:background-color="#ffffff" fo:color="#301010"/>
    </style:style>
    <style:style style:name="T1422" style:family="text">
      <style:text-properties fo:font-size="9.00pt" fo:font-weight="normal" fo:font-family="'monospace, monospace'" style:font-family-asian="'monospace, monospace'" style:font-family-complex="'monospace, monospace'" fo:background-color="#ffffff" fo:color="#000000"/>
    </style:style>
    <style:style style:name="T1423" style:family="text">
      <style:text-properties fo:font-size="9.00pt" fo:font-weight="normal" fo:font-family="'monospace, monospace'" style:font-family-asian="'monospace, monospace'" style:font-family-complex="'monospace, monospace'" fo:background-color="#ffffff" fo:color="#301010"/>
    </style:style>
    <style:style style:name="T1424" style:family="text">
      <style:text-properties fo:font-size="9.00pt" fo:font-weight="normal" fo:font-family="'monospace, monospace'" style:font-family-asian="'monospace, monospace'" style:font-family-complex="'monospace, monospace'" fo:background-color="#ffffff" fo:color="#000000"/>
    </style:style>
    <style:style style:name="T1425" style:family="text">
      <style:text-properties fo:font-size="9.00pt" fo:font-weight="normal" fo:font-family="'monospace, monospace'" style:font-family-asian="'monospace, monospace'" style:font-family-complex="'monospace, monospace'" fo:background-color="#ffffff" fo:color="#301010"/>
    </style:style>
    <style:style style:name="T1426" style:family="text">
      <style:text-properties fo:font-size="9.00pt" fo:font-weight="bold" fo:font-family="'monospace, monospace'" style:font-family-asian="'monospace, monospace'" style:font-family-complex="'monospace, monospace'" fo:background-color="#ffffff" fo:color="#00007f"/>
    </style:style>
    <style:style style:name="T1427" style:family="text">
      <style:text-properties fo:font-size="9.00pt" fo:font-weight="normal" fo:font-family="'monospace, monospace'" style:font-family-asian="'monospace, monospace'" style:font-family-complex="'monospace, monospace'" fo:background-color="#ffffff" fo:color="#000000"/>
    </style:style>
    <style:style style:name="T1428" style:family="text">
      <style:text-properties fo:font-size="9.00pt" fo:font-weight="normal" fo:font-family="'monospace, monospace'" style:font-family-asian="'monospace, monospace'" style:font-family-complex="'monospace, monospace'" fo:background-color="#ffffff" fo:color="#301010"/>
    </style:style>
    <style:style style:name="T1429" style:family="text">
      <style:text-properties fo:font-size="9.00pt" fo:font-weight="normal" fo:font-family="'monospace, monospace'" style:font-family-asian="'monospace, monospace'" style:font-family-complex="'monospace, monospace'" fo:background-color="#ffffff" fo:color="#000000"/>
    </style:style>
    <style:style style:name="T1430" style:family="text">
      <style:text-properties fo:font-size="9.00pt" fo:font-weight="normal" fo:font-family="'monospace, monospace'" style:font-family-asian="'monospace, monospace'" style:font-family-complex="'monospace, monospace'" fo:background-color="#ffffff" fo:color="#301010"/>
    </style:style>
    <style:style style:name="T1431" style:family="text">
      <style:text-properties fo:font-size="9.00pt" fo:font-weight="normal" fo:font-family="'monospace, monospace'" style:font-family-asian="'monospace, monospace'" style:font-family-complex="'monospace, monospace'" fo:background-color="#ffffff" fo:color="#000000"/>
    </style:style>
    <style:style style:name="T1432" style:family="text">
      <style:text-properties fo:font-size="9.00pt" fo:font-weight="bold" fo:font-family="'monospace, monospace'" style:font-family-asian="'monospace, monospace'" style:font-family-complex="'monospace, monospace'" fo:background-color="#ffffff" fo:color="#00007f"/>
    </style:style>
    <style:style style:name="T1433" style:family="text">
      <style:text-properties fo:font-size="9.00pt" fo:font-weight="normal" fo:font-family="'monospace, monospace'" style:font-family-asian="'monospace, monospace'" style:font-family-complex="'monospace, monospace'" fo:background-color="#ffffff" fo:color="#301010"/>
    </style:style>
    <style:style style:name="T1434" style:family="text">
      <style:text-properties fo:font-size="9.00pt" fo:font-weight="normal" fo:font-family="'monospace, monospace'" style:font-family-asian="'monospace, monospace'" style:font-family-complex="'monospace, monospace'" fo:background-color="#ffffff" fo:color="#000000"/>
    </style:style>
    <style:style style:name="T1435" style:family="text">
      <style:text-properties fo:font-size="9.00pt" fo:font-weight="normal" fo:font-family="'monospace, monospace'" style:font-family-asian="'monospace, monospace'" style:font-family-complex="'monospace, monospace'" fo:background-color="#ffffff" fo:color="#301010"/>
    </style:style>
    <style:style style:name="T1436" style:family="text">
      <style:text-properties fo:font-size="9.00pt" fo:font-weight="normal" fo:font-family="'monospace, monospace'" style:font-family-asian="'monospace, monospace'" style:font-family-complex="'monospace, monospace'" fo:background-color="#ffffff" fo:color="#000000"/>
    </style:style>
    <style:style style:name="T1437" style:family="text">
      <style:text-properties fo:font-size="9.00pt" fo:font-weight="normal" fo:font-family="'monospace, monospace'" style:font-family-asian="'monospace, monospace'" style:font-family-complex="'monospace, monospace'" fo:background-color="#ffffff" fo:color="#301010"/>
    </style:style>
    <style:style style:name="T1438" style:family="text">
      <style:text-properties fo:font-size="9.00pt" fo:font-weight="bold" fo:font-family="'monospace, monospace'" style:font-family-asian="'monospace, monospace'" style:font-family-complex="'monospace, monospace'" fo:background-color="#ffffff" fo:color="#00007f"/>
    </style:style>
    <style:style style:name="T1439" style:family="text">
      <style:text-properties fo:font-size="9.00pt" fo:font-weight="normal" fo:font-family="'monospace, monospace'" style:font-family-asian="'monospace, monospace'" style:font-family-complex="'monospace, monospace'" fo:background-color="#ffffff" fo:color="#000000"/>
    </style:style>
    <style:style style:name="T1440" style:family="text">
      <style:text-properties fo:font-size="9.00pt" fo:font-weight="normal" fo:font-family="'monospace, monospace'" style:font-family-asian="'monospace, monospace'" style:font-family-complex="'monospace, monospace'" fo:background-color="#ffffff" fo:color="#301010"/>
    </style:style>
    <style:style style:name="T1441" style:family="text">
      <style:text-properties fo:font-size="9.00pt" fo:font-weight="normal" fo:font-family="'monospace, monospace'" style:font-family-asian="'monospace, monospace'" style:font-family-complex="'monospace, monospace'" fo:background-color="#ffffff" fo:color="#000000"/>
    </style:style>
    <style:style style:name="T1442" style:family="text">
      <style:text-properties fo:font-size="9.00pt" fo:font-weight="bold" fo:font-family="'monospace, monospace'" style:font-family-asian="'monospace, monospace'" style:font-family-complex="'monospace, monospace'" fo:background-color="#ffffff" fo:color="#00007f"/>
    </style:style>
    <style:style style:name="T1443" style:family="text">
      <style:text-properties fo:font-size="9.00pt" fo:font-weight="normal" fo:font-family="'monospace, monospace'" style:font-family-asian="'monospace, monospace'" style:font-family-complex="'monospace, monospace'" fo:background-color="#ffffff" fo:color="#301010"/>
    </style:style>
    <style:style style:name="T1444" style:family="text">
      <style:text-properties fo:font-size="9.00pt" fo:font-weight="normal" fo:font-family="'monospace, monospace'" style:font-family-asian="'monospace, monospace'" style:font-family-complex="'monospace, monospace'" fo:background-color="#ffffff" fo:color="#000000"/>
    </style:style>
    <style:style style:name="T1445" style:family="text">
      <style:text-properties fo:font-size="9.00pt" fo:font-weight="normal" fo:font-family="'monospace, monospace'" style:font-family-asian="'monospace, monospace'" style:font-family-complex="'monospace, monospace'" fo:background-color="#ffffff" fo:color="#301010"/>
    </style:style>
    <style:style style:name="T1446" style:family="text">
      <style:text-properties fo:font-size="9.00pt" fo:font-weight="normal" fo:font-family="'monospace, monospace'" style:font-family-asian="'monospace, monospace'" style:font-family-complex="'monospace, monospace'" fo:background-color="#ffffff" fo:color="#000000"/>
    </style:style>
    <style:style style:name="T1447" style:family="text">
      <style:text-properties fo:font-size="9.00pt" fo:font-weight="normal" fo:font-family="'monospace, monospace'" style:font-family-asian="'monospace, monospace'" style:font-family-complex="'monospace, monospace'" fo:background-color="#ffffff" fo:color="#301010"/>
    </style:style>
    <style:style style:name="T1448" style:family="text">
      <style:text-properties fo:font-size="9.00pt" fo:font-weight="normal" fo:font-family="'monospace, monospace'" style:font-family-asian="'monospace, monospace'" style:font-family-complex="'monospace, monospace'" fo:background-color="#ffffff" fo:color="#000000"/>
    </style:style>
    <style:style style:name="T1449" style:family="text">
      <style:text-properties fo:font-size="9.00pt" fo:font-weight="normal" fo:font-family="'monospace, monospace'" style:font-family-asian="'monospace, monospace'" style:font-family-complex="'monospace, monospace'" fo:background-color="#ffffff" fo:color="#301010"/>
    </style:style>
    <style:style style:name="T1450" style:family="text">
      <style:text-properties fo:font-size="9.00pt" fo:font-weight="normal" fo:font-family="'monospace, monospace'" style:font-family-asian="'monospace, monospace'" style:font-family-complex="'monospace, monospace'" fo:background-color="#ffffff" fo:color="#000000"/>
    </style:style>
    <style:style style:name="T1451" style:family="text">
      <style:text-properties fo:font-size="9.00pt" fo:font-weight="normal" fo:font-family="'monospace, monospace'" style:font-family-asian="'monospace, monospace'" style:font-family-complex="'monospace, monospace'" fo:background-color="#ffffff" fo:color="#301010"/>
    </style:style>
    <style:style style:name="T1452" style:family="text">
      <style:text-properties fo:font-size="9.00pt" fo:font-weight="normal" fo:font-family="'monospace, monospace'" style:font-family-asian="'monospace, monospace'" style:font-family-complex="'monospace, monospace'" fo:background-color="#ffffff" fo:color="#000000"/>
    </style:style>
    <style:style style:name="T1453" style:family="text">
      <style:text-properties fo:font-size="9.00pt" fo:font-weight="normal" fo:font-family="'monospace, monospace'" style:font-family-asian="'monospace, monospace'" style:font-family-complex="'monospace, monospace'" fo:background-color="#ffffff" fo:color="#301010"/>
    </style:style>
    <style:style style:name="T1454" style:family="text">
      <style:text-properties fo:font-size="9.00pt" fo:font-weight="normal" fo:font-family="'monospace, monospace'" style:font-family-asian="'monospace, monospace'" style:font-family-complex="'monospace, monospace'" fo:background-color="#ffffff" fo:color="#000000"/>
    </style:style>
    <style:style style:name="T1455" style:family="text">
      <style:text-properties fo:font-size="9.00pt" fo:font-weight="normal" fo:font-family="'monospace, monospace'" style:font-family-asian="'monospace, monospace'" style:font-family-complex="'monospace, monospace'" fo:background-color="#ffffff" fo:color="#301010"/>
    </style:style>
    <style:style style:name="T1456" style:family="text">
      <style:text-properties fo:font-size="9.00pt" fo:font-weight="normal" fo:font-family="'monospace, monospace'" style:font-family-asian="'monospace, monospace'" style:font-family-complex="'monospace, monospace'" fo:background-color="#ffffff" fo:color="#000000"/>
    </style:style>
    <style:style style:name="T1457" style:family="text">
      <style:text-properties fo:font-size="9.00pt" fo:font-weight="normal" fo:font-family="'monospace, monospace'" style:font-family-asian="'monospace, monospace'" style:font-family-complex="'monospace, monospace'" fo:background-color="#ffffff" fo:color="#301010"/>
    </style:style>
    <style:style style:name="T1458" style:family="text">
      <style:text-properties fo:font-size="9.00pt" fo:font-weight="normal" fo:font-family="'monospace, monospace'" style:font-family-asian="'monospace, monospace'" style:font-family-complex="'monospace, monospace'" fo:background-color="#ffffff" fo:color="#000000"/>
    </style:style>
    <style:style style:name="T1459" style:family="text">
      <style:text-properties fo:font-size="9.00pt" fo:font-weight="normal" fo:font-family="'monospace, monospace'" style:font-family-asian="'monospace, monospace'" style:font-family-complex="'monospace, monospace'" fo:background-color="#ffffff" fo:color="#301010"/>
    </style:style>
    <style:style style:name="T1460" style:family="text">
      <style:text-properties fo:font-size="9.00pt" fo:font-weight="normal" fo:font-family="'monospace, monospace'" style:font-family-asian="'monospace, monospace'" style:font-family-complex="'monospace, monospace'" fo:background-color="#ffffff" fo:color="#000000"/>
    </style:style>
    <style:style style:name="T1461" style:family="text">
      <style:text-properties fo:font-size="9.00pt" fo:font-weight="normal" fo:font-family="'monospace, monospace'" style:font-family-asian="'monospace, monospace'" style:font-family-complex="'monospace, monospace'" fo:background-color="#ffffff" fo:color="#301010"/>
    </style:style>
    <style:style style:name="T1462" style:family="text">
      <style:text-properties fo:font-size="9.00pt" fo:font-weight="normal" fo:font-family="'monospace, monospace'" style:font-family-asian="'monospace, monospace'" style:font-family-complex="'monospace, monospace'" fo:background-color="#ffffff" fo:color="#000000"/>
    </style:style>
    <style:style style:name="T1463" style:family="text">
      <style:text-properties fo:font-size="9.00pt" fo:font-weight="normal" fo:font-family="'monospace, monospace'" style:font-family-asian="'monospace, monospace'" style:font-family-complex="'monospace, monospace'" fo:background-color="#ffffff" fo:color="#301010"/>
    </style:style>
    <style:style style:name="T1464" style:family="text">
      <style:text-properties fo:font-size="9.00pt" fo:font-weight="bold" fo:font-family="'monospace, monospace'" style:font-family-asian="'monospace, monospace'" style:font-family-complex="'monospace, monospace'" fo:background-color="#ffffff" fo:color="#00007f"/>
    </style:style>
    <style:style style:name="T1465" style:family="text">
      <style:text-properties fo:font-size="9.00pt" fo:font-weight="normal" fo:font-family="'monospace, monospace'" style:font-family-asian="'monospace, monospace'" style:font-family-complex="'monospace, monospace'" fo:background-color="#ffffff" fo:color="#301010"/>
    </style:style>
    <style:style style:name="T1466" style:family="text">
      <style:text-properties fo:font-size="9.00pt" fo:font-weight="normal" fo:font-family="'monospace, monospace'" style:font-family-asian="'monospace, monospace'" style:font-family-complex="'monospace, monospace'" fo:background-color="#ffffff" fo:color="#000000"/>
    </style:style>
    <style:style style:name="T1467" style:family="text">
      <style:text-properties fo:font-size="9.00pt" fo:font-weight="normal" fo:font-family="'monospace, monospace'" style:font-family-asian="'monospace, monospace'" style:font-family-complex="'monospace, monospace'" fo:background-color="#ffffff" fo:color="#301010"/>
    </style:style>
    <style:style style:name="T1468" style:family="text">
      <style:text-properties fo:font-size="9.00pt" fo:font-weight="normal" fo:font-family="'monospace, monospace'" style:font-family-asian="'monospace, monospace'" style:font-family-complex="'monospace, monospace'" fo:background-color="#ffffff" fo:color="#000000"/>
    </style:style>
    <style:style style:name="T1469" style:family="text">
      <style:text-properties fo:font-size="9.00pt" fo:font-weight="normal" fo:font-family="'monospace, monospace'" style:font-family-asian="'monospace, monospace'" style:font-family-complex="'monospace, monospace'" fo:background-color="#ffffff" fo:color="#301010"/>
    </style:style>
    <style:style style:name="T1470" style:family="text">
      <style:text-properties fo:font-size="9.00pt" fo:font-weight="normal" fo:font-family="'monospace, monospace'" style:font-family-asian="'monospace, monospace'" style:font-family-complex="'monospace, monospace'" fo:background-color="#ffffff" fo:color="#000000"/>
    </style:style>
    <style:style style:name="T1471" style:family="text">
      <style:text-properties fo:font-size="9.00pt" fo:font-weight="normal" fo:font-family="'monospace, monospace'" style:font-family-asian="'monospace, monospace'" style:font-family-complex="'monospace, monospace'" fo:background-color="#ffffff" fo:color="#301010"/>
    </style:style>
    <style:style style:name="T1472" style:family="text">
      <style:text-properties fo:font-size="9.00pt" fo:font-weight="normal" fo:font-family="'monospace, monospace'" style:font-family-asian="'monospace, monospace'" style:font-family-complex="'monospace, monospace'" fo:background-color="#ffffff" fo:color="#000000"/>
    </style:style>
    <style:style style:name="T1473" style:family="text">
      <style:text-properties fo:font-size="9.00pt" fo:font-weight="normal" fo:font-family="'monospace, monospace'" style:font-family-asian="'monospace, monospace'" style:font-family-complex="'monospace, monospace'" fo:background-color="#ffffff" fo:color="#301010"/>
    </style:style>
    <style:style style:name="T1474" style:family="text">
      <style:text-properties fo:font-size="9.00pt" fo:font-weight="normal" fo:font-family="'monospace, monospace'" style:font-family-asian="'monospace, monospace'" style:font-family-complex="'monospace, monospace'" fo:background-color="#ffffff" fo:color="#000000"/>
    </style:style>
    <style:style style:name="T1475" style:family="text">
      <style:text-properties fo:font-size="9.00pt" fo:font-weight="normal" fo:font-family="'monospace, monospace'" style:font-family-asian="'monospace, monospace'" style:font-family-complex="'monospace, monospace'" fo:background-color="#ffffff" fo:color="#301010"/>
    </style:style>
    <style:style style:name="T1476" style:family="text">
      <style:text-properties fo:font-size="9.00pt" fo:font-weight="normal" fo:font-family="'monospace, monospace'" style:font-family-asian="'monospace, monospace'" style:font-family-complex="'monospace, monospace'" fo:background-color="#ffffff" fo:color="#000000"/>
    </style:style>
    <style:style style:name="T1477" style:family="text">
      <style:text-properties fo:font-size="9.00pt" fo:font-weight="normal" fo:font-family="'monospace, monospace'" style:font-family-asian="'monospace, monospace'" style:font-family-complex="'monospace, monospace'" fo:background-color="#ffffff" fo:color="#301010"/>
    </style:style>
    <style:style style:name="T1478" style:family="text">
      <style:text-properties fo:font-size="9.00pt" fo:font-weight="normal" fo:font-family="'monospace, monospace'" style:font-family-asian="'monospace, monospace'" style:font-family-complex="'monospace, monospace'" fo:background-color="#ffffff" fo:color="#000000"/>
    </style:style>
    <style:style style:name="T1479" style:family="text">
      <style:text-properties fo:font-size="9.00pt" fo:font-weight="normal" fo:font-family="'monospace, monospace'" style:font-family-asian="'monospace, monospace'" style:font-family-complex="'monospace, monospace'" fo:background-color="#ffffff" fo:color="#301010"/>
    </style:style>
    <style:style style:name="T1480" style:family="text">
      <style:text-properties fo:font-size="9.00pt" fo:font-weight="normal" fo:font-family="'monospace, monospace'" style:font-family-asian="'monospace, monospace'" style:font-family-complex="'monospace, monospace'" fo:background-color="#ffffff" fo:color="#000000"/>
    </style:style>
    <style:style style:name="T1481" style:family="text">
      <style:text-properties fo:font-size="9.00pt" fo:font-weight="normal" fo:font-family="'monospace, monospace'" style:font-family-asian="'monospace, monospace'" style:font-family-complex="'monospace, monospace'" fo:background-color="#ffffff" fo:color="#301010"/>
    </style:style>
    <style:style style:name="T1482" style:family="text">
      <style:text-properties fo:font-size="9.00pt" fo:font-weight="normal" fo:font-family="'monospace, monospace'" style:font-family-asian="'monospace, monospace'" style:font-family-complex="'monospace, monospace'" fo:background-color="#ffffff" fo:color="#000000"/>
    </style:style>
    <style:style style:name="T1483" style:family="text">
      <style:text-properties fo:font-size="9.00pt" fo:font-weight="normal" fo:font-family="'monospace, monospace'" style:font-family-asian="'monospace, monospace'" style:font-family-complex="'monospace, monospace'" fo:background-color="#ffffff" fo:color="#301010"/>
    </style:style>
    <style:style style:name="T1484" style:family="text">
      <style:text-properties fo:font-size="9.00pt" fo:font-weight="normal" fo:font-family="'monospace, monospace'" style:font-family-asian="'monospace, monospace'" style:font-family-complex="'monospace, monospace'" fo:background-color="#ffffff" fo:color="#000000"/>
    </style:style>
    <style:style style:name="T1485" style:family="text">
      <style:text-properties fo:font-size="9.00pt" fo:font-weight="normal" fo:font-family="'monospace, monospace'" style:font-family-asian="'monospace, monospace'" style:font-family-complex="'monospace, monospace'" fo:background-color="#ffffff" fo:color="#301010"/>
    </style:style>
    <style:style style:name="T1486" style:family="text">
      <style:text-properties fo:font-size="9.00pt" fo:font-weight="bold" fo:font-family="'monospace, monospace'" style:font-family-asian="'monospace, monospace'" style:font-family-complex="'monospace, monospace'" fo:background-color="#ffffff" fo:color="#00007f"/>
    </style:style>
    <style:style style:name="T1487" style:family="text">
      <style:text-properties fo:font-size="9.00pt" fo:font-weight="normal" fo:font-family="'monospace, monospace'" style:font-family-asian="'monospace, monospace'" style:font-family-complex="'monospace, monospace'" fo:background-color="#ffffff" fo:color="#301010"/>
    </style:style>
    <style:style style:name="T1488" style:family="text">
      <style:text-properties fo:font-size="9.00pt" fo:font-weight="normal" fo:font-family="'monospace, monospace'" style:font-family-asian="'monospace, monospace'" style:font-family-complex="'monospace, monospace'" fo:background-color="#ffffff" fo:color="#000000"/>
    </style:style>
    <style:style style:name="T1489" style:family="text">
      <style:text-properties fo:font-size="9.00pt" fo:font-weight="normal" fo:font-family="'monospace, monospace'" style:font-family-asian="'monospace, monospace'" style:font-family-complex="'monospace, monospace'" fo:background-color="#ffffff" fo:color="#301010"/>
    </style:style>
    <style:style style:name="T1490" style:family="text">
      <style:text-properties fo:font-size="9.00pt" fo:font-weight="normal" fo:font-family="'monospace, monospace'" style:font-family-asian="'monospace, monospace'" style:font-family-complex="'monospace, monospace'" fo:background-color="#ffffff" fo:color="#000000"/>
    </style:style>
    <style:style style:name="T1491" style:family="text">
      <style:text-properties fo:font-size="9.00pt" fo:font-weight="normal" fo:font-family="'monospace, monospace'" style:font-family-asian="'monospace, monospace'" style:font-family-complex="'monospace, monospace'" fo:background-color="#ffffff" fo:color="#301010"/>
    </style:style>
    <style:style style:name="T1492" style:family="text">
      <style:text-properties fo:font-size="9.00pt" fo:font-weight="normal" fo:font-family="'monospace, monospace'" style:font-family-asian="'monospace, monospace'" style:font-family-complex="'monospace, monospace'" fo:background-color="#ffffff" fo:color="#000000"/>
    </style:style>
    <style:style style:name="T1493" style:family="text">
      <style:text-properties fo:font-size="9.00pt" fo:font-weight="bold" fo:font-family="'monospace, monospace'" style:font-family-asian="'monospace, monospace'" style:font-family-complex="'monospace, monospace'" fo:background-color="#ffffff" fo:color="#00007f"/>
    </style:style>
    <style:style style:name="T1494" style:family="text">
      <style:text-properties fo:font-size="9.00pt" fo:font-weight="normal" fo:font-family="'monospace, monospace'" style:font-family-asian="'monospace, monospace'" style:font-family-complex="'monospace, monospace'" fo:background-color="#ffffff" fo:color="#301010"/>
    </style:style>
    <style:style style:name="T1495" style:family="text">
      <style:text-properties fo:font-size="9.00pt" fo:font-weight="normal" fo:font-family="'monospace, monospace'" style:font-family-asian="'monospace, monospace'" style:font-family-complex="'monospace, monospace'" fo:background-color="#ffffff" fo:color="#000000"/>
    </style:style>
    <style:style style:name="T1496" style:family="text">
      <style:text-properties fo:font-size="9.00pt" fo:font-weight="normal" fo:font-family="'monospace, monospace'" style:font-family-asian="'monospace, monospace'" style:font-family-complex="'monospace, monospace'" fo:background-color="#ffffff" fo:color="#301010"/>
    </style:style>
    <style:style style:name="T1497" style:family="text">
      <style:text-properties fo:font-size="9.00pt" fo:font-weight="normal" fo:font-family="'monospace, monospace'" style:font-family-asian="'monospace, monospace'" style:font-family-complex="'monospace, monospace'" fo:background-color="#ffffff" fo:color="#000000"/>
    </style:style>
    <style:style style:name="T1498" style:family="text">
      <style:text-properties fo:font-size="9.00pt" fo:font-weight="normal" fo:font-family="'monospace, monospace'" style:font-family-asian="'monospace, monospace'" style:font-family-complex="'monospace, monospace'" fo:background-color="#ffffff" fo:color="#301010"/>
    </style:style>
    <style:style style:name="T1499" style:family="text">
      <style:text-properties fo:font-size="9.00pt" fo:font-weight="normal" fo:font-family="'monospace, monospace'" style:font-family-asian="'monospace, monospace'" style:font-family-complex="'monospace, monospace'" fo:background-color="#ffffff" fo:color="#000000"/>
    </style:style>
    <style:style style:name="T1500" style:family="text">
      <style:text-properties fo:font-size="9.00pt" fo:font-weight="normal" fo:font-family="'monospace, monospace'" style:font-family-asian="'monospace, monospace'" style:font-family-complex="'monospace, monospace'" fo:background-color="#ffffff" fo:color="#301010"/>
    </style:style>
    <style:style style:name="T1501" style:family="text">
      <style:text-properties fo:font-size="9.00pt" fo:font-weight="normal" fo:font-family="'monospace, monospace'" style:font-family-asian="'monospace, monospace'" style:font-family-complex="'monospace, monospace'" fo:background-color="#ffffff" fo:color="#000000"/>
    </style:style>
    <style:style style:name="T1502" style:family="text">
      <style:text-properties fo:font-size="9.00pt" fo:font-weight="normal" fo:font-family="'monospace, monospace'" style:font-family-asian="'monospace, monospace'" style:font-family-complex="'monospace, monospace'" fo:background-color="#ffffff" fo:color="#301010"/>
    </style:style>
    <style:style style:name="T1503" style:family="text">
      <style:text-properties fo:font-size="9.00pt" fo:font-weight="normal" fo:font-family="'monospace, monospace'" style:font-family-asian="'monospace, monospace'" style:font-family-complex="'monospace, monospace'" fo:background-color="#ffffff" fo:color="#000000"/>
    </style:style>
    <style:style style:name="T1504" style:family="text">
      <style:text-properties fo:font-size="9.00pt" fo:font-weight="normal" fo:font-family="'monospace, monospace'" style:font-family-asian="'monospace, monospace'" style:font-family-complex="'monospace, monospace'" fo:background-color="#ffffff" fo:color="#301010"/>
    </style:style>
    <style:style style:name="T1505" style:family="text">
      <style:text-properties fo:font-size="9.00pt" fo:font-weight="normal" fo:font-family="'monospace, monospace'" style:font-family-asian="'monospace, monospace'" style:font-family-complex="'monospace, monospace'" fo:background-color="#ffffff" fo:color="#000000"/>
    </style:style>
    <style:style style:name="T1506" style:family="text">
      <style:text-properties fo:font-size="9.00pt" fo:font-weight="normal" fo:font-family="'monospace, monospace'" style:font-family-asian="'monospace, monospace'" style:font-family-complex="'monospace, monospace'" fo:background-color="#ffffff" fo:color="#301010"/>
    </style:style>
    <style:style style:name="T1507" style:family="text">
      <style:text-properties fo:font-size="9.00pt" fo:font-weight="bold" fo:font-family="'monospace, monospace'" style:font-family-asian="'monospace, monospace'" style:font-family-complex="'monospace, monospace'" fo:background-color="#ffffff" fo:color="#00007f"/>
    </style:style>
    <style:style style:name="T1508" style:family="text">
      <style:text-properties fo:font-size="9.00pt" fo:font-weight="normal" fo:font-family="'monospace, monospace'" style:font-family-asian="'monospace, monospace'" style:font-family-complex="'monospace, monospace'" fo:background-color="#ffffff" fo:color="#000000"/>
    </style:style>
    <style:style style:name="T1509" style:family="text">
      <style:text-properties fo:font-size="9.00pt" fo:font-weight="normal" fo:font-family="'monospace, monospace'" style:font-family-asian="'monospace, monospace'" style:font-family-complex="'monospace, monospace'" fo:background-color="#ffffff" fo:color="#301010"/>
    </style:style>
    <style:style style:name="T1510" style:family="text">
      <style:text-properties fo:font-size="9.00pt" fo:font-weight="bold" fo:font-family="'monospace, monospace'" style:font-family-asian="'monospace, monospace'" style:font-family-complex="'monospace, monospace'" fo:background-color="#ffffff" fo:color="#00007f"/>
    </style:style>
    <style:style style:name="T1511" style:family="text">
      <style:text-properties fo:font-size="9.00pt" fo:font-weight="normal" fo:font-family="'monospace, monospace'" style:font-family-asian="'monospace, monospace'" style:font-family-complex="'monospace, monospace'" fo:background-color="#ffffff" fo:color="#000000"/>
    </style:style>
    <style:style style:name="T1512" style:family="text">
      <style:text-properties fo:font-size="9.00pt" fo:font-weight="normal" fo:font-family="'monospace, monospace'" style:font-family-asian="'monospace, monospace'" style:font-family-complex="'monospace, monospace'" fo:background-color="#ffffff" fo:color="#301010"/>
    </style:style>
    <style:style style:name="T1513" style:family="text">
      <style:text-properties fo:font-size="9.00pt" fo:font-weight="normal" fo:font-family="'monospace, monospace'" style:font-family-asian="'monospace, monospace'" style:font-family-complex="'monospace, monospace'" fo:background-color="#ffffff" fo:color="#000000"/>
    </style:style>
    <style:style style:name="T1514" style:family="text">
      <style:text-properties fo:font-size="9.00pt" fo:font-weight="bold" fo:font-family="'monospace, monospace'" style:font-family-asian="'monospace, monospace'" style:font-family-complex="'monospace, monospace'" fo:background-color="#ffffff" fo:color="#00007f"/>
    </style:style>
    <style:style style:name="T1515" style:family="text">
      <style:text-properties fo:font-size="9.00pt" fo:font-weight="normal" fo:font-family="'monospace, monospace'" style:font-family-asian="'monospace, monospace'" style:font-family-complex="'monospace, monospace'" fo:background-color="#ffffff" fo:color="#301010"/>
    </style:style>
    <style:style style:name="T1516" style:family="text">
      <style:text-properties fo:font-size="9.00pt" fo:font-weight="normal" fo:font-family="'monospace, monospace'" style:font-family-asian="'monospace, monospace'" style:font-family-complex="'monospace, monospace'" fo:background-color="#ffffff" fo:color="#000000"/>
    </style:style>
    <style:style style:name="T1517" style:family="text">
      <style:text-properties fo:font-size="9.00pt" fo:font-weight="normal" fo:font-family="'monospace, monospace'" style:font-family-asian="'monospace, monospace'" style:font-family-complex="'monospace, monospace'" fo:background-color="#ffffff" fo:color="#301010"/>
    </style:style>
    <style:style style:name="T1518" style:family="text">
      <style:text-properties fo:font-size="9.00pt" fo:font-weight="normal" fo:font-family="'monospace, monospace'" style:font-family-asian="'monospace, monospace'" style:font-family-complex="'monospace, monospace'" fo:background-color="#ffffff" fo:color="#000000"/>
    </style:style>
    <style:style style:name="T1519" style:family="text">
      <style:text-properties fo:font-size="9.00pt" fo:font-weight="normal" fo:font-family="'monospace, monospace'" style:font-family-asian="'monospace, monospace'" style:font-family-complex="'monospace, monospace'" fo:background-color="#ffffff" fo:color="#301010"/>
    </style:style>
    <style:style style:name="T1520" style:family="text">
      <style:text-properties fo:font-size="9.00pt" fo:font-weight="normal" fo:font-family="'monospace, monospace'" style:font-family-asian="'monospace, monospace'" style:font-family-complex="'monospace, monospace'" fo:background-color="#ffffff" fo:color="#000000"/>
    </style:style>
    <style:style style:name="T1521" style:family="text">
      <style:text-properties fo:font-size="9.00pt" fo:font-weight="normal" fo:font-family="'monospace, monospace'" style:font-family-asian="'monospace, monospace'" style:font-family-complex="'monospace, monospace'" fo:background-color="#ffffff" fo:color="#301010"/>
    </style:style>
    <style:style style:name="T1522" style:family="text">
      <style:text-properties fo:font-size="9.00pt" fo:font-weight="normal" fo:font-family="'monospace, monospace'" style:font-family-asian="'monospace, monospace'" style:font-family-complex="'monospace, monospace'" fo:background-color="#ffffff" fo:color="#000000"/>
    </style:style>
    <style:style style:name="T1523" style:family="text">
      <style:text-properties fo:font-size="9.00pt" fo:font-weight="normal" fo:font-family="'monospace, monospace'" style:font-family-asian="'monospace, monospace'" style:font-family-complex="'monospace, monospace'" fo:background-color="#ffffff" fo:color="#301010"/>
    </style:style>
    <style:style style:name="T1524" style:family="text">
      <style:text-properties fo:font-size="9.00pt" fo:font-weight="normal" fo:font-family="'monospace, monospace'" style:font-family-asian="'monospace, monospace'" style:font-family-complex="'monospace, monospace'" fo:background-color="#ffffff" fo:color="#000000"/>
    </style:style>
    <style:style style:name="T1525" style:family="text">
      <style:text-properties fo:font-size="9.00pt" fo:font-weight="normal" fo:font-family="'monospace, monospace'" style:font-family-asian="'monospace, monospace'" style:font-family-complex="'monospace, monospace'" fo:background-color="#ffffff" fo:color="#301010"/>
    </style:style>
    <style:style style:name="T1526" style:family="text">
      <style:text-properties fo:font-size="9.00pt" fo:font-weight="normal" fo:font-family="'monospace, monospace'" style:font-family-asian="'monospace, monospace'" style:font-family-complex="'monospace, monospace'" fo:background-color="#ffffff" fo:color="#000000"/>
    </style:style>
    <style:style style:name="T1527" style:family="text">
      <style:text-properties fo:font-size="9.00pt" fo:font-weight="normal" fo:font-family="'monospace, monospace'" style:font-family-asian="'monospace, monospace'" style:font-family-complex="'monospace, monospace'" fo:background-color="#ffffff" fo:color="#301010"/>
    </style:style>
    <style:style style:name="T1528" style:family="text">
      <style:text-properties fo:font-size="9.00pt" fo:font-weight="bold" fo:font-family="'monospace, monospace'" style:font-family-asian="'monospace, monospace'" style:font-family-complex="'monospace, monospace'" fo:background-color="#ffffff" fo:color="#00007f"/>
    </style:style>
    <style:style style:name="T1529" style:family="text">
      <style:text-properties fo:font-size="9.00pt" fo:font-weight="normal" fo:font-family="'monospace, monospace'" style:font-family-asian="'monospace, monospace'" style:font-family-complex="'monospace, monospace'" fo:background-color="#ffffff" fo:color="#000000"/>
    </style:style>
    <style:style style:name="T1530" style:family="text">
      <style:text-properties fo:font-size="9.00pt" fo:font-weight="normal" fo:font-family="'monospace, monospace'" style:font-family-asian="'monospace, monospace'" style:font-family-complex="'monospace, monospace'" fo:background-color="#ffffff" fo:color="#301010"/>
    </style:style>
    <style:style style:name="T1531" style:family="text">
      <style:text-properties fo:font-size="9.00pt" fo:font-weight="bold" fo:font-family="'monospace, monospace'" style:font-family-asian="'monospace, monospace'" style:font-family-complex="'monospace, monospace'" fo:background-color="#ffffff" fo:color="#00007f"/>
    </style:style>
    <style:style style:name="T1532" style:family="text">
      <style:text-properties fo:font-size="9.00pt" fo:font-weight="normal" fo:font-family="'monospace, monospace'" style:font-family-asian="'monospace, monospace'" style:font-family-complex="'monospace, monospace'" fo:background-color="#ffffff" fo:color="#000000"/>
    </style:style>
    <style:style style:name="T1533" style:family="text">
      <style:text-properties fo:font-size="9.00pt" fo:font-weight="normal" fo:font-family="'monospace, monospace'" style:font-family-asian="'monospace, monospace'" style:font-family-complex="'monospace, monospace'" fo:background-color="#ffffff" fo:color="#301010"/>
    </style:style>
    <style:style style:name="T1534" style:family="text">
      <style:text-properties fo:font-size="9.00pt" fo:font-weight="normal" fo:font-family="'monospace, monospace'" style:font-family-asian="'monospace, monospace'" style:font-family-complex="'monospace, monospace'" fo:background-color="#ffffff" fo:color="#000000"/>
    </style:style>
    <style:style style:name="T1535" style:family="text">
      <style:text-properties fo:font-size="9.00pt" fo:font-weight="bold" fo:font-family="'monospace, monospace'" style:font-family-asian="'monospace, monospace'" style:font-family-complex="'monospace, monospace'" fo:background-color="#ffffff" fo:color="#00007f"/>
    </style:style>
    <style:style style:name="T1536" style:family="text">
      <style:text-properties fo:font-size="9.00pt" fo:font-weight="normal" fo:font-family="'monospace, monospace'" style:font-family-asian="'monospace, monospace'" style:font-family-complex="'monospace, monospace'" fo:background-color="#ffffff" fo:color="#301010"/>
    </style:style>
    <style:style style:name="T1537" style:family="text">
      <style:text-properties fo:font-size="9.00pt" fo:font-weight="normal" fo:font-family="'monospace, monospace'" style:font-family-asian="'monospace, monospace'" style:font-family-complex="'monospace, monospace'" fo:background-color="#ffffff" fo:color="#000000"/>
    </style:style>
    <style:style style:name="T1538" style:family="text">
      <style:text-properties fo:font-size="9.00pt" fo:font-weight="normal" fo:font-family="'monospace, monospace'" style:font-family-asian="'monospace, monospace'" style:font-family-complex="'monospace, monospace'" fo:background-color="#ffffff" fo:color="#301010"/>
    </style:style>
    <style:style style:name="T1539" style:family="text">
      <style:text-properties fo:font-size="9.00pt" fo:font-weight="normal" fo:font-family="'monospace, monospace'" style:font-family-asian="'monospace, monospace'" style:font-family-complex="'monospace, monospace'" fo:background-color="#ffffff" fo:color="#000000"/>
    </style:style>
    <style:style style:name="T1540" style:family="text">
      <style:text-properties fo:font-size="9.00pt" fo:font-weight="normal" fo:font-family="'monospace, monospace'" style:font-family-asian="'monospace, monospace'" style:font-family-complex="'monospace, monospace'" fo:background-color="#ffffff" fo:color="#301010"/>
    </style:style>
    <style:style style:name="T1541" style:family="text">
      <style:text-properties fo:font-size="9.00pt" fo:font-weight="normal" fo:font-family="'monospace, monospace'" style:font-family-asian="'monospace, monospace'" style:font-family-complex="'monospace, monospace'" fo:background-color="#ffffff" fo:color="#000000"/>
    </style:style>
    <style:style style:name="T1542" style:family="text">
      <style:text-properties fo:font-size="9.00pt" fo:font-weight="normal" fo:font-family="'monospace, monospace'" style:font-family-asian="'monospace, monospace'" style:font-family-complex="'monospace, monospace'" fo:background-color="#ffffff" fo:color="#301010"/>
    </style:style>
    <style:style style:name="T1543" style:family="text">
      <style:text-properties fo:font-size="9.00pt" fo:font-weight="normal" fo:font-family="'monospace, monospace'" style:font-family-asian="'monospace, monospace'" style:font-family-complex="'monospace, monospace'" fo:background-color="#ffffff" fo:color="#000000"/>
    </style:style>
    <style:style style:name="T1544" style:family="text">
      <style:text-properties fo:font-size="9.00pt" fo:font-weight="normal" fo:font-family="'monospace, monospace'" style:font-family-asian="'monospace, monospace'" style:font-family-complex="'monospace, monospace'" fo:background-color="#ffffff" fo:color="#301010"/>
    </style:style>
    <style:style style:name="T1545" style:family="text">
      <style:text-properties fo:font-size="9.00pt" fo:font-weight="normal" fo:font-family="'monospace, monospace'" style:font-family-asian="'monospace, monospace'" style:font-family-complex="'monospace, monospace'" fo:background-color="#ffffff" fo:color="#000000"/>
    </style:style>
    <style:style style:name="T1546" style:family="text">
      <style:text-properties fo:font-size="9.00pt" fo:font-weight="normal" fo:font-family="'monospace, monospace'" style:font-family-asian="'monospace, monospace'" style:font-family-complex="'monospace, monospace'" fo:background-color="#ffffff" fo:color="#301010"/>
    </style:style>
    <style:style style:name="T1547" style:family="text">
      <style:text-properties fo:font-size="9.00pt" fo:font-weight="normal" fo:font-family="'monospace, monospace'" style:font-family-asian="'monospace, monospace'" style:font-family-complex="'monospace, monospace'" fo:background-color="#ffffff" fo:color="#000000"/>
    </style:style>
    <style:style style:name="T1548" style:family="text">
      <style:text-properties fo:font-size="9.00pt" fo:font-weight="normal" fo:font-family="'monospace, monospace'" style:font-family-asian="'monospace, monospace'" style:font-family-complex="'monospace, monospace'" fo:background-color="#ffffff" fo:color="#301010"/>
    </style:style>
    <style:style style:name="T1549" style:family="text">
      <style:text-properties fo:font-size="9.00pt" fo:font-weight="normal" fo:font-family="'monospace, monospace'" style:font-family-asian="'monospace, monospace'" style:font-family-complex="'monospace, monospace'" fo:background-color="#ffffff" fo:color="#000000"/>
    </style:style>
    <style:style style:name="T1550" style:family="text">
      <style:text-properties fo:font-size="9.00pt" fo:font-weight="normal" fo:font-family="'monospace, monospace'" style:font-family-asian="'monospace, monospace'" style:font-family-complex="'monospace, monospace'" fo:background-color="#ffffff" fo:color="#301010"/>
    </style:style>
    <style:style style:name="T1551" style:family="text">
      <style:text-properties fo:font-size="9.00pt" fo:font-weight="normal" fo:font-family="'monospace, monospace'" style:font-family-asian="'monospace, monospace'" style:font-family-complex="'monospace, monospace'" fo:background-color="#ffffff" fo:color="#000000"/>
    </style:style>
    <style:style style:name="T1552" style:family="text">
      <style:text-properties fo:font-size="9.00pt" fo:font-weight="normal" fo:font-family="'monospace, monospace'" style:font-family-asian="'monospace, monospace'" style:font-family-complex="'monospace, monospace'" fo:background-color="#ffffff" fo:color="#301010"/>
    </style:style>
    <style:style style:name="T1553" style:family="text">
      <style:text-properties fo:font-size="9.00pt" fo:font-weight="normal" fo:font-family="'monospace, monospace'" style:font-family-asian="'monospace, monospace'" style:font-family-complex="'monospace, monospace'" fo:background-color="#ffffff" fo:color="#000000"/>
    </style:style>
    <style:style style:name="T1554" style:family="text">
      <style:text-properties fo:font-size="9.00pt" fo:font-weight="normal" fo:font-family="'monospace, monospace'" style:font-family-asian="'monospace, monospace'" style:font-family-complex="'monospace, monospace'" fo:background-color="#ffffff" fo:color="#301010"/>
    </style:style>
    <style:style style:name="T1555" style:family="text">
      <style:text-properties fo:font-size="9.00pt" fo:font-weight="normal" fo:font-family="'monospace, monospace'" style:font-family-asian="'monospace, monospace'" style:font-family-complex="'monospace, monospace'" fo:background-color="#ffffff" fo:color="#000000"/>
    </style:style>
    <style:style style:name="T1556" style:family="text">
      <style:text-properties fo:font-size="9.00pt" fo:font-weight="normal" fo:font-family="'monospace, monospace'" style:font-family-asian="'monospace, monospace'" style:font-family-complex="'monospace, monospace'" fo:background-color="#ffffff" fo:color="#301010"/>
    </style:style>
    <style:style style:name="T1557" style:family="text">
      <style:text-properties fo:font-size="9.00pt" fo:font-weight="normal" fo:font-family="'monospace, monospace'" style:font-family-asian="'monospace, monospace'" style:font-family-complex="'monospace, monospace'" fo:background-color="#ffffff" fo:color="#000000"/>
    </style:style>
    <style:style style:name="T1558" style:family="text">
      <style:text-properties fo:font-size="9.00pt" fo:font-weight="normal" fo:font-family="'monospace, monospace'" style:font-family-asian="'monospace, monospace'" style:font-family-complex="'monospace, monospace'" fo:background-color="#ffffff" fo:color="#301010"/>
    </style:style>
    <style:style style:name="T1559" style:family="text">
      <style:text-properties fo:font-size="9.00pt" fo:font-weight="normal" fo:font-family="'monospace, monospace'" style:font-family-asian="'monospace, monospace'" style:font-family-complex="'monospace, monospace'" fo:background-color="#ffffff" fo:color="#000000"/>
    </style:style>
    <style:style style:name="T1560" style:family="text">
      <style:text-properties fo:font-size="9.00pt" fo:font-weight="normal" fo:font-family="'monospace, monospace'" style:font-family-asian="'monospace, monospace'" style:font-family-complex="'monospace, monospace'" fo:background-color="#ffffff" fo:color="#301010"/>
    </style:style>
    <style:style style:name="T1561" style:family="text">
      <style:text-properties fo:font-size="9.00pt" fo:font-weight="normal" fo:font-family="'monospace, monospace'" style:font-family-asian="'monospace, monospace'" style:font-family-complex="'monospace, monospace'" fo:background-color="#ffffff" fo:color="#000000"/>
    </style:style>
    <style:style style:name="T1562" style:family="text">
      <style:text-properties fo:font-size="9.00pt" fo:font-weight="normal" fo:font-family="'monospace, monospace'" style:font-family-asian="'monospace, monospace'" style:font-family-complex="'monospace, monospace'" fo:background-color="#ffffff" fo:color="#301010"/>
    </style:style>
    <style:style style:name="T1563" style:family="text">
      <style:text-properties fo:font-size="9.00pt" fo:font-weight="normal" fo:font-family="'monospace, monospace'" style:font-family-asian="'monospace, monospace'" style:font-family-complex="'monospace, monospace'" fo:background-color="#ffffff" fo:color="#000000"/>
    </style:style>
    <style:style style:name="T1564" style:family="text">
      <style:text-properties fo:font-size="9.00pt" fo:font-weight="normal" fo:font-family="'monospace, monospace'" style:font-family-asian="'monospace, monospace'" style:font-family-complex="'monospace, monospace'" fo:background-color="#ffffff" fo:color="#301010"/>
    </style:style>
    <style:style style:name="T1565" style:family="text">
      <style:text-properties fo:font-size="9.00pt" fo:font-weight="normal" fo:font-family="'monospace, monospace'" style:font-family-asian="'monospace, monospace'" style:font-family-complex="'monospace, monospace'" fo:background-color="#ffffff" fo:color="#000000"/>
    </style:style>
    <style:style style:name="T1566" style:family="text">
      <style:text-properties fo:font-size="9.00pt" fo:font-weight="normal" fo:font-family="'monospace, monospace'" style:font-family-asian="'monospace, monospace'" style:font-family-complex="'monospace, monospace'" fo:background-color="#ffffff" fo:color="#301010"/>
    </style:style>
    <style:style style:name="T1567" style:family="text">
      <style:text-properties fo:font-size="9.00pt" fo:font-weight="normal" fo:font-family="'monospace, monospace'" style:font-family-asian="'monospace, monospace'" style:font-family-complex="'monospace, monospace'" fo:background-color="#ffffff" fo:color="#000000"/>
    </style:style>
    <style:style style:name="T1568" style:family="text">
      <style:text-properties fo:font-size="9.00pt" fo:font-weight="normal" fo:font-family="'monospace, monospace'" style:font-family-asian="'monospace, monospace'" style:font-family-complex="'monospace, monospace'" fo:background-color="#ffffff" fo:color="#301010"/>
    </style:style>
    <style:style style:name="T1569" style:family="text">
      <style:text-properties fo:font-size="9.00pt" fo:font-weight="normal" fo:font-family="'monospace, monospace'" style:font-family-asian="'monospace, monospace'" style:font-family-complex="'monospace, monospace'" fo:background-color="#ffffff" fo:color="#000000"/>
    </style:style>
    <style:style style:name="T1570" style:family="text">
      <style:text-properties fo:font-size="9.00pt" fo:font-weight="normal" fo:font-family="'monospace, monospace'" style:font-family-asian="'monospace, monospace'" style:font-family-complex="'monospace, monospace'" fo:background-color="#ffffff" fo:color="#301010"/>
    </style:style>
    <style:style style:name="T1571" style:family="text">
      <style:text-properties fo:font-size="9.00pt" fo:font-weight="normal" fo:font-family="'monospace, monospace'" style:font-family-asian="'monospace, monospace'" style:font-family-complex="'monospace, monospace'" fo:background-color="#ffffff" fo:color="#000000"/>
    </style:style>
    <style:style style:name="T1572" style:family="text">
      <style:text-properties fo:font-size="9.00pt" fo:font-weight="normal" fo:font-family="'monospace, monospace'" style:font-family-asian="'monospace, monospace'" style:font-family-complex="'monospace, monospace'" fo:background-color="#ffffff" fo:color="#301010"/>
    </style:style>
    <style:style style:name="T1573" style:family="text">
      <style:text-properties fo:font-size="9.00pt" fo:font-weight="normal" fo:font-family="'monospace, monospace'" style:font-family-asian="'monospace, monospace'" style:font-family-complex="'monospace, monospace'" fo:background-color="#ffffff" fo:color="#000000"/>
    </style:style>
    <style:style style:name="T1574" style:family="text">
      <style:text-properties fo:font-size="9.00pt" fo:font-weight="normal" fo:font-family="'monospace, monospace'" style:font-family-asian="'monospace, monospace'" style:font-family-complex="'monospace, monospace'" fo:background-color="#ffffff" fo:color="#301010"/>
    </style:style>
    <style:style style:name="T1575" style:family="text">
      <style:text-properties fo:font-size="9.00pt" fo:font-weight="normal" fo:font-family="'monospace, monospace'" style:font-family-asian="'monospace, monospace'" style:font-family-complex="'monospace, monospace'" fo:background-color="#ffffff" fo:color="#000000"/>
    </style:style>
    <style:style style:name="T1576" style:family="text">
      <style:text-properties fo:font-size="9.00pt" fo:font-weight="normal" fo:font-family="'monospace, monospace'" style:font-family-asian="'monospace, monospace'" style:font-family-complex="'monospace, monospace'" fo:background-color="#ffffff" fo:color="#301010"/>
    </style:style>
    <style:style style:name="T1577" style:family="text">
      <style:text-properties fo:font-size="9.00pt" fo:font-weight="normal" fo:font-family="'monospace, monospace'" style:font-family-asian="'monospace, monospace'" style:font-family-complex="'monospace, monospace'" fo:background-color="#ffffff" fo:color="#000000"/>
    </style:style>
    <style:style style:name="T1578" style:family="text">
      <style:text-properties fo:font-size="9.00pt" fo:font-weight="normal" fo:font-family="'monospace, monospace'" style:font-family-asian="'monospace, monospace'" style:font-family-complex="'monospace, monospace'" fo:background-color="#ffffff" fo:color="#301010"/>
    </style:style>
    <style:style style:name="T1579" style:family="text">
      <style:text-properties fo:font-size="9.00pt" fo:font-weight="normal" fo:font-family="'monospace, monospace'" style:font-family-asian="'monospace, monospace'" style:font-family-complex="'monospace, monospace'" fo:background-color="#ffffff" fo:color="#000000"/>
    </style:style>
    <style:style style:name="T1580" style:family="text">
      <style:text-properties fo:font-size="9.00pt" fo:font-weight="normal" fo:font-family="'monospace, monospace'" style:font-family-asian="'monospace, monospace'" style:font-family-complex="'monospace, monospace'" fo:background-color="#ffffff" fo:color="#301010"/>
    </style:style>
    <style:style style:name="T1581" style:family="text">
      <style:text-properties fo:font-size="9.00pt" fo:font-weight="normal" fo:font-family="'monospace, monospace'" style:font-family-asian="'monospace, monospace'" style:font-family-complex="'monospace, monospace'" fo:background-color="#ffffff" fo:color="#000000"/>
    </style:style>
    <style:style style:name="T1582" style:family="text">
      <style:text-properties fo:font-size="9.00pt" fo:font-weight="normal" fo:font-family="'monospace, monospace'" style:font-family-asian="'monospace, monospace'" style:font-family-complex="'monospace, monospace'" fo:background-color="#ffffff" fo:color="#301010"/>
    </style:style>
    <style:style style:name="T1583" style:family="text">
      <style:text-properties fo:font-size="9.00pt" fo:font-weight="normal" fo:font-family="'monospace, monospace'" style:font-family-asian="'monospace, monospace'" style:font-family-complex="'monospace, monospace'" fo:background-color="#ffffff" fo:color="#000000"/>
    </style:style>
    <style:style style:name="T1584" style:family="text">
      <style:text-properties fo:font-size="9.00pt" fo:font-weight="bold" fo:font-family="'monospace, monospace'" style:font-family-asian="'monospace, monospace'" style:font-family-complex="'monospace, monospace'" fo:background-color="#ffffff" fo:color="#00007f"/>
    </style:style>
    <style:style style:name="T1585" style:family="text">
      <style:text-properties fo:font-size="9.00pt" fo:font-weight="normal" fo:font-family="'monospace, monospace'" style:font-family-asian="'monospace, monospace'" style:font-family-complex="'monospace, monospace'" fo:background-color="#ffffff" fo:color="#000000"/>
    </style:style>
    <style:style style:name="T1586" style:family="text">
      <style:text-properties fo:font-size="9.00pt" fo:font-weight="normal" fo:font-family="'monospace, monospace'" style:font-family-asian="'monospace, monospace'" style:font-family-complex="'monospace, monospace'" fo:background-color="#ffffff" fo:color="#301010"/>
    </style:style>
    <style:style style:name="T1587" style:family="text">
      <style:text-properties fo:font-size="9.00pt" fo:font-weight="normal" fo:font-family="'monospace, monospace'" style:font-family-asian="'monospace, monospace'" style:font-family-complex="'monospace, monospace'" fo:background-color="#ffffff" fo:color="#000000"/>
    </style:style>
    <style:style style:name="T1588" style:family="text">
      <style:text-properties fo:font-size="9.00pt" fo:font-weight="normal" fo:font-family="'monospace, monospace'" style:font-family-asian="'monospace, monospace'" style:font-family-complex="'monospace, monospace'" fo:background-color="#ffffff" fo:color="#301010"/>
    </style:style>
    <style:style style:name="T1589" style:family="text">
      <style:text-properties fo:font-size="9.00pt" fo:font-weight="normal" fo:font-family="'monospace, monospace'" style:font-family-asian="'monospace, monospace'" style:font-family-complex="'monospace, monospace'" fo:background-color="#ffffff" fo:color="#000000"/>
    </style:style>
    <style:style style:name="T1590" style:family="text">
      <style:text-properties fo:font-size="9.00pt" fo:font-weight="normal" fo:font-family="'monospace, monospace'" style:font-family-asian="'monospace, monospace'" style:font-family-complex="'monospace, monospace'" fo:background-color="#ffffff" fo:color="#d00000"/>
    </style:style>
    <style:style style:name="T1591" style:family="text">
      <style:text-properties fo:font-size="9.00pt" fo:font-weight="normal" fo:font-family="'monospace, monospace'" style:font-family-asian="'monospace, monospace'" style:font-family-complex="'monospace, monospace'" fo:background-color="#ffffff" fo:color="#000000"/>
    </style:style>
    <style:style style:name="T1592" style:family="text">
      <style:text-properties fo:font-size="9.00pt" fo:font-weight="normal" fo:font-family="'monospace, monospace'" style:font-family-asian="'monospace, monospace'" style:font-family-complex="'monospace, monospace'" fo:background-color="#ffffff" fo:color="#301010"/>
    </style:style>
    <style:style style:name="T1593" style:family="text">
      <style:text-properties fo:font-size="9.00pt" fo:font-weight="normal" fo:font-family="'monospace, monospace'" style:font-family-asian="'monospace, monospace'" style:font-family-complex="'monospace, monospace'" fo:background-color="#ffffff" fo:color="#000000"/>
    </style:style>
    <style:style style:name="T1594" style:family="text">
      <style:text-properties fo:font-size="9.00pt" fo:font-weight="normal" fo:font-family="'monospace, monospace'" style:font-family-asian="'monospace, monospace'" style:font-family-complex="'monospace, monospace'" fo:background-color="#ffffff" fo:color="#301010"/>
    </style:style>
    <style:style style:name="T1595" style:family="text">
      <style:text-properties fo:font-size="9.00pt" fo:font-weight="normal" fo:font-family="'monospace, monospace'" style:font-family-asian="'monospace, monospace'" style:font-family-complex="'monospace, monospace'" fo:background-color="#ffffff" fo:color="#000000"/>
    </style:style>
    <style:style style:name="T1596" style:family="text">
      <style:text-properties fo:font-size="9.00pt" fo:font-weight="normal" fo:font-family="'monospace, monospace'" style:font-family-asian="'monospace, monospace'" style:font-family-complex="'monospace, monospace'" fo:background-color="#ffffff" fo:color="#301010"/>
    </style:style>
    <style:style style:name="T1597" style:family="text">
      <style:text-properties fo:font-size="9.00pt" fo:font-weight="normal" fo:font-family="'monospace, monospace'" style:font-family-asian="'monospace, monospace'" style:font-family-complex="'monospace, monospace'" fo:background-color="#ffffff" fo:color="#000000"/>
    </style:style>
    <style:style style:name="T1598" style:family="text">
      <style:text-properties fo:font-size="9.00pt" fo:font-weight="normal" fo:font-family="'monospace, monospace'" style:font-family-asian="'monospace, monospace'" style:font-family-complex="'monospace, monospace'" fo:background-color="#ffffff" fo:color="#301010"/>
    </style:style>
    <style:style style:name="T1599" style:family="text">
      <style:text-properties fo:font-size="9.00pt" fo:font-weight="bold" fo:font-family="'monospace, monospace'" style:font-family-asian="'monospace, monospace'" style:font-family-complex="'monospace, monospace'" fo:background-color="#ffffff" fo:color="#00007f"/>
    </style:style>
    <style:style style:name="T1600" style:family="text">
      <style:text-properties fo:font-size="9.00pt" fo:font-weight="normal" fo:font-family="'monospace, monospace'" style:font-family-asian="'monospace, monospace'" style:font-family-complex="'monospace, monospace'" fo:background-color="#ffffff" fo:color="#000000"/>
    </style:style>
    <style:style style:name="T1601" style:family="text">
      <style:text-properties fo:font-size="9.00pt" fo:font-weight="normal" fo:font-family="'monospace, monospace'" style:font-family-asian="'monospace, monospace'" style:font-family-complex="'monospace, monospace'" fo:background-color="#ffffff" fo:color="#301010"/>
    </style:style>
    <style:style style:name="T1602" style:family="text">
      <style:text-properties fo:font-size="9.00pt" fo:font-weight="normal" fo:font-family="'monospace, monospace'" style:font-family-asian="'monospace, monospace'" style:font-family-complex="'monospace, monospace'" fo:background-color="#ffffff" fo:color="#000000"/>
    </style:style>
    <style:style style:name="T1603" style:family="text">
      <style:text-properties fo:font-size="9.00pt" fo:font-weight="normal" fo:font-family="'monospace, monospace'" style:font-family-asian="'monospace, monospace'" style:font-family-complex="'monospace, monospace'" fo:background-color="#ffffff" fo:color="#301010"/>
    </style:style>
    <style:style style:name="T1604" style:family="text">
      <style:text-properties fo:font-size="9.00pt" fo:font-weight="normal" fo:font-family="'monospace, monospace'" style:font-family-asian="'monospace, monospace'" style:font-family-complex="'monospace, monospace'" fo:background-color="#ffffff" fo:color="#000000"/>
    </style:style>
    <style:style style:name="T1605" style:family="text">
      <style:text-properties fo:font-size="9.00pt" fo:font-weight="bold" fo:font-family="'monospace, monospace'" style:font-family-asian="'monospace, monospace'" style:font-family-complex="'monospace, monospace'" fo:background-color="#ffffff" fo:color="#00007f"/>
    </style:style>
    <style:style style:name="T1606" style:family="text">
      <style:text-properties fo:font-size="9.00pt" fo:font-weight="normal" fo:font-family="'monospace, monospace'" style:font-family-asian="'monospace, monospace'" style:font-family-complex="'monospace, monospace'" fo:background-color="#ffffff" fo:color="#301010"/>
    </style:style>
    <style:style style:name="T1607" style:family="text">
      <style:text-properties fo:font-size="9.00pt" fo:font-weight="normal" fo:font-family="'monospace, monospace'" style:font-family-asian="'monospace, monospace'" style:font-family-complex="'monospace, monospace'" fo:background-color="#ffffff" fo:color="#000000"/>
    </style:style>
    <style:style style:name="T1608" style:family="text">
      <style:text-properties fo:font-size="9.00pt" fo:font-weight="normal" fo:font-family="'monospace, monospace'" style:font-family-asian="'monospace, monospace'" style:font-family-complex="'monospace, monospace'" fo:background-color="#ffffff" fo:color="#301010"/>
    </style:style>
    <style:style style:name="T1609" style:family="text">
      <style:text-properties fo:font-size="9.00pt" fo:font-weight="normal" fo:font-family="'monospace, monospace'" style:font-family-asian="'monospace, monospace'" style:font-family-complex="'monospace, monospace'" fo:background-color="#ffffff" fo:color="#000000"/>
    </style:style>
    <style:style style:name="T1610" style:family="text">
      <style:text-properties fo:font-size="9.00pt" fo:font-weight="normal" fo:font-family="'monospace, monospace'" style:font-family-asian="'monospace, monospace'" style:font-family-complex="'monospace, monospace'" fo:background-color="#ffffff" fo:color="#301010"/>
    </style:style>
    <style:style style:name="T1611" style:family="text">
      <style:text-properties fo:font-size="9.00pt" fo:font-weight="bold" fo:font-family="'monospace, monospace'" style:font-family-asian="'monospace, monospace'" style:font-family-complex="'monospace, monospace'" fo:background-color="#ffffff" fo:color="#00007f"/>
    </style:style>
    <style:style style:name="T1612" style:family="text">
      <style:text-properties fo:font-size="9.00pt" fo:font-weight="normal" fo:font-family="'monospace, monospace'" style:font-family-asian="'monospace, monospace'" style:font-family-complex="'monospace, monospace'" fo:background-color="#ffffff" fo:color="#000000"/>
    </style:style>
    <style:style style:name="T1613" style:family="text">
      <style:text-properties fo:font-size="9.00pt" fo:font-weight="normal" fo:font-family="'monospace, monospace'" style:font-family-asian="'monospace, monospace'" style:font-family-complex="'monospace, monospace'" fo:background-color="#ffffff" fo:color="#301010"/>
    </style:style>
    <style:style style:name="T1614" style:family="text">
      <style:text-properties fo:font-size="9.00pt" fo:font-weight="normal" fo:font-family="'monospace, monospace'" style:font-family-asian="'monospace, monospace'" style:font-family-complex="'monospace, monospace'" fo:background-color="#ffffff" fo:color="#000000"/>
    </style:style>
    <style:style style:name="T1615" style:family="text">
      <style:text-properties fo:font-size="9.00pt" fo:font-weight="bold" fo:font-family="'monospace, monospace'" style:font-family-asian="'monospace, monospace'" style:font-family-complex="'monospace, monospace'" fo:background-color="#ffffff" fo:color="#00007f"/>
    </style:style>
    <style:style style:name="T1616" style:family="text">
      <style:text-properties fo:font-size="9.00pt" fo:font-weight="normal" fo:font-family="'monospace, monospace'" style:font-family-asian="'monospace, monospace'" style:font-family-complex="'monospace, monospace'" fo:background-color="#ffffff" fo:color="#301010"/>
    </style:style>
    <style:style style:name="T1617" style:family="text">
      <style:text-properties fo:font-size="9.00pt" fo:font-weight="normal" fo:font-family="'monospace, monospace'" style:font-family-asian="'monospace, monospace'" style:font-family-complex="'monospace, monospace'" fo:background-color="#ffffff" fo:color="#000000"/>
    </style:style>
    <style:style style:name="T1618" style:family="text">
      <style:text-properties fo:font-size="9.00pt" fo:font-weight="normal" fo:font-family="'monospace, monospace'" style:font-family-asian="'monospace, monospace'" style:font-family-complex="'monospace, monospace'" fo:background-color="#ffffff" fo:color="#301010"/>
    </style:style>
    <style:style style:name="T1619" style:family="text">
      <style:text-properties fo:font-size="9.00pt" fo:font-weight="normal" fo:font-family="'monospace, monospace'" style:font-family-asian="'monospace, monospace'" style:font-family-complex="'monospace, monospace'" fo:background-color="#ffffff" fo:color="#000000"/>
    </style:style>
    <style:style style:name="T1620" style:family="text">
      <style:text-properties fo:font-size="9.00pt" fo:font-weight="normal" fo:font-family="'monospace, monospace'" style:font-family-asian="'monospace, monospace'" style:font-family-complex="'monospace, monospace'" fo:background-color="#ffffff" fo:color="#301010"/>
    </style:style>
    <style:style style:name="T1621" style:family="text">
      <style:text-properties fo:font-size="9.00pt" fo:font-weight="normal" fo:font-family="'monospace, monospace'" style:font-family-asian="'monospace, monospace'" style:font-family-complex="'monospace, monospace'" fo:background-color="#ffffff" fo:color="#000000"/>
    </style:style>
    <style:style style:name="T1622" style:family="text">
      <style:text-properties fo:font-size="9.00pt" fo:font-weight="normal" fo:font-family="'monospace, monospace'" style:font-family-asian="'monospace, monospace'" style:font-family-complex="'monospace, monospace'" fo:background-color="#ffffff" fo:color="#301010"/>
    </style:style>
    <style:style style:name="T1623" style:family="text">
      <style:text-properties fo:font-size="9.00pt" fo:font-weight="bold" fo:font-family="'monospace, monospace'" style:font-family-asian="'monospace, monospace'" style:font-family-complex="'monospace, monospace'" fo:background-color="#ffffff" fo:color="#00007f"/>
    </style:style>
    <style:style style:name="T1624" style:family="text">
      <style:text-properties fo:font-size="9.00pt" fo:font-weight="normal" fo:font-family="'monospace, monospace'" style:font-family-asian="'monospace, monospace'" style:font-family-complex="'monospace, monospace'" fo:background-color="#ffffff" fo:color="#000000"/>
    </style:style>
    <style:style style:name="T1625" style:family="text">
      <style:text-properties fo:font-size="9.00pt" fo:font-weight="normal" fo:font-family="'monospace, monospace'" style:font-family-asian="'monospace, monospace'" style:font-family-complex="'monospace, monospace'" fo:background-color="#ffffff" fo:color="#301010"/>
    </style:style>
    <style:style style:name="T1626" style:family="text">
      <style:text-properties fo:font-size="9.00pt" fo:font-weight="normal" fo:font-family="'monospace, monospace'" style:font-family-asian="'monospace, monospace'" style:font-family-complex="'monospace, monospace'" fo:background-color="#ffffff" fo:color="#000000"/>
    </style:style>
    <style:style style:name="T1627" style:family="text">
      <style:text-properties fo:font-size="9.00pt" fo:font-weight="normal" fo:font-family="'monospace, monospace'" style:font-family-asian="'monospace, monospace'" style:font-family-complex="'monospace, monospace'" fo:background-color="#ffffff" fo:color="#301010"/>
    </style:style>
    <style:style style:name="T1628" style:family="text">
      <style:text-properties fo:font-size="9.00pt" fo:font-weight="normal" fo:font-family="'monospace, monospace'" style:font-family-asian="'monospace, monospace'" style:font-family-complex="'monospace, monospace'" fo:background-color="#ffffff" fo:color="#000000"/>
    </style:style>
    <style:style style:name="T1629" style:family="text">
      <style:text-properties fo:font-size="9.00pt" fo:font-weight="normal" fo:font-family="'monospace, monospace'" style:font-family-asian="'monospace, monospace'" style:font-family-complex="'monospace, monospace'" fo:background-color="#ffffff" fo:color="#301010"/>
    </style:style>
    <style:style style:name="T1630" style:family="text">
      <style:text-properties fo:font-size="9.00pt" fo:font-weight="normal" fo:font-family="'monospace, monospace'" style:font-family-asian="'monospace, monospace'" style:font-family-complex="'monospace, monospace'" fo:background-color="#ffffff" fo:color="#000000"/>
    </style:style>
    <style:style style:name="T1631" style:family="text">
      <style:text-properties fo:font-size="9.00pt" fo:font-weight="normal" fo:font-family="'monospace, monospace'" style:font-family-asian="'monospace, monospace'" style:font-family-complex="'monospace, monospace'" fo:background-color="#ffffff" fo:color="#301010"/>
    </style:style>
    <style:style style:name="T1632" style:family="text">
      <style:text-properties fo:font-size="9.00pt" fo:font-weight="normal" fo:font-family="'monospace, monospace'" style:font-family-asian="'monospace, monospace'" style:font-family-complex="'monospace, monospace'" fo:background-color="#ffffff" fo:color="#000000"/>
    </style:style>
    <style:style style:name="T1633" style:family="text">
      <style:text-properties fo:font-size="9.00pt" fo:font-weight="bold" fo:font-family="'monospace, monospace'" style:font-family-asian="'monospace, monospace'" style:font-family-complex="'monospace, monospace'" fo:background-color="#ffffff" fo:color="#00007f"/>
    </style:style>
    <style:style style:name="T1634" style:family="text">
      <style:text-properties fo:font-size="9.00pt" fo:font-weight="normal" fo:font-family="'monospace, monospace'" style:font-family-asian="'monospace, monospace'" style:font-family-complex="'monospace, monospace'" fo:background-color="#ffffff" fo:color="#301010"/>
    </style:style>
    <style:style style:name="T1635" style:family="text">
      <style:text-properties fo:font-size="9.00pt" fo:font-weight="normal" fo:font-family="'monospace, monospace'" style:font-family-asian="'monospace, monospace'" style:font-family-complex="'monospace, monospace'" fo:background-color="#ffffff" fo:color="#000000"/>
    </style:style>
    <style:style style:name="T1636" style:family="text">
      <style:text-properties fo:font-size="9.00pt" fo:font-weight="normal" fo:font-family="'monospace, monospace'" style:font-family-asian="'monospace, monospace'" style:font-family-complex="'monospace, monospace'" fo:background-color="#ffffff" fo:color="#301010"/>
    </style:style>
    <style:style style:name="T1637" style:family="text">
      <style:text-properties fo:font-size="9.00pt" fo:font-weight="normal" fo:font-family="'monospace, monospace'" style:font-family-asian="'monospace, monospace'" style:font-family-complex="'monospace, monospace'" fo:background-color="#ffffff" fo:color="#000000"/>
    </style:style>
    <style:style style:name="T1638" style:family="text">
      <style:text-properties fo:font-size="9.00pt" fo:font-weight="normal" fo:font-family="'monospace, monospace'" style:font-family-asian="'monospace, monospace'" style:font-family-complex="'monospace, monospace'" fo:background-color="#ffffff" fo:color="#301010"/>
    </style:style>
    <style:style style:name="T1639" style:family="text">
      <style:text-properties fo:font-size="9.00pt" fo:font-weight="normal" fo:font-family="'monospace, monospace'" style:font-family-asian="'monospace, monospace'" style:font-family-complex="'monospace, monospace'" fo:background-color="#ffffff" fo:color="#000000"/>
    </style:style>
    <style:style style:name="T1640" style:family="text">
      <style:text-properties fo:font-size="9.00pt" fo:font-weight="normal" fo:font-family="'monospace, monospace'" style:font-family-asian="'monospace, monospace'" style:font-family-complex="'monospace, monospace'" fo:background-color="#ffffff" fo:color="#301010"/>
    </style:style>
    <style:style style:name="T1641" style:family="text">
      <style:text-properties fo:font-size="9.00pt" fo:font-weight="bold" fo:font-family="'monospace, monospace'" style:font-family-asian="'monospace, monospace'" style:font-family-complex="'monospace, monospace'" fo:background-color="#ffffff" fo:color="#00007f"/>
    </style:style>
    <style:style style:name="T1642" style:family="text">
      <style:text-properties fo:font-size="9.00pt" fo:font-weight="normal" fo:font-family="'monospace, monospace'" style:font-family-asian="'monospace, monospace'" style:font-family-complex="'monospace, monospace'" fo:background-color="#ffffff" fo:color="#000000"/>
    </style:style>
    <style:style style:name="T1643" style:family="text">
      <style:text-properties fo:font-size="9.00pt" fo:font-weight="normal" fo:font-family="'monospace, monospace'" style:font-family-asian="'monospace, monospace'" style:font-family-complex="'monospace, monospace'" fo:background-color="#ffffff" fo:color="#301010"/>
    </style:style>
    <style:style style:name="T1644" style:family="text">
      <style:text-properties fo:font-size="9.00pt" fo:font-weight="normal" fo:font-family="'monospace, monospace'" style:font-family-asian="'monospace, monospace'" style:font-family-complex="'monospace, monospace'" fo:background-color="#ffffff" fo:color="#000000"/>
    </style:style>
    <style:style style:name="T1645" style:family="text">
      <style:text-properties fo:font-size="9.00pt" fo:font-weight="normal" fo:font-family="'monospace, monospace'" style:font-family-asian="'monospace, monospace'" style:font-family-complex="'monospace, monospace'" fo:background-color="#ffffff" fo:color="#301010"/>
    </style:style>
    <style:style style:name="T1646" style:family="text">
      <style:text-properties fo:font-size="9.00pt" fo:font-weight="normal" fo:font-family="'monospace, monospace'" style:font-family-asian="'monospace, monospace'" style:font-family-complex="'monospace, monospace'" fo:background-color="#ffffff" fo:color="#000000"/>
    </style:style>
    <style:style style:name="T1647" style:family="text">
      <style:text-properties fo:font-size="9.00pt" fo:font-weight="normal" fo:font-family="'monospace, monospace'" style:font-family-asian="'monospace, monospace'" style:font-family-complex="'monospace, monospace'" fo:background-color="#ffffff" fo:color="#301010"/>
    </style:style>
    <style:style style:name="T1648" style:family="text">
      <style:text-properties fo:font-size="9.00pt" fo:font-weight="normal" fo:font-family="'monospace, monospace'" style:font-family-asian="'monospace, monospace'" style:font-family-complex="'monospace, monospace'" fo:background-color="#ffffff" fo:color="#000000"/>
    </style:style>
    <style:style style:name="T1649" style:family="text">
      <style:text-properties fo:font-size="9.00pt" fo:font-weight="normal" fo:font-family="'monospace, monospace'" style:font-family-asian="'monospace, monospace'" style:font-family-complex="'monospace, monospace'" fo:background-color="#ffffff" fo:color="#301010"/>
    </style:style>
    <style:style style:name="T1650" style:family="text">
      <style:text-properties fo:font-size="9.00pt" fo:font-weight="normal" fo:font-family="'monospace, monospace'" style:font-family-asian="'monospace, monospace'" style:font-family-complex="'monospace, monospace'" fo:background-color="#ffffff" fo:color="#000000"/>
    </style:style>
    <style:style style:name="T1651" style:family="text">
      <style:text-properties fo:font-size="9.00pt" fo:font-weight="bold" fo:font-family="'monospace, monospace'" style:font-family-asian="'monospace, monospace'" style:font-family-complex="'monospace, monospace'" fo:background-color="#ffffff" fo:color="#00007f"/>
    </style:style>
    <style:style style:name="T1652" style:family="text">
      <style:text-properties fo:font-size="9.00pt" fo:font-weight="normal" fo:font-family="'monospace, monospace'" style:font-family-asian="'monospace, monospace'" style:font-family-complex="'monospace, monospace'" fo:background-color="#ffffff" fo:color="#000000"/>
    </style:style>
    <style:style style:name="T1653" style:family="text">
      <style:text-properties fo:font-size="9.00pt" fo:font-weight="normal" fo:font-family="'monospace, monospace'" style:font-family-asian="'monospace, monospace'" style:font-family-complex="'monospace, monospace'" fo:background-color="#ffffff" fo:color="#301010"/>
    </style:style>
    <style:style style:name="T1654" style:family="text">
      <style:text-properties fo:font-size="9.00pt" fo:font-weight="normal" fo:font-family="'monospace, monospace'" style:font-family-asian="'monospace, monospace'" style:font-family-complex="'monospace, monospace'" fo:background-color="#ffffff" fo:color="#000000"/>
    </style:style>
    <style:style style:name="T1655" style:family="text">
      <style:text-properties fo:font-size="9.00pt" fo:font-weight="normal" fo:font-family="'monospace, monospace'" style:font-family-asian="'monospace, monospace'" style:font-family-complex="'monospace, monospace'" fo:background-color="#ffffff" fo:color="#301010"/>
    </style:style>
    <style:style style:name="T1656" style:family="text">
      <style:text-properties fo:font-size="9.00pt" fo:font-weight="normal" fo:font-family="'monospace, monospace'" style:font-family-asian="'monospace, monospace'" style:font-family-complex="'monospace, monospace'" fo:background-color="#ffffff" fo:color="#000000"/>
    </style:style>
    <style:style style:name="T1657" style:family="text">
      <style:text-properties fo:font-size="9.00pt" fo:font-weight="normal" fo:font-family="'monospace, monospace'" style:font-family-asian="'monospace, monospace'" style:font-family-complex="'monospace, monospace'" fo:background-color="#ffffff" fo:color="#d00000"/>
    </style:style>
    <style:style style:name="T1658" style:family="text">
      <style:text-properties fo:font-size="9.00pt" fo:font-weight="normal" fo:font-family="'monospace, monospace'" style:font-family-asian="'monospace, monospace'" style:font-family-complex="'monospace, monospace'" fo:background-color="#ffffff" fo:color="#000000"/>
    </style:style>
    <style:style style:name="T1659" style:family="text">
      <style:text-properties fo:font-size="9.00pt" fo:font-weight="normal" fo:font-family="'monospace, monospace'" style:font-family-asian="'monospace, monospace'" style:font-family-complex="'monospace, monospace'" fo:background-color="#ffffff" fo:color="#301010"/>
    </style:style>
    <style:style style:name="T1660" style:family="text">
      <style:text-properties fo:font-size="9.00pt" fo:font-weight="normal" fo:font-family="'monospace, monospace'" style:font-family-asian="'monospace, monospace'" style:font-family-complex="'monospace, monospace'" fo:background-color="#ffffff" fo:color="#000000"/>
    </style:style>
    <style:style style:name="T1661" style:family="text">
      <style:text-properties fo:font-size="9.00pt" fo:font-weight="normal" fo:font-family="'monospace, monospace'" style:font-family-asian="'monospace, monospace'" style:font-family-complex="'monospace, monospace'" fo:background-color="#ffffff" fo:color="#301010"/>
    </style:style>
    <style:style style:name="T1662" style:family="text">
      <style:text-properties fo:font-size="9.00pt" fo:font-weight="normal" fo:font-family="'monospace, monospace'" style:font-family-asian="'monospace, monospace'" style:font-family-complex="'monospace, monospace'" fo:background-color="#ffffff" fo:color="#000000"/>
    </style:style>
    <style:style style:name="T1663" style:family="text">
      <style:text-properties fo:font-size="9.00pt" fo:font-weight="normal" fo:font-family="'monospace, monospace'" style:font-family-asian="'monospace, monospace'" style:font-family-complex="'monospace, monospace'" fo:background-color="#ffffff" fo:color="#301010"/>
    </style:style>
    <style:style style:name="T1664" style:family="text">
      <style:text-properties fo:font-size="9.00pt" fo:font-weight="normal" fo:font-family="'monospace, monospace'" style:font-family-asian="'monospace, monospace'" style:font-family-complex="'monospace, monospace'" fo:background-color="#ffffff" fo:color="#000000"/>
    </style:style>
    <style:style style:name="T1665" style:family="text">
      <style:text-properties fo:font-size="9.00pt" fo:font-weight="normal" fo:font-family="'monospace, monospace'" style:font-family-asian="'monospace, monospace'" style:font-family-complex="'monospace, monospace'" fo:background-color="#ffffff" fo:color="#301010"/>
    </style:style>
    <style:style style:name="T1666" style:family="text">
      <style:text-properties fo:font-size="9.00pt" fo:font-weight="bold" fo:font-family="'monospace, monospace'" style:font-family-asian="'monospace, monospace'" style:font-family-complex="'monospace, monospace'" fo:background-color="#ffffff" fo:color="#00007f"/>
    </style:style>
    <style:style style:name="T1667" style:family="text">
      <style:text-properties fo:font-size="9.00pt" fo:font-weight="normal" fo:font-family="'monospace, monospace'" style:font-family-asian="'monospace, monospace'" style:font-family-complex="'monospace, monospace'" fo:background-color="#ffffff" fo:color="#000000"/>
    </style:style>
    <style:style style:name="T1668" style:family="text">
      <style:text-properties fo:font-size="9.00pt" fo:font-weight="normal" fo:font-family="'monospace, monospace'" style:font-family-asian="'monospace, monospace'" style:font-family-complex="'monospace, monospace'" fo:background-color="#ffffff" fo:color="#301010"/>
    </style:style>
    <style:style style:name="T1669" style:family="text">
      <style:text-properties fo:font-size="9.00pt" fo:font-weight="normal" fo:font-family="'monospace, monospace'" style:font-family-asian="'monospace, monospace'" style:font-family-complex="'monospace, monospace'" fo:background-color="#ffffff" fo:color="#000000"/>
    </style:style>
    <style:style style:name="T1670" style:family="text">
      <style:text-properties fo:font-size="9.00pt" fo:font-weight="bold" fo:font-family="'monospace, monospace'" style:font-family-asian="'monospace, monospace'" style:font-family-complex="'monospace, monospace'" fo:background-color="#ffffff" fo:color="#00007f"/>
    </style:style>
    <style:style style:name="T1671" style:family="text">
      <style:text-properties fo:font-size="9.00pt" fo:font-weight="normal" fo:font-family="'monospace, monospace'" style:font-family-asian="'monospace, monospace'" style:font-family-complex="'monospace, monospace'" fo:background-color="#ffffff" fo:color="#301010"/>
    </style:style>
    <style:style style:name="T1672" style:family="text">
      <style:text-properties fo:font-size="9.00pt" fo:font-weight="normal" fo:font-family="'monospace, monospace'" style:font-family-asian="'monospace, monospace'" style:font-family-complex="'monospace, monospace'" fo:background-color="#ffffff" fo:color="#000000"/>
    </style:style>
    <style:style style:name="T1673" style:family="text">
      <style:text-properties fo:font-size="9.00pt" fo:font-weight="normal" fo:font-family="'monospace, monospace'" style:font-family-asian="'monospace, monospace'" style:font-family-complex="'monospace, monospace'" fo:background-color="#ffffff" fo:color="#301010"/>
    </style:style>
    <style:style style:name="T1674" style:family="text">
      <style:text-properties fo:font-size="9.00pt" fo:font-weight="normal" fo:font-family="'monospace, monospace'" style:font-family-asian="'monospace, monospace'" style:font-family-complex="'monospace, monospace'" fo:background-color="#ffffff" fo:color="#007f00"/>
    </style:style>
    <style:style style:name="T1675" style:family="text">
      <style:text-properties fo:font-size="9.00pt" fo:font-weight="normal" fo:font-family="'monospace, monospace'" style:font-family-asian="'monospace, monospace'" style:font-family-complex="'monospace, monospace'" fo:background-color="#ffffff" fo:color="#301010"/>
    </style:style>
    <style:style style:name="T1676" style:family="text">
      <style:text-properties fo:font-size="9.00pt" fo:font-weight="normal" fo:font-family="'monospace, monospace'" style:font-family-asian="'monospace, monospace'" style:font-family-complex="'monospace, monospace'" fo:background-color="#ffffff" fo:color="#000000"/>
    </style:style>
    <style:style style:name="T1677" style:family="text">
      <style:text-properties fo:font-size="9.00pt" fo:font-weight="normal" fo:font-family="'monospace, monospace'" style:font-family-asian="'monospace, monospace'" style:font-family-complex="'monospace, monospace'" fo:background-color="#ffffff" fo:color="#301010"/>
    </style:style>
    <style:style style:name="T1678" style:family="text">
      <style:text-properties fo:font-size="9.00pt" fo:font-weight="normal" fo:font-family="'monospace, monospace'" style:font-family-asian="'monospace, monospace'" style:font-family-complex="'monospace, monospace'" fo:background-color="#ffffff" fo:color="#000000"/>
    </style:style>
    <style:style style:name="T1679" style:family="text">
      <style:text-properties fo:font-size="9.00pt" fo:font-weight="normal" fo:font-family="'monospace, monospace'" style:font-family-asian="'monospace, monospace'" style:font-family-complex="'monospace, monospace'" fo:background-color="#ffffff" fo:color="#301010"/>
    </style:style>
    <style:style style:name="T1680" style:family="text">
      <style:text-properties fo:font-size="9.00pt" fo:font-weight="normal" fo:font-family="'monospace, monospace'" style:font-family-asian="'monospace, monospace'" style:font-family-complex="'monospace, monospace'" fo:background-color="#ffffff" fo:color="#000000"/>
    </style:style>
    <style:style style:name="T1681" style:family="text">
      <style:text-properties fo:font-size="9.00pt" fo:font-weight="normal" fo:font-family="'monospace, monospace'" style:font-family-asian="'monospace, monospace'" style:font-family-complex="'monospace, monospace'" fo:background-color="#ffffff" fo:color="#301010"/>
    </style:style>
    <style:style style:name="T1682" style:family="text">
      <style:text-properties fo:font-size="9.00pt" fo:font-weight="bold" fo:font-family="'monospace, monospace'" style:font-family-asian="'monospace, monospace'" style:font-family-complex="'monospace, monospace'" fo:background-color="#ffffff" fo:color="#00007f"/>
    </style:style>
    <style:style style:name="T1683" style:family="text">
      <style:text-properties fo:font-size="9.00pt" fo:font-weight="normal" fo:font-family="'monospace, monospace'" style:font-family-asian="'monospace, monospace'" style:font-family-complex="'monospace, monospace'" fo:background-color="#ffffff" fo:color="#000000"/>
    </style:style>
    <style:style style:name="T1684" style:family="text">
      <style:text-properties fo:font-size="9.00pt" fo:font-weight="normal" fo:font-family="'monospace, monospace'" style:font-family-asian="'monospace, monospace'" style:font-family-complex="'monospace, monospace'" fo:background-color="#ffffff" fo:color="#301010"/>
    </style:style>
    <style:style style:name="T1685" style:family="text">
      <style:text-properties fo:font-size="9.00pt" fo:font-weight="normal" fo:font-family="'monospace, monospace'" style:font-family-asian="'monospace, monospace'" style:font-family-complex="'monospace, monospace'" fo:background-color="#ffffff" fo:color="#000000"/>
    </style:style>
    <style:style style:name="T1686" style:family="text">
      <style:text-properties fo:font-size="9.00pt" fo:font-weight="bold" fo:font-family="'monospace, monospace'" style:font-family-asian="'monospace, monospace'" style:font-family-complex="'monospace, monospace'" fo:background-color="#ffffff" fo:color="#00007f"/>
    </style:style>
    <style:style style:name="T1687" style:family="text">
      <style:text-properties fo:font-size="9.00pt" fo:font-weight="normal" fo:font-family="'monospace, monospace'" style:font-family-asian="'monospace, monospace'" style:font-family-complex="'monospace, monospace'" fo:background-color="#ffffff" fo:color="#301010"/>
    </style:style>
    <style:style style:name="T1688" style:family="text">
      <style:text-properties fo:font-size="9.00pt" fo:font-weight="normal" fo:font-family="'monospace, monospace'" style:font-family-asian="'monospace, monospace'" style:font-family-complex="'monospace, monospace'" fo:background-color="#ffffff" fo:color="#000000"/>
    </style:style>
    <style:style style:name="T1689" style:family="text">
      <style:text-properties fo:font-size="9.00pt" fo:font-weight="bold" fo:font-family="'monospace, monospace'" style:font-family-asian="'monospace, monospace'" style:font-family-complex="'monospace, monospace'" fo:background-color="#ffffff" fo:color="#00007f"/>
    </style:style>
    <style:style style:name="T1690" style:family="text">
      <style:text-properties fo:font-size="9.00pt" fo:font-weight="normal" fo:font-family="'monospace, monospace'" style:font-family-asian="'monospace, monospace'" style:font-family-complex="'monospace, monospace'" fo:background-color="#ffffff" fo:color="#301010"/>
    </style:style>
    <style:style style:name="T1691" style:family="text">
      <style:text-properties fo:font-size="9.00pt" fo:font-weight="normal" fo:font-family="'monospace, monospace'" style:font-family-asian="'monospace, monospace'" style:font-family-complex="'monospace, monospace'" fo:background-color="#ffffff" fo:color="#000000"/>
    </style:style>
    <style:style style:name="T1692" style:family="text">
      <style:text-properties fo:font-size="9.00pt" fo:font-weight="normal" fo:font-family="'monospace, monospace'" style:font-family-asian="'monospace, monospace'" style:font-family-complex="'monospace, monospace'" fo:background-color="#ffffff" fo:color="#301010"/>
    </style:style>
    <style:style style:name="T1693" style:family="text">
      <style:text-properties fo:font-size="9.00pt" fo:font-weight="normal" fo:font-family="'monospace, monospace'" style:font-family-asian="'monospace, monospace'" style:font-family-complex="'monospace, monospace'" fo:background-color="#ffffff" fo:color="#000000"/>
    </style:style>
    <style:style style:name="T1694" style:family="text">
      <style:text-properties fo:font-size="9.00pt" fo:font-weight="normal" fo:font-family="'monospace, monospace'" style:font-family-asian="'monospace, monospace'" style:font-family-complex="'monospace, monospace'" fo:background-color="#ffffff" fo:color="#301010"/>
    </style:style>
    <style:style style:name="T1695" style:family="text">
      <style:text-properties fo:font-size="9.00pt" fo:font-weight="normal" fo:font-family="'monospace, monospace'" style:font-family-asian="'monospace, monospace'" style:font-family-complex="'monospace, monospace'" fo:background-color="#ffffff" fo:color="#000000"/>
    </style:style>
    <style:style style:name="T1696" style:family="text">
      <style:text-properties fo:font-size="9.00pt" fo:font-weight="normal" fo:font-family="'monospace, monospace'" style:font-family-asian="'monospace, monospace'" style:font-family-complex="'monospace, monospace'" fo:background-color="#ffffff" fo:color="#301010"/>
    </style:style>
    <style:style style:name="T1697" style:family="text">
      <style:text-properties fo:font-size="9.00pt" fo:font-weight="normal" fo:font-family="'monospace, monospace'" style:font-family-asian="'monospace, monospace'" style:font-family-complex="'monospace, monospace'" fo:background-color="#ffffff" fo:color="#000000"/>
    </style:style>
    <style:style style:name="T1698" style:family="text">
      <style:text-properties fo:font-size="9.00pt" fo:font-weight="normal" fo:font-family="'monospace, monospace'" style:font-family-asian="'monospace, monospace'" style:font-family-complex="'monospace, monospace'" fo:background-color="#ffffff" fo:color="#301010"/>
    </style:style>
    <style:style style:name="T1699" style:family="text">
      <style:text-properties fo:font-size="9.00pt" fo:font-weight="normal" fo:font-family="'monospace, monospace'" style:font-family-asian="'monospace, monospace'" style:font-family-complex="'monospace, monospace'" fo:background-color="#ffffff" fo:color="#000000"/>
    </style:style>
    <style:style style:name="T1700" style:family="text">
      <style:text-properties fo:font-size="9.00pt" fo:font-weight="normal" fo:font-family="'monospace, monospace'" style:font-family-asian="'monospace, monospace'" style:font-family-complex="'monospace, monospace'" fo:background-color="#ffffff" fo:color="#301010"/>
    </style:style>
    <style:style style:name="T1701" style:family="text">
      <style:text-properties fo:font-size="9.00pt" fo:font-weight="normal" fo:font-family="'monospace, monospace'" style:font-family-asian="'monospace, monospace'" style:font-family-complex="'monospace, monospace'" fo:background-color="#ffffff" fo:color="#000000"/>
    </style:style>
    <style:style style:name="T1702" style:family="text">
      <style:text-properties fo:font-size="9.00pt" fo:font-weight="normal" fo:font-family="'monospace, monospace'" style:font-family-asian="'monospace, monospace'" style:font-family-complex="'monospace, monospace'" fo:background-color="#ffffff" fo:color="#301010"/>
    </style:style>
    <style:style style:name="T1703" style:family="text">
      <style:text-properties fo:font-size="9.00pt" fo:font-weight="normal" fo:font-family="'monospace, monospace'" style:font-family-asian="'monospace, monospace'" style:font-family-complex="'monospace, monospace'" fo:background-color="#ffffff" fo:color="#000000"/>
    </style:style>
    <style:style style:name="T1704" style:family="text">
      <style:text-properties fo:font-size="9.00pt" fo:font-weight="normal" fo:font-family="'monospace, monospace'" style:font-family-asian="'monospace, monospace'" style:font-family-complex="'monospace, monospace'" fo:background-color="#ffffff" fo:color="#301010"/>
    </style:style>
    <style:style style:name="T1705" style:family="text">
      <style:text-properties fo:font-size="9.00pt" fo:font-weight="normal" fo:font-family="'monospace, monospace'" style:font-family-asian="'monospace, monospace'" style:font-family-complex="'monospace, monospace'" fo:background-color="#ffffff" fo:color="#000000"/>
    </style:style>
    <style:style style:name="T1706" style:family="text">
      <style:text-properties fo:font-size="9.00pt" fo:font-weight="normal" fo:font-family="'monospace, monospace'" style:font-family-asian="'monospace, monospace'" style:font-family-complex="'monospace, monospace'" fo:background-color="#ffffff" fo:color="#301010"/>
    </style:style>
    <style:style style:name="T1707" style:family="text">
      <style:text-properties fo:font-size="9.00pt" fo:font-weight="bold" fo:font-family="'monospace, monospace'" style:font-family-asian="'monospace, monospace'" style:font-family-complex="'monospace, monospace'" fo:background-color="#ffffff" fo:color="#00007f"/>
    </style:style>
    <style:style style:name="T1708" style:family="text">
      <style:text-properties fo:font-size="9.00pt" fo:font-weight="normal" fo:font-family="'monospace, monospace'" style:font-family-asian="'monospace, monospace'" style:font-family-complex="'monospace, monospace'" fo:background-color="#ffffff" fo:color="#301010"/>
    </style:style>
    <style:style style:name="T1709" style:family="text">
      <style:text-properties fo:font-size="9.00pt" fo:font-weight="normal" fo:font-family="'monospace, monospace'" style:font-family-asian="'monospace, monospace'" style:font-family-complex="'monospace, monospace'" fo:background-color="#ffffff" fo:color="#000000"/>
    </style:style>
    <style:style style:name="T1710" style:family="text">
      <style:text-properties fo:font-size="9.00pt" fo:font-weight="bold" fo:font-family="'monospace, monospace'" style:font-family-asian="'monospace, monospace'" style:font-family-complex="'monospace, monospace'" fo:background-color="#ffffff" fo:color="#00007f"/>
    </style:style>
    <style:style style:name="T1711" style:family="text">
      <style:text-properties fo:font-size="9.00pt" fo:font-weight="normal" fo:font-family="'monospace, monospace'" style:font-family-asian="'monospace, monospace'" style:font-family-complex="'monospace, monospace'" fo:background-color="#ffffff" fo:color="#301010"/>
    </style:style>
    <style:style style:name="T1712" style:family="text">
      <style:text-properties fo:font-size="9.00pt" fo:font-weight="normal" fo:font-family="'monospace, monospace'" style:font-family-asian="'monospace, monospace'" style:font-family-complex="'monospace, monospace'" fo:background-color="#ffffff" fo:color="#000000"/>
    </style:style>
    <style:style style:name="T1713" style:family="text">
      <style:text-properties fo:font-size="9.00pt" fo:font-weight="normal" fo:font-family="'monospace, monospace'" style:font-family-asian="'monospace, monospace'" style:font-family-complex="'monospace, monospace'" fo:background-color="#ffffff" fo:color="#301010"/>
    </style:style>
    <style:style style:name="T1714" style:family="text">
      <style:text-properties fo:font-size="9.00pt" fo:font-weight="normal" fo:font-family="'monospace, monospace'" style:font-family-asian="'monospace, monospace'" style:font-family-complex="'monospace, monospace'" fo:background-color="#ffffff" fo:color="#000000"/>
    </style:style>
    <style:style style:name="T1715" style:family="text">
      <style:text-properties fo:font-size="9.00pt" fo:font-weight="normal" fo:font-family="'monospace, monospace'" style:font-family-asian="'monospace, monospace'" style:font-family-complex="'monospace, monospace'" fo:background-color="#ffffff" fo:color="#301010"/>
    </style:style>
    <style:style style:name="T1716" style:family="text">
      <style:text-properties fo:font-size="9.00pt" fo:font-weight="normal" fo:font-family="'monospace, monospace'" style:font-family-asian="'monospace, monospace'" style:font-family-complex="'monospace, monospace'" fo:background-color="#ffffff" fo:color="#000000"/>
    </style:style>
    <style:style style:name="T1717" style:family="text">
      <style:text-properties fo:font-size="9.00pt" fo:font-weight="normal" fo:font-family="'monospace, monospace'" style:font-family-asian="'monospace, monospace'" style:font-family-complex="'monospace, monospace'" fo:background-color="#ffffff" fo:color="#301010"/>
    </style:style>
    <style:style style:name="T1718" style:family="text">
      <style:text-properties fo:font-size="9.00pt" fo:font-weight="normal" fo:font-family="'monospace, monospace'" style:font-family-asian="'monospace, monospace'" style:font-family-complex="'monospace, monospace'" fo:background-color="#ffffff" fo:color="#000000"/>
    </style:style>
    <style:style style:name="T1719" style:family="text">
      <style:text-properties fo:font-size="9.00pt" fo:font-weight="normal" fo:font-family="'monospace, monospace'" style:font-family-asian="'monospace, monospace'" style:font-family-complex="'monospace, monospace'" fo:background-color="#ffffff" fo:color="#301010"/>
    </style:style>
    <style:style style:name="T1720" style:family="text">
      <style:text-properties fo:font-size="9.00pt" fo:font-weight="normal" fo:font-family="'monospace, monospace'" style:font-family-asian="'monospace, monospace'" style:font-family-complex="'monospace, monospace'" fo:background-color="#ffffff" fo:color="#007f00"/>
    </style:style>
    <style:style style:name="T1721" style:family="text">
      <style:text-properties fo:font-size="9.00pt" fo:font-weight="normal" fo:font-family="'monospace, monospace'" style:font-family-asian="'monospace, monospace'" style:font-family-complex="'monospace, monospace'" fo:background-color="#ffffff" fo:color="#301010"/>
    </style:style>
    <style:style style:name="T1722" style:family="text">
      <style:text-properties fo:font-size="9.00pt" fo:font-weight="normal" fo:font-family="'monospace, monospace'" style:font-family-asian="'monospace, monospace'" style:font-family-complex="'monospace, monospace'" fo:background-color="#ffffff" fo:color="#007f00"/>
    </style:style>
    <style:style style:name="T1723" style:family="text">
      <style:text-properties fo:font-size="9.00pt" fo:font-weight="normal" fo:font-family="'monospace, monospace'" style:font-family-asian="'monospace, monospace'" style:font-family-complex="'monospace, monospace'" fo:background-color="#ffffff" fo:color="#301010"/>
    </style:style>
    <style:style style:name="T1724" style:family="text">
      <style:text-properties fo:font-size="9.00pt" fo:font-weight="bold" fo:font-family="'monospace, monospace'" style:font-family-asian="'monospace, monospace'" style:font-family-complex="'monospace, monospace'" fo:background-color="#ffffff" fo:color="#00007f"/>
    </style:style>
    <style:style style:name="T1725" style:family="text">
      <style:text-properties fo:font-size="9.00pt" fo:font-weight="normal" fo:font-family="'monospace, monospace'" style:font-family-asian="'monospace, monospace'" style:font-family-complex="'monospace, monospace'" fo:background-color="#ffffff" fo:color="#000000"/>
    </style:style>
    <style:style style:name="T1726" style:family="text">
      <style:text-properties fo:font-size="9.00pt" fo:font-weight="normal" fo:font-family="'monospace, monospace'" style:font-family-asian="'monospace, monospace'" style:font-family-complex="'monospace, monospace'" fo:background-color="#ffffff" fo:color="#301010"/>
    </style:style>
    <style:style style:name="T1727" style:family="text">
      <style:text-properties fo:font-size="9.00pt" fo:font-weight="normal" fo:font-family="'monospace, monospace'" style:font-family-asian="'monospace, monospace'" style:font-family-complex="'monospace, monospace'" fo:background-color="#ffffff" fo:color="#000000"/>
    </style:style>
    <style:style style:name="T1728" style:family="text">
      <style:text-properties fo:font-size="9.00pt" fo:font-weight="normal" fo:font-family="'monospace, monospace'" style:font-family-asian="'monospace, monospace'" style:font-family-complex="'monospace, monospace'" fo:background-color="#ffffff" fo:color="#301010"/>
    </style:style>
    <style:style style:name="T1729" style:family="text">
      <style:text-properties fo:font-size="9.00pt" fo:font-weight="normal" fo:font-family="'monospace, monospace'" style:font-family-asian="'monospace, monospace'" style:font-family-complex="'monospace, monospace'" fo:background-color="#ffffff" fo:color="#000000"/>
    </style:style>
    <style:style style:name="T1730" style:family="text">
      <style:text-properties fo:font-size="9.00pt" fo:font-weight="normal" fo:font-family="'monospace, monospace'" style:font-family-asian="'monospace, monospace'" style:font-family-complex="'monospace, monospace'" fo:background-color="#ffffff" fo:color="#301010"/>
    </style:style>
    <style:style style:name="T1731" style:family="text">
      <style:text-properties fo:font-size="9.00pt" fo:font-weight="normal" fo:font-family="'monospace, monospace'" style:font-family-asian="'monospace, monospace'" style:font-family-complex="'monospace, monospace'" fo:background-color="#ffffff" fo:color="#000000"/>
    </style:style>
    <style:style style:name="T1732" style:family="text">
      <style:text-properties fo:font-size="9.00pt" fo:font-weight="normal" fo:font-family="'monospace, monospace'" style:font-family-asian="'monospace, monospace'" style:font-family-complex="'monospace, monospace'" fo:background-color="#ffffff" fo:color="#301010"/>
    </style:style>
    <style:style style:name="T1733" style:family="text">
      <style:text-properties fo:font-size="9.00pt" fo:font-weight="normal" fo:font-family="'monospace, monospace'" style:font-family-asian="'monospace, monospace'" style:font-family-complex="'monospace, monospace'" fo:background-color="#ffffff" fo:color="#000000"/>
    </style:style>
    <style:style style:name="T1734" style:family="text">
      <style:text-properties fo:font-size="9.00pt" fo:font-weight="normal" fo:font-family="'monospace, monospace'" style:font-family-asian="'monospace, monospace'" style:font-family-complex="'monospace, monospace'" fo:background-color="#ffffff" fo:color="#301010"/>
    </style:style>
    <style:style style:name="T1735" style:family="text">
      <style:text-properties fo:font-size="9.00pt" fo:font-weight="normal" fo:font-family="'monospace, monospace'" style:font-family-asian="'monospace, monospace'" style:font-family-complex="'monospace, monospace'" fo:background-color="#ffffff" fo:color="#000000"/>
    </style:style>
    <style:style style:name="T1736" style:family="text">
      <style:text-properties fo:font-size="9.00pt" fo:font-weight="normal" fo:font-family="'monospace, monospace'" style:font-family-asian="'monospace, monospace'" style:font-family-complex="'monospace, monospace'" fo:background-color="#ffffff" fo:color="#301010"/>
    </style:style>
    <style:style style:name="T1737" style:family="text">
      <style:text-properties fo:font-size="9.00pt" fo:font-weight="normal" fo:font-family="'monospace, monospace'" style:font-family-asian="'monospace, monospace'" style:font-family-complex="'monospace, monospace'" fo:background-color="#ffffff" fo:color="#000000"/>
    </style:style>
    <style:style style:name="T1738" style:family="text">
      <style:text-properties fo:font-size="9.00pt" fo:font-weight="normal" fo:font-family="'monospace, monospace'" style:font-family-asian="'monospace, monospace'" style:font-family-complex="'monospace, monospace'" fo:background-color="#ffffff" fo:color="#301010"/>
    </style:style>
    <style:style style:name="T1739" style:family="text">
      <style:text-properties fo:font-size="14.00pt" fo:font-weight="bold" fo:font-family="'Liberation Sans'" style:font-family-asian="'Liberation Sans'" style:font-family-complex="'Liberation Sans'" fo:background-color="transparent" style:use-window-font-color="true"/>
    </style:style>
    <style:style style:name="T1740"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1741" style:family="text">
      <style:text-properties fo:font-size="9.00pt" fo:font-weight="bold" fo:font-family="Monospace" style:font-family-asian="Monospace" style:font-family-complex="Monospace" fo:background-color="transparent" fo:color="#7f0055"/>
    </style:style>
    <style:style style:name="T1742" style:family="text">
      <style:text-properties fo:font-size="9.00pt" fo:font-weight="bold" fo:font-family="Monospace" style:font-family-asian="Monospace" style:font-family-complex="Monospace" fo:background-color="transparent" fo:color="#000000"/>
    </style:style>
    <style:style style:name="T1743" style:family="text">
      <style:text-properties fo:font-size="9.00pt" fo:font-weight="bold" fo:font-family="Monospace" style:font-family-asian="Monospace" style:font-family-complex="Monospace" fo:background-color="transparent" fo:color="#7f0055"/>
    </style:style>
    <style:style style:name="T1744" style:family="text">
      <style:text-properties fo:font-size="9.00pt" fo:font-weight="bold" fo:font-family="Monospace" style:font-family-asian="Monospace" style:font-family-complex="Monospace" fo:background-color="transparent" fo:color="#000000"/>
    </style:style>
    <style:style style:name="T1745" style:family="text">
      <style:text-properties fo:font-size="9.00pt" fo:font-weight="bold" fo:font-family="Monospace" style:font-family-asian="Monospace" style:font-family-complex="Monospace" fo:background-color="transparent" fo:color="#644632"/>
    </style:style>
    <style:style style:name="T1746" style:family="text">
      <style:text-properties fo:font-size="9.00pt" fo:font-weight="bold" fo:font-family="Monospace" style:font-family-asian="Monospace" style:font-family-complex="Monospace" fo:background-color="transparent" fo:color="#000000"/>
    </style:style>
    <style:style style:name="T1747" style:family="text">
      <style:text-properties fo:font-size="9.00pt" fo:font-weight="bold" fo:font-family="Monospace" style:font-family-asian="Monospace" style:font-family-complex="Monospace" fo:background-color="transparent" fo:color="#7f0055"/>
    </style:style>
    <style:style style:name="T1748" style:family="text">
      <style:text-properties fo:font-size="9.00pt" fo:font-weight="bold" fo:font-family="Monospace" style:font-family-asian="Monospace" style:font-family-complex="Monospace" fo:background-color="transparent" fo:color="#000000"/>
    </style:style>
    <style:style style:name="T1749" style:family="text">
      <style:text-properties fo:font-size="9.00pt" fo:font-weight="bold" fo:font-family="Monospace" style:font-family-asian="Monospace" style:font-family-complex="Monospace" fo:background-color="transparent" fo:color="#005032"/>
    </style:style>
    <style:style style:name="T1750" style:family="text">
      <style:text-properties fo:font-size="9.00pt" fo:font-weight="bold" fo:font-family="Monospace" style:font-family-asian="Monospace" style:font-family-complex="Monospace" fo:background-color="transparent" fo:color="#000000"/>
    </style:style>
    <style:style style:name="T1751" style:family="text">
      <style:text-properties fo:font-size="9.00pt" fo:font-weight="normal" fo:font-family="Monospace" style:font-family-asian="Monospace" style:font-family-complex="Monospace" fo:background-color="transparent" fo:color="#000000"/>
    </style:style>
    <style:style style:name="T1752" style:family="text">
      <style:text-properties fo:font-size="9.00pt" fo:font-weight="bold" fo:font-family="Monospace" style:font-family-asian="Monospace" style:font-family-complex="Monospace" fo:background-color="transparent" fo:color="#7f0055"/>
    </style:style>
    <style:style style:name="T1753" style:family="text">
      <style:text-properties fo:font-size="9.00pt" fo:font-weight="normal" fo:font-family="Monospace" style:font-family-asian="Monospace" style:font-family-complex="Monospace" fo:background-color="transparent" fo:color="#000000"/>
    </style:style>
    <style:style style:name="T1754" style:family="text">
      <style:text-properties fo:font-size="9.00pt" fo:font-weight="bold" fo:font-family="Monospace" style:font-family-asian="Monospace" style:font-family-complex="Monospace" fo:background-color="transparent" fo:color="#7f0055"/>
    </style:style>
    <style:style style:name="T1755" style:family="text">
      <style:text-properties fo:font-size="9.00pt" fo:font-weight="normal" fo:font-family="Monospace" style:font-family-asian="Monospace" style:font-family-complex="Monospace" fo:background-color="transparent" fo:color="#000000"/>
    </style:style>
    <style:style style:name="T1756" style:family="text">
      <style:text-properties fo:font-size="9.00pt" fo:font-weight="bold" fo:font-family="Monospace" style:font-family-asian="Monospace" style:font-family-complex="Monospace" fo:background-color="transparent" fo:color="#7f0055"/>
    </style:style>
    <style:style style:name="T1757" style:family="text">
      <style:text-properties fo:font-size="9.00pt" fo:font-weight="normal" fo:font-family="Monospace" style:font-family-asian="Monospace" style:font-family-complex="Monospace" fo:background-color="transparent" fo:color="#000000"/>
    </style:style>
    <style:style style:name="T1758" style:family="text">
      <style:text-properties fo:font-size="9.00pt" fo:font-weight="normal" fo:font-family="Monospace" style:font-family-asian="Monospace" style:font-family-complex="Monospace" fo:background-color="transparent" fo:color="#0000c0" fo:font-style="italic"/>
    </style:style>
    <style:style style:name="T1759" style:family="text">
      <style:text-properties fo:font-size="9.00pt" fo:font-weight="normal" fo:font-family="Monospace" style:font-family-asian="Monospace" style:font-family-complex="Monospace" fo:background-color="transparent" fo:color="#000000"/>
    </style:style>
    <style:style style:name="T1760" style:family="text">
      <style:text-properties fo:font-size="9.00pt" fo:font-weight="bold" fo:font-family="Monospace" style:font-family-asian="Monospace" style:font-family-complex="Monospace" fo:background-color="transparent" fo:color="#644632"/>
    </style:style>
    <style:style style:name="T1761" style:family="text">
      <style:text-properties fo:font-size="9.00pt" fo:font-weight="normal" fo:font-family="Monospace" style:font-family-asian="Monospace" style:font-family-complex="Monospace" fo:background-color="transparent" fo:color="#000000"/>
    </style:style>
    <style:style style:name="T1762" style:family="text">
      <style:text-properties fo:font-size="9.00pt" fo:font-weight="normal" fo:font-family="Monospace" style:font-family-asian="Monospace" style:font-family-complex="Monospace" fo:background-color="transparent" fo:color="#0000c0"/>
    </style:style>
    <style:style style:name="T1763" style:family="text">
      <style:text-properties fo:font-size="9.00pt" fo:font-weight="normal" fo:font-family="Monospace" style:font-family-asian="Monospace" style:font-family-complex="Monospace" fo:background-color="transparent" fo:color="#000000"/>
    </style:style>
    <style:style style:name="T1764" style:family="text">
      <style:text-properties fo:font-size="9.00pt" fo:font-weight="normal" fo:font-family="Monospace" style:font-family-asian="Monospace" style:font-family-complex="Monospace" fo:background-color="transparent" fo:color="#0000c0"/>
    </style:style>
    <style:style style:name="T1765" style:family="text">
      <style:text-properties fo:font-size="9.00pt" fo:font-weight="normal" fo:font-family="Monospace" style:font-family-asian="Monospace" style:font-family-complex="Monospace" fo:background-color="transparent" fo:color="#000000"/>
    </style:style>
    <style:style style:name="T1766" style:family="text">
      <style:text-properties fo:font-size="9.00pt" fo:font-weight="bold" fo:font-family="Monospace" style:font-family-asian="Monospace" style:font-family-complex="Monospace" fo:background-color="transparent" fo:color="#000000"/>
    </style:style>
    <style:style style:name="T1767" style:family="text">
      <style:text-properties fo:font-size="9.00pt" fo:font-weight="normal" fo:font-family="Monospace" style:font-family-asian="Monospace" style:font-family-complex="Monospace" fo:background-color="transparent" fo:color="#000000"/>
    </style:style>
    <style:style style:name="T1768" style:family="text">
      <style:text-properties fo:font-size="9.00pt" fo:font-weight="bold" fo:font-family="Monospace" style:font-family-asian="Monospace" style:font-family-complex="Monospace" fo:background-color="transparent" fo:color="#000000"/>
    </style:style>
    <style:style style:name="T1769" style:family="text">
      <style:text-properties fo:font-size="9.00pt" fo:font-weight="normal" fo:font-family="Monospace" style:font-family-asian="Monospace" style:font-family-complex="Monospace" fo:background-color="transparent" fo:color="#000000"/>
    </style:style>
    <style:style style:name="T1770" style:family="text">
      <style:text-properties fo:font-size="9.00pt" fo:font-weight="bold" fo:font-family="Monospace" style:font-family-asian="Monospace" style:font-family-complex="Monospace" fo:background-color="transparent" fo:color="#644632"/>
    </style:style>
    <style:style style:name="T1771" style:family="text">
      <style:text-properties fo:font-size="9.00pt" fo:font-weight="normal" fo:font-family="Monospace" style:font-family-asian="Monospace" style:font-family-complex="Monospace" fo:background-color="transparent" fo:color="#000000"/>
    </style:style>
    <style:style style:name="T1772" style:family="text">
      <style:text-properties fo:font-size="9.00pt" fo:font-weight="bold" fo:font-family="Monospace" style:font-family-asian="Monospace" style:font-family-complex="Monospace" fo:background-color="transparent" fo:color="#644632"/>
    </style:style>
    <style:style style:name="T1773" style:family="text">
      <style:text-properties fo:font-size="9.00pt" fo:font-weight="normal" fo:font-family="Monospace" style:font-family-asian="Monospace" style:font-family-complex="Monospace" fo:background-color="transparent" fo:color="#000000"/>
    </style:style>
    <style:style style:name="T1774" style:family="text">
      <style:text-properties fo:font-size="9.00pt" fo:font-weight="normal" fo:font-family="Monospace" style:font-family-asian="Monospace" style:font-family-complex="Monospace" fo:background-color="transparent" fo:color="#0000c0"/>
    </style:style>
    <style:style style:name="T1775" style:family="text">
      <style:text-properties fo:font-size="9.00pt" fo:font-weight="normal" fo:font-family="Monospace" style:font-family-asian="Monospace" style:font-family-complex="Monospace" fo:background-color="transparent" fo:color="#000000"/>
    </style:style>
    <style:style style:name="T1776" style:family="text">
      <style:text-properties fo:font-size="9.00pt" fo:font-weight="normal" fo:font-family="Monospace" style:font-family-asian="Monospace" style:font-family-complex="Monospace" fo:background-color="transparent" fo:color="#0000c0"/>
    </style:style>
    <style:style style:name="T1777" style:family="text">
      <style:text-properties fo:font-size="9.00pt" fo:font-weight="normal" fo:font-family="Monospace" style:font-family-asian="Monospace" style:font-family-complex="Monospace" fo:background-color="transparent" fo:color="#000000"/>
    </style:style>
    <style:style style:name="T1778" style:family="text">
      <style:text-properties fo:font-size="11.00pt" fo:font-weight="normal" fo:font-family="Calibri" style:font-family-asian="Calibri" style:font-family-complex="Calibri" fo:background-color="transparent" style:use-window-font-color="true"/>
    </style:style>
    <style:style style:name="T1779" style:family="text">
      <style:text-properties fo:font-size="9.00pt" fo:font-weight="normal" fo:font-family="Monospace" style:font-family-asian="Monospace" style:font-family-complex="Monospace" fo:background-color="transparent" fo:color="#000000"/>
    </style:style>
    <style:style style:name="T1780" style:family="text">
      <style:text-properties fo:font-size="9.00pt" fo:font-weight="bold" fo:font-family="Monospace" style:font-family-asian="Monospace" style:font-family-complex="Monospace" fo:background-color="transparent" fo:color="#7f0055"/>
    </style:style>
    <style:style style:name="T1781" style:family="text">
      <style:text-properties fo:font-size="9.00pt" fo:font-weight="normal" fo:font-family="Monospace" style:font-family-asian="Monospace" style:font-family-complex="Monospace" fo:background-color="transparent" fo:color="#000000"/>
    </style:style>
    <style:style style:name="T1782" style:family="text">
      <style:text-properties fo:font-size="9.00pt" fo:font-weight="bold" fo:font-family="Monospace" style:font-family-asian="Monospace" style:font-family-complex="Monospace" fo:background-color="transparent" fo:color="#7f0055"/>
    </style:style>
    <style:style style:name="T1783" style:family="text">
      <style:text-properties fo:font-size="9.00pt" fo:font-weight="normal" fo:font-family="Monospace" style:font-family-asian="Monospace" style:font-family-complex="Monospace" fo:background-color="transparent" fo:color="#000000"/>
    </style:style>
    <style:style style:name="T1784" style:family="text">
      <style:text-properties fo:font-size="9.00pt" fo:font-weight="bold" fo:font-family="Monospace" style:font-family-asian="Monospace" style:font-family-complex="Monospace" fo:background-color="transparent" fo:color="#000000"/>
    </style:style>
    <style:style style:name="T1785" style:family="text">
      <style:text-properties fo:font-size="9.00pt" fo:font-weight="normal" fo:font-family="Monospace" style:font-family-asian="Monospace" style:font-family-complex="Monospace" fo:background-color="transparent" fo:color="#000000"/>
    </style:style>
    <style:style style:name="T1786" style:family="text">
      <style:text-properties fo:font-size="9.00pt" fo:font-weight="bold" fo:font-family="Monospace" style:font-family-asian="Monospace" style:font-family-complex="Monospace" fo:background-color="transparent" fo:color="#7f0055"/>
    </style:style>
    <style:style style:name="T1787" style:family="text">
      <style:text-properties fo:font-size="9.00pt" fo:font-weight="normal" fo:font-family="Monospace" style:font-family-asian="Monospace" style:font-family-complex="Monospace" fo:background-color="transparent" fo:color="#000000"/>
    </style:style>
    <style:style style:name="T1788" style:family="text">
      <style:text-properties fo:font-size="9.00pt" fo:font-weight="normal" fo:font-family="Monospace" style:font-family-asian="Monospace" style:font-family-complex="Monospace" fo:background-color="transparent" fo:color="#005032"/>
    </style:style>
    <style:style style:name="T1789" style:family="text">
      <style:text-properties fo:font-size="9.00pt" fo:font-weight="normal" fo:font-family="Monospace" style:font-family-asian="Monospace" style:font-family-complex="Monospace" fo:background-color="transparent" fo:color="#000000"/>
    </style:style>
    <style:style style:name="T1790" style:family="text">
      <style:text-properties fo:font-size="9.00pt" fo:font-weight="bold" fo:font-family="Monospace" style:font-family-asian="Monospace" style:font-family-complex="Monospace" fo:background-color="transparent" fo:color="#644632"/>
    </style:style>
    <style:style style:name="T1791" style:family="text">
      <style:text-properties fo:font-size="9.00pt" fo:font-weight="normal" fo:font-family="Monospace" style:font-family-asian="Monospace" style:font-family-complex="Monospace" fo:background-color="transparent" fo:color="#000000"/>
    </style:style>
    <style:style style:name="T1792" style:family="text">
      <style:text-properties fo:font-size="9.00pt" fo:font-weight="bold" fo:font-family="Monospace" style:font-family-asian="Monospace" style:font-family-complex="Monospace" fo:background-color="transparent" fo:color="#7f0055"/>
    </style:style>
    <style:style style:name="T1793" style:family="text">
      <style:text-properties fo:font-size="9.00pt" fo:font-weight="normal" fo:font-family="Monospace" style:font-family-asian="Monospace" style:font-family-complex="Monospace" fo:background-color="transparent" fo:color="#000000"/>
    </style:style>
    <style:style style:name="T1794" style:family="text">
      <style:text-properties fo:font-size="9.00pt" fo:font-weight="normal" fo:font-family="Monospace" style:font-family-asian="Monospace" style:font-family-complex="Monospace" fo:background-color="transparent" fo:color="#005032"/>
    </style:style>
    <style:style style:name="T1795" style:family="text">
      <style:text-properties fo:font-size="9.00pt" fo:font-weight="normal" fo:font-family="Monospace" style:font-family-asian="Monospace" style:font-family-complex="Monospace" fo:background-color="transparent" fo:color="#000000"/>
    </style:style>
    <style:style style:name="T1796" style:family="text">
      <style:text-properties fo:font-size="9.00pt" fo:font-weight="bold" fo:font-family="Monospace" style:font-family-asian="Monospace" style:font-family-complex="Monospace" fo:background-color="transparent" fo:color="#644632"/>
    </style:style>
    <style:style style:name="T1797" style:family="text">
      <style:text-properties fo:font-size="9.00pt" fo:font-weight="normal" fo:font-family="Monospace" style:font-family-asian="Monospace" style:font-family-complex="Monospace" fo:background-color="transparent" fo:color="#000000"/>
    </style:style>
    <style:style style:name="T1798" style:family="text">
      <style:text-properties fo:font-size="9.00pt" fo:font-weight="bold" fo:font-family="Monospace" style:font-family-asian="Monospace" style:font-family-complex="Monospace" fo:background-color="transparent" fo:color="#7f0055"/>
    </style:style>
    <style:style style:name="T1799" style:family="text">
      <style:text-properties fo:font-size="9.00pt" fo:font-weight="normal" fo:font-family="Monospace" style:font-family-asian="Monospace" style:font-family-complex="Monospace" fo:background-color="transparent" fo:color="#000000"/>
    </style:style>
    <style:style style:name="T1800" style:family="text">
      <style:text-properties fo:font-size="9.00pt" fo:font-weight="normal" fo:font-family="Monospace" style:font-family-asian="Monospace" style:font-family-complex="Monospace" fo:background-color="transparent" fo:color="#0000c0"/>
    </style:style>
    <style:style style:name="T1801" style:family="text">
      <style:text-properties fo:font-size="9.00pt" fo:font-weight="normal" fo:font-family="Monospace" style:font-family-asian="Monospace" style:font-family-complex="Monospace" fo:background-color="transparent" fo:color="#000000"/>
    </style:style>
    <style:style style:name="T1802" style:family="text">
      <style:text-properties fo:font-size="9.00pt" fo:font-weight="normal" fo:font-family="Monospace" style:font-family-asian="Monospace" style:font-family-complex="Monospace" fo:background-color="transparent" fo:color="#0000c0"/>
    </style:style>
    <style:style style:name="T1803" style:family="text">
      <style:text-properties fo:font-size="9.00pt" fo:font-weight="normal" fo:font-family="Monospace" style:font-family-asian="Monospace" style:font-family-complex="Monospace" fo:background-color="transparent" fo:color="#000000"/>
    </style:style>
    <style:style style:name="T1804" style:family="text">
      <style:text-properties fo:font-size="9.00pt" fo:font-weight="bold" fo:font-family="Monospace" style:font-family-asian="Monospace" style:font-family-complex="Monospace" fo:background-color="transparent" fo:color="#7f0055"/>
    </style:style>
    <style:style style:name="T1805" style:family="text">
      <style:text-properties fo:font-size="9.00pt" fo:font-weight="normal" fo:font-family="Monospace" style:font-family-asian="Monospace" style:font-family-complex="Monospace" fo:background-color="transparent" fo:color="#000000"/>
    </style:style>
    <style:style style:name="T1806" style:family="text">
      <style:text-properties fo:font-size="9.00pt" fo:font-weight="normal" fo:font-family="Monospace" style:font-family-asian="Monospace" style:font-family-complex="Monospace" fo:background-color="transparent" fo:color="#0000c0"/>
    </style:style>
    <style:style style:name="T1807" style:family="text">
      <style:text-properties fo:font-size="9.00pt" fo:font-weight="normal" fo:font-family="Monospace" style:font-family-asian="Monospace" style:font-family-complex="Monospace" fo:background-color="transparent" fo:color="#000000"/>
    </style:style>
    <style:style style:name="T1808" style:family="text">
      <style:text-properties fo:font-size="9.00pt" fo:font-weight="normal" fo:font-family="Monospace" style:font-family-asian="Monospace" style:font-family-complex="Monospace" fo:background-color="transparent" fo:color="#0000c0"/>
    </style:style>
    <style:style style:name="T1809" style:family="text">
      <style:text-properties fo:font-size="9.00pt" fo:font-weight="normal" fo:font-family="Monospace" style:font-family-asian="Monospace" style:font-family-complex="Monospace" fo:background-color="transparent" fo:color="#000000"/>
    </style:style>
    <style:style style:name="T1810" style:family="text">
      <style:text-properties fo:font-size="9.00pt" fo:font-weight="bold" fo:font-family="Monospace" style:font-family-asian="Monospace" style:font-family-complex="Monospace" fo:background-color="transparent" fo:color="#7f0055"/>
    </style:style>
    <style:style style:name="T1811" style:family="text">
      <style:text-properties fo:font-size="9.00pt" fo:font-weight="normal" fo:font-family="Monospace" style:font-family-asian="Monospace" style:font-family-complex="Monospace" fo:background-color="transparent" fo:color="#000000"/>
    </style:style>
    <style:style style:name="T1812" style:family="text">
      <style:text-properties fo:font-size="9.00pt" fo:font-weight="normal" fo:font-family="Monospace" style:font-family-asian="Monospace" style:font-family-complex="Monospace" fo:background-color="transparent" fo:color="#0000c0"/>
    </style:style>
    <style:style style:name="T1813" style:family="text">
      <style:text-properties fo:font-size="9.00pt" fo:font-weight="normal" fo:font-family="Monospace" style:font-family-asian="Monospace" style:font-family-complex="Monospace" fo:background-color="transparent" fo:color="#000000"/>
    </style:style>
    <style:style style:name="T1814" style:family="text">
      <style:text-properties fo:font-size="9.00pt" fo:font-weight="normal" fo:font-family="Monospace" style:font-family-asian="Monospace" style:font-family-complex="Monospace" fo:background-color="transparent" fo:color="#0000c0"/>
    </style:style>
    <style:style style:name="T1815" style:family="text">
      <style:text-properties fo:font-size="9.00pt" fo:font-weight="normal" fo:font-family="Monospace" style:font-family-asian="Monospace" style:font-family-complex="Monospace" fo:background-color="transparent" fo:color="#000000"/>
    </style:style>
    <style:style style:name="T1816" style:family="text">
      <style:text-properties fo:font-size="9.00pt" fo:font-weight="bold" fo:font-family="Monospace" style:font-family-asian="Monospace" style:font-family-complex="Monospace" fo:background-color="transparent" fo:color="#7f0055"/>
    </style:style>
    <style:style style:name="T1817" style:family="text">
      <style:text-properties fo:font-size="9.00pt" fo:font-weight="normal" fo:font-family="Monospace" style:font-family-asian="Monospace" style:font-family-complex="Monospace" fo:background-color="transparent" fo:color="#000000"/>
    </style:style>
    <style:style style:name="T1818" style:family="text">
      <style:text-properties fo:font-size="9.00pt" fo:font-weight="bold" fo:font-family="Monospace" style:font-family-asian="Monospace" style:font-family-complex="Monospace" fo:background-color="transparent" fo:color="#7f0055"/>
    </style:style>
    <style:style style:name="T1819" style:family="text">
      <style:text-properties fo:font-size="9.00pt" fo:font-weight="normal" fo:font-family="Monospace" style:font-family-asian="Monospace" style:font-family-complex="Monospace" fo:background-color="transparent" fo:color="#000000"/>
    </style:style>
    <style:style style:name="T1820" style:family="text">
      <style:text-properties fo:font-size="9.00pt" fo:font-weight="bold" fo:font-family="Monospace" style:font-family-asian="Monospace" style:font-family-complex="Monospace" fo:background-color="transparent" fo:color="#000000"/>
    </style:style>
    <style:style style:name="T1821" style:family="text">
      <style:text-properties fo:font-size="9.00pt" fo:font-weight="normal" fo:font-family="Monospace" style:font-family-asian="Monospace" style:font-family-complex="Monospace" fo:background-color="transparent" fo:color="#000000"/>
    </style:style>
    <style:style style:name="T1822" style:family="text">
      <style:text-properties fo:font-size="9.00pt" fo:font-weight="bold" fo:font-family="Monospace" style:font-family-asian="Monospace" style:font-family-complex="Monospace" fo:background-color="transparent" fo:color="#7f0055"/>
    </style:style>
    <style:style style:name="T1823" style:family="text">
      <style:text-properties fo:font-size="9.00pt" fo:font-weight="normal" fo:font-family="Monospace" style:font-family-asian="Monospace" style:font-family-complex="Monospace" fo:background-color="transparent" fo:color="#000000"/>
    </style:style>
    <style:style style:name="T1824" style:family="text">
      <style:text-properties fo:font-size="9.00pt" fo:font-weight="normal" fo:font-family="Monospace" style:font-family-asian="Monospace" style:font-family-complex="Monospace" fo:background-color="transparent" fo:color="#005032"/>
    </style:style>
    <style:style style:name="T1825" style:family="text">
      <style:text-properties fo:font-size="9.00pt" fo:font-weight="normal" fo:font-family="Monospace" style:font-family-asian="Monospace" style:font-family-complex="Monospace" fo:background-color="transparent" fo:color="#000000"/>
    </style:style>
    <style:style style:name="T1826" style:family="text">
      <style:text-properties fo:font-size="9.00pt" fo:font-weight="bold" fo:font-family="Monospace" style:font-family-asian="Monospace" style:font-family-complex="Monospace" fo:background-color="transparent" fo:color="#644632"/>
    </style:style>
    <style:style style:name="T1827" style:family="text">
      <style:text-properties fo:font-size="9.00pt" fo:font-weight="normal" fo:font-family="Monospace" style:font-family-asian="Monospace" style:font-family-complex="Monospace" fo:background-color="transparent" fo:color="#000000"/>
    </style:style>
    <style:style style:name="T1828" style:family="text">
      <style:text-properties fo:font-size="9.00pt" fo:font-weight="bold" fo:font-family="Monospace" style:font-family-asian="Monospace" style:font-family-complex="Monospace" fo:background-color="transparent" fo:color="#7f0055"/>
    </style:style>
    <style:style style:name="T1829" style:family="text">
      <style:text-properties fo:font-size="9.00pt" fo:font-weight="normal" fo:font-family="Monospace" style:font-family-asian="Monospace" style:font-family-complex="Monospace" fo:background-color="transparent" fo:color="#000000"/>
    </style:style>
    <style:style style:name="T1830" style:family="text">
      <style:text-properties fo:font-size="9.00pt" fo:font-weight="normal" fo:font-family="Monospace" style:font-family-asian="Monospace" style:font-family-complex="Monospace" fo:background-color="transparent" fo:color="#005032"/>
    </style:style>
    <style:style style:name="T1831" style:family="text">
      <style:text-properties fo:font-size="9.00pt" fo:font-weight="normal" fo:font-family="Monospace" style:font-family-asian="Monospace" style:font-family-complex="Monospace" fo:background-color="transparent" fo:color="#000000"/>
    </style:style>
    <style:style style:name="T1832" style:family="text">
      <style:text-properties fo:font-size="9.00pt" fo:font-weight="bold" fo:font-family="Monospace" style:font-family-asian="Monospace" style:font-family-complex="Monospace" fo:background-color="transparent" fo:color="#644632"/>
    </style:style>
    <style:style style:name="T1833" style:family="text">
      <style:text-properties fo:font-size="9.00pt" fo:font-weight="normal" fo:font-family="Monospace" style:font-family-asian="Monospace" style:font-family-complex="Monospace" fo:background-color="transparent" fo:color="#000000"/>
    </style:style>
    <style:style style:name="T1834" style:family="text">
      <style:text-properties fo:font-size="9.00pt" fo:font-weight="bold" fo:font-family="Monospace" style:font-family-asian="Monospace" style:font-family-complex="Monospace" fo:background-color="transparent" fo:color="#7f0055"/>
    </style:style>
    <style:style style:name="T1835" style:family="text">
      <style:text-properties fo:font-size="9.00pt" fo:font-weight="normal" fo:font-family="Monospace" style:font-family-asian="Monospace" style:font-family-complex="Monospace" fo:background-color="transparent" fo:color="#000000"/>
    </style:style>
    <style:style style:name="T1836" style:family="text">
      <style:text-properties fo:font-size="9.00pt" fo:font-weight="normal" fo:font-family="Monospace" style:font-family-asian="Monospace" style:font-family-complex="Monospace" fo:background-color="transparent" fo:color="#0000c0"/>
    </style:style>
    <style:style style:name="T1837" style:family="text">
      <style:text-properties fo:font-size="9.00pt" fo:font-weight="normal" fo:font-family="Monospace" style:font-family-asian="Monospace" style:font-family-complex="Monospace" fo:background-color="transparent" fo:color="#000000"/>
    </style:style>
    <style:style style:name="T1838" style:family="text">
      <style:text-properties fo:font-size="9.00pt" fo:font-weight="normal" fo:font-family="Monospace" style:font-family-asian="Monospace" style:font-family-complex="Monospace" fo:background-color="transparent" fo:color="#0000c0"/>
    </style:style>
    <style:style style:name="T1839" style:family="text">
      <style:text-properties fo:font-size="9.00pt" fo:font-weight="normal" fo:font-family="Monospace" style:font-family-asian="Monospace" style:font-family-complex="Monospace" fo:background-color="transparent" fo:color="#000000"/>
    </style:style>
    <style:style style:name="T1840" style:family="text">
      <style:text-properties fo:font-size="9.00pt" fo:font-weight="normal" fo:font-family="Monospace" style:font-family-asian="Monospace" style:font-family-complex="Monospace" fo:background-color="transparent" fo:color="#0000c0"/>
    </style:style>
    <style:style style:name="T1841" style:family="text">
      <style:text-properties fo:font-size="9.00pt" fo:font-weight="normal" fo:font-family="Monospace" style:font-family-asian="Monospace" style:font-family-complex="Monospace" fo:background-color="transparent" fo:color="#000000"/>
    </style:style>
    <style:style style:name="T1842" style:family="text">
      <style:text-properties fo:font-size="9.00pt" fo:font-weight="normal" fo:font-family="Monospace" style:font-family-asian="Monospace" style:font-family-complex="Monospace" fo:background-color="transparent" fo:color="#0000c0"/>
    </style:style>
    <style:style style:name="T1843" style:family="text">
      <style:text-properties fo:font-size="9.00pt" fo:font-weight="normal" fo:font-family="Monospace" style:font-family-asian="Monospace" style:font-family-complex="Monospace" fo:background-color="transparent" fo:color="#000000"/>
    </style:style>
    <style:style style:name="T1844" style:family="text">
      <style:text-properties fo:font-size="9.00pt" fo:font-weight="bold" fo:font-family="Monospace" style:font-family-asian="Monospace" style:font-family-complex="Monospace" fo:background-color="transparent" fo:color="#644632"/>
    </style:style>
    <style:style style:name="T1845" style:family="text">
      <style:text-properties fo:font-size="9.00pt" fo:font-weight="normal" fo:font-family="Monospace" style:font-family-asian="Monospace" style:font-family-complex="Monospace" fo:background-color="transparent" fo:color="#000000"/>
    </style:style>
    <style:style style:name="T1846" style:family="text">
      <style:text-properties fo:font-size="9.00pt" fo:font-weight="bold" fo:font-family="Monospace" style:font-family-asian="Monospace" style:font-family-complex="Monospace" fo:background-color="transparent" fo:color="#000000"/>
    </style:style>
    <style:style style:name="T1847" style:family="text">
      <style:text-properties fo:font-size="9.00pt" fo:font-weight="normal" fo:font-family="Monospace" style:font-family-asian="Monospace" style:font-family-complex="Monospace" fo:background-color="transparent" fo:color="#000000"/>
    </style:style>
    <style:style style:name="T1848" style:family="text">
      <style:text-properties fo:font-size="9.00pt" fo:font-weight="normal" fo:font-family="Monospace" style:font-family-asian="Monospace" style:font-family-complex="Monospace" fo:background-color="transparent" fo:color="#005032"/>
    </style:style>
    <style:style style:name="T1849" style:family="text">
      <style:text-properties fo:font-size="9.00pt" fo:font-weight="normal" fo:font-family="Monospace" style:font-family-asian="Monospace" style:font-family-complex="Monospace" fo:background-color="transparent" fo:color="#000000"/>
    </style:style>
    <style:style style:name="T1850" style:family="text">
      <style:text-properties fo:font-size="9.00pt" fo:font-weight="bold" fo:font-family="Monospace" style:font-family-asian="Monospace" style:font-family-complex="Monospace" fo:background-color="transparent" fo:color="#7f0055"/>
    </style:style>
    <style:style style:name="T1851" style:family="text">
      <style:text-properties fo:font-size="9.00pt" fo:font-weight="normal" fo:font-family="Monospace" style:font-family-asian="Monospace" style:font-family-complex="Monospace" fo:background-color="transparent" fo:color="#000000"/>
    </style:style>
    <style:style style:name="T1852" style:family="text">
      <style:text-properties fo:font-size="9.00pt" fo:font-weight="normal" fo:font-family="Monospace" style:font-family-asian="Monospace" style:font-family-complex="Monospace" fo:background-color="transparent" fo:color="#0000c0"/>
    </style:style>
    <style:style style:name="T1853" style:family="text">
      <style:text-properties fo:font-size="9.00pt" fo:font-weight="normal" fo:font-family="Monospace" style:font-family-asian="Monospace" style:font-family-complex="Monospace" fo:background-color="transparent" fo:color="#000000"/>
    </style:style>
    <style:style style:name="T1854" style:family="text">
      <style:text-properties fo:font-size="9.00pt" fo:font-weight="normal" fo:font-family="Monospace" style:font-family-asian="Monospace" style:font-family-complex="Monospace" fo:background-color="transparent" fo:color="#0000c0"/>
    </style:style>
    <style:style style:name="T1855" style:family="text">
      <style:text-properties fo:font-size="9.00pt" fo:font-weight="normal" fo:font-family="Monospace" style:font-family-asian="Monospace" style:font-family-complex="Monospace" fo:background-color="transparent" fo:color="#000000"/>
    </style:style>
    <style:style style:name="T1856" style:family="text">
      <style:text-properties fo:font-size="9.00pt" fo:font-weight="normal" fo:font-family="Monospace" style:font-family-asian="Monospace" style:font-family-complex="Monospace" fo:background-color="transparent" fo:color="#0000c0"/>
    </style:style>
    <style:style style:name="T1857" style:family="text">
      <style:text-properties fo:font-size="9.00pt" fo:font-weight="normal" fo:font-family="Monospace" style:font-family-asian="Monospace" style:font-family-complex="Monospace" fo:background-color="transparent" fo:color="#000000"/>
    </style:style>
    <style:style style:name="T1858" style:family="text">
      <style:text-properties fo:font-size="9.00pt" fo:font-weight="normal" fo:font-family="Monospace" style:font-family-asian="Monospace" style:font-family-complex="Monospace" fo:background-color="transparent" fo:color="#0000c0"/>
    </style:style>
    <style:style style:name="T1859" style:family="text">
      <style:text-properties fo:font-size="9.00pt" fo:font-weight="normal" fo:font-family="Monospace" style:font-family-asian="Monospace" style:font-family-complex="Monospace" fo:background-color="transparent" fo:color="#000000"/>
    </style:style>
    <style:style style:name="T1860" style:family="text">
      <style:text-properties fo:font-size="9.00pt" fo:font-weight="bold" fo:font-family="Monospace" style:font-family-asian="Monospace" style:font-family-complex="Monospace" fo:background-color="transparent" fo:color="#644632"/>
    </style:style>
    <style:style style:name="T1861" style:family="text">
      <style:text-properties fo:font-size="9.00pt" fo:font-weight="normal" fo:font-family="Monospace" style:font-family-asian="Monospace" style:font-family-complex="Monospace" fo:background-color="transparent" fo:color="#000000"/>
    </style:style>
    <style:style style:name="T1862" style:family="text">
      <style:text-properties fo:font-size="9.00pt" fo:font-weight="bold" fo:font-family="Monospace" style:font-family-asian="Monospace" style:font-family-complex="Monospace" fo:background-color="transparent" fo:color="#000000"/>
    </style:style>
    <style:style style:name="T1863" style:family="text">
      <style:text-properties fo:font-size="9.00pt" fo:font-weight="normal" fo:font-family="Monospace" style:font-family-asian="Monospace" style:font-family-complex="Monospace" fo:background-color="transparent" fo:color="#000000"/>
    </style:style>
    <style:style style:name="T1864" style:family="text">
      <style:text-properties fo:font-size="9.00pt" fo:font-weight="bold" fo:font-family="Monospace" style:font-family-asian="Monospace" style:font-family-complex="Monospace" fo:background-color="transparent" fo:color="#7f0055"/>
    </style:style>
    <style:style style:name="T1865" style:family="text">
      <style:text-properties fo:font-size="9.00pt" fo:font-weight="normal" fo:font-family="Monospace" style:font-family-asian="Monospace" style:font-family-complex="Monospace" fo:background-color="transparent" fo:color="#000000"/>
    </style:style>
    <style:style style:name="T1866" style:family="text">
      <style:text-properties fo:font-size="9.00pt" fo:font-weight="bold" fo:font-family="Monospace" style:font-family-asian="Monospace" style:font-family-complex="Monospace" fo:background-color="transparent" fo:color="#7f0055"/>
    </style:style>
    <style:style style:name="T1867" style:family="text">
      <style:text-properties fo:font-size="9.00pt" fo:font-weight="normal" fo:font-family="Monospace" style:font-family-asian="Monospace" style:font-family-complex="Monospace" fo:background-color="transparent" fo:color="#000000"/>
    </style:style>
    <style:style style:name="T1868" style:family="text">
      <style:text-properties fo:font-size="9.00pt" fo:font-weight="normal" fo:font-family="Monospace" style:font-family-asian="Monospace" style:font-family-complex="Monospace" fo:background-color="transparent" fo:color="#0000c0"/>
    </style:style>
    <style:style style:name="T1869" style:family="text">
      <style:text-properties fo:font-size="9.00pt" fo:font-weight="normal" fo:font-family="Monospace" style:font-family-asian="Monospace" style:font-family-complex="Monospace" fo:background-color="transparent" fo:color="#000000"/>
    </style:style>
    <style:style style:name="T1870" style:family="text">
      <style:text-properties fo:font-size="9.00pt" fo:font-weight="normal" fo:font-family="Monospace" style:font-family-asian="Monospace" style:font-family-complex="Monospace" fo:background-color="transparent" fo:color="#0000c0"/>
    </style:style>
    <style:style style:name="T1871" style:family="text">
      <style:text-properties fo:font-size="9.00pt" fo:font-weight="normal" fo:font-family="Monospace" style:font-family-asian="Monospace" style:font-family-complex="Monospace" fo:background-color="transparent" fo:color="#000000"/>
    </style:style>
    <style:style style:name="T1872" style:family="text">
      <style:text-properties fo:font-size="11.00pt" fo:font-weight="normal" fo:font-family="Calibri" style:font-family-asian="Calibri" style:font-family-complex="Calibri" fo:background-color="transparent" style:use-window-font-color="true"/>
    </style:style>
    <style:style style:name="T1873" style:family="text">
      <style:text-properties fo:font-size="9.00pt" fo:font-weight="normal" fo:font-family="Monospace" style:font-family-asian="Monospace" style:font-family-complex="Monospace" fo:background-color="transparent" fo:color="#000000"/>
    </style:style>
    <style:style style:name="T1874" style:family="text">
      <style:text-properties fo:font-size="9.00pt" fo:font-weight="bold" fo:font-family="Monospace" style:font-family-asian="Monospace" style:font-family-complex="Monospace" fo:background-color="transparent" fo:color="#7f0055"/>
    </style:style>
    <style:style style:name="T1875" style:family="text">
      <style:text-properties fo:font-size="9.00pt" fo:font-weight="normal" fo:font-family="Monospace" style:font-family-asian="Monospace" style:font-family-complex="Monospace" fo:background-color="transparent" fo:color="#000000"/>
    </style:style>
    <style:style style:name="T1876" style:family="text">
      <style:text-properties fo:font-size="9.00pt" fo:font-weight="bold" fo:font-family="Monospace" style:font-family-asian="Monospace" style:font-family-complex="Monospace" fo:background-color="transparent" fo:color="#000000"/>
    </style:style>
    <style:style style:name="T1877" style:family="text">
      <style:text-properties fo:font-size="9.00pt" fo:font-weight="normal" fo:font-family="Monospace" style:font-family-asian="Monospace" style:font-family-complex="Monospace" fo:background-color="transparent" fo:color="#000000"/>
    </style:style>
    <style:style style:name="T1878" style:family="text">
      <style:text-properties fo:font-size="9.00pt" fo:font-weight="normal" fo:font-family="Monospace" style:font-family-asian="Monospace" style:font-family-complex="Monospace" fo:background-color="transparent" fo:color="#005032"/>
    </style:style>
    <style:style style:name="T1879" style:family="text">
      <style:text-properties fo:font-size="9.00pt" fo:font-weight="normal" fo:font-family="Monospace" style:font-family-asian="Monospace" style:font-family-complex="Monospace" fo:background-color="transparent" fo:color="#000000"/>
    </style:style>
    <style:style style:name="T1880" style:family="text">
      <style:text-properties fo:font-size="9.00pt" fo:font-weight="normal" fo:font-family="Monospace" style:font-family-asian="Monospace" style:font-family-complex="Monospace" fo:background-color="transparent" fo:color="#005032"/>
    </style:style>
    <style:style style:name="T1881" style:family="text">
      <style:text-properties fo:font-size="9.00pt" fo:font-weight="normal" fo:font-family="Monospace" style:font-family-asian="Monospace" style:font-family-complex="Monospace" fo:background-color="transparent" fo:color="#000000"/>
    </style:style>
    <style:style style:name="T1882" style:family="text">
      <style:text-properties fo:font-size="9.00pt" fo:font-weight="bold" fo:font-family="Monospace" style:font-family-asian="Monospace" style:font-family-complex="Monospace" fo:background-color="transparent" fo:color="#7f0055"/>
    </style:style>
    <style:style style:name="T1883" style:family="text">
      <style:text-properties fo:font-size="9.00pt" fo:font-weight="normal" fo:font-family="Monospace" style:font-family-asian="Monospace" style:font-family-complex="Monospace" fo:background-color="transparent" fo:color="#000000"/>
    </style:style>
    <style:style style:name="T1884" style:family="text">
      <style:text-properties fo:font-size="9.00pt" fo:font-weight="bold" fo:font-family="Monospace" style:font-family-asian="Monospace" style:font-family-complex="Monospace" fo:background-color="transparent" fo:color="#642880"/>
    </style:style>
    <style:style style:name="T1885" style:family="text">
      <style:text-properties fo:font-size="9.00pt" fo:font-weight="normal" fo:font-family="Monospace" style:font-family-asian="Monospace" style:font-family-complex="Monospace" fo:background-color="transparent" fo:color="#000000"/>
    </style:style>
    <style:style style:name="T1886" style:family="text">
      <style:text-properties fo:font-size="9.00pt" fo:font-weight="bold" fo:font-family="Monospace" style:font-family-asian="Monospace" style:font-family-complex="Monospace" fo:background-color="transparent" fo:color="#7f0055"/>
    </style:style>
    <style:style style:name="T1887" style:family="text">
      <style:text-properties fo:font-size="9.00pt" fo:font-weight="normal" fo:font-family="Monospace" style:font-family-asian="Monospace" style:font-family-complex="Monospace" fo:background-color="transparent" fo:color="#000000"/>
    </style:style>
    <style:style style:name="T1888" style:family="text">
      <style:text-properties fo:font-size="9.00pt" fo:font-weight="normal" fo:font-family="Monospace" style:font-family-asian="Monospace" style:font-family-complex="Monospace" fo:background-color="transparent" fo:color="#005032"/>
    </style:style>
    <style:style style:name="T1889" style:family="text">
      <style:text-properties fo:font-size="9.00pt" fo:font-weight="normal" fo:font-family="Monospace" style:font-family-asian="Monospace" style:font-family-complex="Monospace" fo:background-color="transparent" fo:color="#000000"/>
    </style:style>
    <style:style style:name="T1890" style:family="text">
      <style:text-properties fo:font-size="9.00pt" fo:font-weight="bold" fo:font-family="Monospace" style:font-family-asian="Monospace" style:font-family-complex="Monospace" fo:background-color="transparent" fo:color="#000000"/>
    </style:style>
    <style:style style:name="T1891" style:family="text">
      <style:text-properties fo:font-size="9.00pt" fo:font-weight="normal" fo:font-family="Monospace" style:font-family-asian="Monospace" style:font-family-complex="Monospace" fo:background-color="transparent" fo:color="#000000"/>
    </style:style>
    <style:style style:name="T1892" style:family="text">
      <style:text-properties fo:font-size="9.00pt" fo:font-weight="normal" fo:font-family="Monospace" style:font-family-asian="Monospace" style:font-family-complex="Monospace" fo:background-color="transparent" fo:color="#005032"/>
    </style:style>
    <style:style style:name="T1893" style:family="text">
      <style:text-properties fo:font-size="9.00pt" fo:font-weight="normal" fo:font-family="Monospace" style:font-family-asian="Monospace" style:font-family-complex="Monospace" fo:background-color="transparent" fo:color="#000000"/>
    </style:style>
    <style:style style:name="T1894" style:family="text">
      <style:text-properties fo:font-size="9.00pt" fo:font-weight="normal" fo:font-family="Monospace" style:font-family-asian="Monospace" style:font-family-complex="Monospace" fo:background-color="transparent" fo:color="#005032"/>
    </style:style>
    <style:style style:name="T1895" style:family="text">
      <style:text-properties fo:font-size="9.00pt" fo:font-weight="normal" fo:font-family="Monospace" style:font-family-asian="Monospace" style:font-family-complex="Monospace" fo:background-color="transparent" fo:color="#000000"/>
    </style:style>
    <style:style style:name="T1896" style:family="text">
      <style:text-properties fo:font-size="9.00pt" fo:font-weight="bold" fo:font-family="Monospace" style:font-family-asian="Monospace" style:font-family-complex="Monospace" fo:background-color="transparent" fo:color="#7f0055"/>
    </style:style>
    <style:style style:name="T1897" style:family="text">
      <style:text-properties fo:font-size="9.00pt" fo:font-weight="normal" fo:font-family="Monospace" style:font-family-asian="Monospace" style:font-family-complex="Monospace" fo:background-color="transparent" fo:color="#000000"/>
    </style:style>
    <style:style style:name="T1898" style:family="text">
      <style:text-properties fo:font-size="9.00pt" fo:font-weight="normal" fo:font-family="Monospace" style:font-family-asian="Monospace" style:font-family-complex="Monospace" fo:background-color="transparent" fo:color="#0000c0"/>
    </style:style>
    <style:style style:name="T1899" style:family="text">
      <style:text-properties fo:font-size="9.00pt" fo:font-weight="normal" fo:font-family="Monospace" style:font-family-asian="Monospace" style:font-family-complex="Monospace" fo:background-color="transparent" fo:color="#000000"/>
    </style:style>
    <style:style style:name="T1900" style:family="text">
      <style:text-properties fo:font-size="9.00pt" fo:font-weight="normal" fo:font-family="Monospace" style:font-family-asian="Monospace" style:font-family-complex="Monospace" fo:background-color="transparent" fo:color="#0000c0"/>
    </style:style>
    <style:style style:name="T1901" style:family="text">
      <style:text-properties fo:font-size="9.00pt" fo:font-weight="normal" fo:font-family="Monospace" style:font-family-asian="Monospace" style:font-family-complex="Monospace" fo:background-color="transparent" fo:color="#000000"/>
    </style:style>
    <style:style style:name="T1902" style:family="text">
      <style:text-properties fo:font-size="9.00pt" fo:font-weight="normal" fo:font-family="Monospace" style:font-family-asian="Monospace" style:font-family-complex="Monospace" fo:background-color="transparent" fo:color="#0000c0"/>
    </style:style>
    <style:style style:name="T1903" style:family="text">
      <style:text-properties fo:font-size="9.00pt" fo:font-weight="normal" fo:font-family="Monospace" style:font-family-asian="Monospace" style:font-family-complex="Monospace" fo:background-color="transparent" fo:color="#000000"/>
    </style:style>
    <style:style style:name="T1904" style:family="text">
      <style:text-properties fo:font-size="9.00pt" fo:font-weight="normal" fo:font-family="Monospace" style:font-family-asian="Monospace" style:font-family-complex="Monospace" fo:background-color="transparent" fo:color="#0000c0"/>
    </style:style>
    <style:style style:name="T1905" style:family="text">
      <style:text-properties fo:font-size="9.00pt" fo:font-weight="normal" fo:font-family="Monospace" style:font-family-asian="Monospace" style:font-family-complex="Monospace" fo:background-color="transparent" fo:color="#000000"/>
    </style:style>
    <style:style style:name="T1906" style:family="text">
      <style:text-properties fo:font-size="9.00pt" fo:font-weight="bold" fo:font-family="Monospace" style:font-family-asian="Monospace" style:font-family-complex="Monospace" fo:background-color="transparent" fo:color="#7f0055"/>
    </style:style>
    <style:style style:name="T1907" style:family="text">
      <style:text-properties fo:font-size="9.00pt" fo:font-weight="normal" fo:font-family="Monospace" style:font-family-asian="Monospace" style:font-family-complex="Monospace" fo:background-color="transparent" fo:color="#000000"/>
    </style:style>
    <style:style style:name="T1908" style:family="text">
      <style:text-properties fo:font-size="9.00pt" fo:font-weight="normal" fo:font-family="Monospace" style:font-family-asian="Monospace" style:font-family-complex="Monospace" fo:background-color="transparent" fo:color="#005032"/>
    </style:style>
    <style:style style:name="T1909" style:family="text">
      <style:text-properties fo:font-size="9.00pt" fo:font-weight="normal" fo:font-family="Monospace" style:font-family-asian="Monospace" style:font-family-complex="Monospace" fo:background-color="transparent" fo:color="#000000"/>
    </style:style>
    <style:style style:name="T1910" style:family="text">
      <style:text-properties fo:font-size="9.00pt" fo:font-weight="bold" fo:font-family="Monospace" style:font-family-asian="Monospace" style:font-family-complex="Monospace" fo:background-color="transparent" fo:color="#000000"/>
    </style:style>
    <style:style style:name="T1911" style:family="text">
      <style:text-properties fo:font-size="9.00pt" fo:font-weight="normal" fo:font-family="Monospace" style:font-family-asian="Monospace" style:font-family-complex="Monospace" fo:background-color="transparent" fo:color="#000000"/>
    </style:style>
    <style:style style:name="T1912" style:family="text">
      <style:text-properties fo:font-size="9.00pt" fo:font-weight="normal" fo:font-family="Monospace" style:font-family-asian="Monospace" style:font-family-complex="Monospace" fo:background-color="transparent" fo:color="#005032"/>
    </style:style>
    <style:style style:name="T1913" style:family="text">
      <style:text-properties fo:font-size="9.00pt" fo:font-weight="normal" fo:font-family="Monospace" style:font-family-asian="Monospace" style:font-family-complex="Monospace" fo:background-color="transparent" fo:color="#000000"/>
    </style:style>
    <style:style style:name="T1914" style:family="text">
      <style:text-properties fo:font-size="9.00pt" fo:font-weight="normal" fo:font-family="Monospace" style:font-family-asian="Monospace" style:font-family-complex="Monospace" fo:background-color="transparent" fo:color="#005032"/>
    </style:style>
    <style:style style:name="T1915" style:family="text">
      <style:text-properties fo:font-size="9.00pt" fo:font-weight="normal" fo:font-family="Monospace" style:font-family-asian="Monospace" style:font-family-complex="Monospace" fo:background-color="transparent" fo:color="#000000"/>
    </style:style>
    <style:style style:name="T1916" style:family="text">
      <style:text-properties fo:font-size="9.00pt" fo:font-weight="bold" fo:font-family="Monospace" style:font-family-asian="Monospace" style:font-family-complex="Monospace" fo:background-color="transparent" fo:color="#7f0055"/>
    </style:style>
    <style:style style:name="T1917" style:family="text">
      <style:text-properties fo:font-size="9.00pt" fo:font-weight="normal" fo:font-family="Monospace" style:font-family-asian="Monospace" style:font-family-complex="Monospace" fo:background-color="transparent" fo:color="#000000"/>
    </style:style>
    <style:style style:name="T1918" style:family="text">
      <style:text-properties fo:font-size="9.00pt" fo:font-weight="normal" fo:font-family="Monospace" style:font-family-asian="Monospace" style:font-family-complex="Monospace" fo:background-color="transparent" fo:color="#0000c0"/>
    </style:style>
    <style:style style:name="T1919" style:family="text">
      <style:text-properties fo:font-size="9.00pt" fo:font-weight="normal" fo:font-family="Monospace" style:font-family-asian="Monospace" style:font-family-complex="Monospace" fo:background-color="transparent" fo:color="#000000"/>
    </style:style>
    <style:style style:name="T1920" style:family="text">
      <style:text-properties fo:font-size="9.00pt" fo:font-weight="normal" fo:font-family="Monospace" style:font-family-asian="Monospace" style:font-family-complex="Monospace" fo:background-color="transparent" fo:color="#0000c0"/>
    </style:style>
    <style:style style:name="T1921" style:family="text">
      <style:text-properties fo:font-size="9.00pt" fo:font-weight="normal" fo:font-family="Monospace" style:font-family-asian="Monospace" style:font-family-complex="Monospace" fo:background-color="transparent" fo:color="#000000"/>
    </style:style>
    <style:style style:name="T1922" style:family="text">
      <style:text-properties fo:font-size="9.00pt" fo:font-weight="normal" fo:font-family="Monospace" style:font-family-asian="Monospace" style:font-family-complex="Monospace" fo:background-color="transparent" fo:color="#0000c0"/>
    </style:style>
    <style:style style:name="T1923" style:family="text">
      <style:text-properties fo:font-size="9.00pt" fo:font-weight="normal" fo:font-family="Monospace" style:font-family-asian="Monospace" style:font-family-complex="Monospace" fo:background-color="transparent" fo:color="#000000"/>
    </style:style>
    <style:style style:name="T1924" style:family="text">
      <style:text-properties fo:font-size="9.00pt" fo:font-weight="normal" fo:font-family="Monospace" style:font-family-asian="Monospace" style:font-family-complex="Monospace" fo:background-color="transparent" fo:color="#0000c0"/>
    </style:style>
    <style:style style:name="T1925" style:family="text">
      <style:text-properties fo:font-size="9.00pt" fo:font-weight="normal" fo:font-family="Monospace" style:font-family-asian="Monospace" style:font-family-complex="Monospace" fo:background-color="transparent" fo:color="#000000"/>
    </style:style>
    <style:style style:name="T1926" style:family="text">
      <style:text-properties fo:font-size="9.00pt" fo:font-weight="bold" fo:font-family="Monospace" style:font-family-asian="Monospace" style:font-family-complex="Monospace" fo:background-color="transparent" fo:color="#7f0055"/>
    </style:style>
    <style:style style:name="T1927" style:family="text">
      <style:text-properties fo:font-size="9.00pt" fo:font-weight="normal" fo:font-family="Monospace" style:font-family-asian="Monospace" style:font-family-complex="Monospace" fo:background-color="transparent" fo:color="#000000"/>
    </style:style>
    <style:style style:name="T1928" style:family="text">
      <style:text-properties fo:font-size="9.00pt" fo:font-weight="bold" fo:font-family="Monospace" style:font-family-asian="Monospace" style:font-family-complex="Monospace" fo:background-color="transparent" fo:color="#644632"/>
    </style:style>
    <style:style style:name="T1929" style:family="text">
      <style:text-properties fo:font-size="9.00pt" fo:font-weight="normal" fo:font-family="Monospace" style:font-family-asian="Monospace" style:font-family-complex="Monospace" fo:background-color="transparent" fo:color="#000000"/>
    </style:style>
    <style:style style:name="T1930" style:family="text">
      <style:text-properties fo:font-size="9.00pt" fo:font-weight="bold" fo:font-family="Monospace" style:font-family-asian="Monospace" style:font-family-complex="Monospace" fo:background-color="transparent" fo:color="#000000"/>
    </style:style>
    <style:style style:name="T1931" style:family="text">
      <style:text-properties fo:font-size="9.00pt" fo:font-weight="normal" fo:font-family="Monospace" style:font-family-asian="Monospace" style:font-family-complex="Monospace" fo:background-color="transparent" fo:color="#000000"/>
    </style:style>
    <style:style style:name="T1932" style:family="text">
      <style:text-properties fo:font-size="9.00pt" fo:font-weight="normal" fo:font-family="Monospace" style:font-family-asian="Monospace" style:font-family-complex="Monospace" fo:background-color="transparent" fo:color="#005032"/>
    </style:style>
    <style:style style:name="T1933" style:family="text">
      <style:text-properties fo:font-size="9.00pt" fo:font-weight="normal" fo:font-family="Monospace" style:font-family-asian="Monospace" style:font-family-complex="Monospace" fo:background-color="transparent" fo:color="#000000"/>
    </style:style>
    <style:style style:name="T1934" style:family="text">
      <style:text-properties fo:font-size="9.00pt" fo:font-weight="normal" fo:font-family="Monospace" style:font-family-asian="Monospace" style:font-family-complex="Monospace" fo:background-color="transparent" fo:color="#005032"/>
    </style:style>
    <style:style style:name="T1935" style:family="text">
      <style:text-properties fo:font-size="9.00pt" fo:font-weight="normal" fo:font-family="Monospace" style:font-family-asian="Monospace" style:font-family-complex="Monospace" fo:background-color="transparent" fo:color="#000000"/>
    </style:style>
    <style:style style:name="T1936" style:family="text">
      <style:text-properties fo:font-size="9.00pt" fo:font-weight="bold" fo:font-family="Monospace" style:font-family-asian="Monospace" style:font-family-complex="Monospace" fo:background-color="transparent" fo:color="#7f0055"/>
    </style:style>
    <style:style style:name="T1937" style:family="text">
      <style:text-properties fo:font-size="9.00pt" fo:font-weight="normal" fo:font-family="Monospace" style:font-family-asian="Monospace" style:font-family-complex="Monospace" fo:background-color="transparent" fo:color="#000000"/>
    </style:style>
    <style:style style:name="T1938" style:family="text">
      <style:text-properties fo:font-size="9.00pt" fo:font-weight="normal" fo:font-family="Monospace" style:font-family-asian="Monospace" style:font-family-complex="Monospace" fo:background-color="transparent" fo:color="#0000c0"/>
    </style:style>
    <style:style style:name="T1939" style:family="text">
      <style:text-properties fo:font-size="9.00pt" fo:font-weight="normal" fo:font-family="Monospace" style:font-family-asian="Monospace" style:font-family-complex="Monospace" fo:background-color="transparent" fo:color="#000000"/>
    </style:style>
    <style:style style:name="T1940" style:family="text">
      <style:text-properties fo:font-size="9.00pt" fo:font-weight="normal" fo:font-family="Monospace" style:font-family-asian="Monospace" style:font-family-complex="Monospace" fo:background-color="transparent" fo:color="#0000c0"/>
    </style:style>
    <style:style style:name="T1941" style:family="text">
      <style:text-properties fo:font-size="9.00pt" fo:font-weight="normal" fo:font-family="Monospace" style:font-family-asian="Monospace" style:font-family-complex="Monospace" fo:background-color="transparent" fo:color="#000000"/>
    </style:style>
    <style:style style:name="T1942" style:family="text">
      <style:text-properties fo:font-size="9.00pt" fo:font-weight="normal" fo:font-family="Monospace" style:font-family-asian="Monospace" style:font-family-complex="Monospace" fo:background-color="transparent" fo:color="#0000c0"/>
    </style:style>
    <style:style style:name="T1943" style:family="text">
      <style:text-properties fo:font-size="9.00pt" fo:font-weight="normal" fo:font-family="Monospace" style:font-family-asian="Monospace" style:font-family-complex="Monospace" fo:background-color="transparent" fo:color="#000000"/>
    </style:style>
    <style:style style:name="T1944" style:family="text">
      <style:text-properties fo:font-size="9.00pt" fo:font-weight="normal" fo:font-family="Monospace" style:font-family-asian="Monospace" style:font-family-complex="Monospace" fo:background-color="transparent" fo:color="#0000c0"/>
    </style:style>
    <style:style style:name="T1945" style:family="text">
      <style:text-properties fo:font-size="9.00pt" fo:font-weight="normal" fo:font-family="Monospace" style:font-family-asian="Monospace" style:font-family-complex="Monospace" fo:background-color="transparent" fo:color="#000000"/>
    </style:style>
    <style:style style:name="T1946" style:family="text">
      <style:text-properties fo:font-size="9.00pt" fo:font-weight="bold" fo:font-family="Monospace" style:font-family-asian="Monospace" style:font-family-complex="Monospace" fo:background-color="transparent" fo:color="#7f0055"/>
    </style:style>
    <style:style style:name="T1947" style:family="text">
      <style:text-properties fo:font-size="9.00pt" fo:font-weight="normal" fo:font-family="Monospace" style:font-family-asian="Monospace" style:font-family-complex="Monospace" fo:background-color="transparent" fo:color="#000000"/>
    </style:style>
    <style:style style:name="T1948" style:family="text">
      <style:text-properties fo:font-size="9.00pt" fo:font-weight="bold" fo:font-family="Monospace" style:font-family-asian="Monospace" style:font-family-complex="Monospace" fo:background-color="transparent" fo:color="#644632"/>
    </style:style>
    <style:style style:name="T1949" style:family="text">
      <style:text-properties fo:font-size="9.00pt" fo:font-weight="normal" fo:font-family="Monospace" style:font-family-asian="Monospace" style:font-family-complex="Monospace" fo:background-color="transparent" fo:color="#000000"/>
    </style:style>
    <style:style style:name="T1950" style:family="text">
      <style:text-properties fo:font-size="9.00pt" fo:font-weight="bold" fo:font-family="Monospace" style:font-family-asian="Monospace" style:font-family-complex="Monospace" fo:background-color="transparent" fo:color="#000000"/>
    </style:style>
    <style:style style:name="T1951" style:family="text">
      <style:text-properties fo:font-size="9.00pt" fo:font-weight="normal" fo:font-family="Monospace" style:font-family-asian="Monospace" style:font-family-complex="Monospace" fo:background-color="transparent" fo:color="#000000"/>
    </style:style>
    <style:style style:name="T1952" style:family="text">
      <style:text-properties fo:font-size="9.00pt" fo:font-weight="normal" fo:font-family="Monospace" style:font-family-asian="Monospace" style:font-family-complex="Monospace" fo:background-color="transparent" fo:color="#005032"/>
    </style:style>
    <style:style style:name="T1953" style:family="text">
      <style:text-properties fo:font-size="9.00pt" fo:font-weight="normal" fo:font-family="Monospace" style:font-family-asian="Monospace" style:font-family-complex="Monospace" fo:background-color="transparent" fo:color="#000000"/>
    </style:style>
    <style:style style:name="T1954" style:family="text">
      <style:text-properties fo:font-size="9.00pt" fo:font-weight="normal" fo:font-family="Monospace" style:font-family-asian="Monospace" style:font-family-complex="Monospace" fo:background-color="transparent" fo:color="#005032"/>
    </style:style>
    <style:style style:name="T1955" style:family="text">
      <style:text-properties fo:font-size="9.00pt" fo:font-weight="normal" fo:font-family="Monospace" style:font-family-asian="Monospace" style:font-family-complex="Monospace" fo:background-color="transparent" fo:color="#000000"/>
    </style:style>
    <style:style style:name="T1956" style:family="text">
      <style:text-properties fo:font-size="9.00pt" fo:font-weight="bold" fo:font-family="Monospace" style:font-family-asian="Monospace" style:font-family-complex="Monospace" fo:background-color="transparent" fo:color="#7f0055"/>
    </style:style>
    <style:style style:name="T1957" style:family="text">
      <style:text-properties fo:font-size="9.00pt" fo:font-weight="normal" fo:font-family="Monospace" style:font-family-asian="Monospace" style:font-family-complex="Monospace" fo:background-color="transparent" fo:color="#000000"/>
    </style:style>
    <style:style style:name="T1958" style:family="text">
      <style:text-properties fo:font-size="9.00pt" fo:font-weight="normal" fo:font-family="Monospace" style:font-family-asian="Monospace" style:font-family-complex="Monospace" fo:background-color="transparent" fo:color="#0000c0"/>
    </style:style>
    <style:style style:name="T1959" style:family="text">
      <style:text-properties fo:font-size="9.00pt" fo:font-weight="normal" fo:font-family="Monospace" style:font-family-asian="Monospace" style:font-family-complex="Monospace" fo:background-color="transparent" fo:color="#000000"/>
    </style:style>
    <style:style style:name="T1960" style:family="text">
      <style:text-properties fo:font-size="9.00pt" fo:font-weight="normal" fo:font-family="Monospace" style:font-family-asian="Monospace" style:font-family-complex="Monospace" fo:background-color="transparent" fo:color="#0000c0"/>
    </style:style>
    <style:style style:name="T1961" style:family="text">
      <style:text-properties fo:font-size="9.00pt" fo:font-weight="normal" fo:font-family="Monospace" style:font-family-asian="Monospace" style:font-family-complex="Monospace" fo:background-color="transparent" fo:color="#000000"/>
    </style:style>
    <style:style style:name="T1962" style:family="text">
      <style:text-properties fo:font-size="9.00pt" fo:font-weight="normal" fo:font-family="Monospace" style:font-family-asian="Monospace" style:font-family-complex="Monospace" fo:background-color="transparent" fo:color="#0000c0"/>
    </style:style>
    <style:style style:name="T1963" style:family="text">
      <style:text-properties fo:font-size="9.00pt" fo:font-weight="normal" fo:font-family="Monospace" style:font-family-asian="Monospace" style:font-family-complex="Monospace" fo:background-color="transparent" fo:color="#000000"/>
    </style:style>
    <style:style style:name="T1964" style:family="text">
      <style:text-properties fo:font-size="9.00pt" fo:font-weight="normal" fo:font-family="Monospace" style:font-family-asian="Monospace" style:font-family-complex="Monospace" fo:background-color="transparent" fo:color="#0000c0"/>
    </style:style>
    <style:style style:name="T1965" style:family="text">
      <style:text-properties fo:font-size="9.00pt" fo:font-weight="normal" fo:font-family="Monospace" style:font-family-asian="Monospace" style:font-family-complex="Monospace" fo:background-color="transparent" fo:color="#000000"/>
    </style:style>
    <style:style style:name="T1966" style:family="text">
      <style:text-properties fo:font-size="9.00pt" fo:font-weight="normal" fo:font-family="Monospace" style:font-family-asian="Monospace" style:font-family-complex="Monospace" fo:background-color="transparent" fo:color="#3f7f5f"/>
    </style:style>
    <style:style style:name="T1967" style:family="text">
      <style:text-properties fo:font-size="9.00pt" fo:font-weight="normal" fo:font-family="Monospace" style:font-family-asian="Monospace" style:font-family-complex="Monospace" fo:background-color="transparent" fo:color="#000000"/>
    </style:style>
    <style:style style:name="T1968" style:family="text">
      <style:text-properties fo:font-size="9.00pt" fo:font-weight="bold" fo:font-family="Monospace" style:font-family-asian="Monospace" style:font-family-complex="Monospace" fo:background-color="transparent" fo:color="#7f0055"/>
    </style:style>
    <style:style style:name="T1969" style:family="text">
      <style:text-properties fo:font-size="9.00pt" fo:font-weight="normal" fo:font-family="Monospace" style:font-family-asian="Monospace" style:font-family-complex="Monospace" fo:background-color="transparent" fo:color="#000000"/>
    </style:style>
    <style:style style:name="T1970" style:family="text">
      <style:text-properties fo:font-size="9.00pt" fo:font-weight="bold" fo:font-family="Monospace" style:font-family-asian="Monospace" style:font-family-complex="Monospace" fo:background-color="transparent" fo:color="#644632"/>
    </style:style>
    <style:style style:name="T1971" style:family="text">
      <style:text-properties fo:font-size="9.00pt" fo:font-weight="normal" fo:font-family="Monospace" style:font-family-asian="Monospace" style:font-family-complex="Monospace" fo:background-color="transparent" fo:color="#000000"/>
    </style:style>
    <style:style style:name="T1972" style:family="text">
      <style:text-properties fo:font-size="9.00pt" fo:font-weight="bold" fo:font-family="Monospace" style:font-family-asian="Monospace" style:font-family-complex="Monospace" fo:background-color="transparent" fo:color="#000000"/>
    </style:style>
    <style:style style:name="T1973" style:family="text">
      <style:text-properties fo:font-size="9.00pt" fo:font-weight="normal" fo:font-family="Monospace" style:font-family-asian="Monospace" style:font-family-complex="Monospace" fo:background-color="transparent" fo:color="#000000"/>
    </style:style>
    <style:style style:name="T1974" style:family="text">
      <style:text-properties fo:font-size="9.00pt" fo:font-weight="normal" fo:font-family="Monospace" style:font-family-asian="Monospace" style:font-family-complex="Monospace" fo:background-color="transparent" fo:color="#005032"/>
    </style:style>
    <style:style style:name="T1975" style:family="text">
      <style:text-properties fo:font-size="9.00pt" fo:font-weight="normal" fo:font-family="Monospace" style:font-family-asian="Monospace" style:font-family-complex="Monospace" fo:background-color="transparent" fo:color="#000000"/>
    </style:style>
    <style:style style:name="T1976" style:family="text">
      <style:text-properties fo:font-size="9.00pt" fo:font-weight="normal" fo:font-family="Monospace" style:font-family-asian="Monospace" style:font-family-complex="Monospace" fo:background-color="transparent" fo:color="#005032"/>
    </style:style>
    <style:style style:name="T1977" style:family="text">
      <style:text-properties fo:font-size="9.00pt" fo:font-weight="normal" fo:font-family="Monospace" style:font-family-asian="Monospace" style:font-family-complex="Monospace" fo:background-color="transparent" fo:color="#000000"/>
    </style:style>
    <style:style style:name="T1978" style:family="text">
      <style:text-properties fo:font-size="9.00pt" fo:font-weight="normal" fo:font-family="Monospace" style:font-family-asian="Monospace" style:font-family-complex="Monospace" fo:background-color="transparent" fo:color="#005032"/>
    </style:style>
    <style:style style:name="T1979" style:family="text">
      <style:text-properties fo:font-size="9.00pt" fo:font-weight="normal" fo:font-family="Monospace" style:font-family-asian="Monospace" style:font-family-complex="Monospace" fo:background-color="transparent" fo:color="#000000"/>
    </style:style>
    <style:style style:name="T1980" style:family="text">
      <style:text-properties fo:font-size="9.00pt" fo:font-weight="bold" fo:font-family="Monospace" style:font-family-asian="Monospace" style:font-family-complex="Monospace" fo:background-color="transparent" fo:color="#7f0055"/>
    </style:style>
    <style:style style:name="T1981" style:family="text">
      <style:text-properties fo:font-size="9.00pt" fo:font-weight="normal" fo:font-family="Monospace" style:font-family-asian="Monospace" style:font-family-complex="Monospace" fo:background-color="transparent" fo:color="#000000"/>
    </style:style>
    <style:style style:name="T1982" style:family="text">
      <style:text-properties fo:font-size="9.00pt" fo:font-weight="normal" fo:font-family="Monospace" style:font-family-asian="Monospace" style:font-family-complex="Monospace" fo:background-color="transparent" fo:color="#3f7f5f"/>
    </style:style>
    <style:style style:name="T1983" style:family="text">
      <style:text-properties fo:font-size="9.00pt" fo:font-weight="normal" fo:font-family="Monospace" style:font-family-asian="Monospace" style:font-family-complex="Monospace" fo:background-color="transparent" fo:color="#000000"/>
    </style:style>
    <style:style style:name="T1984" style:family="text">
      <style:text-properties fo:font-size="9.00pt" fo:font-weight="normal" fo:font-family="Monospace" style:font-family-asian="Monospace" style:font-family-complex="Monospace" fo:background-color="transparent" fo:color="#005032"/>
    </style:style>
    <style:style style:name="T1985" style:family="text">
      <style:text-properties fo:font-size="9.00pt" fo:font-weight="normal" fo:font-family="Monospace" style:font-family-asian="Monospace" style:font-family-complex="Monospace" fo:background-color="transparent" fo:color="#000000"/>
    </style:style>
    <style:style style:name="T1986" style:family="text">
      <style:text-properties fo:font-size="9.00pt" fo:font-weight="bold" fo:font-family="Monospace" style:font-family-asian="Monospace" style:font-family-complex="Monospace" fo:background-color="transparent" fo:color="#000000"/>
    </style:style>
    <style:style style:name="T1987" style:family="text">
      <style:text-properties fo:font-size="9.00pt" fo:font-weight="normal" fo:font-family="Monospace" style:font-family-asian="Monospace" style:font-family-complex="Monospace" fo:background-color="transparent" fo:color="#000000"/>
    </style:style>
    <style:style style:name="T1988" style:family="text">
      <style:text-properties fo:font-size="9.00pt" fo:font-weight="normal" fo:font-family="Monospace" style:font-family-asian="Monospace" style:font-family-complex="Monospace" fo:background-color="transparent" fo:color="#3f7f5f"/>
    </style:style>
    <style:style style:name="T1989" style:family="text">
      <style:text-properties fo:font-size="9.00pt" fo:font-weight="normal" fo:font-family="Monospace" style:font-family-asian="Monospace" style:font-family-complex="Monospace" fo:background-color="transparent" fo:color="#000000"/>
    </style:style>
    <style:style style:name="T1990" style:family="text">
      <style:text-properties fo:font-size="9.00pt" fo:font-weight="bold" fo:font-family="Monospace" style:font-family-asian="Monospace" style:font-family-complex="Monospace" fo:background-color="transparent" fo:color="#7f0055"/>
    </style:style>
    <style:style style:name="T1991" style:family="text">
      <style:text-properties fo:font-size="9.00pt" fo:font-weight="normal" fo:font-family="Monospace" style:font-family-asian="Monospace" style:font-family-complex="Monospace" fo:background-color="transparent" fo:color="#000000"/>
    </style:style>
    <style:style style:name="T1992" style:family="text">
      <style:text-properties fo:font-size="9.00pt" fo:font-weight="normal" fo:font-family="Monospace" style:font-family-asian="Monospace" style:font-family-complex="Monospace" fo:background-color="transparent" fo:color="#0000c0"/>
    </style:style>
    <style:style style:name="T1993" style:family="text">
      <style:text-properties fo:font-size="9.00pt" fo:font-weight="normal" fo:font-family="Monospace" style:font-family-asian="Monospace" style:font-family-complex="Monospace" fo:background-color="transparent" fo:color="#000000"/>
    </style:style>
    <style:style style:name="T1994" style:family="text">
      <style:text-properties fo:font-size="9.00pt" fo:font-weight="normal" fo:font-family="Monospace" style:font-family-asian="Monospace" style:font-family-complex="Monospace" fo:background-color="transparent" fo:color="#0000c0"/>
    </style:style>
    <style:style style:name="T1995" style:family="text">
      <style:text-properties fo:font-size="9.00pt" fo:font-weight="normal" fo:font-family="Monospace" style:font-family-asian="Monospace" style:font-family-complex="Monospace" fo:background-color="transparent" fo:color="#000000"/>
    </style:style>
    <style:style style:name="T1996" style:family="text">
      <style:text-properties fo:font-size="9.00pt" fo:font-weight="normal" fo:font-family="Monospace" style:font-family-asian="Monospace" style:font-family-complex="Monospace" fo:background-color="transparent" fo:color="#0000c0"/>
    </style:style>
    <style:style style:name="T1997" style:family="text">
      <style:text-properties fo:font-size="9.00pt" fo:font-weight="normal" fo:font-family="Monospace" style:font-family-asian="Monospace" style:font-family-complex="Monospace" fo:background-color="transparent" fo:color="#000000"/>
    </style:style>
    <style:style style:name="T1998" style:family="text">
      <style:text-properties fo:font-size="9.00pt" fo:font-weight="normal" fo:font-family="Monospace" style:font-family-asian="Monospace" style:font-family-complex="Monospace" fo:background-color="transparent" fo:color="#0000c0"/>
    </style:style>
    <style:style style:name="T1999" style:family="text">
      <style:text-properties fo:font-size="9.00pt" fo:font-weight="normal" fo:font-family="Monospace" style:font-family-asian="Monospace" style:font-family-complex="Monospace" fo:background-color="transparent" fo:color="#000000"/>
    </style:style>
    <style:style style:name="T2000" style:family="text">
      <style:text-properties fo:font-size="9.00pt" fo:font-weight="normal" fo:font-family="Monospace" style:font-family-asian="Monospace" style:font-family-complex="Monospace" fo:background-color="transparent" fo:color="#005032"/>
    </style:style>
    <style:style style:name="T2001" style:family="text">
      <style:text-properties fo:font-size="9.00pt" fo:font-weight="normal" fo:font-family="Monospace" style:font-family-asian="Monospace" style:font-family-complex="Monospace" fo:background-color="transparent" fo:color="#000000"/>
    </style:style>
    <style:style style:name="T2002" style:family="text">
      <style:text-properties fo:font-size="9.00pt" fo:font-weight="bold" fo:font-family="Monospace" style:font-family-asian="Monospace" style:font-family-complex="Monospace" fo:background-color="transparent" fo:color="#000000"/>
    </style:style>
    <style:style style:name="T2003" style:family="text">
      <style:text-properties fo:font-size="9.00pt" fo:font-weight="normal" fo:font-family="Monospace" style:font-family-asian="Monospace" style:font-family-complex="Monospace" fo:background-color="transparent" fo:color="#000000"/>
    </style:style>
    <style:style style:name="T2004" style:family="text">
      <style:text-properties fo:font-size="9.00pt" fo:font-weight="normal" fo:font-family="Monospace" style:font-family-asian="Monospace" style:font-family-complex="Monospace" fo:background-color="transparent" fo:color="#005032"/>
    </style:style>
    <style:style style:name="T2005" style:family="text">
      <style:text-properties fo:font-size="9.00pt" fo:font-weight="normal" fo:font-family="Monospace" style:font-family-asian="Monospace" style:font-family-complex="Monospace" fo:background-color="transparent" fo:color="#000000"/>
    </style:style>
    <style:style style:name="T2006" style:family="text">
      <style:text-properties fo:font-size="9.00pt" fo:font-weight="bold" fo:font-family="Monospace" style:font-family-asian="Monospace" style:font-family-complex="Monospace" fo:background-color="transparent" fo:color="#7f0055"/>
    </style:style>
    <style:style style:name="T2007" style:family="text">
      <style:text-properties fo:font-size="9.00pt" fo:font-weight="normal" fo:font-family="Monospace" style:font-family-asian="Monospace" style:font-family-complex="Monospace" fo:background-color="transparent" fo:color="#000000"/>
    </style:style>
    <style:style style:name="T2008" style:family="text">
      <style:text-properties fo:font-size="9.00pt" fo:font-weight="bold" fo:font-family="Monospace" style:font-family-asian="Monospace" style:font-family-complex="Monospace" fo:background-color="transparent" fo:color="#7f0055"/>
    </style:style>
    <style:style style:name="T2009" style:family="text">
      <style:text-properties fo:font-size="9.00pt" fo:font-weight="normal" fo:font-family="Monospace" style:font-family-asian="Monospace" style:font-family-complex="Monospace" fo:background-color="transparent" fo:color="#000000"/>
    </style:style>
    <style:style style:name="T2010" style:family="text">
      <style:text-properties fo:font-size="9.00pt" fo:font-weight="normal" fo:font-family="Monospace" style:font-family-asian="Monospace" style:font-family-complex="Monospace" fo:background-color="transparent" fo:color="#3f7f5f"/>
    </style:style>
    <style:style style:name="T2011" style:family="text">
      <style:text-properties fo:font-size="9.00pt" fo:font-weight="normal" fo:font-family="Monospace" style:font-family-asian="Monospace" style:font-family-complex="Monospace" fo:background-color="transparent" fo:color="#000000"/>
    </style:style>
    <style:style style:name="T2012" style:family="text">
      <style:text-properties fo:font-size="9.00pt" fo:font-weight="normal" fo:font-family="Monospace" style:font-family-asian="Monospace" style:font-family-complex="Monospace" fo:background-color="transparent" fo:color="#005032"/>
    </style:style>
    <style:style style:name="T2013" style:family="text">
      <style:text-properties fo:font-size="9.00pt" fo:font-weight="normal" fo:font-family="Monospace" style:font-family-asian="Monospace" style:font-family-complex="Monospace" fo:background-color="transparent" fo:color="#000000"/>
    </style:style>
    <style:style style:name="T2014" style:family="text">
      <style:text-properties fo:font-size="9.00pt" fo:font-weight="bold" fo:font-family="Monospace" style:font-family-asian="Monospace" style:font-family-complex="Monospace" fo:background-color="transparent" fo:color="#000000"/>
    </style:style>
    <style:style style:name="T2015" style:family="text">
      <style:text-properties fo:font-size="9.00pt" fo:font-weight="normal" fo:font-family="Monospace" style:font-family-asian="Monospace" style:font-family-complex="Monospace" fo:background-color="transparent" fo:color="#000000"/>
    </style:style>
    <style:style style:name="T2016" style:family="text">
      <style:text-properties fo:font-size="9.00pt" fo:font-weight="bold" fo:font-family="Monospace" style:font-family-asian="Monospace" style:font-family-complex="Monospace" fo:background-color="transparent" fo:color="#7f0055"/>
    </style:style>
    <style:style style:name="T2017" style:family="text">
      <style:text-properties fo:font-size="9.00pt" fo:font-weight="normal" fo:font-family="Monospace" style:font-family-asian="Monospace" style:font-family-complex="Monospace" fo:background-color="transparent" fo:color="#000000"/>
    </style:style>
    <style:style style:name="T2018" style:family="text">
      <style:text-properties fo:font-size="9.00pt" fo:font-weight="normal" fo:font-family="Monospace" style:font-family-asian="Monospace" style:font-family-complex="Monospace" fo:background-color="transparent" fo:color="#0000c0"/>
    </style:style>
    <style:style style:name="T2019" style:family="text">
      <style:text-properties fo:font-size="9.00pt" fo:font-weight="normal" fo:font-family="Monospace" style:font-family-asian="Monospace" style:font-family-complex="Monospace" fo:background-color="transparent" fo:color="#000000"/>
    </style:style>
    <style:style style:name="T2020" style:family="text">
      <style:text-properties fo:font-size="9.00pt" fo:font-weight="normal" fo:font-family="Monospace" style:font-family-asian="Monospace" style:font-family-complex="Monospace" fo:background-color="transparent" fo:color="#0000c0"/>
    </style:style>
    <style:style style:name="T2021" style:family="text">
      <style:text-properties fo:font-size="9.00pt" fo:font-weight="normal" fo:font-family="Monospace" style:font-family-asian="Monospace" style:font-family-complex="Monospace" fo:background-color="transparent" fo:color="#000000"/>
    </style:style>
    <style:style style:name="T2022" style:family="text">
      <style:text-properties fo:font-size="9.00pt" fo:font-weight="normal" fo:font-family="Monospace" style:font-family-asian="Monospace" style:font-family-complex="Monospace" fo:background-color="transparent" fo:color="#3f7f5f"/>
    </style:style>
    <style:style style:name="T2023" style:family="text">
      <style:text-properties fo:font-size="11.00pt" fo:font-weight="normal" fo:font-family="Calibri" style:font-family-asian="Calibri" style:font-family-complex="Calibri" fo:background-color="transparent" style:use-window-font-color="true"/>
    </style:style>
    <style:style style:name="T2024" style:family="text">
      <style:text-properties fo:font-size="9.00pt" fo:font-weight="normal" fo:font-family="Monospace" style:font-family-asian="Monospace" style:font-family-complex="Monospace" fo:background-color="transparent" fo:color="#000000"/>
    </style:style>
    <style:style style:name="T2025" style:family="text">
      <style:text-properties fo:font-size="9.00pt" fo:font-weight="bold" fo:font-family="Monospace" style:font-family-asian="Monospace" style:font-family-complex="Monospace" fo:background-color="transparent" fo:color="#7f0055"/>
    </style:style>
    <style:style style:name="T2026" style:family="text">
      <style:text-properties fo:font-size="9.00pt" fo:font-weight="normal" fo:font-family="Monospace" style:font-family-asian="Monospace" style:font-family-complex="Monospace" fo:background-color="transparent" fo:color="#000000"/>
    </style:style>
    <style:style style:name="T2027" style:family="text">
      <style:text-properties fo:font-size="9.00pt" fo:font-weight="bold" fo:font-family="Monospace" style:font-family-asian="Monospace" style:font-family-complex="Monospace" fo:background-color="transparent" fo:color="#000000"/>
    </style:style>
    <style:style style:name="T2028" style:family="text">
      <style:text-properties fo:font-size="9.00pt" fo:font-weight="normal" fo:font-family="Monospace" style:font-family-asian="Monospace" style:font-family-complex="Monospace" fo:background-color="transparent" fo:color="#000000"/>
    </style:style>
    <style:style style:name="T2029" style:family="text">
      <style:text-properties fo:font-size="9.00pt" fo:font-weight="normal" fo:font-family="Monospace" style:font-family-asian="Monospace" style:font-family-complex="Monospace" fo:background-color="transparent" fo:color="#005032"/>
    </style:style>
    <style:style style:name="T2030" style:family="text">
      <style:text-properties fo:font-size="9.00pt" fo:font-weight="normal" fo:font-family="Monospace" style:font-family-asian="Monospace" style:font-family-complex="Monospace" fo:background-color="transparent" fo:color="#000000"/>
    </style:style>
    <style:style style:name="T2031" style:family="text">
      <style:text-properties fo:font-size="9.00pt" fo:font-weight="bold" fo:font-family="Monospace" style:font-family-asian="Monospace" style:font-family-complex="Monospace" fo:background-color="transparent" fo:color="#7f0055"/>
    </style:style>
    <style:style style:name="T2032" style:family="text">
      <style:text-properties fo:font-size="9.00pt" fo:font-weight="normal" fo:font-family="Monospace" style:font-family-asian="Monospace" style:font-family-complex="Monospace" fo:background-color="transparent" fo:color="#000000"/>
    </style:style>
    <style:style style:name="T2033" style:family="text">
      <style:text-properties fo:font-size="9.00pt" fo:font-weight="normal" fo:font-family="Monospace" style:font-family-asian="Monospace" style:font-family-complex="Monospace" fo:background-color="transparent" fo:color="#2a00ff"/>
    </style:style>
    <style:style style:name="T2034" style:family="text">
      <style:text-properties fo:font-size="9.00pt" fo:font-weight="normal" fo:font-family="Monospace" style:font-family-asian="Monospace" style:font-family-complex="Monospace" fo:background-color="transparent" fo:color="#000000"/>
    </style:style>
    <style:style style:name="T2035" style:family="text">
      <style:text-properties fo:font-size="9.00pt" fo:font-weight="normal" fo:font-family="Monospace" style:font-family-asian="Monospace" style:font-family-complex="Monospace" fo:background-color="transparent" fo:color="#0000c0"/>
    </style:style>
    <style:style style:name="T2036" style:family="text">
      <style:text-properties fo:font-size="9.00pt" fo:font-weight="normal" fo:font-family="Monospace" style:font-family-asian="Monospace" style:font-family-complex="Monospace" fo:background-color="transparent" fo:color="#000000"/>
    </style:style>
    <style:style style:name="T2037" style:family="text">
      <style:text-properties fo:font-size="9.00pt" fo:font-weight="normal" fo:font-family="Monospace" style:font-family-asian="Monospace" style:font-family-complex="Monospace" fo:background-color="transparent" fo:color="#2a00ff"/>
    </style:style>
    <style:style style:name="T2038" style:family="text">
      <style:text-properties fo:font-size="9.00pt" fo:font-weight="normal" fo:font-family="Monospace" style:font-family-asian="Monospace" style:font-family-complex="Monospace" fo:background-color="transparent" fo:color="#000000"/>
    </style:style>
    <style:style style:name="T2039" style:family="text">
      <style:text-properties fo:font-size="9.00pt" fo:font-weight="normal" fo:font-family="Monospace" style:font-family-asian="Monospace" style:font-family-complex="Monospace" fo:background-color="transparent" fo:color="#0000c0"/>
    </style:style>
    <style:style style:name="T2040" style:family="text">
      <style:text-properties fo:font-size="9.00pt" fo:font-weight="normal" fo:font-family="Monospace" style:font-family-asian="Monospace" style:font-family-complex="Monospace" fo:background-color="transparent" fo:color="#000000"/>
    </style:style>
    <style:style style:name="T2041" style:family="text">
      <style:text-properties fo:font-size="9.00pt" fo:font-weight="normal" fo:font-family="Monospace" style:font-family-asian="Monospace" style:font-family-complex="Monospace" fo:background-color="transparent" fo:color="#2a00ff"/>
    </style:style>
    <style:style style:name="T2042" style:family="text">
      <style:text-properties fo:font-size="9.00pt" fo:font-weight="normal" fo:font-family="Monospace" style:font-family-asian="Monospace" style:font-family-complex="Monospace" fo:background-color="transparent" fo:color="#000000"/>
    </style:style>
    <style:style style:name="T2043" style:family="text">
      <style:text-properties fo:font-size="9.00pt" fo:font-weight="bold" fo:font-family="Monospace" style:font-family-asian="Monospace" style:font-family-complex="Monospace" fo:background-color="transparent" fo:color="#7f0055"/>
    </style:style>
    <style:style style:name="T2044" style:family="text">
      <style:text-properties fo:font-size="9.00pt" fo:font-weight="normal" fo:font-family="Monospace" style:font-family-asian="Monospace" style:font-family-complex="Monospace" fo:background-color="transparent" fo:color="#000000"/>
    </style:style>
    <style:style style:name="T2045" style:family="text">
      <style:text-properties fo:font-size="9.00pt" fo:font-weight="bold" fo:font-family="Monospace" style:font-family-asian="Monospace" style:font-family-complex="Monospace" fo:background-color="transparent" fo:color="#000000"/>
    </style:style>
    <style:style style:name="T2046" style:family="text">
      <style:text-properties fo:font-size="9.00pt" fo:font-weight="normal" fo:font-family="Monospace" style:font-family-asian="Monospace" style:font-family-complex="Monospace" fo:background-color="transparent" fo:color="#000000"/>
    </style:style>
    <style:style style:name="T2047" style:family="text">
      <style:text-properties fo:font-size="9.00pt" fo:font-weight="normal" fo:font-family="Monospace" style:font-family-asian="Monospace" style:font-family-complex="Monospace" fo:background-color="transparent" fo:color="#005032"/>
    </style:style>
    <style:style style:name="T2048" style:family="text">
      <style:text-properties fo:font-size="9.00pt" fo:font-weight="normal" fo:font-family="Monospace" style:font-family-asian="Monospace" style:font-family-complex="Monospace" fo:background-color="transparent" fo:color="#000000"/>
    </style:style>
    <style:style style:name="T2049" style:family="text">
      <style:text-properties fo:font-size="9.00pt" fo:font-weight="bold" fo:font-family="Monospace" style:font-family-asian="Monospace" style:font-family-complex="Monospace" fo:background-color="transparent" fo:color="#7f0055"/>
    </style:style>
    <style:style style:name="T2050" style:family="text">
      <style:text-properties fo:font-size="9.00pt" fo:font-weight="normal" fo:font-family="Monospace" style:font-family-asian="Monospace" style:font-family-complex="Monospace" fo:background-color="transparent" fo:color="#000000"/>
    </style:style>
    <style:style style:name="T2051" style:family="text">
      <style:text-properties fo:font-size="9.00pt" fo:font-weight="normal" fo:font-family="Monospace" style:font-family-asian="Monospace" style:font-family-complex="Monospace" fo:background-color="transparent" fo:color="#0000c0"/>
    </style:style>
    <style:style style:name="T2052" style:family="text">
      <style:text-properties fo:font-size="9.00pt" fo:font-weight="normal" fo:font-family="Monospace" style:font-family-asian="Monospace" style:font-family-complex="Monospace" fo:background-color="transparent" fo:color="#000000"/>
    </style:style>
    <style:style style:name="T2053" style:family="text">
      <style:text-properties fo:font-size="9.00pt" fo:font-weight="normal" fo:font-family="Monospace" style:font-family-asian="Monospace" style:font-family-complex="Monospace" fo:background-color="transparent" fo:color="#0000c0"/>
    </style:style>
    <style:style style:name="T2054" style:family="text">
      <style:text-properties fo:font-size="9.00pt" fo:font-weight="normal" fo:font-family="Monospace" style:font-family-asian="Monospace" style:font-family-complex="Monospace" fo:background-color="transparent" fo:color="#000000"/>
    </style:style>
    <style:style style:name="T2055" style:family="text">
      <style:text-properties fo:font-size="11.00pt" fo:font-weight="normal" fo:font-family="Calibri" style:font-family-asian="Calibri" style:font-family-complex="Calibri" fo:background-color="transparent" style:use-window-font-color="true"/>
    </style:style>
    <style:style style:name="T2056"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2057" style:family="text">
      <style:text-properties fo:font-size="9.00pt" fo:font-weight="normal" fo:font-family="'Courier New'" style:font-family-asian="'Courier New'" style:font-family-complex="'Courier New'" fo:background-color="transparent" fo:color="#408080"/>
    </style:style>
    <style:style style:name="T2058" style:family="text">
      <style:text-properties fo:font-size="9.00pt" fo:font-weight="bold" fo:font-family="'Courier New'" style:font-family-asian="'Courier New'" style:font-family-complex="'Courier New'" fo:background-color="transparent" fo:color="#0000a0"/>
    </style:style>
    <style:style style:name="T2059" style:family="text">
      <style:text-properties fo:font-size="9.00pt" fo:font-weight="normal" fo:font-family="'Courier New'" style:font-family-asian="'Courier New'" style:font-family-complex="'Courier New'" fo:background-color="transparent" fo:color="#000000"/>
    </style:style>
    <style:style style:name="T2060" style:family="text">
      <style:text-properties fo:font-size="9.00pt" fo:font-weight="bold" fo:font-family="'Courier New'" style:font-family-asian="'Courier New'" style:font-family-complex="'Courier New'" fo:background-color="transparent" fo:color="#000000"/>
    </style:style>
    <style:style style:name="T2061" style:family="text">
      <style:text-properties fo:font-size="9.00pt" fo:font-weight="normal" fo:font-family="'Courier New'" style:font-family-asian="'Courier New'" style:font-family-complex="'Courier New'" fo:background-color="transparent" fo:color="#000000"/>
    </style:style>
    <style:style style:name="T2062" style:family="text">
      <style:text-properties fo:font-size="9.00pt" fo:font-weight="normal" fo:font-family="'Courier New'" style:font-family-asian="'Courier New'" style:font-family-complex="'Courier New'" fo:background-color="transparent" fo:color="#008000"/>
    </style:style>
    <style:style style:name="T2063" style:family="text">
      <style:text-properties fo:font-size="9.00pt" fo:font-weight="normal" fo:font-family="'Courier New'" style:font-family-asian="'Courier New'" style:font-family-complex="'Courier New'" fo:background-color="transparent" fo:color="#000000"/>
    </style:style>
    <style:style style:name="T2064" style:family="text">
      <style:text-properties fo:font-size="9.00pt" fo:font-weight="bold" fo:font-family="'Courier New'" style:font-family-asian="'Courier New'" style:font-family-complex="'Courier New'" fo:background-color="transparent" fo:color="#0000a0"/>
    </style:style>
    <style:style style:name="T2065" style:family="text">
      <style:text-properties fo:font-size="9.00pt" fo:font-weight="normal" fo:font-family="'Courier New'" style:font-family-asian="'Courier New'" style:font-family-complex="'Courier New'" fo:background-color="transparent" fo:color="#000000"/>
    </style:style>
    <style:style style:name="T2066" style:family="text">
      <style:text-properties fo:font-size="9.00pt" fo:font-weight="normal" fo:font-family="'Courier New'" style:font-family-asian="'Courier New'" style:font-family-complex="'Courier New'" fo:background-color="transparent" fo:color="#008000"/>
    </style:style>
    <style:style style:name="T2067" style:family="text">
      <style:text-properties fo:font-size="9.00pt" fo:font-weight="normal" fo:font-family="'Courier New'" style:font-family-asian="'Courier New'" style:font-family-complex="'Courier New'" fo:background-color="transparent" fo:color="#000000"/>
    </style:style>
    <style:style style:name="T2068" style:family="text">
      <style:text-properties fo:font-size="9.00pt" fo:font-weight="normal" fo:font-family="'Courier New'" style:font-family-asian="'Courier New'" style:font-family-complex="'Courier New'" fo:background-color="transparent" fo:color="#008000"/>
    </style:style>
    <style:style style:name="T2069" style:family="text">
      <style:text-properties fo:font-size="9.00pt" fo:font-weight="normal" fo:font-family="'Courier New'" style:font-family-asian="'Courier New'" style:font-family-complex="'Courier New'" fo:background-color="transparent" fo:color="#000000"/>
    </style:style>
    <style:style style:name="T2070" style:family="text">
      <style:text-properties fo:font-size="9.00pt" fo:font-weight="normal" fo:font-family="'Courier New'" style:font-family-asian="'Courier New'" style:font-family-complex="'Courier New'" fo:background-color="transparent" fo:color="#008000"/>
    </style:style>
    <style:style style:name="T2071" style:family="text">
      <style:text-properties fo:font-size="9.00pt" fo:font-weight="normal" fo:font-family="'Courier New'" style:font-family-asian="'Courier New'" style:font-family-complex="'Courier New'" fo:background-color="transparent" fo:color="#000000"/>
    </style:style>
    <style:style style:name="T2072" style:family="text">
      <style:text-properties fo:font-size="9.00pt" fo:font-weight="normal" fo:font-family="'Courier New'" style:font-family-asian="'Courier New'" style:font-family-complex="'Courier New'" fo:background-color="transparent" fo:color="#008000"/>
    </style:style>
    <style:style style:name="T2073" style:family="text">
      <style:text-properties fo:font-size="9.00pt" fo:font-weight="normal" fo:font-family="'Courier New'" style:font-family-asian="'Courier New'" style:font-family-complex="'Courier New'" fo:background-color="transparent" fo:color="#000000"/>
    </style:style>
    <style:style style:name="T2074" style:family="text">
      <style:text-properties fo:font-size="9.00pt" fo:font-weight="normal" fo:font-family="'Courier New'" style:font-family-asian="'Courier New'" style:font-family-complex="'Courier New'" fo:background-color="transparent" fo:color="#008000"/>
    </style:style>
    <style:style style:name="T2075" style:family="text">
      <style:text-properties fo:font-size="9.00pt" fo:font-weight="normal" fo:font-family="'Courier New'" style:font-family-asian="'Courier New'" style:font-family-complex="'Courier New'" fo:background-color="transparent" fo:color="#000000"/>
    </style:style>
    <style:style style:name="T2076" style:family="text">
      <style:text-properties fo:font-size="9.00pt" fo:font-weight="normal" fo:font-family="'Courier New'" style:font-family-asian="'Courier New'" style:font-family-complex="'Courier New'" fo:background-color="transparent" fo:color="#008000"/>
    </style:style>
    <style:style style:name="T2077" style:family="text">
      <style:text-properties fo:font-size="9.00pt" fo:font-weight="normal" fo:font-family="'Courier New'" style:font-family-asian="'Courier New'" style:font-family-complex="'Courier New'" fo:background-color="transparent" fo:color="#000000"/>
    </style:style>
    <style:style style:name="T2078" style:family="text">
      <style:text-properties fo:font-size="9.00pt" fo:font-weight="normal" fo:font-family="'Courier New'" style:font-family-asian="'Courier New'" style:font-family-complex="'Courier New'" fo:background-color="transparent" fo:color="#008000"/>
    </style:style>
    <style:style style:name="T2079" style:family="text">
      <style:text-properties fo:font-size="9.00pt" fo:font-weight="normal" fo:font-family="'Courier New'" style:font-family-asian="'Courier New'" style:font-family-complex="'Courier New'" fo:background-color="transparent" fo:color="#000000"/>
    </style:style>
    <style:style style:name="T2080" style:family="text">
      <style:text-properties fo:font-size="9.00pt" fo:font-weight="normal" fo:font-family="'Courier New'" style:font-family-asian="'Courier New'" style:font-family-complex="'Courier New'" fo:background-color="transparent" fo:color="#008000"/>
    </style:style>
    <style:style style:name="T2081" style:family="text">
      <style:text-properties fo:font-size="9.00pt" fo:font-weight="normal" fo:font-family="'Courier New'" style:font-family-asian="'Courier New'" style:font-family-complex="'Courier New'" fo:background-color="transparent" fo:color="#000000"/>
    </style:style>
    <style:style style:name="T2082" style:family="text">
      <style:text-properties fo:font-size="9.00pt" fo:font-weight="normal" fo:font-family="'Courier New'" style:font-family-asian="'Courier New'" style:font-family-complex="'Courier New'" fo:background-color="transparent" fo:color="#008000"/>
    </style:style>
    <style:style style:name="T2083" style:family="text">
      <style:text-properties fo:font-size="9.00pt" fo:font-weight="normal" fo:font-family="'Courier New'" style:font-family-asian="'Courier New'" style:font-family-complex="'Courier New'" fo:background-color="transparent" fo:color="#000000"/>
    </style:style>
    <style:style style:name="T2084" style:family="text">
      <style:text-properties fo:font-size="9.00pt" fo:font-weight="normal" fo:font-family="'Courier New'" style:font-family-asian="'Courier New'" style:font-family-complex="'Courier New'" fo:background-color="transparent" fo:color="#008000"/>
    </style:style>
    <style:style style:name="T2085" style:family="text">
      <style:text-properties fo:font-size="9.00pt" fo:font-weight="normal" fo:font-family="'Courier New'" style:font-family-asian="'Courier New'" style:font-family-complex="'Courier New'" fo:background-color="transparent" fo:color="#000000"/>
    </style:style>
    <style:style style:name="T2086" style:family="text">
      <style:text-properties fo:font-size="9.00pt" fo:font-weight="normal" fo:font-family="'Courier New'" style:font-family-asian="'Courier New'" style:font-family-complex="'Courier New'" fo:background-color="transparent" fo:color="#008000"/>
    </style:style>
    <style:style style:name="T2087" style:family="text">
      <style:text-properties fo:font-size="9.00pt" fo:font-weight="normal" fo:font-family="'Courier New'" style:font-family-asian="'Courier New'" style:font-family-complex="'Courier New'" fo:background-color="transparent" fo:color="#000000"/>
    </style:style>
    <style:style style:name="T2088" style:family="text">
      <style:text-properties fo:font-size="9.00pt" fo:font-weight="normal" fo:font-family="'Courier New'" style:font-family-asian="'Courier New'" style:font-family-complex="'Courier New'" fo:background-color="transparent" fo:color="#008000"/>
    </style:style>
    <style:style style:name="T2089" style:family="text">
      <style:text-properties fo:font-size="9.00pt" fo:font-weight="normal" fo:font-family="'Courier New'" style:font-family-asian="'Courier New'" style:font-family-complex="'Courier New'" fo:background-color="transparent" fo:color="#000000"/>
    </style:style>
    <style:style style:name="T2090" style:family="text">
      <style:text-properties fo:font-size="9.00pt" fo:font-weight="normal" fo:font-family="'Courier New'" style:font-family-asian="'Courier New'" style:font-family-complex="'Courier New'" fo:background-color="transparent" fo:color="#008000"/>
    </style:style>
    <style:style style:name="T2091" style:family="text">
      <style:text-properties fo:font-size="9.00pt" fo:font-weight="normal" fo:font-family="'Courier New'" style:font-family-asian="'Courier New'" style:font-family-complex="'Courier New'" fo:background-color="transparent" fo:color="#000000"/>
    </style:style>
    <style:style style:name="T2092" style:family="text">
      <style:text-properties fo:font-size="9.00pt" fo:font-weight="normal" fo:font-family="'Courier New'" style:font-family-asian="'Courier New'" style:font-family-complex="'Courier New'" fo:background-color="transparent" fo:color="#008000"/>
    </style:style>
    <style:style style:name="T2093" style:family="text">
      <style:text-properties fo:font-size="9.00pt" fo:font-weight="normal" fo:font-family="'Courier New'" style:font-family-asian="'Courier New'" style:font-family-complex="'Courier New'" fo:background-color="transparent" fo:color="#000000"/>
    </style:style>
    <style:style style:name="T2094" style:family="text">
      <style:text-properties fo:font-size="9.00pt" fo:font-weight="normal" fo:font-family="'Courier New'" style:font-family-asian="'Courier New'" style:font-family-complex="'Courier New'" fo:background-color="transparent" fo:color="#008000"/>
    </style:style>
    <style:style style:name="T2095" style:family="text">
      <style:text-properties fo:font-size="9.00pt" fo:font-weight="normal" fo:font-family="'Courier New'" style:font-family-asian="'Courier New'" style:font-family-complex="'Courier New'" fo:background-color="transparent" fo:color="#000000"/>
    </style:style>
    <style:style style:name="T2096" style:family="text">
      <style:text-properties fo:font-size="9.00pt" fo:font-weight="normal" fo:font-family="'Courier New'" style:font-family-asian="'Courier New'" style:font-family-complex="'Courier New'" fo:background-color="transparent" fo:color="#008000"/>
    </style:style>
    <style:style style:name="T2097" style:family="text">
      <style:text-properties fo:font-size="9.00pt" fo:font-weight="normal" fo:font-family="'Courier New'" style:font-family-asian="'Courier New'" style:font-family-complex="'Courier New'" fo:background-color="transparent" fo:color="#000000"/>
    </style:style>
    <style:style style:name="T2098" style:family="text">
      <style:text-properties fo:font-size="9.00pt" fo:font-weight="normal" fo:font-family="'Courier New'" style:font-family-asian="'Courier New'" style:font-family-complex="'Courier New'" fo:background-color="transparent" fo:color="#008000"/>
    </style:style>
    <style:style style:name="T2099" style:family="text">
      <style:text-properties fo:font-size="9.00pt" fo:font-weight="normal" fo:font-family="'Courier New'" style:font-family-asian="'Courier New'" style:font-family-complex="'Courier New'" fo:background-color="transparent" fo:color="#000000"/>
    </style:style>
    <style:style style:name="T2100" style:family="text">
      <style:text-properties fo:font-size="9.00pt" fo:font-weight="normal" fo:font-family="'Courier New'" style:font-family-asian="'Courier New'" style:font-family-complex="'Courier New'" fo:background-color="transparent" fo:color="#008000"/>
    </style:style>
    <style:style style:name="T2101" style:family="text">
      <style:text-properties fo:font-size="9.00pt" fo:font-weight="normal" fo:font-family="'Courier New'" style:font-family-asian="'Courier New'" style:font-family-complex="'Courier New'" fo:background-color="transparent" fo:color="#000000"/>
    </style:style>
    <style:style style:name="T2102" style:family="text">
      <style:text-properties fo:font-size="9.00pt" fo:font-weight="normal" fo:font-family="'Courier New'" style:font-family-asian="'Courier New'" style:font-family-complex="'Courier New'" fo:background-color="transparent" fo:color="#008000"/>
    </style:style>
    <style:style style:name="T2103" style:family="text">
      <style:text-properties fo:font-size="9.00pt" fo:font-weight="normal" fo:font-family="'Courier New'" style:font-family-asian="'Courier New'" style:font-family-complex="'Courier New'" fo:background-color="transparent" fo:color="#000000"/>
    </style:style>
    <style:style style:name="T2104" style:family="text">
      <style:text-properties fo:font-size="9.00pt" fo:font-weight="normal" fo:font-family="'Courier New'" style:font-family-asian="'Courier New'" style:font-family-complex="'Courier New'" fo:background-color="transparent" fo:color="#008000"/>
    </style:style>
    <style:style style:name="T2105" style:family="text">
      <style:text-properties fo:font-size="9.00pt" fo:font-weight="normal" fo:font-family="'Courier New'" style:font-family-asian="'Courier New'" style:font-family-complex="'Courier New'" fo:background-color="transparent" fo:color="#000000"/>
    </style:style>
    <style:style style:name="T2106" style:family="text">
      <style:text-properties fo:font-size="9.00pt" fo:font-weight="normal" fo:font-family="'Courier New'" style:font-family-asian="'Courier New'" style:font-family-complex="'Courier New'" fo:background-color="transparent" fo:color="#008000"/>
    </style:style>
    <style:style style:name="T2107" style:family="text">
      <style:text-properties fo:font-size="9.00pt" fo:font-weight="normal" fo:font-family="'Courier New'" style:font-family-asian="'Courier New'" style:font-family-complex="'Courier New'" fo:background-color="transparent" fo:color="#000000"/>
    </style:style>
    <style:style style:name="T2108" style:family="text">
      <style:text-properties fo:font-size="9.00pt" fo:font-weight="normal" fo:font-family="'Courier New'" style:font-family-asian="'Courier New'" style:font-family-complex="'Courier New'" fo:background-color="transparent" fo:color="#008000"/>
    </style:style>
    <style:style style:name="T2109" style:family="text">
      <style:text-properties fo:font-size="9.00pt" fo:font-weight="normal" fo:font-family="'Courier New'" style:font-family-asian="'Courier New'" style:font-family-complex="'Courier New'" fo:background-color="transparent" fo:color="#000000"/>
    </style:style>
    <style:style style:name="T2110" style:family="text">
      <style:text-properties fo:font-size="9.00pt" fo:font-weight="normal" fo:font-family="'Courier New'" style:font-family-asian="'Courier New'" style:font-family-complex="'Courier New'" fo:background-color="transparent" fo:color="#008000"/>
    </style:style>
    <style:style style:name="T2111" style:family="text">
      <style:text-properties fo:font-size="9.00pt" fo:font-weight="normal" fo:font-family="'Courier New'" style:font-family-asian="'Courier New'" style:font-family-complex="'Courier New'" fo:background-color="transparent" fo:color="#000000"/>
    </style:style>
    <style:style style:name="T2112" style:family="text">
      <style:text-properties fo:font-size="9.00pt" fo:font-weight="normal" fo:font-family="'Courier New'" style:font-family-asian="'Courier New'" style:font-family-complex="'Courier New'" fo:background-color="transparent" fo:color="#008000"/>
    </style:style>
    <style:style style:name="T2113" style:family="text">
      <style:text-properties fo:font-size="9.00pt" fo:font-weight="normal" fo:font-family="'Courier New'" style:font-family-asian="'Courier New'" style:font-family-complex="'Courier New'" fo:background-color="transparent" fo:color="#000000"/>
    </style:style>
    <style:style style:name="T2114" style:family="text">
      <style:text-properties fo:font-size="9.00pt" fo:font-weight="normal" fo:font-family="'Courier New'" style:font-family-asian="'Courier New'" style:font-family-complex="'Courier New'" fo:background-color="transparent" fo:color="#008000"/>
    </style:style>
    <style:style style:name="T2115" style:family="text">
      <style:text-properties fo:font-size="9.00pt" fo:font-weight="normal" fo:font-family="'Courier New'" style:font-family-asian="'Courier New'" style:font-family-complex="'Courier New'" fo:background-color="transparent" fo:color="#000000"/>
    </style:style>
    <style:style style:name="T2116" style:family="text">
      <style:text-properties fo:font-size="9.00pt" fo:font-weight="normal" fo:font-family="'Courier New'" style:font-family-asian="'Courier New'" style:font-family-complex="'Courier New'" fo:background-color="transparent" fo:color="#008000"/>
    </style:style>
    <style:style style:name="T2117" style:family="text">
      <style:text-properties fo:font-size="9.00pt" fo:font-weight="normal" fo:font-family="'Courier New'" style:font-family-asian="'Courier New'" style:font-family-complex="'Courier New'" fo:background-color="transparent" fo:color="#000000"/>
    </style:style>
    <style:style style:name="T2118" style:family="text">
      <style:text-properties fo:font-size="9.00pt" fo:font-weight="normal" fo:font-family="'Courier New'" style:font-family-asian="'Courier New'" style:font-family-complex="'Courier New'" fo:background-color="transparent" fo:color="#008000"/>
    </style:style>
    <style:style style:name="T2119" style:family="text">
      <style:text-properties fo:font-size="9.00pt" fo:font-weight="normal" fo:font-family="'Courier New'" style:font-family-asian="'Courier New'" style:font-family-complex="'Courier New'" fo:background-color="transparent" fo:color="#000000"/>
    </style:style>
    <style:style style:name="T2120" style:family="text">
      <style:text-properties fo:font-size="9.00pt" fo:font-weight="normal" fo:font-family="'Courier New'" style:font-family-asian="'Courier New'" style:font-family-complex="'Courier New'" fo:background-color="transparent" fo:color="#008000"/>
    </style:style>
    <style:style style:name="T2121" style:family="text">
      <style:text-properties fo:font-size="9.00pt" fo:font-weight="normal" fo:font-family="'Courier New'" style:font-family-asian="'Courier New'" style:font-family-complex="'Courier New'" fo:background-color="transparent" fo:color="#000000"/>
    </style:style>
    <style:style style:name="T2122" style:family="text">
      <style:text-properties fo:font-size="9.00pt" fo:font-weight="normal" fo:font-family="'Courier New'" style:font-family-asian="'Courier New'" style:font-family-complex="'Courier New'" fo:background-color="transparent" fo:color="#008000"/>
    </style:style>
    <style:style style:name="T2123" style:family="text">
      <style:text-properties fo:font-size="9.00pt" fo:font-weight="normal" fo:font-family="'Courier New'" style:font-family-asian="'Courier New'" style:font-family-complex="'Courier New'" fo:background-color="transparent" fo:color="#000000"/>
    </style:style>
    <style:style style:name="T2124" style:family="text">
      <style:text-properties fo:font-size="9.00pt" fo:font-weight="normal" fo:font-family="'Courier New'" style:font-family-asian="'Courier New'" style:font-family-complex="'Courier New'" fo:background-color="transparent" fo:color="#008000"/>
    </style:style>
    <style:style style:name="T2125" style:family="text">
      <style:text-properties fo:font-size="9.00pt" fo:font-weight="normal" fo:font-family="'Courier New'" style:font-family-asian="'Courier New'" style:font-family-complex="'Courier New'" fo:background-color="transparent" fo:color="#000000"/>
    </style:style>
    <style:style style:name="T2126" style:family="text">
      <style:text-properties fo:font-size="9.00pt" fo:font-weight="normal" fo:font-family="'Courier New'" style:font-family-asian="'Courier New'" style:font-family-complex="'Courier New'" fo:background-color="transparent" fo:color="#008000"/>
    </style:style>
    <style:style style:name="T2127" style:family="text">
      <style:text-properties fo:font-size="9.00pt" fo:font-weight="normal" fo:font-family="'Courier New'" style:font-family-asian="'Courier New'" style:font-family-complex="'Courier New'" fo:background-color="transparent" fo:color="#000000"/>
    </style:style>
    <style:style style:name="T2128" style:family="text">
      <style:text-properties fo:font-size="9.00pt" fo:font-weight="normal" fo:font-family="'Courier New'" style:font-family-asian="'Courier New'" style:font-family-complex="'Courier New'" fo:background-color="transparent" fo:color="#008000"/>
    </style:style>
    <style:style style:name="T2129" style:family="text">
      <style:text-properties fo:font-size="9.00pt" fo:font-weight="normal" fo:font-family="'Courier New'" style:font-family-asian="'Courier New'" style:font-family-complex="'Courier New'" fo:background-color="transparent" fo:color="#000000"/>
    </style:style>
    <style:style style:name="T2130" style:family="text">
      <style:text-properties fo:font-size="9.00pt" fo:font-weight="normal" fo:font-family="'Courier New'" style:font-family-asian="'Courier New'" style:font-family-complex="'Courier New'" fo:background-color="transparent" fo:color="#008000"/>
    </style:style>
    <style:style style:name="T2131" style:family="text">
      <style:text-properties fo:font-size="9.00pt" fo:font-weight="normal" fo:font-family="'Courier New'" style:font-family-asian="'Courier New'" style:font-family-complex="'Courier New'" fo:background-color="transparent" fo:color="#000000"/>
    </style:style>
    <style:style style:name="T2132" style:family="text">
      <style:text-properties fo:font-size="9.00pt" fo:font-weight="normal" fo:font-family="'Courier New'" style:font-family-asian="'Courier New'" style:font-family-complex="'Courier New'" fo:background-color="transparent" fo:color="#008000"/>
    </style:style>
    <style:style style:name="T2133" style:family="text">
      <style:text-properties fo:font-size="9.00pt" fo:font-weight="normal" fo:font-family="'Courier New'" style:font-family-asian="'Courier New'" style:font-family-complex="'Courier New'" fo:background-color="transparent" fo:color="#000000"/>
    </style:style>
    <style:style style:name="T2134" style:family="text">
      <style:text-properties fo:font-size="9.00pt" fo:font-weight="bold" fo:font-family="'Courier New'" style:font-family-asian="'Courier New'" style:font-family-complex="'Courier New'" fo:background-color="transparent" fo:color="#0000ff"/>
    </style:style>
    <style:style style:name="T2135" style:family="text">
      <style:text-properties fo:font-size="9.00pt" fo:font-weight="normal" fo:font-family="'Courier New'" style:font-family-asian="'Courier New'" style:font-family-complex="'Courier New'" fo:background-color="transparent" fo:color="#000000"/>
    </style:style>
    <style:style style:name="T2136" style:family="text">
      <style:text-properties fo:font-size="9.00pt" fo:font-weight="normal" fo:font-family="'Courier New'" style:font-family-asian="'Courier New'" style:font-family-complex="'Courier New'" fo:background-color="transparent" fo:color="#008000"/>
    </style:style>
    <style:style style:name="T2137" style:family="text">
      <style:text-properties fo:font-size="9.00pt" fo:font-weight="normal" fo:font-family="'Courier New'" style:font-family-asian="'Courier New'" style:font-family-complex="'Courier New'" fo:background-color="transparent" fo:color="#ff0000"/>
    </style:style>
    <style:style style:name="T2138" style:family="text">
      <style:text-properties fo:font-size="9.00pt" fo:font-weight="normal" fo:font-family="'Courier New'" style:font-family-asian="'Courier New'" style:font-family-complex="'Courier New'" fo:background-color="transparent" fo:color="#000000"/>
    </style:style>
    <style:style style:name="T2139" style:family="text">
      <style:text-properties fo:font-size="9.00pt" fo:font-weight="bold" fo:font-family="'Courier New'" style:font-family-asian="'Courier New'" style:font-family-complex="'Courier New'" fo:background-color="transparent" fo:color="#0000ff"/>
    </style:style>
    <style:style style:name="T2140" style:family="text">
      <style:text-properties fo:font-size="9.00pt" fo:font-weight="normal" fo:font-family="'Courier New'" style:font-family-asian="'Courier New'" style:font-family-complex="'Courier New'" fo:background-color="transparent" fo:color="#000000"/>
    </style:style>
    <style:style style:name="T2141" style:family="text">
      <style:text-properties fo:font-size="9.00pt" fo:font-weight="normal" fo:font-family="'Courier New'" style:font-family-asian="'Courier New'" style:font-family-complex="'Courier New'" fo:background-color="transparent" fo:color="#008000"/>
    </style:style>
    <style:style style:name="T2142" style:family="text">
      <style:text-properties fo:font-size="9.00pt" fo:font-weight="normal" fo:font-family="'Courier New'" style:font-family-asian="'Courier New'" style:font-family-complex="'Courier New'" fo:background-color="transparent" fo:color="#000000"/>
    </style:style>
    <style:style style:name="T2143" style:family="text">
      <style:text-properties fo:font-size="9.00pt" fo:font-weight="bold" fo:font-family="'Courier New'" style:font-family-asian="'Courier New'" style:font-family-complex="'Courier New'" fo:background-color="transparent" fo:color="#0000ff"/>
    </style:style>
    <style:style style:name="T2144" style:family="text">
      <style:text-properties fo:font-size="9.00pt" fo:font-weight="normal" fo:font-family="'Courier New'" style:font-family-asian="'Courier New'" style:font-family-complex="'Courier New'" fo:background-color="transparent" fo:color="#000000"/>
    </style:style>
    <style:style style:name="T2145" style:family="text">
      <style:text-properties fo:font-size="9.00pt" fo:font-weight="normal" fo:font-family="'Courier New'" style:font-family-asian="'Courier New'" style:font-family-complex="'Courier New'" fo:background-color="transparent" fo:color="#008000"/>
    </style:style>
    <style:style style:name="T2146" style:family="text">
      <style:text-properties fo:font-size="9.00pt" fo:font-weight="normal" fo:font-family="'Courier New'" style:font-family-asian="'Courier New'" style:font-family-complex="'Courier New'" fo:background-color="transparent" fo:color="#ff0000"/>
    </style:style>
    <style:style style:name="T2147" style:family="text">
      <style:text-properties fo:font-size="9.00pt" fo:font-weight="normal" fo:font-family="'Courier New'" style:font-family-asian="'Courier New'" style:font-family-complex="'Courier New'" fo:background-color="transparent" fo:color="#000000"/>
    </style:style>
    <style:style style:name="T2148" style:family="text">
      <style:text-properties fo:font-size="9.00pt" fo:font-weight="bold" fo:font-family="'Courier New'" style:font-family-asian="'Courier New'" style:font-family-complex="'Courier New'" fo:background-color="transparent" fo:color="#0000ff"/>
    </style:style>
    <style:style style:name="T2149" style:family="text">
      <style:text-properties fo:font-size="9.00pt" fo:font-weight="normal" fo:font-family="'Courier New'" style:font-family-asian="'Courier New'" style:font-family-complex="'Courier New'" fo:background-color="transparent" fo:color="#000000"/>
    </style:style>
    <style:style style:name="T2150" style:family="text">
      <style:text-properties fo:font-size="9.00pt" fo:font-weight="normal" fo:font-family="'Courier New'" style:font-family-asian="'Courier New'" style:font-family-complex="'Courier New'" fo:background-color="transparent" fo:color="#008000"/>
    </style:style>
    <style:style style:name="T2151" style:family="text">
      <style:text-properties fo:font-size="9.00pt" fo:font-weight="normal" fo:font-family="'Courier New'" style:font-family-asian="'Courier New'" style:font-family-complex="'Courier New'" fo:background-color="transparent" fo:color="#000000"/>
    </style:style>
    <style:style style:name="T2152" style:family="text">
      <style:text-properties fo:font-size="9.00pt" fo:font-weight="bold" fo:font-family="'Courier New'" style:font-family-asian="'Courier New'" style:font-family-complex="'Courier New'" fo:background-color="transparent" fo:color="#0000ff"/>
    </style:style>
    <style:style style:name="T2153" style:family="text">
      <style:text-properties fo:font-size="9.00pt" fo:font-weight="normal" fo:font-family="'Courier New'" style:font-family-asian="'Courier New'" style:font-family-complex="'Courier New'" fo:background-color="transparent" fo:color="#000000"/>
    </style:style>
    <style:style style:name="T2154" style:family="text">
      <style:text-properties fo:font-size="9.00pt" fo:font-weight="normal" fo:font-family="'Courier New'" style:font-family-asian="'Courier New'" style:font-family-complex="'Courier New'" fo:background-color="transparent" fo:color="#008000"/>
    </style:style>
    <style:style style:name="T2155" style:family="text">
      <style:text-properties fo:font-size="9.00pt" fo:font-weight="normal" fo:font-family="'Courier New'" style:font-family-asian="'Courier New'" style:font-family-complex="'Courier New'" fo:background-color="transparent" fo:color="#000000"/>
    </style:style>
    <style:style style:name="T2156" style:family="text">
      <style:text-properties fo:font-size="9.00pt" fo:font-weight="normal" fo:font-family="'Courier New'" style:font-family-asian="'Courier New'" style:font-family-complex="'Courier New'" fo:background-color="transparent" fo:color="#008000"/>
    </style:style>
    <style:style style:name="T2157" style:family="text">
      <style:text-properties fo:font-size="9.00pt" fo:font-weight="normal" fo:font-family="'Courier New'" style:font-family-asian="'Courier New'" style:font-family-complex="'Courier New'" fo:background-color="transparent" fo:color="#000000"/>
    </style:style>
    <style:style style:name="T2158" style:family="text">
      <style:text-properties fo:font-size="9.00pt" fo:font-weight="normal" fo:font-family="'Courier New'" style:font-family-asian="'Courier New'" style:font-family-complex="'Courier New'" fo:background-color="transparent" fo:color="#008000"/>
    </style:style>
    <style:style style:name="T2159" style:family="text">
      <style:text-properties fo:font-size="9.00pt" fo:font-weight="normal" fo:font-family="'Courier New'" style:font-family-asian="'Courier New'" style:font-family-complex="'Courier New'" fo:background-color="transparent" fo:color="#000000"/>
    </style:style>
    <style:style style:name="T2160" style:family="text">
      <style:text-properties fo:font-size="9.00pt" fo:font-weight="normal" fo:font-family="'Courier New'" style:font-family-asian="'Courier New'" style:font-family-complex="'Courier New'" fo:background-color="transparent" fo:color="#008000"/>
    </style:style>
    <style:style style:name="T2161" style:family="text">
      <style:text-properties fo:font-size="9.00pt" fo:font-weight="normal" fo:font-family="'Courier New'" style:font-family-asian="'Courier New'" style:font-family-complex="'Courier New'" fo:background-color="transparent" fo:color="#000000"/>
    </style:style>
    <style:style style:name="T2162" style:family="text">
      <style:text-properties fo:font-size="9.00pt" fo:font-weight="normal" fo:font-family="'Courier New'" style:font-family-asian="'Courier New'" style:font-family-complex="'Courier New'" fo:background-color="transparent" fo:color="#008000"/>
    </style:style>
    <style:style style:name="T2163" style:family="text">
      <style:text-properties fo:font-size="9.00pt" fo:font-weight="normal" fo:font-family="'Courier New'" style:font-family-asian="'Courier New'" style:font-family-complex="'Courier New'" fo:background-color="transparent" fo:color="#000000"/>
    </style:style>
    <style:style style:name="T2164" style:family="text">
      <style:text-properties fo:font-size="9.00pt" fo:font-weight="normal" fo:font-family="'Courier New'" style:font-family-asian="'Courier New'" style:font-family-complex="'Courier New'" fo:background-color="transparent" fo:color="#008000"/>
    </style:style>
    <style:style style:name="T2165" style:family="text">
      <style:text-properties fo:font-size="9.00pt" fo:font-weight="normal" fo:font-family="'Courier New'" style:font-family-asian="'Courier New'" style:font-family-complex="'Courier New'" fo:background-color="transparent" fo:color="#000000"/>
    </style:style>
    <style:style style:name="T2166" style:family="text">
      <style:text-properties fo:font-size="9.00pt" fo:font-weight="normal" fo:font-family="'Courier New'" style:font-family-asian="'Courier New'" style:font-family-complex="'Courier New'" fo:background-color="transparent" fo:color="#008000"/>
    </style:style>
    <style:style style:name="T2167" style:family="text">
      <style:text-properties fo:font-size="9.00pt" fo:font-weight="normal" fo:font-family="'Courier New'" style:font-family-asian="'Courier New'" style:font-family-complex="'Courier New'" fo:background-color="transparent" fo:color="#000000"/>
    </style:style>
    <style:style style:name="T2168" style:family="text">
      <style:text-properties fo:font-size="9.00pt" fo:font-weight="normal" fo:font-family="'Courier New'" style:font-family-asian="'Courier New'" style:font-family-complex="'Courier New'" fo:background-color="transparent" fo:color="#008000"/>
    </style:style>
    <style:style style:name="T2169" style:family="text">
      <style:text-properties fo:font-size="9.00pt" fo:font-weight="normal" fo:font-family="'Courier New'" style:font-family-asian="'Courier New'" style:font-family-complex="'Courier New'" fo:background-color="transparent" fo:color="#000000"/>
    </style:style>
    <style:style style:name="T2170" style:family="text">
      <style:text-properties fo:font-size="9.00pt" fo:font-weight="normal" fo:font-family="'Courier New'" style:font-family-asian="'Courier New'" style:font-family-complex="'Courier New'" fo:background-color="transparent" fo:color="#008000"/>
    </style:style>
    <style:style style:name="T2171" style:family="text">
      <style:text-properties fo:font-size="9.00pt" fo:font-weight="normal" fo:font-family="'Courier New'" style:font-family-asian="'Courier New'" style:font-family-complex="'Courier New'" fo:background-color="transparent" fo:color="#000000"/>
    </style:style>
    <style:style style:name="T2172" style:family="text">
      <style:text-properties fo:font-size="9.00pt" fo:font-weight="normal" fo:font-family="'Courier New'" style:font-family-asian="'Courier New'" style:font-family-complex="'Courier New'" fo:background-color="transparent" fo:color="#008000"/>
    </style:style>
    <style:style style:name="T2173" style:family="text">
      <style:text-properties fo:font-size="9.00pt" fo:font-weight="normal" fo:font-family="'Courier New'" style:font-family-asian="'Courier New'" style:font-family-complex="'Courier New'" fo:background-color="transparent" fo:color="#000000"/>
    </style:style>
    <style:style style:name="T2174" style:family="text">
      <style:text-properties fo:font-size="9.00pt" fo:font-weight="normal" fo:font-family="'Courier New'" style:font-family-asian="'Courier New'" style:font-family-complex="'Courier New'" fo:background-color="transparent" fo:color="#008000"/>
    </style:style>
    <style:style style:name="T2175" style:family="text">
      <style:text-properties fo:font-size="9.00pt" fo:font-weight="normal" fo:font-family="'Courier New'" style:font-family-asian="'Courier New'" style:font-family-complex="'Courier New'" fo:background-color="transparent" fo:color="#000000"/>
    </style:style>
    <style:style style:name="T2176" style:family="text">
      <style:text-properties fo:font-size="9.00pt" fo:font-weight="normal" fo:font-family="'Courier New'" style:font-family-asian="'Courier New'" style:font-family-complex="'Courier New'" fo:background-color="transparent" fo:color="#008000"/>
    </style:style>
    <style:style style:name="T2177" style:family="text">
      <style:text-properties fo:font-size="9.00pt" fo:font-weight="normal" fo:font-family="'Courier New'" style:font-family-asian="'Courier New'" style:font-family-complex="'Courier New'" fo:background-color="transparent" fo:color="#000000"/>
    </style:style>
    <style:style style:name="T2178" style:family="text">
      <style:text-properties fo:font-size="9.00pt" fo:font-weight="normal" fo:font-family="'Courier New'" style:font-family-asian="'Courier New'" style:font-family-complex="'Courier New'" fo:background-color="transparent" fo:color="#008000"/>
    </style:style>
    <style:style style:name="T2179" style:family="text">
      <style:text-properties fo:font-size="9.00pt" fo:font-weight="normal" fo:font-family="'Courier New'" style:font-family-asian="'Courier New'" style:font-family-complex="'Courier New'" fo:background-color="transparent" fo:color="#000000"/>
    </style:style>
    <style:style style:name="T2180" style:family="text">
      <style:text-properties fo:font-size="9.00pt" fo:font-weight="normal" fo:font-family="'Courier New'" style:font-family-asian="'Courier New'" style:font-family-complex="'Courier New'" fo:background-color="transparent" fo:color="#008000"/>
    </style:style>
    <style:style style:name="T2181" style:family="text">
      <style:text-properties fo:font-size="9.00pt" fo:font-weight="normal" fo:font-family="'Courier New'" style:font-family-asian="'Courier New'" style:font-family-complex="'Courier New'" fo:background-color="transparent" fo:color="#000000"/>
    </style:style>
    <style:style style:name="T2182" style:family="text">
      <style:text-properties fo:font-size="9.00pt" fo:font-weight="normal" fo:font-family="'Courier New'" style:font-family-asian="'Courier New'" style:font-family-complex="'Courier New'" fo:background-color="transparent" fo:color="#008000"/>
    </style:style>
    <style:style style:name="T2183" style:family="text">
      <style:text-properties fo:font-size="9.00pt" fo:font-weight="normal" fo:font-family="'Courier New'" style:font-family-asian="'Courier New'" style:font-family-complex="'Courier New'" fo:background-color="transparent" fo:color="#000000"/>
    </style:style>
    <style:style style:name="T2184" style:family="text">
      <style:text-properties fo:font-size="9.00pt" fo:font-weight="bold" fo:font-family="'Courier New'" style:font-family-asian="'Courier New'" style:font-family-complex="'Courier New'" fo:background-color="transparent" fo:color="#0000ff"/>
    </style:style>
    <style:style style:name="T2185" style:family="text">
      <style:text-properties fo:font-size="9.00pt" fo:font-weight="normal" fo:font-family="'Courier New'" style:font-family-asian="'Courier New'" style:font-family-complex="'Courier New'" fo:background-color="transparent" fo:color="#000000"/>
    </style:style>
    <style:style style:name="T2186" style:family="text">
      <style:text-properties fo:font-size="9.00pt" fo:font-weight="normal" fo:font-family="'Courier New'" style:font-family-asian="'Courier New'" style:font-family-complex="'Courier New'" fo:background-color="transparent" fo:color="#008000"/>
    </style:style>
    <style:style style:name="T2187" style:family="text">
      <style:text-properties fo:font-size="9.00pt" fo:font-weight="normal" fo:font-family="'Courier New'" style:font-family-asian="'Courier New'" style:font-family-complex="'Courier New'" fo:background-color="transparent" fo:color="#000000"/>
    </style:style>
    <style:style style:name="T2188" style:family="text">
      <style:text-properties fo:font-size="9.00pt" fo:font-weight="bold" fo:font-family="'Courier New'" style:font-family-asian="'Courier New'" style:font-family-complex="'Courier New'" fo:background-color="transparent" fo:color="#0000ff"/>
    </style:style>
    <style:style style:name="T2189" style:family="text">
      <style:text-properties fo:font-size="9.00pt" fo:font-weight="normal" fo:font-family="'Courier New'" style:font-family-asian="'Courier New'" style:font-family-complex="'Courier New'" fo:background-color="transparent" fo:color="#000000"/>
    </style:style>
    <style:style style:name="T2190" style:family="text">
      <style:text-properties fo:font-size="9.00pt" fo:font-weight="normal" fo:font-family="'Courier New'" style:font-family-asian="'Courier New'" style:font-family-complex="'Courier New'" fo:background-color="transparent" fo:color="#008000"/>
    </style:style>
    <style:style style:name="T2191" style:family="text">
      <style:text-properties fo:font-size="9.00pt" fo:font-weight="normal" fo:font-family="'Courier New'" style:font-family-asian="'Courier New'" style:font-family-complex="'Courier New'" fo:background-color="transparent" fo:color="#000000"/>
    </style:style>
    <style:style style:name="T2192" style:family="text">
      <style:text-properties fo:font-size="9.00pt" fo:font-weight="normal" fo:font-family="'Courier New'" style:font-family-asian="'Courier New'" style:font-family-complex="'Courier New'" fo:background-color="transparent" fo:color="#008000"/>
    </style:style>
    <style:style style:name="T2193" style:family="text">
      <style:text-properties fo:font-size="9.00pt" fo:font-weight="normal" fo:font-family="'Courier New'" style:font-family-asian="'Courier New'" style:font-family-complex="'Courier New'" fo:background-color="transparent" fo:color="#ff0000"/>
    </style:style>
    <style:style style:name="T2194" style:family="text">
      <style:text-properties fo:font-size="9.00pt" fo:font-weight="normal" fo:font-family="'Courier New'" style:font-family-asian="'Courier New'" style:font-family-complex="'Courier New'" fo:background-color="transparent" fo:color="#000000"/>
    </style:style>
    <style:style style:name="T2195" style:family="text">
      <style:text-properties fo:font-size="9.00pt" fo:font-weight="normal" fo:font-family="'Courier New'" style:font-family-asian="'Courier New'" style:font-family-complex="'Courier New'" fo:background-color="transparent" fo:color="#008000"/>
    </style:style>
    <style:style style:name="T2196" style:family="text">
      <style:text-properties fo:font-size="9.00pt" fo:font-weight="normal" fo:font-family="'Courier New'" style:font-family-asian="'Courier New'" style:font-family-complex="'Courier New'" fo:background-color="transparent" fo:color="#000000"/>
    </style:style>
    <style:style style:name="T2197" style:family="text">
      <style:text-properties fo:font-size="9.00pt" fo:font-weight="normal" fo:font-family="'Courier New'" style:font-family-asian="'Courier New'" style:font-family-complex="'Courier New'" fo:background-color="transparent" fo:color="#008000"/>
    </style:style>
    <style:style style:name="T2198" style:family="text">
      <style:text-properties fo:font-size="9.00pt" fo:font-weight="normal" fo:font-family="'Courier New'" style:font-family-asian="'Courier New'" style:font-family-complex="'Courier New'" fo:background-color="transparent" fo:color="#000000"/>
    </style:style>
    <style:style style:name="T2199" style:family="text">
      <style:text-properties fo:font-size="9.00pt" fo:font-weight="normal" fo:font-family="'Courier New'" style:font-family-asian="'Courier New'" style:font-family-complex="'Courier New'" fo:background-color="transparent" fo:color="#008000"/>
    </style:style>
    <style:style style:name="T2200" style:family="text">
      <style:text-properties fo:font-size="9.00pt" fo:font-weight="normal" fo:font-family="'Courier New'" style:font-family-asian="'Courier New'" style:font-family-complex="'Courier New'" fo:background-color="transparent" fo:color="#ff0000"/>
    </style:style>
    <style:style style:name="T2201" style:family="text">
      <style:text-properties fo:font-size="9.00pt" fo:font-weight="normal" fo:font-family="'Courier New'" style:font-family-asian="'Courier New'" style:font-family-complex="'Courier New'" fo:background-color="transparent" fo:color="#000000"/>
    </style:style>
    <style:style style:name="T2202" style:family="text">
      <style:text-properties fo:font-size="9.00pt" fo:font-weight="normal" fo:font-family="'Courier New'" style:font-family-asian="'Courier New'" style:font-family-complex="'Courier New'" fo:background-color="transparent" fo:color="#008000"/>
    </style:style>
    <style:style style:name="T2203" style:family="text">
      <style:text-properties fo:font-size="9.00pt" fo:font-weight="normal" fo:font-family="'Courier New'" style:font-family-asian="'Courier New'" style:font-family-complex="'Courier New'" fo:background-color="transparent" fo:color="#000000"/>
    </style:style>
    <style:style style:name="T2204" style:family="text">
      <style:text-properties fo:font-size="9.00pt" fo:font-weight="normal" fo:font-family="'Courier New'" style:font-family-asian="'Courier New'" style:font-family-complex="'Courier New'" fo:background-color="transparent" fo:color="#008000"/>
    </style:style>
    <style:style style:name="T2205" style:family="text">
      <style:text-properties fo:font-size="9.00pt" fo:font-weight="normal" fo:font-family="'Courier New'" style:font-family-asian="'Courier New'" style:font-family-complex="'Courier New'" fo:background-color="transparent" fo:color="#000000"/>
    </style:style>
    <style:style style:name="T2206" style:family="text">
      <style:text-properties fo:font-size="9.00pt" fo:font-weight="normal" fo:font-family="'Courier New'" style:font-family-asian="'Courier New'" style:font-family-complex="'Courier New'" fo:background-color="transparent" fo:color="#008000"/>
    </style:style>
    <style:style style:name="T2207" style:family="text">
      <style:text-properties fo:font-size="9.00pt" fo:font-weight="normal" fo:font-family="'Courier New'" style:font-family-asian="'Courier New'" style:font-family-complex="'Courier New'" fo:background-color="transparent" fo:color="#ff0000"/>
    </style:style>
    <style:style style:name="T2208" style:family="text">
      <style:text-properties fo:font-size="9.00pt" fo:font-weight="normal" fo:font-family="'Courier New'" style:font-family-asian="'Courier New'" style:font-family-complex="'Courier New'" fo:background-color="transparent" fo:color="#000000"/>
    </style:style>
    <style:style style:name="T2209" style:family="text">
      <style:text-properties fo:font-size="9.00pt" fo:font-weight="normal" fo:font-family="'Courier New'" style:font-family-asian="'Courier New'" style:font-family-complex="'Courier New'" fo:background-color="transparent" fo:color="#008000"/>
    </style:style>
    <style:style style:name="T2210" style:family="text">
      <style:text-properties fo:font-size="9.00pt" fo:font-weight="normal" fo:font-family="'Courier New'" style:font-family-asian="'Courier New'" style:font-family-complex="'Courier New'" fo:background-color="transparent" fo:color="#000000"/>
    </style:style>
    <style:style style:name="T2211" style:family="text">
      <style:text-properties fo:font-size="9.00pt" fo:font-weight="normal" fo:font-family="'Courier New'" style:font-family-asian="'Courier New'" style:font-family-complex="'Courier New'" fo:background-color="transparent" fo:color="#008000"/>
    </style:style>
    <style:style style:name="T2212" style:family="text">
      <style:text-properties fo:font-size="9.00pt" fo:font-weight="normal" fo:font-family="'Courier New'" style:font-family-asian="'Courier New'" style:font-family-complex="'Courier New'" fo:background-color="transparent" fo:color="#000000"/>
    </style:style>
    <style:style style:name="T2213" style:family="text">
      <style:text-properties fo:font-size="9.00pt" fo:font-weight="normal" fo:font-family="'Courier New'" style:font-family-asian="'Courier New'" style:font-family-complex="'Courier New'" fo:background-color="transparent" fo:color="#008000"/>
    </style:style>
    <style:style style:name="T2214" style:family="text">
      <style:text-properties fo:font-size="9.00pt" fo:font-weight="normal" fo:font-family="'Courier New'" style:font-family-asian="'Courier New'" style:font-family-complex="'Courier New'" fo:background-color="transparent" fo:color="#ff0000"/>
    </style:style>
    <style:style style:name="T2215" style:family="text">
      <style:text-properties fo:font-size="9.00pt" fo:font-weight="normal" fo:font-family="'Courier New'" style:font-family-asian="'Courier New'" style:font-family-complex="'Courier New'" fo:background-color="transparent" fo:color="#000000"/>
    </style:style>
    <style:style style:name="T2216" style:family="text">
      <style:text-properties fo:font-size="9.00pt" fo:font-weight="bold" fo:font-family="'Courier New'" style:font-family-asian="'Courier New'" style:font-family-complex="'Courier New'" fo:background-color="transparent" fo:color="#0000ff"/>
    </style:style>
    <style:style style:name="T2217" style:family="text">
      <style:text-properties fo:font-size="9.00pt" fo:font-weight="normal" fo:font-family="'Courier New'" style:font-family-asian="'Courier New'" style:font-family-complex="'Courier New'" fo:background-color="transparent" fo:color="#000000"/>
    </style:style>
    <style:style style:name="T2218" style:family="text">
      <style:text-properties fo:font-size="9.00pt" fo:font-weight="normal" fo:font-family="'Courier New'" style:font-family-asian="'Courier New'" style:font-family-complex="'Courier New'" fo:background-color="transparent" fo:color="#008000"/>
    </style:style>
    <style:style style:name="T2219" style:family="text">
      <style:text-properties fo:font-size="9.00pt" fo:font-weight="normal" fo:font-family="'Courier New'" style:font-family-asian="'Courier New'" style:font-family-complex="'Courier New'" fo:background-color="transparent" fo:color="#000000"/>
    </style:style>
    <style:style style:name="T2220" style:family="text">
      <style:text-properties fo:font-size="9.00pt" fo:font-weight="bold" fo:font-family="'Courier New'" style:font-family-asian="'Courier New'" style:font-family-complex="'Courier New'" fo:background-color="transparent" fo:color="#0000ff"/>
    </style:style>
    <style:style style:name="T2221" style:family="text">
      <style:text-properties fo:font-size="9.00pt" fo:font-weight="normal" fo:font-family="'Courier New'" style:font-family-asian="'Courier New'" style:font-family-complex="'Courier New'" fo:background-color="transparent" fo:color="#000000"/>
    </style:style>
    <style:style style:name="T2222" style:family="text">
      <style:text-properties fo:font-size="9.00pt" fo:font-weight="normal" fo:font-family="'Courier New'" style:font-family-asian="'Courier New'" style:font-family-complex="'Courier New'" fo:background-color="transparent" fo:color="#008000"/>
    </style:style>
    <style:style style:name="T2223" style:family="text">
      <style:text-properties fo:font-size="9.00pt" fo:font-weight="normal" fo:font-family="'Courier New'" style:font-family-asian="'Courier New'" style:font-family-complex="'Courier New'" fo:background-color="transparent" fo:color="#000000"/>
    </style:style>
    <style:style style:name="T2224" style:family="text">
      <style:text-properties fo:font-size="9.00pt" fo:font-weight="normal" fo:font-family="'Courier New'" style:font-family-asian="'Courier New'" style:font-family-complex="'Courier New'" fo:background-color="transparent" fo:color="#008000"/>
    </style:style>
    <style:style style:name="T2225" style:family="text">
      <style:text-properties fo:font-size="9.00pt" fo:font-weight="normal" fo:font-family="'Courier New'" style:font-family-asian="'Courier New'" style:font-family-complex="'Courier New'" fo:background-color="transparent" fo:color="#ff0000"/>
    </style:style>
    <style:style style:name="T2226" style:family="text">
      <style:text-properties fo:font-size="9.00pt" fo:font-weight="normal" fo:font-family="'Courier New'" style:font-family-asian="'Courier New'" style:font-family-complex="'Courier New'" fo:background-color="transparent" fo:color="#000000"/>
    </style:style>
    <style:style style:name="T2227" style:family="text">
      <style:text-properties fo:font-size="9.00pt" fo:font-weight="normal" fo:font-family="'Courier New'" style:font-family-asian="'Courier New'" style:font-family-complex="'Courier New'" fo:background-color="transparent" fo:color="#008000"/>
    </style:style>
    <style:style style:name="T2228" style:family="text">
      <style:text-properties fo:font-size="9.00pt" fo:font-weight="normal" fo:font-family="'Courier New'" style:font-family-asian="'Courier New'" style:font-family-complex="'Courier New'" fo:background-color="transparent" fo:color="#000000"/>
    </style:style>
    <style:style style:name="T2229" style:family="text">
      <style:text-properties fo:font-size="9.00pt" fo:font-weight="normal" fo:font-family="'Courier New'" style:font-family-asian="'Courier New'" style:font-family-complex="'Courier New'" fo:background-color="transparent" fo:color="#008000"/>
    </style:style>
    <style:style style:name="T2230" style:family="text">
      <style:text-properties fo:font-size="9.00pt" fo:font-weight="normal" fo:font-family="'Courier New'" style:font-family-asian="'Courier New'" style:font-family-complex="'Courier New'" fo:background-color="transparent" fo:color="#000000"/>
    </style:style>
    <style:style style:name="T2231" style:family="text">
      <style:text-properties fo:font-size="9.00pt" fo:font-weight="normal" fo:font-family="'Courier New'" style:font-family-asian="'Courier New'" style:font-family-complex="'Courier New'" fo:background-color="transparent" fo:color="#008000"/>
    </style:style>
    <style:style style:name="T2232" style:family="text">
      <style:text-properties fo:font-size="9.00pt" fo:font-weight="normal" fo:font-family="'Courier New'" style:font-family-asian="'Courier New'" style:font-family-complex="'Courier New'" fo:background-color="transparent" fo:color="#ff0000"/>
    </style:style>
    <style:style style:name="T2233" style:family="text">
      <style:text-properties fo:font-size="9.00pt" fo:font-weight="normal" fo:font-family="'Courier New'" style:font-family-asian="'Courier New'" style:font-family-complex="'Courier New'" fo:background-color="transparent" fo:color="#000000"/>
    </style:style>
    <style:style style:name="T2234" style:family="text">
      <style:text-properties fo:font-size="9.00pt" fo:font-weight="normal" fo:font-family="'Courier New'" style:font-family-asian="'Courier New'" style:font-family-complex="'Courier New'" fo:background-color="transparent" fo:color="#008000"/>
    </style:style>
    <style:style style:name="T2235" style:family="text">
      <style:text-properties fo:font-size="9.00pt" fo:font-weight="normal" fo:font-family="'Courier New'" style:font-family-asian="'Courier New'" style:font-family-complex="'Courier New'" fo:background-color="transparent" fo:color="#000000"/>
    </style:style>
    <style:style style:name="T2236" style:family="text">
      <style:text-properties fo:font-size="9.00pt" fo:font-weight="normal" fo:font-family="'Courier New'" style:font-family-asian="'Courier New'" style:font-family-complex="'Courier New'" fo:background-color="transparent" fo:color="#008000"/>
    </style:style>
    <style:style style:name="T2237" style:family="text">
      <style:text-properties fo:font-size="9.00pt" fo:font-weight="normal" fo:font-family="'Courier New'" style:font-family-asian="'Courier New'" style:font-family-complex="'Courier New'" fo:background-color="transparent" fo:color="#000000"/>
    </style:style>
    <style:style style:name="T2238" style:family="text">
      <style:text-properties fo:font-size="9.00pt" fo:font-weight="normal" fo:font-family="'Courier New'" style:font-family-asian="'Courier New'" style:font-family-complex="'Courier New'" fo:background-color="transparent" fo:color="#008000"/>
    </style:style>
    <style:style style:name="T2239" style:family="text">
      <style:text-properties fo:font-size="9.00pt" fo:font-weight="normal" fo:font-family="'Courier New'" style:font-family-asian="'Courier New'" style:font-family-complex="'Courier New'" fo:background-color="transparent" fo:color="#ff0000"/>
    </style:style>
    <style:style style:name="T2240" style:family="text">
      <style:text-properties fo:font-size="9.00pt" fo:font-weight="normal" fo:font-family="'Courier New'" style:font-family-asian="'Courier New'" style:font-family-complex="'Courier New'" fo:background-color="transparent" fo:color="#000000"/>
    </style:style>
    <style:style style:name="T2241" style:family="text">
      <style:text-properties fo:font-size="9.00pt" fo:font-weight="normal" fo:font-family="'Courier New'" style:font-family-asian="'Courier New'" style:font-family-complex="'Courier New'" fo:background-color="transparent" fo:color="#008000"/>
    </style:style>
    <style:style style:name="T2242" style:family="text">
      <style:text-properties fo:font-size="9.00pt" fo:font-weight="normal" fo:font-family="'Courier New'" style:font-family-asian="'Courier New'" style:font-family-complex="'Courier New'" fo:background-color="transparent" fo:color="#000000"/>
    </style:style>
    <style:style style:name="T2243" style:family="text">
      <style:text-properties fo:font-size="9.00pt" fo:font-weight="normal" fo:font-family="'Courier New'" style:font-family-asian="'Courier New'" style:font-family-complex="'Courier New'" fo:background-color="transparent" fo:color="#008000"/>
    </style:style>
    <style:style style:name="T2244" style:family="text">
      <style:text-properties fo:font-size="9.00pt" fo:font-weight="normal" fo:font-family="'Courier New'" style:font-family-asian="'Courier New'" style:font-family-complex="'Courier New'" fo:background-color="transparent" fo:color="#000000"/>
    </style:style>
    <style:style style:name="T2245" style:family="text">
      <style:text-properties fo:font-size="9.00pt" fo:font-weight="normal" fo:font-family="'Courier New'" style:font-family-asian="'Courier New'" style:font-family-complex="'Courier New'" fo:background-color="transparent" fo:color="#008000"/>
    </style:style>
    <style:style style:name="T2246" style:family="text">
      <style:text-properties fo:font-size="9.00pt" fo:font-weight="normal" fo:font-family="'Courier New'" style:font-family-asian="'Courier New'" style:font-family-complex="'Courier New'" fo:background-color="transparent" fo:color="#ff0000"/>
    </style:style>
    <style:style style:name="T2247" style:family="text">
      <style:text-properties fo:font-size="9.00pt" fo:font-weight="normal" fo:font-family="'Courier New'" style:font-family-asian="'Courier New'" style:font-family-complex="'Courier New'" fo:background-color="transparent" fo:color="#000000"/>
    </style:style>
    <style:style style:name="T2248" style:family="text">
      <style:text-properties fo:font-size="9.00pt" fo:font-weight="bold" fo:font-family="'Courier New'" style:font-family-asian="'Courier New'" style:font-family-complex="'Courier New'" fo:background-color="transparent" fo:color="#0000ff"/>
    </style:style>
    <style:style style:name="T2249" style:family="text">
      <style:text-properties fo:font-size="9.00pt" fo:font-weight="normal" fo:font-family="'Courier New'" style:font-family-asian="'Courier New'" style:font-family-complex="'Courier New'" fo:background-color="transparent" fo:color="#000000"/>
    </style:style>
    <style:style style:name="T2250" style:family="text">
      <style:text-properties fo:font-size="9.00pt" fo:font-weight="normal" fo:font-family="'Courier New'" style:font-family-asian="'Courier New'" style:font-family-complex="'Courier New'" fo:background-color="transparent" fo:color="#008000"/>
    </style:style>
    <style:style style:name="T2251" style:family="text">
      <style:text-properties fo:font-size="9.00pt" fo:font-weight="normal" fo:font-family="'Courier New'" style:font-family-asian="'Courier New'" style:font-family-complex="'Courier New'" fo:background-color="transparent" fo:color="#000000"/>
    </style:style>
    <style:style style:name="T2252" style:family="text">
      <style:text-properties fo:font-size="9.00pt" fo:font-weight="bold" fo:font-family="'Courier New'" style:font-family-asian="'Courier New'" style:font-family-complex="'Courier New'" fo:background-color="transparent" fo:color="#0000ff"/>
    </style:style>
    <style:style style:name="T2253" style:family="text">
      <style:text-properties fo:font-size="9.00pt" fo:font-weight="normal" fo:font-family="'Courier New'" style:font-family-asian="'Courier New'" style:font-family-complex="'Courier New'" fo:background-color="transparent" fo:color="#000000"/>
    </style:style>
    <style:style style:name="T2254" style:family="text">
      <style:text-properties fo:font-size="9.00pt" fo:font-weight="normal" fo:font-family="'Courier New'" style:font-family-asian="'Courier New'" style:font-family-complex="'Courier New'" fo:background-color="transparent" fo:color="#008000"/>
    </style:style>
    <style:style style:name="T2255" style:family="text">
      <style:text-properties fo:font-size="9.00pt" fo:font-weight="normal" fo:font-family="'Courier New'" style:font-family-asian="'Courier New'" style:font-family-complex="'Courier New'" fo:background-color="transparent" fo:color="#000000"/>
    </style:style>
    <style:style style:name="T2256" style:family="text">
      <style:text-properties fo:font-size="9.00pt" fo:font-weight="normal" fo:font-family="'Courier New'" style:font-family-asian="'Courier New'" style:font-family-complex="'Courier New'" fo:background-color="transparent" fo:color="#008000"/>
    </style:style>
    <style:style style:name="T2257" style:family="text">
      <style:text-properties fo:font-size="9.00pt" fo:font-weight="normal" fo:font-family="'Courier New'" style:font-family-asian="'Courier New'" style:font-family-complex="'Courier New'" fo:background-color="transparent" fo:color="#000000"/>
    </style:style>
    <style:style style:name="T2258" style:family="text">
      <style:text-properties fo:font-size="9.00pt" fo:font-weight="normal" fo:font-family="'Courier New'" style:font-family-asian="'Courier New'" style:font-family-complex="'Courier New'" fo:background-color="transparent" fo:color="#008000"/>
    </style:style>
    <style:style style:name="T2259" style:family="text">
      <style:text-properties fo:font-size="9.00pt" fo:font-weight="normal" fo:font-family="'Courier New'" style:font-family-asian="'Courier New'" style:font-family-complex="'Courier New'" fo:background-color="transparent" fo:color="#000000"/>
    </style:style>
    <style:style style:name="T2260" style:family="text">
      <style:text-properties fo:font-size="9.00pt" fo:font-weight="normal" fo:font-family="'Courier New'" style:font-family-asian="'Courier New'" style:font-family-complex="'Courier New'" fo:background-color="transparent" fo:color="#008000"/>
    </style:style>
    <style:style style:name="T2261" style:family="text">
      <style:text-properties fo:font-size="9.00pt" fo:font-weight="normal" fo:font-family="'Courier New'" style:font-family-asian="'Courier New'" style:font-family-complex="'Courier New'" fo:background-color="transparent" fo:color="#000000"/>
    </style:style>
    <style:style style:name="T2262" style:family="text">
      <style:text-properties fo:font-size="9.00pt" fo:font-weight="normal" fo:font-family="'Courier New'" style:font-family-asian="'Courier New'" style:font-family-complex="'Courier New'" fo:background-color="transparent" fo:color="#008000"/>
    </style:style>
    <style:style style:name="T2263" style:family="text">
      <style:text-properties fo:font-size="9.00pt" fo:font-weight="normal" fo:font-family="'Courier New'" style:font-family-asian="'Courier New'" style:font-family-complex="'Courier New'" fo:background-color="transparent" fo:color="#000000"/>
    </style:style>
    <style:style style:name="T2264" style:family="text">
      <style:text-properties fo:font-size="9.00pt" fo:font-weight="normal" fo:font-family="'Courier New'" style:font-family-asian="'Courier New'" style:font-family-complex="'Courier New'" fo:background-color="transparent" fo:color="#008000"/>
    </style:style>
    <style:style style:name="T2265" style:family="text">
      <style:text-properties fo:font-size="9.00pt" fo:font-weight="normal" fo:font-family="'Courier New'" style:font-family-asian="'Courier New'" style:font-family-complex="'Courier New'" fo:background-color="transparent" fo:color="#000000"/>
    </style:style>
    <style:style style:name="T2266" style:family="text">
      <style:text-properties fo:font-size="9.00pt" fo:font-weight="normal" fo:font-family="'Courier New'" style:font-family-asian="'Courier New'" style:font-family-complex="'Courier New'" fo:background-color="transparent" fo:color="#008000"/>
    </style:style>
    <style:style style:name="T2267" style:family="text">
      <style:text-properties fo:font-size="9.00pt" fo:font-weight="normal" fo:font-family="'Courier New'" style:font-family-asian="'Courier New'" style:font-family-complex="'Courier New'" fo:background-color="transparent" fo:color="#000000"/>
    </style:style>
    <style:style style:name="T2268" style:family="text">
      <style:text-properties fo:font-size="9.00pt" fo:font-weight="bold" fo:font-family="'Courier New'" style:font-family-asian="'Courier New'" style:font-family-complex="'Courier New'" fo:background-color="transparent" fo:color="#0000ff"/>
    </style:style>
    <style:style style:name="T2269" style:family="text">
      <style:text-properties fo:font-size="9.00pt" fo:font-weight="normal" fo:font-family="'Courier New'" style:font-family-asian="'Courier New'" style:font-family-complex="'Courier New'" fo:background-color="transparent" fo:color="#000000"/>
    </style:style>
    <style:style style:name="T2270" style:family="text">
      <style:text-properties fo:font-size="9.00pt" fo:font-weight="normal" fo:font-family="'Courier New'" style:font-family-asian="'Courier New'" style:font-family-complex="'Courier New'" fo:background-color="transparent" fo:color="#008000"/>
    </style:style>
    <style:style style:name="T2271" style:family="text">
      <style:text-properties fo:font-size="9.00pt" fo:font-weight="normal" fo:font-family="'Courier New'" style:font-family-asian="'Courier New'" style:font-family-complex="'Courier New'" fo:background-color="transparent" fo:color="#000000"/>
    </style:style>
    <style:style style:name="T2272" style:family="text">
      <style:text-properties fo:font-size="9.00pt" fo:font-weight="bold" fo:font-family="'Courier New'" style:font-family-asian="'Courier New'" style:font-family-complex="'Courier New'" fo:background-color="transparent" fo:color="#0000ff"/>
    </style:style>
    <style:style style:name="T2273" style:family="text">
      <style:text-properties fo:font-size="9.00pt" fo:font-weight="normal" fo:font-family="'Courier New'" style:font-family-asian="'Courier New'" style:font-family-complex="'Courier New'" fo:background-color="transparent" fo:color="#000000"/>
    </style:style>
    <style:style style:name="T2274" style:family="text">
      <style:text-properties fo:font-size="9.00pt" fo:font-weight="normal" fo:font-family="'Courier New'" style:font-family-asian="'Courier New'" style:font-family-complex="'Courier New'" fo:background-color="transparent" fo:color="#008000"/>
    </style:style>
    <style:style style:name="T2275" style:family="text">
      <style:text-properties fo:font-size="9.00pt" fo:font-weight="normal" fo:font-family="'Courier New'" style:font-family-asian="'Courier New'" style:font-family-complex="'Courier New'" fo:background-color="transparent" fo:color="#000000"/>
    </style:style>
    <style:style style:name="T2276" style:family="text">
      <style:text-properties fo:font-size="9.00pt" fo:font-weight="normal" fo:font-family="'Courier New'" style:font-family-asian="'Courier New'" style:font-family-complex="'Courier New'" fo:background-color="transparent" fo:color="#008000"/>
    </style:style>
    <style:style style:name="T2277" style:family="text">
      <style:text-properties fo:font-size="9.00pt" fo:font-weight="normal" fo:font-family="'Courier New'" style:font-family-asian="'Courier New'" style:font-family-complex="'Courier New'" fo:background-color="transparent" fo:color="#000000"/>
    </style:style>
    <style:style style:name="T2278" style:family="text">
      <style:text-properties fo:font-size="9.00pt" fo:font-weight="normal" fo:font-family="'Courier New'" style:font-family-asian="'Courier New'" style:font-family-complex="'Courier New'" fo:background-color="transparent" fo:color="#008000"/>
    </style:style>
    <style:style style:name="T2279" style:family="text">
      <style:text-properties fo:font-size="9.00pt" fo:font-weight="normal" fo:font-family="'Courier New'" style:font-family-asian="'Courier New'" style:font-family-complex="'Courier New'" fo:background-color="transparent" fo:color="#000000"/>
    </style:style>
    <style:style style:name="T2280" style:family="text">
      <style:text-properties fo:font-size="9.00pt" fo:font-weight="normal" fo:font-family="'Courier New'" style:font-family-asian="'Courier New'" style:font-family-complex="'Courier New'" fo:background-color="transparent" fo:color="#008000"/>
    </style:style>
    <style:style style:name="T2281" style:family="text">
      <style:text-properties fo:font-size="9.00pt" fo:font-weight="normal" fo:font-family="'Courier New'" style:font-family-asian="'Courier New'" style:font-family-complex="'Courier New'" fo:background-color="transparent" fo:color="#000000"/>
    </style:style>
    <style:style style:name="T2282" style:family="text">
      <style:text-properties fo:font-size="9.00pt" fo:font-weight="normal" fo:font-family="'Courier New'" style:font-family-asian="'Courier New'" style:font-family-complex="'Courier New'" fo:background-color="transparent" fo:color="#008000"/>
    </style:style>
    <style:style style:name="T2283" style:family="text">
      <style:text-properties fo:font-size="9.00pt" fo:font-weight="normal" fo:font-family="'Courier New'" style:font-family-asian="'Courier New'" style:font-family-complex="'Courier New'" fo:background-color="transparent" fo:color="#000000"/>
    </style:style>
    <style:style style:name="T2284" style:family="text">
      <style:text-properties fo:font-size="9.00pt" fo:font-weight="normal" fo:font-family="'Courier New'" style:font-family-asian="'Courier New'" style:font-family-complex="'Courier New'" fo:background-color="transparent" fo:color="#008000"/>
    </style:style>
    <style:style style:name="T2285" style:family="text">
      <style:text-properties fo:font-size="9.00pt" fo:font-weight="normal" fo:font-family="'Courier New'" style:font-family-asian="'Courier New'" style:font-family-complex="'Courier New'" fo:background-color="transparent" fo:color="#000000"/>
    </style:style>
    <style:style style:name="T2286" style:family="text">
      <style:text-properties fo:font-size="9.00pt" fo:font-weight="normal" fo:font-family="'Courier New'" style:font-family-asian="'Courier New'" style:font-family-complex="'Courier New'" fo:background-color="transparent" fo:color="#008000"/>
    </style:style>
    <style:style style:name="T2287" style:family="text">
      <style:text-properties fo:font-size="9.00pt" fo:font-weight="normal" fo:font-family="'Courier New'" style:font-family-asian="'Courier New'" style:font-family-complex="'Courier New'" fo:background-color="transparent" fo:color="#000000"/>
    </style:style>
    <style:style style:name="T2288" style:family="text">
      <style:text-properties fo:font-size="9.00pt" fo:font-weight="bold" fo:font-family="'Courier New'" style:font-family-asian="'Courier New'" style:font-family-complex="'Courier New'" fo:background-color="transparent" fo:color="#0000ff"/>
    </style:style>
    <style:style style:name="T2289" style:family="text">
      <style:text-properties fo:font-size="9.00pt" fo:font-weight="normal" fo:font-family="'Courier New'" style:font-family-asian="'Courier New'" style:font-family-complex="'Courier New'" fo:background-color="transparent" fo:color="#000000"/>
    </style:style>
    <style:style style:name="T2290" style:family="text">
      <style:text-properties fo:font-size="9.00pt" fo:font-weight="normal" fo:font-family="'Courier New'" style:font-family-asian="'Courier New'" style:font-family-complex="'Courier New'" fo:background-color="transparent" fo:color="#008000"/>
    </style:style>
    <style:style style:name="T2291" style:family="text">
      <style:text-properties fo:font-size="9.00pt" fo:font-weight="normal" fo:font-family="'Courier New'" style:font-family-asian="'Courier New'" style:font-family-complex="'Courier New'" fo:background-color="transparent" fo:color="#000000"/>
    </style:style>
    <style:style style:name="T2292" style:family="text">
      <style:text-properties fo:font-size="9.00pt" fo:font-weight="bold" fo:font-family="'Courier New'" style:font-family-asian="'Courier New'" style:font-family-complex="'Courier New'" fo:background-color="transparent" fo:color="#0000ff"/>
    </style:style>
    <style:style style:name="T2293" style:family="text">
      <style:text-properties fo:font-size="9.00pt" fo:font-weight="normal" fo:font-family="'Courier New'" style:font-family-asian="'Courier New'" style:font-family-complex="'Courier New'" fo:background-color="transparent" fo:color="#000000"/>
    </style:style>
    <style:style style:name="T2294" style:family="text">
      <style:text-properties fo:font-size="9.00pt" fo:font-weight="normal" fo:font-family="'Courier New'" style:font-family-asian="'Courier New'" style:font-family-complex="'Courier New'" fo:background-color="transparent" fo:color="#008000"/>
    </style:style>
    <style:style style:name="T2295" style:family="text">
      <style:text-properties fo:font-size="9.00pt" fo:font-weight="normal" fo:font-family="'Courier New'" style:font-family-asian="'Courier New'" style:font-family-complex="'Courier New'" fo:background-color="transparent" fo:color="#000000"/>
    </style:style>
    <style:style style:name="T2296"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2297" style:family="text">
      <style:text-properties fo:font-size="9.00pt" fo:font-weight="bold" fo:font-family="Monospace" style:font-family-asian="Monospace" style:font-family-complex="Monospace" fo:background-color="transparent" fo:color="#7f0055"/>
    </style:style>
    <style:style style:name="T2298" style:family="text">
      <style:text-properties fo:font-size="9.00pt" fo:font-weight="normal" fo:font-family="Monospace" style:font-family-asian="Monospace" style:font-family-complex="Monospace" fo:background-color="transparent" fo:color="#000000"/>
    </style:style>
    <style:style style:name="T2299" style:family="text">
      <style:text-properties fo:font-size="9.00pt" fo:font-weight="bold" fo:font-family="Monospace" style:font-family-asian="Monospace" style:font-family-complex="Monospace" fo:background-color="transparent" fo:color="#7f0055"/>
    </style:style>
    <style:style style:name="T2300" style:family="text">
      <style:text-properties fo:font-size="9.00pt" fo:font-weight="normal" fo:font-family="Monospace" style:font-family-asian="Monospace" style:font-family-complex="Monospace" fo:background-color="transparent" fo:color="#000000"/>
    </style:style>
    <style:style style:name="T2301" style:family="text">
      <style:text-properties fo:font-size="9.00pt" fo:font-weight="bold" fo:font-family="Monospace" style:font-family-asian="Monospace" style:font-family-complex="Monospace" fo:background-color="transparent" fo:color="#644632"/>
    </style:style>
    <style:style style:name="T2302" style:family="text">
      <style:text-properties fo:font-size="9.00pt" fo:font-weight="normal" fo:font-family="Monospace" style:font-family-asian="Monospace" style:font-family-complex="Monospace" fo:background-color="transparent" fo:color="#000000"/>
    </style:style>
    <style:style style:name="T2303" style:family="text">
      <style:text-properties fo:font-size="9.00pt" fo:font-weight="bold" fo:font-family="Monospace" style:font-family-asian="Monospace" style:font-family-complex="Monospace" fo:background-color="transparent" fo:color="#644632"/>
    </style:style>
    <style:style style:name="T2304" style:family="text">
      <style:text-properties fo:font-size="9.00pt" fo:font-weight="normal" fo:font-family="Monospace" style:font-family-asian="Monospace" style:font-family-complex="Monospace" fo:background-color="transparent" fo:color="#000000"/>
    </style:style>
    <style:style style:name="T2305" style:family="text">
      <style:text-properties fo:font-size="9.00pt" fo:font-weight="bold" fo:font-family="Monospace" style:font-family-asian="Monospace" style:font-family-complex="Monospace" fo:background-color="transparent" fo:color="#000000"/>
    </style:style>
    <style:style style:name="T2306" style:family="text">
      <style:text-properties fo:font-size="9.00pt" fo:font-weight="normal" fo:font-family="Monospace" style:font-family-asian="Monospace" style:font-family-complex="Monospace" fo:background-color="transparent" fo:color="#000000"/>
    </style:style>
    <style:style style:name="T2307" style:family="text">
      <style:text-properties fo:font-size="9.00pt" fo:font-weight="bold" fo:font-family="Monospace" style:font-family-asian="Monospace" style:font-family-complex="Monospace" fo:background-color="transparent" fo:color="#7f0055"/>
    </style:style>
    <style:style style:name="T2308" style:family="text">
      <style:text-properties fo:font-size="9.00pt" fo:font-weight="normal" fo:font-family="Monospace" style:font-family-asian="Monospace" style:font-family-complex="Monospace" fo:background-color="transparent" fo:color="#000000"/>
    </style:style>
    <style:style style:name="T2309" style:family="text">
      <style:text-properties fo:font-size="9.00pt" fo:font-weight="bold" fo:font-family="Monospace" style:font-family-asian="Monospace" style:font-family-complex="Monospace" fo:background-color="transparent" fo:color="#644632"/>
    </style:style>
    <style:style style:name="T2310" style:family="text">
      <style:text-properties fo:font-size="9.00pt" fo:font-weight="normal" fo:font-family="Monospace" style:font-family-asian="Monospace" style:font-family-complex="Monospace" fo:background-color="transparent" fo:color="#000000"/>
    </style:style>
    <style:style style:name="T2311" style:family="text">
      <style:text-properties fo:font-size="9.00pt" fo:font-weight="bold" fo:font-family="Monospace" style:font-family-asian="Monospace" style:font-family-complex="Monospace" fo:background-color="transparent" fo:color="#7f0055"/>
    </style:style>
    <style:style style:name="T2312" style:family="text">
      <style:text-properties fo:font-size="9.00pt" fo:font-weight="normal" fo:font-family="Monospace" style:font-family-asian="Monospace" style:font-family-complex="Monospace" fo:background-color="transparent" fo:color="#000000"/>
    </style:style>
    <style:style style:name="T2313" style:family="text">
      <style:text-properties fo:font-size="9.00pt" fo:font-weight="bold" fo:font-family="Monospace" style:font-family-asian="Monospace" style:font-family-complex="Monospace" fo:background-color="transparent" fo:color="#644632"/>
    </style:style>
    <style:style style:name="T2314" style:family="text">
      <style:text-properties fo:font-size="9.00pt" fo:font-weight="normal" fo:font-family="Monospace" style:font-family-asian="Monospace" style:font-family-complex="Monospace" fo:background-color="transparent" fo:color="#000000"/>
    </style:style>
    <style:style style:name="T2315" style:family="text">
      <style:text-properties fo:font-size="9.00pt" fo:font-weight="bold" fo:font-family="Monospace" style:font-family-asian="Monospace" style:font-family-complex="Monospace" fo:background-color="transparent" fo:color="#7f0055"/>
    </style:style>
    <style:style style:name="T2316" style:family="text">
      <style:text-properties fo:font-size="9.00pt" fo:font-weight="normal" fo:font-family="Monospace" style:font-family-asian="Monospace" style:font-family-complex="Monospace" fo:background-color="transparent" fo:color="#000000"/>
    </style:style>
    <style:style style:name="T2317" style:family="text">
      <style:text-properties fo:font-size="9.00pt" fo:font-weight="bold" fo:font-family="Monospace" style:font-family-asian="Monospace" style:font-family-complex="Monospace" fo:background-color="transparent" fo:color="#7f0055"/>
    </style:style>
    <style:style style:name="T2318" style:family="text">
      <style:text-properties fo:font-size="9.00pt" fo:font-weight="normal" fo:font-family="Monospace" style:font-family-asian="Monospace" style:font-family-complex="Monospace" fo:background-color="transparent" fo:color="#000000"/>
    </style:style>
    <style:style style:name="T2319" style:family="text">
      <style:text-properties fo:font-size="9.00pt" fo:font-weight="bold" fo:font-family="Monospace" style:font-family-asian="Monospace" style:font-family-complex="Monospace" fo:background-color="transparent" fo:color="#7f0055"/>
    </style:style>
    <style:style style:name="T2320" style:family="text">
      <style:text-properties fo:font-size="9.00pt" fo:font-weight="normal" fo:font-family="Monospace" style:font-family-asian="Monospace" style:font-family-complex="Monospace" fo:background-color="transparent" fo:color="#000000"/>
    </style:style>
    <style:style style:name="T2321" style:family="text">
      <style:text-properties fo:font-size="9.00pt" fo:font-weight="bold" fo:font-family="Monospace" style:font-family-asian="Monospace" style:font-family-complex="Monospace" fo:background-color="transparent" fo:color="#7f0055"/>
    </style:style>
    <style:style style:name="T2322" style:family="text">
      <style:text-properties fo:font-size="9.00pt" fo:font-weight="normal" fo:font-family="Monospace" style:font-family-asian="Monospace" style:font-family-complex="Monospace" fo:background-color="transparent" fo:color="#000000"/>
    </style:style>
    <style:style style:name="T2323" style:family="text">
      <style:text-properties fo:font-size="9.00pt" fo:font-weight="bold" fo:font-family="Monospace" style:font-family-asian="Monospace" style:font-family-complex="Monospace" fo:background-color="transparent" fo:color="#7f0055"/>
    </style:style>
    <style:style style:name="T2324" style:family="text">
      <style:text-properties fo:font-size="9.00pt" fo:font-weight="normal" fo:font-family="Monospace" style:font-family-asian="Monospace" style:font-family-complex="Monospace" fo:background-color="transparent" fo:color="#000000"/>
    </style:style>
    <style:style style:name="T2325" style:family="text">
      <style:text-properties fo:font-size="9.00pt" fo:font-weight="bold" fo:font-family="Monospace" style:font-family-asian="Monospace" style:font-family-complex="Monospace" fo:background-color="transparent" fo:color="#7f0055"/>
    </style:style>
    <style:style style:name="T2326" style:family="text">
      <style:text-properties fo:font-size="9.00pt" fo:font-weight="normal" fo:font-family="Monospace" style:font-family-asian="Monospace" style:font-family-complex="Monospace" fo:background-color="transparent" fo:color="#000000"/>
    </style:style>
    <style:style style:name="T2327" style:family="text">
      <style:text-properties fo:font-size="9.00pt" fo:font-weight="bold" fo:font-family="Monospace" style:font-family-asian="Monospace" style:font-family-complex="Monospace" fo:background-color="transparent" fo:color="#7f0055"/>
    </style:style>
    <style:style style:name="T2328" style:family="text">
      <style:text-properties fo:font-size="9.00pt" fo:font-weight="normal" fo:font-family="Monospace" style:font-family-asian="Monospace" style:font-family-complex="Monospace" fo:background-color="transparent" fo:color="#000000"/>
    </style:style>
    <style:style style:name="T2329"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2330" style:family="text">
      <style:text-properties fo:font-size="9.00pt" fo:font-weight="bold" fo:font-family="Monospace" style:font-family-asian="Monospace" style:font-family-complex="Monospace" fo:background-color="transparent" fo:color="#3f7f5f"/>
    </style:style>
    <style:style style:name="T2331" style:family="text">
      <style:text-properties fo:font-size="9.00pt" fo:font-weight="bold" fo:font-family="Monospace" style:font-family-asian="Monospace" style:font-family-complex="Monospace" fo:background-color="transparent" fo:color="#7f0055"/>
    </style:style>
    <style:style style:name="T2332" style:family="text">
      <style:text-properties fo:font-size="9.00pt" fo:font-weight="normal" fo:font-family="Monospace" style:font-family-asian="Monospace" style:font-family-complex="Monospace" fo:background-color="transparent" fo:color="#000000"/>
    </style:style>
    <style:style style:name="T2333" style:family="text">
      <style:text-properties fo:font-size="11.00pt" fo:font-weight="normal" fo:font-family="Calibri" style:font-family-asian="Calibri" style:font-family-complex="Calibri" fo:background-color="transparent" style:use-window-font-color="true"/>
    </style:style>
    <style:style style:name="T2334" style:family="text">
      <style:text-properties fo:font-size="9.00pt" fo:font-weight="bold" fo:font-family="Monospace" style:font-family-asian="Monospace" style:font-family-complex="Monospace" fo:background-color="transparent" fo:color="#7f0055"/>
    </style:style>
    <style:style style:name="T2335" style:family="text">
      <style:text-properties fo:font-size="9.00pt" fo:font-weight="normal" fo:font-family="Monospace" style:font-family-asian="Monospace" style:font-family-complex="Monospace" fo:background-color="transparent" fo:color="#000000"/>
    </style:style>
    <style:style style:name="T2336" style:family="text">
      <style:text-properties fo:font-size="9.00pt" fo:font-weight="bold" fo:font-family="Monospace" style:font-family-asian="Monospace" style:font-family-complex="Monospace" fo:background-color="transparent" fo:color="#7f0055"/>
    </style:style>
    <style:style style:name="T2337" style:family="text">
      <style:text-properties fo:font-size="9.00pt" fo:font-weight="normal" fo:font-family="Monospace" style:font-family-asian="Monospace" style:font-family-complex="Monospace" fo:background-color="transparent" fo:color="#000000"/>
    </style:style>
    <style:style style:name="T2338" style:family="text">
      <style:text-properties fo:font-size="9.00pt" fo:font-weight="bold" fo:font-family="Monospace" style:font-family-asian="Monospace" style:font-family-complex="Monospace" fo:background-color="transparent" fo:color="#000000"/>
    </style:style>
    <style:style style:name="T2339" style:family="text">
      <style:text-properties fo:font-size="9.00pt" fo:font-weight="normal" fo:font-family="Monospace" style:font-family-asian="Monospace" style:font-family-complex="Monospace" fo:background-color="transparent" fo:color="#000000"/>
    </style:style>
    <style:style style:name="T2340" style:family="text">
      <style:text-properties fo:font-size="9.00pt" fo:font-weight="bold" fo:font-family="Monospace" style:font-family-asian="Monospace" style:font-family-complex="Monospace" fo:background-color="transparent" fo:color="#7f0055"/>
    </style:style>
    <style:style style:name="T2341" style:family="text">
      <style:text-properties fo:font-size="9.00pt" fo:font-weight="normal" fo:font-family="Monospace" style:font-family-asian="Monospace" style:font-family-complex="Monospace" fo:background-color="transparent" fo:color="#000000"/>
    </style:style>
    <style:style style:name="T2342" style:family="text">
      <style:text-properties fo:font-size="11.00pt" fo:font-weight="normal" fo:font-family="Calibri" style:font-family-asian="Calibri" style:font-family-complex="Calibri" fo:background-color="transparent" style:use-window-font-color="true"/>
    </style:style>
    <style:style style:name="T2343" style:family="text">
      <style:text-properties fo:font-size="9.00pt" fo:font-weight="bold" fo:font-family="Monospace" style:font-family-asian="Monospace" style:font-family-complex="Monospace" fo:background-color="transparent" fo:color="#7f0055"/>
    </style:style>
    <style:style style:name="T2344" style:family="text">
      <style:text-properties fo:font-size="9.00pt" fo:font-weight="normal" fo:font-family="Monospace" style:font-family-asian="Monospace" style:font-family-complex="Monospace" fo:background-color="transparent" fo:color="#000000"/>
    </style:style>
    <style:style style:name="T2345" style:family="text">
      <style:text-properties fo:font-size="9.00pt" fo:font-weight="bold" fo:font-family="Monospace" style:font-family-asian="Monospace" style:font-family-complex="Monospace" fo:background-color="transparent" fo:color="#7f0055"/>
    </style:style>
    <style:style style:name="T2346" style:family="text">
      <style:text-properties fo:font-size="9.00pt" fo:font-weight="normal" fo:font-family="Monospace" style:font-family-asian="Monospace" style:font-family-complex="Monospace" fo:background-color="transparent" fo:color="#000000"/>
    </style:style>
    <style:style style:name="T2347" style:family="text">
      <style:text-properties fo:font-size="9.00pt" fo:font-weight="bold" fo:font-family="Monospace" style:font-family-asian="Monospace" style:font-family-complex="Monospace" fo:background-color="transparent" fo:color="#000000"/>
    </style:style>
    <style:style style:name="T2348" style:family="text">
      <style:text-properties fo:font-size="9.00pt" fo:font-weight="normal" fo:font-family="Monospace" style:font-family-asian="Monospace" style:font-family-complex="Monospace" fo:background-color="transparent" fo:color="#000000"/>
    </style:style>
    <style:style style:name="T2349" style:family="text">
      <style:text-properties fo:font-size="9.00pt" fo:font-weight="bold" fo:font-family="Monospace" style:font-family-asian="Monospace" style:font-family-complex="Monospace" fo:background-color="transparent" fo:color="#7f0055"/>
    </style:style>
    <style:style style:name="T2350" style:family="text">
      <style:text-properties fo:font-size="9.00pt" fo:font-weight="normal" fo:font-family="Monospace" style:font-family-asian="Monospace" style:font-family-complex="Monospace" fo:background-color="transparent" fo:color="#000000"/>
    </style:style>
    <style:style style:name="T2351" style:family="text">
      <style:text-properties fo:font-size="9.00pt" fo:font-weight="bold" fo:font-family="Monospace" style:font-family-asian="Monospace" style:font-family-complex="Monospace" fo:background-color="transparent" fo:color="#7f0055"/>
    </style:style>
    <style:style style:name="T2352" style:family="text">
      <style:text-properties fo:font-size="9.00pt" fo:font-weight="normal" fo:font-family="Monospace" style:font-family-asian="Monospace" style:font-family-complex="Monospace" fo:background-color="transparent" fo:color="#000000"/>
    </style:style>
    <style:style style:name="T2353" style:family="text">
      <style:text-properties fo:font-size="9.00pt" fo:font-weight="bold" fo:font-family="Monospace" style:font-family-asian="Monospace" style:font-family-complex="Monospace" fo:background-color="transparent" fo:color="#7f0055"/>
    </style:style>
    <style:style style:name="T2354" style:family="text">
      <style:text-properties fo:font-size="9.00pt" fo:font-weight="normal" fo:font-family="Monospace" style:font-family-asian="Monospace" style:font-family-complex="Monospace" fo:background-color="transparent" fo:color="#000000"/>
    </style:style>
    <style:style style:name="T2355" style:family="text">
      <style:text-properties fo:font-size="11.00pt" fo:font-weight="normal" fo:font-family="Calibri" style:font-family-asian="Calibri" style:font-family-complex="Calibri" fo:background-color="transparent" style:use-window-font-color="true"/>
    </style:style>
    <style:style style:name="T2356" style:family="text">
      <style:text-properties fo:font-size="9.00pt" fo:font-weight="normal" fo:font-family="Monospace" style:font-family-asian="Monospace" style:font-family-complex="Monospace" fo:background-color="transparent" fo:color="#3f7f5f"/>
    </style:style>
    <style:style style:name="T2357" style:family="text">
      <style:text-properties fo:font-size="9.00pt" fo:font-weight="bold" fo:font-family="Monospace" style:font-family-asian="Monospace" style:font-family-complex="Monospace" fo:background-color="transparent" fo:color="#7f0055"/>
    </style:style>
    <style:style style:name="T2358" style:family="text">
      <style:text-properties fo:font-size="9.00pt" fo:font-weight="normal" fo:font-family="Monospace" style:font-family-asian="Monospace" style:font-family-complex="Monospace" fo:background-color="transparent" fo:color="#000000"/>
    </style:style>
    <style:style style:name="T2359" style:family="text">
      <style:text-properties fo:font-size="9.00pt" fo:font-weight="bold" fo:font-family="Monospace" style:font-family-asian="Monospace" style:font-family-complex="Monospace" fo:background-color="transparent" fo:color="#000000"/>
    </style:style>
    <style:style style:name="T2360" style:family="text">
      <style:text-properties fo:font-size="9.00pt" fo:font-weight="normal" fo:font-family="Monospace" style:font-family-asian="Monospace" style:font-family-complex="Monospace" fo:background-color="transparent" fo:color="#000000"/>
    </style:style>
    <style:style style:name="T2361" style:family="text">
      <style:text-properties fo:font-size="9.00pt" fo:font-weight="bold" fo:font-family="Monospace" style:font-family-asian="Monospace" style:font-family-complex="Monospace" fo:background-color="transparent" fo:color="#7f0055"/>
    </style:style>
    <style:style style:name="T2362" style:family="text">
      <style:text-properties fo:font-size="9.00pt" fo:font-weight="normal" fo:font-family="Monospace" style:font-family-asian="Monospace" style:font-family-complex="Monospace" fo:background-color="transparent" fo:color="#000000"/>
    </style:style>
    <style:style style:name="T2363" style:family="text">
      <style:text-properties fo:font-size="9.00pt" fo:font-weight="bold" fo:font-family="Monospace" style:font-family-asian="Monospace" style:font-family-complex="Monospace" fo:background-color="transparent" fo:color="#7f0055"/>
    </style:style>
    <style:style style:name="T2364" style:family="text">
      <style:text-properties fo:font-size="9.00pt" fo:font-weight="normal" fo:font-family="Monospace" style:font-family-asian="Monospace" style:font-family-complex="Monospace" fo:background-color="transparent" fo:color="#000000"/>
    </style:style>
    <style:style style:name="T2365" style:family="text">
      <style:text-properties fo:font-size="9.00pt" fo:font-weight="bold" fo:font-family="Monospace" style:font-family-asian="Monospace" style:font-family-complex="Monospace" fo:background-color="transparent" fo:color="#7f0055"/>
    </style:style>
    <style:style style:name="T2366" style:family="text">
      <style:text-properties fo:font-size="9.00pt" fo:font-weight="normal" fo:font-family="Monospace" style:font-family-asian="Monospace" style:font-family-complex="Monospace" fo:background-color="transparent" fo:color="#000000"/>
    </style:style>
    <style:style style:name="T2367" style:family="text">
      <style:text-properties fo:font-size="9.00pt" fo:font-weight="bold" fo:font-family="Monospace" style:font-family-asian="Monospace" style:font-family-complex="Monospace" fo:background-color="transparent" fo:color="#7f0055"/>
    </style:style>
    <style:style style:name="T2368" style:family="text">
      <style:text-properties fo:font-size="9.00pt" fo:font-weight="normal" fo:font-family="Monospace" style:font-family-asian="Monospace" style:font-family-complex="Monospace" fo:background-color="transparent" fo:color="#000000"/>
    </style:style>
    <style:style style:name="T2369" style:family="text">
      <style:text-properties fo:font-size="9.00pt" fo:font-weight="bold" fo:font-family="Monospace" style:font-family-asian="Monospace" style:font-family-complex="Monospace" fo:background-color="transparent" fo:color="#7f0055"/>
    </style:style>
    <style:style style:name="T2370" style:family="text">
      <style:text-properties fo:font-size="9.00pt" fo:font-weight="normal" fo:font-family="Monospace" style:font-family-asian="Monospace" style:font-family-complex="Monospace" fo:background-color="transparent" fo:color="#000000"/>
    </style:style>
    <style:style style:name="T2371" style:family="text">
      <style:text-properties fo:font-size="9.00pt" fo:font-weight="bold" fo:font-family="Monospace" style:font-family-asian="Monospace" style:font-family-complex="Monospace" fo:background-color="transparent" fo:color="#7f0055"/>
    </style:style>
    <style:style style:name="T2372" style:family="text">
      <style:text-properties fo:font-size="9.00pt" fo:font-weight="normal" fo:font-family="Monospace" style:font-family-asian="Monospace" style:font-family-complex="Monospace" fo:background-color="transparent" fo:color="#000000"/>
    </style:style>
    <style:style style:name="T2373" style:family="text">
      <style:text-properties fo:font-size="9.00pt" fo:font-weight="bold" fo:font-family="Monospace" style:font-family-asian="Monospace" style:font-family-complex="Monospace" fo:background-color="transparent" fo:color="#7f0055"/>
    </style:style>
    <style:style style:name="T2374" style:family="text">
      <style:text-properties fo:font-size="9.00pt" fo:font-weight="normal" fo:font-family="Monospace" style:font-family-asian="Monospace" style:font-family-complex="Monospace" fo:background-color="transparent" fo:color="#000000"/>
    </style:style>
    <style:style style:name="T2375" style:family="text">
      <style:text-properties fo:font-size="9.00pt" fo:font-weight="bold" fo:font-family="Monospace" style:font-family-asian="Monospace" style:font-family-complex="Monospace" fo:background-color="transparent" fo:color="#7f0055"/>
    </style:style>
    <style:style style:name="T2376" style:family="text">
      <style:text-properties fo:font-size="9.00pt" fo:font-weight="normal" fo:font-family="Monospace" style:font-family-asian="Monospace" style:font-family-complex="Monospace" fo:background-color="transparent" fo:color="#000000"/>
    </style:style>
    <style:style style:name="T2377" style:family="text">
      <style:text-properties fo:font-size="9.00pt" fo:font-weight="bold" fo:font-family="Monospace" style:font-family-asian="Monospace" style:font-family-complex="Monospace" fo:background-color="transparent" fo:color="#7f0055"/>
    </style:style>
    <style:style style:name="T2378" style:family="text">
      <style:text-properties fo:font-size="9.00pt" fo:font-weight="normal" fo:font-family="Monospace" style:font-family-asian="Monospace" style:font-family-complex="Monospace" fo:background-color="transparent" fo:color="#000000"/>
    </style:style>
    <style:style style:name="T2379" style:family="text">
      <style:text-properties fo:font-size="9.00pt" fo:font-weight="bold" fo:font-family="Monospace" style:font-family-asian="Monospace" style:font-family-complex="Monospace" fo:background-color="transparent" fo:color="#7f0055"/>
    </style:style>
    <style:style style:name="T2380" style:family="text">
      <style:text-properties fo:font-size="9.00pt" fo:font-weight="normal" fo:font-family="Monospace" style:font-family-asian="Monospace" style:font-family-complex="Monospace" fo:background-color="transparent" fo:color="#000000"/>
    </style:style>
    <style:style style:name="T2381" style:family="text">
      <style:text-properties fo:font-size="9.00pt" fo:font-weight="bold" fo:font-family="Monospace" style:font-family-asian="Monospace" style:font-family-complex="Monospace" fo:background-color="transparent" fo:color="#7f0055"/>
    </style:style>
    <style:style style:name="T2382" style:family="text">
      <style:text-properties fo:font-size="9.00pt" fo:font-weight="normal" fo:font-family="Monospace" style:font-family-asian="Monospace" style:font-family-complex="Monospace" fo:background-color="transparent" fo:color="#000000"/>
    </style:style>
    <style:style style:name="T2383" style:family="text">
      <style:text-properties fo:font-size="9.00pt" fo:font-weight="bold" fo:font-family="Monospace" style:font-family-asian="Monospace" style:font-family-complex="Monospace" fo:background-color="transparent" fo:color="#7f0055"/>
    </style:style>
    <style:style style:name="T2384" style:family="text">
      <style:text-properties fo:font-size="9.00pt" fo:font-weight="normal" fo:font-family="Monospace" style:font-family-asian="Monospace" style:font-family-complex="Monospace" fo:background-color="transparent" fo:color="#000000"/>
    </style:style>
    <style:style style:name="T2385" style:family="text">
      <style:text-properties fo:font-size="9.00pt" fo:font-weight="bold" fo:font-family="Monospace" style:font-family-asian="Monospace" style:font-family-complex="Monospace" fo:background-color="transparent" fo:color="#7f0055"/>
    </style:style>
    <style:style style:name="T2386" style:family="text">
      <style:text-properties fo:font-size="9.00pt" fo:font-weight="normal" fo:font-family="Monospace" style:font-family-asian="Monospace" style:font-family-complex="Monospace" fo:background-color="transparent" fo:color="#000000"/>
    </style:style>
    <style:style style:name="T2387"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2388" style:family="text">
      <style:text-properties fo:font-size="9.00pt" fo:font-weight="bold" fo:font-family="Monospace" style:font-family-asian="Monospace" style:font-family-complex="Monospace" fo:background-color="transparent" fo:color="#3f7f5f"/>
    </style:style>
    <style:style style:name="T2389" style:family="text">
      <style:text-properties fo:font-size="11.00pt" fo:font-weight="normal" fo:font-family="Calibri" style:font-family-asian="Calibri" style:font-family-complex="Calibri" fo:background-color="transparent" style:use-window-font-color="true"/>
    </style:style>
    <style:style style:name="T2390" style:family="text">
      <style:text-properties fo:font-size="9.00pt" fo:font-weight="bold" fo:font-family="Monospace" style:font-family-asian="Monospace" style:font-family-complex="Monospace" fo:background-color="transparent" fo:color="#7f0055"/>
    </style:style>
    <style:style style:name="T2391" style:family="text">
      <style:text-properties fo:font-size="9.00pt" fo:font-weight="normal" fo:font-family="Monospace" style:font-family-asian="Monospace" style:font-family-complex="Monospace" fo:background-color="transparent" fo:color="#000000"/>
    </style:style>
    <style:style style:name="T2392" style:family="text">
      <style:text-properties fo:font-size="11.00pt" fo:font-weight="normal" fo:font-family="Calibri" style:font-family-asian="Calibri" style:font-family-complex="Calibri" fo:background-color="transparent" style:use-window-font-color="true"/>
    </style:style>
    <style:style style:name="T2393" style:family="text">
      <style:text-properties fo:font-size="9.00pt" fo:font-weight="bold" fo:font-family="Monospace" style:font-family-asian="Monospace" style:font-family-complex="Monospace" fo:background-color="transparent" fo:color="#7f0055"/>
    </style:style>
    <style:style style:name="T2394" style:family="text">
      <style:text-properties fo:font-size="9.00pt" fo:font-weight="normal" fo:font-family="Monospace" style:font-family-asian="Monospace" style:font-family-complex="Monospace" fo:background-color="transparent" fo:color="#000000"/>
    </style:style>
    <style:style style:name="T2395" style:family="text">
      <style:text-properties fo:font-size="9.00pt" fo:font-weight="bold" fo:font-family="Monospace" style:font-family-asian="Monospace" style:font-family-complex="Monospace" fo:background-color="transparent" fo:color="#000000"/>
    </style:style>
    <style:style style:name="T2396" style:family="text">
      <style:text-properties fo:font-size="9.00pt" fo:font-weight="normal" fo:font-family="Monospace" style:font-family-asian="Monospace" style:font-family-complex="Monospace" fo:background-color="transparent" fo:color="#000000"/>
    </style:style>
    <style:style style:name="T2397" style:family="text">
      <style:text-properties fo:font-size="9.00pt" fo:font-weight="bold" fo:font-family="Monospace" style:font-family-asian="Monospace" style:font-family-complex="Monospace" fo:background-color="transparent" fo:color="#7f0055"/>
    </style:style>
    <style:style style:name="T2398" style:family="text">
      <style:text-properties fo:font-size="9.00pt" fo:font-weight="normal" fo:font-family="Monospace" style:font-family-asian="Monospace" style:font-family-complex="Monospace" fo:background-color="transparent" fo:color="#000000"/>
    </style:style>
    <style:style style:name="T2399" style:family="text">
      <style:text-properties fo:font-size="9.00pt" fo:font-weight="bold" fo:font-family="Monospace" style:font-family-asian="Monospace" style:font-family-complex="Monospace" fo:background-color="transparent" fo:color="#7f0055"/>
    </style:style>
    <style:style style:name="T2400" style:family="text">
      <style:text-properties fo:font-size="9.00pt" fo:font-weight="normal" fo:font-family="Monospace" style:font-family-asian="Monospace" style:font-family-complex="Monospace" fo:background-color="transparent" fo:color="#000000"/>
    </style:style>
    <style:style style:name="T2401" style:family="text">
      <style:text-properties fo:font-size="9.00pt" fo:font-weight="bold" fo:font-family="Monospace" style:font-family-asian="Monospace" style:font-family-complex="Monospace" fo:background-color="transparent" fo:color="#7f0055"/>
    </style:style>
    <style:style style:name="T2402" style:family="text">
      <style:text-properties fo:font-size="9.00pt" fo:font-weight="normal" fo:font-family="Monospace" style:font-family-asian="Monospace" style:font-family-complex="Monospace" fo:background-color="transparent" fo:color="#000000"/>
    </style:style>
    <style:style style:name="T2403" style:family="text">
      <style:text-properties fo:font-size="9.00pt" fo:font-weight="bold" fo:font-family="Monospace" style:font-family-asian="Monospace" style:font-family-complex="Monospace" fo:background-color="transparent" fo:color="#7f0055"/>
    </style:style>
    <style:style style:name="T2404" style:family="text">
      <style:text-properties fo:font-size="9.00pt" fo:font-weight="normal" fo:font-family="Monospace" style:font-family-asian="Monospace" style:font-family-complex="Monospace" fo:background-color="transparent" fo:color="#000000"/>
    </style:style>
    <style:style style:name="T2405" style:family="text">
      <style:text-properties fo:font-size="9.00pt" fo:font-weight="bold" fo:font-family="Monospace" style:font-family-asian="Monospace" style:font-family-complex="Monospace" fo:background-color="transparent" fo:color="#7f0055"/>
    </style:style>
    <style:style style:name="T2406" style:family="text">
      <style:text-properties fo:font-size="9.00pt" fo:font-weight="normal" fo:font-family="Monospace" style:font-family-asian="Monospace" style:font-family-complex="Monospace" fo:background-color="transparent" fo:color="#000000"/>
    </style:style>
    <style:style style:name="T2407" style:family="text">
      <style:text-properties fo:font-size="11.00pt" fo:font-weight="normal" fo:font-family="Calibri" style:font-family-asian="Calibri" style:font-family-complex="Calibri" fo:background-color="transparent" style:use-window-font-color="true"/>
    </style:style>
    <style:style style:name="T2408" style:family="text">
      <style:text-properties fo:font-size="9.00pt" fo:font-weight="bold" fo:font-family="Monospace" style:font-family-asian="Monospace" style:font-family-complex="Monospace" fo:background-color="transparent" fo:color="#7f0055"/>
    </style:style>
    <style:style style:name="T2409" style:family="text">
      <style:text-properties fo:font-size="9.00pt" fo:font-weight="normal" fo:font-family="Monospace" style:font-family-asian="Monospace" style:font-family-complex="Monospace" fo:background-color="transparent" fo:color="#000000"/>
    </style:style>
    <style:style style:name="T2410" style:family="text">
      <style:text-properties fo:font-size="9.00pt" fo:font-weight="bold" fo:font-family="Monospace" style:font-family-asian="Monospace" style:font-family-complex="Monospace" fo:background-color="transparent" fo:color="#000000"/>
    </style:style>
    <style:style style:name="T2411" style:family="text">
      <style:text-properties fo:font-size="9.00pt" fo:font-weight="normal" fo:font-family="Monospace" style:font-family-asian="Monospace" style:font-family-complex="Monospace" fo:background-color="transparent" fo:color="#000000"/>
    </style:style>
    <style:style style:name="T2412" style:family="text">
      <style:text-properties fo:font-size="9.00pt" fo:font-weight="bold" fo:font-family="Monospace" style:font-family-asian="Monospace" style:font-family-complex="Monospace" fo:background-color="transparent" fo:color="#7f0055"/>
    </style:style>
    <style:style style:name="T2413" style:family="text">
      <style:text-properties fo:font-size="9.00pt" fo:font-weight="normal" fo:font-family="Monospace" style:font-family-asian="Monospace" style:font-family-complex="Monospace" fo:background-color="transparent" fo:color="#000000"/>
    </style:style>
    <style:style style:name="T2414" style:family="text">
      <style:text-properties fo:font-size="11.00pt" fo:font-weight="normal" fo:font-family="Calibri" style:font-family-asian="Calibri" style:font-family-complex="Calibri" fo:background-color="transparent" style:use-window-font-color="true"/>
    </style:style>
    <style:style style:name="T2415" style:family="text">
      <style:text-properties fo:font-size="9.00pt" fo:font-weight="bold" fo:font-family="Monospace" style:font-family-asian="Monospace" style:font-family-complex="Monospace" fo:background-color="transparent" fo:color="#7f0055"/>
    </style:style>
    <style:style style:name="T2416" style:family="text">
      <style:text-properties fo:font-size="9.00pt" fo:font-weight="normal" fo:font-family="Monospace" style:font-family-asian="Monospace" style:font-family-complex="Monospace" fo:background-color="transparent" fo:color="#000000"/>
    </style:style>
    <style:style style:name="T2417" style:family="text">
      <style:text-properties fo:font-size="9.00pt" fo:font-weight="bold" fo:font-family="Monospace" style:font-family-asian="Monospace" style:font-family-complex="Monospace" fo:background-color="transparent" fo:color="#000000"/>
    </style:style>
    <style:style style:name="T2418" style:family="text">
      <style:text-properties fo:font-size="9.00pt" fo:font-weight="normal" fo:font-family="Monospace" style:font-family-asian="Monospace" style:font-family-complex="Monospace" fo:background-color="transparent" fo:color="#000000"/>
    </style:style>
    <style:style style:name="T2419" style:family="text">
      <style:text-properties fo:font-size="9.00pt" fo:font-weight="bold" fo:font-family="Monospace" style:font-family-asian="Monospace" style:font-family-complex="Monospace" fo:background-color="transparent" fo:color="#7f0055"/>
    </style:style>
    <style:style style:name="T2420" style:family="text">
      <style:text-properties fo:font-size="9.00pt" fo:font-weight="normal" fo:font-family="Monospace" style:font-family-asian="Monospace" style:font-family-complex="Monospace" fo:background-color="transparent" fo:color="#000000"/>
    </style:style>
    <style:style style:name="T2421"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2422" style:family="text">
      <style:text-properties fo:font-size="9.00pt" fo:font-weight="bold" fo:font-family="Monospace" style:font-family-asian="Monospace" style:font-family-complex="Monospace" fo:background-color="transparent" fo:color="#7f0055"/>
    </style:style>
    <style:style style:name="T2423" style:family="text">
      <style:text-properties fo:font-size="9.00pt" fo:font-weight="normal" fo:font-family="Monospace" style:font-family-asian="Monospace" style:font-family-complex="Monospace" fo:background-color="transparent" fo:color="#000000"/>
    </style:style>
    <style:style style:name="T2424" style:family="text">
      <style:text-properties fo:font-size="9.00pt" fo:font-weight="normal" fo:font-family="Monospace" style:font-family-asian="Monospace" style:font-family-complex="Monospace" fo:background-color="transparent" fo:color="#3f7f5f"/>
    </style:style>
    <style:style style:name="T2425" style:family="text">
      <style:text-properties fo:font-size="11.00pt" fo:font-weight="normal" fo:font-family="Calibri" style:font-family-asian="Calibri" style:font-family-complex="Calibri" fo:background-color="transparent" style:use-window-font-color="true"/>
    </style:style>
    <style:style style:name="T2426" style:family="text">
      <style:text-properties fo:font-size="9.00pt" fo:font-weight="bold" fo:font-family="Monospace" style:font-family-asian="Monospace" style:font-family-complex="Monospace" fo:background-color="transparent" fo:color="#7f0055"/>
    </style:style>
    <style:style style:name="T2427" style:family="text">
      <style:text-properties fo:font-size="9.00pt" fo:font-weight="normal" fo:font-family="Monospace" style:font-family-asian="Monospace" style:font-family-complex="Monospace" fo:background-color="transparent" fo:color="#000000"/>
    </style:style>
    <style:style style:name="T2428" style:family="text">
      <style:text-properties fo:font-size="9.00pt" fo:font-weight="bold" fo:font-family="Monospace" style:font-family-asian="Monospace" style:font-family-complex="Monospace" fo:background-color="transparent" fo:color="#7f0055"/>
    </style:style>
    <style:style style:name="T2429" style:family="text">
      <style:text-properties fo:font-size="9.00pt" fo:font-weight="normal" fo:font-family="Monospace" style:font-family-asian="Monospace" style:font-family-complex="Monospace" fo:background-color="transparent" fo:color="#000000"/>
    </style:style>
    <style:style style:name="T2430" style:family="text">
      <style:text-properties fo:font-size="9.00pt" fo:font-weight="normal" fo:font-family="Monospace" style:font-family-asian="Monospace" style:font-family-complex="Monospace" fo:background-color="transparent" fo:color="#2a00ff"/>
    </style:style>
    <style:style style:name="T2431" style:family="text">
      <style:text-properties fo:font-size="9.00pt" fo:font-weight="normal" fo:font-family="Monospace" style:font-family-asian="Monospace" style:font-family-complex="Monospace" fo:background-color="transparent" fo:color="#000000"/>
    </style:style>
    <style:style style:name="T2432" style:family="text">
      <style:text-properties fo:font-size="9.00pt" fo:font-weight="bold" fo:font-family="Monospace" style:font-family-asian="Monospace" style:font-family-complex="Monospace" fo:background-color="transparent" fo:color="#7f0055"/>
    </style:style>
    <style:style style:name="T2433" style:family="text">
      <style:text-properties fo:font-size="9.00pt" fo:font-weight="normal" fo:font-family="Monospace" style:font-family-asian="Monospace" style:font-family-complex="Monospace" fo:background-color="transparent" fo:color="#000000"/>
    </style:style>
    <style:style style:name="T2434" style:family="text">
      <style:text-properties fo:font-size="9.00pt" fo:font-weight="bold" fo:font-family="Monospace" style:font-family-asian="Monospace" style:font-family-complex="Monospace" fo:background-color="transparent" fo:color="#7f0055"/>
    </style:style>
    <style:style style:name="T2435" style:family="text">
      <style:text-properties fo:font-size="9.00pt" fo:font-weight="normal" fo:font-family="Monospace" style:font-family-asian="Monospace" style:font-family-complex="Monospace" fo:background-color="transparent" fo:color="#000000"/>
    </style:style>
    <style:style style:name="T2436" style:family="text">
      <style:text-properties fo:font-size="9.00pt" fo:font-weight="normal" fo:font-family="Monospace" style:font-family-asian="Monospace" style:font-family-complex="Monospace" fo:background-color="transparent" fo:color="#2a00ff"/>
    </style:style>
    <style:style style:name="T2437" style:family="text">
      <style:text-properties fo:font-size="9.00pt" fo:font-weight="normal" fo:font-family="Monospace" style:font-family-asian="Monospace" style:font-family-complex="Monospace" fo:background-color="transparent" fo:color="#000000"/>
    </style:style>
    <style:style style:name="T2438" style:family="text">
      <style:text-properties fo:font-size="9.00pt" fo:font-weight="normal" fo:font-family="Monospace" style:font-family-asian="Monospace" style:font-family-complex="Monospace" fo:background-color="transparent" fo:color="#2a00ff"/>
    </style:style>
    <style:style style:name="T2439" style:family="text">
      <style:text-properties fo:font-size="9.00pt" fo:font-weight="normal" fo:font-family="Monospace" style:font-family-asian="Monospace" style:font-family-complex="Monospace" fo:background-color="transparent" fo:color="#000000"/>
    </style:style>
    <style:style style:name="T2440" style:family="text">
      <style:text-properties fo:font-size="9.00pt" fo:font-weight="normal" fo:font-family="Monospace" style:font-family-asian="Monospace" style:font-family-complex="Monospace" fo:background-color="transparent" fo:color="#2a00ff"/>
    </style:style>
    <style:style style:name="T2441" style:family="text">
      <style:text-properties fo:font-size="9.00pt" fo:font-weight="normal" fo:font-family="Monospace" style:font-family-asian="Monospace" style:font-family-complex="Monospace" fo:background-color="transparent" fo:color="#000000"/>
    </style:style>
    <style:style style:name="T2442" style:family="text">
      <style:text-properties fo:font-size="9.00pt" fo:font-weight="bold" fo:font-family="Monospace" style:font-family-asian="Monospace" style:font-family-complex="Monospace" fo:background-color="transparent" fo:color="#7f0055"/>
    </style:style>
    <style:style style:name="T2443" style:family="text">
      <style:text-properties fo:font-size="9.00pt" fo:font-weight="normal" fo:font-family="Monospace" style:font-family-asian="Monospace" style:font-family-complex="Monospace" fo:background-color="transparent" fo:color="#000000"/>
    </style:style>
    <style:style style:name="T2444" style:family="text">
      <style:text-properties fo:font-size="9.00pt" fo:font-weight="bold" fo:font-family="Monospace" style:font-family-asian="Monospace" style:font-family-complex="Monospace" fo:background-color="transparent" fo:color="#7f0055"/>
    </style:style>
    <style:style style:name="T2445" style:family="text">
      <style:text-properties fo:font-size="9.00pt" fo:font-weight="normal" fo:font-family="Monospace" style:font-family-asian="Monospace" style:font-family-complex="Monospace" fo:background-color="transparent" fo:color="#000000"/>
    </style:style>
    <style:style style:name="T2446" style:family="text">
      <style:text-properties fo:font-size="9.00pt" fo:font-weight="bold" fo:font-family="Monospace" style:font-family-asian="Monospace" style:font-family-complex="Monospace" fo:background-color="transparent" fo:color="#7f0055"/>
    </style:style>
    <style:style style:name="T2447" style:family="text">
      <style:text-properties fo:font-size="9.00pt" fo:font-weight="normal" fo:font-family="Monospace" style:font-family-asian="Monospace" style:font-family-complex="Monospace" fo:background-color="transparent" fo:color="#000000"/>
    </style:style>
    <style:style style:name="T2448" style:family="text">
      <style:text-properties fo:font-size="9.00pt" fo:font-weight="bold" fo:font-family="Monospace" style:font-family-asian="Monospace" style:font-family-complex="Monospace" fo:background-color="transparent" fo:color="#7f0055"/>
    </style:style>
    <style:style style:name="T2449" style:family="text">
      <style:text-properties fo:font-size="9.00pt" fo:font-weight="normal" fo:font-family="Monospace" style:font-family-asian="Monospace" style:font-family-complex="Monospace" fo:background-color="transparent" fo:color="#000000"/>
    </style:style>
    <style:style style:name="T2450" style:family="text">
      <style:text-properties fo:font-size="9.00pt" fo:font-weight="normal" fo:font-family="Monospace" style:font-family-asian="Monospace" style:font-family-complex="Monospace" fo:background-color="transparent" fo:color="#2a00ff"/>
    </style:style>
    <style:style style:name="T2451" style:family="text">
      <style:text-properties fo:font-size="9.00pt" fo:font-weight="normal" fo:font-family="Monospace" style:font-family-asian="Monospace" style:font-family-complex="Monospace" fo:background-color="transparent" fo:color="#000000"/>
    </style:style>
    <style:style style:name="T2452" style:family="text">
      <style:text-properties fo:font-size="9.00pt" fo:font-weight="normal" fo:font-family="Monospace" style:font-family-asian="Monospace" style:font-family-complex="Monospace" fo:background-color="transparent" fo:color="#2a00ff"/>
    </style:style>
    <style:style style:name="T2453" style:family="text">
      <style:text-properties fo:font-size="9.00pt" fo:font-weight="normal" fo:font-family="Monospace" style:font-family-asian="Monospace" style:font-family-complex="Monospace" fo:background-color="transparent" fo:color="#000000"/>
    </style:style>
    <style:style style:name="T2454" style:family="text">
      <style:text-properties fo:font-size="9.00pt" fo:font-weight="normal" fo:font-family="Monospace" style:font-family-asian="Monospace" style:font-family-complex="Monospace" fo:background-color="transparent" fo:color="#2a00ff"/>
    </style:style>
    <style:style style:name="T2455" style:family="text">
      <style:text-properties fo:font-size="9.00pt" fo:font-weight="normal" fo:font-family="Monospace" style:font-family-asian="Monospace" style:font-family-complex="Monospace" fo:background-color="transparent" fo:color="#000000"/>
    </style:style>
    <style:style style:name="T2456" style:family="text">
      <style:text-properties fo:font-size="9.00pt" fo:font-weight="normal" fo:font-family="Monospace" style:font-family-asian="Monospace" style:font-family-complex="Monospace" fo:background-color="transparent" fo:color="#2a00ff"/>
    </style:style>
    <style:style style:name="T2457" style:family="text">
      <style:text-properties fo:font-size="9.00pt" fo:font-weight="normal" fo:font-family="Monospace" style:font-family-asian="Monospace" style:font-family-complex="Monospace" fo:background-color="transparent" fo:color="#000000"/>
    </style:style>
    <style:style style:name="T2458" style:family="text">
      <style:text-properties fo:font-size="9.00pt" fo:font-weight="normal" fo:font-family="Monospace" style:font-family-asian="Monospace" style:font-family-complex="Monospace" fo:background-color="transparent" fo:color="#2a00ff"/>
    </style:style>
    <style:style style:name="T2459" style:family="text">
      <style:text-properties fo:font-size="9.00pt" fo:font-weight="normal" fo:font-family="Monospace" style:font-family-asian="Monospace" style:font-family-complex="Monospace" fo:background-color="transparent" fo:color="#000000"/>
    </style:style>
    <style:style style:name="T2460"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2461" style:family="text">
      <style:text-properties fo:font-size="9.00pt" fo:font-weight="bold" fo:font-family="'Courier New'" style:font-family-asian="'Courier New'" style:font-family-complex="'Courier New'" fo:background-color="transparent" fo:color="#0000ff"/>
    </style:style>
    <style:style style:name="T2462" style:family="text">
      <style:text-properties fo:font-size="9.00pt" fo:font-weight="normal" fo:font-family="'Courier New'" style:font-family-asian="'Courier New'" style:font-family-complex="'Courier New'" fo:background-color="transparent" fo:color="#000000"/>
    </style:style>
    <style:style style:name="T2463" style:family="text">
      <style:text-properties fo:font-size="9.00pt" fo:font-weight="bold" fo:font-family="'Courier New'" style:font-family-asian="'Courier New'" style:font-family-complex="'Courier New'" fo:background-color="transparent" fo:color="#0000ff"/>
    </style:style>
    <style:style style:name="T2464" style:family="text">
      <style:text-properties fo:font-size="9.00pt" fo:font-weight="normal" fo:font-family="'Courier New'" style:font-family-asian="'Courier New'" style:font-family-complex="'Courier New'" fo:background-color="transparent" fo:color="#000000"/>
    </style:style>
    <style:style style:name="T2465" style:family="text">
      <style:text-properties fo:font-size="9.00pt" fo:font-weight="bold" fo:font-family="'Courier New'" style:font-family-asian="'Courier New'" style:font-family-complex="'Courier New'" fo:background-color="transparent" fo:color="#0000a0"/>
    </style:style>
    <style:style style:name="T2466" style:family="text">
      <style:text-properties fo:font-size="9.00pt" fo:font-weight="normal" fo:font-family="'Courier New'" style:font-family-asian="'Courier New'" style:font-family-complex="'Courier New'" fo:background-color="transparent" fo:color="#000000"/>
    </style:style>
    <style:style style:name="T2467" style:family="text">
      <style:text-properties fo:font-size="9.00pt" fo:font-weight="normal" fo:font-family="'Courier New'" style:font-family-asian="'Courier New'" style:font-family-complex="'Courier New'" fo:background-color="transparent" fo:color="#008000"/>
    </style:style>
    <style:style style:name="T2468" style:family="text">
      <style:text-properties fo:font-size="9.00pt" fo:font-weight="normal" fo:font-family="'Courier New'" style:font-family-asian="'Courier New'" style:font-family-complex="'Courier New'" fo:background-color="transparent" fo:color="#000000"/>
    </style:style>
    <style:style style:name="T2469" style:family="text">
      <style:text-properties fo:font-size="9.00pt" fo:font-weight="normal" fo:font-family="'Courier New'" style:font-family-asian="'Courier New'" style:font-family-complex="'Courier New'" fo:background-color="transparent" fo:color="#008000"/>
    </style:style>
    <style:style style:name="T2470" style:family="text">
      <style:text-properties fo:font-size="9.00pt" fo:font-weight="bold" fo:font-family="'Courier New'" style:font-family-asian="'Courier New'" style:font-family-complex="'Courier New'" fo:background-color="transparent" fo:color="#0000ff"/>
    </style:style>
    <style:style style:name="T2471" style:family="text">
      <style:text-properties fo:font-size="9.00pt" fo:font-weight="normal" fo:font-family="'Courier New'" style:font-family-asian="'Courier New'" style:font-family-complex="'Courier New'" fo:background-color="transparent" fo:color="#000000"/>
    </style:style>
    <style:style style:name="T2472" style:family="text">
      <style:text-properties fo:font-size="9.00pt" fo:font-weight="normal" fo:font-family="'Courier New'" style:font-family-asian="'Courier New'" style:font-family-complex="'Courier New'" fo:background-color="transparent" fo:color="#008000"/>
    </style:style>
    <style:style style:name="T2473" style:family="text">
      <style:text-properties fo:font-size="9.00pt" fo:font-weight="normal" fo:font-family="'Courier New'" style:font-family-asian="'Courier New'" style:font-family-complex="'Courier New'" fo:background-color="transparent" fo:color="#ff0000"/>
    </style:style>
    <style:style style:name="T2474" style:family="text">
      <style:text-properties fo:font-size="9.00pt" fo:font-weight="normal" fo:font-family="'Courier New'" style:font-family-asian="'Courier New'" style:font-family-complex="'Courier New'" fo:background-color="transparent" fo:color="#000000"/>
    </style:style>
    <style:style style:name="T2475" style:family="text">
      <style:text-properties fo:font-size="9.00pt" fo:font-weight="normal" fo:font-family="'Courier New'" style:font-family-asian="'Courier New'" style:font-family-complex="'Courier New'" fo:background-color="transparent" fo:color="#008000"/>
    </style:style>
    <style:style style:name="T2476" style:family="text">
      <style:text-properties fo:font-size="9.00pt" fo:font-weight="bold" fo:font-family="'Courier New'" style:font-family-asian="'Courier New'" style:font-family-complex="'Courier New'" fo:background-color="transparent" fo:color="#0000ff"/>
    </style:style>
    <style:style style:name="T2477" style:family="text">
      <style:text-properties fo:font-size="9.00pt" fo:font-weight="normal" fo:font-family="'Courier New'" style:font-family-asian="'Courier New'" style:font-family-complex="'Courier New'" fo:background-color="transparent" fo:color="#000000"/>
    </style:style>
    <style:style style:name="T2478" style:family="text">
      <style:text-properties fo:font-size="9.00pt" fo:font-weight="normal" fo:font-family="'Courier New'" style:font-family-asian="'Courier New'" style:font-family-complex="'Courier New'" fo:background-color="transparent" fo:color="#008000"/>
    </style:style>
    <style:style style:name="T2479" style:family="text">
      <style:text-properties fo:font-size="9.00pt" fo:font-weight="normal" fo:font-family="'Courier New'" style:font-family-asian="'Courier New'" style:font-family-complex="'Courier New'" fo:background-color="transparent" fo:color="#ff0000"/>
    </style:style>
    <style:style style:name="T2480" style:family="text">
      <style:text-properties fo:font-size="9.00pt" fo:font-weight="normal" fo:font-family="'Courier New'" style:font-family-asian="'Courier New'" style:font-family-complex="'Courier New'" fo:background-color="transparent" fo:color="#000000"/>
    </style:style>
    <style:style style:name="T2481" style:family="text">
      <style:text-properties fo:font-size="9.00pt" fo:font-weight="normal" fo:font-family="'Courier New'" style:font-family-asian="'Courier New'" style:font-family-complex="'Courier New'" fo:background-color="transparent" fo:color="#008000"/>
    </style:style>
    <style:style style:name="T2482" style:family="text">
      <style:text-properties fo:font-size="11.00pt" fo:font-weight="normal" fo:font-family="Calibri" style:font-family-asian="Calibri" style:font-family-complex="Calibri" fo:background-color="transparent" style:use-window-font-color="true"/>
    </style:style>
    <style:style style:name="T2483" style:family="text">
      <style:text-properties fo:font-size="9.00pt" fo:font-weight="bold" fo:font-family="'Courier New'" style:font-family-asian="'Courier New'" style:font-family-complex="'Courier New'" fo:background-color="transparent" fo:color="#0000a0"/>
    </style:style>
    <style:style style:name="T2484" style:family="text">
      <style:text-properties fo:font-size="9.00pt" fo:font-weight="normal" fo:font-family="'Courier New'" style:font-family-asian="'Courier New'" style:font-family-complex="'Courier New'" fo:background-color="transparent" fo:color="#000000"/>
    </style:style>
    <style:style style:name="T2485" style:family="text">
      <style:text-properties fo:font-size="9.00pt" fo:font-weight="bold" fo:font-family="'Courier New'" style:font-family-asian="'Courier New'" style:font-family-complex="'Courier New'" fo:background-color="transparent" fo:color="#0000a0"/>
    </style:style>
    <style:style style:name="T2486" style:family="text">
      <style:text-properties fo:font-size="9.00pt" fo:font-weight="normal" fo:font-family="'Courier New'" style:font-family-asian="'Courier New'" style:font-family-complex="'Courier New'" fo:background-color="transparent" fo:color="#000000"/>
    </style:style>
    <style:style style:name="T2487" style:family="text">
      <style:text-properties fo:font-size="9.00pt" fo:font-weight="normal" fo:font-family="'Courier New'" style:font-family-asian="'Courier New'" style:font-family-complex="'Courier New'" fo:background-color="transparent" fo:color="#008000"/>
    </style:style>
    <style:style style:name="T2488" style:family="text">
      <style:text-properties fo:font-size="9.00pt" fo:font-weight="normal" fo:font-family="'Courier New'" style:font-family-asian="'Courier New'" style:font-family-complex="'Courier New'" fo:background-color="transparent" fo:color="#000000"/>
    </style:style>
    <style:style style:name="T2489" style:family="text">
      <style:text-properties fo:font-size="9.00pt" fo:font-weight="bold" fo:font-family="'Courier New'" style:font-family-asian="'Courier New'" style:font-family-complex="'Courier New'" fo:background-color="transparent" fo:color="#0000a0"/>
    </style:style>
    <style:style style:name="T2490" style:family="text">
      <style:text-properties fo:font-size="9.00pt" fo:font-weight="normal" fo:font-family="'Courier New'" style:font-family-asian="'Courier New'" style:font-family-complex="'Courier New'" fo:background-color="transparent" fo:color="#000000"/>
    </style:style>
    <style:style style:name="T2491" style:family="text">
      <style:text-properties fo:font-size="9.00pt" fo:font-weight="normal" fo:font-family="'Courier New'" style:font-family-asian="'Courier New'" style:font-family-complex="'Courier New'" fo:background-color="transparent" fo:color="#008000"/>
    </style:style>
    <style:style style:name="T2492" style:family="text">
      <style:text-properties fo:font-size="9.00pt" fo:font-weight="normal" fo:font-family="'Courier New'" style:font-family-asian="'Courier New'" style:font-family-complex="'Courier New'" fo:background-color="transparent" fo:color="#000000"/>
    </style:style>
    <style:style style:name="T2493" style:family="text">
      <style:text-properties fo:font-size="9.00pt" fo:font-weight="bold" fo:font-family="'Courier New'" style:font-family-asian="'Courier New'" style:font-family-complex="'Courier New'" fo:background-color="transparent" fo:color="#0000a0"/>
    </style:style>
    <style:style style:name="T2494" style:family="text">
      <style:text-properties fo:font-size="9.00pt" fo:font-weight="normal" fo:font-family="'Courier New'" style:font-family-asian="'Courier New'" style:font-family-complex="'Courier New'" fo:background-color="transparent" fo:color="#000000"/>
    </style:style>
    <style:style style:name="T2495" style:family="text">
      <style:text-properties fo:font-size="9.00pt" fo:font-weight="normal" fo:font-family="'Courier New'" style:font-family-asian="'Courier New'" style:font-family-complex="'Courier New'" fo:background-color="transparent" fo:color="#008000"/>
    </style:style>
    <style:style style:name="T2496" style:family="text">
      <style:text-properties fo:font-size="9.00pt" fo:font-weight="normal" fo:font-family="'Courier New'" style:font-family-asian="'Courier New'" style:font-family-complex="'Courier New'" fo:background-color="transparent" fo:color="#000000"/>
    </style:style>
    <style:style style:name="T2497" style:family="text">
      <style:text-properties fo:font-size="9.00pt" fo:font-weight="normal" fo:font-family="'Courier New'" style:font-family-asian="'Courier New'" style:font-family-complex="'Courier New'" fo:background-color="transparent" fo:color="#008000"/>
    </style:style>
    <style:style style:name="T2498" style:family="text">
      <style:text-properties fo:font-size="9.00pt" fo:font-weight="normal" fo:font-family="'Courier New'" style:font-family-asian="'Courier New'" style:font-family-complex="'Courier New'" fo:background-color="transparent" fo:color="#000000"/>
    </style:style>
    <style:style style:name="T2499" style:family="text">
      <style:text-properties fo:font-size="9.00pt" fo:font-weight="normal" fo:font-family="'Courier New'" style:font-family-asian="'Courier New'" style:font-family-complex="'Courier New'" fo:background-color="transparent" fo:color="#008000"/>
    </style:style>
    <style:style style:name="T2500" style:family="text">
      <style:text-properties fo:font-size="9.00pt" fo:font-weight="normal" fo:font-family="'Courier New'" style:font-family-asian="'Courier New'" style:font-family-complex="'Courier New'" fo:background-color="transparent" fo:color="#000000"/>
    </style:style>
    <style:style style:name="T2501" style:family="text">
      <style:text-properties fo:font-size="9.00pt" fo:font-weight="normal" fo:font-family="'Courier New'" style:font-family-asian="'Courier New'" style:font-family-complex="'Courier New'" fo:background-color="transparent" fo:color="#008000"/>
    </style:style>
    <style:style style:name="T2502" style:family="text">
      <style:text-properties fo:font-size="9.00pt" fo:font-weight="normal" fo:font-family="'Courier New'" style:font-family-asian="'Courier New'" style:font-family-complex="'Courier New'" fo:background-color="transparent" fo:color="#000000"/>
    </style:style>
    <style:style style:name="T2503" style:family="text">
      <style:text-properties fo:font-size="9.00pt" fo:font-weight="normal" fo:font-family="'Courier New'" style:font-family-asian="'Courier New'" style:font-family-complex="'Courier New'" fo:background-color="transparent" fo:color="#008000"/>
    </style:style>
    <style:style style:name="T2504" style:family="text">
      <style:text-properties fo:font-size="9.00pt" fo:font-weight="normal" fo:font-family="'Courier New'" style:font-family-asian="'Courier New'" style:font-family-complex="'Courier New'" fo:background-color="transparent" fo:color="#000000"/>
    </style:style>
    <style:style style:name="T2505" style:family="text">
      <style:text-properties fo:font-size="9.00pt" fo:font-weight="normal" fo:font-family="'Courier New'" style:font-family-asian="'Courier New'" style:font-family-complex="'Courier New'" fo:background-color="transparent" fo:color="#008000"/>
    </style:style>
    <style:style style:name="T2506" style:family="text">
      <style:text-properties fo:font-size="9.00pt" fo:font-weight="normal" fo:font-family="'Courier New'" style:font-family-asian="'Courier New'" style:font-family-complex="'Courier New'" fo:background-color="transparent" fo:color="#000000"/>
    </style:style>
    <style:style style:name="T2507" style:family="text">
      <style:text-properties fo:font-size="9.00pt" fo:font-weight="normal" fo:font-family="'Courier New'" style:font-family-asian="'Courier New'" style:font-family-complex="'Courier New'" fo:background-color="transparent" fo:color="#008000"/>
    </style:style>
    <style:style style:name="T2508" style:family="text">
      <style:text-properties fo:font-size="9.00pt" fo:font-weight="normal" fo:font-family="'Courier New'" style:font-family-asian="'Courier New'" style:font-family-complex="'Courier New'" fo:background-color="transparent" fo:color="#000000"/>
    </style:style>
    <style:style style:name="T2509" style:family="text">
      <style:text-properties fo:font-size="9.00pt" fo:font-weight="normal" fo:font-family="'Courier New'" style:font-family-asian="'Courier New'" style:font-family-complex="'Courier New'" fo:background-color="transparent" fo:color="#008000"/>
    </style:style>
    <style:style style:name="T2510" style:family="text">
      <style:text-properties fo:font-size="9.00pt" fo:font-weight="normal" fo:font-family="'Courier New'" style:font-family-asian="'Courier New'" style:font-family-complex="'Courier New'" fo:background-color="transparent" fo:color="#000000"/>
    </style:style>
    <style:style style:name="T2511" style:family="text">
      <style:text-properties fo:font-size="9.00pt" fo:font-weight="normal" fo:font-family="'Courier New'" style:font-family-asian="'Courier New'" style:font-family-complex="'Courier New'" fo:background-color="transparent" fo:color="#008000"/>
    </style:style>
    <style:style style:name="T2512" style:family="text">
      <style:text-properties fo:font-size="9.00pt" fo:font-weight="normal" fo:font-family="'Courier New'" style:font-family-asian="'Courier New'" style:font-family-complex="'Courier New'" fo:background-color="transparent" fo:color="#000000"/>
    </style:style>
    <style:style style:name="T2513" style:family="text">
      <style:text-properties fo:font-size="9.00pt" fo:font-weight="normal" fo:font-family="'Courier New'" style:font-family-asian="'Courier New'" style:font-family-complex="'Courier New'" fo:background-color="transparent" fo:color="#008000"/>
    </style:style>
    <style:style style:name="T2514" style:family="text">
      <style:text-properties fo:font-size="9.00pt" fo:font-weight="normal" fo:font-family="'Courier New'" style:font-family-asian="'Courier New'" style:font-family-complex="'Courier New'" fo:background-color="transparent" fo:color="#000000"/>
    </style:style>
    <style:style style:name="T2515" style:family="text">
      <style:text-properties fo:font-size="9.00pt" fo:font-weight="normal" fo:font-family="'Courier New'" style:font-family-asian="'Courier New'" style:font-family-complex="'Courier New'" fo:background-color="transparent" fo:color="#008000"/>
    </style:style>
    <style:style style:name="T2516" style:family="text">
      <style:text-properties fo:font-size="9.00pt" fo:font-weight="normal" fo:font-family="'Courier New'" style:font-family-asian="'Courier New'" style:font-family-complex="'Courier New'" fo:background-color="transparent" fo:color="#000000"/>
    </style:style>
    <style:style style:name="T2517" style:family="text">
      <style:text-properties fo:font-size="9.00pt" fo:font-weight="normal" fo:font-family="'Courier New'" style:font-family-asian="'Courier New'" style:font-family-complex="'Courier New'" fo:background-color="transparent" fo:color="#008000"/>
    </style:style>
    <style:style style:name="T2518" style:family="text">
      <style:text-properties fo:font-size="9.00pt" fo:font-weight="normal" fo:font-family="'Courier New'" style:font-family-asian="'Courier New'" style:font-family-complex="'Courier New'" fo:background-color="transparent" fo:color="#000000"/>
    </style:style>
    <style:style style:name="T2519" style:family="text">
      <style:text-properties fo:font-size="9.00pt" fo:font-weight="normal" fo:font-family="'Courier New'" style:font-family-asian="'Courier New'" style:font-family-complex="'Courier New'" fo:background-color="transparent" fo:color="#008000"/>
    </style:style>
    <style:style style:name="T2520" style:family="text">
      <style:text-properties fo:font-size="9.00pt" fo:font-weight="normal" fo:font-family="'Courier New'" style:font-family-asian="'Courier New'" style:font-family-complex="'Courier New'" fo:background-color="transparent" fo:color="#000000"/>
    </style:style>
    <style:style style:name="T2521" style:family="text">
      <style:text-properties fo:font-size="9.00pt" fo:font-weight="normal" fo:font-family="'Courier New'" style:font-family-asian="'Courier New'" style:font-family-complex="'Courier New'" fo:background-color="transparent" fo:color="#008000"/>
    </style:style>
    <style:style style:name="T2522" style:family="text">
      <style:text-properties fo:font-size="9.00pt" fo:font-weight="normal" fo:font-family="'Courier New'" style:font-family-asian="'Courier New'" style:font-family-complex="'Courier New'" fo:background-color="transparent" fo:color="#000000"/>
    </style:style>
    <style:style style:name="T2523" style:family="text">
      <style:text-properties fo:font-size="9.00pt" fo:font-weight="normal" fo:font-family="'Courier New'" style:font-family-asian="'Courier New'" style:font-family-complex="'Courier New'" fo:background-color="transparent" fo:color="#008000"/>
    </style:style>
    <style:style style:name="T2524" style:family="text">
      <style:text-properties fo:font-size="9.00pt" fo:font-weight="normal" fo:font-family="'Courier New'" style:font-family-asian="'Courier New'" style:font-family-complex="'Courier New'" fo:background-color="transparent" fo:color="#000000"/>
    </style:style>
    <style:style style:name="T2525" style:family="text">
      <style:text-properties fo:font-size="9.00pt" fo:font-weight="normal" fo:font-family="'Courier New'" style:font-family-asian="'Courier New'" style:font-family-complex="'Courier New'" fo:background-color="transparent" fo:color="#008000"/>
    </style:style>
    <style:style style:name="T2526" style:family="text">
      <style:text-properties fo:font-size="9.00pt" fo:font-weight="normal" fo:font-family="'Courier New'" style:font-family-asian="'Courier New'" style:font-family-complex="'Courier New'" fo:background-color="transparent" fo:color="#000000"/>
    </style:style>
    <style:style style:name="T2527" style:family="text">
      <style:text-properties fo:font-size="9.00pt" fo:font-weight="normal" fo:font-family="'Courier New'" style:font-family-asian="'Courier New'" style:font-family-complex="'Courier New'" fo:background-color="transparent" fo:color="#008000"/>
    </style:style>
    <style:style style:name="T2528" style:family="text">
      <style:text-properties fo:font-size="9.00pt" fo:font-weight="normal" fo:font-family="'Courier New'" style:font-family-asian="'Courier New'" style:font-family-complex="'Courier New'" fo:background-color="transparent" fo:color="#000000"/>
    </style:style>
    <style:style style:name="T2529" style:family="text">
      <style:text-properties fo:font-size="9.00pt" fo:font-weight="normal" fo:font-family="'Courier New'" style:font-family-asian="'Courier New'" style:font-family-complex="'Courier New'" fo:background-color="transparent" fo:color="#008000"/>
    </style:style>
    <style:style style:name="T2530" style:family="text">
      <style:text-properties fo:font-size="9.00pt" fo:font-weight="normal" fo:font-family="'Courier New'" style:font-family-asian="'Courier New'" style:font-family-complex="'Courier New'" fo:background-color="transparent" fo:color="#000000"/>
    </style:style>
    <style:style style:name="T2531" style:family="text">
      <style:text-properties fo:font-size="9.00pt" fo:font-weight="normal" fo:font-family="'Courier New'" style:font-family-asian="'Courier New'" style:font-family-complex="'Courier New'" fo:background-color="transparent" fo:color="#008000"/>
    </style:style>
    <style:style style:name="T2532" style:family="text">
      <style:text-properties fo:font-size="9.00pt" fo:font-weight="normal" fo:font-family="'Courier New'" style:font-family-asian="'Courier New'" style:font-family-complex="'Courier New'" fo:background-color="transparent" fo:color="#000000"/>
    </style:style>
    <style:style style:name="T2533" style:family="text">
      <style:text-properties fo:font-size="9.00pt" fo:font-weight="normal" fo:font-family="'Courier New'" style:font-family-asian="'Courier New'" style:font-family-complex="'Courier New'" fo:background-color="transparent" fo:color="#008000"/>
    </style:style>
    <style:style style:name="T2534" style:family="text">
      <style:text-properties fo:font-size="9.00pt" fo:font-weight="normal" fo:font-family="'Courier New'" style:font-family-asian="'Courier New'" style:font-family-complex="'Courier New'" fo:background-color="transparent" fo:color="#000000"/>
    </style:style>
    <style:style style:name="T2535" style:family="text">
      <style:text-properties fo:font-size="9.00pt" fo:font-weight="normal" fo:font-family="'Courier New'" style:font-family-asian="'Courier New'" style:font-family-complex="'Courier New'" fo:background-color="transparent" fo:color="#008000"/>
    </style:style>
    <style:style style:name="T2536" style:family="text">
      <style:text-properties fo:font-size="9.00pt" fo:font-weight="normal" fo:font-family="'Courier New'" style:font-family-asian="'Courier New'" style:font-family-complex="'Courier New'" fo:background-color="transparent" fo:color="#000000"/>
    </style:style>
    <style:style style:name="T2537" style:family="text">
      <style:text-properties fo:font-size="9.00pt" fo:font-weight="normal" fo:font-family="'Courier New'" style:font-family-asian="'Courier New'" style:font-family-complex="'Courier New'" fo:background-color="transparent" fo:color="#008000"/>
    </style:style>
    <style:style style:name="T2538" style:family="text">
      <style:text-properties fo:font-size="9.00pt" fo:font-weight="normal" fo:font-family="'Courier New'" style:font-family-asian="'Courier New'" style:font-family-complex="'Courier New'" fo:background-color="transparent" fo:color="#000000"/>
    </style:style>
    <style:style style:name="T2539" style:family="text">
      <style:text-properties fo:font-size="9.00pt" fo:font-weight="normal" fo:font-family="'Courier New'" style:font-family-asian="'Courier New'" style:font-family-complex="'Courier New'" fo:background-color="transparent" fo:color="#008000"/>
    </style:style>
    <style:style style:name="T2540" style:family="text">
      <style:text-properties fo:font-size="9.00pt" fo:font-weight="normal" fo:font-family="'Courier New'" style:font-family-asian="'Courier New'" style:font-family-complex="'Courier New'" fo:background-color="transparent" fo:color="#000000"/>
    </style:style>
    <style:style style:name="T2541" style:family="text">
      <style:text-properties fo:font-size="9.00pt" fo:font-weight="normal" fo:font-family="'Courier New'" style:font-family-asian="'Courier New'" style:font-family-complex="'Courier New'" fo:background-color="transparent" fo:color="#008000"/>
    </style:style>
    <style:style style:name="T2542" style:family="text">
      <style:text-properties fo:font-size="9.00pt" fo:font-weight="normal" fo:font-family="'Courier New'" style:font-family-asian="'Courier New'" style:font-family-complex="'Courier New'" fo:background-color="transparent" fo:color="#000000"/>
    </style:style>
    <style:style style:name="T2543" style:family="text">
      <style:text-properties fo:font-size="9.00pt" fo:font-weight="normal" fo:font-family="'Courier New'" style:font-family-asian="'Courier New'" style:font-family-complex="'Courier New'" fo:background-color="transparent" fo:color="#008000"/>
    </style:style>
    <style:style style:name="T2544" style:family="text">
      <style:text-properties fo:font-size="9.00pt" fo:font-weight="normal" fo:font-family="'Courier New'" style:font-family-asian="'Courier New'" style:font-family-complex="'Courier New'" fo:background-color="transparent" fo:color="#000000"/>
    </style:style>
    <style:style style:name="T2545" style:family="text">
      <style:text-properties fo:font-size="9.00pt" fo:font-weight="normal" fo:font-family="'Courier New'" style:font-family-asian="'Courier New'" style:font-family-complex="'Courier New'" fo:background-color="transparent" fo:color="#008000"/>
    </style:style>
    <style:style style:name="T2546" style:family="text">
      <style:text-properties fo:font-size="9.00pt" fo:font-weight="normal" fo:font-family="'Courier New'" style:font-family-asian="'Courier New'" style:font-family-complex="'Courier New'" fo:background-color="transparent" fo:color="#000000"/>
    </style:style>
    <style:style style:name="T2547" style:family="text">
      <style:text-properties fo:font-size="9.00pt" fo:font-weight="normal" fo:font-family="'Courier New'" style:font-family-asian="'Courier New'" style:font-family-complex="'Courier New'" fo:background-color="transparent" fo:color="#008000"/>
    </style:style>
    <style:style style:name="T2548" style:family="text">
      <style:text-properties fo:font-size="9.00pt" fo:font-weight="normal" fo:font-family="'Courier New'" style:font-family-asian="'Courier New'" style:font-family-complex="'Courier New'" fo:background-color="transparent" fo:color="#000000"/>
    </style:style>
    <style:style style:name="T2549" style:family="text">
      <style:text-properties fo:font-size="9.00pt" fo:font-weight="normal" fo:font-family="'Courier New'" style:font-family-asian="'Courier New'" style:font-family-complex="'Courier New'" fo:background-color="transparent" fo:color="#008000"/>
    </style:style>
    <style:style style:name="T2550" style:family="text">
      <style:text-properties fo:font-size="9.00pt" fo:font-weight="normal" fo:font-family="'Courier New'" style:font-family-asian="'Courier New'" style:font-family-complex="'Courier New'" fo:background-color="transparent" fo:color="#000000"/>
    </style:style>
    <style:style style:name="T2551" style:family="text">
      <style:text-properties fo:font-size="9.00pt" fo:font-weight="normal" fo:font-family="'Courier New'" style:font-family-asian="'Courier New'" style:font-family-complex="'Courier New'" fo:background-color="transparent" fo:color="#008000"/>
    </style:style>
    <style:style style:name="T2552" style:family="text">
      <style:text-properties fo:font-size="9.00pt" fo:font-weight="normal" fo:font-family="'Courier New'" style:font-family-asian="'Courier New'" style:font-family-complex="'Courier New'" fo:background-color="transparent" fo:color="#000000"/>
    </style:style>
    <style:style style:name="T2553" style:family="text">
      <style:text-properties fo:font-size="9.00pt" fo:font-weight="normal" fo:font-family="'Courier New'" style:font-family-asian="'Courier New'" style:font-family-complex="'Courier New'" fo:background-color="transparent" fo:color="#008000"/>
    </style:style>
    <style:style style:name="T2554" style:family="text">
      <style:text-properties fo:font-size="9.00pt" fo:font-weight="normal" fo:font-family="'Courier New'" style:font-family-asian="'Courier New'" style:font-family-complex="'Courier New'" fo:background-color="transparent" fo:color="#000000"/>
    </style:style>
    <style:style style:name="T2555" style:family="text">
      <style:text-properties fo:font-size="9.00pt" fo:font-weight="normal" fo:font-family="'Courier New'" style:font-family-asian="'Courier New'" style:font-family-complex="'Courier New'" fo:background-color="transparent" fo:color="#008000"/>
    </style:style>
    <style:style style:name="T2556" style:family="text">
      <style:text-properties fo:font-size="9.00pt" fo:font-weight="normal" fo:font-family="'Courier New'" style:font-family-asian="'Courier New'" style:font-family-complex="'Courier New'" fo:background-color="transparent" fo:color="#000000"/>
    </style:style>
    <style:style style:name="T2557" style:family="text">
      <style:text-properties fo:font-size="9.00pt" fo:font-weight="normal" fo:font-family="'Courier New'" style:font-family-asian="'Courier New'" style:font-family-complex="'Courier New'" fo:background-color="transparent" fo:color="#008000"/>
    </style:style>
    <style:style style:name="T2558" style:family="text">
      <style:text-properties fo:font-size="9.00pt" fo:font-weight="normal" fo:font-family="'Courier New'" style:font-family-asian="'Courier New'" style:font-family-complex="'Courier New'" fo:background-color="transparent" fo:color="#000000"/>
    </style:style>
    <style:style style:name="T2559" style:family="text">
      <style:text-properties fo:font-size="9.00pt" fo:font-weight="normal" fo:font-family="'Courier New'" style:font-family-asian="'Courier New'" style:font-family-complex="'Courier New'" fo:background-color="transparent" fo:color="#008000"/>
    </style:style>
    <style:style style:name="T2560" style:family="text">
      <style:text-properties fo:font-size="9.00pt" fo:font-weight="normal" fo:font-family="'Courier New'" style:font-family-asian="'Courier New'" style:font-family-complex="'Courier New'" fo:background-color="transparent" fo:color="#000000"/>
    </style:style>
    <style:style style:name="T2561" style:family="text">
      <style:text-properties fo:font-size="9.00pt" fo:font-weight="normal" fo:font-family="'Courier New'" style:font-family-asian="'Courier New'" style:font-family-complex="'Courier New'" fo:background-color="transparent" fo:color="#008000"/>
    </style:style>
    <style:style style:name="T2562" style:family="text">
      <style:text-properties fo:font-size="9.00pt" fo:font-weight="normal" fo:font-family="'Courier New'" style:font-family-asian="'Courier New'" style:font-family-complex="'Courier New'" fo:background-color="transparent" fo:color="#000000"/>
    </style:style>
    <style:style style:name="T2563" style:family="text">
      <style:text-properties fo:font-size="9.00pt" fo:font-weight="normal" fo:font-family="'Courier New'" style:font-family-asian="'Courier New'" style:font-family-complex="'Courier New'" fo:background-color="transparent" fo:color="#008000"/>
    </style:style>
    <style:style style:name="T2564" style:family="text">
      <style:text-properties fo:font-size="9.00pt" fo:font-weight="normal" fo:font-family="'Courier New'" style:font-family-asian="'Courier New'" style:font-family-complex="'Courier New'" fo:background-color="transparent" fo:color="#000000"/>
    </style:style>
    <style:style style:name="T2565" style:family="text">
      <style:text-properties fo:font-size="9.00pt" fo:font-weight="normal" fo:font-family="'Courier New'" style:font-family-asian="'Courier New'" style:font-family-complex="'Courier New'" fo:background-color="transparent" fo:color="#008000"/>
    </style:style>
    <style:style style:name="T2566" style:family="text">
      <style:text-properties fo:font-size="9.00pt" fo:font-weight="normal" fo:font-family="'Courier New'" style:font-family-asian="'Courier New'" style:font-family-complex="'Courier New'" fo:background-color="transparent" fo:color="#000000"/>
    </style:style>
    <style:style style:name="T2567" style:family="text">
      <style:text-properties fo:font-size="9.00pt" fo:font-weight="normal" fo:font-family="'Courier New'" style:font-family-asian="'Courier New'" style:font-family-complex="'Courier New'" fo:background-color="transparent" fo:color="#008000"/>
    </style:style>
    <style:style style:name="T2568" style:family="text">
      <style:text-properties fo:font-size="9.00pt" fo:font-weight="normal" fo:font-family="'Courier New'" style:font-family-asian="'Courier New'" style:font-family-complex="'Courier New'" fo:background-color="transparent" fo:color="#000000"/>
    </style:style>
    <style:style style:name="T2569" style:family="text">
      <style:text-properties fo:font-size="9.00pt" fo:font-weight="normal" fo:font-family="'Courier New'" style:font-family-asian="'Courier New'" style:font-family-complex="'Courier New'" fo:background-color="transparent" fo:color="#008000"/>
    </style:style>
    <style:style style:name="T2570" style:family="text">
      <style:text-properties fo:font-size="9.00pt" fo:font-weight="normal" fo:font-family="'Courier New'" style:font-family-asian="'Courier New'" style:font-family-complex="'Courier New'" fo:background-color="transparent" fo:color="#000000"/>
    </style:style>
    <style:style style:name="T2571" style:family="text">
      <style:text-properties fo:font-size="9.00pt" fo:font-weight="normal" fo:font-family="'Courier New'" style:font-family-asian="'Courier New'" style:font-family-complex="'Courier New'" fo:background-color="transparent" fo:color="#008000"/>
    </style:style>
    <style:style style:name="T2572" style:family="text">
      <style:text-properties fo:font-size="9.00pt" fo:font-weight="normal" fo:font-family="'Courier New'" style:font-family-asian="'Courier New'" style:font-family-complex="'Courier New'" fo:background-color="transparent" fo:color="#000000"/>
    </style:style>
    <style:style style:name="T2573" style:family="text">
      <style:text-properties fo:font-size="9.00pt" fo:font-weight="normal" fo:font-family="'Courier New'" style:font-family-asian="'Courier New'" style:font-family-complex="'Courier New'" fo:background-color="transparent" fo:color="#008000"/>
    </style:style>
    <style:style style:name="T2574" style:family="text">
      <style:text-properties fo:font-size="9.00pt" fo:font-weight="normal" fo:font-family="'Courier New'" style:font-family-asian="'Courier New'" style:font-family-complex="'Courier New'" fo:background-color="transparent" fo:color="#000000"/>
    </style:style>
    <style:style style:name="T2575" style:family="text">
      <style:text-properties fo:font-size="9.00pt" fo:font-weight="bold" fo:font-family="'Courier New'" style:font-family-asian="'Courier New'" style:font-family-complex="'Courier New'" fo:background-color="transparent" fo:color="#0000ff"/>
    </style:style>
    <style:style style:name="T2576" style:family="text">
      <style:text-properties fo:font-size="9.00pt" fo:font-weight="normal" fo:font-family="'Courier New'" style:font-family-asian="'Courier New'" style:font-family-complex="'Courier New'" fo:background-color="transparent" fo:color="#000000"/>
    </style:style>
    <style:style style:name="T2577" style:family="text">
      <style:text-properties fo:font-size="9.00pt" fo:font-weight="normal" fo:font-family="'Courier New'" style:font-family-asian="'Courier New'" style:font-family-complex="'Courier New'" fo:background-color="transparent" fo:color="#ff0000"/>
    </style:style>
    <style:style style:name="T2578" style:family="text">
      <style:text-properties fo:font-size="9.00pt" fo:font-weight="normal" fo:font-family="'Courier New'" style:font-family-asian="'Courier New'" style:font-family-complex="'Courier New'" fo:background-color="transparent" fo:color="#000000"/>
    </style:style>
    <style:style style:name="T2579" style:family="text">
      <style:text-properties fo:font-size="9.00pt" fo:font-weight="normal" fo:font-family="'Courier New'" style:font-family-asian="'Courier New'" style:font-family-complex="'Courier New'" fo:background-color="transparent" fo:color="#008000"/>
    </style:style>
    <style:style style:name="T2580" style:family="text">
      <style:text-properties fo:font-size="9.00pt" fo:font-weight="normal" fo:font-family="'Courier New'" style:font-family-asian="'Courier New'" style:font-family-complex="'Courier New'" fo:background-color="transparent" fo:color="#000000"/>
    </style:style>
    <style:style style:name="T2581" style:family="text">
      <style:text-properties fo:font-size="9.00pt" fo:font-weight="normal" fo:font-family="'Courier New'" style:font-family-asian="'Courier New'" style:font-family-complex="'Courier New'" fo:background-color="transparent" fo:color="#008000"/>
    </style:style>
    <style:style style:name="T2582" style:family="text">
      <style:text-properties fo:font-size="9.00pt" fo:font-weight="normal" fo:font-family="'Courier New'" style:font-family-asian="'Courier New'" style:font-family-complex="'Courier New'" fo:background-color="transparent" fo:color="#000000"/>
    </style:style>
    <style:style style:name="T2583" style:family="text">
      <style:text-properties fo:font-size="9.00pt" fo:font-weight="bold" fo:font-family="'Courier New'" style:font-family-asian="'Courier New'" style:font-family-complex="'Courier New'" fo:background-color="transparent" fo:color="#0000ff"/>
    </style:style>
    <style:style style:name="T2584" style:family="text">
      <style:text-properties fo:font-size="9.00pt" fo:font-weight="normal" fo:font-family="'Courier New'" style:font-family-asian="'Courier New'" style:font-family-complex="'Courier New'" fo:background-color="transparent" fo:color="#000000"/>
    </style:style>
    <style:style style:name="T2585" style:family="text">
      <style:text-properties fo:font-size="9.00pt" fo:font-weight="normal" fo:font-family="'Courier New'" style:font-family-asian="'Courier New'" style:font-family-complex="'Courier New'" fo:background-color="transparent" fo:color="#008000"/>
    </style:style>
    <style:style style:name="T2586" style:family="text">
      <style:text-properties fo:font-size="9.00pt" fo:font-weight="normal" fo:font-family="'Courier New'" style:font-family-asian="'Courier New'" style:font-family-complex="'Courier New'" fo:background-color="transparent" fo:color="#000000"/>
    </style:style>
    <style:style style:name="T2587" style:family="text">
      <style:text-properties fo:font-size="9.00pt" fo:font-weight="normal" fo:font-family="'Courier New'" style:font-family-asian="'Courier New'" style:font-family-complex="'Courier New'" fo:background-color="transparent" fo:color="#008000"/>
    </style:style>
    <style:style style:name="T2588" style:family="text">
      <style:text-properties fo:font-size="9.00pt" fo:font-weight="normal" fo:font-family="'Courier New'" style:font-family-asian="'Courier New'" style:font-family-complex="'Courier New'" fo:background-color="transparent" fo:color="#000000"/>
    </style:style>
    <style:style style:name="T2589" style:family="text">
      <style:text-properties fo:font-size="9.00pt" fo:font-weight="normal" fo:font-family="'Courier New'" style:font-family-asian="'Courier New'" style:font-family-complex="'Courier New'" fo:background-color="transparent" fo:color="#008000"/>
    </style:style>
    <style:style style:name="T2590" style:family="text">
      <style:text-properties fo:font-size="9.00pt" fo:font-weight="normal" fo:font-family="'Courier New'" style:font-family-asian="'Courier New'" style:font-family-complex="'Courier New'" fo:background-color="transparent" fo:color="#000000"/>
    </style:style>
    <style:style style:name="T2591" style:family="text">
      <style:text-properties fo:font-size="9.00pt" fo:font-weight="bold" fo:font-family="'Courier New'" style:font-family-asian="'Courier New'" style:font-family-complex="'Courier New'" fo:background-color="transparent" fo:color="#0000ff"/>
    </style:style>
    <style:style style:name="T2592" style:family="text">
      <style:text-properties fo:font-size="9.00pt" fo:font-weight="normal" fo:font-family="'Courier New'" style:font-family-asian="'Courier New'" style:font-family-complex="'Courier New'" fo:background-color="transparent" fo:color="#000000"/>
    </style:style>
    <style:style style:name="T2593" style:family="text">
      <style:text-properties fo:font-size="9.00pt" fo:font-weight="normal" fo:font-family="'Courier New'" style:font-family-asian="'Courier New'" style:font-family-complex="'Courier New'" fo:background-color="transparent" fo:color="#008000"/>
    </style:style>
    <style:style style:name="T2594" style:family="text">
      <style:text-properties fo:font-size="9.00pt" fo:font-weight="normal" fo:font-family="'Courier New'" style:font-family-asian="'Courier New'" style:font-family-complex="'Courier New'" fo:background-color="transparent" fo:color="#000000"/>
    </style:style>
    <style:style style:name="T2595" style:family="text">
      <style:text-properties fo:font-size="9.00pt" fo:font-weight="bold" fo:font-family="'Courier New'" style:font-family-asian="'Courier New'" style:font-family-complex="'Courier New'" fo:background-color="transparent" fo:color="#0000ff"/>
    </style:style>
    <style:style style:name="T2596" style:family="text">
      <style:text-properties fo:font-size="9.00pt" fo:font-weight="normal" fo:font-family="'Courier New'" style:font-family-asian="'Courier New'" style:font-family-complex="'Courier New'" fo:background-color="transparent" fo:color="#000000"/>
    </style:style>
    <style:style style:name="T2597" style:family="text">
      <style:text-properties fo:font-size="9.00pt" fo:font-weight="bold" fo:font-family="'Courier New'" style:font-family-asian="'Courier New'" style:font-family-complex="'Courier New'" fo:background-color="transparent" fo:color="#0000ff"/>
    </style:style>
    <style:style style:name="T2598" style:family="text">
      <style:text-properties fo:font-size="9.00pt" fo:font-weight="normal" fo:font-family="'Courier New'" style:font-family-asian="'Courier New'" style:font-family-complex="'Courier New'" fo:background-color="transparent" fo:color="#000000"/>
    </style:style>
    <style:style style:name="T2599" style:family="text">
      <style:text-properties fo:font-size="9.00pt" fo:font-weight="normal" fo:font-family="'Courier New'" style:font-family-asian="'Courier New'" style:font-family-complex="'Courier New'" fo:background-color="transparent" fo:color="#008000"/>
    </style:style>
    <style:style style:name="T2600" style:family="text">
      <style:text-properties fo:font-size="9.00pt" fo:font-weight="normal" fo:font-family="'Courier New'" style:font-family-asian="'Courier New'" style:font-family-complex="'Courier New'" fo:background-color="transparent" fo:color="#000000"/>
    </style:style>
    <style:style style:name="T2601" style:family="text">
      <style:text-properties fo:font-size="9.00pt" fo:font-weight="normal" fo:font-family="'Courier New'" style:font-family-asian="'Courier New'" style:font-family-complex="'Courier New'" fo:background-color="transparent" fo:color="#008000"/>
    </style:style>
    <style:style style:name="T2602" style:family="text">
      <style:text-properties fo:font-size="9.00pt" fo:font-weight="normal" fo:font-family="'Courier New'" style:font-family-asian="'Courier New'" style:font-family-complex="'Courier New'" fo:background-color="transparent" fo:color="#000000"/>
    </style:style>
    <style:style style:name="T2603" style:family="text">
      <style:text-properties fo:font-size="9.00pt" fo:font-weight="normal" fo:font-family="'Courier New'" style:font-family-asian="'Courier New'" style:font-family-complex="'Courier New'" fo:background-color="transparent" fo:color="#008000"/>
    </style:style>
    <style:style style:name="T2604" style:family="text">
      <style:text-properties fo:font-size="9.00pt" fo:font-weight="normal" fo:font-family="'Courier New'" style:font-family-asian="'Courier New'" style:font-family-complex="'Courier New'" fo:background-color="transparent" fo:color="#000000"/>
    </style:style>
    <style:style style:name="T2605" style:family="text">
      <style:text-properties fo:font-size="9.00pt" fo:font-weight="normal" fo:font-family="'Courier New'" style:font-family-asian="'Courier New'" style:font-family-complex="'Courier New'" fo:background-color="transparent" fo:color="#008000"/>
    </style:style>
    <style:style style:name="T2606" style:family="text">
      <style:text-properties fo:font-size="9.00pt" fo:font-weight="normal" fo:font-family="'Courier New'" style:font-family-asian="'Courier New'" style:font-family-complex="'Courier New'" fo:background-color="transparent" fo:color="#000000"/>
    </style:style>
    <style:style style:name="T2607" style:family="text">
      <style:text-properties fo:font-size="9.00pt" fo:font-weight="normal" fo:font-family="'Courier New'" style:font-family-asian="'Courier New'" style:font-family-complex="'Courier New'" fo:background-color="transparent" fo:color="#008000"/>
    </style:style>
    <style:style style:name="T2608" style:family="text">
      <style:text-properties fo:font-size="9.00pt" fo:font-weight="normal" fo:font-family="'Courier New'" style:font-family-asian="'Courier New'" style:font-family-complex="'Courier New'" fo:background-color="transparent" fo:color="#000000"/>
    </style:style>
    <style:style style:name="T2609" style:family="text">
      <style:text-properties fo:font-size="9.00pt" fo:font-weight="normal" fo:font-family="'Courier New'" style:font-family-asian="'Courier New'" style:font-family-complex="'Courier New'" fo:background-color="transparent" fo:color="#008000"/>
    </style:style>
    <style:style style:name="T2610" style:family="text">
      <style:text-properties fo:font-size="9.00pt" fo:font-weight="normal" fo:font-family="'Courier New'" style:font-family-asian="'Courier New'" style:font-family-complex="'Courier New'" fo:background-color="transparent" fo:color="#000000"/>
    </style:style>
    <style:style style:name="T2611" style:family="text">
      <style:text-properties fo:font-size="9.00pt" fo:font-weight="normal" fo:font-family="'Courier New'" style:font-family-asian="'Courier New'" style:font-family-complex="'Courier New'" fo:background-color="transparent" fo:color="#008000"/>
    </style:style>
    <style:style style:name="T2612" style:family="text">
      <style:text-properties fo:font-size="9.00pt" fo:font-weight="normal" fo:font-family="'Courier New'" style:font-family-asian="'Courier New'" style:font-family-complex="'Courier New'" fo:background-color="transparent" fo:color="#000000"/>
    </style:style>
    <style:style style:name="T2613" style:family="text">
      <style:text-properties fo:font-size="9.00pt" fo:font-weight="bold" fo:font-family="'Courier New'" style:font-family-asian="'Courier New'" style:font-family-complex="'Courier New'" fo:background-color="transparent" fo:color="#0000ff"/>
    </style:style>
    <style:style style:name="T2614" style:family="text">
      <style:text-properties fo:font-size="9.00pt" fo:font-weight="normal" fo:font-family="'Courier New'" style:font-family-asian="'Courier New'" style:font-family-complex="'Courier New'" fo:background-color="transparent" fo:color="#000000"/>
    </style:style>
    <style:style style:name="T2615" style:family="text">
      <style:text-properties fo:font-size="9.00pt" fo:font-weight="normal" fo:font-family="'Courier New'" style:font-family-asian="'Courier New'" style:font-family-complex="'Courier New'" fo:background-color="transparent" fo:color="#008000"/>
    </style:style>
    <style:style style:name="T2616" style:family="text">
      <style:text-properties fo:font-size="9.00pt" fo:font-weight="normal" fo:font-family="'Courier New'" style:font-family-asian="'Courier New'" style:font-family-complex="'Courier New'" fo:background-color="transparent" fo:color="#000000"/>
    </style:style>
    <style:style style:name="T2617" style:family="text">
      <style:text-properties fo:font-size="9.00pt" fo:font-weight="bold" fo:font-family="'Courier New'" style:font-family-asian="'Courier New'" style:font-family-complex="'Courier New'" fo:background-color="transparent" fo:color="#0000a0"/>
    </style:style>
    <style:style style:name="T2618" style:family="text">
      <style:text-properties fo:font-size="9.00pt" fo:font-weight="normal" fo:font-family="'Courier New'" style:font-family-asian="'Courier New'" style:font-family-complex="'Courier New'" fo:background-color="transparent" fo:color="#000000"/>
    </style:style>
    <style:style style:name="T2619" style:family="text">
      <style:text-properties fo:font-size="9.00pt" fo:font-weight="bold" fo:font-family="'Courier New'" style:font-family-asian="'Courier New'" style:font-family-complex="'Courier New'" fo:background-color="transparent" fo:color="#0000ff"/>
    </style:style>
    <style:style style:name="T2620" style:family="text">
      <style:text-properties fo:font-size="9.00pt" fo:font-weight="normal" fo:font-family="'Courier New'" style:font-family-asian="'Courier New'" style:font-family-complex="'Courier New'" fo:background-color="transparent" fo:color="#000000"/>
    </style:style>
    <style:style style:name="T2621" style:family="text">
      <style:text-properties fo:font-size="9.00pt" fo:font-weight="normal" fo:font-family="'Courier New'" style:font-family-asian="'Courier New'" style:font-family-complex="'Courier New'" fo:background-color="transparent" fo:color="#008000"/>
    </style:style>
    <style:style style:name="T2622" style:family="text">
      <style:text-properties fo:font-size="9.00pt" fo:font-weight="normal" fo:font-family="'Courier New'" style:font-family-asian="'Courier New'" style:font-family-complex="'Courier New'" fo:background-color="transparent" fo:color="#000000"/>
    </style:style>
    <style:style style:name="T2623" style:family="text">
      <style:text-properties fo:font-size="9.00pt" fo:font-weight="normal" fo:font-family="'Courier New'" style:font-family-asian="'Courier New'" style:font-family-complex="'Courier New'" fo:background-color="transparent" fo:color="#008000"/>
    </style:style>
    <style:style style:name="T2624" style:family="text">
      <style:text-properties fo:font-size="9.00pt" fo:font-weight="normal" fo:font-family="'Courier New'" style:font-family-asian="'Courier New'" style:font-family-complex="'Courier New'" fo:background-color="transparent" fo:color="#000000"/>
    </style:style>
    <style:style style:name="T2625" style:family="text">
      <style:text-properties fo:font-size="9.00pt" fo:font-weight="normal" fo:font-family="'Courier New'" style:font-family-asian="'Courier New'" style:font-family-complex="'Courier New'" fo:background-color="transparent" fo:color="#008000"/>
    </style:style>
    <style:style style:name="T2626" style:family="text">
      <style:text-properties fo:font-size="9.00pt" fo:font-weight="normal" fo:font-family="'Courier New'" style:font-family-asian="'Courier New'" style:font-family-complex="'Courier New'" fo:background-color="transparent" fo:color="#000000"/>
    </style:style>
    <style:style style:name="T2627" style:family="text">
      <style:text-properties fo:font-size="9.00pt" fo:font-weight="normal" fo:font-family="'Courier New'" style:font-family-asian="'Courier New'" style:font-family-complex="'Courier New'" fo:background-color="transparent" fo:color="#008000"/>
    </style:style>
    <style:style style:name="T2628" style:family="text">
      <style:text-properties fo:font-size="9.00pt" fo:font-weight="normal" fo:font-family="'Courier New'" style:font-family-asian="'Courier New'" style:font-family-complex="'Courier New'" fo:background-color="transparent" fo:color="#000000"/>
    </style:style>
    <style:style style:name="T2629" style:family="text">
      <style:text-properties fo:font-size="9.00pt" fo:font-weight="normal" fo:font-family="'Courier New'" style:font-family-asian="'Courier New'" style:font-family-complex="'Courier New'" fo:background-color="transparent" fo:color="#008000"/>
    </style:style>
    <style:style style:name="T2630" style:family="text">
      <style:text-properties fo:font-size="9.00pt" fo:font-weight="normal" fo:font-family="'Courier New'" style:font-family-asian="'Courier New'" style:font-family-complex="'Courier New'" fo:background-color="transparent" fo:color="#000000"/>
    </style:style>
    <style:style style:name="T2631" style:family="text">
      <style:text-properties fo:font-size="9.00pt" fo:font-weight="normal" fo:font-family="'Courier New'" style:font-family-asian="'Courier New'" style:font-family-complex="'Courier New'" fo:background-color="transparent" fo:color="#008000"/>
    </style:style>
    <style:style style:name="T2632" style:family="text">
      <style:text-properties fo:font-size="9.00pt" fo:font-weight="normal" fo:font-family="'Courier New'" style:font-family-asian="'Courier New'" style:font-family-complex="'Courier New'" fo:background-color="transparent" fo:color="#000000"/>
    </style:style>
    <style:style style:name="T2633" style:family="text">
      <style:text-properties fo:font-size="9.00pt" fo:font-weight="normal" fo:font-family="'Courier New'" style:font-family-asian="'Courier New'" style:font-family-complex="'Courier New'" fo:background-color="transparent" fo:color="#008000"/>
    </style:style>
    <style:style style:name="T2634" style:family="text">
      <style:text-properties fo:font-size="9.00pt" fo:font-weight="normal" fo:font-family="'Courier New'" style:font-family-asian="'Courier New'" style:font-family-complex="'Courier New'" fo:background-color="transparent" fo:color="#000000"/>
    </style:style>
    <style:style style:name="T2635" style:family="text">
      <style:text-properties fo:font-size="9.00pt" fo:font-weight="normal" fo:font-family="'Courier New'" style:font-family-asian="'Courier New'" style:font-family-complex="'Courier New'" fo:background-color="transparent" fo:color="#008000"/>
    </style:style>
    <style:style style:name="T2636" style:family="text">
      <style:text-properties fo:font-size="9.00pt" fo:font-weight="normal" fo:font-family="'Courier New'" style:font-family-asian="'Courier New'" style:font-family-complex="'Courier New'" fo:background-color="transparent" fo:color="#000000"/>
    </style:style>
    <style:style style:name="T2637" style:family="text">
      <style:text-properties fo:font-size="9.00pt" fo:font-weight="bold" fo:font-family="'Courier New'" style:font-family-asian="'Courier New'" style:font-family-complex="'Courier New'" fo:background-color="transparent" fo:color="#0000a0"/>
    </style:style>
    <style:style style:name="T2638" style:family="text">
      <style:text-properties fo:font-size="9.00pt" fo:font-weight="normal" fo:font-family="'Courier New'" style:font-family-asian="'Courier New'" style:font-family-complex="'Courier New'" fo:background-color="transparent" fo:color="#000000"/>
    </style:style>
    <style:style style:name="T2639" style:family="text">
      <style:text-properties fo:font-size="9.00pt" fo:font-weight="bold" fo:font-family="'Courier New'" style:font-family-asian="'Courier New'" style:font-family-complex="'Courier New'" fo:background-color="transparent" fo:color="#0000a0"/>
    </style:style>
    <style:style style:name="T2640" style:family="text">
      <style:text-properties fo:font-size="9.00pt" fo:font-weight="normal" fo:font-family="'Courier New'" style:font-family-asian="'Courier New'" style:font-family-complex="'Courier New'" fo:background-color="transparent" fo:color="#000000"/>
    </style:style>
    <style:style style:name="T2641" style:family="text">
      <style:text-properties fo:font-size="9.00pt" fo:font-weight="normal" fo:font-family="'Courier New'" style:font-family-asian="'Courier New'" style:font-family-complex="'Courier New'" fo:background-color="transparent" fo:color="#008000"/>
    </style:style>
    <style:style style:name="T2642" style:family="text">
      <style:text-properties fo:font-size="9.00pt" fo:font-weight="normal" fo:font-family="'Courier New'" style:font-family-asian="'Courier New'" style:font-family-complex="'Courier New'" fo:background-color="transparent" fo:color="#000000"/>
    </style:style>
    <style:style style:name="T2643" style:family="text">
      <style:text-properties fo:font-size="9.00pt" fo:font-weight="bold" fo:font-family="'Courier New'" style:font-family-asian="'Courier New'" style:font-family-complex="'Courier New'" fo:background-color="transparent" fo:color="#0000a0"/>
    </style:style>
    <style:style style:name="T2644" style:family="text">
      <style:text-properties fo:font-size="9.00pt" fo:font-weight="normal" fo:font-family="'Courier New'" style:font-family-asian="'Courier New'" style:font-family-complex="'Courier New'" fo:background-color="transparent" fo:color="#000000"/>
    </style:style>
    <style:style style:name="T2645" style:family="text">
      <style:text-properties fo:font-size="9.00pt" fo:font-weight="normal" fo:font-family="'Courier New'" style:font-family-asian="'Courier New'" style:font-family-complex="'Courier New'" fo:background-color="transparent" fo:color="#008000"/>
    </style:style>
    <style:style style:name="T2646" style:family="text">
      <style:text-properties fo:font-size="9.00pt" fo:font-weight="normal" fo:font-family="'Courier New'" style:font-family-asian="'Courier New'" style:font-family-complex="'Courier New'" fo:background-color="transparent" fo:color="#000000"/>
    </style:style>
    <style:style style:name="T2647" style:family="text">
      <style:text-properties fo:font-size="9.00pt" fo:font-weight="bold" fo:font-family="'Courier New'" style:font-family-asian="'Courier New'" style:font-family-complex="'Courier New'" fo:background-color="transparent" fo:color="#0000a0"/>
    </style:style>
    <style:style style:name="T2648" style:family="text">
      <style:text-properties fo:font-size="9.00pt" fo:font-weight="normal" fo:font-family="'Courier New'" style:font-family-asian="'Courier New'" style:font-family-complex="'Courier New'" fo:background-color="transparent" fo:color="#000000"/>
    </style:style>
    <style:style style:name="T2649" style:family="text">
      <style:text-properties fo:font-size="9.00pt" fo:font-weight="normal" fo:font-family="'Courier New'" style:font-family-asian="'Courier New'" style:font-family-complex="'Courier New'" fo:background-color="transparent" fo:color="#008000"/>
    </style:style>
    <style:style style:name="T2650" style:family="text">
      <style:text-properties fo:font-size="9.00pt" fo:font-weight="normal" fo:font-family="'Courier New'" style:font-family-asian="'Courier New'" style:font-family-complex="'Courier New'" fo:background-color="transparent" fo:color="#000000"/>
    </style:style>
    <style:style style:name="T2651" style:family="text">
      <style:text-properties fo:font-size="9.00pt" fo:font-weight="normal" fo:font-family="'Courier New'" style:font-family-asian="'Courier New'" style:font-family-complex="'Courier New'" fo:background-color="transparent" fo:color="#008000"/>
    </style:style>
    <style:style style:name="T2652" style:family="text">
      <style:text-properties fo:font-size="9.00pt" fo:font-weight="normal" fo:font-family="'Courier New'" style:font-family-asian="'Courier New'" style:font-family-complex="'Courier New'" fo:background-color="transparent" fo:color="#000000"/>
    </style:style>
    <style:style style:name="T2653" style:family="text">
      <style:text-properties fo:font-size="9.00pt" fo:font-weight="normal" fo:font-family="'Courier New'" style:font-family-asian="'Courier New'" style:font-family-complex="'Courier New'" fo:background-color="transparent" fo:color="#ff0000"/>
    </style:style>
    <style:style style:name="T2654" style:family="text">
      <style:text-properties fo:font-size="9.00pt" fo:font-weight="normal" fo:font-family="'Courier New'" style:font-family-asian="'Courier New'" style:font-family-complex="'Courier New'" fo:background-color="transparent" fo:color="#000000"/>
    </style:style>
    <style:style style:name="T2655" style:family="text">
      <style:text-properties fo:font-size="9.00pt" fo:font-weight="normal" fo:font-family="'Courier New'" style:font-family-asian="'Courier New'" style:font-family-complex="'Courier New'" fo:background-color="transparent" fo:color="#008000"/>
    </style:style>
    <style:style style:name="T2656" style:family="text">
      <style:text-properties fo:font-size="9.00pt" fo:font-weight="normal" fo:font-family="'Courier New'" style:font-family-asian="'Courier New'" style:font-family-complex="'Courier New'" fo:background-color="transparent" fo:color="#000000"/>
    </style:style>
    <style:style style:name="T2657" style:family="text">
      <style:text-properties fo:font-size="9.00pt" fo:font-weight="bold" fo:font-family="'Courier New'" style:font-family-asian="'Courier New'" style:font-family-complex="'Courier New'" fo:background-color="transparent" fo:color="#0000ff"/>
    </style:style>
    <style:style style:name="T2658" style:family="text">
      <style:text-properties fo:font-size="9.00pt" fo:font-weight="normal" fo:font-family="'Courier New'" style:font-family-asian="'Courier New'" style:font-family-complex="'Courier New'" fo:background-color="transparent" fo:color="#000000"/>
    </style:style>
    <style:style style:name="T2659" style:family="text">
      <style:text-properties fo:font-size="9.00pt" fo:font-weight="normal" fo:font-family="'Courier New'" style:font-family-asian="'Courier New'" style:font-family-complex="'Courier New'" fo:background-color="transparent" fo:color="#008000"/>
    </style:style>
    <style:style style:name="T2660" style:family="text">
      <style:text-properties fo:font-size="9.00pt" fo:font-weight="normal" fo:font-family="'Courier New'" style:font-family-asian="'Courier New'" style:font-family-complex="'Courier New'" fo:background-color="transparent" fo:color="#000000"/>
    </style:style>
    <style:style style:name="T2661" style:family="text">
      <style:text-properties fo:font-size="9.00pt" fo:font-weight="normal" fo:font-family="'Courier New'" style:font-family-asian="'Courier New'" style:font-family-complex="'Courier New'" fo:background-color="transparent" fo:color="#008000"/>
    </style:style>
    <style:style style:name="T2662" style:family="text">
      <style:text-properties fo:font-size="9.00pt" fo:font-weight="normal" fo:font-family="'Courier New'" style:font-family-asian="'Courier New'" style:font-family-complex="'Courier New'" fo:background-color="transparent" fo:color="#ff0000"/>
    </style:style>
    <style:style style:name="T2663" style:family="text">
      <style:text-properties fo:font-size="9.00pt" fo:font-weight="normal" fo:font-family="'Courier New'" style:font-family-asian="'Courier New'" style:font-family-complex="'Courier New'" fo:background-color="transparent" fo:color="#008000"/>
    </style:style>
    <style:style style:name="T2664" style:family="text">
      <style:text-properties fo:font-size="9.00pt" fo:font-weight="normal" fo:font-family="'Courier New'" style:font-family-asian="'Courier New'" style:font-family-complex="'Courier New'" fo:background-color="transparent" fo:color="#000000"/>
    </style:style>
    <style:style style:name="T2665" style:family="text">
      <style:text-properties fo:font-size="9.00pt" fo:font-weight="normal" fo:font-family="'Courier New'" style:font-family-asian="'Courier New'" style:font-family-complex="'Courier New'" fo:background-color="transparent" fo:color="#008000"/>
    </style:style>
    <style:style style:name="T2666" style:family="text">
      <style:text-properties fo:font-size="9.00pt" fo:font-weight="normal" fo:font-family="'Courier New'" style:font-family-asian="'Courier New'" style:font-family-complex="'Courier New'" fo:background-color="transparent" fo:color="#000000"/>
    </style:style>
    <style:style style:name="T2667" style:family="text">
      <style:text-properties fo:font-size="9.00pt" fo:font-weight="normal" fo:font-family="'Courier New'" style:font-family-asian="'Courier New'" style:font-family-complex="'Courier New'" fo:background-color="transparent" fo:color="#008000"/>
    </style:style>
    <style:style style:name="T2668" style:family="text">
      <style:text-properties fo:font-size="9.00pt" fo:font-weight="normal" fo:font-family="'Courier New'" style:font-family-asian="'Courier New'" style:font-family-complex="'Courier New'" fo:background-color="transparent" fo:color="#000000"/>
    </style:style>
    <style:style style:name="T2669" style:family="text">
      <style:text-properties fo:font-size="9.00pt" fo:font-weight="normal" fo:font-family="'Courier New'" style:font-family-asian="'Courier New'" style:font-family-complex="'Courier New'" fo:background-color="transparent" fo:color="#008000"/>
    </style:style>
    <style:style style:name="T2670" style:family="text">
      <style:text-properties fo:font-size="9.00pt" fo:font-weight="normal" fo:font-family="'Courier New'" style:font-family-asian="'Courier New'" style:font-family-complex="'Courier New'" fo:background-color="transparent" fo:color="#000000"/>
    </style:style>
    <style:style style:name="T2671" style:family="text">
      <style:text-properties fo:font-size="9.00pt" fo:font-weight="normal" fo:font-family="'Courier New'" style:font-family-asian="'Courier New'" style:font-family-complex="'Courier New'" fo:background-color="transparent" fo:color="#008000"/>
    </style:style>
    <style:style style:name="T2672" style:family="text">
      <style:text-properties fo:font-size="9.00pt" fo:font-weight="normal" fo:font-family="'Courier New'" style:font-family-asian="'Courier New'" style:font-family-complex="'Courier New'" fo:background-color="transparent" fo:color="#000000"/>
    </style:style>
    <style:style style:name="T2673" style:family="text">
      <style:text-properties fo:font-size="9.00pt" fo:font-weight="normal" fo:font-family="'Courier New'" style:font-family-asian="'Courier New'" style:font-family-complex="'Courier New'" fo:background-color="transparent" fo:color="#008000"/>
    </style:style>
    <style:style style:name="T2674" style:family="text">
      <style:text-properties fo:font-size="9.00pt" fo:font-weight="normal" fo:font-family="'Courier New'" style:font-family-asian="'Courier New'" style:font-family-complex="'Courier New'" fo:background-color="transparent" fo:color="#000000"/>
    </style:style>
    <style:style style:name="T2675" style:family="text">
      <style:text-properties fo:font-size="9.00pt" fo:font-weight="normal" fo:font-family="'Courier New'" style:font-family-asian="'Courier New'" style:font-family-complex="'Courier New'" fo:background-color="transparent" fo:color="#008000"/>
    </style:style>
    <style:style style:name="T2676" style:family="text">
      <style:text-properties fo:font-size="9.00pt" fo:font-weight="normal" fo:font-family="'Courier New'" style:font-family-asian="'Courier New'" style:font-family-complex="'Courier New'" fo:background-color="transparent" fo:color="#000000"/>
    </style:style>
    <style:style style:name="T2677" style:family="text">
      <style:text-properties fo:font-size="9.00pt" fo:font-weight="normal" fo:font-family="'Courier New'" style:font-family-asian="'Courier New'" style:font-family-complex="'Courier New'" fo:background-color="transparent" fo:color="#ff0000"/>
    </style:style>
    <style:style style:name="T2678" style:family="text">
      <style:text-properties fo:font-size="9.00pt" fo:font-weight="normal" fo:font-family="'Courier New'" style:font-family-asian="'Courier New'" style:font-family-complex="'Courier New'" fo:background-color="transparent" fo:color="#000000"/>
    </style:style>
    <style:style style:name="T2679" style:family="text">
      <style:text-properties fo:font-size="9.00pt" fo:font-weight="normal" fo:font-family="'Courier New'" style:font-family-asian="'Courier New'" style:font-family-complex="'Courier New'" fo:background-color="transparent" fo:color="#008000"/>
    </style:style>
    <style:style style:name="T2680" style:family="text">
      <style:text-properties fo:font-size="9.00pt" fo:font-weight="normal" fo:font-family="'Courier New'" style:font-family-asian="'Courier New'" style:font-family-complex="'Courier New'" fo:background-color="transparent" fo:color="#000000"/>
    </style:style>
    <style:style style:name="T2681" style:family="text">
      <style:text-properties fo:font-size="9.00pt" fo:font-weight="normal" fo:font-family="'Courier New'" style:font-family-asian="'Courier New'" style:font-family-complex="'Courier New'" fo:background-color="transparent" fo:color="#008000"/>
    </style:style>
    <style:style style:name="T2682" style:family="text">
      <style:text-properties fo:font-size="9.00pt" fo:font-weight="normal" fo:font-family="'Courier New'" style:font-family-asian="'Courier New'" style:font-family-complex="'Courier New'" fo:background-color="transparent" fo:color="#000000"/>
    </style:style>
    <style:style style:name="T2683" style:family="text">
      <style:text-properties fo:font-size="9.00pt" fo:font-weight="normal" fo:font-family="'Courier New'" style:font-family-asian="'Courier New'" style:font-family-complex="'Courier New'" fo:background-color="transparent" fo:color="#008000"/>
    </style:style>
    <style:style style:name="T2684" style:family="text">
      <style:text-properties fo:font-size="9.00pt" fo:font-weight="normal" fo:font-family="'Courier New'" style:font-family-asian="'Courier New'" style:font-family-complex="'Courier New'" fo:background-color="transparent" fo:color="#000000"/>
    </style:style>
    <style:style style:name="T2685" style:family="text">
      <style:text-properties fo:font-size="9.00pt" fo:font-weight="normal" fo:font-family="'Courier New'" style:font-family-asian="'Courier New'" style:font-family-complex="'Courier New'" fo:background-color="transparent" fo:color="#008000"/>
    </style:style>
    <style:style style:name="T2686" style:family="text">
      <style:text-properties fo:font-size="9.00pt" fo:font-weight="normal" fo:font-family="'Courier New'" style:font-family-asian="'Courier New'" style:font-family-complex="'Courier New'" fo:background-color="transparent" fo:color="#000000"/>
    </style:style>
    <style:style style:name="T2687" style:family="text">
      <style:text-properties fo:font-size="9.00pt" fo:font-weight="normal" fo:font-family="'Courier New'" style:font-family-asian="'Courier New'" style:font-family-complex="'Courier New'" fo:background-color="transparent" fo:color="#008000"/>
    </style:style>
    <style:style style:name="T2688" style:family="text">
      <style:text-properties fo:font-size="9.00pt" fo:font-weight="normal" fo:font-family="'Courier New'" style:font-family-asian="'Courier New'" style:font-family-complex="'Courier New'" fo:background-color="transparent" fo:color="#000000"/>
    </style:style>
    <style:style style:name="T2689" style:family="text">
      <style:text-properties fo:font-size="9.00pt" fo:font-weight="normal" fo:font-family="'Courier New'" style:font-family-asian="'Courier New'" style:font-family-complex="'Courier New'" fo:background-color="transparent" fo:color="#008000"/>
    </style:style>
    <style:style style:name="T2690" style:family="text">
      <style:text-properties fo:font-size="9.00pt" fo:font-weight="normal" fo:font-family="'Courier New'" style:font-family-asian="'Courier New'" style:font-family-complex="'Courier New'" fo:background-color="transparent" fo:color="#000000"/>
    </style:style>
    <style:style style:name="T2691" style:family="text">
      <style:text-properties fo:font-size="9.00pt" fo:font-weight="normal" fo:font-family="'Courier New'" style:font-family-asian="'Courier New'" style:font-family-complex="'Courier New'" fo:background-color="transparent" fo:color="#008000"/>
    </style:style>
    <style:style style:name="T2692" style:family="text">
      <style:text-properties fo:font-size="9.00pt" fo:font-weight="normal" fo:font-family="'Courier New'" style:font-family-asian="'Courier New'" style:font-family-complex="'Courier New'" fo:background-color="transparent" fo:color="#000000"/>
    </style:style>
    <style:style style:name="T2693" style:family="text">
      <style:text-properties fo:font-size="9.00pt" fo:font-weight="bold" fo:font-family="'Courier New'" style:font-family-asian="'Courier New'" style:font-family-complex="'Courier New'" fo:background-color="transparent" fo:color="#0000ff"/>
    </style:style>
    <style:style style:name="T2694" style:family="text">
      <style:text-properties fo:font-size="9.00pt" fo:font-weight="normal" fo:font-family="'Courier New'" style:font-family-asian="'Courier New'" style:font-family-complex="'Courier New'" fo:background-color="transparent" fo:color="#000000"/>
    </style:style>
    <style:style style:name="T2695" style:family="text">
      <style:text-properties fo:font-size="9.00pt" fo:font-weight="normal" fo:font-family="'Courier New'" style:font-family-asian="'Courier New'" style:font-family-complex="'Courier New'" fo:background-color="transparent" fo:color="#008000"/>
    </style:style>
    <style:style style:name="T2696" style:family="text">
      <style:text-properties fo:font-size="9.00pt" fo:font-weight="normal" fo:font-family="'Courier New'" style:font-family-asian="'Courier New'" style:font-family-complex="'Courier New'" fo:background-color="transparent" fo:color="#000000"/>
    </style:style>
    <style:style style:name="T2697" style:family="text">
      <style:text-properties fo:font-size="9.00pt" fo:font-weight="normal" fo:font-family="'Courier New'" style:font-family-asian="'Courier New'" style:font-family-complex="'Courier New'" fo:background-color="transparent" fo:color="#008000"/>
    </style:style>
    <style:style style:name="T2698" style:family="text">
      <style:text-properties fo:font-size="9.00pt" fo:font-weight="normal" fo:font-family="'Courier New'" style:font-family-asian="'Courier New'" style:font-family-complex="'Courier New'" fo:background-color="transparent" fo:color="#000000"/>
    </style:style>
    <style:style style:name="T2699" style:family="text">
      <style:text-properties fo:font-size="9.00pt" fo:font-weight="normal" fo:font-family="'Courier New'" style:font-family-asian="'Courier New'" style:font-family-complex="'Courier New'" fo:background-color="transparent" fo:color="#008000"/>
    </style:style>
    <style:style style:name="T2700" style:family="text">
      <style:text-properties fo:font-size="9.00pt" fo:font-weight="normal" fo:font-family="'Courier New'" style:font-family-asian="'Courier New'" style:font-family-complex="'Courier New'" fo:background-color="transparent" fo:color="#000000"/>
    </style:style>
    <style:style style:name="T2701" style:family="text">
      <style:text-properties fo:font-size="9.00pt" fo:font-weight="normal" fo:font-family="'Courier New'" style:font-family-asian="'Courier New'" style:font-family-complex="'Courier New'" fo:background-color="transparent" fo:color="#008000"/>
    </style:style>
    <style:style style:name="T2702" style:family="text">
      <style:text-properties fo:font-size="9.00pt" fo:font-weight="normal" fo:font-family="'Courier New'" style:font-family-asian="'Courier New'" style:font-family-complex="'Courier New'" fo:background-color="transparent" fo:color="#000000"/>
    </style:style>
    <style:style style:name="T2703" style:family="text">
      <style:text-properties fo:font-size="9.00pt" fo:font-weight="normal" fo:font-family="'Courier New'" style:font-family-asian="'Courier New'" style:font-family-complex="'Courier New'" fo:background-color="transparent" fo:color="#008000"/>
    </style:style>
    <style:style style:name="T2704" style:family="text">
      <style:text-properties fo:font-size="9.00pt" fo:font-weight="normal" fo:font-family="'Courier New'" style:font-family-asian="'Courier New'" style:font-family-complex="'Courier New'" fo:background-color="transparent" fo:color="#000000"/>
    </style:style>
    <style:style style:name="T2705" style:family="text">
      <style:text-properties fo:font-size="9.00pt" fo:font-weight="normal" fo:font-family="'Courier New'" style:font-family-asian="'Courier New'" style:font-family-complex="'Courier New'" fo:background-color="transparent" fo:color="#008000"/>
    </style:style>
    <style:style style:name="T2706" style:family="text">
      <style:text-properties fo:font-size="9.00pt" fo:font-weight="normal" fo:font-family="'Courier New'" style:font-family-asian="'Courier New'" style:font-family-complex="'Courier New'" fo:background-color="transparent" fo:color="#000000"/>
    </style:style>
    <style:style style:name="T2707" style:family="text">
      <style:text-properties fo:font-size="9.00pt" fo:font-weight="normal" fo:font-family="'Courier New'" style:font-family-asian="'Courier New'" style:font-family-complex="'Courier New'" fo:background-color="transparent" fo:color="#008000"/>
    </style:style>
    <style:style style:name="T2708" style:family="text">
      <style:text-properties fo:font-size="9.00pt" fo:font-weight="normal" fo:font-family="'Courier New'" style:font-family-asian="'Courier New'" style:font-family-complex="'Courier New'" fo:background-color="transparent" fo:color="#000000"/>
    </style:style>
    <style:style style:name="T2709" style:family="text">
      <style:text-properties fo:font-size="9.00pt" fo:font-weight="normal" fo:font-family="'Courier New'" style:font-family-asian="'Courier New'" style:font-family-complex="'Courier New'" fo:background-color="transparent" fo:color="#008000"/>
    </style:style>
    <style:style style:name="T2710" style:family="text">
      <style:text-properties fo:font-size="9.00pt" fo:font-weight="normal" fo:font-family="'Courier New'" style:font-family-asian="'Courier New'" style:font-family-complex="'Courier New'" fo:background-color="transparent" fo:color="#000000"/>
    </style:style>
    <style:style style:name="T2711" style:family="text">
      <style:text-properties fo:font-size="9.00pt" fo:font-weight="normal" fo:font-family="'Courier New'" style:font-family-asian="'Courier New'" style:font-family-complex="'Courier New'" fo:background-color="transparent" fo:color="#008000"/>
    </style:style>
    <style:style style:name="T2712" style:family="text">
      <style:text-properties fo:font-size="9.00pt" fo:font-weight="normal" fo:font-family="'Courier New'" style:font-family-asian="'Courier New'" style:font-family-complex="'Courier New'" fo:background-color="transparent" fo:color="#000000"/>
    </style:style>
    <style:style style:name="T2713" style:family="text">
      <style:text-properties fo:font-size="9.00pt" fo:font-weight="normal" fo:font-family="'Courier New'" style:font-family-asian="'Courier New'" style:font-family-complex="'Courier New'" fo:background-color="transparent" fo:color="#008000"/>
    </style:style>
    <style:style style:name="T2714" style:family="text">
      <style:text-properties fo:font-size="9.00pt" fo:font-weight="normal" fo:font-family="'Courier New'" style:font-family-asian="'Courier New'" style:font-family-complex="'Courier New'" fo:background-color="transparent" fo:color="#000000"/>
    </style:style>
    <style:style style:name="T2715" style:family="text">
      <style:text-properties fo:font-size="9.00pt" fo:font-weight="normal" fo:font-family="'Courier New'" style:font-family-asian="'Courier New'" style:font-family-complex="'Courier New'" fo:background-color="transparent" fo:color="#008000"/>
    </style:style>
    <style:style style:name="T2716" style:family="text">
      <style:text-properties fo:font-size="9.00pt" fo:font-weight="normal" fo:font-family="'Courier New'" style:font-family-asian="'Courier New'" style:font-family-complex="'Courier New'" fo:background-color="transparent" fo:color="#000000"/>
    </style:style>
    <style:style style:name="T2717" style:family="text">
      <style:text-properties fo:font-size="9.00pt" fo:font-weight="normal" fo:font-family="'Courier New'" style:font-family-asian="'Courier New'" style:font-family-complex="'Courier New'" fo:background-color="transparent" fo:color="#008000"/>
    </style:style>
    <style:style style:name="T2718" style:family="text">
      <style:text-properties fo:font-size="9.00pt" fo:font-weight="normal" fo:font-family="'Courier New'" style:font-family-asian="'Courier New'" style:font-family-complex="'Courier New'" fo:background-color="transparent" fo:color="#000000"/>
    </style:style>
    <style:style style:name="T2719" style:family="text">
      <style:text-properties fo:font-size="9.00pt" fo:font-weight="normal" fo:font-family="'Courier New'" style:font-family-asian="'Courier New'" style:font-family-complex="'Courier New'" fo:background-color="transparent" fo:color="#008000"/>
    </style:style>
    <style:style style:name="T2720" style:family="text">
      <style:text-properties fo:font-size="9.00pt" fo:font-weight="normal" fo:font-family="'Courier New'" style:font-family-asian="'Courier New'" style:font-family-complex="'Courier New'" fo:background-color="transparent" fo:color="#000000"/>
    </style:style>
    <style:style style:name="T2721" style:family="text">
      <style:text-properties fo:font-size="9.00pt" fo:font-weight="normal" fo:font-family="'Courier New'" style:font-family-asian="'Courier New'" style:font-family-complex="'Courier New'" fo:background-color="transparent" fo:color="#008000"/>
    </style:style>
    <style:style style:name="T2722" style:family="text">
      <style:text-properties fo:font-size="9.00pt" fo:font-weight="normal" fo:font-family="'Courier New'" style:font-family-asian="'Courier New'" style:font-family-complex="'Courier New'" fo:background-color="transparent" fo:color="#000000"/>
    </style:style>
    <style:style style:name="T2723" style:family="text">
      <style:text-properties fo:font-size="9.00pt" fo:font-weight="normal" fo:font-family="'Courier New'" style:font-family-asian="'Courier New'" style:font-family-complex="'Courier New'" fo:background-color="transparent" fo:color="#008000"/>
    </style:style>
    <style:style style:name="T2724" style:family="text">
      <style:text-properties fo:font-size="9.00pt" fo:font-weight="normal" fo:font-family="'Courier New'" style:font-family-asian="'Courier New'" style:font-family-complex="'Courier New'" fo:background-color="transparent" fo:color="#000000"/>
    </style:style>
    <style:style style:name="T2725" style:family="text">
      <style:text-properties fo:font-size="9.00pt" fo:font-weight="normal" fo:font-family="'Courier New'" style:font-family-asian="'Courier New'" style:font-family-complex="'Courier New'" fo:background-color="transparent" fo:color="#008000"/>
    </style:style>
    <style:style style:name="T2726" style:family="text">
      <style:text-properties fo:font-size="9.00pt" fo:font-weight="normal" fo:font-family="'Courier New'" style:font-family-asian="'Courier New'" style:font-family-complex="'Courier New'" fo:background-color="transparent" fo:color="#000000"/>
    </style:style>
    <style:style style:name="T2727" style:family="text">
      <style:text-properties fo:font-size="9.00pt" fo:font-weight="normal" fo:font-family="'Courier New'" style:font-family-asian="'Courier New'" style:font-family-complex="'Courier New'" fo:background-color="transparent" fo:color="#008000"/>
    </style:style>
    <style:style style:name="T2728" style:family="text">
      <style:text-properties fo:font-size="9.00pt" fo:font-weight="normal" fo:font-family="'Courier New'" style:font-family-asian="'Courier New'" style:font-family-complex="'Courier New'" fo:background-color="transparent" fo:color="#000000"/>
    </style:style>
    <style:style style:name="T2729" style:family="text">
      <style:text-properties fo:font-size="9.00pt" fo:font-weight="normal" fo:font-family="'Courier New'" style:font-family-asian="'Courier New'" style:font-family-complex="'Courier New'" fo:background-color="transparent" fo:color="#008000"/>
    </style:style>
    <style:style style:name="T2730" style:family="text">
      <style:text-properties fo:font-size="9.00pt" fo:font-weight="normal" fo:font-family="'Courier New'" style:font-family-asian="'Courier New'" style:font-family-complex="'Courier New'" fo:background-color="transparent" fo:color="#000000"/>
    </style:style>
    <style:style style:name="T2731" style:family="text">
      <style:text-properties fo:font-size="9.00pt" fo:font-weight="normal" fo:font-family="'Courier New'" style:font-family-asian="'Courier New'" style:font-family-complex="'Courier New'" fo:background-color="transparent" fo:color="#008000"/>
    </style:style>
    <style:style style:name="T2732" style:family="text">
      <style:text-properties fo:font-size="9.00pt" fo:font-weight="normal" fo:font-family="'Courier New'" style:font-family-asian="'Courier New'" style:font-family-complex="'Courier New'" fo:background-color="transparent" fo:color="#000000"/>
    </style:style>
    <style:style style:name="T2733" style:family="text">
      <style:text-properties fo:font-size="9.00pt" fo:font-weight="normal" fo:font-family="'Courier New'" style:font-family-asian="'Courier New'" style:font-family-complex="'Courier New'" fo:background-color="transparent" fo:color="#008000"/>
    </style:style>
    <style:style style:name="T2734" style:family="text">
      <style:text-properties fo:font-size="9.00pt" fo:font-weight="normal" fo:font-family="'Courier New'" style:font-family-asian="'Courier New'" style:font-family-complex="'Courier New'" fo:background-color="transparent" fo:color="#000000"/>
    </style:style>
    <style:style style:name="T2735" style:family="text">
      <style:text-properties fo:font-size="9.00pt" fo:font-weight="normal" fo:font-family="'Courier New'" style:font-family-asian="'Courier New'" style:font-family-complex="'Courier New'" fo:background-color="transparent" fo:color="#008000"/>
    </style:style>
    <style:style style:name="T2736" style:family="text">
      <style:text-properties fo:font-size="9.00pt" fo:font-weight="normal" fo:font-family="'Courier New'" style:font-family-asian="'Courier New'" style:font-family-complex="'Courier New'" fo:background-color="transparent" fo:color="#000000"/>
    </style:style>
    <style:style style:name="T2737" style:family="text">
      <style:text-properties fo:font-size="9.00pt" fo:font-weight="bold" fo:font-family="'Courier New'" style:font-family-asian="'Courier New'" style:font-family-complex="'Courier New'" fo:background-color="transparent" fo:color="#0000ff"/>
    </style:style>
    <style:style style:name="T2738" style:family="text">
      <style:text-properties fo:font-size="9.00pt" fo:font-weight="normal" fo:font-family="'Courier New'" style:font-family-asian="'Courier New'" style:font-family-complex="'Courier New'" fo:background-color="transparent" fo:color="#000000"/>
    </style:style>
    <style:style style:name="T2739" style:family="text">
      <style:text-properties fo:font-size="9.00pt" fo:font-weight="normal" fo:font-family="'Courier New'" style:font-family-asian="'Courier New'" style:font-family-complex="'Courier New'" fo:background-color="transparent" fo:color="#008000"/>
    </style:style>
    <style:style style:name="T2740" style:family="text">
      <style:text-properties fo:font-size="9.00pt" fo:font-weight="normal" fo:font-family="'Courier New'" style:font-family-asian="'Courier New'" style:font-family-complex="'Courier New'" fo:background-color="transparent" fo:color="#000000"/>
    </style:style>
    <style:style style:name="T2741" style:family="text">
      <style:text-properties fo:font-size="9.00pt" fo:font-weight="normal" fo:font-family="'Courier New'" style:font-family-asian="'Courier New'" style:font-family-complex="'Courier New'" fo:background-color="transparent" fo:color="#008000"/>
    </style:style>
    <style:style style:name="T2742" style:family="text">
      <style:text-properties fo:font-size="9.00pt" fo:font-weight="normal" fo:font-family="'Courier New'" style:font-family-asian="'Courier New'" style:font-family-complex="'Courier New'" fo:background-color="transparent" fo:color="#000000"/>
    </style:style>
    <style:style style:name="T2743" style:family="text">
      <style:text-properties fo:font-size="9.00pt" fo:font-weight="normal" fo:font-family="'Courier New'" style:font-family-asian="'Courier New'" style:font-family-complex="'Courier New'" fo:background-color="transparent" fo:color="#008000"/>
    </style:style>
    <style:style style:name="T2744" style:family="text">
      <style:text-properties fo:font-size="9.00pt" fo:font-weight="normal" fo:font-family="'Courier New'" style:font-family-asian="'Courier New'" style:font-family-complex="'Courier New'" fo:background-color="transparent" fo:color="#000000"/>
    </style:style>
    <style:style style:name="T2745" style:family="text">
      <style:text-properties fo:font-size="9.00pt" fo:font-weight="normal" fo:font-family="'Courier New'" style:font-family-asian="'Courier New'" style:font-family-complex="'Courier New'" fo:background-color="transparent" fo:color="#008000"/>
    </style:style>
    <style:style style:name="T2746" style:family="text">
      <style:text-properties fo:font-size="9.00pt" fo:font-weight="normal" fo:font-family="'Courier New'" style:font-family-asian="'Courier New'" style:font-family-complex="'Courier New'" fo:background-color="transparent" fo:color="#000000"/>
    </style:style>
    <style:style style:name="T2747" style:family="text">
      <style:text-properties fo:font-size="9.00pt" fo:font-weight="bold" fo:font-family="'Courier New'" style:font-family-asian="'Courier New'" style:font-family-complex="'Courier New'" fo:background-color="transparent" fo:color="#0000ff"/>
    </style:style>
    <style:style style:name="T2748" style:family="text">
      <style:text-properties fo:font-size="9.00pt" fo:font-weight="normal" fo:font-family="'Courier New'" style:font-family-asian="'Courier New'" style:font-family-complex="'Courier New'" fo:background-color="transparent" fo:color="#000000"/>
    </style:style>
    <style:style style:name="T2749" style:family="text">
      <style:text-properties fo:font-size="9.00pt" fo:font-weight="bold" fo:font-family="'Courier New'" style:font-family-asian="'Courier New'" style:font-family-complex="'Courier New'" fo:background-color="transparent" fo:color="#0000ff"/>
    </style:style>
    <style:style style:name="T2750" style:family="text">
      <style:text-properties fo:font-size="9.00pt" fo:font-weight="normal" fo:font-family="'Courier New'" style:font-family-asian="'Courier New'" style:font-family-complex="'Courier New'" fo:background-color="transparent" fo:color="#000000"/>
    </style:style>
    <style:style style:name="T2751" style:family="text">
      <style:text-properties fo:font-size="9.00pt" fo:font-weight="normal" fo:font-family="'Courier New'" style:font-family-asian="'Courier New'" style:font-family-complex="'Courier New'" fo:background-color="transparent" fo:color="#008000"/>
    </style:style>
    <style:style style:name="T2752" style:family="text">
      <style:text-properties fo:font-size="9.00pt" fo:font-weight="normal" fo:font-family="'Courier New'" style:font-family-asian="'Courier New'" style:font-family-complex="'Courier New'" fo:background-color="transparent" fo:color="#000000"/>
    </style:style>
    <style:style style:name="T2753" style:family="text">
      <style:text-properties fo:font-size="9.00pt" fo:font-weight="normal" fo:font-family="'Courier New'" style:font-family-asian="'Courier New'" style:font-family-complex="'Courier New'" fo:background-color="transparent" fo:color="#008000"/>
    </style:style>
    <style:style style:name="T2754" style:family="text">
      <style:text-properties fo:font-size="9.00pt" fo:font-weight="normal" fo:font-family="'Courier New'" style:font-family-asian="'Courier New'" style:font-family-complex="'Courier New'" fo:background-color="transparent" fo:color="#000000"/>
    </style:style>
    <style:style style:name="T2755" style:family="text">
      <style:text-properties fo:font-size="9.00pt" fo:font-weight="bold" fo:font-family="'Courier New'" style:font-family-asian="'Courier New'" style:font-family-complex="'Courier New'" fo:background-color="transparent" fo:color="#0000ff"/>
    </style:style>
    <style:style style:name="T2756" style:family="text">
      <style:text-properties fo:font-size="9.00pt" fo:font-weight="normal" fo:font-family="'Courier New'" style:font-family-asian="'Courier New'" style:font-family-complex="'Courier New'" fo:background-color="transparent" fo:color="#000000"/>
    </style:style>
    <style:style style:name="T2757" style:family="text">
      <style:text-properties fo:font-size="9.00pt" fo:font-weight="normal" fo:font-family="'Courier New'" style:font-family-asian="'Courier New'" style:font-family-complex="'Courier New'" fo:background-color="transparent" fo:color="#008000"/>
    </style:style>
    <style:style style:name="T2758" style:family="text">
      <style:text-properties fo:font-size="9.00pt" fo:font-weight="normal" fo:font-family="'Courier New'" style:font-family-asian="'Courier New'" style:font-family-complex="'Courier New'" fo:background-color="transparent" fo:color="#000000"/>
    </style:style>
    <style:style style:name="T2759" style:family="text">
      <style:text-properties fo:font-size="9.00pt" fo:font-weight="normal" fo:font-family="'Courier New'" style:font-family-asian="'Courier New'" style:font-family-complex="'Courier New'" fo:background-color="transparent" fo:color="#008000"/>
    </style:style>
    <style:style style:name="T2760" style:family="text">
      <style:text-properties fo:font-size="9.00pt" fo:font-weight="normal" fo:font-family="'Courier New'" style:font-family-asian="'Courier New'" style:font-family-complex="'Courier New'" fo:background-color="transparent" fo:color="#000000"/>
    </style:style>
    <style:style style:name="T2761" style:family="text">
      <style:text-properties fo:font-size="9.00pt" fo:font-weight="normal" fo:font-family="'Courier New'" style:font-family-asian="'Courier New'" style:font-family-complex="'Courier New'" fo:background-color="transparent" fo:color="#008000"/>
    </style:style>
    <style:style style:name="T2762" style:family="text">
      <style:text-properties fo:font-size="9.00pt" fo:font-weight="normal" fo:font-family="'Courier New'" style:font-family-asian="'Courier New'" style:font-family-complex="'Courier New'" fo:background-color="transparent" fo:color="#000000"/>
    </style:style>
    <style:style style:name="T2763" style:family="text">
      <style:text-properties fo:font-size="9.00pt" fo:font-weight="normal" fo:font-family="'Courier New'" style:font-family-asian="'Courier New'" style:font-family-complex="'Courier New'" fo:background-color="transparent" fo:color="#008000"/>
    </style:style>
    <style:style style:name="T2764" style:family="text">
      <style:text-properties fo:font-size="9.00pt" fo:font-weight="normal" fo:font-family="'Courier New'" style:font-family-asian="'Courier New'" style:font-family-complex="'Courier New'" fo:background-color="transparent" fo:color="#000000"/>
    </style:style>
    <style:style style:name="T2765" style:family="text">
      <style:text-properties fo:font-size="9.00pt" fo:font-weight="normal" fo:font-family="'Courier New'" style:font-family-asian="'Courier New'" style:font-family-complex="'Courier New'" fo:background-color="transparent" fo:color="#008000"/>
    </style:style>
    <style:style style:name="T2766" style:family="text">
      <style:text-properties fo:font-size="9.00pt" fo:font-weight="normal" fo:font-family="'Courier New'" style:font-family-asian="'Courier New'" style:font-family-complex="'Courier New'" fo:background-color="transparent" fo:color="#000000"/>
    </style:style>
    <style:style style:name="T2767" style:family="text">
      <style:text-properties fo:font-size="9.00pt" fo:font-weight="normal" fo:font-family="'Courier New'" style:font-family-asian="'Courier New'" style:font-family-complex="'Courier New'" fo:background-color="transparent" fo:color="#008000"/>
    </style:style>
    <style:style style:name="T2768" style:family="text">
      <style:text-properties fo:font-size="9.00pt" fo:font-weight="normal" fo:font-family="'Courier New'" style:font-family-asian="'Courier New'" style:font-family-complex="'Courier New'" fo:background-color="transparent" fo:color="#000000"/>
    </style:style>
    <style:style style:name="T2769" style:family="text">
      <style:text-properties fo:font-size="9.00pt" fo:font-weight="normal" fo:font-family="'Courier New'" style:font-family-asian="'Courier New'" style:font-family-complex="'Courier New'" fo:background-color="transparent" fo:color="#008000"/>
    </style:style>
    <style:style style:name="T2770" style:family="text">
      <style:text-properties fo:font-size="9.00pt" fo:font-weight="normal" fo:font-family="'Courier New'" style:font-family-asian="'Courier New'" style:font-family-complex="'Courier New'" fo:background-color="transparent" fo:color="#000000"/>
    </style:style>
    <style:style style:name="T2771" style:family="text">
      <style:text-properties fo:font-size="9.00pt" fo:font-weight="normal" fo:font-family="'Courier New'" style:font-family-asian="'Courier New'" style:font-family-complex="'Courier New'" fo:background-color="transparent" fo:color="#008000"/>
    </style:style>
    <style:style style:name="T2772" style:family="text">
      <style:text-properties fo:font-size="9.00pt" fo:font-weight="normal" fo:font-family="'Courier New'" style:font-family-asian="'Courier New'" style:font-family-complex="'Courier New'" fo:background-color="transparent" fo:color="#000000"/>
    </style:style>
    <style:style style:name="T2773" style:family="text">
      <style:text-properties fo:font-size="9.00pt" fo:font-weight="normal" fo:font-family="'Courier New'" style:font-family-asian="'Courier New'" style:font-family-complex="'Courier New'" fo:background-color="transparent" fo:color="#008000"/>
    </style:style>
    <style:style style:name="T2774" style:family="text">
      <style:text-properties fo:font-size="9.00pt" fo:font-weight="normal" fo:font-family="'Courier New'" style:font-family-asian="'Courier New'" style:font-family-complex="'Courier New'" fo:background-color="transparent" fo:color="#000000"/>
    </style:style>
    <style:style style:name="T2775" style:family="text">
      <style:text-properties fo:font-size="9.00pt" fo:font-weight="normal" fo:font-family="'Courier New'" style:font-family-asian="'Courier New'" style:font-family-complex="'Courier New'" fo:background-color="transparent" fo:color="#008000"/>
    </style:style>
    <style:style style:name="T2776" style:family="text">
      <style:text-properties fo:font-size="9.00pt" fo:font-weight="normal" fo:font-family="'Courier New'" style:font-family-asian="'Courier New'" style:font-family-complex="'Courier New'" fo:background-color="transparent" fo:color="#000000"/>
    </style:style>
    <style:style style:name="T2777" style:family="text">
      <style:text-properties fo:font-size="9.00pt" fo:font-weight="bold" fo:font-family="'Courier New'" style:font-family-asian="'Courier New'" style:font-family-complex="'Courier New'" fo:background-color="transparent" fo:color="#0000ff"/>
    </style:style>
    <style:style style:name="T2778" style:family="text">
      <style:text-properties fo:font-size="9.00pt" fo:font-weight="normal" fo:font-family="'Courier New'" style:font-family-asian="'Courier New'" style:font-family-complex="'Courier New'" fo:background-color="transparent" fo:color="#000000"/>
    </style:style>
    <style:style style:name="T2779" style:family="text">
      <style:text-properties fo:font-size="9.00pt" fo:font-weight="bold" fo:font-family="'Courier New'" style:font-family-asian="'Courier New'" style:font-family-complex="'Courier New'" fo:background-color="transparent" fo:color="#0000ff"/>
    </style:style>
    <style:style style:name="T2780" style:family="text">
      <style:text-properties fo:font-size="9.00pt" fo:font-weight="normal" fo:font-family="'Courier New'" style:font-family-asian="'Courier New'" style:font-family-complex="'Courier New'" fo:background-color="transparent" fo:color="#000000"/>
    </style:style>
    <style:style style:name="T2781" style:family="text">
      <style:text-properties fo:font-size="9.00pt" fo:font-weight="normal" fo:font-family="'Courier New'" style:font-family-asian="'Courier New'" style:font-family-complex="'Courier New'" fo:background-color="transparent" fo:color="#008000"/>
    </style:style>
    <style:style style:name="T2782" style:family="text">
      <style:text-properties fo:font-size="9.00pt" fo:font-weight="normal" fo:font-family="'Courier New'" style:font-family-asian="'Courier New'" style:font-family-complex="'Courier New'" fo:background-color="transparent" fo:color="#000000"/>
    </style:style>
    <style:style style:name="T2783" style:family="text">
      <style:text-properties fo:font-size="9.00pt" fo:font-weight="normal" fo:font-family="'Courier New'" style:font-family-asian="'Courier New'" style:font-family-complex="'Courier New'" fo:background-color="transparent" fo:color="#008000"/>
    </style:style>
    <style:style style:name="T2784" style:family="text">
      <style:text-properties fo:font-size="9.00pt" fo:font-weight="normal" fo:font-family="'Courier New'" style:font-family-asian="'Courier New'" style:font-family-complex="'Courier New'" fo:background-color="transparent" fo:color="#000000"/>
    </style:style>
    <style:style style:name="T2785" style:family="text">
      <style:text-properties fo:font-size="9.00pt" fo:font-weight="normal" fo:font-family="'Courier New'" style:font-family-asian="'Courier New'" style:font-family-complex="'Courier New'" fo:background-color="transparent" fo:color="#008000"/>
    </style:style>
    <style:style style:name="T2786" style:family="text">
      <style:text-properties fo:font-size="9.00pt" fo:font-weight="normal" fo:font-family="'Courier New'" style:font-family-asian="'Courier New'" style:font-family-complex="'Courier New'" fo:background-color="transparent" fo:color="#000000"/>
    </style:style>
    <style:style style:name="T2787" style:family="text">
      <style:text-properties fo:font-size="9.00pt" fo:font-weight="normal" fo:font-family="'Courier New'" style:font-family-asian="'Courier New'" style:font-family-complex="'Courier New'" fo:background-color="transparent" fo:color="#008000"/>
    </style:style>
    <style:style style:name="T2788" style:family="text">
      <style:text-properties fo:font-size="9.00pt" fo:font-weight="normal" fo:font-family="'Courier New'" style:font-family-asian="'Courier New'" style:font-family-complex="'Courier New'" fo:background-color="transparent" fo:color="#000000"/>
    </style:style>
    <style:style style:name="T2789" style:family="text">
      <style:text-properties fo:font-size="9.00pt" fo:font-weight="bold" fo:font-family="'Courier New'" style:font-family-asian="'Courier New'" style:font-family-complex="'Courier New'" fo:background-color="transparent" fo:color="#0000ff"/>
    </style:style>
    <style:style style:name="T2790" style:family="text">
      <style:text-properties fo:font-size="9.00pt" fo:font-weight="normal" fo:font-family="'Courier New'" style:font-family-asian="'Courier New'" style:font-family-complex="'Courier New'" fo:background-color="transparent" fo:color="#000000"/>
    </style:style>
    <style:style style:name="T2791" style:family="text">
      <style:text-properties fo:font-size="9.00pt" fo:font-weight="normal" fo:font-family="'Courier New'" style:font-family-asian="'Courier New'" style:font-family-complex="'Courier New'" fo:background-color="transparent" fo:color="#008000"/>
    </style:style>
    <style:style style:name="T2792" style:family="text">
      <style:text-properties fo:font-size="9.00pt" fo:font-weight="normal" fo:font-family="'Courier New'" style:font-family-asian="'Courier New'" style:font-family-complex="'Courier New'" fo:background-color="transparent" fo:color="#000000"/>
    </style:style>
    <style:style style:name="T2793" style:family="text">
      <style:text-properties fo:font-size="9.00pt" fo:font-weight="normal" fo:font-family="'Courier New'" style:font-family-asian="'Courier New'" style:font-family-complex="'Courier New'" fo:background-color="transparent" fo:color="#008000"/>
    </style:style>
    <style:style style:name="T2794" style:family="text">
      <style:text-properties fo:font-size="9.00pt" fo:font-weight="normal" fo:font-family="'Courier New'" style:font-family-asian="'Courier New'" style:font-family-complex="'Courier New'" fo:background-color="transparent" fo:color="#000000"/>
    </style:style>
    <style:style style:name="T2795" style:family="text">
      <style:text-properties fo:font-size="9.00pt" fo:font-weight="normal" fo:font-family="'Courier New'" style:font-family-asian="'Courier New'" style:font-family-complex="'Courier New'" fo:background-color="transparent" fo:color="#008000"/>
    </style:style>
    <style:style style:name="T2796" style:family="text">
      <style:text-properties fo:font-size="9.00pt" fo:font-weight="normal" fo:font-family="'Courier New'" style:font-family-asian="'Courier New'" style:font-family-complex="'Courier New'" fo:background-color="transparent" fo:color="#000000"/>
    </style:style>
    <style:style style:name="T2797" style:family="text">
      <style:text-properties fo:font-size="9.00pt" fo:font-weight="bold" fo:font-family="'Courier New'" style:font-family-asian="'Courier New'" style:font-family-complex="'Courier New'" fo:background-color="transparent" fo:color="#0000ff"/>
    </style:style>
    <style:style style:name="T2798" style:family="text">
      <style:text-properties fo:font-size="9.00pt" fo:font-weight="normal" fo:font-family="'Courier New'" style:font-family-asian="'Courier New'" style:font-family-complex="'Courier New'" fo:background-color="transparent" fo:color="#000000"/>
    </style:style>
    <style:style style:name="T2799" style:family="text">
      <style:text-properties fo:font-size="9.00pt" fo:font-weight="normal" fo:font-family="'Courier New'" style:font-family-asian="'Courier New'" style:font-family-complex="'Courier New'" fo:background-color="transparent" fo:color="#008000"/>
    </style:style>
    <style:style style:name="T2800" style:family="text">
      <style:text-properties fo:font-size="9.00pt" fo:font-weight="normal" fo:font-family="'Courier New'" style:font-family-asian="'Courier New'" style:font-family-complex="'Courier New'" fo:background-color="transparent" fo:color="#000000"/>
    </style:style>
    <style:style style:name="T2801" style:family="text">
      <style:text-properties fo:font-size="9.00pt" fo:font-weight="normal" fo:font-family="'Courier New'" style:font-family-asian="'Courier New'" style:font-family-complex="'Courier New'" fo:background-color="transparent" fo:color="#008000"/>
    </style:style>
    <style:style style:name="T2802" style:family="text">
      <style:text-properties fo:font-size="9.00pt" fo:font-weight="normal" fo:font-family="'Courier New'" style:font-family-asian="'Courier New'" style:font-family-complex="'Courier New'" fo:background-color="transparent" fo:color="#000000"/>
    </style:style>
    <style:style style:name="T2803" style:family="text">
      <style:text-properties fo:font-size="9.00pt" fo:font-weight="normal" fo:font-family="'Courier New'" style:font-family-asian="'Courier New'" style:font-family-complex="'Courier New'" fo:background-color="transparent" fo:color="#008000"/>
    </style:style>
    <style:style style:name="T2804" style:family="text">
      <style:text-properties fo:font-size="9.00pt" fo:font-weight="normal" fo:font-family="'Courier New'" style:font-family-asian="'Courier New'" style:font-family-complex="'Courier New'" fo:background-color="transparent" fo:color="#000000"/>
    </style:style>
    <style:style style:name="T2805" style:family="text">
      <style:text-properties fo:font-size="9.00pt" fo:font-weight="normal" fo:font-family="'Courier New'" style:font-family-asian="'Courier New'" style:font-family-complex="'Courier New'" fo:background-color="transparent" fo:color="#008000"/>
    </style:style>
    <style:style style:name="T2806" style:family="text">
      <style:text-properties fo:font-size="9.00pt" fo:font-weight="normal" fo:font-family="'Courier New'" style:font-family-asian="'Courier New'" style:font-family-complex="'Courier New'" fo:background-color="transparent" fo:color="#000000"/>
    </style:style>
    <style:style style:name="T2807" style:family="text">
      <style:text-properties fo:font-size="9.00pt" fo:font-weight="normal" fo:font-family="'Courier New'" style:font-family-asian="'Courier New'" style:font-family-complex="'Courier New'" fo:background-color="transparent" fo:color="#008000"/>
    </style:style>
    <style:style style:name="T2808" style:family="text">
      <style:text-properties fo:font-size="9.00pt" fo:font-weight="normal" fo:font-family="'Courier New'" style:font-family-asian="'Courier New'" style:font-family-complex="'Courier New'" fo:background-color="transparent" fo:color="#000000"/>
    </style:style>
    <style:style style:name="T2809" style:family="text">
      <style:text-properties fo:font-size="9.00pt" fo:font-weight="normal" fo:font-family="'Courier New'" style:font-family-asian="'Courier New'" style:font-family-complex="'Courier New'" fo:background-color="transparent" fo:color="#008000"/>
    </style:style>
    <style:style style:name="T2810" style:family="text">
      <style:text-properties fo:font-size="9.00pt" fo:font-weight="normal" fo:font-family="'Courier New'" style:font-family-asian="'Courier New'" style:font-family-complex="'Courier New'" fo:background-color="transparent" fo:color="#000000"/>
    </style:style>
    <style:style style:name="T2811" style:family="text">
      <style:text-properties fo:font-size="9.00pt" fo:font-weight="normal" fo:font-family="'Courier New'" style:font-family-asian="'Courier New'" style:font-family-complex="'Courier New'" fo:background-color="transparent" fo:color="#008000"/>
    </style:style>
    <style:style style:name="T2812" style:family="text">
      <style:text-properties fo:font-size="9.00pt" fo:font-weight="normal" fo:font-family="'Courier New'" style:font-family-asian="'Courier New'" style:font-family-complex="'Courier New'" fo:background-color="transparent" fo:color="#000000"/>
    </style:style>
    <style:style style:name="T2813" style:family="text">
      <style:text-properties fo:font-size="9.00pt" fo:font-weight="normal" fo:font-family="'Courier New'" style:font-family-asian="'Courier New'" style:font-family-complex="'Courier New'" fo:background-color="transparent" fo:color="#008000"/>
    </style:style>
    <style:style style:name="T2814" style:family="text">
      <style:text-properties fo:font-size="9.00pt" fo:font-weight="normal" fo:font-family="'Courier New'" style:font-family-asian="'Courier New'" style:font-family-complex="'Courier New'" fo:background-color="transparent" fo:color="#000000"/>
    </style:style>
    <style:style style:name="T2815" style:family="text">
      <style:text-properties fo:font-size="9.00pt" fo:font-weight="normal" fo:font-family="'Courier New'" style:font-family-asian="'Courier New'" style:font-family-complex="'Courier New'" fo:background-color="transparent" fo:color="#008000"/>
    </style:style>
    <style:style style:name="T2816" style:family="text">
      <style:text-properties fo:font-size="9.00pt" fo:font-weight="normal" fo:font-family="'Courier New'" style:font-family-asian="'Courier New'" style:font-family-complex="'Courier New'" fo:background-color="transparent" fo:color="#000000"/>
    </style:style>
    <style:style style:name="T2817" style:family="text">
      <style:text-properties fo:font-size="9.00pt" fo:font-weight="normal" fo:font-family="'Courier New'" style:font-family-asian="'Courier New'" style:font-family-complex="'Courier New'" fo:background-color="transparent" fo:color="#008000"/>
    </style:style>
    <style:style style:name="T2818" style:family="text">
      <style:text-properties fo:font-size="9.00pt" fo:font-weight="normal" fo:font-family="'Courier New'" style:font-family-asian="'Courier New'" style:font-family-complex="'Courier New'" fo:background-color="transparent" fo:color="#000000"/>
    </style:style>
    <style:style style:name="T2819" style:family="text">
      <style:text-properties fo:font-size="9.00pt" fo:font-weight="bold" fo:font-family="'Courier New'" style:font-family-asian="'Courier New'" style:font-family-complex="'Courier New'" fo:background-color="transparent" fo:color="#0000ff"/>
    </style:style>
    <style:style style:name="T2820" style:family="text">
      <style:text-properties fo:font-size="9.00pt" fo:font-weight="normal" fo:font-family="'Courier New'" style:font-family-asian="'Courier New'" style:font-family-complex="'Courier New'" fo:background-color="transparent" fo:color="#000000"/>
    </style:style>
    <style:style style:name="T2821" style:family="text">
      <style:text-properties fo:font-size="9.00pt" fo:font-weight="normal" fo:font-family="'Courier New'" style:font-family-asian="'Courier New'" style:font-family-complex="'Courier New'" fo:background-color="transparent" fo:color="#008000"/>
    </style:style>
    <style:style style:name="T2822" style:family="text">
      <style:text-properties fo:font-size="9.00pt" fo:font-weight="normal" fo:font-family="'Courier New'" style:font-family-asian="'Courier New'" style:font-family-complex="'Courier New'" fo:background-color="transparent" fo:color="#ff0000"/>
    </style:style>
    <style:style style:name="T2823" style:family="text">
      <style:text-properties fo:font-size="9.00pt" fo:font-weight="normal" fo:font-family="'Courier New'" style:font-family-asian="'Courier New'" style:font-family-complex="'Courier New'" fo:background-color="transparent" fo:color="#008000"/>
    </style:style>
    <style:style style:name="T2824" style:family="text">
      <style:text-properties fo:font-size="9.00pt" fo:font-weight="normal" fo:font-family="'Courier New'" style:font-family-asian="'Courier New'" style:font-family-complex="'Courier New'" fo:background-color="transparent" fo:color="#000000"/>
    </style:style>
    <style:style style:name="T2825" style:family="text">
      <style:text-properties fo:font-size="9.00pt" fo:font-weight="normal" fo:font-family="'Courier New'" style:font-family-asian="'Courier New'" style:font-family-complex="'Courier New'" fo:background-color="transparent" fo:color="#008000"/>
    </style:style>
    <style:style style:name="T2826" style:family="text">
      <style:text-properties fo:font-size="9.00pt" fo:font-weight="normal" fo:font-family="'Courier New'" style:font-family-asian="'Courier New'" style:font-family-complex="'Courier New'" fo:background-color="transparent" fo:color="#000000"/>
    </style:style>
    <style:style style:name="T2827" style:family="text">
      <style:text-properties fo:font-size="9.00pt" fo:font-weight="normal" fo:font-family="'Courier New'" style:font-family-asian="'Courier New'" style:font-family-complex="'Courier New'" fo:background-color="transparent" fo:color="#008000"/>
    </style:style>
    <style:style style:name="T2828" style:family="text">
      <style:text-properties fo:font-size="9.00pt" fo:font-weight="normal" fo:font-family="'Courier New'" style:font-family-asian="'Courier New'" style:font-family-complex="'Courier New'" fo:background-color="transparent" fo:color="#000000"/>
    </style:style>
    <style:style style:name="T2829" style:family="text">
      <style:text-properties fo:font-size="9.00pt" fo:font-weight="normal" fo:font-family="'Courier New'" style:font-family-asian="'Courier New'" style:font-family-complex="'Courier New'" fo:background-color="transparent" fo:color="#008000"/>
    </style:style>
    <style:style style:name="T2830" style:family="text">
      <style:text-properties fo:font-size="9.00pt" fo:font-weight="normal" fo:font-family="'Courier New'" style:font-family-asian="'Courier New'" style:font-family-complex="'Courier New'" fo:background-color="transparent" fo:color="#000000"/>
    </style:style>
    <style:style style:name="T2831" style:family="text">
      <style:text-properties fo:font-size="9.00pt" fo:font-weight="normal" fo:font-family="'Courier New'" style:font-family-asian="'Courier New'" style:font-family-complex="'Courier New'" fo:background-color="transparent" fo:color="#008000"/>
    </style:style>
    <style:style style:name="T2832" style:family="text">
      <style:text-properties fo:font-size="9.00pt" fo:font-weight="normal" fo:font-family="'Courier New'" style:font-family-asian="'Courier New'" style:font-family-complex="'Courier New'" fo:background-color="transparent" fo:color="#000000"/>
    </style:style>
    <style:style style:name="T2833" style:family="text">
      <style:text-properties fo:font-size="9.00pt" fo:font-weight="normal" fo:font-family="'Courier New'" style:font-family-asian="'Courier New'" style:font-family-complex="'Courier New'" fo:background-color="transparent" fo:color="#008000"/>
    </style:style>
    <style:style style:name="T2834" style:family="text">
      <style:text-properties fo:font-size="9.00pt" fo:font-weight="normal" fo:font-family="'Courier New'" style:font-family-asian="'Courier New'" style:font-family-complex="'Courier New'" fo:background-color="transparent" fo:color="#000000"/>
    </style:style>
    <style:style style:name="T2835" style:family="text">
      <style:text-properties fo:font-size="9.00pt" fo:font-weight="bold" fo:font-family="'Courier New'" style:font-family-asian="'Courier New'" style:font-family-complex="'Courier New'" fo:background-color="transparent" fo:color="#0000ff"/>
    </style:style>
    <style:style style:name="T2836" style:family="text">
      <style:text-properties fo:font-size="9.00pt" fo:font-weight="normal" fo:font-family="'Courier New'" style:font-family-asian="'Courier New'" style:font-family-complex="'Courier New'" fo:background-color="transparent" fo:color="#000000"/>
    </style:style>
    <style:style style:name="T2837" style:family="text">
      <style:text-properties fo:font-size="9.00pt" fo:font-weight="normal" fo:font-family="'Courier New'" style:font-family-asian="'Courier New'" style:font-family-complex="'Courier New'" fo:background-color="transparent" fo:color="#008000"/>
    </style:style>
    <style:style style:name="T2838" style:family="text">
      <style:text-properties fo:font-size="9.00pt" fo:font-weight="normal" fo:font-family="'Courier New'" style:font-family-asian="'Courier New'" style:font-family-complex="'Courier New'" fo:background-color="transparent" fo:color="#000000"/>
    </style:style>
    <style:style style:name="T2839" style:family="text">
      <style:text-properties fo:font-size="9.00pt" fo:font-weight="bold" fo:font-family="'Courier New'" style:font-family-asian="'Courier New'" style:font-family-complex="'Courier New'" fo:background-color="transparent" fo:color="#0000a0"/>
    </style:style>
    <style:style style:name="T2840" style:family="text">
      <style:text-properties fo:font-size="9.00pt" fo:font-weight="normal" fo:font-family="'Courier New'" style:font-family-asian="'Courier New'" style:font-family-complex="'Courier New'" fo:background-color="transparent" fo:color="#000000"/>
    </style:style>
    <style:style style:name="T2841" style:family="text">
      <style:text-properties fo:font-size="9.00pt" fo:font-weight="bold" fo:font-family="'Courier New'" style:font-family-asian="'Courier New'" style:font-family-complex="'Courier New'" fo:background-color="transparent" fo:color="#0000a0"/>
    </style:style>
    <style:style style:name="T2842" style:family="text">
      <style:text-properties fo:font-size="9.00pt" fo:font-weight="normal" fo:font-family="'Courier New'" style:font-family-asian="'Courier New'" style:font-family-complex="'Courier New'" fo:background-color="transparent" fo:color="#000000"/>
    </style:style>
    <style:style style:name="T2843" style:family="text">
      <style:text-properties fo:font-size="9.00pt" fo:font-weight="bold" fo:font-family="'Courier New'" style:font-family-asian="'Courier New'" style:font-family-complex="'Courier New'" fo:background-color="transparent" fo:color="#0000a0"/>
    </style:style>
    <style:style style:name="T2844" style:family="text">
      <style:text-properties fo:font-size="9.00pt" fo:font-weight="normal" fo:font-family="'Courier New'" style:font-family-asian="'Courier New'" style:font-family-complex="'Courier New'" fo:background-color="transparent" fo:color="#000000"/>
    </style:style>
    <style:style style:name="T2845" style:family="text">
      <style:text-properties fo:font-size="9.00pt" fo:font-weight="normal" fo:font-family="'Courier New'" style:font-family-asian="'Courier New'" style:font-family-complex="'Courier New'" fo:background-color="transparent" fo:color="#408080"/>
    </style:style>
    <style:style style:name="T2846" style:family="text">
      <style:text-properties fo:font-size="9.00pt" fo:font-weight="normal" fo:font-family="'Courier New'" style:font-family-asian="'Courier New'" style:font-family-complex="'Courier New'" fo:background-color="transparent" fo:color="#000000"/>
    </style:style>
    <style:style style:name="T2847" style:family="text">
      <style:text-properties fo:font-size="9.00pt" fo:font-weight="bold" fo:font-family="'Courier New'" style:font-family-asian="'Courier New'" style:font-family-complex="'Courier New'" fo:background-color="transparent" fo:color="#0000a0"/>
    </style:style>
    <style:style style:name="T2848" style:family="text">
      <style:text-properties fo:font-size="9.00pt" fo:font-weight="normal" fo:font-family="'Courier New'" style:font-family-asian="'Courier New'" style:font-family-complex="'Courier New'" fo:background-color="transparent" fo:color="#000000"/>
    </style:style>
    <style:style style:name="T2849" style:family="text">
      <style:text-properties fo:font-size="9.00pt" fo:font-weight="normal" fo:font-family="'Courier New'" style:font-family-asian="'Courier New'" style:font-family-complex="'Courier New'" fo:background-color="transparent" fo:color="#008000"/>
    </style:style>
    <style:style style:name="T2850" style:family="text">
      <style:text-properties fo:font-size="9.00pt" fo:font-weight="normal" fo:font-family="'Courier New'" style:font-family-asian="'Courier New'" style:font-family-complex="'Courier New'" fo:background-color="transparent" fo:color="#000000"/>
    </style:style>
    <style:style style:name="T2851" style:family="text">
      <style:text-properties fo:font-size="9.00pt" fo:font-weight="normal" fo:font-family="'Courier New'" style:font-family-asian="'Courier New'" style:font-family-complex="'Courier New'" fo:background-color="transparent" fo:color="#008000"/>
    </style:style>
    <style:style style:name="T2852" style:family="text">
      <style:text-properties fo:font-size="9.00pt" fo:font-weight="normal" fo:font-family="'Courier New'" style:font-family-asian="'Courier New'" style:font-family-complex="'Courier New'" fo:background-color="transparent" fo:color="#000000"/>
    </style:style>
    <style:style style:name="T2853" style:family="text">
      <style:text-properties fo:font-size="9.00pt" fo:font-weight="normal" fo:font-family="'Courier New'" style:font-family-asian="'Courier New'" style:font-family-complex="'Courier New'" fo:background-color="transparent" fo:color="#ff0000"/>
    </style:style>
    <style:style style:name="T2854" style:family="text">
      <style:text-properties fo:font-size="9.00pt" fo:font-weight="normal" fo:font-family="'Courier New'" style:font-family-asian="'Courier New'" style:font-family-complex="'Courier New'" fo:background-color="transparent" fo:color="#000000"/>
    </style:style>
    <style:style style:name="T2855" style:family="text">
      <style:text-properties fo:font-size="9.00pt" fo:font-weight="normal" fo:font-family="'Courier New'" style:font-family-asian="'Courier New'" style:font-family-complex="'Courier New'" fo:background-color="transparent" fo:color="#008000"/>
    </style:style>
    <style:style style:name="T2856" style:family="text">
      <style:text-properties fo:font-size="9.00pt" fo:font-weight="normal" fo:font-family="'Courier New'" style:font-family-asian="'Courier New'" style:font-family-complex="'Courier New'" fo:background-color="transparent" fo:color="#000000"/>
    </style:style>
    <style:style style:name="T2857" style:family="text">
      <style:text-properties fo:font-size="9.00pt" fo:font-weight="bold" fo:font-family="'Courier New'" style:font-family-asian="'Courier New'" style:font-family-complex="'Courier New'" fo:background-color="transparent" fo:color="#0000ff"/>
    </style:style>
    <style:style style:name="T2858" style:family="text">
      <style:text-properties fo:font-size="9.00pt" fo:font-weight="normal" fo:font-family="'Courier New'" style:font-family-asian="'Courier New'" style:font-family-complex="'Courier New'" fo:background-color="transparent" fo:color="#000000"/>
    </style:style>
    <style:style style:name="T2859" style:family="text">
      <style:text-properties fo:font-size="9.00pt" fo:font-weight="normal" fo:font-family="'Courier New'" style:font-family-asian="'Courier New'" style:font-family-complex="'Courier New'" fo:background-color="transparent" fo:color="#008000"/>
    </style:style>
    <style:style style:name="T2860" style:family="text">
      <style:text-properties fo:font-size="9.00pt" fo:font-weight="normal" fo:font-family="'Courier New'" style:font-family-asian="'Courier New'" style:font-family-complex="'Courier New'" fo:background-color="transparent" fo:color="#ff0000"/>
    </style:style>
    <style:style style:name="T2861" style:family="text">
      <style:text-properties fo:font-size="9.00pt" fo:font-weight="normal" fo:font-family="'Courier New'" style:font-family-asian="'Courier New'" style:font-family-complex="'Courier New'" fo:background-color="transparent" fo:color="#008000"/>
    </style:style>
    <style:style style:name="T2862" style:family="text">
      <style:text-properties fo:font-size="9.00pt" fo:font-weight="normal" fo:font-family="'Courier New'" style:font-family-asian="'Courier New'" style:font-family-complex="'Courier New'" fo:background-color="transparent" fo:color="#000000"/>
    </style:style>
    <style:style style:name="T2863" style:family="text">
      <style:text-properties fo:font-size="9.00pt" fo:font-weight="normal" fo:font-family="'Courier New'" style:font-family-asian="'Courier New'" style:font-family-complex="'Courier New'" fo:background-color="transparent" fo:color="#008000"/>
    </style:style>
    <style:style style:name="T2864" style:family="text">
      <style:text-properties fo:font-size="9.00pt" fo:font-weight="normal" fo:font-family="'Courier New'" style:font-family-asian="'Courier New'" style:font-family-complex="'Courier New'" fo:background-color="transparent" fo:color="#000000"/>
    </style:style>
    <style:style style:name="T2865" style:family="text">
      <style:text-properties fo:font-size="9.00pt" fo:font-weight="normal" fo:font-family="'Courier New'" style:font-family-asian="'Courier New'" style:font-family-complex="'Courier New'" fo:background-color="transparent" fo:color="#008000"/>
    </style:style>
    <style:style style:name="T2866" style:family="text">
      <style:text-properties fo:font-size="9.00pt" fo:font-weight="normal" fo:font-family="'Courier New'" style:font-family-asian="'Courier New'" style:font-family-complex="'Courier New'" fo:background-color="transparent" fo:color="#000000"/>
    </style:style>
    <style:style style:name="T2867" style:family="text">
      <style:text-properties fo:font-size="9.00pt" fo:font-weight="normal" fo:font-family="'Courier New'" style:font-family-asian="'Courier New'" style:font-family-complex="'Courier New'" fo:background-color="transparent" fo:color="#008000"/>
    </style:style>
    <style:style style:name="T2868" style:family="text">
      <style:text-properties fo:font-size="9.00pt" fo:font-weight="normal" fo:font-family="'Courier New'" style:font-family-asian="'Courier New'" style:font-family-complex="'Courier New'" fo:background-color="transparent" fo:color="#000000"/>
    </style:style>
    <style:style style:name="T2869" style:family="text">
      <style:text-properties fo:font-size="9.00pt" fo:font-weight="normal" fo:font-family="'Courier New'" style:font-family-asian="'Courier New'" style:font-family-complex="'Courier New'" fo:background-color="transparent" fo:color="#008000"/>
    </style:style>
    <style:style style:name="T2870" style:family="text">
      <style:text-properties fo:font-size="9.00pt" fo:font-weight="normal" fo:font-family="'Courier New'" style:font-family-asian="'Courier New'" style:font-family-complex="'Courier New'" fo:background-color="transparent" fo:color="#000000"/>
    </style:style>
    <style:style style:name="T2871" style:family="text">
      <style:text-properties fo:font-size="9.00pt" fo:font-weight="normal" fo:font-family="'Courier New'" style:font-family-asian="'Courier New'" style:font-family-complex="'Courier New'" fo:background-color="transparent" fo:color="#ff0000"/>
    </style:style>
    <style:style style:name="T2872" style:family="text">
      <style:text-properties fo:font-size="9.00pt" fo:font-weight="normal" fo:font-family="'Courier New'" style:font-family-asian="'Courier New'" style:font-family-complex="'Courier New'" fo:background-color="transparent" fo:color="#000000"/>
    </style:style>
    <style:style style:name="T2873" style:family="text">
      <style:text-properties fo:font-size="9.00pt" fo:font-weight="normal" fo:font-family="'Courier New'" style:font-family-asian="'Courier New'" style:font-family-complex="'Courier New'" fo:background-color="transparent" fo:color="#008000"/>
    </style:style>
    <style:style style:name="T2874" style:family="text">
      <style:text-properties fo:font-size="9.00pt" fo:font-weight="normal" fo:font-family="'Courier New'" style:font-family-asian="'Courier New'" style:font-family-complex="'Courier New'" fo:background-color="transparent" fo:color="#000000"/>
    </style:style>
    <style:style style:name="T2875" style:family="text">
      <style:text-properties fo:font-size="9.00pt" fo:font-weight="normal" fo:font-family="'Courier New'" style:font-family-asian="'Courier New'" style:font-family-complex="'Courier New'" fo:background-color="transparent" fo:color="#008000"/>
    </style:style>
    <style:style style:name="T2876" style:family="text">
      <style:text-properties fo:font-size="9.00pt" fo:font-weight="normal" fo:font-family="'Courier New'" style:font-family-asian="'Courier New'" style:font-family-complex="'Courier New'" fo:background-color="transparent" fo:color="#000000"/>
    </style:style>
    <style:style style:name="T2877" style:family="text">
      <style:text-properties fo:font-size="9.00pt" fo:font-weight="normal" fo:font-family="'Courier New'" style:font-family-asian="'Courier New'" style:font-family-complex="'Courier New'" fo:background-color="transparent" fo:color="#008000"/>
    </style:style>
    <style:style style:name="T2878" style:family="text">
      <style:text-properties fo:font-size="9.00pt" fo:font-weight="normal" fo:font-family="'Courier New'" style:font-family-asian="'Courier New'" style:font-family-complex="'Courier New'" fo:background-color="transparent" fo:color="#000000"/>
    </style:style>
    <style:style style:name="T2879" style:family="text">
      <style:text-properties fo:font-size="9.00pt" fo:font-weight="bold" fo:font-family="'Courier New'" style:font-family-asian="'Courier New'" style:font-family-complex="'Courier New'" fo:background-color="transparent" fo:color="#0000ff"/>
    </style:style>
    <style:style style:name="T2880" style:family="text">
      <style:text-properties fo:font-size="9.00pt" fo:font-weight="normal" fo:font-family="'Courier New'" style:font-family-asian="'Courier New'" style:font-family-complex="'Courier New'" fo:background-color="transparent" fo:color="#000000"/>
    </style:style>
    <style:style style:name="T2881" style:family="text">
      <style:text-properties fo:font-size="9.00pt" fo:font-weight="normal" fo:font-family="'Courier New'" style:font-family-asian="'Courier New'" style:font-family-complex="'Courier New'" fo:background-color="transparent" fo:color="#008000"/>
    </style:style>
    <style:style style:name="T2882" style:family="text">
      <style:text-properties fo:font-size="9.00pt" fo:font-weight="normal" fo:font-family="'Courier New'" style:font-family-asian="'Courier New'" style:font-family-complex="'Courier New'" fo:background-color="transparent" fo:color="#000000"/>
    </style:style>
    <style:style style:name="T2883"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2884" style:family="text">
      <style:text-properties fo:font-size="9.00pt" fo:font-weight="normal" fo:font-family="'Courier New'" style:font-family-asian="'Courier New'" style:font-family-complex="'Courier New'" fo:background-color="#ffffff" fo:color="#000000"/>
    </style:style>
    <style:style style:name="T2885" style:family="text">
      <style:text-properties fo:font-size="9.00pt" fo:font-weight="normal" fo:font-family="'Courier New'" style:font-family-asian="'Courier New'" style:font-family-complex="'Courier New'" fo:background-color="#ffffff" fo:color="#0000e6"/>
    </style:style>
    <style:style style:name="T2886" style:family="text">
      <style:text-properties fo:font-size="9.00pt" fo:font-weight="normal" fo:font-family="'Courier New'" style:font-family-asian="'Courier New'" style:font-family-complex="'Courier New'" fo:background-color="#ffffff" fo:color="#000000"/>
    </style:style>
    <style:style style:name="T2887" style:family="text">
      <style:text-properties fo:font-size="9.00pt" fo:font-weight="normal" fo:font-family="'Courier New'" style:font-family-asian="'Courier New'" style:font-family-complex="'Courier New'" fo:background-color="#ffffff" fo:color="#ff0000"/>
    </style:style>
    <style:style style:name="T2888" style:family="text">
      <style:text-properties fo:font-size="9.00pt" fo:font-weight="normal" fo:font-family="'Courier New'" style:font-family-asian="'Courier New'" style:font-family-complex="'Courier New'" fo:background-color="#ffffff" fo:color="#000000"/>
    </style:style>
    <style:style style:name="T2889" style:family="text">
      <style:text-properties fo:font-size="9.00pt" fo:font-weight="normal" fo:font-family="'Courier New'" style:font-family-asian="'Courier New'" style:font-family-complex="'Courier New'" fo:background-color="#ffffff" fo:color="#0000e6"/>
    </style:style>
    <style:style style:name="T2890" style:family="text">
      <style:text-properties fo:font-size="9.00pt" fo:font-weight="normal" fo:font-family="'Courier New'" style:font-family-asian="'Courier New'" style:font-family-complex="'Courier New'" fo:background-color="#ffffff" fo:color="#000000"/>
    </style:style>
    <style:style style:name="T2891" style:family="text">
      <style:text-properties fo:font-size="9.00pt" fo:font-weight="normal" fo:font-family="'Courier New'" style:font-family-asian="'Courier New'" style:font-family-complex="'Courier New'" fo:background-color="#ffffff" fo:color="#ff0000"/>
    </style:style>
    <style:style style:name="T2892" style:family="text">
      <style:text-properties fo:font-size="9.00pt" fo:font-weight="normal" fo:font-family="'Courier New'" style:font-family-asian="'Courier New'" style:font-family-complex="'Courier New'" fo:background-color="#ffffff" fo:color="#000000"/>
    </style:style>
    <style:style style:name="T2893" style:family="text">
      <style:text-properties fo:font-size="9.00pt" fo:font-weight="normal" fo:font-family="'Courier New'" style:font-family-asian="'Courier New'" style:font-family-complex="'Courier New'" fo:background-color="#ffffff" fo:color="#ff0000"/>
    </style:style>
    <style:style style:name="T2894" style:family="text">
      <style:text-properties fo:font-size="9.00pt" fo:font-weight="normal" fo:font-family="'Courier New'" style:font-family-asian="'Courier New'" style:font-family-complex="'Courier New'" fo:background-color="#ffffff" fo:color="#000000"/>
    </style:style>
    <style:style style:name="T2895" style:family="text">
      <style:text-properties fo:font-size="9.00pt" fo:font-weight="normal" fo:font-family="'Courier New'" style:font-family-asian="'Courier New'" style:font-family-complex="'Courier New'" fo:background-color="#ffffff" fo:color="#ff0000"/>
    </style:style>
    <style:style style:name="T2896" style:family="text">
      <style:text-properties fo:font-size="9.00pt" fo:font-weight="normal" fo:font-family="'Courier New'" style:font-family-asian="'Courier New'" style:font-family-complex="'Courier New'" fo:background-color="#ffffff" fo:color="#000000"/>
    </style:style>
    <style:style style:name="T2897" style:family="text">
      <style:text-properties fo:font-size="9.00pt" fo:font-weight="normal" fo:font-family="'Courier New'" style:font-family-asian="'Courier New'" style:font-family-complex="'Courier New'" fo:background-color="#ffffff" fo:color="#ff0000"/>
    </style:style>
    <style:style style:name="T2898" style:family="text">
      <style:text-properties fo:font-size="9.00pt" fo:font-weight="normal" fo:font-family="'Courier New'" style:font-family-asian="'Courier New'" style:font-family-complex="'Courier New'" fo:background-color="#ffffff" fo:color="#000000"/>
    </style:style>
    <style:style style:name="T2899" style:family="text">
      <style:text-properties fo:font-size="9.00pt" fo:font-weight="normal" fo:font-family="'Courier New'" style:font-family-asian="'Courier New'" style:font-family-complex="'Courier New'" fo:background-color="#ffffff" fo:color="#ff0000"/>
    </style:style>
    <style:style style:name="T2900" style:family="text">
      <style:text-properties fo:font-size="9.00pt" fo:font-weight="normal" fo:font-family="'Courier New'" style:font-family-asian="'Courier New'" style:font-family-complex="'Courier New'" fo:background-color="#ffffff" fo:color="#000000"/>
    </style:style>
    <style:style style:name="T2901" style:family="text">
      <style:text-properties fo:font-size="9.00pt" fo:font-weight="normal" fo:font-family="'Courier New'" style:font-family-asian="'Courier New'" style:font-family-complex="'Courier New'" fo:background-color="#ffffff" fo:color="#ff0000"/>
    </style:style>
    <style:style style:name="T2902" style:family="text">
      <style:text-properties fo:font-size="9.00pt" fo:font-weight="normal" fo:font-family="'Courier New'" style:font-family-asian="'Courier New'" style:font-family-complex="'Courier New'" fo:background-color="#ffffff" fo:color="#000000"/>
    </style:style>
    <style:style style:name="T2903" style:family="text">
      <style:text-properties fo:font-size="9.00pt" fo:font-weight="normal" fo:font-family="'Courier New'" style:font-family-asian="'Courier New'" style:font-family-complex="'Courier New'" fo:background-color="#ffffff" fo:color="#ff0000"/>
    </style:style>
    <style:style style:name="T2904" style:family="text">
      <style:text-properties fo:font-size="9.00pt" fo:font-weight="normal" fo:font-family="'Courier New'" style:font-family-asian="'Courier New'" style:font-family-complex="'Courier New'" fo:background-color="#ffffff" fo:color="#000000"/>
    </style:style>
    <style:style style:name="T2905" style:family="text">
      <style:text-properties fo:font-size="9.00pt" fo:font-weight="normal" fo:font-family="'Courier New'" style:font-family-asian="'Courier New'" style:font-family-complex="'Courier New'" fo:background-color="#ffffff" fo:color="#ff0000"/>
    </style:style>
    <style:style style:name="T2906" style:family="text">
      <style:text-properties fo:font-size="9.00pt" fo:font-weight="normal" fo:font-family="'Courier New'" style:font-family-asian="'Courier New'" style:font-family-complex="'Courier New'" fo:background-color="#ffffff" fo:color="#000000"/>
    </style:style>
    <style:style style:name="T2907" style:family="text">
      <style:text-properties fo:font-size="9.00pt" fo:font-weight="normal" fo:font-family="'Courier New'" style:font-family-asian="'Courier New'" style:font-family-complex="'Courier New'" fo:background-color="#ffffff" fo:color="#ff0000"/>
    </style:style>
    <style:style style:name="T2908" style:family="text">
      <style:text-properties fo:font-size="9.00pt" fo:font-weight="normal" fo:font-family="'Courier New'" style:font-family-asian="'Courier New'" style:font-family-complex="'Courier New'" fo:background-color="#ffffff" fo:color="#000000"/>
    </style:style>
    <style:style style:name="T2909" style:family="text">
      <style:text-properties fo:font-size="9.00pt" fo:font-weight="normal" fo:font-family="'Courier New'" style:font-family-asian="'Courier New'" style:font-family-complex="'Courier New'" fo:background-color="#ffffff" fo:color="#ff0000"/>
    </style:style>
    <style:style style:name="T2910" style:family="text">
      <style:text-properties fo:font-size="9.00pt" fo:font-weight="normal" fo:font-family="'Courier New'" style:font-family-asian="'Courier New'" style:font-family-complex="'Courier New'" fo:background-color="#ffffff" fo:color="#000000"/>
    </style:style>
    <style:style style:name="T2911" style:family="text">
      <style:text-properties fo:font-size="9.00pt" fo:font-weight="normal" fo:font-family="'Courier New'" style:font-family-asian="'Courier New'" style:font-family-complex="'Courier New'" fo:background-color="#ffffff" fo:color="#ff0000"/>
    </style:style>
    <style:style style:name="T2912" style:family="text">
      <style:text-properties fo:font-size="9.00pt" fo:font-weight="normal" fo:font-family="'Courier New'" style:font-family-asian="'Courier New'" style:font-family-complex="'Courier New'" fo:background-color="#ffffff" fo:color="#000000"/>
    </style:style>
    <style:style style:name="T2913" style:family="text">
      <style:text-properties fo:font-size="9.00pt" fo:font-weight="normal" fo:font-family="'Courier New'" style:font-family-asian="'Courier New'" style:font-family-complex="'Courier New'" fo:background-color="#ffffff" fo:color="#ff0000"/>
    </style:style>
    <style:style style:name="T2914" style:family="text">
      <style:text-properties fo:font-size="9.00pt" fo:font-weight="normal" fo:font-family="'Courier New'" style:font-family-asian="'Courier New'" style:font-family-complex="'Courier New'" fo:background-color="#ffffff" fo:color="#000000"/>
    </style:style>
    <style:style style:name="T2915" style:family="text">
      <style:text-properties fo:font-size="9.00pt" fo:font-weight="normal" fo:font-family="'Courier New'" style:font-family-asian="'Courier New'" style:font-family-complex="'Courier New'" fo:background-color="#ffffff" fo:color="#ff0000"/>
    </style:style>
    <style:style style:name="T2916" style:family="text">
      <style:text-properties fo:font-size="9.00pt" fo:font-weight="normal" fo:font-family="'Courier New'" style:font-family-asian="'Courier New'" style:font-family-complex="'Courier New'" fo:background-color="#ffffff" fo:color="#000000"/>
    </style:style>
    <style:style style:name="T2917" style:family="text">
      <style:text-properties fo:font-size="9.00pt" fo:font-weight="normal" fo:font-family="'Courier New'" style:font-family-asian="'Courier New'" style:font-family-complex="'Courier New'" fo:background-color="#ffffff" fo:color="#ff0000"/>
    </style:style>
    <style:style style:name="T2918" style:family="text">
      <style:text-properties fo:font-size="9.00pt" fo:font-weight="normal" fo:font-family="'Courier New'" style:font-family-asian="'Courier New'" style:font-family-complex="'Courier New'" fo:background-color="#ffffff" fo:color="#000000"/>
    </style:style>
    <style:style style:name="T2919" style:family="text">
      <style:text-properties fo:font-size="9.00pt" fo:font-weight="normal" fo:font-family="'Courier New'" style:font-family-asian="'Courier New'" style:font-family-complex="'Courier New'" fo:background-color="#ffffff" fo:color="#ff0000"/>
    </style:style>
    <style:style style:name="T2920" style:family="text">
      <style:text-properties fo:font-size="9.00pt" fo:font-weight="normal" fo:font-family="'Courier New'" style:font-family-asian="'Courier New'" style:font-family-complex="'Courier New'" fo:background-color="#ffffff" fo:color="#000000"/>
    </style:style>
    <style:style style:name="T2921" style:family="text">
      <style:text-properties fo:font-size="9.00pt" fo:font-weight="normal" fo:font-family="'Courier New'" style:font-family-asian="'Courier New'" style:font-family-complex="'Courier New'" fo:background-color="#ffffff" fo:color="#ff0000"/>
    </style:style>
    <style:style style:name="T2922" style:family="text">
      <style:text-properties fo:font-size="9.00pt" fo:font-weight="normal" fo:font-family="'Courier New'" style:font-family-asian="'Courier New'" style:font-family-complex="'Courier New'" fo:background-color="#ffffff" fo:color="#000000"/>
    </style:style>
    <style:style style:name="T2923" style:family="text">
      <style:text-properties fo:font-size="9.00pt" fo:font-weight="normal" fo:font-family="'Courier New'" style:font-family-asian="'Courier New'" style:font-family-complex="'Courier New'" fo:background-color="#ffffff" fo:color="#0000e6"/>
    </style:style>
    <style:style style:name="T2924" style:family="text">
      <style:text-properties fo:font-size="9.00pt" fo:font-weight="normal" fo:font-family="'Courier New'" style:font-family-asian="'Courier New'" style:font-family-complex="'Courier New'" fo:background-color="#ffffff" fo:color="#000000"/>
    </style:style>
    <style:style style:name="T2925" style:family="text">
      <style:text-properties fo:font-size="9.00pt" fo:font-weight="normal" fo:font-family="'Courier New'" style:font-family-asian="'Courier New'" style:font-family-complex="'Courier New'" fo:background-color="#ffffff" fo:color="#ff0000"/>
    </style:style>
    <style:style style:name="T2926" style:family="text">
      <style:text-properties fo:font-size="9.00pt" fo:font-weight="normal" fo:font-family="'Courier New'" style:font-family-asian="'Courier New'" style:font-family-complex="'Courier New'" fo:background-color="#ffffff" fo:color="#000000"/>
    </style:style>
    <style:style style:name="T2927" style:family="text">
      <style:text-properties fo:font-size="9.00pt" fo:font-weight="normal" fo:font-family="'Courier New'" style:font-family-asian="'Courier New'" style:font-family-complex="'Courier New'" fo:background-color="#ffffff" fo:color="#ff0000"/>
    </style:style>
    <style:style style:name="T2928" style:family="text">
      <style:text-properties fo:font-size="9.00pt" fo:font-weight="normal" fo:font-family="'Courier New'" style:font-family-asian="'Courier New'" style:font-family-complex="'Courier New'" fo:background-color="#ffffff" fo:color="#000000"/>
    </style:style>
    <style:style style:name="T2929" style:family="text">
      <style:text-properties fo:font-size="9.00pt" fo:font-weight="normal" fo:font-family="'Courier New'" style:font-family-asian="'Courier New'" style:font-family-complex="'Courier New'" fo:background-color="#ffffff" fo:color="#ff0000"/>
    </style:style>
    <style:style style:name="T2930" style:family="text">
      <style:text-properties fo:font-size="9.00pt" fo:font-weight="normal" fo:font-family="'Courier New'" style:font-family-asian="'Courier New'" style:font-family-complex="'Courier New'" fo:background-color="#ffffff" fo:color="#000000"/>
    </style:style>
    <style:style style:name="T2931" style:family="text">
      <style:text-properties fo:font-size="9.00pt" fo:font-weight="normal" fo:font-family="'Courier New'" style:font-family-asian="'Courier New'" style:font-family-complex="'Courier New'" fo:background-color="#ffffff" fo:color="#ff0000"/>
    </style:style>
    <style:style style:name="T2932" style:family="text">
      <style:text-properties fo:font-size="9.00pt" fo:font-weight="normal" fo:font-family="'Courier New'" style:font-family-asian="'Courier New'" style:font-family-complex="'Courier New'" fo:background-color="#ffffff" fo:color="#000000"/>
    </style:style>
    <style:style style:name="T2933" style:family="text">
      <style:text-properties fo:font-size="9.00pt" fo:font-weight="normal" fo:font-family="'Courier New'" style:font-family-asian="'Courier New'" style:font-family-complex="'Courier New'" fo:background-color="#ffffff" fo:color="#0000e6"/>
    </style:style>
    <style:style style:name="T2934" style:family="text">
      <style:text-properties fo:font-size="9.00pt" fo:font-weight="normal" fo:font-family="'Courier New'" style:font-family-asian="'Courier New'" style:font-family-complex="'Courier New'" fo:background-color="#ffffff" fo:color="#000000"/>
    </style:style>
    <style:style style:name="T2935" style:family="text">
      <style:text-properties fo:font-size="9.00pt" fo:font-weight="normal" fo:font-family="'Courier New'" style:font-family-asian="'Courier New'" style:font-family-complex="'Courier New'" fo:background-color="#ffffff" fo:color="#ff0000"/>
    </style:style>
    <style:style style:name="T2936" style:family="text">
      <style:text-properties fo:font-size="9.00pt" fo:font-weight="normal" fo:font-family="'Courier New'" style:font-family-asian="'Courier New'" style:font-family-complex="'Courier New'" fo:background-color="#ffffff" fo:color="#000000"/>
    </style:style>
    <style:style style:name="T2937" style:family="text">
      <style:text-properties fo:font-size="9.00pt" fo:font-weight="normal" fo:font-family="'Courier New'" style:font-family-asian="'Courier New'" style:font-family-complex="'Courier New'" fo:background-color="#ffffff" fo:color="#ff0000"/>
    </style:style>
    <style:style style:name="T2938" style:family="text">
      <style:text-properties fo:font-size="9.00pt" fo:font-weight="normal" fo:font-family="'Courier New'" style:font-family-asian="'Courier New'" style:font-family-complex="'Courier New'" fo:background-color="#ffffff" fo:color="#000000"/>
    </style:style>
    <style:style style:name="T2939" style:family="text">
      <style:text-properties fo:font-size="9.00pt" fo:font-weight="normal" fo:font-family="'Courier New'" style:font-family-asian="'Courier New'" style:font-family-complex="'Courier New'" fo:background-color="#ffffff" fo:color="#ff0000"/>
    </style:style>
    <style:style style:name="T2940" style:family="text">
      <style:text-properties fo:font-size="9.00pt" fo:font-weight="normal" fo:font-family="'Courier New'" style:font-family-asian="'Courier New'" style:font-family-complex="'Courier New'" fo:background-color="#ffffff" fo:color="#000000"/>
    </style:style>
    <style:style style:name="T2941" style:family="text">
      <style:text-properties fo:font-size="9.00pt" fo:font-weight="normal" fo:font-family="'Courier New'" style:font-family-asian="'Courier New'" style:font-family-complex="'Courier New'" fo:background-color="#ffffff" fo:color="#ff0000"/>
    </style:style>
    <style:style style:name="T2942" style:family="text">
      <style:text-properties fo:font-size="9.00pt" fo:font-weight="normal" fo:font-family="'Courier New'" style:font-family-asian="'Courier New'" style:font-family-complex="'Courier New'" fo:background-color="#ffffff" fo:color="#000000"/>
    </style:style>
    <style:style style:name="T2943" style:family="text">
      <style:text-properties fo:font-size="9.00pt" fo:font-weight="normal" fo:font-family="'Courier New'" style:font-family-asian="'Courier New'" style:font-family-complex="'Courier New'" fo:background-color="#ffffff" fo:color="#ff0000"/>
    </style:style>
    <style:style style:name="T2944" style:family="text">
      <style:text-properties fo:font-size="9.00pt" fo:font-weight="normal" fo:font-family="'Courier New'" style:font-family-asian="'Courier New'" style:font-family-complex="'Courier New'" fo:background-color="#ffffff" fo:color="#000000"/>
    </style:style>
    <style:style style:name="T2945" style:family="text">
      <style:text-properties fo:font-size="9.00pt" fo:font-weight="normal" fo:font-family="'Courier New'" style:font-family-asian="'Courier New'" style:font-family-complex="'Courier New'" fo:background-color="#ffffff" fo:color="#ff0000"/>
    </style:style>
    <style:style style:name="T2946" style:family="text">
      <style:text-properties fo:font-size="9.00pt" fo:font-weight="normal" fo:font-family="'Courier New'" style:font-family-asian="'Courier New'" style:font-family-complex="'Courier New'" fo:background-color="#ffffff" fo:color="#000000"/>
    </style:style>
    <style:style style:name="T2947" style:family="text">
      <style:text-properties fo:font-size="9.00pt" fo:font-weight="normal" fo:font-family="'Courier New'" style:font-family-asian="'Courier New'" style:font-family-complex="'Courier New'" fo:background-color="#ffffff" fo:color="#ff0000"/>
    </style:style>
    <style:style style:name="T2948" style:family="text">
      <style:text-properties fo:font-size="9.00pt" fo:font-weight="normal" fo:font-family="'Courier New'" style:font-family-asian="'Courier New'" style:font-family-complex="'Courier New'" fo:background-color="#ffffff" fo:color="#000000"/>
    </style:style>
    <style:style style:name="T2949" style:family="text">
      <style:text-properties fo:font-size="9.00pt" fo:font-weight="normal" fo:font-family="'Courier New'" style:font-family-asian="'Courier New'" style:font-family-complex="'Courier New'" fo:background-color="#ffffff" fo:color="#ff0000"/>
    </style:style>
    <style:style style:name="T2950" style:family="text">
      <style:text-properties fo:font-size="9.00pt" fo:font-weight="normal" fo:font-family="'Courier New'" style:font-family-asian="'Courier New'" style:font-family-complex="'Courier New'" fo:background-color="#ffffff" fo:color="#000000"/>
    </style:style>
    <style:style style:name="T2951" style:family="text">
      <style:text-properties fo:font-size="9.00pt" fo:font-weight="normal" fo:font-family="'Courier New'" style:font-family-asian="'Courier New'" style:font-family-complex="'Courier New'" fo:background-color="#ffffff" fo:color="#ff0000"/>
    </style:style>
    <style:style style:name="T2952" style:family="text">
      <style:text-properties fo:font-size="9.00pt" fo:font-weight="normal" fo:font-family="'Courier New'" style:font-family-asian="'Courier New'" style:font-family-complex="'Courier New'" fo:background-color="#ffffff" fo:color="#000000"/>
    </style:style>
    <style:style style:name="T2953" style:family="text">
      <style:text-properties fo:font-size="9.00pt" fo:font-weight="normal" fo:font-family="'Courier New'" style:font-family-asian="'Courier New'" style:font-family-complex="'Courier New'" fo:background-color="#ffffff" fo:color="#0000e6"/>
    </style:style>
    <style:style style:name="T2954" style:family="text">
      <style:text-properties fo:font-size="9.00pt" fo:font-weight="normal" fo:font-family="'Courier New'" style:font-family-asian="'Courier New'" style:font-family-complex="'Courier New'" fo:background-color="#ffffff" fo:color="#000000"/>
    </style:style>
    <style:style style:name="T2955" style:family="text">
      <style:text-properties fo:font-size="9.00pt" fo:font-weight="normal" fo:font-family="'Courier New'" style:font-family-asian="'Courier New'" style:font-family-complex="'Courier New'" fo:background-color="#ffffff" fo:color="#ff0000"/>
    </style:style>
    <style:style style:name="T2956" style:family="text">
      <style:text-properties fo:font-size="9.00pt" fo:font-weight="normal" fo:font-family="'Courier New'" style:font-family-asian="'Courier New'" style:font-family-complex="'Courier New'" fo:background-color="#ffffff" fo:color="#000000"/>
    </style:style>
    <style:style style:name="T2957" style:family="text">
      <style:text-properties fo:font-size="9.00pt" fo:font-weight="normal" fo:font-family="'Courier New'" style:font-family-asian="'Courier New'" style:font-family-complex="'Courier New'" fo:background-color="#ffffff" fo:color="#ff0000"/>
    </style:style>
    <style:style style:name="T2958" style:family="text">
      <style:text-properties fo:font-size="9.00pt" fo:font-weight="normal" fo:font-family="'Courier New'" style:font-family-asian="'Courier New'" style:font-family-complex="'Courier New'" fo:background-color="#ffffff" fo:color="#000000"/>
    </style:style>
    <style:style style:name="T2959" style:family="text">
      <style:text-properties fo:font-size="9.00pt" fo:font-weight="normal" fo:font-family="'Courier New'" style:font-family-asian="'Courier New'" style:font-family-complex="'Courier New'" fo:background-color="#ffffff" fo:color="#ff0000"/>
    </style:style>
    <style:style style:name="T2960" style:family="text">
      <style:text-properties fo:font-size="9.00pt" fo:font-weight="normal" fo:font-family="'Courier New'" style:font-family-asian="'Courier New'" style:font-family-complex="'Courier New'" fo:background-color="#ffffff" fo:color="#000000"/>
    </style:style>
    <style:style style:name="T2961" style:family="text">
      <style:text-properties fo:font-size="9.00pt" fo:font-weight="normal" fo:font-family="'Courier New'" style:font-family-asian="'Courier New'" style:font-family-complex="'Courier New'" fo:background-color="#ffffff" fo:color="#ff0000"/>
    </style:style>
    <style:style style:name="T2962" style:family="text">
      <style:text-properties fo:font-size="9.00pt" fo:font-weight="normal" fo:font-family="'Courier New'" style:font-family-asian="'Courier New'" style:font-family-complex="'Courier New'" fo:background-color="#ffffff" fo:color="#000000"/>
    </style:style>
    <style:style style:name="T2963" style:family="text">
      <style:text-properties fo:font-size="9.00pt" fo:font-weight="normal" fo:font-family="'Courier New'" style:font-family-asian="'Courier New'" style:font-family-complex="'Courier New'" fo:background-color="#ffffff" fo:color="#0000e6"/>
    </style:style>
    <style:style style:name="T2964" style:family="text">
      <style:text-properties fo:font-size="9.00pt" fo:font-weight="normal" fo:font-family="'Courier New'" style:font-family-asian="'Courier New'" style:font-family-complex="'Courier New'" fo:background-color="#ffffff" fo:color="#000000"/>
    </style:style>
    <style:style style:name="T2965" style:family="text">
      <style:text-properties fo:font-size="9.00pt" fo:font-weight="normal" fo:font-family="'Courier New'" style:font-family-asian="'Courier New'" style:font-family-complex="'Courier New'" fo:background-color="#ffffff" fo:color="#ff0000"/>
    </style:style>
    <style:style style:name="T2966" style:family="text">
      <style:text-properties fo:font-size="9.00pt" fo:font-weight="normal" fo:font-family="'Courier New'" style:font-family-asian="'Courier New'" style:font-family-complex="'Courier New'" fo:background-color="#ffffff" fo:color="#000000"/>
    </style:style>
    <style:style style:name="T2967" style:family="text">
      <style:text-properties fo:font-size="9.00pt" fo:font-weight="normal" fo:font-family="'Courier New'" style:font-family-asian="'Courier New'" style:font-family-complex="'Courier New'" fo:background-color="#ffffff" fo:color="#ff0000"/>
    </style:style>
    <style:style style:name="T2968" style:family="text">
      <style:text-properties fo:font-size="9.00pt" fo:font-weight="normal" fo:font-family="'Courier New'" style:font-family-asian="'Courier New'" style:font-family-complex="'Courier New'" fo:background-color="#ffffff" fo:color="#000000"/>
    </style:style>
    <style:style style:name="T2969" style:family="text">
      <style:text-properties fo:font-size="9.00pt" fo:font-weight="normal" fo:font-family="'Courier New'" style:font-family-asian="'Courier New'" style:font-family-complex="'Courier New'" fo:background-color="#ffffff" fo:color="#ff0000"/>
    </style:style>
    <style:style style:name="T2970" style:family="text">
      <style:text-properties fo:font-size="9.00pt" fo:font-weight="normal" fo:font-family="'Courier New'" style:font-family-asian="'Courier New'" style:font-family-complex="'Courier New'" fo:background-color="#ffffff" fo:color="#000000"/>
    </style:style>
    <style:style style:name="T2971" style:family="text">
      <style:text-properties fo:font-size="9.00pt" fo:font-weight="normal" fo:font-family="'Courier New'" style:font-family-asian="'Courier New'" style:font-family-complex="'Courier New'" fo:background-color="#ffffff" fo:color="#ff0000"/>
    </style:style>
    <style:style style:name="T2972" style:family="text">
      <style:text-properties fo:font-size="9.00pt" fo:font-weight="normal" fo:font-family="'Courier New'" style:font-family-asian="'Courier New'" style:font-family-complex="'Courier New'" fo:background-color="#ffffff" fo:color="#000000"/>
    </style:style>
    <style:style style:name="T2973" style:family="text">
      <style:text-properties fo:font-size="9.00pt" fo:font-weight="normal" fo:font-family="'Courier New'" style:font-family-asian="'Courier New'" style:font-family-complex="'Courier New'" fo:background-color="#ffffff" fo:color="#ff0000"/>
    </style:style>
    <style:style style:name="T2974" style:family="text">
      <style:text-properties fo:font-size="9.00pt" fo:font-weight="normal" fo:font-family="'Courier New'" style:font-family-asian="'Courier New'" style:font-family-complex="'Courier New'" fo:background-color="#ffffff" fo:color="#000000"/>
    </style:style>
    <style:style style:name="T2975" style:family="text">
      <style:text-properties fo:font-size="9.00pt" fo:font-weight="normal" fo:font-family="'Courier New'" style:font-family-asian="'Courier New'" style:font-family-complex="'Courier New'" fo:background-color="#ffffff" fo:color="#ff0000"/>
    </style:style>
    <style:style style:name="T2976" style:family="text">
      <style:text-properties fo:font-size="9.00pt" fo:font-weight="normal" fo:font-family="'Courier New'" style:font-family-asian="'Courier New'" style:font-family-complex="'Courier New'" fo:background-color="#ffffff" fo:color="#000000"/>
    </style:style>
    <style:style style:name="T2977" style:family="text">
      <style:text-properties fo:font-size="9.00pt" fo:font-weight="normal" fo:font-family="'Courier New'" style:font-family-asian="'Courier New'" style:font-family-complex="'Courier New'" fo:background-color="#ffffff" fo:color="#ff0000"/>
    </style:style>
    <style:style style:name="T2978" style:family="text">
      <style:text-properties fo:font-size="9.00pt" fo:font-weight="normal" fo:font-family="'Courier New'" style:font-family-asian="'Courier New'" style:font-family-complex="'Courier New'" fo:background-color="#ffffff" fo:color="#000000"/>
    </style:style>
    <style:style style:name="T2979" style:family="text">
      <style:text-properties fo:font-size="9.00pt" fo:font-weight="normal" fo:font-family="'Courier New'" style:font-family-asian="'Courier New'" style:font-family-complex="'Courier New'" fo:background-color="#ffffff" fo:color="#ff0000"/>
    </style:style>
    <style:style style:name="T2980" style:family="text">
      <style:text-properties fo:font-size="9.00pt" fo:font-weight="normal" fo:font-family="'Courier New'" style:font-family-asian="'Courier New'" style:font-family-complex="'Courier New'" fo:background-color="#ffffff" fo:color="#000000"/>
    </style:style>
    <style:style style:name="T2981" style:family="text">
      <style:text-properties fo:font-size="9.00pt" fo:font-weight="normal" fo:font-family="'Courier New'" style:font-family-asian="'Courier New'" style:font-family-complex="'Courier New'" fo:background-color="#ffffff" fo:color="#0000e6"/>
    </style:style>
    <style:style style:name="T2982" style:family="text">
      <style:text-properties fo:font-size="9.00pt" fo:font-weight="normal" fo:font-family="'Courier New'" style:font-family-asian="'Courier New'" style:font-family-complex="'Courier New'" fo:background-color="#ffffff" fo:color="#000000"/>
    </style:style>
    <style:style style:name="T2983" style:family="text">
      <style:text-properties fo:font-size="9.00pt" fo:font-weight="normal" fo:font-family="'Courier New'" style:font-family-asian="'Courier New'" style:font-family-complex="'Courier New'" fo:background-color="#ffffff" fo:color="#ff0000"/>
    </style:style>
    <style:style style:name="T2984" style:family="text">
      <style:text-properties fo:font-size="9.00pt" fo:font-weight="normal" fo:font-family="'Courier New'" style:font-family-asian="'Courier New'" style:font-family-complex="'Courier New'" fo:background-color="#ffffff" fo:color="#000000"/>
    </style:style>
    <style:style style:name="T2985" style:family="text">
      <style:text-properties fo:font-size="9.00pt" fo:font-weight="normal" fo:font-family="'Courier New'" style:font-family-asian="'Courier New'" style:font-family-complex="'Courier New'" fo:background-color="#ffffff" fo:color="#ff0000"/>
    </style:style>
    <style:style style:name="T2986" style:family="text">
      <style:text-properties fo:font-size="9.00pt" fo:font-weight="normal" fo:font-family="'Courier New'" style:font-family-asian="'Courier New'" style:font-family-complex="'Courier New'" fo:background-color="#ffffff" fo:color="#000000"/>
    </style:style>
    <style:style style:name="T2987" style:family="text">
      <style:text-properties fo:font-size="9.00pt" fo:font-weight="normal" fo:font-family="'Courier New'" style:font-family-asian="'Courier New'" style:font-family-complex="'Courier New'" fo:background-color="#ffffff" fo:color="#ff0000"/>
    </style:style>
    <style:style style:name="T2988" style:family="text">
      <style:text-properties fo:font-size="9.00pt" fo:font-weight="normal" fo:font-family="'Courier New'" style:font-family-asian="'Courier New'" style:font-family-complex="'Courier New'" fo:background-color="#ffffff" fo:color="#000000"/>
    </style:style>
    <style:style style:name="T2989" style:family="text">
      <style:text-properties fo:font-size="9.00pt" fo:font-weight="normal" fo:font-family="'Courier New'" style:font-family-asian="'Courier New'" style:font-family-complex="'Courier New'" fo:background-color="#ffffff" fo:color="#ff0000"/>
    </style:style>
    <style:style style:name="T2990" style:family="text">
      <style:text-properties fo:font-size="9.00pt" fo:font-weight="normal" fo:font-family="'Courier New'" style:font-family-asian="'Courier New'" style:font-family-complex="'Courier New'" fo:background-color="#ffffff" fo:color="#000000"/>
    </style:style>
    <style:style style:name="T2991" style:family="text">
      <style:text-properties fo:font-size="9.00pt" fo:font-weight="normal" fo:font-family="'Courier New'" style:font-family-asian="'Courier New'" style:font-family-complex="'Courier New'" fo:background-color="#ffffff" fo:color="#0000e6"/>
    </style:style>
    <style:style style:name="T2992" style:family="text">
      <style:text-properties fo:font-size="9.00pt" fo:font-weight="normal" fo:font-family="'Courier New'" style:font-family-asian="'Courier New'" style:font-family-complex="'Courier New'" fo:background-color="#ffffff" fo:color="#000000"/>
    </style:style>
    <style:style style:name="T2993" style:family="text">
      <style:text-properties fo:font-size="9.00pt" fo:font-weight="normal" fo:font-family="'Courier New'" style:font-family-asian="'Courier New'" style:font-family-complex="'Courier New'" fo:background-color="transparent" style:use-window-font-color="true"/>
    </style:style>
    <style:style style:name="T2994"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2995" style:family="text">
      <style:text-properties fo:font-size="9.00pt" fo:font-weight="normal" fo:font-family="Monospace" style:font-family-asian="Monospace" style:font-family-complex="Monospace" fo:background-color="transparent" fo:color="#3f7f5f"/>
    </style:style>
    <style:style style:name="T2996" style:family="text">
      <style:text-properties fo:font-size="9.00pt" fo:font-weight="bold" fo:font-family="Monospace" style:font-family-asian="Monospace" style:font-family-complex="Monospace" fo:background-color="transparent" fo:color="#7f0055"/>
    </style:style>
    <style:style style:name="T2997" style:family="text">
      <style:text-properties fo:font-size="9.00pt" fo:font-weight="normal" fo:font-family="Monospace" style:font-family-asian="Monospace" style:font-family-complex="Monospace" fo:background-color="transparent" fo:color="#000000"/>
    </style:style>
    <style:style style:name="T2998" style:family="text">
      <style:text-properties fo:font-size="9.00pt" fo:font-weight="normal" fo:font-family="Monospace" style:font-family-asian="Monospace" style:font-family-complex="Monospace" fo:background-color="transparent" fo:color="#005032"/>
    </style:style>
    <style:style style:name="T2999" style:family="text">
      <style:text-properties fo:font-size="9.00pt" fo:font-weight="normal" fo:font-family="Monospace" style:font-family-asian="Monospace" style:font-family-complex="Monospace" fo:background-color="transparent" fo:color="#000000"/>
    </style:style>
    <style:style style:name="T3000" style:family="text">
      <style:text-properties fo:font-size="9.00pt" fo:font-weight="bold" fo:font-family="Monospace" style:font-family-asian="Monospace" style:font-family-complex="Monospace" fo:background-color="transparent" fo:color="#7f0055"/>
    </style:style>
    <style:style style:name="T3001" style:family="text">
      <style:text-properties fo:font-size="9.00pt" fo:font-weight="normal" fo:font-family="Monospace" style:font-family-asian="Monospace" style:font-family-complex="Monospace" fo:background-color="transparent" fo:color="#000000"/>
    </style:style>
    <style:style style:name="T3002" style:family="text">
      <style:text-properties fo:font-size="9.00pt" fo:font-weight="normal" fo:font-family="Monospace" style:font-family-asian="Monospace" style:font-family-complex="Monospace" fo:background-color="transparent" fo:color="#0000c0"/>
    </style:style>
    <style:style style:name="T3003" style:family="text">
      <style:text-properties fo:font-size="9.00pt" fo:font-weight="normal" fo:font-family="Monospace" style:font-family-asian="Monospace" style:font-family-complex="Monospace" fo:background-color="transparent" fo:color="#000000"/>
    </style:style>
    <style:style style:name="T3004" style:family="text">
      <style:text-properties fo:font-size="9.00pt" fo:font-weight="normal" fo:font-family="Monospace" style:font-family-asian="Monospace" style:font-family-complex="Monospace" fo:background-color="transparent" fo:color="#0000c0"/>
    </style:style>
    <style:style style:name="T3005" style:family="text">
      <style:text-properties fo:font-size="9.00pt" fo:font-weight="normal" fo:font-family="Monospace" style:font-family-asian="Monospace" style:font-family-complex="Monospace" fo:background-color="transparent" fo:color="#000000"/>
    </style:style>
    <style:style style:name="T3006" style:family="text">
      <style:text-properties fo:font-size="9.00pt" fo:font-weight="normal" fo:font-family="Monospace" style:font-family-asian="Monospace" style:font-family-complex="Monospace" fo:background-color="transparent" fo:color="#005032"/>
    </style:style>
    <style:style style:name="T3007" style:family="text">
      <style:text-properties fo:font-size="9.00pt" fo:font-weight="normal" fo:font-family="Monospace" style:font-family-asian="Monospace" style:font-family-complex="Monospace" fo:background-color="transparent" fo:color="#000000"/>
    </style:style>
    <style:style style:name="T3008" style:family="text">
      <style:text-properties fo:font-size="9.00pt" fo:font-weight="bold" fo:font-family="Monospace" style:font-family-asian="Monospace" style:font-family-complex="Monospace" fo:background-color="transparent" fo:color="#000000"/>
    </style:style>
    <style:style style:name="T3009" style:family="text">
      <style:text-properties fo:font-size="9.00pt" fo:font-weight="normal" fo:font-family="Monospace" style:font-family-asian="Monospace" style:font-family-complex="Monospace" fo:background-color="transparent" fo:color="#000000"/>
    </style:style>
    <style:style style:name="T3010" style:family="text">
      <style:text-properties fo:font-size="9.00pt" fo:font-weight="normal" fo:font-family="Monospace" style:font-family-asian="Monospace" style:font-family-complex="Monospace" fo:background-color="transparent" fo:color="#005032"/>
    </style:style>
    <style:style style:name="T3011" style:family="text">
      <style:text-properties fo:font-size="9.00pt" fo:font-weight="normal" fo:font-family="Monospace" style:font-family-asian="Monospace" style:font-family-complex="Monospace" fo:background-color="transparent" fo:color="#000000"/>
    </style:style>
    <style:style style:name="T3012" style:family="text">
      <style:text-properties fo:font-size="9.00pt" fo:font-weight="normal" fo:font-family="Monospace" style:font-family-asian="Monospace" style:font-family-complex="Monospace" fo:background-color="transparent" fo:color="#005032"/>
    </style:style>
    <style:style style:name="T3013" style:family="text">
      <style:text-properties fo:font-size="9.00pt" fo:font-weight="normal" fo:font-family="Monospace" style:font-family-asian="Monospace" style:font-family-complex="Monospace" fo:background-color="transparent" fo:color="#000000"/>
    </style:style>
    <style:style style:name="T3014" style:family="text">
      <style:text-properties fo:font-size="9.00pt" fo:font-weight="normal" fo:font-family="Monospace" style:font-family-asian="Monospace" style:font-family-complex="Monospace" fo:background-color="transparent" fo:color="#0000c0"/>
    </style:style>
    <style:style style:name="T3015" style:family="text">
      <style:text-properties fo:font-size="9.00pt" fo:font-weight="normal" fo:font-family="Monospace" style:font-family-asian="Monospace" style:font-family-complex="Monospace" fo:background-color="transparent" fo:color="#000000"/>
    </style:style>
    <style:style style:name="T3016" style:family="text">
      <style:text-properties fo:font-size="9.00pt" fo:font-weight="normal" fo:font-family="Monospace" style:font-family-asian="Monospace" style:font-family-complex="Monospace" fo:background-color="transparent" fo:color="#0000c0"/>
    </style:style>
    <style:style style:name="T3017" style:family="text">
      <style:text-properties fo:font-size="9.00pt" fo:font-weight="normal" fo:font-family="Monospace" style:font-family-asian="Monospace" style:font-family-complex="Monospace" fo:background-color="transparent" fo:color="#000000"/>
    </style:style>
    <style:style style:name="T3018" style:family="text">
      <style:text-properties fo:font-size="9.00pt" fo:font-weight="normal" fo:font-family="Monospace" style:font-family-asian="Monospace" style:font-family-complex="Monospace" fo:background-color="transparent" fo:color="#0000c0"/>
    </style:style>
    <style:style style:name="T3019" style:family="text">
      <style:text-properties fo:font-size="9.00pt" fo:font-weight="normal" fo:font-family="Monospace" style:font-family-asian="Monospace" style:font-family-complex="Monospace" fo:background-color="transparent" fo:color="#000000"/>
    </style:style>
    <style:style style:name="T3020" style:family="text">
      <style:text-properties fo:font-size="9.00pt" fo:font-weight="normal" fo:font-family="Monospace" style:font-family-asian="Monospace" style:font-family-complex="Monospace" fo:background-color="transparent" fo:color="#0000c0"/>
    </style:style>
    <style:style style:name="T3021" style:family="text">
      <style:text-properties fo:font-size="9.00pt" fo:font-weight="normal" fo:font-family="Monospace" style:font-family-asian="Monospace" style:font-family-complex="Monospace" fo:background-color="transparent" fo:color="#000000"/>
    </style:style>
    <style:style style:name="T3022" style:family="text">
      <style:text-properties fo:font-size="9.00pt" fo:font-weight="bold" fo:font-family="Monospace" style:font-family-asian="Monospace" style:font-family-complex="Monospace" fo:background-color="transparent" fo:color="#7f0055"/>
    </style:style>
    <style:style style:name="T3023" style:family="text">
      <style:text-properties fo:font-size="9.00pt" fo:font-weight="normal" fo:font-family="Monospace" style:font-family-asian="Monospace" style:font-family-complex="Monospace" fo:background-color="transparent" fo:color="#000000"/>
    </style:style>
    <style:style style:name="T3024" style:family="text">
      <style:text-properties fo:font-size="11.00pt" fo:font-weight="normal" fo:font-family="Calibri" style:font-family-asian="Calibri" style:font-family-complex="Calibri" fo:background-color="transparent" style:use-window-font-color="true"/>
    </style:style>
    <style:style style:name="T3025" style:family="text">
      <style:text-properties fo:font-size="9.00pt" fo:font-weight="bold" fo:font-family="Monospace" style:font-family-asian="Monospace" style:font-family-complex="Monospace" fo:background-color="transparent" fo:color="#7f0055"/>
    </style:style>
    <style:style style:name="T3026" style:family="text">
      <style:text-properties fo:font-size="9.00pt" fo:font-weight="normal" fo:font-family="Monospace" style:font-family-asian="Monospace" style:font-family-complex="Monospace" fo:background-color="transparent" fo:color="#000000"/>
    </style:style>
    <style:style style:name="T3027" style:family="text">
      <style:text-properties fo:font-size="9.00pt" fo:font-weight="normal" fo:font-family="Monospace" style:font-family-asian="Monospace" style:font-family-complex="Monospace" fo:background-color="transparent" fo:color="#005032"/>
    </style:style>
    <style:style style:name="T3028" style:family="text">
      <style:text-properties fo:font-size="9.00pt" fo:font-weight="normal" fo:font-family="Monospace" style:font-family-asian="Monospace" style:font-family-complex="Monospace" fo:background-color="transparent" fo:color="#000000"/>
    </style:style>
    <style:style style:name="T3029" style:family="text">
      <style:text-properties fo:font-size="9.00pt" fo:font-weight="normal" fo:font-family="Monospace" style:font-family-asian="Monospace" style:font-family-complex="Monospace" fo:background-color="transparent" fo:color="#005032"/>
    </style:style>
    <style:style style:name="T3030" style:family="text">
      <style:text-properties fo:font-size="9.00pt" fo:font-weight="normal" fo:font-family="Monospace" style:font-family-asian="Monospace" style:font-family-complex="Monospace" fo:background-color="transparent" fo:color="#000000"/>
    </style:style>
    <style:style style:name="T3031" style:family="text">
      <style:text-properties fo:font-size="9.00pt" fo:font-weight="bold" fo:font-family="Monospace" style:font-family-asian="Monospace" style:font-family-complex="Monospace" fo:background-color="transparent" fo:color="#7f0055"/>
    </style:style>
    <style:style style:name="T3032" style:family="text">
      <style:text-properties fo:font-size="9.00pt" fo:font-weight="normal" fo:font-family="Monospace" style:font-family-asian="Monospace" style:font-family-complex="Monospace" fo:background-color="transparent" fo:color="#000000"/>
    </style:style>
    <style:style style:name="T3033" style:family="text">
      <style:text-properties fo:font-size="9.00pt" fo:font-weight="normal" fo:font-family="Monospace" style:font-family-asian="Monospace" style:font-family-complex="Monospace" fo:background-color="transparent" fo:color="#0000c0"/>
    </style:style>
    <style:style style:name="T3034" style:family="text">
      <style:text-properties fo:font-size="9.00pt" fo:font-weight="normal" fo:font-family="Monospace" style:font-family-asian="Monospace" style:font-family-complex="Monospace" fo:background-color="transparent" fo:color="#000000"/>
    </style:style>
    <style:style style:name="T3035" style:family="text">
      <style:text-properties fo:font-size="11.00pt" fo:font-weight="normal" fo:font-family="Calibri" style:font-family-asian="Calibri" style:font-family-complex="Calibri" fo:background-color="transparent" style:use-window-font-color="true"/>
    </style:style>
    <style:style style:name="T3036" style:family="text">
      <style:text-properties fo:font-size="9.00pt" fo:font-weight="bold" fo:font-family="Monospace" style:font-family-asian="Monospace" style:font-family-complex="Monospace" fo:background-color="transparent" fo:color="#7f0055"/>
    </style:style>
    <style:style style:name="T3037" style:family="text">
      <style:text-properties fo:font-size="9.00pt" fo:font-weight="normal" fo:font-family="Monospace" style:font-family-asian="Monospace" style:font-family-complex="Monospace" fo:background-color="transparent" fo:color="#000000"/>
    </style:style>
    <style:style style:name="T3038" style:family="text">
      <style:text-properties fo:font-size="9.00pt" fo:font-weight="normal" fo:font-family="Monospace" style:font-family-asian="Monospace" style:font-family-complex="Monospace" fo:background-color="transparent" fo:color="#005032"/>
    </style:style>
    <style:style style:name="T3039" style:family="text">
      <style:text-properties fo:font-size="9.00pt" fo:font-weight="normal" fo:font-family="Monospace" style:font-family-asian="Monospace" style:font-family-complex="Monospace" fo:background-color="transparent" fo:color="#000000"/>
    </style:style>
    <style:style style:name="T3040" style:family="text">
      <style:text-properties fo:font-size="9.00pt" fo:font-weight="bold" fo:font-family="Monospace" style:font-family-asian="Monospace" style:font-family-complex="Monospace" fo:background-color="transparent" fo:color="#7f0055"/>
    </style:style>
    <style:style style:name="T3041" style:family="text">
      <style:text-properties fo:font-size="9.00pt" fo:font-weight="normal" fo:font-family="Monospace" style:font-family-asian="Monospace" style:font-family-complex="Monospace" fo:background-color="transparent" fo:color="#000000"/>
    </style:style>
    <style:style style:name="T3042" style:family="text">
      <style:text-properties fo:font-size="9.00pt" fo:font-weight="normal" fo:font-family="Monospace" style:font-family-asian="Monospace" style:font-family-complex="Monospace" fo:background-color="transparent" fo:color="#0000c0"/>
    </style:style>
    <style:style style:name="T3043" style:family="text">
      <style:text-properties fo:font-size="9.00pt" fo:font-weight="normal" fo:font-family="Monospace" style:font-family-asian="Monospace" style:font-family-complex="Monospace" fo:background-color="transparent" fo:color="#000000"/>
    </style:style>
    <style:style style:name="T3044" style:family="text">
      <style:text-properties fo:font-size="9.00pt" fo:font-weight="normal" fo:font-family="Monospace" style:font-family-asian="Monospace" style:font-family-complex="Monospace" fo:background-color="transparent" fo:color="#0000c0"/>
    </style:style>
    <style:style style:name="T3045" style:family="text">
      <style:text-properties fo:font-size="9.00pt" fo:font-weight="normal" fo:font-family="Monospace" style:font-family-asian="Monospace" style:font-family-complex="Monospace" fo:background-color="transparent" fo:color="#000000"/>
    </style:style>
    <style:style style:name="T3046" style:family="text">
      <style:text-properties fo:font-size="9.00pt" fo:font-weight="normal" fo:font-family="Monospace" style:font-family-asian="Monospace" style:font-family-complex="Monospace" fo:background-color="transparent" fo:color="#0000c0"/>
    </style:style>
    <style:style style:name="T3047" style:family="text">
      <style:text-properties fo:font-size="9.00pt" fo:font-weight="normal" fo:font-family="Monospace" style:font-family-asian="Monospace" style:font-family-complex="Monospace" fo:background-color="transparent" fo:color="#000000"/>
    </style:style>
    <style:style style:name="T3048" style:family="text">
      <style:text-properties fo:font-size="11.00pt" fo:font-weight="normal" fo:font-family="Calibri" style:font-family-asian="Calibri" style:font-family-complex="Calibri" fo:background-color="transparent" style:use-window-font-color="true"/>
    </style:style>
    <style:style style:name="T3049" style:family="text">
      <style:text-properties fo:font-size="9.00pt" fo:font-weight="bold" fo:font-family="Monospace" style:font-family-asian="Monospace" style:font-family-complex="Monospace" fo:background-color="transparent" fo:color="#7f0055"/>
    </style:style>
    <style:style style:name="T3050" style:family="text">
      <style:text-properties fo:font-size="9.00pt" fo:font-weight="normal" fo:font-family="Monospace" style:font-family-asian="Monospace" style:font-family-complex="Monospace" fo:background-color="transparent" fo:color="#000000"/>
    </style:style>
    <style:style style:name="T3051" style:family="text">
      <style:text-properties fo:font-size="9.00pt" fo:font-weight="bold" fo:font-family="Monospace" style:font-family-asian="Monospace" style:font-family-complex="Monospace" fo:background-color="transparent" fo:color="#000000"/>
    </style:style>
    <style:style style:name="T3052" style:family="text">
      <style:text-properties fo:font-size="9.00pt" fo:font-weight="normal" fo:font-family="Monospace" style:font-family-asian="Monospace" style:font-family-complex="Monospace" fo:background-color="transparent" fo:color="#000000"/>
    </style:style>
    <style:style style:name="T3053" style:family="text">
      <style:text-properties fo:font-size="9.00pt" fo:font-weight="normal" fo:font-family="Monospace" style:font-family-asian="Monospace" style:font-family-complex="Monospace" fo:background-color="transparent" fo:color="#005032"/>
    </style:style>
    <style:style style:name="T3054" style:family="text">
      <style:text-properties fo:font-size="9.00pt" fo:font-weight="normal" fo:font-family="Monospace" style:font-family-asian="Monospace" style:font-family-complex="Monospace" fo:background-color="transparent" fo:color="#000000"/>
    </style:style>
    <style:style style:name="T3055" style:family="text">
      <style:text-properties fo:font-size="9.00pt" fo:font-weight="bold" fo:font-family="Monospace" style:font-family-asian="Monospace" style:font-family-complex="Monospace" fo:background-color="transparent" fo:color="#7f0055"/>
    </style:style>
    <style:style style:name="T3056" style:family="text">
      <style:text-properties fo:font-size="9.00pt" fo:font-weight="normal" fo:font-family="Monospace" style:font-family-asian="Monospace" style:font-family-complex="Monospace" fo:background-color="transparent" fo:color="#000000"/>
    </style:style>
    <style:style style:name="T3057" style:family="text">
      <style:text-properties fo:font-size="9.00pt" fo:font-weight="bold" fo:font-family="Monospace" style:font-family-asian="Monospace" style:font-family-complex="Monospace" fo:background-color="transparent" fo:color="#7f0055"/>
    </style:style>
    <style:style style:name="T3058" style:family="text">
      <style:text-properties fo:font-size="9.00pt" fo:font-weight="normal" fo:font-family="Monospace" style:font-family-asian="Monospace" style:font-family-complex="Monospace" fo:background-color="transparent" fo:color="#000000"/>
    </style:style>
    <style:style style:name="T3059" style:family="text">
      <style:text-properties fo:font-size="9.00pt" fo:font-weight="normal" fo:font-family="Monospace" style:font-family-asian="Monospace" style:font-family-complex="Monospace" fo:background-color="transparent" fo:color="#005032"/>
    </style:style>
    <style:style style:name="T3060" style:family="text">
      <style:text-properties fo:font-size="9.00pt" fo:font-weight="normal" fo:font-family="Monospace" style:font-family-asian="Monospace" style:font-family-complex="Monospace" fo:background-color="transparent" fo:color="#000000"/>
    </style:style>
    <style:style style:name="T3061" style:family="text">
      <style:text-properties fo:font-size="9.00pt" fo:font-weight="normal" fo:font-family="Monospace" style:font-family-asian="Monospace" style:font-family-complex="Monospace" fo:background-color="transparent" fo:color="#005032"/>
    </style:style>
    <style:style style:name="T3062" style:family="text">
      <style:text-properties fo:font-size="9.00pt" fo:font-weight="normal" fo:font-family="Monospace" style:font-family-asian="Monospace" style:font-family-complex="Monospace" fo:background-color="transparent" fo:color="#000000"/>
    </style:style>
    <style:style style:name="T3063" style:family="text">
      <style:text-properties fo:font-size="9.00pt" fo:font-weight="bold" fo:font-family="Monospace" style:font-family-asian="Monospace" style:font-family-complex="Monospace" fo:background-color="transparent" fo:color="#7f0055"/>
    </style:style>
    <style:style style:name="T3064" style:family="text">
      <style:text-properties fo:font-size="9.00pt" fo:font-weight="normal" fo:font-family="Monospace" style:font-family-asian="Monospace" style:font-family-complex="Monospace" fo:background-color="transparent" fo:color="#000000"/>
    </style:style>
    <style:style style:name="T3065" style:family="text">
      <style:text-properties fo:font-size="9.00pt" fo:font-weight="bold" fo:font-family="Monospace" style:font-family-asian="Monospace" style:font-family-complex="Monospace" fo:background-color="transparent" fo:color="#7f0055"/>
    </style:style>
    <style:style style:name="T3066" style:family="text">
      <style:text-properties fo:font-size="9.00pt" fo:font-weight="normal" fo:font-family="Monospace" style:font-family-asian="Monospace" style:font-family-complex="Monospace" fo:background-color="transparent" fo:color="#000000"/>
    </style:style>
    <style:style style:name="T3067" style:family="text">
      <style:text-properties fo:font-size="9.00pt" fo:font-weight="normal" fo:font-family="Monospace" style:font-family-asian="Monospace" style:font-family-complex="Monospace" fo:background-color="transparent" fo:color="#0000c0"/>
    </style:style>
    <style:style style:name="T3068" style:family="text">
      <style:text-properties fo:font-size="9.00pt" fo:font-weight="normal" fo:font-family="Monospace" style:font-family-asian="Monospace" style:font-family-complex="Monospace" fo:background-color="transparent" fo:color="#000000"/>
    </style:style>
    <style:style style:name="T3069" style:family="text">
      <style:text-properties fo:font-size="9.00pt" fo:font-weight="normal" fo:font-family="Monospace" style:font-family-asian="Monospace" style:font-family-complex="Monospace" fo:background-color="transparent" fo:color="#0000c0"/>
    </style:style>
    <style:style style:name="T3070" style:family="text">
      <style:text-properties fo:font-size="9.00pt" fo:font-weight="normal" fo:font-family="Monospace" style:font-family-asian="Monospace" style:font-family-complex="Monospace" fo:background-color="transparent" fo:color="#000000"/>
    </style:style>
    <style:style style:name="T3071" style:family="text">
      <style:text-properties fo:font-size="9.00pt" fo:font-weight="bold" fo:font-family="Monospace" style:font-family-asian="Monospace" style:font-family-complex="Monospace" fo:background-color="transparent" fo:color="#7f0055"/>
    </style:style>
    <style:style style:name="T3072" style:family="text">
      <style:text-properties fo:font-size="9.00pt" fo:font-weight="normal" fo:font-family="Monospace" style:font-family-asian="Monospace" style:font-family-complex="Monospace" fo:background-color="transparent" fo:color="#000000"/>
    </style:style>
    <style:style style:name="T3073" style:family="text">
      <style:text-properties fo:font-size="9.00pt" fo:font-weight="bold" fo:font-family="Monospace" style:font-family-asian="Monospace" style:font-family-complex="Monospace" fo:background-color="transparent" fo:color="#7f0055"/>
    </style:style>
    <style:style style:name="T3074" style:family="text">
      <style:text-properties fo:font-size="9.00pt" fo:font-weight="normal" fo:font-family="Monospace" style:font-family-asian="Monospace" style:font-family-complex="Monospace" fo:background-color="transparent" fo:color="#000000"/>
    </style:style>
    <style:style style:name="T3075" style:family="text">
      <style:text-properties fo:font-size="9.00pt" fo:font-weight="bold" fo:font-family="Monospace" style:font-family-asian="Monospace" style:font-family-complex="Monospace" fo:background-color="transparent" fo:color="#7f0055"/>
    </style:style>
    <style:style style:name="T3076" style:family="text">
      <style:text-properties fo:font-size="9.00pt" fo:font-weight="normal" fo:font-family="Monospace" style:font-family-asian="Monospace" style:font-family-complex="Monospace" fo:background-color="transparent" fo:color="#000000"/>
    </style:style>
    <style:style style:name="T3077" style:family="text">
      <style:text-properties fo:font-size="9.00pt" fo:font-weight="bold" fo:font-family="Monospace" style:font-family-asian="Monospace" style:font-family-complex="Monospace" fo:background-color="transparent" fo:color="#642880"/>
    </style:style>
    <style:style style:name="T3078" style:family="text">
      <style:text-properties fo:font-size="9.00pt" fo:font-weight="normal" fo:font-family="Monospace" style:font-family-asian="Monospace" style:font-family-complex="Monospace" fo:background-color="transparent" fo:color="#000000"/>
    </style:style>
    <style:style style:name="T3079" style:family="text">
      <style:text-properties fo:font-size="9.00pt" fo:font-weight="normal" fo:font-family="Monospace" style:font-family-asian="Monospace" style:font-family-complex="Monospace" fo:background-color="transparent" fo:color="#005032"/>
    </style:style>
    <style:style style:name="T3080" style:family="text">
      <style:text-properties fo:font-size="9.00pt" fo:font-weight="normal" fo:font-family="Monospace" style:font-family-asian="Monospace" style:font-family-complex="Monospace" fo:background-color="transparent" fo:color="#000000"/>
    </style:style>
    <style:style style:name="T3081" style:family="text">
      <style:text-properties fo:font-size="9.00pt" fo:font-weight="normal" fo:font-family="Monospace" style:font-family-asian="Monospace" style:font-family-complex="Monospace" fo:background-color="transparent" fo:color="#0000c0"/>
    </style:style>
    <style:style style:name="T3082" style:family="text">
      <style:text-properties fo:font-size="9.00pt" fo:font-weight="normal" fo:font-family="Monospace" style:font-family-asian="Monospace" style:font-family-complex="Monospace" fo:background-color="transparent" fo:color="#000000"/>
    </style:style>
    <style:style style:name="T3083" style:family="text">
      <style:text-properties fo:font-size="9.00pt" fo:font-weight="normal" fo:font-family="Monospace" style:font-family-asian="Monospace" style:font-family-complex="Monospace" fo:background-color="transparent" fo:color="#0000c0"/>
    </style:style>
    <style:style style:name="T3084" style:family="text">
      <style:text-properties fo:font-size="9.00pt" fo:font-weight="normal" fo:font-family="Monospace" style:font-family-asian="Monospace" style:font-family-complex="Monospace" fo:background-color="transparent" fo:color="#000000"/>
    </style:style>
    <style:style style:name="T3085" style:family="text">
      <style:text-properties fo:font-size="9.00pt" fo:font-weight="normal" fo:font-family="Monospace" style:font-family-asian="Monospace" style:font-family-complex="Monospace" fo:background-color="transparent" fo:color="#0000c0"/>
    </style:style>
    <style:style style:name="T3086" style:family="text">
      <style:text-properties fo:font-size="9.00pt" fo:font-weight="normal" fo:font-family="Monospace" style:font-family-asian="Monospace" style:font-family-complex="Monospace" fo:background-color="transparent" fo:color="#000000"/>
    </style:style>
    <style:style style:name="T3087" style:family="text">
      <style:text-properties fo:font-size="9.00pt" fo:font-weight="normal" fo:font-family="Monospace" style:font-family-asian="Monospace" style:font-family-complex="Monospace" fo:background-color="transparent" fo:color="#0000c0"/>
    </style:style>
    <style:style style:name="T3088" style:family="text">
      <style:text-properties fo:font-size="9.00pt" fo:font-weight="normal" fo:font-family="Monospace" style:font-family-asian="Monospace" style:font-family-complex="Monospace" fo:background-color="transparent" fo:color="#000000"/>
    </style:style>
    <style:style style:name="T3089" style:family="text">
      <style:text-properties fo:font-size="9.00pt" fo:font-weight="normal" fo:font-family="Monospace" style:font-family-asian="Monospace" style:font-family-complex="Monospace" fo:background-color="transparent" fo:color="#0000c0"/>
    </style:style>
    <style:style style:name="T3090" style:family="text">
      <style:text-properties fo:font-size="9.00pt" fo:font-weight="normal" fo:font-family="Monospace" style:font-family-asian="Monospace" style:font-family-complex="Monospace" fo:background-color="transparent" fo:color="#000000"/>
    </style:style>
    <style:style style:name="T3091" style:family="text">
      <style:text-properties fo:font-size="9.00pt" fo:font-weight="normal" fo:font-family="Monospace" style:font-family-asian="Monospace" style:font-family-complex="Monospace" fo:background-color="transparent" fo:color="#0000c0"/>
    </style:style>
    <style:style style:name="T3092" style:family="text">
      <style:text-properties fo:font-size="9.00pt" fo:font-weight="normal" fo:font-family="Monospace" style:font-family-asian="Monospace" style:font-family-complex="Monospace" fo:background-color="transparent" fo:color="#000000"/>
    </style:style>
    <style:style style:name="T3093" style:family="text">
      <style:text-properties fo:font-size="9.00pt" fo:font-weight="normal" fo:font-family="Monospace" style:font-family-asian="Monospace" style:font-family-complex="Monospace" fo:background-color="transparent" fo:color="#0000c0"/>
    </style:style>
    <style:style style:name="T3094" style:family="text">
      <style:text-properties fo:font-size="9.00pt" fo:font-weight="normal" fo:font-family="Monospace" style:font-family-asian="Monospace" style:font-family-complex="Monospace" fo:background-color="transparent" fo:color="#000000"/>
    </style:style>
    <style:style style:name="T3095" style:family="text">
      <style:text-properties fo:font-size="11.00pt" fo:font-weight="normal" fo:font-family="Calibri" style:font-family-asian="Calibri" style:font-family-complex="Calibri" fo:background-color="transparent" style:use-window-font-color="true"/>
    </style:style>
    <style:style style:name="T3096" style:family="text">
      <style:text-properties fo:font-size="9.00pt" fo:font-weight="normal" fo:font-family="Monospace" style:font-family-asian="Monospace" style:font-family-complex="Monospace" fo:background-color="transparent" fo:color="#005032"/>
    </style:style>
    <style:style style:name="T3097" style:family="text">
      <style:text-properties fo:font-size="9.00pt" fo:font-weight="normal" fo:font-family="Monospace" style:font-family-asian="Monospace" style:font-family-complex="Monospace" fo:background-color="transparent" fo:color="#000000"/>
    </style:style>
    <style:style style:name="T3098" style:family="text">
      <style:text-properties fo:font-size="9.00pt" fo:font-weight="normal" fo:font-family="Monospace" style:font-family-asian="Monospace" style:font-family-complex="Monospace" fo:background-color="transparent" fo:color="#005032"/>
    </style:style>
    <style:style style:name="T3099" style:family="text">
      <style:text-properties fo:font-size="9.00pt" fo:font-weight="normal" fo:font-family="Monospace" style:font-family-asian="Monospace" style:font-family-complex="Monospace" fo:background-color="transparent" fo:color="#000000"/>
    </style:style>
    <style:style style:name="T3100" style:family="text">
      <style:text-properties fo:font-size="9.00pt" fo:font-weight="bold" fo:font-family="Monospace" style:font-family-asian="Monospace" style:font-family-complex="Monospace" fo:background-color="transparent" fo:color="#000000"/>
    </style:style>
    <style:style style:name="T3101" style:family="text">
      <style:text-properties fo:font-size="9.00pt" fo:font-weight="normal" fo:font-family="Monospace" style:font-family-asian="Monospace" style:font-family-complex="Monospace" fo:background-color="transparent" fo:color="#000000"/>
    </style:style>
    <style:style style:name="T3102" style:family="text">
      <style:text-properties fo:font-size="9.00pt" fo:font-weight="normal" fo:font-family="Monospace" style:font-family-asian="Monospace" style:font-family-complex="Monospace" fo:background-color="transparent" fo:color="#005032"/>
    </style:style>
    <style:style style:name="T3103" style:family="text">
      <style:text-properties fo:font-size="9.00pt" fo:font-weight="normal" fo:font-family="Monospace" style:font-family-asian="Monospace" style:font-family-complex="Monospace" fo:background-color="transparent" fo:color="#000000"/>
    </style:style>
    <style:style style:name="T3104" style:family="text">
      <style:text-properties fo:font-size="9.00pt" fo:font-weight="normal" fo:font-family="Monospace" style:font-family-asian="Monospace" style:font-family-complex="Monospace" fo:background-color="transparent" fo:color="#005032"/>
    </style:style>
    <style:style style:name="T3105" style:family="text">
      <style:text-properties fo:font-size="9.00pt" fo:font-weight="normal" fo:font-family="Monospace" style:font-family-asian="Monospace" style:font-family-complex="Monospace" fo:background-color="transparent" fo:color="#000000"/>
    </style:style>
    <style:style style:name="T3106" style:family="text">
      <style:text-properties fo:font-size="9.00pt" fo:font-weight="normal" fo:font-family="Monospace" style:font-family-asian="Monospace" style:font-family-complex="Monospace" fo:background-color="transparent" fo:color="#005032"/>
    </style:style>
    <style:style style:name="T3107" style:family="text">
      <style:text-properties fo:font-size="9.00pt" fo:font-weight="normal" fo:font-family="Monospace" style:font-family-asian="Monospace" style:font-family-complex="Monospace" fo:background-color="transparent" fo:color="#000000"/>
    </style:style>
    <style:style style:name="T3108" style:family="text">
      <style:text-properties fo:font-size="9.00pt" fo:font-weight="normal" fo:font-family="Monospace" style:font-family-asian="Monospace" style:font-family-complex="Monospace" fo:background-color="transparent" fo:color="#005032"/>
    </style:style>
    <style:style style:name="T3109" style:family="text">
      <style:text-properties fo:font-size="9.00pt" fo:font-weight="normal" fo:font-family="Monospace" style:font-family-asian="Monospace" style:font-family-complex="Monospace" fo:background-color="transparent" fo:color="#000000"/>
    </style:style>
    <style:style style:name="T3110" style:family="text">
      <style:text-properties fo:font-size="9.00pt" fo:font-weight="bold" fo:font-family="Monospace" style:font-family-asian="Monospace" style:font-family-complex="Monospace" fo:background-color="transparent" fo:color="#7f0055"/>
    </style:style>
    <style:style style:name="T3111" style:family="text">
      <style:text-properties fo:font-size="9.00pt" fo:font-weight="normal" fo:font-family="Monospace" style:font-family-asian="Monospace" style:font-family-complex="Monospace" fo:background-color="transparent" fo:color="#000000"/>
    </style:style>
    <style:style style:name="T3112" style:family="text">
      <style:text-properties fo:font-size="9.00pt" fo:font-weight="bold" fo:font-family="Monospace" style:font-family-asian="Monospace" style:font-family-complex="Monospace" fo:background-color="transparent" fo:color="#7f0055"/>
    </style:style>
    <style:style style:name="T3113" style:family="text">
      <style:text-properties fo:font-size="9.00pt" fo:font-weight="normal" fo:font-family="Monospace" style:font-family-asian="Monospace" style:font-family-complex="Monospace" fo:background-color="transparent" fo:color="#000000"/>
    </style:style>
    <style:style style:name="T3114" style:family="text">
      <style:text-properties fo:font-size="9.00pt" fo:font-weight="bold" fo:font-family="Monospace" style:font-family-asian="Monospace" style:font-family-complex="Monospace" fo:background-color="transparent" fo:color="#7f0055"/>
    </style:style>
    <style:style style:name="T3115" style:family="text">
      <style:text-properties fo:font-size="9.00pt" fo:font-weight="normal" fo:font-family="Monospace" style:font-family-asian="Monospace" style:font-family-complex="Monospace" fo:background-color="transparent" fo:color="#000000"/>
    </style:style>
    <style:style style:name="T3116" style:family="text">
      <style:text-properties fo:font-size="9.00pt" fo:font-weight="bold" fo:font-family="Monospace" style:font-family-asian="Monospace" style:font-family-complex="Monospace" fo:background-color="transparent" fo:color="#7f0055"/>
    </style:style>
    <style:style style:name="T3117" style:family="text">
      <style:text-properties fo:font-size="9.00pt" fo:font-weight="normal" fo:font-family="Monospace" style:font-family-asian="Monospace" style:font-family-complex="Monospace" fo:background-color="transparent" fo:color="#000000"/>
    </style:style>
    <style:style style:name="T3118" style:family="text">
      <style:text-properties fo:font-size="9.00pt" fo:font-weight="normal" fo:font-family="Monospace" style:font-family-asian="Monospace" style:font-family-complex="Monospace" fo:background-color="transparent" fo:color="#0000c0"/>
    </style:style>
    <style:style style:name="T3119" style:family="text">
      <style:text-properties fo:font-size="9.00pt" fo:font-weight="normal" fo:font-family="Monospace" style:font-family-asian="Monospace" style:font-family-complex="Monospace" fo:background-color="transparent" fo:color="#000000"/>
    </style:style>
    <style:style style:name="T3120" style:family="text">
      <style:text-properties fo:font-size="9.00pt" fo:font-weight="normal" fo:font-family="Monospace" style:font-family-asian="Monospace" style:font-family-complex="Monospace" fo:background-color="transparent" fo:color="#0000c0"/>
    </style:style>
    <style:style style:name="T3121" style:family="text">
      <style:text-properties fo:font-size="9.00pt" fo:font-weight="normal" fo:font-family="Monospace" style:font-family-asian="Monospace" style:font-family-complex="Monospace" fo:background-color="transparent" fo:color="#000000"/>
    </style:style>
    <style:style style:name="T3122" style:family="text">
      <style:text-properties fo:font-size="9.00pt" fo:font-weight="bold" fo:font-family="Monospace" style:font-family-asian="Monospace" style:font-family-complex="Monospace" fo:background-color="transparent" fo:color="#7f0055"/>
    </style:style>
    <style:style style:name="T3123" style:family="text">
      <style:text-properties fo:font-size="9.00pt" fo:font-weight="normal" fo:font-family="Monospace" style:font-family-asian="Monospace" style:font-family-complex="Monospace" fo:background-color="transparent" fo:color="#000000"/>
    </style:style>
    <style:style style:name="T3124" style:family="text">
      <style:text-properties fo:font-size="9.00pt" fo:font-weight="normal" fo:font-family="Monospace" style:font-family-asian="Monospace" style:font-family-complex="Monospace" fo:background-color="transparent" fo:color="#005032"/>
    </style:style>
    <style:style style:name="T3125" style:family="text">
      <style:text-properties fo:font-size="9.00pt" fo:font-weight="normal" fo:font-family="Monospace" style:font-family-asian="Monospace" style:font-family-complex="Monospace" fo:background-color="transparent" fo:color="#000000"/>
    </style:style>
    <style:style style:name="T3126" style:family="text">
      <style:text-properties fo:font-size="9.00pt" fo:font-weight="normal" fo:font-family="Monospace" style:font-family-asian="Monospace" style:font-family-complex="Monospace" fo:background-color="transparent" fo:color="#0000c0"/>
    </style:style>
    <style:style style:name="T3127" style:family="text">
      <style:text-properties fo:font-size="9.00pt" fo:font-weight="normal" fo:font-family="Monospace" style:font-family-asian="Monospace" style:font-family-complex="Monospace" fo:background-color="transparent" fo:color="#000000"/>
    </style:style>
    <style:style style:name="T3128" style:family="text">
      <style:text-properties fo:font-size="9.00pt" fo:font-weight="normal" fo:font-family="Monospace" style:font-family-asian="Monospace" style:font-family-complex="Monospace" fo:background-color="transparent" fo:color="#0000c0"/>
    </style:style>
    <style:style style:name="T3129" style:family="text">
      <style:text-properties fo:font-size="9.00pt" fo:font-weight="normal" fo:font-family="Monospace" style:font-family-asian="Monospace" style:font-family-complex="Monospace" fo:background-color="transparent" fo:color="#000000"/>
    </style:style>
    <style:style style:name="T3130" style:family="text">
      <style:text-properties fo:font-size="9.00pt" fo:font-weight="normal" fo:font-family="Monospace" style:font-family-asian="Monospace" style:font-family-complex="Monospace" fo:background-color="transparent" fo:color="#0000c0"/>
    </style:style>
    <style:style style:name="T3131" style:family="text">
      <style:text-properties fo:font-size="9.00pt" fo:font-weight="normal" fo:font-family="Monospace" style:font-family-asian="Monospace" style:font-family-complex="Monospace" fo:background-color="transparent" fo:color="#000000"/>
    </style:style>
    <style:style style:name="T3132" style:family="text">
      <style:text-properties fo:font-size="9.00pt" fo:font-weight="normal" fo:font-family="Monospace" style:font-family-asian="Monospace" style:font-family-complex="Monospace" fo:background-color="transparent" fo:color="#0000c0"/>
    </style:style>
    <style:style style:name="T3133" style:family="text">
      <style:text-properties fo:font-size="9.00pt" fo:font-weight="normal" fo:font-family="Monospace" style:font-family-asian="Monospace" style:font-family-complex="Monospace" fo:background-color="transparent" fo:color="#000000"/>
    </style:style>
    <style:style style:name="T3134" style:family="text">
      <style:text-properties fo:font-size="9.00pt" fo:font-weight="normal" fo:font-family="Monospace" style:font-family-asian="Monospace" style:font-family-complex="Monospace" fo:background-color="transparent" fo:color="#0000c0"/>
    </style:style>
    <style:style style:name="T3135" style:family="text">
      <style:text-properties fo:font-size="9.00pt" fo:font-weight="normal" fo:font-family="Monospace" style:font-family-asian="Monospace" style:font-family-complex="Monospace" fo:background-color="transparent" fo:color="#000000"/>
    </style:style>
    <style:style style:name="T3136" style:family="text">
      <style:text-properties fo:font-size="9.00pt" fo:font-weight="bold" fo:font-family="Monospace" style:font-family-asian="Monospace" style:font-family-complex="Monospace" fo:background-color="transparent" fo:color="#7f0055"/>
    </style:style>
    <style:style style:name="T3137" style:family="text">
      <style:text-properties fo:font-size="9.00pt" fo:font-weight="normal" fo:font-family="Monospace" style:font-family-asian="Monospace" style:font-family-complex="Monospace" fo:background-color="transparent" fo:color="#000000"/>
    </style:style>
    <style:style style:name="T3138"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3139" style:family="text">
      <style:text-properties fo:font-size="12.00pt" fo:font-weight="bold" fo:font-family="'Liberation Serif'" style:font-family-asian="'Liberation Serif'" style:font-family-complex="'Liberation Serif'" fo:background-color="transparent" style:use-window-font-color="true"/>
    </style:style>
    <style:style style:name="T3140" style:family="text">
      <style:text-properties fo:font-size="12.00pt" fo:font-weight="normal" fo:font-family="'Liberation Serif'" style:font-family-asian="'Liberation Serif'" style:font-family-complex="'Liberation Serif'" fo:background-color="transparent" style:use-window-font-color="true"/>
    </style:style>
    <style:style style:name="T3141" style:family="text">
      <style:text-properties fo:font-size="12.00pt" fo:font-weight="bold" fo:font-family="'Liberation Serif'" style:font-family-asian="'Liberation Serif'" style:font-family-complex="'Liberation Serif'" fo:background-color="transparent" style:use-window-font-color="true"/>
    </style:style>
    <style:style style:name="T3142" style:family="text">
      <style:text-properties fo:font-size="12.00pt" fo:font-weight="normal" fo:font-family="'Liberation Serif'" style:font-family-asian="'Liberation Serif'" style:font-family-complex="'Liberation Serif'" fo:background-color="transparent" style:use-window-font-color="true"/>
    </style:style>
    <style:style style:name="T3143" style:family="text">
      <style:text-properties fo:font-size="12.00pt" fo:font-weight="bold" fo:font-family="'Liberation Serif'" style:font-family-asian="'Liberation Serif'" style:font-family-complex="'Liberation Serif'" fo:background-color="transparent" style:use-window-font-color="true"/>
    </style:style>
    <style:style style:name="T3144" style:family="text">
      <style:text-properties fo:font-size="12.00pt" fo:font-weight="normal" fo:font-family="'Liberation Serif'" style:font-family-asian="'Liberation Serif'" style:font-family-complex="'Liberation Serif'" fo:background-color="transparent" style:use-window-font-color="true"/>
    </style:style>
    <style:style style:name="T3145" style:family="text">
      <style:text-properties fo:font-size="12.00pt" fo:font-weight="bold" fo:font-family="'Liberation Serif'" style:font-family-asian="'Liberation Serif'" style:font-family-complex="'Liberation Serif'" fo:background-color="transparent" style:use-window-font-color="true"/>
    </style:style>
    <style:style style:name="T3146" style:family="text">
      <style:text-properties fo:font-size="12.00pt" fo:font-weight="normal" fo:font-family="'Liberation Serif'" style:font-family-asian="'Liberation Serif'" style:font-family-complex="'Liberation Serif'" fo:background-color="transparent" style:use-window-font-color="true"/>
    </style:style>
    <style:style style:name="T3147" style:family="text">
      <style:text-properties fo:font-size="12.00pt" fo:font-weight="bold" fo:font-family="'Liberation Serif'" style:font-family-asian="'Liberation Serif'" style:font-family-complex="'Liberation Serif'" fo:background-color="transparent" style:use-window-font-color="true"/>
    </style:style>
    <style:style style:name="T3148" style:family="text">
      <style:text-properties fo:font-size="12.00pt" fo:font-weight="normal" fo:font-family="'Liberation Serif'" style:font-family-asian="'Liberation Serif'" style:font-family-complex="'Liberation Serif'" fo:background-color="transparent" style:use-window-font-color="true"/>
    </style:style>
    <style:style style:name="T3149" style:family="text">
      <style:text-properties fo:font-size="12.00pt" fo:font-weight="bold" fo:font-family="'Liberation Serif'" style:font-family-asian="'Liberation Serif'" style:font-family-complex="'Liberation Serif'" fo:background-color="transparent" style:use-window-font-color="true"/>
    </style:style>
    <style:style style:name="T3150" style:family="text">
      <style:text-properties fo:font-size="12.00pt" fo:font-weight="normal" fo:font-family="'Liberation Serif'" style:font-family-asian="'Liberation Serif'" style:font-family-complex="'Liberation Serif'" fo:background-color="transparent" style:use-window-font-color="true"/>
    </style:style>
    <style:style style:name="T3151"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52" style:family="text">
      <style:text-properties fo:font-size="12.00pt" fo:font-weight="normal" fo:font-family="'Liberation Serif'" style:font-family-asian="'Liberation Serif'" style:font-family-complex="'Liberation Serif'" fo:background-color="transparent" style:use-window-font-color="true"/>
    </style:style>
    <style:style style:name="T3153"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54" style:family="text">
      <style:text-properties fo:font-size="12.00pt" fo:font-weight="normal" fo:font-family="'Liberation Serif'" style:font-family-asian="'Liberation Serif'" style:font-family-complex="'Liberation Serif'" fo:background-color="transparent" style:use-window-font-color="true"/>
    </style:style>
    <style:style style:name="T3155"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56" style:family="text">
      <style:text-properties fo:font-size="12.00pt" fo:font-weight="normal" fo:font-family="'Liberation Serif'" style:font-family-asian="'Liberation Serif'" style:font-family-complex="'Liberation Serif'" fo:background-color="transparent" style:use-window-font-color="true"/>
    </style:style>
    <style:style style:name="T315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58" style:family="text">
      <style:text-properties fo:font-size="12.00pt" fo:font-weight="normal" fo:font-family="'Liberation Serif'" style:font-family-asian="'Liberation Serif'" style:font-family-complex="'Liberation Serif'" fo:background-color="transparent" style:use-window-font-color="true"/>
    </style:style>
    <style:style style:name="T3159"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60" style:family="text">
      <style:text-properties fo:font-size="12.00pt" fo:font-weight="normal" fo:font-family="'Liberation Serif'" style:font-family-asian="'Liberation Serif'" style:font-family-complex="'Liberation Serif'" fo:background-color="transparent" style:use-window-font-color="true"/>
    </style:style>
    <style:style style:name="T3161"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62" style:family="text">
      <style:text-properties fo:font-size="12.00pt" fo:font-weight="normal" fo:font-family="'Liberation Serif'" style:font-family-asian="'Liberation Serif'" style:font-family-complex="'Liberation Serif'" fo:background-color="transparent" style:use-window-font-color="true"/>
    </style:style>
    <style:style style:name="T3163"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64" style:family="text">
      <style:text-properties fo:font-size="12.00pt" fo:font-weight="normal" fo:font-family="'Liberation Serif'" style:font-family-asian="'Liberation Serif'" style:font-family-complex="'Liberation Serif'" fo:background-color="transparent" style:use-window-font-color="true"/>
    </style:style>
    <style:style style:name="T3165"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66" style:family="text">
      <style:text-properties fo:font-size="12.00pt" fo:font-weight="normal" fo:font-family="'Liberation Serif'" style:font-family-asian="'Liberation Serif'" style:font-family-complex="'Liberation Serif'" fo:background-color="transparent" style:use-window-font-color="true"/>
    </style:style>
    <style:style style:name="T316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68" style:family="text">
      <style:text-properties fo:font-size="12.00pt" fo:font-weight="normal" fo:font-family="'Liberation Serif'" style:font-family-asian="'Liberation Serif'" style:font-family-complex="'Liberation Serif'" fo:background-color="transparent" style:use-window-font-color="true"/>
    </style:style>
    <style:style style:name="T3169"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70" style:family="text">
      <style:text-properties fo:font-size="12.00pt" fo:font-weight="normal" fo:font-family="'Liberation Serif'" style:font-family-asian="'Liberation Serif'" style:font-family-complex="'Liberation Serif'" fo:background-color="transparent" style:use-window-font-color="true"/>
    </style:style>
    <style:style style:name="T3171"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72" style:family="text">
      <style:text-properties fo:font-size="12.00pt" fo:font-weight="normal" fo:font-family="'Liberation Serif'" style:font-family-asian="'Liberation Serif'" style:font-family-complex="'Liberation Serif'" fo:background-color="transparent" style:use-window-font-color="true"/>
    </style:style>
    <style:style style:name="T3173"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74" style:family="text">
      <style:text-properties fo:font-size="12.00pt" fo:font-weight="normal" fo:font-family="'Liberation Serif'" style:font-family-asian="'Liberation Serif'" style:font-family-complex="'Liberation Serif'" fo:background-color="transparent" style:use-window-font-color="true"/>
    </style:style>
    <style:style style:name="T3175"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76" style:family="text">
      <style:text-properties fo:font-size="12.00pt" fo:font-weight="normal" fo:font-family="'Liberation Serif'" style:font-family-asian="'Liberation Serif'" style:font-family-complex="'Liberation Serif'" fo:background-color="transparent" style:use-window-font-color="true"/>
    </style:style>
    <style:style style:name="T317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78" style:family="text">
      <style:text-properties fo:font-size="12.00pt" fo:font-weight="normal" fo:font-family="'Liberation Serif'" style:font-family-asian="'Liberation Serif'" style:font-family-complex="'Liberation Serif'" fo:background-color="transparent" style:use-window-font-color="true"/>
    </style:style>
    <style:style style:name="T3179"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80" style:family="text">
      <style:text-properties fo:font-size="12.00pt" fo:font-weight="normal" fo:font-family="'Liberation Serif'" style:font-family-asian="'Liberation Serif'" style:font-family-complex="'Liberation Serif'" fo:background-color="transparent" style:use-window-font-color="true"/>
    </style:style>
    <style:style style:name="T3181"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82" style:family="text">
      <style:text-properties fo:font-size="12.00pt" fo:font-weight="normal" fo:font-family="'Liberation Serif'" style:font-family-asian="'Liberation Serif'" style:font-family-complex="'Liberation Serif'" fo:background-color="transparent" style:use-window-font-color="true"/>
    </style:style>
    <style:style style:name="T3183"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84" style:family="text">
      <style:text-properties fo:font-size="12.00pt" fo:font-weight="normal" fo:font-family="'Liberation Serif'" style:font-family-asian="'Liberation Serif'" style:font-family-complex="'Liberation Serif'" fo:background-color="transparent" style:use-window-font-color="true"/>
    </style:style>
    <style:style style:name="T3185" style:family="text">
      <style:text-properties fo:font-size="12.00pt" style:text-position="sub" fo:font-weight="bold" fo:font-family="'Liberation Serif'" style:font-family-asian="'Liberation Serif'" style:font-family-complex="'Liberation Serif'" fo:background-color="transparent" style:use-window-font-color="true"/>
    </style:style>
    <style:style style:name="T3186" style:family="text">
      <style:text-properties fo:font-size="12.00pt" fo:font-weight="normal" fo:font-family="'Liberation Serif'" style:font-family-asian="'Liberation Serif'" style:font-family-complex="'Liberation Serif'" fo:background-color="transparent" style:use-window-font-color="true"/>
    </style:style>
    <style:style style:name="T318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3188" style:family="text">
      <style:text-properties fo:font-size="12.00pt" fo:font-weight="normal" fo:font-family="'Liberation Serif'" style:font-family-asian="'Liberation Serif'" style:font-family-complex="'Liberation Serif'" fo:background-color="transparent" style:use-window-font-color="true"/>
    </style:style>
    <style:style style:name="T3189" style:family="text">
      <style:text-properties fo:font-size="12.00pt" fo:font-weight="bold" fo:font-family="'Liberation Serif'" style:font-family-asian="'Liberation Serif'" style:font-family-complex="'Liberation Serif'" fo:background-color="transparent" style:use-window-font-color="true"/>
    </style:style>
    <style:style style:name="T3190" style:family="text">
      <style:text-properties fo:font-size="12.00pt" fo:font-weight="normal" fo:font-family="'Liberation Serif'" style:font-family-asian="'Liberation Serif'" style:font-family-complex="'Liberation Serif'" fo:background-color="transparent" style:use-window-font-color="true"/>
    </style:style>
    <style:style style:name="T3191" style:family="text">
      <style:text-properties fo:font-size="12.00pt" fo:font-weight="bold" fo:font-family="'Liberation Serif'" style:font-family-asian="'Liberation Serif'" style:font-family-complex="'Liberation Serif'" fo:background-color="transparent" style:use-window-font-color="true"/>
    </style:style>
    <style:style style:name="T3192" style:family="text">
      <style:text-properties fo:font-size="12.00pt" fo:font-weight="normal" fo:font-family="'Liberation Serif'" style:font-family-asian="'Liberation Serif'" style:font-family-complex="'Liberation Serif'" fo:background-color="transparent" style:use-window-font-color="true"/>
    </style:style>
    <style:style style:name="T3193" style:family="text">
      <style:text-properties fo:font-size="11.00pt" fo:font-weight="normal" fo:font-family="Calibri" style:font-family-asian="Calibri" style:font-family-complex="Calibri" fo:background-color="transparent" style:use-window-font-color="true"/>
    </style:style>
    <style:style style:name="T3194" style:family="text">
      <style:text-properties fo:font-size="12.00pt" fo:font-weight="bold" fo:font-family="'Liberation Serif'" style:font-family-asian="'Liberation Serif'" style:font-family-complex="'Liberation Serif'" fo:background-color="transparent" style:use-window-font-color="true"/>
    </style:style>
    <style:style style:name="T3195" style:family="text">
      <style:text-properties fo:font-size="12.00pt" fo:font-weight="normal" fo:font-family="'Liberation Serif'" style:font-family-asian="'Liberation Serif'" style:font-family-complex="'Liberation Serif'" fo:background-color="transparent" style:use-window-font-color="true"/>
    </style:style>
    <style:style style:name="T3196" style:family="text">
      <style:text-properties fo:font-size="12.00pt" fo:font-weight="bold" fo:font-family="'Liberation Serif'" style:font-family-asian="'Liberation Serif'" style:font-family-complex="'Liberation Serif'" fo:background-color="transparent" style:use-window-font-color="true"/>
    </style:style>
    <style:style style:name="T3197" style:family="text">
      <style:text-properties fo:font-size="12.00pt" fo:font-weight="normal" fo:font-family="'Liberation Serif'" style:font-family-asian="'Liberation Serif'" style:font-family-complex="'Liberation Serif'" fo:background-color="transparent" style:use-window-font-color="true"/>
    </style:style>
    <style:style style:name="T3198" style:family="text">
      <style:text-properties fo:font-size="12.00pt" fo:font-weight="normal" fo:font-family="Calibri" style:font-family-asian="Calibri" style:font-family-complex="Calibri" fo:background-color="transparent" style:use-window-font-color="true"/>
    </style:style>
    <style:style style:name="T3199" style:family="text">
      <style:text-properties fo:font-size="12.00pt" fo:font-weight="normal" fo:font-family="'Liberation Serif'" style:font-family-asian="'Liberation Serif'" style:font-family-complex="'Liberation Serif'" fo:background-color="transparent" style:use-window-font-color="true"/>
    </style:style>
    <style:style style:name="T3200" style:family="text">
      <style:text-properties fo:font-size="12.00pt" fo:font-weight="normal" fo:font-family="Calibri" style:font-family-asian="Calibri" style:font-family-complex="Calibri" fo:background-color="transparent" style:use-window-font-color="true"/>
    </style:style>
    <style:style style:name="T3201" style:family="text">
      <style:text-properties fo:font-size="12.00pt" fo:font-weight="normal" fo:font-family="'Liberation Serif'" style:font-family-asian="'Liberation Serif'" style:font-family-complex="'Liberation Serif'" fo:background-color="transparent" style:use-window-font-color="true"/>
    </style:style>
    <style:style style:name="T3202" style:family="text">
      <style:text-properties fo:font-size="12.00pt" fo:font-weight="normal" fo:font-family="Calibri" style:font-family-asian="Calibri" style:font-family-complex="Calibri" fo:background-color="transparent" style:use-window-font-color="true"/>
    </style:style>
    <style:style style:name="T3203" style:family="text">
      <style:text-properties fo:font-size="12.00pt" fo:font-weight="normal" fo:font-family="'Liberation Serif'" style:font-family-asian="'Liberation Serif'" style:font-family-complex="'Liberation Serif'" fo:background-color="transparent" style:use-window-font-color="true"/>
    </style:style>
    <style:style style:name="T3204" style:family="text">
      <style:text-properties fo:font-size="12.00pt" fo:font-weight="normal" fo:font-family="Calibri" style:font-family-asian="Calibri" style:font-family-complex="Calibri" fo:background-color="transparent" style:use-window-font-color="true"/>
    </style:style>
    <style:style style:name="T3205" style:family="text">
      <style:text-properties fo:font-size="12.00pt" fo:font-weight="normal" fo:font-family="'Liberation Serif'" style:font-family-asian="'Liberation Serif'" style:font-family-complex="'Liberation Serif'" fo:background-color="transparent" style:use-window-font-color="true"/>
    </style:style>
    <style:style style:name="T3206" style:family="text">
      <style:text-properties fo:font-size="12.00pt" fo:font-weight="normal" fo:font-family="Calibri" style:font-family-asian="Calibri" style:font-family-complex="Calibri" fo:background-color="transparent" style:use-window-font-color="true"/>
    </style:style>
    <style:style style:name="T3207" style:family="text">
      <style:text-properties fo:font-size="12.00pt" fo:font-weight="normal" fo:font-family="'Liberation Serif'" style:font-family-asian="'Liberation Serif'" style:font-family-complex="'Liberation Serif'" fo:background-color="transparent" style:use-window-font-color="true"/>
    </style:style>
    <style:style style:name="T3208" style:family="text">
      <style:text-properties fo:font-size="12.00pt" fo:font-weight="bold" fo:font-family="'Liberation Serif'" style:font-family-asian="'Liberation Serif'" style:font-family-complex="'Liberation Serif'" fo:background-color="transparent" style:use-window-font-color="true"/>
    </style:style>
    <style:style style:name="T3209" style:family="text">
      <style:text-properties fo:font-size="12.00pt" fo:font-weight="normal" fo:font-family="'Liberation Serif'" style:font-family-asian="'Liberation Serif'" style:font-family-complex="'Liberation Serif'" fo:background-color="transparent" style:use-window-font-color="true"/>
    </style:style>
    <style:style style:name="T3210" style:family="text">
      <style:text-properties fo:font-size="12.00pt" fo:font-weight="bold" fo:font-family="'Liberation Serif'" style:font-family-asian="'Liberation Serif'" style:font-family-complex="'Liberation Serif'" fo:background-color="transparent" style:use-window-font-color="true"/>
    </style:style>
    <style:style style:name="T3211" style:family="text">
      <style:text-properties fo:font-size="12.00pt" fo:font-weight="bold" fo:font-family="Calibri" style:font-family-asian="Calibri" style:font-family-complex="Calibri" fo:background-color="transparent" style:use-window-font-color="true"/>
    </style:style>
    <style:style style:name="T3212" style:family="text">
      <style:text-properties fo:font-size="12.00pt" fo:font-weight="bold" fo:font-family="'Liberation Serif'" style:font-family-asian="'Liberation Serif'" style:font-family-complex="'Liberation Serif'" fo:background-color="transparent" style:use-window-font-color="true"/>
    </style:style>
    <style:style style:name="T3213" style:family="text">
      <style:text-properties fo:font-size="12.00pt" fo:font-weight="normal" fo:font-family="'Liberation Serif'" style:font-family-asian="'Liberation Serif'" style:font-family-complex="'Liberation Serif'" fo:background-color="transparent" style:use-window-font-color="true"/>
    </style:style>
    <style:style style:name="T3214" style:family="text">
      <style:text-properties fo:font-size="12.00pt" fo:font-weight="normal" fo:font-family="Calibri" style:font-family-asian="Calibri" style:font-family-complex="Calibri" fo:background-color="transparent" style:use-window-font-color="true"/>
    </style:style>
    <style:style style:name="T3215" style:family="text">
      <style:text-properties fo:font-size="12.00pt" fo:font-weight="normal" fo:font-family="'Liberation Serif'" style:font-family-asian="'Liberation Serif'" style:font-family-complex="'Liberation Serif'" fo:background-color="transparent" style:use-window-font-color="true"/>
    </style:style>
    <style:style style:name="T3216" style:family="text">
      <style:text-properties fo:font-size="12.00pt" fo:font-weight="normal" fo:font-family="Calibri" style:font-family-asian="Calibri" style:font-family-complex="Calibri" fo:background-color="transparent" style:use-window-font-color="true"/>
    </style:style>
    <style:style style:name="T3217" style:family="text">
      <style:text-properties fo:font-size="12.00pt" fo:font-weight="normal" fo:font-family="'Liberation Serif'" style:font-family-asian="'Liberation Serif'" style:font-family-complex="'Liberation Serif'" fo:background-color="transparent" style:use-window-font-color="true"/>
    </style:style>
    <style:style style:name="T3218" style:family="text">
      <style:text-properties fo:font-size="12.00pt" fo:font-weight="normal" fo:font-family="Calibri" style:font-family-asian="Calibri" style:font-family-complex="Calibri" fo:background-color="transparent" style:use-window-font-color="true"/>
    </style:style>
    <style:style style:name="T3219" style:family="text">
      <style:text-properties fo:font-size="12.00pt" fo:font-weight="normal" fo:font-family="'Liberation Serif'" style:font-family-asian="'Liberation Serif'" style:font-family-complex="'Liberation Serif'" fo:background-color="transparent" style:use-window-font-color="true"/>
    </style:style>
    <style:style style:name="T3220" style:family="text">
      <style:text-properties fo:font-size="12.00pt" fo:font-weight="bold" fo:font-family="'Liberation Serif'" style:font-family-asian="'Liberation Serif'" style:font-family-complex="'Liberation Serif'" fo:background-color="transparent" style:use-window-font-color="true"/>
    </style:style>
    <style:style style:name="T3221" style:family="text">
      <style:text-properties fo:font-size="12.00pt" fo:font-weight="normal" fo:font-family="'Liberation Serif'" style:font-family-asian="'Liberation Serif'" style:font-family-complex="'Liberation Serif'" fo:background-color="transparent" style:use-window-font-color="true"/>
    </style:style>
    <style:style style:name="T3222" style:family="text">
      <style:text-properties fo:font-size="12.00pt" fo:font-weight="normal" fo:font-family="Calibri" style:font-family-asian="Calibri" style:font-family-complex="Calibri" fo:background-color="transparent" style:use-window-font-color="true"/>
    </style:style>
    <style:style style:name="T3223" style:family="text">
      <style:text-properties fo:font-size="12.00pt" fo:font-weight="normal" fo:font-family="'Liberation Serif'" style:font-family-asian="'Liberation Serif'" style:font-family-complex="'Liberation Serif'" fo:background-color="transparent" style:use-window-font-color="true"/>
    </style:style>
    <style:style style:name="T3224" style:family="text">
      <style:text-properties fo:font-size="12.00pt" fo:font-weight="normal" fo:font-family="Calibri" style:font-family-asian="Calibri" style:font-family-complex="Calibri" fo:background-color="transparent" style:use-window-font-color="true"/>
    </style:style>
    <style:style style:name="T3225" style:family="text">
      <style:text-properties fo:font-size="12.00pt" fo:font-weight="normal" fo:font-family="'Liberation Serif'" style:font-family-asian="'Liberation Serif'" style:font-family-complex="'Liberation Serif'" fo:background-color="transparent" style:use-window-font-color="true"/>
    </style:style>
    <style:style style:name="T3226" style:family="text">
      <style:text-properties fo:font-size="12.00pt" fo:font-weight="normal" fo:font-family="Calibri" style:font-family-asian="Calibri" style:font-family-complex="Calibri" fo:background-color="transparent" style:use-window-font-color="true"/>
    </style:style>
    <style:style style:name="T3227" style:family="text">
      <style:text-properties fo:font-size="12.00pt" fo:font-weight="normal" fo:font-family="'Liberation Serif'" style:font-family-asian="'Liberation Serif'" style:font-family-complex="'Liberation Serif'" fo:background-color="transparent" style:use-window-font-color="true"/>
    </style:style>
    <style:style style:name="T3228" style:family="text">
      <style:text-properties fo:font-size="12.00pt" fo:font-weight="normal" fo:font-family="Calibri" style:font-family-asian="Calibri" style:font-family-complex="Calibri" fo:background-color="transparent" style:use-window-font-color="true"/>
    </style:style>
    <style:style style:name="T3229" style:family="text">
      <style:text-properties fo:font-size="12.00pt" fo:font-weight="normal" fo:font-family="'Liberation Serif'" style:font-family-asian="'Liberation Serif'" style:font-family-complex="'Liberation Serif'" fo:background-color="transparent" style:use-window-font-color="true"/>
    </style:style>
    <style:style style:name="T3230" style:family="text">
      <style:text-properties fo:font-size="12.00pt" fo:font-weight="normal" fo:font-family="Calibri" style:font-family-asian="Calibri" style:font-family-complex="Calibri" fo:background-color="transparent" style:use-window-font-color="true"/>
    </style:style>
    <style:style style:name="T3231" style:family="text">
      <style:text-properties fo:font-size="12.00pt" fo:font-weight="normal" fo:font-family="'Liberation Serif'" style:font-family-asian="'Liberation Serif'" style:font-family-complex="'Liberation Serif'" fo:background-color="transparent" style:use-window-font-color="true"/>
    </style:style>
    <style:style style:name="T3232" style:family="text">
      <style:text-properties fo:font-size="12.00pt" fo:font-weight="normal" fo:font-family="Calibri" style:font-family-asian="Calibri" style:font-family-complex="Calibri" fo:background-color="transparent" style:use-window-font-color="true"/>
    </style:style>
    <style:style style:name="T3233" style:family="text">
      <style:text-properties fo:font-size="12.00pt" fo:font-weight="normal" fo:font-family="'Liberation Serif'" style:font-family-asian="'Liberation Serif'" style:font-family-complex="'Liberation Serif'" fo:background-color="transparent" style:use-window-font-color="true"/>
    </style:style>
    <style:style style:name="T3234" style:family="text">
      <style:text-properties fo:font-size="12.00pt" fo:font-weight="normal" fo:font-family="Calibri" style:font-family-asian="Calibri" style:font-family-complex="Calibri" fo:background-color="transparent" style:use-window-font-color="true"/>
    </style:style>
    <style:style style:name="T3235" style:family="text">
      <style:text-properties fo:font-size="12.00pt" fo:font-weight="normal" fo:font-family="'Liberation Serif'" style:font-family-asian="'Liberation Serif'" style:font-family-complex="'Liberation Serif'" fo:background-color="transparent" style:use-window-font-color="true"/>
    </style:style>
    <style:style style:name="T3236" style:family="text">
      <style:text-properties fo:font-size="12.00pt" fo:font-weight="normal" fo:font-family="Calibri" style:font-family-asian="Calibri" style:font-family-complex="Calibri" fo:background-color="transparent" style:use-window-font-color="true"/>
    </style:style>
    <style:style style:name="T3237" style:family="text">
      <style:text-properties fo:font-size="12.00pt" fo:font-weight="normal" fo:font-family="'Liberation Serif'" style:font-family-asian="'Liberation Serif'" style:font-family-complex="'Liberation Serif'" fo:background-color="transparent" style:use-window-font-color="true"/>
    </style:style>
    <style:style style:name="T3238" style:family="text">
      <style:text-properties fo:font-size="12.00pt" fo:font-weight="normal" fo:font-family="Calibri" style:font-family-asian="Calibri" style:font-family-complex="Calibri" fo:background-color="transparent" style:use-window-font-color="true"/>
    </style:style>
    <style:style style:name="T3239" style:family="text">
      <style:text-properties fo:font-size="12.00pt" fo:font-weight="normal" fo:font-family="'Liberation Serif'" style:font-family-asian="'Liberation Serif'" style:font-family-complex="'Liberation Serif'" fo:background-color="transparent" style:use-window-font-color="true"/>
    </style:style>
    <style:style style:name="T3240" style:family="text">
      <style:text-properties fo:font-size="12.00pt" fo:font-weight="normal" fo:font-family="Calibri" style:font-family-asian="Calibri" style:font-family-complex="Calibri" fo:background-color="transparent" style:use-window-font-color="true"/>
    </style:style>
    <style:style style:name="T3241" style:family="text">
      <style:text-properties fo:font-size="12.00pt" fo:font-weight="normal" fo:font-family="'Liberation Serif'" style:font-family-asian="'Liberation Serif'" style:font-family-complex="'Liberation Serif'" fo:background-color="transparent" style:use-window-font-color="true"/>
    </style:style>
    <style:style style:name="T3242" style:family="text">
      <style:text-properties fo:font-size="12.00pt" fo:font-weight="normal" fo:font-family="Calibri" style:font-family-asian="Calibri" style:font-family-complex="Calibri" fo:background-color="transparent" style:use-window-font-color="true"/>
    </style:style>
    <style:style style:name="T3243" style:family="text">
      <style:text-properties fo:font-size="12.00pt" fo:font-weight="normal" fo:font-family="'Liberation Serif'" style:font-family-asian="'Liberation Serif'" style:font-family-complex="'Liberation Serif'" fo:background-color="transparent" style:use-window-font-color="true"/>
    </style:style>
    <style:style style:name="T3244" style:family="text">
      <style:text-properties fo:font-size="12.00pt" fo:font-weight="normal" fo:font-family="Calibri" style:font-family-asian="Calibri" style:font-family-complex="Calibri" fo:background-color="transparent" style:use-window-font-color="true"/>
    </style:style>
    <style:style style:name="T3245" style:family="text">
      <style:text-properties fo:font-size="12.00pt" fo:font-weight="normal" fo:font-family="'Liberation Serif'" style:font-family-asian="'Liberation Serif'" style:font-family-complex="'Liberation Serif'" fo:background-color="transparent" style:use-window-font-color="true"/>
    </style:style>
    <style:style style:name="T3246" style:family="text">
      <style:text-properties fo:font-size="12.00pt" fo:font-weight="normal" fo:font-family="Calibri" style:font-family-asian="Calibri" style:font-family-complex="Calibri" fo:background-color="transparent" style:use-window-font-color="true"/>
    </style:style>
    <style:style style:name="T3247" style:family="text">
      <style:text-properties fo:font-size="12.00pt" fo:font-weight="normal" fo:font-family="'Liberation Serif'" style:font-family-asian="'Liberation Serif'" style:font-family-complex="'Liberation Serif'" fo:background-color="transparent" style:use-window-font-color="true"/>
    </style:style>
    <style:style style:name="T3248" style:family="text">
      <style:text-properties fo:font-size="12.00pt" fo:font-weight="normal" fo:font-family="Calibri" style:font-family-asian="Calibri" style:font-family-complex="Calibri" fo:background-color="transparent" style:use-window-font-color="true"/>
    </style:style>
    <style:style style:name="T3249" style:family="text">
      <style:text-properties fo:font-size="12.00pt" fo:font-weight="normal" fo:font-family="'Liberation Serif'" style:font-family-asian="'Liberation Serif'" style:font-family-complex="'Liberation Serif'" fo:background-color="transparent" style:use-window-font-color="true"/>
    </style:style>
    <style:style style:name="T3250" style:family="text">
      <style:text-properties fo:font-size="12.00pt" fo:font-weight="normal" fo:font-family="Calibri" style:font-family-asian="Calibri" style:font-family-complex="Calibri" fo:background-color="transparent" style:use-window-font-color="true"/>
    </style:style>
    <style:style style:name="T3251" style:family="text">
      <style:text-properties fo:font-size="12.00pt" fo:font-weight="normal" fo:font-family="'Liberation Serif'" style:font-family-asian="'Liberation Serif'" style:font-family-complex="'Liberation Serif'" fo:background-color="transparent" style:use-window-font-color="true"/>
    </style:style>
    <style:style style:name="T3252" style:family="text">
      <style:text-properties fo:font-size="12.00pt" fo:font-weight="normal" fo:font-family="Calibri" style:font-family-asian="Calibri" style:font-family-complex="Calibri" fo:background-color="transparent" style:use-window-font-color="true"/>
    </style:style>
    <style:style style:name="T3253" style:family="text">
      <style:text-properties fo:font-size="12.00pt" fo:font-weight="normal" fo:font-family="'Liberation Serif'" style:font-family-asian="'Liberation Serif'" style:font-family-complex="'Liberation Serif'" fo:background-color="transparent" style:use-window-font-color="true"/>
    </style:style>
    <style:style style:name="T3254" style:family="text">
      <style:text-properties fo:font-size="12.00pt" fo:font-weight="normal" fo:font-family="Calibri" style:font-family-asian="Calibri" style:font-family-complex="Calibri" fo:background-color="transparent" style:use-window-font-color="true"/>
    </style:style>
    <style:style style:name="T3255" style:family="text">
      <style:text-properties fo:font-size="12.00pt" fo:font-weight="normal" fo:font-family="'Liberation Serif'" style:font-family-asian="'Liberation Serif'" style:font-family-complex="'Liberation Serif'" fo:background-color="transparent" style:use-window-font-color="true"/>
    </style:style>
    <style:style style:name="T3256" style:family="text">
      <style:text-properties fo:font-size="12.00pt" fo:font-weight="normal" fo:font-family="Calibri" style:font-family-asian="Calibri" style:font-family-complex="Calibri" fo:background-color="transparent" style:use-window-font-color="true"/>
    </style:style>
    <style:style style:name="T3257" style:family="text">
      <style:text-properties fo:font-size="12.00pt" fo:font-weight="normal" fo:font-family="'Liberation Serif'" style:font-family-asian="'Liberation Serif'" style:font-family-complex="'Liberation Serif'" fo:background-color="transparent" style:use-window-font-color="true"/>
    </style:style>
    <style:style style:name="T3258" style:family="text">
      <style:text-properties fo:font-size="12.00pt" fo:font-weight="normal" fo:font-family="Calibri" style:font-family-asian="Calibri" style:font-family-complex="Calibri" fo:background-color="transparent" style:use-window-font-color="true"/>
    </style:style>
    <style:style style:name="T3259" style:family="text">
      <style:text-properties fo:font-size="12.00pt" fo:font-weight="normal" fo:font-family="'Liberation Serif'" style:font-family-asian="'Liberation Serif'" style:font-family-complex="'Liberation Serif'" fo:background-color="transparent" style:use-window-font-color="true"/>
    </style:style>
    <style:style style:name="T3260" style:family="text">
      <style:text-properties fo:font-size="12.00pt" fo:font-weight="normal" fo:font-family="Calibri" style:font-family-asian="Calibri" style:font-family-complex="Calibri" fo:background-color="transparent" style:use-window-font-color="true"/>
    </style:style>
    <style:style style:name="T3261" style:family="text">
      <style:text-properties fo:font-size="12.00pt" fo:font-weight="normal" fo:font-family="'Liberation Serif'" style:font-family-asian="'Liberation Serif'" style:font-family-complex="'Liberation Serif'" fo:background-color="transparent" style:use-window-font-color="true"/>
    </style:style>
    <style:style style:name="T3262" style:family="text">
      <style:text-properties fo:font-size="12.00pt" fo:font-weight="normal" fo:font-family="Calibri" style:font-family-asian="Calibri" style:font-family-complex="Calibri" fo:background-color="transparent" style:use-window-font-color="true"/>
    </style:style>
    <style:style style:name="T3263" style:family="text">
      <style:text-properties fo:font-size="12.00pt" fo:font-weight="normal" fo:font-family="'Liberation Serif'" style:font-family-asian="'Liberation Serif'" style:font-family-complex="'Liberation Serif'" fo:background-color="transparent" style:use-window-font-color="true"/>
    </style:style>
    <style:style style:name="T3264" style:family="text">
      <style:text-properties fo:font-size="12.00pt" fo:font-weight="normal" fo:font-family="Calibri" style:font-family-asian="Calibri" style:font-family-complex="Calibri" fo:background-color="transparent" style:use-window-font-color="true"/>
    </style:style>
    <style:style style:name="T3265" style:family="text">
      <style:text-properties fo:font-size="12.00pt" fo:font-weight="normal" fo:font-family="'Liberation Serif'" style:font-family-asian="'Liberation Serif'" style:font-family-complex="'Liberation Serif'" fo:background-color="transparent" style:use-window-font-color="true"/>
    </style:style>
    <style:style style:name="T3266" style:family="text">
      <style:text-properties fo:font-size="12.00pt" fo:font-weight="bold" fo:font-family="'Liberation Serif'" style:font-family-asian="'Liberation Serif'" style:font-family-complex="'Liberation Serif'" fo:background-color="transparent" style:use-window-font-color="true"/>
    </style:style>
    <style:style style:name="T3267" style:family="text">
      <style:text-properties fo:font-size="12.00pt" fo:font-weight="normal" fo:font-family="'Liberation Serif'" style:font-family-asian="'Liberation Serif'" style:font-family-complex="'Liberation Serif'" fo:background-color="transparent" style:use-window-font-color="true"/>
    </style:style>
    <style:style style:name="T3268" style:family="text">
      <style:text-properties fo:font-size="14.00pt" fo:font-weight="bold" fo:font-family="'Liberation Sans'" style:font-family-asian="'Liberation Sans'" style:font-family-complex="'Liberation Sans'" fo:background-color="transparent" style:use-window-font-color="true"/>
    </style:style>
    <style:style style:name="T3269"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3270" style:family="text">
      <style:text-properties fo:font-size="9.00pt" fo:font-weight="bold" fo:font-family="'Courier New'" style:font-family-asian="'Courier New'" style:font-family-complex="'Courier New'" fo:background-color="transparent" fo:color="#0000a0"/>
    </style:style>
    <style:style style:name="T3271" style:family="text">
      <style:text-properties fo:font-size="9.00pt" fo:font-weight="normal" fo:font-family="'Courier New'" style:font-family-asian="'Courier New'" style:font-family-complex="'Courier New'" fo:background-color="transparent" fo:color="#000000"/>
    </style:style>
    <style:style style:name="T3272" style:family="text">
      <style:text-properties fo:font-size="9.00pt" fo:font-weight="bold" fo:font-family="'Courier New'" style:font-family-asian="'Courier New'" style:font-family-complex="'Courier New'" fo:background-color="transparent" fo:color="#000000"/>
    </style:style>
    <style:style style:name="T3273" style:family="text">
      <style:text-properties fo:font-size="9.00pt" fo:font-weight="normal" fo:font-family="'Courier New'" style:font-family-asian="'Courier New'" style:font-family-complex="'Courier New'" fo:background-color="transparent" fo:color="#000000"/>
    </style:style>
    <style:style style:name="T3274" style:family="text">
      <style:text-properties fo:font-size="9.00pt" fo:font-weight="bold" fo:font-family="'Courier New'" style:font-family-asian="'Courier New'" style:font-family-complex="'Courier New'" fo:background-color="transparent" fo:color="#0000a0"/>
    </style:style>
    <style:style style:name="T3275" style:family="text">
      <style:text-properties fo:font-size="9.00pt" fo:font-weight="normal" fo:font-family="'Courier New'" style:font-family-asian="'Courier New'" style:font-family-complex="'Courier New'" fo:background-color="transparent" fo:color="#000000"/>
    </style:style>
    <style:style style:name="T3276" style:family="text">
      <style:text-properties fo:font-size="9.00pt" fo:font-weight="bold" fo:font-family="'Courier New'" style:font-family-asian="'Courier New'" style:font-family-complex="'Courier New'" fo:background-color="transparent" fo:color="#0000a0"/>
    </style:style>
    <style:style style:name="T3277" style:family="text">
      <style:text-properties fo:font-size="9.00pt" fo:font-weight="normal" fo:font-family="'Courier New'" style:font-family-asian="'Courier New'" style:font-family-complex="'Courier New'" fo:background-color="transparent" fo:color="#000000"/>
    </style:style>
    <style:style style:name="T3278" style:family="text">
      <style:text-properties fo:font-size="9.00pt" fo:font-weight="bold" fo:font-family="'Courier New'" style:font-family-asian="'Courier New'" style:font-family-complex="'Courier New'" fo:background-color="transparent" fo:color="#0000a0"/>
    </style:style>
    <style:style style:name="T3279" style:family="text">
      <style:text-properties fo:font-size="9.00pt" fo:font-weight="normal" fo:font-family="'Courier New'" style:font-family-asian="'Courier New'" style:font-family-complex="'Courier New'" fo:background-color="transparent" fo:color="#000000"/>
    </style:style>
    <style:style style:name="T3280" style:family="text">
      <style:text-properties fo:font-size="9.00pt" fo:font-weight="normal" fo:font-family="'Courier New'" style:font-family-asian="'Courier New'" style:font-family-complex="'Courier New'" fo:background-color="transparent" fo:color="#008000"/>
    </style:style>
    <style:style style:name="T3281" style:family="text">
      <style:text-properties fo:font-size="9.00pt" fo:font-weight="normal" fo:font-family="'Courier New'" style:font-family-asian="'Courier New'" style:font-family-complex="'Courier New'" fo:background-color="transparent" fo:color="#000000"/>
    </style:style>
    <style:style style:name="T3282" style:family="text">
      <style:text-properties fo:font-size="9.00pt" fo:font-weight="bold" fo:font-family="'Courier New'" style:font-family-asian="'Courier New'" style:font-family-complex="'Courier New'" fo:background-color="transparent" fo:color="#0000a0"/>
    </style:style>
    <style:style style:name="T3283" style:family="text">
      <style:text-properties fo:font-size="9.00pt" fo:font-weight="normal" fo:font-family="'Courier New'" style:font-family-asian="'Courier New'" style:font-family-complex="'Courier New'" fo:background-color="transparent" fo:color="#000000"/>
    </style:style>
    <style:style style:name="T3284" style:family="text">
      <style:text-properties fo:font-size="9.00pt" fo:font-weight="normal" fo:font-family="'Courier New'" style:font-family-asian="'Courier New'" style:font-family-complex="'Courier New'" fo:background-color="transparent" fo:color="#008000"/>
    </style:style>
    <style:style style:name="T3285" style:family="text">
      <style:text-properties fo:font-size="9.00pt" fo:font-weight="normal" fo:font-family="'Courier New'" style:font-family-asian="'Courier New'" style:font-family-complex="'Courier New'" fo:background-color="transparent" fo:color="#000000"/>
    </style:style>
    <style:style style:name="T3286" style:family="text">
      <style:text-properties fo:font-size="9.00pt" fo:font-weight="normal" fo:font-family="'Courier New'" style:font-family-asian="'Courier New'" style:font-family-complex="'Courier New'" fo:background-color="transparent" fo:color="#408080"/>
    </style:style>
    <style:style style:name="T3287" style:family="text">
      <style:text-properties fo:font-size="9.00pt" fo:font-weight="normal" fo:font-family="'Courier New'" style:font-family-asian="'Courier New'" style:font-family-complex="'Courier New'" fo:background-color="transparent" fo:color="#000000"/>
    </style:style>
    <style:style style:name="T3288" style:family="text">
      <style:text-properties fo:font-size="9.00pt" fo:font-weight="bold" fo:font-family="'Courier New'" style:font-family-asian="'Courier New'" style:font-family-complex="'Courier New'" fo:background-color="transparent" fo:color="#0000ff"/>
    </style:style>
    <style:style style:name="T3289" style:family="text">
      <style:text-properties fo:font-size="9.00pt" fo:font-weight="normal" fo:font-family="'Courier New'" style:font-family-asian="'Courier New'" style:font-family-complex="'Courier New'" fo:background-color="transparent" fo:color="#000000"/>
    </style:style>
    <style:style style:name="T3290" style:family="text">
      <style:text-properties fo:font-size="9.00pt" fo:font-weight="normal" fo:font-family="'Courier New'" style:font-family-asian="'Courier New'" style:font-family-complex="'Courier New'" fo:background-color="transparent" fo:color="#008000"/>
    </style:style>
    <style:style style:name="T3291" style:family="text">
      <style:text-properties fo:font-size="9.00pt" fo:font-weight="normal" fo:font-family="'Courier New'" style:font-family-asian="'Courier New'" style:font-family-complex="'Courier New'" fo:background-color="transparent" fo:color="#ff0000"/>
    </style:style>
    <style:style style:name="T3292" style:family="text">
      <style:text-properties fo:font-size="9.00pt" fo:font-weight="normal" fo:font-family="'Courier New'" style:font-family-asian="'Courier New'" style:font-family-complex="'Courier New'" fo:background-color="transparent" fo:color="#000000"/>
    </style:style>
    <style:style style:name="T3293" style:family="text">
      <style:text-properties fo:font-size="9.00pt" fo:font-weight="normal" fo:font-family="'Courier New'" style:font-family-asian="'Courier New'" style:font-family-complex="'Courier New'" fo:background-color="transparent" fo:color="#008000"/>
    </style:style>
    <style:style style:name="T3294" style:family="text">
      <style:text-properties fo:font-size="9.00pt" fo:font-weight="normal" fo:font-family="'Courier New'" style:font-family-asian="'Courier New'" style:font-family-complex="'Courier New'" fo:background-color="transparent" fo:color="#000000"/>
    </style:style>
    <style:style style:name="T3295" style:family="text">
      <style:text-properties fo:font-size="9.00pt" fo:font-weight="normal" fo:font-family="'Courier New'" style:font-family-asian="'Courier New'" style:font-family-complex="'Courier New'" fo:background-color="transparent" fo:color="#ff0000"/>
    </style:style>
    <style:style style:name="T3296" style:family="text">
      <style:text-properties fo:font-size="9.00pt" fo:font-weight="normal" fo:font-family="'Courier New'" style:font-family-asian="'Courier New'" style:font-family-complex="'Courier New'" fo:background-color="transparent" fo:color="#008000"/>
    </style:style>
    <style:style style:name="T3297" style:family="text">
      <style:text-properties fo:font-size="9.00pt" fo:font-weight="normal" fo:font-family="'Courier New'" style:font-family-asian="'Courier New'" style:font-family-complex="'Courier New'" fo:background-color="transparent" fo:color="#000000"/>
    </style:style>
    <style:style style:name="T3298" style:family="text">
      <style:text-properties fo:font-size="9.00pt" fo:font-weight="normal" fo:font-family="'Courier New'" style:font-family-asian="'Courier New'" style:font-family-complex="'Courier New'" fo:background-color="transparent" fo:color="#008000"/>
    </style:style>
    <style:style style:name="T3299" style:family="text">
      <style:text-properties fo:font-size="9.00pt" fo:font-weight="normal" fo:font-family="'Courier New'" style:font-family-asian="'Courier New'" style:font-family-complex="'Courier New'" fo:background-color="transparent" fo:color="#000000"/>
    </style:style>
    <style:style style:name="T3300" style:family="text">
      <style:text-properties fo:font-size="9.00pt" fo:font-weight="normal" fo:font-family="'Courier New'" style:font-family-asian="'Courier New'" style:font-family-complex="'Courier New'" fo:background-color="transparent" fo:color="#ff0000"/>
    </style:style>
    <style:style style:name="T3301" style:family="text">
      <style:text-properties fo:font-size="9.00pt" fo:font-weight="normal" fo:font-family="'Courier New'" style:font-family-asian="'Courier New'" style:font-family-complex="'Courier New'" fo:background-color="transparent" fo:color="#008000"/>
    </style:style>
    <style:style style:name="T3302" style:family="text">
      <style:text-properties fo:font-size="9.00pt" fo:font-weight="normal" fo:font-family="'Courier New'" style:font-family-asian="'Courier New'" style:font-family-complex="'Courier New'" fo:background-color="transparent" fo:color="#000000"/>
    </style:style>
    <style:style style:name="T3303" style:family="text">
      <style:text-properties fo:font-size="9.00pt" fo:font-weight="bold" fo:font-family="'Courier New'" style:font-family-asian="'Courier New'" style:font-family-complex="'Courier New'" fo:background-color="transparent" fo:color="#0000ff"/>
    </style:style>
    <style:style style:name="T3304" style:family="text">
      <style:text-properties fo:font-size="9.00pt" fo:font-weight="normal" fo:font-family="'Courier New'" style:font-family-asian="'Courier New'" style:font-family-complex="'Courier New'" fo:background-color="transparent" fo:color="#000000"/>
    </style:style>
    <style:style style:name="T3305" style:family="text">
      <style:text-properties fo:font-size="9.00pt" fo:font-weight="normal" fo:font-family="'Courier New'" style:font-family-asian="'Courier New'" style:font-family-complex="'Courier New'" fo:background-color="transparent" fo:color="#008000"/>
    </style:style>
    <style:style style:name="T3306" style:family="text">
      <style:text-properties fo:font-size="9.00pt" fo:font-weight="normal" fo:font-family="'Courier New'" style:font-family-asian="'Courier New'" style:font-family-complex="'Courier New'" fo:background-color="transparent" fo:color="#000000"/>
    </style:style>
    <style:style style:name="T3307" style:family="text">
      <style:text-properties fo:font-size="9.00pt" fo:font-weight="bold" fo:font-family="'Courier New'" style:font-family-asian="'Courier New'" style:font-family-complex="'Courier New'" fo:background-color="transparent" fo:color="#0000a0"/>
    </style:style>
    <style:style style:name="T3308" style:family="text">
      <style:text-properties fo:font-size="9.00pt" fo:font-weight="normal" fo:font-family="'Courier New'" style:font-family-asian="'Courier New'" style:font-family-complex="'Courier New'" fo:background-color="transparent" fo:color="#000000"/>
    </style:style>
    <style:style style:name="T3309" style:family="text">
      <style:text-properties fo:font-size="9.00pt" fo:font-weight="normal" fo:font-family="'Courier New'" style:font-family-asian="'Courier New'" style:font-family-complex="'Courier New'" fo:background-color="transparent" fo:color="#008000"/>
    </style:style>
    <style:style style:name="T3310" style:family="text">
      <style:text-properties fo:font-size="9.00pt" fo:font-weight="normal" fo:font-family="'Courier New'" style:font-family-asian="'Courier New'" style:font-family-complex="'Courier New'" fo:background-color="transparent" fo:color="#000000"/>
    </style:style>
    <style:style style:name="T3311" style:family="text">
      <style:text-properties fo:font-size="9.00pt" fo:font-weight="normal" fo:font-family="'Courier New'" style:font-family-asian="'Courier New'" style:font-family-complex="'Courier New'" fo:background-color="transparent" fo:color="#008000"/>
    </style:style>
    <style:style style:name="T3312" style:family="text">
      <style:text-properties fo:font-size="9.00pt" fo:font-weight="normal" fo:font-family="'Courier New'" style:font-family-asian="'Courier New'" style:font-family-complex="'Courier New'" fo:background-color="transparent" fo:color="#000000"/>
    </style:style>
    <style:style style:name="T3313" style:family="text">
      <style:text-properties fo:font-size="9.00pt" fo:font-weight="bold" fo:font-family="'Courier New'" style:font-family-asian="'Courier New'" style:font-family-complex="'Courier New'" fo:background-color="transparent" fo:color="#000080"/>
    </style:style>
    <style:style style:name="T3314" style:family="text">
      <style:text-properties fo:font-size="9.00pt" fo:font-weight="normal" fo:font-family="'Courier New'" style:font-family-asian="'Courier New'" style:font-family-complex="'Courier New'" fo:background-color="transparent" fo:color="#000000"/>
    </style:style>
    <style:style style:name="T3315" style:family="text">
      <style:text-properties fo:font-size="9.00pt" fo:font-weight="normal" fo:font-family="'Courier New'" style:font-family-asian="'Courier New'" style:font-family-complex="'Courier New'" fo:background-color="transparent" fo:color="#008000"/>
    </style:style>
    <style:style style:name="T3316" style:family="text">
      <style:text-properties fo:font-size="9.00pt" fo:font-weight="normal" fo:font-family="'Courier New'" style:font-family-asian="'Courier New'" style:font-family-complex="'Courier New'" fo:background-color="transparent" fo:color="#000000"/>
    </style:style>
    <style:style style:name="T3317" style:family="text">
      <style:text-properties fo:font-size="9.00pt" fo:font-weight="normal" fo:font-family="'Courier New'" style:font-family-asian="'Courier New'" style:font-family-complex="'Courier New'" fo:background-color="transparent" fo:color="#008000"/>
    </style:style>
    <style:style style:name="T3318" style:family="text">
      <style:text-properties fo:font-size="9.00pt" fo:font-weight="normal" fo:font-family="'Courier New'" style:font-family-asian="'Courier New'" style:font-family-complex="'Courier New'" fo:background-color="transparent" fo:color="#000000"/>
    </style:style>
    <style:style style:name="T3319" style:family="text">
      <style:text-properties fo:font-size="9.00pt" fo:font-weight="normal" fo:font-family="'Courier New'" style:font-family-asian="'Courier New'" style:font-family-complex="'Courier New'" fo:background-color="transparent" fo:color="#008000"/>
    </style:style>
    <style:style style:name="T3320" style:family="text">
      <style:text-properties fo:font-size="9.00pt" fo:font-weight="normal" fo:font-family="'Courier New'" style:font-family-asian="'Courier New'" style:font-family-complex="'Courier New'" fo:background-color="transparent" fo:color="#000000"/>
    </style:style>
    <style:style style:name="T3321" style:family="text">
      <style:text-properties fo:font-size="9.00pt" fo:font-weight="normal" fo:font-family="'Courier New'" style:font-family-asian="'Courier New'" style:font-family-complex="'Courier New'" fo:background-color="transparent" fo:color="#008000"/>
    </style:style>
    <style:style style:name="T3322" style:family="text">
      <style:text-properties fo:font-size="9.00pt" fo:font-weight="normal" fo:font-family="'Courier New'" style:font-family-asian="'Courier New'" style:font-family-complex="'Courier New'" fo:background-color="transparent" fo:color="#000000"/>
    </style:style>
    <style:style style:name="T3323" style:family="text">
      <style:text-properties fo:font-size="9.00pt" fo:font-weight="normal" fo:font-family="'Courier New'" style:font-family-asian="'Courier New'" style:font-family-complex="'Courier New'" fo:background-color="transparent" fo:color="#008000"/>
    </style:style>
    <style:style style:name="T3324" style:family="text">
      <style:text-properties fo:font-size="9.00pt" fo:font-weight="normal" fo:font-family="'Courier New'" style:font-family-asian="'Courier New'" style:font-family-complex="'Courier New'" fo:background-color="transparent" fo:color="#000000"/>
    </style:style>
    <style:style style:name="T3325" style:family="text">
      <style:text-properties fo:font-size="9.00pt" fo:font-weight="normal" fo:font-family="'Courier New'" style:font-family-asian="'Courier New'" style:font-family-complex="'Courier New'" fo:background-color="transparent" fo:color="#008000"/>
    </style:style>
    <style:style style:name="T3326" style:family="text">
      <style:text-properties fo:font-size="9.00pt" fo:font-weight="normal" fo:font-family="'Courier New'" style:font-family-asian="'Courier New'" style:font-family-complex="'Courier New'" fo:background-color="transparent" fo:color="#000000"/>
    </style:style>
    <style:style style:name="T3327" style:family="text">
      <style:text-properties fo:font-size="9.00pt" fo:font-weight="normal" fo:font-family="'Courier New'" style:font-family-asian="'Courier New'" style:font-family-complex="'Courier New'" fo:background-color="transparent" fo:color="#008000"/>
    </style:style>
    <style:style style:name="T3328" style:family="text">
      <style:text-properties fo:font-size="9.00pt" fo:font-weight="normal" fo:font-family="'Courier New'" style:font-family-asian="'Courier New'" style:font-family-complex="'Courier New'" fo:background-color="transparent" fo:color="#000000"/>
    </style:style>
    <style:style style:name="T3329" style:family="text">
      <style:text-properties fo:font-size="9.00pt" fo:font-weight="normal" fo:font-family="'Courier New'" style:font-family-asian="'Courier New'" style:font-family-complex="'Courier New'" fo:background-color="transparent" fo:color="#008000"/>
    </style:style>
    <style:style style:name="T3330" style:family="text">
      <style:text-properties fo:font-size="9.00pt" fo:font-weight="normal" fo:font-family="'Courier New'" style:font-family-asian="'Courier New'" style:font-family-complex="'Courier New'" fo:background-color="transparent" fo:color="#000000"/>
    </style:style>
    <style:style style:name="T3331" style:family="text">
      <style:text-properties fo:font-size="9.00pt" fo:font-weight="bold" fo:font-family="'Courier New'" style:font-family-asian="'Courier New'" style:font-family-complex="'Courier New'" fo:background-color="transparent" fo:color="#0000ff"/>
    </style:style>
    <style:style style:name="T3332" style:family="text">
      <style:text-properties fo:font-size="9.00pt" fo:font-weight="normal" fo:font-family="'Courier New'" style:font-family-asian="'Courier New'" style:font-family-complex="'Courier New'" fo:background-color="transparent" fo:color="#000000"/>
    </style:style>
    <style:style style:name="T3333" style:family="text">
      <style:text-properties fo:font-size="9.00pt" fo:font-weight="normal" fo:font-family="'Courier New'" style:font-family-asian="'Courier New'" style:font-family-complex="'Courier New'" fo:background-color="transparent" fo:color="#008000"/>
    </style:style>
    <style:style style:name="T3334" style:family="text">
      <style:text-properties fo:font-size="9.00pt" fo:font-weight="normal" fo:font-family="'Courier New'" style:font-family-asian="'Courier New'" style:font-family-complex="'Courier New'" fo:background-color="transparent" fo:color="#000000"/>
    </style:style>
    <style:style style:name="T3335"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3336" style:family="text">
      <style:text-properties fo:font-size="8.00pt" fo:font-weight="bold" fo:font-family="'monospace, monospace'" style:font-family-asian="'monospace, monospace'" style:font-family-complex="'monospace, monospace'" fo:background-color="#ffffff" fo:color="#00007f"/>
    </style:style>
    <style:style style:name="T3337" style:family="text">
      <style:text-properties fo:font-size="8.00pt" fo:font-weight="normal" fo:font-family="'monospace, monospace'" style:font-family-asian="'monospace, monospace'" style:font-family-complex="'monospace, monospace'" fo:background-color="#ffffff" fo:color="#000000"/>
    </style:style>
    <style:style style:name="T3338" style:family="text">
      <style:text-properties fo:font-size="8.00pt" fo:font-weight="normal" fo:font-family="'monospace, monospace'" style:font-family-asian="'monospace, monospace'" style:font-family-complex="'monospace, monospace'" fo:background-color="#ffffff" fo:color="#301010"/>
    </style:style>
    <style:style style:name="T3339" style:family="text">
      <style:text-properties fo:font-size="8.00pt" fo:font-weight="bold" fo:font-family="'monospace, monospace'" style:font-family-asian="'monospace, monospace'" style:font-family-complex="'monospace, monospace'" fo:background-color="#ffffff" fo:color="#00007f"/>
    </style:style>
    <style:style style:name="T3340" style:family="text">
      <style:text-properties fo:font-size="8.00pt" fo:font-weight="normal" fo:font-family="'monospace, monospace'" style:font-family-asian="'monospace, monospace'" style:font-family-complex="'monospace, monospace'" fo:background-color="#ffffff" fo:color="#000000"/>
    </style:style>
    <style:style style:name="T3341" style:family="text">
      <style:text-properties fo:font-size="8.00pt" fo:font-weight="normal" fo:font-family="'monospace, monospace'" style:font-family-asian="'monospace, monospace'" style:font-family-complex="'monospace, monospace'" fo:background-color="#ffffff" fo:color="#301010"/>
    </style:style>
    <style:style style:name="T3342" style:family="text">
      <style:text-properties fo:font-size="8.00pt" fo:font-weight="normal" fo:font-family="'monospace, monospace'" style:font-family-asian="'monospace, monospace'" style:font-family-complex="'monospace, monospace'" fo:background-color="#ffffff" fo:color="#000000"/>
    </style:style>
    <style:style style:name="T3343" style:family="text">
      <style:text-properties fo:font-size="8.00pt" fo:font-weight="normal" fo:font-family="'monospace, monospace'" style:font-family-asian="'monospace, monospace'" style:font-family-complex="'monospace, monospace'" fo:background-color="#ffffff" fo:color="#301010"/>
    </style:style>
    <style:style style:name="T3344" style:family="text">
      <style:text-properties fo:font-size="8.00pt" fo:font-weight="bold" fo:font-family="'monospace, monospace'" style:font-family-asian="'monospace, monospace'" style:font-family-complex="'monospace, monospace'" fo:background-color="#ffffff" fo:color="#00007f"/>
    </style:style>
    <style:style style:name="T3345" style:family="text">
      <style:text-properties fo:font-size="8.00pt" fo:font-weight="normal" fo:font-family="'monospace, monospace'" style:font-family-asian="'monospace, monospace'" style:font-family-complex="'monospace, monospace'" fo:background-color="#ffffff" fo:color="#000000"/>
    </style:style>
    <style:style style:name="T3346" style:family="text">
      <style:text-properties fo:font-size="8.00pt" fo:font-weight="normal" fo:font-family="'monospace, monospace'" style:font-family-asian="'monospace, monospace'" style:font-family-complex="'monospace, monospace'" fo:background-color="#ffffff" fo:color="#301010"/>
    </style:style>
    <style:style style:name="T3347" style:family="text">
      <style:text-properties fo:font-size="8.00pt" fo:font-weight="bold" fo:font-family="'monospace, monospace'" style:font-family-asian="'monospace, monospace'" style:font-family-complex="'monospace, monospace'" fo:background-color="#ffffff" fo:color="#00007f"/>
    </style:style>
    <style:style style:name="T3348" style:family="text">
      <style:text-properties fo:font-size="8.00pt" fo:font-weight="normal" fo:font-family="'monospace, monospace'" style:font-family-asian="'monospace, monospace'" style:font-family-complex="'monospace, monospace'" fo:background-color="#ffffff" fo:color="#000000"/>
    </style:style>
    <style:style style:name="T3349" style:family="text">
      <style:text-properties fo:font-size="8.00pt" fo:font-weight="normal" fo:font-family="'monospace, monospace'" style:font-family-asian="'monospace, monospace'" style:font-family-complex="'monospace, monospace'" fo:background-color="#ffffff" fo:color="#301010"/>
    </style:style>
    <style:style style:name="T3350" style:family="text">
      <style:text-properties fo:font-size="8.00pt" fo:font-weight="normal" fo:font-family="'monospace, monospace'" style:font-family-asian="'monospace, monospace'" style:font-family-complex="'monospace, monospace'" fo:background-color="transparent" fo:color="#000000"/>
    </style:style>
    <style:style style:name="T3351" style:family="text">
      <style:text-properties fo:font-size="8.00pt" fo:font-weight="normal" fo:font-family="'monospace, monospace'" style:font-family-asian="'monospace, monospace'" style:font-family-complex="'monospace, monospace'" fo:background-color="#ffffff" fo:color="#301010"/>
    </style:style>
    <style:style style:name="T3352" style:family="text">
      <style:text-properties fo:font-size="8.00pt" fo:font-weight="normal" fo:font-family="'monospace, monospace'" style:font-family-asian="'monospace, monospace'" style:font-family-complex="'monospace, monospace'" fo:background-color="transparent" fo:color="#000000"/>
    </style:style>
    <style:style style:name="T3353" style:family="text">
      <style:text-properties fo:font-size="8.00pt" fo:font-weight="bold" fo:font-family="'monospace, monospace'" style:font-family-asian="'monospace, monospace'" style:font-family-complex="'monospace, monospace'" fo:background-color="#ffffff" fo:color="#00007f"/>
    </style:style>
    <style:style style:name="T3354" style:family="text">
      <style:text-properties fo:font-size="8.00pt" fo:font-weight="normal" fo:font-family="'monospace, monospace'" style:font-family-asian="'monospace, monospace'" style:font-family-complex="'monospace, monospace'" fo:background-color="#ffffff" fo:color="#000000"/>
    </style:style>
    <style:style style:name="T3355" style:family="text">
      <style:text-properties fo:font-size="8.00pt" fo:font-weight="normal" fo:font-family="'monospace, monospace'" style:font-family-asian="'monospace, monospace'" style:font-family-complex="'monospace, monospace'" fo:background-color="#ffffff" fo:color="#301010"/>
    </style:style>
    <style:style style:name="T3356" style:family="text">
      <style:text-properties fo:font-size="8.00pt" fo:font-weight="normal" fo:font-family="'monospace, monospace'" style:font-family-asian="'monospace, monospace'" style:font-family-complex="'monospace, monospace'" fo:background-color="#ffffff" fo:color="#000000"/>
    </style:style>
    <style:style style:name="T3357" style:family="text">
      <style:text-properties fo:font-size="8.00pt" fo:font-weight="normal" fo:font-family="'monospace, monospace'" style:font-family-asian="'monospace, monospace'" style:font-family-complex="'monospace, monospace'" fo:background-color="#ffffff" fo:color="#301010"/>
    </style:style>
    <style:style style:name="T3358" style:family="text">
      <style:text-properties fo:font-size="8.00pt" fo:font-weight="normal" fo:font-family="'monospace, monospace'" style:font-family-asian="'monospace, monospace'" style:font-family-complex="'monospace, monospace'" fo:background-color="transparent" fo:color="#000000"/>
    </style:style>
    <style:style style:name="T3359" style:family="text">
      <style:text-properties fo:font-size="8.00pt" fo:font-weight="normal" fo:font-family="'monospace, monospace'" style:font-family-asian="'monospace, monospace'" style:font-family-complex="'monospace, monospace'" fo:background-color="#ffffff" fo:color="#000000"/>
    </style:style>
    <style:style style:name="T3360" style:family="text">
      <style:text-properties fo:font-size="8.00pt" fo:font-weight="normal" fo:font-family="'monospace, monospace'" style:font-family-asian="'monospace, monospace'" style:font-family-complex="'monospace, monospace'" fo:background-color="#ffffff" fo:color="#301010"/>
    </style:style>
    <style:style style:name="T3361" style:family="text">
      <style:text-properties fo:font-size="8.00pt" fo:font-weight="normal" fo:font-family="'monospace, monospace'" style:font-family-asian="'monospace, monospace'" style:font-family-complex="'monospace, monospace'" fo:background-color="#ffffff" fo:color="#000000"/>
    </style:style>
    <style:style style:name="T3362" style:family="text">
      <style:text-properties fo:font-size="8.00pt" fo:font-weight="normal" fo:font-family="'monospace, monospace'" style:font-family-asian="'monospace, monospace'" style:font-family-complex="'monospace, monospace'" fo:background-color="#ffffff" fo:color="#301010"/>
    </style:style>
    <style:style style:name="T3363" style:family="text">
      <style:text-properties fo:font-size="8.00pt" fo:font-weight="normal" fo:font-family="'monospace, monospace'" style:font-family-asian="'monospace, monospace'" style:font-family-complex="'monospace, monospace'" fo:background-color="#ffffff" fo:color="#000000"/>
    </style:style>
    <style:style style:name="T3364" style:family="text">
      <style:text-properties fo:font-size="8.00pt" fo:font-weight="normal" fo:font-family="'monospace, monospace'" style:font-family-asian="'monospace, monospace'" style:font-family-complex="'monospace, monospace'" fo:background-color="#ffffff" fo:color="#301010"/>
    </style:style>
    <style:style style:name="T3365" style:family="text">
      <style:text-properties fo:font-size="8.00pt" fo:font-weight="normal" fo:font-family="'monospace, monospace'" style:font-family-asian="'monospace, monospace'" style:font-family-complex="'monospace, monospace'" fo:background-color="transparent" fo:color="#000000"/>
    </style:style>
    <style:style style:name="T3366" style:family="text">
      <style:text-properties fo:font-size="8.00pt" fo:font-weight="normal" fo:font-family="'monospace, monospace'" style:font-family-asian="'monospace, monospace'" style:font-family-complex="'monospace, monospace'" fo:background-color="#ffffff" fo:color="#301010"/>
    </style:style>
    <style:style style:name="T3367" style:family="text">
      <style:text-properties fo:font-size="8.00pt" fo:font-weight="normal" fo:font-family="'monospace, monospace'" style:font-family-asian="'monospace, monospace'" style:font-family-complex="'monospace, monospace'" fo:background-color="transparent" fo:color="#000000"/>
    </style:style>
    <style:style style:name="T3368" style:family="text">
      <style:text-properties fo:font-size="8.00pt" fo:font-weight="bold" fo:font-family="'monospace, monospace'" style:font-family-asian="'monospace, monospace'" style:font-family-complex="'monospace, monospace'" fo:background-color="#ffffff" fo:color="#00007f"/>
    </style:style>
    <style:style style:name="T3369" style:family="text">
      <style:text-properties fo:font-size="8.00pt" fo:font-weight="normal" fo:font-family="'monospace, monospace'" style:font-family-asian="'monospace, monospace'" style:font-family-complex="'monospace, monospace'" fo:background-color="#ffffff" fo:color="#000000"/>
    </style:style>
    <style:style style:name="T3370" style:family="text">
      <style:text-properties fo:font-size="8.00pt" fo:font-weight="normal" fo:font-family="'monospace, monospace'" style:font-family-asian="'monospace, monospace'" style:font-family-complex="'monospace, monospace'" fo:background-color="#ffffff" fo:color="#301010"/>
    </style:style>
    <style:style style:name="T3371" style:family="text">
      <style:text-properties fo:font-size="8.00pt" fo:font-weight="normal" fo:font-family="'monospace, monospace'" style:font-family-asian="'monospace, monospace'" style:font-family-complex="'monospace, monospace'" fo:background-color="#ffffff" fo:color="#007f00"/>
    </style:style>
    <style:style style:name="T3372" style:family="text">
      <style:text-properties fo:font-size="8.00pt" fo:font-weight="normal" fo:font-family="'monospace, monospace'" style:font-family-asian="'monospace, monospace'" style:font-family-complex="'monospace, monospace'" fo:background-color="#ffffff" fo:color="#301010"/>
    </style:style>
    <style:style style:name="T3373" style:family="text">
      <style:text-properties fo:font-size="8.00pt" fo:font-weight="normal" fo:font-family="'monospace, monospace'" style:font-family-asian="'monospace, monospace'" style:font-family-complex="'monospace, monospace'" fo:background-color="transparent" fo:color="#000000"/>
    </style:style>
    <style:style style:name="T3374" style:family="text">
      <style:text-properties fo:font-size="8.00pt" fo:font-weight="bold" fo:font-family="'monospace, monospace'" style:font-family-asian="'monospace, monospace'" style:font-family-complex="'monospace, monospace'" fo:background-color="#ffffff" fo:color="#00007f"/>
    </style:style>
    <style:style style:name="T3375" style:family="text">
      <style:text-properties fo:font-size="8.00pt" fo:font-weight="normal" fo:font-family="'monospace, monospace'" style:font-family-asian="'monospace, monospace'" style:font-family-complex="'monospace, monospace'" fo:background-color="#ffffff" fo:color="#000000"/>
    </style:style>
    <style:style style:name="T3376" style:family="text">
      <style:text-properties fo:font-size="8.00pt" fo:font-weight="normal" fo:font-family="'monospace, monospace'" style:font-family-asian="'monospace, monospace'" style:font-family-complex="'monospace, monospace'" fo:background-color="#ffffff" fo:color="#301010"/>
    </style:style>
    <style:style style:name="T3377" style:family="text">
      <style:text-properties fo:font-size="8.00pt" fo:font-weight="normal" fo:font-family="'monospace, monospace'" style:font-family-asian="'monospace, monospace'" style:font-family-complex="'monospace, monospace'" fo:background-color="#ffffff" fo:color="#000000"/>
    </style:style>
    <style:style style:name="T3378" style:family="text">
      <style:text-properties fo:font-size="8.00pt" fo:font-weight="normal" fo:font-family="'monospace, monospace'" style:font-family-asian="'monospace, monospace'" style:font-family-complex="'monospace, monospace'" fo:background-color="#ffffff" fo:color="#301010"/>
    </style:style>
    <style:style style:name="T3379" style:family="text">
      <style:text-properties fo:font-size="8.00pt" fo:font-weight="normal" fo:font-family="'monospace, monospace'" style:font-family-asian="'monospace, monospace'" style:font-family-complex="'monospace, monospace'" fo:background-color="#ffffff" fo:color="#000000"/>
    </style:style>
    <style:style style:name="T3380" style:family="text">
      <style:text-properties fo:font-size="8.00pt" fo:font-weight="normal" fo:font-family="'monospace, monospace'" style:font-family-asian="'monospace, monospace'" style:font-family-complex="'monospace, monospace'" fo:background-color="#ffffff" fo:color="#301010"/>
    </style:style>
    <style:style style:name="T3381" style:family="text">
      <style:text-properties fo:font-size="8.00pt" fo:font-weight="normal" fo:font-family="'monospace, monospace'" style:font-family-asian="'monospace, monospace'" style:font-family-complex="'monospace, monospace'" fo:background-color="#ffffff" fo:color="#007f00"/>
    </style:style>
    <style:style style:name="T3382" style:family="text">
      <style:text-properties fo:font-size="8.00pt" fo:font-weight="normal" fo:font-family="'monospace, monospace'" style:font-family-asian="'monospace, monospace'" style:font-family-complex="'monospace, monospace'" fo:background-color="#ffffff" fo:color="#301010"/>
    </style:style>
    <style:style style:name="T3383" style:family="text">
      <style:text-properties fo:font-size="8.00pt" fo:font-weight="normal" fo:font-family="'monospace, monospace'" style:font-family-asian="'monospace, monospace'" style:font-family-complex="'monospace, monospace'" fo:background-color="#ffffff" fo:color="#007f00"/>
    </style:style>
    <style:style style:name="T3384" style:family="text">
      <style:text-properties fo:font-size="8.00pt" fo:font-weight="normal" fo:font-family="'monospace, monospace'" style:font-family-asian="'monospace, monospace'" style:font-family-complex="'monospace, monospace'" fo:background-color="#ffffff" fo:color="#301010"/>
    </style:style>
    <style:style style:name="T3385" style:family="text">
      <style:text-properties fo:font-size="8.00pt" fo:font-weight="normal" fo:font-family="'monospace, monospace'" style:font-family-asian="'monospace, monospace'" style:font-family-complex="'monospace, monospace'" fo:background-color="transparent" fo:color="#000000"/>
    </style:style>
    <style:style style:name="T3386" style:family="text">
      <style:text-properties fo:font-size="8.00pt" fo:font-weight="normal" fo:font-family="'monospace, monospace'" style:font-family-asian="'monospace, monospace'" style:font-family-complex="'monospace, monospace'" fo:background-color="#ffffff" fo:color="#000000"/>
    </style:style>
    <style:style style:name="T3387" style:family="text">
      <style:text-properties fo:font-size="8.00pt" fo:font-weight="normal" fo:font-family="'monospace, monospace'" style:font-family-asian="'monospace, monospace'" style:font-family-complex="'monospace, monospace'" fo:background-color="#ffffff" fo:color="#301010"/>
    </style:style>
    <style:style style:name="T3388" style:family="text">
      <style:text-properties fo:font-size="8.00pt" fo:font-weight="normal" fo:font-family="'monospace, monospace'" style:font-family-asian="'monospace, monospace'" style:font-family-complex="'monospace, monospace'" fo:background-color="#ffffff" fo:color="#000000"/>
    </style:style>
    <style:style style:name="T3389" style:family="text">
      <style:text-properties fo:font-size="8.00pt" fo:font-weight="normal" fo:font-family="'monospace, monospace'" style:font-family-asian="'monospace, monospace'" style:font-family-complex="'monospace, monospace'" fo:background-color="#ffffff" fo:color="#301010"/>
    </style:style>
    <style:style style:name="T3390" style:family="text">
      <style:text-properties fo:font-size="8.00pt" fo:font-weight="normal" fo:font-family="'monospace, monospace'" style:font-family-asian="'monospace, monospace'" style:font-family-complex="'monospace, monospace'" fo:background-color="#ffffff" fo:color="#000000"/>
    </style:style>
    <style:style style:name="T3391" style:family="text">
      <style:text-properties fo:font-size="8.00pt" fo:font-weight="normal" fo:font-family="'monospace, monospace'" style:font-family-asian="'monospace, monospace'" style:font-family-complex="'monospace, monospace'" fo:background-color="#ffffff" fo:color="#301010"/>
    </style:style>
    <style:style style:name="T3392" style:family="text">
      <style:text-properties fo:font-size="8.00pt" fo:font-weight="normal" fo:font-family="'monospace, monospace'" style:font-family-asian="'monospace, monospace'" style:font-family-complex="'monospace, monospace'" fo:background-color="#ffffff" fo:color="#000000"/>
    </style:style>
    <style:style style:name="T3393" style:family="text">
      <style:text-properties fo:font-size="8.00pt" fo:font-weight="normal" fo:font-family="'monospace, monospace'" style:font-family-asian="'monospace, monospace'" style:font-family-complex="'monospace, monospace'" fo:background-color="#ffffff" fo:color="#301010"/>
    </style:style>
    <style:style style:name="T3394" style:family="text">
      <style:text-properties fo:font-size="8.00pt" fo:font-weight="normal" fo:font-family="'monospace, monospace'" style:font-family-asian="'monospace, monospace'" style:font-family-complex="'monospace, monospace'" fo:background-color="#ffffff" fo:color="#007f00"/>
    </style:style>
    <style:style style:name="T3395" style:family="text">
      <style:text-properties fo:font-size="8.00pt" fo:font-weight="normal" fo:font-family="'monospace, monospace'" style:font-family-asian="'monospace, monospace'" style:font-family-complex="'monospace, monospace'" fo:background-color="#ffffff" fo:color="#301010"/>
    </style:style>
    <style:style style:name="T3396" style:family="text">
      <style:text-properties fo:font-size="8.00pt" fo:font-weight="normal" fo:font-family="'monospace, monospace'" style:font-family-asian="'monospace, monospace'" style:font-family-complex="'monospace, monospace'" fo:background-color="transparent" fo:color="#000000"/>
    </style:style>
    <style:style style:name="T3397" style:family="text">
      <style:text-properties fo:font-size="8.00pt" fo:font-weight="normal" fo:font-family="'monospace, monospace'" style:font-family-asian="'monospace, monospace'" style:font-family-complex="'monospace, monospace'" fo:background-color="#ffffff" fo:color="#301010"/>
    </style:style>
    <style:style style:name="T3398" style:family="text">
      <style:text-properties fo:font-size="8.00pt" fo:font-weight="normal" fo:font-family="'monospace, monospace'" style:font-family-asian="'monospace, monospace'" style:font-family-complex="'monospace, monospace'" fo:background-color="transparent" fo:color="#000000"/>
    </style:style>
    <style:style style:name="T3399" style:family="text">
      <style:text-properties fo:font-size="8.00pt" fo:font-weight="bold" fo:font-family="'monospace, monospace'" style:font-family-asian="'monospace, monospace'" style:font-family-complex="'monospace, monospace'" fo:background-color="#ffffff" fo:color="#00007f"/>
    </style:style>
    <style:style style:name="T3400" style:family="text">
      <style:text-properties fo:font-size="8.00pt" fo:font-weight="normal" fo:font-family="'monospace, monospace'" style:font-family-asian="'monospace, monospace'" style:font-family-complex="'monospace, monospace'" fo:background-color="#ffffff" fo:color="#301010"/>
    </style:style>
    <style:style style:name="T3401" style:family="text">
      <style:text-properties fo:font-size="8.00pt" fo:font-weight="normal" fo:font-family="'monospace, monospace'" style:font-family-asian="'monospace, monospace'" style:font-family-complex="'monospace, monospace'" fo:background-color="#ffffff" fo:color="#000000"/>
    </style:style>
    <style:style style:name="T3402" style:family="text">
      <style:text-properties fo:font-size="8.00pt" fo:font-weight="normal" fo:font-family="'monospace, monospace'" style:font-family-asian="'monospace, monospace'" style:font-family-complex="'monospace, monospace'" fo:background-color="#ffffff" fo:color="#301010"/>
    </style:style>
    <style:style style:name="T3403" style:family="text">
      <style:text-properties fo:font-size="8.00pt" fo:font-weight="normal" fo:font-family="'monospace, monospace'" style:font-family-asian="'monospace, monospace'" style:font-family-complex="'monospace, monospace'" fo:background-color="#ffffff" fo:color="#000000"/>
    </style:style>
    <style:style style:name="T3404" style:family="text">
      <style:text-properties fo:font-size="8.00pt" fo:font-weight="normal" fo:font-family="'monospace, monospace'" style:font-family-asian="'monospace, monospace'" style:font-family-complex="'monospace, monospace'" fo:background-color="#ffffff" fo:color="#301010"/>
    </style:style>
    <style:style style:name="T3405" style:family="text">
      <style:text-properties fo:font-size="8.00pt" fo:font-weight="normal" fo:font-family="'monospace, monospace'" style:font-family-asian="'monospace, monospace'" style:font-family-complex="'monospace, monospace'" fo:background-color="#ffffff" fo:color="#000000"/>
    </style:style>
    <style:style style:name="T3406" style:family="text">
      <style:text-properties fo:font-size="8.00pt" fo:font-weight="normal" fo:font-family="'monospace, monospace'" style:font-family-asian="'monospace, monospace'" style:font-family-complex="'monospace, monospace'" fo:background-color="#ffffff" fo:color="#301010"/>
    </style:style>
    <style:style style:name="T3407" style:family="text">
      <style:text-properties fo:font-size="8.00pt" fo:font-weight="normal" fo:font-family="'monospace, monospace'" style:font-family-asian="'monospace, monospace'" style:font-family-complex="'monospace, monospace'" fo:background-color="#ffffff" fo:color="#000000"/>
    </style:style>
    <style:style style:name="T3408" style:family="text">
      <style:text-properties fo:font-size="8.00pt" fo:font-weight="normal" fo:font-family="'monospace, monospace'" style:font-family-asian="'monospace, monospace'" style:font-family-complex="'monospace, monospace'" fo:background-color="#ffffff" fo:color="#301010"/>
    </style:style>
    <style:style style:name="T3409" style:family="text">
      <style:text-properties fo:font-size="8.00pt" fo:font-weight="normal" fo:font-family="'monospace, monospace'" style:font-family-asian="'monospace, monospace'" style:font-family-complex="'monospace, monospace'" fo:background-color="#ffffff" fo:color="#000000"/>
    </style:style>
    <style:style style:name="T3410" style:family="text">
      <style:text-properties fo:font-size="8.00pt" fo:font-weight="normal" fo:font-family="'monospace, monospace'" style:font-family-asian="'monospace, monospace'" style:font-family-complex="'monospace, monospace'" fo:background-color="#ffffff" fo:color="#301010"/>
    </style:style>
    <style:style style:name="T3411" style:family="text">
      <style:text-properties fo:font-size="8.00pt" fo:font-weight="normal" fo:font-family="'monospace, monospace'" style:font-family-asian="'monospace, monospace'" style:font-family-complex="'monospace, monospace'" fo:background-color="#ffffff" fo:color="#000000"/>
    </style:style>
    <style:style style:name="T3412" style:family="text">
      <style:text-properties fo:font-size="8.00pt" fo:font-weight="normal" fo:font-family="'monospace, monospace'" style:font-family-asian="'monospace, monospace'" style:font-family-complex="'monospace, monospace'" fo:background-color="#ffffff" fo:color="#301010"/>
    </style:style>
    <style:style style:name="T3413" style:family="text">
      <style:text-properties fo:font-size="8.00pt" fo:font-weight="normal" fo:font-family="'monospace, monospace'" style:font-family-asian="'monospace, monospace'" style:font-family-complex="'monospace, monospace'" fo:background-color="#ffffff" fo:color="#000000"/>
    </style:style>
    <style:style style:name="T3414" style:family="text">
      <style:text-properties fo:font-size="8.00pt" fo:font-weight="normal" fo:font-family="'monospace, monospace'" style:font-family-asian="'monospace, monospace'" style:font-family-complex="'monospace, monospace'" fo:background-color="#ffffff" fo:color="#301010"/>
    </style:style>
    <style:style style:name="T3415" style:family="text">
      <style:text-properties fo:font-size="8.00pt" fo:font-weight="normal" fo:font-family="'monospace, monospace'" style:font-family-asian="'monospace, monospace'" style:font-family-complex="'monospace, monospace'" fo:background-color="#ffffff" fo:color="#000000"/>
    </style:style>
    <style:style style:name="T3416" style:family="text">
      <style:text-properties fo:font-size="8.00pt" fo:font-weight="normal" fo:font-family="'monospace, monospace'" style:font-family-asian="'monospace, monospace'" style:font-family-complex="'monospace, monospace'" fo:background-color="#ffffff" fo:color="#301010"/>
    </style:style>
    <style:style style:name="T3417" style:family="text">
      <style:text-properties fo:font-size="8.00pt" fo:font-weight="normal" fo:font-family="'monospace, monospace'" style:font-family-asian="'monospace, monospace'" style:font-family-complex="'monospace, monospace'" fo:background-color="#ffffff" fo:color="#000000"/>
    </style:style>
    <style:style style:name="T3418" style:family="text">
      <style:text-properties fo:font-size="8.00pt" fo:font-weight="normal" fo:font-family="'monospace, monospace'" style:font-family-asian="'monospace, monospace'" style:font-family-complex="'monospace, monospace'" fo:background-color="#ffffff" fo:color="#301010"/>
    </style:style>
    <style:style style:name="T3419" style:family="text">
      <style:text-properties fo:font-size="8.00pt" fo:font-weight="normal" fo:font-family="'monospace, monospace'" style:font-family-asian="'monospace, monospace'" style:font-family-complex="'monospace, monospace'" fo:background-color="#ffffff" fo:color="#000000"/>
    </style:style>
    <style:style style:name="T3420" style:family="text">
      <style:text-properties fo:font-size="8.00pt" fo:font-weight="normal" fo:font-family="'monospace, monospace'" style:font-family-asian="'monospace, monospace'" style:font-family-complex="'monospace, monospace'" fo:background-color="#ffffff" fo:color="#301010"/>
    </style:style>
    <style:style style:name="T3421" style:family="text">
      <style:text-properties fo:font-size="8.00pt" fo:font-weight="normal" fo:font-family="'monospace, monospace'" style:font-family-asian="'monospace, monospace'" style:font-family-complex="'monospace, monospace'" fo:background-color="transparent" fo:color="#000000"/>
    </style:style>
    <style:style style:name="T3422" style:family="text">
      <style:text-properties fo:font-size="8.00pt" fo:font-weight="bold" fo:font-family="'monospace, monospace'" style:font-family-asian="'monospace, monospace'" style:font-family-complex="'monospace, monospace'" fo:background-color="#ffffff" fo:color="#00007f"/>
    </style:style>
    <style:style style:name="T3423" style:family="text">
      <style:text-properties fo:font-size="8.00pt" fo:font-weight="normal" fo:font-family="'monospace, monospace'" style:font-family-asian="'monospace, monospace'" style:font-family-complex="'monospace, monospace'" fo:background-color="#ffffff" fo:color="#301010"/>
    </style:style>
    <style:style style:name="T3424" style:family="text">
      <style:text-properties fo:font-size="8.00pt" fo:font-weight="normal" fo:font-family="'monospace, monospace'" style:font-family-asian="'monospace, monospace'" style:font-family-complex="'monospace, monospace'" fo:background-color="#ffffff" fo:color="#000000"/>
    </style:style>
    <style:style style:name="T3425" style:family="text">
      <style:text-properties fo:font-size="8.00pt" fo:font-weight="normal" fo:font-family="'monospace, monospace'" style:font-family-asian="'monospace, monospace'" style:font-family-complex="'monospace, monospace'" fo:background-color="#ffffff" fo:color="#301010"/>
    </style:style>
    <style:style style:name="T3426" style:family="text">
      <style:text-properties fo:font-size="8.00pt" fo:font-weight="normal" fo:font-family="'monospace, monospace'" style:font-family-asian="'monospace, monospace'" style:font-family-complex="'monospace, monospace'" fo:background-color="#ffffff" fo:color="#000000"/>
    </style:style>
    <style:style style:name="T3427" style:family="text">
      <style:text-properties fo:font-size="8.00pt" fo:font-weight="normal" fo:font-family="'monospace, monospace'" style:font-family-asian="'monospace, monospace'" style:font-family-complex="'monospace, monospace'" fo:background-color="#ffffff" fo:color="#301010"/>
    </style:style>
    <style:style style:name="T3428" style:family="text">
      <style:text-properties fo:font-size="8.00pt" fo:font-weight="normal" fo:font-family="'monospace, monospace'" style:font-family-asian="'monospace, monospace'" style:font-family-complex="'monospace, monospace'" fo:background-color="#ffffff" fo:color="#000000"/>
    </style:style>
    <style:style style:name="T3429" style:family="text">
      <style:text-properties fo:font-size="8.00pt" fo:font-weight="normal" fo:font-family="'monospace, monospace'" style:font-family-asian="'monospace, monospace'" style:font-family-complex="'monospace, monospace'" fo:background-color="#ffffff" fo:color="#301010"/>
    </style:style>
    <style:style style:name="T3430" style:family="text">
      <style:text-properties fo:font-size="8.00pt" fo:font-weight="normal" fo:font-family="'monospace, monospace'" style:font-family-asian="'monospace, monospace'" style:font-family-complex="'monospace, monospace'" fo:background-color="#ffffff" fo:color="#000000"/>
    </style:style>
    <style:style style:name="T3431" style:family="text">
      <style:text-properties fo:font-size="8.00pt" fo:font-weight="normal" fo:font-family="'monospace, monospace'" style:font-family-asian="'monospace, monospace'" style:font-family-complex="'monospace, monospace'" fo:background-color="#ffffff" fo:color="#301010"/>
    </style:style>
    <style:style style:name="T3432" style:family="text">
      <style:text-properties fo:font-size="8.00pt" fo:font-weight="normal" fo:font-family="'monospace, monospace'" style:font-family-asian="'monospace, monospace'" style:font-family-complex="'monospace, monospace'" fo:background-color="#ffffff" fo:color="#000000"/>
    </style:style>
    <style:style style:name="T3433" style:family="text">
      <style:text-properties fo:font-size="8.00pt" fo:font-weight="normal" fo:font-family="'monospace, monospace'" style:font-family-asian="'monospace, monospace'" style:font-family-complex="'monospace, monospace'" fo:background-color="#ffffff" fo:color="#301010"/>
    </style:style>
    <style:style style:name="T3434" style:family="text">
      <style:text-properties fo:font-size="8.00pt" fo:font-weight="normal" fo:font-family="'monospace, monospace'" style:font-family-asian="'monospace, monospace'" style:font-family-complex="'monospace, monospace'" fo:background-color="#ffffff" fo:color="#000000"/>
    </style:style>
    <style:style style:name="T3435" style:family="text">
      <style:text-properties fo:font-size="8.00pt" fo:font-weight="normal" fo:font-family="'monospace, monospace'" style:font-family-asian="'monospace, monospace'" style:font-family-complex="'monospace, monospace'" fo:background-color="#ffffff" fo:color="#301010"/>
    </style:style>
    <style:style style:name="T3436" style:family="text">
      <style:text-properties fo:font-size="8.00pt" fo:font-weight="normal" fo:font-family="'monospace, monospace'" style:font-family-asian="'monospace, monospace'" style:font-family-complex="'monospace, monospace'" fo:background-color="#ffffff" fo:color="#000000"/>
    </style:style>
    <style:style style:name="T3437" style:family="text">
      <style:text-properties fo:font-size="8.00pt" fo:font-weight="normal" fo:font-family="'monospace, monospace'" style:font-family-asian="'monospace, monospace'" style:font-family-complex="'monospace, monospace'" fo:background-color="#ffffff" fo:color="#301010"/>
    </style:style>
    <style:style style:name="T3438" style:family="text">
      <style:text-properties fo:font-size="8.00pt" fo:font-weight="normal" fo:font-family="'monospace, monospace'" style:font-family-asian="'monospace, monospace'" style:font-family-complex="'monospace, monospace'" fo:background-color="#ffffff" fo:color="#000000"/>
    </style:style>
    <style:style style:name="T3439" style:family="text">
      <style:text-properties fo:font-size="8.00pt" fo:font-weight="normal" fo:font-family="'monospace, monospace'" style:font-family-asian="'monospace, monospace'" style:font-family-complex="'monospace, monospace'" fo:background-color="#ffffff" fo:color="#301010"/>
    </style:style>
    <style:style style:name="T3440" style:family="text">
      <style:text-properties fo:font-size="8.00pt" fo:font-weight="normal" fo:font-family="'monospace, monospace'" style:font-family-asian="'monospace, monospace'" style:font-family-complex="'monospace, monospace'" fo:background-color="#ffffff" fo:color="#000000"/>
    </style:style>
    <style:style style:name="T3441" style:family="text">
      <style:text-properties fo:font-size="8.00pt" fo:font-weight="normal" fo:font-family="'monospace, monospace'" style:font-family-asian="'monospace, monospace'" style:font-family-complex="'monospace, monospace'" fo:background-color="#ffffff" fo:color="#301010"/>
    </style:style>
    <style:style style:name="T3442" style:family="text">
      <style:text-properties fo:font-size="8.00pt" fo:font-weight="normal" fo:font-family="'monospace, monospace'" style:font-family-asian="'monospace, monospace'" style:font-family-complex="'monospace, monospace'" fo:background-color="#ffffff" fo:color="#000000"/>
    </style:style>
    <style:style style:name="T3443" style:family="text">
      <style:text-properties fo:font-size="8.00pt" fo:font-weight="normal" fo:font-family="'monospace, monospace'" style:font-family-asian="'monospace, monospace'" style:font-family-complex="'monospace, monospace'" fo:background-color="#ffffff" fo:color="#301010"/>
    </style:style>
    <style:style style:name="T3444" style:family="text">
      <style:text-properties fo:font-size="8.00pt" fo:font-weight="normal" fo:font-family="'monospace, monospace'" style:font-family-asian="'monospace, monospace'" style:font-family-complex="'monospace, monospace'" fo:background-color="transparent" fo:color="#000000"/>
    </style:style>
    <style:style style:name="T3445" style:family="text">
      <style:text-properties fo:font-size="8.00pt" fo:font-weight="normal" fo:font-family="'monospace, monospace'" style:font-family-asian="'monospace, monospace'" style:font-family-complex="'monospace, monospace'" fo:background-color="#ffffff" fo:color="#301010"/>
    </style:style>
    <style:style style:name="T3446" style:family="text">
      <style:text-properties fo:font-size="8.00pt" fo:font-weight="normal" fo:font-family="'monospace, monospace'" style:font-family-asian="'monospace, monospace'" style:font-family-complex="'monospace, monospace'" fo:background-color="transparent" fo:color="#000000"/>
    </style:style>
    <style:style style:name="T3447" style:family="text">
      <style:text-properties fo:font-size="8.00pt" fo:font-weight="bold" fo:font-family="'monospace, monospace'" style:font-family-asian="'monospace, monospace'" style:font-family-complex="'monospace, monospace'" fo:background-color="#ffffff" fo:color="#00007f"/>
    </style:style>
    <style:style style:name="T3448" style:family="text">
      <style:text-properties fo:font-size="8.00pt" fo:font-weight="normal" fo:font-family="'monospace, monospace'" style:font-family-asian="'monospace, monospace'" style:font-family-complex="'monospace, monospace'" fo:background-color="#ffffff" fo:color="#301010"/>
    </style:style>
    <style:style style:name="T3449" style:family="text">
      <style:text-properties fo:font-size="8.00pt" fo:font-weight="normal" fo:font-family="'monospace, monospace'" style:font-family-asian="'monospace, monospace'" style:font-family-complex="'monospace, monospace'" fo:background-color="#ffffff" fo:color="#000000"/>
    </style:style>
    <style:style style:name="T3450" style:family="text">
      <style:text-properties fo:font-size="8.00pt" fo:font-weight="normal" fo:font-family="'monospace, monospace'" style:font-family-asian="'monospace, monospace'" style:font-family-complex="'monospace, monospace'" fo:background-color="#ffffff" fo:color="#301010"/>
    </style:style>
    <style:style style:name="T3451" style:family="text">
      <style:text-properties fo:font-size="8.00pt" fo:font-weight="normal" fo:font-family="'monospace, monospace'" style:font-family-asian="'monospace, monospace'" style:font-family-complex="'monospace, monospace'" fo:background-color="#ffffff" fo:color="#007f00"/>
    </style:style>
    <style:style style:name="T3452" style:family="text">
      <style:text-properties fo:font-size="8.00pt" fo:font-weight="normal" fo:font-family="'monospace, monospace'" style:font-family-asian="'monospace, monospace'" style:font-family-complex="'monospace, monospace'" fo:background-color="#ffffff" fo:color="#301010"/>
    </style:style>
    <style:style style:name="T3453" style:family="text">
      <style:text-properties fo:font-size="8.00pt" fo:font-weight="bold" fo:font-family="'monospace, monospace'" style:font-family-asian="'monospace, monospace'" style:font-family-complex="'monospace, monospace'" fo:background-color="#ffffff" fo:color="#00007f"/>
    </style:style>
    <style:style style:name="T3454" style:family="text">
      <style:text-properties fo:font-size="8.00pt" fo:font-weight="normal" fo:font-family="'monospace, monospace'" style:font-family-asian="'monospace, monospace'" style:font-family-complex="'monospace, monospace'" fo:background-color="#ffffff" fo:color="#301010"/>
    </style:style>
    <style:style style:name="T3455" style:family="text">
      <style:text-properties fo:font-size="8.00pt" fo:font-weight="normal" fo:font-family="'monospace, monospace'" style:font-family-asian="'monospace, monospace'" style:font-family-complex="'monospace, monospace'" fo:background-color="transparent" fo:color="#000000"/>
    </style:style>
    <style:style style:name="T3456" style:family="text">
      <style:text-properties fo:font-size="8.00pt" fo:font-weight="normal" fo:font-family="'monospace, monospace'" style:font-family-asian="'monospace, monospace'" style:font-family-complex="'monospace, monospace'" fo:background-color="#ffffff" fo:color="#000000"/>
    </style:style>
    <style:style style:name="T3457" style:family="text">
      <style:text-properties fo:font-size="8.00pt" fo:font-weight="normal" fo:font-family="'monospace, monospace'" style:font-family-asian="'monospace, monospace'" style:font-family-complex="'monospace, monospace'" fo:background-color="#ffffff" fo:color="#301010"/>
    </style:style>
    <style:style style:name="T3458" style:family="text">
      <style:text-properties fo:font-size="8.00pt" fo:font-weight="normal" fo:font-family="'monospace, monospace'" style:font-family-asian="'monospace, monospace'" style:font-family-complex="'monospace, monospace'" fo:background-color="#ffffff" fo:color="#000000"/>
    </style:style>
    <style:style style:name="T3459" style:family="text">
      <style:text-properties fo:font-size="8.00pt" fo:font-weight="normal" fo:font-family="'monospace, monospace'" style:font-family-asian="'monospace, monospace'" style:font-family-complex="'monospace, monospace'" fo:background-color="#ffffff" fo:color="#301010"/>
    </style:style>
    <style:style style:name="T3460" style:family="text">
      <style:text-properties fo:font-size="8.00pt" fo:font-weight="normal" fo:font-family="'monospace, monospace'" style:font-family-asian="'monospace, monospace'" style:font-family-complex="'monospace, monospace'" fo:background-color="#ffffff" fo:color="#000000"/>
    </style:style>
    <style:style style:name="T3461" style:family="text">
      <style:text-properties fo:font-size="8.00pt" fo:font-weight="normal" fo:font-family="'monospace, monospace'" style:font-family-asian="'monospace, monospace'" style:font-family-complex="'monospace, monospace'" fo:background-color="#ffffff" fo:color="#301010"/>
    </style:style>
    <style:style style:name="T3462" style:family="text">
      <style:text-properties fo:font-size="8.00pt" fo:font-weight="normal" fo:font-family="'monospace, monospace'" style:font-family-asian="'monospace, monospace'" style:font-family-complex="'monospace, monospace'" fo:background-color="#ffffff" fo:color="#007f00"/>
    </style:style>
    <style:style style:name="T3463" style:family="text">
      <style:text-properties fo:font-size="8.00pt" fo:font-weight="normal" fo:font-family="'monospace, monospace'" style:font-family-asian="'monospace, monospace'" style:font-family-complex="'monospace, monospace'" fo:background-color="#ffffff" fo:color="#301010"/>
    </style:style>
    <style:style style:name="T3464" style:family="text">
      <style:text-properties fo:font-size="8.00pt" fo:font-weight="normal" fo:font-family="'monospace, monospace'" style:font-family-asian="'monospace, monospace'" style:font-family-complex="'monospace, monospace'" fo:background-color="#ffffff" fo:color="#000000"/>
    </style:style>
    <style:style style:name="T3465" style:family="text">
      <style:text-properties fo:font-size="8.00pt" fo:font-weight="normal" fo:font-family="'monospace, monospace'" style:font-family-asian="'monospace, monospace'" style:font-family-complex="'monospace, monospace'" fo:background-color="#ffffff" fo:color="#301010"/>
    </style:style>
    <style:style style:name="T3466" style:family="text">
      <style:text-properties fo:font-size="8.00pt" fo:font-weight="normal" fo:font-family="'monospace, monospace'" style:font-family-asian="'monospace, monospace'" style:font-family-complex="'monospace, monospace'" fo:background-color="#ffffff" fo:color="#000000"/>
    </style:style>
    <style:style style:name="T3467" style:family="text">
      <style:text-properties fo:font-size="8.00pt" fo:font-weight="normal" fo:font-family="'monospace, monospace'" style:font-family-asian="'monospace, monospace'" style:font-family-complex="'monospace, monospace'" fo:background-color="#ffffff" fo:color="#301010"/>
    </style:style>
    <style:style style:name="T3468" style:family="text">
      <style:text-properties fo:font-size="8.00pt" fo:font-weight="normal" fo:font-family="'monospace, monospace'" style:font-family-asian="'monospace, monospace'" style:font-family-complex="'monospace, monospace'" fo:background-color="#ffffff" fo:color="#000000"/>
    </style:style>
    <style:style style:name="T3469" style:family="text">
      <style:text-properties fo:font-size="8.00pt" fo:font-weight="normal" fo:font-family="'monospace, monospace'" style:font-family-asian="'monospace, monospace'" style:font-family-complex="'monospace, monospace'" fo:background-color="#ffffff" fo:color="#301010"/>
    </style:style>
    <style:style style:name="T3470" style:family="text">
      <style:text-properties fo:font-size="8.00pt" fo:font-weight="normal" fo:font-family="'monospace, monospace'" style:font-family-asian="'monospace, monospace'" style:font-family-complex="'monospace, monospace'" fo:background-color="#ffffff" fo:color="#000000"/>
    </style:style>
    <style:style style:name="T3471" style:family="text">
      <style:text-properties fo:font-size="8.00pt" fo:font-weight="normal" fo:font-family="'monospace, monospace'" style:font-family-asian="'monospace, monospace'" style:font-family-complex="'monospace, monospace'" fo:background-color="#ffffff" fo:color="#301010"/>
    </style:style>
    <style:style style:name="T3472" style:family="text">
      <style:text-properties fo:font-size="8.00pt" fo:font-weight="normal" fo:font-family="'monospace, monospace'" style:font-family-asian="'monospace, monospace'" style:font-family-complex="'monospace, monospace'" fo:background-color="#ffffff" fo:color="#000000"/>
    </style:style>
    <style:style style:name="T3473" style:family="text">
      <style:text-properties fo:font-size="8.00pt" fo:font-weight="normal" fo:font-family="'monospace, monospace'" style:font-family-asian="'monospace, monospace'" style:font-family-complex="'monospace, monospace'" fo:background-color="#ffffff" fo:color="#301010"/>
    </style:style>
    <style:style style:name="T3474" style:family="text">
      <style:text-properties fo:font-size="8.00pt" fo:font-weight="normal" fo:font-family="'monospace, monospace'" style:font-family-asian="'monospace, monospace'" style:font-family-complex="'monospace, monospace'" fo:background-color="#ffffff" fo:color="#000000"/>
    </style:style>
    <style:style style:name="T3475" style:family="text">
      <style:text-properties fo:font-size="8.00pt" fo:font-weight="normal" fo:font-family="'monospace, monospace'" style:font-family-asian="'monospace, monospace'" style:font-family-complex="'monospace, monospace'" fo:background-color="#ffffff" fo:color="#301010"/>
    </style:style>
    <style:style style:name="T3476" style:family="text">
      <style:text-properties fo:font-size="8.00pt" fo:font-weight="normal" fo:font-family="'monospace, monospace'" style:font-family-asian="'monospace, monospace'" style:font-family-complex="'monospace, monospace'" fo:background-color="#ffffff" fo:color="#000000"/>
    </style:style>
    <style:style style:name="T3477" style:family="text">
      <style:text-properties fo:font-size="8.00pt" fo:font-weight="normal" fo:font-family="'monospace, monospace'" style:font-family-asian="'monospace, monospace'" style:font-family-complex="'monospace, monospace'" fo:background-color="#ffffff" fo:color="#301010"/>
    </style:style>
    <style:style style:name="T3478" style:family="text">
      <style:text-properties fo:font-size="8.00pt" fo:font-weight="normal" fo:font-family="'monospace, monospace'" style:font-family-asian="'monospace, monospace'" style:font-family-complex="'monospace, monospace'" fo:background-color="transparent" fo:color="#000000"/>
    </style:style>
    <style:style style:name="T3479" style:family="text">
      <style:text-properties fo:font-size="8.00pt" fo:font-weight="normal" fo:font-family="'monospace, monospace'" style:font-family-asian="'monospace, monospace'" style:font-family-complex="'monospace, monospace'" fo:background-color="#ffffff" fo:color="#000000"/>
    </style:style>
    <style:style style:name="T3480" style:family="text">
      <style:text-properties fo:font-size="8.00pt" fo:font-weight="normal" fo:font-family="'monospace, monospace'" style:font-family-asian="'monospace, monospace'" style:font-family-complex="'monospace, monospace'" fo:background-color="#ffffff" fo:color="#301010"/>
    </style:style>
    <style:style style:name="T3481" style:family="text">
      <style:text-properties fo:font-size="8.00pt" fo:font-weight="normal" fo:font-family="'monospace, monospace'" style:font-family-asian="'monospace, monospace'" style:font-family-complex="'monospace, monospace'" fo:background-color="#ffffff" fo:color="#000000"/>
    </style:style>
    <style:style style:name="T3482" style:family="text">
      <style:text-properties fo:font-size="8.00pt" fo:font-weight="normal" fo:font-family="'monospace, monospace'" style:font-family-asian="'monospace, monospace'" style:font-family-complex="'monospace, monospace'" fo:background-color="#ffffff" fo:color="#301010"/>
    </style:style>
    <style:style style:name="T3483" style:family="text">
      <style:text-properties fo:font-size="8.00pt" fo:font-weight="normal" fo:font-family="'monospace, monospace'" style:font-family-asian="'monospace, monospace'" style:font-family-complex="'monospace, monospace'" fo:background-color="#ffffff" fo:color="#000000"/>
    </style:style>
    <style:style style:name="T3484" style:family="text">
      <style:text-properties fo:font-size="8.00pt" fo:font-weight="normal" fo:font-family="'monospace, monospace'" style:font-family-asian="'monospace, monospace'" style:font-family-complex="'monospace, monospace'" fo:background-color="#ffffff" fo:color="#301010"/>
    </style:style>
    <style:style style:name="T3485" style:family="text">
      <style:text-properties fo:font-size="8.00pt" fo:font-weight="normal" fo:font-family="'monospace, monospace'" style:font-family-asian="'monospace, monospace'" style:font-family-complex="'monospace, monospace'" fo:background-color="#ffffff" fo:color="#000000"/>
    </style:style>
    <style:style style:name="T3486" style:family="text">
      <style:text-properties fo:font-size="8.00pt" fo:font-weight="normal" fo:font-family="'monospace, monospace'" style:font-family-asian="'monospace, monospace'" style:font-family-complex="'monospace, monospace'" fo:background-color="#ffffff" fo:color="#301010"/>
    </style:style>
    <style:style style:name="T3487" style:family="text">
      <style:text-properties fo:font-size="8.00pt" fo:font-weight="normal" fo:font-family="'monospace, monospace'" style:font-family-asian="'monospace, monospace'" style:font-family-complex="'monospace, monospace'" fo:background-color="transparent" fo:color="#000000"/>
    </style:style>
    <style:style style:name="T3488" style:family="text">
      <style:text-properties fo:font-size="8.00pt" fo:font-weight="normal" fo:font-family="'monospace, monospace'" style:font-family-asian="'monospace, monospace'" style:font-family-complex="'monospace, monospace'" fo:background-color="#ffffff" fo:color="#000000"/>
    </style:style>
    <style:style style:name="T3489" style:family="text">
      <style:text-properties fo:font-size="8.00pt" fo:font-weight="normal" fo:font-family="'monospace, monospace'" style:font-family-asian="'monospace, monospace'" style:font-family-complex="'monospace, monospace'" fo:background-color="#ffffff" fo:color="#301010"/>
    </style:style>
    <style:style style:name="T3490" style:family="text">
      <style:text-properties fo:font-size="8.00pt" fo:font-weight="normal" fo:font-family="'monospace, monospace'" style:font-family-asian="'monospace, monospace'" style:font-family-complex="'monospace, monospace'" fo:background-color="#ffffff" fo:color="#000000"/>
    </style:style>
    <style:style style:name="T3491" style:family="text">
      <style:text-properties fo:font-size="8.00pt" fo:font-weight="normal" fo:font-family="'monospace, monospace'" style:font-family-asian="'monospace, monospace'" style:font-family-complex="'monospace, monospace'" fo:background-color="#ffffff" fo:color="#301010"/>
    </style:style>
    <style:style style:name="T3492" style:family="text">
      <style:text-properties fo:font-size="8.00pt" fo:font-weight="normal" fo:font-family="'monospace, monospace'" style:font-family-asian="'monospace, monospace'" style:font-family-complex="'monospace, monospace'" fo:background-color="#ffffff" fo:color="#000000"/>
    </style:style>
    <style:style style:name="T3493" style:family="text">
      <style:text-properties fo:font-size="8.00pt" fo:font-weight="normal" fo:font-family="'monospace, monospace'" style:font-family-asian="'monospace, monospace'" style:font-family-complex="'monospace, monospace'" fo:background-color="#ffffff" fo:color="#301010"/>
    </style:style>
    <style:style style:name="T3494" style:family="text">
      <style:text-properties fo:font-size="8.00pt" fo:font-weight="normal" fo:font-family="'monospace, monospace'" style:font-family-asian="'monospace, monospace'" style:font-family-complex="'monospace, monospace'" fo:background-color="#ffffff" fo:color="#007f00"/>
    </style:style>
    <style:style style:name="T3495" style:family="text">
      <style:text-properties fo:font-size="8.00pt" fo:font-weight="normal" fo:font-family="'monospace, monospace'" style:font-family-asian="'monospace, monospace'" style:font-family-complex="'monospace, monospace'" fo:background-color="#ffffff" fo:color="#301010"/>
    </style:style>
    <style:style style:name="T3496" style:family="text">
      <style:text-properties fo:font-size="8.00pt" fo:font-weight="normal" fo:font-family="'monospace, monospace'" style:font-family-asian="'monospace, monospace'" style:font-family-complex="'monospace, monospace'" fo:background-color="#ffffff" fo:color="#000000"/>
    </style:style>
    <style:style style:name="T3497" style:family="text">
      <style:text-properties fo:font-size="8.00pt" fo:font-weight="normal" fo:font-family="'monospace, monospace'" style:font-family-asian="'monospace, monospace'" style:font-family-complex="'monospace, monospace'" fo:background-color="#ffffff" fo:color="#301010"/>
    </style:style>
    <style:style style:name="T3498" style:family="text">
      <style:text-properties fo:font-size="8.00pt" fo:font-weight="normal" fo:font-family="'monospace, monospace'" style:font-family-asian="'monospace, monospace'" style:font-family-complex="'monospace, monospace'" fo:background-color="#ffffff" fo:color="#000000"/>
    </style:style>
    <style:style style:name="T3499" style:family="text">
      <style:text-properties fo:font-size="8.00pt" fo:font-weight="normal" fo:font-family="'monospace, monospace'" style:font-family-asian="'monospace, monospace'" style:font-family-complex="'monospace, monospace'" fo:background-color="#ffffff" fo:color="#301010"/>
    </style:style>
    <style:style style:name="T3500" style:family="text">
      <style:text-properties fo:font-size="8.00pt" fo:font-weight="normal" fo:font-family="'monospace, monospace'" style:font-family-asian="'monospace, monospace'" style:font-family-complex="'monospace, monospace'" fo:background-color="#ffffff" fo:color="#000000"/>
    </style:style>
    <style:style style:name="T3501" style:family="text">
      <style:text-properties fo:font-size="8.00pt" fo:font-weight="normal" fo:font-family="'monospace, monospace'" style:font-family-asian="'monospace, monospace'" style:font-family-complex="'monospace, monospace'" fo:background-color="#ffffff" fo:color="#301010"/>
    </style:style>
    <style:style style:name="T3502" style:family="text">
      <style:text-properties fo:font-size="8.00pt" fo:font-weight="normal" fo:font-family="'monospace, monospace'" style:font-family-asian="'monospace, monospace'" style:font-family-complex="'monospace, monospace'" fo:background-color="#ffffff" fo:color="#000000"/>
    </style:style>
    <style:style style:name="T3503" style:family="text">
      <style:text-properties fo:font-size="8.00pt" fo:font-weight="normal" fo:font-family="'monospace, monospace'" style:font-family-asian="'monospace, monospace'" style:font-family-complex="'monospace, monospace'" fo:background-color="#ffffff" fo:color="#301010"/>
    </style:style>
    <style:style style:name="T3504" style:family="text">
      <style:text-properties fo:font-size="8.00pt" fo:font-weight="normal" fo:font-family="'monospace, monospace'" style:font-family-asian="'monospace, monospace'" style:font-family-complex="'monospace, monospace'" fo:background-color="transparent" fo:color="#000000"/>
    </style:style>
    <style:style style:name="T3505" style:family="text">
      <style:text-properties fo:font-size="8.00pt" fo:font-weight="normal" fo:font-family="'monospace, monospace'" style:font-family-asian="'monospace, monospace'" style:font-family-complex="'monospace, monospace'" fo:background-color="#ffffff" fo:color="#000000"/>
    </style:style>
    <style:style style:name="T3506" style:family="text">
      <style:text-properties fo:font-size="8.00pt" fo:font-weight="normal" fo:font-family="'monospace, monospace'" style:font-family-asian="'monospace, monospace'" style:font-family-complex="'monospace, monospace'" fo:background-color="#ffffff" fo:color="#301010"/>
    </style:style>
    <style:style style:name="T3507" style:family="text">
      <style:text-properties fo:font-size="8.00pt" fo:font-weight="normal" fo:font-family="'monospace, monospace'" style:font-family-asian="'monospace, monospace'" style:font-family-complex="'monospace, monospace'" fo:background-color="#ffffff" fo:color="#000000"/>
    </style:style>
    <style:style style:name="T3508" style:family="text">
      <style:text-properties fo:font-size="8.00pt" fo:font-weight="normal" fo:font-family="'monospace, monospace'" style:font-family-asian="'monospace, monospace'" style:font-family-complex="'monospace, monospace'" fo:background-color="#ffffff" fo:color="#301010"/>
    </style:style>
    <style:style style:name="T3509" style:family="text">
      <style:text-properties fo:font-size="8.00pt" fo:font-weight="normal" fo:font-family="'monospace, monospace'" style:font-family-asian="'monospace, monospace'" style:font-family-complex="'monospace, monospace'" fo:background-color="#ffffff" fo:color="#000000"/>
    </style:style>
    <style:style style:name="T3510" style:family="text">
      <style:text-properties fo:font-size="8.00pt" fo:font-weight="normal" fo:font-family="'monospace, monospace'" style:font-family-asian="'monospace, monospace'" style:font-family-complex="'monospace, monospace'" fo:background-color="#ffffff" fo:color="#301010"/>
    </style:style>
    <style:style style:name="T3511" style:family="text">
      <style:text-properties fo:font-size="8.00pt" fo:font-weight="normal" fo:font-family="'monospace, monospace'" style:font-family-asian="'monospace, monospace'" style:font-family-complex="'monospace, monospace'" fo:background-color="#ffffff" fo:color="#007f00"/>
    </style:style>
    <style:style style:name="T3512" style:family="text">
      <style:text-properties fo:font-size="8.00pt" fo:font-weight="normal" fo:font-family="'monospace, monospace'" style:font-family-asian="'monospace, monospace'" style:font-family-complex="'monospace, monospace'" fo:background-color="#ffffff" fo:color="#301010"/>
    </style:style>
    <style:style style:name="T3513" style:family="text">
      <style:text-properties fo:font-size="8.00pt" fo:font-weight="normal" fo:font-family="'monospace, monospace'" style:font-family-asian="'monospace, monospace'" style:font-family-complex="'monospace, monospace'" fo:background-color="#ffffff" fo:color="#000000"/>
    </style:style>
    <style:style style:name="T3514" style:family="text">
      <style:text-properties fo:font-size="8.00pt" fo:font-weight="normal" fo:font-family="'monospace, monospace'" style:font-family-asian="'monospace, monospace'" style:font-family-complex="'monospace, monospace'" fo:background-color="#ffffff" fo:color="#301010"/>
    </style:style>
    <style:style style:name="T3515" style:family="text">
      <style:text-properties fo:font-size="8.00pt" fo:font-weight="normal" fo:font-family="'monospace, monospace'" style:font-family-asian="'monospace, monospace'" style:font-family-complex="'monospace, monospace'" fo:background-color="#ffffff" fo:color="#007f00"/>
    </style:style>
    <style:style style:name="T3516" style:family="text">
      <style:text-properties fo:font-size="8.00pt" fo:font-weight="normal" fo:font-family="'monospace, monospace'" style:font-family-asian="'monospace, monospace'" style:font-family-complex="'monospace, monospace'" fo:background-color="#ffffff" fo:color="#301010"/>
    </style:style>
    <style:style style:name="T3517" style:family="text">
      <style:text-properties fo:font-size="8.00pt" fo:font-weight="normal" fo:font-family="'monospace, monospace'" style:font-family-asian="'monospace, monospace'" style:font-family-complex="'monospace, monospace'" fo:background-color="transparent" fo:color="#000000"/>
    </style:style>
    <style:style style:name="T3518" style:family="text">
      <style:text-properties fo:font-size="8.00pt" fo:font-weight="normal" fo:font-family="'monospace, monospace'" style:font-family-asian="'monospace, monospace'" style:font-family-complex="'monospace, monospace'" fo:background-color="#ffffff" fo:color="#301010"/>
    </style:style>
    <style:style style:name="T3519" style:family="text">
      <style:text-properties fo:font-size="8.00pt" fo:font-weight="normal" fo:font-family="'monospace, monospace'" style:font-family-asian="'monospace, monospace'" style:font-family-complex="'monospace, monospace'" fo:background-color="transparent" fo:color="#000000"/>
    </style:style>
    <style:style style:name="T3520" style:family="text">
      <style:text-properties fo:font-size="8.00pt" fo:font-weight="normal" fo:font-family="'monospace, monospace'" style:font-family-asian="'monospace, monospace'" style:font-family-complex="'monospace, monospace'" fo:background-color="#ffffff" fo:color="#000000"/>
    </style:style>
    <style:style style:name="T3521" style:family="text">
      <style:text-properties fo:font-size="8.00pt" fo:font-weight="normal" fo:font-family="'monospace, monospace'" style:font-family-asian="'monospace, monospace'" style:font-family-complex="'monospace, monospace'" fo:background-color="#ffffff" fo:color="#301010"/>
    </style:style>
    <style:style style:name="T3522" style:family="text">
      <style:text-properties fo:font-size="8.00pt" fo:font-weight="normal" fo:font-family="'monospace, monospace'" style:font-family-asian="'monospace, monospace'" style:font-family-complex="'monospace, monospace'" fo:background-color="#ffffff" fo:color="#000000"/>
    </style:style>
    <style:style style:name="T3523" style:family="text">
      <style:text-properties fo:font-size="8.00pt" fo:font-weight="normal" fo:font-family="'monospace, monospace'" style:font-family-asian="'monospace, monospace'" style:font-family-complex="'monospace, monospace'" fo:background-color="#ffffff" fo:color="#301010"/>
    </style:style>
    <style:style style:name="T3524" style:family="text">
      <style:text-properties fo:font-size="8.00pt" fo:font-weight="normal" fo:font-family="'monospace, monospace'" style:font-family-asian="'monospace, monospace'" style:font-family-complex="'monospace, monospace'" fo:background-color="#ffffff" fo:color="#000000"/>
    </style:style>
    <style:style style:name="T3525" style:family="text">
      <style:text-properties fo:font-size="8.00pt" fo:font-weight="normal" fo:font-family="'monospace, monospace'" style:font-family-asian="'monospace, monospace'" style:font-family-complex="'monospace, monospace'" fo:background-color="#ffffff" fo:color="#301010"/>
    </style:style>
    <style:style style:name="T3526" style:family="text">
      <style:text-properties fo:font-size="8.00pt" fo:font-weight="normal" fo:font-family="'monospace, monospace'" style:font-family-asian="'monospace, monospace'" style:font-family-complex="'monospace, monospace'" fo:background-color="#ffffff" fo:color="#000000"/>
    </style:style>
    <style:style style:name="T3527" style:family="text">
      <style:text-properties fo:font-size="8.00pt" fo:font-weight="normal" fo:font-family="'monospace, monospace'" style:font-family-asian="'monospace, monospace'" style:font-family-complex="'monospace, monospace'" fo:background-color="#ffffff" fo:color="#301010"/>
    </style:style>
    <style:style style:name="T3528" style:family="text">
      <style:text-properties fo:font-size="8.00pt" fo:font-weight="normal" fo:font-family="'monospace, monospace'" style:font-family-asian="'monospace, monospace'" style:font-family-complex="'monospace, monospace'" fo:background-color="transparent" fo:color="#000000"/>
    </style:style>
    <style:style style:name="T3529" style:family="text">
      <style:text-properties fo:font-size="8.00pt" fo:font-weight="normal" fo:font-family="'monospace, monospace'" style:font-family-asian="'monospace, monospace'" style:font-family-complex="'monospace, monospace'" fo:background-color="#ffffff" fo:color="#000000"/>
    </style:style>
    <style:style style:name="T3530" style:family="text">
      <style:text-properties fo:font-size="8.00pt" fo:font-weight="normal" fo:font-family="'monospace, monospace'" style:font-family-asian="'monospace, monospace'" style:font-family-complex="'monospace, monospace'" fo:background-color="#ffffff" fo:color="#301010"/>
    </style:style>
    <style:style style:name="T3531" style:family="text">
      <style:text-properties fo:font-size="8.00pt" fo:font-weight="normal" fo:font-family="'monospace, monospace'" style:font-family-asian="'monospace, monospace'" style:font-family-complex="'monospace, monospace'" fo:background-color="#ffffff" fo:color="#000000"/>
    </style:style>
    <style:style style:name="T3532" style:family="text">
      <style:text-properties fo:font-size="8.00pt" fo:font-weight="normal" fo:font-family="'monospace, monospace'" style:font-family-asian="'monospace, monospace'" style:font-family-complex="'monospace, monospace'" fo:background-color="#ffffff" fo:color="#301010"/>
    </style:style>
    <style:style style:name="T3533" style:family="text">
      <style:text-properties fo:font-size="8.00pt" fo:font-weight="normal" fo:font-family="'monospace, monospace'" style:font-family-asian="'monospace, monospace'" style:font-family-complex="'monospace, monospace'" fo:background-color="#ffffff" fo:color="#000000"/>
    </style:style>
    <style:style style:name="T3534" style:family="text">
      <style:text-properties fo:font-size="8.00pt" fo:font-weight="normal" fo:font-family="'monospace, monospace'" style:font-family-asian="'monospace, monospace'" style:font-family-complex="'monospace, monospace'" fo:background-color="#ffffff" fo:color="#301010"/>
    </style:style>
    <style:style style:name="T3535" style:family="text">
      <style:text-properties fo:font-size="8.00pt" fo:font-weight="normal" fo:font-family="'monospace, monospace'" style:font-family-asian="'monospace, monospace'" style:font-family-complex="'monospace, monospace'" fo:background-color="#ffffff" fo:color="#007f00"/>
    </style:style>
    <style:style style:name="T3536" style:family="text">
      <style:text-properties fo:font-size="8.00pt" fo:font-weight="normal" fo:font-family="'monospace, monospace'" style:font-family-asian="'monospace, monospace'" style:font-family-complex="'monospace, monospace'" fo:background-color="#ffffff" fo:color="#301010"/>
    </style:style>
    <style:style style:name="T3537" style:family="text">
      <style:text-properties fo:font-size="8.00pt" fo:font-weight="normal" fo:font-family="'monospace, monospace'" style:font-family-asian="'monospace, monospace'" style:font-family-complex="'monospace, monospace'" fo:background-color="#ffffff" fo:color="#000000"/>
    </style:style>
    <style:style style:name="T3538" style:family="text">
      <style:text-properties fo:font-size="8.00pt" fo:font-weight="normal" fo:font-family="'monospace, monospace'" style:font-family-asian="'monospace, monospace'" style:font-family-complex="'monospace, monospace'" fo:background-color="#ffffff" fo:color="#301010"/>
    </style:style>
    <style:style style:name="T3539" style:family="text">
      <style:text-properties fo:font-size="8.00pt" fo:font-weight="normal" fo:font-family="'monospace, monospace'" style:font-family-asian="'monospace, monospace'" style:font-family-complex="'monospace, monospace'" fo:background-color="#ffffff" fo:color="#000000"/>
    </style:style>
    <style:style style:name="T3540" style:family="text">
      <style:text-properties fo:font-size="8.00pt" fo:font-weight="normal" fo:font-family="'monospace, monospace'" style:font-family-asian="'monospace, monospace'" style:font-family-complex="'monospace, monospace'" fo:background-color="#ffffff" fo:color="#301010"/>
    </style:style>
    <style:style style:name="T3541" style:family="text">
      <style:text-properties fo:font-size="8.00pt" fo:font-weight="normal" fo:font-family="'monospace, monospace'" style:font-family-asian="'monospace, monospace'" style:font-family-complex="'monospace, monospace'" fo:background-color="#ffffff" fo:color="#000000"/>
    </style:style>
    <style:style style:name="T3542" style:family="text">
      <style:text-properties fo:font-size="8.00pt" fo:font-weight="normal" fo:font-family="'monospace, monospace'" style:font-family-asian="'monospace, monospace'" style:font-family-complex="'monospace, monospace'" fo:background-color="#ffffff" fo:color="#301010"/>
    </style:style>
    <style:style style:name="T3543" style:family="text">
      <style:text-properties fo:font-size="8.00pt" fo:font-weight="normal" fo:font-family="'monospace, monospace'" style:font-family-asian="'monospace, monospace'" style:font-family-complex="'monospace, monospace'" fo:background-color="#ffffff" fo:color="#000000"/>
    </style:style>
    <style:style style:name="T3544" style:family="text">
      <style:text-properties fo:font-size="8.00pt" fo:font-weight="normal" fo:font-family="'monospace, monospace'" style:font-family-asian="'monospace, monospace'" style:font-family-complex="'monospace, monospace'" fo:background-color="#ffffff" fo:color="#301010"/>
    </style:style>
    <style:style style:name="T3545" style:family="text">
      <style:text-properties fo:font-size="8.00pt" fo:font-weight="normal" fo:font-family="'monospace, monospace'" style:font-family-asian="'monospace, monospace'" style:font-family-complex="'monospace, monospace'" fo:background-color="#ffffff" fo:color="#000000"/>
    </style:style>
    <style:style style:name="T3546" style:family="text">
      <style:text-properties fo:font-size="8.00pt" fo:font-weight="normal" fo:font-family="'monospace, monospace'" style:font-family-asian="'monospace, monospace'" style:font-family-complex="'monospace, monospace'" fo:background-color="#ffffff" fo:color="#301010"/>
    </style:style>
    <style:style style:name="T3547" style:family="text">
      <style:text-properties fo:font-size="8.00pt" fo:font-weight="normal" fo:font-family="'monospace, monospace'" style:font-family-asian="'monospace, monospace'" style:font-family-complex="'monospace, monospace'" fo:background-color="#ffffff" fo:color="#000000"/>
    </style:style>
    <style:style style:name="T3548" style:family="text">
      <style:text-properties fo:font-size="8.00pt" fo:font-weight="normal" fo:font-family="'monospace, monospace'" style:font-family-asian="'monospace, monospace'" style:font-family-complex="'monospace, monospace'" fo:background-color="#ffffff" fo:color="#301010"/>
    </style:style>
    <style:style style:name="T3549" style:family="text">
      <style:text-properties fo:font-size="8.00pt" fo:font-weight="normal" fo:font-family="'monospace, monospace'" style:font-family-asian="'monospace, monospace'" style:font-family-complex="'monospace, monospace'" fo:background-color="#ffffff" fo:color="#000000"/>
    </style:style>
    <style:style style:name="T3550" style:family="text">
      <style:text-properties fo:font-size="8.00pt" fo:font-weight="normal" fo:font-family="'monospace, monospace'" style:font-family-asian="'monospace, monospace'" style:font-family-complex="'monospace, monospace'" fo:background-color="#ffffff" fo:color="#301010"/>
    </style:style>
    <style:style style:name="T3551" style:family="text">
      <style:text-properties fo:font-size="8.00pt" fo:font-weight="normal" fo:font-family="'monospace, monospace'" style:font-family-asian="'monospace, monospace'" style:font-family-complex="'monospace, monospace'" fo:background-color="#ffffff" fo:color="#000000"/>
    </style:style>
    <style:style style:name="T3552" style:family="text">
      <style:text-properties fo:font-size="8.00pt" fo:font-weight="normal" fo:font-family="'monospace, monospace'" style:font-family-asian="'monospace, monospace'" style:font-family-complex="'monospace, monospace'" fo:background-color="#ffffff" fo:color="#301010"/>
    </style:style>
    <style:style style:name="T3553" style:family="text">
      <style:text-properties fo:font-size="8.00pt" fo:font-weight="normal" fo:font-family="'monospace, monospace'" style:font-family-asian="'monospace, monospace'" style:font-family-complex="'monospace, monospace'" fo:background-color="#ffffff" fo:color="#000000"/>
    </style:style>
    <style:style style:name="T3554" style:family="text">
      <style:text-properties fo:font-size="8.00pt" fo:font-weight="normal" fo:font-family="'monospace, monospace'" style:font-family-asian="'monospace, monospace'" style:font-family-complex="'monospace, monospace'" fo:background-color="#ffffff" fo:color="#301010"/>
    </style:style>
    <style:style style:name="T3555" style:family="text">
      <style:text-properties fo:font-size="8.00pt" fo:font-weight="normal" fo:font-family="'monospace, monospace'" style:font-family-asian="'monospace, monospace'" style:font-family-complex="'monospace, monospace'" fo:background-color="#ffffff" fo:color="#000000"/>
    </style:style>
    <style:style style:name="T3556" style:family="text">
      <style:text-properties fo:font-size="8.00pt" fo:font-weight="normal" fo:font-family="'monospace, monospace'" style:font-family-asian="'monospace, monospace'" style:font-family-complex="'monospace, monospace'" fo:background-color="#ffffff" fo:color="#301010"/>
    </style:style>
    <style:style style:name="T3557" style:family="text">
      <style:text-properties fo:font-size="8.00pt" fo:font-weight="normal" fo:font-family="'monospace, monospace'" style:font-family-asian="'monospace, monospace'" style:font-family-complex="'monospace, monospace'" fo:background-color="transparent" fo:color="#000000"/>
    </style:style>
    <style:style style:name="T3558" style:family="text">
      <style:text-properties fo:font-size="8.00pt" fo:font-weight="normal" fo:font-family="'monospace, monospace'" style:font-family-asian="'monospace, monospace'" style:font-family-complex="'monospace, monospace'" fo:background-color="#ffffff" fo:color="#301010"/>
    </style:style>
    <style:style style:name="T3559" style:family="text">
      <style:text-properties fo:font-size="8.00pt" fo:font-weight="normal" fo:font-family="'monospace, monospace'" style:font-family-asian="'monospace, monospace'" style:font-family-complex="'monospace, monospace'" fo:background-color="transparent" fo:color="#000000"/>
    </style:style>
    <style:style style:name="T3560" style:family="text">
      <style:text-properties fo:font-size="8.00pt" fo:font-weight="normal" fo:font-family="'monospace, monospace'" style:font-family-asian="'monospace, monospace'" style:font-family-complex="'monospace, monospace'" fo:background-color="#ffffff" fo:color="#301010"/>
    </style:style>
    <style:style style:name="T3561" style:family="text">
      <style:text-properties fo:font-size="8.00pt" fo:font-weight="normal" fo:font-family="'monospace, monospace'" style:font-family-asian="'monospace, monospace'" style:font-family-complex="'monospace, monospace'" fo:background-color="transparent" fo:color="#000000"/>
    </style:style>
    <style:style style:name="T3562" style:family="text">
      <style:text-properties fo:font-size="8.00pt" fo:font-weight="bold" fo:font-family="'monospace, monospace'" style:font-family-asian="'monospace, monospace'" style:font-family-complex="'monospace, monospace'" fo:background-color="#ffffff" fo:color="#00007f"/>
    </style:style>
    <style:style style:name="T3563" style:family="text">
      <style:text-properties fo:font-size="8.00pt" fo:font-weight="normal" fo:font-family="'monospace, monospace'" style:font-family-asian="'monospace, monospace'" style:font-family-complex="'monospace, monospace'" fo:background-color="#ffffff" fo:color="#000000"/>
    </style:style>
    <style:style style:name="T3564" style:family="text">
      <style:text-properties fo:font-size="8.00pt" fo:font-weight="normal" fo:font-family="'monospace, monospace'" style:font-family-asian="'monospace, monospace'" style:font-family-complex="'monospace, monospace'" fo:background-color="#ffffff" fo:color="#301010"/>
    </style:style>
    <style:style style:name="T3565" style:family="text">
      <style:text-properties fo:font-size="8.00pt" fo:font-weight="normal" fo:font-family="'monospace, monospace'" style:font-family-asian="'monospace, monospace'" style:font-family-complex="'monospace, monospace'" fo:background-color="transparent" fo:color="#000000"/>
    </style:style>
    <style:style style:name="T3566" style:family="text">
      <style:text-properties fo:font-size="8.00pt" fo:font-weight="normal" fo:font-family="'monospace, monospace'" style:font-family-asian="'monospace, monospace'" style:font-family-complex="'monospace, monospace'" fo:background-color="#ffffff" fo:color="#000000"/>
    </style:style>
    <style:style style:name="T3567" style:family="text">
      <style:text-properties fo:font-size="8.00pt" fo:font-weight="normal" fo:font-family="'monospace, monospace'" style:font-family-asian="'monospace, monospace'" style:font-family-complex="'monospace, monospace'" fo:background-color="#ffffff" fo:color="#301010"/>
    </style:style>
    <style:style style:name="T3568" style:family="text">
      <style:text-properties fo:font-size="8.00pt" fo:font-weight="normal" fo:font-family="'monospace, monospace'" style:font-family-asian="'monospace, monospace'" style:font-family-complex="'monospace, monospace'" fo:background-color="#ffffff" fo:color="#000000"/>
    </style:style>
    <style:style style:name="T3569" style:family="text">
      <style:text-properties fo:font-size="8.00pt" fo:font-weight="normal" fo:font-family="'monospace, monospace'" style:font-family-asian="'monospace, monospace'" style:font-family-complex="'monospace, monospace'" fo:background-color="#ffffff" fo:color="#301010"/>
    </style:style>
    <style:style style:name="T3570" style:family="text">
      <style:text-properties fo:font-size="8.00pt" fo:font-weight="normal" fo:font-family="'monospace, monospace'" style:font-family-asian="'monospace, monospace'" style:font-family-complex="'monospace, monospace'" fo:background-color="#ffffff" fo:color="#000000"/>
    </style:style>
    <style:style style:name="T3571" style:family="text">
      <style:text-properties fo:font-size="8.00pt" fo:font-weight="normal" fo:font-family="'monospace, monospace'" style:font-family-asian="'monospace, monospace'" style:font-family-complex="'monospace, monospace'" fo:background-color="#ffffff" fo:color="#301010"/>
    </style:style>
    <style:style style:name="T3572" style:family="text">
      <style:text-properties fo:font-size="8.00pt" fo:font-weight="normal" fo:font-family="'monospace, monospace'" style:font-family-asian="'monospace, monospace'" style:font-family-complex="'monospace, monospace'" fo:background-color="#ffffff" fo:color="#000000"/>
    </style:style>
    <style:style style:name="T3573" style:family="text">
      <style:text-properties fo:font-size="8.00pt" fo:font-weight="normal" fo:font-family="'monospace, monospace'" style:font-family-asian="'monospace, monospace'" style:font-family-complex="'monospace, monospace'" fo:background-color="#ffffff" fo:color="#301010"/>
    </style:style>
    <style:style style:name="T3574" style:family="text">
      <style:text-properties fo:font-size="8.00pt" fo:font-weight="normal" fo:font-family="'monospace, monospace'" style:font-family-asian="'monospace, monospace'" style:font-family-complex="'monospace, monospace'" fo:background-color="#ffffff" fo:color="#000000"/>
    </style:style>
    <style:style style:name="T3575" style:family="text">
      <style:text-properties fo:font-size="8.00pt" fo:font-weight="normal" fo:font-family="'monospace, monospace'" style:font-family-asian="'monospace, monospace'" style:font-family-complex="'monospace, monospace'" fo:background-color="#ffffff" fo:color="#301010"/>
    </style:style>
    <style:style style:name="T3576" style:family="text">
      <style:text-properties fo:font-size="8.00pt" fo:font-weight="normal" fo:font-family="'monospace, monospace'" style:font-family-asian="'monospace, monospace'" style:font-family-complex="'monospace, monospace'" fo:background-color="#ffffff" fo:color="#007f00"/>
    </style:style>
    <style:style style:name="T3577" style:family="text">
      <style:text-properties fo:font-size="8.00pt" fo:font-weight="normal" fo:font-family="'monospace, monospace'" style:font-family-asian="'monospace, monospace'" style:font-family-complex="'monospace, monospace'" fo:background-color="#ffffff" fo:color="#301010"/>
    </style:style>
    <style:style style:name="T3578" style:family="text">
      <style:text-properties fo:font-size="8.00pt" fo:font-weight="normal" fo:font-family="'monospace, monospace'" style:font-family-asian="'monospace, monospace'" style:font-family-complex="'monospace, monospace'" fo:background-color="transparent" fo:color="#000000"/>
    </style:style>
    <style:style style:name="T3579" style:family="text">
      <style:text-properties fo:font-size="8.00pt" fo:font-weight="normal" fo:font-family="'monospace, monospace'" style:font-family-asian="'monospace, monospace'" style:font-family-complex="'monospace, monospace'" fo:background-color="#ffffff" fo:color="#000000"/>
    </style:style>
    <style:style style:name="T3580" style:family="text">
      <style:text-properties fo:font-size="8.00pt" fo:font-weight="normal" fo:font-family="'monospace, monospace'" style:font-family-asian="'monospace, monospace'" style:font-family-complex="'monospace, monospace'" fo:background-color="#ffffff" fo:color="#301010"/>
    </style:style>
    <style:style style:name="T3581" style:family="text">
      <style:text-properties fo:font-size="8.00pt" fo:font-weight="normal" fo:font-family="'monospace, monospace'" style:font-family-asian="'monospace, monospace'" style:font-family-complex="'monospace, monospace'" fo:background-color="#ffffff" fo:color="#000000"/>
    </style:style>
    <style:style style:name="T3582" style:family="text">
      <style:text-properties fo:font-size="8.00pt" fo:font-weight="normal" fo:font-family="'monospace, monospace'" style:font-family-asian="'monospace, monospace'" style:font-family-complex="'monospace, monospace'" fo:background-color="#ffffff" fo:color="#301010"/>
    </style:style>
    <style:style style:name="T3583" style:family="text">
      <style:text-properties fo:font-size="8.00pt" fo:font-weight="normal" fo:font-family="'monospace, monospace'" style:font-family-asian="'monospace, monospace'" style:font-family-complex="'monospace, monospace'" fo:background-color="#ffffff" fo:color="#000000"/>
    </style:style>
    <style:style style:name="T3584" style:family="text">
      <style:text-properties fo:font-size="8.00pt" fo:font-weight="normal" fo:font-family="'monospace, monospace'" style:font-family-asian="'monospace, monospace'" style:font-family-complex="'monospace, monospace'" fo:background-color="#ffffff" fo:color="#301010"/>
    </style:style>
    <style:style style:name="T3585" style:family="text">
      <style:text-properties fo:font-size="8.00pt" fo:font-weight="normal" fo:font-family="'monospace, monospace'" style:font-family-asian="'monospace, monospace'" style:font-family-complex="'monospace, monospace'" fo:background-color="#ffffff" fo:color="#007f00"/>
    </style:style>
    <style:style style:name="T3586" style:family="text">
      <style:text-properties fo:font-size="8.00pt" fo:font-weight="normal" fo:font-family="'monospace, monospace'" style:font-family-asian="'monospace, monospace'" style:font-family-complex="'monospace, monospace'" fo:background-color="#ffffff" fo:color="#301010"/>
    </style:style>
    <style:style style:name="T3587" style:family="text">
      <style:text-properties fo:font-size="8.00pt" fo:font-weight="normal" fo:font-family="'monospace, monospace'" style:font-family-asian="'monospace, monospace'" style:font-family-complex="'monospace, monospace'" fo:background-color="#ffffff" fo:color="#007f00"/>
    </style:style>
    <style:style style:name="T3588" style:family="text">
      <style:text-properties fo:font-size="8.00pt" fo:font-weight="normal" fo:font-family="'monospace, monospace'" style:font-family-asian="'monospace, monospace'" style:font-family-complex="'monospace, monospace'" fo:background-color="#ffffff" fo:color="#301010"/>
    </style:style>
    <style:style style:name="T3589" style:family="text">
      <style:text-properties fo:font-size="8.00pt" fo:font-weight="normal" fo:font-family="'monospace, monospace'" style:font-family-asian="'monospace, monospace'" style:font-family-complex="'monospace, monospace'" fo:background-color="transparent" fo:color="#000000"/>
    </style:style>
    <style:style style:name="T3590" style:family="text">
      <style:text-properties fo:font-size="8.00pt" fo:font-weight="normal" fo:font-family="'monospace, monospace'" style:font-family-asian="'monospace, monospace'" style:font-family-complex="'monospace, monospace'" fo:background-color="#ffffff" fo:color="#301010"/>
    </style:style>
    <style:style style:name="T3591" style:family="text">
      <style:text-properties fo:font-size="8.00pt" fo:font-weight="normal" fo:font-family="'monospace, monospace'" style:font-family-asian="'monospace, monospace'" style:font-family-complex="'monospace, monospace'" fo:background-color="transparent" fo:color="#000000"/>
    </style:style>
    <style:style style:name="T3592" style:family="text">
      <style:text-properties fo:font-size="8.00pt" fo:font-weight="normal" fo:font-family="'monospace, monospace'" style:font-family-asian="'monospace, monospace'" style:font-family-complex="'monospace, monospace'" fo:background-color="#ffffff" fo:color="#000000"/>
    </style:style>
    <style:style style:name="T3593" style:family="text">
      <style:text-properties fo:font-size="8.00pt" fo:font-weight="normal" fo:font-family="'monospace, monospace'" style:font-family-asian="'monospace, monospace'" style:font-family-complex="'monospace, monospace'" fo:background-color="#ffffff" fo:color="#301010"/>
    </style:style>
    <style:style style:name="T3594" style:family="text">
      <style:text-properties fo:font-size="8.00pt" fo:font-weight="normal" fo:font-family="'monospace, monospace'" style:font-family-asian="'monospace, monospace'" style:font-family-complex="'monospace, monospace'" fo:background-color="#ffffff" fo:color="#007f00"/>
    </style:style>
    <style:style style:name="T3595" style:family="text">
      <style:text-properties fo:font-size="8.00pt" fo:font-weight="normal" fo:font-family="'monospace, monospace'" style:font-family-asian="'monospace, monospace'" style:font-family-complex="'monospace, monospace'" fo:background-color="#ffffff" fo:color="#301010"/>
    </style:style>
    <style:style style:name="T3596" style:family="text">
      <style:text-properties fo:font-size="8.00pt" fo:font-weight="normal" fo:font-family="'monospace, monospace'" style:font-family-asian="'monospace, monospace'" style:font-family-complex="'monospace, monospace'" fo:background-color="transparent" fo:color="#000000"/>
    </style:style>
    <style:style style:name="T3597" style:family="text">
      <style:text-properties fo:font-size="8.00pt" fo:font-weight="normal" fo:font-family="'monospace, monospace'" style:font-family-asian="'monospace, monospace'" style:font-family-complex="'monospace, monospace'" fo:background-color="#ffffff" fo:color="#000000"/>
    </style:style>
    <style:style style:name="T3598" style:family="text">
      <style:text-properties fo:font-size="8.00pt" fo:font-weight="normal" fo:font-family="'monospace, monospace'" style:font-family-asian="'monospace, monospace'" style:font-family-complex="'monospace, monospace'" fo:background-color="#ffffff" fo:color="#301010"/>
    </style:style>
    <style:style style:name="T3599" style:family="text">
      <style:text-properties fo:font-size="8.00pt" fo:font-weight="normal" fo:font-family="'monospace, monospace'" style:font-family-asian="'monospace, monospace'" style:font-family-complex="'monospace, monospace'" fo:background-color="#ffffff" fo:color="#000000"/>
    </style:style>
    <style:style style:name="T3600" style:family="text">
      <style:text-properties fo:font-size="8.00pt" fo:font-weight="normal" fo:font-family="'monospace, monospace'" style:font-family-asian="'monospace, monospace'" style:font-family-complex="'monospace, monospace'" fo:background-color="#ffffff" fo:color="#301010"/>
    </style:style>
    <style:style style:name="T3601" style:family="text">
      <style:text-properties fo:font-size="8.00pt" fo:font-weight="normal" fo:font-family="'monospace, monospace'" style:font-family-asian="'monospace, monospace'" style:font-family-complex="'monospace, monospace'" fo:background-color="#ffffff" fo:color="#000000"/>
    </style:style>
    <style:style style:name="T3602" style:family="text">
      <style:text-properties fo:font-size="8.00pt" fo:font-weight="normal" fo:font-family="'monospace, monospace'" style:font-family-asian="'monospace, monospace'" style:font-family-complex="'monospace, monospace'" fo:background-color="#ffffff" fo:color="#301010"/>
    </style:style>
    <style:style style:name="T3603" style:family="text">
      <style:text-properties fo:font-size="8.00pt" fo:font-weight="normal" fo:font-family="'monospace, monospace'" style:font-family-asian="'monospace, monospace'" style:font-family-complex="'monospace, monospace'" fo:background-color="#ffffff" fo:color="#000000"/>
    </style:style>
    <style:style style:name="T3604" style:family="text">
      <style:text-properties fo:font-size="8.00pt" fo:font-weight="normal" fo:font-family="'monospace, monospace'" style:font-family-asian="'monospace, monospace'" style:font-family-complex="'monospace, monospace'" fo:background-color="#ffffff" fo:color="#301010"/>
    </style:style>
    <style:style style:name="T3605" style:family="text">
      <style:text-properties fo:font-size="8.00pt" fo:font-weight="normal" fo:font-family="'monospace, monospace'" style:font-family-asian="'monospace, monospace'" style:font-family-complex="'monospace, monospace'" fo:background-color="#ffffff" fo:color="#000000"/>
    </style:style>
    <style:style style:name="T3606" style:family="text">
      <style:text-properties fo:font-size="8.00pt" fo:font-weight="normal" fo:font-family="'monospace, monospace'" style:font-family-asian="'monospace, monospace'" style:font-family-complex="'monospace, monospace'" fo:background-color="#ffffff" fo:color="#301010"/>
    </style:style>
    <style:style style:name="T3607" style:family="text">
      <style:text-properties fo:font-size="8.00pt" fo:font-weight="normal" fo:font-family="'monospace, monospace'" style:font-family-asian="'monospace, monospace'" style:font-family-complex="'monospace, monospace'" fo:background-color="#ffffff" fo:color="#000000"/>
    </style:style>
    <style:style style:name="T3608" style:family="text">
      <style:text-properties fo:font-size="8.00pt" fo:font-weight="normal" fo:font-family="'monospace, monospace'" style:font-family-asian="'monospace, monospace'" style:font-family-complex="'monospace, monospace'" fo:background-color="#ffffff" fo:color="#301010"/>
    </style:style>
    <style:style style:name="T3609" style:family="text">
      <style:text-properties fo:font-size="8.00pt" fo:font-weight="normal" fo:font-family="'monospace, monospace'" style:font-family-asian="'monospace, monospace'" style:font-family-complex="'monospace, monospace'" fo:background-color="#ffffff" fo:color="#000000"/>
    </style:style>
    <style:style style:name="T3610" style:family="text">
      <style:text-properties fo:font-size="8.00pt" fo:font-weight="normal" fo:font-family="'monospace, monospace'" style:font-family-asian="'monospace, monospace'" style:font-family-complex="'monospace, monospace'" fo:background-color="#ffffff" fo:color="#301010"/>
    </style:style>
    <style:style style:name="T3611" style:family="text">
      <style:text-properties fo:font-size="8.00pt" fo:font-weight="normal" fo:font-family="'monospace, monospace'" style:font-family-asian="'monospace, monospace'" style:font-family-complex="'monospace, monospace'" fo:background-color="#ffffff" fo:color="#000000"/>
    </style:style>
    <style:style style:name="T3612" style:family="text">
      <style:text-properties fo:font-size="8.00pt" fo:font-weight="normal" fo:font-family="'monospace, monospace'" style:font-family-asian="'monospace, monospace'" style:font-family-complex="'monospace, monospace'" fo:background-color="#ffffff" fo:color="#301010"/>
    </style:style>
    <style:style style:name="T3613" style:family="text">
      <style:text-properties fo:font-size="8.00pt" fo:font-weight="normal" fo:font-family="'monospace, monospace'" style:font-family-asian="'monospace, monospace'" style:font-family-complex="'monospace, monospace'" fo:background-color="#ffffff" fo:color="#000000"/>
    </style:style>
    <style:style style:name="T3614" style:family="text">
      <style:text-properties fo:font-size="8.00pt" fo:font-weight="normal" fo:font-family="'monospace, monospace'" style:font-family-asian="'monospace, monospace'" style:font-family-complex="'monospace, monospace'" fo:background-color="#ffffff" fo:color="#301010"/>
    </style:style>
    <style:style style:name="T3615" style:family="text">
      <style:text-properties fo:font-size="8.00pt" fo:font-weight="normal" fo:font-family="'monospace, monospace'" style:font-family-asian="'monospace, monospace'" style:font-family-complex="'monospace, monospace'" fo:background-color="transparent" fo:color="#000000"/>
    </style:style>
    <style:style style:name="T3616" style:family="text">
      <style:text-properties fo:font-size="8.00pt" fo:font-weight="normal" fo:font-family="'monospace, monospace'" style:font-family-asian="'monospace, monospace'" style:font-family-complex="'monospace, monospace'" fo:background-color="#ffffff" fo:color="#000000"/>
    </style:style>
    <style:style style:name="T3617" style:family="text">
      <style:text-properties fo:font-size="8.00pt" fo:font-weight="normal" fo:font-family="'monospace, monospace'" style:font-family-asian="'monospace, monospace'" style:font-family-complex="'monospace, monospace'" fo:background-color="#ffffff" fo:color="#301010"/>
    </style:style>
    <style:style style:name="T3618" style:family="text">
      <style:text-properties fo:font-size="8.00pt" fo:font-weight="normal" fo:font-family="'monospace, monospace'" style:font-family-asian="'monospace, monospace'" style:font-family-complex="'monospace, monospace'" fo:background-color="#ffffff" fo:color="#000000"/>
    </style:style>
    <style:style style:name="T3619" style:family="text">
      <style:text-properties fo:font-size="8.00pt" fo:font-weight="normal" fo:font-family="'monospace, monospace'" style:font-family-asian="'monospace, monospace'" style:font-family-complex="'monospace, monospace'" fo:background-color="#ffffff" fo:color="#301010"/>
    </style:style>
    <style:style style:name="T3620" style:family="text">
      <style:text-properties fo:font-size="8.00pt" fo:font-weight="normal" fo:font-family="'monospace, monospace'" style:font-family-asian="'monospace, monospace'" style:font-family-complex="'monospace, monospace'" fo:background-color="#ffffff" fo:color="#000000"/>
    </style:style>
    <style:style style:name="T3621" style:family="text">
      <style:text-properties fo:font-size="8.00pt" fo:font-weight="normal" fo:font-family="'monospace, monospace'" style:font-family-asian="'monospace, monospace'" style:font-family-complex="'monospace, monospace'" fo:background-color="#ffffff" fo:color="#301010"/>
    </style:style>
    <style:style style:name="T3622" style:family="text">
      <style:text-properties fo:font-size="8.00pt" fo:font-weight="normal" fo:font-family="'monospace, monospace'" style:font-family-asian="'monospace, monospace'" style:font-family-complex="'monospace, monospace'" fo:background-color="#ffffff" fo:color="#000000"/>
    </style:style>
    <style:style style:name="T3623" style:family="text">
      <style:text-properties fo:font-size="8.00pt" fo:font-weight="normal" fo:font-family="'monospace, monospace'" style:font-family-asian="'monospace, monospace'" style:font-family-complex="'monospace, monospace'" fo:background-color="#ffffff" fo:color="#301010"/>
    </style:style>
    <style:style style:name="T3624" style:family="text">
      <style:text-properties fo:font-size="8.00pt" fo:font-weight="normal" fo:font-family="'monospace, monospace'" style:font-family-asian="'monospace, monospace'" style:font-family-complex="'monospace, monospace'" fo:background-color="#ffffff" fo:color="#000000"/>
    </style:style>
    <style:style style:name="T3625" style:family="text">
      <style:text-properties fo:font-size="8.00pt" fo:font-weight="normal" fo:font-family="'monospace, monospace'" style:font-family-asian="'monospace, monospace'" style:font-family-complex="'monospace, monospace'" fo:background-color="#ffffff" fo:color="#301010"/>
    </style:style>
    <style:style style:name="T3626" style:family="text">
      <style:text-properties fo:font-size="8.00pt" fo:font-weight="normal" fo:font-family="'monospace, monospace'" style:font-family-asian="'monospace, monospace'" style:font-family-complex="'monospace, monospace'" fo:background-color="#ffffff" fo:color="#000000"/>
    </style:style>
    <style:style style:name="T3627" style:family="text">
      <style:text-properties fo:font-size="8.00pt" fo:font-weight="normal" fo:font-family="'monospace, monospace'" style:font-family-asian="'monospace, monospace'" style:font-family-complex="'monospace, monospace'" fo:background-color="#ffffff" fo:color="#301010"/>
    </style:style>
    <style:style style:name="T3628" style:family="text">
      <style:text-properties fo:font-size="8.00pt" fo:font-weight="normal" fo:font-family="'monospace, monospace'" style:font-family-asian="'monospace, monospace'" style:font-family-complex="'monospace, monospace'" fo:background-color="transparent" fo:color="#000000"/>
    </style:style>
    <style:style style:name="T3629" style:family="text">
      <style:text-properties fo:font-size="8.00pt" fo:font-weight="bold" fo:font-family="'monospace, monospace'" style:font-family-asian="'monospace, monospace'" style:font-family-complex="'monospace, monospace'" fo:background-color="#ffffff" fo:color="#00007f"/>
    </style:style>
    <style:style style:name="T3630" style:family="text">
      <style:text-properties fo:font-size="8.00pt" fo:font-weight="normal" fo:font-family="'monospace, monospace'" style:font-family-asian="'monospace, monospace'" style:font-family-complex="'monospace, monospace'" fo:background-color="#ffffff" fo:color="#301010"/>
    </style:style>
    <style:style style:name="T3631" style:family="text">
      <style:text-properties fo:font-size="8.00pt" fo:font-weight="normal" fo:font-family="'monospace, monospace'" style:font-family-asian="'monospace, monospace'" style:font-family-complex="'monospace, monospace'" fo:background-color="#ffffff" fo:color="#000000"/>
    </style:style>
    <style:style style:name="T3632" style:family="text">
      <style:text-properties fo:font-size="8.00pt" fo:font-weight="normal" fo:font-family="'monospace, monospace'" style:font-family-asian="'monospace, monospace'" style:font-family-complex="'monospace, monospace'" fo:background-color="#ffffff" fo:color="#301010"/>
    </style:style>
    <style:style style:name="T3633" style:family="text">
      <style:text-properties fo:font-size="8.00pt" fo:font-weight="normal" fo:font-family="'monospace, monospace'" style:font-family-asian="'monospace, monospace'" style:font-family-complex="'monospace, monospace'" fo:background-color="#ffffff" fo:color="#000000"/>
    </style:style>
    <style:style style:name="T3634" style:family="text">
      <style:text-properties fo:font-size="8.00pt" fo:font-weight="normal" fo:font-family="'monospace, monospace'" style:font-family-asian="'monospace, monospace'" style:font-family-complex="'monospace, monospace'" fo:background-color="#ffffff" fo:color="#301010"/>
    </style:style>
    <style:style style:name="T3635" style:family="text">
      <style:text-properties fo:font-size="8.00pt" fo:font-weight="normal" fo:font-family="'monospace, monospace'" style:font-family-asian="'monospace, monospace'" style:font-family-complex="'monospace, monospace'" fo:background-color="#ffffff" fo:color="#000000"/>
    </style:style>
    <style:style style:name="T3636" style:family="text">
      <style:text-properties fo:font-size="8.00pt" fo:font-weight="normal" fo:font-family="'monospace, monospace'" style:font-family-asian="'monospace, monospace'" style:font-family-complex="'monospace, monospace'" fo:background-color="#ffffff" fo:color="#301010"/>
    </style:style>
    <style:style style:name="T3637" style:family="text">
      <style:text-properties fo:font-size="8.00pt" fo:font-weight="normal" fo:font-family="'monospace, monospace'" style:font-family-asian="'monospace, monospace'" style:font-family-complex="'monospace, monospace'" fo:background-color="#ffffff" fo:color="#000000"/>
    </style:style>
    <style:style style:name="T3638" style:family="text">
      <style:text-properties fo:font-size="8.00pt" fo:font-weight="normal" fo:font-family="'monospace, monospace'" style:font-family-asian="'monospace, monospace'" style:font-family-complex="'monospace, monospace'" fo:background-color="#ffffff" fo:color="#301010"/>
    </style:style>
    <style:style style:name="T3639" style:family="text">
      <style:text-properties fo:font-size="8.00pt" fo:font-weight="normal" fo:font-family="'monospace, monospace'" style:font-family-asian="'monospace, monospace'" style:font-family-complex="'monospace, monospace'" fo:background-color="#ffffff" fo:color="#000000"/>
    </style:style>
    <style:style style:name="T3640" style:family="text">
      <style:text-properties fo:font-size="8.00pt" fo:font-weight="normal" fo:font-family="'monospace, monospace'" style:font-family-asian="'monospace, monospace'" style:font-family-complex="'monospace, monospace'" fo:background-color="#ffffff" fo:color="#301010"/>
    </style:style>
    <style:style style:name="T3641" style:family="text">
      <style:text-properties fo:font-size="8.00pt" fo:font-weight="normal" fo:font-family="'monospace, monospace'" style:font-family-asian="'monospace, monospace'" style:font-family-complex="'monospace, monospace'" fo:background-color="#ffffff" fo:color="#000000"/>
    </style:style>
    <style:style style:name="T3642" style:family="text">
      <style:text-properties fo:font-size="8.00pt" fo:font-weight="normal" fo:font-family="'monospace, monospace'" style:font-family-asian="'monospace, monospace'" style:font-family-complex="'monospace, monospace'" fo:background-color="#ffffff" fo:color="#301010"/>
    </style:style>
    <style:style style:name="T3643" style:family="text">
      <style:text-properties fo:font-size="8.00pt" fo:font-weight="normal" fo:font-family="'monospace, monospace'" style:font-family-asian="'monospace, monospace'" style:font-family-complex="'monospace, monospace'" fo:background-color="#ffffff" fo:color="#000000"/>
    </style:style>
    <style:style style:name="T3644" style:family="text">
      <style:text-properties fo:font-size="8.00pt" fo:font-weight="normal" fo:font-family="'monospace, monospace'" style:font-family-asian="'monospace, monospace'" style:font-family-complex="'monospace, monospace'" fo:background-color="#ffffff" fo:color="#301010"/>
    </style:style>
    <style:style style:name="T3645" style:family="text">
      <style:text-properties fo:font-size="8.00pt" fo:font-weight="normal" fo:font-family="'monospace, monospace'" style:font-family-asian="'monospace, monospace'" style:font-family-complex="'monospace, monospace'" fo:background-color="#ffffff" fo:color="#007f00"/>
    </style:style>
    <style:style style:name="T3646" style:family="text">
      <style:text-properties fo:font-size="8.00pt" fo:font-weight="normal" fo:font-family="'monospace, monospace'" style:font-family-asian="'monospace, monospace'" style:font-family-complex="'monospace, monospace'" fo:background-color="#ffffff" fo:color="#301010"/>
    </style:style>
    <style:style style:name="T3647" style:family="text">
      <style:text-properties fo:font-size="8.00pt" fo:font-weight="normal" fo:font-family="'monospace, monospace'" style:font-family-asian="'monospace, monospace'" style:font-family-complex="'monospace, monospace'" fo:background-color="transparent" fo:color="#000000"/>
    </style:style>
    <style:style style:name="T3648" style:family="text">
      <style:text-properties fo:font-size="8.00pt" fo:font-weight="normal" fo:font-family="'monospace, monospace'" style:font-family-asian="'monospace, monospace'" style:font-family-complex="'monospace, monospace'" fo:background-color="#ffffff" fo:color="#301010"/>
    </style:style>
    <style:style style:name="T3649" style:family="text">
      <style:text-properties fo:font-size="8.00pt" fo:font-weight="normal" fo:font-family="'monospace, monospace'" style:font-family-asian="'monospace, monospace'" style:font-family-complex="'monospace, monospace'" fo:background-color="transparent" fo:color="#000000"/>
    </style:style>
    <style:style style:name="T3650" style:family="text">
      <style:text-properties fo:font-size="8.00pt" fo:font-weight="bold" fo:font-family="'monospace, monospace'" style:font-family-asian="'monospace, monospace'" style:font-family-complex="'monospace, monospace'" fo:background-color="#ffffff" fo:color="#00007f"/>
    </style:style>
    <style:style style:name="T3651" style:family="text">
      <style:text-properties fo:font-size="8.00pt" fo:font-weight="normal" fo:font-family="'monospace, monospace'" style:font-family-asian="'monospace, monospace'" style:font-family-complex="'monospace, monospace'" fo:background-color="#ffffff" fo:color="#301010"/>
    </style:style>
    <style:style style:name="T3652" style:family="text">
      <style:text-properties fo:font-size="8.00pt" fo:font-weight="normal" fo:font-family="'monospace, monospace'" style:font-family-asian="'monospace, monospace'" style:font-family-complex="'monospace, monospace'" fo:background-color="transparent" fo:color="#000000"/>
    </style:style>
    <style:style style:name="T3653" style:family="text">
      <style:text-properties fo:font-size="8.00pt" fo:font-weight="normal" fo:font-family="'monospace, monospace'" style:font-family-asian="'monospace, monospace'" style:font-family-complex="'monospace, monospace'" fo:background-color="#ffffff" fo:color="#301010"/>
    </style:style>
    <style:style style:name="T3654" style:family="text">
      <style:text-properties fo:font-size="14.00pt" fo:font-weight="bold" fo:font-family="'Liberation Sans'" style:font-family-asian="'Liberation Sans'" style:font-family-complex="'Liberation Sans'" fo:background-color="transparent" style:use-window-font-color="true"/>
    </style:style>
    <style:style style:name="T3655" style:family="text">
      <style:text-properties fo:font-size="12.00pt" fo:font-weight="bold" fo:font-family="'Liberation Serif'" style:font-family-asian="'Liberation Serif'" style:font-family-complex="'Liberation Serif'" fo:background-color="transparent" style:use-window-font-color="true"/>
    </style:style>
    <style:style style:name="T3656" style:family="text">
      <style:text-properties fo:font-size="12.00pt" fo:font-weight="normal" fo:font-family="'Liberation Serif'" style:font-family-asian="'Liberation Serif'" style:font-family-complex="'Liberation Serif'" fo:background-color="transparent" style:use-window-font-color="true"/>
    </style:style>
    <style:style style:name="T3657" style:family="text">
      <style:text-properties fo:font-size="11.00pt" fo:font-weight="normal" fo:font-family="Calibri" style:font-family-asian="Calibri" style:font-family-complex="Calibri" fo:background-color="transparent" style:use-window-font-color="true"/>
    </style:style>
    <style:style style:name="T3658" style:family="text">
      <style:text-properties fo:font-size="12.00pt" fo:font-weight="bold" fo:font-family="'Liberation Serif'" style:font-family-asian="'Liberation Serif'" style:font-family-complex="'Liberation Serif'" fo:background-color="transparent" style:use-window-font-color="true"/>
    </style:style>
    <style:style style:name="T3659" style:family="text">
      <style:text-properties fo:font-size="12.00pt" fo:font-weight="normal" fo:font-family="'Liberation Serif'" style:font-family-asian="'Liberation Serif'" style:font-family-complex="'Liberation Serif'" fo:background-color="transparent" style:use-window-font-color="true"/>
    </style:style>
    <style:style style:name="T3660" style:family="text">
      <style:text-properties fo:font-size="12.00pt" fo:font-weight="bold" fo:font-family="'Liberation Serif'" style:font-family-asian="'Liberation Serif'" style:font-family-complex="'Liberation Serif'" fo:background-color="transparent" style:use-window-font-color="true"/>
    </style:style>
    <style:style style:name="T3661" style:family="text">
      <style:text-properties fo:font-size="12.00pt" fo:font-weight="normal" fo:font-family="'Liberation Serif'" style:font-family-asian="'Liberation Serif'" style:font-family-complex="'Liberation Serif'" fo:background-color="transparent" style:use-window-font-color="true"/>
    </style:style>
    <style:style style:name="T3662" style:family="text">
      <style:text-properties fo:font-size="14.00pt" fo:font-weight="bold" fo:font-family="'Liberation Sans'" style:font-family-asian="'Liberation Sans'" style:font-family-complex="'Liberation Sans'" fo:background-color="transparent" style:use-window-font-color="true"/>
    </style:style>
    <style:style style:name="T3663"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3664" style:family="text">
      <style:text-properties fo:font-size="9.75pt" fo:font-weight="bold" fo:font-family="'monospace, monospace'" style:font-family-asian="'monospace, monospace'" style:font-family-complex="'monospace, monospace'" fo:background-color="#ffffff" fo:color="#00007f"/>
    </style:style>
    <style:style style:name="T3665" style:family="text">
      <style:text-properties fo:font-size="9.75pt" fo:font-weight="normal" fo:font-family="'monospace, monospace'" style:font-family-asian="'monospace, monospace'" style:font-family-complex="'monospace, monospace'" fo:background-color="#ffffff" fo:color="#301010"/>
    </style:style>
    <style:style style:name="T3666" style:family="text">
      <style:text-properties fo:font-size="9.75pt" fo:font-weight="normal" fo:font-family="'monospace, monospace'" style:font-family-asian="'monospace, monospace'" style:font-family-complex="'monospace, monospace'" fo:background-color="#ffffff" fo:color="#000000"/>
    </style:style>
    <style:style style:name="T3667" style:family="text">
      <style:text-properties fo:font-size="9.75pt" fo:font-weight="normal" fo:font-family="'monospace, monospace'" style:font-family-asian="'monospace, monospace'" style:font-family-complex="'monospace, monospace'" fo:background-color="#ffffff" fo:color="#301010"/>
    </style:style>
    <style:style style:name="T3668" style:family="text">
      <style:text-properties fo:font-size="9.75pt" fo:font-weight="bold" fo:font-family="'monospace, monospace'" style:font-family-asian="'monospace, monospace'" style:font-family-complex="'monospace, monospace'" fo:background-color="#ffffff" fo:color="#00007f"/>
    </style:style>
    <style:style style:name="T3669" style:family="text">
      <style:text-properties fo:font-size="9.75pt" fo:font-weight="normal" fo:font-family="'monospace, monospace'" style:font-family-asian="'monospace, monospace'" style:font-family-complex="'monospace, monospace'" fo:background-color="#ffffff" fo:color="#301010"/>
    </style:style>
    <style:style style:name="T3670" style:family="text">
      <style:text-properties fo:font-size="9.75pt" fo:font-weight="normal" fo:font-family="'monospace, monospace'" style:font-family-asian="'monospace, monospace'" style:font-family-complex="'monospace, monospace'" fo:background-color="#ffffff" fo:color="#000000"/>
    </style:style>
    <style:style style:name="T3671" style:family="text">
      <style:text-properties fo:font-size="9.75pt" fo:font-weight="normal" fo:font-family="'monospace, monospace'" style:font-family-asian="'monospace, monospace'" style:font-family-complex="'monospace, monospace'" fo:background-color="#ffffff" fo:color="#301010"/>
    </style:style>
    <style:style style:name="T3672" style:family="text">
      <style:text-properties fo:font-size="9.75pt" fo:font-weight="bold" fo:font-family="'monospace, monospace'" style:font-family-asian="'monospace, monospace'" style:font-family-complex="'monospace, monospace'" fo:background-color="#ffffff" fo:color="#00007f"/>
    </style:style>
    <style:style style:name="T3673" style:family="text">
      <style:text-properties fo:font-size="9.75pt" fo:font-weight="normal" fo:font-family="'monospace, monospace'" style:font-family-asian="'monospace, monospace'" style:font-family-complex="'monospace, monospace'" fo:background-color="#ffffff" fo:color="#301010"/>
    </style:style>
    <style:style style:name="T3674" style:family="text">
      <style:text-properties fo:font-size="9.75pt" fo:font-weight="normal" fo:font-family="'monospace, monospace'" style:font-family-asian="'monospace, monospace'" style:font-family-complex="'monospace, monospace'" fo:background-color="#ffffff" fo:color="#000000"/>
    </style:style>
    <style:style style:name="T3675" style:family="text">
      <style:text-properties fo:font-size="9.75pt" fo:font-weight="normal" fo:font-family="'monospace, monospace'" style:font-family-asian="'monospace, monospace'" style:font-family-complex="'monospace, monospace'" fo:background-color="#ffffff" fo:color="#301010"/>
    </style:style>
    <style:style style:name="T3676" style:family="text">
      <style:text-properties fo:font-size="9.75pt" fo:font-weight="normal" fo:font-family="'monospace, monospace'" style:font-family-asian="'monospace, monospace'" style:font-family-complex="'monospace, monospace'" fo:background-color="transparent" fo:color="#000000"/>
    </style:style>
    <style:style style:name="T3677" style:family="text">
      <style:text-properties fo:font-size="9.75pt" fo:font-weight="bold" fo:font-family="'monospace, monospace'" style:font-family-asian="'monospace, monospace'" style:font-family-complex="'monospace, monospace'" fo:background-color="#ffffff" fo:color="#00007f"/>
    </style:style>
    <style:style style:name="T3678" style:family="text">
      <style:text-properties fo:font-size="9.75pt" fo:font-weight="normal" fo:font-family="'monospace, monospace'" style:font-family-asian="'monospace, monospace'" style:font-family-complex="'monospace, monospace'" fo:background-color="#ffffff" fo:color="#000000"/>
    </style:style>
    <style:style style:name="T3679" style:family="text">
      <style:text-properties fo:font-size="9.75pt" fo:font-weight="normal" fo:font-family="'monospace, monospace'" style:font-family-asian="'monospace, monospace'" style:font-family-complex="'monospace, monospace'" fo:background-color="#ffffff" fo:color="#301010"/>
    </style:style>
    <style:style style:name="T3680" style:family="text">
      <style:text-properties fo:font-size="9.75pt" fo:font-weight="normal" fo:font-family="'monospace, monospace'" style:font-family-asian="'monospace, monospace'" style:font-family-complex="'monospace, monospace'" fo:background-color="#ffffff" fo:color="#000000"/>
    </style:style>
    <style:style style:name="T3681" style:family="text">
      <style:text-properties fo:font-size="9.75pt" fo:font-weight="normal" fo:font-family="'monospace, monospace'" style:font-family-asian="'monospace, monospace'" style:font-family-complex="'monospace, monospace'" fo:background-color="#ffffff" fo:color="#301010"/>
    </style:style>
    <style:style style:name="T3682" style:family="text">
      <style:text-properties fo:font-size="9.75pt" fo:font-weight="normal" fo:font-family="'monospace, monospace'" style:font-family-asian="'monospace, monospace'" style:font-family-complex="'monospace, monospace'" fo:background-color="#ffffff" fo:color="#000000"/>
    </style:style>
    <style:style style:name="T3683" style:family="text">
      <style:text-properties fo:font-size="9.75pt" fo:font-weight="normal" fo:font-family="'monospace, monospace'" style:font-family-asian="'monospace, monospace'" style:font-family-complex="'monospace, monospace'" fo:background-color="#ffffff" fo:color="#301010"/>
    </style:style>
    <style:style style:name="T3684" style:family="text">
      <style:text-properties fo:font-size="9.75pt" fo:font-weight="normal" fo:font-family="'monospace, monospace'" style:font-family-asian="'monospace, monospace'" style:font-family-complex="'monospace, monospace'" fo:background-color="#ffffff" fo:color="#000000"/>
    </style:style>
    <style:style style:name="T3685" style:family="text">
      <style:text-properties fo:font-size="9.75pt" fo:font-weight="normal" fo:font-family="'monospace, monospace'" style:font-family-asian="'monospace, monospace'" style:font-family-complex="'monospace, monospace'" fo:background-color="#ffffff" fo:color="#301010"/>
    </style:style>
    <style:style style:name="T3686" style:family="text">
      <style:text-properties fo:font-size="9.75pt" fo:font-weight="normal" fo:font-family="'monospace, monospace'" style:font-family-asian="'monospace, monospace'" style:font-family-complex="'monospace, monospace'" fo:background-color="#ffffff" fo:color="#000000"/>
    </style:style>
    <style:style style:name="T3687" style:family="text">
      <style:text-properties fo:font-size="9.75pt" fo:font-weight="normal" fo:font-family="'monospace, monospace'" style:font-family-asian="'monospace, monospace'" style:font-family-complex="'monospace, monospace'" fo:background-color="#ffffff" fo:color="#301010"/>
    </style:style>
    <style:style style:name="T3688" style:family="text">
      <style:text-properties fo:font-size="9.75pt" fo:font-weight="normal" fo:font-family="'monospace, monospace'" style:font-family-asian="'monospace, monospace'" style:font-family-complex="'monospace, monospace'" fo:background-color="#ffffff" fo:color="#000000"/>
    </style:style>
    <style:style style:name="T3689" style:family="text">
      <style:text-properties fo:font-size="9.75pt" fo:font-weight="normal" fo:font-family="'monospace, monospace'" style:font-family-asian="'monospace, monospace'" style:font-family-complex="'monospace, monospace'" fo:background-color="#ffffff" fo:color="#301010"/>
    </style:style>
    <style:style style:name="T3690" style:family="text">
      <style:text-properties fo:font-size="9.75pt" fo:font-weight="normal" fo:font-family="'monospace, monospace'" style:font-family-asian="'monospace, monospace'" style:font-family-complex="'monospace, monospace'" fo:background-color="transparent" fo:color="#000000"/>
    </style:style>
    <style:style style:name="T3691" style:family="text">
      <style:text-properties fo:font-size="9.75pt" fo:font-weight="normal" fo:font-family="'monospace, monospace'" style:font-family-asian="'monospace, monospace'" style:font-family-complex="'monospace, monospace'" fo:background-color="#ffffff" fo:color="#000000"/>
    </style:style>
    <style:style style:name="T3692" style:family="text">
      <style:text-properties fo:font-size="9.75pt" fo:font-weight="normal" fo:font-family="'monospace, monospace'" style:font-family-asian="'monospace, monospace'" style:font-family-complex="'monospace, monospace'" fo:background-color="#ffffff" fo:color="#301010"/>
    </style:style>
    <style:style style:name="T3693" style:family="text">
      <style:text-properties fo:font-size="9.75pt" fo:font-weight="normal" fo:font-family="'monospace, monospace'" style:font-family-asian="'monospace, monospace'" style:font-family-complex="'monospace, monospace'" fo:background-color="#ffffff" fo:color="#007f00"/>
    </style:style>
    <style:style style:name="T3694" style:family="text">
      <style:text-properties fo:font-size="9.75pt" fo:font-weight="normal" fo:font-family="'monospace, monospace'" style:font-family-asian="'monospace, monospace'" style:font-family-complex="'monospace, monospace'" fo:background-color="#ffffff" fo:color="#301010"/>
    </style:style>
    <style:style style:name="T3695" style:family="text">
      <style:text-properties fo:font-size="9.75pt" fo:font-weight="normal" fo:font-family="'monospace, monospace'" style:font-family-asian="'monospace, monospace'" style:font-family-complex="'monospace, monospace'" fo:background-color="#ffffff" fo:color="#000000"/>
    </style:style>
    <style:style style:name="T3696" style:family="text">
      <style:text-properties fo:font-size="9.75pt" fo:font-weight="normal" fo:font-family="'monospace, monospace'" style:font-family-asian="'monospace, monospace'" style:font-family-complex="'monospace, monospace'" fo:background-color="#ffffff" fo:color="#301010"/>
    </style:style>
    <style:style style:name="T3697" style:family="text">
      <style:text-properties fo:font-size="9.75pt" fo:font-weight="normal" fo:font-family="'monospace, monospace'" style:font-family-asian="'monospace, monospace'" style:font-family-complex="'monospace, monospace'" fo:background-color="#ffffff" fo:color="#007f00"/>
    </style:style>
    <style:style style:name="T3698" style:family="text">
      <style:text-properties fo:font-size="9.75pt" fo:font-weight="normal" fo:font-family="'monospace, monospace'" style:font-family-asian="'monospace, monospace'" style:font-family-complex="'monospace, monospace'" fo:background-color="#ffffff" fo:color="#301010"/>
    </style:style>
    <style:style style:name="T3699" style:family="text">
      <style:text-properties fo:font-size="9.75pt" fo:font-weight="normal" fo:font-family="'monospace, monospace'" style:font-family-asian="'monospace, monospace'" style:font-family-complex="'monospace, monospace'" fo:background-color="#ffffff" fo:color="#000000"/>
    </style:style>
    <style:style style:name="T3700" style:family="text">
      <style:text-properties fo:font-size="9.75pt" fo:font-weight="normal" fo:font-family="'monospace, monospace'" style:font-family-asian="'monospace, monospace'" style:font-family-complex="'monospace, monospace'" fo:background-color="#ffffff" fo:color="#301010"/>
    </style:style>
    <style:style style:name="T3701" style:family="text">
      <style:text-properties fo:font-size="9.75pt" fo:font-weight="normal" fo:font-family="'monospace, monospace'" style:font-family-asian="'monospace, monospace'" style:font-family-complex="'monospace, monospace'" fo:background-color="#ffffff" fo:color="#007f00"/>
    </style:style>
    <style:style style:name="T3702" style:family="text">
      <style:text-properties fo:font-size="9.75pt" fo:font-weight="normal" fo:font-family="'monospace, monospace'" style:font-family-asian="'monospace, monospace'" style:font-family-complex="'monospace, monospace'" fo:background-color="#ffffff" fo:color="#301010"/>
    </style:style>
    <style:style style:name="T3703" style:family="text">
      <style:text-properties fo:font-size="9.75pt" fo:font-weight="normal" fo:font-family="'monospace, monospace'" style:font-family-asian="'monospace, monospace'" style:font-family-complex="'monospace, monospace'" fo:background-color="transparent" fo:color="#000000"/>
    </style:style>
    <style:style style:name="T3704" style:family="text">
      <style:text-properties fo:font-size="9.75pt" fo:font-weight="bold" fo:font-family="'monospace, monospace'" style:font-family-asian="'monospace, monospace'" style:font-family-complex="'monospace, monospace'" fo:background-color="#ffffff" fo:color="#00007f"/>
    </style:style>
    <style:style style:name="T3705" style:family="text">
      <style:text-properties fo:font-size="9.75pt" fo:font-weight="normal" fo:font-family="'monospace, monospace'" style:font-family-asian="'monospace, monospace'" style:font-family-complex="'monospace, monospace'" fo:background-color="#ffffff" fo:color="#301010"/>
    </style:style>
    <style:style style:name="T3706" style:family="text">
      <style:text-properties fo:font-size="9.75pt" fo:font-weight="normal" fo:font-family="'monospace, monospace'" style:font-family-asian="'monospace, monospace'" style:font-family-complex="'monospace, monospace'" fo:background-color="#ffffff" fo:color="#000000"/>
    </style:style>
    <style:style style:name="T3707" style:family="text">
      <style:text-properties fo:font-size="9.75pt" fo:font-weight="normal" fo:font-family="'monospace, monospace'" style:font-family-asian="'monospace, monospace'" style:font-family-complex="'monospace, monospace'" fo:background-color="#ffffff" fo:color="#301010"/>
    </style:style>
    <style:style style:name="T3708" style:family="text">
      <style:text-properties fo:font-size="9.75pt" fo:font-weight="normal" fo:font-family="'monospace, monospace'" style:font-family-asian="'monospace, monospace'" style:font-family-complex="'monospace, monospace'" fo:background-color="#ffffff" fo:color="#007f00"/>
    </style:style>
    <style:style style:name="T3709" style:family="text">
      <style:text-properties fo:font-size="9.75pt" fo:font-weight="normal" fo:font-family="'monospace, monospace'" style:font-family-asian="'monospace, monospace'" style:font-family-complex="'monospace, monospace'" fo:background-color="#ffffff" fo:color="#301010"/>
    </style:style>
    <style:style style:name="T3710" style:family="text">
      <style:text-properties fo:font-size="9.75pt" fo:font-weight="normal" fo:font-family="'monospace, monospace'" style:font-family-asian="'monospace, monospace'" style:font-family-complex="'monospace, monospace'" fo:background-color="#ffffff" fo:color="#000000"/>
    </style:style>
    <style:style style:name="T3711" style:family="text">
      <style:text-properties fo:font-size="9.75pt" fo:font-weight="normal" fo:font-family="'monospace, monospace'" style:font-family-asian="'monospace, monospace'" style:font-family-complex="'monospace, monospace'" fo:background-color="#ffffff" fo:color="#301010"/>
    </style:style>
    <style:style style:name="T3712" style:family="text">
      <style:text-properties fo:font-size="9.75pt" fo:font-weight="normal" fo:font-family="'monospace, monospace'" style:font-family-asian="'monospace, monospace'" style:font-family-complex="'monospace, monospace'" fo:background-color="#ffffff" fo:color="#000000"/>
    </style:style>
    <style:style style:name="T3713" style:family="text">
      <style:text-properties fo:font-size="9.75pt" fo:font-weight="normal" fo:font-family="'monospace, monospace'" style:font-family-asian="'monospace, monospace'" style:font-family-complex="'monospace, monospace'" fo:background-color="#ffffff" fo:color="#301010"/>
    </style:style>
    <style:style style:name="T3714" style:family="text">
      <style:text-properties fo:font-size="9.75pt" fo:font-weight="normal" fo:font-family="'monospace, monospace'" style:font-family-asian="'monospace, monospace'" style:font-family-complex="'monospace, monospace'" fo:background-color="#ffffff" fo:color="#000000"/>
    </style:style>
    <style:style style:name="T3715" style:family="text">
      <style:text-properties fo:font-size="9.75pt" fo:font-weight="normal" fo:font-family="'monospace, monospace'" style:font-family-asian="'monospace, monospace'" style:font-family-complex="'monospace, monospace'" fo:background-color="#ffffff" fo:color="#301010"/>
    </style:style>
    <style:style style:name="T3716" style:family="text">
      <style:text-properties fo:font-size="9.75pt" fo:font-weight="normal" fo:font-family="'monospace, monospace'" style:font-family-asian="'monospace, monospace'" style:font-family-complex="'monospace, monospace'" fo:background-color="transparent" fo:color="#000000"/>
    </style:style>
    <style:style style:name="T3717" style:family="text">
      <style:text-properties fo:font-size="9.75pt" fo:font-weight="bold" fo:font-family="'monospace, monospace'" style:font-family-asian="'monospace, monospace'" style:font-family-complex="'monospace, monospace'" fo:background-color="#ffffff" fo:color="#00007f"/>
    </style:style>
    <style:style style:name="T3718" style:family="text">
      <style:text-properties fo:font-size="9.75pt" fo:font-weight="normal" fo:font-family="'monospace, monospace'" style:font-family-asian="'monospace, monospace'" style:font-family-complex="'monospace, monospace'" fo:background-color="#ffffff" fo:color="#301010"/>
    </style:style>
    <style:style style:name="T3719" style:family="text">
      <style:text-properties fo:font-size="9.75pt" fo:font-weight="normal" fo:font-family="'monospace, monospace'" style:font-family-asian="'monospace, monospace'" style:font-family-complex="'monospace, monospace'" fo:background-color="#ffffff" fo:color="#000000"/>
    </style:style>
    <style:style style:name="T3720" style:family="text">
      <style:text-properties fo:font-size="9.75pt" fo:font-weight="normal" fo:font-family="'monospace, monospace'" style:font-family-asian="'monospace, monospace'" style:font-family-complex="'monospace, monospace'" fo:background-color="#ffffff" fo:color="#301010"/>
    </style:style>
    <style:style style:name="T3721" style:family="text">
      <style:text-properties fo:font-size="9.75pt" fo:font-weight="normal" fo:font-family="'monospace, monospace'" style:font-family-asian="'monospace, monospace'" style:font-family-complex="'monospace, monospace'" fo:background-color="#ffffff" fo:color="#007f00"/>
    </style:style>
    <style:style style:name="T3722" style:family="text">
      <style:text-properties fo:font-size="9.75pt" fo:font-weight="normal" fo:font-family="'monospace, monospace'" style:font-family-asian="'monospace, monospace'" style:font-family-complex="'monospace, monospace'" fo:background-color="#ffffff" fo:color="#301010"/>
    </style:style>
    <style:style style:name="T3723" style:family="text">
      <style:text-properties fo:font-size="9.75pt" fo:font-weight="normal" fo:font-family="'monospace, monospace'" style:font-family-asian="'monospace, monospace'" style:font-family-complex="'monospace, monospace'" fo:background-color="#ffffff" fo:color="#000000"/>
    </style:style>
    <style:style style:name="T3724" style:family="text">
      <style:text-properties fo:font-size="9.75pt" fo:font-weight="normal" fo:font-family="'monospace, monospace'" style:font-family-asian="'monospace, monospace'" style:font-family-complex="'monospace, monospace'" fo:background-color="#ffffff" fo:color="#301010"/>
    </style:style>
    <style:style style:name="T3725" style:family="text">
      <style:text-properties fo:font-size="9.75pt" fo:font-weight="normal" fo:font-family="'monospace, monospace'" style:font-family-asian="'monospace, monospace'" style:font-family-complex="'monospace, monospace'" fo:background-color="#ffffff" fo:color="#000000"/>
    </style:style>
    <style:style style:name="T3726" style:family="text">
      <style:text-properties fo:font-size="9.75pt" fo:font-weight="normal" fo:font-family="'monospace, monospace'" style:font-family-asian="'monospace, monospace'" style:font-family-complex="'monospace, monospace'" fo:background-color="#ffffff" fo:color="#301010"/>
    </style:style>
    <style:style style:name="T3727" style:family="text">
      <style:text-properties fo:font-size="9.75pt" fo:font-weight="normal" fo:font-family="'monospace, monospace'" style:font-family-asian="'monospace, monospace'" style:font-family-complex="'monospace, monospace'" fo:background-color="#ffffff" fo:color="#000000"/>
    </style:style>
    <style:style style:name="T3728" style:family="text">
      <style:text-properties fo:font-size="9.75pt" fo:font-weight="normal" fo:font-family="'monospace, monospace'" style:font-family-asian="'monospace, monospace'" style:font-family-complex="'monospace, monospace'" fo:background-color="#ffffff" fo:color="#301010"/>
    </style:style>
    <style:style style:name="T3729" style:family="text">
      <style:text-properties fo:font-size="9.75pt" fo:font-weight="normal" fo:font-family="'monospace, monospace'" style:font-family-asian="'monospace, monospace'" style:font-family-complex="'monospace, monospace'" fo:background-color="#ffffff" fo:color="#000000"/>
    </style:style>
    <style:style style:name="T3730" style:family="text">
      <style:text-properties fo:font-size="9.75pt" fo:font-weight="normal" fo:font-family="'monospace, monospace'" style:font-family-asian="'monospace, monospace'" style:font-family-complex="'monospace, monospace'" fo:background-color="#ffffff" fo:color="#301010"/>
    </style:style>
    <style:style style:name="T3731" style:family="text">
      <style:text-properties fo:font-size="9.75pt" fo:font-weight="normal" fo:font-family="'monospace, monospace'" style:font-family-asian="'monospace, monospace'" style:font-family-complex="'monospace, monospace'" fo:background-color="transparent" fo:color="#000000"/>
    </style:style>
    <style:style style:name="T3732" style:family="text">
      <style:text-properties fo:font-size="9.75pt" fo:font-weight="normal" fo:font-family="'monospace, monospace'" style:font-family-asian="'monospace, monospace'" style:font-family-complex="'monospace, monospace'" fo:background-color="#ffffff" fo:color="#000000"/>
    </style:style>
    <style:style style:name="T3733" style:family="text">
      <style:text-properties fo:font-size="9.75pt" fo:font-weight="normal" fo:font-family="'monospace, monospace'" style:font-family-asian="'monospace, monospace'" style:font-family-complex="'monospace, monospace'" fo:background-color="#ffffff" fo:color="#301010"/>
    </style:style>
    <style:style style:name="T3734" style:family="text">
      <style:text-properties fo:font-size="9.75pt" fo:font-weight="normal" fo:font-family="'monospace, monospace'" style:font-family-asian="'monospace, monospace'" style:font-family-complex="'monospace, monospace'" fo:background-color="#ffffff" fo:color="#000000"/>
    </style:style>
    <style:style style:name="T3735" style:family="text">
      <style:text-properties fo:font-size="9.75pt" fo:font-weight="normal" fo:font-family="'monospace, monospace'" style:font-family-asian="'monospace, monospace'" style:font-family-complex="'monospace, monospace'" fo:background-color="#ffffff" fo:color="#301010"/>
    </style:style>
    <style:style style:name="T3736" style:family="text">
      <style:text-properties fo:font-size="9.75pt" fo:font-weight="normal" fo:font-family="'monospace, monospace'" style:font-family-asian="'monospace, monospace'" style:font-family-complex="'monospace, monospace'" fo:background-color="#ffffff" fo:color="#000000"/>
    </style:style>
    <style:style style:name="T3737" style:family="text">
      <style:text-properties fo:font-size="9.75pt" fo:font-weight="normal" fo:font-family="'monospace, monospace'" style:font-family-asian="'monospace, monospace'" style:font-family-complex="'monospace, monospace'" fo:background-color="#ffffff" fo:color="#301010"/>
    </style:style>
    <style:style style:name="T3738" style:family="text">
      <style:text-properties fo:font-size="9.75pt" fo:font-weight="normal" fo:font-family="'monospace, monospace'" style:font-family-asian="'monospace, monospace'" style:font-family-complex="'monospace, monospace'" fo:background-color="transparent" fo:color="#000000"/>
    </style:style>
    <style:style style:name="T3739" style:family="text">
      <style:text-properties fo:font-size="9.75pt" fo:font-weight="normal" fo:font-family="'monospace, monospace'" style:font-family-asian="'monospace, monospace'" style:font-family-complex="'monospace, monospace'" fo:background-color="#ffffff" fo:color="#000000"/>
    </style:style>
    <style:style style:name="T3740" style:family="text">
      <style:text-properties fo:font-size="9.75pt" fo:font-weight="normal" fo:font-family="'monospace, monospace'" style:font-family-asian="'monospace, monospace'" style:font-family-complex="'monospace, monospace'" fo:background-color="#ffffff" fo:color="#301010"/>
    </style:style>
    <style:style style:name="T3741" style:family="text">
      <style:text-properties fo:font-size="9.75pt" fo:font-weight="normal" fo:font-family="'monospace, monospace'" style:font-family-asian="'monospace, monospace'" style:font-family-complex="'monospace, monospace'" fo:background-color="#ffffff" fo:color="#000000"/>
    </style:style>
    <style:style style:name="T3742" style:family="text">
      <style:text-properties fo:font-size="9.75pt" fo:font-weight="normal" fo:font-family="'monospace, monospace'" style:font-family-asian="'monospace, monospace'" style:font-family-complex="'monospace, monospace'" fo:background-color="#ffffff" fo:color="#301010"/>
    </style:style>
    <style:style style:name="T3743" style:family="text">
      <style:text-properties fo:font-size="9.75pt" fo:font-weight="normal" fo:font-family="'monospace, monospace'" style:font-family-asian="'monospace, monospace'" style:font-family-complex="'monospace, monospace'" fo:background-color="#ffffff" fo:color="#007f00"/>
    </style:style>
    <style:style style:name="T3744" style:family="text">
      <style:text-properties fo:font-size="9.75pt" fo:font-weight="normal" fo:font-family="'monospace, monospace'" style:font-family-asian="'monospace, monospace'" style:font-family-complex="'monospace, monospace'" fo:background-color="#ffffff" fo:color="#301010"/>
    </style:style>
    <style:style style:name="T3745" style:family="text">
      <style:text-properties fo:font-size="9.75pt" fo:font-weight="normal" fo:font-family="'monospace, monospace'" style:font-family-asian="'monospace, monospace'" style:font-family-complex="'monospace, monospace'" fo:background-color="#ffffff" fo:color="#000000"/>
    </style:style>
    <style:style style:name="T3746" style:family="text">
      <style:text-properties fo:font-size="9.75pt" fo:font-weight="normal" fo:font-family="'monospace, monospace'" style:font-family-asian="'monospace, monospace'" style:font-family-complex="'monospace, monospace'" fo:background-color="#ffffff" fo:color="#301010"/>
    </style:style>
    <style:style style:name="T3747" style:family="text">
      <style:text-properties fo:font-size="9.75pt" fo:font-weight="normal" fo:font-family="'monospace, monospace'" style:font-family-asian="'monospace, monospace'" style:font-family-complex="'monospace, monospace'" fo:background-color="#ffffff" fo:color="#000000"/>
    </style:style>
    <style:style style:name="T3748" style:family="text">
      <style:text-properties fo:font-size="9.75pt" fo:font-weight="normal" fo:font-family="'monospace, monospace'" style:font-family-asian="'monospace, monospace'" style:font-family-complex="'monospace, monospace'" fo:background-color="#ffffff" fo:color="#301010"/>
    </style:style>
    <style:style style:name="T3749" style:family="text">
      <style:text-properties fo:font-size="9.75pt" fo:font-weight="normal" fo:font-family="'monospace, monospace'" style:font-family-asian="'monospace, monospace'" style:font-family-complex="'monospace, monospace'" fo:background-color="#ffffff" fo:color="#000000"/>
    </style:style>
    <style:style style:name="T3750" style:family="text">
      <style:text-properties fo:font-size="9.75pt" fo:font-weight="normal" fo:font-family="'monospace, monospace'" style:font-family-asian="'monospace, monospace'" style:font-family-complex="'monospace, monospace'" fo:background-color="#ffffff" fo:color="#301010"/>
    </style:style>
    <style:style style:name="T3751" style:family="text">
      <style:text-properties fo:font-size="9.75pt" fo:font-weight="normal" fo:font-family="'monospace, monospace'" style:font-family-asian="'monospace, monospace'" style:font-family-complex="'monospace, monospace'" fo:background-color="#ffffff" fo:color="#000000"/>
    </style:style>
    <style:style style:name="T3752" style:family="text">
      <style:text-properties fo:font-size="9.75pt" fo:font-weight="normal" fo:font-family="'monospace, monospace'" style:font-family-asian="'monospace, monospace'" style:font-family-complex="'monospace, monospace'" fo:background-color="#ffffff" fo:color="#301010"/>
    </style:style>
    <style:style style:name="T3753" style:family="text">
      <style:text-properties fo:font-size="9.75pt" fo:font-weight="normal" fo:font-family="'monospace, monospace'" style:font-family-asian="'monospace, monospace'" style:font-family-complex="'monospace, monospace'" fo:background-color="#ffffff" fo:color="#000000"/>
    </style:style>
    <style:style style:name="T3754" style:family="text">
      <style:text-properties fo:font-size="9.75pt" fo:font-weight="normal" fo:font-family="'monospace, monospace'" style:font-family-asian="'monospace, monospace'" style:font-family-complex="'monospace, monospace'" fo:background-color="#ffffff" fo:color="#301010"/>
    </style:style>
    <style:style style:name="T3755" style:family="text">
      <style:text-properties fo:font-size="9.75pt" fo:font-weight="normal" fo:font-family="'monospace, monospace'" style:font-family-asian="'monospace, monospace'" style:font-family-complex="'monospace, monospace'" fo:background-color="#ffffff" fo:color="#007f00"/>
    </style:style>
    <style:style style:name="T3756" style:family="text">
      <style:text-properties fo:font-size="9.75pt" fo:font-weight="normal" fo:font-family="'monospace, monospace'" style:font-family-asian="'monospace, monospace'" style:font-family-complex="'monospace, monospace'" fo:background-color="#ffffff" fo:color="#301010"/>
    </style:style>
    <style:style style:name="T3757" style:family="text">
      <style:text-properties fo:font-size="9.75pt" fo:font-weight="normal" fo:font-family="'monospace, monospace'" style:font-family-asian="'monospace, monospace'" style:font-family-complex="'monospace, monospace'" fo:background-color="transparent" fo:color="#000000"/>
    </style:style>
    <style:style style:name="T3758" style:family="text">
      <style:text-properties fo:font-size="9.75pt" fo:font-weight="normal" fo:font-family="'monospace, monospace'" style:font-family-asian="'monospace, monospace'" style:font-family-complex="'monospace, monospace'" fo:background-color="#ffffff" fo:color="#301010"/>
    </style:style>
    <style:style style:name="T3759" style:family="text">
      <style:text-properties fo:font-size="9.75pt" fo:font-weight="normal" fo:font-family="'monospace, monospace'" style:font-family-asian="'monospace, monospace'" style:font-family-complex="'monospace, monospace'" fo:background-color="transparent" fo:color="#000000"/>
    </style:style>
    <style:style style:name="T3760" style:family="text">
      <style:text-properties fo:font-size="9.75pt" fo:font-weight="bold" fo:font-family="'monospace, monospace'" style:font-family-asian="'monospace, monospace'" style:font-family-complex="'monospace, monospace'" fo:background-color="#ffffff" fo:color="#00007f"/>
    </style:style>
    <style:style style:name="T3761" style:family="text">
      <style:text-properties fo:font-size="9.75pt" fo:font-weight="normal" fo:font-family="'monospace, monospace'" style:font-family-asian="'monospace, monospace'" style:font-family-complex="'monospace, monospace'" fo:background-color="#ffffff" fo:color="#301010"/>
    </style:style>
    <style:style style:name="T3762" style:family="text">
      <style:text-properties fo:font-size="9.75pt" fo:font-weight="normal" fo:font-family="'monospace, monospace'" style:font-family-asian="'monospace, monospace'" style:font-family-complex="'monospace, monospace'" fo:background-color="#ffffff" fo:color="#000000"/>
    </style:style>
    <style:style style:name="T3763" style:family="text">
      <style:text-properties fo:font-size="9.75pt" fo:font-weight="normal" fo:font-family="'monospace, monospace'" style:font-family-asian="'monospace, monospace'" style:font-family-complex="'monospace, monospace'" fo:background-color="#ffffff" fo:color="#301010"/>
    </style:style>
    <style:style style:name="T3764" style:family="text">
      <style:text-properties fo:font-size="9.75pt" fo:font-weight="normal" fo:font-family="'monospace, monospace'" style:font-family-asian="'monospace, monospace'" style:font-family-complex="'monospace, monospace'" fo:background-color="#ffffff" fo:color="#000000"/>
    </style:style>
    <style:style style:name="T3765" style:family="text">
      <style:text-properties fo:font-size="9.75pt" fo:font-weight="normal" fo:font-family="'monospace, monospace'" style:font-family-asian="'monospace, monospace'" style:font-family-complex="'monospace, monospace'" fo:background-color="#ffffff" fo:color="#301010"/>
    </style:style>
    <style:style style:name="T3766" style:family="text">
      <style:text-properties fo:font-size="9.75pt" fo:font-weight="normal" fo:font-family="'monospace, monospace'" style:font-family-asian="'monospace, monospace'" style:font-family-complex="'monospace, monospace'" fo:background-color="#ffffff" fo:color="#007f00"/>
    </style:style>
    <style:style style:name="T3767" style:family="text">
      <style:text-properties fo:font-size="9.75pt" fo:font-weight="normal" fo:font-family="'monospace, monospace'" style:font-family-asian="'monospace, monospace'" style:font-family-complex="'monospace, monospace'" fo:background-color="#ffffff" fo:color="#301010"/>
    </style:style>
    <style:style style:name="T3768" style:family="text">
      <style:text-properties fo:font-size="9.75pt" fo:font-weight="normal" fo:font-family="'monospace, monospace'" style:font-family-asian="'monospace, monospace'" style:font-family-complex="'monospace, monospace'" fo:background-color="#ffffff" fo:color="#000000"/>
    </style:style>
    <style:style style:name="T3769" style:family="text">
      <style:text-properties fo:font-size="9.75pt" fo:font-weight="normal" fo:font-family="'monospace, monospace'" style:font-family-asian="'monospace, monospace'" style:font-family-complex="'monospace, monospace'" fo:background-color="#ffffff" fo:color="#301010"/>
    </style:style>
    <style:style style:name="T3770" style:family="text">
      <style:text-properties fo:font-size="9.75pt" fo:font-weight="normal" fo:font-family="'monospace, monospace'" style:font-family-asian="'monospace, monospace'" style:font-family-complex="'monospace, monospace'" fo:background-color="#ffffff" fo:color="#000000"/>
    </style:style>
    <style:style style:name="T3771" style:family="text">
      <style:text-properties fo:font-size="9.75pt" fo:font-weight="normal" fo:font-family="'monospace, monospace'" style:font-family-asian="'monospace, monospace'" style:font-family-complex="'monospace, monospace'" fo:background-color="#ffffff" fo:color="#301010"/>
    </style:style>
    <style:style style:name="T3772" style:family="text">
      <style:text-properties fo:font-size="9.75pt" fo:font-weight="normal" fo:font-family="'monospace, monospace'" style:font-family-asian="'monospace, monospace'" style:font-family-complex="'monospace, monospace'" fo:background-color="#ffffff" fo:color="#000000"/>
    </style:style>
    <style:style style:name="T3773" style:family="text">
      <style:text-properties fo:font-size="9.75pt" fo:font-weight="normal" fo:font-family="'monospace, monospace'" style:font-family-asian="'monospace, monospace'" style:font-family-complex="'monospace, monospace'" fo:background-color="#ffffff" fo:color="#301010"/>
    </style:style>
    <style:style style:name="T3774" style:family="text">
      <style:text-properties fo:font-size="9.75pt" fo:font-weight="normal" fo:font-family="'monospace, monospace'" style:font-family-asian="'monospace, monospace'" style:font-family-complex="'monospace, monospace'" fo:background-color="#ffffff" fo:color="#000000"/>
    </style:style>
    <style:style style:name="T3775" style:family="text">
      <style:text-properties fo:font-size="9.75pt" fo:font-weight="normal" fo:font-family="'monospace, monospace'" style:font-family-asian="'monospace, monospace'" style:font-family-complex="'monospace, monospace'" fo:background-color="#ffffff" fo:color="#301010"/>
    </style:style>
    <style:style style:name="T3776" style:family="text">
      <style:text-properties fo:font-size="9.75pt" fo:font-weight="normal" fo:font-family="'monospace, monospace'" style:font-family-asian="'monospace, monospace'" style:font-family-complex="'monospace, monospace'" fo:background-color="#ffffff" fo:color="#000000"/>
    </style:style>
    <style:style style:name="T3777" style:family="text">
      <style:text-properties fo:font-size="9.75pt" fo:font-weight="normal" fo:font-family="'monospace, monospace'" style:font-family-asian="'monospace, monospace'" style:font-family-complex="'monospace, monospace'" fo:background-color="#ffffff" fo:color="#301010"/>
    </style:style>
    <style:style style:name="T3778" style:family="text">
      <style:text-properties fo:font-size="9.75pt" fo:font-weight="normal" fo:font-family="'monospace, monospace'" style:font-family-asian="'monospace, monospace'" style:font-family-complex="'monospace, monospace'" fo:background-color="transparent" fo:color="#000000"/>
    </style:style>
    <style:style style:name="T3779" style:family="text">
      <style:text-properties fo:font-size="9.75pt" fo:font-weight="bold" fo:font-family="'monospace, monospace'" style:font-family-asian="'monospace, monospace'" style:font-family-complex="'monospace, monospace'" fo:background-color="#ffffff" fo:color="#00007f"/>
    </style:style>
    <style:style style:name="T3780" style:family="text">
      <style:text-properties fo:font-size="9.75pt" fo:font-weight="normal" fo:font-family="'monospace, monospace'" style:font-family-asian="'monospace, monospace'" style:font-family-complex="'monospace, monospace'" fo:background-color="#ffffff" fo:color="#301010"/>
    </style:style>
    <style:style style:name="T3781" style:family="text">
      <style:text-properties fo:font-size="9.75pt" fo:font-weight="normal" fo:font-family="'monospace, monospace'" style:font-family-asian="'monospace, monospace'" style:font-family-complex="'monospace, monospace'" fo:background-color="#ffffff" fo:color="#000000"/>
    </style:style>
    <style:style style:name="T3782" style:family="text">
      <style:text-properties fo:font-size="9.75pt" fo:font-weight="normal" fo:font-family="'monospace, monospace'" style:font-family-asian="'monospace, monospace'" style:font-family-complex="'monospace, monospace'" fo:background-color="#ffffff" fo:color="#301010"/>
    </style:style>
    <style:style style:name="T3783" style:family="text">
      <style:text-properties fo:font-size="9.75pt" fo:font-weight="normal" fo:font-family="'monospace, monospace'" style:font-family-asian="'monospace, monospace'" style:font-family-complex="'monospace, monospace'" fo:background-color="#ffffff" fo:color="#007f00"/>
    </style:style>
    <style:style style:name="T3784" style:family="text">
      <style:text-properties fo:font-size="9.75pt" fo:font-weight="normal" fo:font-family="'monospace, monospace'" style:font-family-asian="'monospace, monospace'" style:font-family-complex="'monospace, monospace'" fo:background-color="#ffffff" fo:color="#301010"/>
    </style:style>
    <style:style style:name="T3785" style:family="text">
      <style:text-properties fo:font-size="9.75pt" fo:font-weight="normal" fo:font-family="'monospace, monospace'" style:font-family-asian="'monospace, monospace'" style:font-family-complex="'monospace, monospace'" fo:background-color="#ffffff" fo:color="#000000"/>
    </style:style>
    <style:style style:name="T3786" style:family="text">
      <style:text-properties fo:font-size="9.75pt" fo:font-weight="normal" fo:font-family="'monospace, monospace'" style:font-family-asian="'monospace, monospace'" style:font-family-complex="'monospace, monospace'" fo:background-color="#ffffff" fo:color="#301010"/>
    </style:style>
    <style:style style:name="T3787" style:family="text">
      <style:text-properties fo:font-size="9.75pt" fo:font-weight="normal" fo:font-family="'monospace, monospace'" style:font-family-asian="'monospace, monospace'" style:font-family-complex="'monospace, monospace'" fo:background-color="#ffffff" fo:color="#000000"/>
    </style:style>
    <style:style style:name="T3788" style:family="text">
      <style:text-properties fo:font-size="9.75pt" fo:font-weight="normal" fo:font-family="'monospace, monospace'" style:font-family-asian="'monospace, monospace'" style:font-family-complex="'monospace, monospace'" fo:background-color="#ffffff" fo:color="#301010"/>
    </style:style>
    <style:style style:name="T3789" style:family="text">
      <style:text-properties fo:font-size="9.75pt" fo:font-weight="normal" fo:font-family="'monospace, monospace'" style:font-family-asian="'monospace, monospace'" style:font-family-complex="'monospace, monospace'" fo:background-color="#ffffff" fo:color="#000000"/>
    </style:style>
    <style:style style:name="T3790" style:family="text">
      <style:text-properties fo:font-size="9.75pt" fo:font-weight="normal" fo:font-family="'monospace, monospace'" style:font-family-asian="'monospace, monospace'" style:font-family-complex="'monospace, monospace'" fo:background-color="#ffffff" fo:color="#301010"/>
    </style:style>
    <style:style style:name="T3791" style:family="text">
      <style:text-properties fo:font-size="9.75pt" fo:font-weight="normal" fo:font-family="'monospace, monospace'" style:font-family-asian="'monospace, monospace'" style:font-family-complex="'monospace, monospace'" fo:background-color="#ffffff" fo:color="#000000"/>
    </style:style>
    <style:style style:name="T3792" style:family="text">
      <style:text-properties fo:font-size="9.75pt" fo:font-weight="normal" fo:font-family="'monospace, monospace'" style:font-family-asian="'monospace, monospace'" style:font-family-complex="'monospace, monospace'" fo:background-color="#ffffff" fo:color="#301010"/>
    </style:style>
    <style:style style:name="T3793" style:family="text">
      <style:text-properties fo:font-size="9.75pt" fo:font-weight="normal" fo:font-family="'monospace, monospace'" style:font-family-asian="'monospace, monospace'" style:font-family-complex="'monospace, monospace'" fo:background-color="transparent" fo:color="#000000"/>
    </style:style>
    <style:style style:name="T3794" style:family="text">
      <style:text-properties fo:font-size="9.75pt" fo:font-weight="normal" fo:font-family="'monospace, monospace'" style:font-family-asian="'monospace, monospace'" style:font-family-complex="'monospace, monospace'" fo:background-color="#ffffff" fo:color="#000000"/>
    </style:style>
    <style:style style:name="T3795" style:family="text">
      <style:text-properties fo:font-size="9.75pt" fo:font-weight="normal" fo:font-family="'monospace, monospace'" style:font-family-asian="'monospace, monospace'" style:font-family-complex="'monospace, monospace'" fo:background-color="#ffffff" fo:color="#301010"/>
    </style:style>
    <style:style style:name="T3796" style:family="text">
      <style:text-properties fo:font-size="9.75pt" fo:font-weight="normal" fo:font-family="'monospace, monospace'" style:font-family-asian="'monospace, monospace'" style:font-family-complex="'monospace, monospace'" fo:background-color="#ffffff" fo:color="#000000"/>
    </style:style>
    <style:style style:name="T3797" style:family="text">
      <style:text-properties fo:font-size="9.75pt" fo:font-weight="normal" fo:font-family="'monospace, monospace'" style:font-family-asian="'monospace, monospace'" style:font-family-complex="'monospace, monospace'" fo:background-color="#ffffff" fo:color="#301010"/>
    </style:style>
    <style:style style:name="T3798" style:family="text">
      <style:text-properties fo:font-size="9.75pt" fo:font-weight="normal" fo:font-family="'monospace, monospace'" style:font-family-asian="'monospace, monospace'" style:font-family-complex="'monospace, monospace'" fo:background-color="#ffffff" fo:color="#000000"/>
    </style:style>
    <style:style style:name="T3799" style:family="text">
      <style:text-properties fo:font-size="9.75pt" fo:font-weight="normal" fo:font-family="'monospace, monospace'" style:font-family-asian="'monospace, monospace'" style:font-family-complex="'monospace, monospace'" fo:background-color="#ffffff" fo:color="#301010"/>
    </style:style>
    <style:style style:name="T3800" style:family="text">
      <style:text-properties fo:font-size="9.75pt" fo:font-weight="normal" fo:font-family="'monospace, monospace'" style:font-family-asian="'monospace, monospace'" style:font-family-complex="'monospace, monospace'" fo:background-color="transparent" fo:color="#000000"/>
    </style:style>
    <style:style style:name="T3801" style:family="text">
      <style:text-properties fo:font-size="9.75pt" fo:font-weight="bold" fo:font-family="'monospace, monospace'" style:font-family-asian="'monospace, monospace'" style:font-family-complex="'monospace, monospace'" fo:background-color="#ffffff" fo:color="#00007f"/>
    </style:style>
    <style:style style:name="T3802" style:family="text">
      <style:text-properties fo:font-size="9.75pt" fo:font-weight="normal" fo:font-family="'monospace, monospace'" style:font-family-asian="'monospace, monospace'" style:font-family-complex="'monospace, monospace'" fo:background-color="#ffffff" fo:color="#301010"/>
    </style:style>
    <style:style style:name="T3803" style:family="text">
      <style:text-properties fo:font-size="9.75pt" fo:font-weight="normal" fo:font-family="'monospace, monospace'" style:font-family-asian="'monospace, monospace'" style:font-family-complex="'monospace, monospace'" fo:background-color="#ffffff" fo:color="#000000"/>
    </style:style>
    <style:style style:name="T3804" style:family="text">
      <style:text-properties fo:font-size="9.75pt" fo:font-weight="normal" fo:font-family="'monospace, monospace'" style:font-family-asian="'monospace, monospace'" style:font-family-complex="'monospace, monospace'" fo:background-color="#ffffff" fo:color="#301010"/>
    </style:style>
    <style:style style:name="T3805" style:family="text">
      <style:text-properties fo:font-size="9.75pt" fo:font-weight="normal" fo:font-family="'monospace, monospace'" style:font-family-asian="'monospace, monospace'" style:font-family-complex="'monospace, monospace'" fo:background-color="#ffffff" fo:color="#000000"/>
    </style:style>
    <style:style style:name="T3806" style:family="text">
      <style:text-properties fo:font-size="9.75pt" fo:font-weight="normal" fo:font-family="'monospace, monospace'" style:font-family-asian="'monospace, monospace'" style:font-family-complex="'monospace, monospace'" fo:background-color="#ffffff" fo:color="#301010"/>
    </style:style>
    <style:style style:name="T3807" style:family="text">
      <style:text-properties fo:font-size="9.75pt" fo:font-weight="normal" fo:font-family="'monospace, monospace'" style:font-family-asian="'monospace, monospace'" style:font-family-complex="'monospace, monospace'" fo:background-color="#ffffff" fo:color="#000000"/>
    </style:style>
    <style:style style:name="T3808" style:family="text">
      <style:text-properties fo:font-size="9.75pt" fo:font-weight="normal" fo:font-family="'monospace, monospace'" style:font-family-asian="'monospace, monospace'" style:font-family-complex="'monospace, monospace'" fo:background-color="#ffffff" fo:color="#301010"/>
    </style:style>
    <style:style style:name="T3809" style:family="text">
      <style:text-properties fo:font-size="9.75pt" fo:font-weight="normal" fo:font-family="'monospace, monospace'" style:font-family-asian="'monospace, monospace'" style:font-family-complex="'monospace, monospace'" fo:background-color="#ffffff" fo:color="#000000"/>
    </style:style>
    <style:style style:name="T3810" style:family="text">
      <style:text-properties fo:font-size="9.75pt" fo:font-weight="normal" fo:font-family="'monospace, monospace'" style:font-family-asian="'monospace, monospace'" style:font-family-complex="'monospace, monospace'" fo:background-color="#ffffff" fo:color="#301010"/>
    </style:style>
    <style:style style:name="T3811" style:family="text">
      <style:text-properties fo:font-size="9.75pt" fo:font-weight="normal" fo:font-family="'monospace, monospace'" style:font-family-asian="'monospace, monospace'" style:font-family-complex="'monospace, monospace'" fo:background-color="#ffffff" fo:color="#000000"/>
    </style:style>
    <style:style style:name="T3812" style:family="text">
      <style:text-properties fo:font-size="9.75pt" fo:font-weight="normal" fo:font-family="'monospace, monospace'" style:font-family-asian="'monospace, monospace'" style:font-family-complex="'monospace, monospace'" fo:background-color="#ffffff" fo:color="#301010"/>
    </style:style>
    <style:style style:name="T3813" style:family="text">
      <style:text-properties fo:font-size="9.75pt" fo:font-weight="normal" fo:font-family="'monospace, monospace'" style:font-family-asian="'monospace, monospace'" style:font-family-complex="'monospace, monospace'" fo:background-color="transparent" fo:color="#000000"/>
    </style:style>
    <style:style style:name="T3814" style:family="text">
      <style:text-properties fo:font-size="9.75pt" fo:font-weight="normal" fo:font-family="'monospace, monospace'" style:font-family-asian="'monospace, monospace'" style:font-family-complex="'monospace, monospace'" fo:background-color="#ffffff" fo:color="#301010"/>
    </style:style>
    <style:style style:name="T3815" style:family="text">
      <style:text-properties fo:font-size="9.75pt" fo:font-weight="normal" fo:font-family="'monospace, monospace'" style:font-family-asian="'monospace, monospace'" style:font-family-complex="'monospace, monospace'" fo:background-color="transparent" fo:color="#000000"/>
    </style:style>
    <style:style style:name="T3816" style:family="text">
      <style:text-properties fo:font-size="9.75pt" fo:font-weight="bold" fo:font-family="'monospace, monospace'" style:font-family-asian="'monospace, monospace'" style:font-family-complex="'monospace, monospace'" fo:background-color="#ffffff" fo:color="#00007f"/>
    </style:style>
    <style:style style:name="T3817" style:family="text">
      <style:text-properties fo:font-size="9.75pt" fo:font-weight="normal" fo:font-family="'monospace, monospace'" style:font-family-asian="'monospace, monospace'" style:font-family-complex="'monospace, monospace'" fo:background-color="#ffffff" fo:color="#000000"/>
    </style:style>
    <style:style style:name="T3818" style:family="text">
      <style:text-properties fo:font-size="9.75pt" fo:font-weight="normal" fo:font-family="'monospace, monospace'" style:font-family-asian="'monospace, monospace'" style:font-family-complex="'monospace, monospace'" fo:background-color="#ffffff" fo:color="#301010"/>
    </style:style>
    <style:style style:name="T3819" style:family="text">
      <style:text-properties fo:font-size="9.75pt" fo:font-weight="normal" fo:font-family="'monospace, monospace'" style:font-family-asian="'monospace, monospace'" style:font-family-complex="'monospace, monospace'" fo:background-color="#ffffff" fo:color="#000000"/>
    </style:style>
    <style:style style:name="T3820" style:family="text">
      <style:text-properties fo:font-size="9.75pt" fo:font-weight="normal" fo:font-family="'monospace, monospace'" style:font-family-asian="'monospace, monospace'" style:font-family-complex="'monospace, monospace'" fo:background-color="#ffffff" fo:color="#301010"/>
    </style:style>
    <style:style style:name="T3821" style:family="text">
      <style:text-properties fo:font-size="9.75pt" fo:font-weight="normal" fo:font-family="'monospace, monospace'" style:font-family-asian="'monospace, monospace'" style:font-family-complex="'monospace, monospace'" fo:background-color="#ffffff" fo:color="#000000"/>
    </style:style>
    <style:style style:name="T3822" style:family="text">
      <style:text-properties fo:font-size="9.75pt" fo:font-weight="normal" fo:font-family="'monospace, monospace'" style:font-family-asian="'monospace, monospace'" style:font-family-complex="'monospace, monospace'" fo:background-color="#ffffff" fo:color="#301010"/>
    </style:style>
    <style:style style:name="T3823" style:family="text">
      <style:text-properties fo:font-size="9.75pt" fo:font-weight="normal" fo:font-family="'monospace, monospace'" style:font-family-asian="'monospace, monospace'" style:font-family-complex="'monospace, monospace'" fo:background-color="#ffffff" fo:color="#000000"/>
    </style:style>
    <style:style style:name="T3824" style:family="text">
      <style:text-properties fo:font-size="9.75pt" fo:font-weight="normal" fo:font-family="'monospace, monospace'" style:font-family-asian="'monospace, monospace'" style:font-family-complex="'monospace, monospace'" fo:background-color="#ffffff" fo:color="#301010"/>
    </style:style>
    <style:style style:name="T3825" style:family="text">
      <style:text-properties fo:font-size="9.75pt" fo:font-weight="normal" fo:font-family="'monospace, monospace'" style:font-family-asian="'monospace, monospace'" style:font-family-complex="'monospace, monospace'" fo:background-color="#ffffff" fo:color="#000000"/>
    </style:style>
    <style:style style:name="T3826" style:family="text">
      <style:text-properties fo:font-size="9.75pt" fo:font-weight="normal" fo:font-family="'monospace, monospace'" style:font-family-asian="'monospace, monospace'" style:font-family-complex="'monospace, monospace'" fo:background-color="#ffffff" fo:color="#301010"/>
    </style:style>
    <style:style style:name="T3827" style:family="text">
      <style:text-properties fo:font-size="9.75pt" fo:font-weight="normal" fo:font-family="'monospace, monospace'" style:font-family-asian="'monospace, monospace'" style:font-family-complex="'monospace, monospace'" fo:background-color="#ffffff" fo:color="#000000"/>
    </style:style>
    <style:style style:name="T3828" style:family="text">
      <style:text-properties fo:font-size="9.75pt" fo:font-weight="normal" fo:font-family="'monospace, monospace'" style:font-family-asian="'monospace, monospace'" style:font-family-complex="'monospace, monospace'" fo:background-color="#ffffff" fo:color="#301010"/>
    </style:style>
    <style:style style:name="T3829" style:family="text">
      <style:text-properties fo:font-size="9.75pt" fo:font-weight="normal" fo:font-family="'monospace, monospace'" style:font-family-asian="'monospace, monospace'" style:font-family-complex="'monospace, monospace'" fo:background-color="transparent" fo:color="#000000"/>
    </style:style>
    <style:style style:name="T3830" style:family="text">
      <style:text-properties fo:font-size="9.75pt" fo:font-weight="normal" fo:font-family="'monospace, monospace'" style:font-family-asian="'monospace, monospace'" style:font-family-complex="'monospace, monospace'" fo:background-color="#ffffff" fo:color="#301010"/>
    </style:style>
    <style:style style:name="T3831"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3832" style:family="text">
      <style:text-properties fo:font-size="9.75pt" fo:font-weight="bold" fo:font-family="'monospace, monospace'" style:font-family-asian="'monospace, monospace'" style:font-family-complex="'monospace, monospace'" fo:background-color="#ffffff" fo:color="#00007f"/>
    </style:style>
    <style:style style:name="T3833" style:family="text">
      <style:text-properties fo:font-size="9.75pt" fo:font-weight="normal" fo:font-family="'monospace, monospace'" style:font-family-asian="'monospace, monospace'" style:font-family-complex="'monospace, monospace'" fo:background-color="#ffffff" fo:color="#000000"/>
    </style:style>
    <style:style style:name="T3834" style:family="text">
      <style:text-properties fo:font-size="9.75pt" fo:font-weight="normal" fo:font-family="'monospace, monospace'" style:font-family-asian="'monospace, monospace'" style:font-family-complex="'monospace, monospace'" fo:background-color="#ffffff" fo:color="#301010"/>
    </style:style>
    <style:style style:name="T3835" style:family="text">
      <style:text-properties fo:font-size="9.75pt" fo:font-weight="normal" fo:font-family="'monospace, monospace'" style:font-family-asian="'monospace, monospace'" style:font-family-complex="'monospace, monospace'" fo:background-color="transparent" fo:color="#000000"/>
    </style:style>
    <style:style style:name="T3836" style:family="text">
      <style:text-properties fo:font-size="9.75pt" fo:font-weight="bold" fo:font-family="'monospace, monospace'" style:font-family-asian="'monospace, monospace'" style:font-family-complex="'monospace, monospace'" fo:background-color="#ffffff" fo:color="#00007f"/>
    </style:style>
    <style:style style:name="T3837" style:family="text">
      <style:text-properties fo:font-size="9.75pt" fo:font-weight="normal" fo:font-family="'monospace, monospace'" style:font-family-asian="'monospace, monospace'" style:font-family-complex="'monospace, monospace'" fo:background-color="#ffffff" fo:color="#000000"/>
    </style:style>
    <style:style style:name="T3838" style:family="text">
      <style:text-properties fo:font-size="9.75pt" fo:font-weight="normal" fo:font-family="'monospace, monospace'" style:font-family-asian="'monospace, monospace'" style:font-family-complex="'monospace, monospace'" fo:background-color="#ffffff" fo:color="#301010"/>
    </style:style>
    <style:style style:name="T3839" style:family="text">
      <style:text-properties fo:font-size="9.75pt" fo:font-weight="normal" fo:font-family="'monospace, monospace'" style:font-family-asian="'monospace, monospace'" style:font-family-complex="'monospace, monospace'" fo:background-color="#ffffff" fo:color="#007f00"/>
    </style:style>
    <style:style style:name="T3840" style:family="text">
      <style:text-properties fo:font-size="9.75pt" fo:font-weight="normal" fo:font-family="'monospace, monospace'" style:font-family-asian="'monospace, monospace'" style:font-family-complex="'monospace, monospace'" fo:background-color="#ffffff" fo:color="#301010"/>
    </style:style>
    <style:style style:name="T3841" style:family="text">
      <style:text-properties fo:font-size="9.75pt" fo:font-weight="normal" fo:font-family="'monospace, monospace'" style:font-family-asian="'monospace, monospace'" style:font-family-complex="'monospace, monospace'" fo:background-color="transparent" fo:color="#000000"/>
    </style:style>
    <style:style style:name="T3842" style:family="text">
      <style:text-properties fo:font-size="9.75pt" fo:font-weight="bold" fo:font-family="'monospace, monospace'" style:font-family-asian="'monospace, monospace'" style:font-family-complex="'monospace, monospace'" fo:background-color="#ffffff" fo:color="#00007f"/>
    </style:style>
    <style:style style:name="T3843" style:family="text">
      <style:text-properties fo:font-size="9.75pt" fo:font-weight="normal" fo:font-family="'monospace, monospace'" style:font-family-asian="'monospace, monospace'" style:font-family-complex="'monospace, monospace'" fo:background-color="#ffffff" fo:color="#000000"/>
    </style:style>
    <style:style style:name="T3844" style:family="text">
      <style:text-properties fo:font-size="9.75pt" fo:font-weight="normal" fo:font-family="'monospace, monospace'" style:font-family-asian="'monospace, monospace'" style:font-family-complex="'monospace, monospace'" fo:background-color="#ffffff" fo:color="#301010"/>
    </style:style>
    <style:style style:name="T3845" style:family="text">
      <style:text-properties fo:font-size="9.75pt" fo:font-weight="normal" fo:font-family="'monospace, monospace'" style:font-family-asian="'monospace, monospace'" style:font-family-complex="'monospace, monospace'" fo:background-color="#ffffff" fo:color="#007f00"/>
    </style:style>
    <style:style style:name="T3846" style:family="text">
      <style:text-properties fo:font-size="9.75pt" fo:font-weight="normal" fo:font-family="'monospace, monospace'" style:font-family-asian="'monospace, monospace'" style:font-family-complex="'monospace, monospace'" fo:background-color="#ffffff" fo:color="#301010"/>
    </style:style>
    <style:style style:name="T3847" style:family="text">
      <style:text-properties fo:font-size="9.75pt" fo:font-weight="normal" fo:font-family="'monospace, monospace'" style:font-family-asian="'monospace, monospace'" style:font-family-complex="'monospace, monospace'" fo:background-color="transparent" fo:color="#000000"/>
    </style:style>
    <style:style style:name="T3848" style:family="text">
      <style:text-properties fo:font-size="9.75pt" fo:font-weight="bold" fo:font-family="'monospace, monospace'" style:font-family-asian="'monospace, monospace'" style:font-family-complex="'monospace, monospace'" fo:background-color="#ffffff" fo:color="#00007f"/>
    </style:style>
    <style:style style:name="T3849" style:family="text">
      <style:text-properties fo:font-size="9.75pt" fo:font-weight="normal" fo:font-family="'monospace, monospace'" style:font-family-asian="'monospace, monospace'" style:font-family-complex="'monospace, monospace'" fo:background-color="#ffffff" fo:color="#000000"/>
    </style:style>
    <style:style style:name="T3850" style:family="text">
      <style:text-properties fo:font-size="9.75pt" fo:font-weight="normal" fo:font-family="'monospace, monospace'" style:font-family-asian="'monospace, monospace'" style:font-family-complex="'monospace, monospace'" fo:background-color="#ffffff" fo:color="#301010"/>
    </style:style>
    <style:style style:name="T3851" style:family="text">
      <style:text-properties fo:font-size="9.75pt" fo:font-weight="normal" fo:font-family="'monospace, monospace'" style:font-family-asian="'monospace, monospace'" style:font-family-complex="'monospace, monospace'" fo:background-color="#ffffff" fo:color="#007f00"/>
    </style:style>
    <style:style style:name="T3852" style:family="text">
      <style:text-properties fo:font-size="9.75pt" fo:font-weight="normal" fo:font-family="'monospace, monospace'" style:font-family-asian="'monospace, monospace'" style:font-family-complex="'monospace, monospace'" fo:background-color="#ffffff" fo:color="#301010"/>
    </style:style>
    <style:style style:name="T3853" style:family="text">
      <style:text-properties fo:font-size="9.75pt" fo:font-weight="normal" fo:font-family="'monospace, monospace'" style:font-family-asian="'monospace, monospace'" style:font-family-complex="'monospace, monospace'" fo:background-color="transparent" fo:color="#000000"/>
    </style:style>
    <style:style style:name="T3854" style:family="text">
      <style:text-properties fo:font-size="9.75pt" fo:font-weight="bold" fo:font-family="'monospace, monospace'" style:font-family-asian="'monospace, monospace'" style:font-family-complex="'monospace, monospace'" fo:background-color="#ffffff" fo:color="#00007f"/>
    </style:style>
    <style:style style:name="T3855" style:family="text">
      <style:text-properties fo:font-size="9.75pt" fo:font-weight="normal" fo:font-family="'monospace, monospace'" style:font-family-asian="'monospace, monospace'" style:font-family-complex="'monospace, monospace'" fo:background-color="#ffffff" fo:color="#000000"/>
    </style:style>
    <style:style style:name="T3856" style:family="text">
      <style:text-properties fo:font-size="9.75pt" fo:font-weight="normal" fo:font-family="'monospace, monospace'" style:font-family-asian="'monospace, monospace'" style:font-family-complex="'monospace, monospace'" fo:background-color="#ffffff" fo:color="#301010"/>
    </style:style>
    <style:style style:name="T3857" style:family="text">
      <style:text-properties fo:font-size="9.75pt" fo:font-weight="normal" fo:font-family="'monospace, monospace'" style:font-family-asian="'monospace, monospace'" style:font-family-complex="'monospace, monospace'" fo:background-color="transparent" fo:color="#000000"/>
    </style:style>
    <style:style style:name="T3858" style:family="text">
      <style:text-properties fo:font-size="9.75pt" fo:font-weight="bold" fo:font-family="'monospace, monospace'" style:font-family-asian="'monospace, monospace'" style:font-family-complex="'monospace, monospace'" fo:background-color="#ffffff" fo:color="#00007f"/>
    </style:style>
    <style:style style:name="T3859" style:family="text">
      <style:text-properties fo:font-size="9.75pt" fo:font-weight="normal" fo:font-family="'monospace, monospace'" style:font-family-asian="'monospace, monospace'" style:font-family-complex="'monospace, monospace'" fo:background-color="#ffffff" fo:color="#000000"/>
    </style:style>
    <style:style style:name="T3860" style:family="text">
      <style:text-properties fo:font-size="9.75pt" fo:font-weight="normal" fo:font-family="'monospace, monospace'" style:font-family-asian="'monospace, monospace'" style:font-family-complex="'monospace, monospace'" fo:background-color="#ffffff" fo:color="#301010"/>
    </style:style>
    <style:style style:name="T3861" style:family="text">
      <style:text-properties fo:font-size="9.75pt" fo:font-weight="normal" fo:font-family="'monospace, monospace'" style:font-family-asian="'monospace, monospace'" style:font-family-complex="'monospace, monospace'" fo:background-color="#ffffff" fo:color="#000000"/>
    </style:style>
    <style:style style:name="T3862" style:family="text">
      <style:text-properties fo:font-size="9.75pt" fo:font-weight="normal" fo:font-family="'monospace, monospace'" style:font-family-asian="'monospace, monospace'" style:font-family-complex="'monospace, monospace'" fo:background-color="#ffffff" fo:color="#301010"/>
    </style:style>
    <style:style style:name="T3863" style:family="text">
      <style:text-properties fo:font-size="9.75pt" fo:font-weight="normal" fo:font-family="'monospace, monospace'" style:font-family-asian="'monospace, monospace'" style:font-family-complex="'monospace, monospace'" fo:background-color="transparent" fo:color="#000000"/>
    </style:style>
    <style:style style:name="T3864" style:family="text">
      <style:text-properties fo:font-size="9.75pt" fo:font-weight="bold" fo:font-family="'monospace, monospace'" style:font-family-asian="'monospace, monospace'" style:font-family-complex="'monospace, monospace'" fo:background-color="#ffffff" fo:color="#00007f"/>
    </style:style>
    <style:style style:name="T3865" style:family="text">
      <style:text-properties fo:font-size="9.75pt" fo:font-weight="normal" fo:font-family="'monospace, monospace'" style:font-family-asian="'monospace, monospace'" style:font-family-complex="'monospace, monospace'" fo:background-color="#ffffff" fo:color="#000000"/>
    </style:style>
    <style:style style:name="T3866" style:family="text">
      <style:text-properties fo:font-size="9.75pt" fo:font-weight="normal" fo:font-family="'monospace, monospace'" style:font-family-asian="'monospace, monospace'" style:font-family-complex="'monospace, monospace'" fo:background-color="#ffffff" fo:color="#301010"/>
    </style:style>
    <style:style style:name="T3867" style:family="text">
      <style:text-properties fo:font-size="9.75pt" fo:font-weight="normal" fo:font-family="'monospace, monospace'" style:font-family-asian="'monospace, monospace'" style:font-family-complex="'monospace, monospace'" fo:background-color="#ffffff" fo:color="#000000"/>
    </style:style>
    <style:style style:name="T3868" style:family="text">
      <style:text-properties fo:font-size="9.75pt" fo:font-weight="normal" fo:font-family="'monospace, monospace'" style:font-family-asian="'monospace, monospace'" style:font-family-complex="'monospace, monospace'" fo:background-color="#ffffff" fo:color="#301010"/>
    </style:style>
    <style:style style:name="T3869" style:family="text">
      <style:text-properties fo:font-size="9.75pt" fo:font-weight="normal" fo:font-family="'monospace, monospace'" style:font-family-asian="'monospace, monospace'" style:font-family-complex="'monospace, monospace'" fo:background-color="transparent" fo:color="#000000"/>
    </style:style>
    <style:style style:name="T3870" style:family="text">
      <style:text-properties fo:font-size="9.75pt" fo:font-weight="bold" fo:font-family="'monospace, monospace'" style:font-family-asian="'monospace, monospace'" style:font-family-complex="'monospace, monospace'" fo:background-color="#ffffff" fo:color="#00007f"/>
    </style:style>
    <style:style style:name="T3871" style:family="text">
      <style:text-properties fo:font-size="9.75pt" fo:font-weight="normal" fo:font-family="'monospace, monospace'" style:font-family-asian="'monospace, monospace'" style:font-family-complex="'monospace, monospace'" fo:background-color="#ffffff" fo:color="#000000"/>
    </style:style>
    <style:style style:name="T3872" style:family="text">
      <style:text-properties fo:font-size="9.75pt" fo:font-weight="normal" fo:font-family="'monospace, monospace'" style:font-family-asian="'monospace, monospace'" style:font-family-complex="'monospace, monospace'" fo:background-color="#ffffff" fo:color="#301010"/>
    </style:style>
    <style:style style:name="T3873" style:family="text">
      <style:text-properties fo:font-size="9.75pt" fo:font-weight="normal" fo:font-family="'monospace, monospace'" style:font-family-asian="'monospace, monospace'" style:font-family-complex="'monospace, monospace'" fo:background-color="#ffffff" fo:color="#000000"/>
    </style:style>
    <style:style style:name="T3874" style:family="text">
      <style:text-properties fo:font-size="9.75pt" fo:font-weight="normal" fo:font-family="'monospace, monospace'" style:font-family-asian="'monospace, monospace'" style:font-family-complex="'monospace, monospace'" fo:background-color="#ffffff" fo:color="#301010"/>
    </style:style>
    <style:style style:name="T3875" style:family="text">
      <style:text-properties fo:font-size="9.75pt" fo:font-weight="normal" fo:font-family="'monospace, monospace'" style:font-family-asian="'monospace, monospace'" style:font-family-complex="'monospace, monospace'" fo:background-color="#ffffff" fo:color="#000000"/>
    </style:style>
    <style:style style:name="T3876" style:family="text">
      <style:text-properties fo:font-size="9.75pt" fo:font-weight="normal" fo:font-family="'monospace, monospace'" style:font-family-asian="'monospace, monospace'" style:font-family-complex="'monospace, monospace'" fo:background-color="#ffffff" fo:color="#301010"/>
    </style:style>
    <style:style style:name="T3877" style:family="text">
      <style:text-properties fo:font-size="9.75pt" fo:font-weight="normal" fo:font-family="'monospace, monospace'" style:font-family-asian="'monospace, monospace'" style:font-family-complex="'monospace, monospace'" fo:background-color="transparent" fo:color="#000000"/>
    </style:style>
    <style:style style:name="T3878" style:family="text">
      <style:text-properties fo:font-size="9.75pt" fo:font-weight="bold" fo:font-family="'monospace, monospace'" style:font-family-asian="'monospace, monospace'" style:font-family-complex="'monospace, monospace'" fo:background-color="#ffffff" fo:color="#00007f"/>
    </style:style>
    <style:style style:name="T3879" style:family="text">
      <style:text-properties fo:font-size="9.75pt" fo:font-weight="normal" fo:font-family="'monospace, monospace'" style:font-family-asian="'monospace, monospace'" style:font-family-complex="'monospace, monospace'" fo:background-color="#ffffff" fo:color="#000000"/>
    </style:style>
    <style:style style:name="T3880" style:family="text">
      <style:text-properties fo:font-size="9.75pt" fo:font-weight="normal" fo:font-family="'monospace, monospace'" style:font-family-asian="'monospace, monospace'" style:font-family-complex="'monospace, monospace'" fo:background-color="#ffffff" fo:color="#301010"/>
    </style:style>
    <style:style style:name="T3881" style:family="text">
      <style:text-properties fo:font-size="9.75pt" fo:font-weight="normal" fo:font-family="'monospace, monospace'" style:font-family-asian="'monospace, monospace'" style:font-family-complex="'monospace, monospace'" fo:background-color="transparent" fo:color="#000000"/>
    </style:style>
    <style:style style:name="T3882" style:family="text">
      <style:text-properties fo:font-size="9.75pt" fo:font-weight="normal" fo:font-family="'monospace, monospace'" style:font-family-asian="'monospace, monospace'" style:font-family-complex="'monospace, monospace'" fo:background-color="#ffffff" fo:color="#000000"/>
    </style:style>
    <style:style style:name="T3883" style:family="text">
      <style:text-properties fo:font-size="9.75pt" fo:font-weight="normal" fo:font-family="'monospace, monospace'" style:font-family-asian="'monospace, monospace'" style:font-family-complex="'monospace, monospace'" fo:background-color="#ffffff" fo:color="#301010"/>
    </style:style>
    <style:style style:name="T3884" style:family="text">
      <style:text-properties fo:font-size="9.75pt" fo:font-weight="normal" fo:font-family="'monospace, monospace'" style:font-family-asian="'monospace, monospace'" style:font-family-complex="'monospace, monospace'" fo:background-color="#ffffff" fo:color="#007f00"/>
    </style:style>
    <style:style style:name="T3885" style:family="text">
      <style:text-properties fo:font-size="9.75pt" fo:font-weight="normal" fo:font-family="'monospace, monospace'" style:font-family-asian="'monospace, monospace'" style:font-family-complex="'monospace, monospace'" fo:background-color="#ffffff" fo:color="#301010"/>
    </style:style>
    <style:style style:name="T3886" style:family="text">
      <style:text-properties fo:font-size="9.75pt" fo:font-weight="normal" fo:font-family="'monospace, monospace'" style:font-family-asian="'monospace, monospace'" style:font-family-complex="'monospace, monospace'" fo:background-color="#ffffff" fo:color="#000000"/>
    </style:style>
    <style:style style:name="T3887" style:family="text">
      <style:text-properties fo:font-size="9.75pt" fo:font-weight="normal" fo:font-family="'monospace, monospace'" style:font-family-asian="'monospace, monospace'" style:font-family-complex="'monospace, monospace'" fo:background-color="#ffffff" fo:color="#301010"/>
    </style:style>
    <style:style style:name="T3888" style:family="text">
      <style:text-properties fo:font-size="9.75pt" fo:font-weight="normal" fo:font-family="'monospace, monospace'" style:font-family-asian="'monospace, monospace'" style:font-family-complex="'monospace, monospace'" fo:background-color="transparent" fo:color="#000000"/>
    </style:style>
    <style:style style:name="T3889" style:family="text">
      <style:text-properties fo:font-size="9.75pt" fo:font-weight="normal" fo:font-family="'monospace, monospace'" style:font-family-asian="'monospace, monospace'" style:font-family-complex="'monospace, monospace'" fo:background-color="#ffffff" fo:color="#000000"/>
    </style:style>
    <style:style style:name="T3890" style:family="text">
      <style:text-properties fo:font-size="9.75pt" fo:font-weight="normal" fo:font-family="'monospace, monospace'" style:font-family-asian="'monospace, monospace'" style:font-family-complex="'monospace, monospace'" fo:background-color="#ffffff" fo:color="#301010"/>
    </style:style>
    <style:style style:name="T3891" style:family="text">
      <style:text-properties fo:font-size="9.75pt" fo:font-weight="normal" fo:font-family="'monospace, monospace'" style:font-family-asian="'monospace, monospace'" style:font-family-complex="'monospace, monospace'" fo:background-color="#ffffff" fo:color="#000000"/>
    </style:style>
    <style:style style:name="T3892" style:family="text">
      <style:text-properties fo:font-size="9.75pt" fo:font-weight="normal" fo:font-family="'monospace, monospace'" style:font-family-asian="'monospace, monospace'" style:font-family-complex="'monospace, monospace'" fo:background-color="#ffffff" fo:color="#301010"/>
    </style:style>
    <style:style style:name="T3893" style:family="text">
      <style:text-properties fo:font-size="9.75pt" fo:font-weight="normal" fo:font-family="'monospace, monospace'" style:font-family-asian="'monospace, monospace'" style:font-family-complex="'monospace, monospace'" fo:background-color="#ffffff" fo:color="#007f00"/>
    </style:style>
    <style:style style:name="T3894" style:family="text">
      <style:text-properties fo:font-size="9.75pt" fo:font-weight="normal" fo:font-family="'monospace, monospace'" style:font-family-asian="'monospace, monospace'" style:font-family-complex="'monospace, monospace'" fo:background-color="#ffffff" fo:color="#301010"/>
    </style:style>
    <style:style style:name="T3895" style:family="text">
      <style:text-properties fo:font-size="9.75pt" fo:font-weight="normal" fo:font-family="'monospace, monospace'" style:font-family-asian="'monospace, monospace'" style:font-family-complex="'monospace, monospace'" fo:background-color="#ffffff" fo:color="#000000"/>
    </style:style>
    <style:style style:name="T3896" style:family="text">
      <style:text-properties fo:font-size="9.75pt" fo:font-weight="normal" fo:font-family="'monospace, monospace'" style:font-family-asian="'monospace, monospace'" style:font-family-complex="'monospace, monospace'" fo:background-color="#ffffff" fo:color="#301010"/>
    </style:style>
    <style:style style:name="T3897" style:family="text">
      <style:text-properties fo:font-size="9.75pt" fo:font-weight="normal" fo:font-family="'monospace, monospace'" style:font-family-asian="'monospace, monospace'" style:font-family-complex="'monospace, monospace'" fo:background-color="#ffffff" fo:color="#007f00"/>
    </style:style>
    <style:style style:name="T3898" style:family="text">
      <style:text-properties fo:font-size="9.75pt" fo:font-weight="normal" fo:font-family="'monospace, monospace'" style:font-family-asian="'monospace, monospace'" style:font-family-complex="'monospace, monospace'" fo:background-color="#ffffff" fo:color="#301010"/>
    </style:style>
    <style:style style:name="T3899" style:family="text">
      <style:text-properties fo:font-size="9.75pt" fo:font-weight="normal" fo:font-family="'monospace, monospace'" style:font-family-asian="'monospace, monospace'" style:font-family-complex="'monospace, monospace'" fo:background-color="#ffffff" fo:color="#000000"/>
    </style:style>
    <style:style style:name="T3900" style:family="text">
      <style:text-properties fo:font-size="9.75pt" fo:font-weight="normal" fo:font-family="'monospace, monospace'" style:font-family-asian="'monospace, monospace'" style:font-family-complex="'monospace, monospace'" fo:background-color="#ffffff" fo:color="#301010"/>
    </style:style>
    <style:style style:name="T3901" style:family="text">
      <style:text-properties fo:font-size="9.75pt" fo:font-weight="normal" fo:font-family="'monospace, monospace'" style:font-family-asian="'monospace, monospace'" style:font-family-complex="'monospace, monospace'" fo:background-color="#ffffff" fo:color="#007f00"/>
    </style:style>
    <style:style style:name="T3902" style:family="text">
      <style:text-properties fo:font-size="9.75pt" fo:font-weight="normal" fo:font-family="'monospace, monospace'" style:font-family-asian="'monospace, monospace'" style:font-family-complex="'monospace, monospace'" fo:background-color="#ffffff" fo:color="#301010"/>
    </style:style>
    <style:style style:name="T3903" style:family="text">
      <style:text-properties fo:font-size="9.75pt" fo:font-weight="normal" fo:font-family="'monospace, monospace'" style:font-family-asian="'monospace, monospace'" style:font-family-complex="'monospace, monospace'" fo:background-color="transparent" fo:color="#000000"/>
    </style:style>
    <style:style style:name="T3904" style:family="text">
      <style:text-properties fo:font-size="9.75pt" fo:font-weight="normal" fo:font-family="'monospace, monospace'" style:font-family-asian="'monospace, monospace'" style:font-family-complex="'monospace, monospace'" fo:background-color="#ffffff" fo:color="#000000"/>
    </style:style>
    <style:style style:name="T3905" style:family="text">
      <style:text-properties fo:font-size="9.75pt" fo:font-weight="normal" fo:font-family="'monospace, monospace'" style:font-family-asian="'monospace, monospace'" style:font-family-complex="'monospace, monospace'" fo:background-color="#ffffff" fo:color="#301010"/>
    </style:style>
    <style:style style:name="T3906" style:family="text">
      <style:text-properties fo:font-size="9.75pt" fo:font-weight="normal" fo:font-family="'monospace, monospace'" style:font-family-asian="'monospace, monospace'" style:font-family-complex="'monospace, monospace'" fo:background-color="#ffffff" fo:color="#007f00"/>
    </style:style>
    <style:style style:name="T3907" style:family="text">
      <style:text-properties fo:font-size="9.75pt" fo:font-weight="normal" fo:font-family="'monospace, monospace'" style:font-family-asian="'monospace, monospace'" style:font-family-complex="'monospace, monospace'" fo:background-color="#ffffff" fo:color="#301010"/>
    </style:style>
    <style:style style:name="T3908" style:family="text">
      <style:text-properties fo:font-size="9.75pt" fo:font-weight="normal" fo:font-family="'monospace, monospace'" style:font-family-asian="'monospace, monospace'" style:font-family-complex="'monospace, monospace'" fo:background-color="transparent" fo:color="#000000"/>
    </style:style>
    <style:style style:name="T3909" style:family="text">
      <style:text-properties fo:font-size="9.75pt" fo:font-weight="normal" fo:font-family="'monospace, monospace'" style:font-family-asian="'monospace, monospace'" style:font-family-complex="'monospace, monospace'" fo:background-color="#ffffff" fo:color="#301010"/>
    </style:style>
    <style:style style:name="T3910" style:family="text">
      <style:text-properties fo:font-size="9.75pt" fo:font-weight="normal" fo:font-family="'monospace, monospace'" style:font-family-asian="'monospace, monospace'" style:font-family-complex="'monospace, monospace'" fo:background-color="transparent" fo:color="#000000"/>
    </style:style>
    <style:style style:name="T3911" style:family="text">
      <style:text-properties fo:font-size="9.75pt" fo:font-weight="bold" fo:font-family="'monospace, monospace'" style:font-family-asian="'monospace, monospace'" style:font-family-complex="'monospace, monospace'" fo:background-color="#ffffff" fo:color="#00007f"/>
    </style:style>
    <style:style style:name="T3912" style:family="text">
      <style:text-properties fo:font-size="9.75pt" fo:font-weight="normal" fo:font-family="'monospace, monospace'" style:font-family-asian="'monospace, monospace'" style:font-family-complex="'monospace, monospace'" fo:background-color="#ffffff" fo:color="#000000"/>
    </style:style>
    <style:style style:name="T3913" style:family="text">
      <style:text-properties fo:font-size="9.75pt" fo:font-weight="normal" fo:font-family="'monospace, monospace'" style:font-family-asian="'monospace, monospace'" style:font-family-complex="'monospace, monospace'" fo:background-color="#ffffff" fo:color="#301010"/>
    </style:style>
    <style:style style:name="T3914" style:family="text">
      <style:text-properties fo:font-size="9.75pt" fo:font-weight="bold" fo:font-family="'monospace, monospace'" style:font-family-asian="'monospace, monospace'" style:font-family-complex="'monospace, monospace'" fo:background-color="#ffffff" fo:color="#00007f"/>
    </style:style>
    <style:style style:name="T3915" style:family="text">
      <style:text-properties fo:font-size="9.75pt" fo:font-weight="normal" fo:font-family="'monospace, monospace'" style:font-family-asian="'monospace, monospace'" style:font-family-complex="'monospace, monospace'" fo:background-color="#ffffff" fo:color="#000000"/>
    </style:style>
    <style:style style:name="T3916" style:family="text">
      <style:text-properties fo:font-size="9.75pt" fo:font-weight="normal" fo:font-family="'monospace, monospace'" style:font-family-asian="'monospace, monospace'" style:font-family-complex="'monospace, monospace'" fo:background-color="#ffffff" fo:color="#301010"/>
    </style:style>
    <style:style style:name="T3917" style:family="text">
      <style:text-properties fo:font-size="9.75pt" fo:font-weight="bold" fo:font-family="'monospace, monospace'" style:font-family-asian="'monospace, monospace'" style:font-family-complex="'monospace, monospace'" fo:background-color="#ffffff" fo:color="#00007f"/>
    </style:style>
    <style:style style:name="T3918" style:family="text">
      <style:text-properties fo:font-size="9.75pt" fo:font-weight="normal" fo:font-family="'monospace, monospace'" style:font-family-asian="'monospace, monospace'" style:font-family-complex="'monospace, monospace'" fo:background-color="#ffffff" fo:color="#301010"/>
    </style:style>
    <style:style style:name="T3919" style:family="text">
      <style:text-properties fo:font-size="9.75pt" fo:font-weight="normal" fo:font-family="'monospace, monospace'" style:font-family-asian="'monospace, monospace'" style:font-family-complex="'monospace, monospace'" fo:background-color="#ffffff" fo:color="#000000"/>
    </style:style>
    <style:style style:name="T3920" style:family="text">
      <style:text-properties fo:font-size="9.75pt" fo:font-weight="normal" fo:font-family="'monospace, monospace'" style:font-family-asian="'monospace, monospace'" style:font-family-complex="'monospace, monospace'" fo:background-color="#ffffff" fo:color="#301010"/>
    </style:style>
    <style:style style:name="T3921" style:family="text">
      <style:text-properties fo:font-size="9.75pt" fo:font-weight="bold" fo:font-family="'monospace, monospace'" style:font-family-asian="'monospace, monospace'" style:font-family-complex="'monospace, monospace'" fo:background-color="#ffffff" fo:color="#00007f"/>
    </style:style>
    <style:style style:name="T3922" style:family="text">
      <style:text-properties fo:font-size="9.75pt" fo:font-weight="normal" fo:font-family="'monospace, monospace'" style:font-family-asian="'monospace, monospace'" style:font-family-complex="'monospace, monospace'" fo:background-color="#ffffff" fo:color="#000000"/>
    </style:style>
    <style:style style:name="T3923" style:family="text">
      <style:text-properties fo:font-size="9.75pt" fo:font-weight="normal" fo:font-family="'monospace, monospace'" style:font-family-asian="'monospace, monospace'" style:font-family-complex="'monospace, monospace'" fo:background-color="#ffffff" fo:color="#301010"/>
    </style:style>
    <style:style style:name="T3924" style:family="text">
      <style:text-properties fo:font-size="9.75pt" fo:font-weight="normal" fo:font-family="'monospace, monospace'" style:font-family-asian="'monospace, monospace'" style:font-family-complex="'monospace, monospace'" fo:background-color="transparent" fo:color="#000000"/>
    </style:style>
    <style:style style:name="T3925" style:family="text">
      <style:text-properties fo:font-size="9.75pt" fo:font-weight="bold" fo:font-family="'monospace, monospace'" style:font-family-asian="'monospace, monospace'" style:font-family-complex="'monospace, monospace'" fo:background-color="#ffffff" fo:color="#00007f"/>
    </style:style>
    <style:style style:name="T3926" style:family="text">
      <style:text-properties fo:font-size="9.75pt" fo:font-weight="normal" fo:font-family="'monospace, monospace'" style:font-family-asian="'monospace, monospace'" style:font-family-complex="'monospace, monospace'" fo:background-color="#ffffff" fo:color="#000000"/>
    </style:style>
    <style:style style:name="T3927" style:family="text">
      <style:text-properties fo:font-size="9.75pt" fo:font-weight="normal" fo:font-family="'monospace, monospace'" style:font-family-asian="'monospace, monospace'" style:font-family-complex="'monospace, monospace'" fo:background-color="#ffffff" fo:color="#301010"/>
    </style:style>
    <style:style style:name="T3928" style:family="text">
      <style:text-properties fo:font-size="9.75pt" fo:font-weight="normal" fo:font-family="'monospace, monospace'" style:font-family-asian="'monospace, monospace'" style:font-family-complex="'monospace, monospace'" fo:background-color="#ffffff" fo:color="#007f00"/>
    </style:style>
    <style:style style:name="T3929" style:family="text">
      <style:text-properties fo:font-size="9.75pt" fo:font-weight="normal" fo:font-family="'monospace, monospace'" style:font-family-asian="'monospace, monospace'" style:font-family-complex="'monospace, monospace'" fo:background-color="#ffffff" fo:color="#301010"/>
    </style:style>
    <style:style style:name="T3930" style:family="text">
      <style:text-properties fo:font-size="9.75pt" fo:font-weight="normal" fo:font-family="'monospace, monospace'" style:font-family-asian="'monospace, monospace'" style:font-family-complex="'monospace, monospace'" fo:background-color="transparent" fo:color="#000000"/>
    </style:style>
    <style:style style:name="T3931" style:family="text">
      <style:text-properties fo:font-size="9.75pt" fo:font-weight="bold" fo:font-family="'monospace, monospace'" style:font-family-asian="'monospace, monospace'" style:font-family-complex="'monospace, monospace'" fo:background-color="#ffffff" fo:color="#00007f"/>
    </style:style>
    <style:style style:name="T3932" style:family="text">
      <style:text-properties fo:font-size="9.75pt" fo:font-weight="normal" fo:font-family="'monospace, monospace'" style:font-family-asian="'monospace, monospace'" style:font-family-complex="'monospace, monospace'" fo:background-color="#ffffff" fo:color="#301010"/>
    </style:style>
    <style:style style:name="T3933" style:family="text">
      <style:text-properties fo:font-size="9.75pt" fo:font-weight="bold" fo:font-family="'monospace, monospace'" style:font-family-asian="'monospace, monospace'" style:font-family-complex="'monospace, monospace'" fo:background-color="#ffffff" fo:color="#00007f"/>
    </style:style>
    <style:style style:name="T3934" style:family="text">
      <style:text-properties fo:font-size="9.75pt" fo:font-weight="normal" fo:font-family="'monospace, monospace'" style:font-family-asian="'monospace, monospace'" style:font-family-complex="'monospace, monospace'" fo:background-color="#ffffff" fo:color="#000000"/>
    </style:style>
    <style:style style:name="T3935" style:family="text">
      <style:text-properties fo:font-size="9.75pt" fo:font-weight="normal" fo:font-family="'monospace, monospace'" style:font-family-asian="'monospace, monospace'" style:font-family-complex="'monospace, monospace'" fo:background-color="#ffffff" fo:color="#301010"/>
    </style:style>
    <style:style style:name="T3936" style:family="text">
      <style:text-properties fo:font-size="9.75pt" fo:font-weight="normal" fo:font-family="'monospace, monospace'" style:font-family-asian="'monospace, monospace'" style:font-family-complex="'monospace, monospace'" fo:background-color="#ffffff" fo:color="#007f00"/>
    </style:style>
    <style:style style:name="T3937" style:family="text">
      <style:text-properties fo:font-size="9.75pt" fo:font-weight="normal" fo:font-family="'monospace, monospace'" style:font-family-asian="'monospace, monospace'" style:font-family-complex="'monospace, monospace'" fo:background-color="#ffffff" fo:color="#301010"/>
    </style:style>
    <style:style style:name="T3938" style:family="text">
      <style:text-properties fo:font-size="9.75pt" fo:font-weight="normal" fo:font-family="'monospace, monospace'" style:font-family-asian="'monospace, monospace'" style:font-family-complex="'monospace, monospace'" fo:background-color="#ffffff" fo:color="#000000"/>
    </style:style>
    <style:style style:name="T3939" style:family="text">
      <style:text-properties fo:font-size="9.75pt" fo:font-weight="normal" fo:font-family="'monospace, monospace'" style:font-family-asian="'monospace, monospace'" style:font-family-complex="'monospace, monospace'" fo:background-color="#ffffff" fo:color="#301010"/>
    </style:style>
    <style:style style:name="T3940" style:family="text">
      <style:text-properties fo:font-size="9.75pt" fo:font-weight="normal" fo:font-family="'monospace, monospace'" style:font-family-asian="'monospace, monospace'" style:font-family-complex="'monospace, monospace'" fo:background-color="#ffffff" fo:color="#000000"/>
    </style:style>
    <style:style style:name="T3941" style:family="text">
      <style:text-properties fo:font-size="9.75pt" fo:font-weight="normal" fo:font-family="'monospace, monospace'" style:font-family-asian="'monospace, monospace'" style:font-family-complex="'monospace, monospace'" fo:background-color="#ffffff" fo:color="#301010"/>
    </style:style>
    <style:style style:name="T3942" style:family="text">
      <style:text-properties fo:font-size="9.75pt" fo:font-weight="normal" fo:font-family="'monospace, monospace'" style:font-family-asian="'monospace, monospace'" style:font-family-complex="'monospace, monospace'" fo:background-color="#ffffff" fo:color="#000000"/>
    </style:style>
    <style:style style:name="T3943" style:family="text">
      <style:text-properties fo:font-size="9.75pt" fo:font-weight="normal" fo:font-family="'monospace, monospace'" style:font-family-asian="'monospace, monospace'" style:font-family-complex="'monospace, monospace'" fo:background-color="#ffffff" fo:color="#301010"/>
    </style:style>
    <style:style style:name="T3944" style:family="text">
      <style:text-properties fo:font-size="9.75pt" fo:font-weight="normal" fo:font-family="'monospace, monospace'" style:font-family-asian="'monospace, monospace'" style:font-family-complex="'monospace, monospace'" fo:background-color="transparent" fo:color="#000000"/>
    </style:style>
    <style:style style:name="T3945" style:family="text">
      <style:text-properties fo:font-size="9.75pt" fo:font-weight="bold" fo:font-family="'monospace, monospace'" style:font-family-asian="'monospace, monospace'" style:font-family-complex="'monospace, monospace'" fo:background-color="#ffffff" fo:color="#00007f"/>
    </style:style>
    <style:style style:name="T3946" style:family="text">
      <style:text-properties fo:font-size="9.75pt" fo:font-weight="normal" fo:font-family="'monospace, monospace'" style:font-family-asian="'monospace, monospace'" style:font-family-complex="'monospace, monospace'" fo:background-color="#ffffff" fo:color="#301010"/>
    </style:style>
    <style:style style:name="T3947" style:family="text">
      <style:text-properties fo:font-size="9.75pt" fo:font-weight="normal" fo:font-family="'monospace, monospace'" style:font-family-asian="'monospace, monospace'" style:font-family-complex="'monospace, monospace'" fo:background-color="#ffffff" fo:color="#000000"/>
    </style:style>
    <style:style style:name="T3948" style:family="text">
      <style:text-properties fo:font-size="9.75pt" fo:font-weight="normal" fo:font-family="'monospace, monospace'" style:font-family-asian="'monospace, monospace'" style:font-family-complex="'monospace, monospace'" fo:background-color="#ffffff" fo:color="#301010"/>
    </style:style>
    <style:style style:name="T3949" style:family="text">
      <style:text-properties fo:font-size="9.75pt" fo:font-weight="normal" fo:font-family="'monospace, monospace'" style:font-family-asian="'monospace, monospace'" style:font-family-complex="'monospace, monospace'" fo:background-color="#ffffff" fo:color="#000000"/>
    </style:style>
    <style:style style:name="T3950" style:family="text">
      <style:text-properties fo:font-size="9.75pt" fo:font-weight="normal" fo:font-family="'monospace, monospace'" style:font-family-asian="'monospace, monospace'" style:font-family-complex="'monospace, monospace'" fo:background-color="#ffffff" fo:color="#301010"/>
    </style:style>
    <style:style style:name="T3951" style:family="text">
      <style:text-properties fo:font-size="9.75pt" fo:font-weight="normal" fo:font-family="'monospace, monospace'" style:font-family-asian="'monospace, monospace'" style:font-family-complex="'monospace, monospace'" fo:background-color="#ffffff" fo:color="#000000"/>
    </style:style>
    <style:style style:name="T3952" style:family="text">
      <style:text-properties fo:font-size="9.75pt" fo:font-weight="normal" fo:font-family="'monospace, monospace'" style:font-family-asian="'monospace, monospace'" style:font-family-complex="'monospace, monospace'" fo:background-color="#ffffff" fo:color="#301010"/>
    </style:style>
    <style:style style:name="T3953" style:family="text">
      <style:text-properties fo:font-size="9.75pt" fo:font-weight="normal" fo:font-family="'monospace, monospace'" style:font-family-asian="'monospace, monospace'" style:font-family-complex="'monospace, monospace'" fo:background-color="#ffffff" fo:color="#007f00"/>
    </style:style>
    <style:style style:name="T3954" style:family="text">
      <style:text-properties fo:font-size="9.75pt" fo:font-weight="normal" fo:font-family="'monospace, monospace'" style:font-family-asian="'monospace, monospace'" style:font-family-complex="'monospace, monospace'" fo:background-color="#ffffff" fo:color="#301010"/>
    </style:style>
    <style:style style:name="T3955" style:family="text">
      <style:text-properties fo:font-size="9.75pt" fo:font-weight="normal" fo:font-family="'monospace, monospace'" style:font-family-asian="'monospace, monospace'" style:font-family-complex="'monospace, monospace'" fo:background-color="transparent" fo:color="#000000"/>
    </style:style>
    <style:style style:name="T3956" style:family="text">
      <style:text-properties fo:font-size="9.75pt" fo:font-weight="normal" fo:font-family="'monospace, monospace'" style:font-family-asian="'monospace, monospace'" style:font-family-complex="'monospace, monospace'" fo:background-color="#ffffff" fo:color="#000000"/>
    </style:style>
    <style:style style:name="T3957" style:family="text">
      <style:text-properties fo:font-size="9.75pt" fo:font-weight="normal" fo:font-family="'monospace, monospace'" style:font-family-asian="'monospace, monospace'" style:font-family-complex="'monospace, monospace'" fo:background-color="#ffffff" fo:color="#301010"/>
    </style:style>
    <style:style style:name="T3958" style:family="text">
      <style:text-properties fo:font-size="9.75pt" fo:font-weight="normal" fo:font-family="'monospace, monospace'" style:font-family-asian="'monospace, monospace'" style:font-family-complex="'monospace, monospace'" fo:background-color="#ffffff" fo:color="#000000"/>
    </style:style>
    <style:style style:name="T3959" style:family="text">
      <style:text-properties fo:font-size="9.75pt" fo:font-weight="normal" fo:font-family="'monospace, monospace'" style:font-family-asian="'monospace, monospace'" style:font-family-complex="'monospace, monospace'" fo:background-color="#ffffff" fo:color="#301010"/>
    </style:style>
    <style:style style:name="T3960" style:family="text">
      <style:text-properties fo:font-size="9.75pt" fo:font-weight="normal" fo:font-family="'monospace, monospace'" style:font-family-asian="'monospace, monospace'" style:font-family-complex="'monospace, monospace'" fo:background-color="#ffffff" fo:color="#000000"/>
    </style:style>
    <style:style style:name="T3961" style:family="text">
      <style:text-properties fo:font-size="9.75pt" fo:font-weight="normal" fo:font-family="'monospace, monospace'" style:font-family-asian="'monospace, monospace'" style:font-family-complex="'monospace, monospace'" fo:background-color="#ffffff" fo:color="#301010"/>
    </style:style>
    <style:style style:name="T3962" style:family="text">
      <style:text-properties fo:font-size="9.75pt" fo:font-weight="normal" fo:font-family="'monospace, monospace'" style:font-family-asian="'monospace, monospace'" style:font-family-complex="'monospace, monospace'" fo:background-color="transparent" fo:color="#000000"/>
    </style:style>
    <style:style style:name="T3963" style:family="text">
      <style:text-properties fo:font-size="9.75pt" fo:font-weight="normal" fo:font-family="'monospace, monospace'" style:font-family-asian="'monospace, monospace'" style:font-family-complex="'monospace, monospace'" fo:background-color="#ffffff" fo:color="#000000"/>
    </style:style>
    <style:style style:name="T3964" style:family="text">
      <style:text-properties fo:font-size="9.75pt" fo:font-weight="normal" fo:font-family="'monospace, monospace'" style:font-family-asian="'monospace, monospace'" style:font-family-complex="'monospace, monospace'" fo:background-color="#ffffff" fo:color="#301010"/>
    </style:style>
    <style:style style:name="T3965" style:family="text">
      <style:text-properties fo:font-size="9.75pt" fo:font-weight="normal" fo:font-family="'monospace, monospace'" style:font-family-asian="'monospace, monospace'" style:font-family-complex="'monospace, monospace'" fo:background-color="#ffffff" fo:color="#000000"/>
    </style:style>
    <style:style style:name="T3966" style:family="text">
      <style:text-properties fo:font-size="9.75pt" fo:font-weight="normal" fo:font-family="'monospace, monospace'" style:font-family-asian="'monospace, monospace'" style:font-family-complex="'monospace, monospace'" fo:background-color="#ffffff" fo:color="#301010"/>
    </style:style>
    <style:style style:name="T3967" style:family="text">
      <style:text-properties fo:font-size="9.75pt" fo:font-weight="normal" fo:font-family="'monospace, monospace'" style:font-family-asian="'monospace, monospace'" style:font-family-complex="'monospace, monospace'" fo:background-color="#ffffff" fo:color="#000000"/>
    </style:style>
    <style:style style:name="T3968" style:family="text">
      <style:text-properties fo:font-size="9.75pt" fo:font-weight="normal" fo:font-family="'monospace, monospace'" style:font-family-asian="'monospace, monospace'" style:font-family-complex="'monospace, monospace'" fo:background-color="#ffffff" fo:color="#301010"/>
    </style:style>
    <style:style style:name="T3969" style:family="text">
      <style:text-properties fo:font-size="9.75pt" fo:font-weight="normal" fo:font-family="'monospace, monospace'" style:font-family-asian="'monospace, monospace'" style:font-family-complex="'monospace, monospace'" fo:background-color="#ffffff" fo:color="#000000"/>
    </style:style>
    <style:style style:name="T3970" style:family="text">
      <style:text-properties fo:font-size="9.75pt" fo:font-weight="normal" fo:font-family="'monospace, monospace'" style:font-family-asian="'monospace, monospace'" style:font-family-complex="'monospace, monospace'" fo:background-color="#ffffff" fo:color="#301010"/>
    </style:style>
    <style:style style:name="T3971" style:family="text">
      <style:text-properties fo:font-size="9.75pt" fo:font-weight="normal" fo:font-family="'monospace, monospace'" style:font-family-asian="'monospace, monospace'" style:font-family-complex="'monospace, monospace'" fo:background-color="#ffffff" fo:color="#000000"/>
    </style:style>
    <style:style style:name="T3972" style:family="text">
      <style:text-properties fo:font-size="9.75pt" fo:font-weight="normal" fo:font-family="'monospace, monospace'" style:font-family-asian="'monospace, monospace'" style:font-family-complex="'monospace, monospace'" fo:background-color="#ffffff" fo:color="#301010"/>
    </style:style>
    <style:style style:name="T3973" style:family="text">
      <style:text-properties fo:font-size="9.75pt" fo:font-weight="normal" fo:font-family="'monospace, monospace'" style:font-family-asian="'monospace, monospace'" style:font-family-complex="'monospace, monospace'" fo:background-color="#ffffff" fo:color="#000000"/>
    </style:style>
    <style:style style:name="T3974" style:family="text">
      <style:text-properties fo:font-size="9.75pt" fo:font-weight="normal" fo:font-family="'monospace, monospace'" style:font-family-asian="'monospace, monospace'" style:font-family-complex="'monospace, monospace'" fo:background-color="#ffffff" fo:color="#301010"/>
    </style:style>
    <style:style style:name="T3975" style:family="text">
      <style:text-properties fo:font-size="9.75pt" fo:font-weight="normal" fo:font-family="'monospace, monospace'" style:font-family-asian="'monospace, monospace'" style:font-family-complex="'monospace, monospace'" fo:background-color="#ffffff" fo:color="#007f00"/>
    </style:style>
    <style:style style:name="T3976" style:family="text">
      <style:text-properties fo:font-size="9.75pt" fo:font-weight="normal" fo:font-family="'monospace, monospace'" style:font-family-asian="'monospace, monospace'" style:font-family-complex="'monospace, monospace'" fo:background-color="#ffffff" fo:color="#301010"/>
    </style:style>
    <style:style style:name="T3977" style:family="text">
      <style:text-properties fo:font-size="9.75pt" fo:font-weight="normal" fo:font-family="'monospace, monospace'" style:font-family-asian="'monospace, monospace'" style:font-family-complex="'monospace, monospace'" fo:background-color="transparent" fo:color="#000000"/>
    </style:style>
    <style:style style:name="T3978" style:family="text">
      <style:text-properties fo:font-size="9.75pt" fo:font-weight="normal" fo:font-family="'monospace, monospace'" style:font-family-asian="'monospace, monospace'" style:font-family-complex="'monospace, monospace'" fo:background-color="#ffffff" fo:color="#000000"/>
    </style:style>
    <style:style style:name="T3979" style:family="text">
      <style:text-properties fo:font-size="9.75pt" fo:font-weight="normal" fo:font-family="'monospace, monospace'" style:font-family-asian="'monospace, monospace'" style:font-family-complex="'monospace, monospace'" fo:background-color="#ffffff" fo:color="#301010"/>
    </style:style>
    <style:style style:name="T3980" style:family="text">
      <style:text-properties fo:font-size="9.75pt" fo:font-weight="normal" fo:font-family="'monospace, monospace'" style:font-family-asian="'monospace, monospace'" style:font-family-complex="'monospace, monospace'" fo:background-color="#ffffff" fo:color="#000000"/>
    </style:style>
    <style:style style:name="T3981" style:family="text">
      <style:text-properties fo:font-size="9.75pt" fo:font-weight="normal" fo:font-family="'monospace, monospace'" style:font-family-asian="'monospace, monospace'" style:font-family-complex="'monospace, monospace'" fo:background-color="#ffffff" fo:color="#301010"/>
    </style:style>
    <style:style style:name="T3982" style:family="text">
      <style:text-properties fo:font-size="9.75pt" fo:font-weight="normal" fo:font-family="'monospace, monospace'" style:font-family-asian="'monospace, monospace'" style:font-family-complex="'monospace, monospace'" fo:background-color="#ffffff" fo:color="#000000"/>
    </style:style>
    <style:style style:name="T3983" style:family="text">
      <style:text-properties fo:font-size="9.75pt" fo:font-weight="normal" fo:font-family="'monospace, monospace'" style:font-family-asian="'monospace, monospace'" style:font-family-complex="'monospace, monospace'" fo:background-color="#ffffff" fo:color="#301010"/>
    </style:style>
    <style:style style:name="T3984" style:family="text">
      <style:text-properties fo:font-size="9.75pt" fo:font-weight="normal" fo:font-family="'monospace, monospace'" style:font-family-asian="'monospace, monospace'" style:font-family-complex="'monospace, monospace'" fo:background-color="#ffffff" fo:color="#000000"/>
    </style:style>
    <style:style style:name="T3985" style:family="text">
      <style:text-properties fo:font-size="9.75pt" fo:font-weight="normal" fo:font-family="'monospace, monospace'" style:font-family-asian="'monospace, monospace'" style:font-family-complex="'monospace, monospace'" fo:background-color="#ffffff" fo:color="#301010"/>
    </style:style>
    <style:style style:name="T3986" style:family="text">
      <style:text-properties fo:font-size="9.75pt" fo:font-weight="normal" fo:font-family="'monospace, monospace'" style:font-family-asian="'monospace, monospace'" style:font-family-complex="'monospace, monospace'" fo:background-color="transparent" fo:color="#000000"/>
    </style:style>
    <style:style style:name="T3987" style:family="text">
      <style:text-properties fo:font-size="9.75pt" fo:font-weight="normal" fo:font-family="'monospace, monospace'" style:font-family-asian="'monospace, monospace'" style:font-family-complex="'monospace, monospace'" fo:background-color="#ffffff" fo:color="#301010"/>
    </style:style>
    <style:style style:name="T3988" style:family="text">
      <style:text-properties fo:font-size="9.75pt" fo:font-weight="normal" fo:font-family="'monospace, monospace'" style:font-family-asian="'monospace, monospace'" style:font-family-complex="'monospace, monospace'" fo:background-color="transparent" fo:color="#000000"/>
    </style:style>
    <style:style style:name="T3989" style:family="text">
      <style:text-properties fo:font-size="9.75pt" fo:font-weight="normal" fo:font-family="'monospace, monospace'" style:font-family-asian="'monospace, monospace'" style:font-family-complex="'monospace, monospace'" fo:background-color="#ffffff" fo:color="#000000"/>
    </style:style>
    <style:style style:name="T3990" style:family="text">
      <style:text-properties fo:font-size="9.75pt" fo:font-weight="normal" fo:font-family="'monospace, monospace'" style:font-family-asian="'monospace, monospace'" style:font-family-complex="'monospace, monospace'" fo:background-color="#ffffff" fo:color="#301010"/>
    </style:style>
    <style:style style:name="T3991" style:family="text">
      <style:text-properties fo:font-size="9.75pt" fo:font-weight="normal" fo:font-family="'monospace, monospace'" style:font-family-asian="'monospace, monospace'" style:font-family-complex="'monospace, monospace'" fo:background-color="#ffffff" fo:color="#000000"/>
    </style:style>
    <style:style style:name="T3992" style:family="text">
      <style:text-properties fo:font-size="9.75pt" fo:font-weight="normal" fo:font-family="'monospace, monospace'" style:font-family-asian="'monospace, monospace'" style:font-family-complex="'monospace, monospace'" fo:background-color="#ffffff" fo:color="#301010"/>
    </style:style>
    <style:style style:name="T3993" style:family="text">
      <style:text-properties fo:font-size="9.75pt" fo:font-weight="normal" fo:font-family="'monospace, monospace'" style:font-family-asian="'monospace, monospace'" style:font-family-complex="'monospace, monospace'" fo:background-color="#ffffff" fo:color="#000000"/>
    </style:style>
    <style:style style:name="T3994" style:family="text">
      <style:text-properties fo:font-size="9.75pt" fo:font-weight="normal" fo:font-family="'monospace, monospace'" style:font-family-asian="'monospace, monospace'" style:font-family-complex="'monospace, monospace'" fo:background-color="#ffffff" fo:color="#301010"/>
    </style:style>
    <style:style style:name="T3995" style:family="text">
      <style:text-properties fo:font-size="9.75pt" fo:font-weight="normal" fo:font-family="'monospace, monospace'" style:font-family-asian="'monospace, monospace'" style:font-family-complex="'monospace, monospace'" fo:background-color="#ffffff" fo:color="#000000"/>
    </style:style>
    <style:style style:name="T3996" style:family="text">
      <style:text-properties fo:font-size="9.75pt" fo:font-weight="normal" fo:font-family="'monospace, monospace'" style:font-family-asian="'monospace, monospace'" style:font-family-complex="'monospace, monospace'" fo:background-color="#ffffff" fo:color="#301010"/>
    </style:style>
    <style:style style:name="T3997" style:family="text">
      <style:text-properties fo:font-size="9.75pt" fo:font-weight="normal" fo:font-family="'monospace, monospace'" style:font-family-asian="'monospace, monospace'" style:font-family-complex="'monospace, monospace'" fo:background-color="transparent" fo:color="#000000"/>
    </style:style>
    <style:style style:name="T3998" style:family="text">
      <style:text-properties fo:font-size="9.75pt" fo:font-weight="normal" fo:font-family="'monospace, monospace'" style:font-family-asian="'monospace, monospace'" style:font-family-complex="'monospace, monospace'" fo:background-color="#ffffff" fo:color="#301010"/>
    </style:style>
    <style:style style:name="T3999" style:family="text">
      <style:text-properties fo:font-size="9.75pt" fo:font-weight="normal" fo:font-family="'monospace, monospace'" style:font-family-asian="'monospace, monospace'" style:font-family-complex="'monospace, monospace'" fo:background-color="#ffffff" fo:color="#000000"/>
    </style:style>
    <style:style style:name="T4000" style:family="text">
      <style:text-properties fo:font-size="9.75pt" fo:font-weight="normal" fo:font-family="'monospace, monospace'" style:font-family-asian="'monospace, monospace'" style:font-family-complex="'monospace, monospace'" fo:background-color="#ffffff" fo:color="#301010"/>
    </style:style>
    <style:style style:name="T4001" style:family="text">
      <style:text-properties fo:font-size="9.75pt" fo:font-weight="normal" fo:font-family="'monospace, monospace'" style:font-family-asian="'monospace, monospace'" style:font-family-complex="'monospace, monospace'" fo:background-color="transparent" fo:color="#000000"/>
    </style:style>
    <style:style style:name="T4002" style:family="text">
      <style:text-properties fo:font-size="9.75pt" fo:font-weight="normal" fo:font-family="'monospace, monospace'" style:font-family-asian="'monospace, monospace'" style:font-family-complex="'monospace, monospace'" fo:background-color="#ffffff" fo:color="#301010"/>
    </style:style>
    <style:style style:name="T4003" style:family="text">
      <style:text-properties fo:font-size="9.75pt" fo:font-weight="normal" fo:font-family="'monospace, monospace'" style:font-family-asian="'monospace, monospace'" style:font-family-complex="'monospace, monospace'" fo:background-color="transparent" fo:color="#000000"/>
    </style:style>
    <style:style style:name="T4004" style:family="text">
      <style:text-properties fo:font-size="9.75pt" fo:font-weight="normal" fo:font-family="'monospace, monospace'" style:font-family-asian="'monospace, monospace'" style:font-family-complex="'monospace, monospace'" fo:background-color="#ffffff" fo:color="#000000"/>
    </style:style>
    <style:style style:name="T4005" style:family="text">
      <style:text-properties fo:font-size="9.75pt" fo:font-weight="normal" fo:font-family="'monospace, monospace'" style:font-family-asian="'monospace, monospace'" style:font-family-complex="'monospace, monospace'" fo:background-color="#ffffff" fo:color="#301010"/>
    </style:style>
    <style:style style:name="T4006" style:family="text">
      <style:text-properties fo:font-size="9.75pt" fo:font-weight="normal" fo:font-family="'monospace, monospace'" style:font-family-asian="'monospace, monospace'" style:font-family-complex="'monospace, monospace'" fo:background-color="#ffffff" fo:color="#000000"/>
    </style:style>
    <style:style style:name="T4007" style:family="text">
      <style:text-properties fo:font-size="9.75pt" fo:font-weight="normal" fo:font-family="'monospace, monospace'" style:font-family-asian="'monospace, monospace'" style:font-family-complex="'monospace, monospace'" fo:background-color="#ffffff" fo:color="#301010"/>
    </style:style>
    <style:style style:name="T4008" style:family="text">
      <style:text-properties fo:font-size="9.75pt" fo:font-weight="normal" fo:font-family="'monospace, monospace'" style:font-family-asian="'monospace, monospace'" style:font-family-complex="'monospace, monospace'" fo:background-color="#ffffff" fo:color="#000000"/>
    </style:style>
    <style:style style:name="T4009" style:family="text">
      <style:text-properties fo:font-size="9.75pt" fo:font-weight="normal" fo:font-family="'monospace, monospace'" style:font-family-asian="'monospace, monospace'" style:font-family-complex="'monospace, monospace'" fo:background-color="#ffffff" fo:color="#301010"/>
    </style:style>
    <style:style style:name="T4010" style:family="text">
      <style:text-properties fo:font-size="9.75pt" fo:font-weight="normal" fo:font-family="'monospace, monospace'" style:font-family-asian="'monospace, monospace'" style:font-family-complex="'monospace, monospace'" fo:background-color="transparent" fo:color="#000000"/>
    </style:style>
    <style:style style:name="T4011" style:family="text">
      <style:text-properties fo:font-size="9.75pt" fo:font-weight="normal" fo:font-family="'monospace, monospace'" style:font-family-asian="'monospace, monospace'" style:font-family-complex="'monospace, monospace'" fo:background-color="#ffffff" fo:color="#301010"/>
    </style:style>
    <style:style style:name="T4012" style:family="text">
      <style:text-properties fo:font-size="9.75pt" fo:font-weight="normal" fo:font-family="'monospace, monospace'" style:font-family-asian="'monospace, monospace'" style:font-family-complex="'monospace, monospace'" fo:background-color="transparent" fo:color="#000000"/>
    </style:style>
    <style:style style:name="T4013" style:family="text">
      <style:text-properties fo:font-size="9.75pt" fo:font-weight="bold" fo:font-family="'monospace, monospace'" style:font-family-asian="'monospace, monospace'" style:font-family-complex="'monospace, monospace'" fo:background-color="#ffffff" fo:color="#00007f"/>
    </style:style>
    <style:style style:name="T4014" style:family="text">
      <style:text-properties fo:font-size="9.75pt" fo:font-weight="normal" fo:font-family="'monospace, monospace'" style:font-family-asian="'monospace, monospace'" style:font-family-complex="'monospace, monospace'" fo:background-color="#ffffff" fo:color="#000000"/>
    </style:style>
    <style:style style:name="T4015" style:family="text">
      <style:text-properties fo:font-size="9.75pt" fo:font-weight="normal" fo:font-family="'monospace, monospace'" style:font-family-asian="'monospace, monospace'" style:font-family-complex="'monospace, monospace'" fo:background-color="#ffffff" fo:color="#301010"/>
    </style:style>
    <style:style style:name="T4016" style:family="text">
      <style:text-properties fo:font-size="9.75pt" fo:font-weight="normal" fo:font-family="'monospace, monospace'" style:font-family-asian="'monospace, monospace'" style:font-family-complex="'monospace, monospace'" fo:background-color="transparent" fo:color="#000000"/>
    </style:style>
    <style:style style:name="T4017" style:family="text">
      <style:text-properties fo:font-size="9.75pt" fo:font-weight="normal" fo:font-family="'monospace, monospace'" style:font-family-asian="'monospace, monospace'" style:font-family-complex="'monospace, monospace'" fo:background-color="#ffffff" fo:color="#000000"/>
    </style:style>
    <style:style style:name="T4018" style:family="text">
      <style:text-properties fo:font-size="9.75pt" fo:font-weight="normal" fo:font-family="'monospace, monospace'" style:font-family-asian="'monospace, monospace'" style:font-family-complex="'monospace, monospace'" fo:background-color="#ffffff" fo:color="#301010"/>
    </style:style>
    <style:style style:name="T4019" style:family="text">
      <style:text-properties fo:font-size="9.75pt" fo:font-weight="bold" fo:font-family="'monospace, monospace'" style:font-family-asian="'monospace, monospace'" style:font-family-complex="'monospace, monospace'" fo:background-color="#ffffff" fo:color="#00007f"/>
    </style:style>
    <style:style style:name="T4020" style:family="text">
      <style:text-properties fo:font-size="9.75pt" fo:font-weight="normal" fo:font-family="'monospace, monospace'" style:font-family-asian="'monospace, monospace'" style:font-family-complex="'monospace, monospace'" fo:background-color="#ffffff" fo:color="#301010"/>
    </style:style>
    <style:style style:name="T4021" style:family="text">
      <style:text-properties fo:font-size="9.75pt" fo:font-weight="normal" fo:font-family="'monospace, monospace'" style:font-family-asian="'monospace, monospace'" style:font-family-complex="'monospace, monospace'" fo:background-color="#ffffff" fo:color="#000000"/>
    </style:style>
    <style:style style:name="T4022" style:family="text">
      <style:text-properties fo:font-size="9.75pt" fo:font-weight="normal" fo:font-family="'monospace, monospace'" style:font-family-asian="'monospace, monospace'" style:font-family-complex="'monospace, monospace'" fo:background-color="#ffffff" fo:color="#301010"/>
    </style:style>
    <style:style style:name="T4023" style:family="text">
      <style:text-properties fo:font-size="9.75pt" fo:font-weight="normal" fo:font-family="'monospace, monospace'" style:font-family-asian="'monospace, monospace'" style:font-family-complex="'monospace, monospace'" fo:background-color="transparent" fo:color="#000000"/>
    </style:style>
    <style:style style:name="T4024" style:family="text">
      <style:text-properties fo:font-size="9.75pt" fo:font-weight="normal" fo:font-family="'monospace, monospace'" style:font-family-asian="'monospace, monospace'" style:font-family-complex="'monospace, monospace'" fo:background-color="#ffffff" fo:color="#000000"/>
    </style:style>
    <style:style style:name="T4025" style:family="text">
      <style:text-properties fo:font-size="9.75pt" fo:font-weight="normal" fo:font-family="'monospace, monospace'" style:font-family-asian="'monospace, monospace'" style:font-family-complex="'monospace, monospace'" fo:background-color="#ffffff" fo:color="#301010"/>
    </style:style>
    <style:style style:name="T4026" style:family="text">
      <style:text-properties fo:font-size="9.75pt" fo:font-weight="normal" fo:font-family="'monospace, monospace'" style:font-family-asian="'monospace, monospace'" style:font-family-complex="'monospace, monospace'" fo:background-color="#ffffff" fo:color="#007f00"/>
    </style:style>
    <style:style style:name="T4027" style:family="text">
      <style:text-properties fo:font-size="9.75pt" fo:font-weight="normal" fo:font-family="'monospace, monospace'" style:font-family-asian="'monospace, monospace'" style:font-family-complex="'monospace, monospace'" fo:background-color="#ffffff" fo:color="#301010"/>
    </style:style>
    <style:style style:name="T4028" style:family="text">
      <style:text-properties fo:font-size="9.75pt" fo:font-weight="normal" fo:font-family="'monospace, monospace'" style:font-family-asian="'monospace, monospace'" style:font-family-complex="'monospace, monospace'" fo:background-color="#ffffff" fo:color="#007f00"/>
    </style:style>
    <style:style style:name="T4029" style:family="text">
      <style:text-properties fo:font-size="9.75pt" fo:font-weight="normal" fo:font-family="'monospace, monospace'" style:font-family-asian="'monospace, monospace'" style:font-family-complex="'monospace, monospace'" fo:background-color="#ffffff" fo:color="#301010"/>
    </style:style>
    <style:style style:name="T4030" style:family="text">
      <style:text-properties fo:font-size="9.75pt" fo:font-weight="normal" fo:font-family="'monospace, monospace'" style:font-family-asian="'monospace, monospace'" style:font-family-complex="'monospace, monospace'" fo:background-color="transparent" fo:color="#000000"/>
    </style:style>
    <style:style style:name="T4031" style:family="text">
      <style:text-properties fo:font-size="9.75pt" fo:font-weight="bold" fo:font-family="'monospace, monospace'" style:font-family-asian="'monospace, monospace'" style:font-family-complex="'monospace, monospace'" fo:background-color="#ffffff" fo:color="#00007f"/>
    </style:style>
    <style:style style:name="T4032" style:family="text">
      <style:text-properties fo:font-size="9.75pt" fo:font-weight="normal" fo:font-family="'monospace, monospace'" style:font-family-asian="'monospace, monospace'" style:font-family-complex="'monospace, monospace'" fo:background-color="#ffffff" fo:color="#301010"/>
    </style:style>
    <style:style style:name="T4033" style:family="text">
      <style:text-properties fo:font-size="9.75pt" fo:font-weight="bold" fo:font-family="'monospace, monospace'" style:font-family-asian="'monospace, monospace'" style:font-family-complex="'monospace, monospace'" fo:background-color="#ffffff" fo:color="#00007f"/>
    </style:style>
    <style:style style:name="T4034" style:family="text">
      <style:text-properties fo:font-size="9.75pt" fo:font-weight="normal" fo:font-family="'monospace, monospace'" style:font-family-asian="'monospace, monospace'" style:font-family-complex="'monospace, monospace'" fo:background-color="#ffffff" fo:color="#000000"/>
    </style:style>
    <style:style style:name="T4035" style:family="text">
      <style:text-properties fo:font-size="9.75pt" fo:font-weight="normal" fo:font-family="'monospace, monospace'" style:font-family-asian="'monospace, monospace'" style:font-family-complex="'monospace, monospace'" fo:background-color="#ffffff" fo:color="#301010"/>
    </style:style>
    <style:style style:name="T4036" style:family="text">
      <style:text-properties fo:font-size="9.75pt" fo:font-weight="normal" fo:font-family="'monospace, monospace'" style:font-family-asian="'monospace, monospace'" style:font-family-complex="'monospace, monospace'" fo:background-color="#ffffff" fo:color="#007f00"/>
    </style:style>
    <style:style style:name="T4037" style:family="text">
      <style:text-properties fo:font-size="9.75pt" fo:font-weight="normal" fo:font-family="'monospace, monospace'" style:font-family-asian="'monospace, monospace'" style:font-family-complex="'monospace, monospace'" fo:background-color="#ffffff" fo:color="#301010"/>
    </style:style>
    <style:style style:name="T4038" style:family="text">
      <style:text-properties fo:font-size="9.75pt" fo:font-weight="normal" fo:font-family="'monospace, monospace'" style:font-family-asian="'monospace, monospace'" style:font-family-complex="'monospace, monospace'" fo:background-color="#ffffff" fo:color="#000000"/>
    </style:style>
    <style:style style:name="T4039" style:family="text">
      <style:text-properties fo:font-size="9.75pt" fo:font-weight="normal" fo:font-family="'monospace, monospace'" style:font-family-asian="'monospace, monospace'" style:font-family-complex="'monospace, monospace'" fo:background-color="#ffffff" fo:color="#301010"/>
    </style:style>
    <style:style style:name="T4040" style:family="text">
      <style:text-properties fo:font-size="9.75pt" fo:font-weight="normal" fo:font-family="'monospace, monospace'" style:font-family-asian="'monospace, monospace'" style:font-family-complex="'monospace, monospace'" fo:background-color="#ffffff" fo:color="#000000"/>
    </style:style>
    <style:style style:name="T4041" style:family="text">
      <style:text-properties fo:font-size="9.75pt" fo:font-weight="normal" fo:font-family="'monospace, monospace'" style:font-family-asian="'monospace, monospace'" style:font-family-complex="'monospace, monospace'" fo:background-color="#ffffff" fo:color="#301010"/>
    </style:style>
    <style:style style:name="T4042" style:family="text">
      <style:text-properties fo:font-size="9.75pt" fo:font-weight="normal" fo:font-family="'monospace, monospace'" style:font-family-asian="'monospace, monospace'" style:font-family-complex="'monospace, monospace'" fo:background-color="#ffffff" fo:color="#000000"/>
    </style:style>
    <style:style style:name="T4043" style:family="text">
      <style:text-properties fo:font-size="9.75pt" fo:font-weight="normal" fo:font-family="'monospace, monospace'" style:font-family-asian="'monospace, monospace'" style:font-family-complex="'monospace, monospace'" fo:background-color="#ffffff" fo:color="#301010"/>
    </style:style>
    <style:style style:name="T4044" style:family="text">
      <style:text-properties fo:font-size="9.75pt" fo:font-weight="normal" fo:font-family="'monospace, monospace'" style:font-family-asian="'monospace, monospace'" style:font-family-complex="'monospace, monospace'" fo:background-color="transparent" fo:color="#000000"/>
    </style:style>
    <style:style style:name="T4045" style:family="text">
      <style:text-properties fo:font-size="9.75pt" fo:font-weight="bold" fo:font-family="'monospace, monospace'" style:font-family-asian="'monospace, monospace'" style:font-family-complex="'monospace, monospace'" fo:background-color="#ffffff" fo:color="#00007f"/>
    </style:style>
    <style:style style:name="T4046" style:family="text">
      <style:text-properties fo:font-size="9.75pt" fo:font-weight="normal" fo:font-family="'monospace, monospace'" style:font-family-asian="'monospace, monospace'" style:font-family-complex="'monospace, monospace'" fo:background-color="#ffffff" fo:color="#301010"/>
    </style:style>
    <style:style style:name="T4047" style:family="text">
      <style:text-properties fo:font-size="9.75pt" fo:font-weight="normal" fo:font-family="'monospace, monospace'" style:font-family-asian="'monospace, monospace'" style:font-family-complex="'monospace, monospace'" fo:background-color="#ffffff" fo:color="#000000"/>
    </style:style>
    <style:style style:name="T4048" style:family="text">
      <style:text-properties fo:font-size="9.75pt" fo:font-weight="normal" fo:font-family="'monospace, monospace'" style:font-family-asian="'monospace, monospace'" style:font-family-complex="'monospace, monospace'" fo:background-color="#ffffff" fo:color="#301010"/>
    </style:style>
    <style:style style:name="T4049" style:family="text">
      <style:text-properties fo:font-size="9.75pt" fo:font-weight="normal" fo:font-family="'monospace, monospace'" style:font-family-asian="'monospace, monospace'" style:font-family-complex="'monospace, monospace'" fo:background-color="#ffffff" fo:color="#007f00"/>
    </style:style>
    <style:style style:name="T4050" style:family="text">
      <style:text-properties fo:font-size="9.75pt" fo:font-weight="normal" fo:font-family="'monospace, monospace'" style:font-family-asian="'monospace, monospace'" style:font-family-complex="'monospace, monospace'" fo:background-color="#ffffff" fo:color="#301010"/>
    </style:style>
    <style:style style:name="T4051" style:family="text">
      <style:text-properties fo:font-size="9.75pt" fo:font-weight="normal" fo:font-family="'monospace, monospace'" style:font-family-asian="'monospace, monospace'" style:font-family-complex="'monospace, monospace'" fo:background-color="#ffffff" fo:color="#000000"/>
    </style:style>
    <style:style style:name="T4052" style:family="text">
      <style:text-properties fo:font-size="9.75pt" fo:font-weight="normal" fo:font-family="'monospace, monospace'" style:font-family-asian="'monospace, monospace'" style:font-family-complex="'monospace, monospace'" fo:background-color="#ffffff" fo:color="#301010"/>
    </style:style>
    <style:style style:name="T4053" style:family="text">
      <style:text-properties fo:font-size="9.75pt" fo:font-weight="normal" fo:font-family="'monospace, monospace'" style:font-family-asian="'monospace, monospace'" style:font-family-complex="'monospace, monospace'" fo:background-color="#ffffff" fo:color="#007f00"/>
    </style:style>
    <style:style style:name="T4054" style:family="text">
      <style:text-properties fo:font-size="9.75pt" fo:font-weight="normal" fo:font-family="'monospace, monospace'" style:font-family-asian="'monospace, monospace'" style:font-family-complex="'monospace, monospace'" fo:background-color="#ffffff" fo:color="#301010"/>
    </style:style>
    <style:style style:name="T4055" style:family="text">
      <style:text-properties fo:font-size="9.75pt" fo:font-weight="normal" fo:font-family="'monospace, monospace'" style:font-family-asian="'monospace, monospace'" style:font-family-complex="'monospace, monospace'" fo:background-color="transparent" fo:color="#000000"/>
    </style:style>
    <style:style style:name="T4056" style:family="text">
      <style:text-properties fo:font-size="9.75pt" fo:font-weight="normal" fo:font-family="'monospace, monospace'" style:font-family-asian="'monospace, monospace'" style:font-family-complex="'monospace, monospace'" fo:background-color="#ffffff" fo:color="#000000"/>
    </style:style>
    <style:style style:name="T4057" style:family="text">
      <style:text-properties fo:font-size="9.75pt" fo:font-weight="normal" fo:font-family="'monospace, monospace'" style:font-family-asian="'monospace, monospace'" style:font-family-complex="'monospace, monospace'" fo:background-color="#ffffff" fo:color="#301010"/>
    </style:style>
    <style:style style:name="T4058" style:family="text">
      <style:text-properties fo:font-size="9.75pt" fo:font-weight="normal" fo:font-family="'monospace, monospace'" style:font-family-asian="'monospace, monospace'" style:font-family-complex="'monospace, monospace'" fo:background-color="#ffffff" fo:color="#000000"/>
    </style:style>
    <style:style style:name="T4059" style:family="text">
      <style:text-properties fo:font-size="9.75pt" fo:font-weight="normal" fo:font-family="'monospace, monospace'" style:font-family-asian="'monospace, monospace'" style:font-family-complex="'monospace, monospace'" fo:background-color="#ffffff" fo:color="#301010"/>
    </style:style>
    <style:style style:name="T4060" style:family="text">
      <style:text-properties fo:font-size="9.75pt" fo:font-weight="normal" fo:font-family="'monospace, monospace'" style:font-family-asian="'monospace, monospace'" style:font-family-complex="'monospace, monospace'" fo:background-color="#ffffff" fo:color="#007f00"/>
    </style:style>
    <style:style style:name="T4061" style:family="text">
      <style:text-properties fo:font-size="9.75pt" fo:font-weight="normal" fo:font-family="'monospace, monospace'" style:font-family-asian="'monospace, monospace'" style:font-family-complex="'monospace, monospace'" fo:background-color="#ffffff" fo:color="#301010"/>
    </style:style>
    <style:style style:name="T4062" style:family="text">
      <style:text-properties fo:font-size="9.75pt" fo:font-weight="normal" fo:font-family="'monospace, monospace'" style:font-family-asian="'monospace, monospace'" style:font-family-complex="'monospace, monospace'" fo:background-color="#ffffff" fo:color="#000000"/>
    </style:style>
    <style:style style:name="T4063" style:family="text">
      <style:text-properties fo:font-size="9.75pt" fo:font-weight="normal" fo:font-family="'monospace, monospace'" style:font-family-asian="'monospace, monospace'" style:font-family-complex="'monospace, monospace'" fo:background-color="#ffffff" fo:color="#301010"/>
    </style:style>
    <style:style style:name="T4064" style:family="text">
      <style:text-properties fo:font-size="9.75pt" fo:font-weight="normal" fo:font-family="'monospace, monospace'" style:font-family-asian="'monospace, monospace'" style:font-family-complex="'monospace, monospace'" fo:background-color="#ffffff" fo:color="#007f00"/>
    </style:style>
    <style:style style:name="T4065" style:family="text">
      <style:text-properties fo:font-size="9.75pt" fo:font-weight="normal" fo:font-family="'monospace, monospace'" style:font-family-asian="'monospace, monospace'" style:font-family-complex="'monospace, monospace'" fo:background-color="#ffffff" fo:color="#301010"/>
    </style:style>
    <style:style style:name="T4066" style:family="text">
      <style:text-properties fo:font-size="9.75pt" fo:font-weight="normal" fo:font-family="'monospace, monospace'" style:font-family-asian="'monospace, monospace'" style:font-family-complex="'monospace, monospace'" fo:background-color="transparent" fo:color="#000000"/>
    </style:style>
    <style:style style:name="T4067" style:family="text">
      <style:text-properties fo:font-size="9.75pt" fo:font-weight="normal" fo:font-family="'monospace, monospace'" style:font-family-asian="'monospace, monospace'" style:font-family-complex="'monospace, monospace'" fo:background-color="#ffffff" fo:color="#000000"/>
    </style:style>
    <style:style style:name="T4068" style:family="text">
      <style:text-properties fo:font-size="9.75pt" fo:font-weight="normal" fo:font-family="'monospace, monospace'" style:font-family-asian="'monospace, monospace'" style:font-family-complex="'monospace, monospace'" fo:background-color="#ffffff" fo:color="#301010"/>
    </style:style>
    <style:style style:name="T4069" style:family="text">
      <style:text-properties fo:font-size="9.75pt" fo:font-weight="normal" fo:font-family="'monospace, monospace'" style:font-family-asian="'monospace, monospace'" style:font-family-complex="'monospace, monospace'" fo:background-color="#ffffff" fo:color="#000000"/>
    </style:style>
    <style:style style:name="T4070" style:family="text">
      <style:text-properties fo:font-size="9.75pt" fo:font-weight="normal" fo:font-family="'monospace, monospace'" style:font-family-asian="'monospace, monospace'" style:font-family-complex="'monospace, monospace'" fo:background-color="#ffffff" fo:color="#301010"/>
    </style:style>
    <style:style style:name="T4071" style:family="text">
      <style:text-properties fo:font-size="9.75pt" fo:font-weight="normal" fo:font-family="'monospace, monospace'" style:font-family-asian="'monospace, monospace'" style:font-family-complex="'monospace, monospace'" fo:background-color="#ffffff" fo:color="#000000"/>
    </style:style>
    <style:style style:name="T4072" style:family="text">
      <style:text-properties fo:font-size="9.75pt" fo:font-weight="normal" fo:font-family="'monospace, monospace'" style:font-family-asian="'monospace, monospace'" style:font-family-complex="'monospace, monospace'" fo:background-color="#ffffff" fo:color="#301010"/>
    </style:style>
    <style:style style:name="T4073" style:family="text">
      <style:text-properties fo:font-size="9.75pt" fo:font-weight="normal" fo:font-family="'monospace, monospace'" style:font-family-asian="'monospace, monospace'" style:font-family-complex="'monospace, monospace'" fo:background-color="#ffffff" fo:color="#007f00"/>
    </style:style>
    <style:style style:name="T4074" style:family="text">
      <style:text-properties fo:font-size="9.75pt" fo:font-weight="normal" fo:font-family="'monospace, monospace'" style:font-family-asian="'monospace, monospace'" style:font-family-complex="'monospace, monospace'" fo:background-color="#ffffff" fo:color="#301010"/>
    </style:style>
    <style:style style:name="T4075" style:family="text">
      <style:text-properties fo:font-size="9.75pt" fo:font-weight="normal" fo:font-family="'monospace, monospace'" style:font-family-asian="'monospace, monospace'" style:font-family-complex="'monospace, monospace'" fo:background-color="#ffffff" fo:color="#000000"/>
    </style:style>
    <style:style style:name="T4076" style:family="text">
      <style:text-properties fo:font-size="9.75pt" fo:font-weight="normal" fo:font-family="'monospace, monospace'" style:font-family-asian="'monospace, monospace'" style:font-family-complex="'monospace, monospace'" fo:background-color="#ffffff" fo:color="#301010"/>
    </style:style>
    <style:style style:name="T4077" style:family="text">
      <style:text-properties fo:font-size="9.75pt" fo:font-weight="normal" fo:font-family="'monospace, monospace'" style:font-family-asian="'monospace, monospace'" style:font-family-complex="'monospace, monospace'" fo:background-color="transparent" fo:color="#000000"/>
    </style:style>
    <style:style style:name="T4078" style:family="text">
      <style:text-properties fo:font-size="9.75pt" fo:font-weight="normal" fo:font-family="'monospace, monospace'" style:font-family-asian="'monospace, monospace'" style:font-family-complex="'monospace, monospace'" fo:background-color="#ffffff" fo:color="#301010"/>
    </style:style>
    <style:style style:name="T4079" style:family="text">
      <style:text-properties fo:font-size="9.75pt" fo:font-weight="bold" fo:font-family="'monospace, monospace'" style:font-family-asian="'monospace, monospace'" style:font-family-complex="'monospace, monospace'" fo:background-color="#ffffff" fo:color="#00007f"/>
    </style:style>
    <style:style style:name="T4080" style:family="text">
      <style:text-properties fo:font-size="9.75pt" fo:font-weight="normal" fo:font-family="'monospace, monospace'" style:font-family-asian="'monospace, monospace'" style:font-family-complex="'monospace, monospace'" fo:background-color="#ffffff" fo:color="#301010"/>
    </style:style>
    <style:style style:name="T4081" style:family="text">
      <style:text-properties fo:font-size="9.75pt" fo:font-weight="normal" fo:font-family="'monospace, monospace'" style:font-family-asian="'monospace, monospace'" style:font-family-complex="'monospace, monospace'" fo:background-color="transparent" fo:color="#000000"/>
    </style:style>
    <style:style style:name="T4082" style:family="text">
      <style:text-properties fo:font-size="9.75pt" fo:font-weight="normal" fo:font-family="'monospace, monospace'" style:font-family-asian="'monospace, monospace'" style:font-family-complex="'monospace, monospace'" fo:background-color="#ffffff" fo:color="#000000"/>
    </style:style>
    <style:style style:name="T4083" style:family="text">
      <style:text-properties fo:font-size="9.75pt" fo:font-weight="normal" fo:font-family="'monospace, monospace'" style:font-family-asian="'monospace, monospace'" style:font-family-complex="'monospace, monospace'" fo:background-color="#ffffff" fo:color="#301010"/>
    </style:style>
    <style:style style:name="T4084" style:family="text">
      <style:text-properties fo:font-size="9.75pt" fo:font-weight="normal" fo:font-family="'monospace, monospace'" style:font-family-asian="'monospace, monospace'" style:font-family-complex="'monospace, monospace'" fo:background-color="#ffffff" fo:color="#007f00"/>
    </style:style>
    <style:style style:name="T4085" style:family="text">
      <style:text-properties fo:font-size="9.75pt" fo:font-weight="normal" fo:font-family="'monospace, monospace'" style:font-family-asian="'monospace, monospace'" style:font-family-complex="'monospace, monospace'" fo:background-color="#ffffff" fo:color="#301010"/>
    </style:style>
    <style:style style:name="T4086" style:family="text">
      <style:text-properties fo:font-size="9.75pt" fo:font-weight="normal" fo:font-family="'monospace, monospace'" style:font-family-asian="'monospace, monospace'" style:font-family-complex="'monospace, monospace'" fo:background-color="#ffffff" fo:color="#000000"/>
    </style:style>
    <style:style style:name="T4087" style:family="text">
      <style:text-properties fo:font-size="9.75pt" fo:font-weight="normal" fo:font-family="'monospace, monospace'" style:font-family-asian="'monospace, monospace'" style:font-family-complex="'monospace, monospace'" fo:background-color="#ffffff" fo:color="#301010"/>
    </style:style>
    <style:style style:name="T4088" style:family="text">
      <style:text-properties fo:font-size="9.75pt" fo:font-weight="normal" fo:font-family="'monospace, monospace'" style:font-family-asian="'monospace, monospace'" style:font-family-complex="'monospace, monospace'" fo:background-color="#ffffff" fo:color="#007f00"/>
    </style:style>
    <style:style style:name="T4089" style:family="text">
      <style:text-properties fo:font-size="9.75pt" fo:font-weight="normal" fo:font-family="'monospace, monospace'" style:font-family-asian="'monospace, monospace'" style:font-family-complex="'monospace, monospace'" fo:background-color="#ffffff" fo:color="#301010"/>
    </style:style>
    <style:style style:name="T4090" style:family="text">
      <style:text-properties fo:font-size="9.75pt" fo:font-weight="normal" fo:font-family="'monospace, monospace'" style:font-family-asian="'monospace, monospace'" style:font-family-complex="'monospace, monospace'" fo:background-color="transparent" fo:color="#000000"/>
    </style:style>
    <style:style style:name="T4091" style:family="text">
      <style:text-properties fo:font-size="9.75pt" fo:font-weight="normal" fo:font-family="'monospace, monospace'" style:font-family-asian="'monospace, monospace'" style:font-family-complex="'monospace, monospace'" fo:background-color="#ffffff" fo:color="#301010"/>
    </style:style>
    <style:style style:name="T4092" style:family="text">
      <style:text-properties fo:font-size="9.75pt" fo:font-weight="normal" fo:font-family="'monospace, monospace'" style:font-family-asian="'monospace, monospace'" style:font-family-complex="'monospace, monospace'" fo:background-color="transparent" fo:color="#000000"/>
    </style:style>
    <style:style style:name="T4093" style:family="text">
      <style:text-properties fo:font-size="9.75pt" fo:font-weight="normal" fo:font-family="'monospace, monospace'" style:font-family-asian="'monospace, monospace'" style:font-family-complex="'monospace, monospace'" fo:background-color="#ffffff" fo:color="#301010"/>
    </style:style>
    <style:style style:name="T4094" style:family="text">
      <style:text-properties fo:font-size="9.75pt" fo:font-weight="normal" fo:font-family="'monospace, monospace'" style:font-family-asian="'monospace, monospace'" style:font-family-complex="'monospace, monospace'" fo:background-color="transparent" fo:color="#000000"/>
    </style:style>
    <style:style style:name="T4095" style:family="text">
      <style:text-properties fo:font-size="9.75pt" fo:font-weight="bold" fo:font-family="'monospace, monospace'" style:font-family-asian="'monospace, monospace'" style:font-family-complex="'monospace, monospace'" fo:background-color="#ffffff" fo:color="#00007f"/>
    </style:style>
    <style:style style:name="T4096" style:family="text">
      <style:text-properties fo:font-size="9.75pt" fo:font-weight="normal" fo:font-family="'monospace, monospace'" style:font-family-asian="'monospace, monospace'" style:font-family-complex="'monospace, monospace'" fo:background-color="#ffffff" fo:color="#301010"/>
    </style:style>
    <style:style style:name="T4097" style:family="text">
      <style:text-properties fo:font-size="9.75pt" fo:font-weight="normal" fo:font-family="'monospace, monospace'" style:font-family-asian="'monospace, monospace'" style:font-family-complex="'monospace, monospace'" fo:background-color="#ffffff" fo:color="#000000"/>
    </style:style>
    <style:style style:name="T4098" style:family="text">
      <style:text-properties fo:font-size="9.75pt" fo:font-weight="normal" fo:font-family="'monospace, monospace'" style:font-family-asian="'monospace, monospace'" style:font-family-complex="'monospace, monospace'" fo:background-color="#ffffff" fo:color="#301010"/>
    </style:style>
    <style:style style:name="T4099" style:family="text">
      <style:text-properties fo:font-size="9.75pt" fo:font-weight="normal" fo:font-family="'monospace, monospace'" style:font-family-asian="'monospace, monospace'" style:font-family-complex="'monospace, monospace'" fo:background-color="#ffffff" fo:color="#000000"/>
    </style:style>
    <style:style style:name="T4100" style:family="text">
      <style:text-properties fo:font-size="9.75pt" fo:font-weight="normal" fo:font-family="'monospace, monospace'" style:font-family-asian="'monospace, monospace'" style:font-family-complex="'monospace, monospace'" fo:background-color="#ffffff" fo:color="#301010"/>
    </style:style>
    <style:style style:name="T4101" style:family="text">
      <style:text-properties fo:font-size="9.75pt" fo:font-weight="normal" fo:font-family="'monospace, monospace'" style:font-family-asian="'monospace, monospace'" style:font-family-complex="'monospace, monospace'" fo:background-color="transparent" fo:color="#000000"/>
    </style:style>
    <style:style style:name="T4102" style:family="text">
      <style:text-properties fo:font-size="9.75pt" fo:font-weight="bold" fo:font-family="'monospace, monospace'" style:font-family-asian="'monospace, monospace'" style:font-family-complex="'monospace, monospace'" fo:background-color="#ffffff" fo:color="#00007f"/>
    </style:style>
    <style:style style:name="T4103" style:family="text">
      <style:text-properties fo:font-size="9.75pt" fo:font-weight="normal" fo:font-family="'monospace, monospace'" style:font-family-asian="'monospace, monospace'" style:font-family-complex="'monospace, monospace'" fo:background-color="#ffffff" fo:color="#000000"/>
    </style:style>
    <style:style style:name="T4104" style:family="text">
      <style:text-properties fo:font-size="9.75pt" fo:font-weight="normal" fo:font-family="'monospace, monospace'" style:font-family-asian="'monospace, monospace'" style:font-family-complex="'monospace, monospace'" fo:background-color="#ffffff" fo:color="#301010"/>
    </style:style>
    <style:style style:name="T4105" style:family="text">
      <style:text-properties fo:font-size="9.75pt" fo:font-weight="normal" fo:font-family="'monospace, monospace'" style:font-family-asian="'monospace, monospace'" style:font-family-complex="'monospace, monospace'" fo:background-color="#ffffff" fo:color="#000000"/>
    </style:style>
    <style:style style:name="T4106" style:family="text">
      <style:text-properties fo:font-size="9.75pt" fo:font-weight="normal" fo:font-family="'monospace, monospace'" style:font-family-asian="'monospace, monospace'" style:font-family-complex="'monospace, monospace'" fo:background-color="#ffffff" fo:color="#301010"/>
    </style:style>
    <style:style style:name="T4107" style:family="text">
      <style:text-properties fo:font-size="9.75pt" fo:font-weight="normal" fo:font-family="'monospace, monospace'" style:font-family-asian="'monospace, monospace'" style:font-family-complex="'monospace, monospace'" fo:background-color="#ffffff" fo:color="#000000"/>
    </style:style>
    <style:style style:name="T4108" style:family="text">
      <style:text-properties fo:font-size="9.75pt" fo:font-weight="normal" fo:font-family="'monospace, monospace'" style:font-family-asian="'monospace, monospace'" style:font-family-complex="'monospace, monospace'" fo:background-color="#ffffff" fo:color="#301010"/>
    </style:style>
    <style:style style:name="T4109" style:family="text">
      <style:text-properties fo:font-size="9.75pt" fo:font-weight="normal" fo:font-family="'monospace, monospace'" style:font-family-asian="'monospace, monospace'" style:font-family-complex="'monospace, monospace'" fo:background-color="transparent" fo:color="#000000"/>
    </style:style>
    <style:style style:name="T4110" style:family="text">
      <style:text-properties fo:font-size="9.75pt" fo:font-weight="normal" fo:font-family="'monospace, monospace'" style:font-family-asian="'monospace, monospace'" style:font-family-complex="'monospace, monospace'" fo:background-color="#ffffff" fo:color="#000000"/>
    </style:style>
    <style:style style:name="T4111" style:family="text">
      <style:text-properties fo:font-size="9.75pt" fo:font-weight="normal" fo:font-family="'monospace, monospace'" style:font-family-asian="'monospace, monospace'" style:font-family-complex="'monospace, monospace'" fo:background-color="#ffffff" fo:color="#301010"/>
    </style:style>
    <style:style style:name="T4112" style:family="text">
      <style:text-properties fo:font-size="9.75pt" fo:font-weight="normal" fo:font-family="'monospace, monospace'" style:font-family-asian="'monospace, monospace'" style:font-family-complex="'monospace, monospace'" fo:background-color="#ffffff" fo:color="#000000"/>
    </style:style>
    <style:style style:name="T4113" style:family="text">
      <style:text-properties fo:font-size="9.75pt" fo:font-weight="normal" fo:font-family="'monospace, monospace'" style:font-family-asian="'monospace, monospace'" style:font-family-complex="'monospace, monospace'" fo:background-color="#ffffff" fo:color="#301010"/>
    </style:style>
    <style:style style:name="T4114" style:family="text">
      <style:text-properties fo:font-size="9.75pt" fo:font-weight="normal" fo:font-family="'monospace, monospace'" style:font-family-asian="'monospace, monospace'" style:font-family-complex="'monospace, monospace'" fo:background-color="#ffffff" fo:color="#000000"/>
    </style:style>
    <style:style style:name="T4115" style:family="text">
      <style:text-properties fo:font-size="9.75pt" fo:font-weight="normal" fo:font-family="'monospace, monospace'" style:font-family-asian="'monospace, monospace'" style:font-family-complex="'monospace, monospace'" fo:background-color="#ffffff" fo:color="#301010"/>
    </style:style>
    <style:style style:name="T4116" style:family="text">
      <style:text-properties fo:font-size="9.75pt" fo:font-weight="normal" fo:font-family="'monospace, monospace'" style:font-family-asian="'monospace, monospace'" style:font-family-complex="'monospace, monospace'" fo:background-color="#ffffff" fo:color="#000000"/>
    </style:style>
    <style:style style:name="T4117" style:family="text">
      <style:text-properties fo:font-size="9.75pt" fo:font-weight="normal" fo:font-family="'monospace, monospace'" style:font-family-asian="'monospace, monospace'" style:font-family-complex="'monospace, monospace'" fo:background-color="#ffffff" fo:color="#301010"/>
    </style:style>
    <style:style style:name="T4118" style:family="text">
      <style:text-properties fo:font-size="9.75pt" fo:font-weight="normal" fo:font-family="'monospace, monospace'" style:font-family-asian="'monospace, monospace'" style:font-family-complex="'monospace, monospace'" fo:background-color="#ffffff" fo:color="#000000"/>
    </style:style>
    <style:style style:name="T4119" style:family="text">
      <style:text-properties fo:font-size="9.75pt" fo:font-weight="normal" fo:font-family="'monospace, monospace'" style:font-family-asian="'monospace, monospace'" style:font-family-complex="'monospace, monospace'" fo:background-color="#ffffff" fo:color="#301010"/>
    </style:style>
    <style:style style:name="T4120" style:family="text">
      <style:text-properties fo:font-size="9.75pt" fo:font-weight="normal" fo:font-family="'monospace, monospace'" style:font-family-asian="'monospace, monospace'" style:font-family-complex="'monospace, monospace'" fo:background-color="transparent" fo:color="#000000"/>
    </style:style>
    <style:style style:name="T4121" style:family="text">
      <style:text-properties fo:font-size="9.75pt" fo:font-weight="normal" fo:font-family="'monospace, monospace'" style:font-family-asian="'monospace, monospace'" style:font-family-complex="'monospace, monospace'" fo:background-color="#ffffff" fo:color="#000000"/>
    </style:style>
    <style:style style:name="T4122" style:family="text">
      <style:text-properties fo:font-size="9.75pt" fo:font-weight="normal" fo:font-family="'monospace, monospace'" style:font-family-asian="'monospace, monospace'" style:font-family-complex="'monospace, monospace'" fo:background-color="#ffffff" fo:color="#301010"/>
    </style:style>
    <style:style style:name="T4123" style:family="text">
      <style:text-properties fo:font-size="9.75pt" fo:font-weight="normal" fo:font-family="'monospace, monospace'" style:font-family-asian="'monospace, monospace'" style:font-family-complex="'monospace, monospace'" fo:background-color="#ffffff" fo:color="#000000"/>
    </style:style>
    <style:style style:name="T4124" style:family="text">
      <style:text-properties fo:font-size="9.75pt" fo:font-weight="normal" fo:font-family="'monospace, monospace'" style:font-family-asian="'monospace, monospace'" style:font-family-complex="'monospace, monospace'" fo:background-color="#ffffff" fo:color="#301010"/>
    </style:style>
    <style:style style:name="T4125" style:family="text">
      <style:text-properties fo:font-size="9.75pt" fo:font-weight="normal" fo:font-family="'monospace, monospace'" style:font-family-asian="'monospace, monospace'" style:font-family-complex="'monospace, monospace'" fo:background-color="transparent" fo:color="#000000"/>
    </style:style>
    <style:style style:name="T4126" style:family="text">
      <style:text-properties fo:font-size="9.75pt" fo:font-weight="bold" fo:font-family="'monospace, monospace'" style:font-family-asian="'monospace, monospace'" style:font-family-complex="'monospace, monospace'" fo:background-color="#ffffff" fo:color="#00007f"/>
    </style:style>
    <style:style style:name="T4127" style:family="text">
      <style:text-properties fo:font-size="9.75pt" fo:font-weight="normal" fo:font-family="'monospace, monospace'" style:font-family-asian="'monospace, monospace'" style:font-family-complex="'monospace, monospace'" fo:background-color="#ffffff" fo:color="#301010"/>
    </style:style>
    <style:style style:name="T4128" style:family="text">
      <style:text-properties fo:font-size="9.75pt" fo:font-weight="bold" fo:font-family="'monospace, monospace'" style:font-family-asian="'monospace, monospace'" style:font-family-complex="'monospace, monospace'" fo:background-color="#ffffff" fo:color="#00007f"/>
    </style:style>
    <style:style style:name="T4129" style:family="text">
      <style:text-properties fo:font-size="9.75pt" fo:font-weight="normal" fo:font-family="'monospace, monospace'" style:font-family-asian="'monospace, monospace'" style:font-family-complex="'monospace, monospace'" fo:background-color="#ffffff" fo:color="#000000"/>
    </style:style>
    <style:style style:name="T4130" style:family="text">
      <style:text-properties fo:font-size="9.75pt" fo:font-weight="normal" fo:font-family="'monospace, monospace'" style:font-family-asian="'monospace, monospace'" style:font-family-complex="'monospace, monospace'" fo:background-color="#ffffff" fo:color="#301010"/>
    </style:style>
    <style:style style:name="T4131" style:family="text">
      <style:text-properties fo:font-size="9.75pt" fo:font-weight="normal" fo:font-family="'monospace, monospace'" style:font-family-asian="'monospace, monospace'" style:font-family-complex="'monospace, monospace'" fo:background-color="#ffffff" fo:color="#007f00"/>
    </style:style>
    <style:style style:name="T4132" style:family="text">
      <style:text-properties fo:font-size="9.75pt" fo:font-weight="normal" fo:font-family="'monospace, monospace'" style:font-family-asian="'monospace, monospace'" style:font-family-complex="'monospace, monospace'" fo:background-color="#ffffff" fo:color="#301010"/>
    </style:style>
    <style:style style:name="T4133" style:family="text">
      <style:text-properties fo:font-size="9.75pt" fo:font-weight="normal" fo:font-family="'monospace, monospace'" style:font-family-asian="'monospace, monospace'" style:font-family-complex="'monospace, monospace'" fo:background-color="#ffffff" fo:color="#000000"/>
    </style:style>
    <style:style style:name="T4134" style:family="text">
      <style:text-properties fo:font-size="9.75pt" fo:font-weight="normal" fo:font-family="'monospace, monospace'" style:font-family-asian="'monospace, monospace'" style:font-family-complex="'monospace, monospace'" fo:background-color="#ffffff" fo:color="#301010"/>
    </style:style>
    <style:style style:name="T4135" style:family="text">
      <style:text-properties fo:font-size="9.75pt" fo:font-weight="normal" fo:font-family="'monospace, monospace'" style:font-family-asian="'monospace, monospace'" style:font-family-complex="'monospace, monospace'" fo:background-color="#ffffff" fo:color="#000000"/>
    </style:style>
    <style:style style:name="T4136" style:family="text">
      <style:text-properties fo:font-size="9.75pt" fo:font-weight="normal" fo:font-family="'monospace, monospace'" style:font-family-asian="'monospace, monospace'" style:font-family-complex="'monospace, monospace'" fo:background-color="#ffffff" fo:color="#301010"/>
    </style:style>
    <style:style style:name="T4137" style:family="text">
      <style:text-properties fo:font-size="9.75pt" fo:font-weight="normal" fo:font-family="'monospace, monospace'" style:font-family-asian="'monospace, monospace'" style:font-family-complex="'monospace, monospace'" fo:background-color="#ffffff" fo:color="#000000"/>
    </style:style>
    <style:style style:name="T4138" style:family="text">
      <style:text-properties fo:font-size="9.75pt" fo:font-weight="normal" fo:font-family="'monospace, monospace'" style:font-family-asian="'monospace, monospace'" style:font-family-complex="'monospace, monospace'" fo:background-color="#ffffff" fo:color="#301010"/>
    </style:style>
    <style:style style:name="T4139" style:family="text">
      <style:text-properties fo:font-size="9.75pt" fo:font-weight="normal" fo:font-family="'monospace, monospace'" style:font-family-asian="'monospace, monospace'" style:font-family-complex="'monospace, monospace'" fo:background-color="transparent" fo:color="#000000"/>
    </style:style>
    <style:style style:name="T4140" style:family="text">
      <style:text-properties fo:font-size="9.75pt" fo:font-weight="bold" fo:font-family="'monospace, monospace'" style:font-family-asian="'monospace, monospace'" style:font-family-complex="'monospace, monospace'" fo:background-color="#ffffff" fo:color="#00007f"/>
    </style:style>
    <style:style style:name="T4141" style:family="text">
      <style:text-properties fo:font-size="9.75pt" fo:font-weight="normal" fo:font-family="'monospace, monospace'" style:font-family-asian="'monospace, monospace'" style:font-family-complex="'monospace, monospace'" fo:background-color="#ffffff" fo:color="#301010"/>
    </style:style>
    <style:style style:name="T4142" style:family="text">
      <style:text-properties fo:font-size="9.75pt" fo:font-weight="normal" fo:font-family="'monospace, monospace'" style:font-family-asian="'monospace, monospace'" style:font-family-complex="'monospace, monospace'" fo:background-color="#ffffff" fo:color="#000000"/>
    </style:style>
    <style:style style:name="T4143" style:family="text">
      <style:text-properties fo:font-size="9.75pt" fo:font-weight="normal" fo:font-family="'monospace, monospace'" style:font-family-asian="'monospace, monospace'" style:font-family-complex="'monospace, monospace'" fo:background-color="#ffffff" fo:color="#301010"/>
    </style:style>
    <style:style style:name="T4144" style:family="text">
      <style:text-properties fo:font-size="9.75pt" fo:font-weight="normal" fo:font-family="'monospace, monospace'" style:font-family-asian="'monospace, monospace'" style:font-family-complex="'monospace, monospace'" fo:background-color="#ffffff" fo:color="#000000"/>
    </style:style>
    <style:style style:name="T4145" style:family="text">
      <style:text-properties fo:font-size="9.75pt" fo:font-weight="normal" fo:font-family="'monospace, monospace'" style:font-family-asian="'monospace, monospace'" style:font-family-complex="'monospace, monospace'" fo:background-color="#ffffff" fo:color="#301010"/>
    </style:style>
    <style:style style:name="T4146" style:family="text">
      <style:text-properties fo:font-size="9.75pt" fo:font-weight="normal" fo:font-family="'monospace, monospace'" style:font-family-asian="'monospace, monospace'" style:font-family-complex="'monospace, monospace'" fo:background-color="#ffffff" fo:color="#000000"/>
    </style:style>
    <style:style style:name="T4147" style:family="text">
      <style:text-properties fo:font-size="9.75pt" fo:font-weight="normal" fo:font-family="'monospace, monospace'" style:font-family-asian="'monospace, monospace'" style:font-family-complex="'monospace, monospace'" fo:background-color="#ffffff" fo:color="#301010"/>
    </style:style>
    <style:style style:name="T4148" style:family="text">
      <style:text-properties fo:font-size="9.75pt" fo:font-weight="normal" fo:font-family="'monospace, monospace'" style:font-family-asian="'monospace, monospace'" style:font-family-complex="'monospace, monospace'" fo:background-color="#ffffff" fo:color="#007f00"/>
    </style:style>
    <style:style style:name="T4149" style:family="text">
      <style:text-properties fo:font-size="9.75pt" fo:font-weight="normal" fo:font-family="'monospace, monospace'" style:font-family-asian="'monospace, monospace'" style:font-family-complex="'monospace, monospace'" fo:background-color="#ffffff" fo:color="#301010"/>
    </style:style>
    <style:style style:name="T4150" style:family="text">
      <style:text-properties fo:font-size="9.75pt" fo:font-weight="normal" fo:font-family="'monospace, monospace'" style:font-family-asian="'monospace, monospace'" style:font-family-complex="'monospace, monospace'" fo:background-color="transparent" fo:color="#000000"/>
    </style:style>
    <style:style style:name="T4151" style:family="text">
      <style:text-properties fo:font-size="9.75pt" fo:font-weight="normal" fo:font-family="'monospace, monospace'" style:font-family-asian="'monospace, monospace'" style:font-family-complex="'monospace, monospace'" fo:background-color="#ffffff" fo:color="#000000"/>
    </style:style>
    <style:style style:name="T4152" style:family="text">
      <style:text-properties fo:font-size="9.75pt" fo:font-weight="normal" fo:font-family="'monospace, monospace'" style:font-family-asian="'monospace, monospace'" style:font-family-complex="'monospace, monospace'" fo:background-color="#ffffff" fo:color="#301010"/>
    </style:style>
    <style:style style:name="T4153" style:family="text">
      <style:text-properties fo:font-size="9.75pt" fo:font-weight="normal" fo:font-family="'monospace, monospace'" style:font-family-asian="'monospace, monospace'" style:font-family-complex="'monospace, monospace'" fo:background-color="#ffffff" fo:color="#000000"/>
    </style:style>
    <style:style style:name="T4154" style:family="text">
      <style:text-properties fo:font-size="9.75pt" fo:font-weight="normal" fo:font-family="'monospace, monospace'" style:font-family-asian="'monospace, monospace'" style:font-family-complex="'monospace, monospace'" fo:background-color="#ffffff" fo:color="#301010"/>
    </style:style>
    <style:style style:name="T4155" style:family="text">
      <style:text-properties fo:font-size="9.75pt" fo:font-weight="normal" fo:font-family="'monospace, monospace'" style:font-family-asian="'monospace, monospace'" style:font-family-complex="'monospace, monospace'" fo:background-color="#ffffff" fo:color="#000000"/>
    </style:style>
    <style:style style:name="T4156" style:family="text">
      <style:text-properties fo:font-size="9.75pt" fo:font-weight="normal" fo:font-family="'monospace, monospace'" style:font-family-asian="'monospace, monospace'" style:font-family-complex="'monospace, monospace'" fo:background-color="#ffffff" fo:color="#301010"/>
    </style:style>
    <style:style style:name="T4157" style:family="text">
      <style:text-properties fo:font-size="9.75pt" fo:font-weight="normal" fo:font-family="'monospace, monospace'" style:font-family-asian="'monospace, monospace'" style:font-family-complex="'monospace, monospace'" fo:background-color="#ffffff" fo:color="#000000"/>
    </style:style>
    <style:style style:name="T4158" style:family="text">
      <style:text-properties fo:font-size="9.75pt" fo:font-weight="normal" fo:font-family="'monospace, monospace'" style:font-family-asian="'monospace, monospace'" style:font-family-complex="'monospace, monospace'" fo:background-color="#ffffff" fo:color="#301010"/>
    </style:style>
    <style:style style:name="T4159" style:family="text">
      <style:text-properties fo:font-size="9.75pt" fo:font-weight="normal" fo:font-family="'monospace, monospace'" style:font-family-asian="'monospace, monospace'" style:font-family-complex="'monospace, monospace'" fo:background-color="#ffffff" fo:color="#000000"/>
    </style:style>
    <style:style style:name="T4160" style:family="text">
      <style:text-properties fo:font-size="9.75pt" fo:font-weight="normal" fo:font-family="'monospace, monospace'" style:font-family-asian="'monospace, monospace'" style:font-family-complex="'monospace, monospace'" fo:background-color="#ffffff" fo:color="#301010"/>
    </style:style>
    <style:style style:name="T4161" style:family="text">
      <style:text-properties fo:font-size="9.75pt" fo:font-weight="normal" fo:font-family="'monospace, monospace'" style:font-family-asian="'monospace, monospace'" style:font-family-complex="'monospace, monospace'" fo:background-color="#ffffff" fo:color="#000000"/>
    </style:style>
    <style:style style:name="T4162" style:family="text">
      <style:text-properties fo:font-size="9.75pt" fo:font-weight="normal" fo:font-family="'monospace, monospace'" style:font-family-asian="'monospace, monospace'" style:font-family-complex="'monospace, monospace'" fo:background-color="#ffffff" fo:color="#301010"/>
    </style:style>
    <style:style style:name="T4163" style:family="text">
      <style:text-properties fo:font-size="9.75pt" fo:font-weight="normal" fo:font-family="'monospace, monospace'" style:font-family-asian="'monospace, monospace'" style:font-family-complex="'monospace, monospace'" fo:background-color="#ffffff" fo:color="#000000"/>
    </style:style>
    <style:style style:name="T4164" style:family="text">
      <style:text-properties fo:font-size="9.75pt" fo:font-weight="normal" fo:font-family="'monospace, monospace'" style:font-family-asian="'monospace, monospace'" style:font-family-complex="'monospace, monospace'" fo:background-color="#ffffff" fo:color="#301010"/>
    </style:style>
    <style:style style:name="T4165" style:family="text">
      <style:text-properties fo:font-size="9.75pt" fo:font-weight="normal" fo:font-family="'monospace, monospace'" style:font-family-asian="'monospace, monospace'" style:font-family-complex="'monospace, monospace'" fo:background-color="#ffffff" fo:color="#000000"/>
    </style:style>
    <style:style style:name="T4166" style:family="text">
      <style:text-properties fo:font-size="9.75pt" fo:font-weight="normal" fo:font-family="'monospace, monospace'" style:font-family-asian="'monospace, monospace'" style:font-family-complex="'monospace, monospace'" fo:background-color="#ffffff" fo:color="#301010"/>
    </style:style>
    <style:style style:name="T4167" style:family="text">
      <style:text-properties fo:font-size="9.75pt" fo:font-weight="normal" fo:font-family="'monospace, monospace'" style:font-family-asian="'monospace, monospace'" style:font-family-complex="'monospace, monospace'" fo:background-color="transparent" fo:color="#000000"/>
    </style:style>
    <style:style style:name="T4168" style:family="text">
      <style:text-properties fo:font-size="9.75pt" fo:font-weight="normal" fo:font-family="'monospace, monospace'" style:font-family-asian="'monospace, monospace'" style:font-family-complex="'monospace, monospace'" fo:background-color="#ffffff" fo:color="#000000"/>
    </style:style>
    <style:style style:name="T4169" style:family="text">
      <style:text-properties fo:font-size="9.75pt" fo:font-weight="normal" fo:font-family="'monospace, monospace'" style:font-family-asian="'monospace, monospace'" style:font-family-complex="'monospace, monospace'" fo:background-color="#ffffff" fo:color="#301010"/>
    </style:style>
    <style:style style:name="T4170" style:family="text">
      <style:text-properties fo:font-size="9.75pt" fo:font-weight="normal" fo:font-family="'monospace, monospace'" style:font-family-asian="'monospace, monospace'" style:font-family-complex="'monospace, monospace'" fo:background-color="#ffffff" fo:color="#000000"/>
    </style:style>
    <style:style style:name="T4171" style:family="text">
      <style:text-properties fo:font-size="9.75pt" fo:font-weight="normal" fo:font-family="'monospace, monospace'" style:font-family-asian="'monospace, monospace'" style:font-family-complex="'monospace, monospace'" fo:background-color="#ffffff" fo:color="#301010"/>
    </style:style>
    <style:style style:name="T4172" style:family="text">
      <style:text-properties fo:font-size="9.75pt" fo:font-weight="normal" fo:font-family="'monospace, monospace'" style:font-family-asian="'monospace, monospace'" style:font-family-complex="'monospace, monospace'" fo:background-color="#ffffff" fo:color="#000000"/>
    </style:style>
    <style:style style:name="T4173" style:family="text">
      <style:text-properties fo:font-size="9.75pt" fo:font-weight="normal" fo:font-family="'monospace, monospace'" style:font-family-asian="'monospace, monospace'" style:font-family-complex="'monospace, monospace'" fo:background-color="#ffffff" fo:color="#301010"/>
    </style:style>
    <style:style style:name="T4174" style:family="text">
      <style:text-properties fo:font-size="9.75pt" fo:font-weight="normal" fo:font-family="'monospace, monospace'" style:font-family-asian="'monospace, monospace'" style:font-family-complex="'monospace, monospace'" fo:background-color="#ffffff" fo:color="#000000"/>
    </style:style>
    <style:style style:name="T4175" style:family="text">
      <style:text-properties fo:font-size="9.75pt" fo:font-weight="normal" fo:font-family="'monospace, monospace'" style:font-family-asian="'monospace, monospace'" style:font-family-complex="'monospace, monospace'" fo:background-color="#ffffff" fo:color="#301010"/>
    </style:style>
    <style:style style:name="T4176" style:family="text">
      <style:text-properties fo:font-size="9.75pt" fo:font-weight="normal" fo:font-family="'monospace, monospace'" style:font-family-asian="'monospace, monospace'" style:font-family-complex="'monospace, monospace'" fo:background-color="#ffffff" fo:color="#000000"/>
    </style:style>
    <style:style style:name="T4177" style:family="text">
      <style:text-properties fo:font-size="9.75pt" fo:font-weight="normal" fo:font-family="'monospace, monospace'" style:font-family-asian="'monospace, monospace'" style:font-family-complex="'monospace, monospace'" fo:background-color="#ffffff" fo:color="#301010"/>
    </style:style>
    <style:style style:name="T4178" style:family="text">
      <style:text-properties fo:font-size="9.75pt" fo:font-weight="normal" fo:font-family="'monospace, monospace'" style:font-family-asian="'monospace, monospace'" style:font-family-complex="'monospace, monospace'" fo:background-color="transparent" fo:color="#000000"/>
    </style:style>
    <style:style style:name="T4179" style:family="text">
      <style:text-properties fo:font-size="9.75pt" fo:font-weight="normal" fo:font-family="'monospace, monospace'" style:font-family-asian="'monospace, monospace'" style:font-family-complex="'monospace, monospace'" fo:background-color="#ffffff" fo:color="#301010"/>
    </style:style>
    <style:style style:name="T4180" style:family="text">
      <style:text-properties fo:font-size="9.75pt" fo:font-weight="bold" fo:font-family="'monospace, monospace'" style:font-family-asian="'monospace, monospace'" style:font-family-complex="'monospace, monospace'" fo:background-color="#ffffff" fo:color="#00007f"/>
    </style:style>
    <style:style style:name="T4181" style:family="text">
      <style:text-properties fo:font-size="9.75pt" fo:font-weight="normal" fo:font-family="'monospace, monospace'" style:font-family-asian="'monospace, monospace'" style:font-family-complex="'monospace, monospace'" fo:background-color="#ffffff" fo:color="#301010"/>
    </style:style>
    <style:style style:name="T4182" style:family="text">
      <style:text-properties fo:font-size="9.75pt" fo:font-weight="normal" fo:font-family="'monospace, monospace'" style:font-family-asian="'monospace, monospace'" style:font-family-complex="'monospace, monospace'" fo:background-color="transparent" fo:color="#000000"/>
    </style:style>
    <style:style style:name="T4183" style:family="text">
      <style:text-properties fo:font-size="9.75pt" fo:font-weight="normal" fo:font-family="'monospace, monospace'" style:font-family-asian="'monospace, monospace'" style:font-family-complex="'monospace, monospace'" fo:background-color="#ffffff" fo:color="#000000"/>
    </style:style>
    <style:style style:name="T4184" style:family="text">
      <style:text-properties fo:font-size="9.75pt" fo:font-weight="normal" fo:font-family="'monospace, monospace'" style:font-family-asian="'monospace, monospace'" style:font-family-complex="'monospace, monospace'" fo:background-color="#ffffff" fo:color="#301010"/>
    </style:style>
    <style:style style:name="T4185" style:family="text">
      <style:text-properties fo:font-size="9.75pt" fo:font-weight="normal" fo:font-family="'monospace, monospace'" style:font-family-asian="'monospace, monospace'" style:font-family-complex="'monospace, monospace'" fo:background-color="#ffffff" fo:color="#000000"/>
    </style:style>
    <style:style style:name="T4186" style:family="text">
      <style:text-properties fo:font-size="9.75pt" fo:font-weight="normal" fo:font-family="'monospace, monospace'" style:font-family-asian="'monospace, monospace'" style:font-family-complex="'monospace, monospace'" fo:background-color="#ffffff" fo:color="#301010"/>
    </style:style>
    <style:style style:name="T4187" style:family="text">
      <style:text-properties fo:font-size="9.75pt" fo:font-weight="normal" fo:font-family="'monospace, monospace'" style:font-family-asian="'monospace, monospace'" style:font-family-complex="'monospace, monospace'" fo:background-color="#ffffff" fo:color="#000000"/>
    </style:style>
    <style:style style:name="T4188" style:family="text">
      <style:text-properties fo:font-size="9.75pt" fo:font-weight="normal" fo:font-family="'monospace, monospace'" style:font-family-asian="'monospace, monospace'" style:font-family-complex="'monospace, monospace'" fo:background-color="#ffffff" fo:color="#301010"/>
    </style:style>
    <style:style style:name="T4189" style:family="text">
      <style:text-properties fo:font-size="9.75pt" fo:font-weight="normal" fo:font-family="'monospace, monospace'" style:font-family-asian="'monospace, monospace'" style:font-family-complex="'monospace, monospace'" fo:background-color="#ffffff" fo:color="#000000"/>
    </style:style>
    <style:style style:name="T4190" style:family="text">
      <style:text-properties fo:font-size="9.75pt" fo:font-weight="normal" fo:font-family="'monospace, monospace'" style:font-family-asian="'monospace, monospace'" style:font-family-complex="'monospace, monospace'" fo:background-color="#ffffff" fo:color="#301010"/>
    </style:style>
    <style:style style:name="T4191" style:family="text">
      <style:text-properties fo:font-size="9.75pt" fo:font-weight="normal" fo:font-family="'monospace, monospace'" style:font-family-asian="'monospace, monospace'" style:font-family-complex="'monospace, monospace'" fo:background-color="#ffffff" fo:color="#000000"/>
    </style:style>
    <style:style style:name="T4192" style:family="text">
      <style:text-properties fo:font-size="9.75pt" fo:font-weight="normal" fo:font-family="'monospace, monospace'" style:font-family-asian="'monospace, monospace'" style:font-family-complex="'monospace, monospace'" fo:background-color="#ffffff" fo:color="#301010"/>
    </style:style>
    <style:style style:name="T4193" style:family="text">
      <style:text-properties fo:font-size="9.75pt" fo:font-weight="normal" fo:font-family="'monospace, monospace'" style:font-family-asian="'monospace, monospace'" style:font-family-complex="'monospace, monospace'" fo:background-color="#ffffff" fo:color="#000000"/>
    </style:style>
    <style:style style:name="T4194" style:family="text">
      <style:text-properties fo:font-size="9.75pt" fo:font-weight="normal" fo:font-family="'monospace, monospace'" style:font-family-asian="'monospace, monospace'" style:font-family-complex="'monospace, monospace'" fo:background-color="#ffffff" fo:color="#301010"/>
    </style:style>
    <style:style style:name="T4195" style:family="text">
      <style:text-properties fo:font-size="9.75pt" fo:font-weight="normal" fo:font-family="'monospace, monospace'" style:font-family-asian="'monospace, monospace'" style:font-family-complex="'monospace, monospace'" fo:background-color="#ffffff" fo:color="#000000"/>
    </style:style>
    <style:style style:name="T4196" style:family="text">
      <style:text-properties fo:font-size="9.75pt" fo:font-weight="normal" fo:font-family="'monospace, monospace'" style:font-family-asian="'monospace, monospace'" style:font-family-complex="'monospace, monospace'" fo:background-color="#ffffff" fo:color="#301010"/>
    </style:style>
    <style:style style:name="T4197" style:family="text">
      <style:text-properties fo:font-size="9.75pt" fo:font-weight="normal" fo:font-family="'monospace, monospace'" style:font-family-asian="'monospace, monospace'" style:font-family-complex="'monospace, monospace'" fo:background-color="transparent" fo:color="#000000"/>
    </style:style>
    <style:style style:name="T4198" style:family="text">
      <style:text-properties fo:font-size="9.75pt" fo:font-weight="normal" fo:font-family="'monospace, monospace'" style:font-family-asian="'monospace, monospace'" style:font-family-complex="'monospace, monospace'" fo:background-color="#ffffff" fo:color="#301010"/>
    </style:style>
    <style:style style:name="T4199" style:family="text">
      <style:text-properties fo:font-size="9.75pt" fo:font-weight="normal" fo:font-family="'monospace, monospace'" style:font-family-asian="'monospace, monospace'" style:font-family-complex="'monospace, monospace'" fo:background-color="transparent" fo:color="#000000"/>
    </style:style>
    <style:style style:name="T4200" style:family="text">
      <style:text-properties fo:font-size="9.75pt" fo:font-weight="normal" fo:font-family="'monospace, monospace'" style:font-family-asian="'monospace, monospace'" style:font-family-complex="'monospace, monospace'" fo:background-color="#ffffff" fo:color="#301010"/>
    </style:style>
    <style:style style:name="T4201" style:family="text">
      <style:text-properties fo:font-size="9.75pt" fo:font-weight="normal" fo:font-family="'monospace, monospace'" style:font-family-asian="'monospace, monospace'" style:font-family-complex="'monospace, monospace'" fo:background-color="transparent" fo:color="#000000"/>
    </style:style>
    <style:style style:name="T4202" style:family="text">
      <style:text-properties fo:font-size="9.75pt" fo:font-weight="normal" fo:font-family="'monospace, monospace'" style:font-family-asian="'monospace, monospace'" style:font-family-complex="'monospace, monospace'" fo:background-color="#ffffff" fo:color="#301010"/>
    </style:style>
    <style:style style:name="T4203" style:family="text">
      <style:text-properties fo:font-size="9.75pt" fo:font-weight="normal" fo:font-family="'monospace, monospace'" style:font-family-asian="'monospace, monospace'" style:font-family-complex="'monospace, monospace'" fo:background-color="transparent" fo:color="#000000"/>
    </style:style>
    <style:style style:name="T4204" style:family="text">
      <style:text-properties fo:font-size="9.75pt" fo:font-weight="normal" fo:font-family="'monospace, monospace'" style:font-family-asian="'monospace, monospace'" style:font-family-complex="'monospace, monospace'" fo:background-color="#ffffff" fo:color="#301010"/>
    </style:style>
    <style:style style:name="T4205" style:family="text">
      <style:text-properties fo:font-size="9.75pt" fo:font-weight="normal" fo:font-family="'monospace, monospace'" style:font-family-asian="'monospace, monospace'" style:font-family-complex="'monospace, monospace'" fo:background-color="transparent" fo:color="#000000"/>
    </style:style>
    <style:style style:name="T4206" style:family="text">
      <style:text-properties fo:font-size="9.75pt" fo:font-weight="normal" fo:font-family="'monospace, monospace'" style:font-family-asian="'monospace, monospace'" style:font-family-complex="'monospace, monospace'" fo:background-color="#ffffff" fo:color="#301010"/>
    </style:style>
    <style:style style:name="T4207" style:family="text">
      <style:text-properties fo:font-size="9.75pt" fo:font-weight="normal" fo:font-family="'monospace, monospace'" style:font-family-asian="'monospace, monospace'" style:font-family-complex="'monospace, monospace'" fo:background-color="#ffffff" fo:color="#000000"/>
    </style:style>
    <style:style style:name="T4208" style:family="text">
      <style:text-properties fo:font-size="9.75pt" fo:font-weight="normal" fo:font-family="'monospace, monospace'" style:font-family-asian="'monospace, monospace'" style:font-family-complex="'monospace, monospace'" fo:background-color="#ffffff" fo:color="#301010"/>
    </style:style>
    <style:style style:name="T4209"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4210" style:family="text">
      <style:text-properties fo:font-size="10.00pt" fo:font-weight="normal" fo:font-family="'DejaVu Sans Mono'" style:font-family-asian="'DejaVu Sans Mono'" style:font-family-complex="'DejaVu Sans Mono'" fo:background-color="transparent" fo:color="#006400"/>
    </style:style>
    <style:style style:name="T4211" style:family="text">
      <style:text-properties fo:font-size="10.00pt" fo:font-weight="normal" fo:font-family="'DejaVu Sans Mono'" style:font-family-asian="'DejaVu Sans Mono'" style:font-family-complex="'DejaVu Sans Mono'" fo:background-color="transparent" style:use-window-font-color="true"/>
    </style:style>
    <style:style style:name="T4212" style:family="text">
      <style:text-properties fo:font-size="10.00pt" fo:font-weight="normal" fo:font-family="'DejaVu Sans Mono'" style:font-family-asian="'DejaVu Sans Mono'" style:font-family-complex="'DejaVu Sans Mono'" fo:background-color="transparent" fo:color="#006400"/>
    </style:style>
    <style:style style:name="T4213" style:family="text">
      <style:text-properties fo:font-size="10.00pt" fo:font-weight="normal" fo:font-family="'DejaVu Sans Mono'" style:font-family-asian="'DejaVu Sans Mono'" style:font-family-complex="'DejaVu Sans Mono'" fo:background-color="transparent" style:use-window-font-color="true"/>
    </style:style>
    <style:style style:name="T4214" style:family="text">
      <style:text-properties fo:font-size="10.00pt" fo:font-weight="normal" fo:font-family="'DejaVu Sans Mono'" style:font-family-asian="'DejaVu Sans Mono'" style:font-family-complex="'DejaVu Sans Mono'" fo:background-color="transparent" fo:color="#006400"/>
    </style:style>
    <style:style style:name="T4215" style:family="text">
      <style:text-properties fo:font-size="10.00pt" fo:font-weight="normal" fo:font-family="'DejaVu Sans Mono'" style:font-family-asian="'DejaVu Sans Mono'" style:font-family-complex="'DejaVu Sans Mono'" fo:background-color="transparent" style:use-window-font-color="true"/>
    </style:style>
    <style:style style:name="T4216" style:family="text">
      <style:text-properties fo:font-size="10.00pt" fo:font-weight="bold" fo:font-family="'DejaVu Sans Mono'" style:font-family-asian="'DejaVu Sans Mono'" style:font-family-complex="'DejaVu Sans Mono'" fo:background-color="transparent" fo:color="#000080"/>
    </style:style>
    <style:style style:name="T4217" style:family="text">
      <style:text-properties fo:font-size="10.00pt" fo:font-weight="normal" fo:font-family="'DejaVu Sans Mono'" style:font-family-asian="'DejaVu Sans Mono'" style:font-family-complex="'DejaVu Sans Mono'" fo:background-color="transparent" style:use-window-font-color="true"/>
    </style:style>
    <style:style style:name="T4218" style:family="text">
      <style:text-properties fo:font-size="10.00pt" fo:font-weight="normal" fo:font-family="'DejaVu Sans Mono'" style:font-family-asian="'DejaVu Sans Mono'" style:font-family-complex="'DejaVu Sans Mono'" fo:background-color="transparent" fo:color="#006400"/>
    </style:style>
    <style:style style:name="T4219" style:family="text">
      <style:text-properties fo:font-size="10.00pt" fo:font-weight="bold" fo:font-family="'DejaVu Sans Mono'" style:font-family-asian="'DejaVu Sans Mono'" style:font-family-complex="'DejaVu Sans Mono'" fo:background-color="transparent" fo:color="#000080"/>
    </style:style>
    <style:style style:name="T4220" style:family="text">
      <style:text-properties fo:font-size="10.00pt" fo:font-weight="normal" fo:font-family="'DejaVu Sans Mono'" style:font-family-asian="'DejaVu Sans Mono'" style:font-family-complex="'DejaVu Sans Mono'" fo:background-color="transparent" style:use-window-font-color="true"/>
    </style:style>
    <style:style style:name="T4221" style:family="text">
      <style:text-properties fo:font-size="10.00pt" fo:font-weight="normal" fo:font-family="'DejaVu Sans Mono'" style:font-family-asian="'DejaVu Sans Mono'" style:font-family-complex="'DejaVu Sans Mono'" fo:background-color="transparent" fo:color="#006400"/>
    </style:style>
    <style:style style:name="T4222" style:family="text">
      <style:text-properties fo:font-size="10.00pt" fo:font-weight="bold" fo:font-family="'DejaVu Sans Mono'" style:font-family-asian="'DejaVu Sans Mono'" style:font-family-complex="'DejaVu Sans Mono'" fo:background-color="transparent" fo:color="#000080"/>
    </style:style>
    <style:style style:name="T4223" style:family="text">
      <style:text-properties fo:font-size="10.00pt" fo:font-weight="normal" fo:font-family="'DejaVu Sans Mono'" style:font-family-asian="'DejaVu Sans Mono'" style:font-family-complex="'DejaVu Sans Mono'" fo:background-color="transparent" style:use-window-font-color="true"/>
    </style:style>
    <style:style style:name="T4224" style:family="text">
      <style:text-properties fo:font-size="10.00pt" fo:font-weight="normal" fo:font-family="'DejaVu Sans Mono'" style:font-family-asian="'DejaVu Sans Mono'" style:font-family-complex="'DejaVu Sans Mono'" fo:background-color="transparent" fo:color="#006400"/>
    </style:style>
    <style:style style:name="T4225" style:family="text">
      <style:text-properties fo:font-size="10.00pt" fo:font-weight="bold" fo:font-family="'DejaVu Sans Mono'" style:font-family-asian="'DejaVu Sans Mono'" style:font-family-complex="'DejaVu Sans Mono'" fo:background-color="transparent" fo:color="#000080"/>
    </style:style>
    <style:style style:name="T4226" style:family="text">
      <style:text-properties fo:font-size="10.00pt" fo:font-weight="normal" fo:font-family="'DejaVu Sans Mono'" style:font-family-asian="'DejaVu Sans Mono'" style:font-family-complex="'DejaVu Sans Mono'" fo:background-color="transparent" style:use-window-font-color="true"/>
    </style:style>
    <style:style style:name="T4227" style:family="text">
      <style:text-properties fo:font-size="10.00pt" fo:font-weight="normal" fo:font-family="'DejaVu Sans Mono'" style:font-family-asian="'DejaVu Sans Mono'" style:font-family-complex="'DejaVu Sans Mono'" fo:background-color="transparent" fo:color="#006400"/>
    </style:style>
    <style:style style:name="T4228" style:family="text">
      <style:text-properties fo:font-size="10.00pt" fo:font-weight="bold" fo:font-family="'DejaVu Sans Mono'" style:font-family-asian="'DejaVu Sans Mono'" style:font-family-complex="'DejaVu Sans Mono'" fo:background-color="transparent" fo:color="#000080"/>
    </style:style>
    <style:style style:name="T4229" style:family="text">
      <style:text-properties fo:font-size="10.00pt" fo:font-weight="normal" fo:font-family="'DejaVu Sans Mono'" style:font-family-asian="'DejaVu Sans Mono'" style:font-family-complex="'DejaVu Sans Mono'" fo:background-color="transparent" style:use-window-font-color="true"/>
    </style:style>
    <style:style style:name="T4230" style:family="text">
      <style:text-properties fo:font-size="10.00pt" fo:font-weight="bold" fo:font-family="'DejaVu Sans Mono'" style:font-family-asian="'DejaVu Sans Mono'" style:font-family-complex="'DejaVu Sans Mono'" fo:background-color="transparent" fo:color="#000080"/>
    </style:style>
    <style:style style:name="T4231" style:family="text">
      <style:text-properties fo:font-size="10.00pt" fo:font-weight="normal" fo:font-family="'DejaVu Sans Mono'" style:font-family-asian="'DejaVu Sans Mono'" style:font-family-complex="'DejaVu Sans Mono'" fo:background-color="transparent" style:use-window-font-color="true"/>
    </style:style>
    <style:style style:name="T4232" style:family="text">
      <style:text-properties fo:font-size="10.00pt" fo:font-weight="bold" fo:font-family="'DejaVu Sans Mono'" style:font-family-asian="'DejaVu Sans Mono'" style:font-family-complex="'DejaVu Sans Mono'" fo:background-color="transparent" fo:color="#000080"/>
    </style:style>
    <style:style style:name="T4233" style:family="text">
      <style:text-properties fo:font-size="10.00pt" fo:font-weight="normal" fo:font-family="'DejaVu Sans Mono'" style:font-family-asian="'DejaVu Sans Mono'" style:font-family-complex="'DejaVu Sans Mono'" fo:background-color="transparent" style:use-window-font-color="true"/>
    </style:style>
    <style:style style:name="T4234" style:family="text">
      <style:text-properties fo:font-size="10.00pt" fo:font-weight="normal" fo:font-family="'DejaVu Sans Mono'" style:font-family-asian="'DejaVu Sans Mono'" style:font-family-complex="'DejaVu Sans Mono'" fo:background-color="transparent" fo:color="#000080"/>
    </style:style>
    <style:style style:name="T4235" style:family="text">
      <style:text-properties fo:font-size="10.00pt" fo:font-weight="normal" fo:font-family="'DejaVu Sans Mono'" style:font-family-asian="'DejaVu Sans Mono'" style:font-family-complex="'DejaVu Sans Mono'" fo:background-color="transparent" style:use-window-font-color="true"/>
    </style:style>
    <style:style style:name="T4236" style:family="text">
      <style:text-properties fo:font-size="10.00pt" fo:font-weight="bold" fo:font-family="'DejaVu Sans Mono'" style:font-family-asian="'DejaVu Sans Mono'" style:font-family-complex="'DejaVu Sans Mono'" fo:background-color="transparent" fo:color="#000080"/>
    </style:style>
    <style:style style:name="T4237" style:family="text">
      <style:text-properties fo:font-size="10.00pt" fo:font-weight="normal" fo:font-family="'DejaVu Sans Mono'" style:font-family-asian="'DejaVu Sans Mono'" style:font-family-complex="'DejaVu Sans Mono'" fo:background-color="transparent" style:use-window-font-color="true"/>
    </style:style>
    <style:style style:name="T4238" style:family="text">
      <style:text-properties fo:font-size="10.00pt" fo:font-weight="normal" fo:font-family="'DejaVu Sans Mono'" style:font-family-asian="'DejaVu Sans Mono'" style:font-family-complex="'DejaVu Sans Mono'" fo:background-color="transparent" fo:color="#000080"/>
    </style:style>
    <style:style style:name="T4239" style:family="text">
      <style:text-properties fo:font-size="10.00pt" fo:font-weight="normal" fo:font-family="'DejaVu Sans Mono'" style:font-family-asian="'DejaVu Sans Mono'" style:font-family-complex="'DejaVu Sans Mono'" fo:background-color="transparent" style:use-window-font-color="true"/>
    </style:style>
    <style:style style:name="T4240" style:family="text">
      <style:text-properties fo:font-size="10.00pt" fo:font-weight="bold" fo:font-family="'DejaVu Sans Mono'" style:font-family-asian="'DejaVu Sans Mono'" style:font-family-complex="'DejaVu Sans Mono'" fo:background-color="transparent" fo:color="#000080"/>
    </style:style>
    <style:style style:name="T4241" style:family="text">
      <style:text-properties fo:font-size="10.00pt" fo:font-weight="normal" fo:font-family="'DejaVu Sans Mono'" style:font-family-asian="'DejaVu Sans Mono'" style:font-family-complex="'DejaVu Sans Mono'" fo:background-color="transparent" style:use-window-font-color="true"/>
    </style:style>
    <style:style style:name="T4242" style:family="text">
      <style:text-properties fo:font-size="10.00pt" fo:font-weight="bold" fo:font-family="'DejaVu Sans Mono'" style:font-family-asian="'DejaVu Sans Mono'" style:font-family-complex="'DejaVu Sans Mono'" fo:background-color="transparent" fo:color="#000080"/>
    </style:style>
    <style:style style:name="T4243" style:family="text">
      <style:text-properties fo:font-size="10.00pt" fo:font-weight="normal" fo:font-family="'DejaVu Sans Mono'" style:font-family-asian="'DejaVu Sans Mono'" style:font-family-complex="'DejaVu Sans Mono'" fo:background-color="transparent" style:use-window-font-color="true"/>
    </style:style>
    <style:style style:name="T4244" style:family="text">
      <style:text-properties fo:font-size="10.00pt" fo:font-weight="normal" fo:font-family="'DejaVu Sans Mono'" style:font-family-asian="'DejaVu Sans Mono'" style:font-family-complex="'DejaVu Sans Mono'" fo:background-color="transparent" fo:color="#000080"/>
    </style:style>
    <style:style style:name="T4245" style:family="text">
      <style:text-properties fo:font-size="10.00pt" fo:font-weight="normal" fo:font-family="'DejaVu Sans Mono'" style:font-family-asian="'DejaVu Sans Mono'" style:font-family-complex="'DejaVu Sans Mono'" fo:background-color="transparent" style:use-window-font-color="true"/>
    </style:style>
    <style:style style:name="T4246" style:family="text">
      <style:text-properties fo:font-size="10.00pt" fo:font-weight="normal" fo:font-family="'DejaVu Sans Mono'" style:font-family-asian="'DejaVu Sans Mono'" style:font-family-complex="'DejaVu Sans Mono'" fo:background-color="transparent" fo:color="#006400"/>
    </style:style>
    <style:style style:name="T4247" style:family="text">
      <style:text-properties fo:font-size="10.00pt" fo:font-weight="normal" fo:font-family="'DejaVu Sans Mono'" style:font-family-asian="'DejaVu Sans Mono'" style:font-family-complex="'DejaVu Sans Mono'" fo:background-color="transparent" style:use-window-font-color="true"/>
    </style:style>
    <style:style style:name="T4248" style:family="text">
      <style:text-properties fo:font-size="10.00pt" fo:font-weight="bold" fo:font-family="'DejaVu Sans Mono'" style:font-family-asian="'DejaVu Sans Mono'" style:font-family-complex="'DejaVu Sans Mono'" fo:background-color="transparent" fo:color="#000080"/>
    </style:style>
    <style:style style:name="T4249" style:family="text">
      <style:text-properties fo:font-size="10.00pt" fo:font-weight="normal" fo:font-family="'DejaVu Sans Mono'" style:font-family-asian="'DejaVu Sans Mono'" style:font-family-complex="'DejaVu Sans Mono'" fo:background-color="transparent" style:use-window-font-color="true"/>
    </style:style>
    <style:style style:name="T4250" style:family="text">
      <style:text-properties fo:font-size="10.00pt" fo:font-weight="bold" fo:font-family="'DejaVu Sans Mono'" style:font-family-asian="'DejaVu Sans Mono'" style:font-family-complex="'DejaVu Sans Mono'" fo:background-color="transparent" fo:color="#000080"/>
    </style:style>
    <style:style style:name="T4251" style:family="text">
      <style:text-properties fo:font-size="10.00pt" fo:font-weight="normal" fo:font-family="'DejaVu Sans Mono'" style:font-family-asian="'DejaVu Sans Mono'" style:font-family-complex="'DejaVu Sans Mono'" fo:background-color="transparent" style:use-window-font-color="true"/>
    </style:style>
    <style:style style:name="T4252" style:family="text">
      <style:text-properties fo:font-size="10.00pt" fo:font-weight="normal" fo:font-family="'DejaVu Sans Mono'" style:font-family-asian="'DejaVu Sans Mono'" style:font-family-complex="'DejaVu Sans Mono'" fo:background-color="transparent" fo:color="#000080"/>
    </style:style>
    <style:style style:name="T4253" style:family="text">
      <style:text-properties fo:font-size="10.00pt" fo:font-weight="normal" fo:font-family="'DejaVu Sans Mono'" style:font-family-asian="'DejaVu Sans Mono'" style:font-family-complex="'DejaVu Sans Mono'" fo:background-color="transparent" style:use-window-font-color="true"/>
    </style:style>
    <style:style style:name="T4254" style:family="text">
      <style:text-properties fo:font-size="10.00pt" fo:font-weight="normal" fo:font-family="'DejaVu Sans Mono'" style:font-family-asian="'DejaVu Sans Mono'" style:font-family-complex="'DejaVu Sans Mono'" fo:background-color="transparent" fo:color="#000080"/>
    </style:style>
    <style:style style:name="T4255" style:family="text">
      <style:text-properties fo:font-size="10.00pt" fo:font-weight="normal" fo:font-family="'DejaVu Sans Mono'" style:font-family-asian="'DejaVu Sans Mono'" style:font-family-complex="'DejaVu Sans Mono'" fo:background-color="transparent" style:use-window-font-color="true"/>
    </style:style>
    <style:style style:name="T4256" style:family="text">
      <style:text-properties fo:font-size="10.00pt" fo:font-weight="normal" fo:font-family="'DejaVu Sans Mono'" style:font-family-asian="'DejaVu Sans Mono'" style:font-family-complex="'DejaVu Sans Mono'" fo:background-color="transparent" fo:color="#006400"/>
    </style:style>
    <style:style style:name="T4257" style:family="text">
      <style:text-properties fo:font-size="10.00pt" fo:font-weight="normal" fo:font-family="'DejaVu Sans Mono'" style:font-family-asian="'DejaVu Sans Mono'" style:font-family-complex="'DejaVu Sans Mono'" fo:background-color="transparent" style:use-window-font-color="true"/>
    </style:style>
    <style:style style:name="T4258" style:family="text">
      <style:text-properties fo:font-size="10.00pt" fo:font-weight="bold" fo:font-family="'DejaVu Sans Mono'" style:font-family-asian="'DejaVu Sans Mono'" style:font-family-complex="'DejaVu Sans Mono'" fo:background-color="transparent" fo:color="#000080"/>
    </style:style>
    <style:style style:name="T4259" style:family="text">
      <style:text-properties fo:font-size="10.00pt" fo:font-weight="normal" fo:font-family="'DejaVu Sans Mono'" style:font-family-asian="'DejaVu Sans Mono'" style:font-family-complex="'DejaVu Sans Mono'" fo:background-color="transparent" style:use-window-font-color="true"/>
    </style:style>
    <style:style style:name="T4260" style:family="text">
      <style:text-properties fo:font-size="10.00pt" fo:font-weight="bold" fo:font-family="'DejaVu Sans Mono'" style:font-family-asian="'DejaVu Sans Mono'" style:font-family-complex="'DejaVu Sans Mono'" fo:background-color="transparent" fo:color="#000080"/>
    </style:style>
    <style:style style:name="T4261" style:family="text">
      <style:text-properties fo:font-size="10.00pt" fo:font-weight="normal" fo:font-family="'DejaVu Sans Mono'" style:font-family-asian="'DejaVu Sans Mono'" style:font-family-complex="'DejaVu Sans Mono'" fo:background-color="transparent" style:use-window-font-color="true"/>
    </style:style>
    <style:style style:name="T4262" style:family="text">
      <style:text-properties fo:font-size="10.00pt" fo:font-weight="normal" fo:font-family="'DejaVu Sans Mono'" style:font-family-asian="'DejaVu Sans Mono'" style:font-family-complex="'DejaVu Sans Mono'" fo:background-color="transparent" fo:color="#000080"/>
    </style:style>
    <style:style style:name="T4263" style:family="text">
      <style:text-properties fo:font-size="10.00pt" fo:font-weight="normal" fo:font-family="'DejaVu Sans Mono'" style:font-family-asian="'DejaVu Sans Mono'" style:font-family-complex="'DejaVu Sans Mono'" fo:background-color="transparent" style:use-window-font-color="true"/>
    </style:style>
    <style:style style:name="T4264" style:family="text">
      <style:text-properties fo:font-size="10.00pt" fo:font-weight="bold" fo:font-family="'DejaVu Sans Mono'" style:font-family-asian="'DejaVu Sans Mono'" style:font-family-complex="'DejaVu Sans Mono'" fo:background-color="transparent" fo:color="#000080"/>
    </style:style>
    <style:style style:name="T4265" style:family="text">
      <style:text-properties fo:font-size="10.00pt" fo:font-weight="normal" fo:font-family="'DejaVu Sans Mono'" style:font-family-asian="'DejaVu Sans Mono'" style:font-family-complex="'DejaVu Sans Mono'" fo:background-color="transparent" style:use-window-font-color="true"/>
    </style:style>
    <style:style style:name="T4266" style:family="text">
      <style:text-properties fo:font-size="10.00pt" fo:font-weight="normal" fo:font-family="'DejaVu Sans Mono'" style:font-family-asian="'DejaVu Sans Mono'" style:font-family-complex="'DejaVu Sans Mono'" fo:background-color="transparent" fo:color="#000080"/>
    </style:style>
    <style:style style:name="T4267" style:family="text">
      <style:text-properties fo:font-size="10.00pt" fo:font-weight="normal" fo:font-family="'DejaVu Sans Mono'" style:font-family-asian="'DejaVu Sans Mono'" style:font-family-complex="'DejaVu Sans Mono'" fo:background-color="transparent" style:use-window-font-color="true"/>
    </style:style>
    <style:style style:name="T4268" style:family="text">
      <style:text-properties fo:font-size="10.00pt" fo:font-weight="bold" fo:font-family="'DejaVu Sans Mono'" style:font-family-asian="'DejaVu Sans Mono'" style:font-family-complex="'DejaVu Sans Mono'" fo:background-color="transparent" fo:color="#000080"/>
    </style:style>
    <style:style style:name="T4269" style:family="text">
      <style:text-properties fo:font-size="10.00pt" fo:font-weight="normal" fo:font-family="'DejaVu Sans Mono'" style:font-family-asian="'DejaVu Sans Mono'" style:font-family-complex="'DejaVu Sans Mono'" fo:background-color="transparent" style:use-window-font-color="true"/>
    </style:style>
    <style:style style:name="T4270" style:family="text">
      <style:text-properties fo:font-size="10.00pt" fo:font-weight="bold" fo:font-family="'DejaVu Sans Mono'" style:font-family-asian="'DejaVu Sans Mono'" style:font-family-complex="'DejaVu Sans Mono'" fo:background-color="transparent" fo:color="#000080"/>
    </style:style>
    <style:style style:name="T4271" style:family="text">
      <style:text-properties fo:font-size="10.00pt" fo:font-weight="normal" fo:font-family="'DejaVu Sans Mono'" style:font-family-asian="'DejaVu Sans Mono'" style:font-family-complex="'DejaVu Sans Mono'" fo:background-color="transparent" style:use-window-font-color="true"/>
    </style:style>
    <style:style style:name="T4272" style:family="text">
      <style:text-properties fo:font-size="10.00pt" fo:font-weight="normal" fo:font-family="'DejaVu Sans Mono'" style:font-family-asian="'DejaVu Sans Mono'" style:font-family-complex="'DejaVu Sans Mono'" fo:background-color="transparent" fo:color="#000080"/>
    </style:style>
    <style:style style:name="T4273" style:family="text">
      <style:text-properties fo:font-size="10.00pt" fo:font-weight="normal" fo:font-family="'DejaVu Sans Mono'" style:font-family-asian="'DejaVu Sans Mono'" style:font-family-complex="'DejaVu Sans Mono'" fo:background-color="transparent" style:use-window-font-color="true"/>
    </style:style>
    <style:style style:name="T4274" style:family="text">
      <style:text-properties fo:font-size="10.00pt" fo:font-weight="normal" fo:font-family="'DejaVu Sans Mono'" style:font-family-asian="'DejaVu Sans Mono'" style:font-family-complex="'DejaVu Sans Mono'" fo:background-color="transparent" fo:color="#006400"/>
    </style:style>
    <style:style style:name="T4275" style:family="text">
      <style:text-properties fo:font-size="10.00pt" fo:font-weight="normal" fo:font-family="'DejaVu Sans Mono'" style:font-family-asian="'DejaVu Sans Mono'" style:font-family-complex="'DejaVu Sans Mono'" fo:background-color="transparent" style:use-window-font-color="true"/>
    </style:style>
    <style:style style:name="T4276" style:family="text">
      <style:text-properties fo:font-size="10.00pt" fo:font-weight="bold" fo:font-family="'DejaVu Sans Mono'" style:font-family-asian="'DejaVu Sans Mono'" style:font-family-complex="'DejaVu Sans Mono'" fo:background-color="transparent" fo:color="#000080"/>
    </style:style>
    <style:style style:name="T4277" style:family="text">
      <style:text-properties fo:font-size="10.00pt" fo:font-weight="normal" fo:font-family="'DejaVu Sans Mono'" style:font-family-asian="'DejaVu Sans Mono'" style:font-family-complex="'DejaVu Sans Mono'" fo:background-color="transparent" style:use-window-font-color="true"/>
    </style:style>
    <style:style style:name="T4278" style:family="text">
      <style:text-properties fo:font-size="10.00pt" fo:font-weight="bold" fo:font-family="'DejaVu Sans Mono'" style:font-family-asian="'DejaVu Sans Mono'" style:font-family-complex="'DejaVu Sans Mono'" fo:background-color="transparent" fo:color="#000080"/>
    </style:style>
    <style:style style:name="T4279" style:family="text">
      <style:text-properties fo:font-size="10.00pt" fo:font-weight="normal" fo:font-family="'DejaVu Sans Mono'" style:font-family-asian="'DejaVu Sans Mono'" style:font-family-complex="'DejaVu Sans Mono'" fo:background-color="transparent" style:use-window-font-color="true"/>
    </style:style>
    <style:style style:name="T4280" style:family="text">
      <style:text-properties fo:font-size="10.00pt" fo:font-weight="bold" fo:font-family="'DejaVu Sans Mono'" style:font-family-asian="'DejaVu Sans Mono'" style:font-family-complex="'DejaVu Sans Mono'" fo:background-color="transparent" fo:color="#000080"/>
    </style:style>
    <style:style style:name="T4281" style:family="text">
      <style:text-properties fo:font-size="10.00pt" fo:font-weight="normal" fo:font-family="'DejaVu Sans Mono'" style:font-family-asian="'DejaVu Sans Mono'" style:font-family-complex="'DejaVu Sans Mono'" fo:background-color="transparent" style:use-window-font-color="true"/>
    </style:style>
    <style:style style:name="T4282" style:family="text">
      <style:text-properties fo:font-size="10.00pt" fo:font-weight="normal" fo:font-family="'DejaVu Sans Mono'" style:font-family-asian="'DejaVu Sans Mono'" style:font-family-complex="'DejaVu Sans Mono'" fo:background-color="transparent" fo:color="#000080"/>
    </style:style>
    <style:style style:name="T4283" style:family="text">
      <style:text-properties fo:font-size="10.00pt" fo:font-weight="normal" fo:font-family="'DejaVu Sans Mono'" style:font-family-asian="'DejaVu Sans Mono'" style:font-family-complex="'DejaVu Sans Mono'" fo:background-color="transparent" style:use-window-font-color="true"/>
    </style:style>
    <style:style style:name="T4284" style:family="text">
      <style:text-properties fo:font-size="10.00pt" fo:font-weight="bold" fo:font-family="'DejaVu Sans Mono'" style:font-family-asian="'DejaVu Sans Mono'" style:font-family-complex="'DejaVu Sans Mono'" fo:background-color="transparent" fo:color="#000080"/>
    </style:style>
    <style:style style:name="T4285" style:family="text">
      <style:text-properties fo:font-size="10.00pt" fo:font-weight="normal" fo:font-family="'DejaVu Sans Mono'" style:font-family-asian="'DejaVu Sans Mono'" style:font-family-complex="'DejaVu Sans Mono'" fo:background-color="transparent" style:use-window-font-color="true"/>
    </style:style>
    <style:style style:name="T4286" style:family="text">
      <style:text-properties fo:font-size="10.00pt" fo:font-weight="normal" fo:font-family="'DejaVu Sans Mono'" style:font-family-asian="'DejaVu Sans Mono'" style:font-family-complex="'DejaVu Sans Mono'" fo:background-color="transparent" fo:color="#000080"/>
    </style:style>
    <style:style style:name="T4287" style:family="text">
      <style:text-properties fo:font-size="10.00pt" fo:font-weight="normal" fo:font-family="'DejaVu Sans Mono'" style:font-family-asian="'DejaVu Sans Mono'" style:font-family-complex="'DejaVu Sans Mono'" fo:background-color="transparent" style:use-window-font-color="true"/>
    </style:style>
    <style:style style:name="T4288" style:family="text">
      <style:text-properties fo:font-size="10.00pt" fo:font-weight="bold" fo:font-family="'DejaVu Sans Mono'" style:font-family-asian="'DejaVu Sans Mono'" style:font-family-complex="'DejaVu Sans Mono'" fo:background-color="transparent" fo:color="#000080"/>
    </style:style>
    <style:style style:name="T4289" style:family="text">
      <style:text-properties fo:font-size="10.00pt" fo:font-weight="normal" fo:font-family="'DejaVu Sans Mono'" style:font-family-asian="'DejaVu Sans Mono'" style:font-family-complex="'DejaVu Sans Mono'" fo:background-color="transparent" style:use-window-font-color="true"/>
    </style:style>
    <style:style style:name="T4290" style:family="text">
      <style:text-properties fo:font-size="10.00pt" fo:font-weight="bold" fo:font-family="'DejaVu Sans Mono'" style:font-family-asian="'DejaVu Sans Mono'" style:font-family-complex="'DejaVu Sans Mono'" fo:background-color="transparent" fo:color="#000080"/>
    </style:style>
    <style:style style:name="T4291" style:family="text">
      <style:text-properties fo:font-size="10.00pt" fo:font-weight="normal" fo:font-family="'DejaVu Sans Mono'" style:font-family-asian="'DejaVu Sans Mono'" style:font-family-complex="'DejaVu Sans Mono'" fo:background-color="transparent" style:use-window-font-color="true"/>
    </style:style>
    <style:style style:name="T4292" style:family="text">
      <style:text-properties fo:font-size="10.00pt" fo:font-weight="normal" fo:font-family="'DejaVu Sans Mono'" style:font-family-asian="'DejaVu Sans Mono'" style:font-family-complex="'DejaVu Sans Mono'" fo:background-color="transparent" fo:color="#006400"/>
    </style:style>
    <style:style style:name="T4293" style:family="text">
      <style:text-properties fo:font-size="10.00pt" fo:font-weight="normal" fo:font-family="'DejaVu Sans Mono'" style:font-family-asian="'DejaVu Sans Mono'" style:font-family-complex="'DejaVu Sans Mono'" fo:background-color="transparent" style:use-window-font-color="true"/>
    </style:style>
    <style:style style:name="T4294" style:family="text">
      <style:text-properties fo:font-size="10.00pt" fo:font-weight="normal" fo:font-family="'DejaVu Sans Mono'" style:font-family-asian="'DejaVu Sans Mono'" style:font-family-complex="'DejaVu Sans Mono'" fo:background-color="transparent" fo:color="#006400"/>
    </style:style>
    <style:style style:name="T4295" style:family="text">
      <style:text-properties fo:font-size="10.00pt" fo:font-weight="normal" fo:font-family="'DejaVu Sans Mono'" style:font-family-asian="'DejaVu Sans Mono'" style:font-family-complex="'DejaVu Sans Mono'" fo:background-color="transparent" style:use-window-font-color="true"/>
    </style:style>
    <style:style style:name="T4296" style:family="text">
      <style:text-properties fo:font-size="10.00pt" fo:font-weight="bold" fo:font-family="'DejaVu Sans Mono'" style:font-family-asian="'DejaVu Sans Mono'" style:font-family-complex="'DejaVu Sans Mono'" fo:background-color="transparent" fo:color="#000080"/>
    </style:style>
    <style:style style:name="T4297" style:family="text">
      <style:text-properties fo:font-size="10.00pt" fo:font-weight="normal" fo:font-family="'DejaVu Sans Mono'" style:font-family-asian="'DejaVu Sans Mono'" style:font-family-complex="'DejaVu Sans Mono'" fo:background-color="transparent" style:use-window-font-color="true"/>
    </style:style>
    <style:style style:name="T4298" style:family="text">
      <style:text-properties fo:font-size="10.00pt" fo:font-weight="bold" fo:font-family="'DejaVu Sans Mono'" style:font-family-asian="'DejaVu Sans Mono'" style:font-family-complex="'DejaVu Sans Mono'" fo:background-color="transparent" fo:color="#000080"/>
    </style:style>
    <style:style style:name="T4299" style:family="text">
      <style:text-properties fo:font-size="10.00pt" fo:font-weight="normal" fo:font-family="'DejaVu Sans Mono'" style:font-family-asian="'DejaVu Sans Mono'" style:font-family-complex="'DejaVu Sans Mono'" fo:background-color="transparent" style:use-window-font-color="true"/>
    </style:style>
    <style:style style:name="T4300" style:family="text">
      <style:text-properties fo:font-size="10.00pt" fo:font-weight="normal" fo:font-family="'DejaVu Sans Mono'" style:font-family-asian="'DejaVu Sans Mono'" style:font-family-complex="'DejaVu Sans Mono'" fo:background-color="transparent" fo:color="#000080"/>
    </style:style>
    <style:style style:name="T4301" style:family="text">
      <style:text-properties fo:font-size="10.00pt" fo:font-weight="normal" fo:font-family="'DejaVu Sans Mono'" style:font-family-asian="'DejaVu Sans Mono'" style:font-family-complex="'DejaVu Sans Mono'" fo:background-color="transparent" style:use-window-font-color="true"/>
    </style:style>
    <style:style style:name="T4302" style:family="text">
      <style:text-properties fo:font-size="10.00pt" fo:font-weight="bold" fo:font-family="'DejaVu Sans Mono'" style:font-family-asian="'DejaVu Sans Mono'" style:font-family-complex="'DejaVu Sans Mono'" fo:background-color="transparent" fo:color="#000080"/>
    </style:style>
    <style:style style:name="T4303" style:family="text">
      <style:text-properties fo:font-size="10.00pt" fo:font-weight="normal" fo:font-family="'DejaVu Sans Mono'" style:font-family-asian="'DejaVu Sans Mono'" style:font-family-complex="'DejaVu Sans Mono'" fo:background-color="transparent" style:use-window-font-color="true"/>
    </style:style>
    <style:style style:name="T4304" style:family="text">
      <style:text-properties fo:font-size="10.00pt" fo:font-weight="bold" fo:font-family="'DejaVu Sans Mono'" style:font-family-asian="'DejaVu Sans Mono'" style:font-family-complex="'DejaVu Sans Mono'" fo:background-color="transparent" fo:color="#000080"/>
    </style:style>
    <style:style style:name="T4305" style:family="text">
      <style:text-properties fo:font-size="10.00pt" fo:font-weight="normal" fo:font-family="'DejaVu Sans Mono'" style:font-family-asian="'DejaVu Sans Mono'" style:font-family-complex="'DejaVu Sans Mono'" fo:background-color="transparent" style:use-window-font-color="true"/>
    </style:style>
    <style:style style:name="T4306" style:family="text">
      <style:text-properties fo:font-size="10.00pt" fo:font-weight="normal" fo:font-family="'DejaVu Sans Mono'" style:font-family-asian="'DejaVu Sans Mono'" style:font-family-complex="'DejaVu Sans Mono'" fo:background-color="transparent" fo:color="#000080"/>
    </style:style>
    <style:style style:name="T4307" style:family="text">
      <style:text-properties fo:font-size="10.00pt" fo:font-weight="normal" fo:font-family="'DejaVu Sans Mono'" style:font-family-asian="'DejaVu Sans Mono'" style:font-family-complex="'DejaVu Sans Mono'" fo:background-color="transparent" style:use-window-font-color="true"/>
    </style:style>
    <style:style style:name="T4308" style:family="text">
      <style:text-properties fo:font-size="10.00pt" fo:font-weight="normal" fo:font-family="'DejaVu Sans Mono'" style:font-family-asian="'DejaVu Sans Mono'" style:font-family-complex="'DejaVu Sans Mono'" fo:background-color="transparent" fo:color="#000080"/>
    </style:style>
    <style:style style:name="T4309" style:family="text">
      <style:text-properties fo:font-size="10.00pt" fo:font-weight="normal" fo:font-family="'DejaVu Sans Mono'" style:font-family-asian="'DejaVu Sans Mono'" style:font-family-complex="'DejaVu Sans Mono'" fo:background-color="transparent" style:use-window-font-color="true"/>
    </style:style>
    <style:style style:name="T4310" style:family="text">
      <style:text-properties fo:font-size="10.00pt" fo:font-weight="normal" fo:font-family="'DejaVu Sans Mono'" style:font-family-asian="'DejaVu Sans Mono'" style:font-family-complex="'DejaVu Sans Mono'" fo:background-color="transparent" fo:color="#000080"/>
    </style:style>
    <style:style style:name="T4311" style:family="text">
      <style:text-properties fo:font-size="10.00pt" fo:font-weight="normal" fo:font-family="'DejaVu Sans Mono'" style:font-family-asian="'DejaVu Sans Mono'" style:font-family-complex="'DejaVu Sans Mono'" fo:background-color="transparent" style:use-window-font-color="true"/>
    </style:style>
    <style:style style:name="T4312" style:family="text">
      <style:text-properties fo:font-size="10.00pt" fo:font-weight="bold" fo:font-family="'DejaVu Sans Mono'" style:font-family-asian="'DejaVu Sans Mono'" style:font-family-complex="'DejaVu Sans Mono'" fo:background-color="transparent" fo:color="#000080"/>
    </style:style>
    <style:style style:name="T4313" style:family="text">
      <style:text-properties fo:font-size="10.00pt" fo:font-weight="normal" fo:font-family="'DejaVu Sans Mono'" style:font-family-asian="'DejaVu Sans Mono'" style:font-family-complex="'DejaVu Sans Mono'" fo:background-color="transparent" style:use-window-font-color="true"/>
    </style:style>
    <style:style style:name="T4314" style:family="text">
      <style:text-properties fo:font-size="10.00pt" fo:font-weight="bold" fo:font-family="'DejaVu Sans Mono'" style:font-family-asian="'DejaVu Sans Mono'" style:font-family-complex="'DejaVu Sans Mono'" fo:background-color="transparent" fo:color="#000080"/>
    </style:style>
    <style:style style:name="T4315" style:family="text">
      <style:text-properties fo:font-size="10.00pt" fo:font-weight="normal" fo:font-family="'DejaVu Sans Mono'" style:font-family-asian="'DejaVu Sans Mono'" style:font-family-complex="'DejaVu Sans Mono'" fo:background-color="transparent" style:use-window-font-color="true"/>
    </style:style>
    <style:style style:name="T4316" style:family="text">
      <style:text-properties fo:font-size="10.00pt" fo:font-weight="bold" fo:font-family="'DejaVu Sans Mono'" style:font-family-asian="'DejaVu Sans Mono'" style:font-family-complex="'DejaVu Sans Mono'" fo:background-color="transparent" fo:color="#000080"/>
    </style:style>
    <style:style style:name="T4317" style:family="text">
      <style:text-properties fo:font-size="10.00pt" fo:font-weight="normal" fo:font-family="'DejaVu Sans Mono'" style:font-family-asian="'DejaVu Sans Mono'" style:font-family-complex="'DejaVu Sans Mono'" fo:background-color="transparent" style:use-window-font-color="true"/>
    </style:style>
    <style:style style:name="T4318" style:family="text">
      <style:text-properties fo:font-size="10.00pt" fo:font-weight="normal" fo:font-family="'DejaVu Sans Mono'" style:font-family-asian="'DejaVu Sans Mono'" style:font-family-complex="'DejaVu Sans Mono'" fo:background-color="transparent" fo:color="#000080"/>
    </style:style>
    <style:style style:name="T4319" style:family="text">
      <style:text-properties fo:font-size="10.00pt" fo:font-weight="normal" fo:font-family="'DejaVu Sans Mono'" style:font-family-asian="'DejaVu Sans Mono'" style:font-family-complex="'DejaVu Sans Mono'" fo:background-color="transparent" style:use-window-font-color="true"/>
    </style:style>
    <style:style style:name="T4320" style:family="text">
      <style:text-properties fo:font-size="10.00pt" fo:font-weight="bold" fo:font-family="'DejaVu Sans Mono'" style:font-family-asian="'DejaVu Sans Mono'" style:font-family-complex="'DejaVu Sans Mono'" fo:background-color="transparent" fo:color="#000080"/>
    </style:style>
    <style:style style:name="T4321" style:family="text">
      <style:text-properties fo:font-size="10.00pt" fo:font-weight="normal" fo:font-family="'DejaVu Sans Mono'" style:font-family-asian="'DejaVu Sans Mono'" style:font-family-complex="'DejaVu Sans Mono'" fo:background-color="transparent" style:use-window-font-color="true"/>
    </style:style>
    <style:style style:name="T4322" style:family="text">
      <style:text-properties fo:font-size="10.00pt" fo:font-weight="bold" fo:font-family="'DejaVu Sans Mono'" style:font-family-asian="'DejaVu Sans Mono'" style:font-family-complex="'DejaVu Sans Mono'" fo:background-color="transparent" fo:color="#000080"/>
    </style:style>
    <style:style style:name="T4323" style:family="text">
      <style:text-properties fo:font-size="10.00pt" fo:font-weight="normal" fo:font-family="'DejaVu Sans Mono'" style:font-family-asian="'DejaVu Sans Mono'" style:font-family-complex="'DejaVu Sans Mono'" fo:background-color="transparent" style:use-window-font-color="true"/>
    </style:style>
    <style:style style:name="T4324" style:family="text">
      <style:text-properties fo:font-size="10.00pt" fo:font-weight="normal" fo:font-family="'DejaVu Sans Mono'" style:font-family-asian="'DejaVu Sans Mono'" style:font-family-complex="'DejaVu Sans Mono'" fo:background-color="transparent" fo:color="#000080"/>
    </style:style>
    <style:style style:name="T4325" style:family="text">
      <style:text-properties fo:font-size="10.00pt" fo:font-weight="normal" fo:font-family="'DejaVu Sans Mono'" style:font-family-asian="'DejaVu Sans Mono'" style:font-family-complex="'DejaVu Sans Mono'" fo:background-color="transparent" style:use-window-font-color="true"/>
    </style:style>
    <style:style style:name="T4326" style:family="text">
      <style:text-properties fo:font-size="10.00pt" fo:font-weight="bold" fo:font-family="'DejaVu Sans Mono'" style:font-family-asian="'DejaVu Sans Mono'" style:font-family-complex="'DejaVu Sans Mono'" fo:background-color="transparent" fo:color="#000080"/>
    </style:style>
    <style:style style:name="T4327" style:family="text">
      <style:text-properties fo:font-size="10.00pt" fo:font-weight="normal" fo:font-family="'DejaVu Sans Mono'" style:font-family-asian="'DejaVu Sans Mono'" style:font-family-complex="'DejaVu Sans Mono'" fo:background-color="transparent" style:use-window-font-color="true"/>
    </style:style>
    <style:style style:name="T4328" style:family="text">
      <style:text-properties fo:font-size="10.00pt" fo:font-weight="bold" fo:font-family="'DejaVu Sans Mono'" style:font-family-asian="'DejaVu Sans Mono'" style:font-family-complex="'DejaVu Sans Mono'" fo:background-color="transparent" fo:color="#000080"/>
    </style:style>
    <style:style style:name="T4329" style:family="text">
      <style:text-properties fo:font-size="10.00pt" fo:font-weight="normal" fo:font-family="'DejaVu Sans Mono'" style:font-family-asian="'DejaVu Sans Mono'" style:font-family-complex="'DejaVu Sans Mono'" fo:background-color="transparent" style:use-window-font-color="true"/>
    </style:style>
    <style:style style:name="T4330" style:family="text">
      <style:text-properties fo:font-size="10.00pt" fo:font-weight="normal" fo:font-family="'DejaVu Sans Mono'" style:font-family-asian="'DejaVu Sans Mono'" style:font-family-complex="'DejaVu Sans Mono'" fo:background-color="transparent" fo:color="#000080"/>
    </style:style>
    <style:style style:name="T4331" style:family="text">
      <style:text-properties fo:font-size="10.00pt" fo:font-weight="normal" fo:font-family="'DejaVu Sans Mono'" style:font-family-asian="'DejaVu Sans Mono'" style:font-family-complex="'DejaVu Sans Mono'" fo:background-color="transparent" style:use-window-font-color="true"/>
    </style:style>
    <style:style style:name="T4332" style:family="text">
      <style:text-properties fo:font-size="10.00pt" fo:font-weight="bold" fo:font-family="'DejaVu Sans Mono'" style:font-family-asian="'DejaVu Sans Mono'" style:font-family-complex="'DejaVu Sans Mono'" fo:background-color="transparent" fo:color="#000080"/>
    </style:style>
    <style:style style:name="T4333" style:family="text">
      <style:text-properties fo:font-size="10.00pt" fo:font-weight="normal" fo:font-family="'DejaVu Sans Mono'" style:font-family-asian="'DejaVu Sans Mono'" style:font-family-complex="'DejaVu Sans Mono'" fo:background-color="transparent" style:use-window-font-color="true"/>
    </style:style>
    <style:style style:name="T4334" style:family="text">
      <style:text-properties fo:font-size="10.00pt" fo:font-weight="bold" fo:font-family="'DejaVu Sans Mono'" style:font-family-asian="'DejaVu Sans Mono'" style:font-family-complex="'DejaVu Sans Mono'" fo:background-color="transparent" fo:color="#000080"/>
    </style:style>
    <style:style style:name="T4335" style:family="text">
      <style:text-properties fo:font-size="10.00pt" fo:font-weight="normal" fo:font-family="'DejaVu Sans Mono'" style:font-family-asian="'DejaVu Sans Mono'" style:font-family-complex="'DejaVu Sans Mono'" fo:background-color="transparent" style:use-window-font-color="true"/>
    </style:style>
    <style:style style:name="T4336" style:family="text">
      <style:text-properties fo:font-size="10.00pt" fo:font-weight="normal" fo:font-family="'DejaVu Sans Mono'" style:font-family-asian="'DejaVu Sans Mono'" style:font-family-complex="'DejaVu Sans Mono'" fo:background-color="transparent" fo:color="#000080"/>
    </style:style>
    <style:style style:name="T4337" style:family="text">
      <style:text-properties fo:font-size="10.00pt" fo:font-weight="normal" fo:font-family="'DejaVu Sans Mono'" style:font-family-asian="'DejaVu Sans Mono'" style:font-family-complex="'DejaVu Sans Mono'" fo:background-color="transparent" style:use-window-font-color="true"/>
    </style:style>
    <style:style style:name="T4338" style:family="text">
      <style:text-properties fo:font-size="10.00pt" fo:font-weight="normal" fo:font-family="'DejaVu Sans Mono'" style:font-family-asian="'DejaVu Sans Mono'" style:font-family-complex="'DejaVu Sans Mono'" fo:background-color="transparent" fo:color="#000080"/>
    </style:style>
    <style:style style:name="T4339" style:family="text">
      <style:text-properties fo:font-size="10.00pt" fo:font-weight="normal" fo:font-family="'DejaVu Sans Mono'" style:font-family-asian="'DejaVu Sans Mono'" style:font-family-complex="'DejaVu Sans Mono'" fo:background-color="transparent" style:use-window-font-color="true"/>
    </style:style>
    <style:style style:name="T4340" style:family="text">
      <style:text-properties fo:font-size="10.00pt" fo:font-weight="bold" fo:font-family="'DejaVu Sans Mono'" style:font-family-asian="'DejaVu Sans Mono'" style:font-family-complex="'DejaVu Sans Mono'" fo:background-color="transparent" fo:color="#000080"/>
    </style:style>
    <style:style style:name="T4341" style:family="text">
      <style:text-properties fo:font-size="10.00pt" fo:font-weight="normal" fo:font-family="'DejaVu Sans Mono'" style:font-family-asian="'DejaVu Sans Mono'" style:font-family-complex="'DejaVu Sans Mono'" fo:background-color="transparent" style:use-window-font-color="true"/>
    </style:style>
    <style:style style:name="T4342" style:family="text">
      <style:text-properties fo:font-size="10.00pt" fo:font-weight="bold" fo:font-family="'DejaVu Sans Mono'" style:font-family-asian="'DejaVu Sans Mono'" style:font-family-complex="'DejaVu Sans Mono'" fo:background-color="transparent" fo:color="#000080"/>
    </style:style>
    <style:style style:name="T4343" style:family="text">
      <style:text-properties fo:font-size="10.00pt" fo:font-weight="normal" fo:font-family="'DejaVu Sans Mono'" style:font-family-asian="'DejaVu Sans Mono'" style:font-family-complex="'DejaVu Sans Mono'" fo:background-color="transparent" style:use-window-font-color="true"/>
    </style:style>
    <style:style style:name="T4344" style:family="text">
      <style:text-properties fo:font-size="10.00pt" fo:font-weight="normal" fo:font-family="'DejaVu Sans Mono'" style:font-family-asian="'DejaVu Sans Mono'" style:font-family-complex="'DejaVu Sans Mono'" fo:background-color="transparent" fo:color="#000080"/>
    </style:style>
    <style:style style:name="T4345" style:family="text">
      <style:text-properties fo:font-size="10.00pt" fo:font-weight="normal" fo:font-family="'DejaVu Sans Mono'" style:font-family-asian="'DejaVu Sans Mono'" style:font-family-complex="'DejaVu Sans Mono'" fo:background-color="transparent" style:use-window-font-color="true"/>
    </style:style>
    <style:style style:name="T4346" style:family="text">
      <style:text-properties fo:font-size="10.00pt" fo:font-weight="bold" fo:font-family="'DejaVu Sans Mono'" style:font-family-asian="'DejaVu Sans Mono'" style:font-family-complex="'DejaVu Sans Mono'" fo:background-color="transparent" fo:color="#000080"/>
    </style:style>
    <style:style style:name="T4347" style:family="text">
      <style:text-properties fo:font-size="10.00pt" fo:font-weight="normal" fo:font-family="'DejaVu Sans Mono'" style:font-family-asian="'DejaVu Sans Mono'" style:font-family-complex="'DejaVu Sans Mono'" fo:background-color="transparent" style:use-window-font-color="true"/>
    </style:style>
    <style:style style:name="T4348" style:family="text">
      <style:text-properties fo:font-size="10.00pt" fo:font-weight="bold" fo:font-family="'DejaVu Sans Mono'" style:font-family-asian="'DejaVu Sans Mono'" style:font-family-complex="'DejaVu Sans Mono'" fo:background-color="transparent" fo:color="#000080"/>
    </style:style>
    <style:style style:name="T4349" style:family="text">
      <style:text-properties fo:font-size="10.00pt" fo:font-weight="normal" fo:font-family="'DejaVu Sans Mono'" style:font-family-asian="'DejaVu Sans Mono'" style:font-family-complex="'DejaVu Sans Mono'" fo:background-color="transparent" style:use-window-font-color="true"/>
    </style:style>
    <style:style style:name="T4350" style:family="text">
      <style:text-properties fo:font-size="10.00pt" fo:font-weight="normal" fo:font-family="'DejaVu Sans Mono'" style:font-family-asian="'DejaVu Sans Mono'" style:font-family-complex="'DejaVu Sans Mono'" fo:background-color="transparent" fo:color="#000080"/>
    </style:style>
    <style:style style:name="T4351" style:family="text">
      <style:text-properties fo:font-size="10.00pt" fo:font-weight="normal" fo:font-family="'DejaVu Sans Mono'" style:font-family-asian="'DejaVu Sans Mono'" style:font-family-complex="'DejaVu Sans Mono'" fo:background-color="transparent" style:use-window-font-color="true"/>
    </style:style>
    <style:style style:name="T4352" style:family="text">
      <style:text-properties fo:font-size="10.00pt" fo:font-weight="bold" fo:font-family="'DejaVu Sans Mono'" style:font-family-asian="'DejaVu Sans Mono'" style:font-family-complex="'DejaVu Sans Mono'" fo:background-color="transparent" fo:color="#000080"/>
    </style:style>
    <style:style style:name="T4353" style:family="text">
      <style:text-properties fo:font-size="10.00pt" fo:font-weight="normal" fo:font-family="'DejaVu Sans Mono'" style:font-family-asian="'DejaVu Sans Mono'" style:font-family-complex="'DejaVu Sans Mono'" fo:background-color="transparent" style:use-window-font-color="true"/>
    </style:style>
    <style:style style:name="T4354" style:family="text">
      <style:text-properties fo:font-size="10.00pt" fo:font-weight="bold" fo:font-family="'DejaVu Sans Mono'" style:font-family-asian="'DejaVu Sans Mono'" style:font-family-complex="'DejaVu Sans Mono'" fo:background-color="transparent" fo:color="#000080"/>
    </style:style>
    <style:style style:name="T4355" style:family="text">
      <style:text-properties fo:font-size="10.00pt" fo:font-weight="normal" fo:font-family="'DejaVu Sans Mono'" style:font-family-asian="'DejaVu Sans Mono'" style:font-family-complex="'DejaVu Sans Mono'" fo:background-color="transparent" style:use-window-font-color="true"/>
    </style:style>
    <style:style style:name="T4356" style:family="text">
      <style:text-properties fo:font-size="10.00pt" fo:font-weight="bold" fo:font-family="'DejaVu Sans Mono'" style:font-family-asian="'DejaVu Sans Mono'" style:font-family-complex="'DejaVu Sans Mono'" fo:background-color="transparent" fo:color="#000080"/>
    </style:style>
    <style:style style:name="T4357" style:family="text">
      <style:text-properties fo:font-size="10.00pt" fo:font-weight="normal" fo:font-family="'DejaVu Sans Mono'" style:font-family-asian="'DejaVu Sans Mono'" style:font-family-complex="'DejaVu Sans Mono'" fo:background-color="transparent" style:use-window-font-color="true"/>
    </style:style>
    <style:style style:name="T4358" style:family="text">
      <style:text-properties fo:font-size="10.00pt" fo:font-weight="normal" fo:font-family="'DejaVu Sans Mono'" style:font-family-asian="'DejaVu Sans Mono'" style:font-family-complex="'DejaVu Sans Mono'" fo:background-color="transparent" fo:color="#000080"/>
    </style:style>
    <style:style style:name="T4359" style:family="text">
      <style:text-properties fo:font-size="10.00pt" fo:font-weight="normal" fo:font-family="'DejaVu Sans Mono'" style:font-family-asian="'DejaVu Sans Mono'" style:font-family-complex="'DejaVu Sans Mono'" fo:background-color="transparent" style:use-window-font-color="true"/>
    </style:style>
    <style:style style:name="T4360" style:family="text">
      <style:text-properties fo:font-size="10.00pt" fo:font-weight="normal" fo:font-family="'DejaVu Sans Mono'" style:font-family-asian="'DejaVu Sans Mono'" style:font-family-complex="'DejaVu Sans Mono'" fo:background-color="transparent" fo:color="#000080"/>
    </style:style>
    <style:style style:name="T4361" style:family="text">
      <style:text-properties fo:font-size="10.00pt" fo:font-weight="normal" fo:font-family="'DejaVu Sans Mono'" style:font-family-asian="'DejaVu Sans Mono'" style:font-family-complex="'DejaVu Sans Mono'" fo:background-color="transparent" style:use-window-font-color="true"/>
    </style:style>
    <style:style style:name="T4362" style:family="text">
      <style:text-properties fo:font-size="10.00pt" fo:font-weight="normal" fo:font-family="'DejaVu Sans Mono'" style:font-family-asian="'DejaVu Sans Mono'" style:font-family-complex="'DejaVu Sans Mono'" fo:background-color="transparent" fo:color="#000080"/>
    </style:style>
    <style:style style:name="T4363" style:family="text">
      <style:text-properties fo:font-size="10.00pt" fo:font-weight="normal" fo:font-family="'DejaVu Sans Mono'" style:font-family-asian="'DejaVu Sans Mono'" style:font-family-complex="'DejaVu Sans Mono'" fo:background-color="transparent" style:use-window-font-color="true"/>
    </style:style>
    <style:style style:name="T4364" style:family="text">
      <style:text-properties fo:font-size="10.00pt" fo:font-weight="bold" fo:font-family="'DejaVu Sans Mono'" style:font-family-asian="'DejaVu Sans Mono'" style:font-family-complex="'DejaVu Sans Mono'" fo:background-color="transparent" fo:color="#000080"/>
    </style:style>
    <style:style style:name="T4365" style:family="text">
      <style:text-properties fo:font-size="10.00pt" fo:font-weight="normal" fo:font-family="'DejaVu Sans Mono'" style:font-family-asian="'DejaVu Sans Mono'" style:font-family-complex="'DejaVu Sans Mono'" fo:background-color="transparent" style:use-window-font-color="true"/>
    </style:style>
    <style:style style:name="T4366" style:family="text">
      <style:text-properties fo:font-size="10.00pt" fo:font-weight="bold" fo:font-family="'DejaVu Sans Mono'" style:font-family-asian="'DejaVu Sans Mono'" style:font-family-complex="'DejaVu Sans Mono'" fo:background-color="transparent" fo:color="#000080"/>
    </style:style>
    <style:style style:name="T4367" style:family="text">
      <style:text-properties fo:font-size="10.00pt" fo:font-weight="normal" fo:font-family="'DejaVu Sans Mono'" style:font-family-asian="'DejaVu Sans Mono'" style:font-family-complex="'DejaVu Sans Mono'" fo:background-color="transparent" style:use-window-font-color="true"/>
    </style:style>
    <style:style style:name="T4368" style:family="text">
      <style:text-properties fo:font-size="10.00pt" fo:font-weight="normal" fo:font-family="'DejaVu Sans Mono'" style:font-family-asian="'DejaVu Sans Mono'" style:font-family-complex="'DejaVu Sans Mono'" fo:background-color="transparent" fo:color="#000080"/>
    </style:style>
    <style:style style:name="T4369" style:family="text">
      <style:text-properties fo:font-size="10.00pt" fo:font-weight="normal" fo:font-family="'DejaVu Sans Mono'" style:font-family-asian="'DejaVu Sans Mono'" style:font-family-complex="'DejaVu Sans Mono'" fo:background-color="transparent" style:use-window-font-color="true"/>
    </style:style>
    <style:style style:name="T4370" style:family="text">
      <style:text-properties fo:font-size="10.00pt" fo:font-weight="normal" fo:font-family="'DejaVu Sans Mono'" style:font-family-asian="'DejaVu Sans Mono'" style:font-family-complex="'DejaVu Sans Mono'" fo:background-color="transparent" fo:color="#000080"/>
    </style:style>
    <style:style style:name="T4371" style:family="text">
      <style:text-properties fo:font-size="10.00pt" fo:font-weight="normal" fo:font-family="'DejaVu Sans Mono'" style:font-family-asian="'DejaVu Sans Mono'" style:font-family-complex="'DejaVu Sans Mono'" fo:background-color="transparent" style:use-window-font-color="true"/>
    </style:style>
    <style:style style:name="T4372" style:family="text">
      <style:text-properties fo:font-size="10.00pt" fo:font-weight="normal" fo:font-family="'DejaVu Sans Mono'" style:font-family-asian="'DejaVu Sans Mono'" style:font-family-complex="'DejaVu Sans Mono'" fo:background-color="transparent" fo:color="#000080"/>
    </style:style>
    <style:style style:name="T4373" style:family="text">
      <style:text-properties fo:font-size="10.00pt" fo:font-weight="normal" fo:font-family="'DejaVu Sans Mono'" style:font-family-asian="'DejaVu Sans Mono'" style:font-family-complex="'DejaVu Sans Mono'" fo:background-color="transparent" style:use-window-font-color="true"/>
    </style:style>
    <style:style style:name="T4374" style:family="text">
      <style:text-properties fo:font-size="10.00pt" fo:font-weight="bold" fo:font-family="'DejaVu Sans Mono'" style:font-family-asian="'DejaVu Sans Mono'" style:font-family-complex="'DejaVu Sans Mono'" fo:background-color="transparent" fo:color="#000080"/>
    </style:style>
    <style:style style:name="T4375" style:family="text">
      <style:text-properties fo:font-size="10.00pt" fo:font-weight="normal" fo:font-family="'DejaVu Sans Mono'" style:font-family-asian="'DejaVu Sans Mono'" style:font-family-complex="'DejaVu Sans Mono'" fo:background-color="transparent" style:use-window-font-color="true"/>
    </style:style>
    <style:style style:name="T4376" style:family="text">
      <style:text-properties fo:font-size="10.00pt" fo:font-weight="bold" fo:font-family="'DejaVu Sans Mono'" style:font-family-asian="'DejaVu Sans Mono'" style:font-family-complex="'DejaVu Sans Mono'" fo:background-color="transparent" fo:color="#000080"/>
    </style:style>
    <style:style style:name="T4377" style:family="text">
      <style:text-properties fo:font-size="10.00pt" fo:font-weight="normal" fo:font-family="'DejaVu Sans Mono'" style:font-family-asian="'DejaVu Sans Mono'" style:font-family-complex="'DejaVu Sans Mono'" fo:background-color="transparent" style:use-window-font-color="true"/>
    </style:style>
    <style:style style:name="T4378" style:family="text">
      <style:text-properties fo:font-size="10.00pt" fo:font-weight="normal" fo:font-family="'DejaVu Sans Mono'" style:font-family-asian="'DejaVu Sans Mono'" style:font-family-complex="'DejaVu Sans Mono'" fo:background-color="transparent" fo:color="#000080"/>
    </style:style>
    <style:style style:name="T4379" style:family="text">
      <style:text-properties fo:font-size="10.00pt" fo:font-weight="normal" fo:font-family="'DejaVu Sans Mono'" style:font-family-asian="'DejaVu Sans Mono'" style:font-family-complex="'DejaVu Sans Mono'" fo:background-color="transparent" style:use-window-font-color="true"/>
    </style:style>
    <style:style style:name="T4380" style:family="text">
      <style:text-properties fo:font-size="10.00pt" fo:font-weight="normal" fo:font-family="'DejaVu Sans Mono'" style:font-family-asian="'DejaVu Sans Mono'" style:font-family-complex="'DejaVu Sans Mono'" fo:background-color="transparent" fo:color="#000080"/>
    </style:style>
    <style:style style:name="T4381" style:family="text">
      <style:text-properties fo:font-size="10.00pt" fo:font-weight="normal" fo:font-family="'DejaVu Sans Mono'" style:font-family-asian="'DejaVu Sans Mono'" style:font-family-complex="'DejaVu Sans Mono'" fo:background-color="transparent" fo:color="#006400"/>
    </style:style>
    <style:style style:name="T4382" style:family="text">
      <style:text-properties fo:font-size="10.00pt" fo:font-weight="normal" fo:font-family="'DejaVu Sans Mono'" style:font-family-asian="'DejaVu Sans Mono'" style:font-family-complex="'DejaVu Sans Mono'" fo:background-color="transparent" style:use-window-font-color="true"/>
    </style:style>
    <style:style style:name="T4383" style:family="text">
      <style:text-properties fo:font-size="10.00pt" fo:font-weight="normal" fo:font-family="'DejaVu Sans Mono'" style:font-family-asian="'DejaVu Sans Mono'" style:font-family-complex="'DejaVu Sans Mono'" fo:background-color="transparent" fo:color="#006400"/>
    </style:style>
    <style:style style:name="T4384" style:family="text">
      <style:text-properties fo:font-size="10.00pt" fo:font-weight="bold" fo:font-family="'DejaVu Sans Mono'" style:font-family-asian="'DejaVu Sans Mono'" style:font-family-complex="'DejaVu Sans Mono'" fo:background-color="transparent" fo:color="#000080"/>
    </style:style>
    <style:style style:name="T4385" style:family="text">
      <style:text-properties fo:font-size="10.00pt" fo:font-weight="normal" fo:font-family="'DejaVu Sans Mono'" style:font-family-asian="'DejaVu Sans Mono'" style:font-family-complex="'DejaVu Sans Mono'" fo:background-color="transparent" style:use-window-font-color="true"/>
    </style:style>
    <style:style style:name="T4386" style:family="text">
      <style:text-properties fo:font-size="10.00pt" fo:font-weight="normal" fo:font-family="'DejaVu Sans Mono'" style:font-family-asian="'DejaVu Sans Mono'" style:font-family-complex="'DejaVu Sans Mono'" fo:background-color="transparent" fo:color="#006400"/>
    </style:style>
    <style:style style:name="T4387" style:family="text">
      <style:text-properties fo:font-size="10.00pt" fo:font-weight="bold" fo:font-family="'DejaVu Sans Mono'" style:font-family-asian="'DejaVu Sans Mono'" style:font-family-complex="'DejaVu Sans Mono'" fo:background-color="transparent" fo:color="#000080"/>
    </style:style>
    <style:style style:name="T4388" style:family="text">
      <style:text-properties fo:font-size="10.00pt" fo:font-weight="normal" fo:font-family="'DejaVu Sans Mono'" style:font-family-asian="'DejaVu Sans Mono'" style:font-family-complex="'DejaVu Sans Mono'" fo:background-color="transparent" style:use-window-font-color="true"/>
    </style:style>
    <style:style style:name="T4389" style:family="text">
      <style:text-properties fo:font-size="10.00pt" fo:font-weight="bold" fo:font-family="'DejaVu Sans Mono'" style:font-family-asian="'DejaVu Sans Mono'" style:font-family-complex="'DejaVu Sans Mono'" fo:background-color="transparent" fo:color="#000080"/>
    </style:style>
    <style:style style:name="T4390" style:family="text">
      <style:text-properties fo:font-size="10.00pt" fo:font-weight="normal" fo:font-family="'DejaVu Sans Mono'" style:font-family-asian="'DejaVu Sans Mono'" style:font-family-complex="'DejaVu Sans Mono'" fo:background-color="transparent" style:use-window-font-color="true"/>
    </style:style>
    <style:style style:name="T4391" style:family="text">
      <style:text-properties fo:font-size="10.00pt" fo:font-weight="normal" fo:font-family="'DejaVu Sans Mono'" style:font-family-asian="'DejaVu Sans Mono'" style:font-family-complex="'DejaVu Sans Mono'" fo:background-color="transparent" fo:color="#000080"/>
    </style:style>
    <style:style style:name="T4392" style:family="text">
      <style:text-properties fo:font-size="10.00pt" fo:font-weight="normal" fo:font-family="'DejaVu Sans Mono'" style:font-family-asian="'DejaVu Sans Mono'" style:font-family-complex="'DejaVu Sans Mono'" fo:background-color="transparent" style:use-window-font-color="true"/>
    </style:style>
    <style:style style:name="T4393" style:family="text">
      <style:text-properties fo:font-size="10.00pt" fo:font-weight="bold" fo:font-family="'DejaVu Sans Mono'" style:font-family-asian="'DejaVu Sans Mono'" style:font-family-complex="'DejaVu Sans Mono'" fo:background-color="transparent" fo:color="#000080"/>
    </style:style>
    <style:style style:name="T4394" style:family="text">
      <style:text-properties fo:font-size="10.00pt" fo:font-weight="normal" fo:font-family="'DejaVu Sans Mono'" style:font-family-asian="'DejaVu Sans Mono'" style:font-family-complex="'DejaVu Sans Mono'" fo:background-color="transparent" style:use-window-font-color="true"/>
    </style:style>
    <style:style style:name="T4395" style:family="text">
      <style:text-properties fo:font-size="10.00pt" fo:font-weight="bold" fo:font-family="'DejaVu Sans Mono'" style:font-family-asian="'DejaVu Sans Mono'" style:font-family-complex="'DejaVu Sans Mono'" fo:background-color="transparent" fo:color="#000080"/>
    </style:style>
    <style:style style:name="T4396" style:family="text">
      <style:text-properties fo:font-size="10.00pt" fo:font-weight="normal" fo:font-family="'DejaVu Sans Mono'" style:font-family-asian="'DejaVu Sans Mono'" style:font-family-complex="'DejaVu Sans Mono'" fo:background-color="transparent" style:use-window-font-color="true"/>
    </style:style>
    <style:style style:name="T4397" style:family="text">
      <style:text-properties fo:font-size="10.00pt" fo:font-weight="bold" fo:font-family="'DejaVu Sans Mono'" style:font-family-asian="'DejaVu Sans Mono'" style:font-family-complex="'DejaVu Sans Mono'" fo:background-color="transparent" fo:color="#000080"/>
    </style:style>
    <style:style style:name="T4398" style:family="text">
      <style:text-properties fo:font-size="10.00pt" fo:font-weight="normal" fo:font-family="'DejaVu Sans Mono'" style:font-family-asian="'DejaVu Sans Mono'" style:font-family-complex="'DejaVu Sans Mono'" fo:background-color="transparent" style:use-window-font-color="true"/>
    </style:style>
    <style:style style:name="T4399" style:family="text">
      <style:text-properties fo:font-size="10.00pt" fo:font-weight="bold" fo:font-family="'DejaVu Sans Mono'" style:font-family-asian="'DejaVu Sans Mono'" style:font-family-complex="'DejaVu Sans Mono'" fo:background-color="transparent" fo:color="#000080"/>
    </style:style>
    <style:style style:name="T4400" style:family="text">
      <style:text-properties fo:font-size="10.00pt" fo:font-weight="normal" fo:font-family="'DejaVu Sans Mono'" style:font-family-asian="'DejaVu Sans Mono'" style:font-family-complex="'DejaVu Sans Mono'" fo:background-color="transparent" style:use-window-font-color="true"/>
    </style:style>
    <style:style style:name="T4401" style:family="text">
      <style:text-properties fo:font-size="10.00pt" fo:font-weight="normal" fo:font-family="'DejaVu Sans Mono'" style:font-family-asian="'DejaVu Sans Mono'" style:font-family-complex="'DejaVu Sans Mono'" fo:background-color="transparent" fo:color="#000080"/>
    </style:style>
    <style:style style:name="T4402" style:family="text">
      <style:text-properties fo:font-size="10.00pt" fo:font-weight="normal" fo:font-family="'DejaVu Sans Mono'" style:font-family-asian="'DejaVu Sans Mono'" style:font-family-complex="'DejaVu Sans Mono'" fo:background-color="transparent" style:use-window-font-color="true"/>
    </style:style>
    <style:style style:name="T4403" style:family="text">
      <style:text-properties fo:font-size="10.00pt" fo:font-weight="bold" fo:font-family="'DejaVu Sans Mono'" style:font-family-asian="'DejaVu Sans Mono'" style:font-family-complex="'DejaVu Sans Mono'" fo:background-color="transparent" fo:color="#000080"/>
    </style:style>
    <style:style style:name="T4404" style:family="text">
      <style:text-properties fo:font-size="10.00pt" fo:font-weight="normal" fo:font-family="'DejaVu Sans Mono'" style:font-family-asian="'DejaVu Sans Mono'" style:font-family-complex="'DejaVu Sans Mono'" fo:background-color="transparent" style:use-window-font-color="true"/>
    </style:style>
    <style:style style:name="T4405" style:family="text">
      <style:text-properties fo:font-size="10.00pt" fo:font-weight="normal" fo:font-family="'DejaVu Sans Mono'" style:font-family-asian="'DejaVu Sans Mono'" style:font-family-complex="'DejaVu Sans Mono'" fo:background-color="transparent" fo:color="#000080"/>
    </style:style>
    <style:style style:name="T4406" style:family="text">
      <style:text-properties fo:font-size="10.00pt" fo:font-weight="normal" fo:font-family="'DejaVu Sans Mono'" style:font-family-asian="'DejaVu Sans Mono'" style:font-family-complex="'DejaVu Sans Mono'" fo:background-color="transparent" style:use-window-font-color="true"/>
    </style:style>
    <style:style style:name="T4407" style:family="text">
      <style:text-properties fo:font-size="10.00pt" fo:font-weight="bold" fo:font-family="'DejaVu Sans Mono'" style:font-family-asian="'DejaVu Sans Mono'" style:font-family-complex="'DejaVu Sans Mono'" fo:background-color="transparent" fo:color="#000080"/>
    </style:style>
    <style:style style:name="T4408" style:family="text">
      <style:text-properties fo:font-size="10.00pt" fo:font-weight="normal" fo:font-family="'DejaVu Sans Mono'" style:font-family-asian="'DejaVu Sans Mono'" style:font-family-complex="'DejaVu Sans Mono'" fo:background-color="transparent" style:use-window-font-color="true"/>
    </style:style>
    <style:style style:name="T4409" style:family="text">
      <style:text-properties fo:font-size="10.00pt" fo:font-weight="bold" fo:font-family="'DejaVu Sans Mono'" style:font-family-asian="'DejaVu Sans Mono'" style:font-family-complex="'DejaVu Sans Mono'" fo:background-color="transparent" fo:color="#000080"/>
    </style:style>
    <style:style style:name="T4410" style:family="text">
      <style:text-properties fo:font-size="10.00pt" fo:font-weight="normal" fo:font-family="'DejaVu Sans Mono'" style:font-family-asian="'DejaVu Sans Mono'" style:font-family-complex="'DejaVu Sans Mono'" fo:background-color="transparent" style:use-window-font-color="true"/>
    </style:style>
    <style:style style:name="T4411" style:family="text">
      <style:text-properties fo:font-size="10.00pt" fo:font-weight="bold" fo:font-family="'DejaVu Sans Mono'" style:font-family-asian="'DejaVu Sans Mono'" style:font-family-complex="'DejaVu Sans Mono'" fo:background-color="transparent" fo:color="#000080"/>
    </style:style>
    <style:style style:name="T4412" style:family="text">
      <style:text-properties fo:font-size="10.00pt" fo:font-weight="normal" fo:font-family="'DejaVu Sans Mono'" style:font-family-asian="'DejaVu Sans Mono'" style:font-family-complex="'DejaVu Sans Mono'" fo:background-color="transparent" style:use-window-font-color="true"/>
    </style:style>
    <style:style style:name="T4413" style:family="text">
      <style:text-properties fo:font-size="10.00pt" fo:font-weight="normal" fo:font-family="'DejaVu Sans Mono'" style:font-family-asian="'DejaVu Sans Mono'" style:font-family-complex="'DejaVu Sans Mono'" fo:background-color="transparent" fo:color="#000080"/>
    </style:style>
    <style:style style:name="T4414" style:family="text">
      <style:text-properties fo:font-size="10.00pt" fo:font-weight="normal" fo:font-family="'DejaVu Sans Mono'" style:font-family-asian="'DejaVu Sans Mono'" style:font-family-complex="'DejaVu Sans Mono'" fo:background-color="transparent" style:use-window-font-color="true"/>
    </style:style>
    <style:style style:name="T4415" style:family="text">
      <style:text-properties fo:font-size="10.00pt" fo:font-weight="normal" fo:font-family="'DejaVu Sans Mono'" style:font-family-asian="'DejaVu Sans Mono'" style:font-family-complex="'DejaVu Sans Mono'" fo:background-color="transparent" fo:color="#000080"/>
    </style:style>
    <style:style style:name="T4416" style:family="text">
      <style:text-properties fo:font-size="10.00pt" fo:font-weight="normal" fo:font-family="'DejaVu Sans Mono'" style:font-family-asian="'DejaVu Sans Mono'" style:font-family-complex="'DejaVu Sans Mono'" fo:background-color="transparent" fo:color="#006400"/>
    </style:style>
    <style:style style:name="T4417" style:family="text">
      <style:text-properties fo:font-size="11.00pt" fo:font-weight="normal" fo:font-family="Calibri" style:font-family-asian="Calibri" style:font-family-complex="Calibri" fo:background-color="transparent" style:use-window-font-color="true"/>
    </style:style>
    <style:style style:name="T4418"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4419" style:family="text">
      <style:text-properties fo:font-size="14.00pt" style:text-position="super" fo:font-weight="bold" fo:font-family="'Liberation Sans'" style:font-family-asian="'Liberation Sans'" style:font-family-complex="'Liberation Sans'" fo:background-color="transparent" style:use-window-font-color="true" fo:font-style="italic"/>
    </style:style>
    <style:style style:name="T4420"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4421" style:family="text">
      <style:text-properties fo:font-size="10.00pt" fo:font-weight="bold" fo:font-family="Monospace" style:font-family-asian="Monospace" style:font-family-complex="Monospace" fo:background-color="transparent" fo:color="#7f0055"/>
    </style:style>
    <style:style style:name="T4422" style:family="text">
      <style:text-properties fo:font-size="10.00pt" fo:font-weight="normal" fo:font-family="Monospace" style:font-family-asian="Monospace" style:font-family-complex="Monospace" fo:background-color="transparent" fo:color="#000000"/>
    </style:style>
    <style:style style:name="T4423" style:family="text">
      <style:text-properties fo:font-size="10.00pt" fo:font-weight="bold" fo:font-family="Monospace" style:font-family-asian="Monospace" style:font-family-complex="Monospace" fo:background-color="transparent" fo:color="#7f0055"/>
    </style:style>
    <style:style style:name="T4424" style:family="text">
      <style:text-properties fo:font-size="10.00pt" fo:font-weight="normal" fo:font-family="Monospace" style:font-family-asian="Monospace" style:font-family-complex="Monospace" fo:background-color="transparent" fo:color="#000000"/>
    </style:style>
    <style:style style:name="T4425" style:family="text">
      <style:text-properties fo:font-size="10.00pt" fo:font-weight="bold" fo:font-family="Monospace" style:font-family-asian="Monospace" style:font-family-complex="Monospace" fo:background-color="transparent" fo:color="#7f0055"/>
    </style:style>
    <style:style style:name="T4426" style:family="text">
      <style:text-properties fo:font-size="10.00pt" fo:font-weight="normal" fo:font-family="Monospace" style:font-family-asian="Monospace" style:font-family-complex="Monospace" fo:background-color="transparent" fo:color="#000000"/>
    </style:style>
    <style:style style:name="T4427" style:family="text">
      <style:text-properties fo:font-size="10.00pt" fo:font-weight="bold" fo:font-family="Monospace" style:font-family-asian="Monospace" style:font-family-complex="Monospace" fo:background-color="transparent" fo:color="#7f0055"/>
    </style:style>
    <style:style style:name="T4428" style:family="text">
      <style:text-properties fo:font-size="10.00pt" fo:font-weight="normal" fo:font-family="Monospace" style:font-family-asian="Monospace" style:font-family-complex="Monospace" fo:background-color="transparent" fo:color="#000000"/>
    </style:style>
    <style:style style:name="T4429" style:family="text">
      <style:text-properties fo:font-size="10.00pt" fo:font-weight="bold" fo:font-family="Monospace" style:font-family-asian="Monospace" style:font-family-complex="Monospace" fo:background-color="transparent" fo:color="#7f0055"/>
    </style:style>
    <style:style style:name="T4430" style:family="text">
      <style:text-properties fo:font-size="10.00pt" fo:font-weight="normal" fo:font-family="Monospace" style:font-family-asian="Monospace" style:font-family-complex="Monospace" fo:background-color="transparent" fo:color="#000000"/>
    </style:style>
    <style:style style:name="T4431" style:family="text">
      <style:text-properties fo:font-size="10.00pt" fo:font-weight="bold" fo:font-family="Monospace" style:font-family-asian="Monospace" style:font-family-complex="Monospace" fo:background-color="transparent" fo:color="#7f0055"/>
    </style:style>
    <style:style style:name="T4432" style:family="text">
      <style:text-properties fo:font-size="10.00pt" fo:font-weight="normal" fo:font-family="Monospace" style:font-family-asian="Monospace" style:font-family-complex="Monospace" fo:background-color="transparent" fo:color="#000000"/>
    </style:style>
    <style:style style:name="T4433" style:family="text">
      <style:text-properties fo:font-size="10.00pt" fo:font-weight="bold" fo:font-family="Monospace" style:font-family-asian="Monospace" style:font-family-complex="Monospace" fo:background-color="transparent" fo:color="#000000"/>
    </style:style>
    <style:style style:name="T4434" style:family="text">
      <style:text-properties fo:font-size="10.00pt" fo:font-weight="normal" fo:font-family="Monospace" style:font-family-asian="Monospace" style:font-family-complex="Monospace" fo:background-color="transparent" fo:color="#000000"/>
    </style:style>
    <style:style style:name="T4435" style:family="text">
      <style:text-properties fo:font-size="10.00pt" fo:font-weight="bold" fo:font-family="Monospace" style:font-family-asian="Monospace" style:font-family-complex="Monospace" fo:background-color="transparent" fo:color="#7f0055"/>
    </style:style>
    <style:style style:name="T4436" style:family="text">
      <style:text-properties fo:font-size="10.00pt" fo:font-weight="normal" fo:font-family="Monospace" style:font-family-asian="Monospace" style:font-family-complex="Monospace" fo:background-color="transparent" fo:color="#000000"/>
    </style:style>
    <style:style style:name="T4437" style:family="text">
      <style:text-properties fo:font-size="10.00pt" fo:font-weight="bold" fo:font-family="Monospace" style:font-family-asian="Monospace" style:font-family-complex="Monospace" fo:background-color="transparent" fo:color="#7f0055"/>
    </style:style>
    <style:style style:name="T4438" style:family="text">
      <style:text-properties fo:font-size="10.00pt" fo:font-weight="normal" fo:font-family="Monospace" style:font-family-asian="Monospace" style:font-family-complex="Monospace" fo:background-color="transparent" fo:color="#000000"/>
    </style:style>
    <style:style style:name="T4439" style:family="text">
      <style:text-properties fo:font-size="10.00pt" fo:font-weight="bold" fo:font-family="Monospace" style:font-family-asian="Monospace" style:font-family-complex="Monospace" fo:background-color="transparent" fo:color="#7f0055"/>
    </style:style>
    <style:style style:name="T4440" style:family="text">
      <style:text-properties fo:font-size="10.00pt" fo:font-weight="normal" fo:font-family="Monospace" style:font-family-asian="Monospace" style:font-family-complex="Monospace" fo:background-color="transparent" fo:color="#000000"/>
    </style:style>
    <style:style style:name="T4441" style:family="text">
      <style:text-properties fo:font-size="10.00pt" fo:font-weight="normal" fo:font-family="Monospace" style:font-family-asian="Monospace" style:font-family-complex="Monospace" fo:background-color="transparent" fo:color="#3f7f5f"/>
    </style:style>
    <style:style style:name="T4442" style:family="text">
      <style:text-properties fo:font-size="10.00pt" fo:font-weight="bold" fo:font-family="Monospace" style:font-family-asian="Monospace" style:font-family-complex="Monospace" fo:background-color="transparent" fo:color="#7f0055"/>
    </style:style>
    <style:style style:name="T4443" style:family="text">
      <style:text-properties fo:font-size="10.00pt" fo:font-weight="normal" fo:font-family="Monospace" style:font-family-asian="Monospace" style:font-family-complex="Monospace" fo:background-color="transparent" fo:color="#000000"/>
    </style:style>
    <style:style style:name="T4444" style:family="text">
      <style:text-properties fo:font-size="10.00pt" fo:font-weight="bold" fo:font-family="Monospace" style:font-family-asian="Monospace" style:font-family-complex="Monospace" fo:background-color="transparent" fo:color="#000000"/>
    </style:style>
    <style:style style:name="T4445" style:family="text">
      <style:text-properties fo:font-size="10.00pt" fo:font-weight="normal" fo:font-family="Monospace" style:font-family-asian="Monospace" style:font-family-complex="Monospace" fo:background-color="transparent" fo:color="#000000"/>
    </style:style>
    <style:style style:name="T4446" style:family="text">
      <style:text-properties fo:font-size="10.00pt" fo:font-weight="bold" fo:font-family="Monospace" style:font-family-asian="Monospace" style:font-family-complex="Monospace" fo:background-color="transparent" fo:color="#7f0055"/>
    </style:style>
    <style:style style:name="T4447" style:family="text">
      <style:text-properties fo:font-size="10.00pt" fo:font-weight="normal" fo:font-family="Monospace" style:font-family-asian="Monospace" style:font-family-complex="Monospace" fo:background-color="transparent" fo:color="#000000"/>
    </style:style>
    <style:style style:name="T4448" style:family="text">
      <style:text-properties fo:font-size="10.00pt" fo:font-weight="bold" fo:font-family="Monospace" style:font-family-asian="Monospace" style:font-family-complex="Monospace" fo:background-color="transparent" fo:color="#642880"/>
    </style:style>
    <style:style style:name="T4449" style:family="text">
      <style:text-properties fo:font-size="10.00pt" fo:font-weight="normal" fo:font-family="Monospace" style:font-family-asian="Monospace" style:font-family-complex="Monospace" fo:background-color="transparent" fo:color="#000000"/>
    </style:style>
    <style:style style:name="T4450" style:family="text">
      <style:text-properties fo:font-size="10.00pt" fo:font-weight="bold" fo:font-family="Monospace" style:font-family-asian="Monospace" style:font-family-complex="Monospace" fo:background-color="transparent" fo:color="#7f0055"/>
    </style:style>
    <style:style style:name="T4451" style:family="text">
      <style:text-properties fo:font-size="10.00pt" fo:font-weight="normal" fo:font-family="Monospace" style:font-family-asian="Monospace" style:font-family-complex="Monospace" fo:background-color="transparent" fo:color="#000000"/>
    </style:style>
    <style:style style:name="T4452" style:family="text">
      <style:text-properties fo:font-size="10.00pt" fo:font-weight="bold" fo:font-family="Monospace" style:font-family-asian="Monospace" style:font-family-complex="Monospace" fo:background-color="transparent" fo:color="#7f0055"/>
    </style:style>
    <style:style style:name="T4453" style:family="text">
      <style:text-properties fo:font-size="10.00pt" fo:font-weight="normal" fo:font-family="Monospace" style:font-family-asian="Monospace" style:font-family-complex="Monospace" fo:background-color="transparent" fo:color="#000000"/>
    </style:style>
    <style:style style:name="T4454" style:family="text">
      <style:text-properties fo:font-size="10.00pt" fo:font-weight="bold" fo:font-family="Monospace" style:font-family-asian="Monospace" style:font-family-complex="Monospace" fo:background-color="transparent" fo:color="#7f0055"/>
    </style:style>
    <style:style style:name="T4455" style:family="text">
      <style:text-properties fo:font-size="10.00pt" fo:font-weight="normal" fo:font-family="Monospace" style:font-family-asian="Monospace" style:font-family-complex="Monospace" fo:background-color="transparent" fo:color="#000000"/>
    </style:style>
    <style:style style:name="T4456" style:family="text">
      <style:text-properties fo:font-size="10.00pt" fo:font-weight="bold" fo:font-family="Monospace" style:font-family-asian="Monospace" style:font-family-complex="Monospace" fo:background-color="transparent" fo:color="#7f0055"/>
    </style:style>
    <style:style style:name="T4457" style:family="text">
      <style:text-properties fo:font-size="10.00pt" fo:font-weight="normal" fo:font-family="Monospace" style:font-family-asian="Monospace" style:font-family-complex="Monospace" fo:background-color="transparent" fo:color="#000000"/>
    </style:style>
    <style:style style:name="T4458" style:family="text">
      <style:text-properties fo:font-size="10.00pt" fo:font-weight="bold" fo:font-family="Monospace" style:font-family-asian="Monospace" style:font-family-complex="Monospace" fo:background-color="transparent" fo:color="#7f0055"/>
    </style:style>
    <style:style style:name="T4459" style:family="text">
      <style:text-properties fo:font-size="10.00pt" fo:font-weight="normal" fo:font-family="Monospace" style:font-family-asian="Monospace" style:font-family-complex="Monospace" fo:background-color="transparent" fo:color="#000000"/>
    </style:style>
    <style:style style:name="T4460" style:family="text">
      <style:text-properties fo:font-size="10.00pt" fo:font-weight="bold" fo:font-family="Monospace" style:font-family-asian="Monospace" style:font-family-complex="Monospace" fo:background-color="transparent" fo:color="#7f0055"/>
    </style:style>
    <style:style style:name="T4461" style:family="text">
      <style:text-properties fo:font-size="10.00pt" fo:font-weight="normal" fo:font-family="Monospace" style:font-family-asian="Monospace" style:font-family-complex="Monospace" fo:background-color="transparent" fo:color="#000000"/>
    </style:style>
    <style:style style:name="T4462" style:family="text">
      <style:text-properties fo:font-size="10.00pt" fo:font-weight="normal" fo:font-family="Monospace" style:font-family-asian="Monospace" style:font-family-complex="Monospace" fo:background-color="transparent" fo:color="#3f7f5f"/>
    </style:style>
    <style:style style:name="T4463" style:family="text">
      <style:text-properties fo:font-size="10.00pt" fo:font-weight="normal" fo:font-family="Monospace" style:font-family-asian="Monospace" style:font-family-complex="Monospace" fo:background-color="transparent" fo:color="#000000"/>
    </style:style>
    <style:style style:name="T4464" style:family="text">
      <style:text-properties fo:font-size="10.00pt" fo:font-weight="bold" fo:font-family="Monospace" style:font-family-asian="Monospace" style:font-family-complex="Monospace" fo:background-color="transparent" fo:color="#7f0055"/>
    </style:style>
    <style:style style:name="T4465" style:family="text">
      <style:text-properties fo:font-size="10.00pt" fo:font-weight="normal" fo:font-family="Monospace" style:font-family-asian="Monospace" style:font-family-complex="Monospace" fo:background-color="transparent" fo:color="#000000"/>
    </style:style>
    <style:style style:name="T4466" style:family="text">
      <style:text-properties fo:font-size="10.00pt" fo:font-weight="normal" fo:font-family="Monospace" style:font-family-asian="Monospace" style:font-family-complex="Monospace" fo:background-color="transparent" fo:color="#3f7f5f"/>
    </style:style>
    <style:style style:name="T4467" style:family="text">
      <style:text-properties fo:font-size="10.00pt" fo:font-weight="normal" fo:font-family="Monospace" style:font-family-asian="Monospace" style:font-family-complex="Monospace" fo:background-color="transparent" fo:color="#000000"/>
    </style:style>
    <style:style style:name="T4468" style:family="text">
      <style:text-properties fo:font-size="10.00pt" fo:font-weight="bold" fo:font-family="Monospace" style:font-family-asian="Monospace" style:font-family-complex="Monospace" fo:background-color="transparent" fo:color="#7f0055"/>
    </style:style>
    <style:style style:name="T4469" style:family="text">
      <style:text-properties fo:font-size="10.00pt" fo:font-weight="normal" fo:font-family="Monospace" style:font-family-asian="Monospace" style:font-family-complex="Monospace" fo:background-color="transparent" fo:color="#000000"/>
    </style:style>
    <style:style style:name="T4470" style:family="text">
      <style:text-properties fo:font-size="10.00pt" fo:font-weight="bold" fo:font-family="Monospace" style:font-family-asian="Monospace" style:font-family-complex="Monospace" fo:background-color="transparent" fo:color="#7f0055"/>
    </style:style>
    <style:style style:name="T4471" style:family="text">
      <style:text-properties fo:font-size="10.00pt" fo:font-weight="normal" fo:font-family="Monospace" style:font-family-asian="Monospace" style:font-family-complex="Monospace" fo:background-color="transparent" fo:color="#000000"/>
    </style:style>
    <style:style style:name="T4472" style:family="text">
      <style:text-properties fo:font-size="10.00pt" fo:font-weight="bold" fo:font-family="Monospace" style:font-family-asian="Monospace" style:font-family-complex="Monospace" fo:background-color="transparent" fo:color="#7f0055"/>
    </style:style>
    <style:style style:name="T4473" style:family="text">
      <style:text-properties fo:font-size="10.00pt" fo:font-weight="normal" fo:font-family="Monospace" style:font-family-asian="Monospace" style:font-family-complex="Monospace" fo:background-color="transparent" fo:color="#000000"/>
    </style:style>
    <style:style style:name="T4474" style:family="text">
      <style:text-properties fo:font-size="10.00pt" fo:font-weight="bold" fo:font-family="Monospace" style:font-family-asian="Monospace" style:font-family-complex="Monospace" fo:background-color="transparent" fo:color="#7f0055"/>
    </style:style>
    <style:style style:name="T4475" style:family="text">
      <style:text-properties fo:font-size="10.00pt" fo:font-weight="normal" fo:font-family="Monospace" style:font-family-asian="Monospace" style:font-family-complex="Monospace" fo:background-color="transparent" fo:color="#000000"/>
    </style:style>
    <style:style style:name="T4476" style:family="text">
      <style:text-properties fo:font-size="10.00pt" fo:font-weight="bold" fo:font-family="Monospace" style:font-family-asian="Monospace" style:font-family-complex="Monospace" fo:background-color="transparent" fo:color="#000000"/>
    </style:style>
    <style:style style:name="T4477" style:family="text">
      <style:text-properties fo:font-size="10.00pt" fo:font-weight="normal" fo:font-family="Monospace" style:font-family-asian="Monospace" style:font-family-complex="Monospace" fo:background-color="transparent" fo:color="#000000"/>
    </style:style>
    <style:style style:name="T4478" style:family="text">
      <style:text-properties fo:font-size="10.00pt" fo:font-weight="bold" fo:font-family="Monospace" style:font-family-asian="Monospace" style:font-family-complex="Monospace" fo:background-color="transparent" fo:color="#7f0055"/>
    </style:style>
    <style:style style:name="T4479" style:family="text">
      <style:text-properties fo:font-size="10.00pt" fo:font-weight="normal" fo:font-family="Monospace" style:font-family-asian="Monospace" style:font-family-complex="Monospace" fo:background-color="transparent" fo:color="#000000"/>
    </style:style>
    <style:style style:name="T4480" style:family="text">
      <style:text-properties fo:font-size="10.00pt" fo:font-weight="bold" fo:font-family="Monospace" style:font-family-asian="Monospace" style:font-family-complex="Monospace" fo:background-color="transparent" fo:color="#7f0055"/>
    </style:style>
    <style:style style:name="T4481" style:family="text">
      <style:text-properties fo:font-size="10.00pt" fo:font-weight="normal" fo:font-family="Monospace" style:font-family-asian="Monospace" style:font-family-complex="Monospace" fo:background-color="transparent" fo:color="#000000"/>
    </style:style>
    <style:style style:name="T4482" style:family="text">
      <style:text-properties fo:font-size="10.00pt" fo:font-weight="bold" fo:font-family="Monospace" style:font-family-asian="Monospace" style:font-family-complex="Monospace" fo:background-color="transparent" fo:color="#642880"/>
    </style:style>
    <style:style style:name="T4483" style:family="text">
      <style:text-properties fo:font-size="10.00pt" fo:font-weight="normal" fo:font-family="Monospace" style:font-family-asian="Monospace" style:font-family-complex="Monospace" fo:background-color="transparent" fo:color="#000000"/>
    </style:style>
    <style:style style:name="T4484" style:family="text">
      <style:text-properties fo:font-size="10.00pt" fo:font-weight="bold" fo:font-family="Monospace" style:font-family-asian="Monospace" style:font-family-complex="Monospace" fo:background-color="transparent" fo:color="#7f0055"/>
    </style:style>
    <style:style style:name="T4485" style:family="text">
      <style:text-properties fo:font-size="10.00pt" fo:font-weight="normal" fo:font-family="Monospace" style:font-family-asian="Monospace" style:font-family-complex="Monospace" fo:background-color="transparent" fo:color="#000000"/>
    </style:style>
    <style:style style:name="T4486" style:family="text">
      <style:text-properties fo:font-size="10.00pt" fo:font-weight="bold" fo:font-family="Monospace" style:font-family-asian="Monospace" style:font-family-complex="Monospace" fo:background-color="transparent" fo:color="#7f0055"/>
    </style:style>
    <style:style style:name="T4487" style:family="text">
      <style:text-properties fo:font-size="10.00pt" fo:font-weight="normal" fo:font-family="Monospace" style:font-family-asian="Monospace" style:font-family-complex="Monospace" fo:background-color="transparent" fo:color="#000000"/>
    </style:style>
    <style:style style:name="T4488" style:family="text">
      <style:text-properties fo:font-size="10.00pt" fo:font-weight="bold" fo:font-family="Monospace" style:font-family-asian="Monospace" style:font-family-complex="Monospace" fo:background-color="transparent" fo:color="#7f0055"/>
    </style:style>
    <style:style style:name="T4489" style:family="text">
      <style:text-properties fo:font-size="10.00pt" fo:font-weight="normal" fo:font-family="Monospace" style:font-family-asian="Monospace" style:font-family-complex="Monospace" fo:background-color="transparent" fo:color="#000000"/>
    </style:style>
    <style:style style:name="T4490" style:family="text">
      <style:text-properties fo:font-size="10.00pt" fo:font-weight="bold" fo:font-family="Monospace" style:font-family-asian="Monospace" style:font-family-complex="Monospace" fo:background-color="transparent" fo:color="#7f0055"/>
    </style:style>
    <style:style style:name="T4491" style:family="text">
      <style:text-properties fo:font-size="10.00pt" fo:font-weight="normal" fo:font-family="Monospace" style:font-family-asian="Monospace" style:font-family-complex="Monospace" fo:background-color="transparent" fo:color="#000000"/>
    </style:style>
    <style:style style:name="T4492" style:family="text">
      <style:text-properties fo:font-size="10.00pt" fo:font-weight="bold" fo:font-family="Monospace" style:font-family-asian="Monospace" style:font-family-complex="Monospace" fo:background-color="transparent" fo:color="#7f0055"/>
    </style:style>
    <style:style style:name="T4493" style:family="text">
      <style:text-properties fo:font-size="10.00pt" fo:font-weight="normal" fo:font-family="Monospace" style:font-family-asian="Monospace" style:font-family-complex="Monospace" fo:background-color="transparent" fo:color="#000000"/>
    </style:style>
    <style:style style:name="T4494" style:family="text">
      <style:text-properties fo:font-size="10.00pt" fo:font-weight="bold" fo:font-family="Monospace" style:font-family-asian="Monospace" style:font-family-complex="Monospace" fo:background-color="transparent" fo:color="#7f0055"/>
    </style:style>
    <style:style style:name="T4495" style:family="text">
      <style:text-properties fo:font-size="10.00pt" fo:font-weight="normal" fo:font-family="Monospace" style:font-family-asian="Monospace" style:font-family-complex="Monospace" fo:background-color="transparent" fo:color="#000000"/>
    </style:style>
    <style:style style:name="T4496" style:family="text">
      <style:text-properties fo:font-size="10.00pt" fo:font-weight="bold" fo:font-family="Monospace" style:font-family-asian="Monospace" style:font-family-complex="Monospace" fo:background-color="transparent" fo:color="#7f0055"/>
    </style:style>
    <style:style style:name="T4497" style:family="text">
      <style:text-properties fo:font-size="10.00pt" fo:font-weight="normal" fo:font-family="Monospace" style:font-family-asian="Monospace" style:font-family-complex="Monospace" fo:background-color="transparent" fo:color="#000000"/>
    </style:style>
    <style:style style:name="T4498" style:family="text">
      <style:text-properties fo:font-size="10.00pt" fo:font-weight="bold" fo:font-family="Monospace" style:font-family-asian="Monospace" style:font-family-complex="Monospace" fo:background-color="transparent" fo:color="#642880"/>
    </style:style>
    <style:style style:name="T4499" style:family="text">
      <style:text-properties fo:font-size="10.00pt" fo:font-weight="normal" fo:font-family="Monospace" style:font-family-asian="Monospace" style:font-family-complex="Monospace" fo:background-color="transparent" fo:color="#000000"/>
    </style:style>
    <style:style style:name="T4500" style:family="text">
      <style:text-properties fo:font-size="10.00pt" fo:font-weight="bold" fo:font-family="Monospace" style:font-family-asian="Monospace" style:font-family-complex="Monospace" fo:background-color="transparent" fo:color="#7f0055"/>
    </style:style>
    <style:style style:name="T4501" style:family="text">
      <style:text-properties fo:font-size="10.00pt" fo:font-weight="normal" fo:font-family="Monospace" style:font-family-asian="Monospace" style:font-family-complex="Monospace" fo:background-color="transparent" fo:color="#000000"/>
    </style:style>
    <style:style style:name="T4502" style:family="text">
      <style:text-properties fo:font-size="10.00pt" fo:font-weight="bold" fo:font-family="Monospace" style:font-family-asian="Monospace" style:font-family-complex="Monospace" fo:background-color="transparent" fo:color="#7f0055"/>
    </style:style>
    <style:style style:name="T4503" style:family="text">
      <style:text-properties fo:font-size="10.00pt" fo:font-weight="normal" fo:font-family="Monospace" style:font-family-asian="Monospace" style:font-family-complex="Monospace" fo:background-color="transparent" fo:color="#000000"/>
    </style:style>
    <style:style style:name="T4504" style:family="text">
      <style:text-properties fo:font-size="10.00pt" fo:font-weight="bold" fo:font-family="Monospace" style:font-family-asian="Monospace" style:font-family-complex="Monospace" fo:background-color="transparent" fo:color="#7f0055"/>
    </style:style>
    <style:style style:name="T4505" style:family="text">
      <style:text-properties fo:font-size="10.00pt" fo:font-weight="normal" fo:font-family="Monospace" style:font-family-asian="Monospace" style:font-family-complex="Monospace" fo:background-color="transparent" fo:color="#000000"/>
    </style:style>
    <style:style style:name="T4506" style:family="text">
      <style:text-properties fo:font-size="10.00pt" fo:font-weight="bold" fo:font-family="Monospace" style:font-family-asian="Monospace" style:font-family-complex="Monospace" fo:background-color="transparent" fo:color="#7f0055"/>
    </style:style>
    <style:style style:name="T4507" style:family="text">
      <style:text-properties fo:font-size="10.00pt" fo:font-weight="normal" fo:font-family="Monospace" style:font-family-asian="Monospace" style:font-family-complex="Monospace" fo:background-color="transparent" fo:color="#000000"/>
    </style:style>
    <style:style style:name="T4508" style:family="text">
      <style:text-properties fo:font-size="10.00pt" fo:font-weight="bold" fo:font-family="Monospace" style:font-family-asian="Monospace" style:font-family-complex="Monospace" fo:background-color="transparent" fo:color="#7f0055"/>
    </style:style>
    <style:style style:name="T4509" style:family="text">
      <style:text-properties fo:font-size="10.00pt" fo:font-weight="normal" fo:font-family="Monospace" style:font-family-asian="Monospace" style:font-family-complex="Monospace" fo:background-color="transparent" fo:color="#000000"/>
    </style:style>
    <style:style style:name="T4510" style:family="text">
      <style:text-properties fo:font-size="10.00pt" fo:font-weight="bold" fo:font-family="Monospace" style:font-family-asian="Monospace" style:font-family-complex="Monospace" fo:background-color="transparent" fo:color="#7f0055"/>
    </style:style>
    <style:style style:name="T4511" style:family="text">
      <style:text-properties fo:font-size="10.00pt" fo:font-weight="normal" fo:font-family="Monospace" style:font-family-asian="Monospace" style:font-family-complex="Monospace" fo:background-color="transparent" fo:color="#000000"/>
    </style:style>
    <style:style style:name="T4512" style:family="text">
      <style:text-properties fo:font-size="10.00pt" fo:font-weight="bold" fo:font-family="Monospace" style:font-family-asian="Monospace" style:font-family-complex="Monospace" fo:background-color="transparent" fo:color="#7f0055"/>
    </style:style>
    <style:style style:name="T4513" style:family="text">
      <style:text-properties fo:font-size="10.00pt" fo:font-weight="normal" fo:font-family="Monospace" style:font-family-asian="Monospace" style:font-family-complex="Monospace" fo:background-color="transparent" fo:color="#000000"/>
    </style:style>
    <style:style style:name="T4514" style:family="text">
      <style:text-properties fo:font-size="10.00pt" fo:font-weight="bold" fo:font-family="Monospace" style:font-family-asian="Monospace" style:font-family-complex="Monospace" fo:background-color="transparent" fo:color="#7f0055"/>
    </style:style>
    <style:style style:name="T4515" style:family="text">
      <style:text-properties fo:font-size="10.00pt" fo:font-weight="normal" fo:font-family="Monospace" style:font-family-asian="Monospace" style:font-family-complex="Monospace" fo:background-color="transparent" fo:color="#000000"/>
    </style:style>
    <style:style style:name="T4516" style:family="text">
      <style:text-properties fo:font-size="10.00pt" fo:font-weight="bold" fo:font-family="Monospace" style:font-family-asian="Monospace" style:font-family-complex="Monospace" fo:background-color="transparent" fo:color="#7f0055"/>
    </style:style>
    <style:style style:name="T4517" style:family="text">
      <style:text-properties fo:font-size="10.00pt" fo:font-weight="normal" fo:font-family="Monospace" style:font-family-asian="Monospace" style:font-family-complex="Monospace" fo:background-color="transparent" fo:color="#000000"/>
    </style:style>
    <style:style style:name="T4518" style:family="text">
      <style:text-properties fo:font-size="10.00pt" fo:font-weight="bold" fo:font-family="Monospace" style:font-family-asian="Monospace" style:font-family-complex="Monospace" fo:background-color="transparent" fo:color="#000000"/>
    </style:style>
    <style:style style:name="T4519" style:family="text">
      <style:text-properties fo:font-size="10.00pt" fo:font-weight="normal" fo:font-family="Monospace" style:font-family-asian="Monospace" style:font-family-complex="Monospace" fo:background-color="transparent" fo:color="#000000"/>
    </style:style>
    <style:style style:name="T4520" style:family="text">
      <style:text-properties fo:font-size="10.00pt" fo:font-weight="bold" fo:font-family="Monospace" style:font-family-asian="Monospace" style:font-family-complex="Monospace" fo:background-color="transparent" fo:color="#7f0055"/>
    </style:style>
    <style:style style:name="T4521" style:family="text">
      <style:text-properties fo:font-size="10.00pt" fo:font-weight="normal" fo:font-family="Monospace" style:font-family-asian="Monospace" style:font-family-complex="Monospace" fo:background-color="transparent" fo:color="#000000"/>
    </style:style>
    <style:style style:name="T4522" style:family="text">
      <style:text-properties fo:font-size="10.00pt" fo:font-weight="bold" fo:font-family="Monospace" style:font-family-asian="Monospace" style:font-family-complex="Monospace" fo:background-color="transparent" fo:color="#7f0055"/>
    </style:style>
    <style:style style:name="T4523" style:family="text">
      <style:text-properties fo:font-size="10.00pt" fo:font-weight="normal" fo:font-family="Monospace" style:font-family-asian="Monospace" style:font-family-complex="Monospace" fo:background-color="transparent" fo:color="#000000"/>
    </style:style>
    <style:style style:name="T4524" style:family="text">
      <style:text-properties fo:font-size="10.00pt" fo:font-weight="normal" fo:font-family="Monospace" style:font-family-asian="Monospace" style:font-family-complex="Monospace" fo:background-color="transparent" fo:color="#3f7f5f"/>
    </style:style>
    <style:style style:name="T4525" style:family="text">
      <style:text-properties fo:font-size="10.00pt" fo:font-weight="normal" fo:font-family="Monospace" style:font-family-asian="Monospace" style:font-family-complex="Monospace" fo:background-color="transparent" fo:color="#000000"/>
    </style:style>
    <style:style style:name="T4526" style:family="text">
      <style:text-properties fo:font-size="10.00pt" fo:font-weight="bold" fo:font-family="Monospace" style:font-family-asian="Monospace" style:font-family-complex="Monospace" fo:background-color="transparent" fo:color="#7f0055"/>
    </style:style>
    <style:style style:name="T4527" style:family="text">
      <style:text-properties fo:font-size="10.00pt" fo:font-weight="normal" fo:font-family="Monospace" style:font-family-asian="Monospace" style:font-family-complex="Monospace" fo:background-color="transparent" fo:color="#000000"/>
    </style:style>
    <style:style style:name="T4528" style:family="text">
      <style:text-properties fo:font-size="10.00pt" fo:font-weight="bold" fo:font-family="Monospace" style:font-family-asian="Monospace" style:font-family-complex="Monospace" fo:background-color="transparent" fo:color="#7f0055"/>
    </style:style>
    <style:style style:name="T4529" style:family="text">
      <style:text-properties fo:font-size="10.00pt" fo:font-weight="normal" fo:font-family="Monospace" style:font-family-asian="Monospace" style:font-family-complex="Monospace" fo:background-color="transparent" fo:color="#000000"/>
    </style:style>
    <style:style style:name="T4530" style:family="text">
      <style:text-properties fo:font-size="10.00pt" fo:font-weight="bold" fo:font-family="Monospace" style:font-family-asian="Monospace" style:font-family-complex="Monospace" fo:background-color="transparent" fo:color="#7f0055"/>
    </style:style>
    <style:style style:name="T4531" style:family="text">
      <style:text-properties fo:font-size="10.00pt" fo:font-weight="normal" fo:font-family="Monospace" style:font-family-asian="Monospace" style:font-family-complex="Monospace" fo:background-color="transparent" fo:color="#000000"/>
    </style:style>
    <style:style style:name="T4532" style:family="text">
      <style:text-properties fo:font-size="10.00pt" fo:font-weight="bold" fo:font-family="Monospace" style:font-family-asian="Monospace" style:font-family-complex="Monospace" fo:background-color="transparent" fo:color="#7f0055"/>
    </style:style>
    <style:style style:name="T4533" style:family="text">
      <style:text-properties fo:font-size="10.00pt" fo:font-weight="normal" fo:font-family="Monospace" style:font-family-asian="Monospace" style:font-family-complex="Monospace" fo:background-color="transparent" fo:color="#000000"/>
    </style:style>
    <style:style style:name="T4534" style:family="text">
      <style:text-properties fo:font-size="10.00pt" fo:font-weight="bold" fo:font-family="Monospace" style:font-family-asian="Monospace" style:font-family-complex="Monospace" fo:background-color="transparent" fo:color="#7f0055"/>
    </style:style>
    <style:style style:name="T4535" style:family="text">
      <style:text-properties fo:font-size="10.00pt" fo:font-weight="normal" fo:font-family="Monospace" style:font-family-asian="Monospace" style:font-family-complex="Monospace" fo:background-color="transparent" fo:color="#000000"/>
    </style:style>
    <style:style style:name="T4536" style:family="text">
      <style:text-properties fo:font-size="10.00pt" fo:font-weight="bold" fo:font-family="Monospace" style:font-family-asian="Monospace" style:font-family-complex="Monospace" fo:background-color="transparent" fo:color="#7f0055"/>
    </style:style>
    <style:style style:name="T4537" style:family="text">
      <style:text-properties fo:font-size="10.00pt" fo:font-weight="normal" fo:font-family="Monospace" style:font-family-asian="Monospace" style:font-family-complex="Monospace" fo:background-color="transparent" fo:color="#000000"/>
    </style:style>
    <style:style style:name="T4538" style:family="text">
      <style:text-properties fo:font-size="10.00pt" fo:font-weight="bold" fo:font-family="Monospace" style:font-family-asian="Monospace" style:font-family-complex="Monospace" fo:background-color="transparent" fo:color="#7f0055"/>
    </style:style>
    <style:style style:name="T4539" style:family="text">
      <style:text-properties fo:font-size="10.00pt" fo:font-weight="normal" fo:font-family="Monospace" style:font-family-asian="Monospace" style:font-family-complex="Monospace" fo:background-color="transparent" fo:color="#000000"/>
    </style:style>
    <style:style style:name="T4540" style:family="text">
      <style:text-properties fo:font-size="14.00pt" fo:font-weight="bold" fo:font-family="'Liberation Sans'" style:font-family-asian="'Liberation Sans'" style:font-family-complex="'Liberation Sans'" fo:background-color="transparent" style:use-window-font-color="true"/>
    </style:style>
    <style:style style:name="T4541"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4542" style:family="text">
      <style:text-properties fo:font-size="10.00pt" fo:font-weight="bold" fo:font-family="Monospace" style:font-family-asian="Monospace" style:font-family-complex="Monospace" fo:background-color="transparent" fo:color="#7f0055"/>
    </style:style>
    <style:style style:name="T4543" style:family="text">
      <style:text-properties fo:font-size="10.00pt" fo:font-weight="normal" fo:font-family="Monospace" style:font-family-asian="Monospace" style:font-family-complex="Monospace" fo:background-color="transparent" fo:color="#000000"/>
    </style:style>
    <style:style style:name="T4544" style:family="text">
      <style:text-properties fo:font-size="10.00pt" fo:font-weight="bold" fo:font-family="Monospace" style:font-family-asian="Monospace" style:font-family-complex="Monospace" fo:background-color="transparent" fo:color="#7f0055"/>
    </style:style>
    <style:style style:name="T4545" style:family="text">
      <style:text-properties fo:font-size="10.00pt" fo:font-weight="normal" fo:font-family="Monospace" style:font-family-asian="Monospace" style:font-family-complex="Monospace" fo:background-color="transparent" fo:color="#000000"/>
    </style:style>
    <style:style style:name="T4546" style:family="text">
      <style:text-properties fo:font-size="10.00pt" fo:font-weight="bold" fo:font-family="Monospace" style:font-family-asian="Monospace" style:font-family-complex="Monospace" fo:background-color="transparent" fo:color="#7f0055"/>
    </style:style>
    <style:style style:name="T4547" style:family="text">
      <style:text-properties fo:font-size="10.00pt" fo:font-weight="normal" fo:font-family="Monospace" style:font-family-asian="Monospace" style:font-family-complex="Monospace" fo:background-color="transparent" fo:color="#000000"/>
    </style:style>
    <style:style style:name="T4548" style:family="text">
      <style:text-properties fo:font-size="10.00pt" fo:font-weight="bold" fo:font-family="Monospace" style:font-family-asian="Monospace" style:font-family-complex="Monospace" fo:background-color="transparent" fo:color="#7f0055"/>
    </style:style>
    <style:style style:name="T4549" style:family="text">
      <style:text-properties fo:font-size="10.00pt" fo:font-weight="normal" fo:font-family="Monospace" style:font-family-asian="Monospace" style:font-family-complex="Monospace" fo:background-color="transparent" fo:color="#000000"/>
    </style:style>
    <style:style style:name="T4550" style:family="text">
      <style:text-properties fo:font-size="10.00pt" fo:font-weight="bold" fo:font-family="Monospace" style:font-family-asian="Monospace" style:font-family-complex="Monospace" fo:background-color="transparent" fo:color="#7f0055"/>
    </style:style>
    <style:style style:name="T4551" style:family="text">
      <style:text-properties fo:font-size="10.00pt" fo:font-weight="normal" fo:font-family="Monospace" style:font-family-asian="Monospace" style:font-family-complex="Monospace" fo:background-color="transparent" fo:color="#000000"/>
    </style:style>
    <style:style style:name="T4552" style:family="text">
      <style:text-properties fo:font-size="10.00pt" fo:font-weight="bold" fo:font-family="Monospace" style:font-family-asian="Monospace" style:font-family-complex="Monospace" fo:background-color="transparent" fo:color="#7f0055"/>
    </style:style>
    <style:style style:name="T4553" style:family="text">
      <style:text-properties fo:font-size="10.00pt" fo:font-weight="normal" fo:font-family="Monospace" style:font-family-asian="Monospace" style:font-family-complex="Monospace" fo:background-color="transparent" fo:color="#000000"/>
    </style:style>
    <style:style style:name="T4554" style:family="text">
      <style:text-properties fo:font-size="10.00pt" fo:font-weight="bold" fo:font-family="Monospace" style:font-family-asian="Monospace" style:font-family-complex="Monospace" fo:background-color="transparent" fo:color="#7f0055"/>
    </style:style>
    <style:style style:name="T4555" style:family="text">
      <style:text-properties fo:font-size="10.00pt" fo:font-weight="normal" fo:font-family="Monospace" style:font-family-asian="Monospace" style:font-family-complex="Monospace" fo:background-color="transparent" fo:color="#000000"/>
    </style:style>
    <style:style style:name="T4556" style:family="text">
      <style:text-properties fo:font-size="10.00pt" fo:font-weight="bold" fo:font-family="Monospace" style:font-family-asian="Monospace" style:font-family-complex="Monospace" fo:background-color="transparent" fo:color="#7f0055"/>
    </style:style>
    <style:style style:name="T4557" style:family="text">
      <style:text-properties fo:font-size="10.00pt" fo:font-weight="normal" fo:font-family="Monospace" style:font-family-asian="Monospace" style:font-family-complex="Monospace" fo:background-color="transparent" fo:color="#000000"/>
    </style:style>
    <style:style style:name="T4558" style:family="text">
      <style:text-properties fo:font-size="10.00pt" fo:font-weight="bold" fo:font-family="Monospace" style:font-family-asian="Monospace" style:font-family-complex="Monospace" fo:background-color="transparent" fo:color="#7f0055"/>
    </style:style>
    <style:style style:name="T4559" style:family="text">
      <style:text-properties fo:font-size="10.00pt" fo:font-weight="normal" fo:font-family="Monospace" style:font-family-asian="Monospace" style:font-family-complex="Monospace" fo:background-color="transparent" fo:color="#000000"/>
    </style:style>
    <style:style style:name="T4560" style:family="text">
      <style:text-properties fo:font-size="10.00pt" fo:font-weight="bold" fo:font-family="Monospace" style:font-family-asian="Monospace" style:font-family-complex="Monospace" fo:background-color="transparent" fo:color="#7f0055"/>
    </style:style>
    <style:style style:name="T4561" style:family="text">
      <style:text-properties fo:font-size="10.00pt" fo:font-weight="normal" fo:font-family="Monospace" style:font-family-asian="Monospace" style:font-family-complex="Monospace" fo:background-color="transparent" fo:color="#000000"/>
    </style:style>
    <style:style style:name="T4562" style:family="text">
      <style:text-properties fo:font-size="10.00pt" fo:font-weight="bold" fo:font-family="Monospace" style:font-family-asian="Monospace" style:font-family-complex="Monospace" fo:background-color="transparent" fo:color="#7f0055"/>
    </style:style>
    <style:style style:name="T4563" style:family="text">
      <style:text-properties fo:font-size="10.00pt" fo:font-weight="normal" fo:font-family="Monospace" style:font-family-asian="Monospace" style:font-family-complex="Monospace" fo:background-color="transparent" fo:color="#000000"/>
    </style:style>
    <style:style style:name="T4564" style:family="text">
      <style:text-properties fo:font-size="10.00pt" fo:font-weight="bold" fo:font-family="Monospace" style:font-family-asian="Monospace" style:font-family-complex="Monospace" fo:background-color="transparent" fo:color="#7f0055"/>
    </style:style>
    <style:style style:name="T4565" style:family="text">
      <style:text-properties fo:font-size="10.00pt" fo:font-weight="normal" fo:font-family="Monospace" style:font-family-asian="Monospace" style:font-family-complex="Monospace" fo:background-color="transparent" fo:color="#000000"/>
    </style:style>
    <style:style style:name="T4566" style:family="text">
      <style:text-properties fo:font-size="10.00pt" fo:font-weight="bold" fo:font-family="Monospace" style:font-family-asian="Monospace" style:font-family-complex="Monospace" fo:background-color="transparent" fo:color="#7f0055"/>
    </style:style>
    <style:style style:name="T4567" style:family="text">
      <style:text-properties fo:font-size="10.00pt" fo:font-weight="normal" fo:font-family="Monospace" style:font-family-asian="Monospace" style:font-family-complex="Monospace" fo:background-color="transparent" fo:color="#000000"/>
    </style:style>
    <style:style style:name="T4568" style:family="text">
      <style:text-properties fo:font-size="10.00pt" fo:font-weight="bold" fo:font-family="Monospace" style:font-family-asian="Monospace" style:font-family-complex="Monospace" fo:background-color="transparent" fo:color="#7f0055"/>
    </style:style>
    <style:style style:name="T4569" style:family="text">
      <style:text-properties fo:font-size="10.00pt" fo:font-weight="normal" fo:font-family="Monospace" style:font-family-asian="Monospace" style:font-family-complex="Monospace" fo:background-color="transparent" fo:color="#000000"/>
    </style:style>
    <style:style style:name="T4570" style:family="text">
      <style:text-properties fo:font-size="10.00pt" fo:font-weight="bold" fo:font-family="Monospace" style:font-family-asian="Monospace" style:font-family-complex="Monospace" fo:background-color="transparent" fo:color="#7f0055"/>
    </style:style>
    <style:style style:name="T4571" style:family="text">
      <style:text-properties fo:font-size="10.00pt" fo:font-weight="normal" fo:font-family="Monospace" style:font-family-asian="Monospace" style:font-family-complex="Monospace" fo:background-color="transparent" fo:color="#000000"/>
    </style:style>
    <style:style style:name="T4572" style:family="text">
      <style:text-properties fo:font-size="10.00pt" fo:font-weight="bold" fo:font-family="Monospace" style:font-family-asian="Monospace" style:font-family-complex="Monospace" fo:background-color="transparent" fo:color="#7f0055"/>
    </style:style>
    <style:style style:name="T4573" style:family="text">
      <style:text-properties fo:font-size="10.00pt" fo:font-weight="normal" fo:font-family="Monospace" style:font-family-asian="Monospace" style:font-family-complex="Monospace" fo:background-color="transparent" fo:color="#000000"/>
    </style:style>
    <style:style style:name="T4574" style:family="text">
      <style:text-properties fo:font-size="10.00pt" fo:font-weight="bold" fo:font-family="Monospace" style:font-family-asian="Monospace" style:font-family-complex="Monospace" fo:background-color="transparent" fo:color="#7f0055"/>
    </style:style>
    <style:style style:name="T4575" style:family="text">
      <style:text-properties fo:font-size="10.00pt" fo:font-weight="normal" fo:font-family="Monospace" style:font-family-asian="Monospace" style:font-family-complex="Monospace" fo:background-color="transparent" fo:color="#000000"/>
    </style:style>
    <style:style style:name="T4576" style:family="text">
      <style:text-properties fo:font-size="10.00pt" fo:font-weight="normal" fo:font-family="Monospace" style:font-family-asian="Monospace" style:font-family-complex="Monospace" fo:background-color="transparent" fo:color="#3f7f5f"/>
    </style:style>
    <style:style style:name="T4577" style:family="text">
      <style:text-properties fo:font-size="10.00pt" fo:font-weight="normal" fo:font-family="Monospace" style:font-family-asian="Monospace" style:font-family-complex="Monospace" fo:background-color="transparent" fo:color="#000000"/>
    </style:style>
    <style:style style:name="T4578" style:family="text">
      <style:text-properties fo:font-size="10.00pt" fo:font-weight="bold" fo:font-family="Monospace" style:font-family-asian="Monospace" style:font-family-complex="Monospace" fo:background-color="transparent" fo:color="#7f0055"/>
    </style:style>
    <style:style style:name="T4579" style:family="text">
      <style:text-properties fo:font-size="10.00pt" fo:font-weight="normal" fo:font-family="Monospace" style:font-family-asian="Monospace" style:font-family-complex="Monospace" fo:background-color="transparent" fo:color="#000000"/>
    </style:style>
    <style:style style:name="T4580" style:family="text">
      <style:text-properties fo:font-size="10.00pt" fo:font-weight="bold" fo:font-family="Monospace" style:font-family-asian="Monospace" style:font-family-complex="Monospace" fo:background-color="transparent" fo:color="#7f0055"/>
    </style:style>
    <style:style style:name="T4581" style:family="text">
      <style:text-properties fo:font-size="10.00pt" fo:font-weight="normal" fo:font-family="Monospace" style:font-family-asian="Monospace" style:font-family-complex="Monospace" fo:background-color="transparent" fo:color="#000000"/>
    </style:style>
    <style:style style:name="T4582" style:family="text">
      <style:text-properties fo:font-size="10.00pt" fo:font-weight="bold" fo:font-family="Monospace" style:font-family-asian="Monospace" style:font-family-complex="Monospace" fo:background-color="transparent" fo:color="#7f0055"/>
    </style:style>
    <style:style style:name="T4583" style:family="text">
      <style:text-properties fo:font-size="10.00pt" fo:font-weight="normal" fo:font-family="Monospace" style:font-family-asian="Monospace" style:font-family-complex="Monospace" fo:background-color="transparent" fo:color="#000000"/>
    </style:style>
    <style:style style:name="T4584" style:family="text">
      <style:text-properties fo:font-size="10.00pt" fo:font-weight="bold" fo:font-family="Monospace" style:font-family-asian="Monospace" style:font-family-complex="Monospace" fo:background-color="transparent" fo:color="#7f0055"/>
    </style:style>
    <style:style style:name="T4585" style:family="text">
      <style:text-properties fo:font-size="10.00pt" fo:font-weight="normal" fo:font-family="Monospace" style:font-family-asian="Monospace" style:font-family-complex="Monospace" fo:background-color="transparent" fo:color="#000000"/>
    </style:style>
    <style:style style:name="T4586" style:family="text">
      <style:text-properties fo:font-size="10.00pt" fo:font-weight="bold" fo:font-family="Monospace" style:font-family-asian="Monospace" style:font-family-complex="Monospace" fo:background-color="transparent" fo:color="#7f0055"/>
    </style:style>
    <style:style style:name="T4587" style:family="text">
      <style:text-properties fo:font-size="10.00pt" fo:font-weight="normal" fo:font-family="Monospace" style:font-family-asian="Monospace" style:font-family-complex="Monospace" fo:background-color="transparent" fo:color="#000000"/>
    </style:style>
    <style:style style:name="T4588" style:family="text">
      <style:text-properties fo:font-size="10.00pt" fo:font-weight="bold" fo:font-family="Monospace" style:font-family-asian="Monospace" style:font-family-complex="Monospace" fo:background-color="transparent" fo:color="#7f0055"/>
    </style:style>
    <style:style style:name="T4589" style:family="text">
      <style:text-properties fo:font-size="10.00pt" fo:font-weight="normal" fo:font-family="Monospace" style:font-family-asian="Monospace" style:font-family-complex="Monospace" fo:background-color="transparent" fo:color="#000000"/>
    </style:style>
    <style:style style:name="T4590" style:family="text">
      <style:text-properties fo:font-size="10.00pt" fo:font-weight="bold" fo:font-family="Monospace" style:font-family-asian="Monospace" style:font-family-complex="Monospace" fo:background-color="transparent" fo:color="#7f0055"/>
    </style:style>
    <style:style style:name="T4591" style:family="text">
      <style:text-properties fo:font-size="10.00pt" fo:font-weight="normal" fo:font-family="Monospace" style:font-family-asian="Monospace" style:font-family-complex="Monospace" fo:background-color="transparent" fo:color="#000000"/>
    </style:style>
    <style:style style:name="T4592" style:family="text">
      <style:text-properties fo:font-size="10.00pt" fo:font-weight="bold" fo:font-family="Monospace" style:font-family-asian="Monospace" style:font-family-complex="Monospace" fo:background-color="transparent" fo:color="#7f0055"/>
    </style:style>
    <style:style style:name="T4593" style:family="text">
      <style:text-properties fo:font-size="10.00pt" fo:font-weight="normal" fo:font-family="Monospace" style:font-family-asian="Monospace" style:font-family-complex="Monospace" fo:background-color="transparent" fo:color="#000000"/>
    </style:style>
    <style:style style:name="T4594" style:family="text">
      <style:text-properties fo:font-size="10.00pt" fo:font-weight="bold" fo:font-family="Monospace" style:font-family-asian="Monospace" style:font-family-complex="Monospace" fo:background-color="transparent" fo:color="#7f0055"/>
    </style:style>
    <style:style style:name="T4595" style:family="text">
      <style:text-properties fo:font-size="10.00pt" fo:font-weight="normal" fo:font-family="Monospace" style:font-family-asian="Monospace" style:font-family-complex="Monospace" fo:background-color="transparent" fo:color="#000000"/>
    </style:style>
    <style:style style:name="T4596" style:family="text">
      <style:text-properties fo:font-size="10.00pt" fo:font-weight="bold" fo:font-family="Monospace" style:font-family-asian="Monospace" style:font-family-complex="Monospace" fo:background-color="transparent" fo:color="#7f0055"/>
    </style:style>
    <style:style style:name="T4597" style:family="text">
      <style:text-properties fo:font-size="10.00pt" fo:font-weight="normal" fo:font-family="Monospace" style:font-family-asian="Monospace" style:font-family-complex="Monospace" fo:background-color="transparent" fo:color="#000000"/>
    </style:style>
    <style:style style:name="T4598" style:family="text">
      <style:text-properties fo:font-size="10.00pt" fo:font-weight="normal" fo:font-family="Monospace" style:font-family-asian="Monospace" style:font-family-complex="Monospace" fo:background-color="transparent" fo:color="#3f7f5f"/>
    </style:style>
    <style:style style:name="T4599" style:family="text">
      <style:text-properties fo:font-size="10.00pt" fo:font-weight="normal" fo:font-family="Monospace" style:font-family-asian="Monospace" style:font-family-complex="Monospace" fo:background-color="transparent" fo:color="#000000"/>
    </style:style>
    <style:style style:name="T4600" style:family="text">
      <style:text-properties fo:font-size="10.00pt" fo:font-weight="bold" fo:font-family="Monospace" style:font-family-asian="Monospace" style:font-family-complex="Monospace" fo:background-color="transparent" fo:color="#7f0055"/>
    </style:style>
    <style:style style:name="T4601" style:family="text">
      <style:text-properties fo:font-size="10.00pt" fo:font-weight="normal" fo:font-family="Monospace" style:font-family-asian="Monospace" style:font-family-complex="Monospace" fo:background-color="transparent" fo:color="#000000"/>
    </style:style>
    <style:style style:name="T4602" style:family="text">
      <style:text-properties fo:font-size="10.00pt" fo:font-weight="bold" fo:font-family="Monospace" style:font-family-asian="Monospace" style:font-family-complex="Monospace" fo:background-color="transparent" fo:color="#7f0055"/>
    </style:style>
    <style:style style:name="T4603" style:family="text">
      <style:text-properties fo:font-size="10.00pt" fo:font-weight="normal" fo:font-family="Monospace" style:font-family-asian="Monospace" style:font-family-complex="Monospace" fo:background-color="transparent" fo:color="#000000"/>
    </style:style>
    <style:style style:name="T4604" style:family="text">
      <style:text-properties fo:font-size="10.00pt" fo:font-weight="bold" fo:font-family="Monospace" style:font-family-asian="Monospace" style:font-family-complex="Monospace" fo:background-color="transparent" fo:color="#7f0055"/>
    </style:style>
    <style:style style:name="T4605" style:family="text">
      <style:text-properties fo:font-size="10.00pt" fo:font-weight="normal" fo:font-family="Monospace" style:font-family-asian="Monospace" style:font-family-complex="Monospace" fo:background-color="transparent" fo:color="#000000"/>
    </style:style>
    <style:style style:name="T4606" style:family="text">
      <style:text-properties fo:font-size="10.00pt" fo:font-weight="bold" fo:font-family="Monospace" style:font-family-asian="Monospace" style:font-family-complex="Monospace" fo:background-color="transparent" fo:color="#7f0055"/>
    </style:style>
    <style:style style:name="T4607" style:family="text">
      <style:text-properties fo:font-size="10.00pt" fo:font-weight="normal" fo:font-family="Monospace" style:font-family-asian="Monospace" style:font-family-complex="Monospace" fo:background-color="transparent" fo:color="#000000"/>
    </style:style>
    <style:style style:name="T4608" style:family="text">
      <style:text-properties fo:font-size="10.00pt" fo:font-weight="bold" fo:font-family="Monospace" style:font-family-asian="Monospace" style:font-family-complex="Monospace" fo:background-color="transparent" fo:color="#7f0055"/>
    </style:style>
    <style:style style:name="T4609" style:family="text">
      <style:text-properties fo:font-size="10.00pt" fo:font-weight="normal" fo:font-family="Monospace" style:font-family-asian="Monospace" style:font-family-complex="Monospace" fo:background-color="transparent" fo:color="#000000"/>
    </style:style>
    <style:style style:name="T4610" style:family="text">
      <style:text-properties fo:font-size="10.00pt" fo:font-weight="normal" fo:font-family="Monospace" style:font-family-asian="Monospace" style:font-family-complex="Monospace" fo:background-color="transparent" fo:color="#3f7f5f"/>
    </style:style>
    <style:style style:name="T4611" style:family="text">
      <style:text-properties fo:font-size="10.00pt" fo:font-weight="normal" fo:font-family="Monospace" style:font-family-asian="Monospace" style:font-family-complex="Monospace" fo:background-color="transparent" fo:color="#000000"/>
    </style:style>
    <style:style style:name="T4612" style:family="text">
      <style:text-properties fo:font-size="10.00pt" fo:font-weight="bold" fo:font-family="Monospace" style:font-family-asian="Monospace" style:font-family-complex="Monospace" fo:background-color="transparent" fo:color="#7f0055"/>
    </style:style>
    <style:style style:name="T4613" style:family="text">
      <style:text-properties fo:font-size="10.00pt" fo:font-weight="normal" fo:font-family="Monospace" style:font-family-asian="Monospace" style:font-family-complex="Monospace" fo:background-color="transparent" fo:color="#000000"/>
    </style:style>
    <style:style style:name="T4614" style:family="text">
      <style:text-properties fo:font-size="11.00pt" fo:font-weight="normal" fo:font-family="Calibri" style:font-family-asian="Calibri" style:font-family-complex="Calibri" fo:background-color="transparent" style:use-window-font-color="true"/>
    </style:style>
    <style:style style:name="T4615"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4616" style:family="text">
      <style:text-properties fo:font-size="10.00pt" fo:font-weight="bold" fo:font-family="Monospace" style:font-family-asian="Monospace" style:font-family-complex="Monospace" fo:background-color="transparent" fo:color="#7f0055"/>
    </style:style>
    <style:style style:name="T4617" style:family="text">
      <style:text-properties fo:font-size="10.00pt" fo:font-weight="normal" fo:font-family="Monospace" style:font-family-asian="Monospace" style:font-family-complex="Monospace" fo:background-color="transparent" fo:color="#000000"/>
    </style:style>
    <style:style style:name="T4618" style:family="text">
      <style:text-properties fo:font-size="10.00pt" fo:font-weight="normal" fo:font-family="Monospace" style:font-family-asian="Monospace" style:font-family-complex="Monospace" fo:background-color="transparent" fo:color="#005032"/>
    </style:style>
    <style:style style:name="T4619" style:family="text">
      <style:text-properties fo:font-size="10.00pt" fo:font-weight="normal" fo:font-family="Monospace" style:font-family-asian="Monospace" style:font-family-complex="Monospace" fo:background-color="transparent" fo:color="#000000"/>
    </style:style>
    <style:style style:name="T4620" style:family="text">
      <style:text-properties fo:font-size="10.00pt" fo:font-weight="bold" fo:font-family="Monospace" style:font-family-asian="Monospace" style:font-family-complex="Monospace" fo:background-color="transparent" fo:color="#7f0055"/>
    </style:style>
    <style:style style:name="T4621" style:family="text">
      <style:text-properties fo:font-size="10.00pt" fo:font-weight="normal" fo:font-family="Monospace" style:font-family-asian="Monospace" style:font-family-complex="Monospace" fo:background-color="transparent" fo:color="#000000"/>
    </style:style>
    <style:style style:name="T4622" style:family="text">
      <style:text-properties fo:font-size="10.00pt" fo:font-weight="normal" fo:font-family="Monospace" style:font-family-asian="Monospace" style:font-family-complex="Monospace" fo:background-color="transparent" fo:color="#0000c0"/>
    </style:style>
    <style:style style:name="T4623" style:family="text">
      <style:text-properties fo:font-size="10.00pt" fo:font-weight="normal" fo:font-family="Monospace" style:font-family-asian="Monospace" style:font-family-complex="Monospace" fo:background-color="transparent" fo:color="#000000"/>
    </style:style>
    <style:style style:name="T4624" style:family="text">
      <style:text-properties fo:font-size="10.00pt" fo:font-weight="normal" fo:font-family="Monospace" style:font-family-asian="Monospace" style:font-family-complex="Monospace" fo:background-color="transparent" fo:color="#0000c0"/>
    </style:style>
    <style:style style:name="T4625" style:family="text">
      <style:text-properties fo:font-size="10.00pt" fo:font-weight="normal" fo:font-family="Monospace" style:font-family-asian="Monospace" style:font-family-complex="Monospace" fo:background-color="transparent" fo:color="#000000"/>
    </style:style>
    <style:style style:name="T4626" style:family="text">
      <style:text-properties fo:font-size="10.00pt" fo:font-weight="normal" fo:font-family="Monospace" style:font-family-asian="Monospace" style:font-family-complex="Monospace" fo:background-color="transparent" fo:color="#0000c0"/>
    </style:style>
    <style:style style:name="T4627" style:family="text">
      <style:text-properties fo:font-size="10.00pt" fo:font-weight="normal" fo:font-family="Monospace" style:font-family-asian="Monospace" style:font-family-complex="Monospace" fo:background-color="transparent" fo:color="#000000"/>
    </style:style>
    <style:style style:name="T4628" style:family="text">
      <style:text-properties fo:font-size="10.00pt" fo:font-weight="normal" fo:font-family="Monospace" style:font-family-asian="Monospace" style:font-family-complex="Monospace" fo:background-color="transparent" fo:color="#0000c0"/>
    </style:style>
    <style:style style:name="T4629" style:family="text">
      <style:text-properties fo:font-size="10.00pt" fo:font-weight="normal" fo:font-family="Monospace" style:font-family-asian="Monospace" style:font-family-complex="Monospace" fo:background-color="transparent" fo:color="#000000"/>
    </style:style>
    <style:style style:name="T4630" style:family="text">
      <style:text-properties fo:font-size="10.00pt" fo:font-weight="normal" fo:font-family="Monospace" style:font-family-asian="Monospace" style:font-family-complex="Monospace" fo:background-color="transparent" fo:color="#0000c0"/>
    </style:style>
    <style:style style:name="T4631" style:family="text">
      <style:text-properties fo:font-size="10.00pt" fo:font-weight="normal" fo:font-family="Monospace" style:font-family-asian="Monospace" style:font-family-complex="Monospace" fo:background-color="transparent" fo:color="#000000"/>
    </style:style>
    <style:style style:name="T4632" style:family="text">
      <style:text-properties fo:font-size="10.00pt" fo:font-weight="normal" fo:font-family="Monospace" style:font-family-asian="Monospace" style:font-family-complex="Monospace" fo:background-color="transparent" fo:color="#0000c0"/>
    </style:style>
    <style:style style:name="T4633" style:family="text">
      <style:text-properties fo:font-size="10.00pt" fo:font-weight="normal" fo:font-family="Monospace" style:font-family-asian="Monospace" style:font-family-complex="Monospace" fo:background-color="transparent" fo:color="#000000"/>
    </style:style>
    <style:style style:name="T4634" style:family="text">
      <style:text-properties fo:font-size="10.00pt" fo:font-weight="normal" fo:font-family="Monospace" style:font-family-asian="Monospace" style:font-family-complex="Monospace" fo:background-color="transparent" fo:color="#0000c0"/>
    </style:style>
    <style:style style:name="T4635" style:family="text">
      <style:text-properties fo:font-size="10.00pt" fo:font-weight="normal" fo:font-family="Monospace" style:font-family-asian="Monospace" style:font-family-complex="Monospace" fo:background-color="transparent" fo:color="#000000"/>
    </style:style>
    <style:style style:name="T4636" style:family="text">
      <style:text-properties fo:font-size="10.00pt" fo:font-weight="bold" fo:font-family="Monospace" style:font-family-asian="Monospace" style:font-family-complex="Monospace" fo:background-color="transparent" fo:color="#7f0055"/>
    </style:style>
    <style:style style:name="T4637" style:family="text">
      <style:text-properties fo:font-size="10.00pt" fo:font-weight="normal" fo:font-family="Monospace" style:font-family-asian="Monospace" style:font-family-complex="Monospace" fo:background-color="transparent" fo:color="#000000"/>
    </style:style>
    <style:style style:name="T4638" style:family="text">
      <style:text-properties fo:font-size="10.00pt" fo:font-weight="bold" fo:font-family="Monospace" style:font-family-asian="Monospace" style:font-family-complex="Monospace" fo:background-color="transparent" fo:color="#7f0055"/>
    </style:style>
    <style:style style:name="T4639" style:family="text">
      <style:text-properties fo:font-size="10.00pt" fo:font-weight="normal" fo:font-family="Monospace" style:font-family-asian="Monospace" style:font-family-complex="Monospace" fo:background-color="transparent" fo:color="#000000"/>
    </style:style>
    <style:style style:name="T4640" style:family="text">
      <style:text-properties fo:font-size="10.00pt" fo:font-weight="normal" fo:font-family="Monospace" style:font-family-asian="Monospace" style:font-family-complex="Monospace" fo:background-color="transparent" fo:color="#3f7f5f"/>
    </style:style>
    <style:style style:name="T4641" style:family="text">
      <style:text-properties fo:font-size="10.00pt" fo:font-weight="normal" fo:font-family="Monospace" style:font-family-asian="Monospace" style:font-family-complex="Monospace" fo:background-color="transparent" fo:color="#000000"/>
    </style:style>
    <style:style style:name="T4642" style:family="text">
      <style:text-properties fo:font-size="10.00pt" fo:font-weight="normal" fo:font-family="Monospace" style:font-family-asian="Monospace" style:font-family-complex="Monospace" fo:background-color="transparent" fo:color="#0000c0"/>
    </style:style>
    <style:style style:name="T4643" style:family="text">
      <style:text-properties fo:font-size="10.00pt" fo:font-weight="normal" fo:font-family="Monospace" style:font-family-asian="Monospace" style:font-family-complex="Monospace" fo:background-color="transparent" fo:color="#000000"/>
    </style:style>
    <style:style style:name="T4644" style:family="text">
      <style:text-properties fo:font-size="10.00pt" fo:font-weight="bold" fo:font-family="Monospace" style:font-family-asian="Monospace" style:font-family-complex="Monospace" fo:background-color="transparent" fo:color="#7f0055"/>
    </style:style>
    <style:style style:name="T4645" style:family="text">
      <style:text-properties fo:font-size="10.00pt" fo:font-weight="normal" fo:font-family="Monospace" style:font-family-asian="Monospace" style:font-family-complex="Monospace" fo:background-color="transparent" fo:color="#000000"/>
    </style:style>
    <style:style style:name="T4646" style:family="text">
      <style:text-properties fo:font-size="10.00pt" fo:font-weight="normal" fo:font-family="Monospace" style:font-family-asian="Monospace" style:font-family-complex="Monospace" fo:background-color="transparent" fo:color="#0000c0"/>
    </style:style>
    <style:style style:name="T4647" style:family="text">
      <style:text-properties fo:font-size="10.00pt" fo:font-weight="normal" fo:font-family="Monospace" style:font-family-asian="Monospace" style:font-family-complex="Monospace" fo:background-color="transparent" fo:color="#000000"/>
    </style:style>
    <style:style style:name="T4648" style:family="text">
      <style:text-properties fo:font-size="10.00pt" fo:font-weight="normal" fo:font-family="Monospace" style:font-family-asian="Monospace" style:font-family-complex="Monospace" fo:background-color="transparent" fo:color="#0000c0"/>
    </style:style>
    <style:style style:name="T4649" style:family="text">
      <style:text-properties fo:font-size="10.00pt" fo:font-weight="normal" fo:font-family="Monospace" style:font-family-asian="Monospace" style:font-family-complex="Monospace" fo:background-color="transparent" fo:color="#000000"/>
    </style:style>
    <style:style style:name="T4650" style:family="text">
      <style:text-properties fo:font-size="10.00pt" fo:font-weight="normal" fo:font-family="Monospace" style:font-family-asian="Monospace" style:font-family-complex="Monospace" fo:background-color="transparent" fo:color="#0000c0"/>
    </style:style>
    <style:style style:name="T4651" style:family="text">
      <style:text-properties fo:font-size="10.00pt" fo:font-weight="normal" fo:font-family="Monospace" style:font-family-asian="Monospace" style:font-family-complex="Monospace" fo:background-color="transparent" fo:color="#000000"/>
    </style:style>
    <style:style style:name="T4652" style:family="text">
      <style:text-properties fo:font-size="10.00pt" fo:font-weight="normal" fo:font-family="Monospace" style:font-family-asian="Monospace" style:font-family-complex="Monospace" fo:background-color="transparent" fo:color="#0000c0"/>
    </style:style>
    <style:style style:name="T4653" style:family="text">
      <style:text-properties fo:font-size="10.00pt" fo:font-weight="normal" fo:font-family="Monospace" style:font-family-asian="Monospace" style:font-family-complex="Monospace" fo:background-color="transparent" fo:color="#000000"/>
    </style:style>
    <style:style style:name="T4654" style:family="text">
      <style:text-properties fo:font-size="10.00pt" fo:font-weight="normal" fo:font-family="Monospace" style:font-family-asian="Monospace" style:font-family-complex="Monospace" fo:background-color="transparent" fo:color="#0000c0"/>
    </style:style>
    <style:style style:name="T4655" style:family="text">
      <style:text-properties fo:font-size="10.00pt" fo:font-weight="normal" fo:font-family="Monospace" style:font-family-asian="Monospace" style:font-family-complex="Monospace" fo:background-color="transparent" fo:color="#000000"/>
    </style:style>
    <style:style style:name="T4656" style:family="text">
      <style:text-properties fo:font-size="10.00pt" fo:font-weight="normal" fo:font-family="Monospace" style:font-family-asian="Monospace" style:font-family-complex="Monospace" fo:background-color="transparent" fo:color="#0000c0"/>
    </style:style>
    <style:style style:name="T4657" style:family="text">
      <style:text-properties fo:font-size="10.00pt" fo:font-weight="normal" fo:font-family="Monospace" style:font-family-asian="Monospace" style:font-family-complex="Monospace" fo:background-color="transparent" fo:color="#000000"/>
    </style:style>
    <style:style style:name="T4658" style:family="text">
      <style:text-properties fo:font-size="10.00pt" fo:font-weight="normal" fo:font-family="Monospace" style:font-family-asian="Monospace" style:font-family-complex="Monospace" fo:background-color="transparent" fo:color="#0000c0"/>
    </style:style>
    <style:style style:name="T4659" style:family="text">
      <style:text-properties fo:font-size="10.00pt" fo:font-weight="normal" fo:font-family="Monospace" style:font-family-asian="Monospace" style:font-family-complex="Monospace" fo:background-color="transparent" fo:color="#000000"/>
    </style:style>
    <style:style style:name="T4660" style:family="text">
      <style:text-properties fo:font-size="10.00pt" fo:font-weight="normal" fo:font-family="Monospace" style:font-family-asian="Monospace" style:font-family-complex="Monospace" fo:background-color="transparent" fo:color="#0000c0"/>
    </style:style>
    <style:style style:name="T4661" style:family="text">
      <style:text-properties fo:font-size="10.00pt" fo:font-weight="normal" fo:font-family="Monospace" style:font-family-asian="Monospace" style:font-family-complex="Monospace" fo:background-color="transparent" fo:color="#000000"/>
    </style:style>
    <style:style style:name="T4662" style:family="text">
      <style:text-properties fo:font-size="10.00pt" fo:font-weight="bold" fo:font-family="Monospace" style:font-family-asian="Monospace" style:font-family-complex="Monospace" fo:background-color="transparent" fo:color="#000000"/>
    </style:style>
    <style:style style:name="T4663" style:family="text">
      <style:text-properties fo:font-size="10.00pt" fo:font-weight="normal" fo:font-family="Monospace" style:font-family-asian="Monospace" style:font-family-complex="Monospace" fo:background-color="transparent" fo:color="#000000"/>
    </style:style>
    <style:style style:name="T4664" style:family="text">
      <style:text-properties fo:font-size="10.00pt" fo:font-weight="bold" fo:font-family="Monospace" style:font-family-asian="Monospace" style:font-family-complex="Monospace" fo:background-color="transparent" fo:color="#000000"/>
    </style:style>
    <style:style style:name="T4665" style:family="text">
      <style:text-properties fo:font-size="10.00pt" fo:font-weight="normal" fo:font-family="Monospace" style:font-family-asian="Monospace" style:font-family-complex="Monospace" fo:background-color="transparent" fo:color="#000000"/>
    </style:style>
    <style:style style:name="T4666" style:family="text">
      <style:text-properties fo:font-size="10.00pt" fo:font-weight="bold" fo:font-family="Monospace" style:font-family-asian="Monospace" style:font-family-complex="Monospace" fo:background-color="transparent" fo:color="#7f0055"/>
    </style:style>
    <style:style style:name="T4667" style:family="text">
      <style:text-properties fo:font-size="10.00pt" fo:font-weight="normal" fo:font-family="Monospace" style:font-family-asian="Monospace" style:font-family-complex="Monospace" fo:background-color="transparent" fo:color="#000000"/>
    </style:style>
    <style:style style:name="T4668" style:family="text">
      <style:text-properties fo:font-size="10.00pt" fo:font-weight="bold" fo:font-family="Monospace" style:font-family-asian="Monospace" style:font-family-complex="Monospace" fo:background-color="transparent" fo:color="#7f0055"/>
    </style:style>
    <style:style style:name="T4669" style:family="text">
      <style:text-properties fo:font-size="10.00pt" fo:font-weight="normal" fo:font-family="Monospace" style:font-family-asian="Monospace" style:font-family-complex="Monospace" fo:background-color="transparent" fo:color="#000000"/>
    </style:style>
    <style:style style:name="T4670" style:family="text">
      <style:text-properties fo:font-size="10.00pt" fo:font-weight="normal" fo:font-family="Monospace" style:font-family-asian="Monospace" style:font-family-complex="Monospace" fo:background-color="transparent" fo:color="#3f7f5f"/>
    </style:style>
    <style:style style:name="T4671" style:family="text">
      <style:text-properties fo:font-size="10.00pt" fo:font-weight="normal" fo:font-family="Monospace" style:font-family-asian="Monospace" style:font-family-complex="Monospace" fo:background-color="transparent" fo:color="#000000"/>
    </style:style>
    <style:style style:name="T4672" style:family="text">
      <style:text-properties fo:font-size="10.00pt" fo:font-weight="normal" fo:font-family="Monospace" style:font-family-asian="Monospace" style:font-family-complex="Monospace" fo:background-color="transparent" fo:color="#0000c0"/>
    </style:style>
    <style:style style:name="T4673" style:family="text">
      <style:text-properties fo:font-size="10.00pt" fo:font-weight="normal" fo:font-family="Monospace" style:font-family-asian="Monospace" style:font-family-complex="Monospace" fo:background-color="transparent" fo:color="#000000"/>
    </style:style>
    <style:style style:name="T4674" style:family="text">
      <style:text-properties fo:font-size="10.00pt" fo:font-weight="normal" fo:font-family="Monospace" style:font-family-asian="Monospace" style:font-family-complex="Monospace" fo:background-color="transparent" fo:color="#0000c0"/>
    </style:style>
    <style:style style:name="T4675" style:family="text">
      <style:text-properties fo:font-size="10.00pt" fo:font-weight="normal" fo:font-family="Monospace" style:font-family-asian="Monospace" style:font-family-complex="Monospace" fo:background-color="transparent" fo:color="#000000"/>
    </style:style>
    <style:style style:name="T4676" style:family="text">
      <style:text-properties fo:font-size="10.00pt" fo:font-weight="normal" fo:font-family="Monospace" style:font-family-asian="Monospace" style:font-family-complex="Monospace" fo:background-color="transparent" fo:color="#0000c0"/>
    </style:style>
    <style:style style:name="T4677" style:family="text">
      <style:text-properties fo:font-size="10.00pt" fo:font-weight="normal" fo:font-family="Monospace" style:font-family-asian="Monospace" style:font-family-complex="Monospace" fo:background-color="transparent" fo:color="#000000"/>
    </style:style>
    <style:style style:name="T4678" style:family="text">
      <style:text-properties fo:font-size="10.00pt" fo:font-weight="normal" fo:font-family="Monospace" style:font-family-asian="Monospace" style:font-family-complex="Monospace" fo:background-color="transparent" fo:color="#0000c0"/>
    </style:style>
    <style:style style:name="T4679" style:family="text">
      <style:text-properties fo:font-size="10.00pt" fo:font-weight="normal" fo:font-family="Monospace" style:font-family-asian="Monospace" style:font-family-complex="Monospace" fo:background-color="transparent" fo:color="#000000"/>
    </style:style>
    <style:style style:name="T4680" style:family="text">
      <style:text-properties fo:font-size="10.00pt" fo:font-weight="bold" fo:font-family="Monospace" style:font-family-asian="Monospace" style:font-family-complex="Monospace" fo:background-color="transparent" fo:color="#7f0055"/>
    </style:style>
    <style:style style:name="T4681" style:family="text">
      <style:text-properties fo:font-size="10.00pt" fo:font-weight="normal" fo:font-family="Monospace" style:font-family-asian="Monospace" style:font-family-complex="Monospace" fo:background-color="transparent" fo:color="#000000"/>
    </style:style>
    <style:style style:name="T4682" style:family="text">
      <style:text-properties fo:font-size="10.00pt" fo:font-weight="bold" fo:font-family="Monospace" style:font-family-asian="Monospace" style:font-family-complex="Monospace" fo:background-color="transparent" fo:color="#7f0055"/>
    </style:style>
    <style:style style:name="T4683" style:family="text">
      <style:text-properties fo:font-size="10.00pt" fo:font-weight="normal" fo:font-family="Monospace" style:font-family-asian="Monospace" style:font-family-complex="Monospace" fo:background-color="transparent" fo:color="#000000"/>
    </style:style>
    <style:style style:name="T4684" style:family="text">
      <style:text-properties fo:font-size="10.00pt" fo:font-weight="normal" fo:font-family="Monospace" style:font-family-asian="Monospace" style:font-family-complex="Monospace" fo:background-color="transparent" fo:color="#0000c0"/>
    </style:style>
    <style:style style:name="T4685" style:family="text">
      <style:text-properties fo:font-size="10.00pt" fo:font-weight="normal" fo:font-family="Monospace" style:font-family-asian="Monospace" style:font-family-complex="Monospace" fo:background-color="transparent" fo:color="#000000"/>
    </style:style>
    <style:style style:name="T4686" style:family="text">
      <style:text-properties fo:font-size="10.00pt" fo:font-weight="normal" fo:font-family="Monospace" style:font-family-asian="Monospace" style:font-family-complex="Monospace" fo:background-color="transparent" fo:color="#0000c0"/>
    </style:style>
    <style:style style:name="T4687" style:family="text">
      <style:text-properties fo:font-size="10.00pt" fo:font-weight="normal" fo:font-family="Monospace" style:font-family-asian="Monospace" style:font-family-complex="Monospace" fo:background-color="transparent" fo:color="#000000"/>
    </style:style>
    <style:style style:name="T4688" style:family="text">
      <style:text-properties fo:font-size="10.00pt" fo:font-weight="bold" fo:font-family="Monospace" style:font-family-asian="Monospace" style:font-family-complex="Monospace" fo:background-color="transparent" fo:color="#7f0055"/>
    </style:style>
    <style:style style:name="T4689" style:family="text">
      <style:text-properties fo:font-size="10.00pt" fo:font-weight="normal" fo:font-family="Monospace" style:font-family-asian="Monospace" style:font-family-complex="Monospace" fo:background-color="transparent" fo:color="#000000"/>
    </style:style>
    <style:style style:name="T4690" style:family="text">
      <style:text-properties fo:font-size="10.00pt" fo:font-weight="normal" fo:font-family="Monospace" style:font-family-asian="Monospace" style:font-family-complex="Monospace" fo:background-color="transparent" fo:color="#0000c0"/>
    </style:style>
    <style:style style:name="T4691" style:family="text">
      <style:text-properties fo:font-size="10.00pt" fo:font-weight="normal" fo:font-family="Monospace" style:font-family-asian="Monospace" style:font-family-complex="Monospace" fo:background-color="transparent" fo:color="#000000"/>
    </style:style>
    <style:style style:name="T4692" style:family="text">
      <style:text-properties fo:font-size="10.00pt" fo:font-weight="normal" fo:font-family="Monospace" style:font-family-asian="Monospace" style:font-family-complex="Monospace" fo:background-color="transparent" fo:color="#0000c0"/>
    </style:style>
    <style:style style:name="T4693" style:family="text">
      <style:text-properties fo:font-size="10.00pt" fo:font-weight="normal" fo:font-family="Monospace" style:font-family-asian="Monospace" style:font-family-complex="Monospace" fo:background-color="transparent" fo:color="#000000"/>
    </style:style>
    <style:style style:name="T4694" style:family="text">
      <style:text-properties fo:font-size="10.00pt" fo:font-weight="bold" fo:font-family="Monospace" style:font-family-asian="Monospace" style:font-family-complex="Monospace" fo:background-color="transparent" fo:color="#7f0055"/>
    </style:style>
    <style:style style:name="T4695" style:family="text">
      <style:text-properties fo:font-size="10.00pt" fo:font-weight="normal" fo:font-family="Monospace" style:font-family-asian="Monospace" style:font-family-complex="Monospace" fo:background-color="transparent" fo:color="#000000"/>
    </style:style>
    <style:style style:name="T4696" style:family="text">
      <style:text-properties fo:font-size="10.00pt" fo:font-weight="bold" fo:font-family="Monospace" style:font-family-asian="Monospace" style:font-family-complex="Monospace" fo:background-color="transparent" fo:color="#7f0055"/>
    </style:style>
    <style:style style:name="T4697" style:family="text">
      <style:text-properties fo:font-size="10.00pt" fo:font-weight="normal" fo:font-family="Monospace" style:font-family-asian="Monospace" style:font-family-complex="Monospace" fo:background-color="transparent" fo:color="#000000"/>
    </style:style>
    <style:style style:name="T4698" style:family="text">
      <style:text-properties fo:font-size="10.00pt" fo:font-weight="normal" fo:font-family="Monospace" style:font-family-asian="Monospace" style:font-family-complex="Monospace" fo:background-color="transparent" fo:color="#0000c0"/>
    </style:style>
    <style:style style:name="T4699" style:family="text">
      <style:text-properties fo:font-size="10.00pt" fo:font-weight="normal" fo:font-family="Monospace" style:font-family-asian="Monospace" style:font-family-complex="Monospace" fo:background-color="transparent" fo:color="#000000"/>
    </style:style>
    <style:style style:name="T4700" style:family="text">
      <style:text-properties fo:font-size="10.00pt" fo:font-weight="normal" fo:font-family="Monospace" style:font-family-asian="Monospace" style:font-family-complex="Monospace" fo:background-color="transparent" fo:color="#0000c0"/>
    </style:style>
    <style:style style:name="T4701" style:family="text">
      <style:text-properties fo:font-size="10.00pt" fo:font-weight="normal" fo:font-family="Monospace" style:font-family-asian="Monospace" style:font-family-complex="Monospace" fo:background-color="transparent" fo:color="#000000"/>
    </style:style>
    <style:style style:name="T4702" style:family="text">
      <style:text-properties fo:font-size="10.00pt" fo:font-weight="bold" fo:font-family="Monospace" style:font-family-asian="Monospace" style:font-family-complex="Monospace" fo:background-color="transparent" fo:color="#7f0055"/>
    </style:style>
    <style:style style:name="T4703" style:family="text">
      <style:text-properties fo:font-size="10.00pt" fo:font-weight="normal" fo:font-family="Monospace" style:font-family-asian="Monospace" style:font-family-complex="Monospace" fo:background-color="transparent" fo:color="#000000"/>
    </style:style>
    <style:style style:name="T4704" style:family="text">
      <style:text-properties fo:font-size="10.00pt" fo:font-weight="bold" fo:font-family="Monospace" style:font-family-asian="Monospace" style:font-family-complex="Monospace" fo:background-color="transparent" fo:color="#7f0055"/>
    </style:style>
    <style:style style:name="T4705" style:family="text">
      <style:text-properties fo:font-size="10.00pt" fo:font-weight="normal" fo:font-family="Monospace" style:font-family-asian="Monospace" style:font-family-complex="Monospace" fo:background-color="transparent" fo:color="#000000"/>
    </style:style>
    <style:style style:name="T4706" style:family="text">
      <style:text-properties fo:font-size="10.00pt" fo:font-weight="normal" fo:font-family="Monospace" style:font-family-asian="Monospace" style:font-family-complex="Monospace" fo:background-color="transparent" fo:color="#0000c0"/>
    </style:style>
    <style:style style:name="T4707" style:family="text">
      <style:text-properties fo:font-size="10.00pt" fo:font-weight="normal" fo:font-family="Monospace" style:font-family-asian="Monospace" style:font-family-complex="Monospace" fo:background-color="transparent" fo:color="#000000"/>
    </style:style>
    <style:style style:name="T4708" style:family="text">
      <style:text-properties fo:font-size="10.00pt" fo:font-weight="normal" fo:font-family="Monospace" style:font-family-asian="Monospace" style:font-family-complex="Monospace" fo:background-color="transparent" fo:color="#0000c0"/>
    </style:style>
    <style:style style:name="T4709" style:family="text">
      <style:text-properties fo:font-size="10.00pt" fo:font-weight="normal" fo:font-family="Monospace" style:font-family-asian="Monospace" style:font-family-complex="Monospace" fo:background-color="transparent" fo:color="#000000"/>
    </style:style>
    <style:style style:name="T4710" style:family="text">
      <style:text-properties fo:font-size="10.00pt" fo:font-weight="bold" fo:font-family="Monospace" style:font-family-asian="Monospace" style:font-family-complex="Monospace" fo:background-color="transparent" fo:color="#7f0055"/>
    </style:style>
    <style:style style:name="T4711" style:family="text">
      <style:text-properties fo:font-size="10.00pt" fo:font-weight="normal" fo:font-family="Monospace" style:font-family-asian="Monospace" style:font-family-complex="Monospace" fo:background-color="transparent" fo:color="#000000"/>
    </style:style>
    <style:style style:name="T4712" style:family="text">
      <style:text-properties fo:font-size="10.00pt" fo:font-weight="bold" fo:font-family="Monospace" style:font-family-asian="Monospace" style:font-family-complex="Monospace" fo:background-color="transparent" fo:color="#7f0055"/>
    </style:style>
    <style:style style:name="T4713" style:family="text">
      <style:text-properties fo:font-size="10.00pt" fo:font-weight="normal" fo:font-family="Monospace" style:font-family-asian="Monospace" style:font-family-complex="Monospace" fo:background-color="transparent" fo:color="#000000"/>
    </style:style>
    <style:style style:name="T4714" style:family="text">
      <style:text-properties fo:font-size="10.00pt" fo:font-weight="normal" fo:font-family="Monospace" style:font-family-asian="Monospace" style:font-family-complex="Monospace" fo:background-color="transparent" fo:color="#0000c0"/>
    </style:style>
    <style:style style:name="T4715" style:family="text">
      <style:text-properties fo:font-size="10.00pt" fo:font-weight="normal" fo:font-family="Monospace" style:font-family-asian="Monospace" style:font-family-complex="Monospace" fo:background-color="transparent" fo:color="#000000"/>
    </style:style>
    <style:style style:name="T4716" style:family="text">
      <style:text-properties fo:font-size="10.00pt" fo:font-weight="normal" fo:font-family="Monospace" style:font-family-asian="Monospace" style:font-family-complex="Monospace" fo:background-color="transparent" fo:color="#0000c0"/>
    </style:style>
    <style:style style:name="T4717" style:family="text">
      <style:text-properties fo:font-size="10.00pt" fo:font-weight="normal" fo:font-family="Monospace" style:font-family-asian="Monospace" style:font-family-complex="Monospace" fo:background-color="transparent" fo:color="#000000"/>
    </style:style>
    <style:style style:name="T4718" style:family="text">
      <style:text-properties fo:font-size="10.00pt" fo:font-weight="bold" fo:font-family="Monospace" style:font-family-asian="Monospace" style:font-family-complex="Monospace" fo:background-color="transparent" fo:color="#7f0055"/>
    </style:style>
    <style:style style:name="T4719" style:family="text">
      <style:text-properties fo:font-size="10.00pt" fo:font-weight="normal" fo:font-family="Monospace" style:font-family-asian="Monospace" style:font-family-complex="Monospace" fo:background-color="transparent" fo:color="#000000"/>
    </style:style>
    <style:style style:name="T4720" style:family="text">
      <style:text-properties fo:font-size="10.00pt" fo:font-weight="bold" fo:font-family="Monospace" style:font-family-asian="Monospace" style:font-family-complex="Monospace" fo:background-color="transparent" fo:color="#7f0055"/>
    </style:style>
    <style:style style:name="T4721" style:family="text">
      <style:text-properties fo:font-size="10.00pt" fo:font-weight="normal" fo:font-family="Monospace" style:font-family-asian="Monospace" style:font-family-complex="Monospace" fo:background-color="transparent" fo:color="#000000"/>
    </style:style>
    <style:style style:name="T4722" style:family="text">
      <style:text-properties fo:font-size="10.00pt" fo:font-weight="normal" fo:font-family="Monospace" style:font-family-asian="Monospace" style:font-family-complex="Monospace" fo:background-color="transparent" fo:color="#0000c0"/>
    </style:style>
    <style:style style:name="T4723" style:family="text">
      <style:text-properties fo:font-size="10.00pt" fo:font-weight="normal" fo:font-family="Monospace" style:font-family-asian="Monospace" style:font-family-complex="Monospace" fo:background-color="transparent" fo:color="#000000"/>
    </style:style>
    <style:style style:name="T4724" style:family="text">
      <style:text-properties fo:font-size="10.00pt" fo:font-weight="normal" fo:font-family="Monospace" style:font-family-asian="Monospace" style:font-family-complex="Monospace" fo:background-color="transparent" fo:color="#0000c0"/>
    </style:style>
    <style:style style:name="T4725" style:family="text">
      <style:text-properties fo:font-size="10.00pt" fo:font-weight="normal" fo:font-family="Monospace" style:font-family-asian="Monospace" style:font-family-complex="Monospace" fo:background-color="transparent" fo:color="#000000"/>
    </style:style>
    <style:style style:name="T4726" style:family="text">
      <style:text-properties fo:font-size="10.00pt" fo:font-weight="normal" fo:font-family="Monospace" style:font-family-asian="Monospace" style:font-family-complex="Monospace" fo:background-color="transparent" fo:color="#0000c0"/>
    </style:style>
    <style:style style:name="T4727" style:family="text">
      <style:text-properties fo:font-size="10.00pt" fo:font-weight="normal" fo:font-family="Monospace" style:font-family-asian="Monospace" style:font-family-complex="Monospace" fo:background-color="transparent" fo:color="#000000"/>
    </style:style>
    <style:style style:name="T4728" style:family="text">
      <style:text-properties fo:font-size="10.00pt" fo:font-weight="bold" fo:font-family="Monospace" style:font-family-asian="Monospace" style:font-family-complex="Monospace" fo:background-color="transparent" fo:color="#7f0055"/>
    </style:style>
    <style:style style:name="T4729" style:family="text">
      <style:text-properties fo:font-size="10.00pt" fo:font-weight="normal" fo:font-family="Monospace" style:font-family-asian="Monospace" style:font-family-complex="Monospace" fo:background-color="transparent" fo:color="#000000"/>
    </style:style>
    <style:style style:name="T4730" style:family="text">
      <style:text-properties fo:font-size="10.00pt" fo:font-weight="bold" fo:font-family="Monospace" style:font-family-asian="Monospace" style:font-family-complex="Monospace" fo:background-color="transparent" fo:color="#7f0055"/>
    </style:style>
    <style:style style:name="T4731" style:family="text">
      <style:text-properties fo:font-size="10.00pt" fo:font-weight="normal" fo:font-family="Monospace" style:font-family-asian="Monospace" style:font-family-complex="Monospace" fo:background-color="transparent" fo:color="#000000"/>
    </style:style>
    <style:style style:name="T4732" style:family="text">
      <style:text-properties fo:font-size="10.00pt" fo:font-weight="normal" fo:font-family="Monospace" style:font-family-asian="Monospace" style:font-family-complex="Monospace" fo:background-color="transparent" fo:color="#0000c0"/>
    </style:style>
    <style:style style:name="T4733" style:family="text">
      <style:text-properties fo:font-size="10.00pt" fo:font-weight="normal" fo:font-family="Monospace" style:font-family-asian="Monospace" style:font-family-complex="Monospace" fo:background-color="transparent" fo:color="#000000"/>
    </style:style>
    <style:style style:name="T4734" style:family="text">
      <style:text-properties fo:font-size="10.00pt" fo:font-weight="normal" fo:font-family="Monospace" style:font-family-asian="Monospace" style:font-family-complex="Monospace" fo:background-color="transparent" fo:color="#0000c0"/>
    </style:style>
    <style:style style:name="T4735" style:family="text">
      <style:text-properties fo:font-size="10.00pt" fo:font-weight="normal" fo:font-family="Monospace" style:font-family-asian="Monospace" style:font-family-complex="Monospace" fo:background-color="transparent" fo:color="#000000"/>
    </style:style>
    <style:style style:name="T4736" style:family="text">
      <style:text-properties fo:font-size="10.00pt" fo:font-weight="bold" fo:font-family="Monospace" style:font-family-asian="Monospace" style:font-family-complex="Monospace" fo:background-color="transparent" fo:color="#7f0055"/>
    </style:style>
    <style:style style:name="T4737" style:family="text">
      <style:text-properties fo:font-size="10.00pt" fo:font-weight="normal" fo:font-family="Monospace" style:font-family-asian="Monospace" style:font-family-complex="Monospace" fo:background-color="transparent" fo:color="#000000"/>
    </style:style>
    <style:style style:name="T4738" style:family="text">
      <style:text-properties fo:font-size="10.00pt" fo:font-weight="bold" fo:font-family="Monospace" style:font-family-asian="Monospace" style:font-family-complex="Monospace" fo:background-color="transparent" fo:color="#7f0055"/>
    </style:style>
    <style:style style:name="T4739" style:family="text">
      <style:text-properties fo:font-size="10.00pt" fo:font-weight="normal" fo:font-family="Monospace" style:font-family-asian="Monospace" style:font-family-complex="Monospace" fo:background-color="transparent" fo:color="#000000"/>
    </style:style>
    <style:style style:name="T4740" style:family="text">
      <style:text-properties fo:font-size="10.00pt" fo:font-weight="normal" fo:font-family="Monospace" style:font-family-asian="Monospace" style:font-family-complex="Monospace" fo:background-color="transparent" fo:color="#0000c0"/>
    </style:style>
    <style:style style:name="T4741" style:family="text">
      <style:text-properties fo:font-size="10.00pt" fo:font-weight="normal" fo:font-family="Monospace" style:font-family-asian="Monospace" style:font-family-complex="Monospace" fo:background-color="transparent" fo:color="#000000"/>
    </style:style>
    <style:style style:name="T4742" style:family="text">
      <style:text-properties fo:font-size="10.00pt" fo:font-weight="normal" fo:font-family="Monospace" style:font-family-asian="Monospace" style:font-family-complex="Monospace" fo:background-color="transparent" fo:color="#0000c0"/>
    </style:style>
    <style:style style:name="T4743" style:family="text">
      <style:text-properties fo:font-size="10.00pt" fo:font-weight="normal" fo:font-family="Monospace" style:font-family-asian="Monospace" style:font-family-complex="Monospace" fo:background-color="transparent" fo:color="#000000"/>
    </style:style>
    <style:style style:name="T4744" style:family="text">
      <style:text-properties fo:font-size="10.00pt" fo:font-weight="normal" fo:font-family="Monospace" style:font-family-asian="Monospace" style:font-family-complex="Monospace" fo:background-color="transparent" fo:color="#0000c0"/>
    </style:style>
    <style:style style:name="T4745" style:family="text">
      <style:text-properties fo:font-size="10.00pt" fo:font-weight="normal" fo:font-family="Monospace" style:font-family-asian="Monospace" style:font-family-complex="Monospace" fo:background-color="transparent" fo:color="#000000"/>
    </style:style>
    <style:style style:name="T4746" style:family="text">
      <style:text-properties fo:font-size="10.00pt" fo:font-weight="normal" fo:font-family="Monospace" style:font-family-asian="Monospace" style:font-family-complex="Monospace" fo:background-color="transparent" fo:color="#0000c0"/>
    </style:style>
    <style:style style:name="T4747" style:family="text">
      <style:text-properties fo:font-size="10.00pt" fo:font-weight="normal" fo:font-family="Monospace" style:font-family-asian="Monospace" style:font-family-complex="Monospace" fo:background-color="transparent" fo:color="#000000"/>
    </style:style>
    <style:style style:name="T4748" style:family="text">
      <style:text-properties fo:font-size="10.00pt" fo:font-weight="bold" fo:font-family="Monospace" style:font-family-asian="Monospace" style:font-family-complex="Monospace" fo:background-color="transparent" fo:color="#7f0055"/>
    </style:style>
    <style:style style:name="T4749" style:family="text">
      <style:text-properties fo:font-size="10.00pt" fo:font-weight="normal" fo:font-family="Monospace" style:font-family-asian="Monospace" style:font-family-complex="Monospace" fo:background-color="transparent" fo:color="#000000"/>
    </style:style>
    <style:style style:name="T4750" style:family="text">
      <style:text-properties fo:font-size="10.00pt" fo:font-weight="bold" fo:font-family="Monospace" style:font-family-asian="Monospace" style:font-family-complex="Monospace" fo:background-color="transparent" fo:color="#000000"/>
    </style:style>
    <style:style style:name="T4751" style:family="text">
      <style:text-properties fo:font-size="10.00pt" fo:font-weight="normal" fo:font-family="Monospace" style:font-family-asian="Monospace" style:font-family-complex="Monospace" fo:background-color="transparent" fo:color="#000000"/>
    </style:style>
    <style:style style:name="T4752" style:family="text">
      <style:text-properties fo:font-size="10.00pt" fo:font-weight="normal" fo:font-family="Monospace" style:font-family-asian="Monospace" style:font-family-complex="Monospace" fo:background-color="transparent" fo:color="#0000c0"/>
    </style:style>
    <style:style style:name="T4753" style:family="text">
      <style:text-properties fo:font-size="10.00pt" fo:font-weight="normal" fo:font-family="Monospace" style:font-family-asian="Monospace" style:font-family-complex="Monospace" fo:background-color="transparent" fo:color="#000000"/>
    </style:style>
    <style:style style:name="T4754" style:family="text">
      <style:text-properties fo:font-size="10.00pt" fo:font-weight="normal" fo:font-family="Monospace" style:font-family-asian="Monospace" style:font-family-complex="Monospace" fo:background-color="transparent" fo:color="#0000c0"/>
    </style:style>
    <style:style style:name="T4755" style:family="text">
      <style:text-properties fo:font-size="10.00pt" fo:font-weight="normal" fo:font-family="Monospace" style:font-family-asian="Monospace" style:font-family-complex="Monospace" fo:background-color="transparent" fo:color="#000000"/>
    </style:style>
    <style:style style:name="T4756" style:family="text">
      <style:text-properties fo:font-size="10.00pt" fo:font-weight="normal" fo:font-family="Monospace" style:font-family-asian="Monospace" style:font-family-complex="Monospace" fo:background-color="transparent" fo:color="#0000c0"/>
    </style:style>
    <style:style style:name="T4757" style:family="text">
      <style:text-properties fo:font-size="10.00pt" fo:font-weight="normal" fo:font-family="Monospace" style:font-family-asian="Monospace" style:font-family-complex="Monospace" fo:background-color="transparent" fo:color="#000000"/>
    </style:style>
    <style:style style:name="T4758" style:family="text">
      <style:text-properties fo:font-size="10.00pt" fo:font-weight="normal" fo:font-family="Monospace" style:font-family-asian="Monospace" style:font-family-complex="Monospace" fo:background-color="transparent" fo:color="#0000c0"/>
    </style:style>
    <style:style style:name="T4759" style:family="text">
      <style:text-properties fo:font-size="10.00pt" fo:font-weight="normal" fo:font-family="Monospace" style:font-family-asian="Monospace" style:font-family-complex="Monospace" fo:background-color="transparent" fo:color="#000000"/>
    </style:style>
    <style:style style:name="T4760" style:family="text">
      <style:text-properties fo:font-size="10.00pt" fo:font-weight="bold" fo:font-family="Monospace" style:font-family-asian="Monospace" style:font-family-complex="Monospace" fo:background-color="transparent" fo:color="#7f0055"/>
    </style:style>
    <style:style style:name="T4761" style:family="text">
      <style:text-properties fo:font-size="10.00pt" fo:font-weight="normal" fo:font-family="Monospace" style:font-family-asian="Monospace" style:font-family-complex="Monospace" fo:background-color="transparent" fo:color="#000000"/>
    </style:style>
    <style:style style:name="T4762" style:family="text">
      <style:text-properties fo:font-size="10.00pt" fo:font-weight="bold" fo:font-family="Monospace" style:font-family-asian="Monospace" style:font-family-complex="Monospace" fo:background-color="transparent" fo:color="#7f0055"/>
    </style:style>
    <style:style style:name="T4763" style:family="text">
      <style:text-properties fo:font-size="10.00pt" fo:font-weight="normal" fo:font-family="Monospace" style:font-family-asian="Monospace" style:font-family-complex="Monospace" fo:background-color="transparent" fo:color="#000000"/>
    </style:style>
    <style:style style:name="T4764" style:family="text">
      <style:text-properties fo:font-size="10.00pt" fo:font-weight="bold" fo:font-family="Monospace" style:font-family-asian="Monospace" style:font-family-complex="Monospace" fo:background-color="transparent" fo:color="#000000"/>
    </style:style>
    <style:style style:name="T4765" style:family="text">
      <style:text-properties fo:font-size="10.00pt" fo:font-weight="normal" fo:font-family="Monospace" style:font-family-asian="Monospace" style:font-family-complex="Monospace" fo:background-color="transparent" fo:color="#000000"/>
    </style:style>
    <style:style style:name="T4766" style:family="text">
      <style:text-properties fo:font-size="10.00pt" fo:font-weight="bold" fo:font-family="Monospace" style:font-family-asian="Monospace" style:font-family-complex="Monospace" fo:background-color="transparent" fo:color="#7f0055"/>
    </style:style>
    <style:style style:name="T4767" style:family="text">
      <style:text-properties fo:font-size="10.00pt" fo:font-weight="normal" fo:font-family="Monospace" style:font-family-asian="Monospace" style:font-family-complex="Monospace" fo:background-color="transparent" fo:color="#000000"/>
    </style:style>
    <style:style style:name="T4768" style:family="text">
      <style:text-properties fo:font-size="10.00pt" fo:font-weight="bold" fo:font-family="Monospace" style:font-family-asian="Monospace" style:font-family-complex="Monospace" fo:background-color="transparent" fo:color="#7f0055"/>
    </style:style>
    <style:style style:name="T4769" style:family="text">
      <style:text-properties fo:font-size="10.00pt" fo:font-weight="normal" fo:font-family="Monospace" style:font-family-asian="Monospace" style:font-family-complex="Monospace" fo:background-color="transparent" fo:color="#000000"/>
    </style:style>
    <style:style style:name="T4770" style:family="text">
      <style:text-properties fo:font-size="10.00pt" fo:font-weight="normal" fo:font-family="Monospace" style:font-family-asian="Monospace" style:font-family-complex="Monospace" fo:background-color="transparent" fo:color="#0000c0"/>
    </style:style>
    <style:style style:name="T4771" style:family="text">
      <style:text-properties fo:font-size="10.00pt" fo:font-weight="normal" fo:font-family="Monospace" style:font-family-asian="Monospace" style:font-family-complex="Monospace" fo:background-color="transparent" fo:color="#000000"/>
    </style:style>
    <style:style style:name="T4772" style:family="text">
      <style:text-properties fo:font-size="10.00pt" fo:font-weight="normal" fo:font-family="Monospace" style:font-family-asian="Monospace" style:font-family-complex="Monospace" fo:background-color="transparent" fo:color="#0000c0"/>
    </style:style>
    <style:style style:name="T4773" style:family="text">
      <style:text-properties fo:font-size="10.00pt" fo:font-weight="normal" fo:font-family="Monospace" style:font-family-asian="Monospace" style:font-family-complex="Monospace" fo:background-color="transparent" fo:color="#000000"/>
    </style:style>
    <style:style style:name="T4774" style:family="text">
      <style:text-properties fo:font-size="10.00pt" fo:font-weight="normal" fo:font-family="Monospace" style:font-family-asian="Monospace" style:font-family-complex="Monospace" fo:background-color="transparent" fo:color="#0000c0"/>
    </style:style>
    <style:style style:name="T4775" style:family="text">
      <style:text-properties fo:font-size="10.00pt" fo:font-weight="normal" fo:font-family="Monospace" style:font-family-asian="Monospace" style:font-family-complex="Monospace" fo:background-color="transparent" fo:color="#000000"/>
    </style:style>
    <style:style style:name="T4776" style:family="text">
      <style:text-properties fo:font-size="10.00pt" fo:font-weight="normal" fo:font-family="Monospace" style:font-family-asian="Monospace" style:font-family-complex="Monospace" fo:background-color="transparent" fo:color="#0000c0"/>
    </style:style>
    <style:style style:name="T4777" style:family="text">
      <style:text-properties fo:font-size="10.00pt" fo:font-weight="normal" fo:font-family="Monospace" style:font-family-asian="Monospace" style:font-family-complex="Monospace" fo:background-color="transparent" fo:color="#000000"/>
    </style:style>
    <style:style style:name="T4778" style:family="text">
      <style:text-properties fo:font-size="10.00pt" fo:font-weight="normal" fo:font-family="Monospace" style:font-family-asian="Monospace" style:font-family-complex="Monospace" fo:background-color="transparent" fo:color="#0000c0"/>
    </style:style>
    <style:style style:name="T4779" style:family="text">
      <style:text-properties fo:font-size="10.00pt" fo:font-weight="normal" fo:font-family="Monospace" style:font-family-asian="Monospace" style:font-family-complex="Monospace" fo:background-color="transparent" fo:color="#000000"/>
    </style:style>
    <style:style style:name="T4780" style:family="text">
      <style:text-properties fo:font-size="10.00pt" fo:font-weight="normal" fo:font-family="Monospace" style:font-family-asian="Monospace" style:font-family-complex="Monospace" fo:background-color="transparent" fo:color="#0000c0"/>
    </style:style>
    <style:style style:name="T4781" style:family="text">
      <style:text-properties fo:font-size="10.00pt" fo:font-weight="normal" fo:font-family="Monospace" style:font-family-asian="Monospace" style:font-family-complex="Monospace" fo:background-color="transparent" fo:color="#000000"/>
    </style:style>
    <style:style style:name="T4782" style:family="text">
      <style:text-properties fo:font-size="10.00pt" fo:font-weight="normal" fo:font-family="Monospace" style:font-family-asian="Monospace" style:font-family-complex="Monospace" fo:background-color="transparent" fo:color="#0000c0"/>
    </style:style>
    <style:style style:name="T4783" style:family="text">
      <style:text-properties fo:font-size="10.00pt" fo:font-weight="normal" fo:font-family="Monospace" style:font-family-asian="Monospace" style:font-family-complex="Monospace" fo:background-color="transparent" fo:color="#000000"/>
    </style:style>
    <style:style style:name="T4784" style:family="text">
      <style:text-properties fo:font-size="10.00pt" fo:font-weight="normal" fo:font-family="Monospace" style:font-family-asian="Monospace" style:font-family-complex="Monospace" fo:background-color="transparent" fo:color="#0000c0"/>
    </style:style>
    <style:style style:name="T4785" style:family="text">
      <style:text-properties fo:font-size="10.00pt" fo:font-weight="normal" fo:font-family="Monospace" style:font-family-asian="Monospace" style:font-family-complex="Monospace" fo:background-color="transparent" fo:color="#000000"/>
    </style:style>
    <style:style style:name="T4786" style:family="text">
      <style:text-properties fo:font-size="10.00pt" fo:font-weight="normal" fo:font-family="Monospace" style:font-family-asian="Monospace" style:font-family-complex="Monospace" fo:background-color="transparent" fo:color="#0000c0"/>
    </style:style>
    <style:style style:name="T4787" style:family="text">
      <style:text-properties fo:font-size="10.00pt" fo:font-weight="normal" fo:font-family="Monospace" style:font-family-asian="Monospace" style:font-family-complex="Monospace" fo:background-color="transparent" fo:color="#000000"/>
    </style:style>
    <style:style style:name="T4788" style:family="text">
      <style:text-properties fo:font-size="10.00pt" fo:font-weight="normal" fo:font-family="Monospace" style:font-family-asian="Monospace" style:font-family-complex="Monospace" fo:background-color="transparent" fo:color="#0000c0"/>
    </style:style>
    <style:style style:name="T4789" style:family="text">
      <style:text-properties fo:font-size="10.00pt" fo:font-weight="normal" fo:font-family="Monospace" style:font-family-asian="Monospace" style:font-family-complex="Monospace" fo:background-color="transparent" fo:color="#000000"/>
    </style:style>
    <style:style style:name="T4790" style:family="text">
      <style:text-properties fo:font-size="10.00pt" fo:font-weight="normal" fo:font-family="Monospace" style:font-family-asian="Monospace" style:font-family-complex="Monospace" fo:background-color="transparent" fo:color="#0000c0"/>
    </style:style>
    <style:style style:name="T4791" style:family="text">
      <style:text-properties fo:font-size="10.00pt" fo:font-weight="normal" fo:font-family="Monospace" style:font-family-asian="Monospace" style:font-family-complex="Monospace" fo:background-color="transparent" fo:color="#000000"/>
    </style:style>
    <style:style style:name="T4792" style:family="text">
      <style:text-properties fo:font-size="10.00pt" fo:font-weight="normal" fo:font-family="Monospace" style:font-family-asian="Monospace" style:font-family-complex="Monospace" fo:background-color="transparent" fo:color="#0000c0"/>
    </style:style>
    <style:style style:name="T4793" style:family="text">
      <style:text-properties fo:font-size="10.00pt" fo:font-weight="normal" fo:font-family="Monospace" style:font-family-asian="Monospace" style:font-family-complex="Monospace" fo:background-color="transparent" fo:color="#000000"/>
    </style:style>
    <style:style style:name="T4794" style:family="text">
      <style:text-properties fo:font-size="10.00pt" fo:font-weight="normal" fo:font-family="Monospace" style:font-family-asian="Monospace" style:font-family-complex="Monospace" fo:background-color="transparent" fo:color="#0000c0"/>
    </style:style>
    <style:style style:name="T4795" style:family="text">
      <style:text-properties fo:font-size="10.00pt" fo:font-weight="normal" fo:font-family="Monospace" style:font-family-asian="Monospace" style:font-family-complex="Monospace" fo:background-color="transparent" fo:color="#000000"/>
    </style:style>
    <style:style style:name="T4796" style:family="text">
      <style:text-properties fo:font-size="10.00pt" fo:font-weight="normal" fo:font-family="Monospace" style:font-family-asian="Monospace" style:font-family-complex="Monospace" fo:background-color="transparent" fo:color="#0000c0"/>
    </style:style>
    <style:style style:name="T4797" style:family="text">
      <style:text-properties fo:font-size="10.00pt" fo:font-weight="normal" fo:font-family="Monospace" style:font-family-asian="Monospace" style:font-family-complex="Monospace" fo:background-color="transparent" fo:color="#000000"/>
    </style:style>
    <style:style style:name="T4798" style:family="text">
      <style:text-properties fo:font-size="10.00pt" fo:font-weight="normal" fo:font-family="Monospace" style:font-family-asian="Monospace" style:font-family-complex="Monospace" fo:background-color="transparent" fo:color="#0000c0"/>
    </style:style>
    <style:style style:name="T4799" style:family="text">
      <style:text-properties fo:font-size="10.00pt" fo:font-weight="normal" fo:font-family="Monospace" style:font-family-asian="Monospace" style:font-family-complex="Monospace" fo:background-color="transparent" fo:color="#000000"/>
    </style:style>
    <style:style style:name="T4800" style:family="text">
      <style:text-properties fo:font-size="10.00pt" fo:font-weight="normal" fo:font-family="Monospace" style:font-family-asian="Monospace" style:font-family-complex="Monospace" fo:background-color="transparent" fo:color="#0000c0"/>
    </style:style>
    <style:style style:name="T4801" style:family="text">
      <style:text-properties fo:font-size="10.00pt" fo:font-weight="normal" fo:font-family="Monospace" style:font-family-asian="Monospace" style:font-family-complex="Monospace" fo:background-color="transparent" fo:color="#000000"/>
    </style:style>
    <style:style style:name="T4802" style:family="text">
      <style:text-properties fo:font-size="10.00pt" fo:font-weight="normal" fo:font-family="Monospace" style:font-family-asian="Monospace" style:font-family-complex="Monospace" fo:background-color="transparent" fo:color="#0000c0"/>
    </style:style>
    <style:style style:name="T4803" style:family="text">
      <style:text-properties fo:font-size="10.00pt" fo:font-weight="normal" fo:font-family="Monospace" style:font-family-asian="Monospace" style:font-family-complex="Monospace" fo:background-color="transparent" fo:color="#000000"/>
    </style:style>
    <style:style style:name="T4804" style:family="text">
      <style:text-properties fo:font-size="10.00pt" fo:font-weight="normal" fo:font-family="Monospace" style:font-family-asian="Monospace" style:font-family-complex="Monospace" fo:background-color="transparent" fo:color="#0000c0"/>
    </style:style>
    <style:style style:name="T4805" style:family="text">
      <style:text-properties fo:font-size="10.00pt" fo:font-weight="normal" fo:font-family="Monospace" style:font-family-asian="Monospace" style:font-family-complex="Monospace" fo:background-color="transparent" fo:color="#000000"/>
    </style:style>
    <style:style style:name="T4806" style:family="text">
      <style:text-properties fo:font-size="10.00pt" fo:font-weight="normal" fo:font-family="Monospace" style:font-family-asian="Monospace" style:font-family-complex="Monospace" fo:background-color="transparent" fo:color="#0000c0"/>
    </style:style>
    <style:style style:name="T4807" style:family="text">
      <style:text-properties fo:font-size="10.00pt" fo:font-weight="normal" fo:font-family="Monospace" style:font-family-asian="Monospace" style:font-family-complex="Monospace" fo:background-color="transparent" fo:color="#000000"/>
    </style:style>
    <style:style style:name="T4808" style:family="text">
      <style:text-properties fo:font-size="10.00pt" fo:font-weight="normal" fo:font-family="Monospace" style:font-family-asian="Monospace" style:font-family-complex="Monospace" fo:background-color="transparent" fo:color="#0000c0"/>
    </style:style>
    <style:style style:name="T4809" style:family="text">
      <style:text-properties fo:font-size="10.00pt" fo:font-weight="normal" fo:font-family="Monospace" style:font-family-asian="Monospace" style:font-family-complex="Monospace" fo:background-color="transparent" fo:color="#000000"/>
    </style:style>
    <style:style style:name="T4810" style:family="text">
      <style:text-properties fo:font-size="10.00pt" fo:font-weight="normal" fo:font-family="Monospace" style:font-family-asian="Monospace" style:font-family-complex="Monospace" fo:background-color="transparent" fo:color="#0000c0"/>
    </style:style>
    <style:style style:name="T4811" style:family="text">
      <style:text-properties fo:font-size="10.00pt" fo:font-weight="normal" fo:font-family="Monospace" style:font-family-asian="Monospace" style:font-family-complex="Monospace" fo:background-color="transparent" fo:color="#000000"/>
    </style:style>
    <style:style style:name="T4812" style:family="text">
      <style:text-properties fo:font-size="10.00pt" fo:font-weight="normal" fo:font-family="Monospace" style:font-family-asian="Monospace" style:font-family-complex="Monospace" fo:background-color="transparent" fo:color="#0000c0"/>
    </style:style>
    <style:style style:name="T4813" style:family="text">
      <style:text-properties fo:font-size="10.00pt" fo:font-weight="normal" fo:font-family="Monospace" style:font-family-asian="Monospace" style:font-family-complex="Monospace" fo:background-color="transparent" fo:color="#000000"/>
    </style:style>
    <style:style style:name="T4814" style:family="text">
      <style:text-properties fo:font-size="10.00pt" fo:font-weight="bold" fo:font-family="Monospace" style:font-family-asian="Monospace" style:font-family-complex="Monospace" fo:background-color="transparent" fo:color="#7f0055"/>
    </style:style>
    <style:style style:name="T4815" style:family="text">
      <style:text-properties fo:font-size="10.00pt" fo:font-weight="normal" fo:font-family="Monospace" style:font-family-asian="Monospace" style:font-family-complex="Monospace" fo:background-color="transparent" fo:color="#000000"/>
    </style:style>
    <style:style style:name="T4816" style:family="text">
      <style:text-properties fo:font-size="10.00pt" fo:font-weight="bold" fo:font-family="Monospace" style:font-family-asian="Monospace" style:font-family-complex="Monospace" fo:background-color="transparent" fo:color="#7f0055"/>
    </style:style>
    <style:style style:name="T4817" style:family="text">
      <style:text-properties fo:font-size="10.00pt" fo:font-weight="normal" fo:font-family="Monospace" style:font-family-asian="Monospace" style:font-family-complex="Monospace" fo:background-color="transparent" fo:color="#000000"/>
    </style:style>
    <style:style style:name="T4818" style:family="text">
      <style:text-properties fo:font-size="10.00pt" fo:font-weight="bold" fo:font-family="Monospace" style:font-family-asian="Monospace" style:font-family-complex="Monospace" fo:background-color="transparent" fo:color="#000000"/>
    </style:style>
    <style:style style:name="T4819" style:family="text">
      <style:text-properties fo:font-size="10.00pt" fo:font-weight="normal" fo:font-family="Monospace" style:font-family-asian="Monospace" style:font-family-complex="Monospace" fo:background-color="transparent" fo:color="#000000"/>
    </style:style>
    <style:style style:name="T4820" style:family="text">
      <style:text-properties fo:font-size="10.00pt" fo:font-weight="normal" fo:font-family="Monospace" style:font-family-asian="Monospace" style:font-family-complex="Monospace" fo:background-color="transparent" fo:color="#0000c0"/>
    </style:style>
    <style:style style:name="T4821" style:family="text">
      <style:text-properties fo:font-size="10.00pt" fo:font-weight="normal" fo:font-family="Monospace" style:font-family-asian="Monospace" style:font-family-complex="Monospace" fo:background-color="transparent" fo:color="#000000"/>
    </style:style>
    <style:style style:name="T4822" style:family="text">
      <style:text-properties fo:font-size="10.00pt" fo:font-weight="normal" fo:font-family="Monospace" style:font-family-asian="Monospace" style:font-family-complex="Monospace" fo:background-color="transparent" fo:color="#0000c0"/>
    </style:style>
    <style:style style:name="T4823" style:family="text">
      <style:text-properties fo:font-size="10.00pt" fo:font-weight="normal" fo:font-family="Monospace" style:font-family-asian="Monospace" style:font-family-complex="Monospace" fo:background-color="transparent" fo:color="#000000"/>
    </style:style>
    <style:style style:name="T4824" style:family="text">
      <style:text-properties fo:font-size="10.00pt" fo:font-weight="normal" fo:font-family="Monospace" style:font-family-asian="Monospace" style:font-family-complex="Monospace" fo:background-color="transparent" fo:color="#0000c0"/>
    </style:style>
    <style:style style:name="T4825" style:family="text">
      <style:text-properties fo:font-size="10.00pt" fo:font-weight="normal" fo:font-family="Monospace" style:font-family-asian="Monospace" style:font-family-complex="Monospace" fo:background-color="transparent" fo:color="#000000"/>
    </style:style>
    <style:style style:name="T4826" style:family="text">
      <style:text-properties fo:font-size="10.00pt" fo:font-weight="normal" fo:font-family="Monospace" style:font-family-asian="Monospace" style:font-family-complex="Monospace" fo:background-color="transparent" fo:color="#0000c0"/>
    </style:style>
    <style:style style:name="T4827" style:family="text">
      <style:text-properties fo:font-size="10.00pt" fo:font-weight="normal" fo:font-family="Monospace" style:font-family-asian="Monospace" style:font-family-complex="Monospace" fo:background-color="transparent" fo:color="#000000"/>
    </style:style>
    <style:style style:name="T4828" style:family="text">
      <style:text-properties fo:font-size="10.00pt" fo:font-weight="normal" fo:font-family="Monospace" style:font-family-asian="Monospace" style:font-family-complex="Monospace" fo:background-color="transparent" fo:color="#0000c0"/>
    </style:style>
    <style:style style:name="T4829" style:family="text">
      <style:text-properties fo:font-size="10.00pt" fo:font-weight="normal" fo:font-family="Monospace" style:font-family-asian="Monospace" style:font-family-complex="Monospace" fo:background-color="transparent" fo:color="#000000"/>
    </style:style>
    <style:style style:name="T4830" style:family="text">
      <style:text-properties fo:font-size="10.00pt" fo:font-weight="normal" fo:font-family="Monospace" style:font-family-asian="Monospace" style:font-family-complex="Monospace" fo:background-color="transparent" fo:color="#0000c0"/>
    </style:style>
    <style:style style:name="T4831" style:family="text">
      <style:text-properties fo:font-size="10.00pt" fo:font-weight="normal" fo:font-family="Monospace" style:font-family-asian="Monospace" style:font-family-complex="Monospace" fo:background-color="transparent" fo:color="#000000"/>
    </style:style>
    <style:style style:name="T4832" style:family="text">
      <style:text-properties fo:font-size="10.00pt" fo:font-weight="normal" fo:font-family="Monospace" style:font-family-asian="Monospace" style:font-family-complex="Monospace" fo:background-color="transparent" fo:color="#0000c0"/>
    </style:style>
    <style:style style:name="T4833" style:family="text">
      <style:text-properties fo:font-size="10.00pt" fo:font-weight="normal" fo:font-family="Monospace" style:font-family-asian="Monospace" style:font-family-complex="Monospace" fo:background-color="transparent" fo:color="#000000"/>
    </style:style>
    <style:style style:name="T4834" style:family="text">
      <style:text-properties fo:font-size="10.00pt" fo:font-weight="normal" fo:font-family="Monospace" style:font-family-asian="Monospace" style:font-family-complex="Monospace" fo:background-color="transparent" fo:color="#0000c0"/>
    </style:style>
    <style:style style:name="T4835" style:family="text">
      <style:text-properties fo:font-size="10.00pt" fo:font-weight="normal" fo:font-family="Monospace" style:font-family-asian="Monospace" style:font-family-complex="Monospace" fo:background-color="transparent" fo:color="#000000"/>
    </style:style>
    <style:style style:name="T4836" style:family="text">
      <style:text-properties fo:font-size="10.00pt" fo:font-weight="normal" fo:font-family="Monospace" style:font-family-asian="Monospace" style:font-family-complex="Monospace" fo:background-color="transparent" fo:color="#0000c0"/>
    </style:style>
    <style:style style:name="T4837" style:family="text">
      <style:text-properties fo:font-size="10.00pt" fo:font-weight="normal" fo:font-family="Monospace" style:font-family-asian="Monospace" style:font-family-complex="Monospace" fo:background-color="transparent" fo:color="#000000"/>
    </style:style>
    <style:style style:name="T4838" style:family="text">
      <style:text-properties fo:font-size="10.00pt" fo:font-weight="normal" fo:font-family="Monospace" style:font-family-asian="Monospace" style:font-family-complex="Monospace" fo:background-color="transparent" fo:color="#0000c0"/>
    </style:style>
    <style:style style:name="T4839" style:family="text">
      <style:text-properties fo:font-size="10.00pt" fo:font-weight="normal" fo:font-family="Monospace" style:font-family-asian="Monospace" style:font-family-complex="Monospace" fo:background-color="transparent" fo:color="#000000"/>
    </style:style>
    <style:style style:name="T4840" style:family="text">
      <style:text-properties fo:font-size="10.00pt" fo:font-weight="bold" fo:font-family="Monospace" style:font-family-asian="Monospace" style:font-family-complex="Monospace" fo:background-color="transparent" fo:color="#7f0055"/>
    </style:style>
    <style:style style:name="T4841" style:family="text">
      <style:text-properties fo:font-size="10.00pt" fo:font-weight="normal" fo:font-family="Monospace" style:font-family-asian="Monospace" style:font-family-complex="Monospace" fo:background-color="transparent" fo:color="#000000"/>
    </style:style>
    <style:style style:name="T4842" style:family="text">
      <style:text-properties fo:font-size="10.00pt" fo:font-weight="bold" fo:font-family="Monospace" style:font-family-asian="Monospace" style:font-family-complex="Monospace" fo:background-color="transparent" fo:color="#7f0055"/>
    </style:style>
    <style:style style:name="T4843" style:family="text">
      <style:text-properties fo:font-size="10.00pt" fo:font-weight="normal" fo:font-family="Monospace" style:font-family-asian="Monospace" style:font-family-complex="Monospace" fo:background-color="transparent" fo:color="#000000"/>
    </style:style>
    <style:style style:name="T4844" style:family="text">
      <style:text-properties fo:font-size="10.00pt" fo:font-weight="normal" fo:font-family="Monospace" style:font-family-asian="Monospace" style:font-family-complex="Monospace" fo:background-color="transparent" fo:color="#0000c0"/>
    </style:style>
    <style:style style:name="T4845" style:family="text">
      <style:text-properties fo:font-size="10.00pt" fo:font-weight="normal" fo:font-family="Monospace" style:font-family-asian="Monospace" style:font-family-complex="Monospace" fo:background-color="transparent" fo:color="#000000"/>
    </style:style>
    <style:style style:name="T4846" style:family="text">
      <style:text-properties fo:font-size="10.00pt" fo:font-weight="normal" fo:font-family="Monospace" style:font-family-asian="Monospace" style:font-family-complex="Monospace" fo:background-color="transparent" fo:color="#0000c0"/>
    </style:style>
    <style:style style:name="T4847" style:family="text">
      <style:text-properties fo:font-size="10.00pt" fo:font-weight="normal" fo:font-family="Monospace" style:font-family-asian="Monospace" style:font-family-complex="Monospace" fo:background-color="transparent" fo:color="#000000"/>
    </style:style>
    <style:style style:name="T4848" style:family="text">
      <style:text-properties fo:font-size="10.00pt" fo:font-weight="normal" fo:font-family="Monospace" style:font-family-asian="Monospace" style:font-family-complex="Monospace" fo:background-color="transparent" fo:color="#0000c0"/>
    </style:style>
    <style:style style:name="T4849" style:family="text">
      <style:text-properties fo:font-size="10.00pt" fo:font-weight="normal" fo:font-family="Monospace" style:font-family-asian="Monospace" style:font-family-complex="Monospace" fo:background-color="transparent" fo:color="#000000"/>
    </style:style>
    <style:style style:name="T4850" style:family="text">
      <style:text-properties fo:font-size="10.00pt" fo:font-weight="normal" fo:font-family="Monospace" style:font-family-asian="Monospace" style:font-family-complex="Monospace" fo:background-color="transparent" fo:color="#0000c0"/>
    </style:style>
    <style:style style:name="T4851" style:family="text">
      <style:text-properties fo:font-size="10.00pt" fo:font-weight="normal" fo:font-family="Monospace" style:font-family-asian="Monospace" style:font-family-complex="Monospace" fo:background-color="transparent" fo:color="#000000"/>
    </style:style>
    <style:style style:name="T4852" style:family="text">
      <style:text-properties fo:font-size="10.00pt" fo:font-weight="bold" fo:font-family="Monospace" style:font-family-asian="Monospace" style:font-family-complex="Monospace" fo:background-color="transparent" fo:color="#7f0055"/>
    </style:style>
    <style:style style:name="T4853" style:family="text">
      <style:text-properties fo:font-size="10.00pt" fo:font-weight="normal" fo:font-family="Monospace" style:font-family-asian="Monospace" style:font-family-complex="Monospace" fo:background-color="transparent" fo:color="#000000"/>
    </style:style>
    <style:style style:name="T4854" style:family="text">
      <style:text-properties fo:font-size="10.00pt" fo:font-weight="normal" fo:font-family="Monospace" style:font-family-asian="Monospace" style:font-family-complex="Monospace" fo:background-color="transparent" fo:color="#0000c0"/>
    </style:style>
    <style:style style:name="T4855" style:family="text">
      <style:text-properties fo:font-size="10.00pt" fo:font-weight="normal" fo:font-family="Monospace" style:font-family-asian="Monospace" style:font-family-complex="Monospace" fo:background-color="transparent" fo:color="#000000"/>
    </style:style>
    <style:style style:name="T4856" style:family="text">
      <style:text-properties fo:font-size="10.00pt" fo:font-weight="normal" fo:font-family="Monospace" style:font-family-asian="Monospace" style:font-family-complex="Monospace" fo:background-color="transparent" fo:color="#0000c0"/>
    </style:style>
    <style:style style:name="T4857" style:family="text">
      <style:text-properties fo:font-size="10.00pt" fo:font-weight="normal" fo:font-family="Monospace" style:font-family-asian="Monospace" style:font-family-complex="Monospace" fo:background-color="transparent" fo:color="#000000"/>
    </style:style>
    <style:style style:name="T4858" style:family="text">
      <style:text-properties fo:font-size="10.00pt" fo:font-weight="normal" fo:font-family="Monospace" style:font-family-asian="Monospace" style:font-family-complex="Monospace" fo:background-color="transparent" fo:color="#0000c0"/>
    </style:style>
    <style:style style:name="T4859" style:family="text">
      <style:text-properties fo:font-size="10.00pt" fo:font-weight="normal" fo:font-family="Monospace" style:font-family-asian="Monospace" style:font-family-complex="Monospace" fo:background-color="transparent" fo:color="#000000"/>
    </style:style>
    <style:style style:name="T4860" style:family="text">
      <style:text-properties fo:font-size="10.00pt" fo:font-weight="bold" fo:font-family="Monospace" style:font-family-asian="Monospace" style:font-family-complex="Monospace" fo:background-color="transparent" fo:color="#7f0055"/>
    </style:style>
    <style:style style:name="T4861" style:family="text">
      <style:text-properties fo:font-size="10.00pt" fo:font-weight="normal" fo:font-family="Monospace" style:font-family-asian="Monospace" style:font-family-complex="Monospace" fo:background-color="transparent" fo:color="#000000"/>
    </style:style>
    <style:style style:name="T4862" style:family="text">
      <style:text-properties fo:font-size="10.00pt" fo:font-weight="normal" fo:font-family="Monospace" style:font-family-asian="Monospace" style:font-family-complex="Monospace" fo:background-color="transparent" fo:color="#0000c0"/>
    </style:style>
    <style:style style:name="T4863" style:family="text">
      <style:text-properties fo:font-size="10.00pt" fo:font-weight="normal" fo:font-family="Monospace" style:font-family-asian="Monospace" style:font-family-complex="Monospace" fo:background-color="transparent" fo:color="#000000"/>
    </style:style>
    <style:style style:name="T4864" style:family="text">
      <style:text-properties fo:font-size="10.00pt" fo:font-weight="normal" fo:font-family="Monospace" style:font-family-asian="Monospace" style:font-family-complex="Monospace" fo:background-color="transparent" fo:color="#0000c0"/>
    </style:style>
    <style:style style:name="T4865" style:family="text">
      <style:text-properties fo:font-size="10.00pt" fo:font-weight="normal" fo:font-family="Monospace" style:font-family-asian="Monospace" style:font-family-complex="Monospace" fo:background-color="transparent" fo:color="#000000"/>
    </style:style>
    <style:style style:name="T4866" style:family="text">
      <style:text-properties fo:font-size="10.00pt" fo:font-weight="normal" fo:font-family="Monospace" style:font-family-asian="Monospace" style:font-family-complex="Monospace" fo:background-color="transparent" fo:color="#0000c0"/>
    </style:style>
    <style:style style:name="T4867" style:family="text">
      <style:text-properties fo:font-size="10.00pt" fo:font-weight="normal" fo:font-family="Monospace" style:font-family-asian="Monospace" style:font-family-complex="Monospace" fo:background-color="transparent" fo:color="#000000"/>
    </style:style>
    <style:style style:name="T4868" style:family="text">
      <style:text-properties fo:font-size="10.00pt" fo:font-weight="normal" fo:font-family="Monospace" style:font-family-asian="Monospace" style:font-family-complex="Monospace" fo:background-color="transparent" fo:color="#0000c0"/>
    </style:style>
    <style:style style:name="T4869" style:family="text">
      <style:text-properties fo:font-size="10.00pt" fo:font-weight="normal" fo:font-family="Monospace" style:font-family-asian="Monospace" style:font-family-complex="Monospace" fo:background-color="transparent" fo:color="#000000"/>
    </style:style>
    <style:style style:name="T4870" style:family="text">
      <style:text-properties fo:font-size="10.00pt" fo:font-weight="normal" fo:font-family="Monospace" style:font-family-asian="Monospace" style:font-family-complex="Monospace" fo:background-color="transparent" fo:color="#0000c0"/>
    </style:style>
    <style:style style:name="T4871" style:family="text">
      <style:text-properties fo:font-size="10.00pt" fo:font-weight="normal" fo:font-family="Monospace" style:font-family-asian="Monospace" style:font-family-complex="Monospace" fo:background-color="transparent" fo:color="#000000"/>
    </style:style>
    <style:style style:name="T4872" style:family="text">
      <style:text-properties fo:font-size="10.00pt" fo:font-weight="normal" fo:font-family="Monospace" style:font-family-asian="Monospace" style:font-family-complex="Monospace" fo:background-color="transparent" fo:color="#0000c0"/>
    </style:style>
    <style:style style:name="T4873" style:family="text">
      <style:text-properties fo:font-size="10.00pt" fo:font-weight="normal" fo:font-family="Monospace" style:font-family-asian="Monospace" style:font-family-complex="Monospace" fo:background-color="transparent" fo:color="#000000"/>
    </style:style>
    <style:style style:name="T4874" style:family="text">
      <style:text-properties fo:font-size="10.00pt" fo:font-weight="normal" fo:font-family="Monospace" style:font-family-asian="Monospace" style:font-family-complex="Monospace" fo:background-color="transparent" fo:color="#0000c0"/>
    </style:style>
    <style:style style:name="T4875" style:family="text">
      <style:text-properties fo:font-size="10.00pt" fo:font-weight="normal" fo:font-family="Monospace" style:font-family-asian="Monospace" style:font-family-complex="Monospace" fo:background-color="transparent" fo:color="#000000"/>
    </style:style>
    <style:style style:name="T4876" style:family="text">
      <style:text-properties fo:font-size="10.00pt" fo:font-weight="bold" fo:font-family="Monospace" style:font-family-asian="Monospace" style:font-family-complex="Monospace" fo:background-color="transparent" fo:color="#7f0055"/>
    </style:style>
    <style:style style:name="T4877" style:family="text">
      <style:text-properties fo:font-size="10.00pt" fo:font-weight="normal" fo:font-family="Monospace" style:font-family-asian="Monospace" style:font-family-complex="Monospace" fo:background-color="transparent" fo:color="#000000"/>
    </style:style>
    <style:style style:name="T4878" style:family="text">
      <style:text-properties fo:font-size="10.00pt" fo:font-weight="normal" fo:font-family="Monospace" style:font-family-asian="Monospace" style:font-family-complex="Monospace" fo:background-color="transparent" fo:color="#0000c0"/>
    </style:style>
    <style:style style:name="T4879" style:family="text">
      <style:text-properties fo:font-size="10.00pt" fo:font-weight="normal" fo:font-family="Monospace" style:font-family-asian="Monospace" style:font-family-complex="Monospace" fo:background-color="transparent" fo:color="#000000"/>
    </style:style>
    <style:style style:name="T4880" style:family="text">
      <style:text-properties fo:font-size="10.00pt" fo:font-weight="normal" fo:font-family="Monospace" style:font-family-asian="Monospace" style:font-family-complex="Monospace" fo:background-color="transparent" fo:color="#0000c0"/>
    </style:style>
    <style:style style:name="T4881" style:family="text">
      <style:text-properties fo:font-size="10.00pt" fo:font-weight="normal" fo:font-family="Monospace" style:font-family-asian="Monospace" style:font-family-complex="Monospace" fo:background-color="transparent" fo:color="#000000"/>
    </style:style>
    <style:style style:name="T4882" style:family="text">
      <style:text-properties fo:font-size="10.00pt" fo:font-weight="bold" fo:font-family="Monospace" style:font-family-asian="Monospace" style:font-family-complex="Monospace" fo:background-color="transparent" fo:color="#000000"/>
    </style:style>
    <style:style style:name="T4883" style:family="text">
      <style:text-properties fo:font-size="10.00pt" fo:font-weight="normal" fo:font-family="Monospace" style:font-family-asian="Monospace" style:font-family-complex="Monospace" fo:background-color="transparent" fo:color="#000000"/>
    </style:style>
    <style:style style:name="T4884" style:family="text">
      <style:text-properties fo:font-size="10.00pt" fo:font-weight="bold" fo:font-family="Monospace" style:font-family-asian="Monospace" style:font-family-complex="Monospace" fo:background-color="transparent" fo:color="#7f0055"/>
    </style:style>
    <style:style style:name="T4885" style:family="text">
      <style:text-properties fo:font-size="10.00pt" fo:font-weight="normal" fo:font-family="Monospace" style:font-family-asian="Monospace" style:font-family-complex="Monospace" fo:background-color="transparent" fo:color="#000000"/>
    </style:style>
    <style:style style:name="T4886" style:family="text">
      <style:text-properties fo:font-size="10.00pt" fo:font-weight="bold" fo:font-family="Monospace" style:font-family-asian="Monospace" style:font-family-complex="Monospace" fo:background-color="transparent" fo:color="#7f0055"/>
    </style:style>
    <style:style style:name="T4887" style:family="text">
      <style:text-properties fo:font-size="10.00pt" fo:font-weight="normal" fo:font-family="Monospace" style:font-family-asian="Monospace" style:font-family-complex="Monospace" fo:background-color="transparent" fo:color="#000000"/>
    </style:style>
    <style:style style:name="T4888" style:family="text">
      <style:text-properties fo:font-size="10.00pt" fo:font-weight="normal" fo:font-family="Monospace" style:font-family-asian="Monospace" style:font-family-complex="Monospace" fo:background-color="transparent" fo:color="#0000c0"/>
    </style:style>
    <style:style style:name="T4889" style:family="text">
      <style:text-properties fo:font-size="10.00pt" fo:font-weight="normal" fo:font-family="Monospace" style:font-family-asian="Monospace" style:font-family-complex="Monospace" fo:background-color="transparent" fo:color="#000000"/>
    </style:style>
    <style:style style:name="T4890" style:family="text">
      <style:text-properties fo:font-size="10.00pt" fo:font-weight="bold" fo:font-family="Monospace" style:font-family-asian="Monospace" style:font-family-complex="Monospace" fo:background-color="transparent" fo:color="#7f0055"/>
    </style:style>
    <style:style style:name="T4891" style:family="text">
      <style:text-properties fo:font-size="10.00pt" fo:font-weight="normal" fo:font-family="Monospace" style:font-family-asian="Monospace" style:font-family-complex="Monospace" fo:background-color="transparent" fo:color="#000000"/>
    </style:style>
    <style:style style:name="T4892" style:family="text">
      <style:text-properties fo:font-size="10.00pt" fo:font-weight="bold" fo:font-family="Monospace" style:font-family-asian="Monospace" style:font-family-complex="Monospace" fo:background-color="transparent" fo:color="#7f0055"/>
    </style:style>
    <style:style style:name="T4893" style:family="text">
      <style:text-properties fo:font-size="10.00pt" fo:font-weight="normal" fo:font-family="Monospace" style:font-family-asian="Monospace" style:font-family-complex="Monospace" fo:background-color="transparent" fo:color="#000000"/>
    </style:style>
    <style:style style:name="T4894" style:family="text">
      <style:text-properties fo:font-size="10.00pt" fo:font-weight="bold" fo:font-family="Monospace" style:font-family-asian="Monospace" style:font-family-complex="Monospace" fo:background-color="transparent" fo:color="#7f0055"/>
    </style:style>
    <style:style style:name="T4895" style:family="text">
      <style:text-properties fo:font-size="10.00pt" fo:font-weight="normal" fo:font-family="Monospace" style:font-family-asian="Monospace" style:font-family-complex="Monospace" fo:background-color="transparent" fo:color="#000000"/>
    </style:style>
    <style:style style:name="T4896" style:family="text">
      <style:text-properties fo:font-size="10.00pt" fo:font-weight="bold" fo:font-family="Monospace" style:font-family-asian="Monospace" style:font-family-complex="Monospace" fo:background-color="transparent" fo:color="#7f0055"/>
    </style:style>
    <style:style style:name="T4897" style:family="text">
      <style:text-properties fo:font-size="10.00pt" fo:font-weight="normal" fo:font-family="Monospace" style:font-family-asian="Monospace" style:font-family-complex="Monospace" fo:background-color="transparent" fo:color="#000000"/>
    </style:style>
    <style:style style:name="T4898" style:family="text">
      <style:text-properties fo:font-size="10.00pt" fo:font-weight="normal" fo:font-family="Monospace" style:font-family-asian="Monospace" style:font-family-complex="Monospace" fo:background-color="transparent" fo:color="#0000c0"/>
    </style:style>
    <style:style style:name="T4899" style:family="text">
      <style:text-properties fo:font-size="10.00pt" fo:font-weight="normal" fo:font-family="Monospace" style:font-family-asian="Monospace" style:font-family-complex="Monospace" fo:background-color="transparent" fo:color="#000000"/>
    </style:style>
    <style:style style:name="T4900" style:family="text">
      <style:text-properties fo:font-size="10.00pt" fo:font-weight="normal" fo:font-family="Monospace" style:font-family-asian="Monospace" style:font-family-complex="Monospace" fo:background-color="transparent" fo:color="#0000c0"/>
    </style:style>
    <style:style style:name="T4901" style:family="text">
      <style:text-properties fo:font-size="10.00pt" fo:font-weight="normal" fo:font-family="Monospace" style:font-family-asian="Monospace" style:font-family-complex="Monospace" fo:background-color="transparent" fo:color="#000000"/>
    </style:style>
    <style:style style:name="T4902" style:family="text">
      <style:text-properties fo:font-size="10.00pt" fo:font-weight="normal" fo:font-family="Monospace" style:font-family-asian="Monospace" style:font-family-complex="Monospace" fo:background-color="transparent" fo:color="#0000c0"/>
    </style:style>
    <style:style style:name="T4903" style:family="text">
      <style:text-properties fo:font-size="10.00pt" fo:font-weight="normal" fo:font-family="Monospace" style:font-family-asian="Monospace" style:font-family-complex="Monospace" fo:background-color="transparent" fo:color="#000000"/>
    </style:style>
    <style:style style:name="T4904" style:family="text">
      <style:text-properties fo:font-size="10.00pt" fo:font-weight="bold" fo:font-family="Monospace" style:font-family-asian="Monospace" style:font-family-complex="Monospace" fo:background-color="transparent" fo:color="#7f0055"/>
    </style:style>
    <style:style style:name="T4905" style:family="text">
      <style:text-properties fo:font-size="10.00pt" fo:font-weight="normal" fo:font-family="Monospace" style:font-family-asian="Monospace" style:font-family-complex="Monospace" fo:background-color="transparent" fo:color="#000000"/>
    </style:style>
    <style:style style:name="T4906" style:family="text">
      <style:text-properties fo:font-size="10.00pt" fo:font-weight="normal" fo:font-family="Monospace" style:font-family-asian="Monospace" style:font-family-complex="Monospace" fo:background-color="transparent" fo:color="#0000c0"/>
    </style:style>
    <style:style style:name="T4907" style:family="text">
      <style:text-properties fo:font-size="10.00pt" fo:font-weight="normal" fo:font-family="Monospace" style:font-family-asian="Monospace" style:font-family-complex="Monospace" fo:background-color="transparent" fo:color="#000000"/>
    </style:style>
    <style:style style:name="T4908" style:family="text">
      <style:text-properties fo:font-size="10.00pt" fo:font-weight="normal" fo:font-family="Monospace" style:font-family-asian="Monospace" style:font-family-complex="Monospace" fo:background-color="transparent" fo:color="#0000c0"/>
    </style:style>
    <style:style style:name="T4909" style:family="text">
      <style:text-properties fo:font-size="10.00pt" fo:font-weight="normal" fo:font-family="Monospace" style:font-family-asian="Monospace" style:font-family-complex="Monospace" fo:background-color="transparent" fo:color="#000000"/>
    </style:style>
    <style:style style:name="T4910" style:family="text">
      <style:text-properties fo:font-size="10.00pt" fo:font-weight="normal" fo:font-family="Monospace" style:font-family-asian="Monospace" style:font-family-complex="Monospace" fo:background-color="transparent" fo:color="#0000c0"/>
    </style:style>
    <style:style style:name="T4911" style:family="text">
      <style:text-properties fo:font-size="10.00pt" fo:font-weight="normal" fo:font-family="Monospace" style:font-family-asian="Monospace" style:font-family-complex="Monospace" fo:background-color="transparent" fo:color="#000000"/>
    </style:style>
    <style:style style:name="T4912" style:family="text">
      <style:text-properties fo:font-size="10.00pt" fo:font-weight="normal" fo:font-family="Monospace" style:font-family-asian="Monospace" style:font-family-complex="Monospace" fo:background-color="transparent" fo:color="#0000c0"/>
    </style:style>
    <style:style style:name="T4913" style:family="text">
      <style:text-properties fo:font-size="10.00pt" fo:font-weight="normal" fo:font-family="Monospace" style:font-family-asian="Monospace" style:font-family-complex="Monospace" fo:background-color="transparent" fo:color="#000000"/>
    </style:style>
    <style:style style:name="T4914" style:family="text">
      <style:text-properties fo:font-size="10.00pt" fo:font-weight="normal" fo:font-family="Monospace" style:font-family-asian="Monospace" style:font-family-complex="Monospace" fo:background-color="transparent" fo:color="#0000c0"/>
    </style:style>
    <style:style style:name="T4915" style:family="text">
      <style:text-properties fo:font-size="10.00pt" fo:font-weight="normal" fo:font-family="Monospace" style:font-family-asian="Monospace" style:font-family-complex="Monospace" fo:background-color="transparent" fo:color="#000000"/>
    </style:style>
    <style:style style:name="T4916" style:family="text">
      <style:text-properties fo:font-size="10.00pt" fo:font-weight="normal" fo:font-family="Monospace" style:font-family-asian="Monospace" style:font-family-complex="Monospace" fo:background-color="transparent" fo:color="#0000c0"/>
    </style:style>
    <style:style style:name="T4917" style:family="text">
      <style:text-properties fo:font-size="10.00pt" fo:font-weight="normal" fo:font-family="Monospace" style:font-family-asian="Monospace" style:font-family-complex="Monospace" fo:background-color="transparent" fo:color="#000000"/>
    </style:style>
    <style:style style:name="T4918" style:family="text">
      <style:text-properties fo:font-size="10.00pt" fo:font-weight="bold" fo:font-family="Monospace" style:font-family-asian="Monospace" style:font-family-complex="Monospace" fo:background-color="transparent" fo:color="#7f0055"/>
    </style:style>
    <style:style style:name="T4919" style:family="text">
      <style:text-properties fo:font-size="10.00pt" fo:font-weight="normal" fo:font-family="Monospace" style:font-family-asian="Monospace" style:font-family-complex="Monospace" fo:background-color="transparent" fo:color="#000000"/>
    </style:style>
    <style:style style:name="T4920" style:family="text">
      <style:text-properties fo:font-size="10.00pt" fo:font-weight="normal" fo:font-family="Monospace" style:font-family-asian="Monospace" style:font-family-complex="Monospace" fo:background-color="transparent" fo:color="#0000c0"/>
    </style:style>
    <style:style style:name="T4921" style:family="text">
      <style:text-properties fo:font-size="10.00pt" fo:font-weight="normal" fo:font-family="Monospace" style:font-family-asian="Monospace" style:font-family-complex="Monospace" fo:background-color="transparent" fo:color="#000000"/>
    </style:style>
    <style:style style:name="T4922" style:family="text">
      <style:text-properties fo:font-size="10.00pt" fo:font-weight="normal" fo:font-family="Monospace" style:font-family-asian="Monospace" style:font-family-complex="Monospace" fo:background-color="transparent" fo:color="#0000c0"/>
    </style:style>
    <style:style style:name="T4923" style:family="text">
      <style:text-properties fo:font-size="10.00pt" fo:font-weight="normal" fo:font-family="Monospace" style:font-family-asian="Monospace" style:font-family-complex="Monospace" fo:background-color="transparent" fo:color="#000000"/>
    </style:style>
    <style:style style:name="T4924" style:family="text">
      <style:text-properties fo:font-size="10.00pt" fo:font-weight="bold" fo:font-family="Monospace" style:font-family-asian="Monospace" style:font-family-complex="Monospace" fo:background-color="transparent" fo:color="#7f0055"/>
    </style:style>
    <style:style style:name="T4925" style:family="text">
      <style:text-properties fo:font-size="10.00pt" fo:font-weight="normal" fo:font-family="Monospace" style:font-family-asian="Monospace" style:font-family-complex="Monospace" fo:background-color="transparent" fo:color="#000000"/>
    </style:style>
    <style:style style:name="T4926" style:family="text">
      <style:text-properties fo:font-size="10.00pt" fo:font-weight="bold" fo:font-family="Monospace" style:font-family-asian="Monospace" style:font-family-complex="Monospace" fo:background-color="transparent" fo:color="#7f0055"/>
    </style:style>
    <style:style style:name="T4927" style:family="text">
      <style:text-properties fo:font-size="10.00pt" fo:font-weight="normal" fo:font-family="Monospace" style:font-family-asian="Monospace" style:font-family-complex="Monospace" fo:background-color="transparent" fo:color="#000000"/>
    </style:style>
    <style:style style:name="T4928" style:family="text">
      <style:text-properties fo:font-size="10.00pt" fo:font-weight="bold" fo:font-family="Monospace" style:font-family-asian="Monospace" style:font-family-complex="Monospace" fo:background-color="transparent" fo:color="#000000"/>
    </style:style>
    <style:style style:name="T4929" style:family="text">
      <style:text-properties fo:font-size="10.00pt" fo:font-weight="normal" fo:font-family="Monospace" style:font-family-asian="Monospace" style:font-family-complex="Monospace" fo:background-color="transparent" fo:color="#000000"/>
    </style:style>
    <style:style style:name="T4930" style:family="text">
      <style:text-properties fo:font-size="10.00pt" fo:font-weight="bold" fo:font-family="Monospace" style:font-family-asian="Monospace" style:font-family-complex="Monospace" fo:background-color="transparent" fo:color="#7f0055"/>
    </style:style>
    <style:style style:name="T4931" style:family="text">
      <style:text-properties fo:font-size="10.00pt" fo:font-weight="normal" fo:font-family="Monospace" style:font-family-asian="Monospace" style:font-family-complex="Monospace" fo:background-color="transparent" fo:color="#000000"/>
    </style:style>
    <style:style style:name="T4932" style:family="text">
      <style:text-properties fo:font-size="10.00pt" fo:font-weight="bold" fo:font-family="Monospace" style:font-family-asian="Monospace" style:font-family-complex="Monospace" fo:background-color="transparent" fo:color="#7f0055"/>
    </style:style>
    <style:style style:name="T4933" style:family="text">
      <style:text-properties fo:font-size="10.00pt" fo:font-weight="normal" fo:font-family="Monospace" style:font-family-asian="Monospace" style:font-family-complex="Monospace" fo:background-color="transparent" fo:color="#000000"/>
    </style:style>
    <style:style style:name="T4934" style:family="text">
      <style:text-properties fo:font-size="10.00pt" fo:font-weight="normal" fo:font-family="Monospace" style:font-family-asian="Monospace" style:font-family-complex="Monospace" fo:background-color="transparent" fo:color="#0000c0"/>
    </style:style>
    <style:style style:name="T4935" style:family="text">
      <style:text-properties fo:font-size="10.00pt" fo:font-weight="normal" fo:font-family="Monospace" style:font-family-asian="Monospace" style:font-family-complex="Monospace" fo:background-color="transparent" fo:color="#000000"/>
    </style:style>
    <style:style style:name="T4936" style:family="text">
      <style:text-properties fo:font-size="10.00pt" fo:font-weight="normal" fo:font-family="Monospace" style:font-family-asian="Monospace" style:font-family-complex="Monospace" fo:background-color="transparent" fo:color="#0000c0"/>
    </style:style>
    <style:style style:name="T4937" style:family="text">
      <style:text-properties fo:font-size="10.00pt" fo:font-weight="normal" fo:font-family="Monospace" style:font-family-asian="Monospace" style:font-family-complex="Monospace" fo:background-color="transparent" fo:color="#000000"/>
    </style:style>
    <style:style style:name="T4938" style:family="text">
      <style:text-properties fo:font-size="10.00pt" fo:font-weight="normal" fo:font-family="Monospace" style:font-family-asian="Monospace" style:font-family-complex="Monospace" fo:background-color="transparent" fo:color="#0000c0"/>
    </style:style>
    <style:style style:name="T4939" style:family="text">
      <style:text-properties fo:font-size="10.00pt" fo:font-weight="normal" fo:font-family="Monospace" style:font-family-asian="Monospace" style:font-family-complex="Monospace" fo:background-color="transparent" fo:color="#000000"/>
    </style:style>
    <style:style style:name="T4940" style:family="text">
      <style:text-properties fo:font-size="10.00pt" fo:font-weight="normal" fo:font-family="Monospace" style:font-family-asian="Monospace" style:font-family-complex="Monospace" fo:background-color="transparent" fo:color="#0000c0"/>
    </style:style>
    <style:style style:name="T4941" style:family="text">
      <style:text-properties fo:font-size="10.00pt" fo:font-weight="normal" fo:font-family="Monospace" style:font-family-asian="Monospace" style:font-family-complex="Monospace" fo:background-color="transparent" fo:color="#000000"/>
    </style:style>
    <style:style style:name="T4942" style:family="text">
      <style:text-properties fo:font-size="10.00pt" fo:font-weight="bold" fo:font-family="Monospace" style:font-family-asian="Monospace" style:font-family-complex="Monospace" fo:background-color="transparent" fo:color="#7f0055"/>
    </style:style>
    <style:style style:name="T4943" style:family="text">
      <style:text-properties fo:font-size="10.00pt" fo:font-weight="normal" fo:font-family="Monospace" style:font-family-asian="Monospace" style:font-family-complex="Monospace" fo:background-color="transparent" fo:color="#000000"/>
    </style:style>
    <style:style style:name="T4944" style:family="text">
      <style:text-properties fo:font-size="10.00pt" fo:font-weight="normal" fo:font-family="Monospace" style:font-family-asian="Monospace" style:font-family-complex="Monospace" fo:background-color="transparent" fo:color="#0000c0"/>
    </style:style>
    <style:style style:name="T4945" style:family="text">
      <style:text-properties fo:font-size="10.00pt" fo:font-weight="normal" fo:font-family="Monospace" style:font-family-asian="Monospace" style:font-family-complex="Monospace" fo:background-color="transparent" fo:color="#000000"/>
    </style:style>
    <style:style style:name="T4946" style:family="text">
      <style:text-properties fo:font-size="10.00pt" fo:font-weight="normal" fo:font-family="Monospace" style:font-family-asian="Monospace" style:font-family-complex="Monospace" fo:background-color="transparent" fo:color="#0000c0"/>
    </style:style>
    <style:style style:name="T4947" style:family="text">
      <style:text-properties fo:font-size="10.00pt" fo:font-weight="normal" fo:font-family="Monospace" style:font-family-asian="Monospace" style:font-family-complex="Monospace" fo:background-color="transparent" fo:color="#000000"/>
    </style:style>
    <style:style style:name="T4948" style:family="text">
      <style:text-properties fo:font-size="10.00pt" fo:font-weight="normal" fo:font-family="Monospace" style:font-family-asian="Monospace" style:font-family-complex="Monospace" fo:background-color="transparent" fo:color="#0000c0"/>
    </style:style>
    <style:style style:name="T4949" style:family="text">
      <style:text-properties fo:font-size="10.00pt" fo:font-weight="normal" fo:font-family="Monospace" style:font-family-asian="Monospace" style:font-family-complex="Monospace" fo:background-color="transparent" fo:color="#000000"/>
    </style:style>
    <style:style style:name="T4950" style:family="text">
      <style:text-properties fo:font-size="10.00pt" fo:font-weight="bold" fo:font-family="Monospace" style:font-family-asian="Monospace" style:font-family-complex="Monospace" fo:background-color="transparent" fo:color="#7f0055"/>
    </style:style>
    <style:style style:name="T4951" style:family="text">
      <style:text-properties fo:font-size="10.00pt" fo:font-weight="normal" fo:font-family="Monospace" style:font-family-asian="Monospace" style:font-family-complex="Monospace" fo:background-color="transparent" fo:color="#000000"/>
    </style:style>
    <style:style style:name="T4952" style:family="text">
      <style:text-properties fo:font-size="10.00pt" fo:font-weight="bold" fo:font-family="Monospace" style:font-family-asian="Monospace" style:font-family-complex="Monospace" fo:background-color="transparent" fo:color="#7f0055"/>
    </style:style>
    <style:style style:name="T4953" style:family="text">
      <style:text-properties fo:font-size="10.00pt" fo:font-weight="normal" fo:font-family="Monospace" style:font-family-asian="Monospace" style:font-family-complex="Monospace" fo:background-color="transparent" fo:color="#000000"/>
    </style:style>
    <style:style style:name="T4954" style:family="text">
      <style:text-properties fo:font-size="10.00pt" fo:font-weight="normal" fo:font-family="Monospace" style:font-family-asian="Monospace" style:font-family-complex="Monospace" fo:background-color="transparent" fo:color="#0000c0"/>
    </style:style>
    <style:style style:name="T4955" style:family="text">
      <style:text-properties fo:font-size="10.00pt" fo:font-weight="normal" fo:font-family="Monospace" style:font-family-asian="Monospace" style:font-family-complex="Monospace" fo:background-color="transparent" fo:color="#000000"/>
    </style:style>
    <style:style style:name="T4956" style:family="text">
      <style:text-properties fo:font-size="10.00pt" fo:font-weight="normal" fo:font-family="Monospace" style:font-family-asian="Monospace" style:font-family-complex="Monospace" fo:background-color="transparent" fo:color="#0000c0"/>
    </style:style>
    <style:style style:name="T4957" style:family="text">
      <style:text-properties fo:font-size="10.00pt" fo:font-weight="normal" fo:font-family="Monospace" style:font-family-asian="Monospace" style:font-family-complex="Monospace" fo:background-color="transparent" fo:color="#000000"/>
    </style:style>
    <style:style style:name="T4958" style:family="text">
      <style:text-properties fo:font-size="10.00pt" fo:font-weight="bold" fo:font-family="Monospace" style:font-family-asian="Monospace" style:font-family-complex="Monospace" fo:background-color="transparent" fo:color="#7f0055"/>
    </style:style>
    <style:style style:name="T4959" style:family="text">
      <style:text-properties fo:font-size="10.00pt" fo:font-weight="normal" fo:font-family="Monospace" style:font-family-asian="Monospace" style:font-family-complex="Monospace" fo:background-color="transparent" fo:color="#000000"/>
    </style:style>
    <style:style style:name="T4960" style:family="text">
      <style:text-properties fo:font-size="10.00pt" fo:font-weight="bold" fo:font-family="Monospace" style:font-family-asian="Monospace" style:font-family-complex="Monospace" fo:background-color="transparent" fo:color="#7f0055"/>
    </style:style>
    <style:style style:name="T4961" style:family="text">
      <style:text-properties fo:font-size="10.00pt" fo:font-weight="normal" fo:font-family="Monospace" style:font-family-asian="Monospace" style:font-family-complex="Monospace" fo:background-color="transparent" fo:color="#000000"/>
    </style:style>
    <style:style style:name="T4962" style:family="text">
      <style:text-properties fo:font-size="10.00pt" fo:font-weight="bold" fo:font-family="Monospace" style:font-family-asian="Monospace" style:font-family-complex="Monospace" fo:background-color="transparent" fo:color="#7f0055"/>
    </style:style>
    <style:style style:name="T4963" style:family="text">
      <style:text-properties fo:font-size="10.00pt" fo:font-weight="normal" fo:font-family="Monospace" style:font-family-asian="Monospace" style:font-family-complex="Monospace" fo:background-color="transparent" fo:color="#000000"/>
    </style:style>
    <style:style style:name="T4964" style:family="text">
      <style:text-properties fo:font-size="10.00pt" fo:font-weight="bold" fo:font-family="Monospace" style:font-family-asian="Monospace" style:font-family-complex="Monospace" fo:background-color="transparent" fo:color="#000000"/>
    </style:style>
    <style:style style:name="T4965" style:family="text">
      <style:text-properties fo:font-size="10.00pt" fo:font-weight="normal" fo:font-family="'Liberation Sans'" style:font-family-asian="'Liberation Sans'" style:font-family-complex="'Liberation Sans'" fo:background-color="transparent" fo:color="#3f7f5f"/>
    </style:style>
    <style:style style:name="T4966"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4967" style:family="text">
      <style:text-properties fo:font-size="10.00pt" fo:font-weight="normal" fo:font-family="Monospace" style:font-family-asian="Monospace" style:font-family-complex="Monospace" fo:background-color="transparent" fo:color="#005032"/>
    </style:style>
    <style:style style:name="T4968" style:family="text">
      <style:text-properties fo:font-size="10.00pt" fo:font-weight="normal" fo:font-family="Monospace" style:font-family-asian="Monospace" style:font-family-complex="Monospace" fo:background-color="transparent" fo:color="#000000"/>
    </style:style>
    <style:style style:name="T4969" style:family="text">
      <style:text-properties fo:font-size="10.00pt" fo:font-weight="bold" fo:font-family="Monospace" style:font-family-asian="Monospace" style:font-family-complex="Monospace" fo:background-color="transparent" fo:color="#7f0055"/>
    </style:style>
    <style:style style:name="T4970" style:family="text">
      <style:text-properties fo:font-size="10.00pt" fo:font-weight="normal" fo:font-family="Monospace" style:font-family-asian="Monospace" style:font-family-complex="Monospace" fo:background-color="transparent" fo:color="#000000"/>
    </style:style>
    <style:style style:name="T4971" style:family="text">
      <style:text-properties fo:font-size="10.00pt" fo:font-weight="normal" fo:font-family="Monospace" style:font-family-asian="Monospace" style:font-family-complex="Monospace" fo:background-color="transparent" fo:color="#005032"/>
    </style:style>
    <style:style style:name="T4972" style:family="text">
      <style:text-properties fo:font-size="10.00pt" fo:font-weight="normal" fo:font-family="Monospace" style:font-family-asian="Monospace" style:font-family-complex="Monospace" fo:background-color="transparent" fo:color="#000000"/>
    </style:style>
    <style:style style:name="T4973" style:family="text">
      <style:text-properties fo:font-size="10.00pt" fo:font-weight="normal" fo:font-family="Monospace" style:font-family-asian="Monospace" style:font-family-complex="Monospace" fo:background-color="transparent" fo:color="#005032"/>
    </style:style>
    <style:style style:name="T4974" style:family="text">
      <style:text-properties fo:font-size="10.00pt" fo:font-weight="normal" fo:font-family="Monospace" style:font-family-asian="Monospace" style:font-family-complex="Monospace" fo:background-color="transparent" fo:color="#000000"/>
    </style:style>
    <style:style style:name="T4975" style:family="text">
      <style:text-properties fo:font-size="10.00pt" fo:font-weight="bold" fo:font-family="Monospace" style:font-family-asian="Monospace" style:font-family-complex="Monospace" fo:background-color="transparent" fo:color="#7f0055"/>
    </style:style>
    <style:style style:name="T4976" style:family="text">
      <style:text-properties fo:font-size="10.00pt" fo:font-weight="normal" fo:font-family="Monospace" style:font-family-asian="Monospace" style:font-family-complex="Monospace" fo:background-color="transparent" fo:color="#000000"/>
    </style:style>
    <style:style style:name="T4977" style:family="text">
      <style:text-properties fo:font-size="10.00pt" fo:font-weight="bold" fo:font-family="Monospace" style:font-family-asian="Monospace" style:font-family-complex="Monospace" fo:background-color="transparent" fo:color="#7f0055"/>
    </style:style>
    <style:style style:name="T4978" style:family="text">
      <style:text-properties fo:font-size="10.00pt" fo:font-weight="normal" fo:font-family="Monospace" style:font-family-asian="Monospace" style:font-family-complex="Monospace" fo:background-color="transparent" fo:color="#000000"/>
    </style:style>
    <style:style style:name="T4979" style:family="text">
      <style:text-properties fo:font-size="10.00pt" fo:font-weight="bold" fo:font-family="Monospace" style:font-family-asian="Monospace" style:font-family-complex="Monospace" fo:background-color="transparent" fo:color="#7f0055"/>
    </style:style>
    <style:style style:name="T4980" style:family="text">
      <style:text-properties fo:font-size="10.00pt" fo:font-weight="normal" fo:font-family="Monospace" style:font-family-asian="Monospace" style:font-family-complex="Monospace" fo:background-color="transparent" fo:color="#000000"/>
    </style:style>
    <style:style style:name="T4981" style:family="text">
      <style:text-properties fo:font-size="10.00pt" fo:font-weight="normal" fo:font-family="Monospace" style:font-family-asian="Monospace" style:font-family-complex="Monospace" fo:background-color="transparent" fo:color="#3f7f5f"/>
    </style:style>
    <style:style style:name="T4982" style:family="text">
      <style:text-properties fo:font-size="10.00pt" fo:font-weight="bold" fo:font-family="Monospace" style:font-family-asian="Monospace" style:font-family-complex="Monospace" fo:background-color="transparent" fo:color="#7f0055"/>
    </style:style>
    <style:style style:name="T4983" style:family="text">
      <style:text-properties fo:font-size="10.00pt" fo:font-weight="normal" fo:font-family="Monospace" style:font-family-asian="Monospace" style:font-family-complex="Monospace" fo:background-color="transparent" fo:color="#000000"/>
    </style:style>
    <style:style style:name="T4984" style:family="text">
      <style:text-properties fo:font-size="10.00pt" fo:font-weight="bold" fo:font-family="Monospace" style:font-family-asian="Monospace" style:font-family-complex="Monospace" fo:background-color="transparent" fo:color="#000000"/>
    </style:style>
    <style:style style:name="T4985" style:family="text">
      <style:text-properties fo:font-size="10.00pt" fo:font-weight="normal" fo:font-family="Monospace" style:font-family-asian="Monospace" style:font-family-complex="Monospace" fo:background-color="transparent" fo:color="#000000"/>
    </style:style>
    <style:style style:name="T4986" style:family="text">
      <style:text-properties fo:font-size="10.00pt" fo:font-weight="bold" fo:font-family="Monospace" style:font-family-asian="Monospace" style:font-family-complex="Monospace" fo:background-color="transparent" fo:color="#7f0055"/>
    </style:style>
    <style:style style:name="T4987" style:family="text">
      <style:text-properties fo:font-size="10.00pt" fo:font-weight="normal" fo:font-family="Monospace" style:font-family-asian="Monospace" style:font-family-complex="Monospace" fo:background-color="transparent" fo:color="#000000"/>
    </style:style>
    <style:style style:name="T4988" style:family="text">
      <style:text-properties fo:font-size="10.00pt" fo:font-weight="bold" fo:font-family="Monospace" style:font-family-asian="Monospace" style:font-family-complex="Monospace" fo:background-color="transparent" fo:color="#7f0055"/>
    </style:style>
    <style:style style:name="T4989" style:family="text">
      <style:text-properties fo:font-size="10.00pt" fo:font-weight="normal" fo:font-family="Monospace" style:font-family-asian="Monospace" style:font-family-complex="Monospace" fo:background-color="transparent" fo:color="#000000"/>
    </style:style>
    <style:style style:name="T4990" style:family="text">
      <style:text-properties fo:font-size="10.00pt" fo:font-weight="bold" fo:font-family="Monospace" style:font-family-asian="Monospace" style:font-family-complex="Monospace" fo:background-color="transparent" fo:color="#7f0055"/>
    </style:style>
    <style:style style:name="T4991" style:family="text">
      <style:text-properties fo:font-size="10.00pt" fo:font-weight="normal" fo:font-family="Monospace" style:font-family-asian="Monospace" style:font-family-complex="Monospace" fo:background-color="transparent" fo:color="#000000"/>
    </style:style>
    <style:style style:name="T4992" style:family="text">
      <style:text-properties fo:font-size="10.00pt" fo:font-weight="bold" fo:font-family="Monospace" style:font-family-asian="Monospace" style:font-family-complex="Monospace" fo:background-color="transparent" fo:color="#7f0055"/>
    </style:style>
    <style:style style:name="T4993" style:family="text">
      <style:text-properties fo:font-size="10.00pt" fo:font-weight="normal" fo:font-family="Monospace" style:font-family-asian="Monospace" style:font-family-complex="Monospace" fo:background-color="transparent" fo:color="#000000"/>
    </style:style>
    <style:style style:name="T4994" style:family="text">
      <style:text-properties fo:font-size="10.00pt" fo:font-weight="bold" fo:font-family="Monospace" style:font-family-asian="Monospace" style:font-family-complex="Monospace" fo:background-color="transparent" fo:color="#7f0055"/>
    </style:style>
    <style:style style:name="T4995" style:family="text">
      <style:text-properties fo:font-size="10.00pt" fo:font-weight="normal" fo:font-family="Monospace" style:font-family-asian="Monospace" style:font-family-complex="Monospace" fo:background-color="transparent" fo:color="#000000"/>
    </style:style>
    <style:style style:name="T4996" style:family="text">
      <style:text-properties fo:font-size="10.00pt" fo:font-weight="bold" fo:font-family="Monospace" style:font-family-asian="Monospace" style:font-family-complex="Monospace" fo:background-color="transparent" fo:color="#7f0055"/>
    </style:style>
    <style:style style:name="T4997" style:family="text">
      <style:text-properties fo:font-size="10.00pt" fo:font-weight="normal" fo:font-family="Monospace" style:font-family-asian="Monospace" style:font-family-complex="Monospace" fo:background-color="transparent" fo:color="#000000"/>
    </style:style>
    <style:style style:name="T4998" style:family="text">
      <style:text-properties fo:font-size="10.00pt" fo:font-weight="bold" fo:font-family="Monospace" style:font-family-asian="Monospace" style:font-family-complex="Monospace" fo:background-color="transparent" fo:color="#7f0055"/>
    </style:style>
    <style:style style:name="T4999" style:family="text">
      <style:text-properties fo:font-size="10.00pt" fo:font-weight="normal" fo:font-family="Monospace" style:font-family-asian="Monospace" style:font-family-complex="Monospace" fo:background-color="transparent" fo:color="#000000"/>
    </style:style>
    <style:style style:name="T5000" style:family="text">
      <style:text-properties fo:font-size="11.00pt" fo:font-weight="normal" fo:font-family="Calibri" style:font-family-asian="Calibri" style:font-family-complex="Calibri" fo:background-color="transparent" style:use-window-font-color="true"/>
    </style:style>
    <style:style style:name="T5001" style:family="text">
      <style:text-properties fo:font-size="10.00pt" fo:font-weight="bold" fo:font-family="Monospace" style:font-family-asian="Monospace" style:font-family-complex="Monospace" fo:background-color="transparent" fo:color="#7f0055"/>
    </style:style>
    <style:style style:name="T5002" style:family="text">
      <style:text-properties fo:font-size="10.00pt" fo:font-weight="normal" fo:font-family="Monospace" style:font-family-asian="Monospace" style:font-family-complex="Monospace" fo:background-color="transparent" fo:color="#000000"/>
    </style:style>
    <style:style style:name="T5003" style:family="text">
      <style:text-properties fo:font-size="10.00pt" fo:font-weight="bold" fo:font-family="Monospace" style:font-family-asian="Monospace" style:font-family-complex="Monospace" fo:background-color="transparent" fo:color="#7f0055"/>
    </style:style>
    <style:style style:name="T5004" style:family="text">
      <style:text-properties fo:font-size="10.00pt" fo:font-weight="normal" fo:font-family="Monospace" style:font-family-asian="Monospace" style:font-family-complex="Monospace" fo:background-color="transparent" fo:color="#000000"/>
    </style:style>
    <style:style style:name="T5005" style:family="text">
      <style:text-properties fo:font-size="10.00pt" fo:font-weight="bold" fo:font-family="Monospace" style:font-family-asian="Monospace" style:font-family-complex="Monospace" fo:background-color="transparent" fo:color="#7f0055"/>
    </style:style>
    <style:style style:name="T5006" style:family="text">
      <style:text-properties fo:font-size="10.00pt" fo:font-weight="normal" fo:font-family="Monospace" style:font-family-asian="Monospace" style:font-family-complex="Monospace" fo:background-color="transparent" fo:color="#000000"/>
    </style:style>
    <style:style style:name="T5007" style:family="text">
      <style:text-properties fo:font-size="10.00pt" fo:font-weight="bold" fo:font-family="Monospace" style:font-family-asian="Monospace" style:font-family-complex="Monospace" fo:background-color="transparent" fo:color="#7f0055"/>
    </style:style>
    <style:style style:name="T5008" style:family="text">
      <style:text-properties fo:font-size="10.00pt" fo:font-weight="normal" fo:font-family="Monospace" style:font-family-asian="Monospace" style:font-family-complex="Monospace" fo:background-color="transparent" fo:color="#000000"/>
    </style:style>
    <style:style style:name="T5009" style:family="text">
      <style:text-properties fo:font-size="10.00pt" fo:font-weight="bold" fo:font-family="Monospace" style:font-family-asian="Monospace" style:font-family-complex="Monospace" fo:background-color="transparent" fo:color="#000000"/>
    </style:style>
    <style:style style:name="T5010" style:family="text">
      <style:text-properties fo:font-size="10.00pt" fo:font-weight="normal" fo:font-family="Monospace" style:font-family-asian="Monospace" style:font-family-complex="Monospace" fo:background-color="transparent" fo:color="#000000"/>
    </style:style>
    <style:style style:name="T5011" style:family="text">
      <style:text-properties fo:font-size="10.00pt" fo:font-weight="normal" fo:font-family="Monospace" style:font-family-asian="Monospace" style:font-family-complex="Monospace" fo:background-color="transparent" fo:color="#3f7f5f"/>
    </style:style>
    <style:style style:name="T5012" style:family="text">
      <style:text-properties fo:font-size="10.00pt" fo:font-weight="normal" fo:font-family="Monospace" style:font-family-asian="Monospace" style:font-family-complex="Monospace" fo:background-color="transparent" fo:color="#000000"/>
    </style:style>
    <style:style style:name="T5013" style:family="text">
      <style:text-properties fo:font-size="10.00pt" fo:font-weight="normal" fo:font-family="Monospace" style:font-family-asian="Monospace" style:font-family-complex="Monospace" fo:background-color="transparent" fo:color="#3f7f5f"/>
    </style:style>
    <style:style style:name="T5014" style:family="text">
      <style:text-properties fo:font-size="10.00pt" fo:font-weight="normal" fo:font-family="Monospace" style:font-family-asian="Monospace" style:font-family-complex="Monospace" fo:background-color="transparent" fo:color="#000000"/>
    </style:style>
    <style:style style:name="T5015" style:family="text">
      <style:text-properties fo:font-size="10.00pt" fo:font-weight="bold" fo:font-family="Monospace" style:font-family-asian="Monospace" style:font-family-complex="Monospace" fo:background-color="transparent" fo:color="#7f0055"/>
    </style:style>
    <style:style style:name="T5016" style:family="text">
      <style:text-properties fo:font-size="10.00pt" fo:font-weight="normal" fo:font-family="Monospace" style:font-family-asian="Monospace" style:font-family-complex="Monospace" fo:background-color="transparent" fo:color="#000000"/>
    </style:style>
    <style:style style:name="T5017" style:family="text">
      <style:text-properties fo:font-size="11.00pt" fo:font-weight="normal" fo:font-family="Calibri" style:font-family-asian="Calibri" style:font-family-complex="Calibri" fo:background-color="transparent" style:use-window-font-color="true"/>
    </style:style>
    <style:style style:name="T5018"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5019" style:family="text">
      <style:text-properties fo:font-size="8.00pt" fo:font-weight="bold" fo:font-family="Monospace" style:font-family-asian="Monospace" style:font-family-complex="Monospace" fo:background-color="transparent" fo:color="#7f0055"/>
    </style:style>
    <style:style style:name="T5020" style:family="text">
      <style:text-properties fo:font-size="12.00pt" fo:font-weight="normal" fo:font-family="'Liberation Serif'" style:font-family-asian="'Liberation Serif'" style:font-family-complex="'Liberation Serif'" fo:background-color="transparent" style:use-window-font-color="true"/>
    </style:style>
    <style:style style:name="T5021" style:family="text">
      <style:text-properties fo:font-size="8.00pt" fo:font-weight="bold" fo:font-family="Monospace" style:font-family-asian="Monospace" style:font-family-complex="Monospace" fo:background-color="transparent" fo:color="#000000"/>
    </style:style>
    <style:style style:name="T5022" style:family="text">
      <style:text-properties fo:font-size="8.00pt" fo:font-weight="normal" fo:font-family="Monospace" style:font-family-asian="Monospace" style:font-family-complex="Monospace" fo:background-color="transparent" fo:color="#000000"/>
    </style:style>
    <style:style style:name="T5023" style:family="text">
      <style:text-properties fo:font-size="8.00pt" fo:font-weight="bold" fo:font-family="Monospace" style:font-family-asian="Monospace" style:font-family-complex="Monospace" fo:background-color="transparent" fo:color="#7f0055"/>
    </style:style>
    <style:style style:name="T5024" style:family="text">
      <style:text-properties fo:font-size="8.00pt" fo:font-weight="normal" fo:font-family="Monospace" style:font-family-asian="Monospace" style:font-family-complex="Monospace" fo:background-color="transparent" fo:color="#000000"/>
    </style:style>
    <style:style style:name="T5025" style:family="text">
      <style:text-properties fo:font-size="8.00pt" fo:font-weight="bold" fo:font-family="Monospace" style:font-family-asian="Monospace" style:font-family-complex="Monospace" fo:background-color="transparent" fo:color="#7f0055"/>
    </style:style>
    <style:style style:name="T5026" style:family="text">
      <style:text-properties fo:font-size="8.00pt" fo:font-weight="normal" fo:font-family="Monospace" style:font-family-asian="Monospace" style:font-family-complex="Monospace" fo:background-color="transparent" fo:color="#000000"/>
    </style:style>
    <style:style style:name="T5027" style:family="text">
      <style:text-properties fo:font-size="8.00pt" fo:font-weight="bold" fo:font-family="Monospace" style:font-family-asian="Monospace" style:font-family-complex="Monospace" fo:background-color="transparent" fo:color="#7f0055"/>
    </style:style>
    <style:style style:name="T5028" style:family="text">
      <style:text-properties fo:font-size="8.00pt" fo:font-weight="normal" fo:font-family="Monospace" style:font-family-asian="Monospace" style:font-family-complex="Monospace" fo:background-color="transparent" fo:color="#000000"/>
    </style:style>
    <style:style style:name="T5029" style:family="text">
      <style:text-properties fo:font-size="8.00pt" fo:font-weight="normal" fo:font-family="Monospace" style:font-family-asian="Monospace" style:font-family-complex="Monospace" fo:background-color="transparent" fo:color="#0000c0" fo:font-style="italic"/>
    </style:style>
    <style:style style:name="T5030" style:family="text">
      <style:text-properties fo:font-size="8.00pt" fo:font-weight="normal" fo:font-family="Monospace" style:font-family-asian="Monospace" style:font-family-complex="Monospace" fo:background-color="transparent" fo:color="#000000"/>
    </style:style>
    <style:style style:name="T5031" style:family="text">
      <style:text-properties fo:font-size="8.00pt" fo:font-weight="bold" fo:font-family="Monospace" style:font-family-asian="Monospace" style:font-family-complex="Monospace" fo:background-color="transparent" fo:color="#7f0055"/>
    </style:style>
    <style:style style:name="T5032" style:family="text">
      <style:text-properties fo:font-size="8.00pt" fo:font-weight="normal" fo:font-family="Monospace" style:font-family-asian="Monospace" style:font-family-complex="Monospace" fo:background-color="transparent" fo:color="#000000"/>
    </style:style>
    <style:style style:name="T5033" style:family="text">
      <style:text-properties fo:font-size="8.00pt" fo:font-weight="normal" fo:font-family="Monospace" style:font-family-asian="Monospace" style:font-family-complex="Monospace" fo:background-color="transparent" fo:color="#0000c0"/>
    </style:style>
    <style:style style:name="T5034" style:family="text">
      <style:text-properties fo:font-size="8.00pt" fo:font-weight="normal" fo:font-family="Monospace" style:font-family-asian="Monospace" style:font-family-complex="Monospace" fo:background-color="transparent" fo:color="#000000"/>
    </style:style>
    <style:style style:name="T5035" style:family="text">
      <style:text-properties fo:font-size="8.00pt" fo:font-weight="normal" fo:font-family="Monospace" style:font-family-asian="Monospace" style:font-family-complex="Monospace" fo:background-color="transparent" fo:color="#0000c0"/>
    </style:style>
    <style:style style:name="T5036" style:family="text">
      <style:text-properties fo:font-size="8.00pt" fo:font-weight="normal" fo:font-family="Monospace" style:font-family-asian="Monospace" style:font-family-complex="Monospace" fo:background-color="transparent" fo:color="#000000"/>
    </style:style>
    <style:style style:name="T5037" style:family="text">
      <style:text-properties fo:font-size="8.00pt" fo:font-weight="normal" fo:font-family="Monospace" style:font-family-asian="Monospace" style:font-family-complex="Monospace" fo:background-color="transparent" fo:color="#0000c0"/>
    </style:style>
    <style:style style:name="T5038" style:family="text">
      <style:text-properties fo:font-size="8.00pt" fo:font-weight="normal" fo:font-family="Monospace" style:font-family-asian="Monospace" style:font-family-complex="Monospace" fo:background-color="transparent" fo:color="#000000"/>
    </style:style>
    <style:style style:name="T5039" style:family="text">
      <style:text-properties fo:font-size="8.00pt" fo:font-weight="normal" fo:font-family="Monospace" style:font-family-asian="Monospace" style:font-family-complex="Monospace" fo:background-color="transparent" fo:color="#0000c0" fo:font-style="italic"/>
    </style:style>
    <style:style style:name="T5040" style:family="text">
      <style:text-properties fo:font-size="8.00pt" fo:font-weight="normal" fo:font-family="Monospace" style:font-family-asian="Monospace" style:font-family-complex="Monospace" fo:background-color="transparent" fo:color="#000000"/>
    </style:style>
    <style:style style:name="T5041" style:family="text">
      <style:text-properties fo:font-size="8.00pt" fo:font-weight="normal" fo:font-family="Monospace" style:font-family-asian="Monospace" style:font-family-complex="Monospace" fo:background-color="transparent" fo:color="#0000c0"/>
    </style:style>
    <style:style style:name="T5042" style:family="text">
      <style:text-properties fo:font-size="8.00pt" fo:font-weight="normal" fo:font-family="Monospace" style:font-family-asian="Monospace" style:font-family-complex="Monospace" fo:background-color="transparent" fo:color="#000000"/>
    </style:style>
    <style:style style:name="T5043" style:family="text">
      <style:text-properties fo:font-size="8.00pt" fo:font-weight="normal" fo:font-family="Monospace" style:font-family-asian="Monospace" style:font-family-complex="Monospace" fo:background-color="transparent" fo:color="#0000c0" fo:font-style="italic"/>
    </style:style>
    <style:style style:name="T5044" style:family="text">
      <style:text-properties fo:font-size="8.00pt" fo:font-weight="normal" fo:font-family="Monospace" style:font-family-asian="Monospace" style:font-family-complex="Monospace" fo:background-color="transparent" fo:color="#000000"/>
    </style:style>
    <style:style style:name="T5045" style:family="text">
      <style:text-properties fo:font-size="8.00pt" fo:font-weight="normal" fo:font-family="Monospace" style:font-family-asian="Monospace" style:font-family-complex="Monospace" fo:background-color="transparent" fo:color="#3f7f5f"/>
    </style:style>
    <style:style style:name="T5046" style:family="text">
      <style:text-properties fo:font-size="8.00pt" fo:font-weight="normal" fo:font-family="Monospace" style:font-family-asian="Monospace" style:font-family-complex="Monospace" fo:background-color="transparent" fo:color="#000000"/>
    </style:style>
    <style:style style:name="T5047" style:family="text">
      <style:text-properties fo:font-size="8.00pt" fo:font-weight="bold" fo:font-family="Monospace" style:font-family-asian="Monospace" style:font-family-complex="Monospace" fo:background-color="transparent" fo:color="#7f0055"/>
    </style:style>
    <style:style style:name="T5048" style:family="text">
      <style:text-properties fo:font-size="8.00pt" fo:font-weight="normal" fo:font-family="Monospace" style:font-family-asian="Monospace" style:font-family-complex="Monospace" fo:background-color="transparent" fo:color="#000000"/>
    </style:style>
    <style:style style:name="T5049" style:family="text">
      <style:text-properties fo:font-size="8.00pt" fo:font-weight="normal" fo:font-family="Monospace" style:font-family-asian="Monospace" style:font-family-complex="Monospace" fo:background-color="transparent" fo:color="#0000c0"/>
    </style:style>
    <style:style style:name="T5050" style:family="text">
      <style:text-properties fo:font-size="8.00pt" fo:font-weight="normal" fo:font-family="Monospace" style:font-family-asian="Monospace" style:font-family-complex="Monospace" fo:background-color="transparent" fo:color="#000000"/>
    </style:style>
    <style:style style:name="T5051" style:family="text">
      <style:text-properties fo:font-size="8.00pt" fo:font-weight="normal" fo:font-family="Monospace" style:font-family-asian="Monospace" style:font-family-complex="Monospace" fo:background-color="transparent" fo:color="#0000c0" fo:font-style="italic"/>
    </style:style>
    <style:style style:name="T5052" style:family="text">
      <style:text-properties fo:font-size="8.00pt" fo:font-weight="normal" fo:font-family="Monospace" style:font-family-asian="Monospace" style:font-family-complex="Monospace" fo:background-color="transparent" fo:color="#000000"/>
    </style:style>
    <style:style style:name="T5053" style:family="text">
      <style:text-properties fo:font-size="8.00pt" fo:font-weight="normal" fo:font-family="Monospace" style:font-family-asian="Monospace" style:font-family-complex="Monospace" fo:background-color="transparent" fo:color="#0000c0"/>
    </style:style>
    <style:style style:name="T5054" style:family="text">
      <style:text-properties fo:font-size="8.00pt" fo:font-weight="normal" fo:font-family="Monospace" style:font-family-asian="Monospace" style:font-family-complex="Monospace" fo:background-color="transparent" fo:color="#000000"/>
    </style:style>
    <style:style style:name="T5055" style:family="text">
      <style:text-properties fo:font-size="8.00pt" fo:font-weight="normal" fo:font-family="Monospace" style:font-family-asian="Monospace" style:font-family-complex="Monospace" fo:background-color="transparent" fo:color="#0000c0" fo:font-style="italic"/>
    </style:style>
    <style:style style:name="T5056" style:family="text">
      <style:text-properties fo:font-size="8.00pt" fo:font-weight="normal" fo:font-family="Monospace" style:font-family-asian="Monospace" style:font-family-complex="Monospace" fo:background-color="transparent" fo:color="#000000"/>
    </style:style>
    <style:style style:name="T5057" style:family="text">
      <style:text-properties fo:font-size="8.00pt" fo:font-weight="normal" fo:font-family="Monospace" style:font-family-asian="Monospace" style:font-family-complex="Monospace" fo:background-color="transparent" fo:color="#0000c0" fo:font-style="italic"/>
    </style:style>
    <style:style style:name="T5058" style:family="text">
      <style:text-properties fo:font-size="8.00pt" fo:font-weight="normal" fo:font-family="Monospace" style:font-family-asian="Monospace" style:font-family-complex="Monospace" fo:background-color="transparent" fo:color="#000000"/>
    </style:style>
    <style:style style:name="T5059" style:family="text">
      <style:text-properties fo:font-size="8.00pt" fo:font-weight="normal" fo:font-family="Monospace" style:font-family-asian="Monospace" style:font-family-complex="Monospace" fo:background-color="transparent" fo:color="#0000c0"/>
    </style:style>
    <style:style style:name="T5060" style:family="text">
      <style:text-properties fo:font-size="8.00pt" fo:font-weight="normal" fo:font-family="Monospace" style:font-family-asian="Monospace" style:font-family-complex="Monospace" fo:background-color="transparent" fo:color="#000000"/>
    </style:style>
    <style:style style:name="T5061" style:family="text">
      <style:text-properties fo:font-size="8.00pt" fo:font-weight="normal" fo:font-family="Monospace" style:font-family-asian="Monospace" style:font-family-complex="Monospace" fo:background-color="transparent" fo:color="#0000c0" fo:font-style="italic"/>
    </style:style>
    <style:style style:name="T5062" style:family="text">
      <style:text-properties fo:font-size="8.00pt" fo:font-weight="normal" fo:font-family="Monospace" style:font-family-asian="Monospace" style:font-family-complex="Monospace" fo:background-color="transparent" fo:color="#000000"/>
    </style:style>
    <style:style style:name="T5063" style:family="text">
      <style:text-properties fo:font-size="8.00pt" fo:font-weight="normal" fo:font-family="Monospace" style:font-family-asian="Monospace" style:font-family-complex="Monospace" fo:background-color="transparent" fo:color="#0000c0" fo:font-style="italic"/>
    </style:style>
    <style:style style:name="T5064" style:family="text">
      <style:text-properties fo:font-size="8.00pt" fo:font-weight="normal" fo:font-family="Monospace" style:font-family-asian="Monospace" style:font-family-complex="Monospace" fo:background-color="transparent" fo:color="#000000"/>
    </style:style>
    <style:style style:name="T5065" style:family="text">
      <style:text-properties fo:font-size="8.00pt" fo:font-weight="normal" fo:font-family="Monospace" style:font-family-asian="Monospace" style:font-family-complex="Monospace" fo:background-color="transparent" fo:color="#0000c0"/>
    </style:style>
    <style:style style:name="T5066" style:family="text">
      <style:text-properties fo:font-size="8.00pt" fo:font-weight="normal" fo:font-family="Monospace" style:font-family-asian="Monospace" style:font-family-complex="Monospace" fo:background-color="transparent" fo:color="#000000"/>
    </style:style>
    <style:style style:name="T5067" style:family="text">
      <style:text-properties fo:font-size="8.00pt" fo:font-weight="normal" fo:font-family="Monospace" style:font-family-asian="Monospace" style:font-family-complex="Monospace" fo:background-color="transparent" fo:color="#0000c0" fo:font-style="italic"/>
    </style:style>
    <style:style style:name="T5068" style:family="text">
      <style:text-properties fo:font-size="8.00pt" fo:font-weight="normal" fo:font-family="Monospace" style:font-family-asian="Monospace" style:font-family-complex="Monospace" fo:background-color="transparent" fo:color="#000000"/>
    </style:style>
    <style:style style:name="T5069" style:family="text">
      <style:text-properties fo:font-size="8.00pt" fo:font-weight="bold" fo:font-family="Monospace" style:font-family-asian="Monospace" style:font-family-complex="Monospace" fo:background-color="transparent" fo:color="#7f0055"/>
    </style:style>
    <style:style style:name="T5070" style:family="text">
      <style:text-properties fo:font-size="8.00pt" fo:font-weight="normal" fo:font-family="Monospace" style:font-family-asian="Monospace" style:font-family-complex="Monospace" fo:background-color="transparent" fo:color="#000000"/>
    </style:style>
    <style:style style:name="T5071" style:family="text">
      <style:text-properties fo:font-size="8.00pt" fo:font-weight="normal" fo:font-family="Monospace" style:font-family-asian="Monospace" style:font-family-complex="Monospace" fo:background-color="transparent" fo:color="#0000c0"/>
    </style:style>
    <style:style style:name="T5072" style:family="text">
      <style:text-properties fo:font-size="8.00pt" fo:font-weight="normal" fo:font-family="Monospace" style:font-family-asian="Monospace" style:font-family-complex="Monospace" fo:background-color="transparent" fo:color="#000000"/>
    </style:style>
    <style:style style:name="T5073" style:family="text">
      <style:text-properties fo:font-size="8.00pt" fo:font-weight="bold" fo:font-family="Monospace" style:font-family-asian="Monospace" style:font-family-complex="Monospace" fo:background-color="transparent" fo:color="#7f0055"/>
    </style:style>
    <style:style style:name="T5074" style:family="text">
      <style:text-properties fo:font-size="8.00pt" fo:font-weight="normal" fo:font-family="Monospace" style:font-family-asian="Monospace" style:font-family-complex="Monospace" fo:background-color="transparent" fo:color="#000000"/>
    </style:style>
    <style:style style:name="T5075" style:family="text">
      <style:text-properties fo:font-size="8.00pt" fo:font-weight="bold" fo:font-family="Monospace" style:font-family-asian="Monospace" style:font-family-complex="Monospace" fo:background-color="transparent" fo:color="#000000"/>
    </style:style>
    <style:style style:name="T5076" style:family="text">
      <style:text-properties fo:font-size="8.00pt" fo:font-weight="normal" fo:font-family="Monospace" style:font-family-asian="Monospace" style:font-family-complex="Monospace" fo:background-color="transparent" fo:color="#000000"/>
    </style:style>
    <style:style style:name="T5077" style:family="text">
      <style:text-properties fo:font-size="8.00pt" fo:font-weight="bold" fo:font-family="Monospace" style:font-family-asian="Monospace" style:font-family-complex="Monospace" fo:background-color="transparent" fo:color="#7f0055"/>
    </style:style>
    <style:style style:name="T5078" style:family="text">
      <style:text-properties fo:font-size="8.00pt" fo:font-weight="normal" fo:font-family="Monospace" style:font-family-asian="Monospace" style:font-family-complex="Monospace" fo:background-color="transparent" fo:color="#000000"/>
    </style:style>
    <style:style style:name="T5079" style:family="text">
      <style:text-properties fo:font-size="8.00pt" fo:font-weight="bold" fo:font-family="Monospace" style:font-family-asian="Monospace" style:font-family-complex="Monospace" fo:background-color="transparent" fo:color="#7f0055"/>
    </style:style>
    <style:style style:name="T5080" style:family="text">
      <style:text-properties fo:font-size="8.00pt" fo:font-weight="normal" fo:font-family="Monospace" style:font-family-asian="Monospace" style:font-family-complex="Monospace" fo:background-color="transparent" fo:color="#000000"/>
    </style:style>
    <style:style style:name="T5081" style:family="text">
      <style:text-properties fo:font-size="8.00pt" fo:font-weight="normal" fo:font-family="Monospace" style:font-family-asian="Monospace" style:font-family-complex="Monospace" fo:background-color="transparent" fo:color="#0000c0"/>
    </style:style>
    <style:style style:name="T5082" style:family="text">
      <style:text-properties fo:font-size="8.00pt" fo:font-weight="normal" fo:font-family="Monospace" style:font-family-asian="Monospace" style:font-family-complex="Monospace" fo:background-color="transparent" fo:color="#000000"/>
    </style:style>
    <style:style style:name="T5083" style:family="text">
      <style:text-properties fo:font-size="8.00pt" fo:font-weight="normal" fo:font-family="Monospace" style:font-family-asian="Monospace" style:font-family-complex="Monospace" fo:background-color="transparent" fo:color="#0000c0"/>
    </style:style>
    <style:style style:name="T5084" style:family="text">
      <style:text-properties fo:font-size="8.00pt" fo:font-weight="normal" fo:font-family="Monospace" style:font-family-asian="Monospace" style:font-family-complex="Monospace" fo:background-color="transparent" fo:color="#000000"/>
    </style:style>
    <style:style style:name="T5085" style:family="text">
      <style:text-properties fo:font-size="8.00pt" fo:font-weight="normal" fo:font-family="Monospace" style:font-family-asian="Monospace" style:font-family-complex="Monospace" fo:background-color="transparent" fo:color="#0000c0"/>
    </style:style>
    <style:style style:name="T5086" style:family="text">
      <style:text-properties fo:font-size="8.00pt" fo:font-weight="normal" fo:font-family="Monospace" style:font-family-asian="Monospace" style:font-family-complex="Monospace" fo:background-color="transparent" fo:color="#000000"/>
    </style:style>
    <style:style style:name="T5087" style:family="text">
      <style:text-properties fo:font-size="8.00pt" fo:font-weight="normal" fo:font-family="Monospace" style:font-family-asian="Monospace" style:font-family-complex="Monospace" fo:background-color="transparent" fo:color="#0000c0"/>
    </style:style>
    <style:style style:name="T5088" style:family="text">
      <style:text-properties fo:font-size="8.00pt" fo:font-weight="normal" fo:font-family="Monospace" style:font-family-asian="Monospace" style:font-family-complex="Monospace" fo:background-color="transparent" fo:color="#000000"/>
    </style:style>
    <style:style style:name="T5089" style:family="text">
      <style:text-properties fo:font-size="8.00pt" fo:font-weight="normal" fo:font-family="Monospace" style:font-family-asian="Monospace" style:font-family-complex="Monospace" fo:background-color="transparent" fo:color="#0000c0"/>
    </style:style>
    <style:style style:name="T5090" style:family="text">
      <style:text-properties fo:font-size="8.00pt" fo:font-weight="normal" fo:font-family="Monospace" style:font-family-asian="Monospace" style:font-family-complex="Monospace" fo:background-color="transparent" fo:color="#000000"/>
    </style:style>
    <style:style style:name="T5091" style:family="text">
      <style:text-properties fo:font-size="8.00pt" fo:font-weight="normal" fo:font-family="Monospace" style:font-family-asian="Monospace" style:font-family-complex="Monospace" fo:background-color="transparent" fo:color="#0000c0"/>
    </style:style>
    <style:style style:name="T5092" style:family="text">
      <style:text-properties fo:font-size="8.00pt" fo:font-weight="normal" fo:font-family="Monospace" style:font-family-asian="Monospace" style:font-family-complex="Monospace" fo:background-color="transparent" fo:color="#000000"/>
    </style:style>
    <style:style style:name="T5093" style:family="text">
      <style:text-properties fo:font-size="8.00pt" fo:font-weight="normal" fo:font-family="Monospace" style:font-family-asian="Monospace" style:font-family-complex="Monospace" fo:background-color="transparent" fo:color="#0000c0"/>
    </style:style>
    <style:style style:name="T5094" style:family="text">
      <style:text-properties fo:font-size="8.00pt" fo:font-weight="normal" fo:font-family="Monospace" style:font-family-asian="Monospace" style:font-family-complex="Monospace" fo:background-color="transparent" fo:color="#000000"/>
    </style:style>
    <style:style style:name="T5095" style:family="text">
      <style:text-properties fo:font-size="8.00pt" fo:font-weight="bold" fo:font-family="Monospace" style:font-family-asian="Monospace" style:font-family-complex="Monospace" fo:background-color="transparent" fo:color="#7f0055"/>
    </style:style>
    <style:style style:name="T5096" style:family="text">
      <style:text-properties fo:font-size="8.00pt" fo:font-weight="normal" fo:font-family="Monospace" style:font-family-asian="Monospace" style:font-family-complex="Monospace" fo:background-color="transparent" fo:color="#000000"/>
    </style:style>
    <style:style style:name="T5097" style:family="text">
      <style:text-properties fo:font-size="8.00pt" fo:font-weight="bold" fo:font-family="Monospace" style:font-family-asian="Monospace" style:font-family-complex="Monospace" fo:background-color="transparent" fo:color="#000000"/>
    </style:style>
    <style:style style:name="T5098" style:family="text">
      <style:text-properties fo:font-size="8.00pt" fo:font-weight="normal" fo:font-family="Monospace" style:font-family-asian="Monospace" style:font-family-complex="Monospace" fo:background-color="transparent" fo:color="#000000"/>
    </style:style>
    <style:style style:name="T5099" style:family="text">
      <style:text-properties fo:font-size="8.00pt" fo:font-weight="bold" fo:font-family="Monospace" style:font-family-asian="Monospace" style:font-family-complex="Monospace" fo:background-color="transparent" fo:color="#7f0055"/>
    </style:style>
    <style:style style:name="T5100" style:family="text">
      <style:text-properties fo:font-size="8.00pt" fo:font-weight="normal" fo:font-family="Monospace" style:font-family-asian="Monospace" style:font-family-complex="Monospace" fo:background-color="transparent" fo:color="#000000"/>
    </style:style>
    <style:style style:name="T5101" style:family="text">
      <style:text-properties fo:font-size="8.00pt" fo:font-weight="bold" fo:font-family="Monospace" style:font-family-asian="Monospace" style:font-family-complex="Monospace" fo:background-color="transparent" fo:color="#7f0055"/>
    </style:style>
    <style:style style:name="T5102" style:family="text">
      <style:text-properties fo:font-size="8.00pt" fo:font-weight="normal" fo:font-family="Monospace" style:font-family-asian="Monospace" style:font-family-complex="Monospace" fo:background-color="transparent" fo:color="#000000"/>
    </style:style>
    <style:style style:name="T5103" style:family="text">
      <style:text-properties fo:font-size="8.00pt" fo:font-weight="normal" fo:font-family="Monospace" style:font-family-asian="Monospace" style:font-family-complex="Monospace" fo:background-color="transparent" fo:color="#0000c0"/>
    </style:style>
    <style:style style:name="T5104" style:family="text">
      <style:text-properties fo:font-size="8.00pt" fo:font-weight="normal" fo:font-family="Monospace" style:font-family-asian="Monospace" style:font-family-complex="Monospace" fo:background-color="transparent" fo:color="#000000"/>
    </style:style>
    <style:style style:name="T5105" style:family="text">
      <style:text-properties fo:font-size="8.00pt" fo:font-weight="normal" fo:font-family="Monospace" style:font-family-asian="Monospace" style:font-family-complex="Monospace" fo:background-color="transparent" fo:color="#0000c0"/>
    </style:style>
    <style:style style:name="T5106" style:family="text">
      <style:text-properties fo:font-size="8.00pt" fo:font-weight="normal" fo:font-family="Monospace" style:font-family-asian="Monospace" style:font-family-complex="Monospace" fo:background-color="transparent" fo:color="#000000"/>
    </style:style>
    <style:style style:name="T5107" style:family="text">
      <style:text-properties fo:font-size="8.00pt" fo:font-weight="normal" fo:font-family="Monospace" style:font-family-asian="Monospace" style:font-family-complex="Monospace" fo:background-color="transparent" fo:color="#0000c0"/>
    </style:style>
    <style:style style:name="T5108" style:family="text">
      <style:text-properties fo:font-size="8.00pt" fo:font-weight="normal" fo:font-family="Monospace" style:font-family-asian="Monospace" style:font-family-complex="Monospace" fo:background-color="transparent" fo:color="#000000"/>
    </style:style>
    <style:style style:name="T5109" style:family="text">
      <style:text-properties fo:font-size="8.00pt" fo:font-weight="normal" fo:font-family="Monospace" style:font-family-asian="Monospace" style:font-family-complex="Monospace" fo:background-color="transparent" fo:color="#0000c0"/>
    </style:style>
    <style:style style:name="T5110" style:family="text">
      <style:text-properties fo:font-size="8.00pt" fo:font-weight="normal" fo:font-family="Monospace" style:font-family-asian="Monospace" style:font-family-complex="Monospace" fo:background-color="transparent" fo:color="#000000"/>
    </style:style>
    <style:style style:name="T5111" style:family="text">
      <style:text-properties fo:font-size="8.00pt" fo:font-weight="normal" fo:font-family="Monospace" style:font-family-asian="Monospace" style:font-family-complex="Monospace" fo:background-color="transparent" fo:color="#0000c0"/>
    </style:style>
    <style:style style:name="T5112" style:family="text">
      <style:text-properties fo:font-size="8.00pt" fo:font-weight="normal" fo:font-family="Monospace" style:font-family-asian="Monospace" style:font-family-complex="Monospace" fo:background-color="transparent" fo:color="#000000"/>
    </style:style>
    <style:style style:name="T5113" style:family="text">
      <style:text-properties fo:font-size="8.00pt" fo:font-weight="normal" fo:font-family="Monospace" style:font-family-asian="Monospace" style:font-family-complex="Monospace" fo:background-color="transparent" fo:color="#0000c0"/>
    </style:style>
    <style:style style:name="T5114" style:family="text">
      <style:text-properties fo:font-size="8.00pt" fo:font-weight="normal" fo:font-family="Monospace" style:font-family-asian="Monospace" style:font-family-complex="Monospace" fo:background-color="transparent" fo:color="#000000"/>
    </style:style>
    <style:style style:name="T5115" style:family="text">
      <style:text-properties fo:font-size="8.00pt" fo:font-weight="normal" fo:font-family="Monospace" style:font-family-asian="Monospace" style:font-family-complex="Monospace" fo:background-color="transparent" fo:color="#0000c0"/>
    </style:style>
    <style:style style:name="T5116" style:family="text">
      <style:text-properties fo:font-size="8.00pt" fo:font-weight="normal" fo:font-family="Monospace" style:font-family-asian="Monospace" style:font-family-complex="Monospace" fo:background-color="transparent" fo:color="#000000"/>
    </style:style>
    <style:style style:name="T5117" style:family="text">
      <style:text-properties fo:font-size="8.00pt" fo:font-weight="bold" fo:font-family="Monospace" style:font-family-asian="Monospace" style:font-family-complex="Monospace" fo:background-color="transparent" fo:color="#7f0055"/>
    </style:style>
    <style:style style:name="T5118" style:family="text">
      <style:text-properties fo:font-size="8.00pt" fo:font-weight="normal" fo:font-family="Monospace" style:font-family-asian="Monospace" style:font-family-complex="Monospace" fo:background-color="transparent" fo:color="#000000"/>
    </style:style>
    <style:style style:name="T5119" style:family="text">
      <style:text-properties fo:font-size="8.00pt" fo:font-weight="bold" fo:font-family="Monospace" style:font-family-asian="Monospace" style:font-family-complex="Monospace" fo:background-color="transparent" fo:color="#000000"/>
    </style:style>
    <style:style style:name="T5120" style:family="text">
      <style:text-properties fo:font-size="8.00pt" fo:font-weight="normal" fo:font-family="Monospace" style:font-family-asian="Monospace" style:font-family-complex="Monospace" fo:background-color="transparent" fo:color="#000000"/>
    </style:style>
    <style:style style:name="T5121" style:family="text">
      <style:text-properties fo:font-size="8.00pt" fo:font-weight="bold" fo:font-family="Monospace" style:font-family-asian="Monospace" style:font-family-complex="Monospace" fo:background-color="transparent" fo:color="#7f0055"/>
    </style:style>
    <style:style style:name="T5122" style:family="text">
      <style:text-properties fo:font-size="8.00pt" fo:font-weight="normal" fo:font-family="Monospace" style:font-family-asian="Monospace" style:font-family-complex="Monospace" fo:background-color="transparent" fo:color="#000000"/>
    </style:style>
    <style:style style:name="T5123" style:family="text">
      <style:text-properties fo:font-size="8.00pt" fo:font-weight="bold" fo:font-family="Monospace" style:font-family-asian="Monospace" style:font-family-complex="Monospace" fo:background-color="transparent" fo:color="#7f0055"/>
    </style:style>
    <style:style style:name="T5124" style:family="text">
      <style:text-properties fo:font-size="8.00pt" fo:font-weight="normal" fo:font-family="Monospace" style:font-family-asian="Monospace" style:font-family-complex="Monospace" fo:background-color="transparent" fo:color="#000000"/>
    </style:style>
    <style:style style:name="T5125" style:family="text">
      <style:text-properties fo:font-size="8.00pt" fo:font-weight="normal" fo:font-family="Monospace" style:font-family-asian="Monospace" style:font-family-complex="Monospace" fo:background-color="transparent" fo:color="#0000c0"/>
    </style:style>
    <style:style style:name="T5126" style:family="text">
      <style:text-properties fo:font-size="8.00pt" fo:font-weight="normal" fo:font-family="Monospace" style:font-family-asian="Monospace" style:font-family-complex="Monospace" fo:background-color="transparent" fo:color="#000000"/>
    </style:style>
    <style:style style:name="T5127" style:family="text">
      <style:text-properties fo:font-size="8.00pt" fo:font-weight="bold" fo:font-family="Monospace" style:font-family-asian="Monospace" style:font-family-complex="Monospace" fo:background-color="transparent" fo:color="#7f0055"/>
    </style:style>
    <style:style style:name="T5128" style:family="text">
      <style:text-properties fo:font-size="8.00pt" fo:font-weight="normal" fo:font-family="Monospace" style:font-family-asian="Monospace" style:font-family-complex="Monospace" fo:background-color="transparent" fo:color="#000000"/>
    </style:style>
    <style:style style:name="T5129" style:family="text">
      <style:text-properties fo:font-size="8.00pt" fo:font-weight="normal" fo:font-family="Monospace" style:font-family-asian="Monospace" style:font-family-complex="Monospace" fo:background-color="transparent" fo:color="#0000c0"/>
    </style:style>
    <style:style style:name="T5130" style:family="text">
      <style:text-properties fo:font-size="8.00pt" fo:font-weight="normal" fo:font-family="Monospace" style:font-family-asian="Monospace" style:font-family-complex="Monospace" fo:background-color="transparent" fo:color="#000000"/>
    </style:style>
    <style:style style:name="T5131" style:family="text">
      <style:text-properties fo:font-size="8.00pt" fo:font-weight="bold" fo:font-family="Monospace" style:font-family-asian="Monospace" style:font-family-complex="Monospace" fo:background-color="transparent" fo:color="#7f0055"/>
    </style:style>
    <style:style style:name="T5132" style:family="text">
      <style:text-properties fo:font-size="8.00pt" fo:font-weight="normal" fo:font-family="Monospace" style:font-family-asian="Monospace" style:font-family-complex="Monospace" fo:background-color="transparent" fo:color="#000000"/>
    </style:style>
    <style:style style:name="T5133" style:family="text">
      <style:text-properties fo:font-size="8.00pt" fo:font-weight="bold" fo:font-family="Monospace" style:font-family-asian="Monospace" style:font-family-complex="Monospace" fo:background-color="transparent" fo:color="#7f0055"/>
    </style:style>
    <style:style style:name="T5134" style:family="text">
      <style:text-properties fo:font-size="8.00pt" fo:font-weight="normal" fo:font-family="Monospace" style:font-family-asian="Monospace" style:font-family-complex="Monospace" fo:background-color="transparent" fo:color="#000000"/>
    </style:style>
    <style:style style:name="T5135" style:family="text">
      <style:text-properties fo:font-size="8.00pt" fo:font-weight="normal" fo:font-family="Monospace" style:font-family-asian="Monospace" style:font-family-complex="Monospace" fo:background-color="transparent" fo:color="#0000c0"/>
    </style:style>
    <style:style style:name="T5136" style:family="text">
      <style:text-properties fo:font-size="8.00pt" fo:font-weight="normal" fo:font-family="Monospace" style:font-family-asian="Monospace" style:font-family-complex="Monospace" fo:background-color="transparent" fo:color="#000000"/>
    </style:style>
    <style:style style:name="T5137" style:family="text">
      <style:text-properties fo:font-size="8.00pt" fo:font-weight="normal" fo:font-family="Monospace" style:font-family-asian="Monospace" style:font-family-complex="Monospace" fo:background-color="transparent" fo:color="#0000c0"/>
    </style:style>
    <style:style style:name="T5138" style:family="text">
      <style:text-properties fo:font-size="8.00pt" fo:font-weight="normal" fo:font-family="Monospace" style:font-family-asian="Monospace" style:font-family-complex="Monospace" fo:background-color="transparent" fo:color="#000000"/>
    </style:style>
    <style:style style:name="T5139" style:family="text">
      <style:text-properties fo:font-size="8.00pt" fo:font-weight="bold" fo:font-family="Monospace" style:font-family-asian="Monospace" style:font-family-complex="Monospace" fo:background-color="transparent" fo:color="#7f0055"/>
    </style:style>
    <style:style style:name="T5140" style:family="text">
      <style:text-properties fo:font-size="8.00pt" fo:font-weight="normal" fo:font-family="Monospace" style:font-family-asian="Monospace" style:font-family-complex="Monospace" fo:background-color="transparent" fo:color="#000000"/>
    </style:style>
    <style:style style:name="T5141" style:family="text">
      <style:text-properties fo:font-size="8.00pt" fo:font-weight="normal" fo:font-family="Monospace" style:font-family-asian="Monospace" style:font-family-complex="Monospace" fo:background-color="transparent" fo:color="#0000c0"/>
    </style:style>
    <style:style style:name="T5142" style:family="text">
      <style:text-properties fo:font-size="8.00pt" fo:font-weight="normal" fo:font-family="Monospace" style:font-family-asian="Monospace" style:font-family-complex="Monospace" fo:background-color="transparent" fo:color="#000000"/>
    </style:style>
    <style:style style:name="T5143" style:family="text">
      <style:text-properties fo:font-size="8.00pt" fo:font-weight="bold" fo:font-family="Monospace" style:font-family-asian="Monospace" style:font-family-complex="Monospace" fo:background-color="transparent" fo:color="#7f0055"/>
    </style:style>
    <style:style style:name="T5144" style:family="text">
      <style:text-properties fo:font-size="8.00pt" fo:font-weight="normal" fo:font-family="Monospace" style:font-family-asian="Monospace" style:font-family-complex="Monospace" fo:background-color="transparent" fo:color="#000000"/>
    </style:style>
    <style:style style:name="T5145" style:family="text">
      <style:text-properties fo:font-size="8.00pt" fo:font-weight="normal" fo:font-family="Monospace" style:font-family-asian="Monospace" style:font-family-complex="Monospace" fo:background-color="transparent" fo:color="#0000c0"/>
    </style:style>
    <style:style style:name="T5146" style:family="text">
      <style:text-properties fo:font-size="8.00pt" fo:font-weight="normal" fo:font-family="Monospace" style:font-family-asian="Monospace" style:font-family-complex="Monospace" fo:background-color="transparent" fo:color="#000000"/>
    </style:style>
    <style:style style:name="T5147" style:family="text">
      <style:text-properties fo:font-size="8.00pt" fo:font-weight="normal" fo:font-family="Monospace" style:font-family-asian="Monospace" style:font-family-complex="Monospace" fo:background-color="transparent" fo:color="#0000c0"/>
    </style:style>
    <style:style style:name="T5148" style:family="text">
      <style:text-properties fo:font-size="8.00pt" fo:font-weight="normal" fo:font-family="Monospace" style:font-family-asian="Monospace" style:font-family-complex="Monospace" fo:background-color="transparent" fo:color="#000000"/>
    </style:style>
    <style:style style:name="T5149" style:family="text">
      <style:text-properties fo:font-size="8.00pt" fo:font-weight="normal" fo:font-family="Monospace" style:font-family-asian="Monospace" style:font-family-complex="Monospace" fo:background-color="transparent" fo:color="#0000c0"/>
    </style:style>
    <style:style style:name="T5150" style:family="text">
      <style:text-properties fo:font-size="8.00pt" fo:font-weight="normal" fo:font-family="Monospace" style:font-family-asian="Monospace" style:font-family-complex="Monospace" fo:background-color="transparent" fo:color="#000000"/>
    </style:style>
    <style:style style:name="T5151" style:family="text">
      <style:text-properties fo:font-size="8.00pt" fo:font-weight="normal" fo:font-family="Monospace" style:font-family-asian="Monospace" style:font-family-complex="Monospace" fo:background-color="transparent" fo:color="#0000c0"/>
    </style:style>
    <style:style style:name="T5152" style:family="text">
      <style:text-properties fo:font-size="8.00pt" fo:font-weight="normal" fo:font-family="Monospace" style:font-family-asian="Monospace" style:font-family-complex="Monospace" fo:background-color="transparent" fo:color="#000000"/>
    </style:style>
    <style:style style:name="T5153" style:family="text">
      <style:text-properties fo:font-size="10.00pt" fo:font-weight="normal" fo:font-family="Monospace" style:font-family-asian="Monospace" style:font-family-complex="Monospace" fo:background-color="transparent" fo:color="#000000"/>
    </style:style>
    <style:style style:name="T5154" style:family="text">
      <style:text-properties fo:font-size="10.00pt" fo:font-weight="bold" fo:font-family="Monospace" style:font-family-asian="Monospace" style:font-family-complex="Monospace" fo:background-color="transparent" fo:color="#7f0055"/>
    </style:style>
    <style:style style:name="T5155" style:family="text">
      <style:text-properties fo:font-size="10.00pt" fo:font-weight="normal" fo:font-family="Monospace" style:font-family-asian="Monospace" style:font-family-complex="Monospace" fo:background-color="transparent" fo:color="#000000"/>
    </style:style>
    <style:style style:name="T5156" style:family="text">
      <style:text-properties fo:font-size="10.00pt" fo:font-weight="bold" fo:font-family="Monospace" style:font-family-asian="Monospace" style:font-family-complex="Monospace" fo:background-color="transparent" fo:color="#7f0055"/>
    </style:style>
    <style:style style:name="T5157" style:family="text">
      <style:text-properties fo:font-size="10.00pt" fo:font-weight="normal" fo:font-family="Monospace" style:font-family-asian="Monospace" style:font-family-complex="Monospace" fo:background-color="transparent" fo:color="#000000"/>
    </style:style>
    <style:style style:name="T5158" style:family="text">
      <style:text-properties fo:font-size="10.00pt" fo:font-weight="bold" fo:font-family="Monospace" style:font-family-asian="Monospace" style:font-family-complex="Monospace" fo:background-color="transparent" fo:color="#7f0055"/>
    </style:style>
    <style:style style:name="T5159" style:family="text">
      <style:text-properties fo:font-size="10.00pt" fo:font-weight="normal" fo:font-family="Monospace" style:font-family-asian="Monospace" style:font-family-complex="Monospace" fo:background-color="transparent" fo:color="#000000"/>
    </style:style>
    <style:style style:name="T5160" style:family="text">
      <style:text-properties fo:font-size="10.00pt" fo:font-weight="bold" fo:font-family="Monospace" style:font-family-asian="Monospace" style:font-family-complex="Monospace" fo:background-color="transparent" fo:color="#000000"/>
    </style:style>
    <style:style style:name="T5161" style:family="text">
      <style:text-properties fo:font-size="10.00pt" fo:font-weight="normal" fo:font-family="Monospace" style:font-family-asian="Monospace" style:font-family-complex="Monospace" fo:background-color="transparent" fo:color="#000000"/>
    </style:style>
    <style:style style:name="T5162" style:family="text">
      <style:text-properties fo:font-size="10.00pt" fo:font-weight="bold" fo:font-family="Monospace" style:font-family-asian="Monospace" style:font-family-complex="Monospace" fo:background-color="transparent" fo:color="#7f0055"/>
    </style:style>
    <style:style style:name="T5163" style:family="text">
      <style:text-properties fo:font-size="10.00pt" fo:font-weight="normal" fo:font-family="Monospace" style:font-family-asian="Monospace" style:font-family-complex="Monospace" fo:background-color="transparent" fo:color="#000000"/>
    </style:style>
    <style:style style:name="T5164" style:family="text">
      <style:text-properties fo:font-size="10.00pt" fo:font-weight="bold" fo:font-family="Monospace" style:font-family-asian="Monospace" style:font-family-complex="Monospace" fo:background-color="transparent" fo:color="#7f0055"/>
    </style:style>
    <style:style style:name="T5165" style:family="text">
      <style:text-properties fo:font-size="10.00pt" fo:font-weight="normal" fo:font-family="Monospace" style:font-family-asian="Monospace" style:font-family-complex="Monospace" fo:background-color="transparent" fo:color="#000000"/>
    </style:style>
    <style:style style:name="T5166" style:family="text">
      <style:text-properties fo:font-size="10.00pt" fo:font-weight="normal" fo:font-family="Monospace" style:font-family-asian="Monospace" style:font-family-complex="Monospace" fo:background-color="transparent" fo:color="#0000c0"/>
    </style:style>
    <style:style style:name="T5167" style:family="text">
      <style:text-properties fo:font-size="10.00pt" fo:font-weight="normal" fo:font-family="Monospace" style:font-family-asian="Monospace" style:font-family-complex="Monospace" fo:background-color="transparent" fo:color="#000000"/>
    </style:style>
    <style:style style:name="T5168" style:family="text">
      <style:text-properties fo:font-size="10.00pt" fo:font-weight="normal" fo:font-family="Monospace" style:font-family-asian="Monospace" style:font-family-complex="Monospace" fo:background-color="transparent" fo:color="#0000c0"/>
    </style:style>
    <style:style style:name="T5169" style:family="text">
      <style:text-properties fo:font-size="10.00pt" fo:font-weight="normal" fo:font-family="Monospace" style:font-family-asian="Monospace" style:font-family-complex="Monospace" fo:background-color="transparent" fo:color="#000000"/>
    </style:style>
    <style:style style:name="T5170" style:family="text">
      <style:text-properties fo:font-size="10.00pt" fo:font-weight="normal" fo:font-family="Monospace" style:font-family-asian="Monospace" style:font-family-complex="Monospace" fo:background-color="transparent" fo:color="#0000c0"/>
    </style:style>
    <style:style style:name="T5171" style:family="text">
      <style:text-properties fo:font-size="10.00pt" fo:font-weight="normal" fo:font-family="Monospace" style:font-family-asian="Monospace" style:font-family-complex="Monospace" fo:background-color="transparent" fo:color="#000000"/>
    </style:style>
    <style:style style:name="T5172" style:family="text">
      <style:text-properties fo:font-size="10.00pt" fo:font-weight="normal" fo:font-family="Monospace" style:font-family-asian="Monospace" style:font-family-complex="Monospace" fo:background-color="transparent" fo:color="#0000c0"/>
    </style:style>
    <style:style style:name="T5173" style:family="text">
      <style:text-properties fo:font-size="10.00pt" fo:font-weight="normal" fo:font-family="Monospace" style:font-family-asian="Monospace" style:font-family-complex="Monospace" fo:background-color="transparent" fo:color="#000000"/>
    </style:style>
    <style:style style:name="T5174" style:family="text">
      <style:text-properties fo:font-size="10.00pt" fo:font-weight="bold" fo:font-family="Monospace" style:font-family-asian="Monospace" style:font-family-complex="Monospace" fo:background-color="transparent" fo:color="#7f0055"/>
    </style:style>
    <style:style style:name="T5175" style:family="text">
      <style:text-properties fo:font-size="10.00pt" fo:font-weight="normal" fo:font-family="Monospace" style:font-family-asian="Monospace" style:font-family-complex="Monospace" fo:background-color="transparent" fo:color="#000000"/>
    </style:style>
    <style:style style:name="T5176" style:family="text">
      <style:text-properties fo:font-size="10.00pt" fo:font-weight="bold" fo:font-family="Monospace" style:font-family-asian="Monospace" style:font-family-complex="Monospace" fo:background-color="transparent" fo:color="#7f0055"/>
    </style:style>
    <style:style style:name="T5177" style:family="text">
      <style:text-properties fo:font-size="10.00pt" fo:font-weight="normal" fo:font-family="Monospace" style:font-family-asian="Monospace" style:font-family-complex="Monospace" fo:background-color="transparent" fo:color="#000000"/>
    </style:style>
    <style:style style:name="T5178" style:family="text">
      <style:text-properties fo:font-size="10.00pt" fo:font-weight="normal" fo:font-family="Monospace" style:font-family-asian="Monospace" style:font-family-complex="Monospace" fo:background-color="transparent" fo:color="#0000c0"/>
    </style:style>
    <style:style style:name="T5179" style:family="text">
      <style:text-properties fo:font-size="10.00pt" fo:font-weight="normal" fo:font-family="Monospace" style:font-family-asian="Monospace" style:font-family-complex="Monospace" fo:background-color="transparent" fo:color="#000000"/>
    </style:style>
    <style:style style:name="T5180" style:family="text">
      <style:text-properties fo:font-size="10.00pt" fo:font-weight="normal" fo:font-family="Monospace" style:font-family-asian="Monospace" style:font-family-complex="Monospace" fo:background-color="transparent" fo:color="#0000c0"/>
    </style:style>
    <style:style style:name="T5181" style:family="text">
      <style:text-properties fo:font-size="10.00pt" fo:font-weight="normal" fo:font-family="Monospace" style:font-family-asian="Monospace" style:font-family-complex="Monospace" fo:background-color="transparent" fo:color="#000000"/>
    </style:style>
    <style:style style:name="T5182" style:family="text">
      <style:text-properties fo:font-size="10.00pt" fo:font-weight="normal" fo:font-family="Monospace" style:font-family-asian="Monospace" style:font-family-complex="Monospace" fo:background-color="transparent" fo:color="#0000c0"/>
    </style:style>
    <style:style style:name="T5183" style:family="text">
      <style:text-properties fo:font-size="10.00pt" fo:font-weight="normal" fo:font-family="Monospace" style:font-family-asian="Monospace" style:font-family-complex="Monospace" fo:background-color="transparent" fo:color="#000000"/>
    </style:style>
    <style:style style:name="T5184" style:family="text">
      <style:text-properties fo:font-size="10.00pt" fo:font-weight="bold" fo:font-family="Monospace" style:font-family-asian="Monospace" style:font-family-complex="Monospace" fo:background-color="transparent" fo:color="#7f0055"/>
    </style:style>
    <style:style style:name="T5185" style:family="text">
      <style:text-properties fo:font-size="10.00pt" fo:font-weight="normal" fo:font-family="Monospace" style:font-family-asian="Monospace" style:font-family-complex="Monospace" fo:background-color="transparent" fo:color="#000000"/>
    </style:style>
    <style:style style:name="T5186" style:family="text">
      <style:text-properties fo:font-size="10.00pt" fo:font-weight="normal" fo:font-family="Monospace" style:font-family-asian="Monospace" style:font-family-complex="Monospace" fo:background-color="transparent" fo:color="#0000c0"/>
    </style:style>
    <style:style style:name="T5187" style:family="text">
      <style:text-properties fo:font-size="10.00pt" fo:font-weight="normal" fo:font-family="Monospace" style:font-family-asian="Monospace" style:font-family-complex="Monospace" fo:background-color="transparent" fo:color="#000000"/>
    </style:style>
    <style:style style:name="T5188" style:family="text">
      <style:text-properties fo:font-size="10.00pt" fo:font-weight="bold" fo:font-family="Monospace" style:font-family-asian="Monospace" style:font-family-complex="Monospace" fo:background-color="transparent" fo:color="#7f0055"/>
    </style:style>
    <style:style style:name="T5189" style:family="text">
      <style:text-properties fo:font-size="10.00pt" fo:font-weight="normal" fo:font-family="Monospace" style:font-family-asian="Monospace" style:font-family-complex="Monospace" fo:background-color="transparent" fo:color="#000000"/>
    </style:style>
    <style:style style:name="T5190" style:family="text">
      <style:text-properties fo:font-size="10.00pt" fo:font-weight="bold" fo:font-family="Monospace" style:font-family-asian="Monospace" style:font-family-complex="Monospace" fo:background-color="transparent" fo:color="#7f0055"/>
    </style:style>
    <style:style style:name="T5191" style:family="text">
      <style:text-properties fo:font-size="10.00pt" fo:font-weight="normal" fo:font-family="Monospace" style:font-family-asian="Monospace" style:font-family-complex="Monospace" fo:background-color="transparent" fo:color="#000000"/>
    </style:style>
    <style:style style:name="T5192" style:family="text">
      <style:text-properties fo:font-size="10.00pt" fo:font-weight="normal" fo:font-family="Monospace" style:font-family-asian="Monospace" style:font-family-complex="Monospace" fo:background-color="transparent" fo:color="#0000c0"/>
    </style:style>
    <style:style style:name="T5193" style:family="text">
      <style:text-properties fo:font-size="10.00pt" fo:font-weight="normal" fo:font-family="Monospace" style:font-family-asian="Monospace" style:font-family-complex="Monospace" fo:background-color="transparent" fo:color="#000000"/>
    </style:style>
    <style:style style:name="T5194" style:family="text">
      <style:text-properties fo:font-size="10.00pt" fo:font-weight="bold" fo:font-family="Monospace" style:font-family-asian="Monospace" style:font-family-complex="Monospace" fo:background-color="transparent" fo:color="#7f0055"/>
    </style:style>
    <style:style style:name="T5195" style:family="text">
      <style:text-properties fo:font-size="10.00pt" fo:font-weight="normal" fo:font-family="Monospace" style:font-family-asian="Monospace" style:font-family-complex="Monospace" fo:background-color="transparent" fo:color="#000000"/>
    </style:style>
    <style:style style:name="T5196" style:family="text">
      <style:text-properties fo:font-size="10.00pt" fo:font-weight="normal" fo:font-family="Monospace" style:font-family-asian="Monospace" style:font-family-complex="Monospace" fo:background-color="transparent" fo:color="#0000c0"/>
    </style:style>
    <style:style style:name="T5197" style:family="text">
      <style:text-properties fo:font-size="10.00pt" fo:font-weight="normal" fo:font-family="Monospace" style:font-family-asian="Monospace" style:font-family-complex="Monospace" fo:background-color="transparent" fo:color="#000000"/>
    </style:style>
    <style:style style:name="T5198" style:family="text">
      <style:text-properties fo:font-size="10.00pt" fo:font-weight="bold" fo:font-family="Monospace" style:font-family-asian="Monospace" style:font-family-complex="Monospace" fo:background-color="transparent" fo:color="#7f0055"/>
    </style:style>
    <style:style style:name="T5199" style:family="text">
      <style:text-properties fo:font-size="10.00pt" fo:font-weight="normal" fo:font-family="Monospace" style:font-family-asian="Monospace" style:font-family-complex="Monospace" fo:background-color="transparent" fo:color="#000000"/>
    </style:style>
    <style:style style:name="T5200" style:family="text">
      <style:text-properties fo:font-size="11.00pt" fo:font-weight="normal" fo:font-family="Calibri" style:font-family-asian="Calibri" style:font-family-complex="Calibri" fo:background-color="transparent" style:use-window-font-color="true"/>
    </style:style>
    <style:style style:name="T5201" style:family="text">
      <style:text-properties fo:font-size="10.00pt" fo:font-weight="normal" fo:font-family="Monospace" style:font-family-asian="Monospace" style:font-family-complex="Monospace" fo:background-color="transparent" fo:color="#000000"/>
    </style:style>
    <style:style style:name="T5202" style:family="text">
      <style:text-properties fo:font-size="11.00pt" fo:font-weight="normal" fo:font-family="Calibri" style:font-family-asian="Calibri" style:font-family-complex="Calibri" fo:background-color="transparent" style:use-window-font-color="true"/>
    </style:style>
    <style:style style:name="T5203"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5204" style:family="text">
      <style:text-properties fo:font-size="11.00pt" fo:font-weight="normal" fo:font-family="Calibri" style:font-family-asian="Calibri" style:font-family-complex="Calibri" fo:background-color="transparent" style:use-window-font-color="true"/>
    </style:style>
    <style:style style:name="T5205" style:family="text">
      <style:text-properties fo:font-size="10.00pt" fo:font-weight="bold" fo:font-family="Monospace" style:font-family-asian="Monospace" style:font-family-complex="Monospace" fo:background-color="transparent" fo:color="#7f0055"/>
    </style:style>
    <style:style style:name="T5206" style:family="text">
      <style:text-properties fo:font-size="10.00pt" fo:font-weight="normal" fo:font-family="Monospace" style:font-family-asian="Monospace" style:font-family-complex="Monospace" fo:background-color="transparent" fo:color="#000000"/>
    </style:style>
    <style:style style:name="T5207" style:family="text">
      <style:text-properties fo:font-size="10.00pt" fo:font-weight="normal" fo:font-family="Monospace" style:font-family-asian="Monospace" style:font-family-complex="Monospace" fo:background-color="transparent" fo:color="#005032"/>
    </style:style>
    <style:style style:name="T5208" style:family="text">
      <style:text-properties fo:font-size="10.00pt" fo:font-weight="normal" fo:font-family="Monospace" style:font-family-asian="Monospace" style:font-family-complex="Monospace" fo:background-color="transparent" fo:color="#000000"/>
    </style:style>
    <style:style style:name="T5209" style:family="text">
      <style:text-properties fo:font-size="10.00pt" fo:font-weight="bold" fo:font-family="Monospace" style:font-family-asian="Monospace" style:font-family-complex="Monospace" fo:background-color="transparent" fo:color="#7f0055"/>
    </style:style>
    <style:style style:name="T5210" style:family="text">
      <style:text-properties fo:font-size="10.00pt" fo:font-weight="normal" fo:font-family="Monospace" style:font-family-asian="Monospace" style:font-family-complex="Monospace" fo:background-color="transparent" fo:color="#000000"/>
    </style:style>
    <style:style style:name="T5211" style:family="text">
      <style:text-properties fo:font-size="10.00pt" fo:font-weight="normal" fo:font-family="Monospace" style:font-family-asian="Monospace" style:font-family-complex="Monospace" fo:background-color="transparent" fo:color="#0000c0"/>
    </style:style>
    <style:style style:name="T5212" style:family="text">
      <style:text-properties fo:font-size="10.00pt" fo:font-weight="normal" fo:font-family="Monospace" style:font-family-asian="Monospace" style:font-family-complex="Monospace" fo:background-color="transparent" fo:color="#000000"/>
    </style:style>
    <style:style style:name="T5213" style:family="text">
      <style:text-properties fo:font-size="10.00pt" fo:font-weight="normal" fo:font-family="Monospace" style:font-family-asian="Monospace" style:font-family-complex="Monospace" fo:background-color="transparent" fo:color="#0000c0"/>
    </style:style>
    <style:style style:name="T5214" style:family="text">
      <style:text-properties fo:font-size="10.00pt" fo:font-weight="normal" fo:font-family="Monospace" style:font-family-asian="Monospace" style:font-family-complex="Monospace" fo:background-color="transparent" fo:color="#000000"/>
    </style:style>
    <style:style style:name="T5215" style:family="text">
      <style:text-properties fo:font-size="10.00pt" fo:font-weight="normal" fo:font-family="Monospace" style:font-family-asian="Monospace" style:font-family-complex="Monospace" fo:background-color="transparent" fo:color="#0000c0"/>
    </style:style>
    <style:style style:name="T5216" style:family="text">
      <style:text-properties fo:font-size="10.00pt" fo:font-weight="normal" fo:font-family="Monospace" style:font-family-asian="Monospace" style:font-family-complex="Monospace" fo:background-color="transparent" fo:color="#000000"/>
    </style:style>
    <style:style style:name="T5217" style:family="text">
      <style:text-properties fo:font-size="10.00pt" fo:font-weight="normal" fo:font-family="Monospace" style:font-family-asian="Monospace" style:font-family-complex="Monospace" fo:background-color="transparent" fo:color="#0000c0"/>
    </style:style>
    <style:style style:name="T5218" style:family="text">
      <style:text-properties fo:font-size="10.00pt" fo:font-weight="normal" fo:font-family="Monospace" style:font-family-asian="Monospace" style:font-family-complex="Monospace" fo:background-color="transparent" fo:color="#000000"/>
    </style:style>
    <style:style style:name="T5219" style:family="text">
      <style:text-properties fo:font-size="10.00pt" fo:font-weight="normal" fo:font-family="Monospace" style:font-family-asian="Monospace" style:font-family-complex="Monospace" fo:background-color="transparent" fo:color="#0000c0"/>
    </style:style>
    <style:style style:name="T5220" style:family="text">
      <style:text-properties fo:font-size="10.00pt" fo:font-weight="normal" fo:font-family="Monospace" style:font-family-asian="Monospace" style:font-family-complex="Monospace" fo:background-color="transparent" fo:color="#000000"/>
    </style:style>
    <style:style style:name="T5221" style:family="text">
      <style:text-properties fo:font-size="10.00pt" fo:font-weight="normal" fo:font-family="Monospace" style:font-family-asian="Monospace" style:font-family-complex="Monospace" fo:background-color="transparent" fo:color="#0000c0"/>
    </style:style>
    <style:style style:name="T5222" style:family="text">
      <style:text-properties fo:font-size="10.00pt" fo:font-weight="normal" fo:font-family="Monospace" style:font-family-asian="Monospace" style:font-family-complex="Monospace" fo:background-color="transparent" fo:color="#000000"/>
    </style:style>
    <style:style style:name="T5223" style:family="text">
      <style:text-properties fo:font-size="10.00pt" fo:font-weight="normal" fo:font-family="Monospace" style:font-family-asian="Monospace" style:font-family-complex="Monospace" fo:background-color="transparent" fo:color="#0000c0"/>
    </style:style>
    <style:style style:name="T5224" style:family="text">
      <style:text-properties fo:font-size="10.00pt" fo:font-weight="normal" fo:font-family="Monospace" style:font-family-asian="Monospace" style:font-family-complex="Monospace" fo:background-color="transparent" fo:color="#000000"/>
    </style:style>
    <style:style style:name="T5225" style:family="text">
      <style:text-properties fo:font-size="10.00pt" fo:font-weight="bold" fo:font-family="Monospace" style:font-family-asian="Monospace" style:font-family-complex="Monospace" fo:background-color="transparent" fo:color="#7f0055"/>
    </style:style>
    <style:style style:name="T5226" style:family="text">
      <style:text-properties fo:font-size="10.00pt" fo:font-weight="normal" fo:font-family="Monospace" style:font-family-asian="Monospace" style:font-family-complex="Monospace" fo:background-color="transparent" fo:color="#000000"/>
    </style:style>
    <style:style style:name="T5227" style:family="text">
      <style:text-properties fo:font-size="10.00pt" fo:font-weight="bold" fo:font-family="Monospace" style:font-family-asian="Monospace" style:font-family-complex="Monospace" fo:background-color="transparent" fo:color="#7f0055"/>
    </style:style>
    <style:style style:name="T5228" style:family="text">
      <style:text-properties fo:font-size="10.00pt" fo:font-weight="normal" fo:font-family="Monospace" style:font-family-asian="Monospace" style:font-family-complex="Monospace" fo:background-color="transparent" fo:color="#000000"/>
    </style:style>
    <style:style style:name="T5229" style:family="text">
      <style:text-properties fo:font-size="10.00pt" fo:font-weight="normal" fo:font-family="Monospace" style:font-family-asian="Monospace" style:font-family-complex="Monospace" fo:background-color="transparent" fo:color="#3f7f5f"/>
    </style:style>
    <style:style style:name="T5230" style:family="text">
      <style:text-properties fo:font-size="10.00pt" fo:font-weight="bold" fo:font-family="Monospace" style:font-family-asian="Monospace" style:font-family-complex="Monospace" fo:background-color="transparent" fo:color="#7f0055"/>
    </style:style>
    <style:style style:name="T5231" style:family="text">
      <style:text-properties fo:font-size="10.00pt" fo:font-weight="normal" fo:font-family="Monospace" style:font-family-asian="Monospace" style:font-family-complex="Monospace" fo:background-color="transparent" fo:color="#000000"/>
    </style:style>
    <style:style style:name="T5232" style:family="text">
      <style:text-properties fo:font-size="10.00pt" fo:font-weight="bold" fo:font-family="Monospace" style:font-family-asian="Monospace" style:font-family-complex="Monospace" fo:background-color="transparent" fo:color="#7f0055"/>
    </style:style>
    <style:style style:name="T5233" style:family="text">
      <style:text-properties fo:font-size="10.00pt" fo:font-weight="normal" fo:font-family="Monospace" style:font-family-asian="Monospace" style:font-family-complex="Monospace" fo:background-color="transparent" fo:color="#000000"/>
    </style:style>
    <style:style style:name="T5234" style:family="text">
      <style:text-properties fo:font-size="10.00pt" fo:font-weight="normal" fo:font-family="Monospace" style:font-family-asian="Monospace" style:font-family-complex="Monospace" fo:background-color="transparent" fo:color="#3f7f5f"/>
    </style:style>
    <style:style style:name="T5235" style:family="text">
      <style:text-properties fo:font-size="10.00pt" fo:font-weight="normal" fo:font-family="Monospace" style:font-family-asian="Monospace" style:font-family-complex="Monospace" fo:background-color="transparent" fo:color="#000000"/>
    </style:style>
    <style:style style:name="T5236" style:family="text">
      <style:text-properties fo:font-size="10.00pt" fo:font-weight="normal" fo:font-family="Monospace" style:font-family-asian="Monospace" style:font-family-complex="Monospace" fo:background-color="transparent" fo:color="#0000c0"/>
    </style:style>
    <style:style style:name="T5237" style:family="text">
      <style:text-properties fo:font-size="10.00pt" fo:font-weight="normal" fo:font-family="Monospace" style:font-family-asian="Monospace" style:font-family-complex="Monospace" fo:background-color="transparent" fo:color="#000000"/>
    </style:style>
    <style:style style:name="T5238" style:family="text">
      <style:text-properties fo:font-size="10.00pt" fo:font-weight="normal" fo:font-family="Monospace" style:font-family-asian="Monospace" style:font-family-complex="Monospace" fo:background-color="transparent" fo:color="#0000c0"/>
    </style:style>
    <style:style style:name="T5239" style:family="text">
      <style:text-properties fo:font-size="10.00pt" fo:font-weight="normal" fo:font-family="Monospace" style:font-family-asian="Monospace" style:font-family-complex="Monospace" fo:background-color="transparent" fo:color="#000000"/>
    </style:style>
    <style:style style:name="T5240" style:family="text">
      <style:text-properties fo:font-size="10.00pt" fo:font-weight="bold" fo:font-family="Monospace" style:font-family-asian="Monospace" style:font-family-complex="Monospace" fo:background-color="transparent" fo:color="#7f0055"/>
    </style:style>
    <style:style style:name="T5241" style:family="text">
      <style:text-properties fo:font-size="10.00pt" fo:font-weight="normal" fo:font-family="Monospace" style:font-family-asian="Monospace" style:font-family-complex="Monospace" fo:background-color="transparent" fo:color="#000000"/>
    </style:style>
    <style:style style:name="T5242" style:family="text">
      <style:text-properties fo:font-size="10.00pt" fo:font-weight="normal" fo:font-family="Monospace" style:font-family-asian="Monospace" style:font-family-complex="Monospace" fo:background-color="transparent" fo:color="#0000c0"/>
    </style:style>
    <style:style style:name="T5243" style:family="text">
      <style:text-properties fo:font-size="10.00pt" fo:font-weight="normal" fo:font-family="Monospace" style:font-family-asian="Monospace" style:font-family-complex="Monospace" fo:background-color="transparent" fo:color="#000000"/>
    </style:style>
    <style:style style:name="T5244" style:family="text">
      <style:text-properties fo:font-size="10.00pt" fo:font-weight="normal" fo:font-family="Monospace" style:font-family-asian="Monospace" style:font-family-complex="Monospace" fo:background-color="transparent" fo:color="#0000c0"/>
    </style:style>
    <style:style style:name="T5245" style:family="text">
      <style:text-properties fo:font-size="10.00pt" fo:font-weight="normal" fo:font-family="Monospace" style:font-family-asian="Monospace" style:font-family-complex="Monospace" fo:background-color="transparent" fo:color="#000000"/>
    </style:style>
    <style:style style:name="T5246" style:family="text">
      <style:text-properties fo:font-size="10.00pt" fo:font-weight="normal" fo:font-family="Monospace" style:font-family-asian="Monospace" style:font-family-complex="Monospace" fo:background-color="transparent" fo:color="#0000c0"/>
    </style:style>
    <style:style style:name="T5247" style:family="text">
      <style:text-properties fo:font-size="10.00pt" fo:font-weight="normal" fo:font-family="Monospace" style:font-family-asian="Monospace" style:font-family-complex="Monospace" fo:background-color="transparent" fo:color="#000000"/>
    </style:style>
    <style:style style:name="T5248" style:family="text">
      <style:text-properties fo:font-size="10.00pt" fo:font-weight="normal" fo:font-family="Monospace" style:font-family-asian="Monospace" style:font-family-complex="Monospace" fo:background-color="transparent" fo:color="#0000c0"/>
    </style:style>
    <style:style style:name="T5249" style:family="text">
      <style:text-properties fo:font-size="10.00pt" fo:font-weight="normal" fo:font-family="Monospace" style:font-family-asian="Monospace" style:font-family-complex="Monospace" fo:background-color="transparent" fo:color="#000000"/>
    </style:style>
    <style:style style:name="T5250" style:family="text">
      <style:text-properties fo:font-size="10.00pt" fo:font-weight="normal" fo:font-family="Monospace" style:font-family-asian="Monospace" style:font-family-complex="Monospace" fo:background-color="transparent" fo:color="#0000c0"/>
    </style:style>
    <style:style style:name="T5251" style:family="text">
      <style:text-properties fo:font-size="10.00pt" fo:font-weight="normal" fo:font-family="Monospace" style:font-family-asian="Monospace" style:font-family-complex="Monospace" fo:background-color="transparent" fo:color="#000000"/>
    </style:style>
    <style:style style:name="T5252" style:family="text">
      <style:text-properties fo:font-size="10.00pt" fo:font-weight="normal" fo:font-family="Monospace" style:font-family-asian="Monospace" style:font-family-complex="Monospace" fo:background-color="transparent" fo:color="#0000c0"/>
    </style:style>
    <style:style style:name="T5253" style:family="text">
      <style:text-properties fo:font-size="10.00pt" fo:font-weight="normal" fo:font-family="Monospace" style:font-family-asian="Monospace" style:font-family-complex="Monospace" fo:background-color="transparent" fo:color="#000000"/>
    </style:style>
    <style:style style:name="T5254" style:family="text">
      <style:text-properties fo:font-size="10.00pt" fo:font-weight="normal" fo:font-family="Monospace" style:font-family-asian="Monospace" style:font-family-complex="Monospace" fo:background-color="transparent" fo:color="#0000c0"/>
    </style:style>
    <style:style style:name="T5255" style:family="text">
      <style:text-properties fo:font-size="10.00pt" fo:font-weight="normal" fo:font-family="Monospace" style:font-family-asian="Monospace" style:font-family-complex="Monospace" fo:background-color="transparent" fo:color="#000000"/>
    </style:style>
    <style:style style:name="T5256" style:family="text">
      <style:text-properties fo:font-size="10.00pt" fo:font-weight="bold" fo:font-family="Monospace" style:font-family-asian="Monospace" style:font-family-complex="Monospace" fo:background-color="transparent" fo:color="#7f0055"/>
    </style:style>
    <style:style style:name="T5257" style:family="text">
      <style:text-properties fo:font-size="10.00pt" fo:font-weight="normal" fo:font-family="Monospace" style:font-family-asian="Monospace" style:font-family-complex="Monospace" fo:background-color="transparent" fo:color="#000000"/>
    </style:style>
    <style:style style:name="T5258" style:family="text">
      <style:text-properties fo:font-size="10.00pt" fo:font-weight="normal" fo:font-family="Monospace" style:font-family-asian="Monospace" style:font-family-complex="Monospace" fo:background-color="transparent" fo:color="#0000c0"/>
    </style:style>
    <style:style style:name="T5259" style:family="text">
      <style:text-properties fo:font-size="10.00pt" fo:font-weight="normal" fo:font-family="Monospace" style:font-family-asian="Monospace" style:font-family-complex="Monospace" fo:background-color="transparent" fo:color="#000000"/>
    </style:style>
    <style:style style:name="T5260" style:family="text">
      <style:text-properties fo:font-size="10.00pt" fo:font-weight="normal" fo:font-family="Monospace" style:font-family-asian="Monospace" style:font-family-complex="Monospace" fo:background-color="transparent" fo:color="#0000c0"/>
    </style:style>
    <style:style style:name="T5261" style:family="text">
      <style:text-properties fo:font-size="10.00pt" fo:font-weight="normal" fo:font-family="Monospace" style:font-family-asian="Monospace" style:font-family-complex="Monospace" fo:background-color="transparent" fo:color="#000000"/>
    </style:style>
    <style:style style:name="T5262" style:family="text">
      <style:text-properties fo:font-size="10.00pt" fo:font-weight="normal" fo:font-family="Monospace" style:font-family-asian="Monospace" style:font-family-complex="Monospace" fo:background-color="transparent" fo:color="#0000c0"/>
    </style:style>
    <style:style style:name="T5263" style:family="text">
      <style:text-properties fo:font-size="10.00pt" fo:font-weight="normal" fo:font-family="Monospace" style:font-family-asian="Monospace" style:font-family-complex="Monospace" fo:background-color="transparent" fo:color="#000000"/>
    </style:style>
    <style:style style:name="T5264" style:family="text">
      <style:text-properties fo:font-size="10.00pt" fo:font-weight="normal" fo:font-family="Monospace" style:font-family-asian="Monospace" style:font-family-complex="Monospace" fo:background-color="transparent" fo:color="#0000c0"/>
    </style:style>
    <style:style style:name="T5265" style:family="text">
      <style:text-properties fo:font-size="10.00pt" fo:font-weight="normal" fo:font-family="Monospace" style:font-family-asian="Monospace" style:font-family-complex="Monospace" fo:background-color="transparent" fo:color="#000000"/>
    </style:style>
    <style:style style:name="T5266" style:family="text">
      <style:text-properties fo:font-size="10.00pt" fo:font-weight="normal" fo:font-family="Monospace" style:font-family-asian="Monospace" style:font-family-complex="Monospace" fo:background-color="transparent" fo:color="#0000c0"/>
    </style:style>
    <style:style style:name="T5267" style:family="text">
      <style:text-properties fo:font-size="10.00pt" fo:font-weight="normal" fo:font-family="Monospace" style:font-family-asian="Monospace" style:font-family-complex="Monospace" fo:background-color="transparent" fo:color="#000000"/>
    </style:style>
    <style:style style:name="T5268" style:family="text">
      <style:text-properties fo:font-size="10.00pt" fo:font-weight="normal" fo:font-family="Monospace" style:font-family-asian="Monospace" style:font-family-complex="Monospace" fo:background-color="transparent" fo:color="#0000c0"/>
    </style:style>
    <style:style style:name="T5269" style:family="text">
      <style:text-properties fo:font-size="10.00pt" fo:font-weight="normal" fo:font-family="Monospace" style:font-family-asian="Monospace" style:font-family-complex="Monospace" fo:background-color="transparent" fo:color="#000000"/>
    </style:style>
    <style:style style:name="T5270" style:family="text">
      <style:text-properties fo:font-size="10.00pt" fo:font-weight="normal" fo:font-family="Monospace" style:font-family-asian="Monospace" style:font-family-complex="Monospace" fo:background-color="transparent" fo:color="#0000c0"/>
    </style:style>
    <style:style style:name="T5271" style:family="text">
      <style:text-properties fo:font-size="10.00pt" fo:font-weight="normal" fo:font-family="Monospace" style:font-family-asian="Monospace" style:font-family-complex="Monospace" fo:background-color="transparent" fo:color="#000000"/>
    </style:style>
    <style:style style:name="T5272" style:family="text">
      <style:text-properties fo:font-size="10.00pt" fo:font-weight="bold" fo:font-family="Monospace" style:font-family-asian="Monospace" style:font-family-complex="Monospace" fo:background-color="transparent" fo:color="#000000"/>
    </style:style>
    <style:style style:name="T5273" style:family="text">
      <style:text-properties fo:font-size="10.00pt" fo:font-weight="normal" fo:font-family="Monospace" style:font-family-asian="Monospace" style:font-family-complex="Monospace" fo:background-color="transparent" fo:color="#000000"/>
    </style:style>
    <style:style style:name="T5274" style:family="text">
      <style:text-properties fo:font-size="10.00pt" fo:font-weight="bold" fo:font-family="Monospace" style:font-family-asian="Monospace" style:font-family-complex="Monospace" fo:background-color="transparent" fo:color="#000000"/>
    </style:style>
    <style:style style:name="T5275" style:family="text">
      <style:text-properties fo:font-size="10.00pt" fo:font-weight="normal" fo:font-family="Monospace" style:font-family-asian="Monospace" style:font-family-complex="Monospace" fo:background-color="transparent" fo:color="#000000"/>
    </style:style>
    <style:style style:name="T5276" style:family="text">
      <style:text-properties fo:font-size="10.00pt" fo:font-weight="bold" fo:font-family="Monospace" style:font-family-asian="Monospace" style:font-family-complex="Monospace" fo:background-color="transparent" fo:color="#7f0055"/>
    </style:style>
    <style:style style:name="T5277" style:family="text">
      <style:text-properties fo:font-size="10.00pt" fo:font-weight="normal" fo:font-family="Monospace" style:font-family-asian="Monospace" style:font-family-complex="Monospace" fo:background-color="transparent" fo:color="#000000"/>
    </style:style>
    <style:style style:name="T5278" style:family="text">
      <style:text-properties fo:font-size="10.00pt" fo:font-weight="bold" fo:font-family="Monospace" style:font-family-asian="Monospace" style:font-family-complex="Monospace" fo:background-color="transparent" fo:color="#7f0055"/>
    </style:style>
    <style:style style:name="T5279" style:family="text">
      <style:text-properties fo:font-size="10.00pt" fo:font-weight="normal" fo:font-family="Monospace" style:font-family-asian="Monospace" style:font-family-complex="Monospace" fo:background-color="transparent" fo:color="#000000"/>
    </style:style>
    <style:style style:name="T5280" style:family="text">
      <style:text-properties fo:font-size="10.00pt" fo:font-weight="normal" fo:font-family="Monospace" style:font-family-asian="Monospace" style:font-family-complex="Monospace" fo:background-color="transparent" fo:color="#0000c0"/>
    </style:style>
    <style:style style:name="T5281" style:family="text">
      <style:text-properties fo:font-size="10.00pt" fo:font-weight="normal" fo:font-family="Monospace" style:font-family-asian="Monospace" style:font-family-complex="Monospace" fo:background-color="transparent" fo:color="#000000"/>
    </style:style>
    <style:style style:name="T5282" style:family="text">
      <style:text-properties fo:font-size="10.00pt" fo:font-weight="normal" fo:font-family="Monospace" style:font-family-asian="Monospace" style:font-family-complex="Monospace" fo:background-color="transparent" fo:color="#0000c0"/>
    </style:style>
    <style:style style:name="T5283" style:family="text">
      <style:text-properties fo:font-size="10.00pt" fo:font-weight="normal" fo:font-family="Monospace" style:font-family-asian="Monospace" style:font-family-complex="Monospace" fo:background-color="transparent" fo:color="#000000"/>
    </style:style>
    <style:style style:name="T5284" style:family="text">
      <style:text-properties fo:font-size="10.00pt" fo:font-weight="normal" fo:font-family="Monospace" style:font-family-asian="Monospace" style:font-family-complex="Monospace" fo:background-color="transparent" fo:color="#0000c0"/>
    </style:style>
    <style:style style:name="T5285" style:family="text">
      <style:text-properties fo:font-size="10.00pt" fo:font-weight="normal" fo:font-family="Monospace" style:font-family-asian="Monospace" style:font-family-complex="Monospace" fo:background-color="transparent" fo:color="#000000"/>
    </style:style>
    <style:style style:name="T5286" style:family="text">
      <style:text-properties fo:font-size="10.00pt" fo:font-weight="normal" fo:font-family="Monospace" style:font-family-asian="Monospace" style:font-family-complex="Monospace" fo:background-color="transparent" fo:color="#0000c0"/>
    </style:style>
    <style:style style:name="T5287" style:family="text">
      <style:text-properties fo:font-size="10.00pt" fo:font-weight="normal" fo:font-family="Monospace" style:font-family-asian="Monospace" style:font-family-complex="Monospace" fo:background-color="transparent" fo:color="#000000"/>
    </style:style>
    <style:style style:name="T5288" style:family="text">
      <style:text-properties fo:font-size="10.00pt" fo:font-weight="bold" fo:font-family="Monospace" style:font-family-asian="Monospace" style:font-family-complex="Monospace" fo:background-color="transparent" fo:color="#7f0055"/>
    </style:style>
    <style:style style:name="T5289" style:family="text">
      <style:text-properties fo:font-size="10.00pt" fo:font-weight="normal" fo:font-family="Monospace" style:font-family-asian="Monospace" style:font-family-complex="Monospace" fo:background-color="transparent" fo:color="#000000"/>
    </style:style>
    <style:style style:name="T5290" style:family="text">
      <style:text-properties fo:font-size="10.00pt" fo:font-weight="bold" fo:font-family="Monospace" style:font-family-asian="Monospace" style:font-family-complex="Monospace" fo:background-color="transparent" fo:color="#7f0055"/>
    </style:style>
    <style:style style:name="T5291" style:family="text">
      <style:text-properties fo:font-size="10.00pt" fo:font-weight="normal" fo:font-family="Monospace" style:font-family-asian="Monospace" style:font-family-complex="Monospace" fo:background-color="transparent" fo:color="#000000"/>
    </style:style>
    <style:style style:name="T5292" style:family="text">
      <style:text-properties fo:font-size="10.00pt" fo:font-weight="normal" fo:font-family="Monospace" style:font-family-asian="Monospace" style:font-family-complex="Monospace" fo:background-color="transparent" fo:color="#0000c0"/>
    </style:style>
    <style:style style:name="T5293" style:family="text">
      <style:text-properties fo:font-size="10.00pt" fo:font-weight="normal" fo:font-family="Monospace" style:font-family-asian="Monospace" style:font-family-complex="Monospace" fo:background-color="transparent" fo:color="#000000"/>
    </style:style>
    <style:style style:name="T5294" style:family="text">
      <style:text-properties fo:font-size="10.00pt" fo:font-weight="normal" fo:font-family="Monospace" style:font-family-asian="Monospace" style:font-family-complex="Monospace" fo:background-color="transparent" fo:color="#0000c0"/>
    </style:style>
    <style:style style:name="T5295" style:family="text">
      <style:text-properties fo:font-size="10.00pt" fo:font-weight="normal" fo:font-family="Monospace" style:font-family-asian="Monospace" style:font-family-complex="Monospace" fo:background-color="transparent" fo:color="#000000"/>
    </style:style>
    <style:style style:name="T5296" style:family="text">
      <style:text-properties fo:font-size="10.00pt" fo:font-weight="bold" fo:font-family="Monospace" style:font-family-asian="Monospace" style:font-family-complex="Monospace" fo:background-color="transparent" fo:color="#7f0055"/>
    </style:style>
    <style:style style:name="T5297" style:family="text">
      <style:text-properties fo:font-size="10.00pt" fo:font-weight="normal" fo:font-family="Monospace" style:font-family-asian="Monospace" style:font-family-complex="Monospace" fo:background-color="transparent" fo:color="#000000"/>
    </style:style>
    <style:style style:name="T5298" style:family="text">
      <style:text-properties fo:font-size="10.00pt" fo:font-weight="normal" fo:font-family="Monospace" style:font-family-asian="Monospace" style:font-family-complex="Monospace" fo:background-color="transparent" fo:color="#0000c0"/>
    </style:style>
    <style:style style:name="T5299" style:family="text">
      <style:text-properties fo:font-size="10.00pt" fo:font-weight="normal" fo:font-family="Monospace" style:font-family-asian="Monospace" style:font-family-complex="Monospace" fo:background-color="transparent" fo:color="#000000"/>
    </style:style>
    <style:style style:name="T5300" style:family="text">
      <style:text-properties fo:font-size="10.00pt" fo:font-weight="normal" fo:font-family="Monospace" style:font-family-asian="Monospace" style:font-family-complex="Monospace" fo:background-color="transparent" fo:color="#0000c0"/>
    </style:style>
    <style:style style:name="T5301" style:family="text">
      <style:text-properties fo:font-size="10.00pt" fo:font-weight="normal" fo:font-family="Monospace" style:font-family-asian="Monospace" style:font-family-complex="Monospace" fo:background-color="transparent" fo:color="#000000"/>
    </style:style>
    <style:style style:name="T5302" style:family="text">
      <style:text-properties fo:font-size="10.00pt" fo:font-weight="bold" fo:font-family="Monospace" style:font-family-asian="Monospace" style:font-family-complex="Monospace" fo:background-color="transparent" fo:color="#7f0055"/>
    </style:style>
    <style:style style:name="T5303" style:family="text">
      <style:text-properties fo:font-size="10.00pt" fo:font-weight="normal" fo:font-family="Monospace" style:font-family-asian="Monospace" style:font-family-complex="Monospace" fo:background-color="transparent" fo:color="#000000"/>
    </style:style>
    <style:style style:name="T5304" style:family="text">
      <style:text-properties fo:font-size="10.00pt" fo:font-weight="bold" fo:font-family="Monospace" style:font-family-asian="Monospace" style:font-family-complex="Monospace" fo:background-color="transparent" fo:color="#7f0055"/>
    </style:style>
    <style:style style:name="T5305" style:family="text">
      <style:text-properties fo:font-size="10.00pt" fo:font-weight="normal" fo:font-family="Monospace" style:font-family-asian="Monospace" style:font-family-complex="Monospace" fo:background-color="transparent" fo:color="#000000"/>
    </style:style>
    <style:style style:name="T5306" style:family="text">
      <style:text-properties fo:font-size="10.00pt" fo:font-weight="normal" fo:font-family="Monospace" style:font-family-asian="Monospace" style:font-family-complex="Monospace" fo:background-color="transparent" fo:color="#0000c0"/>
    </style:style>
    <style:style style:name="T5307" style:family="text">
      <style:text-properties fo:font-size="10.00pt" fo:font-weight="normal" fo:font-family="Monospace" style:font-family-asian="Monospace" style:font-family-complex="Monospace" fo:background-color="transparent" fo:color="#000000"/>
    </style:style>
    <style:style style:name="T5308" style:family="text">
      <style:text-properties fo:font-size="10.00pt" fo:font-weight="normal" fo:font-family="Monospace" style:font-family-asian="Monospace" style:font-family-complex="Monospace" fo:background-color="transparent" fo:color="#0000c0"/>
    </style:style>
    <style:style style:name="T5309" style:family="text">
      <style:text-properties fo:font-size="10.00pt" fo:font-weight="normal" fo:font-family="Monospace" style:font-family-asian="Monospace" style:font-family-complex="Monospace" fo:background-color="transparent" fo:color="#000000"/>
    </style:style>
    <style:style style:name="T5310" style:family="text">
      <style:text-properties fo:font-size="10.00pt" fo:font-weight="bold" fo:font-family="Monospace" style:font-family-asian="Monospace" style:font-family-complex="Monospace" fo:background-color="transparent" fo:color="#7f0055"/>
    </style:style>
    <style:style style:name="T5311" style:family="text">
      <style:text-properties fo:font-size="10.00pt" fo:font-weight="normal" fo:font-family="Monospace" style:font-family-asian="Monospace" style:font-family-complex="Monospace" fo:background-color="transparent" fo:color="#000000"/>
    </style:style>
    <style:style style:name="T5312" style:family="text">
      <style:text-properties fo:font-size="10.00pt" fo:font-weight="bold" fo:font-family="Monospace" style:font-family-asian="Monospace" style:font-family-complex="Monospace" fo:background-color="transparent" fo:color="#7f0055"/>
    </style:style>
    <style:style style:name="T5313" style:family="text">
      <style:text-properties fo:font-size="10.00pt" fo:font-weight="normal" fo:font-family="Monospace" style:font-family-asian="Monospace" style:font-family-complex="Monospace" fo:background-color="transparent" fo:color="#000000"/>
    </style:style>
    <style:style style:name="T5314" style:family="text">
      <style:text-properties fo:font-size="10.00pt" fo:font-weight="normal" fo:font-family="Monospace" style:font-family-asian="Monospace" style:font-family-complex="Monospace" fo:background-color="transparent" fo:color="#0000c0"/>
    </style:style>
    <style:style style:name="T5315" style:family="text">
      <style:text-properties fo:font-size="10.00pt" fo:font-weight="normal" fo:font-family="Monospace" style:font-family-asian="Monospace" style:font-family-complex="Monospace" fo:background-color="transparent" fo:color="#000000"/>
    </style:style>
    <style:style style:name="T5316" style:family="text">
      <style:text-properties fo:font-size="10.00pt" fo:font-weight="normal" fo:font-family="Monospace" style:font-family-asian="Monospace" style:font-family-complex="Monospace" fo:background-color="transparent" fo:color="#0000c0"/>
    </style:style>
    <style:style style:name="T5317" style:family="text">
      <style:text-properties fo:font-size="10.00pt" fo:font-weight="normal" fo:font-family="Monospace" style:font-family-asian="Monospace" style:font-family-complex="Monospace" fo:background-color="transparent" fo:color="#000000"/>
    </style:style>
    <style:style style:name="T5318" style:family="text">
      <style:text-properties fo:font-size="10.00pt" fo:font-weight="bold" fo:font-family="Monospace" style:font-family-asian="Monospace" style:font-family-complex="Monospace" fo:background-color="transparent" fo:color="#7f0055"/>
    </style:style>
    <style:style style:name="T5319" style:family="text">
      <style:text-properties fo:font-size="10.00pt" fo:font-weight="normal" fo:font-family="Monospace" style:font-family-asian="Monospace" style:font-family-complex="Monospace" fo:background-color="transparent" fo:color="#000000"/>
    </style:style>
    <style:style style:name="T5320" style:family="text">
      <style:text-properties fo:font-size="10.00pt" fo:font-weight="bold" fo:font-family="Monospace" style:font-family-asian="Monospace" style:font-family-complex="Monospace" fo:background-color="transparent" fo:color="#7f0055"/>
    </style:style>
    <style:style style:name="T5321" style:family="text">
      <style:text-properties fo:font-size="10.00pt" fo:font-weight="normal" fo:font-family="Monospace" style:font-family-asian="Monospace" style:font-family-complex="Monospace" fo:background-color="transparent" fo:color="#000000"/>
    </style:style>
    <style:style style:name="T5322" style:family="text">
      <style:text-properties fo:font-size="10.00pt" fo:font-weight="normal" fo:font-family="Monospace" style:font-family-asian="Monospace" style:font-family-complex="Monospace" fo:background-color="transparent" fo:color="#0000c0"/>
    </style:style>
    <style:style style:name="T5323" style:family="text">
      <style:text-properties fo:font-size="10.00pt" fo:font-weight="normal" fo:font-family="Monospace" style:font-family-asian="Monospace" style:font-family-complex="Monospace" fo:background-color="transparent" fo:color="#000000"/>
    </style:style>
    <style:style style:name="T5324" style:family="text">
      <style:text-properties fo:font-size="10.00pt" fo:font-weight="normal" fo:font-family="Monospace" style:font-family-asian="Monospace" style:font-family-complex="Monospace" fo:background-color="transparent" fo:color="#0000c0"/>
    </style:style>
    <style:style style:name="T5325" style:family="text">
      <style:text-properties fo:font-size="10.00pt" fo:font-weight="normal" fo:font-family="Monospace" style:font-family-asian="Monospace" style:font-family-complex="Monospace" fo:background-color="transparent" fo:color="#000000"/>
    </style:style>
    <style:style style:name="T5326" style:family="text">
      <style:text-properties fo:font-size="10.00pt" fo:font-weight="normal" fo:font-family="Monospace" style:font-family-asian="Monospace" style:font-family-complex="Monospace" fo:background-color="transparent" fo:color="#0000c0"/>
    </style:style>
    <style:style style:name="T5327" style:family="text">
      <style:text-properties fo:font-size="10.00pt" fo:font-weight="normal" fo:font-family="Monospace" style:font-family-asian="Monospace" style:font-family-complex="Monospace" fo:background-color="transparent" fo:color="#000000"/>
    </style:style>
    <style:style style:name="T5328" style:family="text">
      <style:text-properties fo:font-size="10.00pt" fo:font-weight="bold" fo:font-family="Monospace" style:font-family-asian="Monospace" style:font-family-complex="Monospace" fo:background-color="transparent" fo:color="#7f0055"/>
    </style:style>
    <style:style style:name="T5329" style:family="text">
      <style:text-properties fo:font-size="10.00pt" fo:font-weight="normal" fo:font-family="Monospace" style:font-family-asian="Monospace" style:font-family-complex="Monospace" fo:background-color="transparent" fo:color="#000000"/>
    </style:style>
    <style:style style:name="T5330" style:family="text">
      <style:text-properties fo:font-size="10.00pt" fo:font-weight="bold" fo:font-family="Monospace" style:font-family-asian="Monospace" style:font-family-complex="Monospace" fo:background-color="transparent" fo:color="#7f0055"/>
    </style:style>
    <style:style style:name="T5331" style:family="text">
      <style:text-properties fo:font-size="10.00pt" fo:font-weight="normal" fo:font-family="Monospace" style:font-family-asian="Monospace" style:font-family-complex="Monospace" fo:background-color="transparent" fo:color="#000000"/>
    </style:style>
    <style:style style:name="T5332" style:family="text">
      <style:text-properties fo:font-size="10.00pt" fo:font-weight="normal" fo:font-family="Monospace" style:font-family-asian="Monospace" style:font-family-complex="Monospace" fo:background-color="transparent" fo:color="#0000c0"/>
    </style:style>
    <style:style style:name="T5333" style:family="text">
      <style:text-properties fo:font-size="10.00pt" fo:font-weight="normal" fo:font-family="Monospace" style:font-family-asian="Monospace" style:font-family-complex="Monospace" fo:background-color="transparent" fo:color="#000000"/>
    </style:style>
    <style:style style:name="T5334" style:family="text">
      <style:text-properties fo:font-size="10.00pt" fo:font-weight="normal" fo:font-family="Monospace" style:font-family-asian="Monospace" style:font-family-complex="Monospace" fo:background-color="transparent" fo:color="#0000c0"/>
    </style:style>
    <style:style style:name="T5335" style:family="text">
      <style:text-properties fo:font-size="10.00pt" fo:font-weight="normal" fo:font-family="Monospace" style:font-family-asian="Monospace" style:font-family-complex="Monospace" fo:background-color="transparent" fo:color="#000000"/>
    </style:style>
    <style:style style:name="T5336" style:family="text">
      <style:text-properties fo:font-size="10.00pt" fo:font-weight="bold" fo:font-family="Monospace" style:font-family-asian="Monospace" style:font-family-complex="Monospace" fo:background-color="transparent" fo:color="#7f0055"/>
    </style:style>
    <style:style style:name="T5337" style:family="text">
      <style:text-properties fo:font-size="10.00pt" fo:font-weight="normal" fo:font-family="Monospace" style:font-family-asian="Monospace" style:font-family-complex="Monospace" fo:background-color="transparent" fo:color="#000000"/>
    </style:style>
    <style:style style:name="T5338" style:family="text">
      <style:text-properties fo:font-size="10.00pt" fo:font-weight="bold" fo:font-family="Monospace" style:font-family-asian="Monospace" style:font-family-complex="Monospace" fo:background-color="transparent" fo:color="#7f0055"/>
    </style:style>
    <style:style style:name="T5339" style:family="text">
      <style:text-properties fo:font-size="10.00pt" fo:font-weight="normal" fo:font-family="Monospace" style:font-family-asian="Monospace" style:font-family-complex="Monospace" fo:background-color="transparent" fo:color="#000000"/>
    </style:style>
    <style:style style:name="T5340" style:family="text">
      <style:text-properties fo:font-size="10.00pt" fo:font-weight="normal" fo:font-family="Monospace" style:font-family-asian="Monospace" style:font-family-complex="Monospace" fo:background-color="transparent" fo:color="#0000c0"/>
    </style:style>
    <style:style style:name="T5341" style:family="text">
      <style:text-properties fo:font-size="10.00pt" fo:font-weight="normal" fo:font-family="Monospace" style:font-family-asian="Monospace" style:font-family-complex="Monospace" fo:background-color="transparent" fo:color="#000000"/>
    </style:style>
    <style:style style:name="T5342" style:family="text">
      <style:text-properties fo:font-size="10.00pt" fo:font-weight="normal" fo:font-family="Monospace" style:font-family-asian="Monospace" style:font-family-complex="Monospace" fo:background-color="transparent" fo:color="#0000c0"/>
    </style:style>
    <style:style style:name="T5343" style:family="text">
      <style:text-properties fo:font-size="10.00pt" fo:font-weight="normal" fo:font-family="Monospace" style:font-family-asian="Monospace" style:font-family-complex="Monospace" fo:background-color="transparent" fo:color="#000000"/>
    </style:style>
    <style:style style:name="T5344" style:family="text">
      <style:text-properties fo:font-size="10.00pt" fo:font-weight="bold" fo:font-family="Monospace" style:font-family-asian="Monospace" style:font-family-complex="Monospace" fo:background-color="transparent" fo:color="#7f0055"/>
    </style:style>
    <style:style style:name="T5345" style:family="text">
      <style:text-properties fo:font-size="10.00pt" fo:font-weight="normal" fo:font-family="Monospace" style:font-family-asian="Monospace" style:font-family-complex="Monospace" fo:background-color="transparent" fo:color="#000000"/>
    </style:style>
    <style:style style:name="T5346" style:family="text">
      <style:text-properties fo:font-size="10.00pt" fo:font-weight="normal" fo:font-family="Monospace" style:font-family-asian="Monospace" style:font-family-complex="Monospace" fo:background-color="transparent" fo:color="#0000c0"/>
    </style:style>
    <style:style style:name="T5347" style:family="text">
      <style:text-properties fo:font-size="10.00pt" fo:font-weight="normal" fo:font-family="Monospace" style:font-family-asian="Monospace" style:font-family-complex="Monospace" fo:background-color="transparent" fo:color="#000000"/>
    </style:style>
    <style:style style:name="T5348" style:family="text">
      <style:text-properties fo:font-size="10.00pt" fo:font-weight="normal" fo:font-family="Monospace" style:font-family-asian="Monospace" style:font-family-complex="Monospace" fo:background-color="transparent" fo:color="#0000c0"/>
    </style:style>
    <style:style style:name="T5349" style:family="text">
      <style:text-properties fo:font-size="10.00pt" fo:font-weight="normal" fo:font-family="Monospace" style:font-family-asian="Monospace" style:font-family-complex="Monospace" fo:background-color="transparent" fo:color="#000000"/>
    </style:style>
    <style:style style:name="T5350" style:family="text">
      <style:text-properties fo:font-size="10.00pt" fo:font-weight="bold" fo:font-family="Monospace" style:font-family-asian="Monospace" style:font-family-complex="Monospace" fo:background-color="transparent" fo:color="#7f0055"/>
    </style:style>
    <style:style style:name="T5351" style:family="text">
      <style:text-properties fo:font-size="10.00pt" fo:font-weight="normal" fo:font-family="Monospace" style:font-family-asian="Monospace" style:font-family-complex="Monospace" fo:background-color="transparent" fo:color="#000000"/>
    </style:style>
    <style:style style:name="T5352" style:family="text">
      <style:text-properties fo:font-size="10.00pt" fo:font-weight="bold" fo:font-family="Monospace" style:font-family-asian="Monospace" style:font-family-complex="Monospace" fo:background-color="transparent" fo:color="#7f0055"/>
    </style:style>
    <style:style style:name="T5353" style:family="text">
      <style:text-properties fo:font-size="10.00pt" fo:font-weight="normal" fo:font-family="Monospace" style:font-family-asian="Monospace" style:font-family-complex="Monospace" fo:background-color="transparent" fo:color="#000000"/>
    </style:style>
    <style:style style:name="T5354" style:family="text">
      <style:text-properties fo:font-size="10.00pt" fo:font-weight="normal" fo:font-family="Monospace" style:font-family-asian="Monospace" style:font-family-complex="Monospace" fo:background-color="transparent" fo:color="#0000c0"/>
    </style:style>
    <style:style style:name="T5355" style:family="text">
      <style:text-properties fo:font-size="10.00pt" fo:font-weight="normal" fo:font-family="Monospace" style:font-family-asian="Monospace" style:font-family-complex="Monospace" fo:background-color="transparent" fo:color="#000000"/>
    </style:style>
    <style:style style:name="T5356" style:family="text">
      <style:text-properties fo:font-size="10.00pt" fo:font-weight="normal" fo:font-family="Monospace" style:font-family-asian="Monospace" style:font-family-complex="Monospace" fo:background-color="transparent" fo:color="#0000c0"/>
    </style:style>
    <style:style style:name="T5357" style:family="text">
      <style:text-properties fo:font-size="10.00pt" fo:font-weight="normal" fo:font-family="Monospace" style:font-family-asian="Monospace" style:font-family-complex="Monospace" fo:background-color="transparent" fo:color="#000000"/>
    </style:style>
    <style:style style:name="T5358" style:family="text">
      <style:text-properties fo:font-size="10.00pt" fo:font-weight="bold" fo:font-family="Monospace" style:font-family-asian="Monospace" style:font-family-complex="Monospace" fo:background-color="transparent" fo:color="#7f0055"/>
    </style:style>
    <style:style style:name="T5359" style:family="text">
      <style:text-properties fo:font-size="10.00pt" fo:font-weight="normal" fo:font-family="Monospace" style:font-family-asian="Monospace" style:font-family-complex="Monospace" fo:background-color="transparent" fo:color="#000000"/>
    </style:style>
    <style:style style:name="T5360" style:family="text">
      <style:text-properties fo:font-size="10.00pt" fo:font-weight="bold" fo:font-family="Monospace" style:font-family-asian="Monospace" style:font-family-complex="Monospace" fo:background-color="transparent" fo:color="#7f0055"/>
    </style:style>
    <style:style style:name="T5361" style:family="text">
      <style:text-properties fo:font-size="10.00pt" fo:font-weight="normal" fo:font-family="Monospace" style:font-family-asian="Monospace" style:font-family-complex="Monospace" fo:background-color="transparent" fo:color="#000000"/>
    </style:style>
    <style:style style:name="T5362" style:family="text">
      <style:text-properties fo:font-size="10.00pt" fo:font-weight="normal" fo:font-family="Monospace" style:font-family-asian="Monospace" style:font-family-complex="Monospace" fo:background-color="transparent" fo:color="#0000c0"/>
    </style:style>
    <style:style style:name="T5363" style:family="text">
      <style:text-properties fo:font-size="10.00pt" fo:font-weight="normal" fo:font-family="Monospace" style:font-family-asian="Monospace" style:font-family-complex="Monospace" fo:background-color="transparent" fo:color="#000000"/>
    </style:style>
    <style:style style:name="T5364" style:family="text">
      <style:text-properties fo:font-size="10.00pt" fo:font-weight="normal" fo:font-family="Monospace" style:font-family-asian="Monospace" style:font-family-complex="Monospace" fo:background-color="transparent" fo:color="#0000c0"/>
    </style:style>
    <style:style style:name="T5365" style:family="text">
      <style:text-properties fo:font-size="10.00pt" fo:font-weight="normal" fo:font-family="Monospace" style:font-family-asian="Monospace" style:font-family-complex="Monospace" fo:background-color="transparent" fo:color="#000000"/>
    </style:style>
    <style:style style:name="T5366" style:family="text">
      <style:text-properties fo:font-size="10.00pt" fo:font-weight="bold" fo:font-family="Monospace" style:font-family-asian="Monospace" style:font-family-complex="Monospace" fo:background-color="transparent" fo:color="#7f0055"/>
    </style:style>
    <style:style style:name="T5367" style:family="text">
      <style:text-properties fo:font-size="10.00pt" fo:font-weight="normal" fo:font-family="Monospace" style:font-family-asian="Monospace" style:font-family-complex="Monospace" fo:background-color="transparent" fo:color="#000000"/>
    </style:style>
    <style:style style:name="T5368" style:family="text">
      <style:text-properties fo:font-size="10.00pt" fo:font-weight="normal" fo:font-family="Monospace" style:font-family-asian="Monospace" style:font-family-complex="Monospace" fo:background-color="transparent" fo:color="#0000c0"/>
    </style:style>
    <style:style style:name="T5369" style:family="text">
      <style:text-properties fo:font-size="10.00pt" fo:font-weight="normal" fo:font-family="Monospace" style:font-family-asian="Monospace" style:font-family-complex="Monospace" fo:background-color="transparent" fo:color="#000000"/>
    </style:style>
    <style:style style:name="T5370" style:family="text">
      <style:text-properties fo:font-size="10.00pt" fo:font-weight="normal" fo:font-family="Monospace" style:font-family-asian="Monospace" style:font-family-complex="Monospace" fo:background-color="transparent" fo:color="#0000c0"/>
    </style:style>
    <style:style style:name="T5371" style:family="text">
      <style:text-properties fo:font-size="10.00pt" fo:font-weight="normal" fo:font-family="Monospace" style:font-family-asian="Monospace" style:font-family-complex="Monospace" fo:background-color="transparent" fo:color="#000000"/>
    </style:style>
    <style:style style:name="T5372" style:family="text">
      <style:text-properties fo:font-size="10.00pt" fo:font-weight="normal" fo:font-family="Monospace" style:font-family-asian="Monospace" style:font-family-complex="Monospace" fo:background-color="transparent" fo:color="#0000c0"/>
    </style:style>
    <style:style style:name="T5373" style:family="text">
      <style:text-properties fo:font-size="10.00pt" fo:font-weight="normal" fo:font-family="Monospace" style:font-family-asian="Monospace" style:font-family-complex="Monospace" fo:background-color="transparent" fo:color="#000000"/>
    </style:style>
    <style:style style:name="T5374" style:family="text">
      <style:text-properties fo:font-size="10.00pt" fo:font-weight="normal" fo:font-family="Monospace" style:font-family-asian="Monospace" style:font-family-complex="Monospace" fo:background-color="transparent" fo:color="#0000c0"/>
    </style:style>
    <style:style style:name="T5375" style:family="text">
      <style:text-properties fo:font-size="10.00pt" fo:font-weight="normal" fo:font-family="Monospace" style:font-family-asian="Monospace" style:font-family-complex="Monospace" fo:background-color="transparent" fo:color="#000000"/>
    </style:style>
    <style:style style:name="T5376" style:family="text">
      <style:text-properties fo:font-size="10.00pt" fo:font-weight="normal" fo:font-family="Monospace" style:font-family-asian="Monospace" style:font-family-complex="Monospace" fo:background-color="transparent" fo:color="#0000c0"/>
    </style:style>
    <style:style style:name="T5377" style:family="text">
      <style:text-properties fo:font-size="10.00pt" fo:font-weight="normal" fo:font-family="Monospace" style:font-family-asian="Monospace" style:font-family-complex="Monospace" fo:background-color="transparent" fo:color="#000000"/>
    </style:style>
    <style:style style:name="T5378" style:family="text">
      <style:text-properties fo:font-size="10.00pt" fo:font-weight="normal" fo:font-family="Monospace" style:font-family-asian="Monospace" style:font-family-complex="Monospace" fo:background-color="transparent" fo:color="#0000c0"/>
    </style:style>
    <style:style style:name="T5379" style:family="text">
      <style:text-properties fo:font-size="10.00pt" fo:font-weight="normal" fo:font-family="Monospace" style:font-family-asian="Monospace" style:font-family-complex="Monospace" fo:background-color="transparent" fo:color="#000000"/>
    </style:style>
    <style:style style:name="T5380" style:family="text">
      <style:text-properties fo:font-size="10.00pt" fo:font-weight="bold" fo:font-family="Monospace" style:font-family-asian="Monospace" style:font-family-complex="Monospace" fo:background-color="transparent" fo:color="#7f0055"/>
    </style:style>
    <style:style style:name="T5381" style:family="text">
      <style:text-properties fo:font-size="10.00pt" fo:font-weight="normal" fo:font-family="Monospace" style:font-family-asian="Monospace" style:font-family-complex="Monospace" fo:background-color="transparent" fo:color="#000000"/>
    </style:style>
    <style:style style:name="T5382" style:family="text">
      <style:text-properties fo:font-size="10.00pt" fo:font-weight="bold" fo:font-family="Monospace" style:font-family-asian="Monospace" style:font-family-complex="Monospace" fo:background-color="transparent" fo:color="#7f0055"/>
    </style:style>
    <style:style style:name="T5383" style:family="text">
      <style:text-properties fo:font-size="10.00pt" fo:font-weight="normal" fo:font-family="Monospace" style:font-family-asian="Monospace" style:font-family-complex="Monospace" fo:background-color="transparent" fo:color="#000000"/>
    </style:style>
    <style:style style:name="T5384" style:family="text">
      <style:text-properties fo:font-size="10.00pt" fo:font-weight="bold" fo:font-family="Monospace" style:font-family-asian="Monospace" style:font-family-complex="Monospace" fo:background-color="transparent" fo:color="#000000"/>
    </style:style>
    <style:style style:name="T5385" style:family="text">
      <style:text-properties fo:font-size="10.00pt" fo:font-weight="normal" fo:font-family="Monospace" style:font-family-asian="Monospace" style:font-family-complex="Monospace" fo:background-color="transparent" fo:color="#000000"/>
    </style:style>
    <style:style style:name="T5386" style:family="text">
      <style:text-properties fo:font-size="10.00pt" fo:font-weight="bold" fo:font-family="Monospace" style:font-family-asian="Monospace" style:font-family-complex="Monospace" fo:background-color="transparent" fo:color="#7f0055"/>
    </style:style>
    <style:style style:name="T5387" style:family="text">
      <style:text-properties fo:font-size="10.00pt" fo:font-weight="normal" fo:font-family="Monospace" style:font-family-asian="Monospace" style:font-family-complex="Monospace" fo:background-color="transparent" fo:color="#000000"/>
    </style:style>
    <style:style style:name="T5388" style:family="text">
      <style:text-properties fo:font-size="10.00pt" fo:font-weight="bold" fo:font-family="Monospace" style:font-family-asian="Monospace" style:font-family-complex="Monospace" fo:background-color="transparent" fo:color="#7f0055"/>
    </style:style>
    <style:style style:name="T5389" style:family="text">
      <style:text-properties fo:font-size="10.00pt" fo:font-weight="normal" fo:font-family="Monospace" style:font-family-asian="Monospace" style:font-family-complex="Monospace" fo:background-color="transparent" fo:color="#000000"/>
    </style:style>
    <style:style style:name="T5390" style:family="text">
      <style:text-properties fo:font-size="10.00pt" fo:font-weight="normal" fo:font-family="Monospace" style:font-family-asian="Monospace" style:font-family-complex="Monospace" fo:background-color="transparent" fo:color="#3f7f5f"/>
    </style:style>
    <style:style style:name="T5391" style:family="text">
      <style:text-properties fo:font-size="10.00pt" fo:font-weight="normal" fo:font-family="Monospace" style:font-family-asian="Monospace" style:font-family-complex="Monospace" fo:background-color="transparent" fo:color="#000000"/>
    </style:style>
    <style:style style:name="T5392" style:family="text">
      <style:text-properties fo:font-size="10.00pt" fo:font-weight="normal" fo:font-family="Monospace" style:font-family-asian="Monospace" style:font-family-complex="Monospace" fo:background-color="transparent" fo:color="#0000c0"/>
    </style:style>
    <style:style style:name="T5393" style:family="text">
      <style:text-properties fo:font-size="10.00pt" fo:font-weight="normal" fo:font-family="Monospace" style:font-family-asian="Monospace" style:font-family-complex="Monospace" fo:background-color="transparent" fo:color="#000000"/>
    </style:style>
    <style:style style:name="T5394" style:family="text">
      <style:text-properties fo:font-size="10.00pt" fo:font-weight="normal" fo:font-family="Monospace" style:font-family-asian="Monospace" style:font-family-complex="Monospace" fo:background-color="transparent" fo:color="#0000c0"/>
    </style:style>
    <style:style style:name="T5395" style:family="text">
      <style:text-properties fo:font-size="10.00pt" fo:font-weight="normal" fo:font-family="Monospace" style:font-family-asian="Monospace" style:font-family-complex="Monospace" fo:background-color="transparent" fo:color="#000000"/>
    </style:style>
    <style:style style:name="T5396" style:family="text">
      <style:text-properties fo:font-size="10.00pt" fo:font-weight="normal" fo:font-family="Monospace" style:font-family-asian="Monospace" style:font-family-complex="Monospace" fo:background-color="transparent" fo:color="#0000c0"/>
    </style:style>
    <style:style style:name="T5397" style:family="text">
      <style:text-properties fo:font-size="10.00pt" fo:font-weight="normal" fo:font-family="Monospace" style:font-family-asian="Monospace" style:font-family-complex="Monospace" fo:background-color="transparent" fo:color="#000000"/>
    </style:style>
    <style:style style:name="T5398" style:family="text">
      <style:text-properties fo:font-size="10.00pt" fo:font-weight="normal" fo:font-family="Monospace" style:font-family-asian="Monospace" style:font-family-complex="Monospace" fo:background-color="transparent" fo:color="#0000c0"/>
    </style:style>
    <style:style style:name="T5399" style:family="text">
      <style:text-properties fo:font-size="10.00pt" fo:font-weight="normal" fo:font-family="Monospace" style:font-family-asian="Monospace" style:font-family-complex="Monospace" fo:background-color="transparent" fo:color="#000000"/>
    </style:style>
    <style:style style:name="T5400" style:family="text">
      <style:text-properties fo:font-size="10.00pt" fo:font-weight="normal" fo:font-family="Monospace" style:font-family-asian="Monospace" style:font-family-complex="Monospace" fo:background-color="transparent" fo:color="#0000c0"/>
    </style:style>
    <style:style style:name="T5401" style:family="text">
      <style:text-properties fo:font-size="10.00pt" fo:font-weight="normal" fo:font-family="Monospace" style:font-family-asian="Monospace" style:font-family-complex="Monospace" fo:background-color="transparent" fo:color="#000000"/>
    </style:style>
    <style:style style:name="T5402" style:family="text">
      <style:text-properties fo:font-size="10.00pt" fo:font-weight="normal" fo:font-family="Monospace" style:font-family-asian="Monospace" style:font-family-complex="Monospace" fo:background-color="transparent" fo:color="#0000c0"/>
    </style:style>
    <style:style style:name="T5403" style:family="text">
      <style:text-properties fo:font-size="10.00pt" fo:font-weight="normal" fo:font-family="Monospace" style:font-family-asian="Monospace" style:font-family-complex="Monospace" fo:background-color="transparent" fo:color="#000000"/>
    </style:style>
    <style:style style:name="T5404" style:family="text">
      <style:text-properties fo:font-size="10.00pt" fo:font-weight="normal" fo:font-family="Monospace" style:font-family-asian="Monospace" style:font-family-complex="Monospace" fo:background-color="transparent" fo:color="#0000c0"/>
    </style:style>
    <style:style style:name="T5405" style:family="text">
      <style:text-properties fo:font-size="10.00pt" fo:font-weight="normal" fo:font-family="Monospace" style:font-family-asian="Monospace" style:font-family-complex="Monospace" fo:background-color="transparent" fo:color="#000000"/>
    </style:style>
    <style:style style:name="T5406" style:family="text">
      <style:text-properties fo:font-size="10.00pt" fo:font-weight="normal" fo:font-family="Monospace" style:font-family-asian="Monospace" style:font-family-complex="Monospace" fo:background-color="transparent" fo:color="#0000c0"/>
    </style:style>
    <style:style style:name="T5407" style:family="text">
      <style:text-properties fo:font-size="10.00pt" fo:font-weight="normal" fo:font-family="Monospace" style:font-family-asian="Monospace" style:font-family-complex="Monospace" fo:background-color="transparent" fo:color="#000000"/>
    </style:style>
    <style:style style:name="T5408" style:family="text">
      <style:text-properties fo:font-size="10.00pt" fo:font-weight="normal" fo:font-family="Monospace" style:font-family-asian="Monospace" style:font-family-complex="Monospace" fo:background-color="transparent" fo:color="#0000c0"/>
    </style:style>
    <style:style style:name="T5409" style:family="text">
      <style:text-properties fo:font-size="10.00pt" fo:font-weight="normal" fo:font-family="Monospace" style:font-family-asian="Monospace" style:font-family-complex="Monospace" fo:background-color="transparent" fo:color="#000000"/>
    </style:style>
    <style:style style:name="T5410" style:family="text">
      <style:text-properties fo:font-size="10.00pt" fo:font-weight="normal" fo:font-family="Monospace" style:font-family-asian="Monospace" style:font-family-complex="Monospace" fo:background-color="transparent" fo:color="#0000c0"/>
    </style:style>
    <style:style style:name="T5411" style:family="text">
      <style:text-properties fo:font-size="10.00pt" fo:font-weight="normal" fo:font-family="Monospace" style:font-family-asian="Monospace" style:font-family-complex="Monospace" fo:background-color="transparent" fo:color="#000000"/>
    </style:style>
    <style:style style:name="T5412" style:family="text">
      <style:text-properties fo:font-size="10.00pt" fo:font-weight="normal" fo:font-family="Monospace" style:font-family-asian="Monospace" style:font-family-complex="Monospace" fo:background-color="transparent" fo:color="#0000c0"/>
    </style:style>
    <style:style style:name="T5413" style:family="text">
      <style:text-properties fo:font-size="10.00pt" fo:font-weight="normal" fo:font-family="Monospace" style:font-family-asian="Monospace" style:font-family-complex="Monospace" fo:background-color="transparent" fo:color="#000000"/>
    </style:style>
    <style:style style:name="T5414" style:family="text">
      <style:text-properties fo:font-size="10.00pt" fo:font-weight="bold" fo:font-family="Monospace" style:font-family-asian="Monospace" style:font-family-complex="Monospace" fo:background-color="transparent" fo:color="#7f0055"/>
    </style:style>
    <style:style style:name="T5415" style:family="text">
      <style:text-properties fo:font-size="10.00pt" fo:font-weight="normal" fo:font-family="Monospace" style:font-family-asian="Monospace" style:font-family-complex="Monospace" fo:background-color="transparent" fo:color="#000000"/>
    </style:style>
    <style:style style:name="T5416" style:family="text">
      <style:text-properties fo:font-size="10.00pt" fo:font-weight="bold" fo:font-family="Monospace" style:font-family-asian="Monospace" style:font-family-complex="Monospace" fo:background-color="transparent" fo:color="#000000"/>
    </style:style>
    <style:style style:name="T5417" style:family="text">
      <style:text-properties fo:font-size="10.00pt" fo:font-weight="normal" fo:font-family="Monospace" style:font-family-asian="Monospace" style:font-family-complex="Monospace" fo:background-color="transparent" fo:color="#000000"/>
    </style:style>
    <style:style style:name="T5418" style:family="text">
      <style:text-properties fo:font-size="10.00pt" fo:font-weight="bold" fo:font-family="Monospace" style:font-family-asian="Monospace" style:font-family-complex="Monospace" fo:background-color="transparent" fo:color="#7f0055"/>
    </style:style>
    <style:style style:name="T5419" style:family="text">
      <style:text-properties fo:font-size="10.00pt" fo:font-weight="normal" fo:font-family="Monospace" style:font-family-asian="Monospace" style:font-family-complex="Monospace" fo:background-color="transparent" fo:color="#000000"/>
    </style:style>
    <style:style style:name="T5420" style:family="text">
      <style:text-properties fo:font-size="10.00pt" fo:font-weight="bold" fo:font-family="Monospace" style:font-family-asian="Monospace" style:font-family-complex="Monospace" fo:background-color="transparent" fo:color="#7f0055"/>
    </style:style>
    <style:style style:name="T5421" style:family="text">
      <style:text-properties fo:font-size="10.00pt" fo:font-weight="normal" fo:font-family="Monospace" style:font-family-asian="Monospace" style:font-family-complex="Monospace" fo:background-color="transparent" fo:color="#000000"/>
    </style:style>
    <style:style style:name="T5422" style:family="text">
      <style:text-properties fo:font-size="10.00pt" fo:font-weight="normal" fo:font-family="Monospace" style:font-family-asian="Monospace" style:font-family-complex="Monospace" fo:background-color="transparent" fo:color="#0000c0"/>
    </style:style>
    <style:style style:name="T5423" style:family="text">
      <style:text-properties fo:font-size="10.00pt" fo:font-weight="normal" fo:font-family="Monospace" style:font-family-asian="Monospace" style:font-family-complex="Monospace" fo:background-color="transparent" fo:color="#000000"/>
    </style:style>
    <style:style style:name="T5424" style:family="text">
      <style:text-properties fo:font-size="10.00pt" fo:font-weight="normal" fo:font-family="Monospace" style:font-family-asian="Monospace" style:font-family-complex="Monospace" fo:background-color="transparent" fo:color="#0000c0"/>
    </style:style>
    <style:style style:name="T5425" style:family="text">
      <style:text-properties fo:font-size="10.00pt" fo:font-weight="normal" fo:font-family="Monospace" style:font-family-asian="Monospace" style:font-family-complex="Monospace" fo:background-color="transparent" fo:color="#000000"/>
    </style:style>
    <style:style style:name="T5426" style:family="text">
      <style:text-properties fo:font-size="10.00pt" fo:font-weight="bold" fo:font-family="Monospace" style:font-family-asian="Monospace" style:font-family-complex="Monospace" fo:background-color="transparent" fo:color="#7f0055"/>
    </style:style>
    <style:style style:name="T5427" style:family="text">
      <style:text-properties fo:font-size="10.00pt" fo:font-weight="normal" fo:font-family="Monospace" style:font-family-asian="Monospace" style:font-family-complex="Monospace" fo:background-color="transparent" fo:color="#000000"/>
    </style:style>
    <style:style style:name="T5428" style:family="text">
      <style:text-properties fo:font-size="10.00pt" fo:font-weight="bold" fo:font-family="Monospace" style:font-family-asian="Monospace" style:font-family-complex="Monospace" fo:background-color="transparent" fo:color="#7f0055"/>
    </style:style>
    <style:style style:name="T5429" style:family="text">
      <style:text-properties fo:font-size="10.00pt" fo:font-weight="normal" fo:font-family="Monospace" style:font-family-asian="Monospace" style:font-family-complex="Monospace" fo:background-color="transparent" fo:color="#000000"/>
    </style:style>
    <style:style style:name="T5430" style:family="text">
      <style:text-properties fo:font-size="10.00pt" fo:font-weight="normal" fo:font-family="Monospace" style:font-family-asian="Monospace" style:font-family-complex="Monospace" fo:background-color="transparent" fo:color="#0000c0"/>
    </style:style>
    <style:style style:name="T5431" style:family="text">
      <style:text-properties fo:font-size="10.00pt" fo:font-weight="normal" fo:font-family="Monospace" style:font-family-asian="Monospace" style:font-family-complex="Monospace" fo:background-color="transparent" fo:color="#000000"/>
    </style:style>
    <style:style style:name="T5432" style:family="text">
      <style:text-properties fo:font-size="10.00pt" fo:font-weight="normal" fo:font-family="Monospace" style:font-family-asian="Monospace" style:font-family-complex="Monospace" fo:background-color="transparent" fo:color="#0000c0"/>
    </style:style>
    <style:style style:name="T5433" style:family="text">
      <style:text-properties fo:font-size="10.00pt" fo:font-weight="normal" fo:font-family="Monospace" style:font-family-asian="Monospace" style:font-family-complex="Monospace" fo:background-color="transparent" fo:color="#000000"/>
    </style:style>
    <style:style style:name="T5434" style:family="text">
      <style:text-properties fo:font-size="10.00pt" fo:font-weight="normal" fo:font-family="Monospace" style:font-family-asian="Monospace" style:font-family-complex="Monospace" fo:background-color="transparent" fo:color="#0000c0"/>
    </style:style>
    <style:style style:name="T5435" style:family="text">
      <style:text-properties fo:font-size="10.00pt" fo:font-weight="normal" fo:font-family="Monospace" style:font-family-asian="Monospace" style:font-family-complex="Monospace" fo:background-color="transparent" fo:color="#000000"/>
    </style:style>
    <style:style style:name="T5436" style:family="text">
      <style:text-properties fo:font-size="10.00pt" fo:font-weight="normal" fo:font-family="Monospace" style:font-family-asian="Monospace" style:font-family-complex="Monospace" fo:background-color="transparent" fo:color="#0000c0"/>
    </style:style>
    <style:style style:name="T5437" style:family="text">
      <style:text-properties fo:font-size="10.00pt" fo:font-weight="normal" fo:font-family="Monospace" style:font-family-asian="Monospace" style:font-family-complex="Monospace" fo:background-color="transparent" fo:color="#000000"/>
    </style:style>
    <style:style style:name="T5438" style:family="text">
      <style:text-properties fo:font-size="10.00pt" fo:font-weight="normal" fo:font-family="Monospace" style:font-family-asian="Monospace" style:font-family-complex="Monospace" fo:background-color="transparent" fo:color="#0000c0"/>
    </style:style>
    <style:style style:name="T5439" style:family="text">
      <style:text-properties fo:font-size="10.00pt" fo:font-weight="normal" fo:font-family="Monospace" style:font-family-asian="Monospace" style:font-family-complex="Monospace" fo:background-color="transparent" fo:color="#000000"/>
    </style:style>
    <style:style style:name="T5440" style:family="text">
      <style:text-properties fo:font-size="10.00pt" fo:font-weight="normal" fo:font-family="Monospace" style:font-family-asian="Monospace" style:font-family-complex="Monospace" fo:background-color="transparent" fo:color="#0000c0"/>
    </style:style>
    <style:style style:name="T5441" style:family="text">
      <style:text-properties fo:font-size="10.00pt" fo:font-weight="normal" fo:font-family="Monospace" style:font-family-asian="Monospace" style:font-family-complex="Monospace" fo:background-color="transparent" fo:color="#000000"/>
    </style:style>
    <style:style style:name="T5442" style:family="text">
      <style:text-properties fo:font-size="10.00pt" fo:font-weight="normal" fo:font-family="Monospace" style:font-family-asian="Monospace" style:font-family-complex="Monospace" fo:background-color="transparent" fo:color="#0000c0"/>
    </style:style>
    <style:style style:name="T5443" style:family="text">
      <style:text-properties fo:font-size="10.00pt" fo:font-weight="normal" fo:font-family="Monospace" style:font-family-asian="Monospace" style:font-family-complex="Monospace" fo:background-color="transparent" fo:color="#000000"/>
    </style:style>
    <style:style style:name="T5444" style:family="text">
      <style:text-properties fo:font-size="10.00pt" fo:font-weight="bold" fo:font-family="Monospace" style:font-family-asian="Monospace" style:font-family-complex="Monospace" fo:background-color="transparent" fo:color="#7f0055"/>
    </style:style>
    <style:style style:name="T5445" style:family="text">
      <style:text-properties fo:font-size="10.00pt" fo:font-weight="normal" fo:font-family="Monospace" style:font-family-asian="Monospace" style:font-family-complex="Monospace" fo:background-color="transparent" fo:color="#000000"/>
    </style:style>
    <style:style style:name="T5446" style:family="text">
      <style:text-properties fo:font-size="10.00pt" fo:font-weight="bold" fo:font-family="Monospace" style:font-family-asian="Monospace" style:font-family-complex="Monospace" fo:background-color="transparent" fo:color="#7f0055"/>
    </style:style>
    <style:style style:name="T5447" style:family="text">
      <style:text-properties fo:font-size="10.00pt" fo:font-weight="normal" fo:font-family="Monospace" style:font-family-asian="Monospace" style:font-family-complex="Monospace" fo:background-color="transparent" fo:color="#000000"/>
    </style:style>
    <style:style style:name="T5448" style:family="text">
      <style:text-properties fo:font-size="10.00pt" fo:font-weight="normal" fo:font-family="Monospace" style:font-family-asian="Monospace" style:font-family-complex="Monospace" fo:background-color="transparent" fo:color="#0000c0"/>
    </style:style>
    <style:style style:name="T5449" style:family="text">
      <style:text-properties fo:font-size="10.00pt" fo:font-weight="normal" fo:font-family="Monospace" style:font-family-asian="Monospace" style:font-family-complex="Monospace" fo:background-color="transparent" fo:color="#000000"/>
    </style:style>
    <style:style style:name="T5450" style:family="text">
      <style:text-properties fo:font-size="10.00pt" fo:font-weight="bold" fo:font-family="Monospace" style:font-family-asian="Monospace" style:font-family-complex="Monospace" fo:background-color="transparent" fo:color="#7f0055"/>
    </style:style>
    <style:style style:name="T5451" style:family="text">
      <style:text-properties fo:font-size="10.00pt" fo:font-weight="normal" fo:font-family="Monospace" style:font-family-asian="Monospace" style:font-family-complex="Monospace" fo:background-color="transparent" fo:color="#000000"/>
    </style:style>
    <style:style style:name="T5452" style:family="text">
      <style:text-properties fo:font-size="10.00pt" fo:font-weight="bold" fo:font-family="Monospace" style:font-family-asian="Monospace" style:font-family-complex="Monospace" fo:background-color="transparent" fo:color="#7f0055"/>
    </style:style>
    <style:style style:name="T5453" style:family="text">
      <style:text-properties fo:font-size="10.00pt" fo:font-weight="normal" fo:font-family="Monospace" style:font-family-asian="Monospace" style:font-family-complex="Monospace" fo:background-color="transparent" fo:color="#000000"/>
    </style:style>
    <style:style style:name="T5454" style:family="text">
      <style:text-properties fo:font-size="10.00pt" fo:font-weight="normal" fo:font-family="Monospace" style:font-family-asian="Monospace" style:font-family-complex="Monospace" fo:background-color="transparent" fo:color="#0000c0"/>
    </style:style>
    <style:style style:name="T5455" style:family="text">
      <style:text-properties fo:font-size="10.00pt" fo:font-weight="normal" fo:font-family="Monospace" style:font-family-asian="Monospace" style:font-family-complex="Monospace" fo:background-color="transparent" fo:color="#000000"/>
    </style:style>
    <style:style style:name="T5456" style:family="text">
      <style:text-properties fo:font-size="10.00pt" fo:font-weight="normal" fo:font-family="Monospace" style:font-family-asian="Monospace" style:font-family-complex="Monospace" fo:background-color="transparent" fo:color="#0000c0"/>
    </style:style>
    <style:style style:name="T5457" style:family="text">
      <style:text-properties fo:font-size="10.00pt" fo:font-weight="normal" fo:font-family="Monospace" style:font-family-asian="Monospace" style:font-family-complex="Monospace" fo:background-color="transparent" fo:color="#000000"/>
    </style:style>
    <style:style style:name="T5458" style:family="text">
      <style:text-properties fo:font-size="10.00pt" fo:font-weight="bold" fo:font-family="Monospace" style:font-family-asian="Monospace" style:font-family-complex="Monospace" fo:background-color="transparent" fo:color="#7f0055"/>
    </style:style>
    <style:style style:name="T5459" style:family="text">
      <style:text-properties fo:font-size="10.00pt" fo:font-weight="normal" fo:font-family="Monospace" style:font-family-asian="Monospace" style:font-family-complex="Monospace" fo:background-color="transparent" fo:color="#000000"/>
    </style:style>
    <style:style style:name="T5460" style:family="text">
      <style:text-properties fo:font-size="10.00pt" fo:font-weight="normal" fo:font-family="Monospace" style:font-family-asian="Monospace" style:font-family-complex="Monospace" fo:background-color="transparent" fo:color="#0000c0"/>
    </style:style>
    <style:style style:name="T5461" style:family="text">
      <style:text-properties fo:font-size="10.00pt" fo:font-weight="normal" fo:font-family="Monospace" style:font-family-asian="Monospace" style:font-family-complex="Monospace" fo:background-color="transparent" fo:color="#000000"/>
    </style:style>
    <style:style style:name="T5462" style:family="text">
      <style:text-properties fo:font-size="10.00pt" fo:font-weight="normal" fo:font-family="Monospace" style:font-family-asian="Monospace" style:font-family-complex="Monospace" fo:background-color="transparent" fo:color="#0000c0"/>
    </style:style>
    <style:style style:name="T5463" style:family="text">
      <style:text-properties fo:font-size="10.00pt" fo:font-weight="normal" fo:font-family="Monospace" style:font-family-asian="Monospace" style:font-family-complex="Monospace" fo:background-color="transparent" fo:color="#000000"/>
    </style:style>
    <style:style style:name="T5464" style:family="text">
      <style:text-properties fo:font-size="10.00pt" fo:font-weight="normal" fo:font-family="Monospace" style:font-family-asian="Monospace" style:font-family-complex="Monospace" fo:background-color="transparent" fo:color="#0000c0"/>
    </style:style>
    <style:style style:name="T5465" style:family="text">
      <style:text-properties fo:font-size="10.00pt" fo:font-weight="normal" fo:font-family="Monospace" style:font-family-asian="Monospace" style:font-family-complex="Monospace" fo:background-color="transparent" fo:color="#000000"/>
    </style:style>
    <style:style style:name="T5466" style:family="text">
      <style:text-properties fo:font-size="10.00pt" fo:font-weight="bold" fo:font-family="Monospace" style:font-family-asian="Monospace" style:font-family-complex="Monospace" fo:background-color="transparent" fo:color="#7f0055"/>
    </style:style>
    <style:style style:name="T5467" style:family="text">
      <style:text-properties fo:font-size="10.00pt" fo:font-weight="normal" fo:font-family="Monospace" style:font-family-asian="Monospace" style:font-family-complex="Monospace" fo:background-color="transparent" fo:color="#000000"/>
    </style:style>
    <style:style style:name="T5468" style:family="text">
      <style:text-properties fo:font-size="10.00pt" fo:font-weight="normal" fo:font-family="Monospace" style:font-family-asian="Monospace" style:font-family-complex="Monospace" fo:background-color="transparent" fo:color="#0000c0"/>
    </style:style>
    <style:style style:name="T5469" style:family="text">
      <style:text-properties fo:font-size="10.00pt" fo:font-weight="normal" fo:font-family="Monospace" style:font-family-asian="Monospace" style:font-family-complex="Monospace" fo:background-color="transparent" fo:color="#000000"/>
    </style:style>
    <style:style style:name="T5470" style:family="text">
      <style:text-properties fo:font-size="10.00pt" fo:font-weight="normal" fo:font-family="Monospace" style:font-family-asian="Monospace" style:font-family-complex="Monospace" fo:background-color="transparent" fo:color="#0000c0"/>
    </style:style>
    <style:style style:name="T5471" style:family="text">
      <style:text-properties fo:font-size="10.00pt" fo:font-weight="normal" fo:font-family="Monospace" style:font-family-asian="Monospace" style:font-family-complex="Monospace" fo:background-color="transparent" fo:color="#000000"/>
    </style:style>
    <style:style style:name="T5472" style:family="text">
      <style:text-properties fo:font-size="10.00pt" fo:font-weight="bold" fo:font-family="Monospace" style:font-family-asian="Monospace" style:font-family-complex="Monospace" fo:background-color="transparent" fo:color="#7f0055"/>
    </style:style>
    <style:style style:name="T5473" style:family="text">
      <style:text-properties fo:font-size="10.00pt" fo:font-weight="normal" fo:font-family="Monospace" style:font-family-asian="Monospace" style:font-family-complex="Monospace" fo:background-color="transparent" fo:color="#000000"/>
    </style:style>
    <style:style style:name="T5474" style:family="text">
      <style:text-properties fo:font-size="10.00pt" fo:font-weight="normal" fo:font-family="Monospace" style:font-family-asian="Monospace" style:font-family-complex="Monospace" fo:background-color="transparent" fo:color="#0000c0"/>
    </style:style>
    <style:style style:name="T5475" style:family="text">
      <style:text-properties fo:font-size="10.00pt" fo:font-weight="normal" fo:font-family="Monospace" style:font-family-asian="Monospace" style:font-family-complex="Monospace" fo:background-color="transparent" fo:color="#000000"/>
    </style:style>
    <style:style style:name="T5476" style:family="text">
      <style:text-properties fo:font-size="10.00pt" fo:font-weight="normal" fo:font-family="Monospace" style:font-family-asian="Monospace" style:font-family-complex="Monospace" fo:background-color="transparent" fo:color="#0000c0"/>
    </style:style>
    <style:style style:name="T5477" style:family="text">
      <style:text-properties fo:font-size="10.00pt" fo:font-weight="normal" fo:font-family="Monospace" style:font-family-asian="Monospace" style:font-family-complex="Monospace" fo:background-color="transparent" fo:color="#000000"/>
    </style:style>
    <style:style style:name="T5478" style:family="text">
      <style:text-properties fo:font-size="10.00pt" fo:font-weight="normal" fo:font-family="Monospace" style:font-family-asian="Monospace" style:font-family-complex="Monospace" fo:background-color="transparent" fo:color="#0000c0"/>
    </style:style>
    <style:style style:name="T5479" style:family="text">
      <style:text-properties fo:font-size="10.00pt" fo:font-weight="normal" fo:font-family="Monospace" style:font-family-asian="Monospace" style:font-family-complex="Monospace" fo:background-color="transparent" fo:color="#000000"/>
    </style:style>
    <style:style style:name="T5480" style:family="text">
      <style:text-properties fo:font-size="10.00pt" fo:font-weight="normal" fo:font-family="Monospace" style:font-family-asian="Monospace" style:font-family-complex="Monospace" fo:background-color="transparent" fo:color="#0000c0"/>
    </style:style>
    <style:style style:name="T5481" style:family="text">
      <style:text-properties fo:font-size="10.00pt" fo:font-weight="normal" fo:font-family="Monospace" style:font-family-asian="Monospace" style:font-family-complex="Monospace" fo:background-color="transparent" fo:color="#000000"/>
    </style:style>
    <style:style style:name="T5482" style:family="text">
      <style:text-properties fo:font-size="10.00pt" fo:font-weight="normal" fo:font-family="Monospace" style:font-family-asian="Monospace" style:font-family-complex="Monospace" fo:background-color="transparent" fo:color="#0000c0"/>
    </style:style>
    <style:style style:name="T5483" style:family="text">
      <style:text-properties fo:font-size="10.00pt" fo:font-weight="normal" fo:font-family="Monospace" style:font-family-asian="Monospace" style:font-family-complex="Monospace" fo:background-color="transparent" fo:color="#000000"/>
    </style:style>
    <style:style style:name="T5484" style:family="text">
      <style:text-properties fo:font-size="10.00pt" fo:font-weight="normal" fo:font-family="Monospace" style:font-family-asian="Monospace" style:font-family-complex="Monospace" fo:background-color="transparent" fo:color="#0000c0"/>
    </style:style>
    <style:style style:name="T5485" style:family="text">
      <style:text-properties fo:font-size="10.00pt" fo:font-weight="normal" fo:font-family="Monospace" style:font-family-asian="Monospace" style:font-family-complex="Monospace" fo:background-color="transparent" fo:color="#000000"/>
    </style:style>
    <style:style style:name="T5486" style:family="text">
      <style:text-properties fo:font-size="10.00pt" fo:font-weight="bold" fo:font-family="Monospace" style:font-family-asian="Monospace" style:font-family-complex="Monospace" fo:background-color="transparent" fo:color="#7f0055"/>
    </style:style>
    <style:style style:name="T5487" style:family="text">
      <style:text-properties fo:font-size="10.00pt" fo:font-weight="normal" fo:font-family="Monospace" style:font-family-asian="Monospace" style:font-family-complex="Monospace" fo:background-color="transparent" fo:color="#000000"/>
    </style:style>
    <style:style style:name="T5488" style:family="text">
      <style:text-properties fo:font-size="10.00pt" fo:font-weight="bold" fo:font-family="Monospace" style:font-family-asian="Monospace" style:font-family-complex="Monospace" fo:background-color="transparent" fo:color="#7f0055"/>
    </style:style>
    <style:style style:name="T5489" style:family="text">
      <style:text-properties fo:font-size="10.00pt" fo:font-weight="normal" fo:font-family="Monospace" style:font-family-asian="Monospace" style:font-family-complex="Monospace" fo:background-color="transparent" fo:color="#000000"/>
    </style:style>
    <style:style style:name="T5490" style:family="text">
      <style:text-properties fo:font-size="10.00pt" fo:font-weight="bold" fo:font-family="Monospace" style:font-family-asian="Monospace" style:font-family-complex="Monospace" fo:background-color="transparent" fo:color="#7f0055"/>
    </style:style>
    <style:style style:name="T5491" style:family="text">
      <style:text-properties fo:font-size="10.00pt" fo:font-weight="normal" fo:font-family="Monospace" style:font-family-asian="Monospace" style:font-family-complex="Monospace" fo:background-color="transparent" fo:color="#000000"/>
    </style:style>
    <style:style style:name="T5492" style:family="text">
      <style:text-properties fo:font-size="10.00pt" fo:font-weight="bold" fo:font-family="Monospace" style:font-family-asian="Monospace" style:font-family-complex="Monospace" fo:background-color="transparent" fo:color="#7f0055"/>
    </style:style>
    <style:style style:name="T5493" style:family="text">
      <style:text-properties fo:font-size="10.00pt" fo:font-weight="normal" fo:font-family="Monospace" style:font-family-asian="Monospace" style:font-family-complex="Monospace" fo:background-color="transparent" fo:color="#000000"/>
    </style:style>
    <style:style style:name="T5494" style:family="text">
      <style:text-properties fo:font-size="10.00pt" fo:font-weight="normal" fo:font-family="Monospace" style:font-family-asian="Monospace" style:font-family-complex="Monospace" fo:background-color="transparent" fo:color="#0000c0"/>
    </style:style>
    <style:style style:name="T5495" style:family="text">
      <style:text-properties fo:font-size="10.00pt" fo:font-weight="normal" fo:font-family="Monospace" style:font-family-asian="Monospace" style:font-family-complex="Monospace" fo:background-color="transparent" fo:color="#000000"/>
    </style:style>
    <style:style style:name="T5496" style:family="text">
      <style:text-properties fo:font-size="10.00pt" fo:font-weight="bold" fo:font-family="Monospace" style:font-family-asian="Monospace" style:font-family-complex="Monospace" fo:background-color="transparent" fo:color="#7f0055"/>
    </style:style>
    <style:style style:name="T5497" style:family="text">
      <style:text-properties fo:font-size="10.00pt" fo:font-weight="normal" fo:font-family="Monospace" style:font-family-asian="Monospace" style:font-family-complex="Monospace" fo:background-color="transparent" fo:color="#000000"/>
    </style:style>
    <style:style style:name="T5498" style:family="text">
      <style:text-properties fo:font-size="10.00pt" fo:font-weight="normal" fo:font-family="Monospace" style:font-family-asian="Monospace" style:font-family-complex="Monospace" fo:background-color="transparent" fo:color="#0000c0"/>
    </style:style>
    <style:style style:name="T5499" style:family="text">
      <style:text-properties fo:font-size="10.00pt" fo:font-weight="normal" fo:font-family="Monospace" style:font-family-asian="Monospace" style:font-family-complex="Monospace" fo:background-color="transparent" fo:color="#000000"/>
    </style:style>
    <style:style style:name="T5500" style:family="text">
      <style:text-properties fo:font-size="10.00pt" fo:font-weight="normal" fo:font-family="Monospace" style:font-family-asian="Monospace" style:font-family-complex="Monospace" fo:background-color="transparent" fo:color="#0000c0"/>
    </style:style>
    <style:style style:name="T5501" style:family="text">
      <style:text-properties fo:font-size="10.00pt" fo:font-weight="normal" fo:font-family="Monospace" style:font-family-asian="Monospace" style:font-family-complex="Monospace" fo:background-color="transparent" fo:color="#000000"/>
    </style:style>
    <style:style style:name="T5502" style:family="text">
      <style:text-properties fo:font-size="10.00pt" fo:font-weight="bold" fo:font-family="Monospace" style:font-family-asian="Monospace" style:font-family-complex="Monospace" fo:background-color="transparent" fo:color="#7f0055"/>
    </style:style>
    <style:style style:name="T5503" style:family="text">
      <style:text-properties fo:font-size="10.00pt" fo:font-weight="normal" fo:font-family="Monospace" style:font-family-asian="Monospace" style:font-family-complex="Monospace" fo:background-color="transparent" fo:color="#000000"/>
    </style:style>
    <style:style style:name="T5504" style:family="text">
      <style:text-properties fo:font-size="10.00pt" fo:font-weight="bold" fo:font-family="Monospace" style:font-family-asian="Monospace" style:font-family-complex="Monospace" fo:background-color="transparent" fo:color="#7f0055"/>
    </style:style>
    <style:style style:name="T5505" style:family="text">
      <style:text-properties fo:font-size="10.00pt" fo:font-weight="normal" fo:font-family="Monospace" style:font-family-asian="Monospace" style:font-family-complex="Monospace" fo:background-color="transparent" fo:color="#000000"/>
    </style:style>
    <style:style style:name="T5506" style:family="text">
      <style:text-properties fo:font-size="10.00pt" fo:font-weight="normal" fo:font-family="Monospace" style:font-family-asian="Monospace" style:font-family-complex="Monospace" fo:background-color="transparent" fo:color="#0000c0"/>
    </style:style>
    <style:style style:name="T5507" style:family="text">
      <style:text-properties fo:font-size="10.00pt" fo:font-weight="normal" fo:font-family="Monospace" style:font-family-asian="Monospace" style:font-family-complex="Monospace" fo:background-color="transparent" fo:color="#000000"/>
    </style:style>
    <style:style style:name="T5508" style:family="text">
      <style:text-properties fo:font-size="10.00pt" fo:font-weight="normal" fo:font-family="Monospace" style:font-family-asian="Monospace" style:font-family-complex="Monospace" fo:background-color="transparent" fo:color="#0000c0"/>
    </style:style>
    <style:style style:name="T5509" style:family="text">
      <style:text-properties fo:font-size="10.00pt" fo:font-weight="normal" fo:font-family="Monospace" style:font-family-asian="Monospace" style:font-family-complex="Monospace" fo:background-color="transparent" fo:color="#000000"/>
    </style:style>
    <style:style style:name="T5510" style:family="text">
      <style:text-properties fo:font-size="10.00pt" fo:font-weight="normal" fo:font-family="Monospace" style:font-family-asian="Monospace" style:font-family-complex="Monospace" fo:background-color="transparent" fo:color="#0000c0"/>
    </style:style>
    <style:style style:name="T5511" style:family="text">
      <style:text-properties fo:font-size="10.00pt" fo:font-weight="normal" fo:font-family="Monospace" style:font-family-asian="Monospace" style:font-family-complex="Monospace" fo:background-color="transparent" fo:color="#000000"/>
    </style:style>
    <style:style style:name="T5512" style:family="text">
      <style:text-properties fo:font-size="10.00pt" fo:font-weight="normal" fo:font-family="Monospace" style:font-family-asian="Monospace" style:font-family-complex="Monospace" fo:background-color="transparent" fo:color="#0000c0"/>
    </style:style>
    <style:style style:name="T5513" style:family="text">
      <style:text-properties fo:font-size="10.00pt" fo:font-weight="normal" fo:font-family="Monospace" style:font-family-asian="Monospace" style:font-family-complex="Monospace" fo:background-color="transparent" fo:color="#000000"/>
    </style:style>
    <style:style style:name="T5514" style:family="text">
      <style:text-properties fo:font-size="11.00pt" fo:font-weight="normal" fo:font-family="Calibri" style:font-family-asian="Calibri" style:font-family-complex="Calibri" fo:background-color="transparent" style:use-window-font-color="true"/>
    </style:style>
    <style:style style:name="T5515" style:family="text">
      <style:text-properties fo:font-size="10.00pt" fo:font-weight="normal" fo:font-family="Monospace" style:font-family-asian="Monospace" style:font-family-complex="Monospace" fo:background-color="transparent" fo:color="#000000"/>
    </style:style>
    <style:style style:name="T5516" style:family="text">
      <style:text-properties fo:font-size="10.00pt" fo:font-weight="bold" fo:font-family="Monospace" style:font-family-asian="Monospace" style:font-family-complex="Monospace" fo:background-color="transparent" fo:color="#7f0055"/>
    </style:style>
    <style:style style:name="T5517" style:family="text">
      <style:text-properties fo:font-size="10.00pt" fo:font-weight="normal" fo:font-family="Monospace" style:font-family-asian="Monospace" style:font-family-complex="Monospace" fo:background-color="transparent" fo:color="#000000"/>
    </style:style>
    <style:style style:name="T5518" style:family="text">
      <style:text-properties fo:font-size="10.00pt" fo:font-weight="bold" fo:font-family="Monospace" style:font-family-asian="Monospace" style:font-family-complex="Monospace" fo:background-color="transparent" fo:color="#7f0055"/>
    </style:style>
    <style:style style:name="T5519" style:family="text">
      <style:text-properties fo:font-size="10.00pt" fo:font-weight="normal" fo:font-family="Monospace" style:font-family-asian="Monospace" style:font-family-complex="Monospace" fo:background-color="transparent" fo:color="#000000"/>
    </style:style>
    <style:style style:name="T5520" style:family="text">
      <style:text-properties fo:font-size="10.00pt" fo:font-weight="normal" fo:font-family="Monospace" style:font-family-asian="Monospace" style:font-family-complex="Monospace" fo:background-color="transparent" fo:color="#0000c0"/>
    </style:style>
    <style:style style:name="T5521" style:family="text">
      <style:text-properties fo:font-size="10.00pt" fo:font-weight="normal" fo:font-family="Monospace" style:font-family-asian="Monospace" style:font-family-complex="Monospace" fo:background-color="transparent" fo:color="#000000"/>
    </style:style>
    <style:style style:name="T5522" style:family="text">
      <style:text-properties fo:font-size="10.00pt" fo:font-weight="normal" fo:font-family="Monospace" style:font-family-asian="Monospace" style:font-family-complex="Monospace" fo:background-color="transparent" fo:color="#0000c0"/>
    </style:style>
    <style:style style:name="T5523" style:family="text">
      <style:text-properties fo:font-size="10.00pt" fo:font-weight="normal" fo:font-family="Monospace" style:font-family-asian="Monospace" style:font-family-complex="Monospace" fo:background-color="transparent" fo:color="#000000"/>
    </style:style>
    <style:style style:name="T5524" style:family="text">
      <style:text-properties fo:font-size="10.00pt" fo:font-weight="normal" fo:font-family="Monospace" style:font-family-asian="Monospace" style:font-family-complex="Monospace" fo:background-color="transparent" fo:color="#0000c0"/>
    </style:style>
    <style:style style:name="T5525" style:family="text">
      <style:text-properties fo:font-size="10.00pt" fo:font-weight="normal" fo:font-family="Monospace" style:font-family-asian="Monospace" style:font-family-complex="Monospace" fo:background-color="transparent" fo:color="#000000"/>
    </style:style>
    <style:style style:name="T5526" style:family="text">
      <style:text-properties fo:font-size="10.00pt" fo:font-weight="normal" fo:font-family="Monospace" style:font-family-asian="Monospace" style:font-family-complex="Monospace" fo:background-color="transparent" fo:color="#0000c0"/>
    </style:style>
    <style:style style:name="T5527" style:family="text">
      <style:text-properties fo:font-size="10.00pt" fo:font-weight="normal" fo:font-family="Monospace" style:font-family-asian="Monospace" style:font-family-complex="Monospace" fo:background-color="transparent" fo:color="#000000"/>
    </style:style>
    <style:style style:name="T5528" style:family="text">
      <style:text-properties fo:font-size="10.00pt" fo:font-weight="normal" fo:font-family="Monospace" style:font-family-asian="Monospace" style:font-family-complex="Monospace" fo:background-color="transparent" fo:color="#0000c0"/>
    </style:style>
    <style:style style:name="T5529" style:family="text">
      <style:text-properties fo:font-size="10.00pt" fo:font-weight="normal" fo:font-family="Monospace" style:font-family-asian="Monospace" style:font-family-complex="Monospace" fo:background-color="transparent" fo:color="#000000"/>
    </style:style>
    <style:style style:name="T5530" style:family="text">
      <style:text-properties fo:font-size="10.00pt" fo:font-weight="normal" fo:font-family="Monospace" style:font-family-asian="Monospace" style:font-family-complex="Monospace" fo:background-color="transparent" fo:color="#0000c0"/>
    </style:style>
    <style:style style:name="T5531" style:family="text">
      <style:text-properties fo:font-size="10.00pt" fo:font-weight="normal" fo:font-family="Monospace" style:font-family-asian="Monospace" style:font-family-complex="Monospace" fo:background-color="transparent" fo:color="#000000"/>
    </style:style>
    <style:style style:name="T5532" style:family="text">
      <style:text-properties fo:font-size="10.00pt" fo:font-weight="normal" fo:font-family="Monospace" style:font-family-asian="Monospace" style:font-family-complex="Monospace" fo:background-color="transparent" fo:color="#0000c0"/>
    </style:style>
    <style:style style:name="T5533" style:family="text">
      <style:text-properties fo:font-size="10.00pt" fo:font-weight="normal" fo:font-family="Monospace" style:font-family-asian="Monospace" style:font-family-complex="Monospace" fo:background-color="transparent" fo:color="#000000"/>
    </style:style>
    <style:style style:name="T5534" style:family="text">
      <style:text-properties fo:font-size="10.00pt" fo:font-weight="normal" fo:font-family="Monospace" style:font-family-asian="Monospace" style:font-family-complex="Monospace" fo:background-color="transparent" fo:color="#0000c0"/>
    </style:style>
    <style:style style:name="T5535" style:family="text">
      <style:text-properties fo:font-size="10.00pt" fo:font-weight="normal" fo:font-family="Monospace" style:font-family-asian="Monospace" style:font-family-complex="Monospace" fo:background-color="transparent" fo:color="#000000"/>
    </style:style>
    <style:style style:name="T5536" style:family="text">
      <style:text-properties fo:font-size="10.00pt" fo:font-weight="normal" fo:font-family="Monospace" style:font-family-asian="Monospace" style:font-family-complex="Monospace" fo:background-color="transparent" fo:color="#0000c0"/>
    </style:style>
    <style:style style:name="T5537" style:family="text">
      <style:text-properties fo:font-size="10.00pt" fo:font-weight="normal" fo:font-family="Monospace" style:font-family-asian="Monospace" style:font-family-complex="Monospace" fo:background-color="transparent" fo:color="#000000"/>
    </style:style>
    <style:style style:name="T5538"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5539" style:family="text">
      <style:text-properties fo:font-size="9.75pt" fo:font-weight="normal" fo:font-family="'monospace, monospace'" style:font-family-asian="'monospace, monospace'" style:font-family-complex="'monospace, monospace'" fo:background-color="#ffffff" fo:color="#d00000"/>
    </style:style>
    <style:style style:name="T5540" style:family="text">
      <style:text-properties fo:font-size="9.75pt" fo:font-weight="normal" fo:font-family="'monospace, monospace'" style:font-family-asian="'monospace, monospace'" style:font-family-complex="'monospace, monospace'" fo:background-color="transparent" fo:color="#000000"/>
    </style:style>
    <style:style style:name="T5541" style:family="text">
      <style:text-properties fo:font-size="9.75pt" fo:font-weight="normal" fo:font-family="'monospace, monospace'" style:font-family-asian="'monospace, monospace'" style:font-family-complex="'monospace, monospace'" fo:background-color="#ffffff" fo:color="#d00000"/>
    </style:style>
    <style:style style:name="T5542" style:family="text">
      <style:text-properties fo:font-size="9.75pt" fo:font-weight="normal" fo:font-family="'monospace, monospace'" style:font-family-asian="'monospace, monospace'" style:font-family-complex="'monospace, monospace'" fo:background-color="transparent" fo:color="#000000"/>
    </style:style>
    <style:style style:name="T5543" style:family="text">
      <style:text-properties fo:font-size="9.75pt" fo:font-weight="normal" fo:font-family="'monospace, monospace'" style:font-family-asian="'monospace, monospace'" style:font-family-complex="'monospace, monospace'" fo:background-color="#ffffff" fo:color="#007f7f"/>
    </style:style>
    <style:style style:name="T5544" style:family="text">
      <style:text-properties fo:font-size="9.75pt" fo:font-weight="normal" fo:font-family="'monospace, monospace'" style:font-family-asian="'monospace, monospace'" style:font-family-complex="'monospace, monospace'" fo:background-color="#ffffff" fo:color="#000000"/>
    </style:style>
    <style:style style:name="T5545" style:family="text">
      <style:text-properties fo:font-size="9.75pt" fo:font-weight="normal" fo:font-family="'monospace, monospace'" style:font-family-asian="'monospace, monospace'" style:font-family-complex="'monospace, monospace'" fo:background-color="#ffffff" fo:color="#007f00"/>
    </style:style>
    <style:style style:name="T5546" style:family="text">
      <style:text-properties fo:font-size="9.75pt" fo:font-weight="normal" fo:font-family="'monospace, monospace'" style:font-family-asian="'monospace, monospace'" style:font-family-complex="'monospace, monospace'" fo:background-color="transparent" fo:color="#000000"/>
    </style:style>
    <style:style style:name="T5547" style:family="text">
      <style:text-properties fo:font-size="9.75pt" fo:font-weight="normal" fo:font-family="'monospace, monospace'" style:font-family-asian="'monospace, monospace'" style:font-family-complex="'monospace, monospace'" fo:background-color="#ffffff" fo:color="#007f7f"/>
    </style:style>
    <style:style style:name="T5548" style:family="text">
      <style:text-properties fo:font-size="9.75pt" fo:font-weight="normal" fo:font-family="'monospace, monospace'" style:font-family-asian="'monospace, monospace'" style:font-family-complex="'monospace, monospace'" fo:background-color="#ffffff" fo:color="#000000"/>
    </style:style>
    <style:style style:name="T5549" style:family="text">
      <style:text-properties fo:font-size="9.75pt" fo:font-weight="normal" fo:font-family="'monospace, monospace'" style:font-family-asian="'monospace, monospace'" style:font-family-complex="'monospace, monospace'" fo:background-color="#ffffff" fo:color="#007f00"/>
    </style:style>
    <style:style style:name="T5550" style:family="text">
      <style:text-properties fo:font-size="9.75pt" fo:font-weight="normal" fo:font-family="'monospace, monospace'" style:font-family-asian="'monospace, monospace'" style:font-family-complex="'monospace, monospace'" fo:background-color="transparent" fo:color="#000000"/>
    </style:style>
    <style:style style:name="T5551" style:family="text">
      <style:text-properties fo:font-size="9.75pt" fo:font-weight="normal" fo:font-family="'monospace, monospace'" style:font-family-asian="'monospace, monospace'" style:font-family-complex="'monospace, monospace'" fo:background-color="#ffffff" fo:color="#007f7f"/>
    </style:style>
    <style:style style:name="T5552" style:family="text">
      <style:text-properties fo:font-size="9.75pt" fo:font-weight="normal" fo:font-family="'monospace, monospace'" style:font-family-asian="'monospace, monospace'" style:font-family-complex="'monospace, monospace'" fo:background-color="#ffffff" fo:color="#000000"/>
    </style:style>
    <style:style style:name="T5553" style:family="text">
      <style:text-properties fo:font-size="9.75pt" fo:font-weight="normal" fo:font-family="'monospace, monospace'" style:font-family-asian="'monospace, monospace'" style:font-family-complex="'monospace, monospace'" fo:background-color="transparent" fo:color="#000000"/>
    </style:style>
    <style:style style:name="T5554" style:family="text">
      <style:text-properties fo:font-size="9.75pt" fo:font-weight="bold" fo:font-family="'monospace, monospace'" style:font-family-asian="'monospace, monospace'" style:font-family-complex="'monospace, monospace'" fo:background-color="#ffffff" fo:color="#00007f"/>
    </style:style>
    <style:style style:name="T5555" style:family="text">
      <style:text-properties fo:font-size="9.75pt" fo:font-weight="normal" fo:font-family="'monospace, monospace'" style:font-family-asian="'monospace, monospace'" style:font-family-complex="'monospace, monospace'" fo:background-color="#ffffff" fo:color="#000000"/>
    </style:style>
    <style:style style:name="T5556" style:family="text">
      <style:text-properties fo:font-size="9.75pt" fo:font-weight="normal" fo:font-family="'monospace, monospace'" style:font-family-asian="'monospace, monospace'" style:font-family-complex="'monospace, monospace'" fo:background-color="#ffffff" fo:color="#301010"/>
    </style:style>
    <style:style style:name="T5557" style:family="text">
      <style:text-properties fo:font-size="9.75pt" fo:font-weight="normal" fo:font-family="'monospace, monospace'" style:font-family-asian="'monospace, monospace'" style:font-family-complex="'monospace, monospace'" fo:background-color="transparent" fo:color="#000000"/>
    </style:style>
    <style:style style:name="T5558" style:family="text">
      <style:text-properties fo:font-size="9.75pt" fo:font-weight="normal" fo:font-family="'monospace, monospace'" style:font-family-asian="'monospace, monospace'" style:font-family-complex="'monospace, monospace'" fo:background-color="#ffffff" fo:color="#000000"/>
    </style:style>
    <style:style style:name="T5559" style:family="text">
      <style:text-properties fo:font-size="9.75pt" fo:font-weight="normal" fo:font-family="'monospace, monospace'" style:font-family-asian="'monospace, monospace'" style:font-family-complex="'monospace, monospace'" fo:background-color="#ffffff" fo:color="#301010"/>
    </style:style>
    <style:style style:name="T5560" style:family="text">
      <style:text-properties fo:font-size="9.75pt" fo:font-weight="normal" fo:font-family="'monospace, monospace'" style:font-family-asian="'monospace, monospace'" style:font-family-complex="'monospace, monospace'" fo:background-color="#ffffff" fo:color="#000000"/>
    </style:style>
    <style:style style:name="T5561" style:family="text">
      <style:text-properties fo:font-size="9.75pt" fo:font-weight="normal" fo:font-family="'monospace, monospace'" style:font-family-asian="'monospace, monospace'" style:font-family-complex="'monospace, monospace'" fo:background-color="#ffffff" fo:color="#301010"/>
    </style:style>
    <style:style style:name="T5562" style:family="text">
      <style:text-properties fo:font-size="9.75pt" fo:font-weight="normal" fo:font-family="'monospace, monospace'" style:font-family-asian="'monospace, monospace'" style:font-family-complex="'monospace, monospace'" fo:background-color="#ffffff" fo:color="#000000"/>
    </style:style>
    <style:style style:name="T5563" style:family="text">
      <style:text-properties fo:font-size="9.75pt" fo:font-weight="normal" fo:font-family="'monospace, monospace'" style:font-family-asian="'monospace, monospace'" style:font-family-complex="'monospace, monospace'" fo:background-color="#ffffff" fo:color="#301010"/>
    </style:style>
    <style:style style:name="T5564" style:family="text">
      <style:text-properties fo:font-size="9.75pt" fo:font-weight="normal" fo:font-family="'monospace, monospace'" style:font-family-asian="'monospace, monospace'" style:font-family-complex="'monospace, monospace'" fo:background-color="transparent" fo:color="#000000"/>
    </style:style>
    <style:style style:name="T5565" style:family="text">
      <style:text-properties fo:font-size="9.75pt" fo:font-weight="normal" fo:font-family="'monospace, monospace'" style:font-family-asian="'monospace, monospace'" style:font-family-complex="'monospace, monospace'" fo:background-color="#ffffff" fo:color="#000000"/>
    </style:style>
    <style:style style:name="T5566" style:family="text">
      <style:text-properties fo:font-size="9.75pt" fo:font-weight="normal" fo:font-family="'monospace, monospace'" style:font-family-asian="'monospace, monospace'" style:font-family-complex="'monospace, monospace'" fo:background-color="#ffffff" fo:color="#301010"/>
    </style:style>
    <style:style style:name="T5567" style:family="text">
      <style:text-properties fo:font-size="9.75pt" fo:font-weight="normal" fo:font-family="'monospace, monospace'" style:font-family-asian="'monospace, monospace'" style:font-family-complex="'monospace, monospace'" fo:background-color="#ffffff" fo:color="#000000"/>
    </style:style>
    <style:style style:name="T5568" style:family="text">
      <style:text-properties fo:font-size="9.75pt" fo:font-weight="normal" fo:font-family="'monospace, monospace'" style:font-family-asian="'monospace, monospace'" style:font-family-complex="'monospace, monospace'" fo:background-color="#ffffff" fo:color="#301010"/>
    </style:style>
    <style:style style:name="T5569" style:family="text">
      <style:text-properties fo:font-size="9.75pt" fo:font-weight="normal" fo:font-family="'monospace, monospace'" style:font-family-asian="'monospace, monospace'" style:font-family-complex="'monospace, monospace'" fo:background-color="#ffffff" fo:color="#000000"/>
    </style:style>
    <style:style style:name="T5570" style:family="text">
      <style:text-properties fo:font-size="9.75pt" fo:font-weight="normal" fo:font-family="'monospace, monospace'" style:font-family-asian="'monospace, monospace'" style:font-family-complex="'monospace, monospace'" fo:background-color="#ffffff" fo:color="#301010"/>
    </style:style>
    <style:style style:name="T5571" style:family="text">
      <style:text-properties fo:font-size="9.75pt" fo:font-weight="normal" fo:font-family="'monospace, monospace'" style:font-family-asian="'monospace, monospace'" style:font-family-complex="'monospace, monospace'" fo:background-color="#ffffff" fo:color="#000000"/>
    </style:style>
    <style:style style:name="T5572" style:family="text">
      <style:text-properties fo:font-size="9.75pt" fo:font-weight="normal" fo:font-family="'monospace, monospace'" style:font-family-asian="'monospace, monospace'" style:font-family-complex="'monospace, monospace'" fo:background-color="#ffffff" fo:color="#301010"/>
    </style:style>
    <style:style style:name="T5573" style:family="text">
      <style:text-properties fo:font-size="9.75pt" fo:font-weight="normal" fo:font-family="'monospace, monospace'" style:font-family-asian="'monospace, monospace'" style:font-family-complex="'monospace, monospace'" fo:background-color="transparent" fo:color="#000000"/>
    </style:style>
    <style:style style:name="T5574" style:family="text">
      <style:text-properties fo:font-size="9.75pt" fo:font-weight="bold" fo:font-family="'monospace, monospace'" style:font-family-asian="'monospace, monospace'" style:font-family-complex="'monospace, monospace'" fo:background-color="#ffffff" fo:color="#00007f"/>
    </style:style>
    <style:style style:name="T5575" style:family="text">
      <style:text-properties fo:font-size="9.75pt" fo:font-weight="normal" fo:font-family="'monospace, monospace'" style:font-family-asian="'monospace, monospace'" style:font-family-complex="'monospace, monospace'" fo:background-color="#ffffff" fo:color="#000000"/>
    </style:style>
    <style:style style:name="T5576" style:family="text">
      <style:text-properties fo:font-size="9.75pt" fo:font-weight="normal" fo:font-family="'monospace, monospace'" style:font-family-asian="'monospace, monospace'" style:font-family-complex="'monospace, monospace'" fo:background-color="#ffffff" fo:color="#301010"/>
    </style:style>
    <style:style style:name="T5577" style:family="text">
      <style:text-properties fo:font-size="9.75pt" fo:font-weight="normal" fo:font-family="'monospace, monospace'" style:font-family-asian="'monospace, monospace'" style:font-family-complex="'monospace, monospace'" fo:background-color="#ffffff" fo:color="#000000"/>
    </style:style>
    <style:style style:name="T5578" style:family="text">
      <style:text-properties fo:font-size="9.75pt" fo:font-weight="normal" fo:font-family="'monospace, monospace'" style:font-family-asian="'monospace, monospace'" style:font-family-complex="'monospace, monospace'" fo:background-color="#ffffff" fo:color="#301010"/>
    </style:style>
    <style:style style:name="T5579" style:family="text">
      <style:text-properties fo:font-size="9.75pt" fo:font-weight="normal" fo:font-family="'monospace, monospace'" style:font-family-asian="'monospace, monospace'" style:font-family-complex="'monospace, monospace'" fo:background-color="#ffffff" fo:color="#000000"/>
    </style:style>
    <style:style style:name="T5580" style:family="text">
      <style:text-properties fo:font-size="9.75pt" fo:font-weight="normal" fo:font-family="'monospace, monospace'" style:font-family-asian="'monospace, monospace'" style:font-family-complex="'monospace, monospace'" fo:background-color="#ffffff" fo:color="#301010"/>
    </style:style>
    <style:style style:name="T5581" style:family="text">
      <style:text-properties fo:font-size="9.75pt" fo:font-weight="normal" fo:font-family="'monospace, monospace'" style:font-family-asian="'monospace, monospace'" style:font-family-complex="'monospace, monospace'" fo:background-color="#ffffff" fo:color="#000000"/>
    </style:style>
    <style:style style:name="T5582" style:family="text">
      <style:text-properties fo:font-size="9.75pt" fo:font-weight="normal" fo:font-family="'monospace, monospace'" style:font-family-asian="'monospace, monospace'" style:font-family-complex="'monospace, monospace'" fo:background-color="#ffffff" fo:color="#301010"/>
    </style:style>
    <style:style style:name="T5583" style:family="text">
      <style:text-properties fo:font-size="9.75pt" fo:font-weight="normal" fo:font-family="'monospace, monospace'" style:font-family-asian="'monospace, monospace'" style:font-family-complex="'monospace, monospace'" fo:background-color="#ffffff" fo:color="#000000"/>
    </style:style>
    <style:style style:name="T5584" style:family="text">
      <style:text-properties fo:font-size="9.75pt" fo:font-weight="normal" fo:font-family="'monospace, monospace'" style:font-family-asian="'monospace, monospace'" style:font-family-complex="'monospace, monospace'" fo:background-color="#ffffff" fo:color="#301010"/>
    </style:style>
    <style:style style:name="T5585" style:family="text">
      <style:text-properties fo:font-size="9.75pt" fo:font-weight="normal" fo:font-family="'monospace, monospace'" style:font-family-asian="'monospace, monospace'" style:font-family-complex="'monospace, monospace'" fo:background-color="#ffffff" fo:color="#000000"/>
    </style:style>
    <style:style style:name="T5586" style:family="text">
      <style:text-properties fo:font-size="9.75pt" fo:font-weight="normal" fo:font-family="'monospace, monospace'" style:font-family-asian="'monospace, monospace'" style:font-family-complex="'monospace, monospace'" fo:background-color="#ffffff" fo:color="#301010"/>
    </style:style>
    <style:style style:name="T5587" style:family="text">
      <style:text-properties fo:font-size="9.75pt" fo:font-weight="normal" fo:font-family="'monospace, monospace'" style:font-family-asian="'monospace, monospace'" style:font-family-complex="'monospace, monospace'" fo:background-color="#ffffff" fo:color="#000000"/>
    </style:style>
    <style:style style:name="T5588" style:family="text">
      <style:text-properties fo:font-size="9.75pt" fo:font-weight="normal" fo:font-family="'monospace, monospace'" style:font-family-asian="'monospace, monospace'" style:font-family-complex="'monospace, monospace'" fo:background-color="#ffffff" fo:color="#301010"/>
    </style:style>
    <style:style style:name="T5589" style:family="text">
      <style:text-properties fo:font-size="9.75pt" fo:font-weight="normal" fo:font-family="'monospace, monospace'" style:font-family-asian="'monospace, monospace'" style:font-family-complex="'monospace, monospace'" fo:background-color="transparent" fo:color="#000000"/>
    </style:style>
    <style:style style:name="T5590" style:family="text">
      <style:text-properties fo:font-size="9.75pt" fo:font-weight="bold" fo:font-family="'monospace, monospace'" style:font-family-asian="'monospace, monospace'" style:font-family-complex="'monospace, monospace'" fo:background-color="#ffffff" fo:color="#00007f"/>
    </style:style>
    <style:style style:name="T5591" style:family="text">
      <style:text-properties fo:font-size="9.75pt" fo:font-weight="normal" fo:font-family="'monospace, monospace'" style:font-family-asian="'monospace, monospace'" style:font-family-complex="'monospace, monospace'" fo:background-color="#ffffff" fo:color="#000000"/>
    </style:style>
    <style:style style:name="T5592" style:family="text">
      <style:text-properties fo:font-size="9.75pt" fo:font-weight="normal" fo:font-family="'monospace, monospace'" style:font-family-asian="'monospace, monospace'" style:font-family-complex="'monospace, monospace'" fo:background-color="#ffffff" fo:color="#301010"/>
    </style:style>
    <style:style style:name="T5593" style:family="text">
      <style:text-properties fo:font-size="9.75pt" fo:font-weight="normal" fo:font-family="'monospace, monospace'" style:font-family-asian="'monospace, monospace'" style:font-family-complex="'monospace, monospace'" fo:background-color="#ffffff" fo:color="#000000"/>
    </style:style>
    <style:style style:name="T5594" style:family="text">
      <style:text-properties fo:font-size="9.75pt" fo:font-weight="normal" fo:font-family="'monospace, monospace'" style:font-family-asian="'monospace, monospace'" style:font-family-complex="'monospace, monospace'" fo:background-color="#ffffff" fo:color="#301010"/>
    </style:style>
    <style:style style:name="T5595" style:family="text">
      <style:text-properties fo:font-size="9.75pt" fo:font-weight="normal" fo:font-family="'monospace, monospace'" style:font-family-asian="'monospace, monospace'" style:font-family-complex="'monospace, monospace'" fo:background-color="#ffffff" fo:color="#000000"/>
    </style:style>
    <style:style style:name="T5596" style:family="text">
      <style:text-properties fo:font-size="9.75pt" fo:font-weight="normal" fo:font-family="'monospace, monospace'" style:font-family-asian="'monospace, monospace'" style:font-family-complex="'monospace, monospace'" fo:background-color="#ffffff" fo:color="#301010"/>
    </style:style>
    <style:style style:name="T5597" style:family="text">
      <style:text-properties fo:font-size="9.75pt" fo:font-weight="normal" fo:font-family="'monospace, monospace'" style:font-family-asian="'monospace, monospace'" style:font-family-complex="'monospace, monospace'" fo:background-color="#ffffff" fo:color="#000000"/>
    </style:style>
    <style:style style:name="T5598" style:family="text">
      <style:text-properties fo:font-size="9.75pt" fo:font-weight="normal" fo:font-family="'monospace, monospace'" style:font-family-asian="'monospace, monospace'" style:font-family-complex="'monospace, monospace'" fo:background-color="#ffffff" fo:color="#301010"/>
    </style:style>
    <style:style style:name="T5599" style:family="text">
      <style:text-properties fo:font-size="9.75pt" fo:font-weight="normal" fo:font-family="'monospace, monospace'" style:font-family-asian="'monospace, monospace'" style:font-family-complex="'monospace, monospace'" fo:background-color="transparent" fo:color="#000000"/>
    </style:style>
    <style:style style:name="T5600" style:family="text">
      <style:text-properties fo:font-size="9.75pt" fo:font-weight="normal" fo:font-family="'monospace, monospace'" style:font-family-asian="'monospace, monospace'" style:font-family-complex="'monospace, monospace'" fo:background-color="#ffffff" fo:color="#000000"/>
    </style:style>
    <style:style style:name="T5601" style:family="text">
      <style:text-properties fo:font-size="9.75pt" fo:font-weight="normal" fo:font-family="'monospace, monospace'" style:font-family-asian="'monospace, monospace'" style:font-family-complex="'monospace, monospace'" fo:background-color="#ffffff" fo:color="#301010"/>
    </style:style>
    <style:style style:name="T5602" style:family="text">
      <style:text-properties fo:font-size="9.75pt" fo:font-weight="normal" fo:font-family="'monospace, monospace'" style:font-family-asian="'monospace, monospace'" style:font-family-complex="'monospace, monospace'" fo:background-color="#ffffff" fo:color="#000000"/>
    </style:style>
    <style:style style:name="T5603" style:family="text">
      <style:text-properties fo:font-size="9.75pt" fo:font-weight="normal" fo:font-family="'monospace, monospace'" style:font-family-asian="'monospace, monospace'" style:font-family-complex="'monospace, monospace'" fo:background-color="#ffffff" fo:color="#301010"/>
    </style:style>
    <style:style style:name="T5604" style:family="text">
      <style:text-properties fo:font-size="9.75pt" fo:font-weight="normal" fo:font-family="'monospace, monospace'" style:font-family-asian="'monospace, monospace'" style:font-family-complex="'monospace, monospace'" fo:background-color="#ffffff" fo:color="#000000"/>
    </style:style>
    <style:style style:name="T5605" style:family="text">
      <style:text-properties fo:font-size="9.75pt" fo:font-weight="normal" fo:font-family="'monospace, monospace'" style:font-family-asian="'monospace, monospace'" style:font-family-complex="'monospace, monospace'" fo:background-color="#ffffff" fo:color="#301010"/>
    </style:style>
    <style:style style:name="T5606" style:family="text">
      <style:text-properties fo:font-size="9.75pt" fo:font-weight="normal" fo:font-family="'monospace, monospace'" style:font-family-asian="'monospace, monospace'" style:font-family-complex="'monospace, monospace'" fo:background-color="#ffffff" fo:color="#000000"/>
    </style:style>
    <style:style style:name="T5607" style:family="text">
      <style:text-properties fo:font-size="9.75pt" fo:font-weight="normal" fo:font-family="'monospace, monospace'" style:font-family-asian="'monospace, monospace'" style:font-family-complex="'monospace, monospace'" fo:background-color="#ffffff" fo:color="#301010"/>
    </style:style>
    <style:style style:name="T5608" style:family="text">
      <style:text-properties fo:font-size="9.75pt" fo:font-weight="normal" fo:font-family="'monospace, monospace'" style:font-family-asian="'monospace, monospace'" style:font-family-complex="'monospace, monospace'" fo:background-color="transparent" fo:color="#000000"/>
    </style:style>
    <style:style style:name="T5609" style:family="text">
      <style:text-properties fo:font-size="9.75pt" fo:font-weight="bold" fo:font-family="'monospace, monospace'" style:font-family-asian="'monospace, monospace'" style:font-family-complex="'monospace, monospace'" fo:background-color="#ffffff" fo:color="#00007f"/>
    </style:style>
    <style:style style:name="T5610" style:family="text">
      <style:text-properties fo:font-size="9.75pt" fo:font-weight="normal" fo:font-family="'monospace, monospace'" style:font-family-asian="'monospace, monospace'" style:font-family-complex="'monospace, monospace'" fo:background-color="#ffffff" fo:color="#000000"/>
    </style:style>
    <style:style style:name="T5611" style:family="text">
      <style:text-properties fo:font-size="9.75pt" fo:font-weight="normal" fo:font-family="'monospace, monospace'" style:font-family-asian="'monospace, monospace'" style:font-family-complex="'monospace, monospace'" fo:background-color="#ffffff" fo:color="#301010"/>
    </style:style>
    <style:style style:name="T5612" style:family="text">
      <style:text-properties fo:font-size="9.75pt" fo:font-weight="normal" fo:font-family="'monospace, monospace'" style:font-family-asian="'monospace, monospace'" style:font-family-complex="'monospace, monospace'" fo:background-color="transparent" fo:color="#000000"/>
    </style:style>
    <style:style style:name="T5613" style:family="text">
      <style:text-properties fo:font-size="9.75pt" fo:font-weight="normal" fo:font-family="'monospace, monospace'" style:font-family-asian="'monospace, monospace'" style:font-family-complex="'monospace, monospace'" fo:background-color="#ffffff" fo:color="#301010"/>
    </style:style>
    <style:style style:name="T5614" style:family="text">
      <style:text-properties fo:font-size="9.75pt" fo:font-weight="normal" fo:font-family="'monospace, monospace'" style:font-family-asian="'monospace, monospace'" style:font-family-complex="'monospace, monospace'" fo:background-color="transparent" fo:color="#000000"/>
    </style:style>
    <style:style style:name="T5615" style:family="text">
      <style:text-properties fo:font-size="9.75pt" fo:font-weight="normal" fo:font-family="'monospace, monospace'" style:font-family-asian="'monospace, monospace'" style:font-family-complex="'monospace, monospace'" fo:background-color="#ffffff" fo:color="#000000"/>
    </style:style>
    <style:style style:name="T5616" style:family="text">
      <style:text-properties fo:font-size="9.75pt" fo:font-weight="normal" fo:font-family="'monospace, monospace'" style:font-family-asian="'monospace, monospace'" style:font-family-complex="'monospace, monospace'" fo:background-color="#ffffff" fo:color="#301010"/>
    </style:style>
    <style:style style:name="T5617" style:family="text">
      <style:text-properties fo:font-size="9.75pt" fo:font-weight="normal" fo:font-family="'monospace, monospace'" style:font-family-asian="'monospace, monospace'" style:font-family-complex="'monospace, monospace'" fo:background-color="#ffffff" fo:color="#000000"/>
    </style:style>
    <style:style style:name="T5618" style:family="text">
      <style:text-properties fo:font-size="9.75pt" fo:font-weight="normal" fo:font-family="'monospace, monospace'" style:font-family-asian="'monospace, monospace'" style:font-family-complex="'monospace, monospace'" fo:background-color="#ffffff" fo:color="#301010"/>
    </style:style>
    <style:style style:name="T5619" style:family="text">
      <style:text-properties fo:font-size="9.75pt" fo:font-weight="normal" fo:font-family="'monospace, monospace'" style:font-family-asian="'monospace, monospace'" style:font-family-complex="'monospace, monospace'" fo:background-color="#ffffff" fo:color="#007f00"/>
    </style:style>
    <style:style style:name="T5620" style:family="text">
      <style:text-properties fo:font-size="9.75pt" fo:font-weight="normal" fo:font-family="'monospace, monospace'" style:font-family-asian="'monospace, monospace'" style:font-family-complex="'monospace, monospace'" fo:background-color="#ffffff" fo:color="#301010"/>
    </style:style>
    <style:style style:name="T5621" style:family="text">
      <style:text-properties fo:font-size="9.75pt" fo:font-weight="normal" fo:font-family="'monospace, monospace'" style:font-family-asian="'monospace, monospace'" style:font-family-complex="'monospace, monospace'" fo:background-color="transparent" fo:color="#000000"/>
    </style:style>
    <style:style style:name="T5622" style:family="text">
      <style:text-properties fo:font-size="9.75pt" fo:font-weight="normal" fo:font-family="'monospace, monospace'" style:font-family-asian="'monospace, monospace'" style:font-family-complex="'monospace, monospace'" fo:background-color="#ffffff" fo:color="#000000"/>
    </style:style>
    <style:style style:name="T5623" style:family="text">
      <style:text-properties fo:font-size="9.75pt" fo:font-weight="normal" fo:font-family="'monospace, monospace'" style:font-family-asian="'monospace, monospace'" style:font-family-complex="'monospace, monospace'" fo:background-color="#ffffff" fo:color="#301010"/>
    </style:style>
    <style:style style:name="T5624" style:family="text">
      <style:text-properties fo:font-size="9.75pt" fo:font-weight="normal" fo:font-family="'monospace, monospace'" style:font-family-asian="'monospace, monospace'" style:font-family-complex="'monospace, monospace'" fo:background-color="#ffffff" fo:color="#000000"/>
    </style:style>
    <style:style style:name="T5625" style:family="text">
      <style:text-properties fo:font-size="9.75pt" fo:font-weight="normal" fo:font-family="'monospace, monospace'" style:font-family-asian="'monospace, monospace'" style:font-family-complex="'monospace, monospace'" fo:background-color="#ffffff" fo:color="#301010"/>
    </style:style>
    <style:style style:name="T5626" style:family="text">
      <style:text-properties fo:font-size="9.75pt" fo:font-weight="normal" fo:font-family="'monospace, monospace'" style:font-family-asian="'monospace, monospace'" style:font-family-complex="'monospace, monospace'" fo:background-color="#ffffff" fo:color="#007f00"/>
    </style:style>
    <style:style style:name="T5627" style:family="text">
      <style:text-properties fo:font-size="9.75pt" fo:font-weight="normal" fo:font-family="'monospace, monospace'" style:font-family-asian="'monospace, monospace'" style:font-family-complex="'monospace, monospace'" fo:background-color="#ffffff" fo:color="#301010"/>
    </style:style>
    <style:style style:name="T5628" style:family="text">
      <style:text-properties fo:font-size="9.75pt" fo:font-weight="normal" fo:font-family="'monospace, monospace'" style:font-family-asian="'monospace, monospace'" style:font-family-complex="'monospace, monospace'" fo:background-color="transparent" fo:color="#000000"/>
    </style:style>
    <style:style style:name="T5629" style:family="text">
      <style:text-properties fo:font-size="9.75pt" fo:font-weight="normal" fo:font-family="'monospace, monospace'" style:font-family-asian="'monospace, monospace'" style:font-family-complex="'monospace, monospace'" fo:background-color="#ffffff" fo:color="#000000"/>
    </style:style>
    <style:style style:name="T5630" style:family="text">
      <style:text-properties fo:font-size="9.75pt" fo:font-weight="normal" fo:font-family="'monospace, monospace'" style:font-family-asian="'monospace, monospace'" style:font-family-complex="'monospace, monospace'" fo:background-color="#ffffff" fo:color="#301010"/>
    </style:style>
    <style:style style:name="T5631" style:family="text">
      <style:text-properties fo:font-size="9.75pt" fo:font-weight="normal" fo:font-family="'monospace, monospace'" style:font-family-asian="'monospace, monospace'" style:font-family-complex="'monospace, monospace'" fo:background-color="#ffffff" fo:color="#000000"/>
    </style:style>
    <style:style style:name="T5632" style:family="text">
      <style:text-properties fo:font-size="9.75pt" fo:font-weight="normal" fo:font-family="'monospace, monospace'" style:font-family-asian="'monospace, monospace'" style:font-family-complex="'monospace, monospace'" fo:background-color="#ffffff" fo:color="#301010"/>
    </style:style>
    <style:style style:name="T5633" style:family="text">
      <style:text-properties fo:font-size="9.75pt" fo:font-weight="normal" fo:font-family="'monospace, monospace'" style:font-family-asian="'monospace, monospace'" style:font-family-complex="'monospace, monospace'" fo:background-color="#ffffff" fo:color="#000000"/>
    </style:style>
    <style:style style:name="T5634" style:family="text">
      <style:text-properties fo:font-size="9.75pt" fo:font-weight="normal" fo:font-family="'monospace, monospace'" style:font-family-asian="'monospace, monospace'" style:font-family-complex="'monospace, monospace'" fo:background-color="#ffffff" fo:color="#301010"/>
    </style:style>
    <style:style style:name="T5635" style:family="text">
      <style:text-properties fo:font-size="9.75pt" fo:font-weight="normal" fo:font-family="'monospace, monospace'" style:font-family-asian="'monospace, monospace'" style:font-family-complex="'monospace, monospace'" fo:background-color="#ffffff" fo:color="#000000"/>
    </style:style>
    <style:style style:name="T5636" style:family="text">
      <style:text-properties fo:font-size="9.75pt" fo:font-weight="normal" fo:font-family="'monospace, monospace'" style:font-family-asian="'monospace, monospace'" style:font-family-complex="'monospace, monospace'" fo:background-color="#ffffff" fo:color="#301010"/>
    </style:style>
    <style:style style:name="T5637" style:family="text">
      <style:text-properties fo:font-size="9.75pt" fo:font-weight="normal" fo:font-family="'monospace, monospace'" style:font-family-asian="'monospace, monospace'" style:font-family-complex="'monospace, monospace'" fo:background-color="#ffffff" fo:color="#000000"/>
    </style:style>
    <style:style style:name="T5638" style:family="text">
      <style:text-properties fo:font-size="9.75pt" fo:font-weight="normal" fo:font-family="'monospace, monospace'" style:font-family-asian="'monospace, monospace'" style:font-family-complex="'monospace, monospace'" fo:background-color="#ffffff" fo:color="#301010"/>
    </style:style>
    <style:style style:name="T5639" style:family="text">
      <style:text-properties fo:font-size="9.75pt" fo:font-weight="normal" fo:font-family="'monospace, monospace'" style:font-family-asian="'monospace, monospace'" style:font-family-complex="'monospace, monospace'" fo:background-color="#ffffff" fo:color="#000000"/>
    </style:style>
    <style:style style:name="T5640" style:family="text">
      <style:text-properties fo:font-size="9.75pt" fo:font-weight="normal" fo:font-family="'monospace, monospace'" style:font-family-asian="'monospace, monospace'" style:font-family-complex="'monospace, monospace'" fo:background-color="#ffffff" fo:color="#301010"/>
    </style:style>
    <style:style style:name="T5641" style:family="text">
      <style:text-properties fo:font-size="9.75pt" fo:font-weight="normal" fo:font-family="'monospace, monospace'" style:font-family-asian="'monospace, monospace'" style:font-family-complex="'monospace, monospace'" fo:background-color="#ffffff" fo:color="#000000"/>
    </style:style>
    <style:style style:name="T5642" style:family="text">
      <style:text-properties fo:font-size="9.75pt" fo:font-weight="normal" fo:font-family="'monospace, monospace'" style:font-family-asian="'monospace, monospace'" style:font-family-complex="'monospace, monospace'" fo:background-color="#ffffff" fo:color="#301010"/>
    </style:style>
    <style:style style:name="T5643" style:family="text">
      <style:text-properties fo:font-size="9.75pt" fo:font-weight="normal" fo:font-family="'monospace, monospace'" style:font-family-asian="'monospace, monospace'" style:font-family-complex="'monospace, monospace'" fo:background-color="#ffffff" fo:color="#000000"/>
    </style:style>
    <style:style style:name="T5644" style:family="text">
      <style:text-properties fo:font-size="9.75pt" fo:font-weight="normal" fo:font-family="'monospace, monospace'" style:font-family-asian="'monospace, monospace'" style:font-family-complex="'monospace, monospace'" fo:background-color="#ffffff" fo:color="#301010"/>
    </style:style>
    <style:style style:name="T5645" style:family="text">
      <style:text-properties fo:font-size="9.75pt" fo:font-weight="normal" fo:font-family="'monospace, monospace'" style:font-family-asian="'monospace, monospace'" style:font-family-complex="'monospace, monospace'" fo:background-color="#ffffff" fo:color="#000000"/>
    </style:style>
    <style:style style:name="T5646" style:family="text">
      <style:text-properties fo:font-size="9.75pt" fo:font-weight="normal" fo:font-family="'monospace, monospace'" style:font-family-asian="'monospace, monospace'" style:font-family-complex="'monospace, monospace'" fo:background-color="#ffffff" fo:color="#301010"/>
    </style:style>
    <style:style style:name="T5647" style:family="text">
      <style:text-properties fo:font-size="9.75pt" fo:font-weight="normal" fo:font-family="'monospace, monospace'" style:font-family-asian="'monospace, monospace'" style:font-family-complex="'monospace, monospace'" fo:background-color="#ffffff" fo:color="#000000"/>
    </style:style>
    <style:style style:name="T5648" style:family="text">
      <style:text-properties fo:font-size="9.75pt" fo:font-weight="normal" fo:font-family="'monospace, monospace'" style:font-family-asian="'monospace, monospace'" style:font-family-complex="'monospace, monospace'" fo:background-color="#ffffff" fo:color="#301010"/>
    </style:style>
    <style:style style:name="T5649" style:family="text">
      <style:text-properties fo:font-size="9.75pt" fo:font-weight="normal" fo:font-family="'monospace, monospace'" style:font-family-asian="'monospace, monospace'" style:font-family-complex="'monospace, monospace'" fo:background-color="#ffffff" fo:color="#000000"/>
    </style:style>
    <style:style style:name="T5650" style:family="text">
      <style:text-properties fo:font-size="9.75pt" fo:font-weight="normal" fo:font-family="'monospace, monospace'" style:font-family-asian="'monospace, monospace'" style:font-family-complex="'monospace, monospace'" fo:background-color="#ffffff" fo:color="#301010"/>
    </style:style>
    <style:style style:name="T5651" style:family="text">
      <style:text-properties fo:font-size="9.75pt" fo:font-weight="normal" fo:font-family="'monospace, monospace'" style:font-family-asian="'monospace, monospace'" style:font-family-complex="'monospace, monospace'" fo:background-color="#ffffff" fo:color="#000000"/>
    </style:style>
    <style:style style:name="T5652" style:family="text">
      <style:text-properties fo:font-size="9.75pt" fo:font-weight="normal" fo:font-family="'monospace, monospace'" style:font-family-asian="'monospace, monospace'" style:font-family-complex="'monospace, monospace'" fo:background-color="#ffffff" fo:color="#301010"/>
    </style:style>
    <style:style style:name="T5653" style:family="text">
      <style:text-properties fo:font-size="9.75pt" fo:font-weight="normal" fo:font-family="'monospace, monospace'" style:font-family-asian="'monospace, monospace'" style:font-family-complex="'monospace, monospace'" fo:background-color="#ffffff" fo:color="#000000"/>
    </style:style>
    <style:style style:name="T5654" style:family="text">
      <style:text-properties fo:font-size="9.75pt" fo:font-weight="normal" fo:font-family="'monospace, monospace'" style:font-family-asian="'monospace, monospace'" style:font-family-complex="'monospace, monospace'" fo:background-color="#ffffff" fo:color="#301010"/>
    </style:style>
    <style:style style:name="T5655" style:family="text">
      <style:text-properties fo:font-size="9.75pt" fo:font-weight="normal" fo:font-family="'monospace, monospace'" style:font-family-asian="'monospace, monospace'" style:font-family-complex="'monospace, monospace'" fo:background-color="#ffffff" fo:color="#000000"/>
    </style:style>
    <style:style style:name="T5656" style:family="text">
      <style:text-properties fo:font-size="9.75pt" fo:font-weight="normal" fo:font-family="'monospace, monospace'" style:font-family-asian="'monospace, monospace'" style:font-family-complex="'monospace, monospace'" fo:background-color="#ffffff" fo:color="#301010"/>
    </style:style>
    <style:style style:name="T5657" style:family="text">
      <style:text-properties fo:font-size="9.75pt" fo:font-weight="normal" fo:font-family="'monospace, monospace'" style:font-family-asian="'monospace, monospace'" style:font-family-complex="'monospace, monospace'" fo:background-color="transparent" fo:color="#000000"/>
    </style:style>
    <style:style style:name="T5658" style:family="text">
      <style:text-properties fo:font-size="9.75pt" fo:font-weight="normal" fo:font-family="'monospace, monospace'" style:font-family-asian="'monospace, monospace'" style:font-family-complex="'monospace, monospace'" fo:background-color="#ffffff" fo:color="#301010"/>
    </style:style>
    <style:style style:name="T5659" style:family="text">
      <style:text-properties fo:font-size="9.75pt" fo:font-weight="normal" fo:font-family="'monospace, monospace'" style:font-family-asian="'monospace, monospace'" style:font-family-complex="'monospace, monospace'" fo:background-color="transparent" fo:color="#000000"/>
    </style:style>
    <style:style style:name="T5660" style:family="text">
      <style:text-properties fo:font-size="9.75pt" fo:font-weight="bold" fo:font-family="'monospace, monospace'" style:font-family-asian="'monospace, monospace'" style:font-family-complex="'monospace, monospace'" fo:background-color="#ffffff" fo:color="#00007f"/>
    </style:style>
    <style:style style:name="T5661" style:family="text">
      <style:text-properties fo:font-size="9.75pt" fo:font-weight="normal" fo:font-family="'monospace, monospace'" style:font-family-asian="'monospace, monospace'" style:font-family-complex="'monospace, monospace'" fo:background-color="#ffffff" fo:color="#000000"/>
    </style:style>
    <style:style style:name="T5662" style:family="text">
      <style:text-properties fo:font-size="9.75pt" fo:font-weight="normal" fo:font-family="'monospace, monospace'" style:font-family-asian="'monospace, monospace'" style:font-family-complex="'monospace, monospace'" fo:background-color="#ffffff" fo:color="#301010"/>
    </style:style>
    <style:style style:name="T5663" style:family="text">
      <style:text-properties fo:font-size="9.75pt" fo:font-weight="normal" fo:font-family="'monospace, monospace'" style:font-family-asian="'monospace, monospace'" style:font-family-complex="'monospace, monospace'" fo:background-color="transparent" fo:color="#000000"/>
    </style:style>
    <style:style style:name="T5664" style:family="text">
      <style:text-properties fo:font-size="9.75pt" fo:font-weight="normal" fo:font-family="'monospace, monospace'" style:font-family-asian="'monospace, monospace'" style:font-family-complex="'monospace, monospace'" fo:background-color="#ffffff" fo:color="#301010"/>
    </style:style>
    <style:style style:name="T5665" style:family="text">
      <style:text-properties fo:font-size="9.75pt" fo:font-weight="normal" fo:font-family="'monospace, monospace'" style:font-family-asian="'monospace, monospace'" style:font-family-complex="'monospace, monospace'" fo:background-color="transparent" fo:color="#000000"/>
    </style:style>
    <style:style style:name="T5666" style:family="text">
      <style:text-properties fo:font-size="9.75pt" fo:font-weight="normal" fo:font-family="'monospace, monospace'" style:font-family-asian="'monospace, monospace'" style:font-family-complex="'monospace, monospace'" fo:background-color="#ffffff" fo:color="#000000"/>
    </style:style>
    <style:style style:name="T5667" style:family="text">
      <style:text-properties fo:font-size="9.75pt" fo:font-weight="normal" fo:font-family="'monospace, monospace'" style:font-family-asian="'monospace, monospace'" style:font-family-complex="'monospace, monospace'" fo:background-color="#ffffff" fo:color="#301010"/>
    </style:style>
    <style:style style:name="T5668" style:family="text">
      <style:text-properties fo:font-size="9.75pt" fo:font-weight="normal" fo:font-family="'monospace, monospace'" style:font-family-asian="'monospace, monospace'" style:font-family-complex="'monospace, monospace'" fo:background-color="#ffffff" fo:color="#000000"/>
    </style:style>
    <style:style style:name="T5669" style:family="text">
      <style:text-properties fo:font-size="9.75pt" fo:font-weight="normal" fo:font-family="'monospace, monospace'" style:font-family-asian="'monospace, monospace'" style:font-family-complex="'monospace, monospace'" fo:background-color="#ffffff" fo:color="#301010"/>
    </style:style>
    <style:style style:name="T5670" style:family="text">
      <style:text-properties fo:font-size="9.75pt" fo:font-weight="normal" fo:font-family="'monospace, monospace'" style:font-family-asian="'monospace, monospace'" style:font-family-complex="'monospace, monospace'" fo:background-color="transparent" fo:color="#000000"/>
    </style:style>
    <style:style style:name="T5671" style:family="text">
      <style:text-properties fo:font-size="9.75pt" fo:font-weight="normal" fo:font-family="'monospace, monospace'" style:font-family-asian="'monospace, monospace'" style:font-family-complex="'monospace, monospace'" fo:background-color="#ffffff" fo:color="#000000"/>
    </style:style>
    <style:style style:name="T5672" style:family="text">
      <style:text-properties fo:font-size="9.75pt" fo:font-weight="normal" fo:font-family="'monospace, monospace'" style:font-family-asian="'monospace, monospace'" style:font-family-complex="'monospace, monospace'" fo:background-color="#ffffff" fo:color="#301010"/>
    </style:style>
    <style:style style:name="T5673" style:family="text">
      <style:text-properties fo:font-size="9.75pt" fo:font-weight="normal" fo:font-family="'monospace, monospace'" style:font-family-asian="'monospace, monospace'" style:font-family-complex="'monospace, monospace'" fo:background-color="#ffffff" fo:color="#000000"/>
    </style:style>
    <style:style style:name="T5674" style:family="text">
      <style:text-properties fo:font-size="9.75pt" fo:font-weight="normal" fo:font-family="'monospace, monospace'" style:font-family-asian="'monospace, monospace'" style:font-family-complex="'monospace, monospace'" fo:background-color="#ffffff" fo:color="#301010"/>
    </style:style>
    <style:style style:name="T5675" style:family="text">
      <style:text-properties fo:font-size="9.75pt" fo:font-weight="normal" fo:font-family="'monospace, monospace'" style:font-family-asian="'monospace, monospace'" style:font-family-complex="'monospace, monospace'" fo:background-color="#ffffff" fo:color="#000000"/>
    </style:style>
    <style:style style:name="T5676" style:family="text">
      <style:text-properties fo:font-size="9.75pt" fo:font-weight="normal" fo:font-family="'monospace, monospace'" style:font-family-asian="'monospace, monospace'" style:font-family-complex="'monospace, monospace'" fo:background-color="#ffffff" fo:color="#301010"/>
    </style:style>
    <style:style style:name="T5677" style:family="text">
      <style:text-properties fo:font-size="9.75pt" fo:font-weight="bold" fo:font-family="'monospace, monospace'" style:font-family-asian="'monospace, monospace'" style:font-family-complex="'monospace, monospace'" fo:background-color="#ffffff" fo:color="#00007f"/>
    </style:style>
    <style:style style:name="T5678" style:family="text">
      <style:text-properties fo:font-size="9.75pt" fo:font-weight="normal" fo:font-family="'monospace, monospace'" style:font-family-asian="'monospace, monospace'" style:font-family-complex="'monospace, monospace'" fo:background-color="#ffffff" fo:color="#301010"/>
    </style:style>
    <style:style style:name="T5679" style:family="text">
      <style:text-properties fo:font-size="9.75pt" fo:font-weight="normal" fo:font-family="'monospace, monospace'" style:font-family-asian="'monospace, monospace'" style:font-family-complex="'monospace, monospace'" fo:background-color="#ffffff" fo:color="#000000"/>
    </style:style>
    <style:style style:name="T5680" style:family="text">
      <style:text-properties fo:font-size="9.75pt" fo:font-weight="normal" fo:font-family="'monospace, monospace'" style:font-family-asian="'monospace, monospace'" style:font-family-complex="'monospace, monospace'" fo:background-color="#ffffff" fo:color="#301010"/>
    </style:style>
    <style:style style:name="T5681" style:family="text">
      <style:text-properties fo:font-size="9.75pt" fo:font-weight="normal" fo:font-family="'monospace, monospace'" style:font-family-asian="'monospace, monospace'" style:font-family-complex="'monospace, monospace'" fo:background-color="#ffffff" fo:color="#000000"/>
    </style:style>
    <style:style style:name="T5682" style:family="text">
      <style:text-properties fo:font-size="9.75pt" fo:font-weight="normal" fo:font-family="'monospace, monospace'" style:font-family-asian="'monospace, monospace'" style:font-family-complex="'monospace, monospace'" fo:background-color="#ffffff" fo:color="#301010"/>
    </style:style>
    <style:style style:name="T5683" style:family="text">
      <style:text-properties fo:font-size="9.75pt" fo:font-weight="normal" fo:font-family="'monospace, monospace'" style:font-family-asian="'monospace, monospace'" style:font-family-complex="'monospace, monospace'" fo:background-color="#ffffff" fo:color="#000000"/>
    </style:style>
    <style:style style:name="T5684" style:family="text">
      <style:text-properties fo:font-size="9.75pt" fo:font-weight="normal" fo:font-family="'monospace, monospace'" style:font-family-asian="'monospace, monospace'" style:font-family-complex="'monospace, monospace'" fo:background-color="#ffffff" fo:color="#301010"/>
    </style:style>
    <style:style style:name="T5685" style:family="text">
      <style:text-properties fo:font-size="9.75pt" fo:font-weight="normal" fo:font-family="'monospace, monospace'" style:font-family-asian="'monospace, monospace'" style:font-family-complex="'monospace, monospace'" fo:background-color="#ffffff" fo:color="#000000"/>
    </style:style>
    <style:style style:name="T5686" style:family="text">
      <style:text-properties fo:font-size="9.75pt" fo:font-weight="normal" fo:font-family="'monospace, monospace'" style:font-family-asian="'monospace, monospace'" style:font-family-complex="'monospace, monospace'" fo:background-color="#ffffff" fo:color="#301010"/>
    </style:style>
    <style:style style:name="T5687" style:family="text">
      <style:text-properties fo:font-size="9.75pt" fo:font-weight="normal" fo:font-family="'monospace, monospace'" style:font-family-asian="'monospace, monospace'" style:font-family-complex="'monospace, monospace'" fo:background-color="#ffffff" fo:color="#000000"/>
    </style:style>
    <style:style style:name="T5688" style:family="text">
      <style:text-properties fo:font-size="9.75pt" fo:font-weight="normal" fo:font-family="'monospace, monospace'" style:font-family-asian="'monospace, monospace'" style:font-family-complex="'monospace, monospace'" fo:background-color="#ffffff" fo:color="#301010"/>
    </style:style>
    <style:style style:name="T5689" style:family="text">
      <style:text-properties fo:font-size="9.75pt" fo:font-weight="normal" fo:font-family="'monospace, monospace'" style:font-family-asian="'monospace, monospace'" style:font-family-complex="'monospace, monospace'" fo:background-color="#ffffff" fo:color="#000000"/>
    </style:style>
    <style:style style:name="T5690" style:family="text">
      <style:text-properties fo:font-size="9.75pt" fo:font-weight="normal" fo:font-family="'monospace, monospace'" style:font-family-asian="'monospace, monospace'" style:font-family-complex="'monospace, monospace'" fo:background-color="#ffffff" fo:color="#301010"/>
    </style:style>
    <style:style style:name="T5691" style:family="text">
      <style:text-properties fo:font-size="9.75pt" fo:font-weight="normal" fo:font-family="'monospace, monospace'" style:font-family-asian="'monospace, monospace'" style:font-family-complex="'monospace, monospace'" fo:background-color="#ffffff" fo:color="#000000"/>
    </style:style>
    <style:style style:name="T5692" style:family="text">
      <style:text-properties fo:font-size="9.75pt" fo:font-weight="normal" fo:font-family="'monospace, monospace'" style:font-family-asian="'monospace, monospace'" style:font-family-complex="'monospace, monospace'" fo:background-color="#ffffff" fo:color="#301010"/>
    </style:style>
    <style:style style:name="T5693" style:family="text">
      <style:text-properties fo:font-size="9.75pt" fo:font-weight="normal" fo:font-family="'monospace, monospace'" style:font-family-asian="'monospace, monospace'" style:font-family-complex="'monospace, monospace'" fo:background-color="transparent" fo:color="#000000"/>
    </style:style>
    <style:style style:name="T5694" style:family="text">
      <style:text-properties fo:font-size="9.75pt" fo:font-weight="normal" fo:font-family="'monospace, monospace'" style:font-family-asian="'monospace, monospace'" style:font-family-complex="'monospace, monospace'" fo:background-color="#ffffff" fo:color="#000000"/>
    </style:style>
    <style:style style:name="T5695" style:family="text">
      <style:text-properties fo:font-size="9.75pt" fo:font-weight="normal" fo:font-family="'monospace, monospace'" style:font-family-asian="'monospace, monospace'" style:font-family-complex="'monospace, monospace'" fo:background-color="#ffffff" fo:color="#301010"/>
    </style:style>
    <style:style style:name="T5696" style:family="text">
      <style:text-properties fo:font-size="9.75pt" fo:font-weight="normal" fo:font-family="'monospace, monospace'" style:font-family-asian="'monospace, monospace'" style:font-family-complex="'monospace, monospace'" fo:background-color="#ffffff" fo:color="#000000"/>
    </style:style>
    <style:style style:name="T5697" style:family="text">
      <style:text-properties fo:font-size="9.75pt" fo:font-weight="normal" fo:font-family="'monospace, monospace'" style:font-family-asian="'monospace, monospace'" style:font-family-complex="'monospace, monospace'" fo:background-color="#ffffff" fo:color="#301010"/>
    </style:style>
    <style:style style:name="T5698" style:family="text">
      <style:text-properties fo:font-size="9.75pt" fo:font-weight="normal" fo:font-family="'monospace, monospace'" style:font-family-asian="'monospace, monospace'" style:font-family-complex="'monospace, monospace'" fo:background-color="#ffffff" fo:color="#000000"/>
    </style:style>
    <style:style style:name="T5699" style:family="text">
      <style:text-properties fo:font-size="9.75pt" fo:font-weight="normal" fo:font-family="'monospace, monospace'" style:font-family-asian="'monospace, monospace'" style:font-family-complex="'monospace, monospace'" fo:background-color="#ffffff" fo:color="#301010"/>
    </style:style>
    <style:style style:name="T5700" style:family="text">
      <style:text-properties fo:font-size="9.75pt" fo:font-weight="bold" fo:font-family="'monospace, monospace'" style:font-family-asian="'monospace, monospace'" style:font-family-complex="'monospace, monospace'" fo:background-color="#ffffff" fo:color="#00007f"/>
    </style:style>
    <style:style style:name="T5701" style:family="text">
      <style:text-properties fo:font-size="9.75pt" fo:font-weight="normal" fo:font-family="'monospace, monospace'" style:font-family-asian="'monospace, monospace'" style:font-family-complex="'monospace, monospace'" fo:background-color="#ffffff" fo:color="#301010"/>
    </style:style>
    <style:style style:name="T5702" style:family="text">
      <style:text-properties fo:font-size="9.75pt" fo:font-weight="normal" fo:font-family="'monospace, monospace'" style:font-family-asian="'monospace, monospace'" style:font-family-complex="'monospace, monospace'" fo:background-color="#ffffff" fo:color="#000000"/>
    </style:style>
    <style:style style:name="T5703" style:family="text">
      <style:text-properties fo:font-size="9.75pt" fo:font-weight="normal" fo:font-family="'monospace, monospace'" style:font-family-asian="'monospace, monospace'" style:font-family-complex="'monospace, monospace'" fo:background-color="#ffffff" fo:color="#301010"/>
    </style:style>
    <style:style style:name="T5704" style:family="text">
      <style:text-properties fo:font-size="9.75pt" fo:font-weight="normal" fo:font-family="'monospace, monospace'" style:font-family-asian="'monospace, monospace'" style:font-family-complex="'monospace, monospace'" fo:background-color="#ffffff" fo:color="#000000"/>
    </style:style>
    <style:style style:name="T5705" style:family="text">
      <style:text-properties fo:font-size="9.75pt" fo:font-weight="normal" fo:font-family="'monospace, monospace'" style:font-family-asian="'monospace, monospace'" style:font-family-complex="'monospace, monospace'" fo:background-color="#ffffff" fo:color="#301010"/>
    </style:style>
    <style:style style:name="T5706" style:family="text">
      <style:text-properties fo:font-size="9.75pt" fo:font-weight="normal" fo:font-family="'monospace, monospace'" style:font-family-asian="'monospace, monospace'" style:font-family-complex="'monospace, monospace'" fo:background-color="#ffffff" fo:color="#000000"/>
    </style:style>
    <style:style style:name="T5707" style:family="text">
      <style:text-properties fo:font-size="9.75pt" fo:font-weight="normal" fo:font-family="'monospace, monospace'" style:font-family-asian="'monospace, monospace'" style:font-family-complex="'monospace, monospace'" fo:background-color="#ffffff" fo:color="#301010"/>
    </style:style>
    <style:style style:name="T5708" style:family="text">
      <style:text-properties fo:font-size="9.75pt" fo:font-weight="normal" fo:font-family="'monospace, monospace'" style:font-family-asian="'monospace, monospace'" style:font-family-complex="'monospace, monospace'" fo:background-color="#ffffff" fo:color="#000000"/>
    </style:style>
    <style:style style:name="T5709" style:family="text">
      <style:text-properties fo:font-size="9.75pt" fo:font-weight="normal" fo:font-family="'monospace, monospace'" style:font-family-asian="'monospace, monospace'" style:font-family-complex="'monospace, monospace'" fo:background-color="#ffffff" fo:color="#301010"/>
    </style:style>
    <style:style style:name="T5710" style:family="text">
      <style:text-properties fo:font-size="9.75pt" fo:font-weight="normal" fo:font-family="'monospace, monospace'" style:font-family-asian="'monospace, monospace'" style:font-family-complex="'monospace, monospace'" fo:background-color="#ffffff" fo:color="#000000"/>
    </style:style>
    <style:style style:name="T5711" style:family="text">
      <style:text-properties fo:font-size="9.75pt" fo:font-weight="normal" fo:font-family="'monospace, monospace'" style:font-family-asian="'monospace, monospace'" style:font-family-complex="'monospace, monospace'" fo:background-color="#ffffff" fo:color="#301010"/>
    </style:style>
    <style:style style:name="T5712" style:family="text">
      <style:text-properties fo:font-size="9.75pt" fo:font-weight="normal" fo:font-family="'monospace, monospace'" style:font-family-asian="'monospace, monospace'" style:font-family-complex="'monospace, monospace'" fo:background-color="transparent" fo:color="#000000"/>
    </style:style>
    <style:style style:name="T5713" style:family="text">
      <style:text-properties fo:font-size="9.75pt" fo:font-weight="normal" fo:font-family="'monospace, monospace'" style:font-family-asian="'monospace, monospace'" style:font-family-complex="'monospace, monospace'" fo:background-color="#ffffff" fo:color="#000000"/>
    </style:style>
    <style:style style:name="T5714" style:family="text">
      <style:text-properties fo:font-size="9.75pt" fo:font-weight="normal" fo:font-family="'monospace, monospace'" style:font-family-asian="'monospace, monospace'" style:font-family-complex="'monospace, monospace'" fo:background-color="#ffffff" fo:color="#301010"/>
    </style:style>
    <style:style style:name="T5715" style:family="text">
      <style:text-properties fo:font-size="9.75pt" fo:font-weight="normal" fo:font-family="'monospace, monospace'" style:font-family-asian="'monospace, monospace'" style:font-family-complex="'monospace, monospace'" fo:background-color="#ffffff" fo:color="#000000"/>
    </style:style>
    <style:style style:name="T5716" style:family="text">
      <style:text-properties fo:font-size="9.75pt" fo:font-weight="normal" fo:font-family="'monospace, monospace'" style:font-family-asian="'monospace, monospace'" style:font-family-complex="'monospace, monospace'" fo:background-color="#ffffff" fo:color="#301010"/>
    </style:style>
    <style:style style:name="T5717" style:family="text">
      <style:text-properties fo:font-size="9.75pt" fo:font-weight="normal" fo:font-family="'monospace, monospace'" style:font-family-asian="'monospace, monospace'" style:font-family-complex="'monospace, monospace'" fo:background-color="#ffffff" fo:color="#000000"/>
    </style:style>
    <style:style style:name="T5718" style:family="text">
      <style:text-properties fo:font-size="9.75pt" fo:font-weight="normal" fo:font-family="'monospace, monospace'" style:font-family-asian="'monospace, monospace'" style:font-family-complex="'monospace, monospace'" fo:background-color="#ffffff" fo:color="#301010"/>
    </style:style>
    <style:style style:name="T5719" style:family="text">
      <style:text-properties fo:font-size="9.75pt" fo:font-weight="bold" fo:font-family="'monospace, monospace'" style:font-family-asian="'monospace, monospace'" style:font-family-complex="'monospace, monospace'" fo:background-color="#ffffff" fo:color="#00007f"/>
    </style:style>
    <style:style style:name="T5720" style:family="text">
      <style:text-properties fo:font-size="9.75pt" fo:font-weight="normal" fo:font-family="'monospace, monospace'" style:font-family-asian="'monospace, monospace'" style:font-family-complex="'monospace, monospace'" fo:background-color="#ffffff" fo:color="#301010"/>
    </style:style>
    <style:style style:name="T5721" style:family="text">
      <style:text-properties fo:font-size="9.75pt" fo:font-weight="normal" fo:font-family="'monospace, monospace'" style:font-family-asian="'monospace, monospace'" style:font-family-complex="'monospace, monospace'" fo:background-color="#ffffff" fo:color="#000000"/>
    </style:style>
    <style:style style:name="T5722" style:family="text">
      <style:text-properties fo:font-size="9.75pt" fo:font-weight="normal" fo:font-family="'monospace, monospace'" style:font-family-asian="'monospace, monospace'" style:font-family-complex="'monospace, monospace'" fo:background-color="#ffffff" fo:color="#301010"/>
    </style:style>
    <style:style style:name="T5723" style:family="text">
      <style:text-properties fo:font-size="9.75pt" fo:font-weight="normal" fo:font-family="'monospace, monospace'" style:font-family-asian="'monospace, monospace'" style:font-family-complex="'monospace, monospace'" fo:background-color="#ffffff" fo:color="#000000"/>
    </style:style>
    <style:style style:name="T5724" style:family="text">
      <style:text-properties fo:font-size="9.75pt" fo:font-weight="normal" fo:font-family="'monospace, monospace'" style:font-family-asian="'monospace, monospace'" style:font-family-complex="'monospace, monospace'" fo:background-color="#ffffff" fo:color="#301010"/>
    </style:style>
    <style:style style:name="T5725" style:family="text">
      <style:text-properties fo:font-size="9.75pt" fo:font-weight="normal" fo:font-family="'monospace, monospace'" style:font-family-asian="'monospace, monospace'" style:font-family-complex="'monospace, monospace'" fo:background-color="#ffffff" fo:color="#000000"/>
    </style:style>
    <style:style style:name="T5726" style:family="text">
      <style:text-properties fo:font-size="9.75pt" fo:font-weight="normal" fo:font-family="'monospace, monospace'" style:font-family-asian="'monospace, monospace'" style:font-family-complex="'monospace, monospace'" fo:background-color="#ffffff" fo:color="#301010"/>
    </style:style>
    <style:style style:name="T5727" style:family="text">
      <style:text-properties fo:font-size="9.75pt" fo:font-weight="normal" fo:font-family="'monospace, monospace'" style:font-family-asian="'monospace, monospace'" style:font-family-complex="'monospace, monospace'" fo:background-color="#ffffff" fo:color="#000000"/>
    </style:style>
    <style:style style:name="T5728" style:family="text">
      <style:text-properties fo:font-size="9.75pt" fo:font-weight="normal" fo:font-family="'monospace, monospace'" style:font-family-asian="'monospace, monospace'" style:font-family-complex="'monospace, monospace'" fo:background-color="#ffffff" fo:color="#301010"/>
    </style:style>
    <style:style style:name="T5729" style:family="text">
      <style:text-properties fo:font-size="9.75pt" fo:font-weight="normal" fo:font-family="'monospace, monospace'" style:font-family-asian="'monospace, monospace'" style:font-family-complex="'monospace, monospace'" fo:background-color="#ffffff" fo:color="#000000"/>
    </style:style>
    <style:style style:name="T5730" style:family="text">
      <style:text-properties fo:font-size="9.75pt" fo:font-weight="normal" fo:font-family="'monospace, monospace'" style:font-family-asian="'monospace, monospace'" style:font-family-complex="'monospace, monospace'" fo:background-color="#ffffff" fo:color="#301010"/>
    </style:style>
    <style:style style:name="T5731" style:family="text">
      <style:text-properties fo:font-size="9.75pt" fo:font-weight="normal" fo:font-family="'monospace, monospace'" style:font-family-asian="'monospace, monospace'" style:font-family-complex="'monospace, monospace'" fo:background-color="transparent" fo:color="#000000"/>
    </style:style>
    <style:style style:name="T5732" style:family="text">
      <style:text-properties fo:font-size="9.75pt" fo:font-weight="normal" fo:font-family="'monospace, monospace'" style:font-family-asian="'monospace, monospace'" style:font-family-complex="'monospace, monospace'" fo:background-color="#ffffff" fo:color="#000000"/>
    </style:style>
    <style:style style:name="T5733" style:family="text">
      <style:text-properties fo:font-size="9.75pt" fo:font-weight="normal" fo:font-family="'monospace, monospace'" style:font-family-asian="'monospace, monospace'" style:font-family-complex="'monospace, monospace'" fo:background-color="#ffffff" fo:color="#301010"/>
    </style:style>
    <style:style style:name="T5734" style:family="text">
      <style:text-properties fo:font-size="9.75pt" fo:font-weight="normal" fo:font-family="'monospace, monospace'" style:font-family-asian="'monospace, monospace'" style:font-family-complex="'monospace, monospace'" fo:background-color="#ffffff" fo:color="#000000"/>
    </style:style>
    <style:style style:name="T5735" style:family="text">
      <style:text-properties fo:font-size="9.75pt" fo:font-weight="normal" fo:font-family="'monospace, monospace'" style:font-family-asian="'monospace, monospace'" style:font-family-complex="'monospace, monospace'" fo:background-color="#ffffff" fo:color="#301010"/>
    </style:style>
    <style:style style:name="T5736" style:family="text">
      <style:text-properties fo:font-size="9.75pt" fo:font-weight="normal" fo:font-family="'monospace, monospace'" style:font-family-asian="'monospace, monospace'" style:font-family-complex="'monospace, monospace'" fo:background-color="#ffffff" fo:color="#000000"/>
    </style:style>
    <style:style style:name="T5737" style:family="text">
      <style:text-properties fo:font-size="9.75pt" fo:font-weight="normal" fo:font-family="'monospace, monospace'" style:font-family-asian="'monospace, monospace'" style:font-family-complex="'monospace, monospace'" fo:background-color="#ffffff" fo:color="#301010"/>
    </style:style>
    <style:style style:name="T5738" style:family="text">
      <style:text-properties fo:font-size="9.75pt" fo:font-weight="bold" fo:font-family="'monospace, monospace'" style:font-family-asian="'monospace, monospace'" style:font-family-complex="'monospace, monospace'" fo:background-color="#ffffff" fo:color="#00007f"/>
    </style:style>
    <style:style style:name="T5739" style:family="text">
      <style:text-properties fo:font-size="9.75pt" fo:font-weight="normal" fo:font-family="'monospace, monospace'" style:font-family-asian="'monospace, monospace'" style:font-family-complex="'monospace, monospace'" fo:background-color="#ffffff" fo:color="#301010"/>
    </style:style>
    <style:style style:name="T5740" style:family="text">
      <style:text-properties fo:font-size="9.75pt" fo:font-weight="normal" fo:font-family="'monospace, monospace'" style:font-family-asian="'monospace, monospace'" style:font-family-complex="'monospace, monospace'" fo:background-color="#ffffff" fo:color="#000000"/>
    </style:style>
    <style:style style:name="T5741" style:family="text">
      <style:text-properties fo:font-size="9.75pt" fo:font-weight="normal" fo:font-family="'monospace, monospace'" style:font-family-asian="'monospace, monospace'" style:font-family-complex="'monospace, monospace'" fo:background-color="#ffffff" fo:color="#301010"/>
    </style:style>
    <style:style style:name="T5742" style:family="text">
      <style:text-properties fo:font-size="9.75pt" fo:font-weight="normal" fo:font-family="'monospace, monospace'" style:font-family-asian="'monospace, monospace'" style:font-family-complex="'monospace, monospace'" fo:background-color="#ffffff" fo:color="#000000"/>
    </style:style>
    <style:style style:name="T5743" style:family="text">
      <style:text-properties fo:font-size="9.75pt" fo:font-weight="normal" fo:font-family="'monospace, monospace'" style:font-family-asian="'monospace, monospace'" style:font-family-complex="'monospace, monospace'" fo:background-color="#ffffff" fo:color="#301010"/>
    </style:style>
    <style:style style:name="T5744" style:family="text">
      <style:text-properties fo:font-size="9.75pt" fo:font-weight="normal" fo:font-family="'monospace, monospace'" style:font-family-asian="'monospace, monospace'" style:font-family-complex="'monospace, monospace'" fo:background-color="#ffffff" fo:color="#000000"/>
    </style:style>
    <style:style style:name="T5745" style:family="text">
      <style:text-properties fo:font-size="9.75pt" fo:font-weight="normal" fo:font-family="'monospace, monospace'" style:font-family-asian="'monospace, monospace'" style:font-family-complex="'monospace, monospace'" fo:background-color="#ffffff" fo:color="#301010"/>
    </style:style>
    <style:style style:name="T5746" style:family="text">
      <style:text-properties fo:font-size="9.75pt" fo:font-weight="normal" fo:font-family="'monospace, monospace'" style:font-family-asian="'monospace, monospace'" style:font-family-complex="'monospace, monospace'" fo:background-color="#ffffff" fo:color="#000000"/>
    </style:style>
    <style:style style:name="T5747" style:family="text">
      <style:text-properties fo:font-size="9.75pt" fo:font-weight="normal" fo:font-family="'monospace, monospace'" style:font-family-asian="'monospace, monospace'" style:font-family-complex="'monospace, monospace'" fo:background-color="#ffffff" fo:color="#301010"/>
    </style:style>
    <style:style style:name="T5748" style:family="text">
      <style:text-properties fo:font-size="9.75pt" fo:font-weight="normal" fo:font-family="'monospace, monospace'" style:font-family-asian="'monospace, monospace'" style:font-family-complex="'monospace, monospace'" fo:background-color="#ffffff" fo:color="#000000"/>
    </style:style>
    <style:style style:name="T5749" style:family="text">
      <style:text-properties fo:font-size="9.75pt" fo:font-weight="normal" fo:font-family="'monospace, monospace'" style:font-family-asian="'monospace, monospace'" style:font-family-complex="'monospace, monospace'" fo:background-color="#ffffff" fo:color="#301010"/>
    </style:style>
    <style:style style:name="T5750" style:family="text">
      <style:text-properties fo:font-size="9.75pt" fo:font-weight="normal" fo:font-family="'monospace, monospace'" style:font-family-asian="'monospace, monospace'" style:font-family-complex="'monospace, monospace'" fo:background-color="transparent" fo:color="#000000"/>
    </style:style>
    <style:style style:name="T5751" style:family="text">
      <style:text-properties fo:font-size="9.75pt" fo:font-weight="normal" fo:font-family="'monospace, monospace'" style:font-family-asian="'monospace, monospace'" style:font-family-complex="'monospace, monospace'" fo:background-color="#ffffff" fo:color="#301010"/>
    </style:style>
    <style:style style:name="T5752" style:family="text">
      <style:text-properties fo:font-size="9.75pt" fo:font-weight="normal" fo:font-family="'monospace, monospace'" style:font-family-asian="'monospace, monospace'" style:font-family-complex="'monospace, monospace'" fo:background-color="transparent" fo:color="#000000"/>
    </style:style>
    <style:style style:name="T5753" style:family="text">
      <style:text-properties fo:font-size="9.75pt" fo:font-weight="bold" fo:font-family="'monospace, monospace'" style:font-family-asian="'monospace, monospace'" style:font-family-complex="'monospace, monospace'" fo:background-color="#ffffff" fo:color="#00007f"/>
    </style:style>
    <style:style style:name="T5754" style:family="text">
      <style:text-properties fo:font-size="9.75pt" fo:font-weight="normal" fo:font-family="'monospace, monospace'" style:font-family-asian="'monospace, monospace'" style:font-family-complex="'monospace, monospace'" fo:background-color="#ffffff" fo:color="#000000"/>
    </style:style>
    <style:style style:name="T5755" style:family="text">
      <style:text-properties fo:font-size="9.75pt" fo:font-weight="normal" fo:font-family="'monospace, monospace'" style:font-family-asian="'monospace, monospace'" style:font-family-complex="'monospace, monospace'" fo:background-color="#ffffff" fo:color="#301010"/>
    </style:style>
    <style:style style:name="T5756" style:family="text">
      <style:text-properties fo:font-size="9.75pt" fo:font-weight="bold" fo:font-family="'monospace, monospace'" style:font-family-asian="'monospace, monospace'" style:font-family-complex="'monospace, monospace'" fo:background-color="#ffffff" fo:color="#00007f"/>
    </style:style>
    <style:style style:name="T5757" style:family="text">
      <style:text-properties fo:font-size="9.75pt" fo:font-weight="normal" fo:font-family="'monospace, monospace'" style:font-family-asian="'monospace, monospace'" style:font-family-complex="'monospace, monospace'" fo:background-color="#ffffff" fo:color="#000000"/>
    </style:style>
    <style:style style:name="T5758" style:family="text">
      <style:text-properties fo:font-size="9.75pt" fo:font-weight="normal" fo:font-family="'monospace, monospace'" style:font-family-asian="'monospace, monospace'" style:font-family-complex="'monospace, monospace'" fo:background-color="#ffffff" fo:color="#301010"/>
    </style:style>
    <style:style style:name="T5759" style:family="text">
      <style:text-properties fo:font-size="9.75pt" fo:font-weight="bold" fo:font-family="'monospace, monospace'" style:font-family-asian="'monospace, monospace'" style:font-family-complex="'monospace, monospace'" fo:background-color="#ffffff" fo:color="#00007f"/>
    </style:style>
    <style:style style:name="T5760" style:family="text">
      <style:text-properties fo:font-size="9.75pt" fo:font-weight="normal" fo:font-family="'monospace, monospace'" style:font-family-asian="'monospace, monospace'" style:font-family-complex="'monospace, monospace'" fo:background-color="#ffffff" fo:color="#000000"/>
    </style:style>
    <style:style style:name="T5761" style:family="text">
      <style:text-properties fo:font-size="9.75pt" fo:font-weight="normal" fo:font-family="'monospace, monospace'" style:font-family-asian="'monospace, monospace'" style:font-family-complex="'monospace, monospace'" fo:background-color="#ffffff" fo:color="#301010"/>
    </style:style>
    <style:style style:name="T5762" style:family="text">
      <style:text-properties fo:font-size="9.75pt" fo:font-weight="normal" fo:font-family="'monospace, monospace'" style:font-family-asian="'monospace, monospace'" style:font-family-complex="'monospace, monospace'" fo:background-color="transparent" fo:color="#000000"/>
    </style:style>
    <style:style style:name="T5763" style:family="text">
      <style:text-properties fo:font-size="9.75pt" fo:font-weight="normal" fo:font-family="'monospace, monospace'" style:font-family-asian="'monospace, monospace'" style:font-family-complex="'monospace, monospace'" fo:background-color="#ffffff" fo:color="#000000"/>
    </style:style>
    <style:style style:name="T5764" style:family="text">
      <style:text-properties fo:font-size="9.75pt" fo:font-weight="normal" fo:font-family="'monospace, monospace'" style:font-family-asian="'monospace, monospace'" style:font-family-complex="'monospace, monospace'" fo:background-color="#ffffff" fo:color="#301010"/>
    </style:style>
    <style:style style:name="T5765" style:family="text">
      <style:text-properties fo:font-size="9.75pt" fo:font-weight="normal" fo:font-family="'monospace, monospace'" style:font-family-asian="'monospace, monospace'" style:font-family-complex="'monospace, monospace'" fo:background-color="#ffffff" fo:color="#000000"/>
    </style:style>
    <style:style style:name="T5766" style:family="text">
      <style:text-properties fo:font-size="9.75pt" fo:font-weight="normal" fo:font-family="'monospace, monospace'" style:font-family-asian="'monospace, monospace'" style:font-family-complex="'monospace, monospace'" fo:background-color="#ffffff" fo:color="#301010"/>
    </style:style>
    <style:style style:name="T5767" style:family="text">
      <style:text-properties fo:font-size="9.75pt" fo:font-weight="bold" fo:font-family="'monospace, monospace'" style:font-family-asian="'monospace, monospace'" style:font-family-complex="'monospace, monospace'" fo:background-color="#ffffff" fo:color="#00007f"/>
    </style:style>
    <style:style style:name="T5768" style:family="text">
      <style:text-properties fo:font-size="9.75pt" fo:font-weight="normal" fo:font-family="'monospace, monospace'" style:font-family-asian="'monospace, monospace'" style:font-family-complex="'monospace, monospace'" fo:background-color="#ffffff" fo:color="#301010"/>
    </style:style>
    <style:style style:name="T5769" style:family="text">
      <style:text-properties fo:font-size="9.75pt" fo:font-weight="normal" fo:font-family="'monospace, monospace'" style:font-family-asian="'monospace, monospace'" style:font-family-complex="'monospace, monospace'" fo:background-color="transparent" fo:color="#000000"/>
    </style:style>
    <style:style style:name="T5770" style:family="text">
      <style:text-properties fo:font-size="9.75pt" fo:font-weight="normal" fo:font-family="'monospace, monospace'" style:font-family-asian="'monospace, monospace'" style:font-family-complex="'monospace, monospace'" fo:background-color="#ffffff" fo:color="#000000"/>
    </style:style>
    <style:style style:name="T5771" style:family="text">
      <style:text-properties fo:font-size="9.75pt" fo:font-weight="normal" fo:font-family="'monospace, monospace'" style:font-family-asian="'monospace, monospace'" style:font-family-complex="'monospace, monospace'" fo:background-color="#ffffff" fo:color="#301010"/>
    </style:style>
    <style:style style:name="T5772" style:family="text">
      <style:text-properties fo:font-size="9.75pt" fo:font-weight="normal" fo:font-family="'monospace, monospace'" style:font-family-asian="'monospace, monospace'" style:font-family-complex="'monospace, monospace'" fo:background-color="#ffffff" fo:color="#000000"/>
    </style:style>
    <style:style style:name="T5773" style:family="text">
      <style:text-properties fo:font-size="9.75pt" fo:font-weight="normal" fo:font-family="'monospace, monospace'" style:font-family-asian="'monospace, monospace'" style:font-family-complex="'monospace, monospace'" fo:background-color="#ffffff" fo:color="#301010"/>
    </style:style>
    <style:style style:name="T5774" style:family="text">
      <style:text-properties fo:font-size="9.75pt" fo:font-weight="normal" fo:font-family="'monospace, monospace'" style:font-family-asian="'monospace, monospace'" style:font-family-complex="'monospace, monospace'" fo:background-color="#ffffff" fo:color="#000000"/>
    </style:style>
    <style:style style:name="T5775" style:family="text">
      <style:text-properties fo:font-size="9.75pt" fo:font-weight="normal" fo:font-family="'monospace, monospace'" style:font-family-asian="'monospace, monospace'" style:font-family-complex="'monospace, monospace'" fo:background-color="#ffffff" fo:color="#301010"/>
    </style:style>
    <style:style style:name="T5776" style:family="text">
      <style:text-properties fo:font-size="9.75pt" fo:font-weight="normal" fo:font-family="'monospace, monospace'" style:font-family-asian="'monospace, monospace'" style:font-family-complex="'monospace, monospace'" fo:background-color="transparent" fo:color="#000000"/>
    </style:style>
    <style:style style:name="T5777" style:family="text">
      <style:text-properties fo:font-size="9.75pt" fo:font-weight="normal" fo:font-family="'monospace, monospace'" style:font-family-asian="'monospace, monospace'" style:font-family-complex="'monospace, monospace'" fo:background-color="#ffffff" fo:color="#000000"/>
    </style:style>
    <style:style style:name="T5778" style:family="text">
      <style:text-properties fo:font-size="9.75pt" fo:font-weight="normal" fo:font-family="'monospace, monospace'" style:font-family-asian="'monospace, monospace'" style:font-family-complex="'monospace, monospace'" fo:background-color="#ffffff" fo:color="#301010"/>
    </style:style>
    <style:style style:name="T5779" style:family="text">
      <style:text-properties fo:font-size="9.75pt" fo:font-weight="normal" fo:font-family="'monospace, monospace'" style:font-family-asian="'monospace, monospace'" style:font-family-complex="'monospace, monospace'" fo:background-color="#ffffff" fo:color="#000000"/>
    </style:style>
    <style:style style:name="T5780" style:family="text">
      <style:text-properties fo:font-size="9.75pt" fo:font-weight="normal" fo:font-family="'monospace, monospace'" style:font-family-asian="'monospace, monospace'" style:font-family-complex="'monospace, monospace'" fo:background-color="#ffffff" fo:color="#301010"/>
    </style:style>
    <style:style style:name="T5781" style:family="text">
      <style:text-properties fo:font-size="9.75pt" fo:font-weight="normal" fo:font-family="'monospace, monospace'" style:font-family-asian="'monospace, monospace'" style:font-family-complex="'monospace, monospace'" fo:background-color="#ffffff" fo:color="#000000"/>
    </style:style>
    <style:style style:name="T5782" style:family="text">
      <style:text-properties fo:font-size="9.75pt" fo:font-weight="normal" fo:font-family="'monospace, monospace'" style:font-family-asian="'monospace, monospace'" style:font-family-complex="'monospace, monospace'" fo:background-color="#ffffff" fo:color="#301010"/>
    </style:style>
    <style:style style:name="T5783" style:family="text">
      <style:text-properties fo:font-size="9.75pt" fo:font-weight="normal" fo:font-family="'monospace, monospace'" style:font-family-asian="'monospace, monospace'" style:font-family-complex="'monospace, monospace'" fo:background-color="transparent" fo:color="#000000"/>
    </style:style>
    <style:style style:name="T5784" style:family="text">
      <style:text-properties fo:font-size="9.75pt" fo:font-weight="normal" fo:font-family="'monospace, monospace'" style:font-family-asian="'monospace, monospace'" style:font-family-complex="'monospace, monospace'" fo:background-color="#ffffff" fo:color="#301010"/>
    </style:style>
    <style:style style:name="T5785" style:family="text">
      <style:text-properties fo:font-size="9.75pt" fo:font-weight="normal" fo:font-family="'monospace, monospace'" style:font-family-asian="'monospace, monospace'" style:font-family-complex="'monospace, monospace'" fo:background-color="transparent" fo:color="#000000"/>
    </style:style>
    <style:style style:name="T5786" style:family="text">
      <style:text-properties fo:font-size="9.75pt" fo:font-weight="bold" fo:font-family="'monospace, monospace'" style:font-family-asian="'monospace, monospace'" style:font-family-complex="'monospace, monospace'" fo:background-color="#ffffff" fo:color="#00007f"/>
    </style:style>
    <style:style style:name="T5787" style:family="text">
      <style:text-properties fo:font-size="9.75pt" fo:font-weight="normal" fo:font-family="'monospace, monospace'" style:font-family-asian="'monospace, monospace'" style:font-family-complex="'monospace, monospace'" fo:background-color="#ffffff" fo:color="#301010"/>
    </style:style>
    <style:style style:name="T5788" style:family="text">
      <style:text-properties fo:font-size="9.75pt" fo:font-weight="normal" fo:font-family="'monospace, monospace'" style:font-family-asian="'monospace, monospace'" style:font-family-complex="'monospace, monospace'" fo:background-color="#ffffff" fo:color="#000000"/>
    </style:style>
    <style:style style:name="T5789" style:family="text">
      <style:text-properties fo:font-size="9.75pt" fo:font-weight="normal" fo:font-family="'monospace, monospace'" style:font-family-asian="'monospace, monospace'" style:font-family-complex="'monospace, monospace'" fo:background-color="#ffffff" fo:color="#301010"/>
    </style:style>
    <style:style style:name="T5790" style:family="text">
      <style:text-properties fo:font-size="9.75pt" fo:font-weight="normal" fo:font-family="'monospace, monospace'" style:font-family-asian="'monospace, monospace'" style:font-family-complex="'monospace, monospace'" fo:background-color="#ffffff" fo:color="#000000"/>
    </style:style>
    <style:style style:name="T5791" style:family="text">
      <style:text-properties fo:font-size="9.75pt" fo:font-weight="normal" fo:font-family="'monospace, monospace'" style:font-family-asian="'monospace, monospace'" style:font-family-complex="'monospace, monospace'" fo:background-color="#ffffff" fo:color="#301010"/>
    </style:style>
    <style:style style:name="T5792" style:family="text">
      <style:text-properties fo:font-size="9.75pt" fo:font-weight="normal" fo:font-family="'monospace, monospace'" style:font-family-asian="'monospace, monospace'" style:font-family-complex="'monospace, monospace'" fo:background-color="#ffffff" fo:color="#000000"/>
    </style:style>
    <style:style style:name="T5793" style:family="text">
      <style:text-properties fo:font-size="9.75pt" fo:font-weight="normal" fo:font-family="'monospace, monospace'" style:font-family-asian="'monospace, monospace'" style:font-family-complex="'monospace, monospace'" fo:background-color="#ffffff" fo:color="#301010"/>
    </style:style>
    <style:style style:name="T5794" style:family="text">
      <style:text-properties fo:font-size="9.75pt" fo:font-weight="normal" fo:font-family="'monospace, monospace'" style:font-family-asian="'monospace, monospace'" style:font-family-complex="'monospace, monospace'" fo:background-color="#ffffff" fo:color="#000000"/>
    </style:style>
    <style:style style:name="T5795" style:family="text">
      <style:text-properties fo:font-size="9.75pt" fo:font-weight="normal" fo:font-family="'monospace, monospace'" style:font-family-asian="'monospace, monospace'" style:font-family-complex="'monospace, monospace'" fo:background-color="#ffffff" fo:color="#301010"/>
    </style:style>
    <style:style style:name="T5796" style:family="text">
      <style:text-properties fo:font-size="9.75pt" fo:font-weight="normal" fo:font-family="'monospace, monospace'" style:font-family-asian="'monospace, monospace'" style:font-family-complex="'monospace, monospace'" fo:background-color="#ffffff" fo:color="#000000"/>
    </style:style>
    <style:style style:name="T5797" style:family="text">
      <style:text-properties fo:font-size="9.75pt" fo:font-weight="normal" fo:font-family="'monospace, monospace'" style:font-family-asian="'monospace, monospace'" style:font-family-complex="'monospace, monospace'" fo:background-color="#ffffff" fo:color="#301010"/>
    </style:style>
    <style:style style:name="T5798" style:family="text">
      <style:text-properties fo:font-size="9.75pt" fo:font-weight="normal" fo:font-family="'monospace, monospace'" style:font-family-asian="'monospace, monospace'" style:font-family-complex="'monospace, monospace'" fo:background-color="#ffffff" fo:color="#000000"/>
    </style:style>
    <style:style style:name="T5799" style:family="text">
      <style:text-properties fo:font-size="9.75pt" fo:font-weight="normal" fo:font-family="'monospace, monospace'" style:font-family-asian="'monospace, monospace'" style:font-family-complex="'monospace, monospace'" fo:background-color="#ffffff" fo:color="#301010"/>
    </style:style>
    <style:style style:name="T5800" style:family="text">
      <style:text-properties fo:font-size="9.75pt" fo:font-weight="normal" fo:font-family="'monospace, monospace'" style:font-family-asian="'monospace, monospace'" style:font-family-complex="'monospace, monospace'" fo:background-color="#ffffff" fo:color="#000000"/>
    </style:style>
    <style:style style:name="T5801" style:family="text">
      <style:text-properties fo:font-size="9.75pt" fo:font-weight="normal" fo:font-family="'monospace, monospace'" style:font-family-asian="'monospace, monospace'" style:font-family-complex="'monospace, monospace'" fo:background-color="#ffffff" fo:color="#301010"/>
    </style:style>
    <style:style style:name="T5802" style:family="text">
      <style:text-properties fo:font-size="9.75pt" fo:font-weight="normal" fo:font-family="'monospace, monospace'" style:font-family-asian="'monospace, monospace'" style:font-family-complex="'monospace, monospace'" fo:background-color="#ffffff" fo:color="#000000"/>
    </style:style>
    <style:style style:name="T5803" style:family="text">
      <style:text-properties fo:font-size="9.75pt" fo:font-weight="normal" fo:font-family="'monospace, monospace'" style:font-family-asian="'monospace, monospace'" style:font-family-complex="'monospace, monospace'" fo:background-color="#ffffff" fo:color="#301010"/>
    </style:style>
    <style:style style:name="T5804" style:family="text">
      <style:text-properties fo:font-size="9.75pt" fo:font-weight="normal" fo:font-family="'monospace, monospace'" style:font-family-asian="'monospace, monospace'" style:font-family-complex="'monospace, monospace'" fo:background-color="#ffffff" fo:color="#000000"/>
    </style:style>
    <style:style style:name="T5805" style:family="text">
      <style:text-properties fo:font-size="9.75pt" fo:font-weight="normal" fo:font-family="'monospace, monospace'" style:font-family-asian="'monospace, monospace'" style:font-family-complex="'monospace, monospace'" fo:background-color="#ffffff" fo:color="#301010"/>
    </style:style>
    <style:style style:name="T5806" style:family="text">
      <style:text-properties fo:font-size="9.75pt" fo:font-weight="normal" fo:font-family="'monospace, monospace'" style:font-family-asian="'monospace, monospace'" style:font-family-complex="'monospace, monospace'" fo:background-color="transparent" fo:color="#000000"/>
    </style:style>
    <style:style style:name="T5807" style:family="text">
      <style:text-properties fo:font-size="9.75pt" fo:font-weight="normal" fo:font-family="'monospace, monospace'" style:font-family-asian="'monospace, monospace'" style:font-family-complex="'monospace, monospace'" fo:background-color="#ffffff" fo:color="#301010"/>
    </style:style>
    <style:style style:name="T5808" style:family="text">
      <style:text-properties fo:font-size="9.75pt" fo:font-weight="normal" fo:font-family="'monospace, monospace'" style:font-family-asian="'monospace, monospace'" style:font-family-complex="'monospace, monospace'" fo:background-color="transparent" fo:color="#000000"/>
    </style:style>
    <style:style style:name="T5809" style:family="text">
      <style:text-properties fo:font-size="9.75pt" fo:font-weight="normal" fo:font-family="'monospace, monospace'" style:font-family-asian="'monospace, monospace'" style:font-family-complex="'monospace, monospace'" fo:background-color="#ffffff" fo:color="#000000"/>
    </style:style>
    <style:style style:name="T5810" style:family="text">
      <style:text-properties fo:font-size="9.75pt" fo:font-weight="normal" fo:font-family="'monospace, monospace'" style:font-family-asian="'monospace, monospace'" style:font-family-complex="'monospace, monospace'" fo:background-color="#ffffff" fo:color="#301010"/>
    </style:style>
    <style:style style:name="T5811" style:family="text">
      <style:text-properties fo:font-size="9.75pt" fo:font-weight="normal" fo:font-family="'monospace, monospace'" style:font-family-asian="'monospace, monospace'" style:font-family-complex="'monospace, monospace'" fo:background-color="#ffffff" fo:color="#000000"/>
    </style:style>
    <style:style style:name="T5812" style:family="text">
      <style:text-properties fo:font-size="9.75pt" fo:font-weight="normal" fo:font-family="'monospace, monospace'" style:font-family-asian="'monospace, monospace'" style:font-family-complex="'monospace, monospace'" fo:background-color="#ffffff" fo:color="#301010"/>
    </style:style>
    <style:style style:name="T5813" style:family="text">
      <style:text-properties fo:font-size="9.75pt" fo:font-weight="normal" fo:font-family="'monospace, monospace'" style:font-family-asian="'monospace, monospace'" style:font-family-complex="'monospace, monospace'" fo:background-color="#ffffff" fo:color="#000000"/>
    </style:style>
    <style:style style:name="T5814" style:family="text">
      <style:text-properties fo:font-size="9.75pt" fo:font-weight="normal" fo:font-family="'monospace, monospace'" style:font-family-asian="'monospace, monospace'" style:font-family-complex="'monospace, monospace'" fo:background-color="#ffffff" fo:color="#301010"/>
    </style:style>
    <style:style style:name="T5815" style:family="text">
      <style:text-properties fo:font-size="9.75pt" fo:font-weight="normal" fo:font-family="'monospace, monospace'" style:font-family-asian="'monospace, monospace'" style:font-family-complex="'monospace, monospace'" fo:background-color="#ffffff" fo:color="#000000"/>
    </style:style>
    <style:style style:name="T5816" style:family="text">
      <style:text-properties fo:font-size="9.75pt" fo:font-weight="normal" fo:font-family="'monospace, monospace'" style:font-family-asian="'monospace, monospace'" style:font-family-complex="'monospace, monospace'" fo:background-color="#ffffff" fo:color="#301010"/>
    </style:style>
    <style:style style:name="T5817" style:family="text">
      <style:text-properties fo:font-size="9.75pt" fo:font-weight="normal" fo:font-family="'monospace, monospace'" style:font-family-asian="'monospace, monospace'" style:font-family-complex="'monospace, monospace'" fo:background-color="#ffffff" fo:color="#000000"/>
    </style:style>
    <style:style style:name="T5818" style:family="text">
      <style:text-properties fo:font-size="9.75pt" fo:font-weight="normal" fo:font-family="'monospace, monospace'" style:font-family-asian="'monospace, monospace'" style:font-family-complex="'monospace, monospace'" fo:background-color="#ffffff" fo:color="#301010"/>
    </style:style>
    <style:style style:name="T5819" style:family="text">
      <style:text-properties fo:font-size="9.75pt" fo:font-weight="normal" fo:font-family="'monospace, monospace'" style:font-family-asian="'monospace, monospace'" style:font-family-complex="'monospace, monospace'" fo:background-color="#ffffff" fo:color="#000000"/>
    </style:style>
    <style:style style:name="T5820" style:family="text">
      <style:text-properties fo:font-size="9.75pt" fo:font-weight="normal" fo:font-family="'monospace, monospace'" style:font-family-asian="'monospace, monospace'" style:font-family-complex="'monospace, monospace'" fo:background-color="#ffffff" fo:color="#301010"/>
    </style:style>
    <style:style style:name="T5821" style:family="text">
      <style:text-properties fo:font-size="9.75pt" fo:font-weight="normal" fo:font-family="'monospace, monospace'" style:font-family-asian="'monospace, monospace'" style:font-family-complex="'monospace, monospace'" fo:background-color="#ffffff" fo:color="#000000"/>
    </style:style>
    <style:style style:name="T5822" style:family="text">
      <style:text-properties fo:font-size="9.75pt" fo:font-weight="normal" fo:font-family="'monospace, monospace'" style:font-family-asian="'monospace, monospace'" style:font-family-complex="'monospace, monospace'" fo:background-color="#ffffff" fo:color="#301010"/>
    </style:style>
    <style:style style:name="T5823" style:family="text">
      <style:text-properties fo:font-size="9.75pt" fo:font-weight="normal" fo:font-family="'monospace, monospace'" style:font-family-asian="'monospace, monospace'" style:font-family-complex="'monospace, monospace'" fo:background-color="#ffffff" fo:color="#000000"/>
    </style:style>
    <style:style style:name="T5824" style:family="text">
      <style:text-properties fo:font-size="9.75pt" fo:font-weight="normal" fo:font-family="'monospace, monospace'" style:font-family-asian="'monospace, monospace'" style:font-family-complex="'monospace, monospace'" fo:background-color="#ffffff" fo:color="#301010"/>
    </style:style>
    <style:style style:name="T5825" style:family="text">
      <style:text-properties fo:font-size="9.75pt" fo:font-weight="normal" fo:font-family="'monospace, monospace'" style:font-family-asian="'monospace, monospace'" style:font-family-complex="'monospace, monospace'" fo:background-color="#ffffff" fo:color="#000000"/>
    </style:style>
    <style:style style:name="T5826" style:family="text">
      <style:text-properties fo:font-size="9.75pt" fo:font-weight="normal" fo:font-family="'monospace, monospace'" style:font-family-asian="'monospace, monospace'" style:font-family-complex="'monospace, monospace'" fo:background-color="#ffffff" fo:color="#301010"/>
    </style:style>
    <style:style style:name="T5827" style:family="text">
      <style:text-properties fo:font-size="9.75pt" fo:font-weight="normal" fo:font-family="'monospace, monospace'" style:font-family-asian="'monospace, monospace'" style:font-family-complex="'monospace, monospace'" fo:background-color="transparent" fo:color="#000000"/>
    </style:style>
    <style:style style:name="T5828" style:family="text">
      <style:text-properties fo:font-size="9.75pt" fo:font-weight="normal" fo:font-family="'monospace, monospace'" style:font-family-asian="'monospace, monospace'" style:font-family-complex="'monospace, monospace'" fo:background-color="#ffffff" fo:color="#000000"/>
    </style:style>
    <style:style style:name="T5829" style:family="text">
      <style:text-properties fo:font-size="9.75pt" fo:font-weight="normal" fo:font-family="'monospace, monospace'" style:font-family-asian="'monospace, monospace'" style:font-family-complex="'monospace, monospace'" fo:background-color="#ffffff" fo:color="#301010"/>
    </style:style>
    <style:style style:name="T5830" style:family="text">
      <style:text-properties fo:font-size="9.75pt" fo:font-weight="normal" fo:font-family="'monospace, monospace'" style:font-family-asian="'monospace, monospace'" style:font-family-complex="'monospace, monospace'" fo:background-color="#ffffff" fo:color="#000000"/>
    </style:style>
    <style:style style:name="T5831" style:family="text">
      <style:text-properties fo:font-size="9.75pt" fo:font-weight="normal" fo:font-family="'monospace, monospace'" style:font-family-asian="'monospace, monospace'" style:font-family-complex="'monospace, monospace'" fo:background-color="#ffffff" fo:color="#301010"/>
    </style:style>
    <style:style style:name="T5832" style:family="text">
      <style:text-properties fo:font-size="9.75pt" fo:font-weight="normal" fo:font-family="'monospace, monospace'" style:font-family-asian="'monospace, monospace'" style:font-family-complex="'monospace, monospace'" fo:background-color="#ffffff" fo:color="#000000"/>
    </style:style>
    <style:style style:name="T5833" style:family="text">
      <style:text-properties fo:font-size="9.75pt" fo:font-weight="normal" fo:font-family="'monospace, monospace'" style:font-family-asian="'monospace, monospace'" style:font-family-complex="'monospace, monospace'" fo:background-color="#ffffff" fo:color="#301010"/>
    </style:style>
    <style:style style:name="T5834" style:family="text">
      <style:text-properties fo:font-size="9.75pt" fo:font-weight="normal" fo:font-family="'monospace, monospace'" style:font-family-asian="'monospace, monospace'" style:font-family-complex="'monospace, monospace'" fo:background-color="transparent" fo:color="#000000"/>
    </style:style>
    <style:style style:name="T5835" style:family="text">
      <style:text-properties fo:font-size="9.75pt" fo:font-weight="normal" fo:font-family="'monospace, monospace'" style:font-family-asian="'monospace, monospace'" style:font-family-complex="'monospace, monospace'" fo:background-color="#ffffff" fo:color="#301010"/>
    </style:style>
    <style:style style:name="T5836" style:family="text">
      <style:text-properties fo:font-size="9.75pt" fo:font-weight="normal" fo:font-family="'monospace, monospace'" style:font-family-asian="'monospace, monospace'" style:font-family-complex="'monospace, monospace'" fo:background-color="transparent" fo:color="#000000"/>
    </style:style>
    <style:style style:name="T5837" style:family="text">
      <style:text-properties fo:font-size="9.75pt" fo:font-weight="normal" fo:font-family="'monospace, monospace'" style:font-family-asian="'monospace, monospace'" style:font-family-complex="'monospace, monospace'" fo:background-color="#ffffff" fo:color="#301010"/>
    </style:style>
    <style:style style:name="T5838" style:family="text">
      <style:text-properties fo:font-size="9.75pt" fo:font-weight="normal" fo:font-family="'monospace, monospace'" style:font-family-asian="'monospace, monospace'" style:font-family-complex="'monospace, monospace'" fo:background-color="transparent" fo:color="#000000"/>
    </style:style>
    <style:style style:name="T5839" style:family="text">
      <style:text-properties fo:font-size="9.75pt" fo:font-weight="normal" fo:font-family="'monospace, monospace'" style:font-family-asian="'monospace, monospace'" style:font-family-complex="'monospace, monospace'" fo:background-color="#ffffff" fo:color="#301010"/>
    </style:style>
    <style:style style:name="T5840" style:family="text">
      <style:text-properties fo:font-size="9.75pt" fo:font-weight="normal" fo:font-family="'monospace, monospace'" style:font-family-asian="'monospace, monospace'" style:font-family-complex="'monospace, monospace'" fo:background-color="transparent" fo:color="#000000"/>
    </style:style>
    <style:style style:name="T5841" style:family="text">
      <style:text-properties fo:font-size="9.75pt" fo:font-weight="bold" fo:font-family="'monospace, monospace'" style:font-family-asian="'monospace, monospace'" style:font-family-complex="'monospace, monospace'" fo:background-color="#ffffff" fo:color="#00007f"/>
    </style:style>
    <style:style style:name="T5842" style:family="text">
      <style:text-properties fo:font-size="9.75pt" fo:font-weight="normal" fo:font-family="'monospace, monospace'" style:font-family-asian="'monospace, monospace'" style:font-family-complex="'monospace, monospace'" fo:background-color="#ffffff" fo:color="#000000"/>
    </style:style>
    <style:style style:name="T5843" style:family="text">
      <style:text-properties fo:font-size="9.75pt" fo:font-weight="normal" fo:font-family="'monospace, monospace'" style:font-family-asian="'monospace, monospace'" style:font-family-complex="'monospace, monospace'" fo:background-color="#ffffff" fo:color="#301010"/>
    </style:style>
    <style:style style:name="T5844" style:family="text">
      <style:text-properties fo:font-size="9.75pt" fo:font-weight="normal" fo:font-family="'monospace, monospace'" style:font-family-asian="'monospace, monospace'" style:font-family-complex="'monospace, monospace'" fo:background-color="#ffffff" fo:color="#000000"/>
    </style:style>
    <style:style style:name="T5845" style:family="text">
      <style:text-properties fo:font-size="9.75pt" fo:font-weight="normal" fo:font-family="'monospace, monospace'" style:font-family-asian="'monospace, monospace'" style:font-family-complex="'monospace, monospace'" fo:background-color="#ffffff" fo:color="#301010"/>
    </style:style>
    <style:style style:name="T5846" style:family="text">
      <style:text-properties fo:font-size="9.75pt" fo:font-weight="normal" fo:font-family="'monospace, monospace'" style:font-family-asian="'monospace, monospace'" style:font-family-complex="'monospace, monospace'" fo:background-color="#ffffff" fo:color="#000000"/>
    </style:style>
    <style:style style:name="T5847" style:family="text">
      <style:text-properties fo:font-size="9.75pt" fo:font-weight="normal" fo:font-family="'monospace, monospace'" style:font-family-asian="'monospace, monospace'" style:font-family-complex="'monospace, monospace'" fo:background-color="#ffffff" fo:color="#301010"/>
    </style:style>
    <style:style style:name="T5848" style:family="text">
      <style:text-properties fo:font-size="9.75pt" fo:font-weight="normal" fo:font-family="'monospace, monospace'" style:font-family-asian="'monospace, monospace'" style:font-family-complex="'monospace, monospace'" fo:background-color="#ffffff" fo:color="#000000"/>
    </style:style>
    <style:style style:name="T5849" style:family="text">
      <style:text-properties fo:font-size="9.75pt" fo:font-weight="normal" fo:font-family="'monospace, monospace'" style:font-family-asian="'monospace, monospace'" style:font-family-complex="'monospace, monospace'" fo:background-color="#ffffff" fo:color="#301010"/>
    </style:style>
    <style:style style:name="T5850" style:family="text">
      <style:text-properties fo:font-size="9.75pt" fo:font-weight="normal" fo:font-family="'monospace, monospace'" style:font-family-asian="'monospace, monospace'" style:font-family-complex="'monospace, monospace'" fo:background-color="transparent" fo:color="#000000"/>
    </style:style>
    <style:style style:name="T5851" style:family="text">
      <style:text-properties fo:font-size="9.75pt" fo:font-weight="bold" fo:font-family="'monospace, monospace'" style:font-family-asian="'monospace, monospace'" style:font-family-complex="'monospace, monospace'" fo:background-color="#ffffff" fo:color="#00007f"/>
    </style:style>
    <style:style style:name="T5852" style:family="text">
      <style:text-properties fo:font-size="9.75pt" fo:font-weight="normal" fo:font-family="'monospace, monospace'" style:font-family-asian="'monospace, monospace'" style:font-family-complex="'monospace, monospace'" fo:background-color="#ffffff" fo:color="#000000"/>
    </style:style>
    <style:style style:name="T5853" style:family="text">
      <style:text-properties fo:font-size="9.75pt" fo:font-weight="normal" fo:font-family="'monospace, monospace'" style:font-family-asian="'monospace, monospace'" style:font-family-complex="'monospace, monospace'" fo:background-color="#ffffff" fo:color="#301010"/>
    </style:style>
    <style:style style:name="T5854" style:family="text">
      <style:text-properties fo:font-size="9.75pt" fo:font-weight="normal" fo:font-family="'monospace, monospace'" style:font-family-asian="'monospace, monospace'" style:font-family-complex="'monospace, monospace'" fo:background-color="transparent" fo:color="#000000"/>
    </style:style>
    <style:style style:name="T5855" style:family="text">
      <style:text-properties fo:font-size="9.75pt" fo:font-weight="normal" fo:font-family="'monospace, monospace'" style:font-family-asian="'monospace, monospace'" style:font-family-complex="'monospace, monospace'" fo:background-color="#ffffff" fo:color="#301010"/>
    </style:style>
    <style:style style:name="T5856" style:family="text">
      <style:text-properties fo:font-size="9.75pt" fo:font-weight="normal" fo:font-family="'monospace, monospace'" style:font-family-asian="'monospace, monospace'" style:font-family-complex="'monospace, monospace'" fo:background-color="transparent" fo:color="#000000"/>
    </style:style>
    <style:style style:name="T5857" style:family="text">
      <style:text-properties fo:font-size="9.75pt" fo:font-weight="bold" fo:font-family="'monospace, monospace'" style:font-family-asian="'monospace, monospace'" style:font-family-complex="'monospace, monospace'" fo:background-color="#ffffff" fo:color="#00007f"/>
    </style:style>
    <style:style style:name="T5858" style:family="text">
      <style:text-properties fo:font-size="9.75pt" fo:font-weight="normal" fo:font-family="'monospace, monospace'" style:font-family-asian="'monospace, monospace'" style:font-family-complex="'monospace, monospace'" fo:background-color="#ffffff" fo:color="#000000"/>
    </style:style>
    <style:style style:name="T5859" style:family="text">
      <style:text-properties fo:font-size="9.75pt" fo:font-weight="normal" fo:font-family="'monospace, monospace'" style:font-family-asian="'monospace, monospace'" style:font-family-complex="'monospace, monospace'" fo:background-color="#ffffff" fo:color="#301010"/>
    </style:style>
    <style:style style:name="T5860" style:family="text">
      <style:text-properties fo:font-size="9.75pt" fo:font-weight="normal" fo:font-family="'monospace, monospace'" style:font-family-asian="'monospace, monospace'" style:font-family-complex="'monospace, monospace'" fo:background-color="#ffffff" fo:color="#000000"/>
    </style:style>
    <style:style style:name="T5861" style:family="text">
      <style:text-properties fo:font-size="9.75pt" fo:font-weight="normal" fo:font-family="'monospace, monospace'" style:font-family-asian="'monospace, monospace'" style:font-family-complex="'monospace, monospace'" fo:background-color="#ffffff" fo:color="#301010"/>
    </style:style>
    <style:style style:name="T5862" style:family="text">
      <style:text-properties fo:font-size="9.75pt" fo:font-weight="normal" fo:font-family="'monospace, monospace'" style:font-family-asian="'monospace, monospace'" style:font-family-complex="'monospace, monospace'" fo:background-color="#ffffff" fo:color="#000000"/>
    </style:style>
    <style:style style:name="T5863" style:family="text">
      <style:text-properties fo:font-size="9.75pt" fo:font-weight="normal" fo:font-family="'monospace, monospace'" style:font-family-asian="'monospace, monospace'" style:font-family-complex="'monospace, monospace'" fo:background-color="#ffffff" fo:color="#301010"/>
    </style:style>
    <style:style style:name="T5864" style:family="text">
      <style:text-properties fo:font-size="9.75pt" fo:font-weight="normal" fo:font-family="'monospace, monospace'" style:font-family-asian="'monospace, monospace'" style:font-family-complex="'monospace, monospace'" fo:background-color="transparent" fo:color="#000000"/>
    </style:style>
    <style:style style:name="T5865" style:family="text">
      <style:text-properties fo:font-size="9.75pt" fo:font-weight="normal" fo:font-family="'monospace, monospace'" style:font-family-asian="'monospace, monospace'" style:font-family-complex="'monospace, monospace'" fo:background-color="#ffffff" fo:color="#000000"/>
    </style:style>
    <style:style style:name="T5866" style:family="text">
      <style:text-properties fo:font-size="9.75pt" fo:font-weight="normal" fo:font-family="'monospace, monospace'" style:font-family-asian="'monospace, monospace'" style:font-family-complex="'monospace, monospace'" fo:background-color="#ffffff" fo:color="#301010"/>
    </style:style>
    <style:style style:name="T5867" style:family="text">
      <style:text-properties fo:font-size="9.75pt" fo:font-weight="normal" fo:font-family="'monospace, monospace'" style:font-family-asian="'monospace, monospace'" style:font-family-complex="'monospace, monospace'" fo:background-color="#ffffff" fo:color="#000000"/>
    </style:style>
    <style:style style:name="T5868" style:family="text">
      <style:text-properties fo:font-size="9.75pt" fo:font-weight="normal" fo:font-family="'monospace, monospace'" style:font-family-asian="'monospace, monospace'" style:font-family-complex="'monospace, monospace'" fo:background-color="#ffffff" fo:color="#301010"/>
    </style:style>
    <style:style style:name="T5869" style:family="text">
      <style:text-properties fo:font-size="9.75pt" fo:font-weight="normal" fo:font-family="'monospace, monospace'" style:font-family-asian="'monospace, monospace'" style:font-family-complex="'monospace, monospace'" fo:background-color="#ffffff" fo:color="#007f00"/>
    </style:style>
    <style:style style:name="T5870" style:family="text">
      <style:text-properties fo:font-size="9.75pt" fo:font-weight="normal" fo:font-family="'monospace, monospace'" style:font-family-asian="'monospace, monospace'" style:font-family-complex="'monospace, monospace'" fo:background-color="#ffffff" fo:color="#301010"/>
    </style:style>
    <style:style style:name="T5871" style:family="text">
      <style:text-properties fo:font-size="9.75pt" fo:font-weight="normal" fo:font-family="'monospace, monospace'" style:font-family-asian="'monospace, monospace'" style:font-family-complex="'monospace, monospace'" fo:background-color="transparent" fo:color="#000000"/>
    </style:style>
    <style:style style:name="T5872" style:family="text">
      <style:text-properties fo:font-size="9.75pt" fo:font-weight="normal" fo:font-family="'monospace, monospace'" style:font-family-asian="'monospace, monospace'" style:font-family-complex="'monospace, monospace'" fo:background-color="#ffffff" fo:color="#000000"/>
    </style:style>
    <style:style style:name="T5873" style:family="text">
      <style:text-properties fo:font-size="9.75pt" fo:font-weight="normal" fo:font-family="'monospace, monospace'" style:font-family-asian="'monospace, monospace'" style:font-family-complex="'monospace, monospace'" fo:background-color="#ffffff" fo:color="#301010"/>
    </style:style>
    <style:style style:name="T5874" style:family="text">
      <style:text-properties fo:font-size="9.75pt" fo:font-weight="normal" fo:font-family="'monospace, monospace'" style:font-family-asian="'monospace, monospace'" style:font-family-complex="'monospace, monospace'" fo:background-color="#ffffff" fo:color="#000000"/>
    </style:style>
    <style:style style:name="T5875" style:family="text">
      <style:text-properties fo:font-size="9.75pt" fo:font-weight="normal" fo:font-family="'monospace, monospace'" style:font-family-asian="'monospace, monospace'" style:font-family-complex="'monospace, monospace'" fo:background-color="#ffffff" fo:color="#301010"/>
    </style:style>
    <style:style style:name="T5876" style:family="text">
      <style:text-properties fo:font-size="9.75pt" fo:font-weight="normal" fo:font-family="'monospace, monospace'" style:font-family-asian="'monospace, monospace'" style:font-family-complex="'monospace, monospace'" fo:background-color="#ffffff" fo:color="#000000"/>
    </style:style>
    <style:style style:name="T5877" style:family="text">
      <style:text-properties fo:font-size="9.75pt" fo:font-weight="normal" fo:font-family="'monospace, monospace'" style:font-family-asian="'monospace, monospace'" style:font-family-complex="'monospace, monospace'" fo:background-color="#ffffff" fo:color="#301010"/>
    </style:style>
    <style:style style:name="T5878" style:family="text">
      <style:text-properties fo:font-size="9.75pt" fo:font-weight="normal" fo:font-family="'monospace, monospace'" style:font-family-asian="'monospace, monospace'" style:font-family-complex="'monospace, monospace'" fo:background-color="#ffffff" fo:color="#000000"/>
    </style:style>
    <style:style style:name="T5879" style:family="text">
      <style:text-properties fo:font-size="9.75pt" fo:font-weight="normal" fo:font-family="'monospace, monospace'" style:font-family-asian="'monospace, monospace'" style:font-family-complex="'monospace, monospace'" fo:background-color="#ffffff" fo:color="#301010"/>
    </style:style>
    <style:style style:name="T5880" style:family="text">
      <style:text-properties fo:font-size="9.75pt" fo:font-weight="bold" fo:font-family="'monospace, monospace'" style:font-family-asian="'monospace, monospace'" style:font-family-complex="'monospace, monospace'" fo:background-color="#ffffff" fo:color="#00007f"/>
    </style:style>
    <style:style style:name="T5881" style:family="text">
      <style:text-properties fo:font-size="9.75pt" fo:font-weight="normal" fo:font-family="'monospace, monospace'" style:font-family-asian="'monospace, monospace'" style:font-family-complex="'monospace, monospace'" fo:background-color="#ffffff" fo:color="#301010"/>
    </style:style>
    <style:style style:name="T5882" style:family="text">
      <style:text-properties fo:font-size="9.75pt" fo:font-weight="normal" fo:font-family="'monospace, monospace'" style:font-family-asian="'monospace, monospace'" style:font-family-complex="'monospace, monospace'" fo:background-color="transparent" fo:color="#000000"/>
    </style:style>
    <style:style style:name="T5883" style:family="text">
      <style:text-properties fo:font-size="9.75pt" fo:font-weight="normal" fo:font-family="'monospace, monospace'" style:font-family-asian="'monospace, monospace'" style:font-family-complex="'monospace, monospace'" fo:background-color="#ffffff" fo:color="#000000"/>
    </style:style>
    <style:style style:name="T5884" style:family="text">
      <style:text-properties fo:font-size="9.75pt" fo:font-weight="normal" fo:font-family="'monospace, monospace'" style:font-family-asian="'monospace, monospace'" style:font-family-complex="'monospace, monospace'" fo:background-color="#ffffff" fo:color="#301010"/>
    </style:style>
    <style:style style:name="T5885" style:family="text">
      <style:text-properties fo:font-size="9.75pt" fo:font-weight="normal" fo:font-family="'monospace, monospace'" style:font-family-asian="'monospace, monospace'" style:font-family-complex="'monospace, monospace'" fo:background-color="#ffffff" fo:color="#000000"/>
    </style:style>
    <style:style style:name="T5886" style:family="text">
      <style:text-properties fo:font-size="9.75pt" fo:font-weight="normal" fo:font-family="'monospace, monospace'" style:font-family-asian="'monospace, monospace'" style:font-family-complex="'monospace, monospace'" fo:background-color="#ffffff" fo:color="#301010"/>
    </style:style>
    <style:style style:name="T5887" style:family="text">
      <style:text-properties fo:font-size="9.75pt" fo:font-weight="normal" fo:font-family="'monospace, monospace'" style:font-family-asian="'monospace, monospace'" style:font-family-complex="'monospace, monospace'" fo:background-color="#ffffff" fo:color="#000000"/>
    </style:style>
    <style:style style:name="T5888" style:family="text">
      <style:text-properties fo:font-size="9.75pt" fo:font-weight="normal" fo:font-family="'monospace, monospace'" style:font-family-asian="'monospace, monospace'" style:font-family-complex="'monospace, monospace'" fo:background-color="#ffffff" fo:color="#301010"/>
    </style:style>
    <style:style style:name="T5889" style:family="text">
      <style:text-properties fo:font-size="9.75pt" fo:font-weight="normal" fo:font-family="'monospace, monospace'" style:font-family-asian="'monospace, monospace'" style:font-family-complex="'monospace, monospace'" fo:background-color="#ffffff" fo:color="#000000"/>
    </style:style>
    <style:style style:name="T5890" style:family="text">
      <style:text-properties fo:font-size="9.75pt" fo:font-weight="normal" fo:font-family="'monospace, monospace'" style:font-family-asian="'monospace, monospace'" style:font-family-complex="'monospace, monospace'" fo:background-color="#ffffff" fo:color="#301010"/>
    </style:style>
    <style:style style:name="T5891" style:family="text">
      <style:text-properties fo:font-size="9.75pt" fo:font-weight="bold" fo:font-family="'monospace, monospace'" style:font-family-asian="'monospace, monospace'" style:font-family-complex="'monospace, monospace'" fo:background-color="#ffffff" fo:color="#00007f"/>
    </style:style>
    <style:style style:name="T5892" style:family="text">
      <style:text-properties fo:font-size="9.75pt" fo:font-weight="normal" fo:font-family="'monospace, monospace'" style:font-family-asian="'monospace, monospace'" style:font-family-complex="'monospace, monospace'" fo:background-color="#ffffff" fo:color="#301010"/>
    </style:style>
    <style:style style:name="T5893" style:family="text">
      <style:text-properties fo:font-size="9.75pt" fo:font-weight="normal" fo:font-family="'monospace, monospace'" style:font-family-asian="'monospace, monospace'" style:font-family-complex="'monospace, monospace'" fo:background-color="transparent" fo:color="#000000"/>
    </style:style>
    <style:style style:name="T5894" style:family="text">
      <style:text-properties fo:font-size="9.75pt" fo:font-weight="normal" fo:font-family="'monospace, monospace'" style:font-family-asian="'monospace, monospace'" style:font-family-complex="'monospace, monospace'" fo:background-color="#ffffff" fo:color="#000000"/>
    </style:style>
    <style:style style:name="T5895" style:family="text">
      <style:text-properties fo:font-size="9.75pt" fo:font-weight="normal" fo:font-family="'monospace, monospace'" style:font-family-asian="'monospace, monospace'" style:font-family-complex="'monospace, monospace'" fo:background-color="#ffffff" fo:color="#301010"/>
    </style:style>
    <style:style style:name="T5896" style:family="text">
      <style:text-properties fo:font-size="9.75pt" fo:font-weight="normal" fo:font-family="'monospace, monospace'" style:font-family-asian="'monospace, monospace'" style:font-family-complex="'monospace, monospace'" fo:background-color="#ffffff" fo:color="#000000"/>
    </style:style>
    <style:style style:name="T5897" style:family="text">
      <style:text-properties fo:font-size="9.75pt" fo:font-weight="normal" fo:font-family="'monospace, monospace'" style:font-family-asian="'monospace, monospace'" style:font-family-complex="'monospace, monospace'" fo:background-color="#ffffff" fo:color="#301010"/>
    </style:style>
    <style:style style:name="T5898" style:family="text">
      <style:text-properties fo:font-size="9.75pt" fo:font-weight="normal" fo:font-family="'monospace, monospace'" style:font-family-asian="'monospace, monospace'" style:font-family-complex="'monospace, monospace'" fo:background-color="#ffffff" fo:color="#000000"/>
    </style:style>
    <style:style style:name="T5899" style:family="text">
      <style:text-properties fo:font-size="9.75pt" fo:font-weight="normal" fo:font-family="'monospace, monospace'" style:font-family-asian="'monospace, monospace'" style:font-family-complex="'monospace, monospace'" fo:background-color="#ffffff" fo:color="#301010"/>
    </style:style>
    <style:style style:name="T5900" style:family="text">
      <style:text-properties fo:font-size="9.75pt" fo:font-weight="normal" fo:font-family="'monospace, monospace'" style:font-family-asian="'monospace, monospace'" style:font-family-complex="'monospace, monospace'" fo:background-color="#ffffff" fo:color="#000000"/>
    </style:style>
    <style:style style:name="T5901" style:family="text">
      <style:text-properties fo:font-size="9.75pt" fo:font-weight="normal" fo:font-family="'monospace, monospace'" style:font-family-asian="'monospace, monospace'" style:font-family-complex="'monospace, monospace'" fo:background-color="#ffffff" fo:color="#301010"/>
    </style:style>
    <style:style style:name="T5902" style:family="text">
      <style:text-properties fo:font-size="9.75pt" fo:font-weight="normal" fo:font-family="'monospace, monospace'" style:font-family-asian="'monospace, monospace'" style:font-family-complex="'monospace, monospace'" fo:background-color="#ffffff" fo:color="#007f00"/>
    </style:style>
    <style:style style:name="T5903" style:family="text">
      <style:text-properties fo:font-size="9.75pt" fo:font-weight="normal" fo:font-family="'monospace, monospace'" style:font-family-asian="'monospace, monospace'" style:font-family-complex="'monospace, monospace'" fo:background-color="#ffffff" fo:color="#301010"/>
    </style:style>
    <style:style style:name="T5904" style:family="text">
      <style:text-properties fo:font-size="9.75pt" fo:font-weight="normal" fo:font-family="'monospace, monospace'" style:font-family-asian="'monospace, monospace'" style:font-family-complex="'monospace, monospace'" fo:background-color="transparent" fo:color="#000000"/>
    </style:style>
    <style:style style:name="T5905" style:family="text">
      <style:text-properties fo:font-size="9.75pt" fo:font-weight="normal" fo:font-family="'monospace, monospace'" style:font-family-asian="'monospace, monospace'" style:font-family-complex="'monospace, monospace'" fo:background-color="#ffffff" fo:color="#000000"/>
    </style:style>
    <style:style style:name="T5906" style:family="text">
      <style:text-properties fo:font-size="9.75pt" fo:font-weight="normal" fo:font-family="'monospace, monospace'" style:font-family-asian="'monospace, monospace'" style:font-family-complex="'monospace, monospace'" fo:background-color="#ffffff" fo:color="#301010"/>
    </style:style>
    <style:style style:name="T5907" style:family="text">
      <style:text-properties fo:font-size="9.75pt" fo:font-weight="normal" fo:font-family="'monospace, monospace'" style:font-family-asian="'monospace, monospace'" style:font-family-complex="'monospace, monospace'" fo:background-color="#ffffff" fo:color="#000000"/>
    </style:style>
    <style:style style:name="T5908" style:family="text">
      <style:text-properties fo:font-size="9.75pt" fo:font-weight="normal" fo:font-family="'monospace, monospace'" style:font-family-asian="'monospace, monospace'" style:font-family-complex="'monospace, monospace'" fo:background-color="#ffffff" fo:color="#301010"/>
    </style:style>
    <style:style style:name="T5909" style:family="text">
      <style:text-properties fo:font-size="9.75pt" fo:font-weight="normal" fo:font-family="'monospace, monospace'" style:font-family-asian="'monospace, monospace'" style:font-family-complex="'monospace, monospace'" fo:background-color="#ffffff" fo:color="#000000"/>
    </style:style>
    <style:style style:name="T5910" style:family="text">
      <style:text-properties fo:font-size="9.75pt" fo:font-weight="normal" fo:font-family="'monospace, monospace'" style:font-family-asian="'monospace, monospace'" style:font-family-complex="'monospace, monospace'" fo:background-color="#ffffff" fo:color="#301010"/>
    </style:style>
    <style:style style:name="T5911" style:family="text">
      <style:text-properties fo:font-size="9.75pt" fo:font-weight="normal" fo:font-family="'monospace, monospace'" style:font-family-asian="'monospace, monospace'" style:font-family-complex="'monospace, monospace'" fo:background-color="transparent" fo:color="#000000"/>
    </style:style>
    <style:style style:name="T5912" style:family="text">
      <style:text-properties fo:font-size="9.75pt" fo:font-weight="normal" fo:font-family="'monospace, monospace'" style:font-family-asian="'monospace, monospace'" style:font-family-complex="'monospace, monospace'" fo:background-color="#ffffff" fo:color="#301010"/>
    </style:style>
    <style:style style:name="T5913" style:family="text">
      <style:text-properties fo:font-size="9.75pt" fo:font-weight="normal" fo:font-family="'monospace, monospace'" style:font-family-asian="'monospace, monospace'" style:font-family-complex="'monospace, monospace'" fo:background-color="transparent" fo:color="#000000"/>
    </style:style>
    <style:style style:name="T5914" style:family="text">
      <style:text-properties fo:font-size="9.75pt" fo:font-weight="bold" fo:font-family="'monospace, monospace'" style:font-family-asian="'monospace, monospace'" style:font-family-complex="'monospace, monospace'" fo:background-color="#ffffff" fo:color="#00007f"/>
    </style:style>
    <style:style style:name="T5915" style:family="text">
      <style:text-properties fo:font-size="9.75pt" fo:font-weight="normal" fo:font-family="'monospace, monospace'" style:font-family-asian="'monospace, monospace'" style:font-family-complex="'monospace, monospace'" fo:background-color="#ffffff" fo:color="#301010"/>
    </style:style>
    <style:style style:name="T5916" style:family="text">
      <style:text-properties fo:font-size="9.75pt" fo:font-weight="normal" fo:font-family="'monospace, monospace'" style:font-family-asian="'monospace, monospace'" style:font-family-complex="'monospace, monospace'" fo:background-color="#ffffff" fo:color="#000000"/>
    </style:style>
    <style:style style:name="T5917" style:family="text">
      <style:text-properties fo:font-size="9.75pt" fo:font-weight="normal" fo:font-family="'monospace, monospace'" style:font-family-asian="'monospace, monospace'" style:font-family-complex="'monospace, monospace'" fo:background-color="#ffffff" fo:color="#301010"/>
    </style:style>
    <style:style style:name="T5918" style:family="text">
      <style:text-properties fo:font-size="9.75pt" fo:font-weight="normal" fo:font-family="'monospace, monospace'" style:font-family-asian="'monospace, monospace'" style:font-family-complex="'monospace, monospace'" fo:background-color="#ffffff" fo:color="#000000"/>
    </style:style>
    <style:style style:name="T5919" style:family="text">
      <style:text-properties fo:font-size="9.75pt" fo:font-weight="normal" fo:font-family="'monospace, monospace'" style:font-family-asian="'monospace, monospace'" style:font-family-complex="'monospace, monospace'" fo:background-color="#ffffff" fo:color="#301010"/>
    </style:style>
    <style:style style:name="T5920" style:family="text">
      <style:text-properties fo:font-size="9.75pt" fo:font-weight="normal" fo:font-family="'monospace, monospace'" style:font-family-asian="'monospace, monospace'" style:font-family-complex="'monospace, monospace'" fo:background-color="#ffffff" fo:color="#007f00"/>
    </style:style>
    <style:style style:name="T5921" style:family="text">
      <style:text-properties fo:font-size="9.75pt" fo:font-weight="normal" fo:font-family="'monospace, monospace'" style:font-family-asian="'monospace, monospace'" style:font-family-complex="'monospace, monospace'" fo:background-color="#ffffff" fo:color="#301010"/>
    </style:style>
    <style:style style:name="T5922" style:family="text">
      <style:text-properties fo:font-size="9.75pt" fo:font-weight="normal" fo:font-family="'monospace, monospace'" style:font-family-asian="'monospace, monospace'" style:font-family-complex="'monospace, monospace'" fo:background-color="transparent" fo:color="#000000"/>
    </style:style>
    <style:style style:name="T5923" style:family="text">
      <style:text-properties fo:font-size="9.75pt" fo:font-weight="normal" fo:font-family="'monospace, monospace'" style:font-family-asian="'monospace, monospace'" style:font-family-complex="'monospace, monospace'" fo:background-color="#ffffff" fo:color="#301010"/>
    </style:style>
    <style:style style:name="T5924" style:family="text">
      <style:text-properties fo:font-size="9.75pt" fo:font-weight="normal" fo:font-family="'monospace, monospace'" style:font-family-asian="'monospace, monospace'" style:font-family-complex="'monospace, monospace'" fo:background-color="transparent" fo:color="#000000"/>
    </style:style>
    <style:style style:name="T5925" style:family="text">
      <style:text-properties fo:font-size="9.75pt" fo:font-weight="normal" fo:font-family="'monospace, monospace'" style:font-family-asian="'monospace, monospace'" style:font-family-complex="'monospace, monospace'" fo:background-color="#ffffff" fo:color="#000000"/>
    </style:style>
    <style:style style:name="T5926" style:family="text">
      <style:text-properties fo:font-size="9.75pt" fo:font-weight="normal" fo:font-family="'monospace, monospace'" style:font-family-asian="'monospace, monospace'" style:font-family-complex="'monospace, monospace'" fo:background-color="#ffffff" fo:color="#301010"/>
    </style:style>
    <style:style style:name="T5927" style:family="text">
      <style:text-properties fo:font-size="9.75pt" fo:font-weight="normal" fo:font-family="'monospace, monospace'" style:font-family-asian="'monospace, monospace'" style:font-family-complex="'monospace, monospace'" fo:background-color="#ffffff" fo:color="#000000"/>
    </style:style>
    <style:style style:name="T5928" style:family="text">
      <style:text-properties fo:font-size="9.75pt" fo:font-weight="normal" fo:font-family="'monospace, monospace'" style:font-family-asian="'monospace, monospace'" style:font-family-complex="'monospace, monospace'" fo:background-color="#ffffff" fo:color="#301010"/>
    </style:style>
    <style:style style:name="T5929" style:family="text">
      <style:text-properties fo:font-size="9.75pt" fo:font-weight="normal" fo:font-family="'monospace, monospace'" style:font-family-asian="'monospace, monospace'" style:font-family-complex="'monospace, monospace'" fo:background-color="#ffffff" fo:color="#000000"/>
    </style:style>
    <style:style style:name="T5930" style:family="text">
      <style:text-properties fo:font-size="9.75pt" fo:font-weight="normal" fo:font-family="'monospace, monospace'" style:font-family-asian="'monospace, monospace'" style:font-family-complex="'monospace, monospace'" fo:background-color="#ffffff" fo:color="#301010"/>
    </style:style>
    <style:style style:name="T5931" style:family="text">
      <style:text-properties fo:font-size="9.75pt" fo:font-weight="normal" fo:font-family="'monospace, monospace'" style:font-family-asian="'monospace, monospace'" style:font-family-complex="'monospace, monospace'" fo:background-color="#ffffff" fo:color="#000000"/>
    </style:style>
    <style:style style:name="T5932" style:family="text">
      <style:text-properties fo:font-size="9.75pt" fo:font-weight="normal" fo:font-family="'monospace, monospace'" style:font-family-asian="'monospace, monospace'" style:font-family-complex="'monospace, monospace'" fo:background-color="#ffffff" fo:color="#301010"/>
    </style:style>
    <style:style style:name="T5933" style:family="text">
      <style:text-properties fo:font-size="9.75pt" fo:font-weight="normal" fo:font-family="'monospace, monospace'" style:font-family-asian="'monospace, monospace'" style:font-family-complex="'monospace, monospace'" fo:background-color="transparent" fo:color="#000000"/>
    </style:style>
    <style:style style:name="T5934" style:family="text">
      <style:text-properties fo:font-size="9.75pt" fo:font-weight="normal" fo:font-family="'monospace, monospace'" style:font-family-asian="'monospace, monospace'" style:font-family-complex="'monospace, monospace'" fo:background-color="#ffffff" fo:color="#000000"/>
    </style:style>
    <style:style style:name="T5935" style:family="text">
      <style:text-properties fo:font-size="9.75pt" fo:font-weight="normal" fo:font-family="'monospace, monospace'" style:font-family-asian="'monospace, monospace'" style:font-family-complex="'monospace, monospace'" fo:background-color="#ffffff" fo:color="#301010"/>
    </style:style>
    <style:style style:name="T5936" style:family="text">
      <style:text-properties fo:font-size="9.75pt" fo:font-weight="normal" fo:font-family="'monospace, monospace'" style:font-family-asian="'monospace, monospace'" style:font-family-complex="'monospace, monospace'" fo:background-color="#ffffff" fo:color="#000000"/>
    </style:style>
    <style:style style:name="T5937" style:family="text">
      <style:text-properties fo:font-size="9.75pt" fo:font-weight="normal" fo:font-family="'monospace, monospace'" style:font-family-asian="'monospace, monospace'" style:font-family-complex="'monospace, monospace'" fo:background-color="#ffffff" fo:color="#301010"/>
    </style:style>
    <style:style style:name="T5938" style:family="text">
      <style:text-properties fo:font-size="9.75pt" fo:font-weight="normal" fo:font-family="'monospace, monospace'" style:font-family-asian="'monospace, monospace'" style:font-family-complex="'monospace, monospace'" fo:background-color="#ffffff" fo:color="#007f00"/>
    </style:style>
    <style:style style:name="T5939" style:family="text">
      <style:text-properties fo:font-size="9.75pt" fo:font-weight="normal" fo:font-family="'monospace, monospace'" style:font-family-asian="'monospace, monospace'" style:font-family-complex="'monospace, monospace'" fo:background-color="#ffffff" fo:color="#301010"/>
    </style:style>
    <style:style style:name="T5940" style:family="text">
      <style:text-properties fo:font-size="9.75pt" fo:font-weight="normal" fo:font-family="'monospace, monospace'" style:font-family-asian="'monospace, monospace'" style:font-family-complex="'monospace, monospace'" fo:background-color="transparent" fo:color="#000000"/>
    </style:style>
    <style:style style:name="T5941" style:family="text">
      <style:text-properties fo:font-size="9.75pt" fo:font-weight="normal" fo:font-family="'monospace, monospace'" style:font-family-asian="'monospace, monospace'" style:font-family-complex="'monospace, monospace'" fo:background-color="#ffffff" fo:color="#000000"/>
    </style:style>
    <style:style style:name="T5942" style:family="text">
      <style:text-properties fo:font-size="9.75pt" fo:font-weight="normal" fo:font-family="'monospace, monospace'" style:font-family-asian="'monospace, monospace'" style:font-family-complex="'monospace, monospace'" fo:background-color="#ffffff" fo:color="#301010"/>
    </style:style>
    <style:style style:name="T5943" style:family="text">
      <style:text-properties fo:font-size="9.75pt" fo:font-weight="normal" fo:font-family="'monospace, monospace'" style:font-family-asian="'monospace, monospace'" style:font-family-complex="'monospace, monospace'" fo:background-color="#ffffff" fo:color="#000000"/>
    </style:style>
    <style:style style:name="T5944" style:family="text">
      <style:text-properties fo:font-size="9.75pt" fo:font-weight="normal" fo:font-family="'monospace, monospace'" style:font-family-asian="'monospace, monospace'" style:font-family-complex="'monospace, monospace'" fo:background-color="#ffffff" fo:color="#301010"/>
    </style:style>
    <style:style style:name="T5945" style:family="text">
      <style:text-properties fo:font-size="9.75pt" fo:font-weight="bold" fo:font-family="'monospace, monospace'" style:font-family-asian="'monospace, monospace'" style:font-family-complex="'monospace, monospace'" fo:background-color="#ffffff" fo:color="#00007f"/>
    </style:style>
    <style:style style:name="T5946" style:family="text">
      <style:text-properties fo:font-size="9.75pt" fo:font-weight="normal" fo:font-family="'monospace, monospace'" style:font-family-asian="'monospace, monospace'" style:font-family-complex="'monospace, monospace'" fo:background-color="#ffffff" fo:color="#301010"/>
    </style:style>
    <style:style style:name="T5947" style:family="text">
      <style:text-properties fo:font-size="9.75pt" fo:font-weight="normal" fo:font-family="'monospace, monospace'" style:font-family-asian="'monospace, monospace'" style:font-family-complex="'monospace, monospace'" fo:background-color="transparent" fo:color="#000000"/>
    </style:style>
    <style:style style:name="T5948" style:family="text">
      <style:text-properties fo:font-size="9.75pt" fo:font-weight="bold" fo:font-family="'monospace, monospace'" style:font-family-asian="'monospace, monospace'" style:font-family-complex="'monospace, monospace'" fo:background-color="#ffffff" fo:color="#00007f"/>
    </style:style>
    <style:style style:name="T5949" style:family="text">
      <style:text-properties fo:font-size="9.75pt" fo:font-weight="normal" fo:font-family="'monospace, monospace'" style:font-family-asian="'monospace, monospace'" style:font-family-complex="'monospace, monospace'" fo:background-color="#ffffff" fo:color="#301010"/>
    </style:style>
    <style:style style:name="T5950" style:family="text">
      <style:text-properties fo:font-size="9.75pt" fo:font-weight="normal" fo:font-family="'monospace, monospace'" style:font-family-asian="'monospace, monospace'" style:font-family-complex="'monospace, monospace'" fo:background-color="transparent" fo:color="#000000"/>
    </style:style>
    <style:style style:name="T5951" style:family="text">
      <style:text-properties fo:font-size="9.75pt" fo:font-weight="normal" fo:font-family="'monospace, monospace'" style:font-family-asian="'monospace, monospace'" style:font-family-complex="'monospace, monospace'" fo:background-color="#ffffff" fo:color="#301010"/>
    </style:style>
    <style:style style:name="T5952" style:family="text">
      <style:text-properties fo:font-size="9.75pt" fo:font-weight="normal" fo:font-family="'monospace, monospace'" style:font-family-asian="'monospace, monospace'" style:font-family-complex="'monospace, monospace'" fo:background-color="transparent" fo:color="#000000"/>
    </style:style>
    <style:style style:name="T5953" style:family="text">
      <style:text-properties fo:font-size="9.75pt" fo:font-weight="normal" fo:font-family="'monospace, monospace'" style:font-family-asian="'monospace, monospace'" style:font-family-complex="'monospace, monospace'" fo:background-color="#ffffff" fo:color="#301010"/>
    </style:style>
    <style:style style:name="T5954" style:family="text">
      <style:text-properties fo:font-size="9.75pt" fo:font-weight="normal" fo:font-family="'monospace, monospace'" style:font-family-asian="'monospace, monospace'" style:font-family-complex="'monospace, monospace'" fo:background-color="transparent" fo:color="#000000"/>
    </style:style>
    <style:style style:name="T5955" style:family="text">
      <style:text-properties fo:font-size="9.75pt" fo:font-weight="normal" fo:font-family="'monospace, monospace'" style:font-family-asian="'monospace, monospace'" style:font-family-complex="'monospace, monospace'" fo:background-color="#ffffff" fo:color="#000000"/>
    </style:style>
    <style:style style:name="T5956" style:family="text">
      <style:text-properties fo:font-size="9.75pt" fo:font-weight="normal" fo:font-family="'monospace, monospace'" style:font-family-asian="'monospace, monospace'" style:font-family-complex="'monospace, monospace'" fo:background-color="#ffffff" fo:color="#301010"/>
    </style:style>
    <style:style style:name="T5957" style:family="text">
      <style:text-properties fo:font-size="9.75pt" fo:font-weight="normal" fo:font-family="'monospace, monospace'" style:font-family-asian="'monospace, monospace'" style:font-family-complex="'monospace, monospace'" fo:background-color="#ffffff" fo:color="#000000"/>
    </style:style>
    <style:style style:name="T5958" style:family="text">
      <style:text-properties fo:font-size="9.75pt" fo:font-weight="normal" fo:font-family="'monospace, monospace'" style:font-family-asian="'monospace, monospace'" style:font-family-complex="'monospace, monospace'" fo:background-color="#ffffff" fo:color="#301010"/>
    </style:style>
    <style:style style:name="T5959" style:family="text">
      <style:text-properties fo:font-size="9.75pt" fo:font-weight="normal" fo:font-family="'monospace, monospace'" style:font-family-asian="'monospace, monospace'" style:font-family-complex="'monospace, monospace'" fo:background-color="#ffffff" fo:color="#000000"/>
    </style:style>
    <style:style style:name="T5960" style:family="text">
      <style:text-properties fo:font-size="9.75pt" fo:font-weight="normal" fo:font-family="'monospace, monospace'" style:font-family-asian="'monospace, monospace'" style:font-family-complex="'monospace, monospace'" fo:background-color="#ffffff" fo:color="#301010"/>
    </style:style>
    <style:style style:name="T5961" style:family="text">
      <style:text-properties fo:font-size="9.75pt" fo:font-weight="normal" fo:font-family="'monospace, monospace'" style:font-family-asian="'monospace, monospace'" style:font-family-complex="'monospace, monospace'" fo:background-color="transparent" fo:color="#000000"/>
    </style:style>
    <style:style style:name="T5962" style:family="text">
      <style:text-properties fo:font-size="9.75pt" fo:font-weight="normal" fo:font-family="'monospace, monospace'" style:font-family-asian="'monospace, monospace'" style:font-family-complex="'monospace, monospace'" fo:background-color="#ffffff" fo:color="#301010"/>
    </style:style>
    <style:style style:name="T5963" style:family="text">
      <style:text-properties fo:font-size="9.75pt" fo:font-weight="normal" fo:font-family="'monospace, monospace'" style:font-family-asian="'monospace, monospace'" style:font-family-complex="'monospace, monospace'" fo:background-color="transparent" fo:color="#000000"/>
    </style:style>
    <style:style style:name="T5964" style:family="text">
      <style:text-properties fo:font-size="9.75pt" fo:font-weight="normal" fo:font-family="'monospace, monospace'" style:font-family-asian="'monospace, monospace'" style:font-family-complex="'monospace, monospace'" fo:background-color="#ffffff" fo:color="#000000"/>
    </style:style>
    <style:style style:name="T5965" style:family="text">
      <style:text-properties fo:font-size="9.75pt" fo:font-weight="normal" fo:font-family="'monospace, monospace'" style:font-family-asian="'monospace, monospace'" style:font-family-complex="'monospace, monospace'" fo:background-color="#ffffff" fo:color="#301010"/>
    </style:style>
    <style:style style:name="T5966" style:family="text">
      <style:text-properties fo:font-size="9.75pt" fo:font-weight="normal" fo:font-family="'monospace, monospace'" style:font-family-asian="'monospace, monospace'" style:font-family-complex="'monospace, monospace'" fo:background-color="#ffffff" fo:color="#000000"/>
    </style:style>
    <style:style style:name="T5967" style:family="text">
      <style:text-properties fo:font-size="9.75pt" fo:font-weight="normal" fo:font-family="'monospace, monospace'" style:font-family-asian="'monospace, monospace'" style:font-family-complex="'monospace, monospace'" fo:background-color="#ffffff" fo:color="#301010"/>
    </style:style>
    <style:style style:name="T5968" style:family="text">
      <style:text-properties fo:font-size="9.75pt" fo:font-weight="normal" fo:font-family="'monospace, monospace'" style:font-family-asian="'monospace, monospace'" style:font-family-complex="'monospace, monospace'" fo:background-color="#ffffff" fo:color="#000000"/>
    </style:style>
    <style:style style:name="T5969" style:family="text">
      <style:text-properties fo:font-size="9.75pt" fo:font-weight="normal" fo:font-family="'monospace, monospace'" style:font-family-asian="'monospace, monospace'" style:font-family-complex="'monospace, monospace'" fo:background-color="#ffffff" fo:color="#301010"/>
    </style:style>
    <style:style style:name="T5970" style:family="text">
      <style:text-properties fo:font-size="9.75pt" fo:font-weight="normal" fo:font-family="'monospace, monospace'" style:font-family-asian="'monospace, monospace'" style:font-family-complex="'monospace, monospace'" fo:background-color="#ffffff" fo:color="#000000"/>
    </style:style>
    <style:style style:name="T5971" style:family="text">
      <style:text-properties fo:font-size="9.75pt" fo:font-weight="normal" fo:font-family="'monospace, monospace'" style:font-family-asian="'monospace, monospace'" style:font-family-complex="'monospace, monospace'" fo:background-color="#ffffff" fo:color="#301010"/>
    </style:style>
    <style:style style:name="T5972" style:family="text">
      <style:text-properties fo:font-size="9.75pt" fo:font-weight="normal" fo:font-family="'monospace, monospace'" style:font-family-asian="'monospace, monospace'" style:font-family-complex="'monospace, monospace'" fo:background-color="#ffffff" fo:color="#000000"/>
    </style:style>
    <style:style style:name="T5973" style:family="text">
      <style:text-properties fo:font-size="9.75pt" fo:font-weight="normal" fo:font-family="'monospace, monospace'" style:font-family-asian="'monospace, monospace'" style:font-family-complex="'monospace, monospace'" fo:background-color="#ffffff" fo:color="#301010"/>
    </style:style>
    <style:style style:name="T5974" style:family="text">
      <style:text-properties fo:font-size="9.75pt" fo:font-weight="normal" fo:font-family="'monospace, monospace'" style:font-family-asian="'monospace, monospace'" style:font-family-complex="'monospace, monospace'" fo:background-color="#ffffff" fo:color="#000000"/>
    </style:style>
    <style:style style:name="T5975" style:family="text">
      <style:text-properties fo:font-size="9.75pt" fo:font-weight="normal" fo:font-family="'monospace, monospace'" style:font-family-asian="'monospace, monospace'" style:font-family-complex="'monospace, monospace'" fo:background-color="#ffffff" fo:color="#301010"/>
    </style:style>
    <style:style style:name="T5976" style:family="text">
      <style:text-properties fo:font-size="9.75pt" fo:font-weight="normal" fo:font-family="'monospace, monospace'" style:font-family-asian="'monospace, monospace'" style:font-family-complex="'monospace, monospace'" fo:background-color="#ffffff" fo:color="#000000"/>
    </style:style>
    <style:style style:name="T5977" style:family="text">
      <style:text-properties fo:font-size="9.75pt" fo:font-weight="normal" fo:font-family="'monospace, monospace'" style:font-family-asian="'monospace, monospace'" style:font-family-complex="'monospace, monospace'" fo:background-color="#ffffff" fo:color="#301010"/>
    </style:style>
    <style:style style:name="T5978" style:family="text">
      <style:text-properties fo:font-size="9.75pt" fo:font-weight="normal" fo:font-family="'monospace, monospace'" style:font-family-asian="'monospace, monospace'" style:font-family-complex="'monospace, monospace'" fo:background-color="#ffffff" fo:color="#000000"/>
    </style:style>
    <style:style style:name="T5979" style:family="text">
      <style:text-properties fo:font-size="9.75pt" fo:font-weight="normal" fo:font-family="'monospace, monospace'" style:font-family-asian="'monospace, monospace'" style:font-family-complex="'monospace, monospace'" fo:background-color="#ffffff" fo:color="#301010"/>
    </style:style>
    <style:style style:name="T5980" style:family="text">
      <style:text-properties fo:font-size="9.75pt" fo:font-weight="normal" fo:font-family="'monospace, monospace'" style:font-family-asian="'monospace, monospace'" style:font-family-complex="'monospace, monospace'" fo:background-color="#ffffff" fo:color="#000000"/>
    </style:style>
    <style:style style:name="T5981" style:family="text">
      <style:text-properties fo:font-size="9.75pt" fo:font-weight="normal" fo:font-family="'monospace, monospace'" style:font-family-asian="'monospace, monospace'" style:font-family-complex="'monospace, monospace'" fo:background-color="#ffffff" fo:color="#301010"/>
    </style:style>
    <style:style style:name="T5982" style:family="text">
      <style:text-properties fo:font-size="9.75pt" fo:font-weight="normal" fo:font-family="'monospace, monospace'" style:font-family-asian="'monospace, monospace'" style:font-family-complex="'monospace, monospace'" fo:background-color="transparent" fo:color="#000000"/>
    </style:style>
    <style:style style:name="T5983" style:family="text">
      <style:text-properties fo:font-size="9.75pt" fo:font-weight="normal" fo:font-family="'monospace, monospace'" style:font-family-asian="'monospace, monospace'" style:font-family-complex="'monospace, monospace'" fo:background-color="#ffffff" fo:color="#000000"/>
    </style:style>
    <style:style style:name="T5984" style:family="text">
      <style:text-properties fo:font-size="9.75pt" fo:font-weight="normal" fo:font-family="'monospace, monospace'" style:font-family-asian="'monospace, monospace'" style:font-family-complex="'monospace, monospace'" fo:background-color="#ffffff" fo:color="#301010"/>
    </style:style>
    <style:style style:name="T5985" style:family="text">
      <style:text-properties fo:font-size="9.75pt" fo:font-weight="normal" fo:font-family="'monospace, monospace'" style:font-family-asian="'monospace, monospace'" style:font-family-complex="'monospace, monospace'" fo:background-color="#ffffff" fo:color="#000000"/>
    </style:style>
    <style:style style:name="T5986" style:family="text">
      <style:text-properties fo:font-size="9.75pt" fo:font-weight="normal" fo:font-family="'monospace, monospace'" style:font-family-asian="'monospace, monospace'" style:font-family-complex="'monospace, monospace'" fo:background-color="#ffffff" fo:color="#301010"/>
    </style:style>
    <style:style style:name="T5987" style:family="text">
      <style:text-properties fo:font-size="9.75pt" fo:font-weight="normal" fo:font-family="'monospace, monospace'" style:font-family-asian="'monospace, monospace'" style:font-family-complex="'monospace, monospace'" fo:background-color="#ffffff" fo:color="#000000"/>
    </style:style>
    <style:style style:name="T5988" style:family="text">
      <style:text-properties fo:font-size="9.75pt" fo:font-weight="normal" fo:font-family="'monospace, monospace'" style:font-family-asian="'monospace, monospace'" style:font-family-complex="'monospace, monospace'" fo:background-color="#ffffff" fo:color="#301010"/>
    </style:style>
    <style:style style:name="T5989" style:family="text">
      <style:text-properties fo:font-size="9.75pt" fo:font-weight="normal" fo:font-family="'monospace, monospace'" style:font-family-asian="'monospace, monospace'" style:font-family-complex="'monospace, monospace'" fo:background-color="transparent" fo:color="#000000"/>
    </style:style>
    <style:style style:name="T5990" style:family="text">
      <style:text-properties fo:font-size="9.75pt" fo:font-weight="normal" fo:font-family="'monospace, monospace'" style:font-family-asian="'monospace, monospace'" style:font-family-complex="'monospace, monospace'" fo:background-color="#ffffff" fo:color="#301010"/>
    </style:style>
    <style:style style:name="T5991" style:family="text">
      <style:text-properties fo:font-size="9.75pt" fo:font-weight="normal" fo:font-family="'monospace, monospace'" style:font-family-asian="'monospace, monospace'" style:font-family-complex="'monospace, monospace'" fo:background-color="transparent" fo:color="#000000"/>
    </style:style>
    <style:style style:name="T5992" style:family="text">
      <style:text-properties fo:font-size="9.75pt" fo:font-weight="bold" fo:font-family="'monospace, monospace'" style:font-family-asian="'monospace, monospace'" style:font-family-complex="'monospace, monospace'" fo:background-color="#ffffff" fo:color="#00007f"/>
    </style:style>
    <style:style style:name="T5993" style:family="text">
      <style:text-properties fo:font-size="9.75pt" fo:font-weight="normal" fo:font-family="'monospace, monospace'" style:font-family-asian="'monospace, monospace'" style:font-family-complex="'monospace, monospace'" fo:background-color="#ffffff" fo:color="#301010"/>
    </style:style>
    <style:style style:name="T5994" style:family="text">
      <style:text-properties fo:font-size="9.75pt" fo:font-weight="bold" fo:font-family="'monospace, monospace'" style:font-family-asian="'monospace, monospace'" style:font-family-complex="'monospace, monospace'" fo:background-color="#ffffff" fo:color="#00007f"/>
    </style:style>
    <style:style style:name="T5995" style:family="text">
      <style:text-properties fo:font-size="9.75pt" fo:font-weight="normal" fo:font-family="'monospace, monospace'" style:font-family-asian="'monospace, monospace'" style:font-family-complex="'monospace, monospace'" fo:background-color="#ffffff" fo:color="#301010"/>
    </style:style>
    <style:style style:name="T5996" style:family="text">
      <style:text-properties fo:font-size="9.75pt" fo:font-weight="normal" fo:font-family="'monospace, monospace'" style:font-family-asian="'monospace, monospace'" style:font-family-complex="'monospace, monospace'" fo:background-color="transparent" fo:color="#000000"/>
    </style:style>
    <style:style style:name="T5997" style:family="text">
      <style:text-properties fo:font-size="9.75pt" fo:font-weight="normal" fo:font-family="'monospace, monospace'" style:font-family-asian="'monospace, monospace'" style:font-family-complex="'monospace, monospace'" fo:background-color="#ffffff" fo:color="#301010"/>
    </style:style>
    <style:style style:name="T5998" style:family="text">
      <style:text-properties fo:font-size="9.75pt" fo:font-weight="normal" fo:font-family="'monospace, monospace'" style:font-family-asian="'monospace, monospace'" style:font-family-complex="'monospace, monospace'" fo:background-color="transparent" fo:color="#000000"/>
    </style:style>
    <style:style style:name="T5999" style:family="text">
      <style:text-properties fo:font-size="9.75pt" fo:font-weight="bold" fo:font-family="'monospace, monospace'" style:font-family-asian="'monospace, monospace'" style:font-family-complex="'monospace, monospace'" fo:background-color="#ffffff" fo:color="#00007f"/>
    </style:style>
    <style:style style:name="T6000" style:family="text">
      <style:text-properties fo:font-size="9.75pt" fo:font-weight="normal" fo:font-family="'monospace, monospace'" style:font-family-asian="'monospace, monospace'" style:font-family-complex="'monospace, monospace'" fo:background-color="#ffffff" fo:color="#301010"/>
    </style:style>
    <style:style style:name="T6001" style:family="text">
      <style:text-properties fo:font-size="9.75pt" fo:font-weight="normal" fo:font-family="'monospace, monospace'" style:font-family-asian="'monospace, monospace'" style:font-family-complex="'monospace, monospace'" fo:background-color="#ffffff" fo:color="#000000"/>
    </style:style>
    <style:style style:name="T6002" style:family="text">
      <style:text-properties fo:font-size="9.75pt" fo:font-weight="normal" fo:font-family="'monospace, monospace'" style:font-family-asian="'monospace, monospace'" style:font-family-complex="'monospace, monospace'" fo:background-color="#ffffff" fo:color="#301010"/>
    </style:style>
    <style:style style:name="T6003" style:family="text">
      <style:text-properties fo:font-size="9.75pt" fo:font-weight="normal" fo:font-family="'monospace, monospace'" style:font-family-asian="'monospace, monospace'" style:font-family-complex="'monospace, monospace'" fo:background-color="#ffffff" fo:color="#000000"/>
    </style:style>
    <style:style style:name="T6004" style:family="text">
      <style:text-properties fo:font-size="9.75pt" fo:font-weight="normal" fo:font-family="'monospace, monospace'" style:font-family-asian="'monospace, monospace'" style:font-family-complex="'monospace, monospace'" fo:background-color="#ffffff" fo:color="#301010"/>
    </style:style>
    <style:style style:name="T6005" style:family="text">
      <style:text-properties fo:font-size="9.75pt" fo:font-weight="normal" fo:font-family="'monospace, monospace'" style:font-family-asian="'monospace, monospace'" style:font-family-complex="'monospace, monospace'" fo:background-color="transparent" fo:color="#000000"/>
    </style:style>
    <style:style style:name="T6006" style:family="text">
      <style:text-properties fo:font-size="9.75pt" fo:font-weight="normal" fo:font-family="'monospace, monospace'" style:font-family-asian="'monospace, monospace'" style:font-family-complex="'monospace, monospace'" fo:background-color="#ffffff" fo:color="#301010"/>
    </style:style>
    <style:style style:name="T6007" style:family="text">
      <style:text-properties fo:font-size="9.75pt" fo:font-weight="normal" fo:font-family="'monospace, monospace'" style:font-family-asian="'monospace, monospace'" style:font-family-complex="'monospace, monospace'" fo:background-color="transparent" fo:color="#000000"/>
    </style:style>
    <style:style style:name="T6008" style:family="text">
      <style:text-properties fo:font-size="9.75pt" fo:font-weight="normal" fo:font-family="'monospace, monospace'" style:font-family-asian="'monospace, monospace'" style:font-family-complex="'monospace, monospace'" fo:background-color="#ffffff" fo:color="#000000"/>
    </style:style>
    <style:style style:name="T6009" style:family="text">
      <style:text-properties fo:font-size="9.75pt" fo:font-weight="normal" fo:font-family="'monospace, monospace'" style:font-family-asian="'monospace, monospace'" style:font-family-complex="'monospace, monospace'" fo:background-color="#ffffff" fo:color="#301010"/>
    </style:style>
    <style:style style:name="T6010" style:family="text">
      <style:text-properties fo:font-size="9.75pt" fo:font-weight="normal" fo:font-family="'monospace, monospace'" style:font-family-asian="'monospace, monospace'" style:font-family-complex="'monospace, monospace'" fo:background-color="#ffffff" fo:color="#000000"/>
    </style:style>
    <style:style style:name="T6011" style:family="text">
      <style:text-properties fo:font-size="9.75pt" fo:font-weight="normal" fo:font-family="'monospace, monospace'" style:font-family-asian="'monospace, monospace'" style:font-family-complex="'monospace, monospace'" fo:background-color="#ffffff" fo:color="#301010"/>
    </style:style>
    <style:style style:name="T6012" style:family="text">
      <style:text-properties fo:font-size="9.75pt" fo:font-weight="normal" fo:font-family="'monospace, monospace'" style:font-family-asian="'monospace, monospace'" style:font-family-complex="'monospace, monospace'" fo:background-color="#ffffff" fo:color="#000000"/>
    </style:style>
    <style:style style:name="T6013" style:family="text">
      <style:text-properties fo:font-size="9.75pt" fo:font-weight="normal" fo:font-family="'monospace, monospace'" style:font-family-asian="'monospace, monospace'" style:font-family-complex="'monospace, monospace'" fo:background-color="#ffffff" fo:color="#301010"/>
    </style:style>
    <style:style style:name="T6014" style:family="text">
      <style:text-properties fo:font-size="9.75pt" fo:font-weight="normal" fo:font-family="'monospace, monospace'" style:font-family-asian="'monospace, monospace'" style:font-family-complex="'monospace, monospace'" fo:background-color="transparent" fo:color="#000000"/>
    </style:style>
    <style:style style:name="T6015" style:family="text">
      <style:text-properties fo:font-size="9.75pt" fo:font-weight="bold" fo:font-family="'monospace, monospace'" style:font-family-asian="'monospace, monospace'" style:font-family-complex="'monospace, monospace'" fo:background-color="#ffffff" fo:color="#00007f"/>
    </style:style>
    <style:style style:name="T6016" style:family="text">
      <style:text-properties fo:font-size="9.75pt" fo:font-weight="normal" fo:font-family="'monospace, monospace'" style:font-family-asian="'monospace, monospace'" style:font-family-complex="'monospace, monospace'" fo:background-color="#ffffff" fo:color="#301010"/>
    </style:style>
    <style:style style:name="T6017" style:family="text">
      <style:text-properties fo:font-size="9.75pt" fo:font-weight="normal" fo:font-family="'monospace, monospace'" style:font-family-asian="'monospace, monospace'" style:font-family-complex="'monospace, monospace'" fo:background-color="#ffffff" fo:color="#000000"/>
    </style:style>
    <style:style style:name="T6018" style:family="text">
      <style:text-properties fo:font-size="9.75pt" fo:font-weight="normal" fo:font-family="'monospace, monospace'" style:font-family-asian="'monospace, monospace'" style:font-family-complex="'monospace, monospace'" fo:background-color="#ffffff" fo:color="#301010"/>
    </style:style>
    <style:style style:name="T6019" style:family="text">
      <style:text-properties fo:font-size="9.75pt" fo:font-weight="normal" fo:font-family="'monospace, monospace'" style:font-family-asian="'monospace, monospace'" style:font-family-complex="'monospace, monospace'" fo:background-color="#ffffff" fo:color="#007f00"/>
    </style:style>
    <style:style style:name="T6020" style:family="text">
      <style:text-properties fo:font-size="9.75pt" fo:font-weight="normal" fo:font-family="'monospace, monospace'" style:font-family-asian="'monospace, monospace'" style:font-family-complex="'monospace, monospace'" fo:background-color="#ffffff" fo:color="#301010"/>
    </style:style>
    <style:style style:name="T6021" style:family="text">
      <style:text-properties fo:font-size="9.75pt" fo:font-weight="normal" fo:font-family="'monospace, monospace'" style:font-family-asian="'monospace, monospace'" style:font-family-complex="'monospace, monospace'" fo:background-color="#ffffff" fo:color="#000000"/>
    </style:style>
    <style:style style:name="T6022" style:family="text">
      <style:text-properties fo:font-size="9.75pt" fo:font-weight="normal" fo:font-family="'monospace, monospace'" style:font-family-asian="'monospace, monospace'" style:font-family-complex="'monospace, monospace'" fo:background-color="#ffffff" fo:color="#301010"/>
    </style:style>
    <style:style style:name="T6023" style:family="text">
      <style:text-properties fo:font-size="9.75pt" fo:font-weight="normal" fo:font-family="'monospace, monospace'" style:font-family-asian="'monospace, monospace'" style:font-family-complex="'monospace, monospace'" fo:background-color="#ffffff" fo:color="#000000"/>
    </style:style>
    <style:style style:name="T6024" style:family="text">
      <style:text-properties fo:font-size="9.75pt" fo:font-weight="normal" fo:font-family="'monospace, monospace'" style:font-family-asian="'monospace, monospace'" style:font-family-complex="'monospace, monospace'" fo:background-color="#ffffff" fo:color="#301010"/>
    </style:style>
    <style:style style:name="T6025" style:family="text">
      <style:text-properties fo:font-size="9.75pt" fo:font-weight="normal" fo:font-family="'monospace, monospace'" style:font-family-asian="'monospace, monospace'" style:font-family-complex="'monospace, monospace'" fo:background-color="#ffffff" fo:color="#000000"/>
    </style:style>
    <style:style style:name="T6026" style:family="text">
      <style:text-properties fo:font-size="9.75pt" fo:font-weight="normal" fo:font-family="'monospace, monospace'" style:font-family-asian="'monospace, monospace'" style:font-family-complex="'monospace, monospace'" fo:background-color="#ffffff" fo:color="#301010"/>
    </style:style>
    <style:style style:name="T6027" style:family="text">
      <style:text-properties fo:font-size="9.75pt" fo:font-weight="normal" fo:font-family="'monospace, monospace'" style:font-family-asian="'monospace, monospace'" style:font-family-complex="'monospace, monospace'" fo:background-color="transparent" fo:color="#000000"/>
    </style:style>
    <style:style style:name="T6028" style:family="text">
      <style:text-properties fo:font-size="9.75pt" fo:font-weight="normal" fo:font-family="'monospace, monospace'" style:font-family-asian="'monospace, monospace'" style:font-family-complex="'monospace, monospace'" fo:background-color="#ffffff" fo:color="#301010"/>
    </style:style>
    <style:style style:name="T6029" style:family="text">
      <style:text-properties fo:font-size="9.75pt" fo:font-weight="normal" fo:font-family="'monospace, monospace'" style:font-family-asian="'monospace, monospace'" style:font-family-complex="'monospace, monospace'" fo:background-color="transparent" fo:color="#000000"/>
    </style:style>
    <style:style style:name="T6030" style:family="text">
      <style:text-properties fo:font-size="9.75pt" fo:font-weight="bold" fo:font-family="'monospace, monospace'" style:font-family-asian="'monospace, monospace'" style:font-family-complex="'monospace, monospace'" fo:background-color="#ffffff" fo:color="#00007f"/>
    </style:style>
    <style:style style:name="T6031" style:family="text">
      <style:text-properties fo:font-size="9.75pt" fo:font-weight="normal" fo:font-family="'monospace, monospace'" style:font-family-asian="'monospace, monospace'" style:font-family-complex="'monospace, monospace'" fo:background-color="#ffffff" fo:color="#301010"/>
    </style:style>
    <style:style style:name="T6032" style:family="text">
      <style:text-properties fo:font-size="9.75pt" fo:font-weight="normal" fo:font-family="'monospace, monospace'" style:font-family-asian="'monospace, monospace'" style:font-family-complex="'monospace, monospace'" fo:background-color="#ffffff" fo:color="#000000"/>
    </style:style>
    <style:style style:name="T6033" style:family="text">
      <style:text-properties fo:font-size="9.75pt" fo:font-weight="normal" fo:font-family="'monospace, monospace'" style:font-family-asian="'monospace, monospace'" style:font-family-complex="'monospace, monospace'" fo:background-color="#ffffff" fo:color="#301010"/>
    </style:style>
    <style:style style:name="T6034" style:family="text">
      <style:text-properties fo:font-size="9.75pt" fo:font-weight="normal" fo:font-family="'monospace, monospace'" style:font-family-asian="'monospace, monospace'" style:font-family-complex="'monospace, monospace'" fo:background-color="#ffffff" fo:color="#000000"/>
    </style:style>
    <style:style style:name="T6035" style:family="text">
      <style:text-properties fo:font-size="9.75pt" fo:font-weight="normal" fo:font-family="'monospace, monospace'" style:font-family-asian="'monospace, monospace'" style:font-family-complex="'monospace, monospace'" fo:background-color="#ffffff" fo:color="#301010"/>
    </style:style>
    <style:style style:name="T6036" style:family="text">
      <style:text-properties fo:font-size="9.75pt" fo:font-weight="normal" fo:font-family="'monospace, monospace'" style:font-family-asian="'monospace, monospace'" style:font-family-complex="'monospace, monospace'" fo:background-color="#ffffff" fo:color="#000000"/>
    </style:style>
    <style:style style:name="T6037" style:family="text">
      <style:text-properties fo:font-size="9.75pt" fo:font-weight="normal" fo:font-family="'monospace, monospace'" style:font-family-asian="'monospace, monospace'" style:font-family-complex="'monospace, monospace'" fo:background-color="#ffffff" fo:color="#301010"/>
    </style:style>
    <style:style style:name="T6038" style:family="text">
      <style:text-properties fo:font-size="9.75pt" fo:font-weight="normal" fo:font-family="'monospace, monospace'" style:font-family-asian="'monospace, monospace'" style:font-family-complex="'monospace, monospace'" fo:background-color="#ffffff" fo:color="#000000"/>
    </style:style>
    <style:style style:name="T6039" style:family="text">
      <style:text-properties fo:font-size="9.75pt" fo:font-weight="normal" fo:font-family="'monospace, monospace'" style:font-family-asian="'monospace, monospace'" style:font-family-complex="'monospace, monospace'" fo:background-color="#ffffff" fo:color="#301010"/>
    </style:style>
    <style:style style:name="T6040" style:family="text">
      <style:text-properties fo:font-size="9.75pt" fo:font-weight="normal" fo:font-family="'monospace, monospace'" style:font-family-asian="'monospace, monospace'" style:font-family-complex="'monospace, monospace'" fo:background-color="#ffffff" fo:color="#000000"/>
    </style:style>
    <style:style style:name="T6041" style:family="text">
      <style:text-properties fo:font-size="9.75pt" fo:font-weight="normal" fo:font-family="'monospace, monospace'" style:font-family-asian="'monospace, monospace'" style:font-family-complex="'monospace, monospace'" fo:background-color="#ffffff" fo:color="#301010"/>
    </style:style>
    <style:style style:name="T6042" style:family="text">
      <style:text-properties fo:font-size="9.75pt" fo:font-weight="normal" fo:font-family="'monospace, monospace'" style:font-family-asian="'monospace, monospace'" style:font-family-complex="'monospace, monospace'" fo:background-color="#ffffff" fo:color="#000000"/>
    </style:style>
    <style:style style:name="T6043" style:family="text">
      <style:text-properties fo:font-size="9.75pt" fo:font-weight="normal" fo:font-family="'monospace, monospace'" style:font-family-asian="'monospace, monospace'" style:font-family-complex="'monospace, monospace'" fo:background-color="#ffffff" fo:color="#301010"/>
    </style:style>
    <style:style style:name="T6044" style:family="text">
      <style:text-properties fo:font-size="9.75pt" fo:font-weight="normal" fo:font-family="'monospace, monospace'" style:font-family-asian="'monospace, monospace'" style:font-family-complex="'monospace, monospace'" fo:background-color="#ffffff" fo:color="#000000"/>
    </style:style>
    <style:style style:name="T6045" style:family="text">
      <style:text-properties fo:font-size="9.75pt" fo:font-weight="normal" fo:font-family="'monospace, monospace'" style:font-family-asian="'monospace, monospace'" style:font-family-complex="'monospace, monospace'" fo:background-color="#ffffff" fo:color="#301010"/>
    </style:style>
    <style:style style:name="T6046" style:family="text">
      <style:text-properties fo:font-size="9.75pt" fo:font-weight="normal" fo:font-family="'monospace, monospace'" style:font-family-asian="'monospace, monospace'" style:font-family-complex="'monospace, monospace'" fo:background-color="#ffffff" fo:color="#000000"/>
    </style:style>
    <style:style style:name="T6047" style:family="text">
      <style:text-properties fo:font-size="9.75pt" fo:font-weight="normal" fo:font-family="'monospace, monospace'" style:font-family-asian="'monospace, monospace'" style:font-family-complex="'monospace, monospace'" fo:background-color="#ffffff" fo:color="#301010"/>
    </style:style>
    <style:style style:name="T6048" style:family="text">
      <style:text-properties fo:font-size="9.75pt" fo:font-weight="normal" fo:font-family="'monospace, monospace'" style:font-family-asian="'monospace, monospace'" style:font-family-complex="'monospace, monospace'" fo:background-color="#ffffff" fo:color="#000000"/>
    </style:style>
    <style:style style:name="T6049" style:family="text">
      <style:text-properties fo:font-size="9.75pt" fo:font-weight="normal" fo:font-family="'monospace, monospace'" style:font-family-asian="'monospace, monospace'" style:font-family-complex="'monospace, monospace'" fo:background-color="#ffffff" fo:color="#301010"/>
    </style:style>
    <style:style style:name="T6050" style:family="text">
      <style:text-properties fo:font-size="9.75pt" fo:font-weight="normal" fo:font-family="'monospace, monospace'" style:font-family-asian="'monospace, monospace'" style:font-family-complex="'monospace, monospace'" fo:background-color="transparent" fo:color="#000000"/>
    </style:style>
    <style:style style:name="T6051" style:family="text">
      <style:text-properties fo:font-size="9.75pt" fo:font-weight="normal" fo:font-family="'monospace, monospace'" style:font-family-asian="'monospace, monospace'" style:font-family-complex="'monospace, monospace'" fo:background-color="#ffffff" fo:color="#301010"/>
    </style:style>
    <style:style style:name="T6052" style:family="text">
      <style:text-properties fo:font-size="9.75pt" fo:font-weight="normal" fo:font-family="'monospace, monospace'" style:font-family-asian="'monospace, monospace'" style:font-family-complex="'monospace, monospace'" fo:background-color="transparent" fo:color="#000000"/>
    </style:style>
    <style:style style:name="T6053" style:family="text">
      <style:text-properties fo:font-size="9.75pt" fo:font-weight="bold" fo:font-family="'monospace, monospace'" style:font-family-asian="'monospace, monospace'" style:font-family-complex="'monospace, monospace'" fo:background-color="#ffffff" fo:color="#00007f"/>
    </style:style>
    <style:style style:name="T6054" style:family="text">
      <style:text-properties fo:font-size="9.75pt" fo:font-weight="normal" fo:font-family="'monospace, monospace'" style:font-family-asian="'monospace, monospace'" style:font-family-complex="'monospace, monospace'" fo:background-color="#ffffff" fo:color="#301010"/>
    </style:style>
    <style:style style:name="T6055" style:family="text">
      <style:text-properties fo:font-size="9.75pt" fo:font-weight="normal" fo:font-family="'monospace, monospace'" style:font-family-asian="'monospace, monospace'" style:font-family-complex="'monospace, monospace'" fo:background-color="#ffffff" fo:color="#000000"/>
    </style:style>
    <style:style style:name="T6056" style:family="text">
      <style:text-properties fo:font-size="9.75pt" fo:font-weight="normal" fo:font-family="'monospace, monospace'" style:font-family-asian="'monospace, monospace'" style:font-family-complex="'monospace, monospace'" fo:background-color="#ffffff" fo:color="#301010"/>
    </style:style>
    <style:style style:name="T6057" style:family="text">
      <style:text-properties fo:font-size="9.75pt" fo:font-weight="normal" fo:font-family="'monospace, monospace'" style:font-family-asian="'monospace, monospace'" style:font-family-complex="'monospace, monospace'" fo:background-color="#ffffff" fo:color="#000000"/>
    </style:style>
    <style:style style:name="T6058" style:family="text">
      <style:text-properties fo:font-size="9.75pt" fo:font-weight="normal" fo:font-family="'monospace, monospace'" style:font-family-asian="'monospace, monospace'" style:font-family-complex="'monospace, monospace'" fo:background-color="#ffffff" fo:color="#301010"/>
    </style:style>
    <style:style style:name="T6059" style:family="text">
      <style:text-properties fo:font-size="9.75pt" fo:font-weight="normal" fo:font-family="'monospace, monospace'" style:font-family-asian="'monospace, monospace'" style:font-family-complex="'monospace, monospace'" fo:background-color="#ffffff" fo:color="#007f00"/>
    </style:style>
    <style:style style:name="T6060" style:family="text">
      <style:text-properties fo:font-size="9.75pt" fo:font-weight="normal" fo:font-family="'monospace, monospace'" style:font-family-asian="'monospace, monospace'" style:font-family-complex="'monospace, monospace'" fo:background-color="#ffffff" fo:color="#301010"/>
    </style:style>
    <style:style style:name="T6061" style:family="text">
      <style:text-properties fo:font-size="9.75pt" fo:font-weight="bold" fo:font-family="'monospace, monospace'" style:font-family-asian="'monospace, monospace'" style:font-family-complex="'monospace, monospace'" fo:background-color="#ffffff" fo:color="#00007f"/>
    </style:style>
    <style:style style:name="T6062" style:family="text">
      <style:text-properties fo:font-size="9.75pt" fo:font-weight="normal" fo:font-family="'monospace, monospace'" style:font-family-asian="'monospace, monospace'" style:font-family-complex="'monospace, monospace'" fo:background-color="#ffffff" fo:color="#301010"/>
    </style:style>
    <style:style style:name="T6063" style:family="text">
      <style:text-properties fo:font-size="9.75pt" fo:font-weight="normal" fo:font-family="'monospace, monospace'" style:font-family-asian="'monospace, monospace'" style:font-family-complex="'monospace, monospace'" fo:background-color="transparent" fo:color="#000000"/>
    </style:style>
    <style:style style:name="T6064" style:family="text">
      <style:text-properties fo:font-size="9.75pt" fo:font-weight="normal" fo:font-family="'monospace, monospace'" style:font-family-asian="'monospace, monospace'" style:font-family-complex="'monospace, monospace'" fo:background-color="#ffffff" fo:color="#000000"/>
    </style:style>
    <style:style style:name="T6065" style:family="text">
      <style:text-properties fo:font-size="9.75pt" fo:font-weight="normal" fo:font-family="'monospace, monospace'" style:font-family-asian="'monospace, monospace'" style:font-family-complex="'monospace, monospace'" fo:background-color="#ffffff" fo:color="#301010"/>
    </style:style>
    <style:style style:name="T6066" style:family="text">
      <style:text-properties fo:font-size="9.75pt" fo:font-weight="normal" fo:font-family="'monospace, monospace'" style:font-family-asian="'monospace, monospace'" style:font-family-complex="'monospace, monospace'" fo:background-color="#ffffff" fo:color="#000000"/>
    </style:style>
    <style:style style:name="T6067" style:family="text">
      <style:text-properties fo:font-size="9.75pt" fo:font-weight="normal" fo:font-family="'monospace, monospace'" style:font-family-asian="'monospace, monospace'" style:font-family-complex="'monospace, monospace'" fo:background-color="#ffffff" fo:color="#301010"/>
    </style:style>
    <style:style style:name="T6068" style:family="text">
      <style:text-properties fo:font-size="9.75pt" fo:font-weight="bold" fo:font-family="'monospace, monospace'" style:font-family-asian="'monospace, monospace'" style:font-family-complex="'monospace, monospace'" fo:background-color="#ffffff" fo:color="#00007f"/>
    </style:style>
    <style:style style:name="T6069" style:family="text">
      <style:text-properties fo:font-size="9.75pt" fo:font-weight="normal" fo:font-family="'monospace, monospace'" style:font-family-asian="'monospace, monospace'" style:font-family-complex="'monospace, monospace'" fo:background-color="#ffffff" fo:color="#301010"/>
    </style:style>
    <style:style style:name="T6070" style:family="text">
      <style:text-properties fo:font-size="9.75pt" fo:font-weight="normal" fo:font-family="'monospace, monospace'" style:font-family-asian="'monospace, monospace'" style:font-family-complex="'monospace, monospace'" fo:background-color="transparent" fo:color="#000000"/>
    </style:style>
    <style:style style:name="T6071" style:family="text">
      <style:text-properties fo:font-size="9.75pt" fo:font-weight="normal" fo:font-family="'monospace, monospace'" style:font-family-asian="'monospace, monospace'" style:font-family-complex="'monospace, monospace'" fo:background-color="#ffffff" fo:color="#000000"/>
    </style:style>
    <style:style style:name="T6072" style:family="text">
      <style:text-properties fo:font-size="9.75pt" fo:font-weight="normal" fo:font-family="'monospace, monospace'" style:font-family-asian="'monospace, monospace'" style:font-family-complex="'monospace, monospace'" fo:background-color="#ffffff" fo:color="#301010"/>
    </style:style>
    <style:style style:name="T6073" style:family="text">
      <style:text-properties fo:font-size="9.75pt" fo:font-weight="normal" fo:font-family="'monospace, monospace'" style:font-family-asian="'monospace, monospace'" style:font-family-complex="'monospace, monospace'" fo:background-color="#ffffff" fo:color="#000000"/>
    </style:style>
    <style:style style:name="T6074" style:family="text">
      <style:text-properties fo:font-size="9.75pt" fo:font-weight="normal" fo:font-family="'monospace, monospace'" style:font-family-asian="'monospace, monospace'" style:font-family-complex="'monospace, monospace'" fo:background-color="#ffffff" fo:color="#301010"/>
    </style:style>
    <style:style style:name="T6075" style:family="text">
      <style:text-properties fo:font-size="9.75pt" fo:font-weight="normal" fo:font-family="'monospace, monospace'" style:font-family-asian="'monospace, monospace'" style:font-family-complex="'monospace, monospace'" fo:background-color="#ffffff" fo:color="#000000"/>
    </style:style>
    <style:style style:name="T6076" style:family="text">
      <style:text-properties fo:font-size="9.75pt" fo:font-weight="normal" fo:font-family="'monospace, monospace'" style:font-family-asian="'monospace, monospace'" style:font-family-complex="'monospace, monospace'" fo:background-color="#ffffff" fo:color="#301010"/>
    </style:style>
    <style:style style:name="T6077" style:family="text">
      <style:text-properties fo:font-size="9.75pt" fo:font-weight="normal" fo:font-family="'monospace, monospace'" style:font-family-asian="'monospace, monospace'" style:font-family-complex="'monospace, monospace'" fo:background-color="#ffffff" fo:color="#000000"/>
    </style:style>
    <style:style style:name="T6078" style:family="text">
      <style:text-properties fo:font-size="9.75pt" fo:font-weight="normal" fo:font-family="'monospace, monospace'" style:font-family-asian="'monospace, monospace'" style:font-family-complex="'monospace, monospace'" fo:background-color="#ffffff" fo:color="#301010"/>
    </style:style>
    <style:style style:name="T6079" style:family="text">
      <style:text-properties fo:font-size="9.75pt" fo:font-weight="normal" fo:font-family="'monospace, monospace'" style:font-family-asian="'monospace, monospace'" style:font-family-complex="'monospace, monospace'" fo:background-color="transparent" fo:color="#000000"/>
    </style:style>
    <style:style style:name="T6080" style:family="text">
      <style:text-properties fo:font-size="9.75pt" fo:font-weight="normal" fo:font-family="'monospace, monospace'" style:font-family-asian="'monospace, monospace'" style:font-family-complex="'monospace, monospace'" fo:background-color="#ffffff" fo:color="#000000"/>
    </style:style>
    <style:style style:name="T6081" style:family="text">
      <style:text-properties fo:font-size="9.75pt" fo:font-weight="normal" fo:font-family="'monospace, monospace'" style:font-family-asian="'monospace, monospace'" style:font-family-complex="'monospace, monospace'" fo:background-color="#ffffff" fo:color="#301010"/>
    </style:style>
    <style:style style:name="T6082" style:family="text">
      <style:text-properties fo:font-size="9.75pt" fo:font-weight="normal" fo:font-family="'monospace, monospace'" style:font-family-asian="'monospace, monospace'" style:font-family-complex="'monospace, monospace'" fo:background-color="#ffffff" fo:color="#000000"/>
    </style:style>
    <style:style style:name="T6083" style:family="text">
      <style:text-properties fo:font-size="9.75pt" fo:font-weight="normal" fo:font-family="'monospace, monospace'" style:font-family-asian="'monospace, monospace'" style:font-family-complex="'monospace, monospace'" fo:background-color="#ffffff" fo:color="#301010"/>
    </style:style>
    <style:style style:name="T6084" style:family="text">
      <style:text-properties fo:font-size="9.75pt" fo:font-weight="normal" fo:font-family="'monospace, monospace'" style:font-family-asian="'monospace, monospace'" style:font-family-complex="'monospace, monospace'" fo:background-color="#ffffff" fo:color="#000000"/>
    </style:style>
    <style:style style:name="T6085" style:family="text">
      <style:text-properties fo:font-size="9.75pt" fo:font-weight="normal" fo:font-family="'monospace, monospace'" style:font-family-asian="'monospace, monospace'" style:font-family-complex="'monospace, monospace'" fo:background-color="#ffffff" fo:color="#301010"/>
    </style:style>
    <style:style style:name="T6086" style:family="text">
      <style:text-properties fo:font-size="9.75pt" fo:font-weight="normal" fo:font-family="'monospace, monospace'" style:font-family-asian="'monospace, monospace'" style:font-family-complex="'monospace, monospace'" fo:background-color="#ffffff" fo:color="#000000"/>
    </style:style>
    <style:style style:name="T6087" style:family="text">
      <style:text-properties fo:font-size="9.75pt" fo:font-weight="normal" fo:font-family="'monospace, monospace'" style:font-family-asian="'monospace, monospace'" style:font-family-complex="'monospace, monospace'" fo:background-color="#ffffff" fo:color="#301010"/>
    </style:style>
    <style:style style:name="T6088" style:family="text">
      <style:text-properties fo:font-size="9.75pt" fo:font-weight="normal" fo:font-family="'monospace, monospace'" style:font-family-asian="'monospace, monospace'" style:font-family-complex="'monospace, monospace'" fo:background-color="transparent" fo:color="#000000"/>
    </style:style>
    <style:style style:name="T6089" style:family="text">
      <style:text-properties fo:font-size="9.75pt" fo:font-weight="normal" fo:font-family="'monospace, monospace'" style:font-family-asian="'monospace, monospace'" style:font-family-complex="'monospace, monospace'" fo:background-color="#ffffff" fo:color="#301010"/>
    </style:style>
    <style:style style:name="T6090" style:family="text">
      <style:text-properties fo:font-size="9.75pt" fo:font-weight="normal" fo:font-family="'monospace, monospace'" style:font-family-asian="'monospace, monospace'" style:font-family-complex="'monospace, monospace'" fo:background-color="transparent" fo:color="#000000"/>
    </style:style>
    <style:style style:name="T6091" style:family="text">
      <style:text-properties fo:font-size="9.75pt" fo:font-weight="normal" fo:font-family="'monospace, monospace'" style:font-family-asian="'monospace, monospace'" style:font-family-complex="'monospace, monospace'" fo:background-color="#ffffff" fo:color="#301010"/>
    </style:style>
    <style:style style:name="T6092" style:family="text">
      <style:text-properties fo:font-size="9.75pt" fo:font-weight="normal" fo:font-family="'monospace, monospace'" style:font-family-asian="'monospace, monospace'" style:font-family-complex="'monospace, monospace'" fo:background-color="transparent" fo:color="#000000"/>
    </style:style>
    <style:style style:name="T6093" style:family="text">
      <style:text-properties fo:font-size="9.75pt" fo:font-weight="bold" fo:font-family="'monospace, monospace'" style:font-family-asian="'monospace, monospace'" style:font-family-complex="'monospace, monospace'" fo:background-color="#ffffff" fo:color="#00007f"/>
    </style:style>
    <style:style style:name="T6094" style:family="text">
      <style:text-properties fo:font-size="9.75pt" fo:font-weight="normal" fo:font-family="'monospace, monospace'" style:font-family-asian="'monospace, monospace'" style:font-family-complex="'monospace, monospace'" fo:background-color="#ffffff" fo:color="#301010"/>
    </style:style>
    <style:style style:name="T6095" style:family="text">
      <style:text-properties fo:font-size="9.75pt" fo:font-weight="normal" fo:font-family="'monospace, monospace'" style:font-family-asian="'monospace, monospace'" style:font-family-complex="'monospace, monospace'" fo:background-color="#ffffff" fo:color="#000000"/>
    </style:style>
    <style:style style:name="T6096" style:family="text">
      <style:text-properties fo:font-size="9.75pt" fo:font-weight="normal" fo:font-family="'monospace, monospace'" style:font-family-asian="'monospace, monospace'" style:font-family-complex="'monospace, monospace'" fo:background-color="#ffffff" fo:color="#301010"/>
    </style:style>
    <style:style style:name="T6097" style:family="text">
      <style:text-properties fo:font-size="9.75pt" fo:font-weight="normal" fo:font-family="'monospace, monospace'" style:font-family-asian="'monospace, monospace'" style:font-family-complex="'monospace, monospace'" fo:background-color="#ffffff" fo:color="#000000"/>
    </style:style>
    <style:style style:name="T6098" style:family="text">
      <style:text-properties fo:font-size="9.75pt" fo:font-weight="normal" fo:font-family="'monospace, monospace'" style:font-family-asian="'monospace, monospace'" style:font-family-complex="'monospace, monospace'" fo:background-color="#ffffff" fo:color="#301010"/>
    </style:style>
    <style:style style:name="T6099" style:family="text">
      <style:text-properties fo:font-size="9.75pt" fo:font-weight="bold" fo:font-family="'monospace, monospace'" style:font-family-asian="'monospace, monospace'" style:font-family-complex="'monospace, monospace'" fo:background-color="#ffffff" fo:color="#00007f"/>
    </style:style>
    <style:style style:name="T6100" style:family="text">
      <style:text-properties fo:font-size="9.75pt" fo:font-weight="normal" fo:font-family="'monospace, monospace'" style:font-family-asian="'monospace, monospace'" style:font-family-complex="'monospace, monospace'" fo:background-color="#ffffff" fo:color="#301010"/>
    </style:style>
    <style:style style:name="T6101" style:family="text">
      <style:text-properties fo:font-size="9.75pt" fo:font-weight="normal" fo:font-family="'monospace, monospace'" style:font-family-asian="'monospace, monospace'" style:font-family-complex="'monospace, monospace'" fo:background-color="transparent" fo:color="#000000"/>
    </style:style>
    <style:style style:name="T6102" style:family="text">
      <style:text-properties fo:font-size="9.75pt" fo:font-weight="normal" fo:font-family="'monospace, monospace'" style:font-family-asian="'monospace, monospace'" style:font-family-complex="'monospace, monospace'" fo:background-color="#ffffff" fo:color="#301010"/>
    </style:style>
    <style:style style:name="T6103" style:family="text">
      <style:text-properties fo:font-size="9.75pt" fo:font-weight="normal" fo:font-family="'monospace, monospace'" style:font-family-asian="'monospace, monospace'" style:font-family-complex="'monospace, monospace'" fo:background-color="transparent" fo:color="#000000"/>
    </style:style>
    <style:style style:name="T6104" style:family="text">
      <style:text-properties fo:font-size="9.75pt" fo:font-weight="bold" fo:font-family="'monospace, monospace'" style:font-family-asian="'monospace, monospace'" style:font-family-complex="'monospace, monospace'" fo:background-color="#ffffff" fo:color="#00007f"/>
    </style:style>
    <style:style style:name="T6105" style:family="text">
      <style:text-properties fo:font-size="9.75pt" fo:font-weight="normal" fo:font-family="'monospace, monospace'" style:font-family-asian="'monospace, monospace'" style:font-family-complex="'monospace, monospace'" fo:background-color="#ffffff" fo:color="#301010"/>
    </style:style>
    <style:style style:name="T6106" style:family="text">
      <style:text-properties fo:font-size="9.75pt" fo:font-weight="normal" fo:font-family="'monospace, monospace'" style:font-family-asian="'monospace, monospace'" style:font-family-complex="'monospace, monospace'" fo:background-color="#ffffff" fo:color="#000000"/>
    </style:style>
    <style:style style:name="T6107" style:family="text">
      <style:text-properties fo:font-size="9.75pt" fo:font-weight="normal" fo:font-family="'monospace, monospace'" style:font-family-asian="'monospace, monospace'" style:font-family-complex="'monospace, monospace'" fo:background-color="#ffffff" fo:color="#301010"/>
    </style:style>
    <style:style style:name="T6108" style:family="text">
      <style:text-properties fo:font-size="9.75pt" fo:font-weight="normal" fo:font-family="'monospace, monospace'" style:font-family-asian="'monospace, monospace'" style:font-family-complex="'monospace, monospace'" fo:background-color="#ffffff" fo:color="#000000"/>
    </style:style>
    <style:style style:name="T6109" style:family="text">
      <style:text-properties fo:font-size="9.75pt" fo:font-weight="normal" fo:font-family="'monospace, monospace'" style:font-family-asian="'monospace, monospace'" style:font-family-complex="'monospace, monospace'" fo:background-color="#ffffff" fo:color="#301010"/>
    </style:style>
    <style:style style:name="T6110" style:family="text">
      <style:text-properties fo:font-size="9.75pt" fo:font-weight="bold" fo:font-family="'monospace, monospace'" style:font-family-asian="'monospace, monospace'" style:font-family-complex="'monospace, monospace'" fo:background-color="#ffffff" fo:color="#00007f"/>
    </style:style>
    <style:style style:name="T6111" style:family="text">
      <style:text-properties fo:font-size="9.75pt" fo:font-weight="normal" fo:font-family="'monospace, monospace'" style:font-family-asian="'monospace, monospace'" style:font-family-complex="'monospace, monospace'" fo:background-color="#ffffff" fo:color="#301010"/>
    </style:style>
    <style:style style:name="T6112" style:family="text">
      <style:text-properties fo:font-size="9.75pt" fo:font-weight="normal" fo:font-family="'monospace, monospace'" style:font-family-asian="'monospace, monospace'" style:font-family-complex="'monospace, monospace'" fo:background-color="transparent" fo:color="#000000"/>
    </style:style>
    <style:style style:name="T6113" style:family="text">
      <style:text-properties fo:font-size="9.75pt" fo:font-weight="normal" fo:font-family="'monospace, monospace'" style:font-family-asian="'monospace, monospace'" style:font-family-complex="'monospace, monospace'" fo:background-color="#ffffff" fo:color="#000000"/>
    </style:style>
    <style:style style:name="T6114" style:family="text">
      <style:text-properties fo:font-size="9.75pt" fo:font-weight="normal" fo:font-family="'monospace, monospace'" style:font-family-asian="'monospace, monospace'" style:font-family-complex="'monospace, monospace'" fo:background-color="#ffffff" fo:color="#301010"/>
    </style:style>
    <style:style style:name="T6115" style:family="text">
      <style:text-properties fo:font-size="9.75pt" fo:font-weight="normal" fo:font-family="'monospace, monospace'" style:font-family-asian="'monospace, monospace'" style:font-family-complex="'monospace, monospace'" fo:background-color="transparent" fo:color="#000000"/>
    </style:style>
    <style:style style:name="T6116" style:family="text">
      <style:text-properties fo:font-size="9.75pt" fo:font-weight="normal" fo:font-family="'monospace, monospace'" style:font-family-asian="'monospace, monospace'" style:font-family-complex="'monospace, monospace'" fo:background-color="#ffffff" fo:color="#000000"/>
    </style:style>
    <style:style style:name="T6117" style:family="text">
      <style:text-properties fo:font-size="9.75pt" fo:font-weight="normal" fo:font-family="'monospace, monospace'" style:font-family-asian="'monospace, monospace'" style:font-family-complex="'monospace, monospace'" fo:background-color="#ffffff" fo:color="#301010"/>
    </style:style>
    <style:style style:name="T6118" style:family="text">
      <style:text-properties fo:font-size="9.75pt" fo:font-weight="normal" fo:font-family="'monospace, monospace'" style:font-family-asian="'monospace, monospace'" style:font-family-complex="'monospace, monospace'" fo:background-color="#ffffff" fo:color="#000000"/>
    </style:style>
    <style:style style:name="T6119" style:family="text">
      <style:text-properties fo:font-size="9.75pt" fo:font-weight="normal" fo:font-family="'monospace, monospace'" style:font-family-asian="'monospace, monospace'" style:font-family-complex="'monospace, monospace'" fo:background-color="#ffffff" fo:color="#301010"/>
    </style:style>
    <style:style style:name="T6120" style:family="text">
      <style:text-properties fo:font-size="9.75pt" fo:font-weight="normal" fo:font-family="'monospace, monospace'" style:font-family-asian="'monospace, monospace'" style:font-family-complex="'monospace, monospace'" fo:background-color="#ffffff" fo:color="#007f00"/>
    </style:style>
    <style:style style:name="T6121" style:family="text">
      <style:text-properties fo:font-size="9.75pt" fo:font-weight="normal" fo:font-family="'monospace, monospace'" style:font-family-asian="'monospace, monospace'" style:font-family-complex="'monospace, monospace'" fo:background-color="#ffffff" fo:color="#301010"/>
    </style:style>
    <style:style style:name="T6122" style:family="text">
      <style:text-properties fo:font-size="9.75pt" fo:font-weight="normal" fo:font-family="'monospace, monospace'" style:font-family-asian="'monospace, monospace'" style:font-family-complex="'monospace, monospace'" fo:background-color="transparent" fo:color="#000000"/>
    </style:style>
    <style:style style:name="T6123" style:family="text">
      <style:text-properties fo:font-size="9.75pt" fo:font-weight="bold" fo:font-family="'monospace, monospace'" style:font-family-asian="'monospace, monospace'" style:font-family-complex="'monospace, monospace'" fo:background-color="#ffffff" fo:color="#00007f"/>
    </style:style>
    <style:style style:name="T6124" style:family="text">
      <style:text-properties fo:font-size="9.75pt" fo:font-weight="normal" fo:font-family="'monospace, monospace'" style:font-family-asian="'monospace, monospace'" style:font-family-complex="'monospace, monospace'" fo:background-color="#ffffff" fo:color="#301010"/>
    </style:style>
    <style:style style:name="T6125" style:family="text">
      <style:text-properties fo:font-size="9.75pt" fo:font-weight="normal" fo:font-family="'monospace, monospace'" style:font-family-asian="'monospace, monospace'" style:font-family-complex="'monospace, monospace'" fo:background-color="#ffffff" fo:color="#000000"/>
    </style:style>
    <style:style style:name="T6126" style:family="text">
      <style:text-properties fo:font-size="9.75pt" fo:font-weight="normal" fo:font-family="'monospace, monospace'" style:font-family-asian="'monospace, monospace'" style:font-family-complex="'monospace, monospace'" fo:background-color="#ffffff" fo:color="#301010"/>
    </style:style>
    <style:style style:name="T6127" style:family="text">
      <style:text-properties fo:font-size="9.75pt" fo:font-weight="normal" fo:font-family="'monospace, monospace'" style:font-family-asian="'monospace, monospace'" style:font-family-complex="'monospace, monospace'" fo:background-color="#ffffff" fo:color="#007f00"/>
    </style:style>
    <style:style style:name="T6128" style:family="text">
      <style:text-properties fo:font-size="9.75pt" fo:font-weight="normal" fo:font-family="'monospace, monospace'" style:font-family-asian="'monospace, monospace'" style:font-family-complex="'monospace, monospace'" fo:background-color="#ffffff" fo:color="#301010"/>
    </style:style>
    <style:style style:name="T6129" style:family="text">
      <style:text-properties fo:font-size="9.75pt" fo:font-weight="normal" fo:font-family="'monospace, monospace'" style:font-family-asian="'monospace, monospace'" style:font-family-complex="'monospace, monospace'" fo:background-color="#ffffff" fo:color="#000000"/>
    </style:style>
    <style:style style:name="T6130" style:family="text">
      <style:text-properties fo:font-size="9.75pt" fo:font-weight="normal" fo:font-family="'monospace, monospace'" style:font-family-asian="'monospace, monospace'" style:font-family-complex="'monospace, monospace'" fo:background-color="#ffffff" fo:color="#301010"/>
    </style:style>
    <style:style style:name="T6131" style:family="text">
      <style:text-properties fo:font-size="9.75pt" fo:font-weight="normal" fo:font-family="'monospace, monospace'" style:font-family-asian="'monospace, monospace'" style:font-family-complex="'monospace, monospace'" fo:background-color="#ffffff" fo:color="#000000"/>
    </style:style>
    <style:style style:name="T6132" style:family="text">
      <style:text-properties fo:font-size="9.75pt" fo:font-weight="normal" fo:font-family="'monospace, monospace'" style:font-family-asian="'monospace, monospace'" style:font-family-complex="'monospace, monospace'" fo:background-color="#ffffff" fo:color="#301010"/>
    </style:style>
    <style:style style:name="T6133" style:family="text">
      <style:text-properties fo:font-size="9.75pt" fo:font-weight="normal" fo:font-family="'monospace, monospace'" style:font-family-asian="'monospace, monospace'" style:font-family-complex="'monospace, monospace'" fo:background-color="#ffffff" fo:color="#000000"/>
    </style:style>
    <style:style style:name="T6134" style:family="text">
      <style:text-properties fo:font-size="9.75pt" fo:font-weight="normal" fo:font-family="'monospace, monospace'" style:font-family-asian="'monospace, monospace'" style:font-family-complex="'monospace, monospace'" fo:background-color="#ffffff" fo:color="#301010"/>
    </style:style>
    <style:style style:name="T6135" style:family="text">
      <style:text-properties fo:font-size="9.75pt" fo:font-weight="normal" fo:font-family="'monospace, monospace'" style:font-family-asian="'monospace, monospace'" style:font-family-complex="'monospace, monospace'" fo:background-color="transparent" fo:color="#000000"/>
    </style:style>
    <style:style style:name="T6136" style:family="text">
      <style:text-properties fo:font-size="9.75pt" fo:font-weight="normal" fo:font-family="'monospace, monospace'" style:font-family-asian="'monospace, monospace'" style:font-family-complex="'monospace, monospace'" fo:background-color="#ffffff" fo:color="#301010"/>
    </style:style>
    <style:style style:name="T6137" style:family="text">
      <style:text-properties fo:font-size="9.75pt" fo:font-weight="normal" fo:font-family="'monospace, monospace'" style:font-family-asian="'monospace, monospace'" style:font-family-complex="'monospace, monospace'" fo:background-color="transparent" fo:color="#000000"/>
    </style:style>
    <style:style style:name="T6138" style:family="text">
      <style:text-properties fo:font-size="9.75pt" fo:font-weight="bold" fo:font-family="'monospace, monospace'" style:font-family-asian="'monospace, monospace'" style:font-family-complex="'monospace, monospace'" fo:background-color="#ffffff" fo:color="#00007f"/>
    </style:style>
    <style:style style:name="T6139" style:family="text">
      <style:text-properties fo:font-size="9.75pt" fo:font-weight="normal" fo:font-family="'monospace, monospace'" style:font-family-asian="'monospace, monospace'" style:font-family-complex="'monospace, monospace'" fo:background-color="#ffffff" fo:color="#301010"/>
    </style:style>
    <style:style style:name="T6140" style:family="text">
      <style:text-properties fo:font-size="9.75pt" fo:font-weight="normal" fo:font-family="'monospace, monospace'" style:font-family-asian="'monospace, monospace'" style:font-family-complex="'monospace, monospace'" fo:background-color="#ffffff" fo:color="#000000"/>
    </style:style>
    <style:style style:name="T6141" style:family="text">
      <style:text-properties fo:font-size="9.75pt" fo:font-weight="normal" fo:font-family="'monospace, monospace'" style:font-family-asian="'monospace, monospace'" style:font-family-complex="'monospace, monospace'" fo:background-color="#ffffff" fo:color="#301010"/>
    </style:style>
    <style:style style:name="T6142" style:family="text">
      <style:text-properties fo:font-size="9.75pt" fo:font-weight="normal" fo:font-family="'monospace, monospace'" style:font-family-asian="'monospace, monospace'" style:font-family-complex="'monospace, monospace'" fo:background-color="#ffffff" fo:color="#000000"/>
    </style:style>
    <style:style style:name="T6143" style:family="text">
      <style:text-properties fo:font-size="9.75pt" fo:font-weight="normal" fo:font-family="'monospace, monospace'" style:font-family-asian="'monospace, monospace'" style:font-family-complex="'monospace, monospace'" fo:background-color="#ffffff" fo:color="#301010"/>
    </style:style>
    <style:style style:name="T6144" style:family="text">
      <style:text-properties fo:font-size="9.75pt" fo:font-weight="normal" fo:font-family="'monospace, monospace'" style:font-family-asian="'monospace, monospace'" style:font-family-complex="'monospace, monospace'" fo:background-color="#ffffff" fo:color="#000000"/>
    </style:style>
    <style:style style:name="T6145" style:family="text">
      <style:text-properties fo:font-size="9.75pt" fo:font-weight="normal" fo:font-family="'monospace, monospace'" style:font-family-asian="'monospace, monospace'" style:font-family-complex="'monospace, monospace'" fo:background-color="#ffffff" fo:color="#301010"/>
    </style:style>
    <style:style style:name="T6146" style:family="text">
      <style:text-properties fo:font-size="9.75pt" fo:font-weight="normal" fo:font-family="'monospace, monospace'" style:font-family-asian="'monospace, monospace'" style:font-family-complex="'monospace, monospace'" fo:background-color="#ffffff" fo:color="#000000"/>
    </style:style>
    <style:style style:name="T6147" style:family="text">
      <style:text-properties fo:font-size="9.75pt" fo:font-weight="normal" fo:font-family="'monospace, monospace'" style:font-family-asian="'monospace, monospace'" style:font-family-complex="'monospace, monospace'" fo:background-color="#ffffff" fo:color="#301010"/>
    </style:style>
    <style:style style:name="T6148" style:family="text">
      <style:text-properties fo:font-size="9.75pt" fo:font-weight="normal" fo:font-family="'monospace, monospace'" style:font-family-asian="'monospace, monospace'" style:font-family-complex="'monospace, monospace'" fo:background-color="#ffffff" fo:color="#007f00"/>
    </style:style>
    <style:style style:name="T6149" style:family="text">
      <style:text-properties fo:font-size="9.75pt" fo:font-weight="normal" fo:font-family="'monospace, monospace'" style:font-family-asian="'monospace, monospace'" style:font-family-complex="'monospace, monospace'" fo:background-color="#ffffff" fo:color="#301010"/>
    </style:style>
    <style:style style:name="T6150" style:family="text">
      <style:text-properties fo:font-size="9.75pt" fo:font-weight="normal" fo:font-family="'monospace, monospace'" style:font-family-asian="'monospace, monospace'" style:font-family-complex="'monospace, monospace'" fo:background-color="transparent" fo:color="#000000"/>
    </style:style>
    <style:style style:name="T6151" style:family="text">
      <style:text-properties fo:font-size="9.75pt" fo:font-weight="normal" fo:font-family="'monospace, monospace'" style:font-family-asian="'monospace, monospace'" style:font-family-complex="'monospace, monospace'" fo:background-color="#ffffff" fo:color="#301010"/>
    </style:style>
    <style:style style:name="T6152" style:family="text">
      <style:text-properties fo:font-size="9.75pt" fo:font-weight="normal" fo:font-family="'monospace, monospace'" style:font-family-asian="'monospace, monospace'" style:font-family-complex="'monospace, monospace'" fo:background-color="transparent" fo:color="#000000"/>
    </style:style>
    <style:style style:name="T6153" style:family="text">
      <style:text-properties fo:font-size="9.75pt" fo:font-weight="bold" fo:font-family="'monospace, monospace'" style:font-family-asian="'monospace, monospace'" style:font-family-complex="'monospace, monospace'" fo:background-color="#ffffff" fo:color="#00007f"/>
    </style:style>
    <style:style style:name="T6154" style:family="text">
      <style:text-properties fo:font-size="9.75pt" fo:font-weight="normal" fo:font-family="'monospace, monospace'" style:font-family-asian="'monospace, monospace'" style:font-family-complex="'monospace, monospace'" fo:background-color="#ffffff" fo:color="#301010"/>
    </style:style>
    <style:style style:name="T6155" style:family="text">
      <style:text-properties fo:font-size="9.75pt" fo:font-weight="normal" fo:font-family="'monospace, monospace'" style:font-family-asian="'monospace, monospace'" style:font-family-complex="'monospace, monospace'" fo:background-color="#ffffff" fo:color="#000000"/>
    </style:style>
    <style:style style:name="T6156" style:family="text">
      <style:text-properties fo:font-size="9.75pt" fo:font-weight="normal" fo:font-family="'monospace, monospace'" style:font-family-asian="'monospace, monospace'" style:font-family-complex="'monospace, monospace'" fo:background-color="#ffffff" fo:color="#301010"/>
    </style:style>
    <style:style style:name="T6157" style:family="text">
      <style:text-properties fo:font-size="9.75pt" fo:font-weight="normal" fo:font-family="'monospace, monospace'" style:font-family-asian="'monospace, monospace'" style:font-family-complex="'monospace, monospace'" fo:background-color="#ffffff" fo:color="#000000"/>
    </style:style>
    <style:style style:name="T6158" style:family="text">
      <style:text-properties fo:font-size="9.75pt" fo:font-weight="normal" fo:font-family="'monospace, monospace'" style:font-family-asian="'monospace, monospace'" style:font-family-complex="'monospace, monospace'" fo:background-color="#ffffff" fo:color="#301010"/>
    </style:style>
    <style:style style:name="T6159" style:family="text">
      <style:text-properties fo:font-size="9.75pt" fo:font-weight="normal" fo:font-family="'monospace, monospace'" style:font-family-asian="'monospace, monospace'" style:font-family-complex="'monospace, monospace'" fo:background-color="#ffffff" fo:color="#007f00"/>
    </style:style>
    <style:style style:name="T6160" style:family="text">
      <style:text-properties fo:font-size="9.75pt" fo:font-weight="normal" fo:font-family="'monospace, monospace'" style:font-family-asian="'monospace, monospace'" style:font-family-complex="'monospace, monospace'" fo:background-color="#ffffff" fo:color="#301010"/>
    </style:style>
    <style:style style:name="T6161" style:family="text">
      <style:text-properties fo:font-size="9.75pt" fo:font-weight="normal" fo:font-family="'monospace, monospace'" style:font-family-asian="'monospace, monospace'" style:font-family-complex="'monospace, monospace'" fo:background-color="transparent" fo:color="#000000"/>
    </style:style>
    <style:style style:name="T6162" style:family="text">
      <style:text-properties fo:font-size="9.75pt" fo:font-weight="normal" fo:font-family="'monospace, monospace'" style:font-family-asian="'monospace, monospace'" style:font-family-complex="'monospace, monospace'" fo:background-color="#ffffff" fo:color="#301010"/>
    </style:style>
    <style:style style:name="T6163" style:family="text">
      <style:text-properties fo:font-size="9.75pt" fo:font-weight="normal" fo:font-family="'monospace, monospace'" style:font-family-asian="'monospace, monospace'" style:font-family-complex="'monospace, monospace'" fo:background-color="transparent" fo:color="#000000"/>
    </style:style>
    <style:style style:name="T6164" style:family="text">
      <style:text-properties fo:font-size="9.75pt" fo:font-weight="normal" fo:font-family="'monospace, monospace'" style:font-family-asian="'monospace, monospace'" style:font-family-complex="'monospace, monospace'" fo:background-color="#ffffff" fo:color="#000000"/>
    </style:style>
    <style:style style:name="T6165" style:family="text">
      <style:text-properties fo:font-size="9.75pt" fo:font-weight="normal" fo:font-family="'monospace, monospace'" style:font-family-asian="'monospace, monospace'" style:font-family-complex="'monospace, monospace'" fo:background-color="#ffffff" fo:color="#301010"/>
    </style:style>
    <style:style style:name="T6166" style:family="text">
      <style:text-properties fo:font-size="9.75pt" fo:font-weight="normal" fo:font-family="'monospace, monospace'" style:font-family-asian="'monospace, monospace'" style:font-family-complex="'monospace, monospace'" fo:background-color="#ffffff" fo:color="#000000"/>
    </style:style>
    <style:style style:name="T6167" style:family="text">
      <style:text-properties fo:font-size="9.75pt" fo:font-weight="normal" fo:font-family="'monospace, monospace'" style:font-family-asian="'monospace, monospace'" style:font-family-complex="'monospace, monospace'" fo:background-color="#ffffff" fo:color="#301010"/>
    </style:style>
    <style:style style:name="T6168" style:family="text">
      <style:text-properties fo:font-size="9.75pt" fo:font-weight="normal" fo:font-family="'monospace, monospace'" style:font-family-asian="'monospace, monospace'" style:font-family-complex="'monospace, monospace'" fo:background-color="#ffffff" fo:color="#000000"/>
    </style:style>
    <style:style style:name="T6169" style:family="text">
      <style:text-properties fo:font-size="9.75pt" fo:font-weight="normal" fo:font-family="'monospace, monospace'" style:font-family-asian="'monospace, monospace'" style:font-family-complex="'monospace, monospace'" fo:background-color="#ffffff" fo:color="#301010"/>
    </style:style>
    <style:style style:name="T6170" style:family="text">
      <style:text-properties fo:font-size="9.75pt" fo:font-weight="normal" fo:font-family="'monospace, monospace'" style:font-family-asian="'monospace, monospace'" style:font-family-complex="'monospace, monospace'" fo:background-color="transparent" fo:color="#000000"/>
    </style:style>
    <style:style style:name="T6171" style:family="text">
      <style:text-properties fo:font-size="9.75pt" fo:font-weight="bold" fo:font-family="'monospace, monospace'" style:font-family-asian="'monospace, monospace'" style:font-family-complex="'monospace, monospace'" fo:background-color="#ffffff" fo:color="#00007f"/>
    </style:style>
    <style:style style:name="T6172" style:family="text">
      <style:text-properties fo:font-size="9.75pt" fo:font-weight="normal" fo:font-family="'monospace, monospace'" style:font-family-asian="'monospace, monospace'" style:font-family-complex="'monospace, monospace'" fo:background-color="#ffffff" fo:color="#301010"/>
    </style:style>
    <style:style style:name="T6173" style:family="text">
      <style:text-properties fo:font-size="9.75pt" fo:font-weight="normal" fo:font-family="'monospace, monospace'" style:font-family-asian="'monospace, monospace'" style:font-family-complex="'monospace, monospace'" fo:background-color="transparent" fo:color="#000000"/>
    </style:style>
    <style:style style:name="T6174" style:family="text">
      <style:text-properties fo:font-size="9.75pt" fo:font-weight="normal" fo:font-family="'monospace, monospace'" style:font-family-asian="'monospace, monospace'" style:font-family-complex="'monospace, monospace'" fo:background-color="#ffffff" fo:color="#301010"/>
    </style:style>
    <style:style style:name="T6175" style:family="text">
      <style:text-properties fo:font-size="9.75pt" fo:font-weight="normal" fo:font-family="'monospace, monospace'" style:font-family-asian="'monospace, monospace'" style:font-family-complex="'monospace, monospace'" fo:background-color="transparent" fo:color="#000000"/>
    </style:style>
    <style:style style:name="T6176" style:family="text">
      <style:text-properties fo:font-size="9.75pt" fo:font-weight="normal" fo:font-family="'monospace, monospace'" style:font-family-asian="'monospace, monospace'" style:font-family-complex="'monospace, monospace'" fo:background-color="#ffffff" fo:color="#000000"/>
    </style:style>
    <style:style style:name="T6177" style:family="text">
      <style:text-properties fo:font-size="9.75pt" fo:font-weight="normal" fo:font-family="'monospace, monospace'" style:font-family-asian="'monospace, monospace'" style:font-family-complex="'monospace, monospace'" fo:background-color="#ffffff" fo:color="#301010"/>
    </style:style>
    <style:style style:name="T6178" style:family="text">
      <style:text-properties fo:font-size="9.75pt" fo:font-weight="normal" fo:font-family="'monospace, monospace'" style:font-family-asian="'monospace, monospace'" style:font-family-complex="'monospace, monospace'" fo:background-color="#ffffff" fo:color="#000000"/>
    </style:style>
    <style:style style:name="T6179" style:family="text">
      <style:text-properties fo:font-size="9.75pt" fo:font-weight="normal" fo:font-family="'monospace, monospace'" style:font-family-asian="'monospace, monospace'" style:font-family-complex="'monospace, monospace'" fo:background-color="#ffffff" fo:color="#301010"/>
    </style:style>
    <style:style style:name="T6180" style:family="text">
      <style:text-properties fo:font-size="9.75pt" fo:font-weight="bold" fo:font-family="'monospace, monospace'" style:font-family-asian="'monospace, monospace'" style:font-family-complex="'monospace, monospace'" fo:background-color="#ffffff" fo:color="#00007f"/>
    </style:style>
    <style:style style:name="T6181" style:family="text">
      <style:text-properties fo:font-size="9.75pt" fo:font-weight="normal" fo:font-family="'monospace, monospace'" style:font-family-asian="'monospace, monospace'" style:font-family-complex="'monospace, monospace'" fo:background-color="#ffffff" fo:color="#301010"/>
    </style:style>
    <style:style style:name="T6182" style:family="text">
      <style:text-properties fo:font-size="9.75pt" fo:font-weight="normal" fo:font-family="'monospace, monospace'" style:font-family-asian="'monospace, monospace'" style:font-family-complex="'monospace, monospace'" fo:background-color="transparent" fo:color="#000000"/>
    </style:style>
    <style:style style:name="T6183" style:family="text">
      <style:text-properties fo:font-size="9.75pt" fo:font-weight="bold" fo:font-family="'monospace, monospace'" style:font-family-asian="'monospace, monospace'" style:font-family-complex="'monospace, monospace'" fo:background-color="#ffffff" fo:color="#00007f"/>
    </style:style>
    <style:style style:name="T6184" style:family="text">
      <style:text-properties fo:font-size="9.75pt" fo:font-weight="normal" fo:font-family="'monospace, monospace'" style:font-family-asian="'monospace, monospace'" style:font-family-complex="'monospace, monospace'" fo:background-color="#ffffff" fo:color="#301010"/>
    </style:style>
    <style:style style:name="T6185" style:family="text">
      <style:text-properties fo:font-size="9.75pt" fo:font-weight="normal" fo:font-family="'monospace, monospace'" style:font-family-asian="'monospace, monospace'" style:font-family-complex="'monospace, monospace'" fo:background-color="#ffffff" fo:color="#000000"/>
    </style:style>
    <style:style style:name="T6186" style:family="text">
      <style:text-properties fo:font-size="9.75pt" fo:font-weight="normal" fo:font-family="'monospace, monospace'" style:font-family-asian="'monospace, monospace'" style:font-family-complex="'monospace, monospace'" fo:background-color="#ffffff" fo:color="#301010"/>
    </style:style>
    <style:style style:name="T6187" style:family="text">
      <style:text-properties fo:font-size="9.75pt" fo:font-weight="normal" fo:font-family="'monospace, monospace'" style:font-family-asian="'monospace, monospace'" style:font-family-complex="'monospace, monospace'" fo:background-color="#ffffff" fo:color="#000000"/>
    </style:style>
    <style:style style:name="T6188" style:family="text">
      <style:text-properties fo:font-size="9.75pt" fo:font-weight="normal" fo:font-family="'monospace, monospace'" style:font-family-asian="'monospace, monospace'" style:font-family-complex="'monospace, monospace'" fo:background-color="#ffffff" fo:color="#301010"/>
    </style:style>
    <style:style style:name="T6189" style:family="text">
      <style:text-properties fo:font-size="9.75pt" fo:font-weight="normal" fo:font-family="'monospace, monospace'" style:font-family-asian="'monospace, monospace'" style:font-family-complex="'monospace, monospace'" fo:background-color="#ffffff" fo:color="#000000"/>
    </style:style>
    <style:style style:name="T6190" style:family="text">
      <style:text-properties fo:font-size="9.75pt" fo:font-weight="normal" fo:font-family="'monospace, monospace'" style:font-family-asian="'monospace, monospace'" style:font-family-complex="'monospace, monospace'" fo:background-color="#ffffff" fo:color="#301010"/>
    </style:style>
    <style:style style:name="T6191" style:family="text">
      <style:text-properties fo:font-size="9.75pt" fo:font-weight="normal" fo:font-family="'monospace, monospace'" style:font-family-asian="'monospace, monospace'" style:font-family-complex="'monospace, monospace'" fo:background-color="transparent" fo:color="#000000"/>
    </style:style>
    <style:style style:name="T6192" style:family="text">
      <style:text-properties fo:font-size="9.75pt" fo:font-weight="normal" fo:font-family="'monospace, monospace'" style:font-family-asian="'monospace, monospace'" style:font-family-complex="'monospace, monospace'" fo:background-color="#ffffff" fo:color="#301010"/>
    </style:style>
    <style:style style:name="T6193" style:family="text">
      <style:text-properties fo:font-size="9.75pt" fo:font-weight="normal" fo:font-family="'monospace, monospace'" style:font-family-asian="'monospace, monospace'" style:font-family-complex="'monospace, monospace'" fo:background-color="transparent" fo:color="#000000"/>
    </style:style>
    <style:style style:name="T6194" style:family="text">
      <style:text-properties fo:font-size="9.75pt" fo:font-weight="normal" fo:font-family="'monospace, monospace'" style:font-family-asian="'monospace, monospace'" style:font-family-complex="'monospace, monospace'" fo:background-color="#ffffff" fo:color="#000000"/>
    </style:style>
    <style:style style:name="T6195" style:family="text">
      <style:text-properties fo:font-size="9.75pt" fo:font-weight="normal" fo:font-family="'monospace, monospace'" style:font-family-asian="'monospace, monospace'" style:font-family-complex="'monospace, monospace'" fo:background-color="#ffffff" fo:color="#301010"/>
    </style:style>
    <style:style style:name="T6196" style:family="text">
      <style:text-properties fo:font-size="9.75pt" fo:font-weight="normal" fo:font-family="'monospace, monospace'" style:font-family-asian="'monospace, monospace'" style:font-family-complex="'monospace, monospace'" fo:background-color="#ffffff" fo:color="#000000"/>
    </style:style>
    <style:style style:name="T6197" style:family="text">
      <style:text-properties fo:font-size="9.75pt" fo:font-weight="normal" fo:font-family="'monospace, monospace'" style:font-family-asian="'monospace, monospace'" style:font-family-complex="'monospace, monospace'" fo:background-color="#ffffff" fo:color="#301010"/>
    </style:style>
    <style:style style:name="T6198" style:family="text">
      <style:text-properties fo:font-size="9.75pt" fo:font-weight="normal" fo:font-family="'monospace, monospace'" style:font-family-asian="'monospace, monospace'" style:font-family-complex="'monospace, monospace'" fo:background-color="#ffffff" fo:color="#000000"/>
    </style:style>
    <style:style style:name="T6199" style:family="text">
      <style:text-properties fo:font-size="9.75pt" fo:font-weight="normal" fo:font-family="'monospace, monospace'" style:font-family-asian="'monospace, monospace'" style:font-family-complex="'monospace, monospace'" fo:background-color="#ffffff" fo:color="#301010"/>
    </style:style>
    <style:style style:name="T6200" style:family="text">
      <style:text-properties fo:font-size="9.75pt" fo:font-weight="normal" fo:font-family="'monospace, monospace'" style:font-family-asian="'monospace, monospace'" style:font-family-complex="'monospace, monospace'" fo:background-color="#ffffff" fo:color="#000000"/>
    </style:style>
    <style:style style:name="T6201" style:family="text">
      <style:text-properties fo:font-size="9.75pt" fo:font-weight="normal" fo:font-family="'monospace, monospace'" style:font-family-asian="'monospace, monospace'" style:font-family-complex="'monospace, monospace'" fo:background-color="#ffffff" fo:color="#301010"/>
    </style:style>
    <style:style style:name="T6202" style:family="text">
      <style:text-properties fo:font-size="9.75pt" fo:font-weight="normal" fo:font-family="'monospace, monospace'" style:font-family-asian="'monospace, monospace'" style:font-family-complex="'monospace, monospace'" fo:background-color="transparent" fo:color="#000000"/>
    </style:style>
    <style:style style:name="T6203" style:family="text">
      <style:text-properties fo:font-size="9.75pt" fo:font-weight="normal" fo:font-family="'monospace, monospace'" style:font-family-asian="'monospace, monospace'" style:font-family-complex="'monospace, monospace'" fo:background-color="#ffffff" fo:color="#000000"/>
    </style:style>
    <style:style style:name="T6204" style:family="text">
      <style:text-properties fo:font-size="9.75pt" fo:font-weight="normal" fo:font-family="'monospace, monospace'" style:font-family-asian="'monospace, monospace'" style:font-family-complex="'monospace, monospace'" fo:background-color="#ffffff" fo:color="#301010"/>
    </style:style>
    <style:style style:name="T6205" style:family="text">
      <style:text-properties fo:font-size="9.75pt" fo:font-weight="normal" fo:font-family="'monospace, monospace'" style:font-family-asian="'monospace, monospace'" style:font-family-complex="'monospace, monospace'" fo:background-color="#ffffff" fo:color="#000000"/>
    </style:style>
    <style:style style:name="T6206" style:family="text">
      <style:text-properties fo:font-size="9.75pt" fo:font-weight="normal" fo:font-family="'monospace, monospace'" style:font-family-asian="'monospace, monospace'" style:font-family-complex="'monospace, monospace'" fo:background-color="#ffffff" fo:color="#301010"/>
    </style:style>
    <style:style style:name="T6207" style:family="text">
      <style:text-properties fo:font-size="9.75pt" fo:font-weight="normal" fo:font-family="'monospace, monospace'" style:font-family-asian="'monospace, monospace'" style:font-family-complex="'monospace, monospace'" fo:background-color="#ffffff" fo:color="#000000"/>
    </style:style>
    <style:style style:name="T6208" style:family="text">
      <style:text-properties fo:font-size="9.75pt" fo:font-weight="normal" fo:font-family="'monospace, monospace'" style:font-family-asian="'monospace, monospace'" style:font-family-complex="'monospace, monospace'" fo:background-color="#ffffff" fo:color="#301010"/>
    </style:style>
    <style:style style:name="T6209" style:family="text">
      <style:text-properties fo:font-size="9.75pt" fo:font-weight="normal" fo:font-family="'monospace, monospace'" style:font-family-asian="'monospace, monospace'" style:font-family-complex="'monospace, monospace'" fo:background-color="#ffffff" fo:color="#000000"/>
    </style:style>
    <style:style style:name="T6210" style:family="text">
      <style:text-properties fo:font-size="9.75pt" fo:font-weight="normal" fo:font-family="'monospace, monospace'" style:font-family-asian="'monospace, monospace'" style:font-family-complex="'monospace, monospace'" fo:background-color="#ffffff" fo:color="#301010"/>
    </style:style>
    <style:style style:name="T6211" style:family="text">
      <style:text-properties fo:font-size="9.75pt" fo:font-weight="normal" fo:font-family="'monospace, monospace'" style:font-family-asian="'monospace, monospace'" style:font-family-complex="'monospace, monospace'" fo:background-color="#ffffff" fo:color="#000000"/>
    </style:style>
    <style:style style:name="T6212" style:family="text">
      <style:text-properties fo:font-size="9.75pt" fo:font-weight="normal" fo:font-family="'monospace, monospace'" style:font-family-asian="'monospace, monospace'" style:font-family-complex="'monospace, monospace'" fo:background-color="#ffffff" fo:color="#301010"/>
    </style:style>
    <style:style style:name="T6213" style:family="text">
      <style:text-properties fo:font-size="9.75pt" fo:font-weight="normal" fo:font-family="'monospace, monospace'" style:font-family-asian="'monospace, monospace'" style:font-family-complex="'monospace, monospace'" fo:background-color="transparent" fo:color="#000000"/>
    </style:style>
    <style:style style:name="T6214" style:family="text">
      <style:text-properties fo:font-size="9.75pt" fo:font-weight="normal" fo:font-family="'monospace, monospace'" style:font-family-asian="'monospace, monospace'" style:font-family-complex="'monospace, monospace'" fo:background-color="#ffffff" fo:color="#301010"/>
    </style:style>
    <style:style style:name="T6215" style:family="text">
      <style:text-properties fo:font-size="9.75pt" fo:font-weight="normal" fo:font-family="'monospace, monospace'" style:font-family-asian="'monospace, monospace'" style:font-family-complex="'monospace, monospace'" fo:background-color="transparent" fo:color="#000000"/>
    </style:style>
    <style:style style:name="T6216" style:family="text">
      <style:text-properties fo:font-size="9.75pt" fo:font-weight="normal" fo:font-family="'monospace, monospace'" style:font-family-asian="'monospace, monospace'" style:font-family-complex="'monospace, monospace'" fo:background-color="#ffffff" fo:color="#301010"/>
    </style:style>
    <style:style style:name="T6217" style:family="text">
      <style:text-properties fo:font-size="9.75pt" fo:font-weight="normal" fo:font-family="'monospace, monospace'" style:font-family-asian="'monospace, monospace'" style:font-family-complex="'monospace, monospace'" fo:background-color="transparent" fo:color="#000000"/>
    </style:style>
    <style:style style:name="T6218" style:family="text">
      <style:text-properties fo:font-size="9.75pt" fo:font-weight="normal" fo:font-family="'monospace, monospace'" style:font-family-asian="'monospace, monospace'" style:font-family-complex="'monospace, monospace'" fo:background-color="#ffffff" fo:color="#301010"/>
    </style:style>
    <style:style style:name="T6219" style:family="text">
      <style:text-properties fo:font-size="9.75pt" fo:font-weight="normal" fo:font-family="'monospace, monospace'" style:font-family-asian="'monospace, monospace'" style:font-family-complex="'monospace, monospace'" fo:background-color="transparent" fo:color="#000000"/>
    </style:style>
    <style:style style:name="T6220" style:family="text">
      <style:text-properties fo:font-size="9.75pt" fo:font-weight="bold" fo:font-family="'monospace, monospace'" style:font-family-asian="'monospace, monospace'" style:font-family-complex="'monospace, monospace'" fo:background-color="#ffffff" fo:color="#00007f"/>
    </style:style>
    <style:style style:name="T6221" style:family="text">
      <style:text-properties fo:font-size="9.75pt" fo:font-weight="normal" fo:font-family="'monospace, monospace'" style:font-family-asian="'monospace, monospace'" style:font-family-complex="'monospace, monospace'" fo:background-color="#ffffff" fo:color="#301010"/>
    </style:style>
    <style:style style:name="T6222" style:family="text">
      <style:text-properties fo:font-size="9.75pt" fo:font-weight="normal" fo:font-family="'monospace, monospace'" style:font-family-asian="'monospace, monospace'" style:font-family-complex="'monospace, monospace'" fo:background-color="#ffffff" fo:color="#000000"/>
    </style:style>
    <style:style style:name="T6223" style:family="text">
      <style:text-properties fo:font-size="9.75pt" fo:font-weight="normal" fo:font-family="'monospace, monospace'" style:font-family-asian="'monospace, monospace'" style:font-family-complex="'monospace, monospace'" fo:background-color="#ffffff" fo:color="#301010"/>
    </style:style>
    <style:style style:name="T6224" style:family="text">
      <style:text-properties fo:font-size="9.75pt" fo:font-weight="normal" fo:font-family="'monospace, monospace'" style:font-family-asian="'monospace, monospace'" style:font-family-complex="'monospace, monospace'" fo:background-color="#ffffff" fo:color="#000000"/>
    </style:style>
    <style:style style:name="T6225" style:family="text">
      <style:text-properties fo:font-size="9.75pt" fo:font-weight="normal" fo:font-family="'monospace, monospace'" style:font-family-asian="'monospace, monospace'" style:font-family-complex="'monospace, monospace'" fo:background-color="#ffffff" fo:color="#301010"/>
    </style:style>
    <style:style style:name="T6226" style:family="text">
      <style:text-properties fo:font-size="9.75pt" fo:font-weight="bold" fo:font-family="'monospace, monospace'" style:font-family-asian="'monospace, monospace'" style:font-family-complex="'monospace, monospace'" fo:background-color="#ffffff" fo:color="#00007f"/>
    </style:style>
    <style:style style:name="T6227" style:family="text">
      <style:text-properties fo:font-size="9.75pt" fo:font-weight="normal" fo:font-family="'monospace, monospace'" style:font-family-asian="'monospace, monospace'" style:font-family-complex="'monospace, monospace'" fo:background-color="#ffffff" fo:color="#301010"/>
    </style:style>
    <style:style style:name="T6228" style:family="text">
      <style:text-properties fo:font-size="9.75pt" fo:font-weight="normal" fo:font-family="'monospace, monospace'" style:font-family-asian="'monospace, monospace'" style:font-family-complex="'monospace, monospace'" fo:background-color="transparent" fo:color="#000000"/>
    </style:style>
    <style:style style:name="T6229" style:family="text">
      <style:text-properties fo:font-size="9.75pt" fo:font-weight="normal" fo:font-family="'monospace, monospace'" style:font-family-asian="'monospace, monospace'" style:font-family-complex="'monospace, monospace'" fo:background-color="#ffffff" fo:color="#301010"/>
    </style:style>
    <style:style style:name="T6230" style:family="text">
      <style:text-properties fo:font-size="9.75pt" fo:font-weight="normal" fo:font-family="'monospace, monospace'" style:font-family-asian="'monospace, monospace'" style:font-family-complex="'monospace, monospace'" fo:background-color="transparent" fo:color="#000000"/>
    </style:style>
    <style:style style:name="T6231" style:family="text">
      <style:text-properties fo:font-size="9.75pt" fo:font-weight="normal" fo:font-family="'monospace, monospace'" style:font-family-asian="'monospace, monospace'" style:font-family-complex="'monospace, monospace'" fo:background-color="#ffffff" fo:color="#301010"/>
    </style:style>
    <style:style style:name="T6232" style:family="text">
      <style:text-properties fo:font-size="9.75pt" fo:font-weight="normal" fo:font-family="'monospace, monospace'" style:font-family-asian="'monospace, monospace'" style:font-family-complex="'monospace, monospace'" fo:background-color="#ffffff" fo:color="#000000"/>
    </style:style>
    <style:style style:name="T6233" style:family="text">
      <style:text-properties fo:font-size="9.75pt" fo:font-weight="normal" fo:font-family="'monospace, monospace'" style:font-family-asian="'monospace, monospace'" style:font-family-complex="'monospace, monospace'" fo:background-color="#ffffff" fo:color="#301010"/>
    </style:style>
    <style:style style:name="T6234" style:family="text">
      <style:text-properties fo:font-size="9.75pt" fo:font-weight="normal" fo:font-family="'monospace, monospace'" style:font-family-asian="'monospace, monospace'" style:font-family-complex="'monospace, monospace'" fo:background-color="transparent" fo:color="#000000"/>
    </style:style>
    <style:style style:name="T6235" style:family="text">
      <style:text-properties fo:font-size="9.75pt" fo:font-weight="bold" fo:font-family="'monospace, monospace'" style:font-family-asian="'monospace, monospace'" style:font-family-complex="'monospace, monospace'" fo:background-color="#ffffff" fo:color="#00007f"/>
    </style:style>
    <style:style style:name="T6236" style:family="text">
      <style:text-properties fo:font-size="9.75pt" fo:font-weight="normal" fo:font-family="'monospace, monospace'" style:font-family-asian="'monospace, monospace'" style:font-family-complex="'monospace, monospace'" fo:background-color="#ffffff" fo:color="#000000"/>
    </style:style>
    <style:style style:name="T6237" style:family="text">
      <style:text-properties fo:font-size="9.75pt" fo:font-weight="normal" fo:font-family="'monospace, monospace'" style:font-family-asian="'monospace, monospace'" style:font-family-complex="'monospace, monospace'" fo:background-color="#ffffff" fo:color="#301010"/>
    </style:style>
    <style:style style:name="T6238" style:family="text">
      <style:text-properties fo:font-size="9.75pt" fo:font-weight="normal" fo:font-family="'monospace, monospace'" style:font-family-asian="'monospace, monospace'" style:font-family-complex="'monospace, monospace'" fo:background-color="#ffffff" fo:color="#000000"/>
    </style:style>
    <style:style style:name="T6239" style:family="text">
      <style:text-properties fo:font-size="9.75pt" fo:font-weight="normal" fo:font-family="'monospace, monospace'" style:font-family-asian="'monospace, monospace'" style:font-family-complex="'monospace, monospace'" fo:background-color="#ffffff" fo:color="#301010"/>
    </style:style>
    <style:style style:name="T6240" style:family="text">
      <style:text-properties fo:font-size="9.75pt" fo:font-weight="normal" fo:font-family="'monospace, monospace'" style:font-family-asian="'monospace, monospace'" style:font-family-complex="'monospace, monospace'" fo:background-color="#ffffff" fo:color="#000000"/>
    </style:style>
    <style:style style:name="T6241" style:family="text">
      <style:text-properties fo:font-size="9.75pt" fo:font-weight="normal" fo:font-family="'monospace, monospace'" style:font-family-asian="'monospace, monospace'" style:font-family-complex="'monospace, monospace'" fo:background-color="#ffffff" fo:color="#301010"/>
    </style:style>
    <style:style style:name="T6242" style:family="text">
      <style:text-properties fo:font-size="9.75pt" fo:font-weight="normal" fo:font-family="'monospace, monospace'" style:font-family-asian="'monospace, monospace'" style:font-family-complex="'monospace, monospace'" fo:background-color="#ffffff" fo:color="#000000"/>
    </style:style>
    <style:style style:name="T6243" style:family="text">
      <style:text-properties fo:font-size="9.75pt" fo:font-weight="normal" fo:font-family="'monospace, monospace'" style:font-family-asian="'monospace, monospace'" style:font-family-complex="'monospace, monospace'" fo:background-color="#ffffff" fo:color="#301010"/>
    </style:style>
    <style:style style:name="T6244" style:family="text">
      <style:text-properties fo:font-size="9.75pt" fo:font-weight="normal" fo:font-family="'monospace, monospace'" style:font-family-asian="'monospace, monospace'" style:font-family-complex="'monospace, monospace'" fo:background-color="#ffffff" fo:color="#000000"/>
    </style:style>
    <style:style style:name="T6245" style:family="text">
      <style:text-properties fo:font-size="9.75pt" fo:font-weight="normal" fo:font-family="'monospace, monospace'" style:font-family-asian="'monospace, monospace'" style:font-family-complex="'monospace, monospace'" fo:background-color="#ffffff" fo:color="#301010"/>
    </style:style>
    <style:style style:name="T6246" style:family="text">
      <style:text-properties fo:font-size="9.75pt" fo:font-weight="normal" fo:font-family="'monospace, monospace'" style:font-family-asian="'monospace, monospace'" style:font-family-complex="'monospace, monospace'" fo:background-color="transparent" fo:color="#000000"/>
    </style:style>
    <style:style style:name="T6247" style:family="text">
      <style:text-properties fo:font-size="9.75pt" fo:font-weight="bold" fo:font-family="'monospace, monospace'" style:font-family-asian="'monospace, monospace'" style:font-family-complex="'monospace, monospace'" fo:background-color="#ffffff" fo:color="#00007f"/>
    </style:style>
    <style:style style:name="T6248" style:family="text">
      <style:text-properties fo:font-size="9.75pt" fo:font-weight="normal" fo:font-family="'monospace, monospace'" style:font-family-asian="'monospace, monospace'" style:font-family-complex="'monospace, monospace'" fo:background-color="#ffffff" fo:color="#301010"/>
    </style:style>
    <style:style style:name="T6249" style:family="text">
      <style:text-properties fo:font-size="9.75pt" fo:font-weight="normal" fo:font-family="'monospace, monospace'" style:font-family-asian="'monospace, monospace'" style:font-family-complex="'monospace, monospace'" fo:background-color="#ffffff" fo:color="#000000"/>
    </style:style>
    <style:style style:name="T6250" style:family="text">
      <style:text-properties fo:font-size="9.75pt" fo:font-weight="normal" fo:font-family="'monospace, monospace'" style:font-family-asian="'monospace, monospace'" style:font-family-complex="'monospace, monospace'" fo:background-color="#ffffff" fo:color="#301010"/>
    </style:style>
    <style:style style:name="T6251" style:family="text">
      <style:text-properties fo:font-size="9.75pt" fo:font-weight="normal" fo:font-family="'monospace, monospace'" style:font-family-asian="'monospace, monospace'" style:font-family-complex="'monospace, monospace'" fo:background-color="#ffffff" fo:color="#007f00"/>
    </style:style>
    <style:style style:name="T6252" style:family="text">
      <style:text-properties fo:font-size="9.75pt" fo:font-weight="normal" fo:font-family="'monospace, monospace'" style:font-family-asian="'monospace, monospace'" style:font-family-complex="'monospace, monospace'" fo:background-color="#ffffff" fo:color="#301010"/>
    </style:style>
    <style:style style:name="T6253" style:family="text">
      <style:text-properties fo:font-size="9.75pt" fo:font-weight="normal" fo:font-family="'monospace, monospace'" style:font-family-asian="'monospace, monospace'" style:font-family-complex="'monospace, monospace'" fo:background-color="transparent" fo:color="#000000"/>
    </style:style>
    <style:style style:name="T6254" style:family="text">
      <style:text-properties fo:font-size="9.75pt" fo:font-weight="normal" fo:font-family="'monospace, monospace'" style:font-family-asian="'monospace, monospace'" style:font-family-complex="'monospace, monospace'" fo:background-color="#ffffff" fo:color="#301010"/>
    </style:style>
    <style:style style:name="T6255" style:family="text">
      <style:text-properties fo:font-size="9.75pt" fo:font-weight="normal" fo:font-family="'monospace, monospace'" style:font-family-asian="'monospace, monospace'" style:font-family-complex="'monospace, monospace'" fo:background-color="transparent" fo:color="#000000"/>
    </style:style>
    <style:style style:name="T6256" style:family="text">
      <style:text-properties fo:font-size="9.75pt" fo:font-weight="normal" fo:font-family="'monospace, monospace'" style:font-family-asian="'monospace, monospace'" style:font-family-complex="'monospace, monospace'" fo:background-color="#ffffff" fo:color="#000000"/>
    </style:style>
    <style:style style:name="T6257" style:family="text">
      <style:text-properties fo:font-size="9.75pt" fo:font-weight="normal" fo:font-family="'monospace, monospace'" style:font-family-asian="'monospace, monospace'" style:font-family-complex="'monospace, monospace'" fo:background-color="#ffffff" fo:color="#301010"/>
    </style:style>
    <style:style style:name="T6258" style:family="text">
      <style:text-properties fo:font-size="9.75pt" fo:font-weight="normal" fo:font-family="'monospace, monospace'" style:font-family-asian="'monospace, monospace'" style:font-family-complex="'monospace, monospace'" fo:background-color="#ffffff" fo:color="#000000"/>
    </style:style>
    <style:style style:name="T6259" style:family="text">
      <style:text-properties fo:font-size="9.75pt" fo:font-weight="normal" fo:font-family="'monospace, monospace'" style:font-family-asian="'monospace, monospace'" style:font-family-complex="'monospace, monospace'" fo:background-color="#ffffff" fo:color="#301010"/>
    </style:style>
    <style:style style:name="T6260" style:family="text">
      <style:text-properties fo:font-size="9.75pt" fo:font-weight="normal" fo:font-family="'monospace, monospace'" style:font-family-asian="'monospace, monospace'" style:font-family-complex="'monospace, monospace'" fo:background-color="#ffffff" fo:color="#000000"/>
    </style:style>
    <style:style style:name="T6261" style:family="text">
      <style:text-properties fo:font-size="9.75pt" fo:font-weight="normal" fo:font-family="'monospace, monospace'" style:font-family-asian="'monospace, monospace'" style:font-family-complex="'monospace, monospace'" fo:background-color="#ffffff" fo:color="#301010"/>
    </style:style>
    <style:style style:name="T6262" style:family="text">
      <style:text-properties fo:font-size="9.75pt" fo:font-weight="normal" fo:font-family="'monospace, monospace'" style:font-family-asian="'monospace, monospace'" style:font-family-complex="'monospace, monospace'" fo:background-color="transparent" fo:color="#000000"/>
    </style:style>
    <style:style style:name="T6263" style:family="text">
      <style:text-properties fo:font-size="9.75pt" fo:font-weight="normal" fo:font-family="'monospace, monospace'" style:font-family-asian="'monospace, monospace'" style:font-family-complex="'monospace, monospace'" fo:background-color="#ffffff" fo:color="#000000"/>
    </style:style>
    <style:style style:name="T6264" style:family="text">
      <style:text-properties fo:font-size="9.75pt" fo:font-weight="normal" fo:font-family="'monospace, monospace'" style:font-family-asian="'monospace, monospace'" style:font-family-complex="'monospace, monospace'" fo:background-color="#ffffff" fo:color="#301010"/>
    </style:style>
    <style:style style:name="T6265" style:family="text">
      <style:text-properties fo:font-size="9.75pt" fo:font-weight="normal" fo:font-family="'monospace, monospace'" style:font-family-asian="'monospace, monospace'" style:font-family-complex="'monospace, monospace'" fo:background-color="#ffffff" fo:color="#000000"/>
    </style:style>
    <style:style style:name="T6266" style:family="text">
      <style:text-properties fo:font-size="9.75pt" fo:font-weight="normal" fo:font-family="'monospace, monospace'" style:font-family-asian="'monospace, monospace'" style:font-family-complex="'monospace, monospace'" fo:background-color="#ffffff" fo:color="#301010"/>
    </style:style>
    <style:style style:name="T6267" style:family="text">
      <style:text-properties fo:font-size="9.75pt" fo:font-weight="normal" fo:font-family="'monospace, monospace'" style:font-family-asian="'monospace, monospace'" style:font-family-complex="'monospace, monospace'" fo:background-color="#ffffff" fo:color="#000000"/>
    </style:style>
    <style:style style:name="T6268" style:family="text">
      <style:text-properties fo:font-size="9.75pt" fo:font-weight="normal" fo:font-family="'monospace, monospace'" style:font-family-asian="'monospace, monospace'" style:font-family-complex="'monospace, monospace'" fo:background-color="#ffffff" fo:color="#301010"/>
    </style:style>
    <style:style style:name="T6269" style:family="text">
      <style:text-properties fo:font-size="9.75pt" fo:font-weight="normal" fo:font-family="'monospace, monospace'" style:font-family-asian="'monospace, monospace'" style:font-family-complex="'monospace, monospace'" fo:background-color="transparent" fo:color="#000000"/>
    </style:style>
    <style:style style:name="T6270" style:family="text">
      <style:text-properties fo:font-size="9.75pt" fo:font-weight="normal" fo:font-family="'monospace, monospace'" style:font-family-asian="'monospace, monospace'" style:font-family-complex="'monospace, monospace'" fo:background-color="#ffffff" fo:color="#000000"/>
    </style:style>
    <style:style style:name="T6271" style:family="text">
      <style:text-properties fo:font-size="9.75pt" fo:font-weight="normal" fo:font-family="'monospace, monospace'" style:font-family-asian="'monospace, monospace'" style:font-family-complex="'monospace, monospace'" fo:background-color="#ffffff" fo:color="#301010"/>
    </style:style>
    <style:style style:name="T6272" style:family="text">
      <style:text-properties fo:font-size="9.75pt" fo:font-weight="normal" fo:font-family="'monospace, monospace'" style:font-family-asian="'monospace, monospace'" style:font-family-complex="'monospace, monospace'" fo:background-color="#ffffff" fo:color="#000000"/>
    </style:style>
    <style:style style:name="T6273" style:family="text">
      <style:text-properties fo:font-size="9.75pt" fo:font-weight="normal" fo:font-family="'monospace, monospace'" style:font-family-asian="'monospace, monospace'" style:font-family-complex="'monospace, monospace'" fo:background-color="#ffffff" fo:color="#301010"/>
    </style:style>
    <style:style style:name="T6274" style:family="text">
      <style:text-properties fo:font-size="9.75pt" fo:font-weight="normal" fo:font-family="'monospace, monospace'" style:font-family-asian="'monospace, monospace'" style:font-family-complex="'monospace, monospace'" fo:background-color="#ffffff" fo:color="#000000"/>
    </style:style>
    <style:style style:name="T6275" style:family="text">
      <style:text-properties fo:font-size="9.75pt" fo:font-weight="normal" fo:font-family="'monospace, monospace'" style:font-family-asian="'monospace, monospace'" style:font-family-complex="'monospace, monospace'" fo:background-color="#ffffff" fo:color="#301010"/>
    </style:style>
    <style:style style:name="T6276" style:family="text">
      <style:text-properties fo:font-size="9.75pt" fo:font-weight="normal" fo:font-family="'monospace, monospace'" style:font-family-asian="'monospace, monospace'" style:font-family-complex="'monospace, monospace'" fo:background-color="transparent" fo:color="#000000"/>
    </style:style>
    <style:style style:name="T6277" style:family="text">
      <style:text-properties fo:font-size="9.75pt" fo:font-weight="normal" fo:font-family="'monospace, monospace'" style:font-family-asian="'monospace, monospace'" style:font-family-complex="'monospace, monospace'" fo:background-color="#ffffff" fo:color="#000000"/>
    </style:style>
    <style:style style:name="T6278" style:family="text">
      <style:text-properties fo:font-size="9.75pt" fo:font-weight="normal" fo:font-family="'monospace, monospace'" style:font-family-asian="'monospace, monospace'" style:font-family-complex="'monospace, monospace'" fo:background-color="#ffffff" fo:color="#301010"/>
    </style:style>
    <style:style style:name="T6279" style:family="text">
      <style:text-properties fo:font-size="9.75pt" fo:font-weight="normal" fo:font-family="'monospace, monospace'" style:font-family-asian="'monospace, monospace'" style:font-family-complex="'monospace, monospace'" fo:background-color="#ffffff" fo:color="#000000"/>
    </style:style>
    <style:style style:name="T6280" style:family="text">
      <style:text-properties fo:font-size="9.75pt" fo:font-weight="normal" fo:font-family="'monospace, monospace'" style:font-family-asian="'monospace, monospace'" style:font-family-complex="'monospace, monospace'" fo:background-color="#ffffff" fo:color="#301010"/>
    </style:style>
    <style:style style:name="T6281" style:family="text">
      <style:text-properties fo:font-size="9.75pt" fo:font-weight="normal" fo:font-family="'monospace, monospace'" style:font-family-asian="'monospace, monospace'" style:font-family-complex="'monospace, monospace'" fo:background-color="#ffffff" fo:color="#000000"/>
    </style:style>
    <style:style style:name="T6282" style:family="text">
      <style:text-properties fo:font-size="9.75pt" fo:font-weight="normal" fo:font-family="'monospace, monospace'" style:font-family-asian="'monospace, monospace'" style:font-family-complex="'monospace, monospace'" fo:background-color="#ffffff" fo:color="#301010"/>
    </style:style>
    <style:style style:name="T6283" style:family="text">
      <style:text-properties fo:font-size="9.75pt" fo:font-weight="normal" fo:font-family="'monospace, monospace'" style:font-family-asian="'monospace, monospace'" style:font-family-complex="'monospace, monospace'" fo:background-color="transparent" fo:color="#000000"/>
    </style:style>
    <style:style style:name="T6284" style:family="text">
      <style:text-properties fo:font-size="9.75pt" fo:font-weight="normal" fo:font-family="'monospace, monospace'" style:font-family-asian="'monospace, monospace'" style:font-family-complex="'monospace, monospace'" fo:background-color="#ffffff" fo:color="#000000"/>
    </style:style>
    <style:style style:name="T6285" style:family="text">
      <style:text-properties fo:font-size="9.75pt" fo:font-weight="normal" fo:font-family="'monospace, monospace'" style:font-family-asian="'monospace, monospace'" style:font-family-complex="'monospace, monospace'" fo:background-color="#ffffff" fo:color="#301010"/>
    </style:style>
    <style:style style:name="T6286" style:family="text">
      <style:text-properties fo:font-size="9.75pt" fo:font-weight="normal" fo:font-family="'monospace, monospace'" style:font-family-asian="'monospace, monospace'" style:font-family-complex="'monospace, monospace'" fo:background-color="#ffffff" fo:color="#000000"/>
    </style:style>
    <style:style style:name="T6287" style:family="text">
      <style:text-properties fo:font-size="9.75pt" fo:font-weight="normal" fo:font-family="'monospace, monospace'" style:font-family-asian="'monospace, monospace'" style:font-family-complex="'monospace, monospace'" fo:background-color="#ffffff" fo:color="#301010"/>
    </style:style>
    <style:style style:name="T6288" style:family="text">
      <style:text-properties fo:font-size="9.75pt" fo:font-weight="normal" fo:font-family="'monospace, monospace'" style:font-family-asian="'monospace, monospace'" style:font-family-complex="'monospace, monospace'" fo:background-color="transparent" fo:color="#000000"/>
    </style:style>
    <style:style style:name="T6289" style:family="text">
      <style:text-properties fo:font-size="9.75pt" fo:font-weight="normal" fo:font-family="'monospace, monospace'" style:font-family-asian="'monospace, monospace'" style:font-family-complex="'monospace, monospace'" fo:background-color="#ffffff" fo:color="#301010"/>
    </style:style>
    <style:style style:name="T6290" style:family="text">
      <style:text-properties fo:font-size="9.75pt" fo:font-weight="normal" fo:font-family="'monospace, monospace'" style:font-family-asian="'monospace, monospace'" style:font-family-complex="'monospace, monospace'" fo:background-color="transparent" fo:color="#000000"/>
    </style:style>
    <style:style style:name="T6291" style:family="text">
      <style:text-properties fo:font-size="9.75pt" fo:font-weight="normal" fo:font-family="'monospace, monospace'" style:font-family-asian="'monospace, monospace'" style:font-family-complex="'monospace, monospace'" fo:background-color="#ffffff" fo:color="#301010"/>
    </style:style>
    <style:style style:name="T6292" style:family="text">
      <style:text-properties fo:font-size="9.75pt" fo:font-weight="normal" fo:font-family="'monospace, monospace'" style:font-family-asian="'monospace, monospace'" style:font-family-complex="'monospace, monospace'" fo:background-color="transparent" fo:color="#000000"/>
    </style:style>
    <style:style style:name="T6293" style:family="text">
      <style:text-properties fo:font-size="9.75pt" fo:font-weight="normal" fo:font-family="'monospace, monospace'" style:font-family-asian="'monospace, monospace'" style:font-family-complex="'monospace, monospace'" fo:background-color="#ffffff" fo:color="#000000"/>
    </style:style>
    <style:style style:name="T6294" style:family="text">
      <style:text-properties fo:font-size="9.75pt" fo:font-weight="normal" fo:font-family="'monospace, monospace'" style:font-family-asian="'monospace, monospace'" style:font-family-complex="'monospace, monospace'" fo:background-color="#ffffff" fo:color="#301010"/>
    </style:style>
    <style:style style:name="T6295" style:family="text">
      <style:text-properties fo:font-size="9.75pt" fo:font-weight="normal" fo:font-family="'monospace, monospace'" style:font-family-asian="'monospace, monospace'" style:font-family-complex="'monospace, monospace'" fo:background-color="transparent" fo:color="#000000"/>
    </style:style>
    <style:style style:name="T6296" style:family="text">
      <style:text-properties fo:font-size="9.75pt" fo:font-weight="normal" fo:font-family="'monospace, monospace'" style:font-family-asian="'monospace, monospace'" style:font-family-complex="'monospace, monospace'" fo:background-color="#ffffff" fo:color="#301010"/>
    </style:style>
    <style:style style:name="T6297" style:family="text">
      <style:text-properties fo:font-size="9.75pt" fo:font-weight="normal" fo:font-family="'monospace, monospace'" style:font-family-asian="'monospace, monospace'" style:font-family-complex="'monospace, monospace'" fo:background-color="transparent" fo:color="#000000"/>
    </style:style>
    <style:style style:name="T6298" style:family="text">
      <style:text-properties fo:font-size="9.75pt" fo:font-weight="normal" fo:font-family="'monospace, monospace'" style:font-family-asian="'monospace, monospace'" style:font-family-complex="'monospace, monospace'" fo:background-color="#ffffff" fo:color="#000000"/>
    </style:style>
    <style:style style:name="T6299" style:family="text">
      <style:text-properties fo:font-size="9.75pt" fo:font-weight="normal" fo:font-family="'monospace, monospace'" style:font-family-asian="'monospace, monospace'" style:font-family-complex="'monospace, monospace'" fo:background-color="#ffffff" fo:color="#301010"/>
    </style:style>
    <style:style style:name="T6300" style:family="text">
      <style:text-properties fo:font-size="9.75pt" fo:font-weight="normal" fo:font-family="'monospace, monospace'" style:font-family-asian="'monospace, monospace'" style:font-family-complex="'monospace, monospace'" fo:background-color="#ffffff" fo:color="#007f00"/>
    </style:style>
    <style:style style:name="T6301" style:family="text">
      <style:text-properties fo:font-size="9.75pt" fo:font-weight="normal" fo:font-family="'monospace, monospace'" style:font-family-asian="'monospace, monospace'" style:font-family-complex="'monospace, monospace'" fo:background-color="#ffffff" fo:color="#301010"/>
    </style:style>
    <style:style style:name="T6302" style:family="text">
      <style:text-properties fo:font-size="9.75pt" fo:font-weight="normal" fo:font-family="'monospace, monospace'" style:font-family-asian="'monospace, monospace'" style:font-family-complex="'monospace, monospace'" fo:background-color="transparent" fo:color="#000000"/>
    </style:style>
    <style:style style:name="T6303" style:family="text">
      <style:text-properties fo:font-size="9.75pt" fo:font-weight="normal" fo:font-family="'monospace, monospace'" style:font-family-asian="'monospace, monospace'" style:font-family-complex="'monospace, monospace'" fo:background-color="#ffffff" fo:color="#000000"/>
    </style:style>
    <style:style style:name="T6304" style:family="text">
      <style:text-properties fo:font-size="9.75pt" fo:font-weight="normal" fo:font-family="'monospace, monospace'" style:font-family-asian="'monospace, monospace'" style:font-family-complex="'monospace, monospace'" fo:background-color="#ffffff" fo:color="#301010"/>
    </style:style>
    <style:style style:name="T6305" style:family="text">
      <style:text-properties fo:font-size="9.75pt" fo:font-weight="normal" fo:font-family="'monospace, monospace'" style:font-family-asian="'monospace, monospace'" style:font-family-complex="'monospace, monospace'" fo:background-color="#ffffff" fo:color="#007f00"/>
    </style:style>
    <style:style style:name="T6306" style:family="text">
      <style:text-properties fo:font-size="9.75pt" fo:font-weight="normal" fo:font-family="'monospace, monospace'" style:font-family-asian="'monospace, monospace'" style:font-family-complex="'monospace, monospace'" fo:background-color="#ffffff" fo:color="#301010"/>
    </style:style>
    <style:style style:name="T6307" style:family="text">
      <style:text-properties fo:font-size="9.75pt" fo:font-weight="normal" fo:font-family="'monospace, monospace'" style:font-family-asian="'monospace, monospace'" style:font-family-complex="'monospace, monospace'" fo:background-color="transparent" fo:color="#000000"/>
    </style:style>
    <style:style style:name="T6308" style:family="text">
      <style:text-properties fo:font-size="9.75pt" fo:font-weight="normal" fo:font-family="'monospace, monospace'" style:font-family-asian="'monospace, monospace'" style:font-family-complex="'monospace, monospace'" fo:background-color="#ffffff" fo:color="#000000"/>
    </style:style>
    <style:style style:name="T6309" style:family="text">
      <style:text-properties fo:font-size="9.75pt" fo:font-weight="normal" fo:font-family="'monospace, monospace'" style:font-family-asian="'monospace, monospace'" style:font-family-complex="'monospace, monospace'" fo:background-color="#ffffff" fo:color="#301010"/>
    </style:style>
    <style:style style:name="T6310" style:family="text">
      <style:text-properties fo:font-size="9.75pt" fo:font-weight="normal" fo:font-family="'monospace, monospace'" style:font-family-asian="'monospace, monospace'" style:font-family-complex="'monospace, monospace'" fo:background-color="#ffffff" fo:color="#000000"/>
    </style:style>
    <style:style style:name="T6311" style:family="text">
      <style:text-properties fo:font-size="9.75pt" fo:font-weight="normal" fo:font-family="'monospace, monospace'" style:font-family-asian="'monospace, monospace'" style:font-family-complex="'monospace, monospace'" fo:background-color="#ffffff" fo:color="#301010"/>
    </style:style>
    <style:style style:name="T6312" style:family="text">
      <style:text-properties fo:font-size="9.75pt" fo:font-weight="normal" fo:font-family="'monospace, monospace'" style:font-family-asian="'monospace, monospace'" style:font-family-complex="'monospace, monospace'" fo:background-color="#ffffff" fo:color="#000000"/>
    </style:style>
    <style:style style:name="T6313" style:family="text">
      <style:text-properties fo:font-size="9.75pt" fo:font-weight="normal" fo:font-family="'monospace, monospace'" style:font-family-asian="'monospace, monospace'" style:font-family-complex="'monospace, monospace'" fo:background-color="#ffffff" fo:color="#301010"/>
    </style:style>
    <style:style style:name="T6314" style:family="text">
      <style:text-properties fo:font-size="9.75pt" fo:font-weight="normal" fo:font-family="'monospace, monospace'" style:font-family-asian="'monospace, monospace'" style:font-family-complex="'monospace, monospace'" fo:background-color="#ffffff" fo:color="#000000"/>
    </style:style>
    <style:style style:name="T6315" style:family="text">
      <style:text-properties fo:font-size="9.75pt" fo:font-weight="normal" fo:font-family="'monospace, monospace'" style:font-family-asian="'monospace, monospace'" style:font-family-complex="'monospace, monospace'" fo:background-color="#ffffff" fo:color="#301010"/>
    </style:style>
    <style:style style:name="T6316" style:family="text">
      <style:text-properties fo:font-size="9.75pt" fo:font-weight="normal" fo:font-family="'monospace, monospace'" style:font-family-asian="'monospace, monospace'" style:font-family-complex="'monospace, monospace'" fo:background-color="#ffffff" fo:color="#007f00"/>
    </style:style>
    <style:style style:name="T6317" style:family="text">
      <style:text-properties fo:font-size="9.75pt" fo:font-weight="normal" fo:font-family="'monospace, monospace'" style:font-family-asian="'monospace, monospace'" style:font-family-complex="'monospace, monospace'" fo:background-color="#ffffff" fo:color="#301010"/>
    </style:style>
    <style:style style:name="T6318" style:family="text">
      <style:text-properties fo:font-size="9.75pt" fo:font-weight="normal" fo:font-family="'monospace, monospace'" style:font-family-asian="'monospace, monospace'" style:font-family-complex="'monospace, monospace'" fo:background-color="transparent" fo:color="#000000"/>
    </style:style>
    <style:style style:name="T6319" style:family="text">
      <style:text-properties fo:font-size="9.75pt" fo:font-weight="normal" fo:font-family="'monospace, monospace'" style:font-family-asian="'monospace, monospace'" style:font-family-complex="'monospace, monospace'" fo:background-color="#ffffff" fo:color="#000000"/>
    </style:style>
    <style:style style:name="T6320" style:family="text">
      <style:text-properties fo:font-size="9.75pt" fo:font-weight="normal" fo:font-family="'monospace, monospace'" style:font-family-asian="'monospace, monospace'" style:font-family-complex="'monospace, monospace'" fo:background-color="#ffffff" fo:color="#301010"/>
    </style:style>
    <style:style style:name="T6321" style:family="text">
      <style:text-properties fo:font-size="9.75pt" fo:font-weight="normal" fo:font-family="'monospace, monospace'" style:font-family-asian="'monospace, monospace'" style:font-family-complex="'monospace, monospace'" fo:background-color="#ffffff" fo:color="#000000"/>
    </style:style>
    <style:style style:name="T6322" style:family="text">
      <style:text-properties fo:font-size="9.75pt" fo:font-weight="normal" fo:font-family="'monospace, monospace'" style:font-family-asian="'monospace, monospace'" style:font-family-complex="'monospace, monospace'" fo:background-color="#ffffff" fo:color="#301010"/>
    </style:style>
    <style:style style:name="T6323" style:family="text">
      <style:text-properties fo:font-size="9.75pt" fo:font-weight="normal" fo:font-family="'monospace, monospace'" style:font-family-asian="'monospace, monospace'" style:font-family-complex="'monospace, monospace'" fo:background-color="#ffffff" fo:color="#000000"/>
    </style:style>
    <style:style style:name="T6324" style:family="text">
      <style:text-properties fo:font-size="9.75pt" fo:font-weight="normal" fo:font-family="'monospace, monospace'" style:font-family-asian="'monospace, monospace'" style:font-family-complex="'monospace, monospace'" fo:background-color="#ffffff" fo:color="#301010"/>
    </style:style>
    <style:style style:name="T6325" style:family="text">
      <style:text-properties fo:font-size="9.75pt" fo:font-weight="normal" fo:font-family="'monospace, monospace'" style:font-family-asian="'monospace, monospace'" style:font-family-complex="'monospace, monospace'" fo:background-color="#ffffff" fo:color="#000000"/>
    </style:style>
    <style:style style:name="T6326" style:family="text">
      <style:text-properties fo:font-size="9.75pt" fo:font-weight="normal" fo:font-family="'monospace, monospace'" style:font-family-asian="'monospace, monospace'" style:font-family-complex="'monospace, monospace'" fo:background-color="#ffffff" fo:color="#301010"/>
    </style:style>
    <style:style style:name="T6327" style:family="text">
      <style:text-properties fo:font-size="9.75pt" fo:font-weight="normal" fo:font-family="'monospace, monospace'" style:font-family-asian="'monospace, monospace'" style:font-family-complex="'monospace, monospace'" fo:background-color="#ffffff" fo:color="#007f00"/>
    </style:style>
    <style:style style:name="T6328" style:family="text">
      <style:text-properties fo:font-size="9.75pt" fo:font-weight="normal" fo:font-family="'monospace, monospace'" style:font-family-asian="'monospace, monospace'" style:font-family-complex="'monospace, monospace'" fo:background-color="#ffffff" fo:color="#301010"/>
    </style:style>
    <style:style style:name="T6329" style:family="text">
      <style:text-properties fo:font-size="9.75pt" fo:font-weight="normal" fo:font-family="'monospace, monospace'" style:font-family-asian="'monospace, monospace'" style:font-family-complex="'monospace, monospace'" fo:background-color="transparent" fo:color="#000000"/>
    </style:style>
    <style:style style:name="T6330" style:family="text">
      <style:text-properties fo:font-size="9.75pt" fo:font-weight="normal" fo:font-family="'monospace, monospace'" style:font-family-asian="'monospace, monospace'" style:font-family-complex="'monospace, monospace'" fo:background-color="#ffffff" fo:color="#000000"/>
    </style:style>
    <style:style style:name="T6331" style:family="text">
      <style:text-properties fo:font-size="9.75pt" fo:font-weight="normal" fo:font-family="'monospace, monospace'" style:font-family-asian="'monospace, monospace'" style:font-family-complex="'monospace, monospace'" fo:background-color="#ffffff" fo:color="#301010"/>
    </style:style>
    <style:style style:name="T6332" style:family="text">
      <style:text-properties fo:font-size="9.75pt" fo:font-weight="normal" fo:font-family="'monospace, monospace'" style:font-family-asian="'monospace, monospace'" style:font-family-complex="'monospace, monospace'" fo:background-color="transparent" fo:color="#000000"/>
    </style:style>
    <style:style style:name="T6333" style:family="text">
      <style:text-properties fo:font-size="9.75pt" fo:font-weight="normal" fo:font-family="'monospace, monospace'" style:font-family-asian="'monospace, monospace'" style:font-family-complex="'monospace, monospace'" fo:background-color="#ffffff" fo:color="#000000"/>
    </style:style>
    <style:style style:name="T6334" style:family="text">
      <style:text-properties fo:font-size="9.75pt" fo:font-weight="normal" fo:font-family="'monospace, monospace'" style:font-family-asian="'monospace, monospace'" style:font-family-complex="'monospace, monospace'" fo:background-color="#ffffff" fo:color="#301010"/>
    </style:style>
    <style:style style:name="T6335" style:family="text">
      <style:text-properties fo:font-size="9.75pt" fo:font-weight="normal" fo:font-family="'monospace, monospace'" style:font-family-asian="'monospace, monospace'" style:font-family-complex="'monospace, monospace'" fo:background-color="#ffffff" fo:color="#000000"/>
    </style:style>
    <style:style style:name="T6336" style:family="text">
      <style:text-properties fo:font-size="9.75pt" fo:font-weight="normal" fo:font-family="'monospace, monospace'" style:font-family-asian="'monospace, monospace'" style:font-family-complex="'monospace, monospace'" fo:background-color="#ffffff" fo:color="#301010"/>
    </style:style>
    <style:style style:name="T6337" style:family="text">
      <style:text-properties fo:font-size="9.75pt" fo:font-weight="normal" fo:font-family="'monospace, monospace'" style:font-family-asian="'monospace, monospace'" style:font-family-complex="'monospace, monospace'" fo:background-color="#ffffff" fo:color="#000000"/>
    </style:style>
    <style:style style:name="T6338" style:family="text">
      <style:text-properties fo:font-size="9.75pt" fo:font-weight="normal" fo:font-family="'monospace, monospace'" style:font-family-asian="'monospace, monospace'" style:font-family-complex="'monospace, monospace'" fo:background-color="#ffffff" fo:color="#301010"/>
    </style:style>
    <style:style style:name="T6339" style:family="text">
      <style:text-properties fo:font-size="9.75pt" fo:font-weight="normal" fo:font-family="'monospace, monospace'" style:font-family-asian="'monospace, monospace'" style:font-family-complex="'monospace, monospace'" fo:background-color="#ffffff" fo:color="#000000"/>
    </style:style>
    <style:style style:name="T6340" style:family="text">
      <style:text-properties fo:font-size="9.75pt" fo:font-weight="normal" fo:font-family="'monospace, monospace'" style:font-family-asian="'monospace, monospace'" style:font-family-complex="'monospace, monospace'" fo:background-color="#ffffff" fo:color="#301010"/>
    </style:style>
    <style:style style:name="T6341" style:family="text">
      <style:text-properties fo:font-size="9.75pt" fo:font-weight="normal" fo:font-family="'monospace, monospace'" style:font-family-asian="'monospace, monospace'" style:font-family-complex="'monospace, monospace'" fo:background-color="transparent" fo:color="#000000"/>
    </style:style>
    <style:style style:name="T6342" style:family="text">
      <style:text-properties fo:font-size="9.75pt" fo:font-weight="normal" fo:font-family="'monospace, monospace'" style:font-family-asian="'monospace, monospace'" style:font-family-complex="'monospace, monospace'" fo:background-color="#ffffff" fo:color="#000000"/>
    </style:style>
    <style:style style:name="T6343" style:family="text">
      <style:text-properties fo:font-size="9.75pt" fo:font-weight="normal" fo:font-family="'monospace, monospace'" style:font-family-asian="'monospace, monospace'" style:font-family-complex="'monospace, monospace'" fo:background-color="#ffffff" fo:color="#301010"/>
    </style:style>
    <style:style style:name="T6344" style:family="text">
      <style:text-properties fo:font-size="9.75pt" fo:font-weight="normal" fo:font-family="'monospace, monospace'" style:font-family-asian="'monospace, monospace'" style:font-family-complex="'monospace, monospace'" fo:background-color="#ffffff" fo:color="#000000"/>
    </style:style>
    <style:style style:name="T6345" style:family="text">
      <style:text-properties fo:font-size="9.75pt" fo:font-weight="normal" fo:font-family="'monospace, monospace'" style:font-family-asian="'monospace, monospace'" style:font-family-complex="'monospace, monospace'" fo:background-color="#ffffff" fo:color="#301010"/>
    </style:style>
    <style:style style:name="T6346" style:family="text">
      <style:text-properties fo:font-size="9.75pt" fo:font-weight="normal" fo:font-family="'monospace, monospace'" style:font-family-asian="'monospace, monospace'" style:font-family-complex="'monospace, monospace'" fo:background-color="#ffffff" fo:color="#000000"/>
    </style:style>
    <style:style style:name="T6347" style:family="text">
      <style:text-properties fo:font-size="9.75pt" fo:font-weight="normal" fo:font-family="'monospace, monospace'" style:font-family-asian="'monospace, monospace'" style:font-family-complex="'monospace, monospace'" fo:background-color="#ffffff" fo:color="#301010"/>
    </style:style>
    <style:style style:name="T6348" style:family="text">
      <style:text-properties fo:font-size="9.75pt" fo:font-weight="normal" fo:font-family="'monospace, monospace'" style:font-family-asian="'monospace, monospace'" style:font-family-complex="'monospace, monospace'" fo:background-color="transparent" fo:color="#000000"/>
    </style:style>
    <style:style style:name="T6349" style:family="text">
      <style:text-properties fo:font-size="9.75pt" fo:font-weight="normal" fo:font-family="'monospace, monospace'" style:font-family-asian="'monospace, monospace'" style:font-family-complex="'monospace, monospace'" fo:background-color="#ffffff" fo:color="#301010"/>
    </style:style>
    <style:style style:name="T6350" style:family="text">
      <style:text-properties fo:font-size="9.75pt" fo:font-weight="normal" fo:font-family="'monospace, monospace'" style:font-family-asian="'monospace, monospace'" style:font-family-complex="'monospace, monospace'" fo:background-color="transparent" fo:color="#000000"/>
    </style:style>
    <style:style style:name="T6351" style:family="text">
      <style:text-properties fo:font-size="9.75pt" fo:font-weight="normal" fo:font-family="'monospace, monospace'" style:font-family-asian="'monospace, monospace'" style:font-family-complex="'monospace, monospace'" fo:background-color="#ffffff" fo:color="#d00000"/>
    </style:style>
    <style:style style:name="T6352" style:family="text">
      <style:text-properties fo:font-size="9.75pt" fo:font-weight="normal" fo:font-family="'monospace, monospace'" style:font-family-asian="'monospace, monospace'" style:font-family-complex="'monospace, monospace'" fo:background-color="transparent" fo:color="#000000"/>
    </style:style>
    <style:style style:name="T6353" style:family="text">
      <style:text-properties fo:font-size="9.75pt" fo:font-weight="bold" fo:font-family="'monospace, monospace'" style:font-family-asian="'monospace, monospace'" style:font-family-complex="'monospace, monospace'" fo:background-color="#ffffff" fo:color="#00007f"/>
    </style:style>
    <style:style style:name="T6354" style:family="text">
      <style:text-properties fo:font-size="9.75pt" fo:font-weight="normal" fo:font-family="'monospace, monospace'" style:font-family-asian="'monospace, monospace'" style:font-family-complex="'monospace, monospace'" fo:background-color="#ffffff" fo:color="#301010"/>
    </style:style>
    <style:style style:name="T6355" style:family="text">
      <style:text-properties fo:font-size="9.75pt" fo:font-weight="normal" fo:font-family="'monospace, monospace'" style:font-family-asian="'monospace, monospace'" style:font-family-complex="'monospace, monospace'" fo:background-color="#ffffff" fo:color="#000000"/>
    </style:style>
    <style:style style:name="T6356" style:family="text">
      <style:text-properties fo:font-size="9.75pt" fo:font-weight="normal" fo:font-family="'monospace, monospace'" style:font-family-asian="'monospace, monospace'" style:font-family-complex="'monospace, monospace'" fo:background-color="#ffffff" fo:color="#301010"/>
    </style:style>
    <style:style style:name="T6357" style:family="text">
      <style:text-properties fo:font-size="9.75pt" fo:font-weight="normal" fo:font-family="'monospace, monospace'" style:font-family-asian="'monospace, monospace'" style:font-family-complex="'monospace, monospace'" fo:background-color="#ffffff" fo:color="#000000"/>
    </style:style>
    <style:style style:name="T6358" style:family="text">
      <style:text-properties fo:font-size="9.75pt" fo:font-weight="normal" fo:font-family="'monospace, monospace'" style:font-family-asian="'monospace, monospace'" style:font-family-complex="'monospace, monospace'" fo:background-color="#ffffff" fo:color="#301010"/>
    </style:style>
    <style:style style:name="T6359" style:family="text">
      <style:text-properties fo:font-size="9.75pt" fo:font-weight="normal" fo:font-family="'monospace, monospace'" style:font-family-asian="'monospace, monospace'" style:font-family-complex="'monospace, monospace'" fo:background-color="#ffffff" fo:color="#000000"/>
    </style:style>
    <style:style style:name="T6360" style:family="text">
      <style:text-properties fo:font-size="9.75pt" fo:font-weight="normal" fo:font-family="'monospace, monospace'" style:font-family-asian="'monospace, monospace'" style:font-family-complex="'monospace, monospace'" fo:background-color="#ffffff" fo:color="#301010"/>
    </style:style>
    <style:style style:name="T6361" style:family="text">
      <style:text-properties fo:font-size="9.75pt" fo:font-weight="normal" fo:font-family="'monospace, monospace'" style:font-family-asian="'monospace, monospace'" style:font-family-complex="'monospace, monospace'" fo:background-color="#ffffff" fo:color="#000000"/>
    </style:style>
    <style:style style:name="T6362" style:family="text">
      <style:text-properties fo:font-size="9.75pt" fo:font-weight="normal" fo:font-family="'monospace, monospace'" style:font-family-asian="'monospace, monospace'" style:font-family-complex="'monospace, monospace'" fo:background-color="#ffffff" fo:color="#301010"/>
    </style:style>
    <style:style style:name="T6363" style:family="text">
      <style:text-properties fo:font-size="9.75pt" fo:font-weight="normal" fo:font-family="'monospace, monospace'" style:font-family-asian="'monospace, monospace'" style:font-family-complex="'monospace, monospace'" fo:background-color="#ffffff" fo:color="#000000"/>
    </style:style>
    <style:style style:name="T6364" style:family="text">
      <style:text-properties fo:font-size="9.75pt" fo:font-weight="normal" fo:font-family="'monospace, monospace'" style:font-family-asian="'monospace, monospace'" style:font-family-complex="'monospace, monospace'" fo:background-color="#ffffff" fo:color="#301010"/>
    </style:style>
    <style:style style:name="T6365" style:family="text">
      <style:text-properties fo:font-size="9.75pt" fo:font-weight="normal" fo:font-family="'monospace, monospace'" style:font-family-asian="'monospace, monospace'" style:font-family-complex="'monospace, monospace'" fo:background-color="transparent" fo:color="#000000"/>
    </style:style>
    <style:style style:name="T6366" style:family="text">
      <style:text-properties fo:font-size="9.75pt" fo:font-weight="normal" fo:font-family="'monospace, monospace'" style:font-family-asian="'monospace, monospace'" style:font-family-complex="'monospace, monospace'" fo:background-color="#ffffff" fo:color="#000000"/>
    </style:style>
    <style:style style:name="T6367" style:family="text">
      <style:text-properties fo:font-size="9.75pt" fo:font-weight="normal" fo:font-family="'monospace, monospace'" style:font-family-asian="'monospace, monospace'" style:font-family-complex="'monospace, monospace'" fo:background-color="#ffffff" fo:color="#301010"/>
    </style:style>
    <style:style style:name="T6368" style:family="text">
      <style:text-properties fo:font-size="9.75pt" fo:font-weight="normal" fo:font-family="'monospace, monospace'" style:font-family-asian="'monospace, monospace'" style:font-family-complex="'monospace, monospace'" fo:background-color="#ffffff" fo:color="#000000"/>
    </style:style>
    <style:style style:name="T6369" style:family="text">
      <style:text-properties fo:font-size="9.75pt" fo:font-weight="normal" fo:font-family="'monospace, monospace'" style:font-family-asian="'monospace, monospace'" style:font-family-complex="'monospace, monospace'" fo:background-color="#ffffff" fo:color="#301010"/>
    </style:style>
    <style:style style:name="T6370" style:family="text">
      <style:text-properties fo:font-size="9.75pt" fo:font-weight="normal" fo:font-family="'monospace, monospace'" style:font-family-asian="'monospace, monospace'" style:font-family-complex="'monospace, monospace'" fo:background-color="#ffffff" fo:color="#000000"/>
    </style:style>
    <style:style style:name="T6371" style:family="text">
      <style:text-properties fo:font-size="9.75pt" fo:font-weight="normal" fo:font-family="'monospace, monospace'" style:font-family-asian="'monospace, monospace'" style:font-family-complex="'monospace, monospace'" fo:background-color="#ffffff" fo:color="#301010"/>
    </style:style>
    <style:style style:name="T6372" style:family="text">
      <style:text-properties fo:font-size="9.75pt" fo:font-weight="normal" fo:font-family="'monospace, monospace'" style:font-family-asian="'monospace, monospace'" style:font-family-complex="'monospace, monospace'" fo:background-color="#ffffff" fo:color="#000000"/>
    </style:style>
    <style:style style:name="T6373" style:family="text">
      <style:text-properties fo:font-size="9.75pt" fo:font-weight="normal" fo:font-family="'monospace, monospace'" style:font-family-asian="'monospace, monospace'" style:font-family-complex="'monospace, monospace'" fo:background-color="#ffffff" fo:color="#301010"/>
    </style:style>
    <style:style style:name="T6374" style:family="text">
      <style:text-properties fo:font-size="9.75pt" fo:font-weight="normal" fo:font-family="'monospace, monospace'" style:font-family-asian="'monospace, monospace'" style:font-family-complex="'monospace, monospace'" fo:background-color="#ffffff" fo:color="#000000"/>
    </style:style>
    <style:style style:name="T6375" style:family="text">
      <style:text-properties fo:font-size="9.75pt" fo:font-weight="normal" fo:font-family="'monospace, monospace'" style:font-family-asian="'monospace, monospace'" style:font-family-complex="'monospace, monospace'" fo:background-color="#ffffff" fo:color="#301010"/>
    </style:style>
    <style:style style:name="T6376" style:family="text">
      <style:text-properties fo:font-size="9.75pt" fo:font-weight="normal" fo:font-family="'monospace, monospace'" style:font-family-asian="'monospace, monospace'" style:font-family-complex="'monospace, monospace'" fo:background-color="transparent" fo:color="#000000"/>
    </style:style>
    <style:style style:name="T6377" style:family="text">
      <style:text-properties fo:font-size="9.75pt" fo:font-weight="normal" fo:font-family="'monospace, monospace'" style:font-family-asian="'monospace, monospace'" style:font-family-complex="'monospace, monospace'" fo:background-color="#ffffff" fo:color="#301010"/>
    </style:style>
    <style:style style:name="T6378" style:family="text">
      <style:text-properties fo:font-size="9.75pt" fo:font-weight="normal" fo:font-family="'monospace, monospace'" style:font-family-asian="'monospace, monospace'" style:font-family-complex="'monospace, monospace'" fo:background-color="transparent" fo:color="#000000"/>
    </style:style>
    <style:style style:name="T6379" style:family="text">
      <style:text-properties fo:font-size="9.75pt" fo:font-weight="bold" fo:font-family="'monospace, monospace'" style:font-family-asian="'monospace, monospace'" style:font-family-complex="'monospace, monospace'" fo:background-color="#ffffff" fo:color="#00007f"/>
    </style:style>
    <style:style style:name="T6380" style:family="text">
      <style:text-properties fo:font-size="9.75pt" fo:font-weight="normal" fo:font-family="'monospace, monospace'" style:font-family-asian="'monospace, monospace'" style:font-family-complex="'monospace, monospace'" fo:background-color="#ffffff" fo:color="#000000"/>
    </style:style>
    <style:style style:name="T6381" style:family="text">
      <style:text-properties fo:font-size="9.75pt" fo:font-weight="normal" fo:font-family="'monospace, monospace'" style:font-family-asian="'monospace, monospace'" style:font-family-complex="'monospace, monospace'" fo:background-color="#ffffff" fo:color="#301010"/>
    </style:style>
    <style:style style:name="T6382" style:family="text">
      <style:text-properties fo:font-size="9.75pt" fo:font-weight="normal" fo:font-family="'monospace, monospace'" style:font-family-asian="'monospace, monospace'" style:font-family-complex="'monospace, monospace'" fo:background-color="transparent" fo:color="#000000"/>
    </style:style>
    <style:style style:name="T6383" style:family="text">
      <style:text-properties fo:font-size="9.75pt" fo:font-weight="normal" fo:font-family="'monospace, monospace'" style:font-family-asian="'monospace, monospace'" style:font-family-complex="'monospace, monospace'" fo:background-color="#ffffff" fo:color="#301010"/>
    </style:style>
    <style:style style:name="T6384"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6385" style:family="text">
      <style:text-properties fo:font-size="9.75pt" fo:font-weight="normal" fo:font-family="'monospace, monospace'" style:font-family-asian="'monospace, monospace'" style:font-family-complex="'monospace, monospace'" fo:background-color="#ffffff" fo:color="#007f7f"/>
    </style:style>
    <style:style style:name="T6386" style:family="text">
      <style:text-properties fo:font-size="9.75pt" fo:font-weight="bold" fo:font-family="'monospace, monospace'" style:font-family-asian="'monospace, monospace'" style:font-family-complex="'monospace, monospace'" fo:background-color="#ffffff" fo:color="#00007f"/>
    </style:style>
    <style:style style:name="T6387" style:family="text">
      <style:text-properties fo:font-size="9.75pt" fo:font-weight="normal" fo:font-family="'monospace, monospace'" style:font-family-asian="'monospace, monospace'" style:font-family-complex="'monospace, monospace'" fo:background-color="#ffffff" fo:color="#000000"/>
    </style:style>
    <style:style style:name="T6388" style:family="text">
      <style:text-properties fo:font-size="9.75pt" fo:font-weight="normal" fo:font-family="'monospace, monospace'" style:font-family-asian="'monospace, monospace'" style:font-family-complex="'monospace, monospace'" fo:background-color="#ffffff" fo:color="#301010"/>
    </style:style>
    <style:style style:name="T6389" style:family="text">
      <style:text-properties fo:font-size="9.75pt" fo:font-weight="normal" fo:font-family="'monospace, monospace'" style:font-family-asian="'monospace, monospace'" style:font-family-complex="'monospace, monospace'" fo:background-color="#ffffff" fo:color="#007f00"/>
    </style:style>
    <style:style style:name="T6390" style:family="text">
      <style:text-properties fo:font-size="9.75pt" fo:font-weight="normal" fo:font-family="'monospace, monospace'" style:font-family-asian="'monospace, monospace'" style:font-family-complex="'monospace, monospace'" fo:background-color="#ffffff" fo:color="#301010"/>
    </style:style>
    <style:style style:name="T6391" style:family="text">
      <style:text-properties fo:font-size="9.75pt" fo:font-weight="normal" fo:font-family="'monospace, monospace'" style:font-family-asian="'monospace, monospace'" style:font-family-complex="'monospace, monospace'" fo:background-color="#ffffff" fo:color="#007f7f"/>
    </style:style>
    <style:style style:name="T6392" style:family="text">
      <style:text-properties fo:font-size="9.75pt" fo:font-weight="bold" fo:font-family="'monospace, monospace'" style:font-family-asian="'monospace, monospace'" style:font-family-complex="'monospace, monospace'" fo:background-color="#ffffff" fo:color="#00007f"/>
    </style:style>
    <style:style style:name="T6393" style:family="text">
      <style:text-properties fo:font-size="9.75pt" fo:font-weight="normal" fo:font-family="'monospace, monospace'" style:font-family-asian="'monospace, monospace'" style:font-family-complex="'monospace, monospace'" fo:background-color="#ffffff" fo:color="#000000"/>
    </style:style>
    <style:style style:name="T6394" style:family="text">
      <style:text-properties fo:font-size="9.75pt" fo:font-weight="normal" fo:font-family="'monospace, monospace'" style:font-family-asian="'monospace, monospace'" style:font-family-complex="'monospace, monospace'" fo:background-color="#ffffff" fo:color="#007f7f"/>
    </style:style>
    <style:style style:name="T6395" style:family="text">
      <style:text-properties fo:font-size="9.75pt" fo:font-weight="normal" fo:font-family="'monospace, monospace'" style:font-family-asian="'monospace, monospace'" style:font-family-complex="'monospace, monospace'" fo:background-color="#ffffff" fo:color="#301010"/>
    </style:style>
    <style:style style:name="T6396" style:family="text">
      <style:text-properties fo:font-size="9.75pt" fo:font-weight="normal" fo:font-family="'monospace, monospace'" style:font-family-asian="'monospace, monospace'" style:font-family-complex="'monospace, monospace'" fo:background-color="#ffffff" fo:color="#007f7f"/>
    </style:style>
    <style:style style:name="T6397" style:family="text">
      <style:text-properties fo:font-size="9.75pt" fo:font-weight="bold" fo:font-family="'monospace, monospace'" style:font-family-asian="'monospace, monospace'" style:font-family-complex="'monospace, monospace'" fo:background-color="#ffffff" fo:color="#00007f"/>
    </style:style>
    <style:style style:name="T6398" style:family="text">
      <style:text-properties fo:font-size="9.75pt" fo:font-weight="normal" fo:font-family="'monospace, monospace'" style:font-family-asian="'monospace, monospace'" style:font-family-complex="'monospace, monospace'" fo:background-color="#ffffff" fo:color="#000000"/>
    </style:style>
    <style:style style:name="T6399" style:family="text">
      <style:text-properties fo:font-size="9.75pt" fo:font-weight="normal" fo:font-family="'monospace, monospace'" style:font-family-asian="'monospace, monospace'" style:font-family-complex="'monospace, monospace'" fo:background-color="#ffffff" fo:color="#301010"/>
    </style:style>
    <style:style style:name="T6400" style:family="text">
      <style:text-properties fo:font-size="9.75pt" fo:font-weight="normal" fo:font-family="'monospace, monospace'" style:font-family-asian="'monospace, monospace'" style:font-family-complex="'monospace, monospace'" fo:background-color="#ffffff" fo:color="#000000"/>
    </style:style>
    <style:style style:name="T6401" style:family="text">
      <style:text-properties fo:font-size="9.75pt" fo:font-weight="normal" fo:font-family="'monospace, monospace'" style:font-family-asian="'monospace, monospace'" style:font-family-complex="'monospace, monospace'" fo:background-color="#ffffff" fo:color="#301010"/>
    </style:style>
    <style:style style:name="T6402" style:family="text">
      <style:text-properties fo:font-size="9.75pt" fo:font-weight="normal" fo:font-family="'monospace, monospace'" style:font-family-asian="'monospace, monospace'" style:font-family-complex="'monospace, monospace'" fo:background-color="#ffffff" fo:color="#000000"/>
    </style:style>
    <style:style style:name="T6403" style:family="text">
      <style:text-properties fo:font-size="9.75pt" fo:font-weight="normal" fo:font-family="'monospace, monospace'" style:font-family-asian="'monospace, monospace'" style:font-family-complex="'monospace, monospace'" fo:background-color="#ffffff" fo:color="#301010"/>
    </style:style>
    <style:style style:name="T6404" style:family="text">
      <style:text-properties fo:font-size="9.75pt" fo:font-weight="normal" fo:font-family="'monospace, monospace'" style:font-family-asian="'monospace, monospace'" style:font-family-complex="'monospace, monospace'" fo:background-color="#ffffff" fo:color="#007f7f"/>
    </style:style>
    <style:style style:name="T6405" style:family="text">
      <style:text-properties fo:font-size="9.75pt" fo:font-weight="bold" fo:font-family="'monospace, monospace'" style:font-family-asian="'monospace, monospace'" style:font-family-complex="'monospace, monospace'" fo:background-color="#ffffff" fo:color="#00007f"/>
    </style:style>
    <style:style style:name="T6406" style:family="text">
      <style:text-properties fo:font-size="9.75pt" fo:font-weight="normal" fo:font-family="'monospace, monospace'" style:font-family-asian="'monospace, monospace'" style:font-family-complex="'monospace, monospace'" fo:background-color="#ffffff" fo:color="#000000"/>
    </style:style>
    <style:style style:name="T6407" style:family="text">
      <style:text-properties fo:font-size="9.75pt" fo:font-weight="normal" fo:font-family="'monospace, monospace'" style:font-family-asian="'monospace, monospace'" style:font-family-complex="'monospace, monospace'" fo:background-color="#ffffff" fo:color="#301010"/>
    </style:style>
    <style:style style:name="T6408" style:family="text">
      <style:text-properties fo:font-size="9.75pt" fo:font-weight="normal" fo:font-family="'monospace, monospace'" style:font-family-asian="'monospace, monospace'" style:font-family-complex="'monospace, monospace'" fo:background-color="#ffffff" fo:color="#000000"/>
    </style:style>
    <style:style style:name="T6409" style:family="text">
      <style:text-properties fo:font-size="9.75pt" fo:font-weight="normal" fo:font-family="'monospace, monospace'" style:font-family-asian="'monospace, monospace'" style:font-family-complex="'monospace, monospace'" fo:background-color="#ffffff" fo:color="#301010"/>
    </style:style>
    <style:style style:name="T6410" style:family="text">
      <style:text-properties fo:font-size="9.75pt" fo:font-weight="normal" fo:font-family="'monospace, monospace'" style:font-family-asian="'monospace, monospace'" style:font-family-complex="'monospace, monospace'" fo:background-color="#ffffff" fo:color="#000000"/>
    </style:style>
    <style:style style:name="T6411" style:family="text">
      <style:text-properties fo:font-size="9.75pt" fo:font-weight="normal" fo:font-family="'monospace, monospace'" style:font-family-asian="'monospace, monospace'" style:font-family-complex="'monospace, monospace'" fo:background-color="#ffffff" fo:color="#301010"/>
    </style:style>
    <style:style style:name="T6412" style:family="text">
      <style:text-properties fo:font-size="9.75pt" fo:font-weight="normal" fo:font-family="'monospace, monospace'" style:font-family-asian="'monospace, monospace'" style:font-family-complex="'monospace, monospace'" fo:background-color="#ffffff" fo:color="#000000"/>
    </style:style>
    <style:style style:name="T6413" style:family="text">
      <style:text-properties fo:font-size="9.75pt" fo:font-weight="normal" fo:font-family="'monospace, monospace'" style:font-family-asian="'monospace, monospace'" style:font-family-complex="'monospace, monospace'" fo:background-color="#ffffff" fo:color="#301010"/>
    </style:style>
    <style:style style:name="T6414" style:family="text">
      <style:text-properties fo:font-size="9.75pt" fo:font-weight="normal" fo:font-family="'monospace, monospace'" style:font-family-asian="'monospace, monospace'" style:font-family-complex="'monospace, monospace'" fo:background-color="#ffffff" fo:color="#000000"/>
    </style:style>
    <style:style style:name="T6415" style:family="text">
      <style:text-properties fo:font-size="9.75pt" fo:font-weight="normal" fo:font-family="'monospace, monospace'" style:font-family-asian="'monospace, monospace'" style:font-family-complex="'monospace, monospace'" fo:background-color="#ffffff" fo:color="#301010"/>
    </style:style>
    <style:style style:name="T6416" style:family="text">
      <style:text-properties fo:font-size="9.75pt" fo:font-weight="normal" fo:font-family="'monospace, monospace'" style:font-family-asian="'monospace, monospace'" style:font-family-complex="'monospace, monospace'" fo:background-color="#ffffff" fo:color="#007f00"/>
    </style:style>
    <style:style style:name="T6417" style:family="text">
      <style:text-properties fo:font-size="9.75pt" fo:font-weight="normal" fo:font-family="'monospace, monospace'" style:font-family-asian="'monospace, monospace'" style:font-family-complex="'monospace, monospace'" fo:background-color="#ffffff" fo:color="#301010"/>
    </style:style>
    <style:style style:name="T6418" style:family="text">
      <style:text-properties fo:font-size="9.75pt" fo:font-weight="normal" fo:font-family="'monospace, monospace'" style:font-family-asian="'monospace, monospace'" style:font-family-complex="'monospace, monospace'" fo:background-color="#ffffff" fo:color="#000000"/>
    </style:style>
    <style:style style:name="T6419" style:family="text">
      <style:text-properties fo:font-size="9.75pt" fo:font-weight="normal" fo:font-family="'monospace, monospace'" style:font-family-asian="'monospace, monospace'" style:font-family-complex="'monospace, monospace'" fo:background-color="#ffffff" fo:color="#301010"/>
    </style:style>
    <style:style style:name="T6420" style:family="text">
      <style:text-properties fo:font-size="9.75pt" fo:font-weight="normal" fo:font-family="'monospace, monospace'" style:font-family-asian="'monospace, monospace'" style:font-family-complex="'monospace, monospace'" fo:background-color="#ffffff" fo:color="#000000"/>
    </style:style>
    <style:style style:name="T6421" style:family="text">
      <style:text-properties fo:font-size="9.75pt" fo:font-weight="normal" fo:font-family="'monospace, monospace'" style:font-family-asian="'monospace, monospace'" style:font-family-complex="'monospace, monospace'" fo:background-color="#ffffff" fo:color="#301010"/>
    </style:style>
    <style:style style:name="T6422" style:family="text">
      <style:text-properties fo:font-size="9.75pt" fo:font-weight="normal" fo:font-family="'monospace, monospace'" style:font-family-asian="'monospace, monospace'" style:font-family-complex="'monospace, monospace'" fo:background-color="#ffffff" fo:color="#000000"/>
    </style:style>
    <style:style style:name="T6423" style:family="text">
      <style:text-properties fo:font-size="9.75pt" fo:font-weight="normal" fo:font-family="'monospace, monospace'" style:font-family-asian="'monospace, monospace'" style:font-family-complex="'monospace, monospace'" fo:background-color="#ffffff" fo:color="#301010"/>
    </style:style>
    <style:style style:name="T6424" style:family="text">
      <style:text-properties fo:font-size="9.75pt" fo:font-weight="normal" fo:font-family="'monospace, monospace'" style:font-family-asian="'monospace, monospace'" style:font-family-complex="'monospace, monospace'" fo:background-color="#ffffff" fo:color="#007f00"/>
    </style:style>
    <style:style style:name="T6425" style:family="text">
      <style:text-properties fo:font-size="9.75pt" fo:font-weight="normal" fo:font-family="'monospace, monospace'" style:font-family-asian="'monospace, monospace'" style:font-family-complex="'monospace, monospace'" fo:background-color="#ffffff" fo:color="#301010"/>
    </style:style>
    <style:style style:name="T6426" style:family="text">
      <style:text-properties fo:font-size="9.75pt" fo:font-weight="normal" fo:font-family="'monospace, monospace'" style:font-family-asian="'monospace, monospace'" style:font-family-complex="'monospace, monospace'" fo:background-color="#ffffff" fo:color="#007f7f"/>
    </style:style>
    <style:style style:name="T6427" style:family="text">
      <style:text-properties fo:font-size="9.75pt" fo:font-weight="bold" fo:font-family="'monospace, monospace'" style:font-family-asian="'monospace, monospace'" style:font-family-complex="'monospace, monospace'" fo:background-color="#ffffff" fo:color="#00007f"/>
    </style:style>
    <style:style style:name="T6428" style:family="text">
      <style:text-properties fo:font-size="9.75pt" fo:font-weight="normal" fo:font-family="'monospace, monospace'" style:font-family-asian="'monospace, monospace'" style:font-family-complex="'monospace, monospace'" fo:background-color="#ffffff" fo:color="#000000"/>
    </style:style>
    <style:style style:name="T6429" style:family="text">
      <style:text-properties fo:font-size="9.75pt" fo:font-weight="normal" fo:font-family="'monospace, monospace'" style:font-family-asian="'monospace, monospace'" style:font-family-complex="'monospace, monospace'" fo:background-color="#ffffff" fo:color="#301010"/>
    </style:style>
    <style:style style:name="T6430" style:family="text">
      <style:text-properties fo:font-size="9.75pt" fo:font-weight="normal" fo:font-family="'monospace, monospace'" style:font-family-asian="'monospace, monospace'" style:font-family-complex="'monospace, monospace'" fo:background-color="#ffffff" fo:color="#007f7f"/>
    </style:style>
    <style:style style:name="T6431" style:family="text">
      <style:text-properties fo:font-size="9.75pt" fo:font-weight="bold" fo:font-family="'monospace, monospace'" style:font-family-asian="'monospace, monospace'" style:font-family-complex="'monospace, monospace'" fo:background-color="#ffffff" fo:color="#00007f"/>
    </style:style>
    <style:style style:name="T6432" style:family="text">
      <style:text-properties fo:font-size="9.75pt" fo:font-weight="normal" fo:font-family="'monospace, monospace'" style:font-family-asian="'monospace, monospace'" style:font-family-complex="'monospace, monospace'" fo:background-color="#ffffff" fo:color="#000000"/>
    </style:style>
    <style:style style:name="T6433" style:family="text">
      <style:text-properties fo:font-size="9.75pt" fo:font-weight="normal" fo:font-family="'monospace, monospace'" style:font-family-asian="'monospace, monospace'" style:font-family-complex="'monospace, monospace'" fo:background-color="#ffffff" fo:color="#301010"/>
    </style:style>
    <style:style style:name="T6434" style:family="text">
      <style:text-properties fo:font-size="9.75pt" fo:font-weight="bold" fo:font-family="'monospace, monospace'" style:font-family-asian="'monospace, monospace'" style:font-family-complex="'monospace, monospace'" fo:background-color="#ffffff" fo:color="#00007f"/>
    </style:style>
    <style:style style:name="T6435" style:family="text">
      <style:text-properties fo:font-size="9.75pt" fo:font-weight="normal" fo:font-family="'monospace, monospace'" style:font-family-asian="'monospace, monospace'" style:font-family-complex="'monospace, monospace'" fo:background-color="#ffffff" fo:color="#000000"/>
    </style:style>
    <style:style style:name="T6436" style:family="text">
      <style:text-properties fo:font-size="9.75pt" fo:font-weight="normal" fo:font-family="'monospace, monospace'" style:font-family-asian="'monospace, monospace'" style:font-family-complex="'monospace, monospace'" fo:background-color="#ffffff" fo:color="#301010"/>
    </style:style>
    <style:style style:name="T6437" style:family="text">
      <style:text-properties fo:font-size="9.75pt" fo:font-weight="normal" fo:font-family="'monospace, monospace'" style:font-family-asian="'monospace, monospace'" style:font-family-complex="'monospace, monospace'" fo:background-color="#ffffff" fo:color="#000000"/>
    </style:style>
    <style:style style:name="T6438" style:family="text">
      <style:text-properties fo:font-size="9.75pt" fo:font-weight="normal" fo:font-family="'monospace, monospace'" style:font-family-asian="'monospace, monospace'" style:font-family-complex="'monospace, monospace'" fo:background-color="#ffffff" fo:color="#301010"/>
    </style:style>
    <style:style style:name="T6439" style:family="text">
      <style:text-properties fo:font-size="9.75pt" fo:font-weight="normal" fo:font-family="'monospace, monospace'" style:font-family-asian="'monospace, monospace'" style:font-family-complex="'monospace, monospace'" fo:background-color="#ffffff" fo:color="#000000"/>
    </style:style>
    <style:style style:name="T6440" style:family="text">
      <style:text-properties fo:font-size="9.75pt" fo:font-weight="normal" fo:font-family="'monospace, monospace'" style:font-family-asian="'monospace, monospace'" style:font-family-complex="'monospace, monospace'" fo:background-color="#ffffff" fo:color="#301010"/>
    </style:style>
    <style:style style:name="T6441" style:family="text">
      <style:text-properties fo:font-size="9.75pt" fo:font-weight="normal" fo:font-family="'monospace, monospace'" style:font-family-asian="'monospace, monospace'" style:font-family-complex="'monospace, monospace'" fo:background-color="#ffffff" fo:color="#000000"/>
    </style:style>
    <style:style style:name="T6442" style:family="text">
      <style:text-properties fo:font-size="9.75pt" fo:font-weight="normal" fo:font-family="'monospace, monospace'" style:font-family-asian="'monospace, monospace'" style:font-family-complex="'monospace, monospace'" fo:background-color="#ffffff" fo:color="#301010"/>
    </style:style>
    <style:style style:name="T6443" style:family="text">
      <style:text-properties fo:font-size="9.75pt" fo:font-weight="normal" fo:font-family="'monospace, monospace'" style:font-family-asian="'monospace, monospace'" style:font-family-complex="'monospace, monospace'" fo:background-color="#ffffff" fo:color="#000000"/>
    </style:style>
    <style:style style:name="T6444" style:family="text">
      <style:text-properties fo:font-size="9.75pt" fo:font-weight="normal" fo:font-family="'monospace, monospace'" style:font-family-asian="'monospace, monospace'" style:font-family-complex="'monospace, monospace'" fo:background-color="#ffffff" fo:color="#301010"/>
    </style:style>
    <style:style style:name="T6445" style:family="text">
      <style:text-properties fo:font-size="9.75pt" fo:font-weight="normal" fo:font-family="'monospace, monospace'" style:font-family-asian="'monospace, monospace'" style:font-family-complex="'monospace, monospace'" fo:background-color="#ffffff" fo:color="#000000"/>
    </style:style>
    <style:style style:name="T6446" style:family="text">
      <style:text-properties fo:font-size="9.75pt" fo:font-weight="normal" fo:font-family="'monospace, monospace'" style:font-family-asian="'monospace, monospace'" style:font-family-complex="'monospace, monospace'" fo:background-color="#ffffff" fo:color="#301010"/>
    </style:style>
    <style:style style:name="T6447" style:family="text">
      <style:text-properties fo:font-size="9.75pt" fo:font-weight="normal" fo:font-family="'monospace, monospace'" style:font-family-asian="'monospace, monospace'" style:font-family-complex="'monospace, monospace'" fo:background-color="#ffffff" fo:color="#000000"/>
    </style:style>
    <style:style style:name="T6448" style:family="text">
      <style:text-properties fo:font-size="9.75pt" fo:font-weight="normal" fo:font-family="'monospace, monospace'" style:font-family-asian="'monospace, monospace'" style:font-family-complex="'monospace, monospace'" fo:background-color="#ffffff" fo:color="#301010"/>
    </style:style>
    <style:style style:name="T6449" style:family="text">
      <style:text-properties fo:font-size="9.75pt" fo:font-weight="normal" fo:font-family="'monospace, monospace'" style:font-family-asian="'monospace, monospace'" style:font-family-complex="'monospace, monospace'" fo:background-color="#ffffff" fo:color="#007f00"/>
    </style:style>
    <style:style style:name="T6450" style:family="text">
      <style:text-properties fo:font-size="9.75pt" fo:font-weight="normal" fo:font-family="'monospace, monospace'" style:font-family-asian="'monospace, monospace'" style:font-family-complex="'monospace, monospace'" fo:background-color="#ffffff" fo:color="#301010"/>
    </style:style>
    <style:style style:name="T6451" style:family="text">
      <style:text-properties fo:font-size="9.75pt" fo:font-weight="normal" fo:font-family="'monospace, monospace'" style:font-family-asian="'monospace, monospace'" style:font-family-complex="'monospace, monospace'" fo:background-color="#ffffff" fo:color="#007f00"/>
    </style:style>
    <style:style style:name="T6452" style:family="text">
      <style:text-properties fo:font-size="9.75pt" fo:font-weight="normal" fo:font-family="'monospace, monospace'" style:font-family-asian="'monospace, monospace'" style:font-family-complex="'monospace, monospace'" fo:background-color="#ffffff" fo:color="#301010"/>
    </style:style>
    <style:style style:name="T6453" style:family="text">
      <style:text-properties fo:font-size="9.75pt" fo:font-weight="normal" fo:font-family="'monospace, monospace'" style:font-family-asian="'monospace, monospace'" style:font-family-complex="'monospace, monospace'" fo:background-color="#ffffff" fo:color="#000000"/>
    </style:style>
    <style:style style:name="T6454" style:family="text">
      <style:text-properties fo:font-size="9.75pt" fo:font-weight="normal" fo:font-family="'monospace, monospace'" style:font-family-asian="'monospace, monospace'" style:font-family-complex="'monospace, monospace'" fo:background-color="#ffffff" fo:color="#301010"/>
    </style:style>
    <style:style style:name="T6455" style:family="text">
      <style:text-properties fo:font-size="9.75pt" fo:font-weight="normal" fo:font-family="'monospace, monospace'" style:font-family-asian="'monospace, monospace'" style:font-family-complex="'monospace, monospace'" fo:background-color="#ffffff" fo:color="#007f00"/>
    </style:style>
    <style:style style:name="T6456" style:family="text">
      <style:text-properties fo:font-size="9.75pt" fo:font-weight="normal" fo:font-family="'monospace, monospace'" style:font-family-asian="'monospace, monospace'" style:font-family-complex="'monospace, monospace'" fo:background-color="#ffffff" fo:color="#301010"/>
    </style:style>
    <style:style style:name="T6457" style:family="text">
      <style:text-properties fo:font-size="9.75pt" fo:font-weight="normal" fo:font-family="'monospace, monospace'" style:font-family-asian="'monospace, monospace'" style:font-family-complex="'monospace, monospace'" fo:background-color="#ffffff" fo:color="#007f7f"/>
    </style:style>
    <style:style style:name="T6458" style:family="text">
      <style:text-properties fo:font-size="9.75pt" fo:font-weight="bold" fo:font-family="'monospace, monospace'" style:font-family-asian="'monospace, monospace'" style:font-family-complex="'monospace, monospace'" fo:background-color="#ffffff" fo:color="#00007f"/>
    </style:style>
    <style:style style:name="T6459" style:family="text">
      <style:text-properties fo:font-size="9.75pt" fo:font-weight="normal" fo:font-family="'monospace, monospace'" style:font-family-asian="'monospace, monospace'" style:font-family-complex="'monospace, monospace'" fo:background-color="#ffffff" fo:color="#000000"/>
    </style:style>
    <style:style style:name="T6460" style:family="text">
      <style:text-properties fo:font-size="9.75pt" fo:font-weight="normal" fo:font-family="'monospace, monospace'" style:font-family-asian="'monospace, monospace'" style:font-family-complex="'monospace, monospace'" fo:background-color="#ffffff" fo:color="#301010"/>
    </style:style>
    <style:style style:name="T6461" style:family="text">
      <style:text-properties fo:font-size="9.75pt" fo:font-weight="bold" fo:font-family="'monospace, monospace'" style:font-family-asian="'monospace, monospace'" style:font-family-complex="'monospace, monospace'" fo:background-color="#ffffff" fo:color="#00007f"/>
    </style:style>
    <style:style style:name="T6462" style:family="text">
      <style:text-properties fo:font-size="9.75pt" fo:font-weight="normal" fo:font-family="'monospace, monospace'" style:font-family-asian="'monospace, monospace'" style:font-family-complex="'monospace, monospace'" fo:background-color="#ffffff" fo:color="#000000"/>
    </style:style>
    <style:style style:name="T6463" style:family="text">
      <style:text-properties fo:font-size="9.75pt" fo:font-weight="normal" fo:font-family="'monospace, monospace'" style:font-family-asian="'monospace, monospace'" style:font-family-complex="'monospace, monospace'" fo:background-color="#ffffff" fo:color="#301010"/>
    </style:style>
    <style:style style:name="T6464" style:family="text">
      <style:text-properties fo:font-size="9.75pt" fo:font-weight="bold" fo:font-family="'monospace, monospace'" style:font-family-asian="'monospace, monospace'" style:font-family-complex="'monospace, monospace'" fo:background-color="#ffffff" fo:color="#00007f"/>
    </style:style>
    <style:style style:name="T6465" style:family="text">
      <style:text-properties fo:font-size="9.75pt" fo:font-weight="normal" fo:font-family="'monospace, monospace'" style:font-family-asian="'monospace, monospace'" style:font-family-complex="'monospace, monospace'" fo:background-color="#ffffff" fo:color="#000000"/>
    </style:style>
    <style:style style:name="T6466" style:family="text">
      <style:text-properties fo:font-size="9.75pt" fo:font-weight="normal" fo:font-family="'monospace, monospace'" style:font-family-asian="'monospace, monospace'" style:font-family-complex="'monospace, monospace'" fo:background-color="#ffffff" fo:color="#301010"/>
    </style:style>
    <style:style style:name="T6467" style:family="text">
      <style:text-properties fo:font-size="9.75pt" fo:font-weight="normal" fo:font-family="'monospace, monospace'" style:font-family-asian="'monospace, monospace'" style:font-family-complex="'monospace, monospace'" fo:background-color="#ffffff" fo:color="#007f7f"/>
    </style:style>
    <style:style style:name="T6468" style:family="text">
      <style:text-properties fo:font-size="9.75pt" fo:font-weight="normal" fo:font-family="'monospace, monospace'" style:font-family-asian="'monospace, monospace'" style:font-family-complex="'monospace, monospace'" fo:background-color="#ffffff" fo:color="#301010"/>
    </style:style>
    <style:style style:name="T6469" style:family="text">
      <style:text-properties fo:font-size="9.75pt" fo:font-weight="normal" fo:font-family="'monospace, monospace'" style:font-family-asian="'monospace, monospace'" style:font-family-complex="'monospace, monospace'" fo:background-color="#ffffff" fo:color="#007f7f"/>
    </style:style>
    <style:style style:name="T6470" style:family="text">
      <style:text-properties fo:font-size="9.75pt" fo:font-weight="normal" fo:font-family="'monospace, monospace'" style:font-family-asian="'monospace, monospace'" style:font-family-complex="'monospace, monospace'" fo:background-color="#ffffff" fo:color="#000000"/>
    </style:style>
    <style:style style:name="T6471" style:family="text">
      <style:text-properties fo:font-size="9.75pt" fo:font-weight="normal" fo:font-family="'monospace, monospace'" style:font-family-asian="'monospace, monospace'" style:font-family-complex="'monospace, monospace'" fo:background-color="#ffffff" fo:color="#301010"/>
    </style:style>
    <style:style style:name="T6472" style:family="text">
      <style:text-properties fo:font-size="9.75pt" fo:font-weight="normal" fo:font-family="'monospace, monospace'" style:font-family-asian="'monospace, monospace'" style:font-family-complex="'monospace, monospace'" fo:background-color="#ffffff" fo:color="#000000"/>
    </style:style>
    <style:style style:name="T6473" style:family="text">
      <style:text-properties fo:font-size="9.75pt" fo:font-weight="normal" fo:font-family="'monospace, monospace'" style:font-family-asian="'monospace, monospace'" style:font-family-complex="'monospace, monospace'" fo:background-color="#ffffff" fo:color="#301010"/>
    </style:style>
    <style:style style:name="T6474" style:family="text">
      <style:text-properties fo:font-size="9.75pt" fo:font-weight="normal" fo:font-family="'monospace, monospace'" style:font-family-asian="'monospace, monospace'" style:font-family-complex="'monospace, monospace'" fo:background-color="#ffffff" fo:color="#000000"/>
    </style:style>
    <style:style style:name="T6475" style:family="text">
      <style:text-properties fo:font-size="9.75pt" fo:font-weight="normal" fo:font-family="'monospace, monospace'" style:font-family-asian="'monospace, monospace'" style:font-family-complex="'monospace, monospace'" fo:background-color="#ffffff" fo:color="#301010"/>
    </style:style>
    <style:style style:name="T6476" style:family="text">
      <style:text-properties fo:font-size="9.75pt" fo:font-weight="normal" fo:font-family="'monospace, monospace'" style:font-family-asian="'monospace, monospace'" style:font-family-complex="'monospace, monospace'" fo:background-color="#ffffff" fo:color="#000000"/>
    </style:style>
    <style:style style:name="T6477" style:family="text">
      <style:text-properties fo:font-size="9.75pt" fo:font-weight="normal" fo:font-family="'monospace, monospace'" style:font-family-asian="'monospace, monospace'" style:font-family-complex="'monospace, monospace'" fo:background-color="#ffffff" fo:color="#301010"/>
    </style:style>
    <style:style style:name="T6478" style:family="text">
      <style:text-properties fo:font-size="9.75pt" fo:font-weight="normal" fo:font-family="'monospace, monospace'" style:font-family-asian="'monospace, monospace'" style:font-family-complex="'monospace, monospace'" fo:background-color="#ffffff" fo:color="#000000"/>
    </style:style>
    <style:style style:name="T6479" style:family="text">
      <style:text-properties fo:font-size="9.75pt" fo:font-weight="normal" fo:font-family="'monospace, monospace'" style:font-family-asian="'monospace, monospace'" style:font-family-complex="'monospace, monospace'" fo:background-color="#ffffff" fo:color="#301010"/>
    </style:style>
    <style:style style:name="T6480" style:family="text">
      <style:text-properties fo:font-size="9.75pt" fo:font-weight="normal" fo:font-family="'monospace, monospace'" style:font-family-asian="'monospace, monospace'" style:font-family-complex="'monospace, monospace'" fo:background-color="#ffffff" fo:color="#000000"/>
    </style:style>
    <style:style style:name="T6481" style:family="text">
      <style:text-properties fo:font-size="9.75pt" fo:font-weight="normal" fo:font-family="'monospace, monospace'" style:font-family-asian="'monospace, monospace'" style:font-family-complex="'monospace, monospace'" fo:background-color="#ffffff" fo:color="#301010"/>
    </style:style>
    <style:style style:name="T6482" style:family="text">
      <style:text-properties fo:font-size="9.75pt" fo:font-weight="normal" fo:font-family="'monospace, monospace'" style:font-family-asian="'monospace, monospace'" style:font-family-complex="'monospace, monospace'" fo:background-color="#ffffff" fo:color="#000000"/>
    </style:style>
    <style:style style:name="T6483" style:family="text">
      <style:text-properties fo:font-size="9.75pt" fo:font-weight="normal" fo:font-family="'monospace, monospace'" style:font-family-asian="'monospace, monospace'" style:font-family-complex="'monospace, monospace'" fo:background-color="#ffffff" fo:color="#301010"/>
    </style:style>
    <style:style style:name="T6484" style:family="text">
      <style:text-properties fo:font-size="9.75pt" fo:font-weight="normal" fo:font-family="'monospace, monospace'" style:font-family-asian="'monospace, monospace'" style:font-family-complex="'monospace, monospace'" fo:background-color="#ffffff" fo:color="#000000"/>
    </style:style>
    <style:style style:name="T6485" style:family="text">
      <style:text-properties fo:font-size="9.75pt" fo:font-weight="normal" fo:font-family="'monospace, monospace'" style:font-family-asian="'monospace, monospace'" style:font-family-complex="'monospace, monospace'" fo:background-color="#ffffff" fo:color="#301010"/>
    </style:style>
    <style:style style:name="T6486" style:family="text">
      <style:text-properties fo:font-size="9.75pt" fo:font-weight="normal" fo:font-family="'monospace, monospace'" style:font-family-asian="'monospace, monospace'" style:font-family-complex="'monospace, monospace'" fo:background-color="#ffffff" fo:color="#000000"/>
    </style:style>
    <style:style style:name="T6487" style:family="text">
      <style:text-properties fo:font-size="9.75pt" fo:font-weight="normal" fo:font-family="'monospace, monospace'" style:font-family-asian="'monospace, monospace'" style:font-family-complex="'monospace, monospace'" fo:background-color="#ffffff" fo:color="#301010"/>
    </style:style>
    <style:style style:name="T6488" style:family="text">
      <style:text-properties fo:font-size="9.75pt" fo:font-weight="normal" fo:font-family="'monospace, monospace'" style:font-family-asian="'monospace, monospace'" style:font-family-complex="'monospace, monospace'" fo:background-color="#ffffff" fo:color="#000000"/>
    </style:style>
    <style:style style:name="T6489" style:family="text">
      <style:text-properties fo:font-size="9.75pt" fo:font-weight="normal" fo:font-family="'monospace, monospace'" style:font-family-asian="'monospace, monospace'" style:font-family-complex="'monospace, monospace'" fo:background-color="#ffffff" fo:color="#301010"/>
    </style:style>
    <style:style style:name="T6490" style:family="text">
      <style:text-properties fo:font-size="9.75pt" fo:font-weight="normal" fo:font-family="'monospace, monospace'" style:font-family-asian="'monospace, monospace'" style:font-family-complex="'monospace, monospace'" fo:background-color="#ffffff" fo:color="#007f7f"/>
    </style:style>
    <style:style style:name="T6491" style:family="text">
      <style:text-properties fo:font-size="9.75pt" fo:font-weight="normal" fo:font-family="'monospace, monospace'" style:font-family-asian="'monospace, monospace'" style:font-family-complex="'monospace, monospace'" fo:background-color="#ffffff" fo:color="#000000"/>
    </style:style>
    <style:style style:name="T6492" style:family="text">
      <style:text-properties fo:font-size="9.75pt" fo:font-weight="normal" fo:font-family="'monospace, monospace'" style:font-family-asian="'monospace, monospace'" style:font-family-complex="'monospace, monospace'" fo:background-color="#ffffff" fo:color="#301010"/>
    </style:style>
    <style:style style:name="T6493" style:family="text">
      <style:text-properties fo:font-size="9.75pt" fo:font-weight="normal" fo:font-family="'monospace, monospace'" style:font-family-asian="'monospace, monospace'" style:font-family-complex="'monospace, monospace'" fo:background-color="#ffffff" fo:color="#000000"/>
    </style:style>
    <style:style style:name="T6494" style:family="text">
      <style:text-properties fo:font-size="9.75pt" fo:font-weight="normal" fo:font-family="'monospace, monospace'" style:font-family-asian="'monospace, monospace'" style:font-family-complex="'monospace, monospace'" fo:background-color="#ffffff" fo:color="#301010"/>
    </style:style>
    <style:style style:name="T6495" style:family="text">
      <style:text-properties fo:font-size="9.75pt" fo:font-weight="normal" fo:font-family="'monospace, monospace'" style:font-family-asian="'monospace, monospace'" style:font-family-complex="'monospace, monospace'" fo:background-color="#ffffff" fo:color="#000000"/>
    </style:style>
    <style:style style:name="T6496" style:family="text">
      <style:text-properties fo:font-size="9.75pt" fo:font-weight="normal" fo:font-family="'monospace, monospace'" style:font-family-asian="'monospace, monospace'" style:font-family-complex="'monospace, monospace'" fo:background-color="#ffffff" fo:color="#301010"/>
    </style:style>
    <style:style style:name="T6497" style:family="text">
      <style:text-properties fo:font-size="9.75pt" fo:font-weight="normal" fo:font-family="'monospace, monospace'" style:font-family-asian="'monospace, monospace'" style:font-family-complex="'monospace, monospace'" fo:background-color="#ffffff" fo:color="#000000"/>
    </style:style>
    <style:style style:name="T6498" style:family="text">
      <style:text-properties fo:font-size="9.75pt" fo:font-weight="normal" fo:font-family="'monospace, monospace'" style:font-family-asian="'monospace, monospace'" style:font-family-complex="'monospace, monospace'" fo:background-color="#ffffff" fo:color="#301010"/>
    </style:style>
    <style:style style:name="T6499" style:family="text">
      <style:text-properties fo:font-size="9.75pt" fo:font-weight="normal" fo:font-family="'monospace, monospace'" style:font-family-asian="'monospace, monospace'" style:font-family-complex="'monospace, monospace'" fo:background-color="#ffffff" fo:color="#000000"/>
    </style:style>
    <style:style style:name="T6500" style:family="text">
      <style:text-properties fo:font-size="9.75pt" fo:font-weight="normal" fo:font-family="'monospace, monospace'" style:font-family-asian="'monospace, monospace'" style:font-family-complex="'monospace, monospace'" fo:background-color="#ffffff" fo:color="#301010"/>
    </style:style>
    <style:style style:name="T6501" style:family="text">
      <style:text-properties fo:font-size="9.75pt" fo:font-weight="normal" fo:font-family="'monospace, monospace'" style:font-family-asian="'monospace, monospace'" style:font-family-complex="'monospace, monospace'" fo:background-color="#ffffff" fo:color="#000000"/>
    </style:style>
    <style:style style:name="T6502" style:family="text">
      <style:text-properties fo:font-size="9.75pt" fo:font-weight="normal" fo:font-family="'monospace, monospace'" style:font-family-asian="'monospace, monospace'" style:font-family-complex="'monospace, monospace'" fo:background-color="#ffffff" fo:color="#301010"/>
    </style:style>
    <style:style style:name="T6503" style:family="text">
      <style:text-properties fo:font-size="9.75pt" fo:font-weight="normal" fo:font-family="'monospace, monospace'" style:font-family-asian="'monospace, monospace'" style:font-family-complex="'monospace, monospace'" fo:background-color="#ffffff" fo:color="#000000"/>
    </style:style>
    <style:style style:name="T6504" style:family="text">
      <style:text-properties fo:font-size="9.75pt" fo:font-weight="normal" fo:font-family="'monospace, monospace'" style:font-family-asian="'monospace, monospace'" style:font-family-complex="'monospace, monospace'" fo:background-color="#ffffff" fo:color="#301010"/>
    </style:style>
    <style:style style:name="T6505" style:family="text">
      <style:text-properties fo:font-size="9.75pt" fo:font-weight="normal" fo:font-family="'monospace, monospace'" style:font-family-asian="'monospace, monospace'" style:font-family-complex="'monospace, monospace'" fo:background-color="#ffffff" fo:color="#000000"/>
    </style:style>
    <style:style style:name="T6506" style:family="text">
      <style:text-properties fo:font-size="9.75pt" fo:font-weight="normal" fo:font-family="'monospace, monospace'" style:font-family-asian="'monospace, monospace'" style:font-family-complex="'monospace, monospace'" fo:background-color="#ffffff" fo:color="#301010"/>
    </style:style>
    <style:style style:name="T6507" style:family="text">
      <style:text-properties fo:font-size="9.75pt" fo:font-weight="normal" fo:font-family="'monospace, monospace'" style:font-family-asian="'monospace, monospace'" style:font-family-complex="'monospace, monospace'" fo:background-color="#ffffff" fo:color="#000000"/>
    </style:style>
    <style:style style:name="T6508" style:family="text">
      <style:text-properties fo:font-size="9.75pt" fo:font-weight="normal" fo:font-family="'monospace, monospace'" style:font-family-asian="'monospace, monospace'" style:font-family-complex="'monospace, monospace'" fo:background-color="#ffffff" fo:color="#301010"/>
    </style:style>
    <style:style style:name="T6509" style:family="text">
      <style:text-properties fo:font-size="9.75pt" fo:font-weight="normal" fo:font-family="'monospace, monospace'" style:font-family-asian="'monospace, monospace'" style:font-family-complex="'monospace, monospace'" fo:background-color="#ffffff" fo:color="#000000"/>
    </style:style>
    <style:style style:name="T6510" style:family="text">
      <style:text-properties fo:font-size="9.75pt" fo:font-weight="normal" fo:font-family="'monospace, monospace'" style:font-family-asian="'monospace, monospace'" style:font-family-complex="'monospace, monospace'" fo:background-color="#ffffff" fo:color="#301010"/>
    </style:style>
    <style:style style:name="T6511" style:family="text">
      <style:text-properties fo:font-size="9.75pt" fo:font-weight="normal" fo:font-family="'monospace, monospace'" style:font-family-asian="'monospace, monospace'" style:font-family-complex="'monospace, monospace'" fo:background-color="#ffffff" fo:color="#007f7f"/>
    </style:style>
    <style:style style:name="T6512" style:family="text">
      <style:text-properties fo:font-size="9.75pt" fo:font-weight="normal" fo:font-family="'monospace, monospace'" style:font-family-asian="'monospace, monospace'" style:font-family-complex="'monospace, monospace'" fo:background-color="#ffffff" fo:color="#301010"/>
    </style:style>
    <style:style style:name="T6513" style:family="text">
      <style:text-properties fo:font-size="9.75pt" fo:font-weight="normal" fo:font-family="'monospace, monospace'" style:font-family-asian="'monospace, monospace'" style:font-family-complex="'monospace, monospace'" fo:background-color="#ffffff" fo:color="#007f7f"/>
    </style:style>
    <style:style style:name="T6514" style:family="text">
      <style:text-properties fo:font-size="9.75pt" fo:font-weight="bold" fo:font-family="'monospace, monospace'" style:font-family-asian="'monospace, monospace'" style:font-family-complex="'monospace, monospace'" fo:background-color="#ffffff" fo:color="#00007f"/>
    </style:style>
    <style:style style:name="T6515" style:family="text">
      <style:text-properties fo:font-size="9.75pt" fo:font-weight="normal" fo:font-family="'monospace, monospace'" style:font-family-asian="'monospace, monospace'" style:font-family-complex="'monospace, monospace'" fo:background-color="#ffffff" fo:color="#000000"/>
    </style:style>
    <style:style style:name="T6516" style:family="text">
      <style:text-properties fo:font-size="9.75pt" fo:font-weight="normal" fo:font-family="'monospace, monospace'" style:font-family-asian="'monospace, monospace'" style:font-family-complex="'monospace, monospace'" fo:background-color="#ffffff" fo:color="#301010"/>
    </style:style>
    <style:style style:name="T6517" style:family="text">
      <style:text-properties fo:font-size="9.75pt" fo:font-weight="normal" fo:font-family="'monospace, monospace'" style:font-family-asian="'monospace, monospace'" style:font-family-complex="'monospace, monospace'" fo:background-color="#ffffff" fo:color="#007f7f"/>
    </style:style>
    <style:style style:name="T6518" style:family="text">
      <style:text-properties fo:font-size="9.75pt" fo:font-weight="normal" fo:font-family="'monospace, monospace'" style:font-family-asian="'monospace, monospace'" style:font-family-complex="'monospace, monospace'" fo:background-color="#ffffff" fo:color="#301010"/>
    </style:style>
    <style:style style:name="T6519" style:family="text">
      <style:text-properties fo:font-size="9.75pt" fo:font-weight="normal" fo:font-family="'monospace, monospace'" style:font-family-asian="'monospace, monospace'" style:font-family-complex="'monospace, monospace'" fo:background-color="#ffffff" fo:color="#007f7f"/>
    </style:style>
    <style:style style:name="T6520" style:family="text">
      <style:text-properties fo:font-size="9.75pt" fo:font-weight="bold" fo:font-family="'monospace, monospace'" style:font-family-asian="'monospace, monospace'" style:font-family-complex="'monospace, monospace'" fo:background-color="#ffffff" fo:color="#00007f"/>
    </style:style>
    <style:style style:name="T6521" style:family="text">
      <style:text-properties fo:font-size="9.75pt" fo:font-weight="normal" fo:font-family="'monospace, monospace'" style:font-family-asian="'monospace, monospace'" style:font-family-complex="'monospace, monospace'" fo:background-color="#ffffff" fo:color="#000000"/>
    </style:style>
    <style:style style:name="T6522" style:family="text">
      <style:text-properties fo:font-size="9.75pt" fo:font-weight="normal" fo:font-family="'monospace, monospace'" style:font-family-asian="'monospace, monospace'" style:font-family-complex="'monospace, monospace'" fo:background-color="#ffffff" fo:color="#301010"/>
    </style:style>
    <style:style style:name="T6523" style:family="text">
      <style:text-properties fo:font-size="9.75pt" fo:font-weight="normal" fo:font-family="'monospace, monospace'" style:font-family-asian="'monospace, monospace'" style:font-family-complex="'monospace, monospace'" fo:background-color="#ffffff" fo:color="#007f00"/>
    </style:style>
    <style:style style:name="T6524" style:family="text">
      <style:text-properties fo:font-size="9.75pt" fo:font-weight="normal" fo:font-family="'monospace, monospace'" style:font-family-asian="'monospace, monospace'" style:font-family-complex="'monospace, monospace'" fo:background-color="#ffffff" fo:color="#301010"/>
    </style:style>
    <style:style style:name="T6525" style:family="text">
      <style:text-properties fo:font-size="9.75pt" fo:font-weight="normal" fo:font-family="'monospace, monospace'" style:font-family-asian="'monospace, monospace'" style:font-family-complex="'monospace, monospace'" fo:background-color="#ffffff" fo:color="#007f7f"/>
    </style:style>
    <style:style style:name="T6526" style:family="text">
      <style:text-properties fo:font-size="9.75pt" fo:font-weight="normal" fo:font-family="'monospace, monospace'" style:font-family-asian="'monospace, monospace'" style:font-family-complex="'monospace, monospace'" fo:background-color="#ffffff" fo:color="#000000"/>
    </style:style>
    <style:style style:name="T6527" style:family="text">
      <style:text-properties fo:font-size="9.75pt" fo:font-weight="normal" fo:font-family="'monospace, monospace'" style:font-family-asian="'monospace, monospace'" style:font-family-complex="'monospace, monospace'" fo:background-color="#ffffff" fo:color="#301010"/>
    </style:style>
    <style:style style:name="T6528" style:family="text">
      <style:text-properties fo:font-size="9.75pt" fo:font-weight="normal" fo:font-family="'monospace, monospace'" style:font-family-asian="'monospace, monospace'" style:font-family-complex="'monospace, monospace'" fo:background-color="#ffffff" fo:color="#000000"/>
    </style:style>
    <style:style style:name="T6529" style:family="text">
      <style:text-properties fo:font-size="9.75pt" fo:font-weight="normal" fo:font-family="'monospace, monospace'" style:font-family-asian="'monospace, monospace'" style:font-family-complex="'monospace, monospace'" fo:background-color="#ffffff" fo:color="#301010"/>
    </style:style>
    <style:style style:name="T6530" style:family="text">
      <style:text-properties fo:font-size="9.75pt" fo:font-weight="normal" fo:font-family="'monospace, monospace'" style:font-family-asian="'monospace, monospace'" style:font-family-complex="'monospace, monospace'" fo:background-color="#ffffff" fo:color="#007f00"/>
    </style:style>
    <style:style style:name="T6531" style:family="text">
      <style:text-properties fo:font-size="9.75pt" fo:font-weight="normal" fo:font-family="'monospace, monospace'" style:font-family-asian="'monospace, monospace'" style:font-family-complex="'monospace, monospace'" fo:background-color="#ffffff" fo:color="#301010"/>
    </style:style>
    <style:style style:name="T6532" style:family="text">
      <style:text-properties fo:font-size="9.75pt" fo:font-weight="normal" fo:font-family="'monospace, monospace'" style:font-family-asian="'monospace, monospace'" style:font-family-complex="'monospace, monospace'" fo:background-color="#ffffff" fo:color="#007f7f"/>
    </style:style>
    <style:style style:name="T6533" style:family="text">
      <style:text-properties fo:font-size="9.75pt" fo:font-weight="normal" fo:font-family="'monospace, monospace'" style:font-family-asian="'monospace, monospace'" style:font-family-complex="'monospace, monospace'" fo:background-color="#ffffff" fo:color="#000000"/>
    </style:style>
    <style:style style:name="T6534" style:family="text">
      <style:text-properties fo:font-size="9.75pt" fo:font-weight="normal" fo:font-family="'monospace, monospace'" style:font-family-asian="'monospace, monospace'" style:font-family-complex="'monospace, monospace'" fo:background-color="#ffffff" fo:color="#301010"/>
    </style:style>
    <style:style style:name="T6535" style:family="text">
      <style:text-properties fo:font-size="9.75pt" fo:font-weight="normal" fo:font-family="'monospace, monospace'" style:font-family-asian="'monospace, monospace'" style:font-family-complex="'monospace, monospace'" fo:background-color="#ffffff" fo:color="#000000"/>
    </style:style>
    <style:style style:name="T6536" style:family="text">
      <style:text-properties fo:font-size="9.75pt" fo:font-weight="normal" fo:font-family="'monospace, monospace'" style:font-family-asian="'monospace, monospace'" style:font-family-complex="'monospace, monospace'" fo:background-color="#ffffff" fo:color="#301010"/>
    </style:style>
    <style:style style:name="T6537" style:family="text">
      <style:text-properties fo:font-size="9.75pt" fo:font-weight="normal" fo:font-family="'monospace, monospace'" style:font-family-asian="'monospace, monospace'" style:font-family-complex="'monospace, monospace'" fo:background-color="#ffffff" fo:color="#007f00"/>
    </style:style>
    <style:style style:name="T6538" style:family="text">
      <style:text-properties fo:font-size="9.75pt" fo:font-weight="normal" fo:font-family="'monospace, monospace'" style:font-family-asian="'monospace, monospace'" style:font-family-complex="'monospace, monospace'" fo:background-color="#ffffff" fo:color="#301010"/>
    </style:style>
    <style:style style:name="T6539" style:family="text">
      <style:text-properties fo:font-size="9.75pt" fo:font-weight="normal" fo:font-family="'monospace, monospace'" style:font-family-asian="'monospace, monospace'" style:font-family-complex="'monospace, monospace'" fo:background-color="#ffffff" fo:color="#000000"/>
    </style:style>
    <style:style style:name="T6540" style:family="text">
      <style:text-properties fo:font-size="9.75pt" fo:font-weight="normal" fo:font-family="'monospace, monospace'" style:font-family-asian="'monospace, monospace'" style:font-family-complex="'monospace, monospace'" fo:background-color="#ffffff" fo:color="#301010"/>
    </style:style>
    <style:style style:name="T6541" style:family="text">
      <style:text-properties fo:font-size="9.75pt" fo:font-weight="normal" fo:font-family="'monospace, monospace'" style:font-family-asian="'monospace, monospace'" style:font-family-complex="'monospace, monospace'" fo:background-color="#ffffff" fo:color="#007f7f"/>
    </style:style>
    <style:style style:name="T6542" style:family="text">
      <style:text-properties fo:font-size="9.75pt" fo:font-weight="bold" fo:font-family="'monospace, monospace'" style:font-family-asian="'monospace, monospace'" style:font-family-complex="'monospace, monospace'" fo:background-color="#ffffff" fo:color="#00007f"/>
    </style:style>
    <style:style style:name="T6543" style:family="text">
      <style:text-properties fo:font-size="9.75pt" fo:font-weight="normal" fo:font-family="'monospace, monospace'" style:font-family-asian="'monospace, monospace'" style:font-family-complex="'monospace, monospace'" fo:background-color="#ffffff" fo:color="#301010"/>
    </style:style>
    <style:style style:name="T6544" style:family="text">
      <style:text-properties fo:font-size="9.75pt" fo:font-weight="normal" fo:font-family="'monospace, monospace'" style:font-family-asian="'monospace, monospace'" style:font-family-complex="'monospace, monospace'" fo:background-color="#ffffff" fo:color="#000000"/>
    </style:style>
    <style:style style:name="T6545" style:family="text">
      <style:text-properties fo:font-size="9.75pt" fo:font-weight="normal" fo:font-family="'monospace, monospace'" style:font-family-asian="'monospace, monospace'" style:font-family-complex="'monospace, monospace'" fo:background-color="#ffffff" fo:color="#301010"/>
    </style:style>
    <style:style style:name="T6546" style:family="text">
      <style:text-properties fo:font-size="9.75pt" fo:font-weight="normal" fo:font-family="'monospace, monospace'" style:font-family-asian="'monospace, monospace'" style:font-family-complex="'monospace, monospace'" fo:background-color="#ffffff" fo:color="#000000"/>
    </style:style>
    <style:style style:name="T6547" style:family="text">
      <style:text-properties fo:font-size="9.75pt" fo:font-weight="normal" fo:font-family="'monospace, monospace'" style:font-family-asian="'monospace, monospace'" style:font-family-complex="'monospace, monospace'" fo:background-color="#ffffff" fo:color="#301010"/>
    </style:style>
    <style:style style:name="T6548" style:family="text">
      <style:text-properties fo:font-size="9.75pt" fo:font-weight="normal" fo:font-family="'monospace, monospace'" style:font-family-asian="'monospace, monospace'" style:font-family-complex="'monospace, monospace'" fo:background-color="#ffffff" fo:color="#007f00"/>
    </style:style>
    <style:style style:name="T6549" style:family="text">
      <style:text-properties fo:font-size="9.75pt" fo:font-weight="normal" fo:font-family="'monospace, monospace'" style:font-family-asian="'monospace, monospace'" style:font-family-complex="'monospace, monospace'" fo:background-color="#ffffff" fo:color="#301010"/>
    </style:style>
    <style:style style:name="T6550" style:family="text">
      <style:text-properties fo:font-size="9.75pt" fo:font-weight="normal" fo:font-family="'monospace, monospace'" style:font-family-asian="'monospace, monospace'" style:font-family-complex="'monospace, monospace'" fo:background-color="#ffffff" fo:color="#007f7f"/>
    </style:style>
    <style:style style:name="T6551" style:family="text">
      <style:text-properties fo:font-size="9.75pt" fo:font-weight="normal" fo:font-family="'monospace, monospace'" style:font-family-asian="'monospace, monospace'" style:font-family-complex="'monospace, monospace'" fo:background-color="#ffffff" fo:color="#000000"/>
    </style:style>
    <style:style style:name="T6552" style:family="text">
      <style:text-properties fo:font-size="9.75pt" fo:font-weight="normal" fo:font-family="'monospace, monospace'" style:font-family-asian="'monospace, monospace'" style:font-family-complex="'monospace, monospace'" fo:background-color="#ffffff" fo:color="#301010"/>
    </style:style>
    <style:style style:name="T6553" style:family="text">
      <style:text-properties fo:font-size="9.75pt" fo:font-weight="normal" fo:font-family="'monospace, monospace'" style:font-family-asian="'monospace, monospace'" style:font-family-complex="'monospace, monospace'" fo:background-color="#ffffff" fo:color="#000000"/>
    </style:style>
    <style:style style:name="T6554" style:family="text">
      <style:text-properties fo:font-size="9.75pt" fo:font-weight="normal" fo:font-family="'monospace, monospace'" style:font-family-asian="'monospace, monospace'" style:font-family-complex="'monospace, monospace'" fo:background-color="#ffffff" fo:color="#301010"/>
    </style:style>
    <style:style style:name="T6555" style:family="text">
      <style:text-properties fo:font-size="9.75pt" fo:font-weight="normal" fo:font-family="'monospace, monospace'" style:font-family-asian="'monospace, monospace'" style:font-family-complex="'monospace, monospace'" fo:background-color="#ffffff" fo:color="#000000"/>
    </style:style>
    <style:style style:name="T6556" style:family="text">
      <style:text-properties fo:font-size="9.75pt" fo:font-weight="normal" fo:font-family="'monospace, monospace'" style:font-family-asian="'monospace, monospace'" style:font-family-complex="'monospace, monospace'" fo:background-color="#ffffff" fo:color="#301010"/>
    </style:style>
    <style:style style:name="T6557" style:family="text">
      <style:text-properties fo:font-size="9.75pt" fo:font-weight="normal" fo:font-family="'monospace, monospace'" style:font-family-asian="'monospace, monospace'" style:font-family-complex="'monospace, monospace'" fo:background-color="#ffffff" fo:color="#007f7f"/>
    </style:style>
    <style:style style:name="T6558" style:family="text">
      <style:text-properties fo:font-size="9.75pt" fo:font-weight="bold" fo:font-family="'monospace, monospace'" style:font-family-asian="'monospace, monospace'" style:font-family-complex="'monospace, monospace'" fo:background-color="#ffffff" fo:color="#00007f"/>
    </style:style>
    <style:style style:name="T6559" style:family="text">
      <style:text-properties fo:font-size="9.75pt" fo:font-weight="normal" fo:font-family="'monospace, monospace'" style:font-family-asian="'monospace, monospace'" style:font-family-complex="'monospace, monospace'" fo:background-color="#ffffff" fo:color="#000000"/>
    </style:style>
    <style:style style:name="T6560" style:family="text">
      <style:text-properties fo:font-size="9.75pt" fo:font-weight="normal" fo:font-family="'monospace, monospace'" style:font-family-asian="'monospace, monospace'" style:font-family-complex="'monospace, monospace'" fo:background-color="#ffffff" fo:color="#301010"/>
    </style:style>
    <style:style style:name="T6561" style:family="text">
      <style:text-properties fo:font-size="9.75pt" fo:font-weight="normal" fo:font-family="'monospace, monospace'" style:font-family-asian="'monospace, monospace'" style:font-family-complex="'monospace, monospace'" fo:background-color="#ffffff" fo:color="#007f7f"/>
    </style:style>
    <style:style style:name="T6562" style:family="text">
      <style:text-properties fo:font-size="9.75pt" fo:font-weight="normal" fo:font-family="'monospace, monospace'" style:font-family-asian="'monospace, monospace'" style:font-family-complex="'monospace, monospace'" fo:background-color="#ffffff" fo:color="#301010"/>
    </style:style>
    <style:style style:name="T6563" style:family="text">
      <style:text-properties fo:font-size="9.75pt" fo:font-weight="normal" fo:font-family="'monospace, monospace'" style:font-family-asian="'monospace, monospace'" style:font-family-complex="'monospace, monospace'" fo:background-color="#ffffff" fo:color="#007f7f"/>
    </style:style>
    <style:style style:name="T6564" style:family="text">
      <style:text-properties fo:font-size="9.75pt" fo:font-weight="bold" fo:font-family="'monospace, monospace'" style:font-family-asian="'monospace, monospace'" style:font-family-complex="'monospace, monospace'" fo:background-color="#ffffff" fo:color="#00007f"/>
    </style:style>
    <style:style style:name="T6565" style:family="text">
      <style:text-properties fo:font-size="9.75pt" fo:font-weight="normal" fo:font-family="'monospace, monospace'" style:font-family-asian="'monospace, monospace'" style:font-family-complex="'monospace, monospace'" fo:background-color="#ffffff" fo:color="#000000"/>
    </style:style>
    <style:style style:name="T6566" style:family="text">
      <style:text-properties fo:font-size="9.75pt" fo:font-weight="normal" fo:font-family="'monospace, monospace'" style:font-family-asian="'monospace, monospace'" style:font-family-complex="'monospace, monospace'" fo:background-color="#ffffff" fo:color="#301010"/>
    </style:style>
    <style:style style:name="T6567" style:family="text">
      <style:text-properties fo:font-size="9.75pt" fo:font-weight="normal" fo:font-family="'monospace, monospace'" style:font-family-asian="'monospace, monospace'" style:font-family-complex="'monospace, monospace'" fo:background-color="#ffffff" fo:color="#000000"/>
    </style:style>
    <style:style style:name="T6568" style:family="text">
      <style:text-properties fo:font-size="9.75pt" fo:font-weight="normal" fo:font-family="'monospace, monospace'" style:font-family-asian="'monospace, monospace'" style:font-family-complex="'monospace, monospace'" fo:background-color="#ffffff" fo:color="#301010"/>
    </style:style>
    <style:style style:name="T6569" style:family="text">
      <style:text-properties fo:font-size="9.75pt" fo:font-weight="normal" fo:font-family="'monospace, monospace'" style:font-family-asian="'monospace, monospace'" style:font-family-complex="'monospace, monospace'" fo:background-color="#ffffff" fo:color="#000000"/>
    </style:style>
    <style:style style:name="T6570" style:family="text">
      <style:text-properties fo:font-size="9.75pt" fo:font-weight="normal" fo:font-family="'monospace, monospace'" style:font-family-asian="'monospace, monospace'" style:font-family-complex="'monospace, monospace'" fo:background-color="#ffffff" fo:color="#301010"/>
    </style:style>
    <style:style style:name="T6571" style:family="text">
      <style:text-properties fo:font-size="9.75pt" fo:font-weight="normal" fo:font-family="'monospace, monospace'" style:font-family-asian="'monospace, monospace'" style:font-family-complex="'monospace, monospace'" fo:background-color="#ffffff" fo:color="#000000"/>
    </style:style>
    <style:style style:name="T6572" style:family="text">
      <style:text-properties fo:font-size="9.75pt" fo:font-weight="normal" fo:font-family="'monospace, monospace'" style:font-family-asian="'monospace, monospace'" style:font-family-complex="'monospace, monospace'" fo:background-color="#ffffff" fo:color="#301010"/>
    </style:style>
    <style:style style:name="T6573" style:family="text">
      <style:text-properties fo:font-size="9.75pt" fo:font-weight="normal" fo:font-family="'monospace, monospace'" style:font-family-asian="'monospace, monospace'" style:font-family-complex="'monospace, monospace'" fo:background-color="#ffffff" fo:color="#000000"/>
    </style:style>
    <style:style style:name="T6574" style:family="text">
      <style:text-properties fo:font-size="9.75pt" fo:font-weight="normal" fo:font-family="'monospace, monospace'" style:font-family-asian="'monospace, monospace'" style:font-family-complex="'monospace, monospace'" fo:background-color="#ffffff" fo:color="#301010"/>
    </style:style>
    <style:style style:name="T6575" style:family="text">
      <style:text-properties fo:font-size="9.75pt" fo:font-weight="normal" fo:font-family="'monospace, monospace'" style:font-family-asian="'monospace, monospace'" style:font-family-complex="'monospace, monospace'" fo:background-color="#ffffff" fo:color="#000000"/>
    </style:style>
    <style:style style:name="T6576" style:family="text">
      <style:text-properties fo:font-size="9.75pt" fo:font-weight="normal" fo:font-family="'monospace, monospace'" style:font-family-asian="'monospace, monospace'" style:font-family-complex="'monospace, monospace'" fo:background-color="#ffffff" fo:color="#301010"/>
    </style:style>
    <style:style style:name="T6577" style:family="text">
      <style:text-properties fo:font-size="9.75pt" fo:font-weight="normal" fo:font-family="'monospace, monospace'" style:font-family-asian="'monospace, monospace'" style:font-family-complex="'monospace, monospace'" fo:background-color="#ffffff" fo:color="#007f7f"/>
    </style:style>
    <style:style style:name="T6578" style:family="text">
      <style:text-properties fo:font-size="9.75pt" fo:font-weight="bold" fo:font-family="'monospace, monospace'" style:font-family-asian="'monospace, monospace'" style:font-family-complex="'monospace, monospace'" fo:background-color="#ffffff" fo:color="#00007f"/>
    </style:style>
    <style:style style:name="T6579" style:family="text">
      <style:text-properties fo:font-size="9.75pt" fo:font-weight="normal" fo:font-family="'monospace, monospace'" style:font-family-asian="'monospace, monospace'" style:font-family-complex="'monospace, monospace'" fo:background-color="#ffffff" fo:color="#000000"/>
    </style:style>
    <style:style style:name="T6580" style:family="text">
      <style:text-properties fo:font-size="9.75pt" fo:font-weight="normal" fo:font-family="'monospace, monospace'" style:font-family-asian="'monospace, monospace'" style:font-family-complex="'monospace, monospace'" fo:background-color="#ffffff" fo:color="#301010"/>
    </style:style>
    <style:style style:name="T6581" style:family="text">
      <style:text-properties fo:font-size="9.75pt" fo:font-weight="normal" fo:font-family="'monospace, monospace'" style:font-family-asian="'monospace, monospace'" style:font-family-complex="'monospace, monospace'" fo:background-color="#ffffff" fo:color="#000000"/>
    </style:style>
    <style:style style:name="T6582" style:family="text">
      <style:text-properties fo:font-size="9.75pt" fo:font-weight="normal" fo:font-family="'monospace, monospace'" style:font-family-asian="'monospace, monospace'" style:font-family-complex="'monospace, monospace'" fo:background-color="#ffffff" fo:color="#301010"/>
    </style:style>
    <style:style style:name="T6583" style:family="text">
      <style:text-properties fo:font-size="9.75pt" fo:font-weight="normal" fo:font-family="'monospace, monospace'" style:font-family-asian="'monospace, monospace'" style:font-family-complex="'monospace, monospace'" fo:background-color="#ffffff" fo:color="#000000"/>
    </style:style>
    <style:style style:name="T6584" style:family="text">
      <style:text-properties fo:font-size="9.75pt" fo:font-weight="normal" fo:font-family="'monospace, monospace'" style:font-family-asian="'monospace, monospace'" style:font-family-complex="'monospace, monospace'" fo:background-color="#ffffff" fo:color="#301010"/>
    </style:style>
    <style:style style:name="T6585" style:family="text">
      <style:text-properties fo:font-size="9.75pt" fo:font-weight="normal" fo:font-family="'monospace, monospace'" style:font-family-asian="'monospace, monospace'" style:font-family-complex="'monospace, monospace'" fo:background-color="#ffffff" fo:color="#000000"/>
    </style:style>
    <style:style style:name="T6586" style:family="text">
      <style:text-properties fo:font-size="9.75pt" fo:font-weight="normal" fo:font-family="'monospace, monospace'" style:font-family-asian="'monospace, monospace'" style:font-family-complex="'monospace, monospace'" fo:background-color="#ffffff" fo:color="#301010"/>
    </style:style>
    <style:style style:name="T6587" style:family="text">
      <style:text-properties fo:font-size="9.75pt" fo:font-weight="normal" fo:font-family="'monospace, monospace'" style:font-family-asian="'monospace, monospace'" style:font-family-complex="'monospace, monospace'" fo:background-color="#ffffff" fo:color="#007f7f"/>
    </style:style>
    <style:style style:name="T6588" style:family="text">
      <style:text-properties fo:font-size="9.75pt" fo:font-weight="bold" fo:font-family="'monospace, monospace'" style:font-family-asian="'monospace, monospace'" style:font-family-complex="'monospace, monospace'" fo:background-color="#ffffff" fo:color="#00007f"/>
    </style:style>
    <style:style style:name="T6589" style:family="text">
      <style:text-properties fo:font-size="9.75pt" fo:font-weight="normal" fo:font-family="'monospace, monospace'" style:font-family-asian="'monospace, monospace'" style:font-family-complex="'monospace, monospace'" fo:background-color="#ffffff" fo:color="#000000"/>
    </style:style>
    <style:style style:name="T6590" style:family="text">
      <style:text-properties fo:font-size="9.75pt" fo:font-weight="normal" fo:font-family="'monospace, monospace'" style:font-family-asian="'monospace, monospace'" style:font-family-complex="'monospace, monospace'" fo:background-color="#ffffff" fo:color="#301010"/>
    </style:style>
    <style:style style:name="T6591" style:family="text">
      <style:text-properties fo:font-size="9.75pt" fo:font-weight="bold" fo:font-family="'monospace, monospace'" style:font-family-asian="'monospace, monospace'" style:font-family-complex="'monospace, monospace'" fo:background-color="#ffffff" fo:color="#00007f"/>
    </style:style>
    <style:style style:name="T6592" style:family="text">
      <style:text-properties fo:font-size="9.75pt" fo:font-weight="normal" fo:font-family="'monospace, monospace'" style:font-family-asian="'monospace, monospace'" style:font-family-complex="'monospace, monospace'" fo:background-color="#ffffff" fo:color="#000000"/>
    </style:style>
    <style:style style:name="T6593" style:family="text">
      <style:text-properties fo:font-size="9.75pt" fo:font-weight="normal" fo:font-family="'monospace, monospace'" style:font-family-asian="'monospace, monospace'" style:font-family-complex="'monospace, monospace'" fo:background-color="#ffffff" fo:color="#301010"/>
    </style:style>
    <style:style style:name="T6594" style:family="text">
      <style:text-properties fo:font-size="9.75pt" fo:font-weight="bold" fo:font-family="'monospace, monospace'" style:font-family-asian="'monospace, monospace'" style:font-family-complex="'monospace, monospace'" fo:background-color="#ffffff" fo:color="#00007f"/>
    </style:style>
    <style:style style:name="T6595" style:family="text">
      <style:text-properties fo:font-size="9.75pt" fo:font-weight="normal" fo:font-family="'monospace, monospace'" style:font-family-asian="'monospace, monospace'" style:font-family-complex="'monospace, monospace'" fo:background-color="#ffffff" fo:color="#000000"/>
    </style:style>
    <style:style style:name="T6596" style:family="text">
      <style:text-properties fo:font-size="9.75pt" fo:font-weight="normal" fo:font-family="'monospace, monospace'" style:font-family-asian="'monospace, monospace'" style:font-family-complex="'monospace, monospace'" fo:background-color="#ffffff" fo:color="#301010"/>
    </style:style>
    <style:style style:name="T6597" style:family="text">
      <style:text-properties fo:font-size="9.75pt" fo:font-weight="normal" fo:font-family="'monospace, monospace'" style:font-family-asian="'monospace, monospace'" style:font-family-complex="'monospace, monospace'" fo:background-color="#ffffff" fo:color="#007f7f"/>
    </style:style>
    <style:style style:name="T6598" style:family="text">
      <style:text-properties fo:font-size="9.75pt" fo:font-weight="normal" fo:font-family="'monospace, monospace'" style:font-family-asian="'monospace, monospace'" style:font-family-complex="'monospace, monospace'" fo:background-color="#ffffff" fo:color="#301010"/>
    </style:style>
    <style:style style:name="T6599" style:family="text">
      <style:text-properties fo:font-size="9.75pt" fo:font-weight="normal" fo:font-family="'monospace, monospace'" style:font-family-asian="'monospace, monospace'" style:font-family-complex="'monospace, monospace'" fo:background-color="#ffffff" fo:color="#007f7f"/>
    </style:style>
    <style:style style:name="T6600" style:family="text">
      <style:text-properties fo:font-size="9.75pt" fo:font-weight="bold" fo:font-family="'monospace, monospace'" style:font-family-asian="'monospace, monospace'" style:font-family-complex="'monospace, monospace'" fo:background-color="#ffffff" fo:color="#00007f"/>
    </style:style>
    <style:style style:name="T6601" style:family="text">
      <style:text-properties fo:font-size="9.75pt" fo:font-weight="normal" fo:font-family="'monospace, monospace'" style:font-family-asian="'monospace, monospace'" style:font-family-complex="'monospace, monospace'" fo:background-color="#ffffff" fo:color="#000000"/>
    </style:style>
    <style:style style:name="T6602" style:family="text">
      <style:text-properties fo:font-size="9.75pt" fo:font-weight="normal" fo:font-family="'monospace, monospace'" style:font-family-asian="'monospace, monospace'" style:font-family-complex="'monospace, monospace'" fo:background-color="#ffffff" fo:color="#301010"/>
    </style:style>
    <style:style style:name="T6603" style:family="text">
      <style:text-properties fo:font-size="9.75pt" fo:font-weight="normal" fo:font-family="'monospace, monospace'" style:font-family-asian="'monospace, monospace'" style:font-family-complex="'monospace, monospace'" fo:background-color="#ffffff" fo:color="#000000"/>
    </style:style>
    <style:style style:name="T6604" style:family="text">
      <style:text-properties fo:font-size="9.75pt" fo:font-weight="normal" fo:font-family="'monospace, monospace'" style:font-family-asian="'monospace, monospace'" style:font-family-complex="'monospace, monospace'" fo:background-color="#ffffff" fo:color="#301010"/>
    </style:style>
    <style:style style:name="T6605" style:family="text">
      <style:text-properties fo:font-size="9.75pt" fo:font-weight="normal" fo:font-family="'monospace, monospace'" style:font-family-asian="'monospace, monospace'" style:font-family-complex="'monospace, monospace'" fo:background-color="#ffffff" fo:color="#007f7f"/>
    </style:style>
    <style:style style:name="T6606" style:family="text">
      <style:text-properties fo:font-size="9.75pt" fo:font-weight="normal" fo:font-family="'monospace, monospace'" style:font-family-asian="'monospace, monospace'" style:font-family-complex="'monospace, monospace'" fo:background-color="#ffffff" fo:color="#000000"/>
    </style:style>
    <style:style style:name="T6607" style:family="text">
      <style:text-properties fo:font-size="9.75pt" fo:font-weight="normal" fo:font-family="'monospace, monospace'" style:font-family-asian="'monospace, monospace'" style:font-family-complex="'monospace, monospace'" fo:background-color="#ffffff" fo:color="#301010"/>
    </style:style>
    <style:style style:name="T6608" style:family="text">
      <style:text-properties fo:font-size="9.75pt" fo:font-weight="normal" fo:font-family="'monospace, monospace'" style:font-family-asian="'monospace, monospace'" style:font-family-complex="'monospace, monospace'" fo:background-color="#ffffff" fo:color="#000000"/>
    </style:style>
    <style:style style:name="T6609" style:family="text">
      <style:text-properties fo:font-size="9.75pt" fo:font-weight="normal" fo:font-family="'monospace, monospace'" style:font-family-asian="'monospace, monospace'" style:font-family-complex="'monospace, monospace'" fo:background-color="#ffffff" fo:color="#301010"/>
    </style:style>
    <style:style style:name="T6610" style:family="text">
      <style:text-properties fo:font-size="9.75pt" fo:font-weight="normal" fo:font-family="'monospace, monospace'" style:font-family-asian="'monospace, monospace'" style:font-family-complex="'monospace, monospace'" fo:background-color="#ffffff" fo:color="#007f00"/>
    </style:style>
    <style:style style:name="T6611" style:family="text">
      <style:text-properties fo:font-size="9.75pt" fo:font-weight="normal" fo:font-family="'monospace, monospace'" style:font-family-asian="'monospace, monospace'" style:font-family-complex="'monospace, monospace'" fo:background-color="#ffffff" fo:color="#301010"/>
    </style:style>
    <style:style style:name="T6612" style:family="text">
      <style:text-properties fo:font-size="9.75pt" fo:font-weight="normal" fo:font-family="'monospace, monospace'" style:font-family-asian="'monospace, monospace'" style:font-family-complex="'monospace, monospace'" fo:background-color="#ffffff" fo:color="#007f7f"/>
    </style:style>
    <style:style style:name="T6613" style:family="text">
      <style:text-properties fo:font-size="9.75pt" fo:font-weight="bold" fo:font-family="'monospace, monospace'" style:font-family-asian="'monospace, monospace'" style:font-family-complex="'monospace, monospace'" fo:background-color="#ffffff" fo:color="#00007f"/>
    </style:style>
    <style:style style:name="T6614" style:family="text">
      <style:text-properties fo:font-size="9.75pt" fo:font-weight="normal" fo:font-family="'monospace, monospace'" style:font-family-asian="'monospace, monospace'" style:font-family-complex="'monospace, monospace'" fo:background-color="#ffffff" fo:color="#301010"/>
    </style:style>
    <style:style style:name="T6615" style:family="text">
      <style:text-properties fo:font-size="9.75pt" fo:font-weight="bold" fo:font-family="'monospace, monospace'" style:font-family-asian="'monospace, monospace'" style:font-family-complex="'monospace, monospace'" fo:background-color="#ffffff" fo:color="#00007f"/>
    </style:style>
    <style:style style:name="T6616" style:family="text">
      <style:text-properties fo:font-size="9.75pt" fo:font-weight="normal" fo:font-family="'monospace, monospace'" style:font-family-asian="'monospace, monospace'" style:font-family-complex="'monospace, monospace'" fo:background-color="#ffffff" fo:color="#301010"/>
    </style:style>
    <style:style style:name="T6617" style:family="text">
      <style:text-properties fo:font-size="9.75pt" fo:font-weight="normal" fo:font-family="'monospace, monospace'" style:font-family-asian="'monospace, monospace'" style:font-family-complex="'monospace, monospace'" fo:background-color="#ffffff" fo:color="#007f7f"/>
    </style:style>
    <style:style style:name="T6618" style:family="text">
      <style:text-properties fo:font-size="9.75pt" fo:font-weight="normal" fo:font-family="'monospace, monospace'" style:font-family-asian="'monospace, monospace'" style:font-family-complex="'monospace, monospace'" fo:background-color="#ffffff" fo:color="#301010"/>
    </style:style>
    <style:style style:name="T6619" style:family="text">
      <style:text-properties fo:font-size="9.75pt" fo:font-weight="normal" fo:font-family="'monospace, monospace'" style:font-family-asian="'monospace, monospace'" style:font-family-complex="'monospace, monospace'" fo:background-color="#ffffff" fo:color="#007f7f"/>
    </style:style>
    <style:style style:name="T6620" style:family="text">
      <style:text-properties fo:font-size="9.75pt" fo:font-weight="normal" fo:font-family="'monospace, monospace'" style:font-family-asian="'monospace, monospace'" style:font-family-complex="'monospace, monospace'" fo:background-color="#ffffff" fo:color="#000000"/>
    </style:style>
    <style:style style:name="T6621" style:family="text">
      <style:text-properties fo:font-size="9.75pt" fo:font-weight="normal" fo:font-family="'monospace, monospace'" style:font-family-asian="'monospace, monospace'" style:font-family-complex="'monospace, monospace'" fo:background-color="#ffffff" fo:color="#301010"/>
    </style:style>
    <style:style style:name="T6622" style:family="text">
      <style:text-properties fo:font-size="9.75pt" fo:font-weight="normal" fo:font-family="'monospace, monospace'" style:font-family-asian="'monospace, monospace'" style:font-family-complex="'monospace, monospace'" fo:background-color="#ffffff" fo:color="#000000"/>
    </style:style>
    <style:style style:name="T6623" style:family="text">
      <style:text-properties fo:font-size="9.75pt" fo:font-weight="normal" fo:font-family="'monospace, monospace'" style:font-family-asian="'monospace, monospace'" style:font-family-complex="'monospace, monospace'" fo:background-color="#ffffff" fo:color="#301010"/>
    </style:style>
    <style:style style:name="T6624" style:family="text">
      <style:text-properties fo:font-size="9.75pt" fo:font-weight="normal" fo:font-family="'monospace, monospace'" style:font-family-asian="'monospace, monospace'" style:font-family-complex="'monospace, monospace'" fo:background-color="#ffffff" fo:color="#007f00"/>
    </style:style>
    <style:style style:name="T6625" style:family="text">
      <style:text-properties fo:font-size="9.75pt" fo:font-weight="normal" fo:font-family="'monospace, monospace'" style:font-family-asian="'monospace, monospace'" style:font-family-complex="'monospace, monospace'" fo:background-color="#ffffff" fo:color="#301010"/>
    </style:style>
    <style:style style:name="T6626" style:family="text">
      <style:text-properties fo:font-size="9.75pt" fo:font-weight="normal" fo:font-family="'monospace, monospace'" style:font-family-asian="'monospace, monospace'" style:font-family-complex="'monospace, monospace'" fo:background-color="#ffffff" fo:color="#007f7f"/>
    </style:style>
    <style:style style:name="T6627" style:family="text">
      <style:text-properties fo:font-size="9.75pt" fo:font-weight="bold" fo:font-family="'monospace, monospace'" style:font-family-asian="'monospace, monospace'" style:font-family-complex="'monospace, monospace'" fo:background-color="#ffffff" fo:color="#00007f"/>
    </style:style>
    <style:style style:name="T6628" style:family="text">
      <style:text-properties fo:font-size="9.75pt" fo:font-weight="normal" fo:font-family="'monospace, monospace'" style:font-family-asian="'monospace, monospace'" style:font-family-complex="'monospace, monospace'" fo:background-color="#ffffff" fo:color="#301010"/>
    </style:style>
    <style:style style:name="T6629" style:family="text">
      <style:text-properties fo:font-size="9.75pt" fo:font-weight="normal" fo:font-family="'monospace, monospace'" style:font-family-asian="'monospace, monospace'" style:font-family-complex="'monospace, monospace'" fo:background-color="#ffffff" fo:color="#000000"/>
    </style:style>
    <style:style style:name="T6630" style:family="text">
      <style:text-properties fo:font-size="9.75pt" fo:font-weight="normal" fo:font-family="'monospace, monospace'" style:font-family-asian="'monospace, monospace'" style:font-family-complex="'monospace, monospace'" fo:background-color="#ffffff" fo:color="#301010"/>
    </style:style>
    <style:style style:name="T6631" style:family="text">
      <style:text-properties fo:font-size="9.75pt" fo:font-weight="normal" fo:font-family="'monospace, monospace'" style:font-family-asian="'monospace, monospace'" style:font-family-complex="'monospace, monospace'" fo:background-color="#ffffff" fo:color="#000000"/>
    </style:style>
    <style:style style:name="T6632" style:family="text">
      <style:text-properties fo:font-size="9.75pt" fo:font-weight="normal" fo:font-family="'monospace, monospace'" style:font-family-asian="'monospace, monospace'" style:font-family-complex="'monospace, monospace'" fo:background-color="#ffffff" fo:color="#301010"/>
    </style:style>
    <style:style style:name="T6633" style:family="text">
      <style:text-properties fo:font-size="9.75pt" fo:font-weight="normal" fo:font-family="'monospace, monospace'" style:font-family-asian="'monospace, monospace'" style:font-family-complex="'monospace, monospace'" fo:background-color="#ffffff" fo:color="#007f00"/>
    </style:style>
    <style:style style:name="T6634" style:family="text">
      <style:text-properties fo:font-size="9.75pt" fo:font-weight="normal" fo:font-family="'monospace, monospace'" style:font-family-asian="'monospace, monospace'" style:font-family-complex="'monospace, monospace'" fo:background-color="#ffffff" fo:color="#301010"/>
    </style:style>
    <style:style style:name="T6635" style:family="text">
      <style:text-properties fo:font-size="9.75pt" fo:font-weight="bold" fo:font-family="'monospace, monospace'" style:font-family-asian="'monospace, monospace'" style:font-family-complex="'monospace, monospace'" fo:background-color="#ffffff" fo:color="#00007f"/>
    </style:style>
    <style:style style:name="T6636" style:family="text">
      <style:text-properties fo:font-size="9.75pt" fo:font-weight="normal" fo:font-family="'monospace, monospace'" style:font-family-asian="'monospace, monospace'" style:font-family-complex="'monospace, monospace'" fo:background-color="#ffffff" fo:color="#301010"/>
    </style:style>
    <style:style style:name="T6637" style:family="text">
      <style:text-properties fo:font-size="9.75pt" fo:font-weight="normal" fo:font-family="'monospace, monospace'" style:font-family-asian="'monospace, monospace'" style:font-family-complex="'monospace, monospace'" fo:background-color="#ffffff" fo:color="#007f7f"/>
    </style:style>
    <style:style style:name="T6638" style:family="text">
      <style:text-properties fo:font-size="9.75pt" fo:font-weight="normal" fo:font-family="'monospace, monospace'" style:font-family-asian="'monospace, monospace'" style:font-family-complex="'monospace, monospace'" fo:background-color="#ffffff" fo:color="#000000"/>
    </style:style>
    <style:style style:name="T6639" style:family="text">
      <style:text-properties fo:font-size="9.75pt" fo:font-weight="normal" fo:font-family="'monospace, monospace'" style:font-family-asian="'monospace, monospace'" style:font-family-complex="'monospace, monospace'" fo:background-color="#ffffff" fo:color="#301010"/>
    </style:style>
    <style:style style:name="T6640" style:family="text">
      <style:text-properties fo:font-size="9.75pt" fo:font-weight="normal" fo:font-family="'monospace, monospace'" style:font-family-asian="'monospace, monospace'" style:font-family-complex="'monospace, monospace'" fo:background-color="#ffffff" fo:color="#000000"/>
    </style:style>
    <style:style style:name="T6641" style:family="text">
      <style:text-properties fo:font-size="9.75pt" fo:font-weight="normal" fo:font-family="'monospace, monospace'" style:font-family-asian="'monospace, monospace'" style:font-family-complex="'monospace, monospace'" fo:background-color="#ffffff" fo:color="#301010"/>
    </style:style>
    <style:style style:name="T6642" style:family="text">
      <style:text-properties fo:font-size="9.75pt" fo:font-weight="normal" fo:font-family="'monospace, monospace'" style:font-family-asian="'monospace, monospace'" style:font-family-complex="'monospace, monospace'" fo:background-color="#ffffff" fo:color="#000000"/>
    </style:style>
    <style:style style:name="T6643" style:family="text">
      <style:text-properties fo:font-size="9.75pt" fo:font-weight="normal" fo:font-family="'monospace, monospace'" style:font-family-asian="'monospace, monospace'" style:font-family-complex="'monospace, monospace'" fo:background-color="#ffffff" fo:color="#301010"/>
    </style:style>
    <style:style style:name="T6644" style:family="text">
      <style:text-properties fo:font-size="9.75pt" fo:font-weight="normal" fo:font-family="'monospace, monospace'" style:font-family-asian="'monospace, monospace'" style:font-family-complex="'monospace, monospace'" fo:background-color="#ffffff" fo:color="#000000"/>
    </style:style>
    <style:style style:name="T6645" style:family="text">
      <style:text-properties fo:font-size="9.75pt" fo:font-weight="normal" fo:font-family="'monospace, monospace'" style:font-family-asian="'monospace, monospace'" style:font-family-complex="'monospace, monospace'" fo:background-color="#ffffff" fo:color="#301010"/>
    </style:style>
    <style:style style:name="T6646" style:family="text">
      <style:text-properties fo:font-size="9.75pt" fo:font-weight="normal" fo:font-family="'monospace, monospace'" style:font-family-asian="'monospace, monospace'" style:font-family-complex="'monospace, monospace'" fo:background-color="#ffffff" fo:color="#000000"/>
    </style:style>
    <style:style style:name="T6647" style:family="text">
      <style:text-properties fo:font-size="9.75pt" fo:font-weight="normal" fo:font-family="'monospace, monospace'" style:font-family-asian="'monospace, monospace'" style:font-family-complex="'monospace, monospace'" fo:background-color="#ffffff" fo:color="#301010"/>
    </style:style>
    <style:style style:name="T6648" style:family="text">
      <style:text-properties fo:font-size="9.75pt" fo:font-weight="normal" fo:font-family="'monospace, monospace'" style:font-family-asian="'monospace, monospace'" style:font-family-complex="'monospace, monospace'" fo:background-color="#ffffff" fo:color="#007f7f"/>
    </style:style>
    <style:style style:name="T6649" style:family="text">
      <style:text-properties fo:font-size="9.75pt" fo:font-weight="normal" fo:font-family="'monospace, monospace'" style:font-family-asian="'monospace, monospace'" style:font-family-complex="'monospace, monospace'" fo:background-color="#ffffff" fo:color="#301010"/>
    </style:style>
    <style:style style:name="T6650" style:family="text">
      <style:text-properties fo:font-size="9.75pt" fo:font-weight="normal" fo:font-family="'monospace, monospace'" style:font-family-asian="'monospace, monospace'" style:font-family-complex="'monospace, monospace'" fo:background-color="#ffffff" fo:color="#007f7f"/>
    </style:style>
    <style:style style:name="T6651" style:family="text">
      <style:text-properties fo:font-size="9.75pt" fo:font-weight="bold" fo:font-family="'monospace, monospace'" style:font-family-asian="'monospace, monospace'" style:font-family-complex="'monospace, monospace'" fo:background-color="#ffffff" fo:color="#00007f"/>
    </style:style>
    <style:style style:name="T6652" style:family="text">
      <style:text-properties fo:font-size="9.75pt" fo:font-weight="normal" fo:font-family="'monospace, monospace'" style:font-family-asian="'monospace, monospace'" style:font-family-complex="'monospace, monospace'" fo:background-color="#ffffff" fo:color="#301010"/>
    </style:style>
    <style:style style:name="T6653" style:family="text">
      <style:text-properties fo:font-size="9.75pt" fo:font-weight="normal" fo:font-family="'monospace, monospace'" style:font-family-asian="'monospace, monospace'" style:font-family-complex="'monospace, monospace'" fo:background-color="#ffffff" fo:color="#000000"/>
    </style:style>
    <style:style style:name="T6654" style:family="text">
      <style:text-properties fo:font-size="9.75pt" fo:font-weight="normal" fo:font-family="'monospace, monospace'" style:font-family-asian="'monospace, monospace'" style:font-family-complex="'monospace, monospace'" fo:background-color="#ffffff" fo:color="#301010"/>
    </style:style>
    <style:style style:name="T6655" style:family="text">
      <style:text-properties fo:font-size="9.75pt" fo:font-weight="normal" fo:font-family="'monospace, monospace'" style:font-family-asian="'monospace, monospace'" style:font-family-complex="'monospace, monospace'" fo:background-color="#ffffff" fo:color="#000000"/>
    </style:style>
    <style:style style:name="T6656" style:family="text">
      <style:text-properties fo:font-size="9.75pt" fo:font-weight="normal" fo:font-family="'monospace, monospace'" style:font-family-asian="'monospace, monospace'" style:font-family-complex="'monospace, monospace'" fo:background-color="#ffffff" fo:color="#301010"/>
    </style:style>
    <style:style style:name="T6657" style:family="text">
      <style:text-properties fo:font-size="9.75pt" fo:font-weight="normal" fo:font-family="'monospace, monospace'" style:font-family-asian="'monospace, monospace'" style:font-family-complex="'monospace, monospace'" fo:background-color="#ffffff" fo:color="#007f00"/>
    </style:style>
    <style:style style:name="T6658" style:family="text">
      <style:text-properties fo:font-size="9.75pt" fo:font-weight="normal" fo:font-family="'monospace, monospace'" style:font-family-asian="'monospace, monospace'" style:font-family-complex="'monospace, monospace'" fo:background-color="#ffffff" fo:color="#301010"/>
    </style:style>
    <style:style style:name="T6659" style:family="text">
      <style:text-properties fo:font-size="9.75pt" fo:font-weight="normal" fo:font-family="'monospace, monospace'" style:font-family-asian="'monospace, monospace'" style:font-family-complex="'monospace, monospace'" fo:background-color="#ffffff" fo:color="#000000"/>
    </style:style>
    <style:style style:name="T6660" style:family="text">
      <style:text-properties fo:font-size="9.75pt" fo:font-weight="normal" fo:font-family="'monospace, monospace'" style:font-family-asian="'monospace, monospace'" style:font-family-complex="'monospace, monospace'" fo:background-color="#ffffff" fo:color="#301010"/>
    </style:style>
    <style:style style:name="T6661" style:family="text">
      <style:text-properties fo:font-size="9.75pt" fo:font-weight="normal" fo:font-family="'monospace, monospace'" style:font-family-asian="'monospace, monospace'" style:font-family-complex="'monospace, monospace'" fo:background-color="#ffffff" fo:color="#000000"/>
    </style:style>
    <style:style style:name="T6662" style:family="text">
      <style:text-properties fo:font-size="9.75pt" fo:font-weight="normal" fo:font-family="'monospace, monospace'" style:font-family-asian="'monospace, monospace'" style:font-family-complex="'monospace, monospace'" fo:background-color="#ffffff" fo:color="#301010"/>
    </style:style>
    <style:style style:name="T6663" style:family="text">
      <style:text-properties fo:font-size="9.75pt" fo:font-weight="normal" fo:font-family="'monospace, monospace'" style:font-family-asian="'monospace, monospace'" style:font-family-complex="'monospace, monospace'" fo:background-color="#ffffff" fo:color="#000000"/>
    </style:style>
    <style:style style:name="T6664" style:family="text">
      <style:text-properties fo:font-size="9.75pt" fo:font-weight="normal" fo:font-family="'monospace, monospace'" style:font-family-asian="'monospace, monospace'" style:font-family-complex="'monospace, monospace'" fo:background-color="#ffffff" fo:color="#301010"/>
    </style:style>
    <style:style style:name="T6665" style:family="text">
      <style:text-properties fo:font-size="9.75pt" fo:font-weight="normal" fo:font-family="'monospace, monospace'" style:font-family-asian="'monospace, monospace'" style:font-family-complex="'monospace, monospace'" fo:background-color="#ffffff" fo:color="#000000"/>
    </style:style>
    <style:style style:name="T6666" style:family="text">
      <style:text-properties fo:font-size="9.75pt" fo:font-weight="normal" fo:font-family="'monospace, monospace'" style:font-family-asian="'monospace, monospace'" style:font-family-complex="'monospace, monospace'" fo:background-color="#ffffff" fo:color="#301010"/>
    </style:style>
    <style:style style:name="T6667" style:family="text">
      <style:text-properties fo:font-size="9.75pt" fo:font-weight="normal" fo:font-family="'monospace, monospace'" style:font-family-asian="'monospace, monospace'" style:font-family-complex="'monospace, monospace'" fo:background-color="#ffffff" fo:color="#000000"/>
    </style:style>
    <style:style style:name="T6668" style:family="text">
      <style:text-properties fo:font-size="9.75pt" fo:font-weight="normal" fo:font-family="'monospace, monospace'" style:font-family-asian="'monospace, monospace'" style:font-family-complex="'monospace, monospace'" fo:background-color="#ffffff" fo:color="#301010"/>
    </style:style>
    <style:style style:name="T6669" style:family="text">
      <style:text-properties fo:font-size="9.75pt" fo:font-weight="normal" fo:font-family="'monospace, monospace'" style:font-family-asian="'monospace, monospace'" style:font-family-complex="'monospace, monospace'" fo:background-color="#ffffff" fo:color="#007f7f"/>
    </style:style>
    <style:style style:name="T6670" style:family="text">
      <style:text-properties fo:font-size="9.75pt" fo:font-weight="bold" fo:font-family="'monospace, monospace'" style:font-family-asian="'monospace, monospace'" style:font-family-complex="'monospace, monospace'" fo:background-color="#ffffff" fo:color="#00007f"/>
    </style:style>
    <style:style style:name="T6671" style:family="text">
      <style:text-properties fo:font-size="9.75pt" fo:font-weight="normal" fo:font-family="'monospace, monospace'" style:font-family-asian="'monospace, monospace'" style:font-family-complex="'monospace, monospace'" fo:background-color="#ffffff" fo:color="#000000"/>
    </style:style>
    <style:style style:name="T6672" style:family="text">
      <style:text-properties fo:font-size="9.75pt" fo:font-weight="normal" fo:font-family="'monospace, monospace'" style:font-family-asian="'monospace, monospace'" style:font-family-complex="'monospace, monospace'" fo:background-color="#ffffff" fo:color="#301010"/>
    </style:style>
    <style:style style:name="T6673" style:family="text">
      <style:text-properties fo:font-size="9.75pt" fo:font-weight="normal" fo:font-family="'monospace, monospace'" style:font-family-asian="'monospace, monospace'" style:font-family-complex="'monospace, monospace'" fo:background-color="#ffffff" fo:color="#007f7f"/>
    </style:style>
    <style:style style:name="T6674" style:family="text">
      <style:text-properties fo:font-size="9.75pt" fo:font-weight="normal" fo:font-family="'monospace, monospace'" style:font-family-asian="'monospace, monospace'" style:font-family-complex="'monospace, monospace'" fo:background-color="#ffffff" fo:color="#301010"/>
    </style:style>
    <style:style style:name="T6675" style:family="text">
      <style:text-properties fo:font-size="9.75pt" fo:font-weight="normal" fo:font-family="'monospace, monospace'" style:font-family-asian="'monospace, monospace'" style:font-family-complex="'monospace, monospace'" fo:background-color="#ffffff" fo:color="#007f7f"/>
    </style:style>
    <style:style style:name="T6676" style:family="text">
      <style:text-properties fo:font-size="9.75pt" fo:font-weight="bold" fo:font-family="'monospace, monospace'" style:font-family-asian="'monospace, monospace'" style:font-family-complex="'monospace, monospace'" fo:background-color="#ffffff" fo:color="#00007f"/>
    </style:style>
    <style:style style:name="T6677" style:family="text">
      <style:text-properties fo:font-size="9.75pt" fo:font-weight="normal" fo:font-family="'monospace, monospace'" style:font-family-asian="'monospace, monospace'" style:font-family-complex="'monospace, monospace'" fo:background-color="#ffffff" fo:color="#000000"/>
    </style:style>
    <style:style style:name="T6678" style:family="text">
      <style:text-properties fo:font-size="9.75pt" fo:font-weight="normal" fo:font-family="'monospace, monospace'" style:font-family-asian="'monospace, monospace'" style:font-family-complex="'monospace, monospace'" fo:background-color="#ffffff" fo:color="#301010"/>
    </style:style>
    <style:style style:name="T6679" style:family="text">
      <style:text-properties fo:font-size="9.75pt" fo:font-weight="bold" fo:font-family="'monospace, monospace'" style:font-family-asian="'monospace, monospace'" style:font-family-complex="'monospace, monospace'" fo:background-color="#ffffff" fo:color="#00007f"/>
    </style:style>
    <style:style style:name="T6680" style:family="text">
      <style:text-properties fo:font-size="9.75pt" fo:font-weight="normal" fo:font-family="'monospace, monospace'" style:font-family-asian="'monospace, monospace'" style:font-family-complex="'monospace, monospace'" fo:background-color="#ffffff" fo:color="#000000"/>
    </style:style>
    <style:style style:name="T6681" style:family="text">
      <style:text-properties fo:font-size="9.75pt" fo:font-weight="normal" fo:font-family="'monospace, monospace'" style:font-family-asian="'monospace, monospace'" style:font-family-complex="'monospace, monospace'" fo:background-color="#ffffff" fo:color="#301010"/>
    </style:style>
    <style:style style:name="T6682" style:family="text">
      <style:text-properties fo:font-size="9.75pt" fo:font-weight="bold" fo:font-family="'monospace, monospace'" style:font-family-asian="'monospace, monospace'" style:font-family-complex="'monospace, monospace'" fo:background-color="#ffffff" fo:color="#00007f"/>
    </style:style>
    <style:style style:name="T6683" style:family="text">
      <style:text-properties fo:font-size="9.75pt" fo:font-weight="normal" fo:font-family="'monospace, monospace'" style:font-family-asian="'monospace, monospace'" style:font-family-complex="'monospace, monospace'" fo:background-color="#ffffff" fo:color="#000000"/>
    </style:style>
    <style:style style:name="T6684" style:family="text">
      <style:text-properties fo:font-size="9.75pt" fo:font-weight="normal" fo:font-family="'monospace, monospace'" style:font-family-asian="'monospace, monospace'" style:font-family-complex="'monospace, monospace'" fo:background-color="#ffffff" fo:color="#301010"/>
    </style:style>
    <style:style style:name="T6685" style:family="text">
      <style:text-properties fo:font-size="9.75pt" fo:font-weight="normal" fo:font-family="'monospace, monospace'" style:font-family-asian="'monospace, monospace'" style:font-family-complex="'monospace, monospace'" fo:background-color="#ffffff" fo:color="#007f7f"/>
    </style:style>
    <style:style style:name="T6686" style:family="text">
      <style:text-properties fo:font-size="9.75pt" fo:font-weight="normal" fo:font-family="'monospace, monospace'" style:font-family-asian="'monospace, monospace'" style:font-family-complex="'monospace, monospace'" fo:background-color="#ffffff" fo:color="#301010"/>
    </style:style>
    <style:style style:name="T6687" style:family="text">
      <style:text-properties fo:font-size="9.75pt" fo:font-weight="normal" fo:font-family="'monospace, monospace'" style:font-family-asian="'monospace, monospace'" style:font-family-complex="'monospace, monospace'" fo:background-color="#ffffff" fo:color="#007f7f"/>
    </style:style>
    <style:style style:name="T6688" style:family="text">
      <style:text-properties fo:font-size="9.75pt" fo:font-weight="bold" fo:font-family="'monospace, monospace'" style:font-family-asian="'monospace, monospace'" style:font-family-complex="'monospace, monospace'" fo:background-color="#ffffff" fo:color="#00007f"/>
    </style:style>
    <style:style style:name="T6689" style:family="text">
      <style:text-properties fo:font-size="9.75pt" fo:font-weight="normal" fo:font-family="'monospace, monospace'" style:font-family-asian="'monospace, monospace'" style:font-family-complex="'monospace, monospace'" fo:background-color="#ffffff" fo:color="#301010"/>
    </style:style>
    <style:style style:name="T6690" style:family="text">
      <style:text-properties fo:font-size="9.75pt" fo:font-weight="normal" fo:font-family="'monospace, monospace'" style:font-family-asian="'monospace, monospace'" style:font-family-complex="'monospace, monospace'" fo:background-color="#ffffff" fo:color="#000000"/>
    </style:style>
    <style:style style:name="T6691" style:family="text">
      <style:text-properties fo:font-size="9.75pt" fo:font-weight="normal" fo:font-family="'monospace, monospace'" style:font-family-asian="'monospace, monospace'" style:font-family-complex="'monospace, monospace'" fo:background-color="#ffffff" fo:color="#301010"/>
    </style:style>
    <style:style style:name="T6692" style:family="text">
      <style:text-properties fo:font-size="9.75pt" fo:font-weight="normal" fo:font-family="'monospace, monospace'" style:font-family-asian="'monospace, monospace'" style:font-family-complex="'monospace, monospace'" fo:background-color="#ffffff" fo:color="#000000"/>
    </style:style>
    <style:style style:name="T6693" style:family="text">
      <style:text-properties fo:font-size="9.75pt" fo:font-weight="normal" fo:font-family="'monospace, monospace'" style:font-family-asian="'monospace, monospace'" style:font-family-complex="'monospace, monospace'" fo:background-color="#ffffff" fo:color="#301010"/>
    </style:style>
    <style:style style:name="T6694" style:family="text">
      <style:text-properties fo:font-size="9.75pt" fo:font-weight="normal" fo:font-family="'monospace, monospace'" style:font-family-asian="'monospace, monospace'" style:font-family-complex="'monospace, monospace'" fo:background-color="#ffffff" fo:color="#000000"/>
    </style:style>
    <style:style style:name="T6695" style:family="text">
      <style:text-properties fo:font-size="9.75pt" fo:font-weight="normal" fo:font-family="'monospace, monospace'" style:font-family-asian="'monospace, monospace'" style:font-family-complex="'monospace, monospace'" fo:background-color="#ffffff" fo:color="#301010"/>
    </style:style>
    <style:style style:name="T6696" style:family="text">
      <style:text-properties fo:font-size="9.75pt" fo:font-weight="normal" fo:font-family="'monospace, monospace'" style:font-family-asian="'monospace, monospace'" style:font-family-complex="'monospace, monospace'" fo:background-color="#ffffff" fo:color="#007f7f"/>
    </style:style>
    <style:style style:name="T6697" style:family="text">
      <style:text-properties fo:font-size="9.75pt" fo:font-weight="normal" fo:font-family="'monospace, monospace'" style:font-family-asian="'monospace, monospace'" style:font-family-complex="'monospace, monospace'" fo:background-color="#ffffff" fo:color="#301010"/>
    </style:style>
    <style:style style:name="T6698" style:family="text">
      <style:text-properties fo:font-size="9.75pt" fo:font-weight="normal" fo:font-family="'monospace, monospace'" style:font-family-asian="'monospace, monospace'" style:font-family-complex="'monospace, monospace'" fo:background-color="#ffffff" fo:color="#007f7f"/>
    </style:style>
    <style:style style:name="T6699" style:family="text">
      <style:text-properties fo:font-size="9.75pt" fo:font-weight="bold" fo:font-family="'monospace, monospace'" style:font-family-asian="'monospace, monospace'" style:font-family-complex="'monospace, monospace'" fo:background-color="#ffffff" fo:color="#00007f"/>
    </style:style>
    <style:style style:name="T6700" style:family="text">
      <style:text-properties fo:font-size="9.75pt" fo:font-weight="normal" fo:font-family="'monospace, monospace'" style:font-family-asian="'monospace, monospace'" style:font-family-complex="'monospace, monospace'" fo:background-color="#ffffff" fo:color="#000000"/>
    </style:style>
    <style:style style:name="T6701" style:family="text">
      <style:text-properties fo:font-size="9.75pt" fo:font-weight="normal" fo:font-family="'monospace, monospace'" style:font-family-asian="'monospace, monospace'" style:font-family-complex="'monospace, monospace'" fo:background-color="#ffffff" fo:color="#301010"/>
    </style:style>
    <style:style style:name="T6702" style:family="text">
      <style:text-properties fo:font-size="9.75pt" fo:font-weight="normal" fo:font-family="'monospace, monospace'" style:font-family-asian="'monospace, monospace'" style:font-family-complex="'monospace, monospace'" fo:background-color="#ffffff" fo:color="#000000"/>
    </style:style>
    <style:style style:name="T6703" style:family="text">
      <style:text-properties fo:font-size="9.75pt" fo:font-weight="normal" fo:font-family="'monospace, monospace'" style:font-family-asian="'monospace, monospace'" style:font-family-complex="'monospace, monospace'" fo:background-color="#ffffff" fo:color="#301010"/>
    </style:style>
    <style:style style:name="T6704" style:family="text">
      <style:text-properties fo:font-size="9.75pt" fo:font-weight="normal" fo:font-family="'monospace, monospace'" style:font-family-asian="'monospace, monospace'" style:font-family-complex="'monospace, monospace'" fo:background-color="#ffffff" fo:color="#000000"/>
    </style:style>
    <style:style style:name="T6705" style:family="text">
      <style:text-properties fo:font-size="9.75pt" fo:font-weight="normal" fo:font-family="'monospace, monospace'" style:font-family-asian="'monospace, monospace'" style:font-family-complex="'monospace, monospace'" fo:background-color="#ffffff" fo:color="#301010"/>
    </style:style>
    <style:style style:name="T6706" style:family="text">
      <style:text-properties fo:font-size="9.75pt" fo:font-weight="normal" fo:font-family="'monospace, monospace'" style:font-family-asian="'monospace, monospace'" style:font-family-complex="'monospace, monospace'" fo:background-color="#ffffff" fo:color="#007f7f"/>
    </style:style>
    <style:style style:name="T6707" style:family="text">
      <style:text-properties fo:font-size="9.75pt" fo:font-weight="normal" fo:font-family="'monospace, monospace'" style:font-family-asian="'monospace, monospace'" style:font-family-complex="'monospace, monospace'" fo:background-color="#ffffff" fo:color="#000000"/>
    </style:style>
    <style:style style:name="T6708" style:family="text">
      <style:text-properties fo:font-size="9.75pt" fo:font-weight="normal" fo:font-family="'monospace, monospace'" style:font-family-asian="'monospace, monospace'" style:font-family-complex="'monospace, monospace'" fo:background-color="#ffffff" fo:color="#301010"/>
    </style:style>
    <style:style style:name="T6709" style:family="text">
      <style:text-properties fo:font-size="9.75pt" fo:font-weight="normal" fo:font-family="'monospace, monospace'" style:font-family-asian="'monospace, monospace'" style:font-family-complex="'monospace, monospace'" fo:background-color="#ffffff" fo:color="#000000"/>
    </style:style>
    <style:style style:name="T6710" style:family="text">
      <style:text-properties fo:font-size="9.75pt" fo:font-weight="normal" fo:font-family="'monospace, monospace'" style:font-family-asian="'monospace, monospace'" style:font-family-complex="'monospace, monospace'" fo:background-color="#ffffff" fo:color="#301010"/>
    </style:style>
    <style:style style:name="T6711" style:family="text">
      <style:text-properties fo:font-size="9.75pt" fo:font-weight="normal" fo:font-family="'monospace, monospace'" style:font-family-asian="'monospace, monospace'" style:font-family-complex="'monospace, monospace'" fo:background-color="#ffffff" fo:color="#000000"/>
    </style:style>
    <style:style style:name="T6712" style:family="text">
      <style:text-properties fo:font-size="9.75pt" fo:font-weight="normal" fo:font-family="'monospace, monospace'" style:font-family-asian="'monospace, monospace'" style:font-family-complex="'monospace, monospace'" fo:background-color="#ffffff" fo:color="#301010"/>
    </style:style>
    <style:style style:name="T6713" style:family="text">
      <style:text-properties fo:font-size="9.75pt" fo:font-weight="normal" fo:font-family="'monospace, monospace'" style:font-family-asian="'monospace, monospace'" style:font-family-complex="'monospace, monospace'" fo:background-color="#ffffff" fo:color="#000000"/>
    </style:style>
    <style:style style:name="T6714" style:family="text">
      <style:text-properties fo:font-size="9.75pt" fo:font-weight="normal" fo:font-family="'monospace, monospace'" style:font-family-asian="'monospace, monospace'" style:font-family-complex="'monospace, monospace'" fo:background-color="#ffffff" fo:color="#301010"/>
    </style:style>
    <style:style style:name="T6715" style:family="text">
      <style:text-properties fo:font-size="9.75pt" fo:font-weight="normal" fo:font-family="'monospace, monospace'" style:font-family-asian="'monospace, monospace'" style:font-family-complex="'monospace, monospace'" fo:background-color="#ffffff" fo:color="#000000"/>
    </style:style>
    <style:style style:name="T6716" style:family="text">
      <style:text-properties fo:font-size="9.75pt" fo:font-weight="normal" fo:font-family="'monospace, monospace'" style:font-family-asian="'monospace, monospace'" style:font-family-complex="'monospace, monospace'" fo:background-color="#ffffff" fo:color="#301010"/>
    </style:style>
    <style:style style:name="T6717" style:family="text">
      <style:text-properties fo:font-size="9.75pt" fo:font-weight="normal" fo:font-family="'monospace, monospace'" style:font-family-asian="'monospace, monospace'" style:font-family-complex="'monospace, monospace'" fo:background-color="#ffffff" fo:color="#000000"/>
    </style:style>
    <style:style style:name="T6718" style:family="text">
      <style:text-properties fo:font-size="9.75pt" fo:font-weight="normal" fo:font-family="'monospace, monospace'" style:font-family-asian="'monospace, monospace'" style:font-family-complex="'monospace, monospace'" fo:background-color="#ffffff" fo:color="#301010"/>
    </style:style>
    <style:style style:name="T6719" style:family="text">
      <style:text-properties fo:font-size="9.75pt" fo:font-weight="normal" fo:font-family="'monospace, monospace'" style:font-family-asian="'monospace, monospace'" style:font-family-complex="'monospace, monospace'" fo:background-color="#ffffff" fo:color="#007f00"/>
    </style:style>
    <style:style style:name="T6720" style:family="text">
      <style:text-properties fo:font-size="9.75pt" fo:font-weight="normal" fo:font-family="'monospace, monospace'" style:font-family-asian="'monospace, monospace'" style:font-family-complex="'monospace, monospace'" fo:background-color="#ffffff" fo:color="#301010"/>
    </style:style>
    <style:style style:name="T6721" style:family="text">
      <style:text-properties fo:font-size="9.75pt" fo:font-weight="normal" fo:font-family="'monospace, monospace'" style:font-family-asian="'monospace, monospace'" style:font-family-complex="'monospace, monospace'" fo:background-color="#ffffff" fo:color="#007f7f"/>
    </style:style>
    <style:style style:name="T6722" style:family="text">
      <style:text-properties fo:font-size="9.75pt" fo:font-weight="normal" fo:font-family="'monospace, monospace'" style:font-family-asian="'monospace, monospace'" style:font-family-complex="'monospace, monospace'" fo:background-color="#ffffff" fo:color="#000000"/>
    </style:style>
    <style:style style:name="T6723" style:family="text">
      <style:text-properties fo:font-size="9.75pt" fo:font-weight="normal" fo:font-family="'monospace, monospace'" style:font-family-asian="'monospace, monospace'" style:font-family-complex="'monospace, monospace'" fo:background-color="#ffffff" fo:color="#301010"/>
    </style:style>
    <style:style style:name="T6724" style:family="text">
      <style:text-properties fo:font-size="9.75pt" fo:font-weight="normal" fo:font-family="'monospace, monospace'" style:font-family-asian="'monospace, monospace'" style:font-family-complex="'monospace, monospace'" fo:background-color="#ffffff" fo:color="#000000"/>
    </style:style>
    <style:style style:name="T6725" style:family="text">
      <style:text-properties fo:font-size="9.75pt" fo:font-weight="normal" fo:font-family="'monospace, monospace'" style:font-family-asian="'monospace, monospace'" style:font-family-complex="'monospace, monospace'" fo:background-color="#ffffff" fo:color="#301010"/>
    </style:style>
    <style:style style:name="T6726" style:family="text">
      <style:text-properties fo:font-size="9.75pt" fo:font-weight="normal" fo:font-family="'monospace, monospace'" style:font-family-asian="'monospace, monospace'" style:font-family-complex="'monospace, monospace'" fo:background-color="#ffffff" fo:color="#000000"/>
    </style:style>
    <style:style style:name="T6727" style:family="text">
      <style:text-properties fo:font-size="9.75pt" fo:font-weight="normal" fo:font-family="'monospace, monospace'" style:font-family-asian="'monospace, monospace'" style:font-family-complex="'monospace, monospace'" fo:background-color="#ffffff" fo:color="#301010"/>
    </style:style>
    <style:style style:name="T6728" style:family="text">
      <style:text-properties fo:font-size="9.75pt" fo:font-weight="normal" fo:font-family="'monospace, monospace'" style:font-family-asian="'monospace, monospace'" style:font-family-complex="'monospace, monospace'" fo:background-color="#ffffff" fo:color="#007f7f"/>
    </style:style>
    <style:style style:name="T6729" style:family="text">
      <style:text-properties fo:font-size="9.75pt" fo:font-weight="bold" fo:font-family="'monospace, monospace'" style:font-family-asian="'monospace, monospace'" style:font-family-complex="'monospace, monospace'" fo:background-color="#ffffff" fo:color="#00007f"/>
    </style:style>
    <style:style style:name="T6730" style:family="text">
      <style:text-properties fo:font-size="9.75pt" fo:font-weight="normal" fo:font-family="'monospace, monospace'" style:font-family-asian="'monospace, monospace'" style:font-family-complex="'monospace, monospace'" fo:background-color="#ffffff" fo:color="#301010"/>
    </style:style>
    <style:style style:name="T6731" style:family="text">
      <style:text-properties fo:font-size="9.75pt" fo:font-weight="normal" fo:font-family="'monospace, monospace'" style:font-family-asian="'monospace, monospace'" style:font-family-complex="'monospace, monospace'" fo:background-color="#ffffff" fo:color="#000000"/>
    </style:style>
    <style:style style:name="T6732" style:family="text">
      <style:text-properties fo:font-size="9.75pt" fo:font-weight="normal" fo:font-family="'monospace, monospace'" style:font-family-asian="'monospace, monospace'" style:font-family-complex="'monospace, monospace'" fo:background-color="#ffffff" fo:color="#301010"/>
    </style:style>
    <style:style style:name="T6733" style:family="text">
      <style:text-properties fo:font-size="9.75pt" fo:font-weight="normal" fo:font-family="'monospace, monospace'" style:font-family-asian="'monospace, monospace'" style:font-family-complex="'monospace, monospace'" fo:background-color="#ffffff" fo:color="#000000"/>
    </style:style>
    <style:style style:name="T6734" style:family="text">
      <style:text-properties fo:font-size="9.75pt" fo:font-weight="normal" fo:font-family="'monospace, monospace'" style:font-family-asian="'monospace, monospace'" style:font-family-complex="'monospace, monospace'" fo:background-color="#ffffff" fo:color="#301010"/>
    </style:style>
    <style:style style:name="T6735" style:family="text">
      <style:text-properties fo:font-size="9.75pt" fo:font-weight="normal" fo:font-family="'monospace, monospace'" style:font-family-asian="'monospace, monospace'" style:font-family-complex="'monospace, monospace'" fo:background-color="#ffffff" fo:color="#000000"/>
    </style:style>
    <style:style style:name="T6736" style:family="text">
      <style:text-properties fo:font-size="9.75pt" fo:font-weight="normal" fo:font-family="'monospace, monospace'" style:font-family-asian="'monospace, monospace'" style:font-family-complex="'monospace, monospace'" fo:background-color="#ffffff" fo:color="#301010"/>
    </style:style>
    <style:style style:name="T6737" style:family="text">
      <style:text-properties fo:font-size="9.75pt" fo:font-weight="normal" fo:font-family="'monospace, monospace'" style:font-family-asian="'monospace, monospace'" style:font-family-complex="'monospace, monospace'" fo:background-color="#ffffff" fo:color="#000000"/>
    </style:style>
    <style:style style:name="T6738" style:family="text">
      <style:text-properties fo:font-size="9.75pt" fo:font-weight="normal" fo:font-family="'monospace, monospace'" style:font-family-asian="'monospace, monospace'" style:font-family-complex="'monospace, monospace'" fo:background-color="#ffffff" fo:color="#301010"/>
    </style:style>
    <style:style style:name="T6739" style:family="text">
      <style:text-properties fo:font-size="9.75pt" fo:font-weight="normal" fo:font-family="'monospace, monospace'" style:font-family-asian="'monospace, monospace'" style:font-family-complex="'monospace, monospace'" fo:background-color="#ffffff" fo:color="#000000"/>
    </style:style>
    <style:style style:name="T6740" style:family="text">
      <style:text-properties fo:font-size="9.75pt" fo:font-weight="normal" fo:font-family="'monospace, monospace'" style:font-family-asian="'monospace, monospace'" style:font-family-complex="'monospace, monospace'" fo:background-color="#ffffff" fo:color="#301010"/>
    </style:style>
    <style:style style:name="T6741" style:family="text">
      <style:text-properties fo:font-size="9.75pt" fo:font-weight="normal" fo:font-family="'monospace, monospace'" style:font-family-asian="'monospace, monospace'" style:font-family-complex="'monospace, monospace'" fo:background-color="#ffffff" fo:color="#000000"/>
    </style:style>
    <style:style style:name="T6742" style:family="text">
      <style:text-properties fo:font-size="9.75pt" fo:font-weight="normal" fo:font-family="'monospace, monospace'" style:font-family-asian="'monospace, monospace'" style:font-family-complex="'monospace, monospace'" fo:background-color="#ffffff" fo:color="#301010"/>
    </style:style>
    <style:style style:name="T6743" style:family="text">
      <style:text-properties fo:font-size="9.75pt" fo:font-weight="normal" fo:font-family="'monospace, monospace'" style:font-family-asian="'monospace, monospace'" style:font-family-complex="'monospace, monospace'" fo:background-color="#ffffff" fo:color="#007f7f"/>
    </style:style>
    <style:style style:name="T6744" style:family="text">
      <style:text-properties fo:font-size="9.75pt" fo:font-weight="normal" fo:font-family="'monospace, monospace'" style:font-family-asian="'monospace, monospace'" style:font-family-complex="'monospace, monospace'" fo:background-color="#ffffff" fo:color="#301010"/>
    </style:style>
    <style:style style:name="T6745" style:family="text">
      <style:text-properties fo:font-size="9.75pt" fo:font-weight="normal" fo:font-family="'monospace, monospace'" style:font-family-asian="'monospace, monospace'" style:font-family-complex="'monospace, monospace'" fo:background-color="#ffffff" fo:color="#007f7f"/>
    </style:style>
    <style:style style:name="T6746" style:family="text">
      <style:text-properties fo:font-size="9.75pt" fo:font-weight="normal" fo:font-family="'monospace, monospace'" style:font-family-asian="'monospace, monospace'" style:font-family-complex="'monospace, monospace'" fo:background-color="#ffffff" fo:color="#301010"/>
    </style:style>
    <style:style style:name="T6747" style:family="text">
      <style:text-properties fo:font-size="9.75pt" fo:font-weight="normal" fo:font-family="'monospace, monospace'" style:font-family-asian="'monospace, monospace'" style:font-family-complex="'monospace, monospace'" fo:background-color="#ffffff" fo:color="#007f7f"/>
    </style:style>
    <style:style style:name="T6748" style:family="text">
      <style:text-properties fo:font-size="9.75pt" fo:font-weight="bold" fo:font-family="'monospace, monospace'" style:font-family-asian="'monospace, monospace'" style:font-family-complex="'monospace, monospace'" fo:background-color="#ffffff" fo:color="#00007f"/>
    </style:style>
    <style:style style:name="T6749" style:family="text">
      <style:text-properties fo:font-size="9.75pt" fo:font-weight="normal" fo:font-family="'monospace, monospace'" style:font-family-asian="'monospace, monospace'" style:font-family-complex="'monospace, monospace'" fo:background-color="#ffffff" fo:color="#000000"/>
    </style:style>
    <style:style style:name="T6750" style:family="text">
      <style:text-properties fo:font-size="9.75pt" fo:font-weight="normal" fo:font-family="'monospace, monospace'" style:font-family-asian="'monospace, monospace'" style:font-family-complex="'monospace, monospace'" fo:background-color="#ffffff" fo:color="#301010"/>
    </style:style>
    <style:style style:name="T6751" style:family="text">
      <style:text-properties fo:font-size="9.75pt" fo:font-weight="bold" fo:font-family="'monospace, monospace'" style:font-family-asian="'monospace, monospace'" style:font-family-complex="'monospace, monospace'" fo:background-color="#ffffff" fo:color="#00007f"/>
    </style:style>
    <style:style style:name="T6752" style:family="text">
      <style:text-properties fo:font-size="9.75pt" fo:font-weight="normal" fo:font-family="'monospace, monospace'" style:font-family-asian="'monospace, monospace'" style:font-family-complex="'monospace, monospace'" fo:background-color="#ffffff" fo:color="#000000"/>
    </style:style>
    <style:style style:name="T6753" style:family="text">
      <style:text-properties fo:font-size="9.75pt" fo:font-weight="normal" fo:font-family="'monospace, monospace'" style:font-family-asian="'monospace, monospace'" style:font-family-complex="'monospace, monospace'" fo:background-color="#ffffff" fo:color="#301010"/>
    </style:style>
    <style:style style:name="T6754" style:family="text">
      <style:text-properties fo:font-size="9.75pt" fo:font-weight="bold" fo:font-family="'monospace, monospace'" style:font-family-asian="'monospace, monospace'" style:font-family-complex="'monospace, monospace'" fo:background-color="#ffffff" fo:color="#00007f"/>
    </style:style>
    <style:style style:name="T6755" style:family="text">
      <style:text-properties fo:font-size="9.75pt" fo:font-weight="normal" fo:font-family="'monospace, monospace'" style:font-family-asian="'monospace, monospace'" style:font-family-complex="'monospace, monospace'" fo:background-color="#ffffff" fo:color="#000000"/>
    </style:style>
    <style:style style:name="T6756" style:family="text">
      <style:text-properties fo:font-size="9.75pt" fo:font-weight="normal" fo:font-family="'monospace, monospace'" style:font-family-asian="'monospace, monospace'" style:font-family-complex="'monospace, monospace'" fo:background-color="#ffffff" fo:color="#301010"/>
    </style:style>
    <style:style style:name="T6757" style:family="text">
      <style:text-properties fo:font-size="9.75pt" fo:font-weight="normal" fo:font-family="'monospace, monospace'" style:font-family-asian="'monospace, monospace'" style:font-family-complex="'monospace, monospace'" fo:background-color="#ffffff" fo:color="#007f7f"/>
    </style:style>
    <style:style style:name="T6758" style:family="text">
      <style:text-properties fo:font-size="9.75pt" fo:font-weight="normal" fo:font-family="'monospace, monospace'" style:font-family-asian="'monospace, monospace'" style:font-family-complex="'monospace, monospace'" fo:background-color="#ffffff" fo:color="#301010"/>
    </style:style>
    <style:style style:name="T6759" style:family="text">
      <style:text-properties fo:font-size="9.75pt" fo:font-weight="normal" fo:font-family="'monospace, monospace'" style:font-family-asian="'monospace, monospace'" style:font-family-complex="'monospace, monospace'" fo:background-color="#ffffff" fo:color="#007f7f"/>
    </style:style>
    <style:style style:name="T6760" style:family="text">
      <style:text-properties fo:font-size="9.75pt" fo:font-weight="normal" fo:font-family="'monospace, monospace'" style:font-family-asian="'monospace, monospace'" style:font-family-complex="'monospace, monospace'" fo:background-color="#ffffff" fo:color="#000000"/>
    </style:style>
    <style:style style:name="T6761" style:family="text">
      <style:text-properties fo:font-size="9.75pt" fo:font-weight="normal" fo:font-family="'monospace, monospace'" style:font-family-asian="'monospace, monospace'" style:font-family-complex="'monospace, monospace'" fo:background-color="#ffffff" fo:color="#301010"/>
    </style:style>
    <style:style style:name="T6762" style:family="text">
      <style:text-properties fo:font-size="9.75pt" fo:font-weight="normal" fo:font-family="'monospace, monospace'" style:font-family-asian="'monospace, monospace'" style:font-family-complex="'monospace, monospace'" fo:background-color="#ffffff" fo:color="#000000"/>
    </style:style>
    <style:style style:name="T6763" style:family="text">
      <style:text-properties fo:font-size="9.75pt" fo:font-weight="normal" fo:font-family="'monospace, monospace'" style:font-family-asian="'monospace, monospace'" style:font-family-complex="'monospace, monospace'" fo:background-color="#ffffff" fo:color="#301010"/>
    </style:style>
    <style:style style:name="T6764" style:family="text">
      <style:text-properties fo:font-size="9.75pt" fo:font-weight="normal" fo:font-family="'monospace, monospace'" style:font-family-asian="'monospace, monospace'" style:font-family-complex="'monospace, monospace'" fo:background-color="#ffffff" fo:color="#007f00"/>
    </style:style>
    <style:style style:name="T6765" style:family="text">
      <style:text-properties fo:font-size="9.75pt" fo:font-weight="normal" fo:font-family="'monospace, monospace'" style:font-family-asian="'monospace, monospace'" style:font-family-complex="'monospace, monospace'" fo:background-color="#ffffff" fo:color="#301010"/>
    </style:style>
    <style:style style:name="T6766" style:family="text">
      <style:text-properties fo:font-size="9.75pt" fo:font-weight="normal" fo:font-family="'monospace, monospace'" style:font-family-asian="'monospace, monospace'" style:font-family-complex="'monospace, monospace'" fo:background-color="#ffffff" fo:color="#007f7f"/>
    </style:style>
    <style:style style:name="T6767" style:family="text">
      <style:text-properties fo:font-size="9.75pt" fo:font-weight="bold" fo:font-family="'monospace, monospace'" style:font-family-asian="'monospace, monospace'" style:font-family-complex="'monospace, monospace'" fo:background-color="#ffffff" fo:color="#00007f"/>
    </style:style>
    <style:style style:name="T6768" style:family="text">
      <style:text-properties fo:font-size="9.75pt" fo:font-weight="normal" fo:font-family="'monospace, monospace'" style:font-family-asian="'monospace, monospace'" style:font-family-complex="'monospace, monospace'" fo:background-color="#ffffff" fo:color="#000000"/>
    </style:style>
    <style:style style:name="T6769" style:family="text">
      <style:text-properties fo:font-size="9.75pt" fo:font-weight="normal" fo:font-family="'monospace, monospace'" style:font-family-asian="'monospace, monospace'" style:font-family-complex="'monospace, monospace'" fo:background-color="#ffffff" fo:color="#301010"/>
    </style:style>
    <style:style style:name="T6770" style:family="text">
      <style:text-properties fo:font-size="9.75pt" fo:font-weight="normal" fo:font-family="'monospace, monospace'" style:font-family-asian="'monospace, monospace'" style:font-family-complex="'monospace, monospace'" fo:background-color="#ffffff" fo:color="#000000"/>
    </style:style>
    <style:style style:name="T6771" style:family="text">
      <style:text-properties fo:font-size="9.75pt" fo:font-weight="normal" fo:font-family="'monospace, monospace'" style:font-family-asian="'monospace, monospace'" style:font-family-complex="'monospace, monospace'" fo:background-color="#ffffff" fo:color="#301010"/>
    </style:style>
    <style:style style:name="T6772" style:family="text">
      <style:text-properties fo:font-size="9.75pt" fo:font-weight="normal" fo:font-family="'monospace, monospace'" style:font-family-asian="'monospace, monospace'" style:font-family-complex="'monospace, monospace'" fo:background-color="#ffffff" fo:color="#000000"/>
    </style:style>
    <style:style style:name="T6773" style:family="text">
      <style:text-properties fo:font-size="9.75pt" fo:font-weight="normal" fo:font-family="'monospace, monospace'" style:font-family-asian="'monospace, monospace'" style:font-family-complex="'monospace, monospace'" fo:background-color="#ffffff" fo:color="#301010"/>
    </style:style>
    <style:style style:name="T6774" style:family="text">
      <style:text-properties fo:font-size="9.75pt" fo:font-weight="normal" fo:font-family="'monospace, monospace'" style:font-family-asian="'monospace, monospace'" style:font-family-complex="'monospace, monospace'" fo:background-color="#ffffff" fo:color="#000000"/>
    </style:style>
    <style:style style:name="T6775" style:family="text">
      <style:text-properties fo:font-size="9.75pt" fo:font-weight="normal" fo:font-family="'monospace, monospace'" style:font-family-asian="'monospace, monospace'" style:font-family-complex="'monospace, monospace'" fo:background-color="#ffffff" fo:color="#301010"/>
    </style:style>
    <style:style style:name="T6776" style:family="text">
      <style:text-properties fo:font-size="9.75pt" fo:font-weight="normal" fo:font-family="'monospace, monospace'" style:font-family-asian="'monospace, monospace'" style:font-family-complex="'monospace, monospace'" fo:background-color="#ffffff" fo:color="#000000"/>
    </style:style>
    <style:style style:name="T6777" style:family="text">
      <style:text-properties fo:font-size="9.75pt" fo:font-weight="normal" fo:font-family="'monospace, monospace'" style:font-family-asian="'monospace, monospace'" style:font-family-complex="'monospace, monospace'" fo:background-color="#ffffff" fo:color="#301010"/>
    </style:style>
    <style:style style:name="T6778" style:family="text">
      <style:text-properties fo:font-size="9.75pt" fo:font-weight="normal" fo:font-family="'monospace, monospace'" style:font-family-asian="'monospace, monospace'" style:font-family-complex="'monospace, monospace'" fo:background-color="#ffffff" fo:color="#000000"/>
    </style:style>
    <style:style style:name="T6779" style:family="text">
      <style:text-properties fo:font-size="9.75pt" fo:font-weight="normal" fo:font-family="'monospace, monospace'" style:font-family-asian="'monospace, monospace'" style:font-family-complex="'monospace, monospace'" fo:background-color="#ffffff" fo:color="#301010"/>
    </style:style>
    <style:style style:name="T6780" style:family="text">
      <style:text-properties fo:font-size="9.75pt" fo:font-weight="normal" fo:font-family="'monospace, monospace'" style:font-family-asian="'monospace, monospace'" style:font-family-complex="'monospace, monospace'" fo:background-color="#ffffff" fo:color="#007f7f"/>
    </style:style>
    <style:style style:name="T6781" style:family="text">
      <style:text-properties fo:font-size="9.75pt" fo:font-weight="normal" fo:font-family="'monospace, monospace'" style:font-family-asian="'monospace, monospace'" style:font-family-complex="'monospace, monospace'" fo:background-color="#ffffff" fo:color="#000000"/>
    </style:style>
    <style:style style:name="T6782" style:family="text">
      <style:text-properties fo:font-size="9.75pt" fo:font-weight="normal" fo:font-family="'monospace, monospace'" style:font-family-asian="'monospace, monospace'" style:font-family-complex="'monospace, monospace'" fo:background-color="#ffffff" fo:color="#301010"/>
    </style:style>
    <style:style style:name="T6783" style:family="text">
      <style:text-properties fo:font-size="9.75pt" fo:font-weight="normal" fo:font-family="'monospace, monospace'" style:font-family-asian="'monospace, monospace'" style:font-family-complex="'monospace, monospace'" fo:background-color="#ffffff" fo:color="#000000"/>
    </style:style>
    <style:style style:name="T6784" style:family="text">
      <style:text-properties fo:font-size="9.75pt" fo:font-weight="normal" fo:font-family="'monospace, monospace'" style:font-family-asian="'monospace, monospace'" style:font-family-complex="'monospace, monospace'" fo:background-color="#ffffff" fo:color="#301010"/>
    </style:style>
    <style:style style:name="T6785" style:family="text">
      <style:text-properties fo:font-size="9.75pt" fo:font-weight="normal" fo:font-family="'monospace, monospace'" style:font-family-asian="'monospace, monospace'" style:font-family-complex="'monospace, monospace'" fo:background-color="#ffffff" fo:color="#000000"/>
    </style:style>
    <style:style style:name="T6786" style:family="text">
      <style:text-properties fo:font-size="9.75pt" fo:font-weight="normal" fo:font-family="'monospace, monospace'" style:font-family-asian="'monospace, monospace'" style:font-family-complex="'monospace, monospace'" fo:background-color="#ffffff" fo:color="#301010"/>
    </style:style>
    <style:style style:name="T6787" style:family="text">
      <style:text-properties fo:font-size="9.75pt" fo:font-weight="normal" fo:font-family="'monospace, monospace'" style:font-family-asian="'monospace, monospace'" style:font-family-complex="'monospace, monospace'" fo:background-color="#ffffff" fo:color="#007f7f"/>
    </style:style>
    <style:style style:name="T6788" style:family="text">
      <style:text-properties fo:font-size="9.75pt" fo:font-weight="normal" fo:font-family="'monospace, monospace'" style:font-family-asian="'monospace, monospace'" style:font-family-complex="'monospace, monospace'" fo:background-color="#ffffff" fo:color="#000000"/>
    </style:style>
    <style:style style:name="T6789" style:family="text">
      <style:text-properties fo:font-size="9.75pt" fo:font-weight="normal" fo:font-family="'monospace, monospace'" style:font-family-asian="'monospace, monospace'" style:font-family-complex="'monospace, monospace'" fo:background-color="#ffffff" fo:color="#301010"/>
    </style:style>
    <style:style style:name="T6790" style:family="text">
      <style:text-properties fo:font-size="9.75pt" fo:font-weight="normal" fo:font-family="'monospace, monospace'" style:font-family-asian="'monospace, monospace'" style:font-family-complex="'monospace, monospace'" fo:background-color="#ffffff" fo:color="#000000"/>
    </style:style>
    <style:style style:name="T6791" style:family="text">
      <style:text-properties fo:font-size="9.75pt" fo:font-weight="normal" fo:font-family="'monospace, monospace'" style:font-family-asian="'monospace, monospace'" style:font-family-complex="'monospace, monospace'" fo:background-color="#ffffff" fo:color="#301010"/>
    </style:style>
    <style:style style:name="T6792" style:family="text">
      <style:text-properties fo:font-size="9.75pt" fo:font-weight="normal" fo:font-family="'monospace, monospace'" style:font-family-asian="'monospace, monospace'" style:font-family-complex="'monospace, monospace'" fo:background-color="#ffffff" fo:color="#000000"/>
    </style:style>
    <style:style style:name="T6793" style:family="text">
      <style:text-properties fo:font-size="9.75pt" fo:font-weight="normal" fo:font-family="'monospace, monospace'" style:font-family-asian="'monospace, monospace'" style:font-family-complex="'monospace, monospace'" fo:background-color="#ffffff" fo:color="#301010"/>
    </style:style>
    <style:style style:name="T6794" style:family="text">
      <style:text-properties fo:font-size="9.75pt" fo:font-weight="normal" fo:font-family="'monospace, monospace'" style:font-family-asian="'monospace, monospace'" style:font-family-complex="'monospace, monospace'" fo:background-color="#ffffff" fo:color="#007f7f"/>
    </style:style>
    <style:style style:name="T6795" style:family="text">
      <style:text-properties fo:font-size="9.75pt" fo:font-weight="bold" fo:font-family="'monospace, monospace'" style:font-family-asian="'monospace, monospace'" style:font-family-complex="'monospace, monospace'" fo:background-color="#ffffff" fo:color="#00007f"/>
    </style:style>
    <style:style style:name="T6796" style:family="text">
      <style:text-properties fo:font-size="9.75pt" fo:font-weight="normal" fo:font-family="'monospace, monospace'" style:font-family-asian="'monospace, monospace'" style:font-family-complex="'monospace, monospace'" fo:background-color="#ffffff" fo:color="#301010"/>
    </style:style>
    <style:style style:name="T6797" style:family="text">
      <style:text-properties fo:font-size="9.75pt" fo:font-weight="normal" fo:font-family="'monospace, monospace'" style:font-family-asian="'monospace, monospace'" style:font-family-complex="'monospace, monospace'" fo:background-color="#ffffff" fo:color="#000000"/>
    </style:style>
    <style:style style:name="T6798" style:family="text">
      <style:text-properties fo:font-size="9.75pt" fo:font-weight="normal" fo:font-family="'monospace, monospace'" style:font-family-asian="'monospace, monospace'" style:font-family-complex="'monospace, monospace'" fo:background-color="#ffffff" fo:color="#301010"/>
    </style:style>
    <style:style style:name="T6799" style:family="text">
      <style:text-properties fo:font-size="9.75pt" fo:font-weight="normal" fo:font-family="'monospace, monospace'" style:font-family-asian="'monospace, monospace'" style:font-family-complex="'monospace, monospace'" fo:background-color="#ffffff" fo:color="#000000"/>
    </style:style>
    <style:style style:name="T6800" style:family="text">
      <style:text-properties fo:font-size="9.75pt" fo:font-weight="normal" fo:font-family="'monospace, monospace'" style:font-family-asian="'monospace, monospace'" style:font-family-complex="'monospace, monospace'" fo:background-color="#ffffff" fo:color="#301010"/>
    </style:style>
    <style:style style:name="T6801" style:family="text">
      <style:text-properties fo:font-size="9.75pt" fo:font-weight="normal" fo:font-family="'monospace, monospace'" style:font-family-asian="'monospace, monospace'" style:font-family-complex="'monospace, monospace'" fo:background-color="#ffffff" fo:color="#000000"/>
    </style:style>
    <style:style style:name="T6802" style:family="text">
      <style:text-properties fo:font-size="9.75pt" fo:font-weight="normal" fo:font-family="'monospace, monospace'" style:font-family-asian="'monospace, monospace'" style:font-family-complex="'monospace, monospace'" fo:background-color="#ffffff" fo:color="#301010"/>
    </style:style>
    <style:style style:name="T6803" style:family="text">
      <style:text-properties fo:font-size="9.75pt" fo:font-weight="normal" fo:font-family="'monospace, monospace'" style:font-family-asian="'monospace, monospace'" style:font-family-complex="'monospace, monospace'" fo:background-color="#ffffff" fo:color="#000000"/>
    </style:style>
    <style:style style:name="T6804" style:family="text">
      <style:text-properties fo:font-size="9.75pt" fo:font-weight="normal" fo:font-family="'monospace, monospace'" style:font-family-asian="'monospace, monospace'" style:font-family-complex="'monospace, monospace'" fo:background-color="#ffffff" fo:color="#301010"/>
    </style:style>
    <style:style style:name="T6805" style:family="text">
      <style:text-properties fo:font-size="9.75pt" fo:font-weight="normal" fo:font-family="'monospace, monospace'" style:font-family-asian="'monospace, monospace'" style:font-family-complex="'monospace, monospace'" fo:background-color="#ffffff" fo:color="#000000"/>
    </style:style>
    <style:style style:name="T6806" style:family="text">
      <style:text-properties fo:font-size="9.75pt" fo:font-weight="normal" fo:font-family="'monospace, monospace'" style:font-family-asian="'monospace, monospace'" style:font-family-complex="'monospace, monospace'" fo:background-color="#ffffff" fo:color="#301010"/>
    </style:style>
    <style:style style:name="T6807" style:family="text">
      <style:text-properties fo:font-size="9.75pt" fo:font-weight="normal" fo:font-family="'monospace, monospace'" style:font-family-asian="'monospace, monospace'" style:font-family-complex="'monospace, monospace'" fo:background-color="#ffffff" fo:color="#000000"/>
    </style:style>
    <style:style style:name="T6808" style:family="text">
      <style:text-properties fo:font-size="9.75pt" fo:font-weight="normal" fo:font-family="'monospace, monospace'" style:font-family-asian="'monospace, monospace'" style:font-family-complex="'monospace, monospace'" fo:background-color="#ffffff" fo:color="#301010"/>
    </style:style>
    <style:style style:name="T6809" style:family="text">
      <style:text-properties fo:font-size="9.75pt" fo:font-weight="normal" fo:font-family="'monospace, monospace'" style:font-family-asian="'monospace, monospace'" style:font-family-complex="'monospace, monospace'" fo:background-color="#ffffff" fo:color="#007f7f"/>
    </style:style>
    <style:style style:name="T6810" style:family="text">
      <style:text-properties fo:font-size="9.75pt" fo:font-weight="bold" fo:font-family="'monospace, monospace'" style:font-family-asian="'monospace, monospace'" style:font-family-complex="'monospace, monospace'" fo:background-color="#ffffff" fo:color="#00007f"/>
    </style:style>
    <style:style style:name="T6811" style:family="text">
      <style:text-properties fo:font-size="9.75pt" fo:font-weight="normal" fo:font-family="'monospace, monospace'" style:font-family-asian="'monospace, monospace'" style:font-family-complex="'monospace, monospace'" fo:background-color="#ffffff" fo:color="#301010"/>
    </style:style>
    <style:style style:name="T6812" style:family="text">
      <style:text-properties fo:font-size="9.75pt" fo:font-weight="normal" fo:font-family="'monospace, monospace'" style:font-family-asian="'monospace, monospace'" style:font-family-complex="'monospace, monospace'" fo:background-color="#ffffff" fo:color="#000000"/>
    </style:style>
    <style:style style:name="T6813" style:family="text">
      <style:text-properties fo:font-size="9.75pt" fo:font-weight="normal" fo:font-family="'monospace, monospace'" style:font-family-asian="'monospace, monospace'" style:font-family-complex="'monospace, monospace'" fo:background-color="#ffffff" fo:color="#301010"/>
    </style:style>
    <style:style style:name="T6814" style:family="text">
      <style:text-properties fo:font-size="9.75pt" fo:font-weight="normal" fo:font-family="'monospace, monospace'" style:font-family-asian="'monospace, monospace'" style:font-family-complex="'monospace, monospace'" fo:background-color="#ffffff" fo:color="#000000"/>
    </style:style>
    <style:style style:name="T6815" style:family="text">
      <style:text-properties fo:font-size="9.75pt" fo:font-weight="normal" fo:font-family="'monospace, monospace'" style:font-family-asian="'monospace, monospace'" style:font-family-complex="'monospace, monospace'" fo:background-color="#ffffff" fo:color="#301010"/>
    </style:style>
    <style:style style:name="T6816" style:family="text">
      <style:text-properties fo:font-size="9.75pt" fo:font-weight="normal" fo:font-family="'monospace, monospace'" style:font-family-asian="'monospace, monospace'" style:font-family-complex="'monospace, monospace'" fo:background-color="#ffffff" fo:color="#000000"/>
    </style:style>
    <style:style style:name="T6817" style:family="text">
      <style:text-properties fo:font-size="9.75pt" fo:font-weight="normal" fo:font-family="'monospace, monospace'" style:font-family-asian="'monospace, monospace'" style:font-family-complex="'monospace, monospace'" fo:background-color="#ffffff" fo:color="#301010"/>
    </style:style>
    <style:style style:name="T6818" style:family="text">
      <style:text-properties fo:font-size="9.75pt" fo:font-weight="normal" fo:font-family="'monospace, monospace'" style:font-family-asian="'monospace, monospace'" style:font-family-complex="'monospace, monospace'" fo:background-color="#ffffff" fo:color="#000000"/>
    </style:style>
    <style:style style:name="T6819" style:family="text">
      <style:text-properties fo:font-size="9.75pt" fo:font-weight="normal" fo:font-family="'monospace, monospace'" style:font-family-asian="'monospace, monospace'" style:font-family-complex="'monospace, monospace'" fo:background-color="#ffffff" fo:color="#301010"/>
    </style:style>
    <style:style style:name="T6820" style:family="text">
      <style:text-properties fo:font-size="9.75pt" fo:font-weight="normal" fo:font-family="'monospace, monospace'" style:font-family-asian="'monospace, monospace'" style:font-family-complex="'monospace, monospace'" fo:background-color="#ffffff" fo:color="#000000"/>
    </style:style>
    <style:style style:name="T6821" style:family="text">
      <style:text-properties fo:font-size="9.75pt" fo:font-weight="normal" fo:font-family="'monospace, monospace'" style:font-family-asian="'monospace, monospace'" style:font-family-complex="'monospace, monospace'" fo:background-color="#ffffff" fo:color="#301010"/>
    </style:style>
    <style:style style:name="T6822" style:family="text">
      <style:text-properties fo:font-size="9.75pt" fo:font-weight="normal" fo:font-family="'monospace, monospace'" style:font-family-asian="'monospace, monospace'" style:font-family-complex="'monospace, monospace'" fo:background-color="#ffffff" fo:color="#000000"/>
    </style:style>
    <style:style style:name="T6823" style:family="text">
      <style:text-properties fo:font-size="9.75pt" fo:font-weight="normal" fo:font-family="'monospace, monospace'" style:font-family-asian="'monospace, monospace'" style:font-family-complex="'monospace, monospace'" fo:background-color="#ffffff" fo:color="#301010"/>
    </style:style>
    <style:style style:name="T6824" style:family="text">
      <style:text-properties fo:font-size="9.75pt" fo:font-weight="normal" fo:font-family="'monospace, monospace'" style:font-family-asian="'monospace, monospace'" style:font-family-complex="'monospace, monospace'" fo:background-color="#ffffff" fo:color="#007f7f"/>
    </style:style>
    <style:style style:name="T6825" style:family="text">
      <style:text-properties fo:font-size="9.75pt" fo:font-weight="bold" fo:font-family="'monospace, monospace'" style:font-family-asian="'monospace, monospace'" style:font-family-complex="'monospace, monospace'" fo:background-color="#ffffff" fo:color="#00007f"/>
    </style:style>
    <style:style style:name="T6826" style:family="text">
      <style:text-properties fo:font-size="9.75pt" fo:font-weight="normal" fo:font-family="'monospace, monospace'" style:font-family-asian="'monospace, monospace'" style:font-family-complex="'monospace, monospace'" fo:background-color="#ffffff" fo:color="#000000"/>
    </style:style>
    <style:style style:name="T6827" style:family="text">
      <style:text-properties fo:font-size="9.75pt" fo:font-weight="normal" fo:font-family="'monospace, monospace'" style:font-family-asian="'monospace, monospace'" style:font-family-complex="'monospace, monospace'" fo:background-color="#ffffff" fo:color="#301010"/>
    </style:style>
    <style:style style:name="T6828" style:family="text">
      <style:text-properties fo:font-size="9.75pt" fo:font-weight="normal" fo:font-family="'monospace, monospace'" style:font-family-asian="'monospace, monospace'" style:font-family-complex="'monospace, monospace'" fo:background-color="#ffffff" fo:color="#007f7f"/>
    </style:style>
    <style:style style:name="T6829" style:family="text">
      <style:text-properties fo:font-size="9.75pt" fo:font-weight="normal" fo:font-family="'monospace, monospace'" style:font-family-asian="'monospace, monospace'" style:font-family-complex="'monospace, monospace'" fo:background-color="#ffffff" fo:color="#301010"/>
    </style:style>
    <style:style style:name="T6830" style:family="text">
      <style:text-properties fo:font-size="9.75pt" fo:font-weight="normal" fo:font-family="'monospace, monospace'" style:font-family-asian="'monospace, monospace'" style:font-family-complex="'monospace, monospace'" fo:background-color="#ffffff" fo:color="#007f7f"/>
    </style:style>
    <style:style style:name="T6831" style:family="text">
      <style:text-properties fo:font-size="9.75pt" fo:font-weight="bold" fo:font-family="'monospace, monospace'" style:font-family-asian="'monospace, monospace'" style:font-family-complex="'monospace, monospace'" fo:background-color="#ffffff" fo:color="#00007f"/>
    </style:style>
    <style:style style:name="T6832" style:family="text">
      <style:text-properties fo:font-size="9.75pt" fo:font-weight="normal" fo:font-family="'monospace, monospace'" style:font-family-asian="'monospace, monospace'" style:font-family-complex="'monospace, monospace'" fo:background-color="#ffffff" fo:color="#000000"/>
    </style:style>
    <style:style style:name="T6833" style:family="text">
      <style:text-properties fo:font-size="9.75pt" fo:font-weight="normal" fo:font-family="'monospace, monospace'" style:font-family-asian="'monospace, monospace'" style:font-family-complex="'monospace, monospace'" fo:background-color="#ffffff" fo:color="#301010"/>
    </style:style>
    <style:style style:name="T6834" style:family="text">
      <style:text-properties fo:font-size="9.75pt" fo:font-weight="bold" fo:font-family="'monospace, monospace'" style:font-family-asian="'monospace, monospace'" style:font-family-complex="'monospace, monospace'" fo:background-color="#ffffff" fo:color="#00007f"/>
    </style:style>
    <style:style style:name="T6835" style:family="text">
      <style:text-properties fo:font-size="9.75pt" fo:font-weight="normal" fo:font-family="'monospace, monospace'" style:font-family-asian="'monospace, monospace'" style:font-family-complex="'monospace, monospace'" fo:background-color="#ffffff" fo:color="#000000"/>
    </style:style>
    <style:style style:name="T6836" style:family="text">
      <style:text-properties fo:font-size="9.75pt" fo:font-weight="normal" fo:font-family="'monospace, monospace'" style:font-family-asian="'monospace, monospace'" style:font-family-complex="'monospace, monospace'" fo:background-color="#ffffff" fo:color="#301010"/>
    </style:style>
    <style:style style:name="T6837" style:family="text">
      <style:text-properties fo:font-size="9.75pt" fo:font-weight="normal" fo:font-family="'monospace, monospace'" style:font-family-asian="'monospace, monospace'" style:font-family-complex="'monospace, monospace'" fo:background-color="#ffffff" fo:color="#007f7f"/>
    </style:style>
    <style:style style:name="T6838" style:family="text">
      <style:text-properties fo:font-size="9.75pt" fo:font-weight="normal" fo:font-family="'monospace, monospace'" style:font-family-asian="'monospace, monospace'" style:font-family-complex="'monospace, monospace'" fo:background-color="#ffffff" fo:color="#301010"/>
    </style:style>
    <style:style style:name="T6839" style:family="text">
      <style:text-properties fo:font-size="9.75pt" fo:font-weight="normal" fo:font-family="'monospace, monospace'" style:font-family-asian="'monospace, monospace'" style:font-family-complex="'monospace, monospace'" fo:background-color="#ffffff" fo:color="#007f7f"/>
    </style:style>
    <style:style style:name="T6840" style:family="text">
      <style:text-properties fo:font-size="9.75pt" fo:font-weight="bold" fo:font-family="'monospace, monospace'" style:font-family-asian="'monospace, monospace'" style:font-family-complex="'monospace, monospace'" fo:background-color="#ffffff" fo:color="#00007f"/>
    </style:style>
    <style:style style:name="T6841" style:family="text">
      <style:text-properties fo:font-size="9.75pt" fo:font-weight="normal" fo:font-family="'monospace, monospace'" style:font-family-asian="'monospace, monospace'" style:font-family-complex="'monospace, monospace'" fo:background-color="#ffffff" fo:color="#301010"/>
    </style:style>
    <style:style style:name="T6842" style:family="text">
      <style:text-properties fo:font-size="9.75pt" fo:font-weight="normal" fo:font-family="'monospace, monospace'" style:font-family-asian="'monospace, monospace'" style:font-family-complex="'monospace, monospace'" fo:background-color="#ffffff" fo:color="#000000"/>
    </style:style>
    <style:style style:name="T6843" style:family="text">
      <style:text-properties fo:font-size="9.75pt" fo:font-weight="normal" fo:font-family="'monospace, monospace'" style:font-family-asian="'monospace, monospace'" style:font-family-complex="'monospace, monospace'" fo:background-color="#ffffff" fo:color="#301010"/>
    </style:style>
    <style:style style:name="T6844" style:family="text">
      <style:text-properties fo:font-size="9.75pt" fo:font-weight="normal" fo:font-family="'monospace, monospace'" style:font-family-asian="'monospace, monospace'" style:font-family-complex="'monospace, monospace'" fo:background-color="#ffffff" fo:color="#007f00"/>
    </style:style>
    <style:style style:name="T6845" style:family="text">
      <style:text-properties fo:font-size="9.75pt" fo:font-weight="normal" fo:font-family="'monospace, monospace'" style:font-family-asian="'monospace, monospace'" style:font-family-complex="'monospace, monospace'" fo:background-color="#ffffff" fo:color="#301010"/>
    </style:style>
    <style:style style:name="T6846" style:family="text">
      <style:text-properties fo:font-size="9.75pt" fo:font-weight="normal" fo:font-family="'monospace, monospace'" style:font-family-asian="'monospace, monospace'" style:font-family-complex="'monospace, monospace'" fo:background-color="#ffffff" fo:color="#007f7f"/>
    </style:style>
    <style:style style:name="T6847" style:family="text">
      <style:text-properties fo:font-size="9.75pt" fo:font-weight="normal" fo:font-family="'monospace, monospace'" style:font-family-asian="'monospace, monospace'" style:font-family-complex="'monospace, monospace'" fo:background-color="#ffffff" fo:color="#301010"/>
    </style:style>
    <style:style style:name="T6848" style:family="text">
      <style:text-properties fo:font-size="9.75pt" fo:font-weight="normal" fo:font-family="'monospace, monospace'" style:font-family-asian="'monospace, monospace'" style:font-family-complex="'monospace, monospace'" fo:background-color="#ffffff" fo:color="#007f7f"/>
    </style:style>
    <style:style style:name="T6849" style:family="text">
      <style:text-properties fo:font-size="9.75pt" fo:font-weight="bold" fo:font-family="'monospace, monospace'" style:font-family-asian="'monospace, monospace'" style:font-family-complex="'monospace, monospace'" fo:background-color="#ffffff" fo:color="#00007f"/>
    </style:style>
    <style:style style:name="T6850" style:family="text">
      <style:text-properties fo:font-size="9.75pt" fo:font-weight="normal" fo:font-family="'monospace, monospace'" style:font-family-asian="'monospace, monospace'" style:font-family-complex="'monospace, monospace'" fo:background-color="#ffffff" fo:color="#000000"/>
    </style:style>
    <style:style style:name="T6851" style:family="text">
      <style:text-properties fo:font-size="9.75pt" fo:font-weight="normal" fo:font-family="'monospace, monospace'" style:font-family-asian="'monospace, monospace'" style:font-family-complex="'monospace, monospace'" fo:background-color="#ffffff" fo:color="#301010"/>
    </style:style>
    <style:style style:name="T6852" style:family="text">
      <style:text-properties fo:font-size="9.75pt" fo:font-weight="normal" fo:font-family="'monospace, monospace'" style:font-family-asian="'monospace, monospace'" style:font-family-complex="'monospace, monospace'" fo:background-color="#ffffff" fo:color="#000000"/>
    </style:style>
    <style:style style:name="T6853" style:family="text">
      <style:text-properties fo:font-size="9.75pt" fo:font-weight="normal" fo:font-family="'monospace, monospace'" style:font-family-asian="'monospace, monospace'" style:font-family-complex="'monospace, monospace'" fo:background-color="#ffffff" fo:color="#301010"/>
    </style:style>
    <style:style style:name="T6854" style:family="text">
      <style:text-properties fo:font-size="9.75pt" fo:font-weight="normal" fo:font-family="'monospace, monospace'" style:font-family-asian="'monospace, monospace'" style:font-family-complex="'monospace, monospace'" fo:background-color="#ffffff" fo:color="#000000"/>
    </style:style>
    <style:style style:name="T6855" style:family="text">
      <style:text-properties fo:font-size="9.75pt" fo:font-weight="normal" fo:font-family="'monospace, monospace'" style:font-family-asian="'monospace, monospace'" style:font-family-complex="'monospace, monospace'" fo:background-color="#ffffff" fo:color="#301010"/>
    </style:style>
    <style:style style:name="T6856" style:family="text">
      <style:text-properties fo:font-size="9.75pt" fo:font-weight="normal" fo:font-family="'monospace, monospace'" style:font-family-asian="'monospace, monospace'" style:font-family-complex="'monospace, monospace'" fo:background-color="#ffffff" fo:color="#007f7f"/>
    </style:style>
    <style:style style:name="T6857" style:family="text">
      <style:text-properties fo:font-size="9.75pt" fo:font-weight="bold" fo:font-family="'monospace, monospace'" style:font-family-asian="'monospace, monospace'" style:font-family-complex="'monospace, monospace'" fo:background-color="#ffffff" fo:color="#00007f"/>
    </style:style>
    <style:style style:name="T6858" style:family="text">
      <style:text-properties fo:font-size="9.75pt" fo:font-weight="normal" fo:font-family="'monospace, monospace'" style:font-family-asian="'monospace, monospace'" style:font-family-complex="'monospace, monospace'" fo:background-color="#ffffff" fo:color="#000000"/>
    </style:style>
    <style:style style:name="T6859" style:family="text">
      <style:text-properties fo:font-size="9.75pt" fo:font-weight="normal" fo:font-family="'monospace, monospace'" style:font-family-asian="'monospace, monospace'" style:font-family-complex="'monospace, monospace'" fo:background-color="#ffffff" fo:color="#301010"/>
    </style:style>
    <style:style style:name="T6860" style:family="text">
      <style:text-properties fo:font-size="9.75pt" fo:font-weight="normal" fo:font-family="'monospace, monospace'" style:font-family-asian="'monospace, monospace'" style:font-family-complex="'monospace, monospace'" fo:background-color="#ffffff" fo:color="#000000"/>
    </style:style>
    <style:style style:name="T6861" style:family="text">
      <style:text-properties fo:font-size="9.75pt" fo:font-weight="normal" fo:font-family="'monospace, monospace'" style:font-family-asian="'monospace, monospace'" style:font-family-complex="'monospace, monospace'" fo:background-color="#ffffff" fo:color="#301010"/>
    </style:style>
    <style:style style:name="T6862" style:family="text">
      <style:text-properties fo:font-size="9.75pt" fo:font-weight="normal" fo:font-family="'monospace, monospace'" style:font-family-asian="'monospace, monospace'" style:font-family-complex="'monospace, monospace'" fo:background-color="#ffffff" fo:color="#000000"/>
    </style:style>
    <style:style style:name="T6863" style:family="text">
      <style:text-properties fo:font-size="9.75pt" fo:font-weight="normal" fo:font-family="'monospace, monospace'" style:font-family-asian="'monospace, monospace'" style:font-family-complex="'monospace, monospace'" fo:background-color="#ffffff" fo:color="#301010"/>
    </style:style>
    <style:style style:name="T6864" style:family="text">
      <style:text-properties fo:font-size="9.75pt" fo:font-weight="normal" fo:font-family="'monospace, monospace'" style:font-family-asian="'monospace, monospace'" style:font-family-complex="'monospace, monospace'" fo:background-color="#ffffff" fo:color="#007f7f"/>
    </style:style>
    <style:style style:name="T6865" style:family="text">
      <style:text-properties fo:font-size="9.75pt" fo:font-weight="normal" fo:font-family="'monospace, monospace'" style:font-family-asian="'monospace, monospace'" style:font-family-complex="'monospace, monospace'" fo:background-color="#ffffff" fo:color="#000000"/>
    </style:style>
    <style:style style:name="T6866" style:family="text">
      <style:text-properties fo:font-size="9.75pt" fo:font-weight="normal" fo:font-family="'monospace, monospace'" style:font-family-asian="'monospace, monospace'" style:font-family-complex="'monospace, monospace'" fo:background-color="#ffffff" fo:color="#301010"/>
    </style:style>
    <style:style style:name="T6867" style:family="text">
      <style:text-properties fo:font-size="9.75pt" fo:font-weight="normal" fo:font-family="'monospace, monospace'" style:font-family-asian="'monospace, monospace'" style:font-family-complex="'monospace, monospace'" fo:background-color="#ffffff" fo:color="#000000"/>
    </style:style>
    <style:style style:name="T6868" style:family="text">
      <style:text-properties fo:font-size="9.75pt" fo:font-weight="normal" fo:font-family="'monospace, monospace'" style:font-family-asian="'monospace, monospace'" style:font-family-complex="'monospace, monospace'" fo:background-color="#ffffff" fo:color="#301010"/>
    </style:style>
    <style:style style:name="T6869" style:family="text">
      <style:text-properties fo:font-size="9.75pt" fo:font-weight="normal" fo:font-family="'monospace, monospace'" style:font-family-asian="'monospace, monospace'" style:font-family-complex="'monospace, monospace'" fo:background-color="#ffffff" fo:color="#000000"/>
    </style:style>
    <style:style style:name="T6870" style:family="text">
      <style:text-properties fo:font-size="9.75pt" fo:font-weight="normal" fo:font-family="'monospace, monospace'" style:font-family-asian="'monospace, monospace'" style:font-family-complex="'monospace, monospace'" fo:background-color="#ffffff" fo:color="#301010"/>
    </style:style>
    <style:style style:name="T6871" style:family="text">
      <style:text-properties fo:font-size="9.75pt" fo:font-weight="normal" fo:font-family="'monospace, monospace'" style:font-family-asian="'monospace, monospace'" style:font-family-complex="'monospace, monospace'" fo:background-color="#ffffff" fo:color="#007f7f"/>
    </style:style>
    <style:style style:name="T6872" style:family="text">
      <style:text-properties fo:font-size="9.75pt" fo:font-weight="normal" fo:font-family="'monospace, monospace'" style:font-family-asian="'monospace, monospace'" style:font-family-complex="'monospace, monospace'" fo:background-color="#ffffff" fo:color="#000000"/>
    </style:style>
    <style:style style:name="T6873" style:family="text">
      <style:text-properties fo:font-size="9.75pt" fo:font-weight="normal" fo:font-family="'monospace, monospace'" style:font-family-asian="'monospace, monospace'" style:font-family-complex="'monospace, monospace'" fo:background-color="#ffffff" fo:color="#301010"/>
    </style:style>
    <style:style style:name="T6874" style:family="text">
      <style:text-properties fo:font-size="9.75pt" fo:font-weight="normal" fo:font-family="'monospace, monospace'" style:font-family-asian="'monospace, monospace'" style:font-family-complex="'monospace, monospace'" fo:background-color="#ffffff" fo:color="#000000"/>
    </style:style>
    <style:style style:name="T6875" style:family="text">
      <style:text-properties fo:font-size="9.75pt" fo:font-weight="normal" fo:font-family="'monospace, monospace'" style:font-family-asian="'monospace, monospace'" style:font-family-complex="'monospace, monospace'" fo:background-color="#ffffff" fo:color="#301010"/>
    </style:style>
    <style:style style:name="T6876" style:family="text">
      <style:text-properties fo:font-size="9.75pt" fo:font-weight="normal" fo:font-family="'monospace, monospace'" style:font-family-asian="'monospace, monospace'" style:font-family-complex="'monospace, monospace'" fo:background-color="#ffffff" fo:color="#000000"/>
    </style:style>
    <style:style style:name="T6877" style:family="text">
      <style:text-properties fo:font-size="9.75pt" fo:font-weight="normal" fo:font-family="'monospace, monospace'" style:font-family-asian="'monospace, monospace'" style:font-family-complex="'monospace, monospace'" fo:background-color="#ffffff" fo:color="#301010"/>
    </style:style>
    <style:style style:name="T6878" style:family="text">
      <style:text-properties fo:font-size="9.75pt" fo:font-weight="normal" fo:font-family="'monospace, monospace'" style:font-family-asian="'monospace, monospace'" style:font-family-complex="'monospace, monospace'" fo:background-color="#ffffff" fo:color="#007f7f"/>
    </style:style>
    <style:style style:name="T6879" style:family="text">
      <style:text-properties fo:font-size="9.75pt" fo:font-weight="normal" fo:font-family="'monospace, monospace'" style:font-family-asian="'monospace, monospace'" style:font-family-complex="'monospace, monospace'" fo:background-color="#ffffff" fo:color="#000000"/>
    </style:style>
    <style:style style:name="T6880" style:family="text">
      <style:text-properties fo:font-size="9.75pt" fo:font-weight="normal" fo:font-family="'monospace, monospace'" style:font-family-asian="'monospace, monospace'" style:font-family-complex="'monospace, monospace'" fo:background-color="#ffffff" fo:color="#301010"/>
    </style:style>
    <style:style style:name="T6881" style:family="text">
      <style:text-properties fo:font-size="9.75pt" fo:font-weight="normal" fo:font-family="'monospace, monospace'" style:font-family-asian="'monospace, monospace'" style:font-family-complex="'monospace, monospace'" fo:background-color="#ffffff" fo:color="#000000"/>
    </style:style>
    <style:style style:name="T6882" style:family="text">
      <style:text-properties fo:font-size="9.75pt" fo:font-weight="normal" fo:font-family="'monospace, monospace'" style:font-family-asian="'monospace, monospace'" style:font-family-complex="'monospace, monospace'" fo:background-color="#ffffff" fo:color="#301010"/>
    </style:style>
    <style:style style:name="T6883" style:family="text">
      <style:text-properties fo:font-size="9.75pt" fo:font-weight="normal" fo:font-family="'monospace, monospace'" style:font-family-asian="'monospace, monospace'" style:font-family-complex="'monospace, monospace'" fo:background-color="#ffffff" fo:color="#007f7f"/>
    </style:style>
    <style:style style:name="T6884" style:family="text">
      <style:text-properties fo:font-size="9.75pt" fo:font-weight="normal" fo:font-family="'monospace, monospace'" style:font-family-asian="'monospace, monospace'" style:font-family-complex="'monospace, monospace'" fo:background-color="#ffffff" fo:color="#301010"/>
    </style:style>
    <style:style style:name="T6885" style:family="text">
      <style:text-properties fo:font-size="9.75pt" fo:font-weight="normal" fo:font-family="'monospace, monospace'" style:font-family-asian="'monospace, monospace'" style:font-family-complex="'monospace, monospace'" fo:background-color="#ffffff" fo:color="#007f7f"/>
    </style:style>
    <style:style style:name="T6886" style:family="text">
      <style:text-properties fo:font-size="9.75pt" fo:font-weight="normal" fo:font-family="'monospace, monospace'" style:font-family-asian="'monospace, monospace'" style:font-family-complex="'monospace, monospace'" fo:background-color="#ffffff" fo:color="#301010"/>
    </style:style>
    <style:style style:name="T6887" style:family="text">
      <style:text-properties fo:font-size="9.75pt" fo:font-weight="normal" fo:font-family="'monospace, monospace'" style:font-family-asian="'monospace, monospace'" style:font-family-complex="'monospace, monospace'" fo:background-color="#ffffff" fo:color="#007f7f"/>
    </style:style>
    <style:style style:name="T6888" style:family="text">
      <style:text-properties fo:font-size="9.75pt" fo:font-weight="bold" fo:font-family="'monospace, monospace'" style:font-family-asian="'monospace, monospace'" style:font-family-complex="'monospace, monospace'" fo:background-color="#ffffff" fo:color="#00007f"/>
    </style:style>
    <style:style style:name="T6889" style:family="text">
      <style:text-properties fo:font-size="9.75pt" fo:font-weight="normal" fo:font-family="'monospace, monospace'" style:font-family-asian="'monospace, monospace'" style:font-family-complex="'monospace, monospace'" fo:background-color="#ffffff" fo:color="#000000"/>
    </style:style>
    <style:style style:name="T6890" style:family="text">
      <style:text-properties fo:font-size="9.75pt" fo:font-weight="normal" fo:font-family="'monospace, monospace'" style:font-family-asian="'monospace, monospace'" style:font-family-complex="'monospace, monospace'" fo:background-color="#ffffff" fo:color="#301010"/>
    </style:style>
    <style:style style:name="T6891" style:family="text">
      <style:text-properties fo:font-size="9.75pt" fo:font-weight="bold" fo:font-family="'monospace, monospace'" style:font-family-asian="'monospace, monospace'" style:font-family-complex="'monospace, monospace'" fo:background-color="#ffffff" fo:color="#00007f"/>
    </style:style>
    <style:style style:name="T6892" style:family="text">
      <style:text-properties fo:font-size="9.75pt" fo:font-weight="normal" fo:font-family="'monospace, monospace'" style:font-family-asian="'monospace, monospace'" style:font-family-complex="'monospace, monospace'" fo:background-color="#ffffff" fo:color="#000000"/>
    </style:style>
    <style:style style:name="T6893" style:family="text">
      <style:text-properties fo:font-size="9.75pt" fo:font-weight="normal" fo:font-family="'monospace, monospace'" style:font-family-asian="'monospace, monospace'" style:font-family-complex="'monospace, monospace'" fo:background-color="#ffffff" fo:color="#301010"/>
    </style:style>
    <style:style style:name="T6894" style:family="text">
      <style:text-properties fo:font-size="9.75pt" fo:font-weight="normal" fo:font-family="'monospace, monospace'" style:font-family-asian="'monospace, monospace'" style:font-family-complex="'monospace, monospace'" fo:background-color="#ffffff" fo:color="#007f7f"/>
    </style:style>
    <style:style style:name="T6895" style:family="text">
      <style:text-properties fo:font-size="9.75pt" fo:font-weight="normal" fo:font-family="'monospace, monospace'" style:font-family-asian="'monospace, monospace'" style:font-family-complex="'monospace, monospace'" fo:background-color="#ffffff" fo:color="#301010"/>
    </style:style>
    <style:style style:name="T6896" style:family="text">
      <style:text-properties fo:font-size="9.75pt" fo:font-weight="normal" fo:font-family="'monospace, monospace'" style:font-family-asian="'monospace, monospace'" style:font-family-complex="'monospace, monospace'" fo:background-color="#ffffff" fo:color="#007f7f"/>
    </style:style>
    <style:style style:name="T6897" style:family="text">
      <style:text-properties fo:font-size="9.75pt" fo:font-weight="normal" fo:font-family="'monospace, monospace'" style:font-family-asian="'monospace, monospace'" style:font-family-complex="'monospace, monospace'" fo:background-color="#ffffff" fo:color="#000000"/>
    </style:style>
    <style:style style:name="T6898" style:family="text">
      <style:text-properties fo:font-size="9.75pt" fo:font-weight="normal" fo:font-family="'monospace, monospace'" style:font-family-asian="'monospace, monospace'" style:font-family-complex="'monospace, monospace'" fo:background-color="#ffffff" fo:color="#301010"/>
    </style:style>
    <style:style style:name="T6899" style:family="text">
      <style:text-properties fo:font-size="9.75pt" fo:font-weight="normal" fo:font-family="'monospace, monospace'" style:font-family-asian="'monospace, monospace'" style:font-family-complex="'monospace, monospace'" fo:background-color="#ffffff" fo:color="#000000"/>
    </style:style>
    <style:style style:name="T6900" style:family="text">
      <style:text-properties fo:font-size="9.75pt" fo:font-weight="normal" fo:font-family="'monospace, monospace'" style:font-family-asian="'monospace, monospace'" style:font-family-complex="'monospace, monospace'" fo:background-color="#ffffff" fo:color="#301010"/>
    </style:style>
    <style:style style:name="T6901" style:family="text">
      <style:text-properties fo:font-size="9.75pt" fo:font-weight="normal" fo:font-family="'monospace, monospace'" style:font-family-asian="'monospace, monospace'" style:font-family-complex="'monospace, monospace'" fo:background-color="#ffffff" fo:color="#007f00"/>
    </style:style>
    <style:style style:name="T6902" style:family="text">
      <style:text-properties fo:font-size="9.75pt" fo:font-weight="normal" fo:font-family="'monospace, monospace'" style:font-family-asian="'monospace, monospace'" style:font-family-complex="'monospace, monospace'" fo:background-color="#ffffff" fo:color="#301010"/>
    </style:style>
    <style:style style:name="T6903" style:family="text">
      <style:text-properties fo:font-size="9.75pt" fo:font-weight="normal" fo:font-family="'monospace, monospace'" style:font-family-asian="'monospace, monospace'" style:font-family-complex="'monospace, monospace'" fo:background-color="#ffffff" fo:color="#000000"/>
    </style:style>
    <style:style style:name="T6904" style:family="text">
      <style:text-properties fo:font-size="9.75pt" fo:font-weight="normal" fo:font-family="'monospace, monospace'" style:font-family-asian="'monospace, monospace'" style:font-family-complex="'monospace, monospace'" fo:background-color="#ffffff" fo:color="#301010"/>
    </style:style>
    <style:style style:name="T6905" style:family="text">
      <style:text-properties fo:font-size="9.75pt" fo:font-weight="normal" fo:font-family="'monospace, monospace'" style:font-family-asian="'monospace, monospace'" style:font-family-complex="'monospace, monospace'" fo:background-color="#ffffff" fo:color="#000000"/>
    </style:style>
    <style:style style:name="T6906" style:family="text">
      <style:text-properties fo:font-size="9.75pt" fo:font-weight="normal" fo:font-family="'monospace, monospace'" style:font-family-asian="'monospace, monospace'" style:font-family-complex="'monospace, monospace'" fo:background-color="#ffffff" fo:color="#301010"/>
    </style:style>
    <style:style style:name="T6907" style:family="text">
      <style:text-properties fo:font-size="9.75pt" fo:font-weight="normal" fo:font-family="'monospace, monospace'" style:font-family-asian="'monospace, monospace'" style:font-family-complex="'monospace, monospace'" fo:background-color="#ffffff" fo:color="#007f00"/>
    </style:style>
    <style:style style:name="T6908" style:family="text">
      <style:text-properties fo:font-size="9.75pt" fo:font-weight="normal" fo:font-family="'monospace, monospace'" style:font-family-asian="'monospace, monospace'" style:font-family-complex="'monospace, monospace'" fo:background-color="#ffffff" fo:color="#301010"/>
    </style:style>
    <style:style style:name="T6909" style:family="text">
      <style:text-properties fo:font-size="9.75pt" fo:font-weight="normal" fo:font-family="'monospace, monospace'" style:font-family-asian="'monospace, monospace'" style:font-family-complex="'monospace, monospace'" fo:background-color="#ffffff" fo:color="#007f7f"/>
    </style:style>
    <style:style style:name="T6910" style:family="text">
      <style:text-properties fo:font-size="9.75pt" fo:font-weight="normal" fo:font-family="'monospace, monospace'" style:font-family-asian="'monospace, monospace'" style:font-family-complex="'monospace, monospace'" fo:background-color="#ffffff" fo:color="#000000"/>
    </style:style>
    <style:style style:name="T6911" style:family="text">
      <style:text-properties fo:font-size="9.75pt" fo:font-weight="normal" fo:font-family="'monospace, monospace'" style:font-family-asian="'monospace, monospace'" style:font-family-complex="'monospace, monospace'" fo:background-color="#ffffff" fo:color="#301010"/>
    </style:style>
    <style:style style:name="T6912" style:family="text">
      <style:text-properties fo:font-size="9.75pt" fo:font-weight="normal" fo:font-family="'monospace, monospace'" style:font-family-asian="'monospace, monospace'" style:font-family-complex="'monospace, monospace'" fo:background-color="#ffffff" fo:color="#000000"/>
    </style:style>
    <style:style style:name="T6913" style:family="text">
      <style:text-properties fo:font-size="9.75pt" fo:font-weight="normal" fo:font-family="'monospace, monospace'" style:font-family-asian="'monospace, monospace'" style:font-family-complex="'monospace, monospace'" fo:background-color="#ffffff" fo:color="#301010"/>
    </style:style>
    <style:style style:name="T6914" style:family="text">
      <style:text-properties fo:font-size="9.75pt" fo:font-weight="normal" fo:font-family="'monospace, monospace'" style:font-family-asian="'monospace, monospace'" style:font-family-complex="'monospace, monospace'" fo:background-color="#ffffff" fo:color="#007f00"/>
    </style:style>
    <style:style style:name="T6915" style:family="text">
      <style:text-properties fo:font-size="9.75pt" fo:font-weight="normal" fo:font-family="'monospace, monospace'" style:font-family-asian="'monospace, monospace'" style:font-family-complex="'monospace, monospace'" fo:background-color="#ffffff" fo:color="#301010"/>
    </style:style>
    <style:style style:name="T6916" style:family="text">
      <style:text-properties fo:font-size="9.75pt" fo:font-weight="normal" fo:font-family="'monospace, monospace'" style:font-family-asian="'monospace, monospace'" style:font-family-complex="'monospace, monospace'" fo:background-color="#ffffff" fo:color="#000000"/>
    </style:style>
    <style:style style:name="T6917" style:family="text">
      <style:text-properties fo:font-size="9.75pt" fo:font-weight="normal" fo:font-family="'monospace, monospace'" style:font-family-asian="'monospace, monospace'" style:font-family-complex="'monospace, monospace'" fo:background-color="#ffffff" fo:color="#301010"/>
    </style:style>
    <style:style style:name="T6918" style:family="text">
      <style:text-properties fo:font-size="9.75pt" fo:font-weight="normal" fo:font-family="'monospace, monospace'" style:font-family-asian="'monospace, monospace'" style:font-family-complex="'monospace, monospace'" fo:background-color="#ffffff" fo:color="#000000"/>
    </style:style>
    <style:style style:name="T6919" style:family="text">
      <style:text-properties fo:font-size="9.75pt" fo:font-weight="normal" fo:font-family="'monospace, monospace'" style:font-family-asian="'monospace, monospace'" style:font-family-complex="'monospace, monospace'" fo:background-color="#ffffff" fo:color="#301010"/>
    </style:style>
    <style:style style:name="T6920" style:family="text">
      <style:text-properties fo:font-size="9.75pt" fo:font-weight="normal" fo:font-family="'monospace, monospace'" style:font-family-asian="'monospace, monospace'" style:font-family-complex="'monospace, monospace'" fo:background-color="#ffffff" fo:color="#000000"/>
    </style:style>
    <style:style style:name="T6921" style:family="text">
      <style:text-properties fo:font-size="9.75pt" fo:font-weight="normal" fo:font-family="'monospace, monospace'" style:font-family-asian="'monospace, monospace'" style:font-family-complex="'monospace, monospace'" fo:background-color="#ffffff" fo:color="#301010"/>
    </style:style>
    <style:style style:name="T6922" style:family="text">
      <style:text-properties fo:font-size="9.75pt" fo:font-weight="normal" fo:font-family="'monospace, monospace'" style:font-family-asian="'monospace, monospace'" style:font-family-complex="'monospace, monospace'" fo:background-color="#ffffff" fo:color="#000000"/>
    </style:style>
    <style:style style:name="T6923" style:family="text">
      <style:text-properties fo:font-size="9.75pt" fo:font-weight="normal" fo:font-family="'monospace, monospace'" style:font-family-asian="'monospace, monospace'" style:font-family-complex="'monospace, monospace'" fo:background-color="#ffffff" fo:color="#301010"/>
    </style:style>
    <style:style style:name="T6924" style:family="text">
      <style:text-properties fo:font-size="9.75pt" fo:font-weight="normal" fo:font-family="'monospace, monospace'" style:font-family-asian="'monospace, monospace'" style:font-family-complex="'monospace, monospace'" fo:background-color="#ffffff" fo:color="#007f7f"/>
    </style:style>
    <style:style style:name="T6925" style:family="text">
      <style:text-properties fo:font-size="9.75pt" fo:font-weight="normal" fo:font-family="'monospace, monospace'" style:font-family-asian="'monospace, monospace'" style:font-family-complex="'monospace, monospace'" fo:background-color="#ffffff" fo:color="#000000"/>
    </style:style>
    <style:style style:name="T6926" style:family="text">
      <style:text-properties fo:font-size="9.75pt" fo:font-weight="normal" fo:font-family="'monospace, monospace'" style:font-family-asian="'monospace, monospace'" style:font-family-complex="'monospace, monospace'" fo:background-color="#ffffff" fo:color="#301010"/>
    </style:style>
    <style:style style:name="T6927" style:family="text">
      <style:text-properties fo:font-size="9.75pt" fo:font-weight="normal" fo:font-family="'monospace, monospace'" style:font-family-asian="'monospace, monospace'" style:font-family-complex="'monospace, monospace'" fo:background-color="#ffffff" fo:color="#007f00"/>
    </style:style>
    <style:style style:name="T6928" style:family="text">
      <style:text-properties fo:font-size="9.75pt" fo:font-weight="normal" fo:font-family="'monospace, monospace'" style:font-family-asian="'monospace, monospace'" style:font-family-complex="'monospace, monospace'" fo:background-color="#ffffff" fo:color="#301010"/>
    </style:style>
    <style:style style:name="T6929" style:family="text">
      <style:text-properties fo:font-size="9.75pt" fo:font-weight="normal" fo:font-family="'monospace, monospace'" style:font-family-asian="'monospace, monospace'" style:font-family-complex="'monospace, monospace'" fo:background-color="#ffffff" fo:color="#000000"/>
    </style:style>
    <style:style style:name="T6930" style:family="text">
      <style:text-properties fo:font-size="9.75pt" fo:font-weight="normal" fo:font-family="'monospace, monospace'" style:font-family-asian="'monospace, monospace'" style:font-family-complex="'monospace, monospace'" fo:background-color="#ffffff" fo:color="#301010"/>
    </style:style>
    <style:style style:name="T6931" style:family="text">
      <style:text-properties fo:font-size="9.75pt" fo:font-weight="normal" fo:font-family="'monospace, monospace'" style:font-family-asian="'monospace, monospace'" style:font-family-complex="'monospace, monospace'" fo:background-color="#ffffff" fo:color="#007f7f"/>
    </style:style>
    <style:style style:name="T6932" style:family="text">
      <style:text-properties fo:font-size="9.75pt" fo:font-weight="normal" fo:font-family="'monospace, monospace'" style:font-family-asian="'monospace, monospace'" style:font-family-complex="'monospace, monospace'" fo:background-color="#ffffff" fo:color="#000000"/>
    </style:style>
    <style:style style:name="T6933" style:family="text">
      <style:text-properties fo:font-size="9.75pt" fo:font-weight="normal" fo:font-family="'monospace, monospace'" style:font-family-asian="'monospace, monospace'" style:font-family-complex="'monospace, monospace'" fo:background-color="#ffffff" fo:color="#301010"/>
    </style:style>
    <style:style style:name="T6934" style:family="text">
      <style:text-properties fo:font-size="9.75pt" fo:font-weight="normal" fo:font-family="'monospace, monospace'" style:font-family-asian="'monospace, monospace'" style:font-family-complex="'monospace, monospace'" fo:background-color="#ffffff" fo:color="#000000"/>
    </style:style>
    <style:style style:name="T6935" style:family="text">
      <style:text-properties fo:font-size="9.75pt" fo:font-weight="normal" fo:font-family="'monospace, monospace'" style:font-family-asian="'monospace, monospace'" style:font-family-complex="'monospace, monospace'" fo:background-color="#ffffff" fo:color="#301010"/>
    </style:style>
    <style:style style:name="T6936" style:family="text">
      <style:text-properties fo:font-size="9.75pt" fo:font-weight="normal" fo:font-family="'monospace, monospace'" style:font-family-asian="'monospace, monospace'" style:font-family-complex="'monospace, monospace'" fo:background-color="#ffffff" fo:color="#007f00"/>
    </style:style>
    <style:style style:name="T6937" style:family="text">
      <style:text-properties fo:font-size="9.75pt" fo:font-weight="normal" fo:font-family="'monospace, monospace'" style:font-family-asian="'monospace, monospace'" style:font-family-complex="'monospace, monospace'" fo:background-color="#ffffff" fo:color="#301010"/>
    </style:style>
    <style:style style:name="T6938" style:family="text">
      <style:text-properties fo:font-size="9.75pt" fo:font-weight="normal" fo:font-family="'monospace, monospace'" style:font-family-asian="'monospace, monospace'" style:font-family-complex="'monospace, monospace'" fo:background-color="#ffffff" fo:color="#007f7f"/>
    </style:style>
    <style:style style:name="T6939" style:family="text">
      <style:text-properties fo:font-size="9.75pt" fo:font-weight="bold" fo:font-family="'monospace, monospace'" style:font-family-asian="'monospace, monospace'" style:font-family-complex="'monospace, monospace'" fo:background-color="#ffffff" fo:color="#00007f"/>
    </style:style>
    <style:style style:name="T6940" style:family="text">
      <style:text-properties fo:font-size="9.75pt" fo:font-weight="normal" fo:font-family="'monospace, monospace'" style:font-family-asian="'monospace, monospace'" style:font-family-complex="'monospace, monospace'" fo:background-color="#ffffff" fo:color="#301010"/>
    </style:style>
    <style:style style:name="T6941" style:family="text">
      <style:text-properties fo:font-size="9.75pt" fo:font-weight="bold" fo:font-family="'monospace, monospace'" style:font-family-asian="'monospace, monospace'" style:font-family-complex="'monospace, monospace'" fo:background-color="#ffffff" fo:color="#00007f"/>
    </style:style>
    <style:style style:name="T6942" style:family="text">
      <style:text-properties fo:font-size="9.75pt" fo:font-weight="normal" fo:font-family="'monospace, monospace'" style:font-family-asian="'monospace, monospace'" style:font-family-complex="'monospace, monospace'" fo:background-color="#ffffff" fo:color="#000000"/>
    </style:style>
    <style:style style:name="T6943" style:family="text">
      <style:text-properties fo:font-size="9.75pt" fo:font-weight="normal" fo:font-family="'monospace, monospace'" style:font-family-asian="'monospace, monospace'" style:font-family-complex="'monospace, monospace'" fo:background-color="#ffffff" fo:color="#301010"/>
    </style:style>
    <style:style style:name="T6944" style:family="text">
      <style:text-properties fo:font-size="9.75pt" fo:font-weight="normal" fo:font-family="'monospace, monospace'" style:font-family-asian="'monospace, monospace'" style:font-family-complex="'monospace, monospace'" fo:background-color="#ffffff" fo:color="#007f00"/>
    </style:style>
    <style:style style:name="T6945" style:family="text">
      <style:text-properties fo:font-size="9.75pt" fo:font-weight="normal" fo:font-family="'monospace, monospace'" style:font-family-asian="'monospace, monospace'" style:font-family-complex="'monospace, monospace'" fo:background-color="#ffffff" fo:color="#301010"/>
    </style:style>
    <style:style style:name="T6946" style:family="text">
      <style:text-properties fo:font-size="9.75pt" fo:font-weight="normal" fo:font-family="'monospace, monospace'" style:font-family-asian="'monospace, monospace'" style:font-family-complex="'monospace, monospace'" fo:background-color="#ffffff" fo:color="#000000"/>
    </style:style>
    <style:style style:name="T6947" style:family="text">
      <style:text-properties fo:font-size="9.75pt" fo:font-weight="normal" fo:font-family="'monospace, monospace'" style:font-family-asian="'monospace, monospace'" style:font-family-complex="'monospace, monospace'" fo:background-color="#ffffff" fo:color="#301010"/>
    </style:style>
    <style:style style:name="T6948" style:family="text">
      <style:text-properties fo:font-size="9.75pt" fo:font-weight="normal" fo:font-family="'monospace, monospace'" style:font-family-asian="'monospace, monospace'" style:font-family-complex="'monospace, monospace'" fo:background-color="#ffffff" fo:color="#007f00"/>
    </style:style>
    <style:style style:name="T6949" style:family="text">
      <style:text-properties fo:font-size="9.75pt" fo:font-weight="normal" fo:font-family="'monospace, monospace'" style:font-family-asian="'monospace, monospace'" style:font-family-complex="'monospace, monospace'" fo:background-color="#ffffff" fo:color="#301010"/>
    </style:style>
    <style:style style:name="T6950" style:family="text">
      <style:text-properties fo:font-size="9.75pt" fo:font-weight="normal" fo:font-family="'monospace, monospace'" style:font-family-asian="'monospace, monospace'" style:font-family-complex="'monospace, monospace'" fo:background-color="#ffffff" fo:color="#000000"/>
    </style:style>
    <style:style style:name="T6951" style:family="text">
      <style:text-properties fo:font-size="9.75pt" fo:font-weight="normal" fo:font-family="'monospace, monospace'" style:font-family-asian="'monospace, monospace'" style:font-family-complex="'monospace, monospace'" fo:background-color="#ffffff" fo:color="#301010"/>
    </style:style>
    <style:style style:name="T6952" style:family="text">
      <style:text-properties fo:font-size="9.75pt" fo:font-weight="normal" fo:font-family="'monospace, monospace'" style:font-family-asian="'monospace, monospace'" style:font-family-complex="'monospace, monospace'" fo:background-color="#ffffff" fo:color="#000000"/>
    </style:style>
    <style:style style:name="T6953" style:family="text">
      <style:text-properties fo:font-size="9.75pt" fo:font-weight="normal" fo:font-family="'monospace, monospace'" style:font-family-asian="'monospace, monospace'" style:font-family-complex="'monospace, monospace'" fo:background-color="#ffffff" fo:color="#301010"/>
    </style:style>
    <style:style style:name="T6954" style:family="text">
      <style:text-properties fo:font-size="9.75pt" fo:font-weight="normal" fo:font-family="'monospace, monospace'" style:font-family-asian="'monospace, monospace'" style:font-family-complex="'monospace, monospace'" fo:background-color="#ffffff" fo:color="#000000"/>
    </style:style>
    <style:style style:name="T6955" style:family="text">
      <style:text-properties fo:font-size="9.75pt" fo:font-weight="normal" fo:font-family="'monospace, monospace'" style:font-family-asian="'monospace, monospace'" style:font-family-complex="'monospace, monospace'" fo:background-color="#ffffff" fo:color="#301010"/>
    </style:style>
    <style:style style:name="T6956" style:family="text">
      <style:text-properties fo:font-size="9.75pt" fo:font-weight="normal" fo:font-family="'monospace, monospace'" style:font-family-asian="'monospace, monospace'" style:font-family-complex="'monospace, monospace'" fo:background-color="#ffffff" fo:color="#007f7f"/>
    </style:style>
    <style:style style:name="T6957" style:family="text">
      <style:text-properties fo:font-size="9.75pt" fo:font-weight="normal" fo:font-family="'monospace, monospace'" style:font-family-asian="'monospace, monospace'" style:font-family-complex="'monospace, monospace'" fo:background-color="#ffffff" fo:color="#301010"/>
    </style:style>
    <style:style style:name="T6958" style:family="text">
      <style:text-properties fo:font-size="9.75pt" fo:font-weight="normal" fo:font-family="'monospace, monospace'" style:font-family-asian="'monospace, monospace'" style:font-family-complex="'monospace, monospace'" fo:background-color="#ffffff" fo:color="#007f7f"/>
    </style:style>
    <style:style style:name="T6959" style:family="text">
      <style:text-properties fo:font-size="9.75pt" fo:font-weight="bold" fo:font-family="'monospace, monospace'" style:font-family-asian="'monospace, monospace'" style:font-family-complex="'monospace, monospace'" fo:background-color="#ffffff" fo:color="#00007f"/>
    </style:style>
    <style:style style:name="T6960" style:family="text">
      <style:text-properties fo:font-size="9.75pt" fo:font-weight="normal" fo:font-family="'monospace, monospace'" style:font-family-asian="'monospace, monospace'" style:font-family-complex="'monospace, monospace'" fo:background-color="#ffffff" fo:color="#000000"/>
    </style:style>
    <style:style style:name="T6961" style:family="text">
      <style:text-properties fo:font-size="9.75pt" fo:font-weight="normal" fo:font-family="'monospace, monospace'" style:font-family-asian="'monospace, monospace'" style:font-family-complex="'monospace, monospace'" fo:background-color="#ffffff" fo:color="#301010"/>
    </style:style>
    <style:style style:name="T6962" style:family="text">
      <style:text-properties fo:font-size="9.75pt" fo:font-weight="normal" fo:font-family="'monospace, monospace'" style:font-family-asian="'monospace, monospace'" style:font-family-complex="'monospace, monospace'" fo:background-color="#ffffff" fo:color="#000000"/>
    </style:style>
    <style:style style:name="T6963" style:family="text">
      <style:text-properties fo:font-size="9.75pt" fo:font-weight="normal" fo:font-family="'monospace, monospace'" style:font-family-asian="'monospace, monospace'" style:font-family-complex="'monospace, monospace'" fo:background-color="#ffffff" fo:color="#301010"/>
    </style:style>
    <style:style style:name="T6964" style:family="text">
      <style:text-properties fo:font-size="9.75pt" fo:font-weight="normal" fo:font-family="'monospace, monospace'" style:font-family-asian="'monospace, monospace'" style:font-family-complex="'monospace, monospace'" fo:background-color="#ffffff" fo:color="#000000"/>
    </style:style>
    <style:style style:name="T6965" style:family="text">
      <style:text-properties fo:font-size="9.75pt" fo:font-weight="normal" fo:font-family="'monospace, monospace'" style:font-family-asian="'monospace, monospace'" style:font-family-complex="'monospace, monospace'" fo:background-color="#ffffff" fo:color="#301010"/>
    </style:style>
    <style:style style:name="T6966" style:family="text">
      <style:text-properties fo:font-size="9.75pt" fo:font-weight="normal" fo:font-family="'monospace, monospace'" style:font-family-asian="'monospace, monospace'" style:font-family-complex="'monospace, monospace'" fo:background-color="#ffffff" fo:color="#007f7f"/>
    </style:style>
    <style:style style:name="T6967" style:family="text">
      <style:text-properties fo:font-size="9.75pt" fo:font-weight="bold" fo:font-family="'monospace, monospace'" style:font-family-asian="'monospace, monospace'" style:font-family-complex="'monospace, monospace'" fo:background-color="#ffffff" fo:color="#00007f"/>
    </style:style>
    <style:style style:name="T6968" style:family="text">
      <style:text-properties fo:font-size="9.75pt" fo:font-weight="normal" fo:font-family="'monospace, monospace'" style:font-family-asian="'monospace, monospace'" style:font-family-complex="'monospace, monospace'" fo:background-color="#ffffff" fo:color="#301010"/>
    </style:style>
    <style:style style:name="T6969" style:family="text">
      <style:text-properties fo:font-size="9.75pt" fo:font-weight="bold" fo:font-family="'monospace, monospace'" style:font-family-asian="'monospace, monospace'" style:font-family-complex="'monospace, monospace'" fo:background-color="#ffffff" fo:color="#00007f"/>
    </style:style>
    <style:style style:name="T6970" style:family="text">
      <style:text-properties fo:font-size="9.75pt" fo:font-weight="normal" fo:font-family="'monospace, monospace'" style:font-family-asian="'monospace, monospace'" style:font-family-complex="'monospace, monospace'" fo:background-color="#ffffff" fo:color="#000000"/>
    </style:style>
    <style:style style:name="T6971" style:family="text">
      <style:text-properties fo:font-size="9.75pt" fo:font-weight="normal" fo:font-family="'monospace, monospace'" style:font-family-asian="'monospace, monospace'" style:font-family-complex="'monospace, monospace'" fo:background-color="#ffffff" fo:color="#301010"/>
    </style:style>
    <style:style style:name="T6972" style:family="text">
      <style:text-properties fo:font-size="9.75pt" fo:font-weight="normal" fo:font-family="'monospace, monospace'" style:font-family-asian="'monospace, monospace'" style:font-family-complex="'monospace, monospace'" fo:background-color="#ffffff" fo:color="#000000"/>
    </style:style>
    <style:style style:name="T6973" style:family="text">
      <style:text-properties fo:font-size="9.75pt" fo:font-weight="normal" fo:font-family="'monospace, monospace'" style:font-family-asian="'monospace, monospace'" style:font-family-complex="'monospace, monospace'" fo:background-color="#ffffff" fo:color="#301010"/>
    </style:style>
    <style:style style:name="T6974" style:family="text">
      <style:text-properties fo:font-size="9.75pt" fo:font-weight="normal" fo:font-family="'monospace, monospace'" style:font-family-asian="'monospace, monospace'" style:font-family-complex="'monospace, monospace'" fo:background-color="#ffffff" fo:color="#000000"/>
    </style:style>
    <style:style style:name="T6975" style:family="text">
      <style:text-properties fo:font-size="9.75pt" fo:font-weight="normal" fo:font-family="'monospace, monospace'" style:font-family-asian="'monospace, monospace'" style:font-family-complex="'monospace, monospace'" fo:background-color="#ffffff" fo:color="#301010"/>
    </style:style>
    <style:style style:name="T6976" style:family="text">
      <style:text-properties fo:font-size="9.75pt" fo:font-weight="normal" fo:font-family="'monospace, monospace'" style:font-family-asian="'monospace, monospace'" style:font-family-complex="'monospace, monospace'" fo:background-color="#ffffff" fo:color="#000000"/>
    </style:style>
    <style:style style:name="T6977" style:family="text">
      <style:text-properties fo:font-size="9.75pt" fo:font-weight="normal" fo:font-family="'monospace, monospace'" style:font-family-asian="'monospace, monospace'" style:font-family-complex="'monospace, monospace'" fo:background-color="#ffffff" fo:color="#301010"/>
    </style:style>
    <style:style style:name="T6978" style:family="text">
      <style:text-properties fo:font-size="9.75pt" fo:font-weight="normal" fo:font-family="'monospace, monospace'" style:font-family-asian="'monospace, monospace'" style:font-family-complex="'monospace, monospace'" fo:background-color="#ffffff" fo:color="#007f00"/>
    </style:style>
    <style:style style:name="T6979" style:family="text">
      <style:text-properties fo:font-size="9.75pt" fo:font-weight="normal" fo:font-family="'monospace, monospace'" style:font-family-asian="'monospace, monospace'" style:font-family-complex="'monospace, monospace'" fo:background-color="#ffffff" fo:color="#301010"/>
    </style:style>
    <style:style style:name="T6980" style:family="text">
      <style:text-properties fo:font-size="9.75pt" fo:font-weight="normal" fo:font-family="'monospace, monospace'" style:font-family-asian="'monospace, monospace'" style:font-family-complex="'monospace, monospace'" fo:background-color="#ffffff" fo:color="#000000"/>
    </style:style>
    <style:style style:name="T6981" style:family="text">
      <style:text-properties fo:font-size="9.75pt" fo:font-weight="normal" fo:font-family="'monospace, monospace'" style:font-family-asian="'monospace, monospace'" style:font-family-complex="'monospace, monospace'" fo:background-color="#ffffff" fo:color="#301010"/>
    </style:style>
    <style:style style:name="T6982" style:family="text">
      <style:text-properties fo:font-size="9.75pt" fo:font-weight="normal" fo:font-family="'monospace, monospace'" style:font-family-asian="'monospace, monospace'" style:font-family-complex="'monospace, monospace'" fo:background-color="#ffffff" fo:color="#000000"/>
    </style:style>
    <style:style style:name="T6983" style:family="text">
      <style:text-properties fo:font-size="9.75pt" fo:font-weight="normal" fo:font-family="'monospace, monospace'" style:font-family-asian="'monospace, monospace'" style:font-family-complex="'monospace, monospace'" fo:background-color="#ffffff" fo:color="#301010"/>
    </style:style>
    <style:style style:name="T6984" style:family="text">
      <style:text-properties fo:font-size="9.75pt" fo:font-weight="normal" fo:font-family="'monospace, monospace'" style:font-family-asian="'monospace, monospace'" style:font-family-complex="'monospace, monospace'" fo:background-color="#ffffff" fo:color="#000000"/>
    </style:style>
    <style:style style:name="T6985" style:family="text">
      <style:text-properties fo:font-size="9.75pt" fo:font-weight="normal" fo:font-family="'monospace, monospace'" style:font-family-asian="'monospace, monospace'" style:font-family-complex="'monospace, monospace'" fo:background-color="#ffffff" fo:color="#301010"/>
    </style:style>
    <style:style style:name="T6986" style:family="text">
      <style:text-properties fo:font-size="9.75pt" fo:font-weight="normal" fo:font-family="'monospace, monospace'" style:font-family-asian="'monospace, monospace'" style:font-family-complex="'monospace, monospace'" fo:background-color="#ffffff" fo:color="#007f7f"/>
    </style:style>
    <style:style style:name="T6987" style:family="text">
      <style:text-properties fo:font-size="9.75pt" fo:font-weight="normal" fo:font-family="'monospace, monospace'" style:font-family-asian="'monospace, monospace'" style:font-family-complex="'monospace, monospace'" fo:background-color="#ffffff" fo:color="#301010"/>
    </style:style>
    <style:style style:name="T6988" style:family="text">
      <style:text-properties fo:font-size="9.75pt" fo:font-weight="normal" fo:font-family="'monospace, monospace'" style:font-family-asian="'monospace, monospace'" style:font-family-complex="'monospace, monospace'" fo:background-color="#ffffff" fo:color="#007f7f"/>
    </style:style>
    <style:style style:name="T6989" style:family="text">
      <style:text-properties fo:font-size="9.75pt" fo:font-weight="bold" fo:font-family="'monospace, monospace'" style:font-family-asian="'monospace, monospace'" style:font-family-complex="'monospace, monospace'" fo:background-color="#ffffff" fo:color="#00007f"/>
    </style:style>
    <style:style style:name="T6990" style:family="text">
      <style:text-properties fo:font-size="9.75pt" fo:font-weight="normal" fo:font-family="'monospace, monospace'" style:font-family-asian="'monospace, monospace'" style:font-family-complex="'monospace, monospace'" fo:background-color="#ffffff" fo:color="#000000"/>
    </style:style>
    <style:style style:name="T6991" style:family="text">
      <style:text-properties fo:font-size="9.75pt" fo:font-weight="normal" fo:font-family="'monospace, monospace'" style:font-family-asian="'monospace, monospace'" style:font-family-complex="'monospace, monospace'" fo:background-color="#ffffff" fo:color="#301010"/>
    </style:style>
    <style:style style:name="T6992" style:family="text">
      <style:text-properties fo:font-size="9.75pt" fo:font-weight="normal" fo:font-family="'monospace, monospace'" style:font-family-asian="'monospace, monospace'" style:font-family-complex="'monospace, monospace'" fo:background-color="#ffffff" fo:color="#000000"/>
    </style:style>
    <style:style style:name="T6993" style:family="text">
      <style:text-properties fo:font-size="9.75pt" fo:font-weight="normal" fo:font-family="'monospace, monospace'" style:font-family-asian="'monospace, monospace'" style:font-family-complex="'monospace, monospace'" fo:background-color="#ffffff" fo:color="#301010"/>
    </style:style>
    <style:style style:name="T6994" style:family="text">
      <style:text-properties fo:font-size="9.75pt" fo:font-weight="normal" fo:font-family="'monospace, monospace'" style:font-family-asian="'monospace, monospace'" style:font-family-complex="'monospace, monospace'" fo:background-color="#ffffff" fo:color="#000000"/>
    </style:style>
    <style:style style:name="T6995" style:family="text">
      <style:text-properties fo:font-size="9.75pt" fo:font-weight="normal" fo:font-family="'monospace, monospace'" style:font-family-asian="'monospace, monospace'" style:font-family-complex="'monospace, monospace'" fo:background-color="#ffffff" fo:color="#301010"/>
    </style:style>
    <style:style style:name="T6996" style:family="text">
      <style:text-properties fo:font-size="9.75pt" fo:font-weight="normal" fo:font-family="'monospace, monospace'" style:font-family-asian="'monospace, monospace'" style:font-family-complex="'monospace, monospace'" fo:background-color="#ffffff" fo:color="#007f7f"/>
    </style:style>
    <style:style style:name="T6997" style:family="text">
      <style:text-properties fo:font-size="9.75pt" fo:font-weight="bold" fo:font-family="'monospace, monospace'" style:font-family-asian="'monospace, monospace'" style:font-family-complex="'monospace, monospace'" fo:background-color="#ffffff" fo:color="#00007f"/>
    </style:style>
    <style:style style:name="T6998" style:family="text">
      <style:text-properties fo:font-size="9.75pt" fo:font-weight="normal" fo:font-family="'monospace, monospace'" style:font-family-asian="'monospace, monospace'" style:font-family-complex="'monospace, monospace'" fo:background-color="#ffffff" fo:color="#301010"/>
    </style:style>
    <style:style style:name="T6999" style:family="text">
      <style:text-properties fo:font-size="9.75pt" fo:font-weight="normal" fo:font-family="'monospace, monospace'" style:font-family-asian="'monospace, monospace'" style:font-family-complex="'monospace, monospace'" fo:background-color="#ffffff" fo:color="#000000"/>
    </style:style>
    <style:style style:name="T7000" style:family="text">
      <style:text-properties fo:font-size="9.75pt" fo:font-weight="normal" fo:font-family="'monospace, monospace'" style:font-family-asian="'monospace, monospace'" style:font-family-complex="'monospace, monospace'" fo:background-color="#ffffff" fo:color="#301010"/>
    </style:style>
    <style:style style:name="T7001" style:family="text">
      <style:text-properties fo:font-size="9.75pt" fo:font-weight="normal" fo:font-family="'monospace, monospace'" style:font-family-asian="'monospace, monospace'" style:font-family-complex="'monospace, monospace'" fo:background-color="#ffffff" fo:color="#000000"/>
    </style:style>
    <style:style style:name="T7002" style:family="text">
      <style:text-properties fo:font-size="9.75pt" fo:font-weight="normal" fo:font-family="'monospace, monospace'" style:font-family-asian="'monospace, monospace'" style:font-family-complex="'monospace, monospace'" fo:background-color="#ffffff" fo:color="#301010"/>
    </style:style>
    <style:style style:name="T7003" style:family="text">
      <style:text-properties fo:font-size="9.75pt" fo:font-weight="normal" fo:font-family="'monospace, monospace'" style:font-family-asian="'monospace, monospace'" style:font-family-complex="'monospace, monospace'" fo:background-color="#ffffff" fo:color="#000000"/>
    </style:style>
    <style:style style:name="T7004" style:family="text">
      <style:text-properties fo:font-size="9.75pt" fo:font-weight="normal" fo:font-family="'monospace, monospace'" style:font-family-asian="'monospace, monospace'" style:font-family-complex="'monospace, monospace'" fo:background-color="#ffffff" fo:color="#301010"/>
    </style:style>
    <style:style style:name="T7005" style:family="text">
      <style:text-properties fo:font-size="9.75pt" fo:font-weight="normal" fo:font-family="'monospace, monospace'" style:font-family-asian="'monospace, monospace'" style:font-family-complex="'monospace, monospace'" fo:background-color="#ffffff" fo:color="#000000"/>
    </style:style>
    <style:style style:name="T7006" style:family="text">
      <style:text-properties fo:font-size="9.75pt" fo:font-weight="normal" fo:font-family="'monospace, monospace'" style:font-family-asian="'monospace, monospace'" style:font-family-complex="'monospace, monospace'" fo:background-color="#ffffff" fo:color="#301010"/>
    </style:style>
    <style:style style:name="T7007" style:family="text">
      <style:text-properties fo:font-size="9.75pt" fo:font-weight="normal" fo:font-family="'monospace, monospace'" style:font-family-asian="'monospace, monospace'" style:font-family-complex="'monospace, monospace'" fo:background-color="#ffffff" fo:color="#000000"/>
    </style:style>
    <style:style style:name="T7008" style:family="text">
      <style:text-properties fo:font-size="9.75pt" fo:font-weight="normal" fo:font-family="'monospace, monospace'" style:font-family-asian="'monospace, monospace'" style:font-family-complex="'monospace, monospace'" fo:background-color="#ffffff" fo:color="#301010"/>
    </style:style>
    <style:style style:name="T7009" style:family="text">
      <style:text-properties fo:font-size="9.75pt" fo:font-weight="normal" fo:font-family="'monospace, monospace'" style:font-family-asian="'monospace, monospace'" style:font-family-complex="'monospace, monospace'" fo:background-color="#ffffff" fo:color="#000000"/>
    </style:style>
    <style:style style:name="T7010" style:family="text">
      <style:text-properties fo:font-size="9.75pt" fo:font-weight="normal" fo:font-family="'monospace, monospace'" style:font-family-asian="'monospace, monospace'" style:font-family-complex="'monospace, monospace'" fo:background-color="#ffffff" fo:color="#301010"/>
    </style:style>
    <style:style style:name="T7011" style:family="text">
      <style:text-properties fo:font-size="9.75pt" fo:font-weight="normal" fo:font-family="'monospace, monospace'" style:font-family-asian="'monospace, monospace'" style:font-family-complex="'monospace, monospace'" fo:background-color="#ffffff" fo:color="#000000"/>
    </style:style>
    <style:style style:name="T7012" style:family="text">
      <style:text-properties fo:font-size="9.75pt" fo:font-weight="normal" fo:font-family="'monospace, monospace'" style:font-family-asian="'monospace, monospace'" style:font-family-complex="'monospace, monospace'" fo:background-color="#ffffff" fo:color="#301010"/>
    </style:style>
    <style:style style:name="T7013" style:family="text">
      <style:text-properties fo:font-size="9.75pt" fo:font-weight="normal" fo:font-family="'monospace, monospace'" style:font-family-asian="'monospace, monospace'" style:font-family-complex="'monospace, monospace'" fo:background-color="#ffffff" fo:color="#007f7f"/>
    </style:style>
    <style:style style:name="T7014" style:family="text">
      <style:text-properties fo:font-size="9.75pt" fo:font-weight="normal" fo:font-family="'monospace, monospace'" style:font-family-asian="'monospace, monospace'" style:font-family-complex="'monospace, monospace'" fo:background-color="#ffffff" fo:color="#301010"/>
    </style:style>
    <style:style style:name="T7015" style:family="text">
      <style:text-properties fo:font-size="9.75pt" fo:font-weight="normal" fo:font-family="'monospace, monospace'" style:font-family-asian="'monospace, monospace'" style:font-family-complex="'monospace, monospace'" fo:background-color="#ffffff" fo:color="#007f7f"/>
    </style:style>
    <style:style style:name="T7016" style:family="text">
      <style:text-properties fo:font-size="9.75pt" fo:font-weight="bold" fo:font-family="'monospace, monospace'" style:font-family-asian="'monospace, monospace'" style:font-family-complex="'monospace, monospace'" fo:background-color="#ffffff" fo:color="#00007f"/>
    </style:style>
    <style:style style:name="T7017" style:family="text">
      <style:text-properties fo:font-size="9.75pt" fo:font-weight="normal" fo:font-family="'monospace, monospace'" style:font-family-asian="'monospace, monospace'" style:font-family-complex="'monospace, monospace'" fo:background-color="#ffffff" fo:color="#301010"/>
    </style:style>
    <style:style style:name="T7018" style:family="text">
      <style:text-properties fo:font-size="9.75pt" fo:font-weight="normal" fo:font-family="'monospace, monospace'" style:font-family-asian="'monospace, monospace'" style:font-family-complex="'monospace, monospace'" fo:background-color="#ffffff" fo:color="#000000"/>
    </style:style>
    <style:style style:name="T7019" style:family="text">
      <style:text-properties fo:font-size="9.75pt" fo:font-weight="normal" fo:font-family="'monospace, monospace'" style:font-family-asian="'monospace, monospace'" style:font-family-complex="'monospace, monospace'" fo:background-color="#ffffff" fo:color="#301010"/>
    </style:style>
    <style:style style:name="T7020" style:family="text">
      <style:text-properties fo:font-size="9.75pt" fo:font-weight="normal" fo:font-family="'monospace, monospace'" style:font-family-asian="'monospace, monospace'" style:font-family-complex="'monospace, monospace'" fo:background-color="#ffffff" fo:color="#000000"/>
    </style:style>
    <style:style style:name="T7021" style:family="text">
      <style:text-properties fo:font-size="9.75pt" fo:font-weight="normal" fo:font-family="'monospace, monospace'" style:font-family-asian="'monospace, monospace'" style:font-family-complex="'monospace, monospace'" fo:background-color="#ffffff" fo:color="#301010"/>
    </style:style>
    <style:style style:name="T7022" style:family="text">
      <style:text-properties fo:font-size="9.75pt" fo:font-weight="normal" fo:font-family="'monospace, monospace'" style:font-family-asian="'monospace, monospace'" style:font-family-complex="'monospace, monospace'" fo:background-color="#ffffff" fo:color="#000000"/>
    </style:style>
    <style:style style:name="T7023" style:family="text">
      <style:text-properties fo:font-size="9.75pt" fo:font-weight="normal" fo:font-family="'monospace, monospace'" style:font-family-asian="'monospace, monospace'" style:font-family-complex="'monospace, monospace'" fo:background-color="#ffffff" fo:color="#301010"/>
    </style:style>
    <style:style style:name="T7024" style:family="text">
      <style:text-properties fo:font-size="9.75pt" fo:font-weight="normal" fo:font-family="'monospace, monospace'" style:font-family-asian="'monospace, monospace'" style:font-family-complex="'monospace, monospace'" fo:background-color="#ffffff" fo:color="#000000"/>
    </style:style>
    <style:style style:name="T7025" style:family="text">
      <style:text-properties fo:font-size="9.75pt" fo:font-weight="normal" fo:font-family="'monospace, monospace'" style:font-family-asian="'monospace, monospace'" style:font-family-complex="'monospace, monospace'" fo:background-color="#ffffff" fo:color="#301010"/>
    </style:style>
    <style:style style:name="T7026" style:family="text">
      <style:text-properties fo:font-size="9.75pt" fo:font-weight="normal" fo:font-family="'monospace, monospace'" style:font-family-asian="'monospace, monospace'" style:font-family-complex="'monospace, monospace'" fo:background-color="#ffffff" fo:color="#007f00"/>
    </style:style>
    <style:style style:name="T7027" style:family="text">
      <style:text-properties fo:font-size="9.75pt" fo:font-weight="normal" fo:font-family="'monospace, monospace'" style:font-family-asian="'monospace, monospace'" style:font-family-complex="'monospace, monospace'" fo:background-color="#ffffff" fo:color="#301010"/>
    </style:style>
    <style:style style:name="T7028" style:family="text">
      <style:text-properties fo:font-size="9.75pt" fo:font-weight="normal" fo:font-family="'monospace, monospace'" style:font-family-asian="'monospace, monospace'" style:font-family-complex="'monospace, monospace'" fo:background-color="#ffffff" fo:color="#000000"/>
    </style:style>
    <style:style style:name="T7029" style:family="text">
      <style:text-properties fo:font-size="9.75pt" fo:font-weight="normal" fo:font-family="'monospace, monospace'" style:font-family-asian="'monospace, monospace'" style:font-family-complex="'monospace, monospace'" fo:background-color="#ffffff" fo:color="#301010"/>
    </style:style>
    <style:style style:name="T7030" style:family="text">
      <style:text-properties fo:font-size="9.75pt" fo:font-weight="normal" fo:font-family="'monospace, monospace'" style:font-family-asian="'monospace, monospace'" style:font-family-complex="'monospace, monospace'" fo:background-color="#ffffff" fo:color="#000000"/>
    </style:style>
    <style:style style:name="T7031" style:family="text">
      <style:text-properties fo:font-size="9.75pt" fo:font-weight="normal" fo:font-family="'monospace, monospace'" style:font-family-asian="'monospace, monospace'" style:font-family-complex="'monospace, monospace'" fo:background-color="#ffffff" fo:color="#301010"/>
    </style:style>
    <style:style style:name="T7032" style:family="text">
      <style:text-properties fo:font-size="9.75pt" fo:font-weight="normal" fo:font-family="'monospace, monospace'" style:font-family-asian="'monospace, monospace'" style:font-family-complex="'monospace, monospace'" fo:background-color="#ffffff" fo:color="#000000"/>
    </style:style>
    <style:style style:name="T7033" style:family="text">
      <style:text-properties fo:font-size="9.75pt" fo:font-weight="normal" fo:font-family="'monospace, monospace'" style:font-family-asian="'monospace, monospace'" style:font-family-complex="'monospace, monospace'" fo:background-color="#ffffff" fo:color="#301010"/>
    </style:style>
    <style:style style:name="T7034" style:family="text">
      <style:text-properties fo:font-size="9.75pt" fo:font-weight="normal" fo:font-family="'monospace, monospace'" style:font-family-asian="'monospace, monospace'" style:font-family-complex="'monospace, monospace'" fo:background-color="#ffffff" fo:color="#007f00"/>
    </style:style>
    <style:style style:name="T7035" style:family="text">
      <style:text-properties fo:font-size="9.75pt" fo:font-weight="normal" fo:font-family="'monospace, monospace'" style:font-family-asian="'monospace, monospace'" style:font-family-complex="'monospace, monospace'" fo:background-color="#ffffff" fo:color="#301010"/>
    </style:style>
    <style:style style:name="T7036" style:family="text">
      <style:text-properties fo:font-size="9.75pt" fo:font-weight="normal" fo:font-family="'monospace, monospace'" style:font-family-asian="'monospace, monospace'" style:font-family-complex="'monospace, monospace'" fo:background-color="#ffffff" fo:color="#007f7f"/>
    </style:style>
    <style:style style:name="T7037" style:family="text">
      <style:text-properties fo:font-size="9.75pt" fo:font-weight="normal" fo:font-family="'monospace, monospace'" style:font-family-asian="'monospace, monospace'" style:font-family-complex="'monospace, monospace'" fo:background-color="#ffffff" fo:color="#301010"/>
    </style:style>
    <style:style style:name="T7038" style:family="text">
      <style:text-properties fo:font-size="9.75pt" fo:font-weight="normal" fo:font-family="'monospace, monospace'" style:font-family-asian="'monospace, monospace'" style:font-family-complex="'monospace, monospace'" fo:background-color="#ffffff" fo:color="#007f7f"/>
    </style:style>
    <style:style style:name="T7039" style:family="text">
      <style:text-properties fo:font-size="9.75pt" fo:font-weight="bold" fo:font-family="'monospace, monospace'" style:font-family-asian="'monospace, monospace'" style:font-family-complex="'monospace, monospace'" fo:background-color="#ffffff" fo:color="#00007f"/>
    </style:style>
    <style:style style:name="T7040" style:family="text">
      <style:text-properties fo:font-size="9.75pt" fo:font-weight="normal" fo:font-family="'monospace, monospace'" style:font-family-asian="'monospace, monospace'" style:font-family-complex="'monospace, monospace'" fo:background-color="#ffffff" fo:color="#000000"/>
    </style:style>
    <style:style style:name="T7041" style:family="text">
      <style:text-properties fo:font-size="9.75pt" fo:font-weight="normal" fo:font-family="'monospace, monospace'" style:font-family-asian="'monospace, monospace'" style:font-family-complex="'monospace, monospace'" fo:background-color="#ffffff" fo:color="#301010"/>
    </style:style>
    <style:style style:name="T7042" style:family="text">
      <style:text-properties fo:font-size="9.75pt" fo:font-weight="normal" fo:font-family="'monospace, monospace'" style:font-family-asian="'monospace, monospace'" style:font-family-complex="'monospace, monospace'" fo:background-color="#ffffff" fo:color="#000000"/>
    </style:style>
    <style:style style:name="T7043" style:family="text">
      <style:text-properties fo:font-size="9.75pt" fo:font-weight="normal" fo:font-family="'monospace, monospace'" style:font-family-asian="'monospace, monospace'" style:font-family-complex="'monospace, monospace'" fo:background-color="#ffffff" fo:color="#301010"/>
    </style:style>
    <style:style style:name="T7044" style:family="text">
      <style:text-properties fo:font-size="9.75pt" fo:font-weight="normal" fo:font-family="'monospace, monospace'" style:font-family-asian="'monospace, monospace'" style:font-family-complex="'monospace, monospace'" fo:background-color="#ffffff" fo:color="#000000"/>
    </style:style>
    <style:style style:name="T7045" style:family="text">
      <style:text-properties fo:font-size="9.75pt" fo:font-weight="normal" fo:font-family="'monospace, monospace'" style:font-family-asian="'monospace, monospace'" style:font-family-complex="'monospace, monospace'" fo:background-color="#ffffff" fo:color="#301010"/>
    </style:style>
    <style:style style:name="T7046" style:family="text">
      <style:text-properties fo:font-size="9.75pt" fo:font-weight="normal" fo:font-family="'monospace, monospace'" style:font-family-asian="'monospace, monospace'" style:font-family-complex="'monospace, monospace'" fo:background-color="#ffffff" fo:color="#000000"/>
    </style:style>
    <style:style style:name="T7047" style:family="text">
      <style:text-properties fo:font-size="9.75pt" fo:font-weight="normal" fo:font-family="'monospace, monospace'" style:font-family-asian="'monospace, monospace'" style:font-family-complex="'monospace, monospace'" fo:background-color="#ffffff" fo:color="#301010"/>
    </style:style>
    <style:style style:name="T7048" style:family="text">
      <style:text-properties fo:font-size="9.75pt" fo:font-weight="normal" fo:font-family="'monospace, monospace'" style:font-family-asian="'monospace, monospace'" style:font-family-complex="'monospace, monospace'" fo:background-color="#ffffff" fo:color="#007f7f"/>
    </style:style>
    <style:style style:name="T7049" style:family="text">
      <style:text-properties fo:font-size="9.75pt" fo:font-weight="normal" fo:font-family="'monospace, monospace'" style:font-family-asian="'monospace, monospace'" style:font-family-complex="'monospace, monospace'" fo:background-color="#ffffff" fo:color="#000000"/>
    </style:style>
    <style:style style:name="T7050" style:family="text">
      <style:text-properties fo:font-size="9.75pt" fo:font-weight="normal" fo:font-family="'monospace, monospace'" style:font-family-asian="'monospace, monospace'" style:font-family-complex="'monospace, monospace'" fo:background-color="#ffffff" fo:color="#301010"/>
    </style:style>
    <style:style style:name="T7051" style:family="text">
      <style:text-properties fo:font-size="9.75pt" fo:font-weight="normal" fo:font-family="'monospace, monospace'" style:font-family-asian="'monospace, monospace'" style:font-family-complex="'monospace, monospace'" fo:background-color="#ffffff" fo:color="#000000"/>
    </style:style>
    <style:style style:name="T7052" style:family="text">
      <style:text-properties fo:font-size="9.75pt" fo:font-weight="normal" fo:font-family="'monospace, monospace'" style:font-family-asian="'monospace, monospace'" style:font-family-complex="'monospace, monospace'" fo:background-color="#ffffff" fo:color="#301010"/>
    </style:style>
    <style:style style:name="T7053" style:family="text">
      <style:text-properties fo:font-size="9.75pt" fo:font-weight="normal" fo:font-family="'monospace, monospace'" style:font-family-asian="'monospace, monospace'" style:font-family-complex="'monospace, monospace'" fo:background-color="#ffffff" fo:color="#007f00"/>
    </style:style>
    <style:style style:name="T7054" style:family="text">
      <style:text-properties fo:font-size="9.75pt" fo:font-weight="normal" fo:font-family="'monospace, monospace'" style:font-family-asian="'monospace, monospace'" style:font-family-complex="'monospace, monospace'" fo:background-color="#ffffff" fo:color="#301010"/>
    </style:style>
    <style:style style:name="T7055" style:family="text">
      <style:text-properties fo:font-size="9.75pt" fo:font-weight="normal" fo:font-family="'monospace, monospace'" style:font-family-asian="'monospace, monospace'" style:font-family-complex="'monospace, monospace'" fo:background-color="#ffffff" fo:color="#000000"/>
    </style:style>
    <style:style style:name="T7056" style:family="text">
      <style:text-properties fo:font-size="9.75pt" fo:font-weight="normal" fo:font-family="'monospace, monospace'" style:font-family-asian="'monospace, monospace'" style:font-family-complex="'monospace, monospace'" fo:background-color="#ffffff" fo:color="#301010"/>
    </style:style>
    <style:style style:name="T7057" style:family="text">
      <style:text-properties fo:font-size="9.75pt" fo:font-weight="bold" fo:font-family="'monospace, monospace'" style:font-family-asian="'monospace, monospace'" style:font-family-complex="'monospace, monospace'" fo:background-color="#ffffff" fo:color="#00007f"/>
    </style:style>
    <style:style style:name="T7058" style:family="text">
      <style:text-properties fo:font-size="9.75pt" fo:font-weight="normal" fo:font-family="'monospace, monospace'" style:font-family-asian="'monospace, monospace'" style:font-family-complex="'monospace, monospace'" fo:background-color="#ffffff" fo:color="#301010"/>
    </style:style>
    <style:style style:name="T7059" style:family="text">
      <style:text-properties fo:font-size="9.75pt" fo:font-weight="normal" fo:font-family="'monospace, monospace'" style:font-family-asian="'monospace, monospace'" style:font-family-complex="'monospace, monospace'" fo:background-color="#ffffff" fo:color="#000000"/>
    </style:style>
    <style:style style:name="T7060" style:family="text">
      <style:text-properties fo:font-size="9.75pt" fo:font-weight="normal" fo:font-family="'monospace, monospace'" style:font-family-asian="'monospace, monospace'" style:font-family-complex="'monospace, monospace'" fo:background-color="#ffffff" fo:color="#301010"/>
    </style:style>
    <style:style style:name="T7061" style:family="text">
      <style:text-properties fo:font-size="9.75pt" fo:font-weight="normal" fo:font-family="'monospace, monospace'" style:font-family-asian="'monospace, monospace'" style:font-family-complex="'monospace, monospace'" fo:background-color="#ffffff" fo:color="#000000"/>
    </style:style>
    <style:style style:name="T7062" style:family="text">
      <style:text-properties fo:font-size="9.75pt" fo:font-weight="normal" fo:font-family="'monospace, monospace'" style:font-family-asian="'monospace, monospace'" style:font-family-complex="'monospace, monospace'" fo:background-color="#ffffff" fo:color="#301010"/>
    </style:style>
    <style:style style:name="T7063" style:family="text">
      <style:text-properties fo:font-size="9.75pt" fo:font-weight="normal" fo:font-family="'monospace, monospace'" style:font-family-asian="'monospace, monospace'" style:font-family-complex="'monospace, monospace'" fo:background-color="#ffffff" fo:color="#000000"/>
    </style:style>
    <style:style style:name="T7064" style:family="text">
      <style:text-properties fo:font-size="9.75pt" fo:font-weight="normal" fo:font-family="'monospace, monospace'" style:font-family-asian="'monospace, monospace'" style:font-family-complex="'monospace, monospace'" fo:background-color="#ffffff" fo:color="#301010"/>
    </style:style>
    <style:style style:name="T7065" style:family="text">
      <style:text-properties fo:font-size="9.75pt" fo:font-weight="normal" fo:font-family="'monospace, monospace'" style:font-family-asian="'monospace, monospace'" style:font-family-complex="'monospace, monospace'" fo:background-color="#ffffff" fo:color="#007f00"/>
    </style:style>
    <style:style style:name="T7066" style:family="text">
      <style:text-properties fo:font-size="9.75pt" fo:font-weight="normal" fo:font-family="'monospace, monospace'" style:font-family-asian="'monospace, monospace'" style:font-family-complex="'monospace, monospace'" fo:background-color="#ffffff" fo:color="#301010"/>
    </style:style>
    <style:style style:name="T7067" style:family="text">
      <style:text-properties fo:font-size="9.75pt" fo:font-weight="normal" fo:font-family="'monospace, monospace'" style:font-family-asian="'monospace, monospace'" style:font-family-complex="'monospace, monospace'" fo:background-color="#ffffff" fo:color="#007f7f"/>
    </style:style>
    <style:style style:name="T7068" style:family="text">
      <style:text-properties fo:font-size="9.75pt" fo:font-weight="normal" fo:font-family="'monospace, monospace'" style:font-family-asian="'monospace, monospace'" style:font-family-complex="'monospace, monospace'" fo:background-color="#ffffff" fo:color="#301010"/>
    </style:style>
    <style:style style:name="T7069" style:family="text">
      <style:text-properties fo:font-size="9.75pt" fo:font-weight="normal" fo:font-family="'monospace, monospace'" style:font-family-asian="'monospace, monospace'" style:font-family-complex="'monospace, monospace'" fo:background-color="#ffffff" fo:color="#007f7f"/>
    </style:style>
    <style:style style:name="T7070" style:family="text">
      <style:text-properties fo:font-size="9.75pt" fo:font-weight="normal" fo:font-family="'monospace, monospace'" style:font-family-asian="'monospace, monospace'" style:font-family-complex="'monospace, monospace'" fo:background-color="#ffffff" fo:color="#000000"/>
    </style:style>
    <style:style style:name="T7071" style:family="text">
      <style:text-properties fo:font-size="9.75pt" fo:font-weight="normal" fo:font-family="'monospace, monospace'" style:font-family-asian="'monospace, monospace'" style:font-family-complex="'monospace, monospace'" fo:background-color="#ffffff" fo:color="#301010"/>
    </style:style>
    <style:style style:name="T7072" style:family="text">
      <style:text-properties fo:font-size="9.75pt" fo:font-weight="normal" fo:font-family="'monospace, monospace'" style:font-family-asian="'monospace, monospace'" style:font-family-complex="'monospace, monospace'" fo:background-color="#ffffff" fo:color="#000000"/>
    </style:style>
    <style:style style:name="T7073" style:family="text">
      <style:text-properties fo:font-size="9.75pt" fo:font-weight="normal" fo:font-family="'monospace, monospace'" style:font-family-asian="'monospace, monospace'" style:font-family-complex="'monospace, monospace'" fo:background-color="#ffffff" fo:color="#301010"/>
    </style:style>
    <style:style style:name="T7074" style:family="text">
      <style:text-properties fo:font-size="9.75pt" fo:font-weight="normal" fo:font-family="'monospace, monospace'" style:font-family-asian="'monospace, monospace'" style:font-family-complex="'monospace, monospace'" fo:background-color="#ffffff" fo:color="#000000"/>
    </style:style>
    <style:style style:name="T7075" style:family="text">
      <style:text-properties fo:font-size="9.75pt" fo:font-weight="normal" fo:font-family="'monospace, monospace'" style:font-family-asian="'monospace, monospace'" style:font-family-complex="'monospace, monospace'" fo:background-color="#ffffff" fo:color="#301010"/>
    </style:style>
    <style:style style:name="T7076" style:family="text">
      <style:text-properties fo:font-size="9.75pt" fo:font-weight="normal" fo:font-family="'monospace, monospace'" style:font-family-asian="'monospace, monospace'" style:font-family-complex="'monospace, monospace'" fo:background-color="#ffffff" fo:color="#007f7f"/>
    </style:style>
    <style:style style:name="T7077" style:family="text">
      <style:text-properties fo:font-size="9.75pt" fo:font-weight="bold" fo:font-family="'monospace, monospace'" style:font-family-asian="'monospace, monospace'" style:font-family-complex="'monospace, monospace'" fo:background-color="#ffffff" fo:color="#00007f"/>
    </style:style>
    <style:style style:name="T7078" style:family="text">
      <style:text-properties fo:font-size="9.75pt" fo:font-weight="normal" fo:font-family="'monospace, monospace'" style:font-family-asian="'monospace, monospace'" style:font-family-complex="'monospace, monospace'" fo:background-color="#ffffff" fo:color="#301010"/>
    </style:style>
    <style:style style:name="T7079" style:family="text">
      <style:text-properties fo:font-size="9.75pt" fo:font-weight="normal" fo:font-family="'monospace, monospace'" style:font-family-asian="'monospace, monospace'" style:font-family-complex="'monospace, monospace'" fo:background-color="#ffffff" fo:color="#000000"/>
    </style:style>
    <style:style style:name="T7080" style:family="text">
      <style:text-properties fo:font-size="9.75pt" fo:font-weight="normal" fo:font-family="'monospace, monospace'" style:font-family-asian="'monospace, monospace'" style:font-family-complex="'monospace, monospace'" fo:background-color="#ffffff" fo:color="#301010"/>
    </style:style>
    <style:style style:name="T7081" style:family="text">
      <style:text-properties fo:font-size="9.75pt" fo:font-weight="normal" fo:font-family="'monospace, monospace'" style:font-family-asian="'monospace, monospace'" style:font-family-complex="'monospace, monospace'" fo:background-color="#ffffff" fo:color="#000000"/>
    </style:style>
    <style:style style:name="T7082" style:family="text">
      <style:text-properties fo:font-size="9.75pt" fo:font-weight="normal" fo:font-family="'monospace, monospace'" style:font-family-asian="'monospace, monospace'" style:font-family-complex="'monospace, monospace'" fo:background-color="#ffffff" fo:color="#301010"/>
    </style:style>
    <style:style style:name="T7083" style:family="text">
      <style:text-properties fo:font-size="9.75pt" fo:font-weight="normal" fo:font-family="'monospace, monospace'" style:font-family-asian="'monospace, monospace'" style:font-family-complex="'monospace, monospace'" fo:background-color="#ffffff" fo:color="#007f00"/>
    </style:style>
    <style:style style:name="T7084" style:family="text">
      <style:text-properties fo:font-size="9.75pt" fo:font-weight="normal" fo:font-family="'monospace, monospace'" style:font-family-asian="'monospace, monospace'" style:font-family-complex="'monospace, monospace'" fo:background-color="#ffffff" fo:color="#301010"/>
    </style:style>
    <style:style style:name="T7085" style:family="text">
      <style:text-properties fo:font-size="9.75pt" fo:font-weight="normal" fo:font-family="'monospace, monospace'" style:font-family-asian="'monospace, monospace'" style:font-family-complex="'monospace, monospace'" fo:background-color="#ffffff" fo:color="#007f7f"/>
    </style:style>
    <style:style style:name="T7086" style:family="text">
      <style:text-properties fo:font-size="9.75pt" fo:font-weight="normal" fo:font-family="'monospace, monospace'" style:font-family-asian="'monospace, monospace'" style:font-family-complex="'monospace, monospace'" fo:background-color="#ffffff" fo:color="#301010"/>
    </style:style>
    <style:style style:name="T7087" style:family="text">
      <style:text-properties fo:font-size="9.75pt" fo:font-weight="normal" fo:font-family="'monospace, monospace'" style:font-family-asian="'monospace, monospace'" style:font-family-complex="'monospace, monospace'" fo:background-color="#ffffff" fo:color="#007f7f"/>
    </style:style>
    <style:style style:name="T7088" style:family="text">
      <style:text-properties fo:font-size="9.75pt" fo:font-weight="normal" fo:font-family="'monospace, monospace'" style:font-family-asian="'monospace, monospace'" style:font-family-complex="'monospace, monospace'" fo:background-color="#ffffff" fo:color="#000000"/>
    </style:style>
    <style:style style:name="T7089" style:family="text">
      <style:text-properties fo:font-size="9.75pt" fo:font-weight="normal" fo:font-family="'monospace, monospace'" style:font-family-asian="'monospace, monospace'" style:font-family-complex="'monospace, monospace'" fo:background-color="#ffffff" fo:color="#301010"/>
    </style:style>
    <style:style style:name="T7090" style:family="text">
      <style:text-properties fo:font-size="9.75pt" fo:font-weight="normal" fo:font-family="'monospace, monospace'" style:font-family-asian="'monospace, monospace'" style:font-family-complex="'monospace, monospace'" fo:background-color="#ffffff" fo:color="#000000"/>
    </style:style>
    <style:style style:name="T7091" style:family="text">
      <style:text-properties fo:font-size="9.75pt" fo:font-weight="normal" fo:font-family="'monospace, monospace'" style:font-family-asian="'monospace, monospace'" style:font-family-complex="'monospace, monospace'" fo:background-color="#ffffff" fo:color="#301010"/>
    </style:style>
    <style:style style:name="T7092" style:family="text">
      <style:text-properties fo:font-size="9.75pt" fo:font-weight="normal" fo:font-family="'monospace, monospace'" style:font-family-asian="'monospace, monospace'" style:font-family-complex="'monospace, monospace'" fo:background-color="#ffffff" fo:color="#007f00"/>
    </style:style>
    <style:style style:name="T7093" style:family="text">
      <style:text-properties fo:font-size="9.75pt" fo:font-weight="normal" fo:font-family="'monospace, monospace'" style:font-family-asian="'monospace, monospace'" style:font-family-complex="'monospace, monospace'" fo:background-color="#ffffff" fo:color="#301010"/>
    </style:style>
    <style:style style:name="T7094" style:family="text">
      <style:text-properties fo:font-size="9.75pt" fo:font-weight="normal" fo:font-family="'monospace, monospace'" style:font-family-asian="'monospace, monospace'" style:font-family-complex="'monospace, monospace'" fo:background-color="#ffffff" fo:color="#007f7f"/>
    </style:style>
    <style:style style:name="T7095" style:family="text">
      <style:text-properties fo:font-size="9.75pt" fo:font-weight="normal" fo:font-family="'monospace, monospace'" style:font-family-asian="'monospace, monospace'" style:font-family-complex="'monospace, monospace'" fo:background-color="#ffffff" fo:color="#000000"/>
    </style:style>
    <style:style style:name="T7096" style:family="text">
      <style:text-properties fo:font-size="9.75pt" fo:font-weight="normal" fo:font-family="'monospace, monospace'" style:font-family-asian="'monospace, monospace'" style:font-family-complex="'monospace, monospace'" fo:background-color="#ffffff" fo:color="#301010"/>
    </style:style>
    <style:style style:name="T7097" style:family="text">
      <style:text-properties fo:font-size="9.75pt" fo:font-weight="normal" fo:font-family="'monospace, monospace'" style:font-family-asian="'monospace, monospace'" style:font-family-complex="'monospace, monospace'" fo:background-color="#ffffff" fo:color="#000000"/>
    </style:style>
    <style:style style:name="T7098" style:family="text">
      <style:text-properties fo:font-size="9.75pt" fo:font-weight="normal" fo:font-family="'monospace, monospace'" style:font-family-asian="'monospace, monospace'" style:font-family-complex="'monospace, monospace'" fo:background-color="#ffffff" fo:color="#301010"/>
    </style:style>
    <style:style style:name="T7099" style:family="text">
      <style:text-properties fo:font-size="9.75pt" fo:font-weight="normal" fo:font-family="'monospace, monospace'" style:font-family-asian="'monospace, monospace'" style:font-family-complex="'monospace, monospace'" fo:background-color="#ffffff" fo:color="#000000"/>
    </style:style>
    <style:style style:name="T7100" style:family="text">
      <style:text-properties fo:font-size="9.75pt" fo:font-weight="normal" fo:font-family="'monospace, monospace'" style:font-family-asian="'monospace, monospace'" style:font-family-complex="'monospace, monospace'" fo:background-color="#ffffff" fo:color="#301010"/>
    </style:style>
    <style:style style:name="T7101" style:family="text">
      <style:text-properties fo:font-size="9.75pt" fo:font-weight="normal" fo:font-family="'monospace, monospace'" style:font-family-asian="'monospace, monospace'" style:font-family-complex="'monospace, monospace'" fo:background-color="#ffffff" fo:color="#007f7f"/>
    </style:style>
    <style:style style:name="T7102" style:family="text">
      <style:text-properties fo:font-size="9.75pt" fo:font-weight="normal" fo:font-family="'monospace, monospace'" style:font-family-asian="'monospace, monospace'" style:font-family-complex="'monospace, monospace'" fo:background-color="#ffffff" fo:color="#301010"/>
    </style:style>
    <style:style style:name="T7103" style:family="text">
      <style:text-properties fo:font-size="9.75pt" fo:font-weight="normal" fo:font-family="'monospace, monospace'" style:font-family-asian="'monospace, monospace'" style:font-family-complex="'monospace, monospace'" fo:background-color="#ffffff" fo:color="#007f7f"/>
    </style:style>
    <style:style style:name="T7104" style:family="text">
      <style:text-properties fo:font-size="9.75pt" fo:font-weight="normal" fo:font-family="'monospace, monospace'" style:font-family-asian="'monospace, monospace'" style:font-family-complex="'monospace, monospace'" fo:background-color="#ffffff" fo:color="#301010"/>
    </style:style>
    <style:style style:name="T7105" style:family="text">
      <style:text-properties fo:font-size="9.75pt" fo:font-weight="normal" fo:font-family="'monospace, monospace'" style:font-family-asian="'monospace, monospace'" style:font-family-complex="'monospace, monospace'" fo:background-color="#ffffff" fo:color="#007f7f"/>
    </style:style>
    <style:style style:name="T7106" style:family="text">
      <style:text-properties fo:font-size="9.75pt" fo:font-weight="normal" fo:font-family="'monospace, monospace'" style:font-family-asian="'monospace, monospace'" style:font-family-complex="'monospace, monospace'" fo:background-color="#ffffff" fo:color="#301010"/>
    </style:style>
    <style:style style:name="T7107" style:family="text">
      <style:text-properties fo:font-size="9.75pt" fo:font-weight="normal" fo:font-family="'monospace, monospace'" style:font-family-asian="'monospace, monospace'" style:font-family-complex="'monospace, monospace'" fo:background-color="#ffffff" fo:color="#007f7f"/>
    </style:style>
    <style:style style:name="T7108" style:family="text">
      <style:text-properties fo:font-size="9.75pt" fo:font-weight="bold" fo:font-family="'monospace, monospace'" style:font-family-asian="'monospace, monospace'" style:font-family-complex="'monospace, monospace'" fo:background-color="#ffffff" fo:color="#00007f"/>
    </style:style>
    <style:style style:name="T7109" style:family="text">
      <style:text-properties fo:font-size="9.75pt" fo:font-weight="normal" fo:font-family="'monospace, monospace'" style:font-family-asian="'monospace, monospace'" style:font-family-complex="'monospace, monospace'" fo:background-color="#ffffff" fo:color="#301010"/>
    </style:style>
    <style:style style:name="T7110" style:family="text">
      <style:text-properties fo:font-size="9.75pt" fo:font-weight="normal" fo:font-family="'monospace, monospace'" style:font-family-asian="'monospace, monospace'" style:font-family-complex="'monospace, monospace'" fo:background-color="#ffffff" fo:color="#000000"/>
    </style:style>
    <style:style style:name="T7111" style:family="text">
      <style:text-properties fo:font-size="9.75pt" fo:font-weight="normal" fo:font-family="'monospace, monospace'" style:font-family-asian="'monospace, monospace'" style:font-family-complex="'monospace, monospace'" fo:background-color="#ffffff" fo:color="#301010"/>
    </style:style>
    <style:style style:name="T7112" style:family="text">
      <style:text-properties fo:font-size="9.75pt" fo:font-weight="normal" fo:font-family="'monospace, monospace'" style:font-family-asian="'monospace, monospace'" style:font-family-complex="'monospace, monospace'" fo:background-color="#ffffff" fo:color="#000000"/>
    </style:style>
    <style:style style:name="T7113" style:family="text">
      <style:text-properties fo:font-size="9.75pt" fo:font-weight="normal" fo:font-family="'monospace, monospace'" style:font-family-asian="'monospace, monospace'" style:font-family-complex="'monospace, monospace'" fo:background-color="#ffffff" fo:color="#301010"/>
    </style:style>
    <style:style style:name="T7114" style:family="text">
      <style:text-properties fo:font-size="9.75pt" fo:font-weight="normal" fo:font-family="'monospace, monospace'" style:font-family-asian="'monospace, monospace'" style:font-family-complex="'monospace, monospace'" fo:background-color="#ffffff" fo:color="#007f00"/>
    </style:style>
    <style:style style:name="T7115" style:family="text">
      <style:text-properties fo:font-size="9.75pt" fo:font-weight="normal" fo:font-family="'monospace, monospace'" style:font-family-asian="'monospace, monospace'" style:font-family-complex="'monospace, monospace'" fo:background-color="#ffffff" fo:color="#301010"/>
    </style:style>
    <style:style style:name="T7116" style:family="text">
      <style:text-properties fo:font-size="9.75pt" fo:font-weight="normal" fo:font-family="'monospace, monospace'" style:font-family-asian="'monospace, monospace'" style:font-family-complex="'monospace, monospace'" fo:background-color="#ffffff" fo:color="#007f7f"/>
    </style:style>
    <style:style style:name="T7117" style:family="text">
      <style:text-properties fo:font-size="9.75pt" fo:font-weight="normal" fo:font-family="'monospace, monospace'" style:font-family-asian="'monospace, monospace'" style:font-family-complex="'monospace, monospace'" fo:background-color="#ffffff" fo:color="#301010"/>
    </style:style>
    <style:style style:name="T7118" style:family="text">
      <style:text-properties fo:font-size="9.75pt" fo:font-weight="normal" fo:font-family="'monospace, monospace'" style:font-family-asian="'monospace, monospace'" style:font-family-complex="'monospace, monospace'" fo:background-color="#ffffff" fo:color="#007f7f"/>
    </style:style>
    <style:style style:name="T7119" style:family="text">
      <style:text-properties fo:font-size="9.75pt" fo:font-weight="normal" fo:font-family="'monospace, monospace'" style:font-family-asian="'monospace, monospace'" style:font-family-complex="'monospace, monospace'" fo:background-color="#ffffff" fo:color="#000000"/>
    </style:style>
    <style:style style:name="T7120" style:family="text">
      <style:text-properties fo:font-size="9.75pt" fo:font-weight="normal" fo:font-family="'monospace, monospace'" style:font-family-asian="'monospace, monospace'" style:font-family-complex="'monospace, monospace'" fo:background-color="#ffffff" fo:color="#301010"/>
    </style:style>
    <style:style style:name="T7121" style:family="text">
      <style:text-properties fo:font-size="9.75pt" fo:font-weight="normal" fo:font-family="'monospace, monospace'" style:font-family-asian="'monospace, monospace'" style:font-family-complex="'monospace, monospace'" fo:background-color="#ffffff" fo:color="#000000"/>
    </style:style>
    <style:style style:name="T7122" style:family="text">
      <style:text-properties fo:font-size="9.75pt" fo:font-weight="normal" fo:font-family="'monospace, monospace'" style:font-family-asian="'monospace, monospace'" style:font-family-complex="'monospace, monospace'" fo:background-color="#ffffff" fo:color="#301010"/>
    </style:style>
    <style:style style:name="T7123" style:family="text">
      <style:text-properties fo:font-size="9.75pt" fo:font-weight="normal" fo:font-family="'monospace, monospace'" style:font-family-asian="'monospace, monospace'" style:font-family-complex="'monospace, monospace'" fo:background-color="#ffffff" fo:color="#000000"/>
    </style:style>
    <style:style style:name="T7124" style:family="text">
      <style:text-properties fo:font-size="9.75pt" fo:font-weight="normal" fo:font-family="'monospace, monospace'" style:font-family-asian="'monospace, monospace'" style:font-family-complex="'monospace, monospace'" fo:background-color="#ffffff" fo:color="#301010"/>
    </style:style>
    <style:style style:name="T7125" style:family="text">
      <style:text-properties fo:font-size="9.75pt" fo:font-weight="normal" fo:font-family="'monospace, monospace'" style:font-family-asian="'monospace, monospace'" style:font-family-complex="'monospace, monospace'" fo:background-color="#ffffff" fo:color="#007f7f"/>
    </style:style>
    <style:style style:name="T7126" style:family="text">
      <style:text-properties fo:font-size="9.75pt" fo:font-weight="bold" fo:font-family="'monospace, monospace'" style:font-family-asian="'monospace, monospace'" style:font-family-complex="'monospace, monospace'" fo:background-color="#ffffff" fo:color="#00007f"/>
    </style:style>
    <style:style style:name="T7127" style:family="text">
      <style:text-properties fo:font-size="9.75pt" fo:font-weight="normal" fo:font-family="'monospace, monospace'" style:font-family-asian="'monospace, monospace'" style:font-family-complex="'monospace, monospace'" fo:background-color="#ffffff" fo:color="#301010"/>
    </style:style>
    <style:style style:name="T7128" style:family="text">
      <style:text-properties fo:font-size="9.75pt" fo:font-weight="normal" fo:font-family="'monospace, monospace'" style:font-family-asian="'monospace, monospace'" style:font-family-complex="'monospace, monospace'" fo:background-color="#ffffff" fo:color="#000000"/>
    </style:style>
    <style:style style:name="T7129" style:family="text">
      <style:text-properties fo:font-size="9.75pt" fo:font-weight="normal" fo:font-family="'monospace, monospace'" style:font-family-asian="'monospace, monospace'" style:font-family-complex="'monospace, monospace'" fo:background-color="#ffffff" fo:color="#301010"/>
    </style:style>
    <style:style style:name="T7130" style:family="text">
      <style:text-properties fo:font-size="9.75pt" fo:font-weight="normal" fo:font-family="'monospace, monospace'" style:font-family-asian="'monospace, monospace'" style:font-family-complex="'monospace, monospace'" fo:background-color="#ffffff" fo:color="#000000"/>
    </style:style>
    <style:style style:name="T7131" style:family="text">
      <style:text-properties fo:font-size="9.75pt" fo:font-weight="normal" fo:font-family="'monospace, monospace'" style:font-family-asian="'monospace, monospace'" style:font-family-complex="'monospace, monospace'" fo:background-color="#ffffff" fo:color="#301010"/>
    </style:style>
    <style:style style:name="T7132" style:family="text">
      <style:text-properties fo:font-size="9.75pt" fo:font-weight="normal" fo:font-family="'monospace, monospace'" style:font-family-asian="'monospace, monospace'" style:font-family-complex="'monospace, monospace'" fo:background-color="#ffffff" fo:color="#007f00"/>
    </style:style>
    <style:style style:name="T7133" style:family="text">
      <style:text-properties fo:font-size="9.75pt" fo:font-weight="normal" fo:font-family="'monospace, monospace'" style:font-family-asian="'monospace, monospace'" style:font-family-complex="'monospace, monospace'" fo:background-color="#ffffff" fo:color="#301010"/>
    </style:style>
    <style:style style:name="T7134" style:family="text">
      <style:text-properties fo:font-size="9.75pt" fo:font-weight="normal" fo:font-family="'monospace, monospace'" style:font-family-asian="'monospace, monospace'" style:font-family-complex="'monospace, monospace'" fo:background-color="#ffffff" fo:color="#007f7f"/>
    </style:style>
    <style:style style:name="T7135" style:family="text">
      <style:text-properties fo:font-size="9.75pt" fo:font-weight="normal" fo:font-family="'monospace, monospace'" style:font-family-asian="'monospace, monospace'" style:font-family-complex="'monospace, monospace'" fo:background-color="#ffffff" fo:color="#301010"/>
    </style:style>
    <style:style style:name="T7136" style:family="text">
      <style:text-properties fo:font-size="9.75pt" fo:font-weight="normal" fo:font-family="'monospace, monospace'" style:font-family-asian="'monospace, monospace'" style:font-family-complex="'monospace, monospace'" fo:background-color="#ffffff" fo:color="#007f7f"/>
    </style:style>
    <style:style style:name="T7137" style:family="text">
      <style:text-properties fo:font-size="9.75pt" fo:font-weight="normal" fo:font-family="'monospace, monospace'" style:font-family-asian="'monospace, monospace'" style:font-family-complex="'monospace, monospace'" fo:background-color="#ffffff" fo:color="#000000"/>
    </style:style>
    <style:style style:name="T7138" style:family="text">
      <style:text-properties fo:font-size="9.75pt" fo:font-weight="normal" fo:font-family="'monospace, monospace'" style:font-family-asian="'monospace, monospace'" style:font-family-complex="'monospace, monospace'" fo:background-color="#ffffff" fo:color="#301010"/>
    </style:style>
    <style:style style:name="T7139" style:family="text">
      <style:text-properties fo:font-size="9.75pt" fo:font-weight="normal" fo:font-family="'monospace, monospace'" style:font-family-asian="'monospace, monospace'" style:font-family-complex="'monospace, monospace'" fo:background-color="#ffffff" fo:color="#000000"/>
    </style:style>
    <style:style style:name="T7140" style:family="text">
      <style:text-properties fo:font-size="9.75pt" fo:font-weight="normal" fo:font-family="'monospace, monospace'" style:font-family-asian="'monospace, monospace'" style:font-family-complex="'monospace, monospace'" fo:background-color="#ffffff" fo:color="#301010"/>
    </style:style>
    <style:style style:name="T7141" style:family="text">
      <style:text-properties fo:font-size="9.75pt" fo:font-weight="normal" fo:font-family="'monospace, monospace'" style:font-family-asian="'monospace, monospace'" style:font-family-complex="'monospace, monospace'" fo:background-color="#ffffff" fo:color="#007f7f"/>
    </style:style>
    <style:style style:name="T7142" style:family="text">
      <style:text-properties fo:font-size="9.75pt" fo:font-weight="bold" fo:font-family="'monospace, monospace'" style:font-family-asian="'monospace, monospace'" style:font-family-complex="'monospace, monospace'" fo:background-color="#ffffff" fo:color="#00007f"/>
    </style:style>
    <style:style style:name="T7143" style:family="text">
      <style:text-properties fo:font-size="9.75pt" fo:font-weight="normal" fo:font-family="'monospace, monospace'" style:font-family-asian="'monospace, monospace'" style:font-family-complex="'monospace, monospace'" fo:background-color="#ffffff" fo:color="#007f00"/>
    </style:style>
    <style:style style:name="T7144" style:family="text">
      <style:text-properties fo:font-size="9.75pt" fo:font-weight="normal" fo:font-family="'monospace, monospace'" style:font-family-asian="'monospace, monospace'" style:font-family-complex="'monospace, monospace'" fo:background-color="#ffffff" fo:color="#301010"/>
    </style:style>
    <style:style style:name="T7145" style:family="text">
      <style:text-properties fo:font-size="9.75pt" fo:font-weight="normal" fo:font-family="'monospace, monospace'" style:font-family-asian="'monospace, monospace'" style:font-family-complex="'monospace, monospace'" fo:background-color="#ffffff" fo:color="#007f7f"/>
    </style:style>
    <style:style style:name="T7146" style:family="text">
      <style:text-properties fo:font-size="9.75pt" fo:font-weight="normal" fo:font-family="'monospace, monospace'" style:font-family-asian="'monospace, monospace'" style:font-family-complex="'monospace, monospace'" fo:background-color="#ffffff" fo:color="#301010"/>
    </style:style>
    <style:style style:name="T7147" style:family="text">
      <style:text-properties fo:font-size="9.75pt" fo:font-weight="normal" fo:font-family="'monospace, monospace'" style:font-family-asian="'monospace, monospace'" style:font-family-complex="'monospace, monospace'" fo:background-color="#ffffff" fo:color="#007f7f"/>
    </style:style>
    <style:style style:name="T7148" style:family="text">
      <style:text-properties fo:font-size="9.75pt" fo:font-weight="bold" fo:font-family="'monospace, monospace'" style:font-family-asian="'monospace, monospace'" style:font-family-complex="'monospace, monospace'" fo:background-color="#ffffff" fo:color="#00007f"/>
    </style:style>
    <style:style style:name="T7149" style:family="text">
      <style:text-properties fo:font-size="9.75pt" fo:font-weight="normal" fo:font-family="'monospace, monospace'" style:font-family-asian="'monospace, monospace'" style:font-family-complex="'monospace, monospace'" fo:background-color="#ffffff" fo:color="#007f7f"/>
    </style:style>
    <style:style style:name="T7150" style:family="text">
      <style:text-properties fo:font-size="9.75pt" fo:font-weight="normal" fo:font-family="'monospace, monospace'" style:font-family-asian="'monospace, monospace'" style:font-family-complex="'monospace, monospace'" fo:background-color="#ffffff" fo:color="#301010"/>
    </style:style>
    <style:style style:name="T7151" style:family="text">
      <style:text-properties fo:font-size="9.75pt" fo:font-weight="normal" fo:font-family="'monospace, monospace'" style:font-family-asian="'monospace, monospace'" style:font-family-complex="'monospace, monospace'" fo:background-color="#ffffff" fo:color="#007f7f"/>
    </style:style>
    <style:style style:name="T7152" style:family="text">
      <style:text-properties fo:font-size="9.75pt" fo:font-weight="normal" fo:font-family="'monospace, monospace'" style:font-family-asian="'monospace, monospace'" style:font-family-complex="'monospace, monospace'" fo:background-color="#ffffff" fo:color="#000000"/>
    </style:style>
    <style:style style:name="T7153" style:family="text">
      <style:text-properties fo:font-size="9.75pt" fo:font-weight="normal" fo:font-family="'monospace, monospace'" style:font-family-asian="'monospace, monospace'" style:font-family-complex="'monospace, monospace'" fo:background-color="#ffffff" fo:color="#301010"/>
    </style:style>
    <style:style style:name="T7154" style:family="text">
      <style:text-properties fo:font-size="9.75pt" fo:font-weight="normal" fo:font-family="'monospace, monospace'" style:font-family-asian="'monospace, monospace'" style:font-family-complex="'monospace, monospace'" fo:background-color="#ffffff" fo:color="#000000"/>
    </style:style>
    <style:style style:name="T7155" style:family="text">
      <style:text-properties fo:font-size="9.75pt" fo:font-weight="normal" fo:font-family="'monospace, monospace'" style:font-family-asian="'monospace, monospace'" style:font-family-complex="'monospace, monospace'" fo:background-color="#ffffff" fo:color="#301010"/>
    </style:style>
    <style:style style:name="T7156" style:family="text">
      <style:text-properties fo:font-size="9.75pt" fo:font-weight="normal" fo:font-family="'monospace, monospace'" style:font-family-asian="'monospace, monospace'" style:font-family-complex="'monospace, monospace'" fo:background-color="#ffffff" fo:color="#000000"/>
    </style:style>
    <style:style style:name="T7157" style:family="text">
      <style:text-properties fo:font-size="9.75pt" fo:font-weight="normal" fo:font-family="'monospace, monospace'" style:font-family-asian="'monospace, monospace'" style:font-family-complex="'monospace, monospace'" fo:background-color="#ffffff" fo:color="#301010"/>
    </style:style>
    <style:style style:name="T7158" style:family="text">
      <style:text-properties fo:font-size="9.75pt" fo:font-weight="normal" fo:font-family="'monospace, monospace'" style:font-family-asian="'monospace, monospace'" style:font-family-complex="'monospace, monospace'" fo:background-color="#ffffff" fo:color="#000000"/>
    </style:style>
    <style:style style:name="T7159" style:family="text">
      <style:text-properties fo:font-size="9.75pt" fo:font-weight="normal" fo:font-family="'monospace, monospace'" style:font-family-asian="'monospace, monospace'" style:font-family-complex="'monospace, monospace'" fo:background-color="#ffffff" fo:color="#301010"/>
    </style:style>
    <style:style style:name="T7160" style:family="text">
      <style:text-properties fo:font-size="9.75pt" fo:font-weight="normal" fo:font-family="'monospace, monospace'" style:font-family-asian="'monospace, monospace'" style:font-family-complex="'monospace, monospace'" fo:background-color="#ffffff" fo:color="#007f7f"/>
    </style:style>
    <style:style style:name="T7161" style:family="text">
      <style:text-properties fo:font-size="9.75pt" fo:font-weight="normal" fo:font-family="'monospace, monospace'" style:font-family-asian="'monospace, monospace'" style:font-family-complex="'monospace, monospace'" fo:background-color="#ffffff" fo:color="#000000"/>
    </style:style>
    <style:style style:name="T7162" style:family="text">
      <style:text-properties fo:font-size="9.75pt" fo:font-weight="normal" fo:font-family="'monospace, monospace'" style:font-family-asian="'monospace, monospace'" style:font-family-complex="'monospace, monospace'" fo:background-color="#ffffff" fo:color="#301010"/>
    </style:style>
    <style:style style:name="T7163" style:family="text">
      <style:text-properties fo:font-size="9.75pt" fo:font-weight="normal" fo:font-family="'monospace, monospace'" style:font-family-asian="'monospace, monospace'" style:font-family-complex="'monospace, monospace'" fo:background-color="#ffffff" fo:color="#000000"/>
    </style:style>
    <style:style style:name="T7164" style:family="text">
      <style:text-properties fo:font-size="9.75pt" fo:font-weight="normal" fo:font-family="'monospace, monospace'" style:font-family-asian="'monospace, monospace'" style:font-family-complex="'monospace, monospace'" fo:background-color="#ffffff" fo:color="#301010"/>
    </style:style>
    <style:style style:name="T7165" style:family="text">
      <style:text-properties fo:font-size="9.75pt" fo:font-weight="normal" fo:font-family="'monospace, monospace'" style:font-family-asian="'monospace, monospace'" style:font-family-complex="'monospace, monospace'" fo:background-color="#ffffff" fo:color="#000000"/>
    </style:style>
    <style:style style:name="T7166" style:family="text">
      <style:text-properties fo:font-size="9.75pt" fo:font-weight="normal" fo:font-family="'monospace, monospace'" style:font-family-asian="'monospace, monospace'" style:font-family-complex="'monospace, monospace'" fo:background-color="#ffffff" fo:color="#301010"/>
    </style:style>
    <style:style style:name="T7167" style:family="text">
      <style:text-properties fo:font-size="9.75pt" fo:font-weight="normal" fo:font-family="'monospace, monospace'" style:font-family-asian="'monospace, monospace'" style:font-family-complex="'monospace, monospace'" fo:background-color="#ffffff" fo:color="#007f00"/>
    </style:style>
    <style:style style:name="T7168" style:family="text">
      <style:text-properties fo:font-size="9.75pt" fo:font-weight="normal" fo:font-family="'monospace, monospace'" style:font-family-asian="'monospace, monospace'" style:font-family-complex="'monospace, monospace'" fo:background-color="#ffffff" fo:color="#301010"/>
    </style:style>
    <style:style style:name="T7169" style:family="text">
      <style:text-properties fo:font-size="9.75pt" fo:font-weight="normal" fo:font-family="'monospace, monospace'" style:font-family-asian="'monospace, monospace'" style:font-family-complex="'monospace, monospace'" fo:background-color="#ffffff" fo:color="#007f7f"/>
    </style:style>
    <style:style style:name="T7170" style:family="text">
      <style:text-properties fo:font-size="9.75pt" fo:font-weight="normal" fo:font-family="'monospace, monospace'" style:font-family-asian="'monospace, monospace'" style:font-family-complex="'monospace, monospace'" fo:background-color="#ffffff" fo:color="#301010"/>
    </style:style>
    <style:style style:name="T7171" style:family="text">
      <style:text-properties fo:font-size="9.75pt" fo:font-weight="normal" fo:font-family="'monospace, monospace'" style:font-family-asian="'monospace, monospace'" style:font-family-complex="'monospace, monospace'" fo:background-color="#ffffff" fo:color="#007f7f"/>
    </style:style>
    <style:style style:name="T7172" style:family="text">
      <style:text-properties fo:font-size="9.75pt" fo:font-weight="normal" fo:font-family="'monospace, monospace'" style:font-family-asian="'monospace, monospace'" style:font-family-complex="'monospace, monospace'" fo:background-color="#ffffff" fo:color="#301010"/>
    </style:style>
    <style:style style:name="T7173" style:family="text">
      <style:text-properties fo:font-size="9.75pt" fo:font-weight="normal" fo:font-family="'monospace, monospace'" style:font-family-asian="'monospace, monospace'" style:font-family-complex="'monospace, monospace'" fo:background-color="#ffffff" fo:color="#007f7f"/>
    </style:style>
    <style:style style:name="T7174" style:family="text">
      <style:text-properties fo:font-size="9.75pt" fo:font-weight="normal" fo:font-family="'monospace, monospace'" style:font-family-asian="'monospace, monospace'" style:font-family-complex="'monospace, monospace'" fo:background-color="#ffffff" fo:color="#301010"/>
    </style:style>
    <style:style style:name="T7175" style:family="text">
      <style:text-properties fo:font-size="9.75pt" fo:font-weight="normal" fo:font-family="'monospace, monospace'" style:font-family-asian="'monospace, monospace'" style:font-family-complex="'monospace, monospace'" fo:background-color="#ffffff" fo:color="#007f7f"/>
    </style:style>
    <style:style style:name="T7176" style:family="text">
      <style:text-properties fo:font-size="9.75pt" fo:font-weight="normal" fo:font-family="'monospace, monospace'" style:font-family-asian="'monospace, monospace'" style:font-family-complex="'monospace, monospace'" fo:background-color="#ffffff" fo:color="#301010"/>
    </style:style>
    <style:style style:name="T7177" style:family="text">
      <style:text-properties fo:font-size="9.75pt" fo:font-weight="normal" fo:font-family="'monospace, monospace'" style:font-family-asian="'monospace, monospace'" style:font-family-complex="'monospace, monospace'" fo:background-color="#ffffff" fo:color="#007f7f"/>
    </style:style>
    <style:style style:name="T7178" style:family="text">
      <style:text-properties fo:font-size="9.75pt" fo:font-weight="normal" fo:font-family="'monospace, monospace'" style:font-family-asian="'monospace, monospace'" style:font-family-complex="'monospace, monospace'" fo:background-color="#ffffff" fo:color="#301010"/>
    </style:style>
    <style:style style:name="T7179" style:family="text">
      <style:text-properties fo:font-size="9.75pt" fo:font-weight="normal" fo:font-family="'monospace, monospace'" style:font-family-asian="'monospace, monospace'" style:font-family-complex="'monospace, monospace'" fo:background-color="#ffffff" fo:color="#007f7f"/>
    </style:style>
    <style:style style:name="T7180" style:family="text">
      <style:text-properties fo:font-size="9.75pt" fo:font-weight="bold" fo:font-family="'monospace, monospace'" style:font-family-asian="'monospace, monospace'" style:font-family-complex="'monospace, monospace'" fo:background-color="#ffffff" fo:color="#00007f"/>
    </style:style>
    <style:style style:name="T7181" style:family="text">
      <style:text-properties fo:font-size="9.75pt" fo:font-weight="normal" fo:font-family="'monospace, monospace'" style:font-family-asian="'monospace, monospace'" style:font-family-complex="'monospace, monospace'" fo:background-color="#ffffff" fo:color="#007f00"/>
    </style:style>
    <style:style style:name="T7182" style:family="text">
      <style:text-properties fo:font-size="9.75pt" fo:font-weight="normal" fo:font-family="'monospace, monospace'" style:font-family-asian="'monospace, monospace'" style:font-family-complex="'monospace, monospace'" fo:background-color="#ffffff" fo:color="#301010"/>
    </style:style>
    <style:style style:name="T7183" style:family="text">
      <style:text-properties fo:font-size="9.75pt" fo:font-weight="normal" fo:font-family="'monospace, monospace'" style:font-family-asian="'monospace, monospace'" style:font-family-complex="'monospace, monospace'" fo:background-color="#ffffff" fo:color="#007f7f"/>
    </style:style>
    <style:style style:name="T7184" style:family="text">
      <style:text-properties fo:font-size="9.75pt" fo:font-weight="normal" fo:font-family="'monospace, monospace'" style:font-family-asian="'monospace, monospace'" style:font-family-complex="'monospace, monospace'" fo:background-color="#ffffff" fo:color="#301010"/>
    </style:style>
    <style:style style:name="T7185" style:family="text">
      <style:text-properties fo:font-size="9.75pt" fo:font-weight="normal" fo:font-family="'monospace, monospace'" style:font-family-asian="'monospace, monospace'" style:font-family-complex="'monospace, monospace'" fo:background-color="#ffffff" fo:color="#007f7f"/>
    </style:style>
    <style:style style:name="T7186" style:family="text">
      <style:text-properties fo:font-size="9.75pt" fo:font-weight="normal" fo:font-family="'monospace, monospace'" style:font-family-asian="'monospace, monospace'" style:font-family-complex="'monospace, monospace'" fo:background-color="#ffffff" fo:color="#000000"/>
    </style:style>
    <style:style style:name="T7187" style:family="text">
      <style:text-properties fo:font-size="9.75pt" fo:font-weight="normal" fo:font-family="'monospace, monospace'" style:font-family-asian="'monospace, monospace'" style:font-family-complex="'monospace, monospace'" fo:background-color="#ffffff" fo:color="#301010"/>
    </style:style>
    <style:style style:name="T7188" style:family="text">
      <style:text-properties fo:font-size="9.75pt" fo:font-weight="normal" fo:font-family="'monospace, monospace'" style:font-family-asian="'monospace, monospace'" style:font-family-complex="'monospace, monospace'" fo:background-color="#ffffff" fo:color="#007f7f"/>
    </style:style>
    <style:style style:name="T7189" style:family="text">
      <style:text-properties fo:font-size="11.00pt" fo:font-weight="normal" fo:font-family="Calibri" style:font-family-asian="Calibri" style:font-family-complex="Calibri" fo:background-color="transparent" style:use-window-font-color="true"/>
    </style:style>
    <style:style style:name="T7190"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7191" style:family="text">
      <style:text-properties fo:font-size="12.00pt" fo:font-weight="bold" fo:font-family="'Liberation Serif'" style:font-family-asian="'Liberation Serif'" style:font-family-complex="'Liberation Serif'" fo:background-color="transparent" style:use-window-font-color="true"/>
    </style:style>
    <style:style style:name="T7192" style:family="text">
      <style:text-properties fo:font-size="12.00pt" fo:font-weight="normal" fo:font-family="'Liberation Serif'" style:font-family-asian="'Liberation Serif'" style:font-family-complex="'Liberation Serif'" fo:background-color="transparent" style:use-window-font-color="true"/>
    </style:style>
    <style:style style:name="T7193" style:family="text">
      <style:text-properties fo:font-size="12.00pt" fo:font-weight="bold" fo:font-family="'Liberation Serif'" style:font-family-asian="'Liberation Serif'" style:font-family-complex="'Liberation Serif'" fo:background-color="transparent" style:use-window-font-color="true"/>
    </style:style>
    <style:style style:name="T7194" style:family="text">
      <style:text-properties fo:font-size="12.00pt" fo:font-weight="normal" fo:font-family="'Liberation Serif'" style:font-family-asian="'Liberation Serif'" style:font-family-complex="'Liberation Serif'" fo:background-color="transparent" style:use-window-font-color="true"/>
    </style:style>
    <style:style style:name="T7195" style:family="text">
      <style:text-properties fo:font-size="12.00pt" fo:font-weight="bold" fo:font-family="'Liberation Serif'" style:font-family-asian="'Liberation Serif'" style:font-family-complex="'Liberation Serif'" fo:background-color="transparent" style:use-window-font-color="true"/>
    </style:style>
    <style:style style:name="T7196" style:family="text">
      <style:text-properties fo:font-size="12.00pt" fo:font-weight="normal" fo:font-family="'Liberation Serif'" style:font-family-asian="'Liberation Serif'" style:font-family-complex="'Liberation Serif'" fo:background-color="transparent" style:use-window-font-color="true"/>
    </style:style>
    <style:style style:name="T7197" style:family="text">
      <style:text-properties fo:font-size="12.00pt" fo:font-weight="bold" fo:font-family="'Liberation Serif'" style:font-family-asian="'Liberation Serif'" style:font-family-complex="'Liberation Serif'" fo:background-color="transparent" style:use-window-font-color="true"/>
    </style:style>
    <style:style style:name="T7198" style:family="text">
      <style:text-properties fo:font-size="12.00pt" fo:font-weight="normal" fo:font-family="'Liberation Serif'" style:font-family-asian="'Liberation Serif'" style:font-family-complex="'Liberation Serif'" fo:background-color="transparent" style:use-window-font-color="true"/>
    </style:style>
    <style:style style:name="T7199" style:family="text">
      <style:text-properties fo:font-size="12.00pt" fo:font-weight="bold" fo:font-family="'Liberation Serif'" style:font-family-asian="'Liberation Serif'" style:font-family-complex="'Liberation Serif'" fo:background-color="transparent" style:use-window-font-color="true"/>
    </style:style>
    <style:style style:name="T7200" style:family="text">
      <style:text-properties fo:font-size="12.00pt" fo:font-weight="normal" fo:font-family="'Liberation Serif'" style:font-family-asian="'Liberation Serif'" style:font-family-complex="'Liberation Serif'" fo:background-color="transparent" style:use-window-font-color="true"/>
    </style:style>
    <style:style style:name="T7201" style:family="text">
      <style:text-properties fo:font-size="10.00pt" fo:font-weight="normal" fo:font-family="'Liberation Serif'" style:font-family-asian="'Liberation Serif'" style:font-family-complex="'Liberation Serif'" fo:background-color="transparent" style:use-window-font-color="true"/>
    </style:style>
    <style:style style:name="T7202" style:family="text">
      <style:text-properties fo:font-size="11.00pt" fo:font-weight="normal" fo:font-family="Calibri" style:font-family-asian="Calibri" style:font-family-complex="Calibri" fo:background-color="transparent" style:use-window-font-color="true"/>
    </style:style>
    <style:style style:name="T7203" style:family="text">
      <style:text-properties fo:font-size="14.00pt" fo:font-weight="bold" fo:font-family="'Liberation Sans'" style:font-family-asian="'Liberation Sans'" style:font-family-complex="'Liberation Sans'" fo:background-color="transparent" style:use-window-font-color="true" fo:font-style="italic"/>
    </style:style>
    <style:style style:name="T7204" style:family="text">
      <style:text-properties fo:font-size="10.00pt" fo:font-weight="bold" fo:font-family="Monospace" style:font-family-asian="Monospace" style:font-family-complex="Monospace" fo:background-color="transparent" fo:color="#7f0055"/>
    </style:style>
    <style:style style:name="T7205" style:family="text">
      <style:text-properties fo:font-size="10.00pt" fo:font-weight="normal" fo:font-family="Monospace" style:font-family-asian="Monospace" style:font-family-complex="Monospace" fo:background-color="transparent" fo:color="#000000"/>
    </style:style>
    <style:style style:name="T7206" style:family="text">
      <style:text-properties fo:font-size="10.00pt" fo:font-weight="bold" fo:font-family="Monospace" style:font-family-asian="Monospace" style:font-family-complex="Monospace" fo:background-color="transparent" fo:color="#000000"/>
    </style:style>
    <style:style style:name="T7207" style:family="text">
      <style:text-properties fo:font-size="10.00pt" fo:font-weight="normal" fo:font-family="Monospace" style:font-family-asian="Monospace" style:font-family-complex="Monospace" fo:background-color="transparent" fo:color="#000000"/>
    </style:style>
    <style:style style:name="T7208" style:family="text">
      <style:text-properties fo:font-size="10.00pt" fo:font-weight="normal" fo:font-family="Monospace" style:font-family-asian="Monospace" style:font-family-complex="Monospace" fo:background-color="transparent" fo:color="#005032"/>
    </style:style>
    <style:style style:name="T7209" style:family="text">
      <style:text-properties fo:font-size="10.00pt" fo:font-weight="normal" fo:font-family="Monospace" style:font-family-asian="Monospace" style:font-family-complex="Monospace" fo:background-color="transparent" fo:color="#000000"/>
    </style:style>
    <style:style style:name="T7210" style:family="text">
      <style:text-properties fo:font-size="10.00pt" fo:font-weight="normal" fo:font-family="Monospace" style:font-family-asian="Monospace" style:font-family-complex="Monospace" fo:background-color="transparent" fo:color="#005032"/>
    </style:style>
    <style:style style:name="T7211" style:family="text">
      <style:text-properties fo:font-size="10.00pt" fo:font-weight="normal" fo:font-family="Monospace" style:font-family-asian="Monospace" style:font-family-complex="Monospace" fo:background-color="transparent" fo:color="#000000"/>
    </style:style>
    <style:style style:name="T7212" style:family="text">
      <style:text-properties fo:font-size="10.00pt" fo:font-weight="normal" fo:font-family="Monospace" style:font-family-asian="Monospace" style:font-family-complex="Monospace" fo:background-color="transparent" fo:color="#005032"/>
    </style:style>
    <style:style style:name="T7213" style:family="text">
      <style:text-properties fo:font-size="10.00pt" fo:font-weight="normal" fo:font-family="Monospace" style:font-family-asian="Monospace" style:font-family-complex="Monospace" fo:background-color="transparent" fo:color="#000000"/>
    </style:style>
    <style:style style:name="T7214" style:family="text">
      <style:text-properties fo:font-size="10.00pt" fo:font-weight="bold" fo:font-family="Monospace" style:font-family-asian="Monospace" style:font-family-complex="Monospace" fo:background-color="transparent" fo:color="#7f0055"/>
    </style:style>
    <style:style style:name="T7215" style:family="text">
      <style:text-properties fo:font-size="10.00pt" fo:font-weight="normal" fo:font-family="Monospace" style:font-family-asian="Monospace" style:font-family-complex="Monospace" fo:background-color="transparent" fo:color="#000000"/>
    </style:style>
    <style:style style:name="T7216" style:family="text">
      <style:text-properties fo:font-size="10.00pt" fo:font-weight="normal" fo:font-family="Monospace" style:font-family-asian="Monospace" style:font-family-complex="Monospace" fo:background-color="transparent" fo:color="#0000c0"/>
    </style:style>
    <style:style style:name="T7217" style:family="text">
      <style:text-properties fo:font-size="10.00pt" fo:font-weight="normal" fo:font-family="Monospace" style:font-family-asian="Monospace" style:font-family-complex="Monospace" fo:background-color="transparent" fo:color="#000000"/>
    </style:style>
    <style:style style:name="T7218" style:family="text">
      <style:text-properties fo:font-size="10.00pt" fo:font-weight="normal" fo:font-family="Monospace" style:font-family-asian="Monospace" style:font-family-complex="Monospace" fo:background-color="transparent" fo:color="#0000c0"/>
    </style:style>
    <style:style style:name="T7219" style:family="text">
      <style:text-properties fo:font-size="10.00pt" fo:font-weight="normal" fo:font-family="Monospace" style:font-family-asian="Monospace" style:font-family-complex="Monospace" fo:background-color="transparent" fo:color="#000000"/>
    </style:style>
    <style:style style:name="T7220" style:family="text">
      <style:text-properties fo:font-size="10.00pt" fo:font-weight="bold" fo:font-family="Monospace" style:font-family-asian="Monospace" style:font-family-complex="Monospace" fo:background-color="transparent" fo:color="#7f0055"/>
    </style:style>
    <style:style style:name="T7221" style:family="text">
      <style:text-properties fo:font-size="10.00pt" fo:font-weight="bold" fo:font-family="Monospace" style:font-family-asian="Monospace" style:font-family-complex="Monospace" fo:background-color="transparent" fo:color="#000000"/>
    </style:style>
    <style:style style:name="T7222" style:family="text">
      <style:text-properties fo:font-size="10.00pt" fo:font-weight="bold" fo:font-family="Monospace" style:font-family-asian="Monospace" style:font-family-complex="Monospace" fo:background-color="transparent" fo:color="#7f0055"/>
    </style:style>
    <style:style style:name="T7223" style:family="text">
      <style:text-properties fo:font-size="10.00pt" fo:font-weight="normal" fo:font-family="Monospace" style:font-family-asian="Monospace" style:font-family-complex="Monospace" fo:background-color="transparent" fo:color="#000000"/>
    </style:style>
    <style:style style:name="T7224" style:family="text">
      <style:text-properties fo:font-size="10.00pt" fo:font-weight="normal" fo:font-family="Monospace" style:font-family-asian="Monospace" style:font-family-complex="Monospace" fo:background-color="transparent" fo:color="#0000c0"/>
    </style:style>
    <style:style style:name="T7225" style:family="text">
      <style:text-properties fo:font-size="10.00pt" fo:font-weight="normal" fo:font-family="Monospace" style:font-family-asian="Monospace" style:font-family-complex="Monospace" fo:background-color="transparent" fo:color="#000000"/>
    </style:style>
    <style:style style:name="T7226" style:family="text">
      <style:text-properties fo:font-size="10.00pt" fo:font-weight="normal" fo:font-family="Monospace" style:font-family-asian="Monospace" style:font-family-complex="Monospace" fo:background-color="transparent" fo:color="#0000c0"/>
    </style:style>
    <style:style style:name="T7227" style:family="text">
      <style:text-properties fo:font-size="10.00pt" fo:font-weight="normal" fo:font-family="Monospace" style:font-family-asian="Monospace" style:font-family-complex="Monospace" fo:background-color="transparent" fo:color="#000000"/>
    </style:style>
    <style:style style:name="T7228" style:family="text">
      <style:text-properties fo:font-size="10.00pt" fo:font-weight="bold" fo:font-family="Monospace" style:font-family-asian="Monospace" style:font-family-complex="Monospace" fo:background-color="transparent" fo:color="#7f0055"/>
    </style:style>
    <style:style style:name="T7229" style:family="text">
      <style:text-properties fo:font-size="10.00pt" fo:font-weight="normal" fo:font-family="Monospace" style:font-family-asian="Monospace" style:font-family-complex="Monospace" fo:background-color="transparent" fo:color="#000000"/>
    </style:style>
    <style:style style:name="T7230" style:family="text">
      <style:text-properties fo:font-size="10.00pt" fo:font-weight="bold" fo:font-family="Monospace" style:font-family-asian="Monospace" style:font-family-complex="Monospace" fo:background-color="transparent" fo:color="#7f0055"/>
    </style:style>
    <style:style style:name="T7231" style:family="text">
      <style:text-properties fo:font-size="10.00pt" fo:font-weight="normal" fo:font-family="Monospace" style:font-family-asian="Monospace" style:font-family-complex="Monospace" fo:background-color="transparent" fo:color="#000000"/>
    </style:style>
    <style:style style:name="T7232" style:family="text">
      <style:text-properties fo:font-size="10.00pt" fo:font-weight="normal" fo:font-family="Monospace" style:font-family-asian="Monospace" style:font-family-complex="Monospace" fo:background-color="transparent" fo:color="#0000c0"/>
    </style:style>
    <style:style style:name="T7233" style:family="text">
      <style:text-properties fo:font-size="10.00pt" fo:font-weight="normal" fo:font-family="Monospace" style:font-family-asian="Monospace" style:font-family-complex="Monospace" fo:background-color="transparent" fo:color="#000000"/>
    </style:style>
    <style:style style:name="T7234" style:family="text">
      <style:text-properties fo:font-size="10.00pt" fo:font-weight="bold" fo:font-family="Monospace" style:font-family-asian="Monospace" style:font-family-complex="Monospace" fo:background-color="transparent" fo:color="#7f0055"/>
    </style:style>
    <style:style style:name="T7235" style:family="text">
      <style:text-properties fo:font-size="10.00pt" fo:font-weight="normal" fo:font-family="Monospace" style:font-family-asian="Monospace" style:font-family-complex="Monospace" fo:background-color="transparent" fo:color="#000000"/>
    </style:style>
    <style:style style:name="T7236" style:family="text">
      <style:text-properties fo:font-size="10.00pt" fo:font-weight="normal" fo:font-family="Monospace" style:font-family-asian="Monospace" style:font-family-complex="Monospace" fo:background-color="transparent" fo:color="#0000c0"/>
    </style:style>
    <style:style style:name="T7237" style:family="text">
      <style:text-properties fo:font-size="10.00pt" fo:font-weight="normal" fo:font-family="Monospace" style:font-family-asian="Monospace" style:font-family-complex="Monospace" fo:background-color="transparent" fo:color="#000000"/>
    </style:style>
    <style:style style:name="T7238" style:family="text">
      <style:text-properties fo:font-size="10.00pt" fo:font-weight="normal" fo:font-family="Monospace" style:font-family-asian="Monospace" style:font-family-complex="Monospace" fo:background-color="transparent" fo:color="#0000c0"/>
    </style:style>
    <style:style style:name="T7239" style:family="text">
      <style:text-properties fo:font-size="10.00pt" fo:font-weight="normal" fo:font-family="Monospace" style:font-family-asian="Monospace" style:font-family-complex="Monospace" fo:background-color="transparent" fo:color="#000000"/>
    </style:style>
    <style:style style:name="T7240" style:family="text">
      <style:text-properties fo:font-size="10.00pt" fo:font-weight="bold" fo:font-family="Monospace" style:font-family-asian="Monospace" style:font-family-complex="Monospace" fo:background-color="transparent" fo:color="#7f0055"/>
    </style:style>
    <style:style style:name="T7241" style:family="text">
      <style:text-properties fo:font-size="10.00pt" fo:font-weight="normal" fo:font-family="Monospace" style:font-family-asian="Monospace" style:font-family-complex="Monospace" fo:background-color="transparent" fo:color="#000000"/>
    </style:style>
    <style:style style:name="T7242" style:family="text">
      <style:text-properties fo:font-size="10.00pt" fo:font-weight="bold" fo:font-family="Monospace" style:font-family-asian="Monospace" style:font-family-complex="Monospace" fo:background-color="transparent" fo:color="#7f0055"/>
    </style:style>
    <style:style style:name="T7243" style:family="text">
      <style:text-properties fo:font-size="10.00pt" fo:font-weight="normal" fo:font-family="Monospace" style:font-family-asian="Monospace" style:font-family-complex="Monospace" fo:background-color="transparent" fo:color="#000000"/>
    </style:style>
    <style:style style:name="T7244" style:family="text">
      <style:text-properties fo:font-size="10.00pt" fo:font-weight="normal" fo:font-family="Monospace" style:font-family-asian="Monospace" style:font-family-complex="Monospace" fo:background-color="transparent" fo:color="#0000c0"/>
    </style:style>
    <style:style style:name="T7245" style:family="text">
      <style:text-properties fo:font-size="10.00pt" fo:font-weight="normal" fo:font-family="Monospace" style:font-family-asian="Monospace" style:font-family-complex="Monospace" fo:background-color="transparent" fo:color="#000000"/>
    </style:style>
    <style:style style:name="T7246" style:family="text">
      <style:text-properties fo:font-size="10.00pt" fo:font-weight="normal" fo:font-family="Monospace" style:font-family-asian="Monospace" style:font-family-complex="Monospace" fo:background-color="transparent" fo:color="#0000c0"/>
    </style:style>
    <style:style style:name="T7247" style:family="text">
      <style:text-properties fo:font-size="10.00pt" fo:font-weight="normal" fo:font-family="Monospace" style:font-family-asian="Monospace" style:font-family-complex="Monospace" fo:background-color="transparent" fo:color="#000000"/>
    </style:style>
    <style:style style:name="T7248" style:family="text">
      <style:text-properties fo:font-size="14.00pt" fo:font-weight="bold" fo:font-family="'Liberation Sans'" style:font-family-asian="'Liberation Sans'" style:font-family-complex="'Liberation Sans'" fo:background-color="transparent" style:use-window-font-color="true"/>
    </style:style>
    <style:style style:name="T7249" style:family="text">
      <style:text-properties fo:font-size="14.00pt" fo:font-weight="bold" fo:font-family="'Courier New'" style:font-family-asian="'Courier New'" style:font-family-complex="'Courier New'" fo:background-color="transparent" style:use-window-font-color="true" fo:font-style="italic"/>
    </style:style>
    <style:style style:name="T7250" style:family="text">
      <style:text-properties fo:font-size="9.00pt" fo:font-weight="normal" fo:font-family="'Courier New'" style:font-family-asian="'Courier New'" style:font-family-complex="'Courier New'" fo:background-color="transparent" fo:color="#000000"/>
    </style:style>
    <style:style style:name="T7251" style:family="text">
      <style:text-properties fo:font-size="9.00pt" fo:font-weight="normal" fo:font-family="'Courier New'" style:font-family-asian="'Courier New'" style:font-family-complex="'Courier New'" fo:background-color="transparent" fo:color="#008100"/>
    </style:style>
    <style:style style:name="T7252" style:family="text">
      <style:text-properties fo:font-size="9.00pt" fo:font-weight="normal" fo:font-family="'Courier New'" style:font-family-asian="'Courier New'" style:font-family-complex="'Courier New'" fo:background-color="transparent" fo:color="#ff0000"/>
    </style:style>
    <style:style style:name="T7253" style:family="text">
      <style:text-properties fo:font-size="9.00pt" fo:font-weight="normal" fo:font-family="'Courier New'" style:font-family-asian="'Courier New'" style:font-family-complex="'Courier New'" fo:background-color="transparent" fo:color="#000000"/>
    </style:style>
    <style:style style:name="T7254" style:family="text">
      <style:text-properties fo:font-size="9.00pt" fo:font-weight="normal" fo:font-family="'Courier New'" style:font-family-asian="'Courier New'" style:font-family-complex="'Courier New'" fo:background-color="transparent" fo:color="#008100"/>
    </style:style>
    <style:style style:name="T7255" style:family="text">
      <style:text-properties fo:font-size="9.00pt" fo:font-weight="normal" fo:font-family="'Courier New'" style:font-family-asian="'Courier New'" style:font-family-complex="'Courier New'" fo:background-color="transparent" fo:color="#000000"/>
    </style:style>
    <style:style style:name="T7256" style:family="text">
      <style:text-properties fo:font-size="9.00pt" fo:font-weight="normal" fo:font-family="'Courier New'" style:font-family-asian="'Courier New'" style:font-family-complex="'Courier New'" fo:background-color="transparent" fo:color="#008100"/>
    </style:style>
    <style:style style:name="T7257" style:family="text">
      <style:text-properties fo:font-size="9.00pt" fo:font-weight="normal" fo:font-family="'Courier New'" style:font-family-asian="'Courier New'" style:font-family-complex="'Courier New'" fo:background-color="transparent" fo:color="#ff0000"/>
    </style:style>
    <style:style style:name="T7258" style:family="text">
      <style:text-properties fo:font-size="9.00pt" fo:font-weight="normal" fo:font-family="'Courier New'" style:font-family-asian="'Courier New'" style:font-family-complex="'Courier New'" fo:background-color="transparent" fo:color="#000000"/>
    </style:style>
    <style:style style:name="T7259" style:family="text">
      <style:text-properties fo:font-size="9.00pt" fo:font-weight="normal" fo:font-family="'Courier New'" style:font-family-asian="'Courier New'" style:font-family-complex="'Courier New'" fo:background-color="transparent" fo:color="#008100"/>
    </style:style>
    <style:style style:name="T7260" style:family="text">
      <style:text-properties fo:font-size="9.00pt" fo:font-weight="normal" fo:font-family="'Courier New'" style:font-family-asian="'Courier New'" style:font-family-complex="'Courier New'" fo:background-color="transparent" fo:color="#000000"/>
    </style:style>
    <style:style style:name="T7261" style:family="text">
      <style:text-properties fo:font-size="9.00pt" fo:font-weight="normal" fo:font-family="'Courier New'" style:font-family-asian="'Courier New'" style:font-family-complex="'Courier New'" fo:background-color="transparent" fo:color="#008100"/>
    </style:style>
    <style:style style:name="T7262" style:family="text">
      <style:text-properties fo:font-size="9.00pt" fo:font-weight="normal" fo:font-family="'Courier New'" style:font-family-asian="'Courier New'" style:font-family-complex="'Courier New'" fo:background-color="transparent" fo:color="#000000"/>
    </style:style>
    <style:style style:name="T7263" style:family="text">
      <style:text-properties fo:font-size="9.00pt" fo:font-weight="normal" fo:font-family="'Courier New'" style:font-family-asian="'Courier New'" style:font-family-complex="'Courier New'" fo:background-color="transparent" fo:color="#008100"/>
    </style:style>
    <style:style style:name="T7264" style:family="text">
      <style:text-properties fo:font-size="9.00pt" fo:font-weight="normal" fo:font-family="'Courier New'" style:font-family-asian="'Courier New'" style:font-family-complex="'Courier New'" fo:background-color="transparent" fo:color="#000000"/>
    </style:style>
    <style:style style:name="T7265" style:family="text">
      <style:text-properties fo:font-size="9.00pt" fo:font-weight="normal" fo:font-family="'Courier New'" style:font-family-asian="'Courier New'" style:font-family-complex="'Courier New'" fo:background-color="transparent" fo:color="#008100"/>
    </style:style>
    <style:style style:name="T7266" style:family="text">
      <style:text-properties fo:font-size="9.00pt" fo:font-weight="normal" fo:font-family="'Courier New'" style:font-family-asian="'Courier New'" style:font-family-complex="'Courier New'" fo:background-color="transparent" fo:color="#000000"/>
    </style:style>
    <style:style style:name="T7267" style:family="text">
      <style:text-properties fo:font-size="9.00pt" fo:font-weight="normal" fo:font-family="'Courier New'" style:font-family-asian="'Courier New'" style:font-family-complex="'Courier New'" fo:background-color="transparent" fo:color="#008100"/>
    </style:style>
    <style:style style:name="T7268" style:family="text">
      <style:text-properties fo:font-size="9.00pt" fo:font-weight="normal" fo:font-family="'Courier New'" style:font-family-asian="'Courier New'" style:font-family-complex="'Courier New'" fo:background-color="transparent" fo:color="#000000"/>
    </style:style>
    <style:style style:name="T7269" style:family="text">
      <style:text-properties fo:font-size="14.00pt" fo:font-weight="bold" fo:font-family="'Courier New'" style:font-family-asian="'Courier New'" style:font-family-complex="'Courier New'" fo:background-color="transparent" style:use-window-font-color="true" fo:font-style="italic"/>
    </style:style>
    <style:style style:name="T7270" style:family="text">
      <style:text-properties fo:font-size="9.00pt" fo:font-weight="normal" fo:font-family="'Courier New'" style:font-family-asian="'Courier New'" style:font-family-complex="'Courier New'" fo:background-color="transparent" style:use-window-font-color="true"/>
    </style:style>
    <style:style style:name="T7271" style:family="text">
      <style:text-properties fo:font-size="9.00pt" fo:font-weight="bold" fo:font-family="'Courier New'" style:font-family-asian="'Courier New'" style:font-family-complex="'Courier New'" fo:background-color="transparent" style:use-window-font-color="true"/>
    </style:style>
    <style:style style:name="T7272" style:family="text">
      <style:text-properties fo:font-size="9.00pt" fo:font-weight="normal" fo:font-family="'Courier New'" style:font-family-asian="'Courier New'" style:font-family-complex="'Courier New'" fo:background-color="transparent" style:use-window-font-color="true"/>
    </style:style>
    <style:style style:name="T7273" style:family="text">
      <style:text-properties fo:font-size="11.00pt" fo:font-weight="normal" fo:font-family="Calibri" style:font-family-asian="Calibri" style:font-family-complex="Calibri" fo:background-color="transparent" style:use-window-font-color="true"/>
    </style:style>
    <style:style style:name="T7274" style:family="text">
      <style:text-properties fo:font-size="14.00pt" fo:font-weight="bold" fo:font-family="'Courier New'" style:font-family-asian="'Courier New'" style:font-family-complex="'Courier New'" fo:background-color="transparent" style:use-window-font-color="true" fo:font-style="italic"/>
    </style:style>
    <style:style style:name="T7275" style:family="text">
      <style:text-properties fo:font-size="11.00pt" fo:font-weight="normal" fo:font-family="Calibri" style:font-family-asian="Calibri" style:font-family-complex="Calibri" fo:background-color="transparent" style:use-window-font-color="true"/>
    </style:style>
    <style:style style:name="T7276" style:family="text">
      <style:text-properties fo:font-size="9.00pt" fo:font-weight="normal" fo:font-family="'Courier New'" style:font-family-asian="'Courier New'" style:font-family-complex="'Courier New'" fo:background-color="transparent" style:use-window-font-color="true"/>
    </style:style>
    <style:style style:name="T7277" style:family="text">
      <style:text-properties fo:font-size="11.00pt" fo:font-weight="normal" fo:font-family="Calibri" style:font-family-asian="Calibri" style:font-family-complex="Calibri" fo:background-color="transparent" style:use-window-font-color="true"/>
    </style:style>
    <style:style style:name="T7278" style:family="text">
      <style:text-properties fo:font-size="9.00pt" fo:font-weight="normal" fo:font-family="'Courier New'" style:font-family-asian="'Courier New'" style:font-family-complex="'Courier New'" fo:background-color="transparent" style:use-window-font-color="true"/>
    </style:style>
    <style:style style:name="T7279" style:family="text">
      <style:text-properties fo:font-size="11.00pt" fo:font-weight="normal" fo:font-family="Calibri" style:font-family-asian="Calibri" style:font-family-complex="Calibri" fo:background-color="transparent" style:use-window-font-color="true"/>
    </style:style>
    <style:style style:name="T7280" style:family="text">
      <style:text-properties fo:font-size="9.00pt" fo:font-weight="normal" fo:font-family="'Courier New'" style:font-family-asian="'Courier New'" style:font-family-complex="'Courier New'" fo:background-color="transparent" style:use-window-font-color="true"/>
    </style:style>
    <style:style style:name="T7281" style:family="text">
      <style:text-properties fo:font-size="11.00pt" fo:font-weight="normal" fo:font-family="Calibri" style:font-family-asian="Calibri" style:font-family-complex="Calibri" fo:background-color="transparent" style:use-window-font-color="true"/>
    </style:style>
    <style:style style:name="T7282" style:family="text">
      <style:text-properties fo:font-size="9.00pt" fo:font-weight="normal" fo:font-family="'Courier New'" style:font-family-asian="'Courier New'" style:font-family-complex="'Courier New'" fo:background-color="transparent" style:use-window-font-color="true"/>
    </style:style>
    <style:style style:name="T7283" style:family="text">
      <style:text-properties fo:font-size="11.00pt" fo:font-weight="normal" fo:font-family="Calibri" style:font-family-asian="Calibri" style:font-family-complex="Calibri" fo:background-color="transparent" style:use-window-font-color="true"/>
    </style:style>
    <style:style style:name="T7284" style:family="text">
      <style:text-properties fo:font-size="9.00pt" fo:font-weight="normal" fo:font-family="'Courier New'" style:font-family-asian="'Courier New'" style:font-family-complex="'Courier New'" fo:background-color="transparent" style:use-window-font-color="true"/>
    </style:style>
    <style:style style:name="T7285" style:family="text">
      <style:text-properties fo:font-size="14.00pt" fo:font-weight="bold" fo:font-family="'Courier New'" style:font-family-asian="'Courier New'" style:font-family-complex="'Courier New'" fo:background-color="transparent" style:use-window-font-color="true" fo:font-style="italic"/>
    </style:style>
    <style:style style:name="T7286" style:family="text">
      <style:text-properties fo:font-size="9.00pt" fo:font-weight="normal" fo:font-family="'Courier New'" style:font-family-asian="'Courier New'" style:font-family-complex="'Courier New'" fo:background-color="transparent" fo:color="#000000"/>
    </style:style>
    <style:style style:name="T7287" style:family="text">
      <style:text-properties fo:font-size="9.00pt" fo:font-weight="normal" fo:font-family="'Courier New'" style:font-family-asian="'Courier New'" style:font-family-complex="'Courier New'" fo:background-color="transparent" fo:color="#008100"/>
    </style:style>
    <style:style style:name="T7288" style:family="text">
      <style:text-properties fo:font-size="9.00pt" fo:font-weight="normal" fo:font-family="'Courier New'" style:font-family-asian="'Courier New'" style:font-family-complex="'Courier New'" fo:background-color="transparent" fo:color="#000000"/>
    </style:style>
    <style:style style:name="T7289" style:family="text">
      <style:text-properties fo:font-size="9.00pt" fo:font-weight="normal" fo:font-family="'Courier New'" style:font-family-asian="'Courier New'" style:font-family-complex="'Courier New'" fo:background-color="transparent" fo:color="#008100"/>
    </style:style>
    <style:style style:name="T7290" style:family="text">
      <style:text-properties fo:font-size="9.00pt" fo:font-weight="normal" fo:font-family="'Courier New'" style:font-family-asian="'Courier New'" style:font-family-complex="'Courier New'" fo:background-color="transparent" fo:color="#000000"/>
    </style:style>
    <style:style style:name="T7291" style:family="text">
      <style:text-properties fo:font-size="9.00pt" fo:font-weight="normal" fo:font-family="'Courier New'" style:font-family-asian="'Courier New'" style:font-family-complex="'Courier New'" fo:background-color="transparent" fo:color="#008100"/>
    </style:style>
    <style:style style:name="T7292" style:family="text">
      <style:text-properties fo:font-size="9.00pt" fo:font-weight="normal" fo:font-family="'Courier New'" style:font-family-asian="'Courier New'" style:font-family-complex="'Courier New'" fo:background-color="transparent" fo:color="#000000"/>
    </style:style>
    <style:style style:name="T7293" style:family="text">
      <style:text-properties fo:font-size="9.00pt" fo:font-weight="normal" fo:font-family="'Courier New'" style:font-family-asian="'Courier New'" style:font-family-complex="'Courier New'" fo:background-color="transparent" fo:color="#008100"/>
    </style:style>
    <style:style style:name="T7294" style:family="text">
      <style:text-properties fo:font-size="9.00pt" fo:font-weight="normal" fo:font-family="'Courier New'" style:font-family-asian="'Courier New'" style:font-family-complex="'Courier New'" fo:background-color="transparent" fo:color="#000000"/>
    </style:style>
    <style:style style:name="T7295" style:family="text">
      <style:text-properties fo:font-size="9.00pt" fo:font-weight="normal" fo:font-family="'Courier New'" style:font-family-asian="'Courier New'" style:font-family-complex="'Courier New'" fo:background-color="transparent" fo:color="#008100"/>
    </style:style>
    <style:style style:name="T7296" style:family="text">
      <style:text-properties fo:font-size="9.00pt" fo:font-weight="normal" fo:font-family="'Courier New'" style:font-family-asian="'Courier New'" style:font-family-complex="'Courier New'" fo:background-color="transparent" fo:color="#000000"/>
    </style:style>
    <style:style style:name="T7297" style:family="text">
      <style:text-properties fo:font-size="9.00pt" fo:font-weight="normal" fo:font-family="'Courier New'" style:font-family-asian="'Courier New'" style:font-family-complex="'Courier New'" fo:background-color="transparent" fo:color="#008100"/>
    </style:style>
    <style:style style:name="T7298" style:family="text">
      <style:text-properties fo:font-size="9.00pt" fo:font-weight="normal" fo:font-family="'Courier New'" style:font-family-asian="'Courier New'" style:font-family-complex="'Courier New'" fo:background-color="transparent" fo:color="#000000"/>
    </style:style>
    <style:style style:name="T7299" style:family="text">
      <style:text-properties fo:font-size="9.00pt" fo:font-weight="normal" fo:font-family="'Courier New'" style:font-family-asian="'Courier New'" style:font-family-complex="'Courier New'" fo:background-color="transparent" fo:color="#008100"/>
    </style:style>
    <style:style style:name="T7300" style:family="text">
      <style:text-properties fo:font-size="9.00pt" fo:font-weight="normal" fo:font-family="'Courier New'" style:font-family-asian="'Courier New'" style:font-family-complex="'Courier New'" fo:background-color="transparent" fo:color="#000000"/>
    </style:style>
    <style:style style:name="T7301" style:family="text">
      <style:text-properties fo:font-size="9.00pt" fo:font-weight="normal" fo:font-family="'Courier New'" style:font-family-asian="'Courier New'" style:font-family-complex="'Courier New'" fo:background-color="transparent" fo:color="#008100"/>
    </style:style>
    <style:style style:name="T7302" style:family="text">
      <style:text-properties fo:font-size="9.00pt" fo:font-weight="normal" fo:font-family="'Courier New'" style:font-family-asian="'Courier New'" style:font-family-complex="'Courier New'" fo:background-color="transparent" fo:color="#000000"/>
    </style:style>
    <style:style style:name="T7303" style:family="text">
      <style:text-properties fo:font-size="9.00pt" fo:font-weight="normal" fo:font-family="'Courier New'" style:font-family-asian="'Courier New'" style:font-family-complex="'Courier New'" fo:background-color="transparent" fo:color="#008100"/>
    </style:style>
    <style:style style:name="T7304" style:family="text">
      <style:text-properties fo:font-size="9.00pt" fo:font-weight="normal" fo:font-family="'Courier New'" style:font-family-asian="'Courier New'" style:font-family-complex="'Courier New'" fo:background-color="transparent" fo:color="#000000"/>
    </style:style>
    <style:style style:name="T7305" style:family="text">
      <style:text-properties fo:font-size="9.00pt" fo:font-weight="normal" fo:font-family="'Courier New'" style:font-family-asian="'Courier New'" style:font-family-complex="'Courier New'" fo:background-color="transparent" fo:color="#008100"/>
    </style:style>
    <style:style style:name="T7306" style:family="text">
      <style:text-properties fo:font-size="9.00pt" fo:font-weight="normal" fo:font-family="'Courier New'" style:font-family-asian="'Courier New'" style:font-family-complex="'Courier New'" fo:background-color="transparent" fo:color="#000000"/>
    </style:style>
    <style:style style:name="T7307" style:family="text">
      <style:text-properties fo:font-size="9.00pt" fo:font-weight="normal" fo:font-family="'Courier New'" style:font-family-asian="'Courier New'" style:font-family-complex="'Courier New'" fo:background-color="transparent" fo:color="#008100"/>
    </style:style>
    <style:style style:name="T7308" style:family="text">
      <style:text-properties fo:font-size="9.00pt" fo:font-weight="normal" fo:font-family="'Courier New'" style:font-family-asian="'Courier New'" style:font-family-complex="'Courier New'" fo:background-color="transparent" fo:color="#000000"/>
    </style:style>
    <style:style style:name="T7309" style:family="text">
      <style:text-properties fo:font-size="9.00pt" fo:font-weight="normal" fo:font-family="'Courier New'" style:font-family-asian="'Courier New'" style:font-family-complex="'Courier New'" fo:background-color="transparent" fo:color="#008100"/>
    </style:style>
    <style:style style:name="T7310" style:family="text">
      <style:text-properties fo:font-size="9.00pt" fo:font-weight="normal" fo:font-family="'Courier New'" style:font-family-asian="'Courier New'" style:font-family-complex="'Courier New'" fo:background-color="transparent" fo:color="#000000"/>
    </style:style>
    <style:style style:name="T7311" style:family="text">
      <style:text-properties fo:font-size="9.00pt" fo:font-weight="normal" fo:font-family="'Courier New'" style:font-family-asian="'Courier New'" style:font-family-complex="'Courier New'" fo:background-color="transparent" fo:color="#008100"/>
    </style:style>
    <style:style style:name="T7312" style:family="text">
      <style:text-properties fo:font-size="9.00pt" fo:font-weight="normal" fo:font-family="'Courier New'" style:font-family-asian="'Courier New'" style:font-family-complex="'Courier New'" fo:background-color="transparent" fo:color="#000000"/>
    </style:style>
    <style:style style:name="T7313" style:family="text">
      <style:text-properties fo:font-size="9.00pt" fo:font-weight="normal" fo:font-family="'Courier New'" style:font-family-asian="'Courier New'" style:font-family-complex="'Courier New'" fo:background-color="transparent" fo:color="#008100"/>
    </style:style>
    <style:style style:name="T7314" style:family="text">
      <style:text-properties fo:font-size="9.00pt" fo:font-weight="normal" fo:font-family="'Courier New'" style:font-family-asian="'Courier New'" style:font-family-complex="'Courier New'" fo:background-color="transparent" fo:color="#000000"/>
    </style:style>
    <style:style style:name="T7315" style:family="text">
      <style:text-properties fo:font-size="14.00pt" fo:font-weight="bold" fo:font-family="'Courier New'" style:font-family-asian="'Courier New'" style:font-family-complex="'Courier New'" fo:background-color="transparent" style:use-window-font-color="true" fo:font-style="italic"/>
    </style:style>
    <style:style style:name="T7316" style:family="text">
      <style:text-properties fo:font-size="9.00pt" fo:font-weight="normal" fo:font-family="'Courier New'" style:font-family-asian="'Courier New'" style:font-family-complex="'Courier New'" fo:background-color="transparent" fo:color="#000000"/>
    </style:style>
    <style:style style:name="T7317" style:family="text">
      <style:text-properties fo:font-size="9.00pt" fo:font-weight="normal" fo:font-family="'Courier New'" style:font-family-asian="'Courier New'" style:font-family-complex="'Courier New'" fo:background-color="transparent" fo:color="#008100"/>
    </style:style>
    <style:style style:name="T7318" style:family="text">
      <style:text-properties fo:font-size="9.00pt" fo:font-weight="normal" fo:font-family="'Courier New'" style:font-family-asian="'Courier New'" style:font-family-complex="'Courier New'" fo:background-color="transparent" fo:color="#000000"/>
    </style:style>
    <style:style style:name="T7319" style:family="text">
      <style:text-properties fo:font-size="9.00pt" fo:font-weight="normal" fo:font-family="'Courier New'" style:font-family-asian="'Courier New'" style:font-family-complex="'Courier New'" fo:background-color="transparent" fo:color="#008100"/>
    </style:style>
    <style:style style:name="T7320" style:family="text">
      <style:text-properties fo:font-size="9.00pt" fo:font-weight="normal" fo:font-family="'Courier New'" style:font-family-asian="'Courier New'" style:font-family-complex="'Courier New'" fo:background-color="transparent" fo:color="#000000"/>
    </style:style>
    <style:style style:name="T7321" style:family="text">
      <style:text-properties fo:font-size="9.00pt" fo:font-weight="normal" fo:font-family="'Courier New'" style:font-family-asian="'Courier New'" style:font-family-complex="'Courier New'" fo:background-color="transparent" fo:color="#ff0000"/>
    </style:style>
    <style:style style:name="T7322" style:family="text">
      <style:text-properties fo:font-size="9.00pt" fo:font-weight="normal" fo:font-family="'Courier New'" style:font-family-asian="'Courier New'" style:font-family-complex="'Courier New'" fo:background-color="transparent" fo:color="#000000"/>
    </style:style>
    <style:style style:name="T7323" style:family="text">
      <style:text-properties fo:font-size="9.00pt" fo:font-weight="normal" fo:font-family="'Courier New'" style:font-family-asian="'Courier New'" style:font-family-complex="'Courier New'" fo:background-color="transparent" fo:color="#008181" fo:font-style="italic"/>
    </style:style>
    <style:style style:name="T7324" style:family="text">
      <style:text-properties fo:font-size="9.00pt" fo:font-weight="normal" fo:font-family="'Courier New'" style:font-family-asian="'Courier New'" style:font-family-complex="'Courier New'" fo:background-color="transparent" fo:color="#000000"/>
    </style:style>
    <style:style style:name="T7325" style:family="text">
      <style:text-properties fo:font-size="9.00pt" fo:font-weight="normal" fo:font-family="'Courier New'" style:font-family-asian="'Courier New'" style:font-family-complex="'Courier New'" fo:background-color="transparent" fo:color="#008100"/>
    </style:style>
    <style:style style:name="T7326" style:family="text">
      <style:text-properties fo:font-size="9.00pt" fo:font-weight="normal" fo:font-family="'Courier New'" style:font-family-asian="'Courier New'" style:font-family-complex="'Courier New'" fo:background-color="transparent" fo:color="#000000"/>
    </style:style>
    <style:style style:name="T7327" style:family="text">
      <style:text-properties fo:font-size="9.00pt" fo:font-weight="normal" fo:font-family="'Courier New'" style:font-family-asian="'Courier New'" style:font-family-complex="'Courier New'" fo:background-color="transparent" fo:color="#008100"/>
    </style:style>
    <style:style style:name="T7328" style:family="text">
      <style:text-properties fo:font-size="9.00pt" fo:font-weight="normal" fo:font-family="'Courier New'" style:font-family-asian="'Courier New'" style:font-family-complex="'Courier New'" fo:background-color="transparent" fo:color="#000000"/>
    </style:style>
    <style:style style:name="T7329" style:family="text">
      <style:text-properties fo:font-size="9.00pt" fo:font-weight="normal" fo:font-family="'Courier New'" style:font-family-asian="'Courier New'" style:font-family-complex="'Courier New'" fo:background-color="transparent" fo:color="#008100"/>
    </style:style>
    <style:style style:name="T7330" style:family="text">
      <style:text-properties fo:font-size="9.00pt" fo:font-weight="normal" fo:font-family="'Courier New'" style:font-family-asian="'Courier New'" style:font-family-complex="'Courier New'" fo:background-color="transparent" fo:color="#000000"/>
    </style:style>
    <style:style style:name="T7331" style:family="text">
      <style:text-properties fo:font-size="9.00pt" fo:font-weight="normal" fo:font-family="'Courier New'" style:font-family-asian="'Courier New'" style:font-family-complex="'Courier New'" fo:background-color="transparent" fo:color="#008100"/>
    </style:style>
    <style:style style:name="T7332" style:family="text">
      <style:text-properties fo:font-size="9.00pt" fo:font-weight="normal" fo:font-family="'Courier New'" style:font-family-asian="'Courier New'" style:font-family-complex="'Courier New'" fo:background-color="transparent" fo:color="#000000"/>
    </style:style>
    <style:style style:name="T7333" style:family="text">
      <style:text-properties fo:font-size="9.00pt" fo:font-weight="normal" fo:font-family="'Courier New'" style:font-family-asian="'Courier New'" style:font-family-complex="'Courier New'" fo:background-color="transparent" fo:color="#008100"/>
    </style:style>
    <style:style style:name="T7334" style:family="text">
      <style:text-properties fo:font-size="9.00pt" fo:font-weight="normal" fo:font-family="'Courier New'" style:font-family-asian="'Courier New'" style:font-family-complex="'Courier New'" fo:background-color="transparent" fo:color="#000000"/>
    </style:style>
    <style:style style:name="T7335" style:family="text">
      <style:text-properties fo:font-size="9.00pt" fo:font-weight="normal" fo:font-family="'Courier New'" style:font-family-asian="'Courier New'" style:font-family-complex="'Courier New'" fo:background-color="transparent" fo:color="#008100"/>
    </style:style>
    <style:style style:name="T7336" style:family="text">
      <style:text-properties fo:font-size="9.00pt" fo:font-weight="normal" fo:font-family="'Courier New'" style:font-family-asian="'Courier New'" style:font-family-complex="'Courier New'" fo:background-color="transparent" fo:color="#000000"/>
    </style:style>
    <style:style style:name="T7337" style:family="text">
      <style:text-properties fo:font-size="9.00pt" fo:font-weight="normal" fo:font-family="'Courier New'" style:font-family-asian="'Courier New'" style:font-family-complex="'Courier New'" fo:background-color="transparent" fo:color="#008100"/>
    </style:style>
    <style:style style:name="T7338" style:family="text">
      <style:text-properties fo:font-size="9.00pt" fo:font-weight="normal" fo:font-family="'Courier New'" style:font-family-asian="'Courier New'" style:font-family-complex="'Courier New'" fo:background-color="transparent" fo:color="#000000"/>
    </style:style>
    <style:style style:name="T7339" style:family="text">
      <style:text-properties fo:font-size="9.00pt" fo:font-weight="normal" fo:font-family="'Courier New'" style:font-family-asian="'Courier New'" style:font-family-complex="'Courier New'" fo:background-color="transparent" fo:color="#008100"/>
    </style:style>
    <style:style style:name="T7340" style:family="text">
      <style:text-properties fo:font-size="9.00pt" fo:font-weight="normal" fo:font-family="'Courier New'" style:font-family-asian="'Courier New'" style:font-family-complex="'Courier New'" fo:background-color="transparent" fo:color="#000000"/>
    </style:style>
    <style:style style:name="T7341" style:family="text">
      <style:text-properties fo:font-size="9.00pt" fo:font-weight="normal" fo:font-family="'Courier New'" style:font-family-asian="'Courier New'" style:font-family-complex="'Courier New'" fo:background-color="transparent" fo:color="#008100"/>
    </style:style>
    <style:style style:name="T7342" style:family="text">
      <style:text-properties fo:font-size="9.00pt" fo:font-weight="normal" fo:font-family="'Courier New'" style:font-family-asian="'Courier New'" style:font-family-complex="'Courier New'" fo:background-color="transparent" fo:color="#000000"/>
    </style:style>
    <style:style style:name="T7343" style:family="text">
      <style:text-properties fo:font-size="9.00pt" fo:font-weight="normal" fo:font-family="'Courier New'" style:font-family-asian="'Courier New'" style:font-family-complex="'Courier New'" fo:background-color="transparent" fo:color="#008100"/>
    </style:style>
    <style:style style:name="T7344" style:family="text">
      <style:text-properties fo:font-size="9.00pt" fo:font-weight="normal" fo:font-family="'Courier New'" style:font-family-asian="'Courier New'" style:font-family-complex="'Courier New'" fo:background-color="transparent" fo:color="#000000"/>
    </style:style>
    <style:style style:name="T7345" style:family="text">
      <style:text-properties fo:font-size="9.00pt" fo:font-weight="normal" fo:font-family="'Courier New'" style:font-family-asian="'Courier New'" style:font-family-complex="'Courier New'" fo:background-color="transparent" fo:color="#008100"/>
    </style:style>
    <style:style style:name="T7346" style:family="text">
      <style:text-properties fo:font-size="9.00pt" fo:font-weight="normal" fo:font-family="'Courier New'" style:font-family-asian="'Courier New'" style:font-family-complex="'Courier New'" fo:background-color="transparent" fo:color="#000000"/>
    </style:style>
    <style:style style:name="T7347" style:family="text">
      <style:text-properties fo:font-size="9.00pt" fo:font-weight="normal" fo:font-family="'Courier New'" style:font-family-asian="'Courier New'" style:font-family-complex="'Courier New'" fo:background-color="transparent" fo:color="#008100"/>
    </style:style>
    <style:style style:name="T7348" style:family="text">
      <style:text-properties fo:font-size="9.00pt" fo:font-weight="normal" fo:font-family="'Courier New'" style:font-family-asian="'Courier New'" style:font-family-complex="'Courier New'" fo:background-color="transparent" fo:color="#000000"/>
    </style:style>
    <style:style style:name="T7349" style:family="text">
      <style:text-properties fo:font-size="9.00pt" fo:font-weight="normal" fo:font-family="'Courier New'" style:font-family-asian="'Courier New'" style:font-family-complex="'Courier New'" fo:background-color="transparent" fo:color="#008100"/>
    </style:style>
    <style:style style:name="T7350" style:family="text">
      <style:text-properties fo:font-size="9.00pt" fo:font-weight="normal" fo:font-family="'Courier New'" style:font-family-asian="'Courier New'" style:font-family-complex="'Courier New'" fo:background-color="transparent" fo:color="#000000"/>
    </style:style>
    <style:style style:name="T7351" style:family="text">
      <style:text-properties fo:font-size="9.00pt" fo:font-weight="normal" fo:font-family="'Courier New'" style:font-family-asian="'Courier New'" style:font-family-complex="'Courier New'" fo:background-color="transparent" fo:color="#008100"/>
    </style:style>
    <style:style style:name="T7352" style:family="text">
      <style:text-properties fo:font-size="9.00pt" fo:font-weight="normal" fo:font-family="'Courier New'" style:font-family-asian="'Courier New'" style:font-family-complex="'Courier New'" fo:background-color="transparent" fo:color="#000000"/>
    </style:style>
    <style:style style:name="T7353" style:family="text">
      <style:text-properties fo:font-size="9.00pt" fo:font-weight="normal" fo:font-family="'Courier New'" style:font-family-asian="'Courier New'" style:font-family-complex="'Courier New'" fo:background-color="transparent" fo:color="#008100"/>
    </style:style>
    <style:style style:name="T7354" style:family="text">
      <style:text-properties fo:font-size="9.00pt" fo:font-weight="normal" fo:font-family="'Courier New'" style:font-family-asian="'Courier New'" style:font-family-complex="'Courier New'" fo:background-color="transparent" fo:color="#000000"/>
    </style:style>
    <style:style style:name="T7355" style:family="text">
      <style:text-properties fo:font-size="9.00pt" fo:font-weight="normal" fo:font-family="'Courier New'" style:font-family-asian="'Courier New'" style:font-family-complex="'Courier New'" fo:background-color="transparent" fo:color="#008100"/>
    </style:style>
    <style:style style:name="T7356" style:family="text">
      <style:text-properties fo:font-size="9.00pt" fo:font-weight="normal" fo:font-family="'Courier New'" style:font-family-asian="'Courier New'" style:font-family-complex="'Courier New'" fo:background-color="transparent" fo:color="#000000"/>
    </style:style>
    <style:style style:name="T7357" style:family="text">
      <style:text-properties fo:font-size="9.00pt" fo:font-weight="normal" fo:font-family="'Courier New'" style:font-family-asian="'Courier New'" style:font-family-complex="'Courier New'" fo:background-color="transparent" fo:color="#008100"/>
    </style:style>
    <style:style style:name="T7358" style:family="text">
      <style:text-properties fo:font-size="9.00pt" fo:font-weight="normal" fo:font-family="'Courier New'" style:font-family-asian="'Courier New'" style:font-family-complex="'Courier New'" fo:background-color="transparent" fo:color="#000000"/>
    </style:style>
    <style:style style:name="T7359" style:family="text">
      <style:text-properties fo:font-size="9.00pt" fo:font-weight="normal" fo:font-family="'Courier New'" style:font-family-asian="'Courier New'" style:font-family-complex="'Courier New'" fo:background-color="transparent" fo:color="#008100"/>
    </style:style>
    <style:style style:name="T7360" style:family="text">
      <style:text-properties fo:font-size="9.00pt" fo:font-weight="normal" fo:font-family="'Courier New'" style:font-family-asian="'Courier New'" style:font-family-complex="'Courier New'" fo:background-color="transparent" fo:color="#000000"/>
    </style:style>
    <style:style style:name="T7361" style:family="text">
      <style:text-properties fo:font-size="9.00pt" fo:font-weight="normal" fo:font-family="'Courier New'" style:font-family-asian="'Courier New'" style:font-family-complex="'Courier New'" fo:background-color="transparent" fo:color="#008100"/>
    </style:style>
    <style:style style:name="T7362" style:family="text">
      <style:text-properties fo:font-size="9.00pt" fo:font-weight="normal" fo:font-family="'Courier New'" style:font-family-asian="'Courier New'" style:font-family-complex="'Courier New'" fo:background-color="transparent" fo:color="#000000"/>
    </style:style>
    <style:style style:name="T7363" style:family="text">
      <style:text-properties fo:font-size="9.00pt" fo:font-weight="normal" fo:font-family="'Courier New'" style:font-family-asian="'Courier New'" style:font-family-complex="'Courier New'" fo:background-color="transparent" fo:color="#ff0000"/>
    </style:style>
    <style:style style:name="T7364" style:family="text">
      <style:text-properties fo:font-size="9.00pt" fo:font-weight="normal" fo:font-family="'Courier New'" style:font-family-asian="'Courier New'" style:font-family-complex="'Courier New'" fo:background-color="transparent" fo:color="#000000"/>
    </style:style>
    <style:style style:name="T7365" style:family="text">
      <style:text-properties fo:font-size="9.00pt" fo:font-weight="normal" fo:font-family="'Courier New'" style:font-family-asian="'Courier New'" style:font-family-complex="'Courier New'" fo:background-color="transparent" fo:color="#008100"/>
    </style:style>
    <style:style style:name="T7366" style:family="text">
      <style:text-properties fo:font-size="9.00pt" fo:font-weight="normal" fo:font-family="'Courier New'" style:font-family-asian="'Courier New'" style:font-family-complex="'Courier New'" fo:background-color="transparent" fo:color="#000000"/>
    </style:style>
    <style:style style:name="T7367" style:family="text">
      <style:text-properties fo:font-size="9.00pt" fo:font-weight="normal" fo:font-family="'Courier New'" style:font-family-asian="'Courier New'" style:font-family-complex="'Courier New'" fo:background-color="transparent" fo:color="#008100"/>
    </style:style>
    <style:style style:name="T7368" style:family="text">
      <style:text-properties fo:font-size="9.00pt" fo:font-weight="normal" fo:font-family="'Courier New'" style:font-family-asian="'Courier New'" style:font-family-complex="'Courier New'" fo:background-color="transparent" fo:color="#000000"/>
    </style:style>
    <style:style style:name="T7369" style:family="text">
      <style:text-properties fo:font-size="9.00pt" fo:font-weight="normal" fo:font-family="'Courier New'" style:font-family-asian="'Courier New'" style:font-family-complex="'Courier New'" fo:background-color="transparent" fo:color="#008100"/>
    </style:style>
    <style:style style:name="T7370" style:family="text">
      <style:text-properties fo:font-size="9.00pt" fo:font-weight="normal" fo:font-family="'Courier New'" style:font-family-asian="'Courier New'" style:font-family-complex="'Courier New'" fo:background-color="transparent" fo:color="#000000"/>
    </style:style>
    <style:style style:name="T7371" style:family="text">
      <style:text-properties fo:font-size="9.00pt" fo:font-weight="normal" fo:font-family="'Courier New'" style:font-family-asian="'Courier New'" style:font-family-complex="'Courier New'" fo:background-color="transparent" fo:color="#008100"/>
    </style:style>
    <style:style style:name="T7372" style:family="text">
      <style:text-properties fo:font-size="9.00pt" fo:font-weight="normal" fo:font-family="'Courier New'" style:font-family-asian="'Courier New'" style:font-family-complex="'Courier New'" fo:background-color="transparent" fo:color="#000000"/>
    </style:style>
    <style:style style:name="T7373" style:family="text">
      <style:text-properties fo:font-size="9.00pt" fo:font-weight="normal" fo:font-family="'Courier New'" style:font-family-asian="'Courier New'" style:font-family-complex="'Courier New'" fo:background-color="transparent" fo:color="#008100"/>
    </style:style>
    <style:style style:name="T7374" style:family="text">
      <style:text-properties fo:font-size="9.00pt" fo:font-weight="normal" fo:font-family="'Courier New'" style:font-family-asian="'Courier New'" style:font-family-complex="'Courier New'" fo:background-color="transparent" fo:color="#000000"/>
    </style:style>
    <style:style style:name="T7375" style:family="text">
      <style:text-properties fo:font-size="9.00pt" fo:font-weight="normal" fo:font-family="'Courier New'" style:font-family-asian="'Courier New'" style:font-family-complex="'Courier New'" fo:background-color="transparent" fo:color="#ff0000"/>
    </style:style>
    <style:style style:name="T7376" style:family="text">
      <style:text-properties fo:font-size="9.00pt" fo:font-weight="normal" fo:font-family="'Courier New'" style:font-family-asian="'Courier New'" style:font-family-complex="'Courier New'" fo:background-color="transparent" fo:color="#000000"/>
    </style:style>
    <style:style style:name="T7377" style:family="text">
      <style:text-properties fo:font-size="14.00pt" fo:font-weight="bold" fo:font-family="'Courier New'" style:font-family-asian="'Courier New'" style:font-family-complex="'Courier New'" fo:background-color="transparent" style:use-window-font-color="true" fo:font-style="italic"/>
    </style:style>
    <style:style style:name="T7378" style:family="text">
      <style:text-properties fo:font-size="9.00pt" fo:font-weight="normal" fo:font-family="'Courier New'" style:font-family-asian="'Courier New'" style:font-family-complex="'Courier New'" fo:background-color="transparent" style:use-window-font-color="true"/>
    </style:style>
    <style:style style:name="T7379" style:family="text">
      <style:text-properties fo:font-size="11.00pt" fo:font-weight="normal" fo:font-family="Calibri" style:font-family-asian="Calibri" style:font-family-complex="Calibri" fo:background-color="transparent" style:use-window-font-color="true"/>
    </style:style>
    <style:style style:name="T7380" style:family="text">
      <style:text-properties fo:font-size="11.00pt" fo:font-weight="bold" fo:font-family="'Courier New'" style:font-family-asian="'Courier New'" style:font-family-complex="'Courier New'" fo:background-color="transparent" style:use-window-font-color="true"/>
    </style:style>
    <style:style style:name="T7381" style:family="text">
      <style:text-properties fo:font-size="9.00pt" fo:font-weight="normal" fo:font-family="'Courier New'" style:font-family-asian="'Courier New'" style:font-family-complex="'Courier New'" fo:background-color="transparent" style:use-window-font-color="true"/>
    </style:style>
    <style:style style:name="T7382" style:family="text">
      <style:text-properties fo:font-size="11.00pt" fo:font-weight="normal" fo:font-family="Calibri" style:font-family-asian="Calibri" style:font-family-complex="Calibri" fo:background-color="transparent" style:use-window-font-color="true"/>
    </style:style>
    <style:style style:name="T7383" style:family="text">
      <style:text-properties fo:font-size="14.00pt" fo:font-weight="bold" fo:font-family="'Courier New'" style:font-family-asian="'Courier New'" style:font-family-complex="'Courier New'" fo:background-color="transparent" style:use-window-font-color="true" fo:font-style="italic"/>
    </style:style>
    <style:style style:name="T7384" style:family="text">
      <style:text-properties fo:font-size="9.00pt" fo:font-weight="normal" fo:font-family="'Courier New'" style:font-family-asian="'Courier New'" style:font-family-complex="'Courier New'" fo:background-color="transparent" style:use-window-font-color="true"/>
    </style:style>
    <style:style style:name="T7385" style:family="text">
      <style:text-properties fo:font-size="9.00pt" fo:font-weight="bold" fo:font-family="'Courier New'" style:font-family-asian="'Courier New'" style:font-family-complex="'Courier New'" fo:background-color="transparent" style:use-window-font-color="true"/>
    </style:style>
    <style:style style:name="T7386" style:family="text">
      <style:text-properties fo:font-size="9.00pt" fo:font-weight="normal" fo:font-family="'Courier New'" style:font-family-asian="'Courier New'" style:font-family-complex="'Courier New'" fo:background-color="transparent" style:use-window-font-color="true"/>
    </style:style>
    <style:style style:name="T7387" style:family="text">
      <style:text-properties fo:font-size="9.00pt" fo:font-weight="bold" fo:font-family="'Courier New'" style:font-family-asian="'Courier New'" style:font-family-complex="'Courier New'" fo:background-color="transparent" style:use-window-font-color="true"/>
    </style:style>
    <style:style style:name="T7388" style:family="text">
      <style:text-properties fo:font-size="9.00pt" fo:font-weight="normal" fo:font-family="'Courier New'" style:font-family-asian="'Courier New'" style:font-family-complex="'Courier New'" fo:background-color="transparent" style:use-window-font-color="true"/>
    </style:style>
    <style:style style:name="T7389" style:family="text">
      <style:text-properties fo:font-size="9.00pt" fo:font-weight="bold" fo:font-family="'Courier New'" style:font-family-asian="'Courier New'" style:font-family-complex="'Courier New'" fo:background-color="transparent" style:use-window-font-color="true"/>
    </style:style>
    <style:style style:name="T7390" style:family="text">
      <style:text-properties fo:font-size="9.00pt" fo:font-weight="normal" fo:font-family="'Courier New'" style:font-family-asian="'Courier New'" style:font-family-complex="'Courier New'" fo:background-color="transparent" style:use-window-font-color="true"/>
    </style:style>
    <style:style style:name="T7391" style:family="text">
      <style:text-properties fo:font-size="9.00pt" fo:font-weight="bold" fo:font-family="'Courier New'" style:font-family-asian="'Courier New'" style:font-family-complex="'Courier New'" fo:background-color="transparent" style:use-window-font-color="true"/>
    </style:style>
    <style:style style:name="T7392" style:family="text">
      <style:text-properties fo:font-size="9.00pt" fo:font-weight="normal" fo:font-family="'Courier New'" style:font-family-asian="'Courier New'" style:font-family-complex="'Courier New'" fo:background-color="transparent" style:use-window-font-color="true"/>
    </style:style>
    <style:style style:name="T7393" style:family="text">
      <style:text-properties fo:font-size="9.00pt" fo:font-weight="bold" fo:font-family="'Courier New'" style:font-family-asian="'Courier New'" style:font-family-complex="'Courier New'" fo:background-color="transparent" style:use-window-font-color="true"/>
    </style:style>
    <style:style style:name="T7394" style:family="text">
      <style:text-properties fo:font-size="9.00pt" fo:font-weight="normal" fo:font-family="'Courier New'" style:font-family-asian="'Courier New'" style:font-family-complex="'Courier New'" fo:background-color="transparent" style:use-window-font-color="true"/>
    </style:style>
    <style:style style:name="T7395" style:family="text">
      <style:text-properties fo:font-size="9.00pt" fo:font-weight="bold" fo:font-family="'Courier New'" style:font-family-asian="'Courier New'" style:font-family-complex="'Courier New'" fo:background-color="transparent" style:use-window-font-color="true"/>
    </style:style>
    <style:style style:name="T7396" style:family="text">
      <style:text-properties fo:font-size="9.00pt" fo:font-weight="normal" fo:font-family="'Courier New'" style:font-family-asian="'Courier New'" style:font-family-complex="'Courier New'" fo:background-color="transparent" style:use-window-font-color="true"/>
    </style:style>
    <style:style style:name="T7397" style:family="text">
      <style:text-properties fo:font-size="9.00pt" fo:font-weight="bold" fo:font-family="'Courier New'" style:font-family-asian="'Courier New'" style:font-family-complex="'Courier New'" fo:background-color="transparent" style:use-window-font-color="true"/>
    </style:style>
    <style:style style:name="T7398" style:family="text">
      <style:text-properties fo:font-size="9.00pt" fo:font-weight="normal" fo:font-family="'Courier New'" style:font-family-asian="'Courier New'" style:font-family-complex="'Courier New'" fo:background-color="transparent" style:use-window-font-color="true"/>
    </style:style>
    <style:style style:name="T7399" style:family="text">
      <style:text-properties fo:font-size="9.00pt" fo:font-weight="bold" fo:font-family="'Courier New'" style:font-family-asian="'Courier New'" style:font-family-complex="'Courier New'" fo:background-color="transparent" style:use-window-font-color="true"/>
    </style:style>
    <style:style style:name="T7400" style:family="text">
      <style:text-properties fo:font-size="9.00pt" fo:font-weight="normal" fo:font-family="'Courier New'" style:font-family-asian="'Courier New'" style:font-family-complex="'Courier New'" fo:background-color="transparent" style:use-window-font-color="true"/>
    </style:style>
    <style:style style:name="T7401" style:family="text">
      <style:text-properties fo:font-size="9.00pt" fo:font-weight="bold" fo:font-family="'Courier New'" style:font-family-asian="'Courier New'" style:font-family-complex="'Courier New'" fo:background-color="transparent" style:use-window-font-color="true"/>
    </style:style>
    <style:style style:name="T7402" style:family="text">
      <style:text-properties fo:font-size="9.00pt" fo:font-weight="normal" fo:font-family="'Courier New'" style:font-family-asian="'Courier New'" style:font-family-complex="'Courier New'" fo:background-color="transparent" style:use-window-font-color="true"/>
    </style:style>
    <style:style style:name="T7403" style:family="text">
      <style:text-properties fo:font-size="9.00pt" fo:font-weight="bold" fo:font-family="'Courier New'" style:font-family-asian="'Courier New'" style:font-family-complex="'Courier New'" fo:background-color="transparent" style:use-window-font-color="true"/>
    </style:style>
    <style:style style:name="T7404" style:family="text">
      <style:text-properties fo:font-size="9.00pt" fo:font-weight="normal" fo:font-family="'Courier New'" style:font-family-asian="'Courier New'" style:font-family-complex="'Courier New'" fo:background-color="transparent" style:use-window-font-color="true"/>
    </style:style>
    <style:style style:name="T7405" style:family="text">
      <style:text-properties fo:font-size="9.00pt" fo:font-weight="bold" fo:font-family="'Courier New'" style:font-family-asian="'Courier New'" style:font-family-complex="'Courier New'" fo:background-color="transparent" style:use-window-font-color="true"/>
    </style:style>
    <style:style style:name="T7406" style:family="text">
      <style:text-properties fo:font-size="9.00pt" fo:font-weight="normal" fo:font-family="'Courier New'" style:font-family-asian="'Courier New'" style:font-family-complex="'Courier New'" fo:background-color="transparent" style:use-window-font-color="true"/>
    </style:style>
    <style:style style:name="T7407" style:family="text">
      <style:text-properties fo:font-size="9.00pt" fo:font-weight="bold" fo:font-family="'Courier New'" style:font-family-asian="'Courier New'" style:font-family-complex="'Courier New'" fo:background-color="transparent" style:use-window-font-color="true"/>
    </style:style>
    <style:style style:name="T7408" style:family="text">
      <style:text-properties fo:font-size="9.00pt" fo:font-weight="normal" fo:font-family="'Courier New'" style:font-family-asian="'Courier New'" style:font-family-complex="'Courier New'" fo:background-color="transparent" style:use-window-font-color="true"/>
    </style:style>
    <style:style style:name="T7409" style:family="text">
      <style:text-properties fo:font-size="9.00pt" fo:font-weight="bold" fo:font-family="'Courier New'" style:font-family-asian="'Courier New'" style:font-family-complex="'Courier New'" fo:background-color="transparent" style:use-window-font-color="true"/>
    </style:style>
    <style:style style:name="T7410" style:family="text">
      <style:text-properties fo:font-size="9.00pt" fo:font-weight="normal" fo:font-family="'Courier New'" style:font-family-asian="'Courier New'" style:font-family-complex="'Courier New'" fo:background-color="transparent" style:use-window-font-color="true"/>
    </style:style>
    <style:style style:name="T7411" style:family="text">
      <style:text-properties fo:font-size="9.00pt" fo:font-weight="bold" fo:font-family="'Courier New'" style:font-family-asian="'Courier New'" style:font-family-complex="'Courier New'" fo:background-color="transparent" style:use-window-font-color="true"/>
    </style:style>
    <style:style style:name="T7412" style:family="text">
      <style:text-properties fo:font-size="9.00pt" fo:font-weight="normal" fo:font-family="'Courier New'" style:font-family-asian="'Courier New'" style:font-family-complex="'Courier New'" fo:background-color="transparent" style:use-window-font-color="true"/>
    </style:style>
    <style:style style:name="T7413" style:family="text">
      <style:text-properties fo:font-size="9.00pt" fo:font-weight="bold" fo:font-family="'Courier New'" style:font-family-asian="'Courier New'" style:font-family-complex="'Courier New'" fo:background-color="transparent" style:use-window-font-color="true"/>
    </style:style>
    <style:style style:name="T7414" style:family="text">
      <style:text-properties fo:font-size="9.00pt" fo:font-weight="normal" fo:font-family="'Courier New'" style:font-family-asian="'Courier New'" style:font-family-complex="'Courier New'" fo:background-color="transparent" style:use-window-font-color="true"/>
    </style:style>
    <style:style style:name="T7415" style:family="text">
      <style:text-properties fo:font-size="9.00pt" fo:font-weight="bold" fo:font-family="'Courier New'" style:font-family-asian="'Courier New'" style:font-family-complex="'Courier New'" fo:background-color="transparent" style:use-window-font-color="true"/>
    </style:style>
    <style:style style:name="T7416" style:family="text">
      <style:text-properties fo:font-size="9.00pt" fo:font-weight="normal" fo:font-family="'Courier New'" style:font-family-asian="'Courier New'" style:font-family-complex="'Courier New'" fo:background-color="transparent" style:use-window-font-color="true"/>
    </style:style>
    <style:style style:name="T7417" style:family="text">
      <style:text-properties fo:font-size="9.00pt" fo:font-weight="normal" fo:font-family="'Courier New'" style:font-family-asian="'Courier New'" style:font-family-complex="'Courier New'" fo:background-color="transparent" fo:color="#800080"/>
    </style:style>
    <style:style style:name="T7418" style:family="text">
      <style:text-properties fo:font-size="9.00pt" fo:font-weight="bold" fo:font-family="'Courier New'" style:font-family-asian="'Courier New'" style:font-family-complex="'Courier New'" fo:background-color="transparent" fo:color="#800080"/>
    </style:style>
    <style:style style:name="T7419" style:family="text">
      <style:text-properties fo:font-size="9.00pt" fo:font-weight="normal" fo:font-family="'Courier New'" style:font-family-asian="'Courier New'" style:font-family-complex="'Courier New'" fo:background-color="transparent" fo:color="#800080"/>
    </style:style>
    <style:style style:name="T7420" style:family="text">
      <style:text-properties fo:font-size="9.00pt" fo:font-weight="normal" fo:font-family="'Courier New'" style:font-family-asian="'Courier New'" style:font-family-complex="'Courier New'" fo:background-color="transparent" style:use-window-font-color="true"/>
    </style:style>
    <style:style style:name="T7421" style:family="text">
      <style:text-properties fo:font-size="9.00pt" fo:font-weight="normal" fo:font-family="'Courier New'" style:font-family-asian="'Courier New'" style:font-family-complex="'Courier New'" fo:background-color="transparent" fo:color="#800080"/>
    </style:style>
    <style:style style:name="T7422" style:family="text">
      <style:text-properties fo:font-size="9.00pt" fo:font-weight="bold" fo:font-family="'Courier New'" style:font-family-asian="'Courier New'" style:font-family-complex="'Courier New'" fo:background-color="transparent" fo:color="#800080"/>
    </style:style>
    <style:style style:name="T7423" style:family="text">
      <style:text-properties fo:font-size="9.00pt" fo:font-weight="normal" fo:font-family="'Courier New'" style:font-family-asian="'Courier New'" style:font-family-complex="'Courier New'" fo:background-color="transparent" fo:color="#800080"/>
    </style:style>
    <style:style style:name="T7424" style:family="text">
      <style:text-properties fo:font-size="9.00pt" fo:font-weight="normal" fo:font-family="'Courier New'" style:font-family-asian="'Courier New'" style:font-family-complex="'Courier New'" fo:background-color="transparent" style:use-window-font-color="true"/>
    </style:style>
    <style:style style:name="T7425" style:family="text">
      <style:text-properties fo:font-size="9.00pt" fo:font-weight="normal" fo:font-family="'Courier New'" style:font-family-asian="'Courier New'" style:font-family-complex="'Courier New'" fo:background-color="transparent" fo:color="#800080"/>
    </style:style>
    <style:style style:name="T7426" style:family="text">
      <style:text-properties fo:font-size="9.00pt" fo:font-weight="bold" fo:font-family="'Courier New'" style:font-family-asian="'Courier New'" style:font-family-complex="'Courier New'" fo:background-color="transparent" fo:color="#800080"/>
    </style:style>
    <style:style style:name="T7427" style:family="text">
      <style:text-properties fo:font-size="9.00pt" fo:font-weight="normal" fo:font-family="'Courier New'" style:font-family-asian="'Courier New'" style:font-family-complex="'Courier New'" fo:background-color="transparent" fo:color="#800080"/>
    </style:style>
    <style:style style:name="T7428" style:family="text">
      <style:text-properties fo:font-size="9.00pt" fo:font-weight="normal" fo:font-family="'Courier New'" style:font-family-asian="'Courier New'" style:font-family-complex="'Courier New'" fo:background-color="transparent" style:use-window-font-color="true"/>
    </style:style>
    <style:style style:name="T7429" style:family="text">
      <style:text-properties fo:font-size="9.00pt" fo:font-weight="bold" fo:font-family="'Courier New'" style:font-family-asian="'Courier New'" style:font-family-complex="'Courier New'" fo:background-color="transparent" fo:color="#0000ff"/>
    </style:style>
    <style:style style:name="T7430" style:family="text">
      <style:text-properties fo:font-size="9.00pt" fo:font-weight="normal" fo:font-family="'Courier New'" style:font-family-asian="'Courier New'" style:font-family-complex="'Courier New'" fo:background-color="transparent" fo:color="#0000ff"/>
    </style:style>
    <style:style style:name="T7431" style:family="text">
      <style:text-properties fo:font-size="9.00pt" fo:font-weight="bold" fo:font-family="'Courier New'" style:font-family-asian="'Courier New'" style:font-family-complex="'Courier New'" fo:background-color="transparent" fo:color="#0000ff"/>
    </style:style>
    <style:style style:name="T7432" style:family="text">
      <style:text-properties fo:font-size="9.00pt" fo:font-weight="normal" fo:font-family="'Courier New'" style:font-family-asian="'Courier New'" style:font-family-complex="'Courier New'" fo:background-color="transparent" fo:color="#0000ff"/>
    </style:style>
    <style:style style:name="T7433" style:family="text">
      <style:text-properties fo:font-size="9.00pt" fo:font-weight="bold" fo:font-family="'Courier New'" style:font-family-asian="'Courier New'" style:font-family-complex="'Courier New'" fo:background-color="transparent" fo:color="#0000ff"/>
    </style:style>
    <style:style style:name="T7434" style:family="text">
      <style:text-properties fo:font-size="9.00pt" fo:font-weight="normal" fo:font-family="'Courier New'" style:font-family-asian="'Courier New'" style:font-family-complex="'Courier New'" fo:background-color="transparent" fo:color="#0000ff"/>
    </style:style>
    <style:style style:name="T7435" style:family="text">
      <style:text-properties fo:font-size="9.00pt" fo:font-weight="normal" fo:font-family="'Courier New'" style:font-family-asian="'Courier New'" style:font-family-complex="'Courier New'" fo:background-color="transparent" style:use-window-font-color="true"/>
    </style:style>
    <style:style style:name="T7436" style:family="text">
      <style:text-properties fo:font-size="9.00pt" fo:font-weight="bold" fo:font-family="'Courier New'" style:font-family-asian="'Courier New'" style:font-family-complex="'Courier New'" fo:background-color="transparent" style:use-window-font-color="true"/>
    </style:style>
    <style:style style:name="T7437" style:family="text">
      <style:text-properties fo:font-size="9.00pt" fo:font-weight="normal" fo:font-family="'Courier New'" style:font-family-asian="'Courier New'" style:font-family-complex="'Courier New'" fo:background-color="transparent" style:use-window-font-color="true"/>
    </style:style>
    <style:style style:name="T7438" style:family="text">
      <style:text-properties fo:font-size="9.00pt" fo:font-weight="bold" fo:font-family="'Courier New'" style:font-family-asian="'Courier New'" style:font-family-complex="'Courier New'" fo:background-color="transparent" style:use-window-font-color="true"/>
    </style:style>
    <style:style style:name="T7439" style:family="text">
      <style:text-properties fo:font-size="9.00pt" fo:font-weight="normal" fo:font-family="'Courier New'" style:font-family-asian="'Courier New'" style:font-family-complex="'Courier New'" fo:background-color="transparent" style:use-window-font-color="true"/>
    </style:style>
    <style:style style:name="T7440" style:family="text">
      <style:text-properties fo:font-size="9.00pt" fo:font-weight="bold" fo:font-family="'Courier New'" style:font-family-asian="'Courier New'" style:font-family-complex="'Courier New'" fo:background-color="transparent" style:use-window-font-color="true"/>
    </style:style>
    <style:style style:name="T7441" style:family="text">
      <style:text-properties fo:font-size="9.00pt" fo:font-weight="normal" fo:font-family="'Courier New'" style:font-family-asian="'Courier New'" style:font-family-complex="'Courier New'" fo:background-color="transparent" style:use-window-font-color="true"/>
    </style:style>
    <style:style style:name="T7442" style:family="text">
      <style:text-properties fo:font-size="9.00pt" fo:font-weight="normal" fo:font-family="'Courier New'" style:font-family-asian="'Courier New'" style:font-family-complex="'Courier New'" fo:background-color="transparent" fo:color="#800080"/>
    </style:style>
    <style:style style:name="T7443" style:family="text">
      <style:text-properties fo:font-size="9.00pt" fo:font-weight="bold" fo:font-family="'Courier New'" style:font-family-asian="'Courier New'" style:font-family-complex="'Courier New'" fo:background-color="transparent" fo:color="#800080"/>
    </style:style>
    <style:style style:name="T7444" style:family="text">
      <style:text-properties fo:font-size="9.00pt" fo:font-weight="normal" fo:font-family="'Courier New'" style:font-family-asian="'Courier New'" style:font-family-complex="'Courier New'" fo:background-color="transparent" fo:color="#800080"/>
    </style:style>
    <style:style style:name="T7445" style:family="text">
      <style:text-properties fo:font-size="9.00pt" fo:font-weight="normal" fo:font-family="'Courier New'" style:font-family-asian="'Courier New'" style:font-family-complex="'Courier New'" fo:background-color="transparent" style:use-window-font-color="true"/>
    </style:style>
    <style:style style:name="T7446" style:family="text">
      <style:text-properties fo:font-size="9.00pt" fo:font-weight="bold" fo:font-family="'Courier New'" style:font-family-asian="'Courier New'" style:font-family-complex="'Courier New'" fo:background-color="transparent" style:use-window-font-color="true"/>
    </style:style>
    <style:style style:name="T7447" style:family="text">
      <style:text-properties fo:font-size="9.00pt" fo:font-weight="normal" fo:font-family="'Courier New'" style:font-family-asian="'Courier New'" style:font-family-complex="'Courier New'" fo:background-color="transparent" style:use-window-font-color="true"/>
    </style:style>
    <style:style style:name="T7448" style:family="text">
      <style:text-properties fo:font-size="9.00pt" fo:font-weight="bold" fo:font-family="'Courier New'" style:font-family-asian="'Courier New'" style:font-family-complex="'Courier New'" fo:background-color="transparent" style:use-window-font-color="true"/>
    </style:style>
    <style:style style:name="T7449" style:family="text">
      <style:text-properties fo:font-size="9.00pt" fo:font-weight="normal" fo:font-family="'Courier New'" style:font-family-asian="'Courier New'" style:font-family-complex="'Courier New'" fo:background-color="transparent" style:use-window-font-color="true"/>
    </style:style>
    <style:style style:name="T7450" style:family="text">
      <style:text-properties fo:font-size="9.00pt" fo:font-weight="bold" fo:font-family="'Courier New'" style:font-family-asian="'Courier New'" style:font-family-complex="'Courier New'" fo:background-color="transparent" style:use-window-font-color="true"/>
    </style:style>
    <style:style style:name="T7451" style:family="text">
      <style:text-properties fo:font-size="9.00pt" fo:font-weight="normal" fo:font-family="'Courier New'" style:font-family-asian="'Courier New'" style:font-family-complex="'Courier New'" fo:background-color="transparent" style:use-window-font-color="true"/>
    </style:style>
    <style:style style:name="T7452" style:family="text">
      <style:text-properties fo:font-size="9.00pt" fo:font-weight="bold" fo:font-family="'Courier New'" style:font-family-asian="'Courier New'" style:font-family-complex="'Courier New'" fo:background-color="transparent" style:use-window-font-color="true"/>
    </style:style>
    <style:style style:name="T7453" style:family="text">
      <style:text-properties fo:font-size="9.00pt" fo:font-weight="normal" fo:font-family="'Courier New'" style:font-family-asian="'Courier New'" style:font-family-complex="'Courier New'" fo:background-color="transparent" style:use-window-font-color="true"/>
    </style:style>
    <style:style style:name="T7454" style:family="text">
      <style:text-properties fo:font-size="9.00pt" fo:font-weight="normal" fo:font-family="'Courier New'" style:font-family-asian="'Courier New'" style:font-family-complex="'Courier New'" fo:background-color="transparent" fo:color="#800080"/>
    </style:style>
    <style:style style:name="T7455" style:family="text">
      <style:text-properties fo:font-size="9.00pt" fo:font-weight="bold" fo:font-family="'Courier New'" style:font-family-asian="'Courier New'" style:font-family-complex="'Courier New'" fo:background-color="transparent" fo:color="#800080"/>
    </style:style>
    <style:style style:name="T7456" style:family="text">
      <style:text-properties fo:font-size="9.00pt" fo:font-weight="normal" fo:font-family="'Courier New'" style:font-family-asian="'Courier New'" style:font-family-complex="'Courier New'" fo:background-color="transparent" fo:color="#800080"/>
    </style:style>
    <style:style style:name="T7457" style:family="text">
      <style:text-properties fo:font-size="9.00pt" fo:font-weight="normal" fo:font-family="'Courier New'" style:font-family-asian="'Courier New'" style:font-family-complex="'Courier New'" fo:background-color="transparent" style:use-window-font-color="true"/>
    </style:style>
    <style:style style:name="T7458" style:family="text">
      <style:text-properties fo:font-size="9.00pt" fo:font-weight="bold" fo:font-family="'Courier New'" style:font-family-asian="'Courier New'" style:font-family-complex="'Courier New'" fo:background-color="transparent" style:use-window-font-color="true"/>
    </style:style>
    <style:style style:name="T7459" style:family="text">
      <style:text-properties fo:font-size="9.00pt" fo:font-weight="normal" fo:font-family="'Courier New'" style:font-family-asian="'Courier New'" style:font-family-complex="'Courier New'" fo:background-color="transparent" fo:color="#800080"/>
    </style:style>
    <style:style style:name="T7460" style:family="text">
      <style:text-properties fo:font-size="9.00pt" fo:font-weight="bold" fo:font-family="'Courier New'" style:font-family-asian="'Courier New'" style:font-family-complex="'Courier New'" fo:background-color="transparent" fo:color="#800080"/>
    </style:style>
    <style:style style:name="T7461" style:family="text">
      <style:text-properties fo:font-size="9.00pt" fo:font-weight="normal" fo:font-family="'Courier New'" style:font-family-asian="'Courier New'" style:font-family-complex="'Courier New'" fo:background-color="transparent" fo:color="#800080"/>
    </style:style>
    <style:style style:name="T7462" style:family="text">
      <style:text-properties fo:font-size="9.00pt" fo:font-weight="bold" fo:font-family="'Courier New'" style:font-family-asian="'Courier New'" style:font-family-complex="'Courier New'" fo:background-color="transparent" style:use-window-font-color="true"/>
    </style:style>
    <style:style style:name="T7463" style:family="text">
      <style:text-properties fo:font-size="9.00pt" fo:font-weight="normal" fo:font-family="'Courier New'" style:font-family-asian="'Courier New'" style:font-family-complex="'Courier New'" fo:background-color="transparent" fo:color="#800080"/>
    </style:style>
    <style:style style:name="T7464" style:family="text">
      <style:text-properties fo:font-size="9.00pt" fo:font-weight="bold" fo:font-family="'Courier New'" style:font-family-asian="'Courier New'" style:font-family-complex="'Courier New'" fo:background-color="transparent" fo:color="#800080"/>
    </style:style>
    <style:style style:name="T7465" style:family="text">
      <style:text-properties fo:font-size="9.00pt" fo:font-weight="normal" fo:font-family="'Courier New'" style:font-family-asian="'Courier New'" style:font-family-complex="'Courier New'" fo:background-color="transparent" fo:color="#800080"/>
    </style:style>
    <style:style style:name="T7466" style:family="text">
      <style:text-properties fo:font-size="9.00pt" fo:font-weight="bold" fo:font-family="'Courier New'" style:font-family-asian="'Courier New'" style:font-family-complex="'Courier New'" fo:background-color="transparent" style:use-window-font-color="true"/>
    </style:style>
    <style:style style:name="T7467" style:family="text">
      <style:text-properties fo:font-size="9.00pt" fo:font-weight="normal" fo:font-family="'Courier New'" style:font-family-asian="'Courier New'" style:font-family-complex="'Courier New'" fo:background-color="transparent" fo:color="#800080"/>
    </style:style>
    <style:style style:name="T7468" style:family="text">
      <style:text-properties fo:font-size="9.00pt" fo:font-weight="bold" fo:font-family="'Courier New'" style:font-family-asian="'Courier New'" style:font-family-complex="'Courier New'" fo:background-color="transparent" fo:color="#800080"/>
    </style:style>
    <style:style style:name="T7469" style:family="text">
      <style:text-properties fo:font-size="9.00pt" fo:font-weight="normal" fo:font-family="'Courier New'" style:font-family-asian="'Courier New'" style:font-family-complex="'Courier New'" fo:background-color="transparent" fo:color="#800080"/>
    </style:style>
    <style:style style:name="T7470" style:family="text">
      <style:text-properties fo:font-size="9.00pt" fo:font-weight="bold" fo:font-family="'Courier New'" style:font-family-asian="'Courier New'" style:font-family-complex="'Courier New'" fo:background-color="transparent" style:use-window-font-color="true"/>
    </style:style>
    <style:style style:name="T7471" style:family="text">
      <style:text-properties fo:font-size="9.00pt" fo:font-weight="bold" fo:font-family="'Courier New'" style:font-family-asian="'Courier New'" style:font-family-complex="'Courier New'" fo:background-color="transparent" fo:color="#800080"/>
    </style:style>
    <style:style style:name="T7472" style:family="text">
      <style:text-properties fo:font-size="9.00pt" fo:font-weight="normal" fo:font-family="'Courier New'" style:font-family-asian="'Courier New'" style:font-family-complex="'Courier New'" fo:background-color="transparent" style:use-window-font-color="true"/>
    </style:style>
    <style:style style:name="T7473" style:family="text">
      <style:text-properties fo:font-size="9.00pt" fo:font-weight="normal" fo:font-family="'Courier New'" style:font-family-asian="'Courier New'" style:font-family-complex="'Courier New'" fo:background-color="transparent" fo:color="#800080"/>
    </style:style>
    <style:style style:name="T7474" style:family="text">
      <style:text-properties fo:font-size="9.00pt" fo:font-weight="bold" fo:font-family="'Courier New'" style:font-family-asian="'Courier New'" style:font-family-complex="'Courier New'" fo:background-color="transparent" fo:color="#800080"/>
    </style:style>
    <style:style style:name="T7475" style:family="text">
      <style:text-properties fo:font-size="9.00pt" fo:font-weight="normal" fo:font-family="'Courier New'" style:font-family-asian="'Courier New'" style:font-family-complex="'Courier New'" fo:background-color="transparent" fo:color="#800080"/>
    </style:style>
    <style:style style:name="T7476" style:family="text">
      <style:text-properties fo:font-size="9.00pt" fo:font-weight="normal" fo:font-family="'Courier New'" style:font-family-asian="'Courier New'" style:font-family-complex="'Courier New'" fo:background-color="transparent" style:use-window-font-color="true"/>
    </style:style>
    <style:style style:name="T7477" style:family="text">
      <style:text-properties fo:font-size="9.00pt" fo:font-weight="bold" fo:font-family="'Courier New'" style:font-family-asian="'Courier New'" style:font-family-complex="'Courier New'" fo:background-color="transparent" style:use-window-font-color="true"/>
    </style:style>
    <style:style style:name="T7478" style:family="text">
      <style:text-properties fo:font-size="9.00pt" fo:font-weight="normal" fo:font-family="'Courier New'" style:font-family-asian="'Courier New'" style:font-family-complex="'Courier New'" fo:background-color="transparent" style:use-window-font-color="true"/>
    </style:style>
    <style:style style:name="T7479" style:family="text">
      <style:text-properties fo:font-size="9.00pt" fo:font-weight="bold" fo:font-family="'Courier New'" style:font-family-asian="'Courier New'" style:font-family-complex="'Courier New'" fo:background-color="transparent" style:use-window-font-color="true"/>
    </style:style>
    <style:style style:name="T7480" style:family="text">
      <style:text-properties fo:font-size="9.00pt" fo:font-weight="normal" fo:font-family="'Courier New'" style:font-family-asian="'Courier New'" style:font-family-complex="'Courier New'" fo:background-color="transparent" style:use-window-font-color="true"/>
    </style:style>
    <style:style style:name="T7481" style:family="text">
      <style:text-properties fo:font-size="9.00pt" fo:font-weight="bold" fo:font-family="'Courier New'" style:font-family-asian="'Courier New'" style:font-family-complex="'Courier New'" fo:background-color="transparent" style:use-window-font-color="true"/>
    </style:style>
    <style:style style:name="T7482" style:family="text">
      <style:text-properties fo:font-size="9.00pt" fo:font-weight="normal" fo:font-family="'Courier New'" style:font-family-asian="'Courier New'" style:font-family-complex="'Courier New'" fo:background-color="transparent" style:use-window-font-color="true"/>
    </style:style>
    <style:style style:name="T7483" style:family="text">
      <style:text-properties fo:font-size="9.00pt" fo:font-weight="bold" fo:font-family="'Courier New'" style:font-family-asian="'Courier New'" style:font-family-complex="'Courier New'" fo:background-color="transparent" style:use-window-font-color="true"/>
    </style:style>
    <style:style style:name="T7484" style:family="text">
      <style:text-properties fo:font-size="9.00pt" fo:font-weight="normal" fo:font-family="'Courier New'" style:font-family-asian="'Courier New'" style:font-family-complex="'Courier New'" fo:background-color="transparent" style:use-window-font-color="true"/>
    </style:style>
    <style:style style:name="T7485" style:family="text">
      <style:text-properties fo:font-size="9.00pt" fo:font-weight="bold" fo:font-family="'Courier New'" style:font-family-asian="'Courier New'" style:font-family-complex="'Courier New'" fo:background-color="transparent" style:use-window-font-color="true"/>
    </style:style>
    <style:style style:name="T7486" style:family="text">
      <style:text-properties fo:font-size="9.00pt" fo:font-weight="normal" fo:font-family="'Courier New'" style:font-family-asian="'Courier New'" style:font-family-complex="'Courier New'" fo:background-color="transparent" style:use-window-font-color="true"/>
    </style:style>
    <style:style style:name="T7487" style:family="text">
      <style:text-properties fo:font-size="9.00pt" fo:font-weight="bold" fo:font-family="'Courier New'" style:font-family-asian="'Courier New'" style:font-family-complex="'Courier New'" fo:background-color="transparent" fo:color="#800080"/>
    </style:style>
    <style:style style:name="T7488" style:family="text">
      <style:text-properties fo:font-size="9.00pt" fo:font-weight="normal" fo:font-family="'Courier New'" style:font-family-asian="'Courier New'" style:font-family-complex="'Courier New'" fo:background-color="transparent" fo:color="#800080"/>
    </style:style>
    <style:style style:name="T7489" style:family="text">
      <style:text-properties fo:font-size="9.00pt" fo:font-weight="bold" fo:font-family="'Courier New'" style:font-family-asian="'Courier New'" style:font-family-complex="'Courier New'" fo:background-color="transparent" fo:color="#800080"/>
    </style:style>
    <style:style style:name="T7490" style:family="text">
      <style:text-properties fo:font-size="9.00pt" fo:font-weight="normal" fo:font-family="'Courier New'" style:font-family-asian="'Courier New'" style:font-family-complex="'Courier New'" fo:background-color="transparent" fo:color="#800080"/>
    </style:style>
    <style:style style:name="T7491" style:family="text">
      <style:text-properties fo:font-size="9.00pt" fo:font-weight="bold" fo:font-family="'Courier New'" style:font-family-asian="'Courier New'" style:font-family-complex="'Courier New'" fo:background-color="transparent" fo:color="#800080"/>
    </style:style>
    <style:style style:name="T7492" style:family="text">
      <style:text-properties fo:font-size="9.00pt" fo:font-weight="normal" fo:font-family="'Courier New'" style:font-family-asian="'Courier New'" style:font-family-complex="'Courier New'" fo:background-color="transparent" fo:color="#800080"/>
    </style:style>
    <style:style style:name="T7493" style:family="text">
      <style:text-properties fo:font-size="9.00pt" fo:font-weight="normal" fo:font-family="'Courier New'" style:font-family-asian="'Courier New'" style:font-family-complex="'Courier New'" fo:background-color="transparent" style:use-window-font-color="true"/>
    </style:style>
    <style:style style:name="T7494" style:family="text">
      <style:text-properties fo:font-size="9.00pt" fo:font-weight="bold" fo:font-family="'Courier New'" style:font-family-asian="'Courier New'" style:font-family-complex="'Courier New'" fo:background-color="transparent" style:use-window-font-color="true"/>
    </style:style>
    <style:style style:name="T7495" style:family="text">
      <style:text-properties fo:font-size="9.00pt" fo:font-weight="normal" fo:font-family="'Courier New'" style:font-family-asian="'Courier New'" style:font-family-complex="'Courier New'" fo:background-color="transparent" style:use-window-font-color="true"/>
    </style:style>
    <style:style style:name="T7496" style:family="text">
      <style:text-properties fo:font-size="9.00pt" fo:font-weight="bold" fo:font-family="'Courier New'" style:font-family-asian="'Courier New'" style:font-family-complex="'Courier New'" fo:background-color="transparent" style:use-window-font-color="true"/>
    </style:style>
    <style:style style:name="T7497" style:family="text">
      <style:text-properties fo:font-size="9.00pt" fo:font-weight="normal" fo:font-family="'Courier New'" style:font-family-asian="'Courier New'" style:font-family-complex="'Courier New'" fo:background-color="transparent" style:use-window-font-color="true"/>
    </style:style>
    <style:style style:name="T7498" style:family="text">
      <style:text-properties fo:font-size="9.00pt" fo:font-weight="normal" fo:font-family="'Courier New'" style:font-family-asian="'Courier New'" style:font-family-complex="'Courier New'" fo:background-color="transparent" fo:color="#0000ff"/>
    </style:style>
    <style:style style:name="T7499" style:family="text">
      <style:text-properties fo:font-size="9.00pt" fo:font-weight="bold" fo:font-family="'Courier New'" style:font-family-asian="'Courier New'" style:font-family-complex="'Courier New'" fo:background-color="transparent" fo:color="#0000ff"/>
    </style:style>
    <style:style style:name="T7500" style:family="text">
      <style:text-properties fo:font-size="9.00pt" fo:font-weight="normal" fo:font-family="'Courier New'" style:font-family-asian="'Courier New'" style:font-family-complex="'Courier New'" fo:background-color="transparent" fo:color="#0000ff"/>
    </style:style>
    <style:style style:name="T7501" style:family="text">
      <style:text-properties fo:font-size="9.00pt" fo:font-weight="bold" fo:font-family="'Courier New'" style:font-family-asian="'Courier New'" style:font-family-complex="'Courier New'" fo:background-color="transparent" fo:color="#0000ff"/>
    </style:style>
    <style:style style:name="T7502" style:family="text">
      <style:text-properties fo:font-size="9.00pt" fo:font-weight="normal" fo:font-family="'Courier New'" style:font-family-asian="'Courier New'" style:font-family-complex="'Courier New'" fo:background-color="transparent" fo:color="#0000ff"/>
    </style:style>
    <style:style style:name="T7503" style:family="text">
      <style:text-properties fo:font-size="9.00pt" fo:font-weight="bold" fo:font-family="'Courier New'" style:font-family-asian="'Courier New'" style:font-family-complex="'Courier New'" fo:background-color="transparent" fo:color="#0000ff"/>
    </style:style>
    <style:style style:name="T7504" style:family="text">
      <style:text-properties fo:font-size="9.00pt" fo:font-weight="normal" fo:font-family="'Courier New'" style:font-family-asian="'Courier New'" style:font-family-complex="'Courier New'" fo:background-color="transparent" fo:color="#0000ff"/>
    </style:style>
    <style:style style:name="T7505" style:family="text">
      <style:text-properties fo:font-size="9.00pt" fo:font-weight="bold" fo:font-family="'Courier New'" style:font-family-asian="'Courier New'" style:font-family-complex="'Courier New'" fo:background-color="transparent" fo:color="#800000"/>
    </style:style>
    <style:style style:name="T7506" style:family="text">
      <style:text-properties fo:font-size="9.00pt" fo:font-weight="normal" fo:font-family="'Courier New'" style:font-family-asian="'Courier New'" style:font-family-complex="'Courier New'" fo:background-color="transparent" style:use-window-font-color="true"/>
    </style:style>
    <style:style style:name="T7507" style:family="text">
      <style:text-properties fo:font-size="9.00pt" fo:font-weight="bold" fo:font-family="'Courier New'" style:font-family-asian="'Courier New'" style:font-family-complex="'Courier New'" fo:background-color="transparent" fo:color="#0000ff"/>
    </style:style>
    <style:style style:name="T7508" style:family="text">
      <style:text-properties fo:font-size="9.00pt" fo:font-weight="normal" fo:font-family="'Courier New'" style:font-family-asian="'Courier New'" style:font-family-complex="'Courier New'" fo:background-color="transparent" fo:color="#0000ff"/>
    </style:style>
    <style:style style:name="T7509" style:family="text">
      <style:text-properties fo:font-size="9.00pt" fo:font-weight="bold" fo:font-family="'Courier New'" style:font-family-asian="'Courier New'" style:font-family-complex="'Courier New'" fo:background-color="transparent" fo:color="#0000ff"/>
    </style:style>
    <style:style style:name="T7510" style:family="text">
      <style:text-properties fo:font-size="9.00pt" fo:font-weight="normal" fo:font-family="'Courier New'" style:font-family-asian="'Courier New'" style:font-family-complex="'Courier New'" fo:background-color="transparent" fo:color="#0000ff"/>
    </style:style>
    <style:style style:name="T7511" style:family="text">
      <style:text-properties fo:font-size="9.00pt" fo:font-weight="normal" fo:font-family="'Courier New'" style:font-family-asian="'Courier New'" style:font-family-complex="'Courier New'" fo:background-color="transparent" style:use-window-font-color="true"/>
    </style:style>
    <style:style style:name="T7512" style:family="text">
      <style:text-properties fo:font-size="9.00pt" fo:font-weight="normal" fo:font-family="'Courier New'" style:font-family-asian="'Courier New'" style:font-family-complex="'Courier New'" fo:background-color="transparent" style:use-window-font-color="true" fo:font-style="italic"/>
    </style:style>
    <style:style style:name="T7513" style:family="text">
      <style:text-properties fo:font-size="9.00pt" fo:font-weight="normal" fo:font-family="'Courier New'" style:font-family-asian="'Courier New'" style:font-family-complex="'Courier New'" fo:background-color="transparent" style:use-window-font-color="true"/>
    </style:style>
    <style:style style:name="T7514" style:family="text">
      <style:text-properties fo:font-size="9.00pt" fo:font-weight="bold" fo:font-family="'Courier New'" style:font-family-asian="'Courier New'" style:font-family-complex="'Courier New'" fo:background-color="transparent" fo:color="#0000ff"/>
    </style:style>
    <style:style style:name="T7515" style:family="text">
      <style:text-properties fo:font-size="9.00pt" fo:font-weight="normal" fo:font-family="'Courier New'" style:font-family-asian="'Courier New'" style:font-family-complex="'Courier New'" fo:background-color="transparent" fo:color="#0000ff"/>
    </style:style>
    <style:style style:name="T7516" style:family="text">
      <style:text-properties fo:font-size="9.00pt" fo:font-weight="bold" fo:font-family="'Courier New'" style:font-family-asian="'Courier New'" style:font-family-complex="'Courier New'" fo:background-color="transparent" fo:color="#0000ff"/>
    </style:style>
    <style:style style:name="T7517" style:family="text">
      <style:text-properties fo:font-size="9.00pt" fo:font-weight="bold" fo:font-family="'Courier New'" style:font-family-asian="'Courier New'" style:font-family-complex="'Courier New'" fo:background-color="transparent" style:use-window-font-color="true"/>
    </style:style>
    <style:style style:name="T7518" style:family="text">
      <style:text-properties fo:font-size="9.00pt" fo:font-weight="normal" fo:font-family="'Courier New'" style:font-family-asian="'Courier New'" style:font-family-complex="'Courier New'" fo:background-color="transparent" style:use-window-font-color="true"/>
    </style:style>
    <style:style style:name="T7519" style:family="text">
      <style:text-properties fo:font-size="9.00pt" fo:font-weight="normal" fo:font-family="'Courier New'" style:font-family-asian="'Courier New'" style:font-family-complex="'Courier New'" fo:background-color="transparent" style:use-window-font-color="true" fo:font-style="italic"/>
    </style:style>
    <style:style style:name="T7520" style:family="text">
      <style:text-properties fo:font-size="9.00pt" fo:font-weight="normal" fo:font-family="'Courier New'" style:font-family-asian="'Courier New'" style:font-family-complex="'Courier New'" fo:background-color="transparent" style:use-window-font-color="true"/>
    </style:style>
    <style:style style:name="T7521" style:family="text">
      <style:text-properties fo:font-size="9.00pt" fo:font-weight="bold" fo:font-family="'Courier New'" style:font-family-asian="'Courier New'" style:font-family-complex="'Courier New'" fo:background-color="transparent" style:use-window-font-color="true"/>
    </style:style>
    <style:style style:name="T7522" style:family="text">
      <style:text-properties fo:font-size="9.00pt" fo:font-weight="normal" fo:font-family="'Courier New'" style:font-family-asian="'Courier New'" style:font-family-complex="'Courier New'" fo:background-color="transparent" style:use-window-font-color="true"/>
    </style:style>
    <style:style style:name="T7523" style:family="text">
      <style:text-properties fo:font-size="9.00pt" fo:font-weight="normal" fo:font-family="'Courier New'" style:font-family-asian="'Courier New'" style:font-family-complex="'Courier New'" fo:background-color="transparent" style:use-window-font-color="true" fo:font-style="italic"/>
    </style:style>
    <style:style style:name="T7524" style:family="text">
      <style:text-properties fo:font-size="9.00pt" fo:font-weight="normal" fo:font-family="'Courier New'" style:font-family-asian="'Courier New'" style:font-family-complex="'Courier New'" fo:background-color="transparent" style:use-window-font-color="true"/>
    </style:style>
    <style:style style:name="T7525" style:family="text">
      <style:text-properties fo:font-size="9.00pt" fo:font-weight="bold" fo:font-family="'Courier New'" style:font-family-asian="'Courier New'" style:font-family-complex="'Courier New'" fo:background-color="transparent" style:use-window-font-color="true"/>
    </style:style>
    <style:style style:name="T7526" style:family="text">
      <style:text-properties fo:font-size="9.00pt" fo:font-weight="normal" fo:font-family="'Courier New'" style:font-family-asian="'Courier New'" style:font-family-complex="'Courier New'" fo:background-color="transparent" style:use-window-font-color="true"/>
    </style:style>
    <style:style style:name="T7527" style:family="text">
      <style:text-properties fo:font-size="9.00pt" fo:font-weight="bold" fo:font-family="'Courier New'" style:font-family-asian="'Courier New'" style:font-family-complex="'Courier New'" fo:background-color="transparent" style:use-window-font-color="true"/>
    </style:style>
    <style:style style:name="T7528" style:family="text">
      <style:text-properties fo:font-size="9.00pt" fo:font-weight="normal" fo:font-family="'Courier New'" style:font-family-asian="'Courier New'" style:font-family-complex="'Courier New'" fo:background-color="transparent" style:use-window-font-color="true"/>
    </style:style>
    <style:style style:name="T7529" style:family="text">
      <style:text-properties fo:font-size="9.00pt" fo:font-weight="normal" fo:font-family="'Courier New'" style:font-family-asian="'Courier New'" style:font-family-complex="'Courier New'" fo:background-color="transparent" style:use-window-font-color="true" fo:font-style="italic"/>
    </style:style>
    <style:style style:name="T7530" style:family="text">
      <style:text-properties fo:font-size="9.00pt" fo:font-weight="normal" fo:font-family="'Courier New'" style:font-family-asian="'Courier New'" style:font-family-complex="'Courier New'" fo:background-color="transparent" style:use-window-font-color="true"/>
    </style:style>
    <style:style style:name="T7531" style:family="text">
      <style:text-properties fo:font-size="9.00pt" fo:font-weight="bold" fo:font-family="'Courier New'" style:font-family-asian="'Courier New'" style:font-family-complex="'Courier New'" fo:background-color="transparent" style:use-window-font-color="true"/>
    </style:style>
    <style:style style:name="T7532" style:family="text">
      <style:text-properties fo:font-size="9.00pt" fo:font-weight="normal" fo:font-family="'Courier New'" style:font-family-asian="'Courier New'" style:font-family-complex="'Courier New'" fo:background-color="transparent" style:use-window-font-color="true"/>
    </style:style>
    <style:style style:name="T7533" style:family="text">
      <style:text-properties fo:font-size="9.00pt" fo:font-weight="bold" fo:font-family="'Courier New'" style:font-family-asian="'Courier New'" style:font-family-complex="'Courier New'" fo:background-color="transparent" style:use-window-font-color="true"/>
    </style:style>
    <style:style style:name="T7534" style:family="text">
      <style:text-properties fo:font-size="9.00pt" fo:font-weight="normal" fo:font-family="'Courier New'" style:font-family-asian="'Courier New'" style:font-family-complex="'Courier New'" fo:background-color="transparent" style:use-window-font-color="true"/>
    </style:style>
    <style:style style:name="T7535" style:family="text">
      <style:text-properties fo:font-size="9.00pt" fo:font-weight="normal" fo:font-family="'Courier New'" style:font-family-asian="'Courier New'" style:font-family-complex="'Courier New'" fo:background-color="transparent" style:use-window-font-color="true" fo:font-style="italic"/>
    </style:style>
    <style:style style:name="T7536" style:family="text">
      <style:text-properties fo:font-size="9.00pt" fo:font-weight="normal" fo:font-family="'Courier New'" style:font-family-asian="'Courier New'" style:font-family-complex="'Courier New'" fo:background-color="transparent" style:use-window-font-color="true"/>
    </style:style>
    <style:style style:name="T7537" style:family="text">
      <style:text-properties fo:font-size="9.00pt" fo:font-weight="bold" fo:font-family="'Courier New'" style:font-family-asian="'Courier New'" style:font-family-complex="'Courier New'" fo:background-color="transparent" style:use-window-font-color="true"/>
    </style:style>
    <style:style style:name="T7538" style:family="text">
      <style:text-properties fo:font-size="9.00pt" fo:font-weight="normal" fo:font-family="'Courier New'" style:font-family-asian="'Courier New'" style:font-family-complex="'Courier New'" fo:background-color="transparent" style:use-window-font-color="true"/>
    </style:style>
    <style:style style:name="T7539" style:family="text">
      <style:text-properties fo:font-size="9.00pt" fo:font-weight="bold" fo:font-family="'Courier New'" style:font-family-asian="'Courier New'" style:font-family-complex="'Courier New'" fo:background-color="transparent" style:use-window-font-color="true"/>
    </style:style>
    <style:style style:name="T7540" style:family="text">
      <style:text-properties fo:font-size="9.00pt" fo:font-weight="normal" fo:font-family="'Courier New'" style:font-family-asian="'Courier New'" style:font-family-complex="'Courier New'" fo:background-color="transparent" style:use-window-font-color="true"/>
    </style:style>
    <style:style style:name="T7541" style:family="text">
      <style:text-properties fo:font-size="9.00pt" fo:font-weight="normal" fo:font-family="'Courier New'" style:font-family-asian="'Courier New'" style:font-family-complex="'Courier New'" fo:background-color="transparent" style:use-window-font-color="true" fo:font-style="italic"/>
    </style:style>
    <style:style style:name="T7542" style:family="text">
      <style:text-properties fo:font-size="9.00pt" fo:font-weight="normal" fo:font-family="'Courier New'" style:font-family-asian="'Courier New'" style:font-family-complex="'Courier New'" fo:background-color="transparent" style:use-window-font-color="true"/>
    </style:style>
    <style:style style:name="T7543" style:family="text">
      <style:text-properties fo:font-size="9.00pt" fo:font-weight="bold" fo:font-family="'Courier New'" style:font-family-asian="'Courier New'" style:font-family-complex="'Courier New'" fo:background-color="transparent" style:use-window-font-color="true"/>
    </style:style>
    <style:style style:name="T7544" style:family="text">
      <style:text-properties fo:font-size="9.00pt" fo:font-weight="normal" fo:font-family="'Courier New'" style:font-family-asian="'Courier New'" style:font-family-complex="'Courier New'" fo:background-color="transparent" style:use-window-font-color="true"/>
    </style:style>
    <style:style style:name="T7545" style:family="text">
      <style:text-properties fo:font-size="9.00pt" fo:font-weight="bold" fo:font-family="'Courier New'" style:font-family-asian="'Courier New'" style:font-family-complex="'Courier New'" fo:background-color="transparent" style:use-window-font-color="true"/>
    </style:style>
    <style:style style:name="T7546" style:family="text">
      <style:text-properties fo:font-size="9.00pt" fo:font-weight="normal" fo:font-family="'Courier New'" style:font-family-asian="'Courier New'" style:font-family-complex="'Courier New'" fo:background-color="transparent" style:use-window-font-color="true"/>
    </style:style>
    <style:style style:name="T7547" style:family="text">
      <style:text-properties fo:font-size="9.00pt" fo:font-weight="normal" fo:font-family="'Courier New'" style:font-family-asian="'Courier New'" style:font-family-complex="'Courier New'" fo:background-color="transparent" style:use-window-font-color="true" fo:font-style="italic"/>
    </style:style>
    <style:style style:name="T7548" style:family="text">
      <style:text-properties fo:font-size="9.00pt" fo:font-weight="normal" fo:font-family="'Courier New'" style:font-family-asian="'Courier New'" style:font-family-complex="'Courier New'" fo:background-color="transparent" style:use-window-font-color="true"/>
    </style:style>
    <style:style style:name="T7549" style:family="text">
      <style:text-properties fo:font-size="9.00pt" fo:font-weight="normal" fo:font-family="'Courier New'" style:font-family-asian="'Courier New'" style:font-family-complex="'Courier New'" fo:background-color="transparent" style:use-window-font-color="true" fo:font-style="italic"/>
    </style:style>
    <style:style style:name="T7550" style:family="text">
      <style:text-properties fo:font-size="9.00pt" fo:font-weight="normal" fo:font-family="'Courier New'" style:font-family-asian="'Courier New'" style:font-family-complex="'Courier New'" fo:background-color="transparent" style:use-window-font-color="true"/>
    </style:style>
    <style:style style:name="T7551" style:family="text">
      <style:text-properties fo:font-size="9.00pt" fo:font-weight="bold" fo:font-family="'Courier New'" style:font-family-asian="'Courier New'" style:font-family-complex="'Courier New'" fo:background-color="transparent" fo:color="#0000ff"/>
    </style:style>
    <style:style style:name="T7552" style:family="text">
      <style:text-properties fo:font-size="9.00pt" fo:font-weight="normal" fo:font-family="'Courier New'" style:font-family-asian="'Courier New'" style:font-family-complex="'Courier New'" fo:background-color="transparent" fo:color="#0000ff"/>
    </style:style>
    <style:style style:name="T7553" style:family="text">
      <style:text-properties fo:font-size="9.00pt" fo:font-weight="bold" fo:font-family="'Courier New'" style:font-family-asian="'Courier New'" style:font-family-complex="'Courier New'" fo:background-color="transparent" fo:color="#0000ff"/>
    </style:style>
    <style:style style:name="T7554" style:family="text">
      <style:text-properties fo:font-size="9.00pt" fo:font-weight="normal" fo:font-family="'Courier New'" style:font-family-asian="'Courier New'" style:font-family-complex="'Courier New'" fo:background-color="transparent" style:use-window-font-color="true"/>
    </style:style>
    <style:style style:name="T7555" style:family="text">
      <style:text-properties fo:font-size="9.00pt" fo:font-weight="normal" fo:font-family="'Courier New'" style:font-family-asian="'Courier New'" style:font-family-complex="'Courier New'" fo:background-color="transparent" style:use-window-font-color="true" fo:font-style="italic"/>
    </style:style>
    <style:style style:name="T7556" style:family="text">
      <style:text-properties fo:font-size="9.00pt" fo:font-weight="normal" fo:font-family="'Courier New'" style:font-family-asian="'Courier New'" style:font-family-complex="'Courier New'" fo:background-color="transparent" style:use-window-font-color="true"/>
    </style:style>
    <style:style style:name="T7557" style:family="text">
      <style:text-properties fo:font-size="9.00pt" fo:font-weight="normal" fo:font-family="'Courier New'" style:font-family-asian="'Courier New'" style:font-family-complex="'Courier New'" fo:background-color="transparent" style:use-window-font-color="true" fo:font-style="italic"/>
    </style:style>
    <style:style style:name="T7558" style:family="text">
      <style:text-properties fo:font-size="9.00pt" fo:font-weight="normal" fo:font-family="'Courier New'" style:font-family-asian="'Courier New'" style:font-family-complex="'Courier New'" fo:background-color="transparent" style:use-window-font-color="true"/>
    </style:style>
    <style:style style:name="T7559" style:family="text">
      <style:text-properties fo:font-size="9.00pt" fo:font-weight="bold" fo:font-family="'Courier New'" style:font-family-asian="'Courier New'" style:font-family-complex="'Courier New'" fo:background-color="transparent" fo:color="#0000ff"/>
    </style:style>
    <style:style style:name="T7560" style:family="text">
      <style:text-properties fo:font-size="9.00pt" fo:font-weight="normal" fo:font-family="'Courier New'" style:font-family-asian="'Courier New'" style:font-family-complex="'Courier New'" fo:background-color="transparent" fo:color="#0000ff"/>
    </style:style>
    <style:style style:name="T7561" style:family="text">
      <style:text-properties fo:font-size="9.00pt" fo:font-weight="bold" fo:font-family="'Courier New'" style:font-family-asian="'Courier New'" style:font-family-complex="'Courier New'" fo:background-color="transparent" fo:color="#0000ff"/>
    </style:style>
    <style:style style:name="T7562" style:family="text">
      <style:text-properties fo:font-size="9.00pt" fo:font-weight="normal" fo:font-family="'Courier New'" style:font-family-asian="'Courier New'" style:font-family-complex="'Courier New'" fo:background-color="transparent" fo:color="#0000ff"/>
    </style:style>
    <style:style style:name="T7563" style:family="text">
      <style:text-properties fo:font-size="9.00pt" fo:font-weight="normal" fo:font-family="'Courier New'" style:font-family-asian="'Courier New'" style:font-family-complex="'Courier New'" fo:background-color="transparent" style:use-window-font-color="true"/>
    </style:style>
    <style:style style:name="T7564" style:family="text">
      <style:text-properties fo:font-size="9.00pt" fo:font-weight="bold" fo:font-family="'Courier New'" style:font-family-asian="'Courier New'" style:font-family-complex="'Courier New'" fo:background-color="transparent" style:use-window-font-color="true"/>
    </style:style>
    <style:style style:name="T7565" style:family="text">
      <style:text-properties fo:font-size="9.00pt" fo:font-weight="normal" fo:font-family="'Courier New'" style:font-family-asian="'Courier New'" style:font-family-complex="'Courier New'" fo:background-color="transparent" style:use-window-font-color="true"/>
    </style:style>
    <style:style style:name="T7566" style:family="text">
      <style:text-properties fo:font-size="9.00pt" fo:font-weight="bold" fo:font-family="'Courier New'" style:font-family-asian="'Courier New'" style:font-family-complex="'Courier New'" fo:background-color="transparent" style:use-window-font-color="true"/>
    </style:style>
    <style:style style:name="T7567" style:family="text">
      <style:text-properties fo:font-size="9.00pt" fo:font-weight="normal" fo:font-family="'Courier New'" style:font-family-asian="'Courier New'" style:font-family-complex="'Courier New'" fo:background-color="transparent" style:use-window-font-color="true"/>
    </style:style>
    <style:style style:name="T7568" style:family="text">
      <style:text-properties fo:font-size="9.00pt" fo:font-weight="bold" fo:font-family="'Courier New'" style:font-family-asian="'Courier New'" style:font-family-complex="'Courier New'" fo:background-color="transparent" style:use-window-font-color="true"/>
    </style:style>
    <style:style style:name="T7569" style:family="text">
      <style:text-properties fo:font-size="9.00pt" fo:font-weight="normal" fo:font-family="'Courier New'" style:font-family-asian="'Courier New'" style:font-family-complex="'Courier New'" fo:background-color="transparent" style:use-window-font-color="true"/>
    </style:style>
    <style:style style:name="T7570" style:family="text">
      <style:text-properties fo:font-size="9.00pt" fo:font-weight="normal" fo:font-family="'Courier New'" style:font-family-asian="'Courier New'" style:font-family-complex="'Courier New'" fo:background-color="transparent" fo:color="#0000ff"/>
    </style:style>
    <style:style style:name="T7571" style:family="text">
      <style:text-properties fo:font-size="9.00pt" fo:font-weight="bold" fo:font-family="'Courier New'" style:font-family-asian="'Courier New'" style:font-family-complex="'Courier New'" fo:background-color="transparent" fo:color="#0000ff"/>
    </style:style>
    <style:style style:name="T7572" style:family="text">
      <style:text-properties fo:font-size="9.00pt" fo:font-weight="normal" fo:font-family="'Courier New'" style:font-family-asian="'Courier New'" style:font-family-complex="'Courier New'" fo:background-color="transparent" fo:color="#0000ff"/>
    </style:style>
    <style:style style:name="T7573" style:family="text">
      <style:text-properties fo:font-size="9.00pt" fo:font-weight="bold" fo:font-family="'Courier New'" style:font-family-asian="'Courier New'" style:font-family-complex="'Courier New'" fo:background-color="transparent" style:use-window-font-color="true"/>
    </style:style>
    <style:style style:name="T7574" style:family="text">
      <style:text-properties fo:font-size="9.00pt" fo:font-weight="normal" fo:font-family="'Courier New'" style:font-family-asian="'Courier New'" style:font-family-complex="'Courier New'" fo:background-color="transparent" style:use-window-font-color="true"/>
    </style:style>
    <style:style style:name="T7575" style:family="text">
      <style:text-properties fo:font-size="9.00pt" fo:font-weight="normal" fo:font-family="'Courier New'" style:font-family-asian="'Courier New'" style:font-family-complex="'Courier New'" fo:background-color="transparent" fo:color="#0000ff"/>
    </style:style>
    <style:style style:name="T7576" style:family="text">
      <style:text-properties fo:font-size="9.00pt" fo:font-weight="bold" fo:font-family="'Courier New'" style:font-family-asian="'Courier New'" style:font-family-complex="'Courier New'" fo:background-color="transparent" fo:color="#0000ff"/>
    </style:style>
    <style:style style:name="T7577" style:family="text">
      <style:text-properties fo:font-size="9.00pt" fo:font-weight="normal" fo:font-family="'Courier New'" style:font-family-asian="'Courier New'" style:font-family-complex="'Courier New'" fo:background-color="transparent" fo:color="#0000ff"/>
    </style:style>
    <style:style style:name="T7578" style:family="text">
      <style:text-properties fo:font-size="9.00pt" fo:font-weight="bold" fo:font-family="'Courier New'" style:font-family-asian="'Courier New'" style:font-family-complex="'Courier New'" fo:background-color="transparent" style:use-window-font-color="true"/>
    </style:style>
    <style:style style:name="T7579" style:family="text">
      <style:text-properties fo:font-size="9.00pt" fo:font-weight="normal" fo:font-family="'Courier New'" style:font-family-asian="'Courier New'" style:font-family-complex="'Courier New'" fo:background-color="transparent" style:use-window-font-color="true"/>
    </style:style>
    <style:style style:name="T7580" style:family="text">
      <style:text-properties fo:font-size="9.00pt" fo:font-weight="bold" fo:font-family="'Courier New'" style:font-family-asian="'Courier New'" style:font-family-complex="'Courier New'" fo:background-color="transparent" style:use-window-font-color="true"/>
    </style:style>
    <style:style style:name="T7581" style:family="text">
      <style:text-properties fo:font-size="9.00pt" fo:font-weight="normal" fo:font-family="'Courier New'" style:font-family-asian="'Courier New'" style:font-family-complex="'Courier New'" fo:background-color="transparent" style:use-window-font-color="true"/>
    </style:style>
    <style:style style:name="T7582" style:family="text">
      <style:text-properties fo:font-size="9.00pt" fo:font-weight="bold" fo:font-family="'Courier New'" style:font-family-asian="'Courier New'" style:font-family-complex="'Courier New'" fo:background-color="transparent" style:use-window-font-color="true"/>
    </style:style>
    <style:style style:name="T7583" style:family="text">
      <style:text-properties fo:font-size="9.00pt" fo:font-weight="normal" fo:font-family="'Courier New'" style:font-family-asian="'Courier New'" style:font-family-complex="'Courier New'" fo:background-color="transparent" style:use-window-font-color="true"/>
    </style:style>
    <style:style style:name="T7584" style:family="text">
      <style:text-properties fo:font-size="9.00pt" fo:font-weight="bold" fo:font-family="'Courier New'" style:font-family-asian="'Courier New'" style:font-family-complex="'Courier New'" fo:background-color="transparent" style:use-window-font-color="true"/>
    </style:style>
    <style:style style:name="T7585" style:family="text">
      <style:text-properties fo:font-size="9.00pt" fo:font-weight="normal" fo:font-family="'Courier New'" style:font-family-asian="'Courier New'" style:font-family-complex="'Courier New'" fo:background-color="transparent" style:use-window-font-color="true"/>
    </style:style>
    <style:style style:name="T7586" style:family="text">
      <style:text-properties fo:font-size="9.00pt" fo:font-weight="bold" fo:font-family="'Courier New'" style:font-family-asian="'Courier New'" style:font-family-complex="'Courier New'" fo:background-color="transparent" style:use-window-font-color="true"/>
    </style:style>
    <style:style style:name="T7587" style:family="text">
      <style:text-properties fo:font-size="9.00pt" fo:font-weight="normal" fo:font-family="'Courier New'" style:font-family-asian="'Courier New'" style:font-family-complex="'Courier New'" fo:background-color="transparent" style:use-window-font-color="true"/>
    </style:style>
    <style:style style:name="T7588" style:family="text">
      <style:text-properties fo:font-size="9.00pt" fo:font-weight="bold" fo:font-family="'Courier New'" style:font-family-asian="'Courier New'" style:font-family-complex="'Courier New'" fo:background-color="transparent" style:use-window-font-color="true"/>
    </style:style>
    <style:style style:name="T7589" style:family="text">
      <style:text-properties fo:font-size="9.00pt" fo:font-weight="normal" fo:font-family="'Courier New'" style:font-family-asian="'Courier New'" style:font-family-complex="'Courier New'" fo:background-color="transparent" style:use-window-font-color="true"/>
    </style:style>
    <style:style style:name="T7590" style:family="text">
      <style:text-properties fo:font-size="9.00pt" fo:font-weight="bold" fo:font-family="'Courier New'" style:font-family-asian="'Courier New'" style:font-family-complex="'Courier New'" fo:background-color="transparent" style:use-window-font-color="true"/>
    </style:style>
    <style:style style:name="T7591" style:family="text">
      <style:text-properties fo:font-size="9.00pt" fo:font-weight="normal" fo:font-family="'Courier New'" style:font-family-asian="'Courier New'" style:font-family-complex="'Courier New'" fo:background-color="transparent" style:use-window-font-color="true"/>
    </style:style>
    <style:style style:name="T7592" style:family="text">
      <style:text-properties fo:font-size="9.00pt" fo:font-weight="bold" fo:font-family="'Courier New'" style:font-family-asian="'Courier New'" style:font-family-complex="'Courier New'" fo:background-color="transparent" style:use-window-font-color="true"/>
    </style:style>
    <style:style style:name="T7593" style:family="text">
      <style:text-properties fo:font-size="9.00pt" fo:font-weight="normal" fo:font-family="'Courier New'" style:font-family-asian="'Courier New'" style:font-family-complex="'Courier New'" fo:background-color="transparent" style:use-window-font-color="true"/>
    </style:style>
    <style:style style:name="T7594" style:family="text">
      <style:text-properties fo:font-size="9.00pt" fo:font-weight="bold" fo:font-family="'Courier New'" style:font-family-asian="'Courier New'" style:font-family-complex="'Courier New'" fo:background-color="transparent" fo:color="#0000ff"/>
    </style:style>
    <style:style style:name="T7595" style:family="text">
      <style:text-properties fo:font-size="9.00pt" fo:font-weight="normal" fo:font-family="'Courier New'" style:font-family-asian="'Courier New'" style:font-family-complex="'Courier New'" fo:background-color="transparent" fo:color="#0000ff"/>
    </style:style>
    <style:style style:name="T7596" style:family="text">
      <style:text-properties fo:font-size="9.00pt" fo:font-weight="bold" fo:font-family="'Courier New'" style:font-family-asian="'Courier New'" style:font-family-complex="'Courier New'" fo:background-color="transparent" fo:color="#0000ff"/>
    </style:style>
    <style:style style:name="T7597" style:family="text">
      <style:text-properties fo:font-size="9.00pt" fo:font-weight="normal" fo:font-family="'Courier New'" style:font-family-asian="'Courier New'" style:font-family-complex="'Courier New'" fo:background-color="transparent" fo:color="#0000ff"/>
    </style:style>
    <style:style style:name="T7598" style:family="text">
      <style:text-properties fo:font-size="9.00pt" fo:font-weight="bold" fo:font-family="'Courier New'" style:font-family-asian="'Courier New'" style:font-family-complex="'Courier New'" fo:background-color="transparent" fo:color="#0000ff"/>
    </style:style>
    <style:style style:name="T7599" style:family="text">
      <style:text-properties fo:font-size="9.00pt" fo:font-weight="normal" fo:font-family="'Courier New'" style:font-family-asian="'Courier New'" style:font-family-complex="'Courier New'" fo:background-color="transparent" fo:color="#0000ff"/>
    </style:style>
    <style:style style:name="T7600" style:family="text">
      <style:text-properties fo:font-size="9.00pt" fo:font-weight="bold" fo:font-family="'Courier New'" style:font-family-asian="'Courier New'" style:font-family-complex="'Courier New'" fo:background-color="transparent" fo:color="#0000ff"/>
    </style:style>
    <style:style style:name="T7601" style:family="text">
      <style:text-properties fo:font-size="9.00pt" fo:font-weight="normal" fo:font-family="'Courier New'" style:font-family-asian="'Courier New'" style:font-family-complex="'Courier New'" fo:background-color="transparent" fo:color="#0000ff"/>
    </style:style>
    <style:style style:name="T7602" style:family="text">
      <style:text-properties fo:font-size="9.00pt" fo:font-weight="normal" fo:font-family="'Courier New'" style:font-family-asian="'Courier New'" style:font-family-complex="'Courier New'" fo:background-color="transparent" style:use-window-font-color="true"/>
    </style:style>
    <style:style style:name="T7603" style:family="text">
      <style:text-properties fo:font-size="9.00pt" fo:font-weight="bold" fo:font-family="'Courier New'" style:font-family-asian="'Courier New'" style:font-family-complex="'Courier New'" fo:background-color="transparent" style:use-window-font-color="true"/>
    </style:style>
    <style:style style:name="T7604" style:family="text">
      <style:text-properties fo:font-size="9.00pt" fo:font-weight="normal" fo:font-family="'Courier New'" style:font-family-asian="'Courier New'" style:font-family-complex="'Courier New'" fo:background-color="transparent" style:use-window-font-color="true"/>
    </style:style>
    <style:style style:name="T7605" style:family="text">
      <style:text-properties fo:font-size="9.00pt" fo:font-weight="bold" fo:font-family="'Courier New'" style:font-family-asian="'Courier New'" style:font-family-complex="'Courier New'" fo:background-color="transparent" style:use-window-font-color="true"/>
    </style:style>
    <style:style style:name="T7606" style:family="text">
      <style:text-properties fo:font-size="9.00pt" style:text-position="super" fo:font-weight="bold" fo:font-family="'Courier New'" style:font-family-asian="'Courier New'" style:font-family-complex="'Courier New'" fo:background-color="transparent" style:use-window-font-color="true"/>
    </style:style>
    <style:style style:name="T7607" style:family="text">
      <style:text-properties fo:font-size="9.00pt" fo:font-weight="normal" fo:font-family="'Courier New'" style:font-family-asian="'Courier New'" style:font-family-complex="'Courier New'" fo:background-color="transparent" style:use-window-font-color="true"/>
    </style:style>
    <style:style style:name="T7608" style:family="text">
      <style:text-properties fo:font-size="9.00pt" fo:font-weight="bold" fo:font-family="'Courier New'" style:font-family-asian="'Courier New'" style:font-family-complex="'Courier New'" fo:background-color="transparent" style:use-window-font-color="true"/>
    </style:style>
    <style:style style:name="T7609" style:family="text">
      <style:text-properties fo:font-size="9.00pt" fo:font-weight="normal" fo:font-family="'Courier New'" style:font-family-asian="'Courier New'" style:font-family-complex="'Courier New'" fo:background-color="transparent" style:use-window-font-color="true"/>
    </style:style>
    <style:style style:name="T7610" style:family="text">
      <style:text-properties fo:font-size="9.00pt" fo:font-weight="bold" fo:font-family="'Courier New'" style:font-family-asian="'Courier New'" style:font-family-complex="'Courier New'" fo:background-color="transparent" style:use-window-font-color="true"/>
    </style:style>
    <style:style style:name="T7611" style:family="text">
      <style:text-properties fo:font-size="9.00pt" fo:font-weight="normal" fo:font-family="'Courier New'" style:font-family-asian="'Courier New'" style:font-family-complex="'Courier New'" fo:background-color="transparent" style:use-window-font-color="true"/>
    </style:style>
    <style:style style:name="T7612" style:family="text">
      <style:text-properties fo:font-size="9.00pt" fo:font-weight="bold" fo:font-family="'Courier New'" style:font-family-asian="'Courier New'" style:font-family-complex="'Courier New'" fo:background-color="transparent" style:use-window-font-color="true"/>
    </style:style>
    <style:style style:name="T7613" style:family="text">
      <style:text-properties fo:font-size="9.00pt" fo:font-weight="normal" fo:font-family="'Courier New'" style:font-family-asian="'Courier New'" style:font-family-complex="'Courier New'" fo:background-color="transparent" style:use-window-font-color="true"/>
    </style:style>
    <style:style style:name="T7614" style:family="text">
      <style:text-properties fo:font-size="9.00pt" fo:font-weight="bold" fo:font-family="'Courier New'" style:font-family-asian="'Courier New'" style:font-family-complex="'Courier New'" fo:background-color="transparent" style:use-window-font-color="true"/>
    </style:style>
    <style:style style:name="T7615" style:family="text">
      <style:text-properties fo:font-size="9.00pt" fo:font-weight="normal" fo:font-family="'Courier New'" style:font-family-asian="'Courier New'" style:font-family-complex="'Courier New'" fo:background-color="transparent" style:use-window-font-color="true"/>
    </style:style>
    <style:style style:name="T7616" style:family="text">
      <style:text-properties fo:font-size="9.00pt" fo:font-weight="bold" fo:font-family="'Courier New'" style:font-family-asian="'Courier New'" style:font-family-complex="'Courier New'" fo:background-color="transparent" style:use-window-font-color="true"/>
    </style:style>
    <style:style style:name="T7617" style:family="text">
      <style:text-properties fo:font-size="9.00pt" fo:font-weight="normal" fo:font-family="'Courier New'" style:font-family-asian="'Courier New'" style:font-family-complex="'Courier New'" fo:background-color="transparent" style:use-window-font-color="true"/>
    </style:style>
    <style:style style:name="T7618" style:family="text">
      <style:text-properties fo:font-size="9.00pt" fo:font-weight="bold" fo:font-family="'Courier New'" style:font-family-asian="'Courier New'" style:font-family-complex="'Courier New'" fo:background-color="transparent" style:use-window-font-color="true"/>
    </style:style>
    <style:style style:name="T7619" style:family="text">
      <style:text-properties fo:font-size="9.00pt" fo:font-weight="normal" fo:font-family="'Courier New'" style:font-family-asian="'Courier New'" style:font-family-complex="'Courier New'" fo:background-color="transparent" style:use-window-font-color="true"/>
    </style:style>
    <style:style style:name="T7620" style:family="text">
      <style:text-properties fo:font-size="9.00pt" fo:font-weight="normal" fo:font-family="'Courier New'" style:font-family-asian="'Courier New'" style:font-family-complex="'Courier New'" fo:background-color="transparent" fo:color="#0000ff"/>
    </style:style>
    <style:style style:name="T7621" style:family="text">
      <style:text-properties fo:font-size="9.00pt" fo:font-weight="bold" fo:font-family="'Courier New'" style:font-family-asian="'Courier New'" style:font-family-complex="'Courier New'" fo:background-color="transparent" fo:color="#0000ff"/>
    </style:style>
    <style:style style:name="T7622" style:family="text">
      <style:text-properties fo:font-size="9.00pt" fo:font-weight="normal" fo:font-family="'Courier New'" style:font-family-asian="'Courier New'" style:font-family-complex="'Courier New'" fo:background-color="transparent" fo:color="#0000ff"/>
    </style:style>
    <style:style style:name="T7623" style:family="text">
      <style:text-properties fo:font-size="9.00pt" fo:font-weight="bold" fo:font-family="'Courier New'" style:font-family-asian="'Courier New'" style:font-family-complex="'Courier New'" fo:background-color="transparent" fo:color="#0000ff"/>
    </style:style>
    <style:style style:name="T7624" style:family="text">
      <style:text-properties fo:font-size="9.00pt" fo:font-weight="normal" fo:font-family="'Courier New'" style:font-family-asian="'Courier New'" style:font-family-complex="'Courier New'" fo:background-color="transparent" fo:color="#0000ff"/>
    </style:style>
    <style:style style:name="T7625" style:family="text">
      <style:text-properties fo:font-size="9.00pt" fo:font-weight="bold" fo:font-family="'Courier New'" style:font-family-asian="'Courier New'" style:font-family-complex="'Courier New'" fo:background-color="transparent" fo:color="#0000ff"/>
    </style:style>
    <style:style style:name="T7626" style:family="text">
      <style:text-properties fo:font-size="9.00pt" fo:font-weight="normal" fo:font-family="'Courier New'" style:font-family-asian="'Courier New'" style:font-family-complex="'Courier New'" fo:background-color="transparent" fo:color="#0000ff"/>
    </style:style>
    <style:style style:name="T7627" style:family="text">
      <style:text-properties fo:font-size="9.00pt" fo:font-weight="bold" fo:font-family="'Courier New'" style:font-family-asian="'Courier New'" style:font-family-complex="'Courier New'" fo:background-color="transparent" fo:color="#0000ff"/>
    </style:style>
    <style:style style:name="T7628" style:family="text">
      <style:text-properties fo:font-size="9.00pt" fo:font-weight="normal" fo:font-family="'Courier New'" style:font-family-asian="'Courier New'" style:font-family-complex="'Courier New'" fo:background-color="transparent" fo:color="#0000ff"/>
    </style:style>
    <style:style style:name="T7629" style:family="text">
      <style:text-properties fo:font-size="9.00pt" fo:font-weight="normal" fo:font-family="'Courier New'" style:font-family-asian="'Courier New'" style:font-family-complex="'Courier New'" fo:background-color="transparent" style:use-window-font-color="true"/>
    </style:style>
    <style:style style:name="T7630" style:family="text">
      <style:text-properties fo:font-size="9.00pt" fo:font-weight="bold" fo:font-family="'Courier New'" style:font-family-asian="'Courier New'" style:font-family-complex="'Courier New'" fo:background-color="transparent" style:use-window-font-color="true"/>
    </style:style>
    <style:style style:name="T7631" style:family="text">
      <style:text-properties fo:font-size="9.00pt" fo:font-weight="normal" fo:font-family="'Courier New'" style:font-family-asian="'Courier New'" style:font-family-complex="'Courier New'" fo:background-color="transparent" style:use-window-font-color="true"/>
    </style:style>
    <style:style style:name="T7632" style:family="text">
      <style:text-properties fo:font-size="9.00pt" fo:font-weight="bold" fo:font-family="'Courier New'" style:font-family-asian="'Courier New'" style:font-family-complex="'Courier New'" fo:background-color="transparent" style:use-window-font-color="true"/>
    </style:style>
    <style:style style:name="T7633" style:family="text">
      <style:text-properties fo:font-size="9.00pt" fo:font-weight="normal" fo:font-family="'Courier New'" style:font-family-asian="'Courier New'" style:font-family-complex="'Courier New'" fo:background-color="transparent" style:use-window-font-color="true"/>
    </style:style>
    <style:style style:name="T7634" style:family="text">
      <style:text-properties fo:font-size="9.00pt" fo:font-weight="bold" fo:font-family="'Courier New'" style:font-family-asian="'Courier New'" style:font-family-complex="'Courier New'" fo:background-color="transparent" style:use-window-font-color="true"/>
    </style:style>
    <style:style style:name="T7635" style:family="text">
      <style:text-properties fo:font-size="9.00pt" fo:font-weight="normal" fo:font-family="'Courier New'" style:font-family-asian="'Courier New'" style:font-family-complex="'Courier New'" fo:background-color="transparent" style:use-window-font-color="true"/>
    </style:style>
    <style:style style:name="T7636" style:family="text">
      <style:text-properties fo:font-size="9.00pt" fo:font-weight="bold" fo:font-family="'Courier New'" style:font-family-asian="'Courier New'" style:font-family-complex="'Courier New'" fo:background-color="transparent" style:use-window-font-color="true"/>
    </style:style>
    <style:style style:name="T7637" style:family="text">
      <style:text-properties fo:font-size="9.00pt" fo:font-weight="normal" fo:font-family="'Courier New'" style:font-family-asian="'Courier New'" style:font-family-complex="'Courier New'" fo:background-color="transparent" style:use-window-font-color="true"/>
    </style:style>
    <style:style style:name="T7638" style:family="text">
      <style:text-properties fo:font-size="9.00pt" fo:font-weight="bold" fo:font-family="'Courier New'" style:font-family-asian="'Courier New'" style:font-family-complex="'Courier New'" fo:background-color="transparent" style:use-window-font-color="true"/>
    </style:style>
    <style:style style:name="T7639" style:family="text">
      <style:text-properties fo:font-size="9.00pt" fo:font-weight="normal" fo:font-family="'Courier New'" style:font-family-asian="'Courier New'" style:font-family-complex="'Courier New'" fo:background-color="transparent" style:use-window-font-color="true"/>
    </style:style>
    <style:style style:name="T7640" style:family="text">
      <style:text-properties fo:font-size="9.00pt" fo:font-weight="bold" fo:font-family="'Courier New'" style:font-family-asian="'Courier New'" style:font-family-complex="'Courier New'" fo:background-color="transparent" style:use-window-font-color="true"/>
    </style:style>
    <style:style style:name="T7641" style:family="text">
      <style:text-properties fo:font-size="9.00pt" fo:font-weight="normal" fo:font-family="'Courier New'" style:font-family-asian="'Courier New'" style:font-family-complex="'Courier New'" fo:background-color="transparent" style:use-window-font-color="true"/>
    </style:style>
    <style:style style:name="T7642" style:family="text">
      <style:text-properties fo:font-size="9.00pt" fo:font-weight="bold" fo:font-family="'Courier New'" style:font-family-asian="'Courier New'" style:font-family-complex="'Courier New'" fo:background-color="transparent" style:use-window-font-color="true"/>
    </style:style>
    <style:style style:name="T7643" style:family="text">
      <style:text-properties fo:font-size="9.00pt" fo:font-weight="normal" fo:font-family="'Courier New'" style:font-family-asian="'Courier New'" style:font-family-complex="'Courier New'" fo:background-color="transparent" style:use-window-font-color="true"/>
    </style:style>
    <style:style style:name="T7644" style:family="text">
      <style:text-properties fo:font-size="9.00pt" fo:font-weight="bold" fo:font-family="'Courier New'" style:font-family-asian="'Courier New'" style:font-family-complex="'Courier New'" fo:background-color="transparent" style:use-window-font-color="true"/>
    </style:style>
    <style:style style:name="T7645" style:family="text">
      <style:text-properties fo:font-size="9.00pt" fo:font-weight="normal" fo:font-family="'Courier New'" style:font-family-asian="'Courier New'" style:font-family-complex="'Courier New'" fo:background-color="transparent" style:use-window-font-color="true"/>
    </style:style>
    <style:style style:name="T7646" style:family="text">
      <style:text-properties fo:font-size="9.00pt" fo:font-weight="bold" fo:font-family="'Courier New'" style:font-family-asian="'Courier New'" style:font-family-complex="'Courier New'" fo:background-color="transparent" style:use-window-font-color="true"/>
    </style:style>
    <style:style style:name="T7647" style:family="text">
      <style:text-properties fo:font-size="9.00pt" fo:font-weight="normal" fo:font-family="'Courier New'" style:font-family-asian="'Courier New'" style:font-family-complex="'Courier New'" fo:background-color="transparent" style:use-window-font-color="true"/>
    </style:style>
    <style:style style:name="T7648" style:family="text">
      <style:text-properties fo:font-size="9.00pt" fo:font-weight="bold" fo:font-family="'Courier New'" style:font-family-asian="'Courier New'" style:font-family-complex="'Courier New'" fo:background-color="transparent" style:use-window-font-color="true"/>
    </style:style>
    <style:style style:name="T7649" style:family="text">
      <style:text-properties fo:font-size="9.00pt" fo:font-weight="normal" fo:font-family="'Courier New'" style:font-family-asian="'Courier New'" style:font-family-complex="'Courier New'" fo:background-color="transparent" style:use-window-font-color="true"/>
    </style:style>
    <style:style style:name="T7650" style:family="text">
      <style:text-properties fo:font-size="9.00pt" fo:font-weight="bold" fo:font-family="'Courier New'" style:font-family-asian="'Courier New'" style:font-family-complex="'Courier New'" fo:background-color="transparent" style:use-window-font-color="true"/>
    </style:style>
    <style:style style:name="T7651" style:family="text">
      <style:text-properties fo:font-size="9.00pt" fo:font-weight="normal" fo:font-family="'Courier New'" style:font-family-asian="'Courier New'" style:font-family-complex="'Courier New'" fo:background-color="transparent" style:use-window-font-color="true"/>
    </style:style>
    <style:style style:name="T7652" style:family="text">
      <style:text-properties fo:font-size="9.00pt" fo:font-weight="bold" fo:font-family="'Courier New'" style:font-family-asian="'Courier New'" style:font-family-complex="'Courier New'" fo:background-color="transparent" fo:color="#0000ff"/>
    </style:style>
    <style:style style:name="T7653" style:family="text">
      <style:text-properties fo:font-size="9.00pt" fo:font-weight="normal" fo:font-family="'Courier New'" style:font-family-asian="'Courier New'" style:font-family-complex="'Courier New'" fo:background-color="transparent" style:use-window-font-color="true"/>
    </style:style>
    <style:style style:name="T7654" style:family="text">
      <style:text-properties fo:font-size="9.00pt" fo:font-weight="bold" fo:font-family="'Courier New'" style:font-family-asian="'Courier New'" style:font-family-complex="'Courier New'" fo:background-color="transparent" style:use-window-font-color="true"/>
    </style:style>
    <style:style style:name="T7655" style:family="text">
      <style:text-properties fo:font-size="9.00pt" fo:font-weight="normal" fo:font-family="'Courier New'" style:font-family-asian="'Courier New'" style:font-family-complex="'Courier New'" fo:background-color="transparent" style:use-window-font-color="true"/>
    </style:style>
    <style:style style:name="T7656" style:family="text">
      <style:text-properties fo:font-size="9.00pt" fo:font-weight="bold" fo:font-family="'Courier New'" style:font-family-asian="'Courier New'" style:font-family-complex="'Courier New'" fo:background-color="transparent" fo:color="#800000"/>
    </style:style>
    <style:style style:name="T7657" style:family="text">
      <style:text-properties fo:font-size="9.00pt" fo:font-weight="normal" fo:font-family="'Courier New'" style:font-family-asian="'Courier New'" style:font-family-complex="'Courier New'" fo:background-color="transparent" style:use-window-font-color="true"/>
    </style:style>
    <style:style style:name="T7658" style:family="text">
      <style:text-properties fo:font-size="9.00pt" fo:font-weight="bold" fo:font-family="'Courier New'" style:font-family-asian="'Courier New'" style:font-family-complex="'Courier New'" fo:background-color="transparent" style:use-window-font-color="true"/>
    </style:style>
    <style:style style:name="T7659" style:family="text">
      <style:text-properties fo:font-size="9.00pt" fo:font-weight="normal" fo:font-family="'Courier New'" style:font-family-asian="'Courier New'" style:font-family-complex="'Courier New'" fo:background-color="transparent" style:use-window-font-color="true"/>
    </style:style>
    <style:style style:name="T7660" style:family="text">
      <style:text-properties fo:font-size="9.00pt" fo:font-weight="normal" fo:font-family="'Courier New'" style:font-family-asian="'Courier New'" style:font-family-complex="'Courier New'" fo:background-color="transparent" fo:color="#0000ff"/>
    </style:style>
    <style:style style:name="T7661" style:family="text">
      <style:text-properties fo:font-size="9.00pt" fo:font-weight="bold" fo:font-family="'Courier New'" style:font-family-asian="'Courier New'" style:font-family-complex="'Courier New'" fo:background-color="transparent" fo:color="#0000ff"/>
    </style:style>
    <style:style style:name="T7662" style:family="text">
      <style:text-properties fo:font-size="9.00pt" fo:font-weight="normal" fo:font-family="'Courier New'" style:font-family-asian="'Courier New'" style:font-family-complex="'Courier New'" fo:background-color="transparent" fo:color="#0000ff"/>
    </style:style>
    <style:style style:name="T7663" style:family="text">
      <style:text-properties fo:font-size="9.00pt" fo:font-weight="bold" fo:font-family="'Courier New'" style:font-family-asian="'Courier New'" style:font-family-complex="'Courier New'" fo:background-color="transparent" style:use-window-font-color="true"/>
    </style:style>
    <style:style style:name="T7664" style:family="text">
      <style:text-properties fo:font-size="9.00pt" fo:font-weight="normal" fo:font-family="'Courier New'" style:font-family-asian="'Courier New'" style:font-family-complex="'Courier New'" fo:background-color="transparent" style:use-window-font-color="true"/>
    </style:style>
    <style:style style:name="T7665" style:family="text">
      <style:text-properties fo:font-size="9.00pt" fo:font-weight="bold" fo:font-family="'Courier New'" style:font-family-asian="'Courier New'" style:font-family-complex="'Courier New'" fo:background-color="transparent" style:use-window-font-color="true"/>
    </style:style>
    <style:style style:name="T7666" style:family="text">
      <style:text-properties fo:font-size="9.00pt" fo:font-weight="normal" fo:font-family="'Courier New'" style:font-family-asian="'Courier New'" style:font-family-complex="'Courier New'" fo:background-color="transparent" style:use-window-font-color="true"/>
    </style:style>
    <style:style style:name="T7667" style:family="text">
      <style:text-properties fo:font-size="9.00pt" fo:font-weight="bold" fo:font-family="'Courier New'" style:font-family-asian="'Courier New'" style:font-family-complex="'Courier New'" fo:background-color="transparent" fo:color="#800000"/>
    </style:style>
    <style:style style:name="T7668" style:family="text">
      <style:text-properties fo:font-size="9.00pt" fo:font-weight="normal" fo:font-family="'Courier New'" style:font-family-asian="'Courier New'" style:font-family-complex="'Courier New'" fo:background-color="transparent" style:use-window-font-color="true"/>
    </style:style>
    <style:style style:name="T7669" style:family="text">
      <style:text-properties fo:font-size="9.00pt" fo:font-weight="bold" fo:font-family="'Courier New'" style:font-family-asian="'Courier New'" style:font-family-complex="'Courier New'" fo:background-color="transparent" style:use-window-font-color="true"/>
    </style:style>
    <style:style style:name="T7670" style:family="text">
      <style:text-properties fo:font-size="9.00pt" fo:font-weight="normal" fo:font-family="'Courier New'" style:font-family-asian="'Courier New'" style:font-family-complex="'Courier New'" fo:background-color="transparent" style:use-window-font-color="true"/>
    </style:style>
    <style:style style:name="T7671" style:family="text">
      <style:text-properties fo:font-size="9.00pt" fo:font-weight="bold" fo:font-family="'Courier New'" style:font-family-asian="'Courier New'" style:font-family-complex="'Courier New'" fo:background-color="transparent" style:use-window-font-color="true"/>
    </style:style>
    <style:style style:name="T7672" style:family="text">
      <style:text-properties fo:font-size="9.00pt" fo:font-weight="normal" fo:font-family="'Courier New'" style:font-family-asian="'Courier New'" style:font-family-complex="'Courier New'" fo:background-color="transparent" style:use-window-font-color="true"/>
    </style:style>
    <style:style style:name="T7673" style:family="text">
      <style:text-properties fo:font-size="14.00pt" fo:font-weight="bold" fo:font-family="'Courier New'" style:font-family-asian="'Courier New'" style:font-family-complex="'Courier New'" fo:background-color="transparent" style:use-window-font-color="true" fo:font-style="italic"/>
    </style:style>
    <style:style style:name="T7674" style:family="text">
      <style:text-properties fo:font-size="11.00pt" fo:font-weight="normal" fo:font-family="Calibri" style:font-family-asian="Calibri" style:font-family-complex="Calibri" fo:background-color="transparent" style:use-window-font-color="true"/>
    </style:style>
    <style:style style:name="T7675" style:family="text">
      <style:text-properties fo:font-size="9.00pt" fo:font-weight="bold" fo:font-family="'Courier New'" style:font-family-asian="'Courier New'" style:font-family-complex="'Courier New'" fo:background-color="transparent" style:use-window-font-color="true"/>
    </style:style>
    <style:style style:name="T7676" style:family="text">
      <style:text-properties fo:font-size="11.00pt" fo:font-weight="normal" fo:font-family="Calibri" style:font-family-asian="Calibri" style:font-family-complex="Calibri" fo:background-color="transparent" style:use-window-font-color="true"/>
    </style:style>
    <style:style style:name="T7677" style:family="text">
      <style:text-properties fo:font-size="9.00pt" fo:font-weight="normal" fo:font-family="'Courier New'" style:font-family-asian="'Courier New'" style:font-family-complex="'Courier New'" fo:background-color="transparent" style:use-window-font-color="true"/>
    </style:style>
    <style:style style:name="T7678" style:family="text">
      <style:text-properties fo:font-size="11.00pt" fo:font-weight="normal" fo:font-family="Calibri" style:font-family-asian="Calibri" style:font-family-complex="Calibri" fo:background-color="transparent" style:use-window-font-color="true"/>
    </style:style>
    <style:style style:name="T7679" style:family="text">
      <style:text-properties fo:font-size="9.00pt" fo:font-weight="bold" fo:font-family="'Courier New'" style:font-family-asian="'Courier New'" style:font-family-complex="'Courier New'" fo:background-color="transparent" style:use-window-font-color="true"/>
    </style:style>
    <style:style style:name="T7680" style:family="text">
      <style:text-properties fo:font-size="11.00pt" fo:font-weight="normal" fo:font-family="Calibri" style:font-family-asian="Calibri" style:font-family-complex="Calibri" fo:background-color="transparent" style:use-window-font-color="true"/>
    </style:style>
    <style:style style:name="T7681" style:family="text">
      <style:text-properties fo:font-size="9.00pt" fo:font-weight="normal" fo:font-family="'Courier New'" style:font-family-asian="'Courier New'" style:font-family-complex="'Courier New'" fo:background-color="transparent" style:use-window-font-color="true"/>
    </style:style>
    <style:style style:name="T7682" style:family="text">
      <style:text-properties fo:font-size="11.00pt" fo:font-weight="normal" fo:font-family="Calibri" style:font-family-asian="Calibri" style:font-family-complex="Calibri" fo:background-color="transparent" style:use-window-font-color="true"/>
    </style:style>
    <style:style style:name="T7683" style:family="text">
      <style:text-properties fo:font-size="9.00pt" fo:font-weight="bold" fo:font-family="'Courier New'" style:font-family-asian="'Courier New'" style:font-family-complex="'Courier New'" fo:background-color="transparent" style:use-window-font-color="true"/>
    </style:style>
    <style:style style:name="T7684" style:family="text">
      <style:text-properties fo:font-size="11.00pt" fo:font-weight="normal" fo:font-family="Calibri" style:font-family-asian="Calibri" style:font-family-complex="Calibri" fo:background-color="transparent" style:use-window-font-color="true"/>
    </style:style>
    <style:style style:name="T7685" style:family="text">
      <style:text-properties fo:font-size="9.00pt" fo:font-weight="normal" fo:font-family="'Courier New'" style:font-family-asian="'Courier New'" style:font-family-complex="'Courier New'" fo:background-color="transparent" style:use-window-font-color="true"/>
    </style:style>
    <style:style style:name="T7686" style:family="text">
      <style:text-properties fo:font-size="11.00pt" fo:font-weight="normal" fo:font-family="Calibri" style:font-family-asian="Calibri" style:font-family-complex="Calibri" fo:background-color="transparent" style:use-window-font-color="true"/>
    </style:style>
    <style:style style:name="T7687" style:family="text">
      <style:text-properties fo:font-size="9.00pt" fo:font-weight="bold" fo:font-family="'Courier New'" style:font-family-asian="'Courier New'" style:font-family-complex="'Courier New'" fo:background-color="transparent" style:use-window-font-color="true"/>
    </style:style>
    <style:style style:name="T7688" style:family="text">
      <style:text-properties fo:font-size="11.00pt" fo:font-weight="normal" fo:font-family="Calibri" style:font-family-asian="Calibri" style:font-family-complex="Calibri" fo:background-color="transparent" style:use-window-font-color="true"/>
    </style:style>
    <style:style style:name="T7689" style:family="text">
      <style:text-properties fo:font-size="9.00pt" fo:font-weight="normal" fo:font-family="'Courier New'" style:font-family-asian="'Courier New'" style:font-family-complex="'Courier New'" fo:background-color="transparent" style:use-window-font-color="true"/>
    </style:style>
    <style:style style:name="T7690" style:family="text">
      <style:text-properties fo:font-size="11.00pt" fo:font-weight="normal" fo:font-family="Calibri" style:font-family-asian="Calibri" style:font-family-complex="Calibri" fo:background-color="transparent" style:use-window-font-color="true"/>
    </style:style>
    <style:style style:name="T7691" style:family="text">
      <style:text-properties fo:font-size="9.00pt" fo:font-weight="bold" fo:font-family="'Courier New'" style:font-family-asian="'Courier New'" style:font-family-complex="'Courier New'" fo:background-color="transparent" style:use-window-font-color="true"/>
    </style:style>
    <style:style style:name="T7692" style:family="text">
      <style:text-properties fo:font-size="11.00pt" fo:font-weight="normal" fo:font-family="Calibri" style:font-family-asian="Calibri" style:font-family-complex="Calibri" fo:background-color="transparent" style:use-window-font-color="true"/>
    </style:style>
    <style:style style:name="T7693" style:family="text">
      <style:text-properties fo:font-size="9.00pt" fo:font-weight="normal" fo:font-family="'Courier New'" style:font-family-asian="'Courier New'" style:font-family-complex="'Courier New'" fo:background-color="transparent" style:use-window-font-color="true"/>
    </style:style>
    <style:style style:name="T7694" style:family="text">
      <style:text-properties fo:font-size="11.00pt" fo:font-weight="normal" fo:font-family="Calibri" style:font-family-asian="Calibri" style:font-family-complex="Calibri" fo:background-color="transparent" style:use-window-font-color="true"/>
    </style:style>
    <style:style style:name="T7695" style:family="text">
      <style:text-properties fo:font-size="9.00pt" fo:font-weight="bold" fo:font-family="'Courier New'" style:font-family-asian="'Courier New'" style:font-family-complex="'Courier New'" fo:background-color="transparent" style:use-window-font-color="true"/>
    </style:style>
    <style:style style:name="T7696" style:family="text">
      <style:text-properties fo:font-size="11.00pt" fo:font-weight="normal" fo:font-family="Calibri" style:font-family-asian="Calibri" style:font-family-complex="Calibri" fo:background-color="transparent" style:use-window-font-color="true"/>
    </style:style>
    <style:style style:name="T7697" style:family="text">
      <style:text-properties fo:font-size="9.00pt" fo:font-weight="normal" fo:font-family="'Courier New'" style:font-family-asian="'Courier New'" style:font-family-complex="'Courier New'" fo:background-color="transparent" style:use-window-font-color="true"/>
    </style:style>
    <style:style style:name="T7698" style:family="text">
      <style:text-properties fo:font-size="11.00pt" fo:font-weight="normal" fo:font-family="Calibri" style:font-family-asian="Calibri" style:font-family-complex="Calibri" fo:background-color="transparent" style:use-window-font-color="true"/>
    </style:style>
    <style:style style:name="T7699" style:family="text">
      <style:text-properties fo:font-size="9.00pt" fo:font-weight="bold" fo:font-family="'Courier New'" style:font-family-asian="'Courier New'" style:font-family-complex="'Courier New'" fo:background-color="transparent" style:use-window-font-color="true"/>
    </style:style>
    <style:style style:name="T7700" style:family="text">
      <style:text-properties fo:font-size="11.00pt" fo:font-weight="normal" fo:font-family="Calibri" style:font-family-asian="Calibri" style:font-family-complex="Calibri" fo:background-color="transparent" style:use-window-font-color="true"/>
    </style:style>
    <style:style style:name="T7701" style:family="text">
      <style:text-properties fo:font-size="9.00pt" fo:font-weight="normal" fo:font-family="'Courier New'" style:font-family-asian="'Courier New'" style:font-family-complex="'Courier New'" fo:background-color="transparent" style:use-window-font-color="true"/>
    </style:style>
    <style:style style:name="T7702" style:family="text">
      <style:text-properties fo:font-size="11.00pt" fo:font-weight="normal" fo:font-family="Calibri" style:font-family-asian="Calibri" style:font-family-complex="Calibri" fo:background-color="transparent" style:use-window-font-color="true"/>
    </style:style>
    <style:style style:name="T7703" style:family="text">
      <style:text-properties fo:font-size="9.00pt" fo:font-weight="bold" fo:font-family="'Courier New'" style:font-family-asian="'Courier New'" style:font-family-complex="'Courier New'" fo:background-color="transparent" style:use-window-font-color="true"/>
    </style:style>
    <style:style style:name="T7704" style:family="text">
      <style:text-properties fo:font-size="11.00pt" fo:font-weight="normal" fo:font-family="Calibri" style:font-family-asian="Calibri" style:font-family-complex="Calibri" fo:background-color="transparent" style:use-window-font-color="true"/>
    </style:style>
    <style:style style:name="T7705" style:family="text">
      <style:text-properties fo:font-size="9.00pt" fo:font-weight="normal" fo:font-family="'Courier New'" style:font-family-asian="'Courier New'" style:font-family-complex="'Courier New'" fo:background-color="transparent" style:use-window-font-color="true"/>
    </style:style>
    <style:style style:name="T7706" style:family="text">
      <style:text-properties fo:font-size="11.00pt" fo:font-weight="normal" fo:font-family="Calibri" style:font-family-asian="Calibri" style:font-family-complex="Calibri" fo:background-color="transparent" style:use-window-font-color="true"/>
    </style:style>
    <style:style style:name="T7707" style:family="text">
      <style:text-properties fo:font-size="14.00pt" fo:font-weight="bold" fo:font-family="'Courier New'" style:font-family-asian="'Courier New'" style:font-family-complex="'Courier New'" fo:background-color="transparent" style:use-window-font-color="true" fo:font-style="italic"/>
    </style:style>
    <style:style style:name="T7708" style:family="text">
      <style:text-properties fo:font-size="11.00pt" fo:font-weight="normal" fo:font-family="Calibri" style:font-family-asian="Calibri" style:font-family-complex="Calibri" fo:background-color="transparent" style:use-window-font-color="true"/>
    </style:style>
    <style:style style:name="T7709" style:family="text">
      <style:text-properties fo:font-size="9.00pt" fo:font-weight="normal" fo:font-family="'Courier New'" style:font-family-asian="'Courier New'" style:font-family-complex="'Courier New'" fo:background-color="transparent" style:use-window-font-color="true"/>
    </style:style>
    <style:style style:name="T7710" style:family="text">
      <style:text-properties fo:font-size="9.00pt" style:text-position="super" fo:font-weight="normal" fo:font-family="'Courier New'" style:font-family-asian="'Courier New'" style:font-family-complex="'Courier New'" fo:background-color="transparent" style:use-window-font-color="true"/>
    </style:style>
    <style:style style:name="T7711" style:family="text">
      <style:text-properties fo:font-size="9.00pt" fo:font-weight="normal" fo:font-family="'Courier New'" style:font-family-asian="'Courier New'" style:font-family-complex="'Courier New'" fo:background-color="transparent" style:use-window-font-color="true"/>
    </style:style>
    <style:style style:name="T7712" style:family="text">
      <style:text-properties fo:font-size="9.00pt" style:text-position="super" fo:font-weight="normal" fo:font-family="'Courier New'" style:font-family-asian="'Courier New'" style:font-family-complex="'Courier New'" fo:background-color="transparent" style:use-window-font-color="true"/>
    </style:style>
    <style:style style:name="T7713" style:family="text">
      <style:text-properties fo:font-size="9.00pt" fo:font-weight="normal" fo:font-family="'Courier New'" style:font-family-asian="'Courier New'" style:font-family-complex="'Courier New'" fo:background-color="transparent" style:use-window-font-color="true"/>
    </style:style>
    <style:style style:name="T7714" style:family="text">
      <style:text-properties fo:font-size="9.00pt" style:text-position="super" fo:font-weight="normal" fo:font-family="'Courier New'" style:font-family-asian="'Courier New'" style:font-family-complex="'Courier New'" fo:background-color="transparent" style:use-window-font-color="true"/>
    </style:style>
    <style:style style:name="T7715" style:family="text">
      <style:text-properties fo:font-size="9.00pt" fo:font-weight="normal" fo:font-family="'Courier New'" style:font-family-asian="'Courier New'" style:font-family-complex="'Courier New'" fo:background-color="transparent" style:use-window-font-color="true"/>
    </style:style>
    <style:style style:name="T7716" style:family="text">
      <style:text-properties fo:font-size="11.00pt" fo:font-weight="normal" fo:font-family="Calibri" style:font-family-asian="Calibri" style:font-family-complex="Calibri" fo:background-color="transparent" style:use-window-font-color="true"/>
    </style:style>
    <style:style style:name="T7717" style:family="text">
      <style:text-properties fo:font-size="9.00pt" fo:font-weight="normal" fo:font-family="'Courier New'" style:font-family-asian="'Courier New'" style:font-family-complex="'Courier New'" fo:background-color="transparent" style:use-window-font-color="true"/>
    </style:style>
    <style:style style:name="T7718" style:family="text">
      <style:text-properties fo:font-size="11.00pt" fo:font-weight="normal" fo:font-family="Calibri" style:font-family-asian="Calibri" style:font-family-complex="Calibri" fo:background-color="transparent" style:use-window-font-color="true"/>
    </style:style>
    <style:style style:name="T7719" style:family="text">
      <style:text-properties fo:font-size="9.00pt" fo:font-weight="normal" fo:font-family="'Courier New'" style:font-family-asian="'Courier New'" style:font-family-complex="'Courier New'" fo:background-color="transparent" style:use-window-font-color="true"/>
    </style:style>
    <style:style style:name="T7720" style:family="text">
      <style:text-properties fo:font-size="11.00pt" fo:font-weight="normal" fo:font-family="Calibri" style:font-family-asian="Calibri" style:font-family-complex="Calibri" fo:background-color="transparent" style:use-window-font-color="true"/>
    </style:style>
    <style:style style:name="T7721" style:family="text">
      <style:text-properties fo:font-size="14.00pt" fo:font-weight="bold" fo:font-family="'Courier New'" style:font-family-asian="'Courier New'" style:font-family-complex="'Courier New'" fo:background-color="transparent" style:use-window-font-color="true" fo:font-style="italic"/>
    </style:style>
    <style:style style:name="T7722" style:family="text">
      <style:text-properties fo:font-size="11.00pt" fo:font-weight="normal" fo:font-family="Calibri" style:font-family-asian="Calibri" style:font-family-complex="Calibri" fo:background-color="transparent" style:use-window-font-color="true"/>
    </style:style>
    <style:style style:name="T7723" style:family="text">
      <style:text-properties fo:font-size="11.00pt" fo:font-weight="bold" fo:font-family="'Courier New'" style:font-family-asian="'Courier New'" style:font-family-complex="'Courier New'" fo:background-color="transparent" style:use-window-font-color="true" fo:font-variant="small-caps"/>
    </style:style>
    <style:style style:name="T7724" style:family="text">
      <style:text-properties fo:font-size="11.00pt" fo:font-weight="normal" fo:font-family="Calibri" style:font-family-asian="Calibri" style:font-family-complex="Calibri" fo:background-color="transparent" style:use-window-font-color="true"/>
    </style:style>
    <style:style style:name="T7725" style:family="text">
      <style:text-properties fo:font-size="11.00pt" fo:font-weight="bold" fo:font-family="'Courier New'" style:font-family-asian="'Courier New'" style:font-family-complex="'Courier New'" fo:background-color="transparent" style:use-window-font-color="true" fo:font-variant="small-caps"/>
    </style:style>
    <style:style style:name="T7726" style:family="text">
      <style:text-properties fo:font-size="11.00pt" fo:font-weight="normal" fo:font-family="Calibri" style:font-family-asian="Calibri" style:font-family-complex="Calibri" fo:background-color="transparent" style:use-window-font-color="true"/>
    </style:style>
    <style:style style:name="T7727" style:family="text">
      <style:text-properties fo:font-size="9.00pt" fo:font-weight="normal" fo:font-family="'Courier New'" style:font-family-asian="'Courier New'" style:font-family-complex="'Courier New'" fo:background-color="transparent" style:use-window-font-color="true"/>
    </style:style>
    <style:style style:name="T7728" style:family="text">
      <style:text-properties fo:font-size="11.00pt" fo:font-weight="normal" fo:font-family="Calibri" style:font-family-asian="Calibri" style:font-family-complex="Calibri" fo:background-color="transparent" style:use-window-font-color="true"/>
    </style:style>
    <style:style style:name="T7729" style:family="text">
      <style:text-properties fo:font-size="9.00pt" fo:font-weight="normal" fo:font-family="'Courier New'" style:font-family-asian="'Courier New'" style:font-family-complex="'Courier New'" fo:background-color="transparent" style:use-window-font-color="true"/>
    </style:style>
    <style:style style:name="T7730" style:family="text">
      <style:text-properties fo:font-size="9.00pt" style:text-position="super" fo:font-weight="normal" fo:font-family="'Courier New'" style:font-family-asian="'Courier New'" style:font-family-complex="'Courier New'" fo:background-color="transparent" style:use-window-font-color="true"/>
    </style:style>
    <style:style style:name="T7731" style:family="text">
      <style:text-properties fo:font-size="9.00pt" fo:font-weight="normal" fo:font-family="'Courier New'" style:font-family-asian="'Courier New'" style:font-family-complex="'Courier New'" fo:background-color="transparent" style:use-window-font-color="true"/>
    </style:style>
    <style:style style:name="T7732" style:family="text">
      <style:text-properties fo:font-size="9.00pt" style:text-position="super" fo:font-weight="normal" fo:font-family="'Courier New'" style:font-family-asian="'Courier New'" style:font-family-complex="'Courier New'" fo:background-color="transparent" style:use-window-font-color="true"/>
    </style:style>
    <style:style style:name="T7733" style:family="text">
      <style:text-properties fo:font-size="9.00pt" fo:font-weight="normal" fo:font-family="'Courier New'" style:font-family-asian="'Courier New'" style:font-family-complex="'Courier New'" fo:background-color="transparent" style:use-window-font-color="true"/>
    </style:style>
    <style:style style:name="T7734" style:family="text">
      <style:text-properties fo:font-size="11.00pt" fo:font-weight="normal" fo:font-family="Calibri" style:font-family-asian="Calibri" style:font-family-complex="Calibri" fo:background-color="transparent" style:use-window-font-color="true"/>
    </style:style>
    <style:style style:name="T7735" style:family="text">
      <style:text-properties fo:font-size="11.00pt" fo:font-weight="bold" fo:font-family="'Courier New'" style:font-family-asian="'Courier New'" style:font-family-complex="'Courier New'" fo:background-color="transparent" style:use-window-font-color="true" fo:font-style="italic"/>
    </style:style>
    <style:style style:name="T7736" style:family="text">
      <style:text-properties fo:font-size="11.00pt" fo:font-weight="normal" fo:font-family="Calibri" style:font-family-asian="Calibri" style:font-family-complex="Calibri" fo:background-color="transparent" style:use-window-font-color="true"/>
    </style:style>
    <style:style style:name="T7737" style:family="text">
      <style:text-properties fo:font-size="9.00pt" fo:font-weight="normal" fo:font-family="'Courier New'" style:font-family-asian="'Courier New'" style:font-family-complex="'Courier New'" fo:background-color="transparent" style:use-window-font-color="true"/>
    </style:style>
    <style:style style:name="T7738" style:family="text">
      <style:text-properties fo:font-size="9.00pt" style:text-position="super" fo:font-weight="normal" fo:font-family="'Courier New'" style:font-family-asian="'Courier New'" style:font-family-complex="'Courier New'" fo:background-color="transparent" style:use-window-font-color="true"/>
    </style:style>
    <style:style style:name="T7739" style:family="text">
      <style:text-properties fo:font-size="9.00pt" fo:font-weight="normal" fo:font-family="'Courier New'" style:font-family-asian="'Courier New'" style:font-family-complex="'Courier New'" fo:background-color="transparent" style:use-window-font-color="true"/>
    </style:style>
    <style:style style:name="T7740" style:family="text">
      <style:text-properties fo:font-size="9.00pt" style:text-position="super" fo:font-weight="normal" fo:font-family="'Courier New'" style:font-family-asian="'Courier New'" style:font-family-complex="'Courier New'" fo:background-color="transparent" style:use-window-font-color="true"/>
    </style:style>
    <style:style style:name="T7741" style:family="text">
      <style:text-properties fo:font-size="9.00pt" fo:font-weight="normal" fo:font-family="'Courier New'" style:font-family-asian="'Courier New'" style:font-family-complex="'Courier New'" fo:background-color="transparent" style:use-window-font-color="true"/>
    </style:style>
    <style:style style:name="T7742" style:family="text">
      <style:text-properties fo:font-size="9.00pt" style:text-position="super" fo:font-weight="normal" fo:font-family="'Courier New'" style:font-family-asian="'Courier New'" style:font-family-complex="'Courier New'" fo:background-color="transparent" style:use-window-font-color="true"/>
    </style:style>
    <style:style style:name="T7743" style:family="text">
      <style:text-properties fo:font-size="9.00pt" fo:font-weight="normal" fo:font-family="'Courier New'" style:font-family-asian="'Courier New'" style:font-family-complex="'Courier New'" fo:background-color="transparent" style:use-window-font-color="true"/>
    </style:style>
    <style:style style:name="T7744" style:family="text">
      <style:text-properties fo:font-size="9.00pt" style:text-position="super" fo:font-weight="normal" fo:font-family="'Courier New'" style:font-family-asian="'Courier New'" style:font-family-complex="'Courier New'" fo:background-color="transparent" style:use-window-font-color="true"/>
    </style:style>
    <style:style style:name="T7745" style:family="text">
      <style:text-properties fo:font-size="9.00pt" fo:font-weight="normal" fo:font-family="'Courier New'" style:font-family-asian="'Courier New'" style:font-family-complex="'Courier New'" fo:background-color="transparent" style:use-window-font-color="true"/>
    </style:style>
    <style:style style:name="T7746" style:family="text">
      <style:text-properties fo:font-size="9.00pt" style:text-position="super" fo:font-weight="normal" fo:font-family="'Courier New'" style:font-family-asian="'Courier New'" style:font-family-complex="'Courier New'" fo:background-color="transparent" style:use-window-font-color="true"/>
    </style:style>
    <style:style style:name="T7747" style:family="text">
      <style:text-properties fo:font-size="9.00pt" fo:font-weight="normal" fo:font-family="'Courier New'" style:font-family-asian="'Courier New'" style:font-family-complex="'Courier New'" fo:background-color="transparent" style:use-window-font-color="true"/>
    </style:style>
    <style:style style:name="T7748" style:family="text">
      <style:text-properties fo:font-size="9.00pt" style:text-position="super" fo:font-weight="normal" fo:font-family="'Courier New'" style:font-family-asian="'Courier New'" style:font-family-complex="'Courier New'" fo:background-color="transparent" style:use-window-font-color="true"/>
    </style:style>
    <style:style style:name="T7749" style:family="text">
      <style:text-properties fo:font-size="9.00pt" fo:font-weight="normal" fo:font-family="'Courier New'" style:font-family-asian="'Courier New'" style:font-family-complex="'Courier New'" fo:background-color="transparent" style:use-window-font-color="true"/>
    </style:style>
    <style:style style:name="T7750" style:family="text">
      <style:text-properties fo:font-size="11.00pt" fo:font-weight="normal" fo:font-family="Calibri" style:font-family-asian="Calibri" style:font-family-complex="Calibri" fo:background-color="transparent" style:use-window-font-color="true"/>
    </style:style>
    <style:style style:name="T7751" style:family="text">
      <style:text-properties fo:font-size="9.00pt" fo:font-weight="normal" fo:font-family="'Courier New'" style:font-family-asian="'Courier New'" style:font-family-complex="'Courier New'" fo:background-color="transparent" style:use-window-font-color="true"/>
    </style:style>
    <style:style style:name="T7752" style:family="text">
      <style:text-properties fo:font-size="11.00pt" fo:font-weight="normal" fo:font-family="Calibri" style:font-family-asian="Calibri" style:font-family-complex="Calibri" fo:background-color="transparent" style:use-window-font-color="true"/>
    </style:style>
    <style:style style:name="T7753" style:family="text">
      <style:text-properties fo:font-size="9.00pt" fo:font-weight="normal" fo:font-family="'Courier New'" style:font-family-asian="'Courier New'" style:font-family-complex="'Courier New'" fo:background-color="transparent" style:use-window-font-color="true"/>
    </style:style>
    <style:style style:name="T7754" style:family="text">
      <style:text-properties fo:font-size="11.00pt" fo:font-weight="normal" fo:font-family="Calibri" style:font-family-asian="Calibri" style:font-family-complex="Calibri" fo:background-color="transparent" style:use-window-font-color="true"/>
    </style:style>
    <style:style style:name="T7755" style:family="text">
      <style:text-properties fo:font-size="12.00pt" fo:font-weight="normal" fo:font-family="'Liberation Serif'" style:font-family-asian="'Liberation Serif'" style:font-family-complex="'Liberation Serif'" fo:background-color="transparent" style:use-window-font-color="true"/>
    </style:style>
    <style:style style:name="T7756" style:family="text">
      <style:text-properties fo:font-size="11.00pt" fo:font-weight="normal" fo:font-family="Calibri" style:font-family-asian="Calibri" style:font-family-complex="Calibri" fo:background-color="transparent" style:use-window-font-color="true"/>
    </style:style>
    <style:style style:name="T7757" style:family="text">
      <style:text-properties fo:font-size="14.00pt" fo:font-weight="bold" fo:font-family="'Liberation Sans'" style:font-family-asian="'Liberation Sans'" style:font-family-complex="'Liberation Sans'" fo:background-color="transparent" style:use-window-font-color="true"/>
    </style:style>
    <style:style style:name="T7758" style:family="text">
      <style:text-properties fo:font-size="12.00pt" fo:font-weight="normal" fo:font-family="'Liberation Serif'" style:font-family-asian="'Liberation Serif'" style:font-family-complex="'Liberation Serif'" fo:background-color="transparent" style:use-window-font-color="true"/>
    </style:style>
    <style:style style:name="T7759" style:family="text">
      <style:text-properties fo:font-size="11.00pt" fo:font-weight="normal" fo:font-family="Calibri" style:font-family-asian="Calibri" style:font-family-complex="Calibri" fo:background-color="transparent" style:use-window-font-color="true"/>
    </style:style>
    <style:style style:name="T7760" style:family="text">
      <style:text-properties fo:font-size="12.00pt" fo:font-weight="normal" fo:font-family="'Liberation Serif'" style:font-family-asian="'Liberation Serif'" style:font-family-complex="'Liberation Serif'" fo:background-color="transparent" style:use-window-font-color="true"/>
    </style:style>
    <style:style style:name="T776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6.00pt"/>
    </style:style>
    <style:style style:name="P2" style:family="paragraph">
      <style:paragraph-properties fo:line-height="100.00%" fo:text-align="left" fo:margin-top="12.00pt" fo:margin-bottom="6.00pt"/>
    </style:style>
    <style:style style:name="P3" style:family="paragraph">
      <style:paragraph-properties fo:line-height="100.00%" fo:text-align="left">
        <style:tab-stops>
          <style:tab-stop style:position="523.30pt" style:type="right" style:leader-style="dotted"/>
        </style:tab-stops>
      </style:paragraph-properties>
    </style:style>
    <style:style style:name="P4" style:family="paragraph">
      <style:paragraph-properties fo:line-height="100.00%" fo:text-align="left" fo:margin-left="14.15pt" fo:text-indent="0.00pt">
        <style:tab-stops>
          <style:tab-stop style:position="495.00pt" style:type="right" style:leader-style="dotted"/>
        </style:tab-stops>
      </style:paragraph-properties>
    </style:style>
    <style:style style:name="P5" style:family="paragraph">
      <style:paragraph-properties fo:line-height="100.00%" fo:text-align="left">
        <style:tab-stops>
          <style:tab-stop style:position="523.30pt" style:type="right" style:leader-style="dotted"/>
        </style:tab-stops>
      </style:paragraph-properties>
    </style:style>
    <style:style style:name="P6" style:family="paragraph">
      <style:paragraph-properties fo:line-height="100.00%" fo:text-align="left" fo:margin-left="14.15pt" fo:text-indent="0.00pt">
        <style:tab-stops>
          <style:tab-stop style:position="495.00pt" style:type="right" style:leader-style="dotted"/>
        </style:tab-stops>
      </style:paragraph-properties>
    </style:style>
    <style:style style:name="P7" style:family="paragraph">
      <style:paragraph-properties fo:line-height="100.00%" fo:text-align="left">
        <style:tab-stops>
          <style:tab-stop style:position="523.30pt" style:type="right" style:leader-style="dotted"/>
        </style:tab-stops>
      </style:paragraph-properties>
    </style:style>
    <style:style style:name="P8" style:family="paragraph">
      <style:paragraph-properties fo:line-height="100.00%" fo:text-align="left" fo:margin-left="14.15pt" fo:text-indent="0.00pt">
        <style:tab-stops>
          <style:tab-stop style:position="495.00pt" style:type="right" style:leader-style="dotted"/>
        </style:tab-stops>
      </style:paragraph-properties>
    </style:style>
    <style:style style:name="P9" style:family="paragraph">
      <style:paragraph-properties fo:line-height="100.00%" fo:text-align="left" fo:margin-left="28.30pt" fo:text-indent="0.00pt">
        <style:tab-stops>
          <style:tab-stop style:position="466.70pt" style:type="right" style:leader-style="dotted"/>
        </style:tab-stops>
      </style:paragraph-properties>
    </style:style>
    <style:style style:name="P10" style:family="paragraph">
      <style:paragraph-properties fo:line-height="100.00%" fo:text-align="left">
        <style:tab-stops>
          <style:tab-stop style:position="523.30pt" style:type="right" style:leader-style="dotted"/>
        </style:tab-stops>
      </style:paragraph-properties>
    </style:style>
    <style:style style:name="P11" style:family="paragraph">
      <style:paragraph-properties fo:line-height="100.00%" fo:text-align="left" fo:margin-left="14.15pt" fo:text-indent="0.00pt">
        <style:tab-stops>
          <style:tab-stop style:position="495.00pt" style:type="right" style:leader-style="dotted"/>
        </style:tab-stops>
      </style:paragraph-properties>
    </style:style>
    <style:style style:name="P12" style:family="paragraph">
      <style:paragraph-properties fo:line-height="100.00%" fo:text-align="left">
        <style:tab-stops>
          <style:tab-stop style:position="523.30pt" style:type="right" style:leader-style="dotted"/>
        </style:tab-stops>
      </style:paragraph-properties>
    </style:style>
    <style:style style:name="P13" style:family="paragraph">
      <style:paragraph-properties fo:line-height="100.00%" fo:text-align="left" fo:margin-left="14.15pt" fo:text-indent="0.00pt">
        <style:tab-stops>
          <style:tab-stop style:position="495.00pt" style:type="right" style:leader-style="dotted"/>
        </style:tab-stops>
      </style:paragraph-properties>
    </style:style>
    <style:style style:name="P14" style:family="paragraph">
      <style:paragraph-properties fo:line-height="100.00%" fo:text-align="left" fo:margin-left="28.30pt" fo:text-indent="0.00pt">
        <style:tab-stops>
          <style:tab-stop style:position="466.70pt" style:type="right" style:leader-style="dotted"/>
        </style:tab-stops>
      </style:paragraph-properties>
    </style:style>
    <style:style style:name="P15" style:family="paragraph">
      <style:paragraph-properties fo:line-height="100.00%" fo:text-align="left" fo:margin-left="14.15pt" fo:text-indent="0.00pt">
        <style:tab-stops>
          <style:tab-stop style:position="495.00pt" style:type="right" style:leader-style="dotted"/>
        </style:tab-stops>
      </style:paragraph-properties>
    </style:style>
    <style:style style:name="P16" style:family="paragraph">
      <style:paragraph-properties fo:line-height="100.00%" fo:text-align="left">
        <style:tab-stops>
          <style:tab-stop style:position="523.30pt" style:type="right" style:leader-style="dotted"/>
        </style:tab-stops>
      </style:paragraph-properties>
    </style:style>
    <style:style style:name="P17" style:family="paragraph">
      <style:paragraph-properties fo:line-height="100.00%" fo:text-align="left" fo:margin-left="14.15pt" fo:text-indent="0.00pt">
        <style:tab-stops>
          <style:tab-stop style:position="495.00pt" style:type="right" style:leader-style="dotted"/>
        </style:tab-stops>
      </style:paragraph-properties>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bottom="6.00pt"/>
    </style:style>
    <style:style style:name="P21" style:family="paragraph">
      <style:paragraph-properties fo:line-height="100.00%" fo:text-align="left" fo:margin-top="12.00pt" fo:margin-bottom="6.00pt"/>
    </style:style>
    <style:style style:name="P22" style:family="paragraph">
      <style:paragraph-properties fo:line-height="100.00%" fo:text-align="left"/>
    </style:style>
    <style:style style:name="P23" style:family="paragraph">
      <style:paragraph-properties fo:line-height="100.00%" fo:text-align="center" fo:margin-top="12.00pt" fo:margin-bottom="6.00pt"/>
    </style:style>
    <style:style style:name="P24" style:family="paragraph">
      <style:paragraph-properties fo:line-height="100.00%" fo:text-align="left" fo:margin-bottom="6.00pt"/>
    </style:style>
    <style:style style:name="P25" style:family="paragraph">
      <style:paragraph-properties fo:line-height="100.00%" fo:text-align="left" fo:margin-bottom="6.00pt"/>
    </style:style>
    <style:style style:name="P26" style:family="paragraph">
      <style:paragraph-properties fo:line-height="100.00%" fo:text-align="left" fo:margin-bottom="6.00pt"/>
    </style:style>
    <style:style style:name="P27" style:family="paragraph">
      <style:paragraph-properties fo:line-height="100.00%" fo:text-align="left" fo:margin-bottom="6.00pt"/>
    </style:style>
    <style:style style:name="P28" style:family="paragraph">
      <style:paragraph-properties fo:line-height="100.00%" fo:text-align="center" fo:margin-top="12.00pt" fo:margin-bottom="6.00pt"/>
    </style:style>
    <style:style style:name="P29" style:family="paragraph">
      <style:paragraph-properties fo:line-height="100.00%" fo:text-align="left"/>
    </style:style>
    <style:style style:name="P30" style:family="paragraph">
      <style:paragraph-properties fo:line-height="100.00%" fo:text-align="center" fo:margin-top="12.00pt" fo:margin-bottom="6.00pt"/>
    </style:style>
    <style:style style:name="P31" style:family="paragraph">
      <style:paragraph-properties fo:line-height="100.00%" fo:text-align="left"/>
    </style:style>
    <style:style style:name="P32"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33" style:family="paragraph">
      <style:paragraph-properties fo:line-height="100.00%" fo:text-align="left"/>
    </style:style>
    <style:style style:name="P34" style:family="paragraph">
      <style:paragraph-properties fo:line-height="100.00%" fo:text-align="center" fo:margin-top="12.00pt" fo:margin-bottom="6.00pt"/>
    </style:style>
    <style:style style:name="P35" style:family="paragraph">
      <style:paragraph-properties fo:line-height="100.00%" fo:text-align="left"/>
    </style:style>
    <style:style style:name="P36" style:family="paragraph">
      <style:paragraph-properties fo:line-height="100.00%" fo:text-align="center" fo:margin-top="12.00pt" fo:margin-bottom="6.00pt"/>
    </style:style>
    <style:style style:name="P37" style:family="paragraph">
      <style:paragraph-properties fo:line-height="100.00%" fo:text-align="left" fo:margin-bottom="6.00pt"/>
    </style:style>
    <style:style style:name="P38" style:family="paragraph">
      <style:paragraph-properties fo:line-height="100.00%" fo:text-align="left" fo:margin-bottom="6.00pt"/>
    </style:style>
    <style:style style:name="P39" style:family="paragraph">
      <style:paragraph-properties fo:line-height="100.00%" fo:text-align="center" fo:margin-top="12.00pt" fo:margin-bottom="6.00pt"/>
    </style:style>
    <style:style style:name="P40" style:family="paragraph">
      <style:paragraph-properties fo:line-height="100.00%" fo:text-align="left"/>
    </style:style>
    <style:style style:name="P41" style:family="paragraph">
      <style:paragraph-properties fo:line-height="100.00%" fo:text-align="center" fo:margin-top="12.00pt" fo:margin-bottom="6.00pt"/>
    </style:style>
    <style:style style:name="P42" style:family="paragraph">
      <style:paragraph-properties fo:line-height="100.00%" fo:text-align="left"/>
    </style:style>
    <style:style style:name="P43" style:family="paragraph">
      <style:paragraph-properties fo:line-height="100.00%" fo:text-align="center" fo:margin-top="12.00pt" fo:margin-bottom="6.00pt"/>
    </style:style>
    <style:style style:name="P44" style:family="paragraph">
      <style:paragraph-properties fo:line-height="100.00%" fo:text-align="left"/>
    </style:style>
    <style:style style:name="P45" style:family="paragraph">
      <style:paragraph-properties fo:line-height="100.00%" fo:text-align="center" fo:margin-top="12.00pt" fo:margin-bottom="6.00pt"/>
    </style:style>
    <style:style style:name="P46" style:family="paragraph">
      <style:paragraph-properties fo:line-height="100.00%" fo:text-align="center"/>
    </style:style>
    <style:style style:name="P47" style:family="paragraph">
      <style:paragraph-properties fo:line-height="100.00%" fo:text-align="left"/>
    </style:style>
    <style:style style:name="P48" style:family="paragraph">
      <style:paragraph-properties fo:line-height="100.00%" fo:text-align="center" fo:margin-top="12.00pt" fo:margin-bottom="6.00pt"/>
    </style:style>
    <style:style style:name="P49" style:family="paragraph">
      <style:paragraph-properties fo:line-height="100.00%" fo:text-align="center"/>
    </style:style>
    <style:style style:name="P50" style:family="paragraph">
      <style:paragraph-properties fo:line-height="100.00%" fo:text-align="left"/>
    </style:style>
    <style:style style:name="P51" style:family="paragraph">
      <style:paragraph-properties fo:line-height="100.00%" fo:text-align="center" fo:margin-top="12.00pt" fo:margin-bottom="6.00pt"/>
    </style:style>
    <style:style style:name="P52" style:family="paragraph">
      <style:paragraph-properties fo:line-height="100.00%" fo:text-align="left"/>
    </style:style>
    <style:style style:name="P53" style:family="paragraph">
      <style:paragraph-properties fo:line-height="100.00%" fo:text-align="center" fo:margin-top="12.00pt" fo:margin-bottom="6.00pt"/>
    </style:style>
    <style:style style:name="P54" style:family="paragraph">
      <style:paragraph-properties fo:line-height="100.00%" fo:text-align="left"/>
    </style:style>
    <style:style style:name="P55" style:family="paragraph">
      <style:paragraph-properties fo:line-height="100.00%" fo:text-align="center" fo:margin-top="12.00pt" fo:margin-bottom="6.00pt"/>
    </style:style>
    <style:style style:name="P56" style:family="paragraph">
      <style:paragraph-properties fo:line-height="100.00%" fo:text-align="left"/>
    </style:style>
    <style:style style:name="P57" style:family="paragraph">
      <style:paragraph-properties fo:line-height="100.00%" fo:text-align="center" fo:margin-top="12.00pt" fo:margin-bottom="6.00pt"/>
    </style:style>
    <style:style style:name="P58" style:family="paragraph">
      <style:paragraph-properties fo:line-height="100.00%" fo:text-align="left"/>
    </style:style>
    <style:style style:name="P59" style:family="paragraph">
      <style:paragraph-properties fo:line-height="100.00%" fo:text-align="center" fo:margin-top="12.00pt" fo:margin-bottom="6.00pt"/>
    </style:style>
    <style:style style:name="P60" style:family="paragraph">
      <style:paragraph-properties fo:line-height="100.00%" fo:text-align="justify" fo:margin-bottom="6.00pt"/>
    </style:style>
    <style:style style:name="P61" style:family="paragraph">
      <style:paragraph-properties fo:line-height="100.00%" fo:text-align="left" fo:margin-bottom="6.00pt"/>
    </style:style>
    <style:style style:name="P62" style:family="paragraph">
      <style:paragraph-properties fo:line-height="100.00%" fo:text-align="justify" fo:margin-bottom="6.00pt"/>
    </style:style>
    <style:style style:name="P63" style:family="paragraph">
      <style:paragraph-properties fo:line-height="100.00%" fo:text-align="center" fo:margin-top="12.00pt" fo:margin-bottom="6.00pt"/>
    </style:style>
    <style:style style:name="P64" style:family="paragraph">
      <style:paragraph-properties fo:line-height="100.00%" fo:text-align="left"/>
    </style:style>
    <style:style style:name="P65" style:family="paragraph">
      <style:paragraph-properties fo:line-height="100.00%" fo:text-align="center" fo:margin-top="12.00pt" fo:margin-bottom="6.00pt"/>
    </style:style>
    <style:style style:name="P66" style:family="paragraph">
      <style:paragraph-properties fo:line-height="100.00%" fo:text-align="left" fo:margin-bottom="6.00pt"/>
    </style:style>
    <style:style style:name="P67" style:family="paragraph">
      <style:paragraph-properties fo:line-height="100.00%" fo:text-align="left" fo:margin-bottom="6.00pt"/>
    </style:style>
    <style:style style:name="P68" style:family="paragraph">
      <style:paragraph-properties fo:line-height="100.00%" fo:text-align="left" fo:margin-bottom="6.00pt"/>
    </style:style>
    <style:style style:name="P69" style:family="paragraph">
      <style:paragraph-properties fo:line-height="100.00%" fo:text-align="lef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bottom="6.00pt"/>
    </style:style>
    <style:style style:name="P72" style:family="paragraph">
      <style:paragraph-properties fo:line-height="100.00%" fo:text-align="center" fo:margin-top="12.00pt" fo:margin-bottom="6.00pt"/>
    </style:style>
    <style:style style:name="P73" style:family="paragraph">
      <style:paragraph-properties fo:line-height="100.00%" fo:text-align="left" fo:margin-bottom="6.00pt"/>
    </style:style>
    <style:style style:name="P74" style:family="paragraph">
      <style:paragraph-properties fo:line-height="100.00%" fo:text-align="center" fo:margin-top="12.00pt" fo:margin-bottom="6.00pt"/>
    </style:style>
    <style:style style:name="P75" style:family="paragraph">
      <style:paragraph-properties fo:line-height="100.00%" fo:text-align="left" fo:margin-bottom="6.00pt"/>
    </style:style>
    <style:style style:name="P76" style:family="paragraph">
      <style:paragraph-properties fo:line-height="100.00%" fo:text-align="left" fo:margin-bottom="6.00pt"/>
    </style:style>
    <style:style style:name="P77" style:family="paragraph">
      <style:paragraph-properties fo:line-height="100.00%" fo:text-align="center"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bottom="6.00pt"/>
    </style:style>
    <style:style style:name="P80" style:family="paragraph">
      <style:paragraph-properties fo:line-height="100.00%" fo:text-align="center" fo:margin-top="12.00pt" fo:margin-bottom="6.00pt"/>
    </style:style>
    <style:style style:name="P81" style:family="paragraph">
      <style:paragraph-properties fo:line-height="100.00%" fo:text-align="left"/>
    </style:style>
    <style:style style:name="P82" style:family="paragraph">
      <style:paragraph-properties fo:line-height="100.00%" fo:text-align="left" fo:margin-bottom="14.15pt"/>
    </style:style>
    <style:style style:name="P83" style:family="paragraph">
      <style:paragraph-properties fo:line-height="100.00%" fo:text-align="left" fo:margin-bottom="6.00pt"/>
    </style:style>
    <style:style style:name="P84" style:family="paragraph">
      <style:paragraph-properties fo:line-height="100.00%" fo:text-align="center" fo:margin-top="12.00pt" fo:margin-bottom="6.00pt"/>
    </style:style>
    <style:style style:name="P85" style:family="paragraph">
      <style:paragraph-properties fo:line-height="100.00%" fo:text-align="left"/>
    </style:style>
    <style:style style:name="P86" style:family="paragraph">
      <style:paragraph-properties fo:line-height="100.00%" fo:text-align="center" fo:margin-top="12.00pt" fo:margin-bottom="6.00pt"/>
    </style:style>
    <style:style style:name="P87" style:family="paragraph">
      <style:paragraph-properties fo:line-height="100.00%" fo:text-align="left" fo:margin-right="-8.25pt"/>
    </style:style>
    <style:style style:name="P88" style:family="paragraph">
      <style:paragraph-properties fo:line-height="100.00%" fo:text-align="left"/>
    </style:style>
    <style:style style:name="P89" style:family="paragraph">
      <style:paragraph-properties fo:line-height="100.00%" fo:text-align="center"/>
    </style:style>
    <style:style style:name="P90" style:family="paragraph">
      <style:paragraph-properties fo:line-height="100.00%" fo:text-align="center" fo:margin-bottom="6.00pt"/>
    </style:style>
    <style:style style:name="P91" style:family="paragraph">
      <style:paragraph-properties fo:line-height="100.00%" fo:text-align="center"/>
    </style:style>
    <style:style style:name="P92" style:family="paragraph">
      <style:paragraph-properties fo:line-height="100.00%" fo:text-align="center" fo:margin-top="12.00pt" fo:margin-bottom="6.00pt"/>
    </style:style>
    <style:style style:name="P93" style:family="paragraph">
      <style:paragraph-properties fo:line-height="100.00%" fo:text-align="left"/>
    </style:style>
    <style:style style:name="P94" style:family="paragraph">
      <style:paragraph-properties fo:line-height="100.00%" fo:text-align="center" fo:margin-top="12.00pt" fo:margin-bottom="6.00pt"/>
    </style:style>
    <style:style style:name="P95" style:family="paragraph">
      <style:paragraph-properties fo:line-height="100.00%" fo:text-align="left"/>
    </style:style>
    <style:style style:name="P96" style:family="paragraph">
      <style:paragraph-properties fo:line-height="100.00%" fo:text-align="center" fo:margin-top="12.00pt" fo:margin-bottom="6.00pt"/>
    </style:style>
    <style:style style:name="P97" style:family="paragraph">
      <style:paragraph-properties fo:line-height="100.00%" fo:text-align="left"/>
    </style:style>
    <style:style style:name="P98" style:family="paragraph">
      <style:paragraph-properties fo:line-height="100.00%" fo:text-align="center" fo:margin-top="12.00pt" fo:margin-bottom="6.00pt"/>
    </style:style>
    <style:style style:name="P99" style:family="paragraph">
      <style:paragraph-properties fo:line-height="100.00%" fo:text-align="left"/>
    </style:style>
    <style:style style:name="P100" style:family="paragraph">
      <style:paragraph-properties fo:line-height="100.00%" fo:text-align="left" fo:margin-left="-33.75pt" fo:text-indent="0.00pt"/>
    </style:style>
    <style:style style:name="P101" style:family="paragraph">
      <style:paragraph-properties fo:line-height="100.00%" fo:text-align="center" fo:margin-left="-33.75pt" fo:text-indent="0.00pt" fo:margin-bottom="6.00pt"/>
    </style:style>
    <style:style style:name="P102" style:family="paragraph">
      <style:paragraph-properties fo:line-height="100.00%" fo:text-align="center" fo:margin-top="12.00pt" fo:margin-bottom="6.00pt"/>
    </style:style>
    <style:style style:name="P103" style:family="paragraph">
      <style:paragraph-properties fo:line-height="100.00%" fo:text-align="left"/>
    </style:style>
    <style:style style:name="P104" style:family="paragraph">
      <style:paragraph-properties fo:line-height="100.00%" fo:text-align="center" fo:margin-top="12.00pt" fo:margin-bottom="6.00pt"/>
    </style:style>
    <style:style style:name="P105" style:family="paragraph">
      <style:paragraph-properties fo:line-height="100.00%" fo:text-align="left" fo:margin-right="-8.25pt"/>
    </style:style>
    <style:style style:name="P106" style:family="paragraph">
      <style:paragraph-properties fo:line-height="100.00%" fo:text-align="left" fo:margin-right="-8.25pt"/>
    </style:style>
    <style:style style:name="P107" style:family="paragraph">
      <style:paragraph-properties fo:line-height="100.00%" fo:text-align="center" fo:margin-top="12.00pt" fo:margin-bottom="6.00pt"/>
    </style:style>
    <style:style style:name="P108" style:family="paragraph">
      <style:paragraph-properties fo:line-height="100.00%" fo:text-align="left" fo:margin-right="-8.25pt"/>
    </style:style>
    <style:style style:name="P109" style:family="paragraph">
      <style:paragraph-properties fo:line-height="100.00%" fo:text-align="left" fo:margin-right="-8.25pt"/>
    </style:style>
    <style:style style:name="P110" style:family="paragraph">
      <style:paragraph-properties fo:line-height="100.00%" fo:text-align="left" fo:margin-right="-8.25pt"/>
    </style:style>
    <style:style style:name="P111" style:family="paragraph">
      <style:paragraph-properties fo:line-height="100.00%" fo:text-align="left" fo:margin-right="-8.25pt"/>
    </style:style>
    <style:style style:name="P112" style:family="paragraph">
      <style:paragraph-properties fo:line-height="100.00%" fo:text-align="center" fo:margin-top="12.00pt" fo:margin-bottom="6.00pt"/>
    </style:style>
    <style:style style:name="P113" style:family="paragraph">
      <style:paragraph-properties fo:line-height="100.00%" fo:text-align="justify" fo:margin-bottom="6.00pt"/>
    </style:style>
    <style:style style:name="P114" style:family="paragraph">
      <style:paragraph-properties fo:line-height="100.00%" fo:text-align="left" fo:margin-bottom="6.00pt"/>
    </style:style>
    <style:style style:name="P115" style:family="paragraph">
      <style:paragraph-properties fo:line-height="100.00%" fo:text-align="justify" fo:margin-bottom="6.00pt"/>
    </style:style>
    <style:style style:name="P116" style:family="paragraph">
      <style:paragraph-properties fo:line-height="100.00%" fo:text-align="center" fo:margin-top="12.00pt" fo:margin-bottom="6.00pt"/>
    </style:style>
    <style:style style:name="P117" style:family="paragraph">
      <style:paragraph-properties fo:line-height="100.00%" fo:text-align="left"/>
    </style:style>
    <style:style style:name="P118" style:family="paragraph">
      <style:paragraph-properties fo:line-height="100.00%" fo:text-align="center" fo:margin-top="12.00pt" fo:margin-bottom="6.00pt"/>
    </style:style>
    <style:style style:name="P119" style:family="paragraph">
      <style:paragraph-properties fo:line-height="100.00%" fo:text-align="left"/>
    </style:style>
    <style:style style:name="P120" style:family="paragraph">
      <style:paragraph-properties fo:line-height="100.00%" fo:text-align="left"/>
    </style:style>
    <style:style style:name="P121" style:family="paragraph">
      <style:paragraph-properties fo:line-height="100.00%" fo:text-align="center" fo:margin-top="12.00pt" fo:margin-bottom="6.00pt"/>
    </style:style>
    <style:style style:name="P122" style:family="paragraph">
      <style:paragraph-properties fo:line-height="100.00%" fo:text-align="left"/>
    </style:style>
    <style:style style:name="P123" style:family="paragraph">
      <style:paragraph-properties fo:line-height="100.00%" fo:text-align="center" fo:margin-top="12.00pt" fo:margin-bottom="6.00pt"/>
    </style:style>
    <style:style style:name="P124" style:family="paragraph">
      <style:paragraph-properties fo:line-height="100.00%" fo:text-align="left" fo:margin-left="0.00pt" fo:text-indent="-5.40pt">
        <style:tab-stops>
          <style:tab-stop style:position="104.40pt"/>
          <style:tab-stop style:position="3289.65pt" style:type="center"/>
          <style:tab-stop style:position="421121.65pt" style:type="right"/>
          <style:tab-stop style:position="0.00pt"/>
        </style:tab-stops>
      </style:paragraph-properties>
    </style:style>
    <style:style style:name="P125" style:family="paragraph">
      <style:paragraph-properties fo:line-height="100.00%" fo:text-align="left"/>
    </style:style>
    <style:style style:name="P126" style:family="paragraph">
      <style:paragraph-properties fo:line-height="100.00%" fo:text-align="left" fo:margin-left="0.00pt" fo:text-indent="-5.40pt">
        <style:tab-stops>
          <style:tab-stop style:position="104.40pt"/>
          <style:tab-stop style:position="3289.65pt" style:type="center"/>
          <style:tab-stop style:position="421121.65pt" style:type="right"/>
          <style:tab-stop style:position="0.00pt"/>
        </style:tab-stops>
      </style:paragraph-properties>
    </style:style>
    <style:style style:name="P127" style:family="paragraph">
      <style:paragraph-properties fo:line-height="100.00%" fo:text-align="left"/>
    </style:style>
    <style:style style:name="P128" style:family="paragraph">
      <style:paragraph-properties fo:line-height="100.00%" fo:text-align="center" fo:margin-top="12.00pt" fo:margin-bottom="6.00pt"/>
    </style:style>
    <style:style style:name="P129" style:family="paragraph">
      <style:paragraph-properties fo:line-height="100.00%" fo:text-align="left"/>
    </style:style>
    <style:style style:name="P130" style:family="paragraph">
      <style:paragraph-properties fo:line-height="100.00%" fo:text-align="left"/>
    </style:style>
    <style:style style:name="P131" style:family="paragraph">
      <style:paragraph-properties fo:line-height="100.00%" fo:text-align="center" fo:margin-top="12.00pt" fo:margin-bottom="6.00pt"/>
    </style:style>
    <style:style style:name="P132" style:family="paragraph">
      <style:paragraph-properties fo:line-height="100.00%" fo:text-align="left"/>
    </style:style>
    <style:style style:name="P133" style:family="paragraph">
      <style:paragraph-properties fo:line-height="100.00%" fo:text-align="left"/>
    </style:style>
    <style:style style:name="P134" style:family="paragraph">
      <style:paragraph-properties fo:line-height="100.00%" fo:text-align="center" fo:margin-top="12.00pt" fo:margin-bottom="6.00pt"/>
    </style:style>
    <style:style style:name="P135" style:family="paragraph">
      <style:paragraph-properties fo:line-height="100.00%" fo:text-align="left"/>
    </style:style>
    <style:style style:name="P136" style:family="paragraph">
      <style:paragraph-properties fo:line-height="100.00%" fo:text-align="center" fo:margin-top="12.00pt" fo:margin-bottom="6.00pt"/>
    </style:style>
    <text:list-style style:name="L137">
      <text:list-level-style-bullet text:level="1" text:bullet-char="•">
        <style:list-level-properties text:space-before="18.00pt" text:min-label-width="18.00pt"/>
        <style:text-properties fo:font-family="Symbol"/>
      </text:list-level-style-bullet>
    </text:list-style>
    <style:style style:name="P137" style:family="paragraph">
      <style:paragraph-properties fo:line-height="100.00%" fo:text-align="left"/>
    </style:style>
    <style:style style:name="P138" style:family="paragraph">
      <style:paragraph-properties fo:line-height="100.00%" fo:text-align="left"/>
    </style:style>
    <style:style style:name="P139" style:family="paragraph">
      <style:paragraph-properties fo:line-height="100.00%" fo:text-align="left"/>
    </style:style>
    <style:style style:name="P140" style:family="paragraph">
      <style:paragraph-properties fo:line-height="100.00%" fo:text-align="left"/>
    </style:style>
    <style:style style:name="P141" style:family="paragraph">
      <style:paragraph-properties fo:line-height="100.00%" fo:text-align="left"/>
    </style:style>
    <style:style style:name="P142" style:family="paragraph">
      <style:paragraph-properties fo:line-height="100.00%" fo:text-align="left"/>
    </style:style>
    <style:style style:name="P143" style:family="paragraph">
      <style:paragraph-properties fo:line-height="100.00%" fo:text-align="left"/>
    </style:style>
    <style:style style:name="P144" style:family="paragraph">
      <style:paragraph-properties fo:line-height="100.00%" fo:text-align="left"/>
    </style:style>
    <style:style style:name="P145" style:family="paragraph">
      <style:paragraph-properties fo:line-height="100.00%" fo:text-align="left"/>
    </style:style>
    <style:style style:name="P146" style:family="paragraph">
      <style:paragraph-properties fo:line-height="100.00%" fo:text-align="left"/>
    </style:style>
    <style:style style:name="P147" style:family="paragraph">
      <style:paragraph-properties fo:line-height="100.00%" fo:text-align="left"/>
    </style:style>
    <style:style style:name="P148" style:family="paragraph">
      <style:paragraph-properties fo:line-height="100.00%" fo:text-align="center" fo:margin-top="12.00pt" fo:margin-bottom="6.00pt"/>
    </style:style>
    <style:style style:name="P149" style:family="paragraph">
      <style:paragraph-properties fo:line-height="100.00%" fo:text-align="left" fo:margin-left="9.65pt" fo:text-indent="-5.40pt">
        <style:tab-stops>
          <style:tab-stop style:position="102.70pt"/>
          <style:tab-stop style:position="3395.65pt"/>
        </style:tab-stops>
      </style:paragraph-properties>
    </style:style>
    <style:style style:name="P150" style:family="paragraph">
      <style:paragraph-properties fo:line-height="100.00%" fo:text-align="left"/>
    </style:style>
    <style:style style:name="P151" style:family="paragraph">
      <style:paragraph-properties fo:line-height="100.00%" fo:text-align="left" fo:margin-left="9.65pt" fo:text-indent="-5.40pt">
        <style:tab-stops>
          <style:tab-stop style:position="102.70pt"/>
          <style:tab-stop style:position="3395.65pt"/>
        </style:tab-stops>
      </style:paragraph-properties>
    </style:style>
    <style:style style:name="P152" style:family="paragraph">
      <style:paragraph-properties fo:line-height="100.00%" fo:text-align="left" fo:margin-left="9.65pt" fo:text-indent="-5.40pt">
        <style:tab-stops>
          <style:tab-stop style:position="102.70pt"/>
          <style:tab-stop style:position="3395.65pt"/>
        </style:tab-stops>
      </style:paragraph-properties>
    </style:style>
    <style:style style:name="P153" style:family="paragraph">
      <style:paragraph-properties fo:line-height="100.00%" fo:text-align="left"/>
    </style:style>
    <style:style style:name="P154" style:family="paragraph">
      <style:paragraph-properties fo:line-height="100.00%" fo:text-align="left" fo:margin-left="9.65pt" fo:text-indent="-5.40pt">
        <style:tab-stops>
          <style:tab-stop style:position="102.70pt"/>
          <style:tab-stop style:position="3395.65pt"/>
        </style:tab-stops>
      </style:paragraph-properties>
    </style:style>
    <style:style style:name="P155" style:family="paragraph">
      <style:paragraph-properties fo:line-height="100.00%" fo:text-align="left" fo:margin-left="9.65pt" fo:text-indent="-5.40pt">
        <style:tab-stops>
          <style:tab-stop style:position="102.70pt"/>
          <style:tab-stop style:position="3395.65pt"/>
        </style:tab-stops>
      </style:paragraph-properties>
    </style:style>
    <style:style style:name="P156" style:family="paragraph">
      <style:paragraph-properties fo:line-height="100.00%" fo:text-align="left"/>
    </style:style>
    <style:style style:name="P157" style:family="paragraph">
      <style:paragraph-properties fo:line-height="100.00%" fo:text-align="left" fo:margin-left="9.65pt" fo:text-indent="-5.40pt">
        <style:tab-stops>
          <style:tab-stop style:position="102.70pt"/>
          <style:tab-stop style:position="3395.65pt"/>
        </style:tab-stops>
      </style:paragraph-properties>
    </style:style>
    <style:style style:name="P158" style:family="paragraph">
      <style:paragraph-properties fo:line-height="100.00%" fo:text-align="left" fo:margin-left="9.65pt" fo:text-indent="-5.40pt">
        <style:tab-stops>
          <style:tab-stop style:position="102.70pt"/>
          <style:tab-stop style:position="3395.65pt"/>
        </style:tab-stops>
      </style:paragraph-properties>
    </style:style>
    <style:style style:name="P159" style:family="paragraph">
      <style:paragraph-properties fo:line-height="100.00%" fo:text-align="left"/>
    </style:style>
    <style:style style:name="P160" style:family="paragraph">
      <style:paragraph-properties fo:line-height="100.00%" fo:text-align="left" fo:margin-left="9.65pt" fo:text-indent="-5.40pt">
        <style:tab-stops>
          <style:tab-stop style:position="102.70pt"/>
          <style:tab-stop style:position="3395.65pt"/>
        </style:tab-stops>
      </style:paragraph-properties>
    </style:style>
    <style:style style:name="P161" style:family="paragraph">
      <style:paragraph-properties fo:line-height="100.00%" fo:text-align="left" fo:margin-left="9.65pt" fo:text-indent="-5.40pt">
        <style:tab-stops>
          <style:tab-stop style:position="102.70pt"/>
          <style:tab-stop style:position="3395.65pt"/>
        </style:tab-stops>
      </style:paragraph-properties>
    </style:style>
    <style:style style:name="P162" style:family="paragraph">
      <style:paragraph-properties fo:line-height="100.00%" fo:text-align="left"/>
    </style:style>
    <style:style style:name="P163" style:family="paragraph">
      <style:paragraph-properties fo:line-height="100.00%" fo:text-align="left" fo:margin-left="9.65pt" fo:text-indent="-5.40pt">
        <style:tab-stops>
          <style:tab-stop style:position="102.70pt"/>
          <style:tab-stop style:position="3395.65pt"/>
        </style:tab-stops>
      </style:paragraph-properties>
    </style:style>
    <style:style style:name="P164" style:family="paragraph">
      <style:paragraph-properties fo:line-height="100.00%" fo:text-align="left" fo:margin-left="9.65pt" fo:text-indent="-5.40pt">
        <style:tab-stops>
          <style:tab-stop style:position="102.70pt"/>
          <style:tab-stop style:position="3395.65pt"/>
        </style:tab-stops>
      </style:paragraph-properties>
    </style:style>
    <style:style style:name="P165" style:family="paragraph">
      <style:paragraph-properties fo:line-height="100.00%" fo:text-align="left"/>
    </style:style>
    <style:style style:name="P166" style:family="paragraph">
      <style:paragraph-properties fo:line-height="100.00%" fo:text-align="left" fo:margin-left="9.65pt" fo:text-indent="-5.40pt">
        <style:tab-stops>
          <style:tab-stop style:position="102.70pt"/>
          <style:tab-stop style:position="3395.65pt"/>
        </style:tab-stops>
      </style:paragraph-properties>
    </style:style>
    <style:style style:name="P167" style:family="paragraph">
      <style:paragraph-properties fo:line-height="100.00%" fo:text-align="left" fo:margin-left="9.65pt" fo:text-indent="-5.40pt">
        <style:tab-stops>
          <style:tab-stop style:position="102.70pt"/>
          <style:tab-stop style:position="3395.65pt"/>
        </style:tab-stops>
      </style:paragraph-properties>
    </style:style>
    <style:style style:name="P168" style:family="paragraph">
      <style:paragraph-properties fo:line-height="100.00%" fo:text-align="left"/>
    </style:style>
    <style:style style:name="P169" style:family="paragraph">
      <style:paragraph-properties fo:line-height="100.00%" fo:text-align="left" fo:margin-left="9.65pt" fo:text-indent="-5.40pt">
        <style:tab-stops>
          <style:tab-stop style:position="102.70pt"/>
          <style:tab-stop style:position="3395.65pt"/>
        </style:tab-stops>
      </style:paragraph-properties>
    </style:style>
    <style:style style:name="P170" style:family="paragraph">
      <style:paragraph-properties fo:line-height="100.00%" fo:text-align="left" fo:margin-left="9.65pt" fo:text-indent="-5.40pt">
        <style:tab-stops>
          <style:tab-stop style:position="102.70pt"/>
          <style:tab-stop style:position="3395.65pt"/>
        </style:tab-stops>
      </style:paragraph-properties>
    </style:style>
    <style:style style:name="P171" style:family="paragraph">
      <style:paragraph-properties fo:line-height="100.00%" fo:text-align="left"/>
    </style:style>
    <style:style style:name="P172" style:family="paragraph">
      <style:paragraph-properties fo:line-height="100.00%" fo:text-align="left" fo:margin-left="9.65pt" fo:text-indent="-5.40pt">
        <style:tab-stops>
          <style:tab-stop style:position="102.70pt"/>
          <style:tab-stop style:position="3395.65pt"/>
        </style:tab-stops>
      </style:paragraph-properties>
    </style:style>
    <style:style style:name="P173" style:family="paragraph">
      <style:paragraph-properties fo:line-height="100.00%" fo:text-align="center" fo:margin-top="12.00pt" fo:margin-bottom="6.00pt"/>
    </style:style>
    <style:style style:name="P174" style:family="paragraph">
      <style:paragraph-properties fo:line-height="100.00%" fo:text-align="left" fo:margin-left="0.00pt" fo:text-indent="-5.40pt">
        <style:tab-stops>
          <style:tab-stop style:position="248.05pt"/>
          <style:tab-stop style:position="3289.65pt" style:type="center"/>
        </style:tab-stops>
      </style:paragraph-properties>
    </style:style>
    <style:style style:name="P175" style:family="paragraph">
      <style:paragraph-properties fo:line-height="100.00%" fo:text-align="left"/>
    </style:style>
    <style:style style:name="P176" style:family="paragraph">
      <style:paragraph-properties fo:line-height="100.00%" fo:text-align="left">
        <style:tab-stops>
          <style:tab-stop style:position="231.75pt"/>
        </style:tab-stops>
      </style:paragraph-properties>
    </style:style>
    <style:style style:name="P177" style:family="paragraph">
      <style:paragraph-properties fo:line-height="100.00%" fo:text-align="left"/>
    </style:style>
    <style:style style:name="P178" style:family="paragraph">
      <style:paragraph-properties fo:line-height="100.00%" fo:text-align="left" fo:margin-left="0.00pt" fo:text-indent="-5.40pt">
        <style:tab-stops>
          <style:tab-stop style:position="248.05pt"/>
          <style:tab-stop style:position="3289.65pt" style:type="center"/>
        </style:tab-stops>
      </style:paragraph-properties>
    </style:style>
    <style:style style:name="P179" style:family="paragraph">
      <style:paragraph-properties fo:line-height="100.00%" fo:text-align="center" fo:margin-top="12.00pt" fo:margin-bottom="6.00pt"/>
    </style:style>
    <style:style style:name="P180" style:family="paragraph">
      <style:paragraph-properties fo:line-height="100.00%" fo:text-align="left" fo:margin-left="0.00pt" fo:text-indent="-5.40pt">
        <style:tab-stops>
          <style:tab-stop style:position="273.85pt"/>
          <style:tab-stop style:position="3289.65pt" style:type="center"/>
        </style:tab-stops>
      </style:paragraph-properties>
    </style:style>
    <style:style style:name="P181" style:family="paragraph">
      <style:paragraph-properties fo:line-height="100.00%" fo:text-align="center"/>
    </style:style>
    <style:style style:name="P182" style:family="paragraph">
      <style:paragraph-properties fo:line-height="100.00%" fo:text-align="left" fo:margin-left="0.00pt" fo:text-indent="-5.40pt">
        <style:tab-stops>
          <style:tab-stop style:position="273.85pt"/>
          <style:tab-stop style:position="3289.65pt" style:type="center"/>
        </style:tab-stops>
      </style:paragraph-properties>
    </style:style>
    <style:style style:name="P183" style:family="paragraph">
      <style:paragraph-properties fo:line-height="100.00%" fo:text-align="left" fo:margin-left="0.00pt" fo:text-indent="-5.40pt">
        <style:tab-stops>
          <style:tab-stop style:position="273.85pt"/>
          <style:tab-stop style:position="3289.65pt" style:type="center"/>
        </style:tab-stops>
      </style:paragraph-properties>
    </style:style>
    <style:style style:name="P184" style:family="paragraph">
      <style:paragraph-properties fo:line-height="100.00%" fo:text-align="left"/>
    </style:style>
    <style:style style:name="P185" style:family="paragraph">
      <style:paragraph-properties fo:line-height="100.00%" fo:text-align="left" fo:margin-left="0.00pt" fo:text-indent="-5.40pt">
        <style:tab-stops>
          <style:tab-stop style:position="273.85pt"/>
          <style:tab-stop style:position="3289.65pt" style:type="center"/>
        </style:tab-stops>
      </style:paragraph-properties>
    </style:style>
    <style:style style:name="P186" style:family="paragraph">
      <style:paragraph-properties fo:line-height="100.00%" fo:text-align="left"/>
    </style:style>
    <style:style style:name="P187" style:family="paragraph">
      <style:paragraph-properties fo:line-height="100.00%" fo:text-align="center" fo:margin-top="12.00pt" fo:margin-bottom="6.00pt"/>
    </style:style>
    <style:style style:name="P188" style:family="paragraph">
      <style:paragraph-properties fo:line-height="100.00%" fo:text-align="left"/>
    </style:style>
    <style:style style:name="P189" style:family="paragraph">
      <style:paragraph-properties fo:line-height="100.00%" fo:text-align="left"/>
    </style:style>
    <style:style style:name="P190" style:family="paragraph">
      <style:paragraph-properties fo:line-height="100.00%" fo:text-align="left"/>
    </style:style>
    <style:style style:name="P191" style:family="paragraph">
      <style:paragraph-properties fo:line-height="100.00%" fo:text-align="center" fo:margin-top="12.00pt" fo:margin-bottom="6.00pt"/>
    </style:style>
    <style:style style:name="P192" style:family="paragraph">
      <style:paragraph-properties fo:line-height="100.00%" fo:text-align="left" fo:margin-bottom="6.00pt"/>
    </style:style>
    <style:style style:name="P193" style:family="paragraph">
      <style:paragraph-properties fo:line-height="100.00%" fo:text-align="left" fo:margin-bottom="6.00pt"/>
    </style:style>
    <style:style style:name="P194" style:family="paragraph">
      <style:paragraph-properties fo:line-height="100.00%" fo:text-align="left" fo:margin-bottom="6.00pt"/>
    </style:style>
    <style:style style:name="P195" style:family="paragraph">
      <style:paragraph-properties fo:line-height="100.00%" fo:text-align="left" fo:margin-bottom="6.00pt"/>
    </style:style>
    <style:style style:name="TableColumn0100" style:family="table-column">
      <style:table-column-properties style:column-width="1.450000in"/>
    </style:style>
    <style:style style:name="TableColumn0101" style:family="table-column">
      <style:table-column-properties style:column-width="1.875000in"/>
    </style:style>
    <style:style style:name="TableColumn0102" style:family="table-column">
      <style:table-column-properties style:column-width="1.489583in"/>
    </style:style>
    <style:style style:name="TableColumn0103" style:family="table-column">
      <style:table-column-properties style:column-width="1.605556in"/>
    </style:style>
    <style:style style:name="Table01" style:family="table">
      <style:table-properties style:width="6.420139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olumn0200" style:family="table-column">
      <style:table-column-properties style:column-width="1.560417in"/>
    </style:style>
    <style:style style:name="TableColumn0201" style:family="table-column">
      <style:table-column-properties style:column-width="5.227778in"/>
    </style:style>
    <style:style style:name="Table02" style:family="table">
      <style:table-properties style:width="6.788194in" fo:margin-left="0.000000in" style:writing-mode="lr" table:align="left" style:may-break-between-rows="true"/>
    </style:style>
    <style:style style:name="TableRow0200" style:family="table-row">
      <style:table-row-properties style:min-row-height="0.688889in"/>
    </style:style>
    <style:style style:name="TableCell0200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2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1" style:family="table-row">
      <style:table-row-properties style:min-row-height="0.688889in"/>
    </style:style>
    <style:style style:name="TableCell0201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2" style:family="table-row">
      <style:table-row-properties style:min-row-height="0.376389in"/>
    </style:style>
    <style:style style:name="TableCell0202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2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3" style:family="table-row">
      <style:table-row-properties style:min-row-height="0.251389in"/>
    </style:style>
    <style:style style:name="TableCell0203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2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4" style:family="table-row">
      <style:table-row-properties style:min-row-height="0.220139in"/>
    </style:style>
    <style:style style:name="TableCell0204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2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5" style:family="table-row">
      <style:table-row-properties style:min-row-height="0.245139in"/>
    </style:style>
    <style:style style:name="TableCell0205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205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6" style:family="table-row">
      <style:table-row-properties style:min-row-height="0.495139in"/>
    </style:style>
    <style:style style:name="TableCell0206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206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207" style:family="table-row">
      <style:table-row-properties style:min-row-height="0.188889in"/>
    </style:style>
    <style:style style:name="TableCell0207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207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300" style:family="table-column">
      <style:table-column-properties style:column-width="3.445139in"/>
    </style:style>
    <style:style style:name="TableColumn0301" style:family="table-column">
      <style:table-column-properties style:column-width="3.473611in"/>
    </style:style>
    <style:style style:name="Table03" style:family="table">
      <style:table-properties style:width="6.91875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olumn0400" style:family="table-column">
      <style:table-column-properties style:column-width="3.803472in"/>
    </style:style>
    <style:style style:name="TableColumn0401" style:family="table-column">
      <style:table-column-properties style:column-width="3.115278in"/>
    </style:style>
    <style:style style:name="Table04" style:family="table">
      <style:table-properties style:width="6.91875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office:automatic-styles>
  <office:body>
    <office:text>
      <text:p text:style-name="P1"><text:span text:style-name="T1">BUET .oO</text:span></text:p>
      <text:p text:style-name="P1"><text:span text:style-name="T1">Team Notebook</text:span></text:p>
      <text:p text:style-name="P1"><text:span text:style-name="T2">April 30, 2012</text:span></text:p>
      <text:p text:style-name="P2"><text:span text:style-name="T3">Table of Contents</text:span></text:p>
      <text:p text:style-name="P3"><text:span text:style-name="T4">C++ Template<text:tab/>2</text:span></text:p>
      <text:p text:style-name="P3"><text:span text:style-name="T4">Double Class<text:tab/>3</text:span></text:p>
      <text:p text:style-name="P3"><text:span text:style-name="T4">Data Structures<text:tab/>3</text:span></text:p>
      <text:p text:style-name="P4"><text:span text:style-name="T4">Disjoint Set<text:tab/>3</text:span></text:p>
      <text:p text:style-name="P4"><text:span text:style-name="T4">Least Common Ancestor<text:tab/>3</text:span></text:p>
      <text:p text:style-name="P4"><text:span text:style-name="T4">BIT<text:tab/>4</text:span></text:p>
      <text:p text:style-name="P4"><text:span text:style-name="T4">misof Tree ;-)<text:tab/>4</text:span></text:p>
      <text:p text:style-name="P4"><text:span text:style-name="T4">Treap<text:tab/>4</text:span></text:p>
      <text:p text:style-name="P5"><text:span text:style-name="T4">Geometry<text:tab/>5</text:span></text:p>
      <text:p text:style-name="P6"><text:span text:style-name="T4">Point Class<text:tab/>5</text:span></text:p>
      <text:p text:style-name="P6"><text:span text:style-name="T4">Point Classification<text:tab/>6</text:span></text:p>
      <text:p text:style-name="P6"><text:span text:style-name="T4">Convex Hull<text:tab/>6</text:span></text:p>
      <text:p text:style-name="P6"><text:span text:style-name="T4">Segment Segment Intersection<text:tab/>6</text:span></text:p>
      <text:p text:style-name="P6"><text:span text:style-name="T4">Line Line Intersection<text:tab/>7</text:span></text:p>
      <text:p text:style-name="P6"><text:span text:style-name="T4">Circle Line Intersection<text:tab/>7</text:span></text:p>
      <text:p text:style-name="P6"><text:span text:style-name="T4">Polygon-Clipping<text:tab/>7</text:span></text:p>
      <text:p text:style-name="P6"><text:span text:style-name="T4">Closest Pair<text:tab/>8</text:span></text:p>
      <text:p text:style-name="P6"><text:span text:style-name="T4">Two Circle Tangent<text:tab/>9</text:span></text:p>
      <text:p text:style-name="P6"><text:span text:style-name="T4">Geometry Theory<text:tab/>9</text:span></text:p>
      <text:p text:style-name="P7"><text:span text:style-name="T4">Mathematics<text:tab/>11</text:span></text:p>
      <text:p text:style-name="P8"><text:span text:style-name="T4">Extended Euclid<text:tab/>11</text:span></text:p>
      <text:p text:style-name="P8"><text:span text:style-name="T4">Gaussian Elimination<text:tab/>11</text:span></text:p>
      <text:p text:style-name="P9"><text:span text:style-name="T4">Facts<text:tab/>11</text:span></text:p>
      <text:p text:style-name="P10"><text:span text:style-name="T4">String Algorithms<text:tab/>11</text:span></text:p>
      <text:p text:style-name="P11"><text:span text:style-name="T4">Aho-Corasick<text:tab/>11</text:span></text:p>
      <text:p text:style-name="P11"><text:span text:style-name="T4">Suffix Array ( n lg n)<text:tab/>12</text:span></text:p>
      <text:p text:style-name="P11"><text:span text:style-name="T4">Suffix Array (n lg2n)<text:tab/>13</text:span></text:p>
      <text:p text:style-name="P12"><text:span text:style-name="T4">Graph Theory<text:tab/>14</text:span></text:p>
      <text:p text:style-name="P13"><text:span text:style-name="T4">2-SAT and SCC<text:tab/>14</text:span></text:p>
      <text:p text:style-name="P13"><text:span text:style-name="T4">Max Flow Dinic<text:tab/>14</text:span></text:p>
      <text:p text:style-name="P14"><text:span text:style-name="T4">Flow With Lower Bound Constraints<text:tab/>15</text:span></text:p>
      <text:p text:style-name="P15"><text:span text:style-name="T4">Articulation Points and Bridges<text:tab/>16</text:span></text:p>
      <text:p text:style-name="P15"><text:span text:style-name="T4">Bipartite Matching<text:tab/>16</text:span></text:p>
      <text:p text:style-name="P15"><text:span text:style-name="T4">MinCost MaxFlow<text:tab/>16</text:span></text:p>
      <text:p text:style-name="P15"><text:span text:style-name="T4">Kuhn Munkres (N^3)<text:tab/>17</text:span></text:p>
      <text:p text:style-name="P15"><text:span text:style-name="T4">Edmonds Blossom Algorithm<text:tab/>19</text:span></text:p>
      <text:p text:style-name="P15"><text:span text:style-name="T4">Facts<text:tab/>21</text:span></text:p>
      <text:p text:style-name="P15"><text:span text:style-name="T4">Co Ordinate Compression<text:tab/>21</text:span></text:p>
      <text:p text:style-name="P16"><text:span text:style-name="T4">Formulas<text:tab/>22</text:span></text:p>
      <text:p text:style-name="P17"><text:span text:style-name="T4">Equation of a Bisector of a Line Segment (INT)<text:tab/>22</text:span></text:p>
      <text:p text:style-name="P17"><text:span text:style-name="T4">Rotation 3D – (x,y,z) to (x’,y’,z’)<text:tab/>22</text:span></text:p>
      <text:p text:style-name="P17"><text:span text:style-name="T4">Homogeneous Matrices<text:tab/>22</text:span></text:p>
      <text:p text:style-name="P17"><text:span text:style-name="T4">InCircle<text:tab/>22</text:span></text:p>
      <text:p text:style-name="P17"><text:span text:style-name="T4">CircumCircle<text:tab/>22</text:span></text:p>
      <text:p text:style-name="P17"><text:span text:style-name="T4">Centroid<text:tab/>22</text:span></text:p>
      <text:p text:style-name="P17"><text:span text:style-name="T4">Vector<text:tab/>23</text:span></text:p>
      <text:p text:style-name="P17"><text:span text:style-name="T4">Misc Geometric Formula<text:tab/>23</text:span></text:p>
      <text:p text:style-name="P17"><text:span text:style-name="T4">Misc Trigonometric Formulas<text:tab/>24</text:span></text:p>
      <text:p text:style-name="P17"><text:span text:style-name="T4">Misc Calculus Formula<text:tab/>24</text:span></text:p>
      <text:p text:style-name="P17"><text:span text:style-name="T4">Miscellaneous Formula and Tricks<text:tab/>24</text:span></text:p>
      <text:p text:style-name="P18"><text:span text:style-name="T5">C++ Template</text:span></text:p>
      <text:p text:style-name="P19"><text:span text:style-name="T6">using</text:span><text:span text:style-name="T7"><text:s/></text:span><text:span text:style-name="T8">namespace</text:span><text:span text:style-name="T9"><text:s/>std;</text:span></text:p>
      <text:p text:style-name="P19"><text:span text:style-name="T10">#include</text:span><text:span text:style-name="T11"><text:s/></text:span><text:span text:style-name="T12">&lt;algorithm&gt;</text:span></text:p>
      <text:p text:style-name="P19"><text:span text:style-name="T13">#include</text:span><text:span text:style-name="T14"><text:s/></text:span><text:span text:style-name="T15">&lt;cassert&gt;</text:span></text:p>
      <text:p text:style-name="P19"><text:span text:style-name="T16">#include</text:span><text:span text:style-name="T17"><text:s/></text:span><text:span text:style-name="T18">&lt;cctype&gt;</text:span></text:p>
      <text:p text:style-name="P19"><text:span text:style-name="T19">#include</text:span><text:span text:style-name="T20"><text:s/></text:span><text:span text:style-name="T21">&lt;cfloat&gt;</text:span></text:p>
      <text:p text:style-name="P19"><text:span text:style-name="T22">#include</text:span><text:span text:style-name="T23"><text:s/></text:span><text:span text:style-name="T24">&lt;climits&gt;</text:span></text:p>
      <text:p text:style-name="P19"><text:span text:style-name="T25">#include</text:span><text:span text:style-name="T26"><text:s/></text:span><text:span text:style-name="T27">&lt;cmath&gt;</text:span></text:p>
      <text:p text:style-name="P19"><text:span text:style-name="T28">#include</text:span><text:span text:style-name="T29"><text:s/></text:span><text:span text:style-name="T30">&lt;cstdio&gt;</text:span></text:p>
      <text:p text:style-name="P19"><text:span text:style-name="T31">#include</text:span><text:span text:style-name="T32"><text:s/></text:span><text:span text:style-name="T33">&lt;cstdlib&gt;</text:span></text:p>
      <text:p text:style-name="P19"><text:span text:style-name="T34">#include</text:span><text:span text:style-name="T35"><text:s/></text:span><text:span text:style-name="T36">&lt;cstdlib&gt;</text:span></text:p>
      <text:p text:style-name="P19"><text:span text:style-name="T37">#include</text:span><text:span text:style-name="T38"><text:s/></text:span><text:span text:style-name="T39">&lt;cstring&gt;</text:span></text:p>
      <text:p text:style-name="P19"><text:span text:style-name="T40">#include</text:span><text:span text:style-name="T41"><text:s/></text:span><text:span text:style-name="T42">&lt;iostream&gt;</text:span></text:p>
      <text:p text:style-name="P19"><text:span text:style-name="T43">#include</text:span><text:span text:style-name="T44"><text:s/></text:span><text:span text:style-name="T45">&lt;limits&gt;</text:span></text:p>
      <text:p text:style-name="P19"><text:span text:style-name="T46">#include</text:span><text:span text:style-name="T47"><text:s/></text:span><text:span text:style-name="T48">&lt;map&gt;</text:span></text:p>
      <text:p text:style-name="P19"><text:span text:style-name="T49">#include</text:span><text:span text:style-name="T50"><text:s/></text:span><text:span text:style-name="T51">&lt;queue&gt;</text:span></text:p>
      <text:p text:style-name="P19"><text:span text:style-name="T52">#include</text:span><text:span text:style-name="T53"><text:s/></text:span><text:span text:style-name="T54">&lt;set&gt;</text:span></text:p>
      <text:p text:style-name="P19"><text:span text:style-name="T55">#include</text:span><text:span text:style-name="T56"><text:s/></text:span><text:span text:style-name="T57">&lt;sstream&gt;</text:span></text:p>
      <text:p text:style-name="P19"><text:span text:style-name="T58">#include</text:span><text:span text:style-name="T59"><text:s/></text:span><text:span text:style-name="T60">&lt;string&gt;</text:span></text:p>
      <text:p text:style-name="P19"><text:span text:style-name="T61">#include</text:span><text:span text:style-name="T62"><text:s/></text:span><text:span text:style-name="T63">&lt;utility&gt;</text:span></text:p>
      <text:p text:style-name="P19"><text:span text:style-name="T64">#include</text:span><text:span text:style-name="T65"><text:s/></text:span><text:span text:style-name="T66">&lt;vector&gt;</text:span></text:p>
      <text:p text:style-name="P19"><text:span text:style-name="T67">#define</text:span><text:span text:style-name="T68"><text:s/>_rep( i, a, b, x )<text:s/></text:span><text:span text:style-name="T69">for</text:span><text:span text:style-name="T70">(<text:s/></text:span><text:span text:style-name="T71">__typeof</text:span><text:span text:style-name="T72">(b) i = ( a ); i &lt;= ( b ); i += x )</text:span></text:p>
      <text:p text:style-name="P19"><text:span text:style-name="T73">#define</text:span><text:span text:style-name="T74"><text:s/>rep( i, n ) _rep( i, 0, (n) - 1, 1 )</text:span></text:p>
      <text:p text:style-name="P19"><text:span text:style-name="T75">#define</text:span><text:span text:style-name="T76"><text:s/>rrep( i, a, b )<text:s/></text:span><text:span text:style-name="T77">for</text:span><text:span text:style-name="T78">(<text:s/></text:span><text:span text:style-name="T79">__typeof</text:span><text:span text:style-name="T80">(b) i = ( a ); i &gt;= ( b ); --i )</text:span></text:p>
      <text:p text:style-name="P19"><text:span text:style-name="T81">#define</text:span><text:span text:style-name="T82"><text:s/>xrep( i, a, b ) _rep( i, a, b, 1 )</text:span></text:p>
      <text:p text:style-name="P19"><text:span text:style-name="T83">#define</text:span><text:span text:style-name="T84"><text:s/>FORab(i,a,b) xrep(i,a,b)</text:span></text:p>
      <text:p text:style-name="P19"><text:span text:style-name="T85">#define</text:span><text:span text:style-name="T86"><text:s/>FOR(i,n) rep(i,n)</text:span></text:p>
      <text:p text:style-name="P19"><text:span text:style-name="T87">#define</text:span><text:span text:style-name="T88"><text:s/>FOR1(i,n) FORab(i,1,n)</text:span></text:p>
      <text:p text:style-name="P19"><text:span text:style-name="T89">#define</text:span><text:span text:style-name="T90"><text:s/>ROFba(i,b,a) rrep(i,b,a)</text:span></text:p>
      <text:p text:style-name="P19"><text:span text:style-name="T91">#define</text:span><text:span text:style-name="T92"><text:s/>ROF(i,n) ROFba(i,(n)-1,0)</text:span></text:p>
      <text:p text:style-name="P19"><text:span text:style-name="T93">#define</text:span><text:span text:style-name="T94"><text:s/>ROF1(i,n) ROFba(i,n,1)</text:span></text:p>
      <text:p text:style-name="P19"><text:span text:style-name="T95">#define</text:span><text:span text:style-name="T96"><text:s/>FORstl(i,s)<text:s/></text:span><text:span text:style-name="T97">for</text:span><text:span text:style-name="T98">(</text:span><text:span text:style-name="T99">typeof</text:span><text:span text:style-name="T100">(s.end()) i=s.begin(); i != s.end(); i++)</text:span></text:p>
      <text:p text:style-name="P19"><text:span text:style-name="T101">#define</text:span><text:span text:style-name="T102"><text:s/>pb push_back<text:tab/><text:tab/><text:tab/><text:tab/><text:tab/><text:tab/><text:tab/></text:span></text:p>
      <text:p text:style-name="P19"><text:span text:style-name="T103">#define</text:span><text:span text:style-name="T104"><text:s/>sz(a) ((</text:span><text:span text:style-name="T105">int</text:span><text:span text:style-name="T106">)a.size())</text:span></text:p>
      <text:p text:style-name="P19"><text:span text:style-name="T107">#define</text:span><text:span text:style-name="T108"><text:s/>ms(a,n) memset(a, n,<text:s/></text:span><text:span text:style-name="T109">sizeof</text:span><text:span text:style-name="T110">(a))<text:tab/><text:tab/><text:tab/></text:span></text:p>
      <text:p text:style-name="P19"><text:span text:style-name="T111">#define</text:span><text:span text:style-name="T112"><text:s/>ms0(a) ms(a,0)</text:span></text:p>
      <text:p text:style-name="P19"><text:span text:style-name="T113">#define</text:span><text:span text:style-name="T114"><text:s/>all(a) a.begin(), a.end()<text:tab/><text:tab/><text:tab/><text:tab/></text:span></text:p>
      <text:p text:style-name="P19"><text:span text:style-name="T115">#define</text:span><text:span text:style-name="T116"><text:s/>sorts(a) sort(all(a))</text:span></text:p>
      <text:p text:style-name="P19"><text:span text:style-name="T117">#define</text:span><text:span text:style-name="T118"><text:s/>sorta(a,n) sort(a,a+n)<text:tab/><text:tab/><text:tab/><text:tab/><text:tab/></text:span></text:p>
      <text:p text:style-name="P19"><text:span text:style-name="T119">#define</text:span><text:span text:style-name="T120"><text:s/>amax(a,b) ( (a) = max( (a) , (b) ) )</text:span></text:p>
      <text:p text:style-name="P19"><text:span text:style-name="T121">#define</text:span><text:span text:style-name="T122"><text:s/>amin(a,b) ( (a) = min( (a) , (b) ) )<text:tab/></text:span></text:p>
      <text:p text:style-name="P19"><text:span text:style-name="T123">#define</text:span><text:span text:style-name="T124"><text:s/>mp make_pair</text:span></text:p>
      <text:p text:style-name="P19"><text:span text:style-name="T125">#define</text:span><text:span text:style-name="T126"><text:s/>USING_IOSTREAM</text:span></text:p>
      <text:p text:style-name="P19"><text:span text:style-name="T127">#ifndef</text:span><text:span text:style-name="T128"><text:s/>USING_IOSTREAM</text:span></text:p>
      <text:p text:style-name="P19"><text:span text:style-name="T129">#define</text:span><text:span text:style-name="T130"><text:s/>II ({</text:span><text:span text:style-name="T131">int</text:span><text:span text:style-name="T132"><text:s/>a; scanf(</text:span><text:span text:style-name="T133">" %d "</text:span><text:span text:style-name="T134">, &amp;a); a;})</text:span></text:p>
      <text:p text:style-name="P19"><text:span text:style-name="T135">#define</text:span><text:span text:style-name="T136"><text:s/>DD ({</text:span><text:span text:style-name="T137">double</text:span><text:span text:style-name="T138"><text:s/>a; scanf(</text:span><text:span text:style-name="T139">" %lf "</text:span><text:span text:style-name="T140">, &amp;a); a;})</text:span></text:p>
      <text:p text:style-name="P19"><text:span text:style-name="T141">#define</text:span><text:span text:style-name="T142"><text:s/>CC ({</text:span><text:span text:style-name="T143">char</text:span><text:span text:style-name="T144"><text:s/>a; scanf(</text:span><text:span text:style-name="T145">" %c "</text:span><text:span text:style-name="T146">, &amp;a); a;})</text:span></text:p>
      <text:p text:style-name="P19"><text:span text:style-name="T147">#define</text:span><text:span text:style-name="T148"><text:s/>SS(s) scanf(</text:span><text:span text:style-name="T149">" %s "</text:span><text:span text:style-name="T150">, s)</text:span></text:p>
      <text:p text:style-name="P19"><text:span text:style-name="T151">#else</text:span></text:p>
      <text:p text:style-name="P19"><text:span text:style-name="T151">#define</text:span><text:span text:style-name="T152"><text:s/>II ({</text:span><text:span text:style-name="T153">int</text:span><text:span text:style-name="T154"><text:s/>a; cin &gt;&gt; a; a;})</text:span></text:p>
      <text:p text:style-name="P19"><text:span text:style-name="T155">#define</text:span><text:span text:style-name="T156"><text:s/>DD ({</text:span><text:span text:style-name="T157">double</text:span><text:span text:style-name="T158"><text:s/>a; cin &gt;&gt; a; a;})</text:span></text:p>
      <text:p text:style-name="P19"><text:span text:style-name="T159">#define</text:span><text:span text:style-name="T160"><text:s/>CC ({</text:span><text:span text:style-name="T161">char</text:span><text:span text:style-name="T162"><text:s/>a; cin &gt;&gt; a; a;})</text:span></text:p>
      <text:p text:style-name="P19"><text:span text:style-name="T163">#define</text:span><text:span text:style-name="T164"><text:s/>SS(s) cin &gt;&gt; s</text:span></text:p>
      <text:p text:style-name="P19"><text:span text:style-name="T165">#endif</text:span></text:p>
      <text:p text:style-name="P19"><text:span text:style-name="T165">#define</text:span><text:span text:style-name="T166"><text:s/>DIM(a,b)<text:s/></text:span><text:span text:style-name="T167">__typeof</text:span><text:span text:style-name="T168">(b) a=(b)</text:span></text:p>
      <text:p text:style-name="P19"><text:span text:style-name="T169">#define</text:span><text:span text:style-name="T170"><text:s/>RDIM(a,b)<text:s/></text:span><text:span text:style-name="T171">__typeof</text:span><text:span text:style-name="T172">(b) &amp;a=(b)</text:span></text:p>
      <text:p text:style-name="P19"><text:span text:style-name="T173">#define</text:span><text:span text:style-name="T174"><text:s/>in(a,b,c) ((a) &lt;= (b) &amp;&amp; (b) &lt;= (c))</text:span></text:p>
      <text:p text:style-name="P19"><text:span text:style-name="T175">#define</text:span><text:span text:style-name="T176"><text:s/>sqr(a) ((a)*(a))</text:span></text:p>
      <text:p text:style-name="P19"><text:span text:style-name="T177">#define</text:span><text:span text:style-name="T178"><text:s/>EPS 1e-10</text:span></text:p>
      <text:p text:style-name="P19"><text:span text:style-name="T179">//#define EPS DBL_EPSILON</text:span></text:p>
      <text:p text:style-name="P19"><text:span text:style-name="T180">#define</text:span><text:span text:style-name="T181"><text:s/>abs(x) (((x)&gt;0)?(x):((</text:span><text:span text:style-name="T182">__typeof</text:span><text:span text:style-name="T183">(x))-(x)))</text:span></text:p>
      <text:p text:style-name="P19"><text:span text:style-name="T184">#define</text:span><text:span text:style-name="T185"><text:s/>ZERO(x) (abs(x) &lt; EPS)</text:span></text:p>
      <text:p text:style-name="P19"><text:span text:style-name="T186">#define</text:span><text:span text:style-name="T187"><text:s/>EQ(a,b) (ZERO((a)-(b)))</text:span></text:p>
      <text:p text:style-name="P19"><text:span text:style-name="T188"/></text:p>
      <text:p text:style-name="P19"><text:span text:style-name="T189">//#define __eXYZ__</text:span></text:p>
      <text:p text:style-name="P19"><text:span text:style-name="T190">#ifdef</text:span><text:span text:style-name="T191"><text:s/>__eXYZ__</text:span></text:p>
      <text:p text:style-name="P19"><text:span text:style-name="T192">//USE THESE FOR DEBUG</text:span></text:p>
      <text:p text:style-name="P19"><text:span text:style-name="T193">#define</text:span><text:span text:style-name="T194"><text:s/>RFILE(a)<text:s text:c="4"/>freopen(a,<text:s/></text:span><text:span text:style-name="T195">"r"</text:span><text:span text:style-name="T196">, stdin)</text:span></text:p>
      <text:p text:style-name="P19"><text:span text:style-name="T197">#define</text:span><text:span text:style-name="T198"><text:s/>WFILE(a)<text:s text:c="4"/>freopen(a,<text:s/></text:span><text:span text:style-name="T199">"w"</text:span><text:span text:style-name="T200">, stdout)</text:span></text:p>
      <text:p text:style-name="P19"><text:span text:style-name="T201">#define</text:span><text:span text:style-name="T202"><text:s/>_r(arg) {dbg,arg; dbg.start(); }</text:span></text:p>
      <text:p text:style-name="P19"><text:span text:style-name="T203">#define</text:span><text:span text:style-name="T204"><text:s/>_n(arg...) {_r(#arg<text:s/></text:span><text:span text:style-name="T205">" ==&gt; "</text:span><text:span text:style-name="T206">);dbg,arg; }</text:span></text:p>
      <text:p text:style-name="P19"><text:span text:style-name="T207">#define</text:span><text:span text:style-name="T208"><text:s/>_(arg...) { _n(arg); dbg.nl(); }</text:span></text:p>
      <text:p text:style-name="P19"><text:span text:style-name="T209">#else</text:span></text:p>
      <text:p text:style-name="P19"><text:span text:style-name="T209">#define</text:span><text:span text:style-name="T210"><text:s/>RFILE(a)</text:span></text:p>
      <text:p text:style-name="P19"><text:span text:style-name="T211">#define</text:span><text:span text:style-name="T212"><text:s/>WFILE(a)</text:span></text:p>
      <text:p text:style-name="P19"><text:span text:style-name="T213">#define</text:span><text:span text:style-name="T214"><text:s/>_n(arg) {}</text:span></text:p>
      <text:p text:style-name="P19"><text:span text:style-name="T215">#define</text:span><text:span text:style-name="T216"><text:s/>_n(arg...) {}</text:span></text:p>
      <text:p text:style-name="P19"><text:span text:style-name="T217">#define</text:span><text:span text:style-name="T218"><text:s/>_(arg...) {}</text:span></text:p>
      <text:p text:style-name="P19"><text:span text:style-name="T219">#endif</text:span></text:p>
      <text:p text:style-name="P19"><text:span text:style-name="T220"/></text:p>
      <text:p text:style-name="P19"><text:span text:style-name="T221">typedef</text:span><text:span text:style-name="T222"><text:s/></text:span><text:span text:style-name="T223">long</text:span><text:span text:style-name="T224"><text:s/></text:span><text:span text:style-name="T225">long</text:span><text:span text:style-name="T226"><text:s/></text:span><text:span text:style-name="T227">ll</text:span><text:span text:style-name="T228">;</text:span></text:p>
      <text:p text:style-name="P19"><text:span text:style-name="T229">typedef</text:span><text:span text:style-name="T230"><text:s/></text:span><text:span text:style-name="T231">long</text:span><text:span text:style-name="T232"><text:s/></text:span><text:span text:style-name="T233">long</text:span><text:span text:style-name="T234"><text:s/></text:span><text:span text:style-name="T235">LL</text:span><text:span text:style-name="T236">;</text:span></text:p>
      <text:p text:style-name="P19"><text:span text:style-name="T237">typedef</text:span><text:span text:style-name="T238"><text:s/></text:span><text:span text:style-name="T239">vector</text:span><text:span text:style-name="T240">&lt;</text:span><text:span text:style-name="T241">int</text:span><text:span text:style-name="T242">&gt;<text:s/></text:span><text:span text:style-name="T243">vi</text:span><text:span text:style-name="T244">;</text:span></text:p>
      <text:p text:style-name="P19"><text:span text:style-name="T245">typedef</text:span><text:span text:style-name="T246"><text:s/></text:span><text:span text:style-name="T247">pair</text:span><text:span text:style-name="T248">&lt;</text:span><text:span text:style-name="T249">int</text:span><text:span text:style-name="T250">,<text:s/></text:span><text:span text:style-name="T251">int</text:span><text:span text:style-name="T252">&gt;<text:s/></text:span><text:span text:style-name="T253">pii</text:span><text:span text:style-name="T254">;</text:span></text:p>
      <text:p text:style-name="P19"><text:span text:style-name="T255">typedef</text:span><text:span text:style-name="T256"><text:s/></text:span><text:span text:style-name="T257">pair</text:span><text:span text:style-name="T258">&lt;</text:span><text:span text:style-name="T259">ll</text:span><text:span text:style-name="T260">,<text:s/></text:span><text:span text:style-name="T261">ll</text:span><text:span text:style-name="T262">&gt;<text:s/></text:span><text:span text:style-name="T263">pll</text:span><text:span text:style-name="T264">;</text:span></text:p>
      <text:p text:style-name="P19"><text:span text:style-name="T265">typedef</text:span><text:span text:style-name="T266"><text:s/></text:span><text:span text:style-name="T267">pair</text:span><text:span text:style-name="T268">&lt;</text:span><text:span text:style-name="T269">string</text:span><text:span text:style-name="T270">,<text:s/></text:span><text:span text:style-name="T271">int</text:span><text:span text:style-name="T272">&gt;<text:s/></text:span><text:span text:style-name="T273">psi</text:span><text:span text:style-name="T274">;</text:span></text:p>
      <text:p text:style-name="P19"><text:span text:style-name="T275">typedef</text:span><text:span text:style-name="T276"><text:s/></text:span><text:span text:style-name="T277">vector</text:span><text:span text:style-name="T278">&lt;</text:span><text:span text:style-name="T279">pii</text:span><text:span text:style-name="T280">&gt;<text:s/></text:span><text:span text:style-name="T281">vii</text:span><text:span text:style-name="T282">;</text:span></text:p>
      <text:p text:style-name="P19"><text:span text:style-name="T283"/></text:p>
      <text:p text:style-name="P19"><text:span text:style-name="T284">template</text:span><text:span text:style-name="T285">&lt;</text:span><text:span text:style-name="T286">class</text:span><text:span text:style-name="T287"><text:s/></text:span><text:span text:style-name="T288">A</text:span><text:span text:style-name="T289">,<text:s/></text:span><text:span text:style-name="T290">class</text:span><text:span text:style-name="T291"><text:s/></text:span><text:span text:style-name="T292">B</text:span><text:span text:style-name="T293">&gt;<text:s/></text:span><text:span text:style-name="T294">ostream</text:span><text:span text:style-name="T295"><text:s/>&amp;</text:span><text:span text:style-name="T296">operator&lt;&lt;</text:span><text:span text:style-name="T297">(</text:span><text:span text:style-name="T298">ostream</text:span><text:span text:style-name="T299">&amp; o,<text:s/></text:span><text:span text:style-name="T300">const</text:span><text:span text:style-name="T301"><text:s/></text:span><text:span text:style-name="T302">pair</text:span><text:span text:style-name="T303">&lt;</text:span><text:span text:style-name="T304">A</text:span><text:span text:style-name="T305">,<text:s/></text:span><text:span text:style-name="T306">B</text:span><text:span text:style-name="T307">&gt;&amp; p) {<text:s/></text:span><text:span text:style-name="T308">//pair print</text:span></text:p>
      <text:p text:style-name="P19"><text:span text:style-name="T309"><text:tab/></text:span><text:span text:style-name="T310">return</text:span><text:span text:style-name="T311"><text:s/>o &lt;&lt;<text:s/></text:span><text:span text:style-name="T312">"("</text:span><text:span text:style-name="T313"><text:s/>&lt;&lt; p.first &lt;&lt;<text:s/></text:span><text:span text:style-name="T314">", "</text:span><text:span text:style-name="T315"><text:s/>&lt;&lt; p.second &lt;&lt;<text:s/></text:span><text:span text:style-name="T316">")"</text:span><text:span text:style-name="T317">;</text:span></text:p>
      <text:p text:style-name="P19"><text:span text:style-name="T317">}</text:span></text:p>
      <text:p text:style-name="P19"><text:span text:style-name="T318"/></text:p>
      <text:p text:style-name="P19"><text:span text:style-name="T319">template</text:span><text:span text:style-name="T320">&lt;</text:span><text:span text:style-name="T321">class</text:span><text:span text:style-name="T322"><text:s/></text:span><text:span text:style-name="T323">T</text:span><text:span text:style-name="T324">&gt;<text:s/></text:span><text:span text:style-name="T325">ostream</text:span><text:span text:style-name="T326">&amp;<text:s/></text:span><text:span text:style-name="T327">operator&lt;&lt;</text:span><text:span text:style-name="T328">(</text:span><text:span text:style-name="T329">ostream</text:span><text:span text:style-name="T330">&amp; o,<text:s/></text:span><text:span text:style-name="T331">const</text:span><text:span text:style-name="T332"><text:s/></text:span><text:span text:style-name="T333">vector</text:span><text:span text:style-name="T334">&lt;</text:span><text:span text:style-name="T335">T</text:span><text:span text:style-name="T336">&gt;&amp; v) {<text:s/></text:span><text:span text:style-name="T337">//vector print</text:span></text:p>
      <text:p text:style-name="P19"><text:span text:style-name="T338"><text:tab/>o &lt;&lt;<text:s/></text:span><text:span text:style-name="T339">"{"</text:span><text:span text:style-name="T340">; FORstl(it, v) o &lt;&lt; *it &lt;&lt;<text:s/></text:span><text:span text:style-name="T341">", "</text:span><text:span text:style-name="T342">;<text:s/></text:span><text:span text:style-name="T343">return</text:span><text:span text:style-name="T344"><text:s/>o &lt;&lt;<text:s/></text:span><text:span text:style-name="T345">"}"</text:span><text:span text:style-name="T346">;</text:span></text:p>
      <text:p text:style-name="P19"><text:span text:style-name="T346">}</text:span></text:p>
      <text:p text:style-name="P19"><text:span text:style-name="T347"/></text:p>
      <text:p text:style-name="P19"><text:span text:style-name="T348">template</text:span><text:span text:style-name="T349">&lt;</text:span><text:span text:style-name="T350">class</text:span><text:span text:style-name="T351"><text:s/></text:span><text:span text:style-name="T352">T</text:span><text:span text:style-name="T353">&gt;<text:s/></text:span><text:span text:style-name="T354">ostream</text:span><text:span text:style-name="T355">&amp;<text:s/></text:span><text:span text:style-name="T356">operator&lt;&lt;</text:span><text:span text:style-name="T357">(</text:span><text:span text:style-name="T358">ostream</text:span><text:span text:style-name="T359">&amp; o,<text:s/></text:span><text:span text:style-name="T360">const</text:span><text:span text:style-name="T361"><text:s/></text:span><text:span text:style-name="T362">pair</text:span><text:span text:style-name="T363">&lt;</text:span><text:span text:style-name="T364">T</text:span><text:span text:style-name="T365">*,<text:s/></text:span><text:span text:style-name="T366">int</text:span><text:span text:style-name="T367">&gt; arr) {<text:s/></text:span><text:span text:style-name="T368">//array print</text:span></text:p>
      <text:p text:style-name="P19"><text:span text:style-name="T369"><text:tab/>o &lt;&lt;<text:s/></text:span><text:span text:style-name="T370">"{"</text:span><text:span text:style-name="T371">; FOR(i, arr.second) o &lt;&lt; arr.first[i] &lt;&lt;<text:s/></text:span><text:span text:style-name="T372">", "</text:span><text:span text:style-name="T373">;<text:s/></text:span><text:span text:style-name="T374">return</text:span><text:span text:style-name="T375"><text:s/>o &lt;&lt;<text:s/></text:span><text:span text:style-name="T376">"}"</text:span><text:span text:style-name="T377">;</text:span></text:p>
      <text:p text:style-name="P19"><text:span text:style-name="T377">}</text:span></text:p>
      <text:p text:style-name="P19"><text:span text:style-name="T378"/></text:p>
      <text:p text:style-name="P19"><text:span text:style-name="T379">struct</text:span><text:span text:style-name="T380"><text:s/></text:span><text:span text:style-name="T381">debugger</text:span><text:span text:style-name="T382"><text:s/>{</text:span></text:p>
      <text:p text:style-name="P19"><text:span text:style-name="T382"><text:tab/></text:span><text:span text:style-name="T383">ostream</text:span><text:span text:style-name="T384"><text:s/>&amp;</text:span><text:span text:style-name="T385">out</text:span><text:span text:style-name="T386">;<text:s/></text:span><text:span text:style-name="T387">bool</text:span><text:span text:style-name="T388"><text:s/></text:span><text:span text:style-name="T389">first</text:span><text:span text:style-name="T390">;</text:span></text:p>
      <text:p text:style-name="P19"><text:span text:style-name="T390"><text:tab/></text:span><text:span text:style-name="T391">void</text:span><text:span text:style-name="T392"><text:s/></text:span><text:span text:style-name="T393">start</text:span><text:span text:style-name="T394">() {<text:s/></text:span><text:span text:style-name="T395">first</text:span><text:span text:style-name="T396"><text:s/>=<text:s/></text:span><text:span text:style-name="T397">true</text:span><text:span text:style-name="T398">; }</text:span></text:p>
      <text:p text:style-name="P19"><text:span text:style-name="T398"><text:tab/></text:span><text:span text:style-name="T399">debugger</text:span><text:span text:style-name="T400">(</text:span><text:span text:style-name="T401">ostream</text:span><text:span text:style-name="T402">&amp; out) :<text:s/></text:span><text:span text:style-name="T403">out</text:span><text:span text:style-name="T404">(out) { start(); }</text:span></text:p>
      <text:p text:style-name="P19"><text:span text:style-name="T404"><text:tab/></text:span><text:span text:style-name="T405">void</text:span><text:span text:style-name="T406"><text:s/></text:span><text:span text:style-name="T407">nl</text:span><text:span text:style-name="T408">() {<text:s/></text:span><text:span text:style-name="T409">out</text:span><text:span text:style-name="T410"><text:s/>&lt;&lt;<text:s/></text:span><text:span text:style-name="T411">'\n'</text:span><text:span text:style-name="T412">; start(); }</text:span></text:p>
      <text:p text:style-name="P19"><text:span text:style-name="T412"><text:tab/></text:span><text:span text:style-name="T413">// Taken from rudradevbasak</text:span></text:p>
      <text:p text:style-name="P19"><text:span text:style-name="T414"><text:tab/></text:span><text:span text:style-name="T415">template</text:span><text:span text:style-name="T416">&lt;</text:span><text:span text:style-name="T417">class</text:span><text:span text:style-name="T418"><text:s/></text:span><text:span text:style-name="T419">T</text:span><text:span text:style-name="T420">&gt;<text:s/></text:span><text:span text:style-name="T421">debugger</text:span><text:span text:style-name="T422">&amp;<text:s/></text:span><text:span text:style-name="T423">operator,</text:span><text:span text:style-name="T424">(</text:span><text:span text:style-name="T425">const</text:span><text:span text:style-name="T426"><text:s/></text:span><text:span text:style-name="T427">T</text:span><text:span text:style-name="T428">&amp; v) {</text:span></text:p>
      <text:p text:style-name="P19"><text:span text:style-name="T428"><text:tab/><text:tab/></text:span><text:span text:style-name="T429">if</text:span><text:span text:style-name="T430"><text:s/>(</text:span><text:span text:style-name="T431">first</text:span><text:span text:style-name="T432">)<text:s/></text:span><text:span text:style-name="T433">first</text:span><text:span text:style-name="T434"><text:s/>=<text:s/></text:span><text:span text:style-name="T435">false</text:span><text:span text:style-name="T436">;</text:span></text:p>
      <text:p text:style-name="P19"><text:span text:style-name="T436"><text:tab/><text:tab/></text:span><text:span text:style-name="T437">else</text:span><text:span text:style-name="T438"><text:s/></text:span><text:span text:style-name="T439">out</text:span><text:span text:style-name="T440"><text:s/>&lt;&lt;<text:s/></text:span><text:span text:style-name="T441">", "</text:span><text:span text:style-name="T442">;</text:span></text:p>
      <text:p text:style-name="P19"><text:span text:style-name="T442"><text:tab/><text:tab/></text:span><text:span text:style-name="T443">out</text:span><text:span text:style-name="T444"><text:s/>&lt;&lt; v;<text:s/></text:span><text:span text:style-name="T445">return</text:span><text:span text:style-name="T446"><text:s/>*</text:span><text:span text:style-name="T447">this</text:span><text:span text:style-name="T448">;</text:span></text:p>
      <text:p text:style-name="P19"><text:span text:style-name="T448"><text:tab/>}</text:span></text:p>
      <text:p text:style-name="P19"><text:span text:style-name="T448">} dbg(cerr);</text:span></text:p>
      <text:p text:style-name="P19"><text:span text:style-name="T449"/></text:p>
      <text:p text:style-name="P19"><text:span text:style-name="T450">#define</text:span><text:span text:style-name="T451"><text:s/>px first</text:span></text:p>
      <text:p text:style-name="P19"><text:span text:style-name="T452">#define</text:span><text:span text:style-name="T453"><text:s/>py second</text:span></text:p>
      <text:p text:style-name="P19"><text:span text:style-name="T454"/></text:p>
      <text:p text:style-name="P19"><text:span text:style-name="T454"/></text:p>
      <text:p text:style-name="P19"><text:span text:style-name="T455">int</text:span><text:span text:style-name="T456"><text:s/></text:span><text:span text:style-name="T457">main</text:span><text:span text:style-name="T458">() {</text:span></text:p>
      <text:p text:style-name="P19"><text:span text:style-name="T458"><text:tab/>RFILE(</text:span><text:span text:style-name="T459">"input.txt"</text:span><text:span text:style-name="T460">);</text:span></text:p>
      <text:p text:style-name="P19"><text:span text:style-name="T461">#ifdef</text:span><text:span text:style-name="T462"><text:s/>USING_IOSTREAM</text:span></text:p>
      <text:p text:style-name="P19"><text:span text:style-name="T462"><text:tab/>ios::sync_with_stdio(</text:span><text:span text:style-name="T463">false</text:span><text:span text:style-name="T464">);</text:span></text:p>
      <text:p text:style-name="P19"><text:span text:style-name="T464"><text:tab/>cin.tie(NULL);</text:span></text:p>
      <text:p text:style-name="P19"><text:span text:style-name="T465">#endif</text:span></text:p>
      <text:p text:style-name="P19"><text:span text:style-name="T466"><text:tab/>cerr &lt;&lt; boolalpha;</text:span></text:p>
      <text:p text:style-name="P19"><text:span text:style-name="T466"><text:tab/>cout.precision(10); cout &lt;&lt; fixed;</text:span></text:p>
      <text:p text:style-name="P19"><text:span text:style-name="T466"><text:tab/></text:span><text:span text:style-name="T467">return</text:span><text:span text:style-name="T468"><text:s/>0;</text:span></text:p>
      <text:p text:style-name="P19"><text:span text:style-name="T468">}</text:span></text:p>
      <text:p text:style-name="P19"><text:span text:style-name="T469"/></text:p>
      <text:p text:style-name="P19"><text:span text:style-name="T469"/></text:p>
      <text:p text:style-name="P20"><text:span text:style-name="T469"/></text:p>
      <text:p text:style-name="P21"><text:span text:style-name="T470">Double Class</text:span></text:p>
      <text:p text:style-name="P22"><text:span text:style-name="T471">struct</text:span><text:span text:style-name="T472"><text:s/></text:span><text:span text:style-name="T473">Double</text:span><text:span text:style-name="T474"><text:s/>{</text:span></text:p>
      <text:p text:style-name="P22"><text:span text:style-name="T475"><text:s text:c="8"/></text:span><text:span text:style-name="T476">double</text:span><text:span text:style-name="T477"><text:s/></text:span><text:span text:style-name="T478">d</text:span><text:span text:style-name="T479">;</text:span></text:p>
      <text:p text:style-name="P22"><text:span text:style-name="T479"><text:s text:c="8"/></text:span><text:span text:style-name="T480">Double</text:span><text:span text:style-name="T481">() {}</text:span></text:p>
      <text:p text:style-name="P22"><text:span text:style-name="T481"><text:s text:c="8"/></text:span><text:span text:style-name="T482">Double</text:span><text:span text:style-name="T483">(</text:span><text:span text:style-name="T484">double</text:span><text:span text:style-name="T485"><text:s/>d) :<text:s/></text:span><text:span text:style-name="T486">d</text:span><text:span text:style-name="T487">(d) {}</text:span></text:p>
      <text:p text:style-name="P22"><text:span text:style-name="T487"><text:s text:c="8"/></text:span><text:span text:style-name="T488">operator double</text:span><text:span text:style-name="T489">()<text:s/></text:span><text:span text:style-name="T490">const</text:span><text:span text:style-name="T491"><text:s/>{<text:s/></text:span><text:span text:style-name="T492">return</text:span><text:span text:style-name="T493"><text:s/></text:span><text:span text:style-name="T494">d</text:span><text:span text:style-name="T495">; }</text:span></text:p>
      <text:p text:style-name="P22"><text:span text:style-name="T495"><text:s/></text:span></text:p>
      <text:p text:style-name="P22"><text:span text:style-name="T495"><text:s text:c="8"/></text:span><text:span text:style-name="T496">friend</text:span><text:span text:style-name="T497"><text:s/></text:span><text:span text:style-name="T498">bool</text:span><text:span text:style-name="T499"><text:s/></text:span><text:span text:style-name="T500">operator==</text:span><text:span text:style-name="T501">(</text:span><text:span text:style-name="T502">Double</text:span><text:span text:style-name="T503"><text:s/>a,<text:s/></text:span><text:span text:style-name="T504">Double</text:span><text:span text:style-name="T505"><text:s/>b) {<text:s/></text:span><text:span text:style-name="T506">return</text:span><text:span text:style-name="T507"><text:s/></text:span><text:span text:style-name="T508">abs</text:span><text:span text:style-name="T509">(a-b) &lt;= EPS; }</text:span></text:p>
      <text:p text:style-name="P22"><text:span text:style-name="T509"><text:s text:c="8"/></text:span><text:span text:style-name="T510">friend</text:span><text:span text:style-name="T511"><text:s/></text:span><text:span text:style-name="T512">bool</text:span><text:span text:style-name="T513"><text:s/></text:span><text:span text:style-name="T514">operator==</text:span><text:span text:style-name="T515">(</text:span><text:span text:style-name="T516">Double</text:span><text:span text:style-name="T517"><text:s/>a,<text:s/></text:span><text:span text:style-name="T518">double</text:span><text:span text:style-name="T519"><text:s/>b) {<text:s/></text:span><text:span text:style-name="T520">return</text:span><text:span text:style-name="T521"><text:s/>a == Double(b); }</text:span></text:p>
      <text:p text:style-name="P22"><text:span text:style-name="T521"><text:s text:c="8"/></text:span><text:span text:style-name="T522">friend</text:span><text:span text:style-name="T523"><text:s/></text:span><text:span text:style-name="T524">bool</text:span><text:span text:style-name="T525"><text:s/></text:span><text:span text:style-name="T526">operator&lt;</text:span><text:span text:style-name="T527">(</text:span><text:span text:style-name="T528">Double</text:span><text:span text:style-name="T529"><text:s/>a,<text:s/></text:span><text:span text:style-name="T530">Double</text:span><text:span text:style-name="T531"><text:s/>b) {<text:s/></text:span><text:span text:style-name="T532">return</text:span><text:span text:style-name="T533"><text:s/>a.</text:span><text:span text:style-name="T534">d</text:span><text:span text:style-name="T535"><text:s/>+ EPS &lt; b.</text:span><text:span text:style-name="T536">d</text:span><text:span text:style-name="T537">; }</text:span></text:p>
      <text:p text:style-name="P22"><text:span text:style-name="T537"><text:s text:c="4"/><text:tab/></text:span><text:span text:style-name="T538">friend</text:span><text:span text:style-name="T539"><text:s/></text:span><text:span text:style-name="T540">bool</text:span><text:span text:style-name="T541"><text:s/></text:span><text:span text:style-name="T542">operator&lt;=</text:span><text:span text:style-name="T543">(</text:span><text:span text:style-name="T544">Double</text:span><text:span text:style-name="T545"><text:s/>a,<text:s/></text:span><text:span text:style-name="T546">Double</text:span><text:span text:style-name="T547"><text:s/>b) {<text:s/></text:span><text:span text:style-name="T548">return</text:span><text:span text:style-name="T549"><text:s/>(a == b) || (a &lt; b); }</text:span></text:p>
      <text:p text:style-name="P22"><text:span text:style-name="T549"><text:s text:c="4"/><text:tab/></text:span><text:span text:style-name="T550">friend</text:span><text:span text:style-name="T551"><text:s/></text:span><text:span text:style-name="T552">bool</text:span><text:span text:style-name="T553"><text:s/></text:span><text:span text:style-name="T554">operator&gt;=</text:span><text:span text:style-name="T555">(</text:span><text:span text:style-name="T556">Double</text:span><text:span text:style-name="T557"><text:s/>a,<text:s/></text:span><text:span text:style-name="T558">Double</text:span><text:span text:style-name="T559"><text:s/>b) {<text:s/></text:span><text:span text:style-name="T560">return</text:span><text:span text:style-name="T561"><text:s/>(a == b) || (a &gt; b); }</text:span></text:p>
      <text:p text:style-name="P22"><text:span text:style-name="T561"><text:s/></text:span></text:p>
      <text:p text:style-name="P22"><text:span text:style-name="T561"><text:s text:c="8"/></text:span><text:span text:style-name="T562">//All the following functions are helpers, all are optional. You can omit them if you like.</text:span></text:p>
      <text:p text:style-name="P22"><text:span text:style-name="T563"><text:s text:c="8"/></text:span><text:span text:style-name="T564">Double</text:span><text:span text:style-name="T565"><text:s/></text:span><text:span text:style-name="T566">floor</text:span><text:span text:style-name="T567">() {<text:s/></text:span><text:span text:style-name="T568">double</text:span><text:span text:style-name="T569"><text:s/>inpart;<text:s/></text:span><text:span text:style-name="T570">modf</text:span><text:span text:style-name="T571">(</text:span><text:span text:style-name="T572">d</text:span><text:span text:style-name="T573">, &amp;inpart);<text:s/></text:span><text:span text:style-name="T574">return</text:span><text:span text:style-name="T575"><text:s/>inpart; }</text:span></text:p>
      <text:p text:style-name="P22"><text:span text:style-name="T575"><text:s text:c="8"/></text:span><text:span text:style-name="T576">Double</text:span><text:span text:style-name="T577"><text:s/></text:span><text:span text:style-name="T578">ceil</text:span><text:span text:style-name="T579">() {<text:s/></text:span><text:span text:style-name="T580">double</text:span><text:span text:style-name="T581"><text:s/>inpart;<text:s/></text:span><text:span text:style-name="T582">Double</text:span><text:span text:style-name="T583"><text:s/>fpart =<text:s/></text:span><text:span text:style-name="T584">modf</text:span><text:span text:style-name="T585">(</text:span><text:span text:style-name="T586">d</text:span><text:span text:style-name="T587">, &amp;inpart);<text:s/></text:span><text:span text:style-name="T588">if</text:span><text:span text:style-name="T589">(fpart == 0.0) inpart++;<text:s/></text:span><text:span text:style-name="T590">return</text:span><text:span text:style-name="T591"><text:s/>inpart; }</text:span></text:p>
      <text:p text:style-name="P22"><text:span text:style-name="T591"><text:s text:c="8"/></text:span><text:span text:style-name="T592">Double</text:span><text:span text:style-name="T593"><text:s/></text:span><text:span text:style-name="T594">round</text:span><text:span text:style-name="T595">() {<text:s/></text:span><text:span text:style-name="T596">return</text:span><text:span text:style-name="T597"><text:s/>Double(</text:span><text:span text:style-name="T598">d</text:span><text:span text:style-name="T599">+0.5).floor(); }<text:s/></text:span><text:span text:style-name="T600">//round needs floor function</text:span></text:p>
      <text:p text:style-name="P22"><text:span text:style-name="T601"><text:s/></text:span></text:p>
      <text:p text:style-name="P22"><text:span text:style-name="T601"><text:s text:c="8"/></text:span><text:span text:style-name="T602">friend</text:span><text:span text:style-name="T603"><text:s/></text:span><text:span text:style-name="T604">Double</text:span><text:span text:style-name="T605"><text:s/></text:span><text:span text:style-name="T606">max</text:span><text:span text:style-name="T607">(</text:span><text:span text:style-name="T608">Double</text:span><text:span text:style-name="T609"><text:s/>a,<text:s/></text:span><text:span text:style-name="T610">double</text:span><text:span text:style-name="T611"><text:s/>b) {<text:s/></text:span><text:span text:style-name="T612">return</text:span><text:span text:style-name="T613"><text:s/>max(a, Double(b)); }</text:span></text:p>
      <text:p text:style-name="P22"><text:span text:style-name="T613"><text:s text:c="8"/></text:span><text:span text:style-name="T614">friend</text:span><text:span text:style-name="T615"><text:s/></text:span><text:span text:style-name="T616">Double</text:span><text:span text:style-name="T617"><text:s/></text:span><text:span text:style-name="T618">min</text:span><text:span text:style-name="T619">(</text:span><text:span text:style-name="T620">Double</text:span><text:span text:style-name="T621"><text:s/>a,<text:s/></text:span><text:span text:style-name="T622">double</text:span><text:span text:style-name="T623"><text:s/>b) {<text:s/></text:span><text:span text:style-name="T624">return</text:span><text:span text:style-name="T625"><text:s/>max(a, Double(b)); }</text:span></text:p>
      <text:p text:style-name="P22"><text:span text:style-name="T625"><text:s/></text:span></text:p>
      <text:p text:style-name="P22"><text:span text:style-name="T625"><text:s text:c="8"/></text:span><text:span text:style-name="T626">friend</text:span><text:span text:style-name="T627"><text:s/>ostream&amp;<text:s/></text:span><text:span text:style-name="T628">operator&lt;&lt;</text:span><text:span text:style-name="T629">(ostream&amp; out,<text:s/></text:span><text:span text:style-name="T630">Double</text:span><text:span text:style-name="T631">&amp; d) {<text:s/></text:span><text:span text:style-name="T632">return</text:span><text:span text:style-name="T633"><text:s/>out &lt;&lt; d.</text:span><text:span text:style-name="T634">d</text:span><text:span text:style-name="T635">; }</text:span></text:p>
      <text:p text:style-name="P22"><text:span text:style-name="T635"><text:s text:c="8"/></text:span><text:span text:style-name="T636">friend</text:span><text:span text:style-name="T637"><text:s/>istream&amp;<text:s/></text:span><text:span text:style-name="T638">operator&gt;&gt;</text:span><text:span text:style-name="T639">(istream&amp;<text:s text:c="2"/>in,<text:s/></text:span><text:span text:style-name="T640">Double</text:span><text:span text:style-name="T641">&amp; d) {<text:s/></text:span><text:span text:style-name="T642">return</text:span><text:span text:style-name="T643"><text:s text:c="2"/>in &gt;&gt; d.</text:span><text:span text:style-name="T644">d</text:span><text:span text:style-name="T645">; }</text:span></text:p>
      <text:p text:style-name="P22"><text:span text:style-name="T645">};</text:span></text:p>
      <text:p text:style-name="P23"><text:span text:style-name="T646">Data Structures</text:span></text:p>
      <text:p text:style-name="P23"><text:span text:style-name="T647">Disjoint Set</text:span></text:p>
      <text:p text:style-name="P24"><text:span text:style-name="T648">struct </text:span><text:span text:style-name="T649">UnionFind</text:span><text:span text:style-name="T650"><text:line-break/></text:span><text:span text:style-name="T651">{</text:span><text:span text:style-name="T652"><text:line-break/><text:tab/></text:span><text:span text:style-name="T653">#define </text:span><text:span text:style-name="T654">MAXUF </text:span><text:span text:style-name="T655">100000 </text:span><text:span text:style-name="T656">+ </text:span><text:span text:style-name="T657">10</text:span><text:span text:style-name="T658"><text:line-break/><text:tab/></text:span><text:span text:style-name="T659">int </text:span><text:span text:style-name="T660">p</text:span><text:span text:style-name="T661">[</text:span><text:span text:style-name="T662">MAXUF</text:span><text:span text:style-name="T663">], </text:span><text:span text:style-name="T664">rank</text:span><text:span text:style-name="T665">[</text:span><text:span text:style-name="T666">MAXUF</text:span><text:span text:style-name="T667">];</text:span><text:span text:style-name="T668"><text:line-break/><text:line-break/><text:tab/></text:span><text:span text:style-name="T669">int </text:span><text:span text:style-name="T670">set_find</text:span><text:span text:style-name="T671">(</text:span><text:span text:style-name="T672">int </text:span><text:span text:style-name="T673">x</text:span><text:span text:style-name="T674">) {<text:s/></text:span><text:span text:style-name="T675">if</text:span><text:span text:style-name="T676">(</text:span><text:span text:style-name="T677">p</text:span><text:span text:style-name="T678">[</text:span><text:span text:style-name="T679">x</text:span><text:span text:style-name="T680">] != </text:span><text:span text:style-name="T681">x</text:span><text:span text:style-name="T682">) </text:span><text:span text:style-name="T683">p</text:span><text:span text:style-name="T684">[</text:span><text:span text:style-name="T685">x</text:span><text:span text:style-name="T686">] = </text:span><text:span text:style-name="T687">set_find</text:span><text:span text:style-name="T688">(</text:span><text:span text:style-name="T689">p</text:span><text:span text:style-name="T690">[</text:span><text:span text:style-name="T691">x</text:span><text:span text:style-name="T692">]);<text:s/></text:span><text:span text:style-name="T693">return </text:span><text:span text:style-name="T694">p</text:span><text:span text:style-name="T695">[</text:span><text:span text:style-name="T696">x</text:span><text:span text:style-name="T697">]; }</text:span><text:span text:style-name="T698"><text:line-break/><text:tab/></text:span><text:span text:style-name="T699">void </text:span><text:span text:style-name="T700">init</text:span><text:span text:style-name="T701">(</text:span><text:span text:style-name="T702">int </text:span><text:span text:style-name="T703">n</text:span><text:span text:style-name="T704">) {<text:s/></text:span><text:span text:style-name="T705">rep</text:span><text:span text:style-name="T706">(</text:span><text:span text:style-name="T707">i</text:span><text:span text:style-name="T708">,</text:span><text:span text:style-name="T709">n</text:span><text:span text:style-name="T710">) </text:span><text:span text:style-name="T711">p</text:span><text:span text:style-name="T712">[</text:span><text:span text:style-name="T713">i</text:span><text:span text:style-name="T714">] = </text:span><text:span text:style-name="T715">i</text:span><text:span text:style-name="T716">, </text:span><text:span text:style-name="T717">rank</text:span><text:span text:style-name="T718">[</text:span><text:span text:style-name="T719">i</text:span><text:span text:style-name="T720">] = </text:span><text:span text:style-name="T721">1</text:span><text:span text:style-name="T722">; }</text:span><text:span text:style-name="T723"><text:line-break/><text:tab/></text:span><text:span text:style-name="T724">void </text:span><text:span text:style-name="T725">set_union</text:span><text:span text:style-name="T726">(</text:span><text:span text:style-name="T727">int </text:span><text:span text:style-name="T728">x</text:span><text:span text:style-name="T729">, </text:span><text:span text:style-name="T730">int </text:span><text:span text:style-name="T731">y</text:span><text:span text:style-name="T732">) { </text:span></text:p>
      <text:p text:style-name="P26"><text:span text:style-name="T732"><text:tab/><text:tab/></text:span><text:span text:style-name="T733">int </text:span><text:span text:style-name="T734">rx </text:span><text:span text:style-name="T735">= </text:span><text:span text:style-name="T736">set_find</text:span><text:span text:style-name="T737">(</text:span><text:span text:style-name="T738">x</text:span><text:span text:style-name="T739">), </text:span><text:span text:style-name="T740">ry </text:span><text:span text:style-name="T741">= </text:span><text:span text:style-name="T742">set_find</text:span><text:span text:style-name="T743">(</text:span><text:span text:style-name="T744">y</text:span><text:span text:style-name="T745">);</text:span><text:span text:style-name="T746"><text:line-break/><text:tab/><text:tab/></text:span><text:span text:style-name="T747">if</text:span><text:span text:style-name="T748">(</text:span><text:span text:style-name="T749">rx </text:span><text:span text:style-name="T750">== </text:span><text:span text:style-name="T751">ry</text:span><text:span text:style-name="T752">) </text:span><text:span text:style-name="T753">return</text:span><text:span text:style-name="T754">;</text:span><text:span text:style-name="T755"><text:line-break/><text:tab/><text:tab/></text:span><text:span text:style-name="T756">if</text:span><text:span text:style-name="T757">(</text:span><text:span text:style-name="T758">rank</text:span><text:span text:style-name="T759">[</text:span><text:span text:style-name="T760">rx</text:span><text:span text:style-name="T761">] &gt; </text:span><text:span text:style-name="T762">rank</text:span><text:span text:style-name="T763">[</text:span><text:span text:style-name="T764">ry</text:span><text:span text:style-name="T765">]) { </text:span><text:span text:style-name="T766">p</text:span><text:span text:style-name="T767">[</text:span><text:span text:style-name="T768">ry</text:span><text:span text:style-name="T769">] = </text:span><text:span text:style-name="T770">rx</text:span><text:span text:style-name="T771">; </text:span><text:span text:style-name="T772">rank</text:span><text:span text:style-name="T773">[</text:span><text:span text:style-name="T774">rx</text:span><text:span text:style-name="T775">] += </text:span><text:span text:style-name="T776">rank</text:span><text:span text:style-name="T777">[</text:span><text:span text:style-name="T778">ry</text:span><text:span text:style-name="T779">]; }</text:span><text:span text:style-name="T780"><text:line-break/><text:tab/><text:tab/></text:span><text:span text:style-name="T781">if</text:span><text:span text:style-name="T782">(</text:span><text:span text:style-name="T783">rank</text:span><text:span text:style-name="T784">[</text:span><text:span text:style-name="T785">rx</text:span><text:span text:style-name="T786">] &lt;= </text:span><text:span text:style-name="T787">rank</text:span><text:span text:style-name="T788">[</text:span><text:span text:style-name="T789">ry</text:span><text:span text:style-name="T790">]) { </text:span><text:span text:style-name="T791">p</text:span><text:span text:style-name="T792">[</text:span><text:span text:style-name="T793">rx</text:span><text:span text:style-name="T794">] = </text:span><text:span text:style-name="T795">ry</text:span><text:span text:style-name="T796">; </text:span><text:span text:style-name="T797">rank</text:span><text:span text:style-name="T798">[</text:span><text:span text:style-name="T799">ry</text:span><text:span text:style-name="T800">] += </text:span><text:span text:style-name="T801">rank</text:span><text:span text:style-name="T802">[</text:span><text:span text:style-name="T803">rx</text:span><text:span text:style-name="T804">]; }</text:span><text:span text:style-name="T805"><text:line-break/><text:tab/></text:span><text:span text:style-name="T806">}</text:span><text:span text:style-name="T807"><text:line-break/></text:span><text:span text:style-name="T808">};</text:span></text:p>
      <text:p text:style-name="P28"><text:span text:style-name="T809">Least Common Ancestor</text:span></text:p>
      <text:p text:style-name="P29"><text:span text:style-name="T810">int</text:span><text:span text:style-name="T811"><text:s/>lca(</text:span><text:span text:style-name="T812">int</text:span><text:span text:style-name="T813"><text:s/>p,<text:s/></text:span><text:span text:style-name="T814">int</text:span><text:span text:style-name="T815"><text:s/>q) {</text:span></text:p>
      <text:p text:style-name="P29"><text:span text:style-name="T815"><text:s text:c="4"/></text:span><text:span text:style-name="T816">int</text:span><text:span text:style-name="T817"><text:s/>log, i;</text:span></text:p>
      <text:p text:style-name="P29"><text:span text:style-name="T817"><text:s text:c="4"/></text:span><text:span text:style-name="T818">if</text:span><text:span text:style-name="T819"><text:s/>(L[p]<text:s/></text:span><text:span text:style-name="T820">&lt;</text:span><text:span text:style-name="T821"><text:s/>L[q]) swap(p, q);</text:span></text:p>
      <text:p text:style-name="P29"><text:span text:style-name="T821"><text:s text:c="4"/></text:span><text:span text:style-name="T822">for</text:span><text:span text:style-name="T823"><text:s/>(log<text:s/></text:span><text:span text:style-name="T824">=</text:span><text:span text:style-name="T825"><text:s/></text:span><text:span text:style-name="T826">1</text:span><text:span text:style-name="T827">; (</text:span><text:span text:style-name="T828">1</text:span><text:span text:style-name="T829"><text:s/></text:span><text:span text:style-name="T830">&lt;&lt;</text:span><text:span text:style-name="T831"><text:s/>log)<text:s/></text:span><text:span text:style-name="T832">&lt;=</text:span><text:span text:style-name="T833"><text:s/>L[p]; log</text:span><text:span text:style-name="T834">++</text:span><text:span text:style-name="T835">);<text:s text:c="3"/>log</text:span><text:span text:style-name="T836">--</text:span><text:span text:style-name="T837">;</text:span></text:p>
      <text:p text:style-name="P29"><text:span text:style-name="T837"><text:s text:c="4"/></text:span><text:span text:style-name="T838">for</text:span><text:span text:style-name="T839"><text:s/>(i<text:s/></text:span><text:span text:style-name="T840">=</text:span><text:span text:style-name="T841"><text:s/>log; i<text:s/></text:span><text:span text:style-name="T842">&gt;=</text:span><text:span text:style-name="T843"><text:s/></text:span><text:span text:style-name="T844">0</text:span><text:span text:style-name="T845">; i</text:span><text:span text:style-name="T846">--</text:span><text:span text:style-name="T847">)<text:s/></text:span><text:span text:style-name="T848">if</text:span><text:span text:style-name="T849"><text:s/>(L[p]<text:s/></text:span><text:span text:style-name="T850">-</text:span><text:span text:style-name="T851"><text:s/>(</text:span><text:span text:style-name="T852">1</text:span><text:span text:style-name="T853"><text:s/></text:span><text:span text:style-name="T854">&lt;&lt;</text:span><text:span text:style-name="T855"><text:s/>i)<text:s/></text:span><text:span text:style-name="T856">&gt;=</text:span><text:span text:style-name="T857"><text:s/>L[q]) p<text:s/></text:span><text:span text:style-name="T858">=</text:span><text:span text:style-name="T859"><text:s/>P[i][p];</text:span></text:p>
      <text:p text:style-name="P29"><text:span text:style-name="T859"><text:s text:c="4"/></text:span><text:span text:style-name="T860">if</text:span><text:span text:style-name="T861"><text:s/>(p<text:s/></text:span><text:span text:style-name="T862">==</text:span><text:span text:style-name="T863"><text:s/>q)<text:s/></text:span><text:span text:style-name="T864">return</text:span><text:span text:style-name="T865"><text:s/>p;</text:span></text:p>
      <text:p text:style-name="P29"><text:span text:style-name="T865"><text:s text:c="4"/></text:span><text:span text:style-name="T866">for</text:span><text:span text:style-name="T867"><text:s/>(i<text:s/></text:span><text:span text:style-name="T868">=</text:span><text:span text:style-name="T869"><text:s/>log; i<text:s/></text:span><text:span text:style-name="T870">&gt;=</text:span><text:span text:style-name="T871"><text:s/></text:span><text:span text:style-name="T872">0</text:span><text:span text:style-name="T873">; i</text:span><text:span text:style-name="T874">--</text:span><text:span text:style-name="T875">)<text:s/></text:span><text:span text:style-name="T876">if</text:span><text:span text:style-name="T877"><text:s/>(P[i][p]<text:s/></text:span><text:span text:style-name="T878">!=</text:span><text:span text:style-name="T879"><text:s/></text:span><text:span text:style-name="T880">-1</text:span><text:span text:style-name="T881"><text:s/></text:span><text:span text:style-name="T882">&amp;&amp;</text:span><text:span text:style-name="T883"><text:s/>P[i][p]<text:s/></text:span><text:span text:style-name="T884">!=</text:span><text:span text:style-name="T885"><text:s/>P[i][q]) p<text:s/></text:span><text:span text:style-name="T886">=</text:span><text:span text:style-name="T887"><text:s/>P[i][p], q<text:s/></text:span><text:span text:style-name="T888">=</text:span><text:span text:style-name="T889"><text:s/>P[i][q];</text:span></text:p>
      <text:p text:style-name="P29"><text:span text:style-name="T889"><text:s text:c="4"/></text:span><text:span text:style-name="T890">return</text:span><text:span text:style-name="T891"><text:s/>T[p];</text:span></text:p>
      <text:p text:style-name="P29"><text:span text:style-name="T891">}</text:span></text:p>
      <text:p text:style-name="P29"><text:span text:style-name="T892"/></text:p>
      <text:p text:style-name="P29"><text:span text:style-name="T893">int</text:span><text:span text:style-name="T894"><text:s/>main() { // initialize</text:span></text:p>
      <text:p text:style-name="P29"><text:span text:style-name="T894"><text:s text:c="4"/></text:span><text:span text:style-name="T895">for</text:span><text:span text:style-name="T896"><text:s/>(j<text:s/></text:span><text:span text:style-name="T897">=</text:span><text:span text:style-name="T898"><text:s/></text:span><text:span text:style-name="T899">1</text:span><text:span text:style-name="T900">; (</text:span><text:span text:style-name="T901">1</text:span><text:span text:style-name="T902"><text:s/></text:span><text:span text:style-name="T903">&lt;&lt;</text:span><text:span text:style-name="T904"><text:s/>j)<text:s/></text:span><text:span text:style-name="T905">&lt;=</text:span><text:span text:style-name="T906"><text:s/>n; j</text:span><text:span text:style-name="T907">++</text:span><text:span text:style-name="T908">)<text:s/></text:span><text:span text:style-name="T909">for</text:span><text:span text:style-name="T910"><text:s/>(i<text:s/></text:span><text:span text:style-name="T911">=</text:span><text:span text:style-name="T912"><text:s/></text:span><text:span text:style-name="T913">1</text:span><text:span text:style-name="T914">; i<text:s/></text:span><text:span text:style-name="T915">&lt;=</text:span><text:span text:style-name="T916"><text:s/>n; i</text:span><text:span text:style-name="T917">++</text:span><text:span text:style-name="T918">)</text:span></text:p>
      <text:p text:style-name="P29"><text:span text:style-name="T918"><text:s text:c="12"/></text:span><text:span text:style-name="T919">if</text:span><text:span text:style-name="T920"><text:s/>(P[j<text:s/></text:span><text:span text:style-name="T921">-</text:span><text:span text:style-name="T922"><text:s/></text:span><text:span text:style-name="T923">1</text:span><text:span text:style-name="T924">][i]<text:s/></text:span><text:span text:style-name="T925">!=</text:span><text:span text:style-name="T926"><text:s/></text:span><text:span text:style-name="T927">-1</text:span><text:span text:style-name="T928">) P[j][i]<text:s/></text:span><text:span text:style-name="T929">=</text:span><text:span text:style-name="T930"><text:s/>P[j<text:s/></text:span><text:span text:style-name="T931">-</text:span><text:span text:style-name="T932"><text:s/></text:span><text:span text:style-name="T933">1</text:span><text:span text:style-name="T934">][P[j<text:s/></text:span><text:span text:style-name="T935">-</text:span><text:span text:style-name="T936"><text:s/></text:span><text:span text:style-name="T937">1</text:span><text:span text:style-name="T938">][i]];</text:span></text:p>
      <text:p text:style-name="P29"><text:span text:style-name="T939">}</text:span></text:p>
      <text:p text:style-name="P30"><text:span text:style-name="T940">BIT</text:span></text:p>
      <text:p text:style-name="P31"><text:span text:style-name="T941"/></text:p>
      <text:p text:style-name="P32"><text:span text:style-name="T942">// if in tree exists more than one index with a same cumulative frequency, this procedure will return the greatest one</text:span></text:p>
      <text:p text:style-name="P33"><text:span text:style-name="T943">int</text:span><text:span text:style-name="T944"><text:s/></text:span><text:span text:style-name="T945">findG</text:span><text:span text:style-name="T946">(</text:span><text:span text:style-name="T947">int</text:span><text:span text:style-name="T948"><text:s/>cumFre) {</text:span></text:p>
      <text:p text:style-name="P33"><text:span text:style-name="T948"><text:tab/></text:span><text:span text:style-name="T949">int</text:span><text:span text:style-name="T950"><text:s/>idx<text:s/></text:span><text:span text:style-name="T951">=</text:span><text:span text:style-name="T952"><text:s/></text:span><text:span text:style-name="T953">0</text:span><text:span text:style-name="T954">;</text:span></text:p>
      <text:p text:style-name="P33"><text:span text:style-name="T955"><text:tab/></text:span><text:span text:style-name="T956">while</text:span><text:span text:style-name="T957"><text:s/>((bitMask<text:s/></text:span><text:span text:style-name="T958">!=</text:span><text:span text:style-name="T959"><text:s/></text:span><text:span text:style-name="T960">0</text:span><text:span text:style-name="T961">)<text:s/></text:span><text:span text:style-name="T962">&amp;&amp;</text:span><text:span text:style-name="T963"><text:s/>(idx<text:s/></text:span><text:span text:style-name="T964">&lt;</text:span><text:span text:style-name="T965"><text:s/>MaxVal)) {</text:span></text:p>
      <text:p text:style-name="P33"><text:span text:style-name="T965"><text:tab/><text:tab/></text:span><text:span text:style-name="T966">int</text:span><text:span text:style-name="T967"><text:s/>tIdx<text:s/></text:span><text:span text:style-name="T968">=</text:span><text:span text:style-name="T969"><text:s/>idx<text:s/></text:span><text:span text:style-name="T970">+</text:span><text:span text:style-name="T971"><text:s/>bitMask</text:span><text:span text:style-name="T972">;</text:span></text:p>
      <text:p text:style-name="P33"><text:span text:style-name="T973"><text:tab/><text:tab/></text:span><text:span text:style-name="T974">if</text:span><text:span text:style-name="T975"><text:s/>(tIdx &lt; MaxVal &amp;&amp; cumFre<text:s/></text:span><text:span text:style-name="T976">&gt;=</text:span><text:span text:style-name="T977"><text:s/>tree[tIdx]) {</text:span></text:p>
      <text:p text:style-name="P33"><text:span text:style-name="T977"><text:tab/><text:tab/></text:span><text:span text:style-name="T978">// if current cumulative frequency is equal to cumFre, </text:span></text:p>
      <text:p text:style-name="P33"><text:span text:style-name="T979"><text:tab/><text:tab/></text:span><text:span text:style-name="T980">// we are still looking for higher index (if exists)</text:span></text:p>
      <text:p text:style-name="P33"><text:span text:style-name="T981"><text:tab/><text:tab/><text:tab/>idx<text:s/></text:span><text:span text:style-name="T982">=</text:span><text:span text:style-name="T983"><text:s/>tIdx</text:span><text:span text:style-name="T984">;<text:s/></text:span><text:span text:style-name="T985">cumFre<text:s/></text:span><text:span text:style-name="T986">-=</text:span><text:span text:style-name="T987"><text:s/>tree[tIdx]</text:span><text:span text:style-name="T988">;</text:span></text:p>
      <text:p text:style-name="P33"><text:span text:style-name="T989"><text:tab/><text:tab/>}</text:span></text:p>
      <text:p text:style-name="P33"><text:span text:style-name="T989"><text:tab/><text:tab/>bitMask<text:s/></text:span><text:span text:style-name="T990">&gt;&gt;=</text:span><text:span text:style-name="T991"><text:s/></text:span><text:span text:style-name="T992">1</text:span><text:span text:style-name="T993">;</text:span></text:p>
      <text:p text:style-name="P33"><text:span text:style-name="T994"><text:tab/>}</text:span></text:p>
      <text:p text:style-name="P33"><text:span text:style-name="T994"><text:tab/></text:span><text:span text:style-name="T995">if</text:span><text:span text:style-name="T996"><text:s/>(cumFre<text:s/></text:span><text:span text:style-name="T997">!=</text:span><text:span text:style-name="T998"><text:s/></text:span><text:span text:style-name="T999">0</text:span><text:span text:style-name="T1000">)<text:tab/></text:span><text:span text:style-name="T1001">return</text:span><text:span text:style-name="T1002"><text:s/></text:span><text:span text:style-name="T1003">-1</text:span><text:span text:style-name="T1004">;</text:span></text:p>
      <text:p text:style-name="P33"><text:span text:style-name="T1005"><text:tab/></text:span><text:span text:style-name="T1006">else</text:span><text:span text:style-name="T1007"><text:tab/></text:span><text:span text:style-name="T1008">return</text:span><text:span text:style-name="T1009"><text:s/>idx</text:span><text:span text:style-name="T1010">;</text:span></text:p>
      <text:p text:style-name="P33"><text:span text:style-name="T1011">}</text:span></text:p>
      <text:p text:style-name="P33"><text:span text:style-name="T1012"/></text:p>
      <text:p text:style-name="P34"><text:span text:style-name="T1013">misof Tree ;-)</text:span></text:p>
      <text:p text:style-name="P35"><text:span text:style-name="T1014"/></text:p>
      <text:p text:style-name="P35"><text:span text:style-name="T1015">void</text:span><text:span text:style-name="T1016"><text:s/>insert(</text:span><text:span text:style-name="T1017">int</text:span><text:span text:style-name="T1018"><text:s/>x){<text:s/></text:span><text:span text:style-name="T1019">for</text:span><text:span text:style-name="T1020">(</text:span><text:span text:style-name="T1021">int</text:span><text:span text:style-name="T1022"><text:s/>i</text:span><text:span text:style-name="T1023">=0</text:span><text:span text:style-name="T1024">; i</text:span><text:span text:style-name="T1025">&lt;20</text:span><text:span text:style-name="T1026">; i</text:span><text:span text:style-name="T1027">++</text:span><text:span text:style-name="T1028">){tree[i][x]</text:span><text:span text:style-name="T1029">++</text:span><text:span text:style-name="T1030">; x</text:span><text:span text:style-name="T1031">/=2</text:span><text:span text:style-name="T1032">; } }</text:span></text:p>
      <text:p text:style-name="P35"><text:span text:style-name="T1033">void</text:span><text:span text:style-name="T1034"><text:s/>erase(</text:span><text:span text:style-name="T1035">int</text:span><text:span text:style-name="T1036"><text:s/>x){<text:s/></text:span><text:span text:style-name="T1037">for</text:span><text:span text:style-name="T1038"><text:s/>(</text:span><text:span text:style-name="T1039">int</text:span><text:span text:style-name="T1040"><text:s/>i</text:span><text:span text:style-name="T1041">=0</text:span><text:span text:style-name="T1042">; i</text:span><text:span text:style-name="T1043">&lt;20</text:span><text:span text:style-name="T1044">; i</text:span><text:span text:style-name="T1045">++</text:span><text:span text:style-name="T1046">) { tree[i][x]</text:span><text:span text:style-name="T1047">--</text:span><text:span text:style-name="T1048">; x</text:span><text:span text:style-name="T1049">/=2</text:span><text:span text:style-name="T1050">;}}</text:span></text:p>
      <text:p text:style-name="P35"><text:span text:style-name="T1051">int</text:span><text:span text:style-name="T1052"><text:s/>kThElement(</text:span><text:span text:style-name="T1053">int</text:span><text:span text:style-name="T1054"><text:s/>k){<text:s/></text:span><text:span text:style-name="T1055">int</text:span><text:span text:style-name="T1056"><text:s/>a</text:span><text:span text:style-name="T1057">=0</text:span><text:span text:style-name="T1058">, b</text:span><text:span text:style-name="T1059">=19</text:span><text:span text:style-name="T1060">;<text:s/></text:span><text:span text:style-name="T1061">while</text:span><text:span text:style-name="T1062"><text:s/>(b</text:span><text:span text:style-name="T1063">--</text:span><text:span text:style-name="T1064">) { a</text:span><text:span text:style-name="T1065">*=2</text:span><text:span text:style-name="T1066">;</text:span><text:span text:style-name="T1067">if</text:span><text:span text:style-name="T1068"><text:s/>(tree[b][a]</text:span><text:span text:style-name="T1069">&lt;</text:span><text:span text:style-name="T1070">k) k</text:span><text:span text:style-name="T1071">-=</text:span><text:span text:style-name="T1072">tree[b][a</text:span><text:span text:style-name="T1073">++</text:span><text:span text:style-name="T1074">];}</text:span></text:p>
      <text:p text:style-name="P35"><text:span text:style-name="T1074"><text:s text:c="4"/></text:span><text:span text:style-name="T1075">return</text:span><text:span text:style-name="T1076"><text:s/>a;</text:span></text:p>
      <text:p text:style-name="P35"><text:span text:style-name="T1077">}</text:span></text:p>
      <text:p text:style-name="P36"><text:span text:style-name="T1078">Treap</text:span></text:p>
      <text:p text:style-name="P37"><text:span text:style-name="T1079">typedef int </text:span><text:span text:style-name="T1080">key_type</text:span><text:span text:style-name="T1081">;</text:span><text:span text:style-name="T1082"><text:line-break/></text:span><text:span text:style-name="T1083">struct </text:span><text:span text:style-name="T1084">Node </text:span><text:span text:style-name="T1085">*</text:span><text:span text:style-name="T1086">nil </text:span><text:span text:style-name="T1087">= </text:span><text:span text:style-name="T1088">NULL</text:span><text:span text:style-name="T1089">;</text:span><text:span text:style-name="T1090"><text:line-break/></text:span><text:span text:style-name="T1091">struct </text:span><text:span text:style-name="T1092">Node </text:span><text:span text:style-name="T1093">{</text:span><text:span text:style-name="T1094"><text:line-break/><text:s text:c="4"/>Node </text:span><text:span text:style-name="T1095">*</text:span><text:span text:style-name="T1096">l</text:span><text:span text:style-name="T1097">, *</text:span><text:span text:style-name="T1098">r</text:span><text:span text:style-name="T1099">;</text:span><text:span text:style-name="T1100"><text:line-break/><text:s text:c="4"/></text:span><text:span text:style-name="T1101">int </text:span><text:span text:style-name="T1102">aux</text:span><text:span text:style-name="T1103">, </text:span><text:span text:style-name="T1104">size</text:span><text:span text:style-name="T1105">;</text:span><text:span text:style-name="T1106"><text:line-break/><text:s text:c="4"/>key_type key</text:span><text:span text:style-name="T1107">;</text:span><text:span text:style-name="T1108"><text:line-break/><text:s text:c="4"/></text:span><text:span text:style-name="T1109">void </text:span><text:span text:style-name="T1110">u</text:span><text:span text:style-name="T1111">() { </text:span><text:span text:style-name="T1112">size </text:span><text:span text:style-name="T1113">= </text:span><text:span text:style-name="T1114">l</text:span><text:span text:style-name="T1115">-&gt;</text:span><text:span text:style-name="T1116">size </text:span><text:span text:style-name="T1117">+ </text:span><text:span text:style-name="T1118">1 </text:span><text:span text:style-name="T1119">+ </text:span><text:span text:style-name="T1120">r</text:span><text:span text:style-name="T1121">-&gt;</text:span><text:span text:style-name="T1122">size</text:span><text:span text:style-name="T1123">; }</text:span><text:span text:style-name="T1124"><text:line-break/><text:s text:c="4"/>Node</text:span><text:span text:style-name="T1125">(</text:span><text:span text:style-name="T1126">const </text:span><text:span text:style-name="T1127">key_type </text:span><text:span text:style-name="T1128">&amp;</text:span><text:span text:style-name="T1129">k</text:span><text:span text:style-name="T1130">) : </text:span><text:span text:style-name="T1131">l</text:span><text:span text:style-name="T1132">(</text:span><text:span text:style-name="T1133">nil</text:span><text:span text:style-name="T1134">), </text:span><text:span text:style-name="T1135">r</text:span><text:span text:style-name="T1136">(</text:span><text:span text:style-name="T1137">nil</text:span><text:span text:style-name="T1138">), </text:span><text:span text:style-name="T1139">aux</text:span><text:span text:style-name="T1140">(</text:span><text:span text:style-name="T1141">rand</text:span><text:span text:style-name="T1142">()), </text:span><text:span text:style-name="T1143">size</text:span><text:span text:style-name="T1144">(</text:span><text:span text:style-name="T1145">1</text:span><text:span text:style-name="T1146">), </text:span><text:span text:style-name="T1147">key</text:span><text:span text:style-name="T1148">(</text:span><text:span text:style-name="T1149">k</text:span><text:span text:style-name="T1150">) { }</text:span><text:span text:style-name="T1151"><text:line-break/></text:span><text:span text:style-name="T1152">};</text:span><text:span text:style-name="T1153"><text:line-break/>Node </text:span><text:span text:style-name="T1154">*</text:span><text:span text:style-name="T1155">create_tree</text:span><text:span text:style-name="T1156">() {</text:span><text:span text:style-name="T1157"><text:line-break/><text:s text:c="4"/></text:span><text:span text:style-name="T1158">if </text:span><text:span text:style-name="T1159">(</text:span><text:span text:style-name="T1160">nil </text:span><text:span text:style-name="T1161">== </text:span><text:span text:style-name="T1162">NULL</text:span><text:span text:style-name="T1163">) { </text:span><text:span text:style-name="T1164">nil </text:span><text:span text:style-name="T1165">= </text:span><text:span text:style-name="T1166">new </text:span><text:span text:style-name="T1167">Node</text:span><text:span text:style-name="T1168">(</text:span><text:span text:style-name="T1169">key_type</text:span><text:span text:style-name="T1170">()); </text:span><text:span text:style-name="T1171">nil</text:span><text:span text:style-name="T1172">-&gt;</text:span><text:span text:style-name="T1173">size </text:span><text:span text:style-name="T1174">= </text:span><text:span text:style-name="T1175">0</text:span><text:span text:style-name="T1176">; </text:span><text:span text:style-name="T1177">nil</text:span><text:span text:style-name="T1178">-&gt;</text:span><text:span text:style-name="T1179">aux </text:span><text:span text:style-name="T1180">= </text:span><text:span text:style-name="T1181">0x7fffffff</text:span><text:span text:style-name="T1182">; }</text:span><text:span text:style-name="T1183"><text:line-break/><text:s text:c="4"/></text:span><text:span text:style-name="T1184">return </text:span><text:span text:style-name="T1185">nil</text:span><text:span text:style-name="T1186">;</text:span><text:span text:style-name="T1187"><text:line-break/></text:span><text:span text:style-name="T1188">}</text:span><text:span text:style-name="T1189"><text:line-break/></text:span><text:span text:style-name="T1190">void </text:span><text:span text:style-name="T1191">destroy_tree</text:span><text:span text:style-name="T1192">(</text:span><text:span text:style-name="T1193">Node </text:span><text:span text:style-name="T1194">*</text:span><text:span text:style-name="T1195">x</text:span><text:span text:style-name="T1196">) {</text:span><text:span text:style-name="T1197"><text:line-break/><text:s text:c="4"/></text:span><text:span text:style-name="T1198">if </text:span><text:span text:style-name="T1199">(</text:span><text:span text:style-name="T1200">x </text:span><text:span text:style-name="T1201">!= </text:span><text:span text:style-name="T1202">nil</text:span><text:span text:style-name="T1203">) { </text:span><text:span text:style-name="T1204">destroy_tree</text:span><text:span text:style-name="T1205">(</text:span><text:span text:style-name="T1206">x</text:span><text:span text:style-name="T1207">-&gt;</text:span><text:span text:style-name="T1208">l</text:span><text:span text:style-name="T1209">); </text:span><text:span text:style-name="T1210">destroy_tree</text:span><text:span text:style-name="T1211">(</text:span><text:span text:style-name="T1212">x</text:span><text:span text:style-name="T1213">-&gt;</text:span><text:span text:style-name="T1214">r</text:span><text:span text:style-name="T1215">); </text:span><text:span text:style-name="T1216">delete </text:span><text:span text:style-name="T1217">x</text:span><text:span text:style-name="T1218">; }</text:span><text:span text:style-name="T1219"><text:line-break/></text:span><text:span text:style-name="T1220">}</text:span><text:span text:style-name="T1221"><text:line-break/>Node </text:span><text:span text:style-name="T1222">*</text:span><text:span text:style-name="T1223">rotl</text:span><text:span text:style-name="T1224">(</text:span><text:span text:style-name="T1225">Node </text:span><text:span text:style-name="T1226">*</text:span><text:span text:style-name="T1227">x</text:span><text:span text:style-name="T1228">) { </text:span><text:span text:style-name="T1229">Node </text:span><text:span text:style-name="T1230">*</text:span><text:span text:style-name="T1231">y</text:span><text:span text:style-name="T1232">=</text:span><text:span text:style-name="T1233">x</text:span><text:span text:style-name="T1234">-&gt;</text:span><text:span text:style-name="T1235">r</text:span><text:span text:style-name="T1236">; </text:span><text:span text:style-name="T1237">x</text:span><text:span text:style-name="T1238">-&gt;</text:span><text:span text:style-name="T1239">r</text:span><text:span text:style-name="T1240">=</text:span><text:span text:style-name="T1241">y</text:span><text:span text:style-name="T1242">-&gt;</text:span><text:span text:style-name="T1243">l</text:span><text:span text:style-name="T1244">; </text:span><text:span text:style-name="T1245">y</text:span><text:span text:style-name="T1246">-&gt;</text:span><text:span text:style-name="T1247">l</text:span><text:span text:style-name="T1248">=</text:span><text:span text:style-name="T1249">x</text:span><text:span text:style-name="T1250">; </text:span><text:span text:style-name="T1251">x</text:span><text:span text:style-name="T1252">-&gt;</text:span><text:span text:style-name="T1253">u</text:span><text:span text:style-name="T1254">(); </text:span><text:span text:style-name="T1255">y</text:span><text:span text:style-name="T1256">-&gt;</text:span><text:span text:style-name="T1257">u</text:span><text:span text:style-name="T1258">(); </text:span><text:span text:style-name="T1259">return </text:span><text:span text:style-name="T1260">y</text:span><text:span text:style-name="T1261">; }</text:span><text:span text:style-name="T1262"><text:line-break/>Node </text:span><text:span text:style-name="T1263">*</text:span><text:span text:style-name="T1264">rotr</text:span><text:span text:style-name="T1265">(</text:span><text:span text:style-name="T1266">Node </text:span><text:span text:style-name="T1267">*</text:span><text:span text:style-name="T1268">x</text:span><text:span text:style-name="T1269">) { </text:span><text:span text:style-name="T1270">Node </text:span><text:span text:style-name="T1271">*</text:span><text:span text:style-name="T1272">y</text:span><text:span text:style-name="T1273">=</text:span><text:span text:style-name="T1274">x</text:span><text:span text:style-name="T1275">-&gt;</text:span><text:span text:style-name="T1276">l</text:span><text:span text:style-name="T1277">; </text:span><text:span text:style-name="T1278">x</text:span><text:span text:style-name="T1279">-&gt;</text:span><text:span text:style-name="T1280">l</text:span><text:span text:style-name="T1281">=</text:span><text:span text:style-name="T1282">y</text:span><text:span text:style-name="T1283">-&gt;</text:span><text:span text:style-name="T1284">r</text:span><text:span text:style-name="T1285">; </text:span><text:span text:style-name="T1286">y</text:span><text:span text:style-name="T1287">-&gt;</text:span><text:span text:style-name="T1288">r</text:span><text:span text:style-name="T1289">=</text:span><text:span text:style-name="T1290">x</text:span><text:span text:style-name="T1291">; </text:span><text:span text:style-name="T1292">x</text:span><text:span text:style-name="T1293">-&gt;</text:span><text:span text:style-name="T1294">u</text:span><text:span text:style-name="T1295">(); </text:span><text:span text:style-name="T1296">y</text:span><text:span text:style-name="T1297">-&gt;</text:span><text:span text:style-name="T1298">u</text:span><text:span text:style-name="T1299">(); </text:span><text:span text:style-name="T1300">return </text:span><text:span text:style-name="T1301">y</text:span><text:span text:style-name="T1302">; }</text:span><text:span text:style-name="T1303"><text:line-break/>Node </text:span><text:span text:style-name="T1304">*</text:span><text:span text:style-name="T1305">insert</text:span><text:span text:style-name="T1306">(</text:span><text:span text:style-name="T1307">Node </text:span><text:span text:style-name="T1308">*</text:span><text:span text:style-name="T1309">x</text:span><text:span text:style-name="T1310">, </text:span><text:span text:style-name="T1311">Node </text:span><text:span text:style-name="T1312">*</text:span><text:span text:style-name="T1313">z</text:span><text:span text:style-name="T1314">) {</text:span><text:span text:style-name="T1315"><text:line-break/><text:s text:c="4"/></text:span><text:span text:style-name="T1316">if </text:span><text:span text:style-name="T1317">(</text:span><text:span text:style-name="T1318">x </text:span><text:span text:style-name="T1319">== </text:span><text:span text:style-name="T1320">nil</text:span><text:span text:style-name="T1321">) </text:span><text:span text:style-name="T1322">return </text:span><text:span text:style-name="T1323">z</text:span><text:span text:style-name="T1324">;</text:span><text:span text:style-name="T1325"><text:line-break/><text:s text:c="4"/></text:span><text:span text:style-name="T1326">if </text:span><text:span text:style-name="T1327">(</text:span><text:span text:style-name="T1328">z</text:span><text:span text:style-name="T1329">-&gt;</text:span><text:span text:style-name="T1330">key </text:span><text:span text:style-name="T1331">&lt; </text:span><text:span text:style-name="T1332">x</text:span><text:span text:style-name="T1333">-&gt;</text:span><text:span text:style-name="T1334">key</text:span><text:span text:style-name="T1335">) {</text:span><text:span text:style-name="T1336"><text:line-break/><text:s text:c="8"/>x</text:span><text:span text:style-name="T1337">-&gt;</text:span><text:span text:style-name="T1338">l </text:span><text:span text:style-name="T1339">= </text:span><text:span text:style-name="T1340">insert</text:span><text:span text:style-name="T1341">(</text:span><text:span text:style-name="T1342">x</text:span><text:span text:style-name="T1343">-&gt;</text:span><text:span text:style-name="T1344">l</text:span><text:span text:style-name="T1345">, </text:span><text:span text:style-name="T1346">z</text:span><text:span text:style-name="T1347">); </text:span><text:span text:style-name="T1348">x</text:span><text:span text:style-name="T1349">-&gt;</text:span><text:span text:style-name="T1350">u</text:span><text:span text:style-name="T1351">();</text:span><text:span text:style-name="T1352"><text:line-break/><text:s text:c="8"/></text:span><text:span text:style-name="T1353">if </text:span><text:span text:style-name="T1354">(</text:span><text:span text:style-name="T1355">x</text:span><text:span text:style-name="T1356">-&gt;</text:span><text:span text:style-name="T1357">l</text:span><text:span text:style-name="T1358">-&gt;</text:span><text:span text:style-name="T1359">aux </text:span><text:span text:style-name="T1360">&lt; </text:span><text:span text:style-name="T1361">x</text:span><text:span text:style-name="T1362">-&gt;</text:span><text:span text:style-name="T1363">aux</text:span><text:span text:style-name="T1364">) </text:span><text:span text:style-name="T1365">x </text:span><text:span text:style-name="T1366">= </text:span><text:span text:style-name="T1367">rotr</text:span><text:span text:style-name="T1368">(</text:span><text:span text:style-name="T1369">x</text:span><text:span text:style-name="T1370">);</text:span><text:span text:style-name="T1371"><text:line-break/><text:s text:c="4"/></text:span><text:span text:style-name="T1372">} </text:span><text:span text:style-name="T1373">else </text:span><text:span text:style-name="T1374">{</text:span><text:span text:style-name="T1375"><text:line-break/><text:s text:c="8"/>x</text:span><text:span text:style-name="T1376">-&gt;</text:span><text:span text:style-name="T1377">r </text:span><text:span text:style-name="T1378">= </text:span><text:span text:style-name="T1379">insert</text:span><text:span text:style-name="T1380">(</text:span><text:span text:style-name="T1381">x</text:span><text:span text:style-name="T1382">-&gt;</text:span><text:span text:style-name="T1383">r</text:span><text:span text:style-name="T1384">, </text:span><text:span text:style-name="T1385">z</text:span><text:span text:style-name="T1386">); </text:span><text:span text:style-name="T1387">x</text:span><text:span text:style-name="T1388">-&gt;</text:span><text:span text:style-name="T1389">u</text:span><text:span text:style-name="T1390">();</text:span><text:span text:style-name="T1391"><text:line-break/><text:s text:c="8"/></text:span><text:span text:style-name="T1392">if </text:span><text:span text:style-name="T1393">(</text:span><text:span text:style-name="T1394">x</text:span><text:span text:style-name="T1395">-&gt;</text:span><text:span text:style-name="T1396">r</text:span><text:span text:style-name="T1397">-&gt;</text:span><text:span text:style-name="T1398">aux </text:span><text:span text:style-name="T1399">&lt; </text:span><text:span text:style-name="T1400">x</text:span><text:span text:style-name="T1401">-&gt;</text:span><text:span text:style-name="T1402">aux</text:span><text:span text:style-name="T1403">) </text:span><text:span text:style-name="T1404">x </text:span><text:span text:style-name="T1405">= </text:span><text:span text:style-name="T1406">rotl</text:span><text:span text:style-name="T1407">(</text:span><text:span text:style-name="T1408">x</text:span><text:span text:style-name="T1409">);</text:span><text:span text:style-name="T1410"><text:line-break/><text:s text:c="4"/></text:span><text:span text:style-name="T1411">}</text:span><text:span text:style-name="T1412"><text:line-break/><text:s text:c="4"/></text:span><text:span text:style-name="T1413">return </text:span><text:span text:style-name="T1414">x</text:span><text:span text:style-name="T1415">;</text:span><text:span text:style-name="T1416"><text:line-break/></text:span><text:span text:style-name="T1417">}</text:span><text:span text:style-name="T1418"><text:line-break/>Node </text:span><text:span text:style-name="T1419">*</text:span><text:span text:style-name="T1420">remove</text:span><text:span text:style-name="T1421">(</text:span><text:span text:style-name="T1422">Node </text:span><text:span text:style-name="T1423">*</text:span><text:span text:style-name="T1424">x</text:span><text:span text:style-name="T1425">, </text:span><text:span text:style-name="T1426">const </text:span><text:span text:style-name="T1427">key_type </text:span><text:span text:style-name="T1428">&amp;</text:span><text:span text:style-name="T1429">key</text:span><text:span text:style-name="T1430">) {</text:span><text:span text:style-name="T1431"><text:line-break/><text:s text:c="4"/></text:span><text:span text:style-name="T1432">if </text:span><text:span text:style-name="T1433">(</text:span><text:span text:style-name="T1434">x </text:span><text:span text:style-name="T1435">== </text:span><text:span text:style-name="T1436">nil</text:span><text:span text:style-name="T1437">) </text:span><text:span text:style-name="T1438">return </text:span><text:span text:style-name="T1439">x</text:span><text:span text:style-name="T1440">;</text:span><text:span text:style-name="T1441"><text:line-break/><text:s text:c="4"/></text:span><text:span text:style-name="T1442">if </text:span><text:span text:style-name="T1443">(</text:span><text:span text:style-name="T1444">key </text:span><text:span text:style-name="T1445">&lt; </text:span><text:span text:style-name="T1446">x</text:span><text:span text:style-name="T1447">-&gt;</text:span><text:span text:style-name="T1448">key</text:span><text:span text:style-name="T1449">) {</text:span><text:span text:style-name="T1450"><text:line-break/><text:s text:c="8"/>x</text:span><text:span text:style-name="T1451">-&gt;</text:span><text:span text:style-name="T1452">l </text:span><text:span text:style-name="T1453">= </text:span><text:span text:style-name="T1454">remove</text:span><text:span text:style-name="T1455">(</text:span><text:span text:style-name="T1456">x</text:span><text:span text:style-name="T1457">-&gt;</text:span><text:span text:style-name="T1458">l</text:span><text:span text:style-name="T1459">, </text:span><text:span text:style-name="T1460">key</text:span><text:span text:style-name="T1461">);</text:span><text:span text:style-name="T1462"><text:line-break/><text:s text:c="4"/></text:span><text:span text:style-name="T1463">} </text:span><text:span text:style-name="T1464">else if </text:span><text:span text:style-name="T1465">(</text:span><text:span text:style-name="T1466">x</text:span><text:span text:style-name="T1467">-&gt;</text:span><text:span text:style-name="T1468">key </text:span><text:span text:style-name="T1469">&lt; </text:span><text:span text:style-name="T1470">key</text:span><text:span text:style-name="T1471">) {</text:span><text:span text:style-name="T1472"><text:line-break/><text:s text:c="8"/>x</text:span><text:span text:style-name="T1473">-&gt;</text:span><text:span text:style-name="T1474">r </text:span><text:span text:style-name="T1475">= </text:span><text:span text:style-name="T1476">remove</text:span><text:span text:style-name="T1477">(</text:span><text:span text:style-name="T1478">x</text:span><text:span text:style-name="T1479">-&gt;</text:span><text:span text:style-name="T1480">r</text:span><text:span text:style-name="T1481">, </text:span><text:span text:style-name="T1482">key</text:span><text:span text:style-name="T1483">);</text:span><text:span text:style-name="T1484"><text:line-break/><text:s text:c="4"/></text:span><text:span text:style-name="T1485">} </text:span><text:span text:style-name="T1486">else </text:span><text:span text:style-name="T1487">{</text:span><text:span text:style-name="T1488"><text:line-break/><text:s text:c="8"/>Node </text:span><text:span text:style-name="T1489">*</text:span><text:span text:style-name="T1490">y</text:span><text:span text:style-name="T1491">;</text:span><text:span text:style-name="T1492"><text:line-break/><text:s text:c="8"/></text:span><text:span text:style-name="T1493">if </text:span><text:span text:style-name="T1494">(</text:span><text:span text:style-name="T1495">x</text:span><text:span text:style-name="T1496">-&gt;</text:span><text:span text:style-name="T1497">l </text:span><text:span text:style-name="T1498">== </text:span><text:span text:style-name="T1499">nil</text:span><text:span text:style-name="T1500">) { </text:span><text:span text:style-name="T1501">y </text:span><text:span text:style-name="T1502">= </text:span><text:span text:style-name="T1503">x</text:span><text:span text:style-name="T1504">-&gt;</text:span><text:span text:style-name="T1505">r</text:span><text:span text:style-name="T1506">; </text:span><text:span text:style-name="T1507">delete </text:span><text:span text:style-name="T1508">x</text:span><text:span text:style-name="T1509">; </text:span><text:span text:style-name="T1510">return </text:span><text:span text:style-name="T1511">y</text:span><text:span text:style-name="T1512">; }</text:span><text:span text:style-name="T1513"><text:line-break/><text:s text:c="8"/></text:span><text:span text:style-name="T1514">if </text:span><text:span text:style-name="T1515">(</text:span><text:span text:style-name="T1516">x</text:span><text:span text:style-name="T1517">-&gt;</text:span><text:span text:style-name="T1518">r </text:span><text:span text:style-name="T1519">== </text:span><text:span text:style-name="T1520">nil</text:span><text:span text:style-name="T1521">) { </text:span><text:span text:style-name="T1522">y </text:span><text:span text:style-name="T1523">= </text:span><text:span text:style-name="T1524">x</text:span><text:span text:style-name="T1525">-&gt;</text:span><text:span text:style-name="T1526">l</text:span><text:span text:style-name="T1527">; </text:span><text:span text:style-name="T1528">delete </text:span><text:span text:style-name="T1529">x</text:span><text:span text:style-name="T1530">; </text:span><text:span text:style-name="T1531">return </text:span><text:span text:style-name="T1532">y</text:span><text:span text:style-name="T1533">; }</text:span><text:span text:style-name="T1534"><text:line-break/><text:s text:c="8"/></text:span><text:span text:style-name="T1535">for </text:span><text:span text:style-name="T1536">(</text:span><text:span text:style-name="T1537">y </text:span><text:span text:style-name="T1538">= </text:span><text:span text:style-name="T1539">x</text:span><text:span text:style-name="T1540">-&gt;</text:span><text:span text:style-name="T1541">r</text:span><text:span text:style-name="T1542">; </text:span><text:span text:style-name="T1543">y</text:span><text:span text:style-name="T1544">-&gt;</text:span><text:span text:style-name="T1545">l </text:span><text:span text:style-name="T1546">!= </text:span><text:span text:style-name="T1547">nil</text:span><text:span text:style-name="T1548">; </text:span><text:span text:style-name="T1549">y </text:span><text:span text:style-name="T1550">= </text:span><text:span text:style-name="T1551">y</text:span><text:span text:style-name="T1552">-&gt;</text:span><text:span text:style-name="T1553">l</text:span><text:span text:style-name="T1554">);</text:span><text:span text:style-name="T1555"><text:line-break/><text:s text:c="8"/>x</text:span><text:span text:style-name="T1556">-&gt;</text:span><text:span text:style-name="T1557">key </text:span><text:span text:style-name="T1558">= </text:span><text:span text:style-name="T1559">y</text:span><text:span text:style-name="T1560">-&gt;</text:span><text:span text:style-name="T1561">key</text:span><text:span text:style-name="T1562">;</text:span><text:span text:style-name="T1563"><text:line-break/><text:s text:c="8"/>x</text:span><text:span text:style-name="T1564">-&gt;</text:span><text:span text:style-name="T1565">r </text:span><text:span text:style-name="T1566">= </text:span><text:span text:style-name="T1567">remove</text:span><text:span text:style-name="T1568">(</text:span><text:span text:style-name="T1569">x</text:span><text:span text:style-name="T1570">-&gt;</text:span><text:span text:style-name="T1571">r</text:span><text:span text:style-name="T1572">, </text:span><text:span text:style-name="T1573">x</text:span><text:span text:style-name="T1574">-&gt;</text:span><text:span text:style-name="T1575">key</text:span><text:span text:style-name="T1576">);</text:span><text:span text:style-name="T1577"><text:line-break/><text:s text:c="4"/></text:span><text:span text:style-name="T1578">}</text:span><text:span text:style-name="T1579"><text:line-break/><text:s text:c="4"/>x</text:span><text:span text:style-name="T1580">-&gt;</text:span><text:span text:style-name="T1581">u</text:span><text:span text:style-name="T1582">();</text:span><text:span text:style-name="T1583"><text:line-break/><text:s text:c="4"/></text:span><text:span text:style-name="T1584">return </text:span><text:span text:style-name="T1585">x</text:span><text:span text:style-name="T1586">;</text:span><text:span text:style-name="T1587"><text:line-break/></text:span><text:span text:style-name="T1588">}</text:span><text:span text:style-name="T1589"><text:line-break/></text:span><text:span text:style-name="T1590">// Finds node by key.</text:span><text:span text:style-name="T1591"><text:line-break/>Node </text:span><text:span text:style-name="T1592">*</text:span><text:span text:style-name="T1593">find</text:span><text:span text:style-name="T1594">(</text:span><text:span text:style-name="T1595">Node </text:span><text:span text:style-name="T1596">*</text:span><text:span text:style-name="T1597">x</text:span><text:span text:style-name="T1598">, </text:span><text:span text:style-name="T1599">const </text:span><text:span text:style-name="T1600">key_type </text:span><text:span text:style-name="T1601">&amp;</text:span><text:span text:style-name="T1602">key</text:span><text:span text:style-name="T1603">) {</text:span><text:span text:style-name="T1604"><text:line-break/><text:s text:c="4"/></text:span><text:span text:style-name="T1605">if </text:span><text:span text:style-name="T1606">(</text:span><text:span text:style-name="T1607">x </text:span><text:span text:style-name="T1608">== </text:span><text:span text:style-name="T1609">nil</text:span><text:span text:style-name="T1610">) </text:span><text:span text:style-name="T1611">return </text:span><text:span text:style-name="T1612">nil</text:span><text:span text:style-name="T1613">;</text:span><text:span text:style-name="T1614"><text:line-break/><text:s text:c="4"/></text:span><text:span text:style-name="T1615">if </text:span><text:span text:style-name="T1616">(</text:span><text:span text:style-name="T1617">key </text:span><text:span text:style-name="T1618">&lt; </text:span><text:span text:style-name="T1619">x</text:span><text:span text:style-name="T1620">-&gt;</text:span><text:span text:style-name="T1621">key</text:span><text:span text:style-name="T1622">) </text:span><text:span text:style-name="T1623">return </text:span><text:span text:style-name="T1624">find</text:span><text:span text:style-name="T1625">(</text:span><text:span text:style-name="T1626">x</text:span><text:span text:style-name="T1627">-&gt;</text:span><text:span text:style-name="T1628">l</text:span><text:span text:style-name="T1629">, </text:span><text:span text:style-name="T1630">key</text:span><text:span text:style-name="T1631">);</text:span><text:span text:style-name="T1632"><text:line-break/><text:s text:c="4"/></text:span><text:span text:style-name="T1633">if </text:span><text:span text:style-name="T1634">(</text:span><text:span text:style-name="T1635">x</text:span><text:span text:style-name="T1636">-&gt;</text:span><text:span text:style-name="T1637">key </text:span><text:span text:style-name="T1638">&lt; </text:span><text:span text:style-name="T1639">key</text:span><text:span text:style-name="T1640">) </text:span><text:span text:style-name="T1641">return </text:span><text:span text:style-name="T1642">find</text:span><text:span text:style-name="T1643">(</text:span><text:span text:style-name="T1644">x</text:span><text:span text:style-name="T1645">-&gt;</text:span><text:span text:style-name="T1646">r</text:span><text:span text:style-name="T1647">, </text:span><text:span text:style-name="T1648">key</text:span><text:span text:style-name="T1649">);</text:span><text:span text:style-name="T1650"><text:line-break/><text:s text:c="4"/></text:span><text:span text:style-name="T1651">return </text:span><text:span text:style-name="T1652">x</text:span><text:span text:style-name="T1653">;</text:span><text:span text:style-name="T1654"><text:line-break/></text:span><text:span text:style-name="T1655">}</text:span><text:span text:style-name="T1656"><text:line-break/></text:span><text:span text:style-name="T1657">// Returns (k-1)-th smallest element</text:span><text:span text:style-name="T1658"><text:line-break/>Node </text:span><text:span text:style-name="T1659">*</text:span><text:span text:style-name="T1660">find_kth</text:span><text:span text:style-name="T1661">(</text:span><text:span text:style-name="T1662">Node </text:span><text:span text:style-name="T1663">*</text:span><text:span text:style-name="T1664">x</text:span><text:span text:style-name="T1665">, </text:span><text:span text:style-name="T1666">int </text:span><text:span text:style-name="T1667">k</text:span><text:span text:style-name="T1668">) {</text:span><text:span text:style-name="T1669"><text:line-break/><text:s text:c="4"/></text:span><text:span text:style-name="T1670">if </text:span><text:span text:style-name="T1671">(</text:span><text:span text:style-name="T1672">k </text:span><text:span text:style-name="T1673">&lt; </text:span><text:span text:style-name="T1674">0 </text:span><text:span text:style-name="T1675">|| </text:span><text:span text:style-name="T1676">k </text:span><text:span text:style-name="T1677">&gt;= </text:span><text:span text:style-name="T1678">x</text:span><text:span text:style-name="T1679">-&gt;</text:span><text:span text:style-name="T1680">size</text:span><text:span text:style-name="T1681">) </text:span><text:span text:style-name="T1682">return </text:span><text:span text:style-name="T1683">nil</text:span><text:span text:style-name="T1684">;</text:span><text:span text:style-name="T1685"><text:line-break/><text:s text:c="4"/></text:span><text:span text:style-name="T1686">for </text:span><text:span text:style-name="T1687">(;;) {</text:span><text:span text:style-name="T1688"><text:line-break/><text:s text:c="8"/></text:span><text:span text:style-name="T1689">if </text:span><text:span text:style-name="T1690">(</text:span><text:span text:style-name="T1691">k </text:span><text:span text:style-name="T1692">&lt; </text:span><text:span text:style-name="T1693">x</text:span><text:span text:style-name="T1694">-&gt;</text:span><text:span text:style-name="T1695">l</text:span><text:span text:style-name="T1696">-&gt;</text:span><text:span text:style-name="T1697">size</text:span><text:span text:style-name="T1698">) {</text:span><text:span text:style-name="T1699"><text:line-break/><text:s text:c="12"/>x </text:span><text:span text:style-name="T1700">= </text:span><text:span text:style-name="T1701">x</text:span><text:span text:style-name="T1702">-&gt;</text:span><text:span text:style-name="T1703">l</text:span><text:span text:style-name="T1704">;</text:span><text:span text:style-name="T1705"><text:line-break/><text:s text:c="8"/></text:span><text:span text:style-name="T1706">} </text:span><text:span text:style-name="T1707">else </text:span><text:span text:style-name="T1708">{</text:span><text:span text:style-name="T1709"><text:line-break/><text:s text:c="12"/></text:span><text:span text:style-name="T1710">if </text:span><text:span text:style-name="T1711">((</text:span><text:span text:style-name="T1712">k </text:span><text:span text:style-name="T1713">-= </text:span><text:span text:style-name="T1714">x</text:span><text:span text:style-name="T1715">-&gt;</text:span><text:span text:style-name="T1716">l</text:span><text:span text:style-name="T1717">-&gt;</text:span><text:span text:style-name="T1718">size </text:span><text:span text:style-name="T1719">+ </text:span><text:span text:style-name="T1720">1</text:span><text:span text:style-name="T1721">) &lt; </text:span><text:span text:style-name="T1722">0</text:span><text:span text:style-name="T1723">) </text:span><text:span text:style-name="T1724">return </text:span><text:span text:style-name="T1725">x</text:span><text:span text:style-name="T1726">;</text:span><text:span text:style-name="T1727"><text:line-break/><text:s text:c="12"/>x </text:span><text:span text:style-name="T1728">= </text:span><text:span text:style-name="T1729">x</text:span><text:span text:style-name="T1730">-&gt;</text:span><text:span text:style-name="T1731">r</text:span><text:span text:style-name="T1732">;</text:span><text:span text:style-name="T1733"><text:line-break/><text:s text:c="8"/></text:span><text:span text:style-name="T1734">}</text:span><text:span text:style-name="T1735"><text:line-break/><text:s text:c="4"/></text:span><text:span text:style-name="T1736">}</text:span><text:span text:style-name="T1737"><text:line-break/></text:span><text:span text:style-name="T1738">}</text:span></text:p>
      <text:p text:style-name="P39"><text:span text:style-name="T1739">Geometry</text:span></text:p>
      <text:p text:style-name="P39"><text:span text:style-name="T1740">Point Class</text:span></text:p>
      <text:p text:style-name="P40"><text:span text:style-name="T1741">template</text:span><text:span text:style-name="T1742">&lt;</text:span><text:span text:style-name="T1743">class</text:span><text:span text:style-name="T1744"><text:s/></text:span><text:span text:style-name="T1745">T</text:span><text:span text:style-name="T1746">&gt;<text:s/></text:span><text:span text:style-name="T1747">struct</text:span><text:span text:style-name="T1748"><text:s/></text:span><text:span text:style-name="T1749">Point</text:span><text:span text:style-name="T1750"><text:s/>{</text:span></text:p>
      <text:p text:style-name="P40"><text:span text:style-name="T1751"><text:tab/></text:span><text:span text:style-name="T1752">static</text:span><text:span text:style-name="T1753"><text:s/></text:span><text:span text:style-name="T1754">const</text:span><text:span text:style-name="T1755"><text:s/></text:span><text:span text:style-name="T1756">int</text:span><text:span text:style-name="T1757"><text:s/></text:span><text:span text:style-name="T1758">DIMENSION</text:span><text:span text:style-name="T1759"><text:s/>= 2;</text:span></text:p>
      <text:p text:style-name="P40"><text:span text:style-name="T1759"><text:tab/></text:span><text:span text:style-name="T1760">T</text:span><text:span text:style-name="T1761"><text:s/></text:span><text:span text:style-name="T1762">x</text:span><text:span text:style-name="T1763">,<text:s/></text:span><text:span text:style-name="T1764">y</text:span><text:span text:style-name="T1765">;</text:span></text:p>
      <text:p text:style-name="P40"><text:span text:style-name="T1765"><text:tab/></text:span><text:span text:style-name="T1766">Point</text:span><text:span text:style-name="T1767">() {}</text:span></text:p>
      <text:p text:style-name="P40"><text:span text:style-name="T1767"><text:tab/></text:span><text:span text:style-name="T1768">Point</text:span><text:span text:style-name="T1769">(</text:span><text:span text:style-name="T1770">T</text:span><text:span text:style-name="T1771"><text:s/>x,<text:s/></text:span><text:span text:style-name="T1772">T</text:span><text:span text:style-name="T1773"><text:s/>y) :<text:s/></text:span><text:span text:style-name="T1774">x</text:span><text:span text:style-name="T1775">(x),<text:s/></text:span><text:span text:style-name="T1776">y</text:span><text:span text:style-name="T1777">(y) {}</text:span></text:p>
      <text:p text:style-name="P40"><text:span text:style-name="T1778"/></text:p>
      <text:p text:style-name="P40"><text:span text:style-name="T1779"><text:tab/></text:span><text:span text:style-name="T1780">friend</text:span><text:span text:style-name="T1781"><text:s/></text:span><text:span text:style-name="T1782">bool</text:span><text:span text:style-name="T1783"><text:s/></text:span><text:span text:style-name="T1784">operator&lt;</text:span><text:span text:style-name="T1785">(</text:span><text:span text:style-name="T1786">const</text:span><text:span text:style-name="T1787"><text:s/></text:span><text:span text:style-name="T1788">Point</text:span><text:span text:style-name="T1789">&lt;</text:span><text:span text:style-name="T1790">T</text:span><text:span text:style-name="T1791">&gt;&amp; a,<text:s/></text:span><text:span text:style-name="T1792">const</text:span><text:span text:style-name="T1793"><text:s/></text:span><text:span text:style-name="T1794">Point</text:span><text:span text:style-name="T1795">&lt;</text:span><text:span text:style-name="T1796">T</text:span><text:span text:style-name="T1797">&gt;&amp; b) {</text:span></text:p>
      <text:p text:style-name="P40"><text:span text:style-name="T1797"><text:tab/><text:tab/></text:span><text:span text:style-name="T1798">if</text:span><text:span text:style-name="T1799"><text:s/>(a.</text:span><text:span text:style-name="T1800">x</text:span><text:span text:style-name="T1801"><text:s/>!= b.</text:span><text:span text:style-name="T1802">x</text:span><text:span text:style-name="T1803">)<text:s/></text:span><text:span text:style-name="T1804">return</text:span><text:span text:style-name="T1805"><text:s/>a.</text:span><text:span text:style-name="T1806">x</text:span><text:span text:style-name="T1807"><text:s/>&lt; b.</text:span><text:span text:style-name="T1808">x</text:span><text:span text:style-name="T1809">;</text:span></text:p>
      <text:p text:style-name="P40"><text:span text:style-name="T1809"><text:tab/><text:tab/></text:span><text:span text:style-name="T1810">return</text:span><text:span text:style-name="T1811"><text:s/>a.</text:span><text:span text:style-name="T1812">y</text:span><text:span text:style-name="T1813"><text:s/>&lt; b.</text:span><text:span text:style-name="T1814">y</text:span><text:span text:style-name="T1815">;</text:span></text:p>
      <text:p text:style-name="P40"><text:span text:style-name="T1815"><text:tab/>}</text:span></text:p>
      <text:p text:style-name="P40"><text:span text:style-name="T1815"><text:tab/></text:span><text:span text:style-name="T1816">friend</text:span><text:span text:style-name="T1817"><text:s/></text:span><text:span text:style-name="T1818">bool</text:span><text:span text:style-name="T1819"><text:s/></text:span><text:span text:style-name="T1820">operator==</text:span><text:span text:style-name="T1821">(</text:span><text:span text:style-name="T1822">const</text:span><text:span text:style-name="T1823"><text:s/></text:span><text:span text:style-name="T1824">Point</text:span><text:span text:style-name="T1825">&lt;</text:span><text:span text:style-name="T1826">T</text:span><text:span text:style-name="T1827">&gt;&amp; a,<text:s/></text:span><text:span text:style-name="T1828">const</text:span><text:span text:style-name="T1829"><text:s/></text:span><text:span text:style-name="T1830">Point</text:span><text:span text:style-name="T1831">&lt;</text:span><text:span text:style-name="T1832">T</text:span><text:span text:style-name="T1833">&gt;&amp; b) {</text:span></text:p>
      <text:p text:style-name="P40"><text:span text:style-name="T1833"><text:tab/><text:tab/></text:span><text:span text:style-name="T1834">return</text:span><text:span text:style-name="T1835"><text:s/>(a.</text:span><text:span text:style-name="T1836">x</text:span><text:span text:style-name="T1837"><text:s/>== b.</text:span><text:span text:style-name="T1838">x</text:span><text:span text:style-name="T1839"><text:s/>&amp;&amp; a.</text:span><text:span text:style-name="T1840">y</text:span><text:span text:style-name="T1841"><text:s/>== b.</text:span><text:span text:style-name="T1842">y</text:span><text:span text:style-name="T1843">);</text:span></text:p>
      <text:p text:style-name="P40"><text:span text:style-name="T1843"><text:tab/>}</text:span></text:p>
      <text:p text:style-name="P40"><text:span text:style-name="T1843"><text:tab/></text:span><text:span text:style-name="T1844">T</text:span><text:span text:style-name="T1845"><text:s/></text:span><text:span text:style-name="T1846">sqrdis</text:span><text:span text:style-name="T1847">(</text:span><text:span text:style-name="T1848">Point</text:span><text:span text:style-name="T1849"><text:s/>b) {</text:span><text:span text:style-name="T1850">return</text:span><text:span text:style-name="T1851"><text:s/>sqr(b.</text:span><text:span text:style-name="T1852">x</text:span><text:span text:style-name="T1853"><text:s/>-<text:s/></text:span><text:span text:style-name="T1854">x</text:span><text:span text:style-name="T1855">) + sqr(b.</text:span><text:span text:style-name="T1856">y</text:span><text:span text:style-name="T1857"><text:s/>-<text:s/></text:span><text:span text:style-name="T1858">y</text:span><text:span text:style-name="T1859">); }</text:span></text:p>
      <text:p text:style-name="P40"><text:span text:style-name="T1859"><text:tab/></text:span><text:span text:style-name="T1860">T</text:span><text:span text:style-name="T1861">&amp;<text:s/></text:span><text:span text:style-name="T1862">operator[]</text:span><text:span text:style-name="T1863">(</text:span><text:span text:style-name="T1864">int</text:span><text:span text:style-name="T1865"><text:s/>a) {<text:s/></text:span><text:span text:style-name="T1866">return</text:span><text:span text:style-name="T1867"><text:s/>(a?</text:span><text:span text:style-name="T1868">y</text:span><text:span text:style-name="T1869">:</text:span><text:span text:style-name="T1870">x</text:span><text:span text:style-name="T1871">); }</text:span></text:p>
      <text:p text:style-name="P40"><text:span text:style-name="T1872"/></text:p>
      <text:p text:style-name="P40"><text:span text:style-name="T1873"><text:tab/></text:span><text:span text:style-name="T1874">friend</text:span><text:span text:style-name="T1875"><text:s/>Double<text:s/></text:span><text:span text:style-name="T1876">dis</text:span><text:span text:style-name="T1877">(</text:span><text:span text:style-name="T1878">Point</text:span><text:span text:style-name="T1879"><text:s/>a,<text:s/></text:span><text:span text:style-name="T1880">Point</text:span><text:span text:style-name="T1881"><text:s/>b) {</text:span><text:span text:style-name="T1882">return</text:span><text:span text:style-name="T1883"><text:s/></text:span><text:span text:style-name="T1884">sqrt</text:span><text:span text:style-name="T1885">(a.sqrdis(b)); }</text:span></text:p>
      <text:p text:style-name="P40"><text:span text:style-name="T1885"><text:tab/></text:span><text:span text:style-name="T1886">friend</text:span><text:span text:style-name="T1887"><text:s/></text:span><text:span text:style-name="T1888">Point</text:span><text:span text:style-name="T1889"><text:s/></text:span><text:span text:style-name="T1890">operator+</text:span><text:span text:style-name="T1891">(</text:span><text:span text:style-name="T1892">Point</text:span><text:span text:style-name="T1893"><text:s/>A,<text:s/></text:span><text:span text:style-name="T1894">Point</text:span><text:span text:style-name="T1895"><text:s/>B) {<text:s/></text:span><text:span text:style-name="T1896">return</text:span><text:span text:style-name="T1897"><text:s/>Point(A.</text:span><text:span text:style-name="T1898">x</text:span><text:span text:style-name="T1899"><text:s/>+ B.</text:span><text:span text:style-name="T1900">x</text:span><text:span text:style-name="T1901"><text:s/>, A.</text:span><text:span text:style-name="T1902">y</text:span><text:span text:style-name="T1903"><text:s/>+ B.</text:span><text:span text:style-name="T1904">y</text:span><text:span text:style-name="T1905">); }</text:span></text:p>
      <text:p text:style-name="P40"><text:span text:style-name="T1905"><text:tab/></text:span><text:span text:style-name="T1906">friend</text:span><text:span text:style-name="T1907"><text:s/></text:span><text:span text:style-name="T1908">Point</text:span><text:span text:style-name="T1909"><text:s/></text:span><text:span text:style-name="T1910">operator-</text:span><text:span text:style-name="T1911">(</text:span><text:span text:style-name="T1912">Point</text:span><text:span text:style-name="T1913"><text:s/>A,<text:s/></text:span><text:span text:style-name="T1914">Point</text:span><text:span text:style-name="T1915"><text:s/>B) {<text:s/></text:span><text:span text:style-name="T1916">return</text:span><text:span text:style-name="T1917"><text:s/>Point(A.</text:span><text:span text:style-name="T1918">x</text:span><text:span text:style-name="T1919"><text:s/>- B.</text:span><text:span text:style-name="T1920">x</text:span><text:span text:style-name="T1921"><text:s/>, A.</text:span><text:span text:style-name="T1922">y</text:span><text:span text:style-name="T1923"><text:s/>- B.</text:span><text:span text:style-name="T1924">y</text:span><text:span text:style-name="T1925">); }</text:span></text:p>
      <text:p text:style-name="P40"><text:span text:style-name="T1925"><text:tab/></text:span><text:span text:style-name="T1926">friend</text:span><text:span text:style-name="T1927"><text:s/></text:span><text:span text:style-name="T1928">T</text:span><text:span text:style-name="T1929"><text:s/></text:span><text:span text:style-name="T1930">dot</text:span><text:span text:style-name="T1931">(</text:span><text:span text:style-name="T1932">Point</text:span><text:span text:style-name="T1933"><text:s/>A,<text:s/></text:span><text:span text:style-name="T1934">Point</text:span><text:span text:style-name="T1935"><text:s/>B) {<text:s/></text:span><text:span text:style-name="T1936">return</text:span><text:span text:style-name="T1937"><text:s/>A.</text:span><text:span text:style-name="T1938">x</text:span><text:span text:style-name="T1939"><text:s/>* B.</text:span><text:span text:style-name="T1940">x</text:span><text:span text:style-name="T1941"><text:s/>+ A.</text:span><text:span text:style-name="T1942">y</text:span><text:span text:style-name="T1943"><text:s/>* B.</text:span><text:span text:style-name="T1944">y</text:span><text:span text:style-name="T1945">; }</text:span></text:p>
      <text:p text:style-name="P40"><text:span text:style-name="T1945"><text:tab/></text:span><text:span text:style-name="T1946">friend</text:span><text:span text:style-name="T1947"><text:s/></text:span><text:span text:style-name="T1948">T</text:span><text:span text:style-name="T1949"><text:s/></text:span><text:span text:style-name="T1950">cross</text:span><text:span text:style-name="T1951">(</text:span><text:span text:style-name="T1952">Point</text:span><text:span text:style-name="T1953"><text:s/>A,<text:s/></text:span><text:span text:style-name="T1954">Point</text:span><text:span text:style-name="T1955"><text:s/>B) {<text:s/></text:span><text:span text:style-name="T1956">return</text:span><text:span text:style-name="T1957"><text:s/>A.</text:span><text:span text:style-name="T1958">x</text:span><text:span text:style-name="T1959"><text:s/>* B.</text:span><text:span text:style-name="T1960">y</text:span><text:span text:style-name="T1961"><text:s/>- B.</text:span><text:span text:style-name="T1962">x</text:span><text:span text:style-name="T1963"><text:s/>* A.</text:span><text:span text:style-name="T1964">y</text:span><text:span text:style-name="T1965">; }<text:s/></text:span><text:span text:style-name="T1966">//A and B are position vectors, origin (0,0)</text:span></text:p>
      <text:p text:style-name="P40"><text:span text:style-name="T1967"><text:tab/></text:span><text:span text:style-name="T1968">friend</text:span><text:span text:style-name="T1969"><text:s/></text:span><text:span text:style-name="T1970">T</text:span><text:span text:style-name="T1971"><text:s/></text:span><text:span text:style-name="T1972">cross</text:span><text:span text:style-name="T1973">(</text:span><text:span text:style-name="T1974">Point</text:span><text:span text:style-name="T1975"><text:s/>O,<text:s/></text:span><text:span text:style-name="T1976">Point</text:span><text:span text:style-name="T1977"><text:s/>A,<text:s/></text:span><text:span text:style-name="T1978">Point</text:span><text:span text:style-name="T1979"><text:s/>B) {<text:s/></text:span><text:span text:style-name="T1980">return</text:span><text:span text:style-name="T1981"><text:s/>cross(A - O, B - O); }<text:s/></text:span><text:span text:style-name="T1982">//A and B are position vectors, origin O</text:span></text:p>
      <text:p text:style-name="P40"><text:span text:style-name="T1983"><text:tab/></text:span><text:span text:style-name="T1984">Point</text:span><text:span text:style-name="T1985">&lt;Double&gt;<text:s/></text:span><text:span text:style-name="T1986">rotate</text:span><text:span text:style-name="T1987">(Double theta) {<text:s/></text:span><text:span text:style-name="T1988">//rotate theta w.r.t. origin</text:span></text:p>
      <text:p text:style-name="P40"><text:span text:style-name="T1989"><text:tab/><text:tab/></text:span><text:span text:style-name="T1990">return</text:span><text:span text:style-name="T1991"><text:s/>Point(</text:span><text:span text:style-name="T1992">x</text:span><text:span text:style-name="T1993">*cos(theta) -<text:s/></text:span><text:span text:style-name="T1994">y</text:span><text:span text:style-name="T1995"><text:s/>* sin(theta),<text:s/></text:span><text:span text:style-name="T1996">x</text:span><text:span text:style-name="T1997">*sin(theta) +<text:s/></text:span><text:span text:style-name="T1998">y</text:span><text:span text:style-name="T1999"><text:s/>* cos(theta)); }</text:span></text:p>
      <text:p text:style-name="P40"><text:span text:style-name="T1999"><text:tab/></text:span><text:span text:style-name="T2000">Point</text:span><text:span text:style-name="T2001"><text:s/></text:span><text:span text:style-name="T2002">translate</text:span><text:span text:style-name="T2003">(</text:span><text:span text:style-name="T2004">Point</text:span><text:span text:style-name="T2005"><text:s/>ref) {<text:s/></text:span><text:span text:style-name="T2006">return</text:span><text:span text:style-name="T2007"><text:s/>*</text:span><text:span text:style-name="T2008">this</text:span><text:span text:style-name="T2009"><text:s/>- ref; }<text:s/></text:span><text:span text:style-name="T2010">// changing origin (0,0) to point ref</text:span></text:p>
      <text:p text:style-name="P40"><text:span text:style-name="T2011"><text:tab/></text:span><text:span text:style-name="T2012">Point</text:span><text:span text:style-name="T2013">&lt;Double&gt;<text:s/></text:span><text:span text:style-name="T2014">scale</text:span><text:span text:style-name="T2015">(Double a) {<text:s/></text:span><text:span text:style-name="T2016">return</text:span><text:span text:style-name="T2017"><text:s/>Point(</text:span><text:span text:style-name="T2018">x</text:span><text:span text:style-name="T2019">/a,<text:s/></text:span><text:span text:style-name="T2020">y</text:span><text:span text:style-name="T2021">/a); }<text:s/></text:span><text:span text:style-name="T2022">// changing origin (0,0) to point ref</text:span></text:p>
      <text:p text:style-name="P40"><text:span text:style-name="T2023"/></text:p>
      <text:p text:style-name="P40"><text:span text:style-name="T2024"><text:tab/></text:span><text:span text:style-name="T2025">friend</text:span><text:span text:style-name="T2026"><text:s/>ostream&amp;<text:s/></text:span><text:span text:style-name="T2027">operator&lt;&lt;</text:span><text:span text:style-name="T2028">(ostream&amp; out,<text:s/></text:span><text:span text:style-name="T2029">Point</text:span><text:span text:style-name="T2030">&amp; a) {<text:s/></text:span><text:span text:style-name="T2031">return</text:span><text:span text:style-name="T2032"><text:s/>out &lt;&lt;<text:s/></text:span><text:span text:style-name="T2033">"("</text:span><text:span text:style-name="T2034"><text:s/>&lt;&lt; a.</text:span><text:span text:style-name="T2035">x</text:span><text:span text:style-name="T2036"><text:s/>&lt;&lt;<text:s/></text:span><text:span text:style-name="T2037">", "</text:span><text:span text:style-name="T2038"><text:s/>&lt;&lt; a.</text:span><text:span text:style-name="T2039">y</text:span><text:span text:style-name="T2040"><text:s/>&lt;&lt;<text:s/></text:span><text:span text:style-name="T2041">")"</text:span><text:span text:style-name="T2042">; }</text:span></text:p>
      <text:p text:style-name="P40"><text:span text:style-name="T2042"><text:tab/></text:span><text:span text:style-name="T2043">friend</text:span><text:span text:style-name="T2044"><text:s/>istream&amp;<text:s/></text:span><text:span text:style-name="T2045">operator&gt;&gt;</text:span><text:span text:style-name="T2046">(istream&amp;<text:s text:c="2"/>in,<text:s/></text:span><text:span text:style-name="T2047">Point</text:span><text:span text:style-name="T2048">&amp; a) {<text:s/></text:span><text:span text:style-name="T2049">return</text:span><text:span text:style-name="T2050"><text:s/>in &gt;&gt; a.</text:span><text:span text:style-name="T2051">x</text:span><text:span text:style-name="T2052"><text:s/>&gt;&gt; a.</text:span><text:span text:style-name="T2053">y</text:span><text:span text:style-name="T2054">; }</text:span></text:p>
      <text:p text:style-name="P40"><text:span text:style-name="T2054">};</text:span></text:p>
      <text:p text:style-name="P40"><text:span text:style-name="T2055"/></text:p>
      <text:p text:style-name="P41"><text:span text:style-name="T2056">Point Classification</text:span></text:p>
      <text:p text:style-name="P42"><text:span text:style-name="T2057">/* p2 on which side of p0(origin)-p1(destination) */</text:span></text:p>
      <text:p text:style-name="P42"><text:span text:style-name="T2058">int</text:span><text:span text:style-name="T2059"><text:s/></text:span><text:span text:style-name="T2060">classify</text:span><text:span text:style-name="T2061">(Point&lt;Double&gt; p0, Point&lt;Double&gt; p1, Point&lt;Double&gt; p2) {</text:span></text:p>
      <text:p text:style-name="P42"><text:span text:style-name="T2061"><text:tab/>Point a, b</text:span><text:span text:style-name="T2062">;<text:tab/></text:span><text:span text:style-name="T2063"><text:tab/></text:span><text:span text:style-name="T2064">double</text:span><text:span text:style-name="T2065"><text:s/>t</text:span><text:span text:style-name="T2066">;</text:span></text:p>
      <text:p text:style-name="P42"><text:span text:style-name="T2067"><text:tab/>a</text:span><text:span text:style-name="T2068">.</text:span><text:span text:style-name="T2069">x<text:s/></text:span><text:span text:style-name="T2070">=<text:s/></text:span><text:span text:style-name="T2071">p1</text:span><text:span text:style-name="T2072">.</text:span><text:span text:style-name="T2073">x</text:span><text:span text:style-name="T2074">-</text:span><text:span text:style-name="T2075">p0</text:span><text:span text:style-name="T2076">.</text:span><text:span text:style-name="T2077">x</text:span><text:span text:style-name="T2078">;</text:span><text:span text:style-name="T2079"><text:tab/>a</text:span><text:span text:style-name="T2080">.</text:span><text:span text:style-name="T2081">y<text:s/></text:span><text:span text:style-name="T2082">=<text:s/></text:span><text:span text:style-name="T2083">p1</text:span><text:span text:style-name="T2084">.</text:span><text:span text:style-name="T2085">y</text:span><text:span text:style-name="T2086">-</text:span><text:span text:style-name="T2087">p0</text:span><text:span text:style-name="T2088">.</text:span><text:span text:style-name="T2089">y</text:span><text:span text:style-name="T2090">;</text:span></text:p>
      <text:p text:style-name="P42"><text:span text:style-name="T2091"><text:tab/>b</text:span><text:span text:style-name="T2092">.</text:span><text:span text:style-name="T2093">x<text:s/></text:span><text:span text:style-name="T2094">=<text:s/></text:span><text:span text:style-name="T2095">p2</text:span><text:span text:style-name="T2096">.</text:span><text:span text:style-name="T2097">x</text:span><text:span text:style-name="T2098">-</text:span><text:span text:style-name="T2099">p0</text:span><text:span text:style-name="T2100">.</text:span><text:span text:style-name="T2101">x</text:span><text:span text:style-name="T2102">;</text:span><text:span text:style-name="T2103"><text:tab/>b</text:span><text:span text:style-name="T2104">.</text:span><text:span text:style-name="T2105">y<text:s/></text:span><text:span text:style-name="T2106">=<text:s/></text:span><text:span text:style-name="T2107">p2</text:span><text:span text:style-name="T2108">.</text:span><text:span text:style-name="T2109">y</text:span><text:span text:style-name="T2110">-</text:span><text:span text:style-name="T2111">p0</text:span><text:span text:style-name="T2112">.</text:span><text:span text:style-name="T2113">y</text:span><text:span text:style-name="T2114">;</text:span></text:p>
      <text:p text:style-name="P42"><text:span text:style-name="T2115"><text:tab/>t<text:s/></text:span><text:span text:style-name="T2116">=<text:s/></text:span><text:span text:style-name="T2117">a</text:span><text:span text:style-name="T2118">.</text:span><text:span text:style-name="T2119">x</text:span><text:span text:style-name="T2120">*</text:span><text:span text:style-name="T2121">b</text:span><text:span text:style-name="T2122">.</text:span><text:span text:style-name="T2123">y</text:span><text:span text:style-name="T2124">-</text:span><text:span text:style-name="T2125">a</text:span><text:span text:style-name="T2126">.</text:span><text:span text:style-name="T2127">y</text:span><text:span text:style-name="T2128">*</text:span><text:span text:style-name="T2129">b</text:span><text:span text:style-name="T2130">.</text:span><text:span text:style-name="T2131">x</text:span><text:span text:style-name="T2132">;</text:span></text:p>
      <text:p text:style-name="P42"><text:span text:style-name="T2133"><text:tab/></text:span><text:span text:style-name="T2134">if</text:span><text:span text:style-name="T2135"><text:s/>(t</text:span><text:span text:style-name="T2136">&gt;</text:span><text:span text:style-name="T2137">0.0</text:span><text:span text:style-name="T2138">)<text:s/></text:span><text:span text:style-name="T2139">return</text:span><text:span text:style-name="T2140"><text:s/>LEFT</text:span><text:span text:style-name="T2141">;</text:span></text:p>
      <text:p text:style-name="P42"><text:span text:style-name="T2142"><text:tab/></text:span><text:span text:style-name="T2143">if</text:span><text:span text:style-name="T2144"><text:s/>(t</text:span><text:span text:style-name="T2145">&lt;</text:span><text:span text:style-name="T2146">0.0</text:span><text:span text:style-name="T2147">)<text:s/></text:span><text:span text:style-name="T2148">return</text:span><text:span text:style-name="T2149"><text:s/>RIGHT</text:span><text:span text:style-name="T2150">;</text:span></text:p>
      <text:p text:style-name="P42"><text:span text:style-name="T2151"><text:tab/></text:span><text:span text:style-name="T2152">if</text:span><text:span text:style-name="T2153"><text:s/>((a</text:span><text:span text:style-name="T2154">.</text:span><text:span text:style-name="T2155">x</text:span><text:span text:style-name="T2156">*</text:span><text:span text:style-name="T2157">a</text:span><text:span text:style-name="T2158">.</text:span><text:span text:style-name="T2159">x</text:span><text:span text:style-name="T2160">+</text:span><text:span text:style-name="T2161">a</text:span><text:span text:style-name="T2162">.</text:span><text:span text:style-name="T2163">y</text:span><text:span text:style-name="T2164">*</text:span><text:span text:style-name="T2165">a</text:span><text:span text:style-name="T2166">.</text:span><text:span text:style-name="T2167">y)</text:span><text:span text:style-name="T2168">&lt;</text:span><text:span text:style-name="T2169">(b</text:span><text:span text:style-name="T2170">.</text:span><text:span text:style-name="T2171">x</text:span><text:span text:style-name="T2172">*</text:span><text:span text:style-name="T2173">b</text:span><text:span text:style-name="T2174">.</text:span><text:span text:style-name="T2175">x</text:span><text:span text:style-name="T2176">+</text:span><text:span text:style-name="T2177">b</text:span><text:span text:style-name="T2178">.</text:span><text:span text:style-name="T2179">y</text:span><text:span text:style-name="T2180">*</text:span><text:span text:style-name="T2181">b</text:span><text:span text:style-name="T2182">.</text:span><text:span text:style-name="T2183">y))<text:s/></text:span><text:span text:style-name="T2184">return</text:span><text:span text:style-name="T2185"><text:s/>BEYOND</text:span><text:span text:style-name="T2186">;</text:span></text:p>
      <text:p text:style-name="P42"><text:span text:style-name="T2187"><text:tab/></text:span><text:span text:style-name="T2188">if</text:span><text:span text:style-name="T2189"><text:s/>((a</text:span><text:span text:style-name="T2190">.</text:span><text:span text:style-name="T2191">x</text:span><text:span text:style-name="T2192">&gt;</text:span><text:span text:style-name="T2193">0.0</text:span><text:span text:style-name="T2194"><text:s/></text:span><text:span text:style-name="T2195">&amp;&amp;</text:span><text:span text:style-name="T2196"><text:s/>b</text:span><text:span text:style-name="T2197">.</text:span><text:span text:style-name="T2198">x</text:span><text:span text:style-name="T2199">&lt;</text:span><text:span text:style-name="T2200">0.0</text:span><text:span text:style-name="T2201">)<text:s/></text:span><text:span text:style-name="T2202">||</text:span><text:span text:style-name="T2203"><text:s/>(a</text:span><text:span text:style-name="T2204">.</text:span><text:span text:style-name="T2205">x</text:span><text:span text:style-name="T2206">&lt;</text:span><text:span text:style-name="T2207">0.0</text:span><text:span text:style-name="T2208"><text:s/></text:span><text:span text:style-name="T2209">&amp;&amp;</text:span><text:span text:style-name="T2210"><text:s/>b</text:span><text:span text:style-name="T2211">.</text:span><text:span text:style-name="T2212">x</text:span><text:span text:style-name="T2213">&gt;</text:span><text:span text:style-name="T2214">0.0</text:span><text:span text:style-name="T2215">))<text:s/></text:span><text:span text:style-name="T2216">return</text:span><text:span text:style-name="T2217"><text:s/>BEHIND</text:span><text:span text:style-name="T2218">;</text:span></text:p>
      <text:p text:style-name="P42"><text:span text:style-name="T2219"><text:tab/></text:span><text:span text:style-name="T2220">if</text:span><text:span text:style-name="T2221"><text:s/>((a</text:span><text:span text:style-name="T2222">.</text:span><text:span text:style-name="T2223">y</text:span><text:span text:style-name="T2224">&gt;</text:span><text:span text:style-name="T2225">0.0</text:span><text:span text:style-name="T2226"><text:s/></text:span><text:span text:style-name="T2227">&amp;&amp;</text:span><text:span text:style-name="T2228"><text:s/>b</text:span><text:span text:style-name="T2229">.</text:span><text:span text:style-name="T2230">y</text:span><text:span text:style-name="T2231">&lt;</text:span><text:span text:style-name="T2232">0.0</text:span><text:span text:style-name="T2233">)<text:s/></text:span><text:span text:style-name="T2234">||</text:span><text:span text:style-name="T2235"><text:s/>(a</text:span><text:span text:style-name="T2236">.</text:span><text:span text:style-name="T2237">y</text:span><text:span text:style-name="T2238">&lt;</text:span><text:span text:style-name="T2239">0.0</text:span><text:span text:style-name="T2240"><text:s/></text:span><text:span text:style-name="T2241">&amp;&amp;</text:span><text:span text:style-name="T2242"><text:s/>b</text:span><text:span text:style-name="T2243">.</text:span><text:span text:style-name="T2244">y</text:span><text:span text:style-name="T2245">&gt;</text:span><text:span text:style-name="T2246">0.0</text:span><text:span text:style-name="T2247">))<text:s/></text:span><text:span text:style-name="T2248">return</text:span><text:span text:style-name="T2249"><text:s/>BEHIND</text:span><text:span text:style-name="T2250">;</text:span></text:p>
      <text:p text:style-name="P42"><text:span text:style-name="T2251"><text:tab/></text:span><text:span text:style-name="T2252">if</text:span><text:span text:style-name="T2253"><text:s/>(p0</text:span><text:span text:style-name="T2254">.</text:span><text:span text:style-name="T2255">x</text:span><text:span text:style-name="T2256">==</text:span><text:span text:style-name="T2257">p2</text:span><text:span text:style-name="T2258">.</text:span><text:span text:style-name="T2259">x<text:s/></text:span><text:span text:style-name="T2260">&amp;&amp;</text:span><text:span text:style-name="T2261"><text:s/>p0</text:span><text:span text:style-name="T2262">.</text:span><text:span text:style-name="T2263">y</text:span><text:span text:style-name="T2264">==</text:span><text:span text:style-name="T2265">p2</text:span><text:span text:style-name="T2266">.</text:span><text:span text:style-name="T2267">y)<text:s/></text:span><text:span text:style-name="T2268">return</text:span><text:span text:style-name="T2269"><text:s/>ORIGIN</text:span><text:span text:style-name="T2270">;</text:span></text:p>
      <text:p text:style-name="P42"><text:span text:style-name="T2271"><text:tab/></text:span><text:span text:style-name="T2272">if</text:span><text:span text:style-name="T2273"><text:s/>(p1</text:span><text:span text:style-name="T2274">.</text:span><text:span text:style-name="T2275">x</text:span><text:span text:style-name="T2276">==</text:span><text:span text:style-name="T2277">p2</text:span><text:span text:style-name="T2278">.</text:span><text:span text:style-name="T2279">x<text:s/></text:span><text:span text:style-name="T2280">&amp;&amp;</text:span><text:span text:style-name="T2281"><text:s/>p1</text:span><text:span text:style-name="T2282">.</text:span><text:span text:style-name="T2283">y</text:span><text:span text:style-name="T2284">==</text:span><text:span text:style-name="T2285">p2</text:span><text:span text:style-name="T2286">.</text:span><text:span text:style-name="T2287">y)<text:s/></text:span><text:span text:style-name="T2288">return</text:span><text:span text:style-name="T2289"><text:s/>DESTINATION</text:span><text:span text:style-name="T2290">;</text:span></text:p>
      <text:p text:style-name="P42"><text:span text:style-name="T2291"><text:tab/></text:span><text:span text:style-name="T2292">return</text:span><text:span text:style-name="T2293"><text:s/>BETWEEN</text:span><text:span text:style-name="T2294">;</text:span></text:p>
      <text:p text:style-name="P42"><text:span text:style-name="T2295">}</text:span></text:p>
      <text:p text:style-name="P43"><text:span text:style-name="T2296">Convex Hull</text:span></text:p>
      <text:p text:style-name="P44"><text:span text:style-name="T2297">template</text:span><text:span text:style-name="T2298">&lt;</text:span><text:span text:style-name="T2299">class</text:span><text:span text:style-name="T2300"><text:s/></text:span><text:span text:style-name="T2301">T</text:span><text:span text:style-name="T2302">&gt; vector&lt; Point&lt;</text:span><text:span text:style-name="T2303">T</text:span><text:span text:style-name="T2304">&gt; &gt;<text:s/></text:span><text:span text:style-name="T2305">convexHull</text:span><text:span text:style-name="T2306">(</text:span><text:span text:style-name="T2307">const</text:span><text:span text:style-name="T2308"><text:s/>set&lt; Point&lt;</text:span><text:span text:style-name="T2309">T</text:span><text:span text:style-name="T2310">&gt; &gt;&amp; P) {</text:span></text:p>
      <text:p text:style-name="P44"><text:span text:style-name="T2310"><text:tab/></text:span><text:span text:style-name="T2311">int</text:span><text:span text:style-name="T2312"><text:s/>n = P.size(), k = 0;</text:span></text:p>
      <text:p text:style-name="P44"><text:span text:style-name="T2312"><text:tab/>vector &lt; Point&lt;</text:span><text:span text:style-name="T2313">T</text:span><text:span text:style-name="T2314">&gt; &gt; H(2 * n);</text:span></text:p>
      <text:p text:style-name="P44"><text:span text:style-name="T2314"><text:tab/>DIM(lit, P.begin());</text:span></text:p>
      <text:p text:style-name="P44"><text:span text:style-name="T2314"><text:tab/></text:span><text:span text:style-name="T2315">for</text:span><text:span text:style-name="T2316"><text:s/>(</text:span><text:span text:style-name="T2317">int</text:span><text:span text:style-name="T2318"><text:s/>i = 0; i &lt; n; i++, lit++) {</text:span></text:p>
      <text:p text:style-name="P44"><text:span text:style-name="T2318"><text:tab/><text:tab/></text:span><text:span text:style-name="T2319">while</text:span><text:span text:style-name="T2320"><text:s/>(k &gt;= 2 &amp;&amp; cross(H[k - 2], H[k - 1], *lit) &lt;= 0) k--;</text:span></text:p>
      <text:p text:style-name="P44"><text:span text:style-name="T2320"><text:tab/><text:tab/>H[k++] = *lit;</text:span></text:p>
      <text:p text:style-name="P44"><text:span text:style-name="T2320"><text:tab/>}</text:span></text:p>
      <text:p text:style-name="P44"><text:span text:style-name="T2320"><text:tab/>DIM(uit, P.end());</text:span></text:p>
      <text:p text:style-name="P44"><text:span text:style-name="T2320"><text:tab/>uit -= 2;</text:span></text:p>
      <text:p text:style-name="P44"><text:span text:style-name="T2320"><text:tab/></text:span><text:span text:style-name="T2321">for</text:span><text:span text:style-name="T2322"><text:s/>(</text:span><text:span text:style-name="T2323">int</text:span><text:span text:style-name="T2324"><text:s/>i = n - 2, t = k + 1; i &gt;= 0; i--, uit--) {</text:span></text:p>
      <text:p text:style-name="P44"><text:span text:style-name="T2324"><text:tab/><text:tab/></text:span><text:span text:style-name="T2325">while</text:span><text:span text:style-name="T2326"><text:s/>(k &gt;= t &amp;&amp; cross(H[k - 2], H[k - 1], *uit) &lt;= 0) k--;</text:span></text:p>
      <text:p text:style-name="P44"><text:span text:style-name="T2326"><text:tab/><text:tab/>H[k++] = *uit;</text:span></text:p>
      <text:p text:style-name="P44"><text:span text:style-name="T2326"><text:tab/>}</text:span></text:p>
      <text:p text:style-name="P44"><text:span text:style-name="T2326"><text:tab/>H.resize(k);</text:span></text:p>
      <text:p text:style-name="P44"><text:span text:style-name="T2326"><text:tab/></text:span><text:span text:style-name="T2327">return</text:span><text:span text:style-name="T2328"><text:s/>H;</text:span></text:p>
      <text:p text:style-name="P44"><text:span text:style-name="T2328">}</text:span></text:p>
      <text:p text:style-name="P45"><text:span text:style-name="T2329">Segment Segment Intersection</text:span></text:p>
      <text:p text:style-name="P46"><text:span text:style-name="T2330">//Uses Point, Line</text:span></text:p>
      <text:p text:style-name="P47"><text:span text:style-name="T2331">#define</text:span><text:span text:style-name="T2332"><text:s/>det(a,b,c,d)<text:s text:c="2"/>(a*d-b*c)</text:span></text:p>
      <text:p text:style-name="P47"><text:span text:style-name="T2333"/></text:p>
      <text:p text:style-name="P47"><text:span text:style-name="T2334">inline</text:span><text:span text:style-name="T2335"><text:s/></text:span><text:span text:style-name="T2336">bool</text:span><text:span text:style-name="T2337"><text:s/></text:span><text:span text:style-name="T2338">betw</text:span><text:span text:style-name="T2339">(Double l, Double r, Double x) {</text:span></text:p>
      <text:p text:style-name="P47"><text:span text:style-name="T2339"><text:tab/></text:span><text:span text:style-name="T2340">return</text:span><text:span text:style-name="T2341"><text:s/>in(min(l, r), x, max(l, r));</text:span></text:p>
      <text:p text:style-name="P47"><text:span text:style-name="T2341">}</text:span></text:p>
      <text:p text:style-name="P47"><text:span text:style-name="T2342"/></text:p>
      <text:p text:style-name="P47"><text:span text:style-name="T2343">inline</text:span><text:span text:style-name="T2344"><text:s/></text:span><text:span text:style-name="T2345">bool</text:span><text:span text:style-name="T2346"><text:s/></text:span><text:span text:style-name="T2347">intersect_1d</text:span><text:span text:style-name="T2348">(Double a, Double b, Double c, Double d) {</text:span></text:p>
      <text:p text:style-name="P47"><text:span text:style-name="T2348"><text:tab/></text:span><text:span text:style-name="T2349">if</text:span><text:span text:style-name="T2350"><text:s/>(a &gt; b) swap(a, b);<text:s/></text:span><text:span text:style-name="T2351">if</text:span><text:span text:style-name="T2352"><text:s/>(c &gt; d) swap(c, d);</text:span></text:p>
      <text:p text:style-name="P47"><text:span text:style-name="T2352"><text:tab/></text:span><text:span text:style-name="T2353">return</text:span><text:span text:style-name="T2354"><text:s/>max(a, c) &lt;= min(b, d);</text:span></text:p>
      <text:p text:style-name="P47"><text:span text:style-name="T2354">}</text:span></text:p>
      <text:p text:style-name="P47"><text:span text:style-name="T2355"/></text:p>
      <text:p text:style-name="P47"><text:span text:style-name="T2356">//checks if segment (a,b) intersects segment(c,d)</text:span></text:p>
      <text:p text:style-name="P47"><text:span text:style-name="T2356">//if one point, left = right = point</text:span></text:p>
      <text:p text:style-name="P47"><text:span text:style-name="T2356">//if a segment, segment (left, right)</text:span></text:p>
      <text:p text:style-name="P47"><text:span text:style-name="T2356">//If no intersection, returns false</text:span></text:p>
      <text:p text:style-name="P47"><text:span text:style-name="T2357">bool</text:span><text:span text:style-name="T2358"><text:s/></text:span><text:span text:style-name="T2359">seg_seg_intersect</text:span><text:span text:style-name="T2360">(Point&lt;Double&gt; a, Point&lt;Double&gt; b, Point&lt;Double&gt; c,</text:span></text:p>
      <text:p text:style-name="P47"><text:span text:style-name="T2360"><text:tab/><text:tab/>Point&lt;Double&gt; d, Point&lt;Double&gt; &amp; left, Point&lt;Double&gt; &amp; right) {</text:span></text:p>
      <text:p text:style-name="P47"><text:span text:style-name="T2360"><text:tab/></text:span><text:span text:style-name="T2361">if</text:span><text:span text:style-name="T2362"><text:s/>(!intersect_1d(a.x, b.x, c.x, d.x) || !intersect_1d(a.y, b.y, c.y, d.y))</text:span></text:p>
      <text:p text:style-name="P47"><text:span text:style-name="T2362"><text:tab/><text:tab/></text:span><text:span text:style-name="T2363">return</text:span><text:span text:style-name="T2364"><text:s/></text:span><text:span text:style-name="T2365">false</text:span><text:span text:style-name="T2366">;</text:span></text:p>
      <text:p text:style-name="P47"><text:span text:style-name="T2366"><text:tab/>Line m(a, b); Line n(c, d);</text:span></text:p>
      <text:p text:style-name="P47"><text:span text:style-name="T2366"><text:tab/>Double zn = det ( m. a , m. b , n. a , n. b );</text:span></text:p>
      <text:p text:style-name="P47"><text:span text:style-name="T2366"><text:tab/></text:span><text:span text:style-name="T2367">if</text:span><text:span text:style-name="T2368"><text:s/>(abs ( zn ) == Double(0)) {</text:span></text:p>
      <text:p text:style-name="P47"><text:span text:style-name="T2368"><text:tab/><text:tab/></text:span><text:span text:style-name="T2369">if</text:span><text:span text:style-name="T2370"><text:s/>(abs(m.dist(c)) || abs(n.dist(a)))<text:s/></text:span><text:span text:style-name="T2371">return</text:span><text:span text:style-name="T2372"><text:s/></text:span><text:span text:style-name="T2373">false</text:span><text:span text:style-name="T2374">;</text:span></text:p>
      <text:p text:style-name="P47"><text:span text:style-name="T2374"><text:tab/><text:tab/></text:span><text:span text:style-name="T2375">if</text:span><text:span text:style-name="T2376"><text:s/>(b &lt; a) swap(a, b);<text:s/></text:span><text:span text:style-name="T2377">if</text:span><text:span text:style-name="T2378"><text:s/>(d &lt; c) swap(c, d);</text:span></text:p>
      <text:p text:style-name="P47"><text:span text:style-name="T2378"><text:tab/><text:tab/>left = max(a, c); right = min(b, d);</text:span></text:p>
      <text:p text:style-name="P47"><text:span text:style-name="T2378"><text:tab/><text:tab/></text:span><text:span text:style-name="T2379">return</text:span><text:span text:style-name="T2380"><text:s/></text:span><text:span text:style-name="T2381">true</text:span><text:span text:style-name="T2382">;</text:span></text:p>
      <text:p text:style-name="P47"><text:span text:style-name="T2382"><text:tab/>}<text:s/></text:span><text:span text:style-name="T2383">else</text:span><text:span text:style-name="T2384"><text:s/>{</text:span></text:p>
      <text:p text:style-name="P47"><text:span text:style-name="T2384"><text:tab/><text:tab/>left.x = right.x = -det ( m. c , m. b , n. c , n. b ) / zn;</text:span></text:p>
      <text:p text:style-name="P47"><text:span text:style-name="T2384"><text:tab/><text:tab/>left.y = right.y = -det ( m. a , m. c , n. a , n. c ) / zn;</text:span></text:p>
      <text:p text:style-name="P47"><text:span text:style-name="T2384"><text:tab/><text:tab/></text:span><text:span text:style-name="T2385">return</text:span><text:span text:style-name="T2386"><text:s/>betw(a.x, b.x, left.x) &amp;&amp; betw(a.y, b.y, left.y)</text:span></text:p>
      <text:p text:style-name="P47"><text:span text:style-name="T2386"><text:tab/><text:tab/><text:tab/><text:tab/>&amp;&amp; betw(c.x, d.x, left.x) &amp;&amp; betw(c.y, d.y, left.y);</text:span></text:p>
      <text:p text:style-name="P47"><text:span text:style-name="T2386"><text:tab/>}</text:span></text:p>
      <text:p text:style-name="P47"><text:span text:style-name="T2386">}</text:span></text:p>
      <text:p text:style-name="P48"><text:span text:style-name="T2387">Line Line Intersection</text:span></text:p>
      <text:p text:style-name="P49"><text:span text:style-name="T2388">//Uses Point, Line</text:span></text:p>
      <text:p text:style-name="P50"><text:span text:style-name="T2389"/></text:p>
      <text:p text:style-name="P50"><text:span text:style-name="T2390">#define</text:span><text:span text:style-name="T2391"><text:s/>det(a,b,c,d)<text:s text:c="2"/>(a*d-b*c)</text:span></text:p>
      <text:p text:style-name="P50"><text:span text:style-name="T2392"/></text:p>
      <text:p text:style-name="P50"><text:span text:style-name="T2393">bool</text:span><text:span text:style-name="T2394"><text:s/></text:span><text:span text:style-name="T2395">intersect</text:span><text:span text:style-name="T2396">(Line m, Line n, Point&lt;Double&gt; &amp; res) {</text:span></text:p>
      <text:p text:style-name="P50"><text:span text:style-name="T2396"><text:tab/>Double zn = det(m.a, m.b, n.a, n.b);</text:span></text:p>
      <text:p text:style-name="P50"><text:span text:style-name="T2396"><text:tab/></text:span><text:span text:style-name="T2397">if</text:span><text:span text:style-name="T2398"><text:s/>(!abs(zn))<text:s/></text:span><text:span text:style-name="T2399">return</text:span><text:span text:style-name="T2400"><text:s/></text:span><text:span text:style-name="T2401">false</text:span><text:span text:style-name="T2402">;</text:span></text:p>
      <text:p text:style-name="P50"><text:span text:style-name="T2402"><text:tab/>res.x = -det(m.c, m.b, n.c, n.b) / zn;</text:span></text:p>
      <text:p text:style-name="P50"><text:span text:style-name="T2402"><text:tab/>res.y = -det(m.a, m.c, n.a, n.c) / zn;</text:span></text:p>
      <text:p text:style-name="P50"><text:span text:style-name="T2402"><text:tab/></text:span><text:span text:style-name="T2403">return</text:span><text:span text:style-name="T2404"><text:s/></text:span><text:span text:style-name="T2405">true</text:span><text:span text:style-name="T2406">;</text:span></text:p>
      <text:p text:style-name="P50"><text:span text:style-name="T2406">}</text:span></text:p>
      <text:p text:style-name="P50"><text:span text:style-name="T2407"/></text:p>
      <text:p text:style-name="P50"><text:span text:style-name="T2408">bool</text:span><text:span text:style-name="T2409"><text:s/></text:span><text:span text:style-name="T2410">parallel</text:span><text:span text:style-name="T2411">(Line m, Line n) {</text:span></text:p>
      <text:p text:style-name="P50"><text:span text:style-name="T2411"><text:tab/></text:span><text:span text:style-name="T2412">return</text:span><text:span text:style-name="T2413"><text:s/>!abs(det(m.a, m.b, n.a, n.b));</text:span></text:p>
      <text:p text:style-name="P50"><text:span text:style-name="T2413">}</text:span></text:p>
      <text:p text:style-name="P50"><text:span text:style-name="T2414"/></text:p>
      <text:p text:style-name="P50"><text:span text:style-name="T2415">bool</text:span><text:span text:style-name="T2416"><text:s/></text:span><text:span text:style-name="T2417">equivalent</text:span><text:span text:style-name="T2418">(Line m, Line n) {</text:span></text:p>
      <text:p text:style-name="P50"><text:span text:style-name="T2418"><text:tab/></text:span><text:span text:style-name="T2419">return</text:span><text:span text:style-name="T2420"><text:s/>!abs(det(m.a, m.b, n.a, n.b)) &amp;&amp; !abs(det(m.a, m.c, n.a, n.c))</text:span></text:p>
      <text:p text:style-name="P50"><text:span text:style-name="T2420"><text:tab/><text:tab/><text:tab/>&amp;&amp; !abs(det(m.b, m.c, n.b, n.c));</text:span></text:p>
      <text:p text:style-name="P50"><text:span text:style-name="T2420">}</text:span></text:p>
      <text:p text:style-name="P51"><text:span text:style-name="T2421">Circle Line Intersection</text:span></text:p>
      <text:p text:style-name="P52"><text:span text:style-name="T2422">double</text:span><text:span text:style-name="T2423"><text:s/>r, a, b, c;<text:s/></text:span><text:span text:style-name="T2424">//input</text:span></text:p>
      <text:p text:style-name="P52"><text:span text:style-name="T2425"/></text:p>
      <text:p text:style-name="P52"><text:span text:style-name="T2426">double</text:span><text:span text:style-name="T2427"><text:s/>x0 = -a*c/(a*a+b*b),<text:s text:c="2"/>y0 = -b*c/(a*a+b*b);</text:span></text:p>
      <text:p text:style-name="P52"><text:span text:style-name="T2428">if</text:span><text:span text:style-name="T2429"><text:s/>(c*c &gt; r*r*(a*a+b*b)+EPS)</text:span></text:p>
      <text:p text:style-name="P52"><text:span text:style-name="T2429"><text:tab/>puts (</text:span><text:span text:style-name="T2430">"no points"</text:span><text:span text:style-name="T2431">);</text:span></text:p>
      <text:p text:style-name="P52"><text:span text:style-name="T2432">else</text:span><text:span text:style-name="T2433"><text:s/></text:span><text:span text:style-name="T2434">if</text:span><text:span text:style-name="T2435"><text:s/>(abs (c*c - r*r*(a*a+b*b)) &lt; EPS) {</text:span></text:p>
      <text:p text:style-name="P52"><text:span text:style-name="T2435"><text:tab/>puts (</text:span><text:span text:style-name="T2436">"1 point"</text:span><text:span text:style-name="T2437">);</text:span></text:p>
      <text:p text:style-name="P52"><text:span text:style-name="T2437"><text:tab/>cout &lt;&lt; x0 &lt;&lt;<text:s/></text:span><text:span text:style-name="T2438">' '</text:span><text:span text:style-name="T2439"><text:s/>&lt;&lt; y0 &lt;&lt;<text:s/></text:span><text:span text:style-name="T2440">'\n'</text:span><text:span text:style-name="T2441">;</text:span></text:p>
      <text:p text:style-name="P52"><text:span text:style-name="T2441">}</text:span></text:p>
      <text:p text:style-name="P52"><text:span text:style-name="T2442">else</text:span><text:span text:style-name="T2443"><text:s/>{</text:span></text:p>
      <text:p text:style-name="P52"><text:span text:style-name="T2443"><text:tab/></text:span><text:span text:style-name="T2444">double</text:span><text:span text:style-name="T2445"><text:s/>d = r*r - c*c/(a*a+b*b);</text:span></text:p>
      <text:p text:style-name="P52"><text:span text:style-name="T2445"><text:tab/></text:span><text:span text:style-name="T2446">double</text:span><text:span text:style-name="T2447"><text:s/>mult = sqrt (d / (a*a+b*b));</text:span></text:p>
      <text:p text:style-name="P52"><text:span text:style-name="T2447"><text:tab/></text:span><text:span text:style-name="T2448">double</text:span><text:span text:style-name="T2449"><text:s/>ax,ay,bx,by;</text:span></text:p>
      <text:p text:style-name="P52"><text:span text:style-name="T2449"><text:tab/>ax = x0 + b * mult;</text:span></text:p>
      <text:p text:style-name="P52"><text:span text:style-name="T2449"><text:tab/>bx = x0 - b * mult;</text:span></text:p>
      <text:p text:style-name="P52"><text:span text:style-name="T2449"><text:tab/>ay = y0 - a * mult;</text:span></text:p>
      <text:p text:style-name="P52"><text:span text:style-name="T2449"><text:tab/>by = y0 + a * mult;</text:span></text:p>
      <text:p text:style-name="P52"><text:span text:style-name="T2449"><text:tab/>puts (</text:span><text:span text:style-name="T2450">"2 points"</text:span><text:span text:style-name="T2451">);</text:span></text:p>
      <text:p text:style-name="P52"><text:span text:style-name="T2451"><text:tab/>cout &lt;&lt; ax &lt;&lt;<text:s/></text:span><text:span text:style-name="T2452">' '</text:span><text:span text:style-name="T2453"><text:s/>&lt;&lt; ay &lt;&lt;<text:s/></text:span><text:span text:style-name="T2454">'\n'</text:span><text:span text:style-name="T2455"><text:s/>&lt;&lt; bx &lt;&lt;<text:s/></text:span><text:span text:style-name="T2456">' '</text:span><text:span text:style-name="T2457"><text:s/>&lt;&lt; by &lt;&lt;<text:s/></text:span><text:span text:style-name="T2458">'\n'</text:span><text:span text:style-name="T2459">;</text:span></text:p>
      <text:p text:style-name="P52"><text:span text:style-name="T2459">}</text:span></text:p>
      <text:p text:style-name="P53"><text:span text:style-name="T2460">Polygon-Clipping</text:span></text:p>
      <text:p text:style-name="P54"><text:span text:style-name="T2461">typedef</text:span><text:span text:style-name="T2462"><text:s/></text:span><text:span text:style-name="T2463">struct</text:span><text:span text:style-name="T2464"><text:s/>{<text:tab/></text:span><text:span text:style-name="T2465">double</text:span><text:span text:style-name="T2466"><text:s/>x, y</text:span><text:span text:style-name="T2467">;</text:span><text:span text:style-name="T2468"><text:s/>} Point</text:span><text:span text:style-name="T2469">;</text:span></text:p>
      <text:p text:style-name="P54"><text:span text:style-name="T2470">enum</text:span><text:span text:style-name="T2471"><text:s/>{LEFT</text:span><text:span text:style-name="T2472">=</text:span><text:span text:style-name="T2473">0</text:span><text:span text:style-name="T2474">,RIGHT,BEHIND,BEYOND,ORIGIN,DESTINATION,BETWEEN}</text:span><text:span text:style-name="T2475">;</text:span></text:p>
      <text:p text:style-name="P54"><text:span text:style-name="T2476">enum</text:span><text:span text:style-name="T2477"><text:s/>{COLLINEAR</text:span><text:span text:style-name="T2478">=</text:span><text:span text:style-name="T2479">0</text:span><text:span text:style-name="T2480">,PARALLEL,SKEW,SKEW_CROSS,SKEW_NO_CROSS}</text:span><text:span text:style-name="T2481">;</text:span></text:p>
      <text:p text:style-name="P54"><text:span text:style-name="T2482"/></text:p>
      <text:p text:style-name="P54"><text:span text:style-name="T2483">int</text:span><text:span text:style-name="T2484"><text:s/>intersect(Point a, Point b, Point c, Point d,<text:s/></text:span><text:span text:style-name="T2485">double</text:span><text:span text:style-name="T2486"><text:s/></text:span><text:span text:style-name="T2487">*</text:span><text:span text:style-name="T2488">t) {</text:span></text:p>
      <text:p text:style-name="P54"><text:span text:style-name="T2488"><text:tab/></text:span><text:span text:style-name="T2489">double</text:span><text:span text:style-name="T2490"><text:s/>denom, num</text:span><text:span text:style-name="T2491">;</text:span><text:span text:style-name="T2492"><text:tab/></text:span><text:span text:style-name="T2493">int</text:span><text:span text:style-name="T2494"><text:s/>aclass</text:span><text:span text:style-name="T2495">;</text:span><text:span text:style-name="T2496"><text:tab/>Point n, ba, ac</text:span><text:span text:style-name="T2497">;</text:span></text:p>
      <text:p text:style-name="P54"><text:span text:style-name="T2498"><text:tab/>n</text:span><text:span text:style-name="T2499">.</text:span><text:span text:style-name="T2500">x<text:s/></text:span><text:span text:style-name="T2501">=</text:span><text:span text:style-name="T2502"><text:s/>d</text:span><text:span text:style-name="T2503">.</text:span><text:span text:style-name="T2504">y<text:s/></text:span><text:span text:style-name="T2505">-</text:span><text:span text:style-name="T2506"><text:s/>c</text:span><text:span text:style-name="T2507">.</text:span><text:span text:style-name="T2508">y</text:span><text:span text:style-name="T2509">;</text:span><text:span text:style-name="T2510"><text:tab/>ba</text:span><text:span text:style-name="T2511">.</text:span><text:span text:style-name="T2512">x<text:s/></text:span><text:span text:style-name="T2513">=</text:span><text:span text:style-name="T2514"><text:s/>b</text:span><text:span text:style-name="T2515">.</text:span><text:span text:style-name="T2516">x<text:s/></text:span><text:span text:style-name="T2517">-</text:span><text:span text:style-name="T2518"><text:s/>a</text:span><text:span text:style-name="T2519">.</text:span><text:span text:style-name="T2520">x</text:span><text:span text:style-name="T2521">;</text:span><text:span text:style-name="T2522"><text:tab/>ac</text:span><text:span text:style-name="T2523">.</text:span><text:span text:style-name="T2524">x<text:s/></text:span><text:span text:style-name="T2525">=</text:span><text:span text:style-name="T2526"><text:s/>a</text:span><text:span text:style-name="T2527">.</text:span><text:span text:style-name="T2528">x<text:s/></text:span><text:span text:style-name="T2529">-</text:span><text:span text:style-name="T2530"><text:s/>c</text:span><text:span text:style-name="T2531">.</text:span><text:span text:style-name="T2532">x</text:span><text:span text:style-name="T2533">;</text:span></text:p>
      <text:p text:style-name="P54"><text:span text:style-name="T2534"><text:tab/>n</text:span><text:span text:style-name="T2535">.</text:span><text:span text:style-name="T2536">y<text:s/></text:span><text:span text:style-name="T2537">=</text:span><text:span text:style-name="T2538"><text:s/>c</text:span><text:span text:style-name="T2539">.</text:span><text:span text:style-name="T2540">x<text:s/></text:span><text:span text:style-name="T2541">-</text:span><text:span text:style-name="T2542"><text:s/>d</text:span><text:span text:style-name="T2543">.</text:span><text:span text:style-name="T2544">x</text:span><text:span text:style-name="T2545">;</text:span><text:span text:style-name="T2546"><text:tab/>ba</text:span><text:span text:style-name="T2547">.</text:span><text:span text:style-name="T2548">y<text:s/></text:span><text:span text:style-name="T2549">=</text:span><text:span text:style-name="T2550"><text:s/>b</text:span><text:span text:style-name="T2551">.</text:span><text:span text:style-name="T2552">y<text:s/></text:span><text:span text:style-name="T2553">-</text:span><text:span text:style-name="T2554"><text:s/>a</text:span><text:span text:style-name="T2555">.</text:span><text:span text:style-name="T2556">y</text:span><text:span text:style-name="T2557">;</text:span><text:span text:style-name="T2558"><text:tab/>ac</text:span><text:span text:style-name="T2559">.</text:span><text:span text:style-name="T2560">y<text:s/></text:span><text:span text:style-name="T2561">=</text:span><text:span text:style-name="T2562"><text:s/>a</text:span><text:span text:style-name="T2563">.</text:span><text:span text:style-name="T2564">y<text:s/></text:span><text:span text:style-name="T2565">-</text:span><text:span text:style-name="T2566"><text:s/>c</text:span><text:span text:style-name="T2567">.</text:span><text:span text:style-name="T2568">y</text:span><text:span text:style-name="T2569">;</text:span></text:p>
      <text:p text:style-name="P54"><text:span text:style-name="T2570"><text:tab/>denom<text:s/></text:span><text:span text:style-name="T2571">=</text:span><text:span text:style-name="T2572"><text:s/>dotProduct(n, ba)</text:span><text:span text:style-name="T2573">;</text:span></text:p>
      <text:p text:style-name="P54"><text:span text:style-name="T2574"><text:tab/></text:span><text:span text:style-name="T2575">if</text:span><text:span text:style-name="T2576"><text:s/>(is_equal(denom,<text:s/></text:span><text:span text:style-name="T2577">0.0</text:span><text:span text:style-name="T2578">)) {</text:span></text:p>
      <text:p text:style-name="P54"><text:span text:style-name="T2578"><text:tab/><text:tab/>aclass<text:s/></text:span><text:span text:style-name="T2579">=</text:span><text:span text:style-name="T2580"><text:s/>classify(c, d, a)</text:span><text:span text:style-name="T2581">;</text:span></text:p>
      <text:p text:style-name="P54"><text:span text:style-name="T2582"><text:tab/><text:tab/></text:span><text:span text:style-name="T2583">if</text:span><text:span text:style-name="T2584"><text:s/>(aclass<text:s/></text:span><text:span text:style-name="T2585">==</text:span><text:span text:style-name="T2586"><text:s/>LEFT<text:s/></text:span><text:span text:style-name="T2587">||</text:span><text:span text:style-name="T2588"><text:s/>aclass<text:s/></text:span><text:span text:style-name="T2589">==</text:span><text:span text:style-name="T2590"><text:s/>RIGHT)<text:tab/><text:tab/><text:tab/></text:span><text:span text:style-name="T2591">return</text:span><text:span text:style-name="T2592"><text:s/>PARALLEL</text:span><text:span text:style-name="T2593">;</text:span></text:p>
      <text:p text:style-name="P54"><text:span text:style-name="T2594"><text:tab/><text:tab/></text:span><text:span text:style-name="T2595">else</text:span><text:span text:style-name="T2596"><text:tab/><text:tab/><text:tab/></text:span><text:span text:style-name="T2597">return</text:span><text:span text:style-name="T2598"><text:s/>COLLINEAR</text:span><text:span text:style-name="T2599">;</text:span></text:p>
      <text:p text:style-name="P54"><text:span text:style-name="T2600"><text:tab/>}</text:span></text:p>
      <text:p text:style-name="P54"><text:span text:style-name="T2600"><text:tab/>num<text:s/></text:span><text:span text:style-name="T2601">=</text:span><text:span text:style-name="T2602"><text:s/>dotProduct(n, ac)</text:span><text:span text:style-name="T2603">;</text:span></text:p>
      <text:p text:style-name="P54"><text:span text:style-name="T2604"><text:tab/></text:span><text:span text:style-name="T2605">*</text:span><text:span text:style-name="T2606">t<text:s/></text:span><text:span text:style-name="T2607">=</text:span><text:span text:style-name="T2608"><text:s/></text:span><text:span text:style-name="T2609">-</text:span><text:span text:style-name="T2610">num / denom</text:span><text:span text:style-name="T2611">;</text:span></text:p>
      <text:p text:style-name="P54"><text:span text:style-name="T2612"><text:tab/></text:span><text:span text:style-name="T2613">return</text:span><text:span text:style-name="T2614"><text:s/>SKEW</text:span><text:span text:style-name="T2615">;</text:span></text:p>
      <text:p text:style-name="P54"><text:span text:style-name="T2616">}</text:span></text:p>
      <text:p text:style-name="P54"><text:span text:style-name="T2617">double</text:span><text:span text:style-name="T2618"><text:s/>dotProduct(Point a, Point b) {<text:tab/></text:span><text:span text:style-name="T2619">return</text:span><text:span text:style-name="T2620"><text:s/>a</text:span><text:span text:style-name="T2621">.</text:span><text:span text:style-name="T2622">x<text:s/></text:span><text:span text:style-name="T2623">*</text:span><text:span text:style-name="T2624"><text:s/>b</text:span><text:span text:style-name="T2625">.</text:span><text:span text:style-name="T2626">x<text:s/></text:span><text:span text:style-name="T2627">+</text:span><text:span text:style-name="T2628"><text:s/>a</text:span><text:span text:style-name="T2629">.</text:span><text:span text:style-name="T2630">y<text:s/></text:span><text:span text:style-name="T2631">*</text:span><text:span text:style-name="T2632"><text:s/>b</text:span><text:span text:style-name="T2633">.</text:span><text:span text:style-name="T2634">y</text:span><text:span text:style-name="T2635">;</text:span><text:span text:style-name="T2636"><text:s/>}</text:span></text:p>
      <text:p text:style-name="P54"><text:span text:style-name="T2637">int</text:span><text:span text:style-name="T2638"><text:s/>lineClip(Point a, Point b, Point p[],<text:s/></text:span><text:span text:style-name="T2639">int</text:span><text:span text:style-name="T2640"><text:s/>n) {</text:span></text:p>
      <text:p text:style-name="P54"><text:span text:style-name="T2640"><text:tab/>Point r[SIZE], org, dest, crosspt</text:span><text:span text:style-name="T2641">;</text:span></text:p>
      <text:p text:style-name="P54"><text:span text:style-name="T2642"><text:tab/></text:span><text:span text:style-name="T2643">int</text:span><text:span text:style-name="T2644"><text:s/>orgInside, destInside, i, j</text:span><text:span text:style-name="T2645">;</text:span><text:span text:style-name="T2646"><text:tab/></text:span><text:span text:style-name="T2647">double</text:span><text:span text:style-name="T2648"><text:s/>t</text:span><text:span text:style-name="T2649">;</text:span><text:span text:style-name="T2650"><text:tab/></text:span></text:p>
      <text:p text:style-name="P54"><text:span text:style-name="T2650"><text:tab/>p[n]<text:s/></text:span><text:span text:style-name="T2651">=</text:span><text:span text:style-name="T2652"><text:s/>p[</text:span><text:span text:style-name="T2653">0</text:span><text:span text:style-name="T2654">]</text:span><text:span text:style-name="T2655">;</text:span></text:p>
      <text:p text:style-name="P54"><text:span text:style-name="T2656"><text:tab/></text:span><text:span text:style-name="T2657">for</text:span><text:span text:style-name="T2658"><text:s/>(i</text:span><text:span text:style-name="T2659">=</text:span><text:span text:style-name="T2660">j</text:span><text:span text:style-name="T2661">=</text:span><text:span text:style-name="T2662">0</text:span><text:span text:style-name="T2663">;</text:span><text:span text:style-name="T2664"><text:s/>i</text:span><text:span text:style-name="T2665">&lt;</text:span><text:span text:style-name="T2666">n</text:span><text:span text:style-name="T2667">;</text:span><text:span text:style-name="T2668"><text:s/>i</text:span><text:span text:style-name="T2669">++</text:span><text:span text:style-name="T2670">) {</text:span></text:p>
      <text:p text:style-name="P54"><text:span text:style-name="T2670"><text:tab/><text:tab/>org<text:s/></text:span><text:span text:style-name="T2671">=</text:span><text:span text:style-name="T2672"><text:s/>p[i]</text:span><text:span text:style-name="T2673">;<text:s/></text:span><text:span text:style-name="T2674">dest<text:s/></text:span><text:span text:style-name="T2675">=</text:span><text:span text:style-name="T2676"><text:s/>p[i</text:span><text:span text:style-name="T2677">+1</text:span><text:span text:style-name="T2678">]</text:span><text:span text:style-name="T2679">;</text:span></text:p>
      <text:p text:style-name="P54"><text:span text:style-name="T2680"><text:tab/><text:tab/>orgInside<text:s/></text:span><text:span text:style-name="T2681">=</text:span><text:span text:style-name="T2682"><text:s/>(classify(a, b, org)</text:span><text:span text:style-name="T2683">!=</text:span><text:span text:style-name="T2684">LEFT)</text:span><text:span text:style-name="T2685">;</text:span></text:p>
      <text:p text:style-name="P54"><text:span text:style-name="T2686"><text:tab/><text:tab/>destInside<text:s/></text:span><text:span text:style-name="T2687">=</text:span><text:span text:style-name="T2688"><text:s/>(classify(a, b, dest)</text:span><text:span text:style-name="T2689">!=</text:span><text:span text:style-name="T2690">LEFT)</text:span><text:span text:style-name="T2691">;</text:span></text:p>
      <text:p text:style-name="P54"><text:span text:style-name="T2692"><text:tab/><text:tab/></text:span><text:span text:style-name="T2693">if</text:span><text:span text:style-name="T2694"><text:s/>(orgInside<text:s/></text:span><text:span text:style-name="T2695">!=</text:span><text:span text:style-name="T2696"><text:s/>destInside) {</text:span></text:p>
      <text:p text:style-name="P54"><text:span text:style-name="T2696"><text:tab/><text:tab/><text:tab/>intersect(a, b, org, dest,<text:s/></text:span><text:span text:style-name="T2697">&amp;</text:span><text:span text:style-name="T2698">t)</text:span><text:span text:style-name="T2699">;</text:span></text:p>
      <text:p text:style-name="P54"><text:span text:style-name="T2700"><text:tab/><text:tab/><text:tab/>crosspt</text:span><text:span text:style-name="T2701">.</text:span><text:span text:style-name="T2702">x</text:span><text:span text:style-name="T2703">=</text:span><text:span text:style-name="T2704">a</text:span><text:span text:style-name="T2705">.</text:span><text:span text:style-name="T2706">x</text:span><text:span text:style-name="T2707">+</text:span><text:span text:style-name="T2708">t</text:span><text:span text:style-name="T2709">*</text:span><text:span text:style-name="T2710">(b</text:span><text:span text:style-name="T2711">.</text:span><text:span text:style-name="T2712">x<text:s/></text:span><text:span text:style-name="T2713">-</text:span><text:span text:style-name="T2714"><text:s/>a</text:span><text:span text:style-name="T2715">.</text:span><text:span text:style-name="T2716">x)</text:span><text:span text:style-name="T2717">;</text:span></text:p>
      <text:p text:style-name="P54"><text:span text:style-name="T2718"><text:tab/><text:tab/><text:tab/>crosspt</text:span><text:span text:style-name="T2719">.</text:span><text:span text:style-name="T2720">y</text:span><text:span text:style-name="T2721">=</text:span><text:span text:style-name="T2722">a</text:span><text:span text:style-name="T2723">.</text:span><text:span text:style-name="T2724">y<text:s/></text:span><text:span text:style-name="T2725">+</text:span><text:span text:style-name="T2726"><text:s/>t</text:span><text:span text:style-name="T2727">*</text:span><text:span text:style-name="T2728">(b</text:span><text:span text:style-name="T2729">.</text:span><text:span text:style-name="T2730">y</text:span><text:span text:style-name="T2731">-</text:span><text:span text:style-name="T2732">a</text:span><text:span text:style-name="T2733">.</text:span><text:span text:style-name="T2734">y)</text:span><text:span text:style-name="T2735">;</text:span></text:p>
      <text:p text:style-name="P54"><text:span text:style-name="T2736"><text:tab/><text:tab/>}</text:span></text:p>
      <text:p text:style-name="P54"><text:span text:style-name="T2736"><text:tab/><text:tab/></text:span><text:span text:style-name="T2737">if</text:span><text:span text:style-name="T2738"><text:s/>(orgInside<text:s/></text:span><text:span text:style-name="T2739">&amp;&amp;</text:span><text:span text:style-name="T2740"><text:s/>destInside) r[j</text:span><text:span text:style-name="T2741">++</text:span><text:span text:style-name="T2742">]<text:s/></text:span><text:span text:style-name="T2743">=</text:span><text:span text:style-name="T2744"><text:s/>dest</text:span><text:span text:style-name="T2745">;</text:span></text:p>
      <text:p text:style-name="P54"><text:span text:style-name="T2746"><text:tab/><text:tab/></text:span><text:span text:style-name="T2747">else</text:span><text:span text:style-name="T2748"><text:s/></text:span><text:span text:style-name="T2749">if</text:span><text:span text:style-name="T2750"><text:s/>(orgInside<text:s/></text:span><text:span text:style-name="T2751">&amp;&amp;</text:span><text:span text:style-name="T2752"><text:s/></text:span><text:span text:style-name="T2753">!</text:span><text:span text:style-name="T2754">destInside) {</text:span></text:p>
      <text:p text:style-name="P54"><text:span text:style-name="T2754"><text:tab/><text:tab/><text:tab/></text:span><text:span text:style-name="T2755">if</text:span><text:span text:style-name="T2756"><text:s/>((</text:span><text:span text:style-name="T2757">!</text:span><text:span text:style-name="T2758">is_equal(org</text:span><text:span text:style-name="T2759">.</text:span><text:span text:style-name="T2760">x, crosspt</text:span><text:span text:style-name="T2761">.</text:span><text:span text:style-name="T2762">x))<text:s/></text:span><text:span text:style-name="T2763">||</text:span><text:span text:style-name="T2764">(</text:span><text:span text:style-name="T2765">!</text:span><text:span text:style-name="T2766">is_equal(org</text:span><text:span text:style-name="T2767">.</text:span><text:span text:style-name="T2768">y, crosspt</text:span><text:span text:style-name="T2769">.</text:span><text:span text:style-name="T2770">y)))<text:tab/>r[j</text:span><text:span text:style-name="T2771">++</text:span><text:span text:style-name="T2772">]<text:s/></text:span><text:span text:style-name="T2773">=</text:span><text:span text:style-name="T2774"><text:s/>crosspt</text:span><text:span text:style-name="T2775">;</text:span></text:p>
      <text:p text:style-name="P54"><text:span text:style-name="T2776"><text:tab/><text:tab/>}<text:s/></text:span><text:span text:style-name="T2777">else</text:span><text:span text:style-name="T2778"><text:s/></text:span><text:span text:style-name="T2779">if</text:span><text:span text:style-name="T2780"><text:s/>(</text:span><text:span text:style-name="T2781">!</text:span><text:span text:style-name="T2782">orgInside<text:s/></text:span><text:span text:style-name="T2783">&amp;&amp;</text:span><text:span text:style-name="T2784"><text:s/></text:span><text:span text:style-name="T2785">!</text:span><text:span text:style-name="T2786">destInside)</text:span><text:span text:style-name="T2787">;</text:span></text:p>
      <text:p text:style-name="P54"><text:span text:style-name="T2788"><text:tab/><text:tab/></text:span><text:span text:style-name="T2789">else</text:span><text:span text:style-name="T2790"><text:s/>{</text:span></text:p>
      <text:p text:style-name="P54"><text:span text:style-name="T2790"><text:tab/><text:tab/><text:tab/>r[j</text:span><text:span text:style-name="T2791">++</text:span><text:span text:style-name="T2792">]<text:s/></text:span><text:span text:style-name="T2793">=</text:span><text:span text:style-name="T2794"><text:s/>crosspt</text:span><text:span text:style-name="T2795">;</text:span></text:p>
      <text:p text:style-name="P54"><text:span text:style-name="T2796"><text:tab/><text:tab/><text:tab/></text:span><text:span text:style-name="T2797">if</text:span><text:span text:style-name="T2798"><text:s/>((</text:span><text:span text:style-name="T2799">!</text:span><text:span text:style-name="T2800">is_equal(dest</text:span><text:span text:style-name="T2801">.</text:span><text:span text:style-name="T2802">x, crosspt</text:span><text:span text:style-name="T2803">.</text:span><text:span text:style-name="T2804">x))<text:s/></text:span><text:span text:style-name="T2805">||</text:span><text:span text:style-name="T2806">(</text:span><text:span text:style-name="T2807">!</text:span><text:span text:style-name="T2808">is_equal(dest</text:span><text:span text:style-name="T2809">.</text:span><text:span text:style-name="T2810">y, crosspt</text:span><text:span text:style-name="T2811">.</text:span><text:span text:style-name="T2812">y)))<text:tab/>r[j</text:span><text:span text:style-name="T2813">++</text:span><text:span text:style-name="T2814">]<text:s/></text:span><text:span text:style-name="T2815">=</text:span><text:span text:style-name="T2816"><text:s/>dest</text:span><text:span text:style-name="T2817">;</text:span></text:p>
      <text:p text:style-name="P54"><text:span text:style-name="T2818"><text:tab/><text:tab/>}</text:span></text:p>
      <text:p text:style-name="P54"><text:span text:style-name="T2818"><text:tab/>}</text:span></text:p>
      <text:p text:style-name="P54"><text:span text:style-name="T2818"><text:tab/></text:span><text:span text:style-name="T2819">for</text:span><text:span text:style-name="T2820"><text:s/>(i</text:span><text:span text:style-name="T2821">=</text:span><text:span text:style-name="T2822">0</text:span><text:span text:style-name="T2823">;</text:span><text:span text:style-name="T2824"><text:s/>i</text:span><text:span text:style-name="T2825">&lt;</text:span><text:span text:style-name="T2826">j</text:span><text:span text:style-name="T2827">;</text:span><text:span text:style-name="T2828"><text:s/>i</text:span><text:span text:style-name="T2829">++</text:span><text:span text:style-name="T2830">)<text:tab/><text:tab/>p[i]<text:s/></text:span><text:span text:style-name="T2831">=</text:span><text:span text:style-name="T2832"><text:s/>r[i]</text:span><text:span text:style-name="T2833">;</text:span></text:p>
      <text:p text:style-name="P54"><text:span text:style-name="T2834"><text:tab/></text:span><text:span text:style-name="T2835">return</text:span><text:span text:style-name="T2836"><text:s/>j</text:span><text:span text:style-name="T2837">;</text:span></text:p>
      <text:p text:style-name="P54"><text:span text:style-name="T2838">}</text:span></text:p>
      <text:p text:style-name="P54"><text:span text:style-name="T2839">int</text:span><text:span text:style-name="T2840"><text:s/>polygonClip(Point subject[],<text:s/></text:span><text:span text:style-name="T2841">int</text:span><text:span text:style-name="T2842"><text:s/>m, Point clipper[],<text:s/></text:span><text:span text:style-name="T2843">int</text:span><text:span text:style-name="T2844"><text:s/>n) {</text:span></text:p>
      <text:p text:style-name="P54"><text:span text:style-name="T2844"><text:tab/></text:span><text:span text:style-name="T2845">// polygons have to be in clockwise order</text:span></text:p>
      <text:p text:style-name="P54"><text:span text:style-name="T2846"><text:tab/></text:span><text:span text:style-name="T2847">int</text:span><text:span text:style-name="T2848"><text:s/>tm, i</text:span><text:span text:style-name="T2849">;</text:span></text:p>
      <text:p text:style-name="P54"><text:span text:style-name="T2850"><text:tab/>clipper[n]<text:s/></text:span><text:span text:style-name="T2851">=</text:span><text:span text:style-name="T2852"><text:s/>clipper[</text:span><text:span text:style-name="T2853">0</text:span><text:span text:style-name="T2854">]</text:span><text:span text:style-name="T2855">;</text:span></text:p>
      <text:p text:style-name="P54"><text:span text:style-name="T2856"><text:tab/></text:span><text:span text:style-name="T2857">for</text:span><text:span text:style-name="T2858"><text:s/>(i</text:span><text:span text:style-name="T2859">=</text:span><text:span text:style-name="T2860">0</text:span><text:span text:style-name="T2861">;</text:span><text:span text:style-name="T2862"><text:s/>i</text:span><text:span text:style-name="T2863">&lt;</text:span><text:span text:style-name="T2864">n</text:span><text:span text:style-name="T2865">;</text:span><text:span text:style-name="T2866"><text:s/>i</text:span><text:span text:style-name="T2867">++</text:span><text:span text:style-name="T2868">) {</text:span></text:p>
      <text:p text:style-name="P54"><text:span text:style-name="T2868"><text:tab/><text:tab/>tm<text:s/></text:span><text:span text:style-name="T2869">=</text:span><text:span text:style-name="T2870"><text:s/>lineClip(clipper[i], clipper[i</text:span><text:span text:style-name="T2871">+1</text:span><text:span text:style-name="T2872">], subject, m)</text:span><text:span text:style-name="T2873">;</text:span></text:p>
      <text:p text:style-name="P54"><text:span text:style-name="T2874"><text:tab/><text:tab/>m<text:s/></text:span><text:span text:style-name="T2875">=</text:span><text:span text:style-name="T2876"><text:s/>tm</text:span><text:span text:style-name="T2877">;</text:span></text:p>
      <text:p text:style-name="P54"><text:span text:style-name="T2878"><text:tab/>}</text:span></text:p>
      <text:p text:style-name="P54"><text:span text:style-name="T2878"><text:tab/></text:span><text:span text:style-name="T2879">return</text:span><text:span text:style-name="T2880"><text:s/>m</text:span><text:span text:style-name="T2881">;</text:span></text:p>
      <text:p text:style-name="P54"><text:span text:style-name="T2882">}</text:span></text:p>
      <text:p text:style-name="P55"><text:span text:style-name="T2883">Closest Pair</text:span></text:p>
      <text:p text:style-name="P56"><text:span text:style-name="T2884">LL closestPair(pii arr[],<text:s/></text:span><text:span text:style-name="T2885">int</text:span><text:span text:style-name="T2886"><text:s/>N) {</text:span></text:p>
      <text:p text:style-name="P56"><text:span text:style-name="T2886"><text:s text:c="4"/>sort(arr, arr<text:s/></text:span><text:span text:style-name="T2887">+</text:span><text:span text:style-name="T2888"><text:s/>N);</text:span></text:p>
      <text:p text:style-name="P56"><text:span text:style-name="T2888"><text:s text:c="4"/></text:span><text:span text:style-name="T2889">for</text:span><text:span text:style-name="T2890"><text:s/>(i<text:s/></text:span><text:span text:style-name="T2891">=</text:span><text:span text:style-name="T2892"><text:s/></text:span><text:span text:style-name="T2893">0</text:span><text:span text:style-name="T2894">; i<text:s/></text:span><text:span text:style-name="T2895">&lt;</text:span><text:span text:style-name="T2896"><text:s/>N;<text:s/></text:span><text:span text:style-name="T2897">++</text:span><text:span text:style-name="T2898">i) {</text:span></text:p>
      <text:p text:style-name="P56"><text:span text:style-name="T2898"><text:s text:c="8"/>rarr[i]<text:s/></text:span><text:span text:style-name="T2899">=</text:span><text:span text:style-name="T2900"><text:s/>arr[i];</text:span></text:p>
      <text:p text:style-name="P56"><text:span text:style-name="T2900"><text:s text:c="8"/>swap(rarr[i].first.first, rarr[i].first.second);</text:span></text:p>
      <text:p text:style-name="P56"><text:span text:style-name="T2900"><text:s text:c="4"/>}</text:span></text:p>
      <text:p text:style-name="P56"><text:span text:style-name="T2900"><text:s text:c="4"/>set</text:span><text:span text:style-name="T2901">&lt;</text:span><text:span text:style-name="T2902"><text:s/>pii<text:s/></text:span><text:span text:style-name="T2903">&gt;</text:span><text:span text:style-name="T2904"><text:s/>help;</text:span></text:p>
      <text:p text:style-name="P56"><text:span text:style-name="T2904"><text:s text:c="4"/>set</text:span><text:span text:style-name="T2905">&lt;</text:span><text:span text:style-name="T2906">pii</text:span><text:span text:style-name="T2907">&gt;</text:span><text:span text:style-name="T2908">::iterator it;</text:span></text:p>
      <text:p text:style-name="P56"><text:span text:style-name="T2908"><text:s text:c="4"/>ia<text:s/></text:span><text:span text:style-name="T2909">=</text:span><text:span text:style-name="T2910"><text:s/>ib<text:s/></text:span><text:span text:style-name="T2911">=</text:span><text:span text:style-name="T2912"><text:s/></text:span><text:span text:style-name="T2913">-1</text:span><text:span text:style-name="T2914">;</text:span></text:p>
      <text:p text:style-name="P56"><text:span text:style-name="T2914"><text:s text:c="4"/>best<text:s/></text:span><text:span text:style-name="T2915">=</text:span><text:span text:style-name="T2916"><text:s/></text:span><text:span text:style-name="T2917">100000009</text:span><text:span text:style-name="T2918"><text:s/></text:span><text:span text:style-name="T2919">*</text:span><text:span text:style-name="T2920"><text:s/>(LL)<text:s/></text:span><text:span text:style-name="T2921">10000009</text:span><text:span text:style-name="T2922">;</text:span></text:p>
      <text:p text:style-name="P56"><text:span text:style-name="T2922"><text:s text:c="4"/></text:span><text:span text:style-name="T2923">for</text:span><text:span text:style-name="T2924"><text:s/>(i<text:s/></text:span><text:span text:style-name="T2925">=</text:span><text:span text:style-name="T2926"><text:s/></text:span><text:span text:style-name="T2927">0</text:span><text:span text:style-name="T2928">; i<text:s/></text:span><text:span text:style-name="T2929">&lt;</text:span><text:span text:style-name="T2930"><text:s/>N;<text:s/></text:span><text:span text:style-name="T2931">++</text:span><text:span text:style-name="T2932">i) {</text:span></text:p>
      <text:p text:style-name="P56"><text:span text:style-name="T2932"><text:s text:c="8"/></text:span><text:span text:style-name="T2933">while</text:span><text:span text:style-name="T2934"><text:s/>(low<text:s/></text:span><text:span text:style-name="T2935">&lt;</text:span><text:span text:style-name="T2936"><text:s/>i<text:s/></text:span><text:span text:style-name="T2937">&amp;&amp;</text:span><text:span text:style-name="T2938"><text:s/>arr[i].first.first<text:s/></text:span><text:span text:style-name="T2939">-</text:span><text:span text:style-name="T2940"><text:s/>arr[low].first.first<text:s/></text:span><text:span text:style-name="T2941">&gt;</text:span><text:span text:style-name="T2942"><text:s/>best) {</text:span></text:p>
      <text:p text:style-name="P56"><text:span text:style-name="T2942"><text:s text:c="12"/>help.erase(rarr[low</text:span><text:span text:style-name="T2943">++</text:span><text:span text:style-name="T2944">]);</text:span></text:p>
      <text:p text:style-name="P56"><text:span text:style-name="T2944"><text:s text:c="8"/>}</text:span></text:p>
      <text:p text:style-name="P56"><text:span text:style-name="T2944"><text:s text:c="8"/>pii temp<text:s/></text:span><text:span text:style-name="T2945">=</text:span><text:span text:style-name="T2946"><text:s/>pii(pi(arr[i].first.second<text:s/></text:span><text:span text:style-name="T2947">-</text:span><text:span text:style-name="T2948"><text:s/>inf, arr[i].first.first<text:s/></text:span><text:span text:style-name="T2949">-</text:span><text:span text:style-name="T2950"><text:s/>inf),<text:s/></text:span><text:span text:style-name="T2951">-</text:span><text:span text:style-name="T2952">inf);</text:span></text:p>
      <text:p text:style-name="P56"><text:span text:style-name="T2952"><text:s text:c="8"/></text:span><text:span text:style-name="T2953">if</text:span><text:span text:style-name="T2954"><text:s/>(arr[i].first.second<text:s/></text:span><text:span text:style-name="T2955">-</text:span><text:span text:style-name="T2956"><text:s/>best<text:s/></text:span><text:span text:style-name="T2957">&gt;</text:span><text:span text:style-name="T2958"><text:s/>temp.first.first)</text:span></text:p>
      <text:p text:style-name="P56"><text:span text:style-name="T2958"><text:s text:c="12"/>temp.first.first<text:s/></text:span><text:span text:style-name="T2959">=</text:span><text:span text:style-name="T2960"><text:s/>arr[i].first.second<text:s/></text:span><text:span text:style-name="T2961">-</text:span><text:span text:style-name="T2962"><text:s/>best;</text:span></text:p>
      <text:p text:style-name="P56"><text:span text:style-name="T2962"><text:s text:c="8"/></text:span><text:span text:style-name="T2963">for</text:span><text:span text:style-name="T2964"><text:s/>(it<text:s/></text:span><text:span text:style-name="T2965">=</text:span><text:span text:style-name="T2966"><text:s/>help.lower_bound(temp); it<text:s/></text:span><text:span text:style-name="T2967">!=</text:span><text:span text:style-name="T2968"><text:s/>help.end()<text:s/></text:span><text:span text:style-name="T2969">&amp;&amp;</text:span><text:span text:style-name="T2970"><text:s/>(it-&gt;first).first<text:s/></text:span><text:span text:style-name="T2971">-</text:span><text:span text:style-name="T2972"><text:s/>rarr[i].first.first<text:s/></text:span><text:span text:style-name="T2973">&lt;</text:span><text:span text:style-name="T2974"><text:s/>best;<text:s/></text:span><text:span text:style-name="T2975">++</text:span><text:span text:style-name="T2976">it) {</text:span></text:p>
      <text:p text:style-name="P56"><text:span text:style-name="T2976"><text:s text:c="12"/>cur<text:s/></text:span><text:span text:style-name="T2977">=</text:span><text:span text:style-name="T2978"><text:s/>getdst(</text:span><text:span text:style-name="T2979">*</text:span><text:span text:style-name="T2980">it, rarr[i]); // getdst = get distance squared</text:span></text:p>
      <text:p text:style-name="P56"><text:span text:style-name="T2980"><text:s text:c="12"/></text:span><text:span text:style-name="T2981">if</text:span><text:span text:style-name="T2982"><text:s/>(cur<text:s/></text:span><text:span text:style-name="T2983">&lt;</text:span><text:span text:style-name="T2984"><text:s/>best) {</text:span></text:p>
      <text:p text:style-name="P56"><text:span text:style-name="T2984"><text:s text:c="16"/>best<text:s/></text:span><text:span text:style-name="T2985">=</text:span><text:span text:style-name="T2986"><text:s/>cur; ia<text:s/></text:span><text:span text:style-name="T2987">=</text:span><text:span text:style-name="T2988"><text:s/>it-&gt;second; ib<text:s/></text:span><text:span text:style-name="T2989">=</text:span><text:span text:style-name="T2990"><text:s/>arr[i].second;</text:span></text:p>
      <text:p text:style-name="P56"><text:span text:style-name="T2990"><text:s text:c="12"/>}</text:span></text:p>
      <text:p text:style-name="P56"><text:span text:style-name="T2990"><text:s text:c="8"/>}</text:span></text:p>
      <text:p text:style-name="P56"><text:span text:style-name="T2990"><text:s text:c="8"/>help.insert(rarr[i]);</text:span></text:p>
      <text:p text:style-name="P56"><text:span text:style-name="T2990"><text:s text:c="4"/>}</text:span></text:p>
      <text:p text:style-name="P56"><text:span text:style-name="T2990"><text:s text:c="4"/></text:span><text:span text:style-name="T2991">return</text:span><text:span text:style-name="T2992"><text:s/>best;</text:span></text:p>
      <text:p text:style-name="P56"><text:span text:style-name="T2993">}</text:span></text:p>
      <text:p text:style-name="P57"><text:span text:style-name="T2994">Two Circle Tangent</text:span></text:p>
      <text:p text:style-name="P58"><text:span text:style-name="T2995">//returns 4 lines (2 can be same)</text:span></text:p>
      <text:p text:style-name="P58"><text:span text:style-name="T2996">struct</text:span><text:span text:style-name="T2997"><text:s/></text:span><text:span text:style-name="T2998">pt</text:span><text:span text:style-name="T2999"><text:s/>{</text:span></text:p>
      <text:p text:style-name="P58"><text:span text:style-name="T2999"><text:tab/></text:span><text:span text:style-name="T3000">double</text:span><text:span text:style-name="T3001"><text:s/></text:span><text:span text:style-name="T3002">x</text:span><text:span text:style-name="T3003">,<text:s/></text:span><text:span text:style-name="T3004">y</text:span><text:span text:style-name="T3005">;</text:span></text:p>
      <text:p text:style-name="P58"><text:span text:style-name="T3005"><text:tab/></text:span><text:span text:style-name="T3006">pt</text:span><text:span text:style-name="T3007"><text:s/></text:span><text:span text:style-name="T3008">operator-</text:span><text:span text:style-name="T3009"><text:s/>(</text:span><text:span text:style-name="T3010">pt</text:span><text:span text:style-name="T3011"><text:s/>p) {</text:span></text:p>
      <text:p text:style-name="P58"><text:span text:style-name="T3011"><text:tab/><text:tab/></text:span><text:span text:style-name="T3012">pt</text:span><text:span text:style-name="T3013"><text:s/>res = {<text:s/></text:span><text:span text:style-name="T3014">x</text:span><text:span text:style-name="T3015">-p.</text:span><text:span text:style-name="T3016">x</text:span><text:span text:style-name="T3017">,<text:s/></text:span><text:span text:style-name="T3018">y</text:span><text:span text:style-name="T3019">-p.</text:span><text:span text:style-name="T3020">y</text:span><text:span text:style-name="T3021"><text:s/>};<text:s/></text:span><text:span text:style-name="T3022">return</text:span><text:span text:style-name="T3023"><text:s/>res;</text:span></text:p>
      <text:p text:style-name="P58"><text:span text:style-name="T3023"><text:tab/>}</text:span></text:p>
      <text:p text:style-name="P58"><text:span text:style-name="T3023">};</text:span></text:p>
      <text:p text:style-name="P58"><text:span text:style-name="T3024"/></text:p>
      <text:p text:style-name="P58"><text:span text:style-name="T3025">struct</text:span><text:span text:style-name="T3026"><text:s/></text:span><text:span text:style-name="T3027">circle</text:span><text:span text:style-name="T3028"><text:s/>:<text:s/></text:span><text:span text:style-name="T3029">pt</text:span><text:span text:style-name="T3030"><text:s/>{<text:s/></text:span><text:span text:style-name="T3031">double</text:span><text:span text:style-name="T3032"><text:s/></text:span><text:span text:style-name="T3033">r</text:span><text:span text:style-name="T3034">; };</text:span></text:p>
      <text:p text:style-name="P58"><text:span text:style-name="T3035"/></text:p>
      <text:p text:style-name="P58"><text:span text:style-name="T3036">struct</text:span><text:span text:style-name="T3037"><text:s/></text:span><text:span text:style-name="T3038">line</text:span><text:span text:style-name="T3039"><text:s/>{<text:s/></text:span><text:span text:style-name="T3040">double</text:span><text:span text:style-name="T3041"><text:s/></text:span><text:span text:style-name="T3042">a</text:span><text:span text:style-name="T3043">,<text:s/></text:span><text:span text:style-name="T3044">b</text:span><text:span text:style-name="T3045">,<text:s/></text:span><text:span text:style-name="T3046">c</text:span><text:span text:style-name="T3047">; };</text:span></text:p>
      <text:p text:style-name="P58"><text:span text:style-name="T3048"/></text:p>
      <text:p text:style-name="P58"><text:span text:style-name="T3049">void</text:span><text:span text:style-name="T3050"><text:s/></text:span><text:span text:style-name="T3051">tangents</text:span><text:span text:style-name="T3052"><text:s/>(</text:span><text:span text:style-name="T3053">pt</text:span><text:span text:style-name="T3054"><text:s/>c,<text:s/></text:span><text:span text:style-name="T3055">double</text:span><text:span text:style-name="T3056"><text:s/>r1,<text:s/></text:span><text:span text:style-name="T3057">double</text:span><text:span text:style-name="T3058"><text:s/>r2,<text:s/></text:span><text:span text:style-name="T3059">vector</text:span><text:span text:style-name="T3060">&lt;</text:span><text:span text:style-name="T3061">line</text:span><text:span text:style-name="T3062">&gt; &amp; ans) {</text:span></text:p>
      <text:p text:style-name="P58"><text:span text:style-name="T3062"><text:tab/></text:span><text:span text:style-name="T3063">double</text:span><text:span text:style-name="T3064"><text:s/>r = r2 - r1;</text:span></text:p>
      <text:p text:style-name="P58"><text:span text:style-name="T3064"><text:tab/></text:span><text:span text:style-name="T3065">double</text:span><text:span text:style-name="T3066"><text:s/>z = sqr(c.</text:span><text:span text:style-name="T3067">x</text:span><text:span text:style-name="T3068">) + sqr(c.</text:span><text:span text:style-name="T3069">y</text:span><text:span text:style-name="T3070">);</text:span></text:p>
      <text:p text:style-name="P58"><text:span text:style-name="T3070"><text:tab/></text:span><text:span text:style-name="T3071">double</text:span><text:span text:style-name="T3072"><text:s/>d = z - sqr(r);</text:span></text:p>
      <text:p text:style-name="P58"><text:span text:style-name="T3072"><text:tab/></text:span><text:span text:style-name="T3073">if</text:span><text:span text:style-name="T3074"><text:s/>(d &lt; -EPS)<text:s text:c="2"/></text:span><text:span text:style-name="T3075">return</text:span><text:span text:style-name="T3076">;</text:span></text:p>
      <text:p text:style-name="P58"><text:span text:style-name="T3076"><text:tab/>d =<text:s/></text:span><text:span text:style-name="T3077">sqrt</text:span><text:span text:style-name="T3078"><text:s/>(abs (d));</text:span></text:p>
      <text:p text:style-name="P58"><text:span text:style-name="T3078"><text:tab/></text:span><text:span text:style-name="T3079">line</text:span><text:span text:style-name="T3080"><text:s/>l;</text:span></text:p>
      <text:p text:style-name="P58"><text:span text:style-name="T3080"><text:tab/>l.</text:span><text:span text:style-name="T3081">a</text:span><text:span text:style-name="T3082"><text:s/>= (c.</text:span><text:span text:style-name="T3083">x</text:span><text:span text:style-name="T3084"><text:s/>* r + c.</text:span><text:span text:style-name="T3085">y</text:span><text:span text:style-name="T3086"><text:s/>* d) / z;</text:span></text:p>
      <text:p text:style-name="P58"><text:span text:style-name="T3086"><text:tab/>l.</text:span><text:span text:style-name="T3087">b</text:span><text:span text:style-name="T3088"><text:s/>= (c.</text:span><text:span text:style-name="T3089">y</text:span><text:span text:style-name="T3090"><text:s/>* r - c.</text:span><text:span text:style-name="T3091">x</text:span><text:span text:style-name="T3092"><text:s/>* d) / z;</text:span></text:p>
      <text:p text:style-name="P58"><text:span text:style-name="T3092"><text:tab/>l.</text:span><text:span text:style-name="T3093">c</text:span><text:span text:style-name="T3094"><text:s/>= r1;</text:span></text:p>
      <text:p text:style-name="P58"><text:span text:style-name="T3094"><text:tab/>ans.push_back (l);</text:span></text:p>
      <text:p text:style-name="P58"><text:span text:style-name="T3094">}</text:span></text:p>
      <text:p text:style-name="P58"><text:span text:style-name="T3095"/></text:p>
      <text:p text:style-name="P58"><text:span text:style-name="T3096">vector</text:span><text:span text:style-name="T3097">&lt;</text:span><text:span text:style-name="T3098">line</text:span><text:span text:style-name="T3099">&gt;<text:s/></text:span><text:span text:style-name="T3100">tangents</text:span><text:span text:style-name="T3101"><text:s/>(</text:span><text:span text:style-name="T3102">circle</text:span><text:span text:style-name="T3103"><text:s/>a,<text:s/></text:span><text:span text:style-name="T3104">circle</text:span><text:span text:style-name="T3105"><text:s/>b) {</text:span></text:p>
      <text:p text:style-name="P58"><text:span text:style-name="T3105"><text:tab/></text:span><text:span text:style-name="T3106">vector</text:span><text:span text:style-name="T3107">&lt;</text:span><text:span text:style-name="T3108">line</text:span><text:span text:style-name="T3109">&gt; ans;</text:span></text:p>
      <text:p text:style-name="P58"><text:span text:style-name="T3109"><text:tab/></text:span><text:span text:style-name="T3110">for</text:span><text:span text:style-name="T3111"><text:s/>(</text:span><text:span text:style-name="T3112">int</text:span><text:span text:style-name="T3113"><text:s/>i=-1; i&lt;=1; i+=2)</text:span></text:p>
      <text:p text:style-name="P58"><text:span text:style-name="T3113"><text:tab/><text:tab/></text:span><text:span text:style-name="T3114">for</text:span><text:span text:style-name="T3115"><text:s/>(</text:span><text:span text:style-name="T3116">int</text:span><text:span text:style-name="T3117"><text:s/>j=-1; j&lt;=1; j+=2)</text:span></text:p>
      <text:p text:style-name="P58"><text:span text:style-name="T3117"><text:tab/><text:tab/><text:tab/>tangents (b-a, a.</text:span><text:span text:style-name="T3118">r</text:span><text:span text:style-name="T3119">*i, b.</text:span><text:span text:style-name="T3120">r</text:span><text:span text:style-name="T3121">*j, ans);</text:span></text:p>
      <text:p text:style-name="P58"><text:span text:style-name="T3121"><text:tab/></text:span><text:span text:style-name="T3122">for</text:span><text:span text:style-name="T3123"><text:s/>(</text:span><text:span text:style-name="T3124">size_t</text:span><text:span text:style-name="T3125"><text:s/>i=0; i&lt;ans.size(); ++i)</text:span></text:p>
      <text:p text:style-name="P58"><text:span text:style-name="T3125"><text:tab/><text:tab/>ans[i].</text:span><text:span text:style-name="T3126">c</text:span><text:span text:style-name="T3127"><text:s/>-= ans[i].</text:span><text:span text:style-name="T3128">a</text:span><text:span text:style-name="T3129"><text:s/>* a.</text:span><text:span text:style-name="T3130">x</text:span><text:span text:style-name="T3131"><text:s/>+ ans[i].</text:span><text:span text:style-name="T3132">b</text:span><text:span text:style-name="T3133"><text:s/>* a.</text:span><text:span text:style-name="T3134">y</text:span><text:span text:style-name="T3135">;</text:span></text:p>
      <text:p text:style-name="P58"><text:span text:style-name="T3135"><text:tab/></text:span><text:span text:style-name="T3136">return</text:span><text:span text:style-name="T3137"><text:s/>ans;</text:span></text:p>
      <text:p text:style-name="P58"><text:span text:style-name="T3137">}</text:span></text:p>
      <text:p text:style-name="P59"><text:span text:style-name="T3138">Geometry Theory</text:span></text:p>
      <text:p text:style-name="P60"><text:span text:style-name="T3139">Pick’s theorem:<text:s/></text:span><text:span text:style-name="T3140">I = A − B/2 + 1, where A is the area of a lattice polygon, I is number of lattice points inside it, and B is number of lattice points on the boundary. Number of lattice points minus one on a line segment from (0, 0) and (x, y) is gcd(x, y). </text:span></text:p>
      <text:p text:style-name="P60"><text:span text:style-name="T3141">Line:<text:s/></text:span><text:span text:style-name="T3142">ax + by = c through A(x1 , y1 ) and B(x2 , y2 ): a = y1 − y2 , b = x2 − x1 , c = ax1 + by1 . </text:span></text:p>
      <text:p text:style-name="P60"><text:span text:style-name="T3143">Half-plane to the left of the directed segment AB:</text:span><text:span text:style-name="T3144"><text:s/>ax + by = c. </text:span></text:p>
      <text:p text:style-name="P60"><text:span text:style-name="T3145">Normal vector:</text:span><text:span text:style-name="T3146"><text:s/>(a, b).<text:s/></text:span><text:span text:style-name="T3147">Direction vector:</text:span><text:span text:style-name="T3148"><text:s/>(b, −a).<text:s/></text:span><text:span text:style-name="T3149">Perpendicular line:</text:span><text:span text:style-name="T3150"><text:s/>−bx + ay = d. </text:span></text:p>
      <text:p text:style-name="P60"><text:span text:style-name="T3150">Point of intersection of a</text:span><text:span text:style-name="T3151">1</text:span><text:span text:style-name="T3152">x + b</text:span><text:span text:style-name="T3153">1</text:span><text:span text:style-name="T3154">y = c</text:span><text:span text:style-name="T3155">1<text:s/></text:span><text:span text:style-name="T3156">and a</text:span><text:span text:style-name="T3157">2</text:span><text:span text:style-name="T3158">x + b</text:span><text:span text:style-name="T3159">2</text:span><text:span text:style-name="T3160">y = c</text:span><text:span text:style-name="T3161">2</text:span><text:span text:style-name="T3162"><text:s/>is</text:span><text:span text:style-name="T3163"><text:s/></text:span><text:span text:style-name="T3164">(c</text:span><text:span text:style-name="T3165">1<text:s/></text:span><text:span text:style-name="T3166">b</text:span><text:span text:style-name="T3167">2<text:s/></text:span><text:span text:style-name="T3168">− c</text:span><text:span text:style-name="T3169">2<text:s/></text:span><text:span text:style-name="T3170">b</text:span><text:span text:style-name="T3171">1<text:s/></text:span><text:span text:style-name="T3172">, a</text:span><text:span text:style-name="T3173">1<text:s/></text:span><text:span text:style-name="T3174">c</text:span><text:span text:style-name="T3175">2<text:s/></text:span><text:span text:style-name="T3176">− a</text:span><text:span text:style-name="T3177">2<text:s/></text:span><text:span text:style-name="T3178">c</text:span><text:span text:style-name="T3179">1<text:s/></text:span><text:span text:style-name="T3180">) / (a</text:span><text:span text:style-name="T3181">1</text:span><text:span text:style-name="T3182">b</text:span><text:span text:style-name="T3183">2</text:span><text:span text:style-name="T3184"><text:s/>−a</text:span><text:span text:style-name="T3185">2<text:s/></text:span><text:span text:style-name="T3186">b</text:span><text:span text:style-name="T3187">1</text:span><text:span text:style-name="T3188">).</text:span></text:p>
      <text:p text:style-name="P60"><text:span text:style-name="T3188">Distance from line ax + by + c = 0 to point (x0 , y0 ) is |ax0 + by0 + c|/sqrt(a*a + b*b) . </text:span></text:p>
      <text:p text:style-name="P60"><text:span text:style-name="T3188">Distance from line AB to P (for any dimension): |(A−P )×(B−P )| / |A−B| </text:span></text:p>
      <text:p text:style-name="P60"><text:span text:style-name="T3189">Point-line segment distance:</text:span></text:p>
      <text:p text:style-name="P60"><text:span text:style-name="T3190"><text:s text:c="3"/>if (dot(B-A, P-A) &lt; 0) return dist(A,P); // just for segment</text:span></text:p>
      <text:p text:style-name="P60"><text:span text:style-name="T3190"><text:s text:c="3"/>if (dot(A-B, P-B) &lt; 0) return dist(B,P); // just for segment</text:span></text:p>
      <text:p text:style-name="P60"><text:span text:style-name="T3190"><text:s text:c="3"/>return fabs(cross(P,A,B) / dist(A,B)); </text:span></text:p>
      <text:p text:style-name="P60"><text:span text:style-name="T3190">Projection of point C onto line AB: (AB.AC/AB.AB)*AB</text:span></text:p>
      <text:p text:style-name="P61"><text:span text:style-name="T3190">Projection of (x0 , y0) onto line ax + by = c is (x0 , y0) +<text:s text:c="2"/>1/(a*a +b*b) * (ad, bd)<text:s text:c="81"/>where d = c − ax0 − by0 . </text:span></text:p>
      <text:p text:style-name="P62"><text:span text:style-name="T3190">Projection of the origin is: 1/(a*a +b*b) * (ac,bc)</text:span></text:p>
      <text:p text:style-name="P62"><text:span text:style-name="T3191">Segment-segment intersection:</text:span><text:span text:style-name="T3192"><text:s/>Two line segments intersect if one of them contains an endpoint </text:span></text:p>
      <text:p text:style-name="P62"><text:span text:style-name="T3192">of the other segment, or each segment straddles the line, containing the other segment (AB straddles </text:span></text:p>
      <text:p text:style-name="P62"><text:span text:style-name="T3192">line l if A and B are on the opposite sides of l.) </text:span></text:p>
      <text:p text:style-name="P62"><text:span text:style-name="T3193"/></text:p>
      <text:p text:style-name="P62"><text:span text:style-name="T3194">Circle-circle and circle-line intersection:</text:span></text:p>
      <text:p text:style-name="P62"><text:span text:style-name="T3195"><text:s text:c="5"/>a = x2 - x1;<text:s text:c="6"/>b = y2 - y1;<text:s text:c="8"/>c = [(r1^2 - x1^2 - y1^2) - (r2^2 - x2^2 - y2^2)] / 2; </text:span></text:p>
      <text:p text:style-name="P62"><text:span text:style-name="T3195"><text:s text:c="5"/>d = sqrt(a^2 + b^2); </text:span></text:p>
      <text:p text:style-name="P62"><text:span text:style-name="T3195"><text:s text:c="5"/>if not |r1 - r2| &lt;= d &lt;= |r1 + r2|, return "no solution" </text:span></text:p>
      <text:p text:style-name="P62"><text:span text:style-name="T3195"><text:s text:c="5"/>if d == 0, circles are concentric, a special case </text:span></text:p>
      <text:p text:style-name="P62"><text:span text:style-name="T3195"><text:s text:c="5"/>// Now intersecting circle (x1,y1,r1) with line ax+by=c </text:span></text:p>
      <text:p text:style-name="P62"><text:span text:style-name="T3195"><text:s text:c="5"/>Normalize line: a /= d; b /= d; c /= d;<text:s text:c="16"/>// d=sqrt(a^2+b^2) </text:span></text:p>
      <text:p text:style-name="P62"><text:span text:style-name="T3195"><text:s text:c="5"/>e = c - a*x1 - b*y1; </text:span></text:p>
      <text:p text:style-name="P62"><text:span text:style-name="T3195"><text:s text:c="5"/>h = sqrt(r1^2 - e^2);<text:s text:c="34"/>// check if r1&lt;e for circle-line test </text:span></text:p>
      <text:p text:style-name="P62"><text:span text:style-name="T3195"><text:s text:c="5"/>return (x1, y1) + (a*e, b*e) +/- h*(-b, a); </text:span></text:p>
      <text:p text:style-name="P62"><text:span text:style-name="T3195">Circle from 3 points (circumcircle). Intersect two perpendicular bisectors. Line perpendicular </text:span></text:p>
      <text:p text:style-name="P62"><text:span text:style-name="T3195">to ax + by = c has the form −bx + ay = d. Find d by substituting midpoint’s coordinates. </text:span></text:p>
      <text:p text:style-name="P62"><text:span text:style-name="T3195">Angular bisector of angle ABC is line BD, where D = BA/|BA| + BC/|BC| . </text:span></text:p>
      <text:p text:style-name="P62"><text:span text:style-name="T3196">Counter-clockwise rotation around the origin:</text:span><text:span text:style-name="T3197"><text:s/>(x, y) → (x cos<text:s/></text:span><text:span text:style-name="T3198">φ</text:span><text:span text:style-name="T3199"><text:s/></text:span><text:span text:style-name="T3200">−</text:span><text:span text:style-name="T3201"><text:s/>y sin<text:s/></text:span><text:span text:style-name="T3202">φ</text:span><text:span text:style-name="T3203">, x sin<text:s/></text:span><text:span text:style-name="T3204">φ</text:span><text:span text:style-name="T3205"><text:s/>+ y cos<text:s/></text:span><text:span text:style-name="T3206">φ</text:span><text:span text:style-name="T3207">). </text:span></text:p>
      <text:p text:style-name="P62"><text:span text:style-name="T3208">90-degrees counter-clockwise rotation:</text:span><text:span text:style-name="T3209"><text:s/>(x, y) → (−y, x). Clockwise: (x, y) → (y, −x). </text:span></text:p>
      <text:p text:style-name="P62"><text:span text:style-name="T3210">3D rotation by ccw angle<text:s/></text:span><text:span text:style-name="T3211">φ</text:span><text:span text:style-name="T3212"><text:s/>around axis n:</text:span><text:span text:style-name="T3213"><text:s/>r = r cos<text:s/></text:span><text:span text:style-name="T3214">φ</text:span><text:span text:style-name="T3215"><text:s/>+ n(n · r)(1 − cos<text:s/></text:span><text:span text:style-name="T3216">φ</text:span><text:span text:style-name="T3217">) + (n × r) sin<text:s/></text:span><text:span text:style-name="T3218">φ</text:span><text:span text:style-name="T3219"><text:s/></text:span></text:p>
      <text:p text:style-name="P62"><text:span text:style-name="T3219">Plane equation from 3 points. N · (x, y, z) = N · A, where N is normal: N = (B − A) × (C − A). </text:span></text:p>
      <text:p text:style-name="P62"><text:span text:style-name="T3220">3D figures </text:span></text:p>
      <text:p text:style-name="P62"><text:span text:style-name="T3221">Sphere: Volume V = (4/3)<text:s/></text:span><text:span text:style-name="T3222">π</text:span><text:span text:style-name="T3223">r^3, surface area S = 4</text:span><text:span text:style-name="T3224">π</text:span><text:span text:style-name="T3225">r2 </text:span></text:p>
      <text:p text:style-name="P62"><text:span text:style-name="T3225"><text:tab/>x =<text:s/></text:span><text:span text:style-name="T3226">ρ</text:span><text:span text:style-name="T3227"><text:s/>sin<text:s/></text:span><text:span text:style-name="T3228">θ</text:span><text:span text:style-name="T3229"><text:s/>cos<text:s/></text:span><text:span text:style-name="T3230">φ</text:span><text:span text:style-name="T3231">, y =<text:s/></text:span><text:span text:style-name="T3232">ρ</text:span><text:span text:style-name="T3233"><text:s/>sin<text:s/></text:span><text:span text:style-name="T3234">θ</text:span><text:span text:style-name="T3235"><text:s/>sin<text:s/></text:span><text:span text:style-name="T3236">φ</text:span><text:span text:style-name="T3237">, z =<text:s/></text:span><text:span text:style-name="T3238">ρ</text:span><text:span text:style-name="T3239"><text:s/>cos<text:s/></text:span><text:span text:style-name="T3240">θ</text:span><text:span text:style-name="T3241">,<text:s/></text:span><text:span text:style-name="T3242">φ</text:span><text:span text:style-name="T3243"><text:s/></text:span><text:span text:style-name="T3244">∈</text:span><text:span text:style-name="T3245"><text:s/>[</text:span><text:span text:style-name="T3246">−π</text:span><text:span text:style-name="T3247">,<text:s/></text:span><text:span text:style-name="T3248">π</text:span><text:span text:style-name="T3249">],<text:s/></text:span><text:span text:style-name="T3250">θ</text:span><text:span text:style-name="T3251"><text:s/></text:span><text:span text:style-name="T3252">∈</text:span><text:span text:style-name="T3253"><text:s/>[0,<text:s/></text:span><text:span text:style-name="T3254">π</text:span><text:span text:style-name="T3255">] </text:span></text:p>
      <text:p text:style-name="P62"><text:span text:style-name="T3255">Spherical section Volume V =<text:s/></text:span><text:span text:style-name="T3256">π</text:span><text:span text:style-name="T3257">h^2 (r<text:s/></text:span><text:span text:style-name="T3258">−</text:span><text:span text:style-name="T3259"><text:s/>h/3), surface area S = 2</text:span><text:span text:style-name="T3260">π</text:span><text:span text:style-name="T3261">rh </text:span></text:p>
      <text:p text:style-name="P62"><text:span text:style-name="T3261">Pyramid: (1/3) * h * base-perimeter</text:span></text:p>
      <text:p text:style-name="P62"><text:span text:style-name="T3261">Cone: Volume V = (1/3)<text:s/></text:span><text:span text:style-name="T3262">π</text:span><text:span text:style-name="T3263">r^2h, lateral surface area S =<text:s/></text:span><text:span text:style-name="T3264">π</text:span><text:span text:style-name="T3265">r*sqrt(r2 + h2 )</text:span></text:p>
      <text:p text:style-name="P62"><text:span text:style-name="T3266">Winding number:</text:span><text:span text:style-name="T3267"><text:s/>Shoot a ray from given point in an arbitrary direction. For each intersection of ray with polygon’s side, add +1 if the side crosses it counterclockwise, and −1 if clockwise. </text:span></text:p>
      <text:p text:style-name="P63"><text:span text:style-name="T3268">Mathematics</text:span></text:p>
      <text:p text:style-name="P63"><text:span text:style-name="T3269">Extended Euclid</text:span></text:p>
      <text:p text:style-name="P64"><text:span text:style-name="T3270">int</text:span><text:span text:style-name="T3271"><text:s/></text:span><text:span text:style-name="T3272">egcd</text:span><text:span text:style-name="T3273">(</text:span><text:span text:style-name="T3274">int</text:span><text:span text:style-name="T3275"><text:s/>a,<text:s/></text:span><text:span text:style-name="T3276">int</text:span><text:span text:style-name="T3277"><text:s/>b,<text:s/></text:span><text:span text:style-name="T3278">int</text:span><text:span text:style-name="T3279"><text:s/></text:span><text:span text:style-name="T3280">&amp;</text:span><text:span text:style-name="T3281">x,<text:s/></text:span><text:span text:style-name="T3282">int</text:span><text:span text:style-name="T3283"><text:s/></text:span><text:span text:style-name="T3284">&amp;</text:span><text:span text:style-name="T3285">y) {</text:span></text:p>
      <text:p text:style-name="P64"><text:span text:style-name="T3286">//finds (d,x,y) such that d = gcd(a,b) = ax + by</text:span></text:p>
      <text:p text:style-name="P64"><text:span text:style-name="T3287"><text:tab/></text:span><text:span text:style-name="T3288">if</text:span><text:span text:style-name="T3289"><text:s/>(b</text:span><text:span text:style-name="T3290">==</text:span><text:span text:style-name="T3291">0</text:span><text:span text:style-name="T3292">) { x<text:s/></text:span><text:span text:style-name="T3293">=</text:span><text:span text:style-name="T3294"><text:s/></text:span><text:span text:style-name="T3295">1</text:span><text:span text:style-name="T3296">;</text:span><text:span text:style-name="T3297"><text:tab/>y<text:s/></text:span><text:span text:style-name="T3298">=</text:span><text:span text:style-name="T3299"><text:s/></text:span><text:span text:style-name="T3300">0</text:span><text:span text:style-name="T3301">;</text:span><text:span text:style-name="T3302"><text:tab/></text:span><text:span text:style-name="T3303">return</text:span><text:span text:style-name="T3304"><text:s/>a</text:span><text:span text:style-name="T3305">;<text:s/></text:span><text:span text:style-name="T3306">}</text:span></text:p>
      <text:p text:style-name="P64"><text:span text:style-name="T3306"><text:tab/></text:span><text:span text:style-name="T3307">int</text:span><text:span text:style-name="T3308"><text:s/>xx, yy, d</text:span><text:span text:style-name="T3309">;</text:span></text:p>
      <text:p text:style-name="P64"><text:span text:style-name="T3310"><text:tab/>d<text:s/></text:span><text:span text:style-name="T3311">=</text:span><text:span text:style-name="T3312"><text:s/></text:span><text:span text:style-name="T3313">egcd</text:span><text:span text:style-name="T3314">(b, a</text:span><text:span text:style-name="T3315">%</text:span><text:span text:style-name="T3316">b, xx, yy)</text:span><text:span text:style-name="T3317">;</text:span></text:p>
      <text:p text:style-name="P64"><text:span text:style-name="T3318"><text:tab/>x<text:s/></text:span><text:span text:style-name="T3319">=</text:span><text:span text:style-name="T3320"><text:s/>yy</text:span><text:span text:style-name="T3321">;<text:s/></text:span><text:span text:style-name="T3322">y<text:s/></text:span><text:span text:style-name="T3323">=</text:span><text:span text:style-name="T3324"><text:s/>xx<text:s/></text:span><text:span text:style-name="T3325">-</text:span><text:span text:style-name="T3326"><text:s/>(a/b)<text:s/></text:span><text:span text:style-name="T3327">*</text:span><text:span text:style-name="T3328"><text:s/>yy</text:span><text:span text:style-name="T3329">;</text:span></text:p>
      <text:p text:style-name="P64"><text:span text:style-name="T3330"><text:tab/></text:span><text:span text:style-name="T3331">return</text:span><text:span text:style-name="T3332"><text:s/>d</text:span><text:span text:style-name="T3333">;</text:span></text:p>
      <text:p text:style-name="P64"><text:span text:style-name="T3334">}</text:span></text:p>
      <text:p text:style-name="P65"><text:span text:style-name="T3335">Gaussian Elimination</text:span></text:p>
      <text:p text:style-name="P66"><text:span text:style-name="T3336">bool </text:span><text:span text:style-name="T3337">gauss</text:span><text:span text:style-name="T3338">(</text:span><text:span text:style-name="T3339">double </text:span><text:span text:style-name="T3340">m</text:span><text:span text:style-name="T3341">[][</text:span><text:span text:style-name="T3342">MAX</text:span><text:span text:style-name="T3343">], </text:span><text:span text:style-name="T3344">double </text:span><text:span text:style-name="T3345">x</text:span><text:span text:style-name="T3346">[], </text:span><text:span text:style-name="T3347">int </text:span><text:span text:style-name="T3348">n</text:span><text:span text:style-name="T3349">)</text:span><text:span text:style-name="T3350"><text:line-break/></text:span><text:span text:style-name="T3351">{</text:span><text:span text:style-name="T3352"><text:line-break/><text:s text:c="4"/></text:span><text:span text:style-name="T3353">int  </text:span><text:span text:style-name="T3354">i </text:span><text:span text:style-name="T3355">,</text:span><text:span text:style-name="T3356">j </text:span><text:span text:style-name="T3357">;</text:span><text:span text:style-name="T3358"><text:line-break/><text:s text:c="4"/></text:span><text:span text:style-name="T3359">rep</text:span><text:span text:style-name="T3360">(</text:span><text:span text:style-name="T3361">i</text:span><text:span text:style-name="T3362">,</text:span><text:span text:style-name="T3363">n</text:span><text:span text:style-name="T3364">)</text:span><text:span text:style-name="T3365"><text:line-break/><text:s text:c="4"/></text:span><text:span text:style-name="T3366">{</text:span><text:span text:style-name="T3367"><text:line-break/><text:s text:c="8"/></text:span><text:span text:style-name="T3368">int </text:span><text:span text:style-name="T3369">k </text:span><text:span text:style-name="T3370">= -</text:span><text:span text:style-name="T3371">1</text:span><text:span text:style-name="T3372">;</text:span><text:span text:style-name="T3373"><text:line-break/><text:s text:c="8"/></text:span><text:span text:style-name="T3374">double </text:span><text:span text:style-name="T3375">tmp</text:span><text:span text:style-name="T3376">, </text:span><text:span text:style-name="T3377">fac</text:span><text:span text:style-name="T3378">, </text:span><text:span text:style-name="T3379">big </text:span><text:span text:style-name="T3380">= </text:span><text:span text:style-name="T3381">1e</text:span><text:span text:style-name="T3382">-</text:span><text:span text:style-name="T3383">100</text:span><text:span text:style-name="T3384">;</text:span><text:span text:style-name="T3385"><text:line-break/><text:s text:c="8"/></text:span><text:span text:style-name="T3386">xrep</text:span><text:span text:style-name="T3387">(</text:span><text:span text:style-name="T3388">j</text:span><text:span text:style-name="T3389">,</text:span><text:span text:style-name="T3390">i</text:span><text:span text:style-name="T3391">,</text:span><text:span text:style-name="T3392">n</text:span><text:span text:style-name="T3393">-</text:span><text:span text:style-name="T3394">1</text:span><text:span text:style-name="T3395">)</text:span><text:span text:style-name="T3396"><text:line-break/><text:s text:c="8"/></text:span><text:span text:style-name="T3397">{</text:span><text:span text:style-name="T3398"><text:line-break/><text:s text:c="12"/></text:span><text:span text:style-name="T3399">if </text:span><text:span text:style-name="T3400">(</text:span><text:span text:style-name="T3401">m</text:span><text:span text:style-name="T3402">[</text:span><text:span text:style-name="T3403">j</text:span><text:span text:style-name="T3404">][</text:span><text:span text:style-name="T3405">i</text:span><text:span text:style-name="T3406">] &gt; </text:span><text:span text:style-name="T3407">big</text:span><text:span text:style-name="T3408">) { </text:span></text:p>
      <text:p text:style-name="P68"><text:span text:style-name="T3408"><text:tab/><text:tab/></text:span><text:span text:style-name="T3409">big </text:span><text:span text:style-name="T3410">= </text:span><text:span text:style-name="T3411">m</text:span><text:span text:style-name="T3412">[</text:span><text:span text:style-name="T3413">j</text:span><text:span text:style-name="T3414">][</text:span><text:span text:style-name="T3415">i</text:span><text:span text:style-name="T3416">]; </text:span><text:span text:style-name="T3417">k </text:span><text:span text:style-name="T3418">= </text:span><text:span text:style-name="T3419">j</text:span><text:span text:style-name="T3420">; }</text:span><text:span text:style-name="T3421"><text:line-break/><text:s text:c="12"/></text:span><text:span text:style-name="T3422">if </text:span><text:span text:style-name="T3423">(-</text:span><text:span text:style-name="T3424">m</text:span><text:span text:style-name="T3425">[</text:span><text:span text:style-name="T3426">j</text:span><text:span text:style-name="T3427">][</text:span><text:span text:style-name="T3428">i</text:span><text:span text:style-name="T3429">] &gt; </text:span><text:span text:style-name="T3430">big</text:span><text:span text:style-name="T3431">) { </text:span></text:p>
      <text:p text:style-name="P70"><text:span text:style-name="T3431"><text:tab/><text:tab/></text:span><text:span text:style-name="T3432">big </text:span><text:span text:style-name="T3433">= -</text:span><text:span text:style-name="T3434">m</text:span><text:span text:style-name="T3435">[</text:span><text:span text:style-name="T3436">j</text:span><text:span text:style-name="T3437">][</text:span><text:span text:style-name="T3438">i</text:span><text:span text:style-name="T3439">]; </text:span><text:span text:style-name="T3440">k </text:span><text:span text:style-name="T3441">= </text:span><text:span text:style-name="T3442">j</text:span><text:span text:style-name="T3443">; }</text:span><text:span text:style-name="T3444"><text:line-break/><text:s text:c="8"/></text:span><text:span text:style-name="T3445">}</text:span><text:span text:style-name="T3446"><text:line-break/><text:s text:c="8"/></text:span><text:span text:style-name="T3447">if </text:span><text:span text:style-name="T3448">(</text:span><text:span text:style-name="T3449">k </text:span><text:span text:style-name="T3450">== -</text:span><text:span text:style-name="T3451">1</text:span><text:span text:style-name="T3452">) </text:span><text:span text:style-name="T3453">continue</text:span><text:span text:style-name="T3454">;</text:span><text:span text:style-name="T3455"><text:line-break/><text:s text:c="8"/></text:span><text:span text:style-name="T3456">rep</text:span><text:span text:style-name="T3457">(</text:span><text:span text:style-name="T3458">j</text:span><text:span text:style-name="T3459">,</text:span><text:span text:style-name="T3460">n</text:span><text:span text:style-name="T3461">+</text:span><text:span text:style-name="T3462">1</text:span><text:span text:style-name="T3463">) </text:span><text:span text:style-name="T3464">swap</text:span><text:span text:style-name="T3465">(</text:span><text:span text:style-name="T3466">m</text:span><text:span text:style-name="T3467">[</text:span><text:span text:style-name="T3468">i</text:span><text:span text:style-name="T3469">][</text:span><text:span text:style-name="T3470">j</text:span><text:span text:style-name="T3471">], </text:span><text:span text:style-name="T3472">m</text:span><text:span text:style-name="T3473">[</text:span><text:span text:style-name="T3474">k</text:span><text:span text:style-name="T3475">][</text:span><text:span text:style-name="T3476">j</text:span><text:span text:style-name="T3477">]);</text:span><text:span text:style-name="T3478"><text:line-break/><text:s text:c="8"/></text:span><text:span text:style-name="T3479">tmp </text:span><text:span text:style-name="T3480">= </text:span><text:span text:style-name="T3481">m</text:span><text:span text:style-name="T3482">[</text:span><text:span text:style-name="T3483">i</text:span><text:span text:style-name="T3484">][</text:span><text:span text:style-name="T3485">i</text:span><text:span text:style-name="T3486">];</text:span><text:span text:style-name="T3487"><text:line-break/><text:s text:c="8"/></text:span><text:span text:style-name="T3488">rep</text:span><text:span text:style-name="T3489">(</text:span><text:span text:style-name="T3490">j</text:span><text:span text:style-name="T3491">,</text:span><text:span text:style-name="T3492">n</text:span><text:span text:style-name="T3493">+</text:span><text:span text:style-name="T3494">1</text:span><text:span text:style-name="T3495">) </text:span><text:span text:style-name="T3496">m</text:span><text:span text:style-name="T3497">[</text:span><text:span text:style-name="T3498">i</text:span><text:span text:style-name="T3499">][</text:span><text:span text:style-name="T3500">j</text:span><text:span text:style-name="T3501">] /= </text:span><text:span text:style-name="T3502">tmp</text:span><text:span text:style-name="T3503">;</text:span><text:span text:style-name="T3504"><text:line-break/><text:s text:c="8"/></text:span><text:span text:style-name="T3505">xrep</text:span><text:span text:style-name="T3506">(</text:span><text:span text:style-name="T3507">j</text:span><text:span text:style-name="T3508">,</text:span><text:span text:style-name="T3509">i</text:span><text:span text:style-name="T3510">+</text:span><text:span text:style-name="T3511">1</text:span><text:span text:style-name="T3512">,</text:span><text:span text:style-name="T3513">n</text:span><text:span text:style-name="T3514">-</text:span><text:span text:style-name="T3515">1</text:span><text:span text:style-name="T3516">)</text:span><text:span text:style-name="T3517"><text:line-break/><text:s text:c="8"/></text:span><text:span text:style-name="T3518">{</text:span><text:span text:style-name="T3519"><text:line-break/><text:s text:c="12"/></text:span><text:span text:style-name="T3520">fac </text:span><text:span text:style-name="T3521">= </text:span><text:span text:style-name="T3522">m</text:span><text:span text:style-name="T3523">[</text:span><text:span text:style-name="T3524">j</text:span><text:span text:style-name="T3525">][</text:span><text:span text:style-name="T3526">i</text:span><text:span text:style-name="T3527">];</text:span><text:span text:style-name="T3528"><text:line-break/><text:s text:c="12"/></text:span><text:span text:style-name="T3529">rep</text:span><text:span text:style-name="T3530">(</text:span><text:span text:style-name="T3531">k</text:span><text:span text:style-name="T3532">,</text:span><text:span text:style-name="T3533">n</text:span><text:span text:style-name="T3534">+</text:span><text:span text:style-name="T3535">1</text:span><text:span text:style-name="T3536">) </text:span><text:span text:style-name="T3537">m</text:span><text:span text:style-name="T3538">[</text:span><text:span text:style-name="T3539">j</text:span><text:span text:style-name="T3540">][</text:span><text:span text:style-name="T3541">k</text:span><text:span text:style-name="T3542">] = </text:span><text:span text:style-name="T3543">m</text:span><text:span text:style-name="T3544">[</text:span><text:span text:style-name="T3545">j</text:span><text:span text:style-name="T3546">][</text:span><text:span text:style-name="T3547">k</text:span><text:span text:style-name="T3548">] - </text:span><text:span text:style-name="T3549">fac </text:span><text:span text:style-name="T3550">* </text:span><text:span text:style-name="T3551">m</text:span><text:span text:style-name="T3552">[</text:span><text:span text:style-name="T3553">i</text:span><text:span text:style-name="T3554">][</text:span><text:span text:style-name="T3555">k</text:span><text:span text:style-name="T3556">];</text:span><text:span text:style-name="T3557"><text:line-break/><text:s text:c="8"/></text:span><text:span text:style-name="T3558">}</text:span><text:span text:style-name="T3559"><text:line-break/><text:s text:c="4"/></text:span><text:span text:style-name="T3560">}</text:span><text:span text:style-name="T3561"><text:line-break/><text:s text:c="4"/></text:span><text:span text:style-name="T3562">double </text:span><text:span text:style-name="T3563">tmpx</text:span><text:span text:style-name="T3564">;</text:span><text:span text:style-name="T3565"><text:line-break/><text:s text:c="4"/></text:span><text:span text:style-name="T3566">rep</text:span><text:span text:style-name="T3567">(</text:span><text:span text:style-name="T3568">i</text:span><text:span text:style-name="T3569">,</text:span><text:span text:style-name="T3570">n</text:span><text:span text:style-name="T3571">) </text:span><text:span text:style-name="T3572">x</text:span><text:span text:style-name="T3573">[</text:span><text:span text:style-name="T3574">i</text:span><text:span text:style-name="T3575">] = </text:span><text:span text:style-name="T3576">0</text:span><text:span text:style-name="T3577">;</text:span><text:span text:style-name="T3578"><text:line-break/><text:s text:c="4"/></text:span><text:span text:style-name="T3579">rrep</text:span><text:span text:style-name="T3580">(</text:span><text:span text:style-name="T3581">i</text:span><text:span text:style-name="T3582">,</text:span><text:span text:style-name="T3583">n</text:span><text:span text:style-name="T3584">-</text:span><text:span text:style-name="T3585">1</text:span><text:span text:style-name="T3586">,</text:span><text:span text:style-name="T3587">0</text:span><text:span text:style-name="T3588">)</text:span><text:span text:style-name="T3589"><text:line-break/><text:s text:c="4"/></text:span><text:span text:style-name="T3590">{</text:span><text:span text:style-name="T3591"><text:line-break/><text:s text:c="8"/></text:span><text:span text:style-name="T3592">tmpx </text:span><text:span text:style-name="T3593">= </text:span><text:span text:style-name="T3594">0</text:span><text:span text:style-name="T3595">;</text:span><text:span text:style-name="T3596"><text:line-break/><text:s text:c="8"/></text:span><text:span text:style-name="T3597">rep</text:span><text:span text:style-name="T3598">(</text:span><text:span text:style-name="T3599">j</text:span><text:span text:style-name="T3600">,</text:span><text:span text:style-name="T3601">n</text:span><text:span text:style-name="T3602">) </text:span><text:span text:style-name="T3603">tmpx </text:span><text:span text:style-name="T3604">+= </text:span><text:span text:style-name="T3605">x</text:span><text:span text:style-name="T3606">[</text:span><text:span text:style-name="T3607">j</text:span><text:span text:style-name="T3608">] * </text:span><text:span text:style-name="T3609">m</text:span><text:span text:style-name="T3610">[</text:span><text:span text:style-name="T3611">i</text:span><text:span text:style-name="T3612">][</text:span><text:span text:style-name="T3613">j</text:span><text:span text:style-name="T3614">];</text:span><text:span text:style-name="T3615"><text:line-break/><text:s text:c="8"/></text:span><text:span text:style-name="T3616">x</text:span><text:span text:style-name="T3617">[</text:span><text:span text:style-name="T3618">i</text:span><text:span text:style-name="T3619">] = </text:span><text:span text:style-name="T3620">m</text:span><text:span text:style-name="T3621">[</text:span><text:span text:style-name="T3622">i</text:span><text:span text:style-name="T3623">][</text:span><text:span text:style-name="T3624">n</text:span><text:span text:style-name="T3625">] - </text:span><text:span text:style-name="T3626">tmpx</text:span><text:span text:style-name="T3627">;</text:span><text:span text:style-name="T3628"><text:line-break/><text:s text:c="8"/></text:span><text:span text:style-name="T3629">if</text:span><text:span text:style-name="T3630">(</text:span><text:span text:style-name="T3631">fabs</text:span><text:span text:style-name="T3632">(</text:span><text:span text:style-name="T3633">m</text:span><text:span text:style-name="T3634">[</text:span><text:span text:style-name="T3635">i</text:span><text:span text:style-name="T3636">][</text:span><text:span text:style-name="T3637">i</text:span><text:span text:style-name="T3638">]) &lt; </text:span><text:span text:style-name="T3639">eps</text:span><text:span text:style-name="T3640">) </text:span><text:span text:style-name="T3641">x</text:span><text:span text:style-name="T3642">[</text:span><text:span text:style-name="T3643">i</text:span><text:span text:style-name="T3644">]=</text:span><text:span text:style-name="T3645">0</text:span><text:span text:style-name="T3646">;</text:span><text:span text:style-name="T3647"><text:line-break/><text:s text:c="4"/></text:span><text:span text:style-name="T3648">}</text:span><text:span text:style-name="T3649"><text:line-break/><text:s text:c="4"/></text:span><text:span text:style-name="T3650">return true</text:span><text:span text:style-name="T3651">;</text:span><text:span text:style-name="T3652"><text:line-break/></text:span><text:span text:style-name="T3653">}</text:span></text:p>
      <text:p text:style-name="P72"><text:span text:style-name="T3654">Facts</text:span></text:p>
      <text:p text:style-name="P73"><text:span text:style-name="T3655">Linear diophantine equation:</text:span><text:span text:style-name="T3656"><text:s/>ax + by = c. Let d = gcd(a, b). A solution exists iff d|c. If (x0 , y0)</text:span></text:p>
      <text:p text:style-name="P73"><text:span text:style-name="T3656">is any solution, then all solutions are given by (x, y) = (x0 + (b/d)t, y0 − (a/d)t), t ∈ Z. To find some solution </text:span></text:p>
      <text:p text:style-name="P73"><text:span text:style-name="T3656">(x0 , y0), use extended GCD to solve ax0 + by0 = d = gcd(a, b), and multiply its solutions by d . </text:span></text:p>
      <text:p text:style-name="P73"><text:span text:style-name="T3657"/></text:p>
      <text:p text:style-name="P73"><text:span text:style-name="T3658">Linear diophantine equation in n variables:</text:span><text:span text:style-name="T3659"><text:s/>a1 x1 + · · · + an xn = c has solutions iff gcd(a1 , . . . , an )|c. </text:span></text:p>
      <text:p text:style-name="P73"><text:span text:style-name="T3659">To find some solution, let b = gcd(a2 , . . . , an ), solve a1 x1 + by = c, and iterate with a2 x2 + · · · = y. </text:span></text:p>
      <text:p text:style-name="P73"><text:span text:style-name="T3660">Chinese Remainder Theorem:</text:span><text:span text:style-name="T3661"><text:s/>System x ≡ ai (mod mi ) for i = 1, . . . , n, with pairwise relatively- </text:span></text:p>
      <text:p text:style-name="P73"><text:span text:style-name="T3661">prime mi has a unique solution modulo M = m1 * m2 * . . . * mn : x = a1 b1 (M/m1) + · · · + an bn (M/mn) (mod M) where bi is modular inverse of mi modulo mi . </text:span></text:p>
      <text:p text:style-name="P73"><text:span text:style-name="T3661">System x ≡ a (mod m), x ≡ b (mod n) has solutions iff a ≡ b (mod g), where g = gcd(m, n). The </text:span></text:p>
      <text:p text:style-name="P73"><text:span text:style-name="T3661">solution is unique modulo L = mn/g , and equals: x ≡ a + T (b − a)m/g ≡ b + S(a − b)n/g (mod L), </text:span></text:p>
      <text:p text:style-name="P73"><text:span text:style-name="T3661">where S and T are integer solutions of mT + nS = gcd(m, n). </text:span></text:p>
      <text:p text:style-name="P74"><text:span text:style-name="T3662">String Algorithms</text:span></text:p>
      <text:p text:style-name="P74"><text:span text:style-name="T3663">Knuth Morris Pratt</text:span></text:p>
      <text:p text:style-name="P75"><text:span text:style-name="T3664">char </text:span><text:span text:style-name="T3665">*</text:span><text:span text:style-name="T3666">kmp</text:span><text:span text:style-name="T3667">(</text:span><text:span text:style-name="T3668">char </text:span><text:span text:style-name="T3669">*</text:span><text:span text:style-name="T3670">text</text:span><text:span text:style-name="T3671">, </text:span><text:span text:style-name="T3672">char </text:span><text:span text:style-name="T3673">*</text:span><text:span text:style-name="T3674">pat</text:span><text:span text:style-name="T3675">) {</text:span><text:span text:style-name="T3676"><text:line-break/>  </text:span><text:span text:style-name="T3677">int </text:span><text:span text:style-name="T3678">i</text:span><text:span text:style-name="T3679">,</text:span><text:span text:style-name="T3680">k</text:span><text:span text:style-name="T3681">,</text:span><text:span text:style-name="T3682">n</text:span><text:span text:style-name="T3683">=</text:span><text:span text:style-name="T3684">strlen</text:span><text:span text:style-name="T3685">(</text:span><text:span text:style-name="T3686">pat</text:span><text:span text:style-name="T3687">), *</text:span><text:span text:style-name="T3688">phi</text:span><text:span text:style-name="T3689">=...</text:span><text:span text:style-name="T3690"><text:line-break/>  </text:span><text:span text:style-name="T3691">phi</text:span><text:span text:style-name="T3692">[</text:span><text:span text:style-name="T3693">0</text:span><text:span text:style-name="T3694">] = </text:span><text:span text:style-name="T3695">phi</text:span><text:span text:style-name="T3696">[</text:span><text:span text:style-name="T3697">1</text:span><text:span text:style-name="T3698">] = </text:span><text:span text:style-name="T3699">k </text:span><text:span text:style-name="T3700">= </text:span><text:span text:style-name="T3701">0</text:span><text:span text:style-name="T3702">;</text:span><text:span text:style-name="T3703"><text:line-break/>  </text:span><text:span text:style-name="T3704">for </text:span><text:span text:style-name="T3705">(</text:span><text:span text:style-name="T3706">i </text:span><text:span text:style-name="T3707">= </text:span><text:span text:style-name="T3708">1</text:span><text:span text:style-name="T3709">; </text:span><text:span text:style-name="T3710">i </text:span><text:span text:style-name="T3711">&lt; </text:span><text:span text:style-name="T3712">n</text:span><text:span text:style-name="T3713">; </text:span><text:span text:style-name="T3714">i</text:span><text:span text:style-name="T3715">++) {</text:span><text:span text:style-name="T3716"><text:line-break/>    </text:span><text:span text:style-name="T3717">while </text:span><text:span text:style-name="T3718">(</text:span><text:span text:style-name="T3719">k </text:span><text:span text:style-name="T3720">&gt; </text:span><text:span text:style-name="T3721">0 </text:span><text:span text:style-name="T3722">&amp;&amp; </text:span><text:span text:style-name="T3723">pat</text:span><text:span text:style-name="T3724">[</text:span><text:span text:style-name="T3725">k</text:span><text:span text:style-name="T3726">] != </text:span><text:span text:style-name="T3727">pat</text:span><text:span text:style-name="T3728">[</text:span><text:span text:style-name="T3729">i</text:span><text:span text:style-name="T3730">])</text:span><text:span text:style-name="T3731"><text:line-break/>      </text:span><text:span text:style-name="T3732">k </text:span><text:span text:style-name="T3733">= </text:span><text:span text:style-name="T3734">phi</text:span><text:span text:style-name="T3735">[</text:span><text:span text:style-name="T3736">k</text:span><text:span text:style-name="T3737">];</text:span><text:span text:style-name="T3738"><text:line-break/>    </text:span><text:span text:style-name="T3739">phi</text:span><text:span text:style-name="T3740">[</text:span><text:span text:style-name="T3741">i</text:span><text:span text:style-name="T3742">+</text:span><text:span text:style-name="T3743">1</text:span><text:span text:style-name="T3744">] = </text:span><text:span text:style-name="T3745">pat</text:span><text:span text:style-name="T3746">[</text:span><text:span text:style-name="T3747">k</text:span><text:span text:style-name="T3748">]==</text:span><text:span text:style-name="T3749">pat</text:span><text:span text:style-name="T3750">[</text:span><text:span text:style-name="T3751">i</text:span><text:span text:style-name="T3752">] ? ++</text:span><text:span text:style-name="T3753">k </text:span><text:span text:style-name="T3754">: </text:span><text:span text:style-name="T3755">0</text:span><text:span text:style-name="T3756">;</text:span><text:span text:style-name="T3757"><text:line-break/>  </text:span><text:span text:style-name="T3758">}</text:span><text:span text:style-name="T3759"><text:line-break/>  </text:span><text:span text:style-name="T3760">for </text:span><text:span text:style-name="T3761">(</text:span><text:span text:style-name="T3762">i</text:span><text:span text:style-name="T3763">=</text:span><text:span text:style-name="T3764">k</text:span><text:span text:style-name="T3765">=</text:span><text:span text:style-name="T3766">0</text:span><text:span text:style-name="T3767">; </text:span><text:span text:style-name="T3768">text</text:span><text:span text:style-name="T3769">[</text:span><text:span text:style-name="T3770">i</text:span><text:span text:style-name="T3771">] &amp;&amp; </text:span><text:span text:style-name="T3772">k </text:span><text:span text:style-name="T3773">&lt; </text:span><text:span text:style-name="T3774">n</text:span><text:span text:style-name="T3775">; </text:span><text:span text:style-name="T3776">i</text:span><text:span text:style-name="T3777">++) {</text:span><text:span text:style-name="T3778"><text:line-break/>    </text:span><text:span text:style-name="T3779">while </text:span><text:span text:style-name="T3780">(</text:span><text:span text:style-name="T3781">k </text:span><text:span text:style-name="T3782">&gt; </text:span><text:span text:style-name="T3783">0 </text:span><text:span text:style-name="T3784">&amp;&amp; </text:span><text:span text:style-name="T3785">pat</text:span><text:span text:style-name="T3786">[</text:span><text:span text:style-name="T3787">k</text:span><text:span text:style-name="T3788">] != </text:span><text:span text:style-name="T3789">text</text:span><text:span text:style-name="T3790">[</text:span><text:span text:style-name="T3791">i</text:span><text:span text:style-name="T3792">])</text:span><text:span text:style-name="T3793"><text:line-break/>      </text:span><text:span text:style-name="T3794">k </text:span><text:span text:style-name="T3795">= </text:span><text:span text:style-name="T3796">phi</text:span><text:span text:style-name="T3797">[</text:span><text:span text:style-name="T3798">k</text:span><text:span text:style-name="T3799">];</text:span><text:span text:style-name="T3800"><text:line-break/>    </text:span><text:span text:style-name="T3801">if </text:span><text:span text:style-name="T3802">(</text:span><text:span text:style-name="T3803">pat</text:span><text:span text:style-name="T3804">[</text:span><text:span text:style-name="T3805">k</text:span><text:span text:style-name="T3806">] == </text:span><text:span text:style-name="T3807">text</text:span><text:span text:style-name="T3808">[</text:span><text:span text:style-name="T3809">i</text:span><text:span text:style-name="T3810">]) ++</text:span><text:span text:style-name="T3811">k</text:span><text:span text:style-name="T3812">;</text:span><text:span text:style-name="T3813"><text:line-break/>  </text:span><text:span text:style-name="T3814">}</text:span><text:span text:style-name="T3815"><text:line-break/>  </text:span><text:span text:style-name="T3816">return </text:span><text:span text:style-name="T3817">k </text:span><text:span text:style-name="T3818">== </text:span><text:span text:style-name="T3819">n </text:span><text:span text:style-name="T3820">? </text:span><text:span text:style-name="T3821">text</text:span><text:span text:style-name="T3822">+</text:span><text:span text:style-name="T3823">i</text:span><text:span text:style-name="T3824">-</text:span><text:span text:style-name="T3825">n </text:span><text:span text:style-name="T3826">: </text:span><text:span text:style-name="T3827">NULL</text:span><text:span text:style-name="T3828">;</text:span><text:span text:style-name="T3829"><text:line-break/></text:span><text:span text:style-name="T3830">}</text:span></text:p>
      <text:p text:style-name="P77"><text:span text:style-name="T3831">Aho-Corasick</text:span></text:p>
      <text:p text:style-name="P78"><text:span text:style-name="T3832">struct </text:span><text:span text:style-name="T3833">AhoCorasick </text:span><text:span text:style-name="T3834">{</text:span><text:span text:style-name="T3835"><text:line-break/>  </text:span><text:span text:style-name="T3836">static const int </text:span><text:span text:style-name="T3837">UNDEF </text:span><text:span text:style-name="T3838">= </text:span><text:span text:style-name="T3839">0</text:span><text:span text:style-name="T3840">;</text:span><text:span text:style-name="T3841"><text:line-break/>  </text:span><text:span text:style-name="T3842">static const int </text:span><text:span text:style-name="T3843">MAXN </text:span><text:span text:style-name="T3844">= </text:span><text:span text:style-name="T3845">360</text:span><text:span text:style-name="T3846">;</text:span><text:span text:style-name="T3847"><text:line-break/>  </text:span><text:span text:style-name="T3848">static const int </text:span><text:span text:style-name="T3849">CHARSET </text:span><text:span text:style-name="T3850">= </text:span><text:span text:style-name="T3851">26</text:span><text:span text:style-name="T3852">;</text:span><text:span text:style-name="T3853"><text:line-break/> <text:line-break/>  </text:span><text:span text:style-name="T3854">int </text:span><text:span text:style-name="T3855">end</text:span><text:span text:style-name="T3856">;</text:span><text:span text:style-name="T3857"><text:line-break/>  </text:span><text:span text:style-name="T3858">int </text:span><text:span text:style-name="T3859">tag</text:span><text:span text:style-name="T3860">[</text:span><text:span text:style-name="T3861">MAXN</text:span><text:span text:style-name="T3862">];</text:span><text:span text:style-name="T3863"><text:line-break/>  </text:span><text:span text:style-name="T3864">int </text:span><text:span text:style-name="T3865">fail</text:span><text:span text:style-name="T3866">[</text:span><text:span text:style-name="T3867">MAXN</text:span><text:span text:style-name="T3868">];</text:span><text:span text:style-name="T3869"><text:line-break/>  </text:span><text:span text:style-name="T3870">int </text:span><text:span text:style-name="T3871">trie</text:span><text:span text:style-name="T3872">[</text:span><text:span text:style-name="T3873">MAXN</text:span><text:span text:style-name="T3874">][</text:span><text:span text:style-name="T3875">CHARSET</text:span><text:span text:style-name="T3876">];</text:span><text:span text:style-name="T3877"><text:line-break/> <text:line-break/>  </text:span><text:span text:style-name="T3878">void </text:span><text:span text:style-name="T3879">init</text:span><text:span text:style-name="T3880">() {</text:span><text:span text:style-name="T3881"><text:line-break/>    </text:span><text:span text:style-name="T3882">tag</text:span><text:span text:style-name="T3883">[</text:span><text:span text:style-name="T3884">0</text:span><text:span text:style-name="T3885">] = </text:span><text:span text:style-name="T3886">UNDEF</text:span><text:span text:style-name="T3887">;</text:span><text:span text:style-name="T3888"><text:line-break/>    </text:span><text:span text:style-name="T3889">fill</text:span><text:span text:style-name="T3890">(</text:span><text:span text:style-name="T3891">trie</text:span><text:span text:style-name="T3892">[</text:span><text:span text:style-name="T3893">0</text:span><text:span text:style-name="T3894">], </text:span><text:span text:style-name="T3895">trie</text:span><text:span text:style-name="T3896">[</text:span><text:span text:style-name="T3897">0</text:span><text:span text:style-name="T3898">] + </text:span><text:span text:style-name="T3899">CHARSET</text:span><text:span text:style-name="T3900">, -</text:span><text:span text:style-name="T3901">1</text:span><text:span text:style-name="T3902">);</text:span><text:span text:style-name="T3903"><text:line-break/>    </text:span><text:span text:style-name="T3904">end </text:span><text:span text:style-name="T3905">= </text:span><text:span text:style-name="T3906">1</text:span><text:span text:style-name="T3907">;</text:span><text:span text:style-name="T3908"><text:line-break/>  </text:span><text:span text:style-name="T3909">}</text:span><text:span text:style-name="T3910"><text:line-break/> <text:line-break/>  </text:span><text:span text:style-name="T3911">void </text:span><text:span text:style-name="T3912">add</text:span><text:span text:style-name="T3913">(</text:span><text:span text:style-name="T3914">int </text:span><text:span text:style-name="T3915">m</text:span><text:span text:style-name="T3916">, </text:span><text:span text:style-name="T3917">const int</text:span><text:span text:style-name="T3918">* </text:span><text:span text:style-name="T3919">s</text:span><text:span text:style-name="T3920">, </text:span><text:span text:style-name="T3921">int </text:span><text:span text:style-name="T3922">t</text:span><text:span text:style-name="T3923">) {</text:span><text:span text:style-name="T3924"><text:line-break/>    </text:span><text:span text:style-name="T3925">int </text:span><text:span text:style-name="T3926">p </text:span><text:span text:style-name="T3927">= </text:span><text:span text:style-name="T3928">0</text:span><text:span text:style-name="T3929">;</text:span><text:span text:style-name="T3930"><text:line-break/>    </text:span><text:span text:style-name="T3931">for </text:span><text:span text:style-name="T3932">(</text:span><text:span text:style-name="T3933">int </text:span><text:span text:style-name="T3934">i </text:span><text:span text:style-name="T3935">= </text:span><text:span text:style-name="T3936">0</text:span><text:span text:style-name="T3937">; </text:span><text:span text:style-name="T3938">i </text:span><text:span text:style-name="T3939">&lt; </text:span><text:span text:style-name="T3940">m</text:span><text:span text:style-name="T3941">; ++</text:span><text:span text:style-name="T3942">i</text:span><text:span text:style-name="T3943">) {</text:span><text:span text:style-name="T3944"><text:line-break/>      </text:span><text:span text:style-name="T3945">if </text:span><text:span text:style-name="T3946">(</text:span><text:span text:style-name="T3947">trie</text:span><text:span text:style-name="T3948">[</text:span><text:span text:style-name="T3949">p</text:span><text:span text:style-name="T3950">][*</text:span><text:span text:style-name="T3951">s</text:span><text:span text:style-name="T3952">] == -</text:span><text:span text:style-name="T3953">1</text:span><text:span text:style-name="T3954">) {</text:span><text:span text:style-name="T3955"><text:line-break/>        </text:span><text:span text:style-name="T3956">tag</text:span><text:span text:style-name="T3957">[</text:span><text:span text:style-name="T3958">end</text:span><text:span text:style-name="T3959">] = </text:span><text:span text:style-name="T3960">UNDEF</text:span><text:span text:style-name="T3961">;</text:span><text:span text:style-name="T3962"><text:line-break/>        </text:span><text:span text:style-name="T3963">fill</text:span><text:span text:style-name="T3964">(</text:span><text:span text:style-name="T3965">trie</text:span><text:span text:style-name="T3966">[</text:span><text:span text:style-name="T3967">end</text:span><text:span text:style-name="T3968">], </text:span><text:span text:style-name="T3969">trie</text:span><text:span text:style-name="T3970">[</text:span><text:span text:style-name="T3971">end</text:span><text:span text:style-name="T3972">] + </text:span><text:span text:style-name="T3973">CHARSET</text:span><text:span text:style-name="T3974">, -</text:span><text:span text:style-name="T3975">1</text:span><text:span text:style-name="T3976">);</text:span><text:span text:style-name="T3977"><text:line-break/>        </text:span><text:span text:style-name="T3978">trie</text:span><text:span text:style-name="T3979">[</text:span><text:span text:style-name="T3980">p</text:span><text:span text:style-name="T3981">][*</text:span><text:span text:style-name="T3982">s</text:span><text:span text:style-name="T3983">] = </text:span><text:span text:style-name="T3984">end</text:span><text:span text:style-name="T3985">++;</text:span><text:span text:style-name="T3986"><text:line-break/>      </text:span><text:span text:style-name="T3987">}</text:span><text:span text:style-name="T3988"><text:line-break/>      </text:span><text:span text:style-name="T3989">p </text:span><text:span text:style-name="T3990">= </text:span><text:span text:style-name="T3991">trie</text:span><text:span text:style-name="T3992">[</text:span><text:span text:style-name="T3993">p</text:span><text:span text:style-name="T3994">][*</text:span><text:span text:style-name="T3995">s</text:span><text:span text:style-name="T3996">];</text:span><text:span text:style-name="T3997"><text:line-break/>      </text:span><text:span text:style-name="T3998">++</text:span><text:span text:style-name="T3999">s</text:span><text:span text:style-name="T4000">;</text:span><text:span text:style-name="T4001"><text:line-break/>    </text:span><text:span text:style-name="T4002">}</text:span><text:span text:style-name="T4003"><text:line-break/>    </text:span><text:span text:style-name="T4004">tag</text:span><text:span text:style-name="T4005">[</text:span><text:span text:style-name="T4006">p</text:span><text:span text:style-name="T4007">] = </text:span><text:span text:style-name="T4008">t</text:span><text:span text:style-name="T4009">;</text:span><text:span text:style-name="T4010"><text:line-break/>  </text:span><text:span text:style-name="T4011">}</text:span><text:span text:style-name="T4012"><text:line-break/> <text:line-break/>  </text:span><text:span text:style-name="T4013">void </text:span><text:span text:style-name="T4014">build</text:span><text:span text:style-name="T4015">() {</text:span><text:span text:style-name="T4016"><text:line-break/>    </text:span><text:span text:style-name="T4017">queue</text:span><text:span text:style-name="T4018">&lt;</text:span><text:span text:style-name="T4019">int</text:span><text:span text:style-name="T4020">&gt; </text:span><text:span text:style-name="T4021">bfs</text:span><text:span text:style-name="T4022">;</text:span><text:span text:style-name="T4023"><text:line-break/>    </text:span><text:span text:style-name="T4024">fail</text:span><text:span text:style-name="T4025">[</text:span><text:span text:style-name="T4026">0</text:span><text:span text:style-name="T4027">] = </text:span><text:span text:style-name="T4028">0</text:span><text:span text:style-name="T4029">;</text:span><text:span text:style-name="T4030"><text:line-break/>    </text:span><text:span text:style-name="T4031">for </text:span><text:span text:style-name="T4032">(</text:span><text:span text:style-name="T4033">int </text:span><text:span text:style-name="T4034">i </text:span><text:span text:style-name="T4035">= </text:span><text:span text:style-name="T4036">0</text:span><text:span text:style-name="T4037">; </text:span><text:span text:style-name="T4038">i </text:span><text:span text:style-name="T4039">&lt; </text:span><text:span text:style-name="T4040">CHARSET</text:span><text:span text:style-name="T4041">; ++</text:span><text:span text:style-name="T4042">i</text:span><text:span text:style-name="T4043">) {</text:span><text:span text:style-name="T4044"><text:line-break/>      </text:span><text:span text:style-name="T4045">if </text:span><text:span text:style-name="T4046">(</text:span><text:span text:style-name="T4047">trie</text:span><text:span text:style-name="T4048">[</text:span><text:span text:style-name="T4049">0</text:span><text:span text:style-name="T4050">][</text:span><text:span text:style-name="T4051">i</text:span><text:span text:style-name="T4052">] != -</text:span><text:span text:style-name="T4053">1</text:span><text:span text:style-name="T4054">) {</text:span><text:span text:style-name="T4055"><text:line-break/>        </text:span><text:span text:style-name="T4056">fail</text:span><text:span text:style-name="T4057">[</text:span><text:span text:style-name="T4058">trie</text:span><text:span text:style-name="T4059">[</text:span><text:span text:style-name="T4060">0</text:span><text:span text:style-name="T4061">][</text:span><text:span text:style-name="T4062">i</text:span><text:span text:style-name="T4063">]] = </text:span><text:span text:style-name="T4064">0</text:span><text:span text:style-name="T4065">;</text:span><text:span text:style-name="T4066"><text:line-break/>        </text:span><text:span text:style-name="T4067">bfs</text:span><text:span text:style-name="T4068">.</text:span><text:span text:style-name="T4069">push</text:span><text:span text:style-name="T4070">(</text:span><text:span text:style-name="T4071">trie</text:span><text:span text:style-name="T4072">[</text:span><text:span text:style-name="T4073">0</text:span><text:span text:style-name="T4074">][</text:span><text:span text:style-name="T4075">i</text:span><text:span text:style-name="T4076">]);</text:span><text:span text:style-name="T4077"><text:line-break/>      </text:span><text:span text:style-name="T4078">} </text:span><text:span text:style-name="T4079">else </text:span><text:span text:style-name="T4080">{</text:span><text:span text:style-name="T4081"><text:line-break/>        </text:span><text:span text:style-name="T4082">trie</text:span><text:span text:style-name="T4083">[</text:span><text:span text:style-name="T4084">0</text:span><text:span text:style-name="T4085">][</text:span><text:span text:style-name="T4086">i</text:span><text:span text:style-name="T4087">] = </text:span><text:span text:style-name="T4088">0</text:span><text:span text:style-name="T4089">;</text:span><text:span text:style-name="T4090"><text:line-break/>      </text:span><text:span text:style-name="T4091">}</text:span><text:span text:style-name="T4092"><text:line-break/>    </text:span><text:span text:style-name="T4093">}</text:span><text:span text:style-name="T4094"><text:line-break/>    </text:span><text:span text:style-name="T4095">while </text:span><text:span text:style-name="T4096">(!</text:span><text:span text:style-name="T4097">bfs</text:span><text:span text:style-name="T4098">.</text:span><text:span text:style-name="T4099">empty</text:span><text:span text:style-name="T4100">()) {</text:span><text:span text:style-name="T4101"><text:line-break/>      </text:span><text:span text:style-name="T4102">int </text:span><text:span text:style-name="T4103">p </text:span><text:span text:style-name="T4104">= </text:span><text:span text:style-name="T4105">bfs</text:span><text:span text:style-name="T4106">.</text:span><text:span text:style-name="T4107">front</text:span><text:span text:style-name="T4108">();</text:span><text:span text:style-name="T4109"><text:line-break/>      </text:span><text:span text:style-name="T4110">tag</text:span><text:span text:style-name="T4111">[</text:span><text:span text:style-name="T4112">p</text:span><text:span text:style-name="T4113">] |= </text:span><text:span text:style-name="T4114">tag</text:span><text:span text:style-name="T4115">[</text:span><text:span text:style-name="T4116">fail</text:span><text:span text:style-name="T4117">[</text:span><text:span text:style-name="T4118">p</text:span><text:span text:style-name="T4119">]];</text:span><text:span text:style-name="T4120"><text:line-break/>      </text:span><text:span text:style-name="T4121">bfs</text:span><text:span text:style-name="T4122">.</text:span><text:span text:style-name="T4123">pop</text:span><text:span text:style-name="T4124">();</text:span><text:span text:style-name="T4125"><text:line-break/>      </text:span><text:span text:style-name="T4126">for </text:span><text:span text:style-name="T4127">(</text:span><text:span text:style-name="T4128">int </text:span><text:span text:style-name="T4129">i </text:span><text:span text:style-name="T4130">= </text:span><text:span text:style-name="T4131">0</text:span><text:span text:style-name="T4132">; </text:span><text:span text:style-name="T4133">i </text:span><text:span text:style-name="T4134">&lt; </text:span><text:span text:style-name="T4135">CHARSET</text:span><text:span text:style-name="T4136">; ++</text:span><text:span text:style-name="T4137">i</text:span><text:span text:style-name="T4138">) {</text:span><text:span text:style-name="T4139"><text:line-break/>        </text:span><text:span text:style-name="T4140">if </text:span><text:span text:style-name="T4141">(</text:span><text:span text:style-name="T4142">trie</text:span><text:span text:style-name="T4143">[</text:span><text:span text:style-name="T4144">p</text:span><text:span text:style-name="T4145">][</text:span><text:span text:style-name="T4146">i</text:span><text:span text:style-name="T4147">] != -</text:span><text:span text:style-name="T4148">1</text:span><text:span text:style-name="T4149">) {</text:span><text:span text:style-name="T4150"><text:line-break/>          </text:span><text:span text:style-name="T4151">fail</text:span><text:span text:style-name="T4152">[</text:span><text:span text:style-name="T4153">trie</text:span><text:span text:style-name="T4154">[</text:span><text:span text:style-name="T4155">p</text:span><text:span text:style-name="T4156">][</text:span><text:span text:style-name="T4157">i</text:span><text:span text:style-name="T4158">]] = </text:span><text:span text:style-name="T4159">trie</text:span><text:span text:style-name="T4160">[</text:span><text:span text:style-name="T4161">fail</text:span><text:span text:style-name="T4162">[</text:span><text:span text:style-name="T4163">p</text:span><text:span text:style-name="T4164">]][</text:span><text:span text:style-name="T4165">i</text:span><text:span text:style-name="T4166">];</text:span><text:span text:style-name="T4167"><text:line-break/>          </text:span><text:span text:style-name="T4168">bfs</text:span><text:span text:style-name="T4169">.</text:span><text:span text:style-name="T4170">push</text:span><text:span text:style-name="T4171">(</text:span><text:span text:style-name="T4172">trie</text:span><text:span text:style-name="T4173">[</text:span><text:span text:style-name="T4174">p</text:span><text:span text:style-name="T4175">][</text:span><text:span text:style-name="T4176">i</text:span><text:span text:style-name="T4177">]);</text:span><text:span text:style-name="T4178"><text:line-break/>        </text:span><text:span text:style-name="T4179">} </text:span><text:span text:style-name="T4180">else </text:span><text:span text:style-name="T4181">{</text:span><text:span text:style-name="T4182"><text:line-break/>          </text:span><text:span text:style-name="T4183">trie</text:span><text:span text:style-name="T4184">[</text:span><text:span text:style-name="T4185">p</text:span><text:span text:style-name="T4186">][</text:span><text:span text:style-name="T4187">i</text:span><text:span text:style-name="T4188">] = </text:span><text:span text:style-name="T4189">trie</text:span><text:span text:style-name="T4190">[</text:span><text:span text:style-name="T4191">fail</text:span><text:span text:style-name="T4192">[</text:span><text:span text:style-name="T4193">p</text:span><text:span text:style-name="T4194">]][</text:span><text:span text:style-name="T4195">i</text:span><text:span text:style-name="T4196">];</text:span><text:span text:style-name="T4197"><text:line-break/>        </text:span><text:span text:style-name="T4198">}</text:span><text:span text:style-name="T4199"><text:line-break/>      </text:span><text:span text:style-name="T4200">}</text:span><text:span text:style-name="T4201"><text:line-break/>    </text:span><text:span text:style-name="T4202">}</text:span><text:span text:style-name="T4203"><text:line-break/>  </text:span><text:span text:style-name="T4204">}</text:span><text:span text:style-name="T4205"><text:line-break/></text:span><text:span text:style-name="T4206">} </text:span><text:span text:style-name="T4207">ac</text:span><text:span text:style-name="T4208">;</text:span></text:p>
      <text:p text:style-name="P80"><text:span text:style-name="T4209">Suffix Array ( n lg n)</text:span></text:p>
      <text:p text:style-name="P81"><text:span text:style-name="T4210">// O(n log n) - Manber and Myers algorithm</text:span></text:p>
      <text:p text:style-name="P81"><text:span text:style-name="T4210">// Refer to "Suffix arrays: A new method for on-line string searches",</text:span></text:p>
      <text:p text:style-name="P81"><text:span text:style-name="T4210">// by Udi Manber and Gene Myers</text:span></text:p>
      <text:p text:style-name="P81"><text:span text:style-name="T4211"> </text:span></text:p>
      <text:p text:style-name="P81"><text:span text:style-name="T4212">//Usage:</text:span></text:p>
      <text:p text:style-name="P81"><text:span text:style-name="T4212">// Fill str with the characters of the string.</text:span></text:p>
      <text:p text:style-name="P81"><text:span text:style-name="T4212">// Call SuffixSort(n), where n is the length of the string stored in str.</text:span></text:p>
      <text:p text:style-name="P81"><text:span text:style-name="T4212">// That's it!</text:span></text:p>
      <text:p text:style-name="P81"><text:span text:style-name="T4213"> </text:span></text:p>
      <text:p text:style-name="P81"><text:span text:style-name="T4214">//Output:</text:span></text:p>
      <text:p text:style-name="P81"><text:span text:style-name="T4214">// pos = The suffix array. Contains the n suffixes of str sorted in lexicographical order.</text:span></text:p>
      <text:p text:style-name="P81"><text:span text:style-name="T4214">//<text:s text:c="7"/>Each suffix is represented as a single integer (the position of str where it starts).</text:span></text:p>
      <text:p text:style-name="P81"><text:span text:style-name="T4214">// rank = The inverse of the suffix array. rank[i] = the index of the suffix str[i..n)</text:span></text:p>
      <text:p text:style-name="P81"><text:span text:style-name="T4214">//<text:s text:c="8"/>in the pos array. (In other words, pos[i] = k &lt;==&gt; rank[k] = i)</text:span></text:p>
      <text:p text:style-name="P81"><text:span text:style-name="T4214">//<text:s text:c="8"/>With this array, you can compare two suffixes in O(1): Suffix str[i..n) is smaller</text:span></text:p>
      <text:p text:style-name="P81"><text:span text:style-name="T4214">//<text:s text:c="8"/>than str[j..n) if and only if rank[i] &lt; rank[j]</text:span></text:p>
      <text:p text:style-name="P81"><text:span text:style-name="T4215"> </text:span></text:p>
      <text:p text:style-name="P81"><text:span text:style-name="T4216">int</text:span><text:span text:style-name="T4217"><text:s/>str[N];<text:s/></text:span><text:span text:style-name="T4218">//input</text:span></text:p>
      <text:p text:style-name="P81"><text:span text:style-name="T4219">int</text:span><text:span text:style-name="T4220"><text:s/>rank[N], pos[N];<text:s/></text:span><text:span text:style-name="T4221">//output</text:span></text:p>
      <text:p text:style-name="P81"><text:span text:style-name="T4222">int</text:span><text:span text:style-name="T4223"><text:s/>cnt[N], next[N];<text:s/></text:span><text:span text:style-name="T4224">//internal</text:span></text:p>
      <text:p text:style-name="P81"><text:span text:style-name="T4225">bool</text:span><text:span text:style-name="T4226"><text:s/>bh[N], b2h[N];</text:span></text:p>
      <text:p text:style-name="P81"><text:span text:style-name="T4226"> </text:span></text:p>
      <text:p text:style-name="P81"><text:span text:style-name="T4227">// Compares two suffixes according to their first characters</text:span></text:p>
      <text:p text:style-name="P81"><text:span text:style-name="T4228">bool</text:span><text:span text:style-name="T4229"><text:s/>smaller_first_char(</text:span><text:span text:style-name="T4230">int</text:span><text:span text:style-name="T4231"><text:s/>a,<text:s/></text:span><text:span text:style-name="T4232">int</text:span><text:span text:style-name="T4233"><text:s/>b)</text:span><text:span text:style-name="T4234">{</text:span></text:p>
      <text:p text:style-name="P81"><text:span text:style-name="T4235"><text:s text:c="2"/></text:span><text:span text:style-name="T4236">return</text:span><text:span text:style-name="T4237"><text:s/>str[a] &lt; str[b];</text:span></text:p>
      <text:p text:style-name="P81"><text:span text:style-name="T4238">}</text:span></text:p>
      <text:p text:style-name="P81"><text:span text:style-name="T4239"> </text:span></text:p>
      <text:p text:style-name="P81"><text:span text:style-name="T4240">void</text:span><text:span text:style-name="T4241"><text:s/>suffixSort(</text:span><text:span text:style-name="T4242">int</text:span><text:span text:style-name="T4243"><text:s/>n)</text:span><text:span text:style-name="T4244">{</text:span></text:p>
      <text:p text:style-name="P81"><text:span text:style-name="T4245"><text:s text:c="2"/></text:span><text:span text:style-name="T4246">//sort suffixes according to their first characters</text:span></text:p>
      <text:p text:style-name="P81"><text:span text:style-name="T4247"><text:s text:c="2"/></text:span><text:span text:style-name="T4248">for</text:span><text:span text:style-name="T4249"><text:s/>(</text:span><text:span text:style-name="T4250">int</text:span><text:span text:style-name="T4251"><text:s/>i=0; i&lt;n; ++i)</text:span><text:span text:style-name="T4252">{</text:span></text:p>
      <text:p text:style-name="P81"><text:span text:style-name="T4253"><text:s text:c="4"/>pos[i] = i;</text:span></text:p>
      <text:p text:style-name="P81"><text:span text:style-name="T4253"><text:s text:c="2"/></text:span><text:span text:style-name="T4254">}</text:span></text:p>
      <text:p text:style-name="P81"><text:span text:style-name="T4255"><text:s text:c="2"/>sort(pos, pos + n, smaller_first_char);</text:span></text:p>
      <text:p text:style-name="P81"><text:span text:style-name="T4255"><text:s text:c="2"/></text:span><text:span text:style-name="T4256">//{pos contains the list of suffixes sorted by their first character}</text:span></text:p>
      <text:p text:style-name="P81"><text:span text:style-name="T4257"> </text:span></text:p>
      <text:p text:style-name="P81"><text:span text:style-name="T4257"><text:s text:c="2"/></text:span><text:span text:style-name="T4258">for</text:span><text:span text:style-name="T4259"><text:s/>(</text:span><text:span text:style-name="T4260">int</text:span><text:span text:style-name="T4261"><text:s/>i=0; i&lt;n; ++i)</text:span><text:span text:style-name="T4262">{</text:span></text:p>
      <text:p text:style-name="P81"><text:span text:style-name="T4263"><text:s text:c="4"/>bh[i] = i == 0 || str[pos[i]] != str[pos[i-1]];</text:span></text:p>
      <text:p text:style-name="P81"><text:span text:style-name="T4263"><text:s text:c="4"/>b2h[i] =<text:s/></text:span><text:span text:style-name="T4264">false</text:span><text:span text:style-name="T4265">;</text:span></text:p>
      <text:p text:style-name="P81"><text:span text:style-name="T4265"><text:s text:c="2"/></text:span><text:span text:style-name="T4266">}</text:span></text:p>
      <text:p text:style-name="P81"><text:span text:style-name="T4267"> </text:span></text:p>
      <text:p text:style-name="P81"><text:span text:style-name="T4267"><text:s text:c="2"/></text:span><text:span text:style-name="T4268">for</text:span><text:span text:style-name="T4269"><text:s/>(</text:span><text:span text:style-name="T4270">int</text:span><text:span text:style-name="T4271"><text:s/>h = 1; h &lt; n; h &lt;&lt;= 1)</text:span><text:span text:style-name="T4272">{</text:span></text:p>
      <text:p text:style-name="P81"><text:span text:style-name="T4273"><text:s text:c="4"/></text:span><text:span text:style-name="T4274">//{bh[i] == false if the first h characters of pos[i-1] == the first h characters of pos[i]}</text:span></text:p>
      <text:p text:style-name="P81"><text:span text:style-name="T4275"><text:s text:c="4"/></text:span><text:span text:style-name="T4276">int</text:span><text:span text:style-name="T4277"><text:s/>buckets = 0;</text:span></text:p>
      <text:p text:style-name="P81"><text:span text:style-name="T4277"><text:s text:c="4"/></text:span><text:span text:style-name="T4278">for</text:span><text:span text:style-name="T4279"><text:s/>(</text:span><text:span text:style-name="T4280">int</text:span><text:span text:style-name="T4281"><text:s/>i=0, j; i &lt; n; i = j)</text:span><text:span text:style-name="T4282">{</text:span></text:p>
      <text:p text:style-name="P81"><text:span text:style-name="T4283"><text:s text:c="6"/>j = i + 1;</text:span></text:p>
      <text:p text:style-name="P81"><text:span text:style-name="T4283"><text:s text:c="6"/></text:span><text:span text:style-name="T4284">while</text:span><text:span text:style-name="T4285"><text:s/>(j &lt; n &amp;&amp; !bh[j]) j++;</text:span></text:p>
      <text:p text:style-name="P81"><text:span text:style-name="T4285"><text:s text:c="6"/>next[i] = j;</text:span></text:p>
      <text:p text:style-name="P81"><text:span text:style-name="T4285"><text:s text:c="6"/>buckets++;</text:span></text:p>
      <text:p text:style-name="P81"><text:span text:style-name="T4285"><text:s text:c="4"/></text:span><text:span text:style-name="T4286">}</text:span></text:p>
      <text:p text:style-name="P81"><text:span text:style-name="T4287"><text:s text:c="4"/></text:span><text:span text:style-name="T4288">if</text:span><text:span text:style-name="T4289"><text:s/>(buckets == n)<text:s/></text:span><text:span text:style-name="T4290">break</text:span><text:span text:style-name="T4291">;<text:s/></text:span><text:span text:style-name="T4292">// We are done! Lucky bastards!</text:span></text:p>
      <text:p text:style-name="P81"><text:span text:style-name="T4293"><text:s text:c="4"/></text:span><text:span text:style-name="T4294">//{suffixes are separted in buckets containing strings starting with the same h characters}</text:span></text:p>
      <text:p text:style-name="P81"><text:span text:style-name="T4295"> </text:span></text:p>
      <text:p text:style-name="P81"><text:span text:style-name="T4295"><text:s text:c="4"/></text:span><text:span text:style-name="T4296">for</text:span><text:span text:style-name="T4297"><text:s/>(</text:span><text:span text:style-name="T4298">int</text:span><text:span text:style-name="T4299"><text:s/>i = 0; i &lt; n; i = next[i])</text:span><text:span text:style-name="T4300">{</text:span></text:p>
      <text:p text:style-name="P81"><text:span text:style-name="T4301"><text:s text:c="6"/>cnt[i] = 0;</text:span></text:p>
      <text:p text:style-name="P81"><text:span text:style-name="T4301"><text:s text:c="6"/></text:span><text:span text:style-name="T4302">for</text:span><text:span text:style-name="T4303"><text:s/>(</text:span><text:span text:style-name="T4304">int</text:span><text:span text:style-name="T4305"><text:s/>j = i; j &lt; next[i]; ++j)</text:span><text:span text:style-name="T4306">{</text:span></text:p>
      <text:p text:style-name="P81"><text:span text:style-name="T4307"><text:s text:c="8"/>rank[pos[j]] = i;</text:span></text:p>
      <text:p text:style-name="P81"><text:span text:style-name="T4307"><text:s text:c="6"/></text:span><text:span text:style-name="T4308">}</text:span></text:p>
      <text:p text:style-name="P81"><text:span text:style-name="T4309"><text:s text:c="4"/></text:span><text:span text:style-name="T4310">}</text:span></text:p>
      <text:p text:style-name="P81"><text:span text:style-name="T4311"> </text:span></text:p>
      <text:p text:style-name="P81"><text:span text:style-name="T4311"><text:s text:c="4"/>cnt[rank[n - h]]++;</text:span></text:p>
      <text:p text:style-name="P81"><text:span text:style-name="T4311"><text:s text:c="4"/>b2h[rank[n - h]] =<text:s/></text:span><text:span text:style-name="T4312">true</text:span><text:span text:style-name="T4313">;</text:span></text:p>
      <text:p text:style-name="P81"><text:span text:style-name="T4313"><text:s text:c="4"/></text:span><text:span text:style-name="T4314">for</text:span><text:span text:style-name="T4315"><text:s/>(</text:span><text:span text:style-name="T4316">int</text:span><text:span text:style-name="T4317"><text:s/>i = 0; i &lt; n; i = next[i])</text:span><text:span text:style-name="T4318">{</text:span></text:p>
      <text:p text:style-name="P81"><text:span text:style-name="T4319"><text:s text:c="6"/></text:span><text:span text:style-name="T4320">for</text:span><text:span text:style-name="T4321"><text:s/>(</text:span><text:span text:style-name="T4322">int</text:span><text:span text:style-name="T4323"><text:s/>j = i; j &lt; next[i]; ++j)</text:span><text:span text:style-name="T4324">{</text:span></text:p>
      <text:p text:style-name="P81"><text:span text:style-name="T4325"><text:s text:c="8"/></text:span><text:span text:style-name="T4326">int</text:span><text:span text:style-name="T4327"><text:s/>s = pos[j] - h;</text:span></text:p>
      <text:p text:style-name="P81"><text:span text:style-name="T4327"><text:s text:c="8"/></text:span><text:span text:style-name="T4328">if</text:span><text:span text:style-name="T4329"><text:s/>(s &gt;= 0)</text:span><text:span text:style-name="T4330">{</text:span></text:p>
      <text:p text:style-name="P81"><text:span text:style-name="T4331"><text:s text:c="10"/></text:span><text:span text:style-name="T4332">int</text:span><text:span text:style-name="T4333"><text:s/>head = rank[s];</text:span></text:p>
      <text:p text:style-name="P81"><text:span text:style-name="T4333"><text:s text:c="10"/>rank[s] = head + cnt[head]++;</text:span></text:p>
      <text:p text:style-name="P81"><text:span text:style-name="T4333"><text:s text:c="10"/>b2h[rank[s]] =<text:s/></text:span><text:span text:style-name="T4334">true</text:span><text:span text:style-name="T4335">;</text:span></text:p>
      <text:p text:style-name="P81"><text:span text:style-name="T4335"><text:s text:c="8"/></text:span><text:span text:style-name="T4336">}</text:span></text:p>
      <text:p text:style-name="P81"><text:span text:style-name="T4337"><text:s text:c="6"/></text:span><text:span text:style-name="T4338">}</text:span></text:p>
      <text:p text:style-name="P81"><text:span text:style-name="T4339"><text:s text:c="6"/></text:span><text:span text:style-name="T4340">for</text:span><text:span text:style-name="T4341"><text:s/>(</text:span><text:span text:style-name="T4342">int</text:span><text:span text:style-name="T4343"><text:s/>j = i; j &lt; next[i]; ++j)</text:span><text:span text:style-name="T4344">{</text:span></text:p>
      <text:p text:style-name="P81"><text:span text:style-name="T4345"><text:s text:c="8"/></text:span><text:span text:style-name="T4346">int</text:span><text:span text:style-name="T4347"><text:s/>s = pos[j] - h;</text:span></text:p>
      <text:p text:style-name="P81"><text:span text:style-name="T4347"><text:s text:c="8"/></text:span><text:span text:style-name="T4348">if</text:span><text:span text:style-name="T4349"><text:s/>(s &gt;= 0 &amp;&amp; b2h[rank[s]])</text:span><text:span text:style-name="T4350">{</text:span></text:p>
      <text:p text:style-name="P81"><text:span text:style-name="T4351"><text:s text:c="10"/></text:span><text:span text:style-name="T4352">for</text:span><text:span text:style-name="T4353"><text:s/>(</text:span><text:span text:style-name="T4354">int</text:span><text:span text:style-name="T4355"><text:s/>k = rank[s]+1; !bh[k] &amp;&amp; b2h[k]; k++) b2h[k] =<text:s/></text:span><text:span text:style-name="T4356">false</text:span><text:span text:style-name="T4357">;</text:span></text:p>
      <text:p text:style-name="P81"><text:span text:style-name="T4357"><text:s text:c="8"/></text:span><text:span text:style-name="T4358">}</text:span></text:p>
      <text:p text:style-name="P81"><text:span text:style-name="T4359"><text:s text:c="6"/></text:span><text:span text:style-name="T4360">}</text:span></text:p>
      <text:p text:style-name="P81"><text:span text:style-name="T4361"><text:s text:c="4"/></text:span><text:span text:style-name="T4362">}</text:span></text:p>
      <text:p text:style-name="P81"><text:span text:style-name="T4363"><text:s text:c="4"/></text:span><text:span text:style-name="T4364">for</text:span><text:span text:style-name="T4365"><text:s/>(</text:span><text:span text:style-name="T4366">int</text:span><text:span text:style-name="T4367"><text:s/>i=0; i&lt;n; ++i)</text:span><text:span text:style-name="T4368">{</text:span></text:p>
      <text:p text:style-name="P81"><text:span text:style-name="T4369"><text:s text:c="6"/>pos[rank[i]] = i;</text:span></text:p>
      <text:p text:style-name="P81"><text:span text:style-name="T4369"><text:s text:c="6"/>bh[i] |= b2h[i];</text:span></text:p>
      <text:p text:style-name="P81"><text:span text:style-name="T4369"><text:s text:c="4"/></text:span><text:span text:style-name="T4370">}</text:span></text:p>
      <text:p text:style-name="P81"><text:span text:style-name="T4371"><text:s text:c="2"/></text:span><text:span text:style-name="T4372">}</text:span></text:p>
      <text:p text:style-name="P81"><text:span text:style-name="T4373"><text:s text:c="2"/></text:span><text:span text:style-name="T4374">for</text:span><text:span text:style-name="T4375"><text:s/>(</text:span><text:span text:style-name="T4376">int</text:span><text:span text:style-name="T4377"><text:s/>i=0; i&lt;n; ++i)</text:span><text:span text:style-name="T4378">{</text:span></text:p>
      <text:p text:style-name="P81"><text:span text:style-name="T4379"><text:s text:c="4"/>rank[pos[i]] = i;</text:span></text:p>
      <text:p text:style-name="P81"><text:span text:style-name="T4379"><text:s text:c="2"/></text:span><text:span text:style-name="T4380">}</text:span></text:p>
      <text:p text:style-name="P81"><text:span text:style-name="T4380">}</text:span></text:p>
      <text:p text:style-name="P81"><text:span text:style-name="T4381">// End of suffix array algorithm</text:span></text:p>
      <text:p text:style-name="P81"><text:span text:style-name="T4382"> </text:span></text:p>
      <text:p text:style-name="P81"><text:span text:style-name="T4382"> </text:span></text:p>
      <text:p text:style-name="P81"><text:span text:style-name="T4383">// Begin of the O(n) longest common prefix algorithm</text:span></text:p>
      <text:p text:style-name="P81"><text:span text:style-name="T4383">// Refer to "Linear-Time Longest-Common-Prefix Computation in Suffix</text:span></text:p>
      <text:p text:style-name="P81"><text:span text:style-name="T4383">// Arrays and Its Applications" by Toru Kasai, Gunho Lee, Hiroki</text:span></text:p>
      <text:p text:style-name="P81"><text:span text:style-name="T4383">// Arimura, Setsuo Arikawa, and Kunsoo Park.</text:span></text:p>
      <text:p text:style-name="P81"><text:span text:style-name="T4384">int</text:span><text:span text:style-name="T4385"><text:s/>height[N];</text:span></text:p>
      <text:p text:style-name="P81"><text:span text:style-name="T4386">// height[i] = length of the longest common prefix of suffix pos[i] and suffix pos[i-1]</text:span></text:p>
      <text:p text:style-name="P81"><text:span text:style-name="T4386">// height[0] = 0</text:span></text:p>
      <text:p text:style-name="P81"><text:span text:style-name="T4387">void</text:span><text:span text:style-name="T4388"><text:s/>getHeight(</text:span><text:span text:style-name="T4389">int</text:span><text:span text:style-name="T4390"><text:s/>n)</text:span><text:span text:style-name="T4391">{</text:span></text:p>
      <text:p text:style-name="P81"><text:span text:style-name="T4392"><text:s text:c="2"/></text:span><text:span text:style-name="T4393">for</text:span><text:span text:style-name="T4394"><text:s/>(</text:span><text:span text:style-name="T4395">int</text:span><text:span text:style-name="T4396"><text:s/>i=0; i&lt;n; ++i) rank[pos[i]] = i;</text:span></text:p>
      <text:p text:style-name="P81"><text:span text:style-name="T4396"><text:s text:c="2"/>height[0] = 0;</text:span></text:p>
      <text:p text:style-name="P81"><text:span text:style-name="T4396"><text:s text:c="2"/></text:span><text:span text:style-name="T4397">for</text:span><text:span text:style-name="T4398"><text:s/>(</text:span><text:span text:style-name="T4399">int</text:span><text:span text:style-name="T4400"><text:s/>i=0, h=0; i&lt;n; ++i)</text:span><text:span text:style-name="T4401">{</text:span></text:p>
      <text:p text:style-name="P81"><text:span text:style-name="T4402"><text:s text:c="4"/></text:span><text:span text:style-name="T4403">if</text:span><text:span text:style-name="T4404"><text:s/>(rank[i] &gt; 0)</text:span><text:span text:style-name="T4405">{</text:span></text:p>
      <text:p text:style-name="P81"><text:span text:style-name="T4406"><text:s text:c="6"/></text:span><text:span text:style-name="T4407">int</text:span><text:span text:style-name="T4408"><text:s/>j = pos[rank[i]-1];</text:span></text:p>
      <text:p text:style-name="P81"><text:span text:style-name="T4408"><text:s text:c="6"/></text:span><text:span text:style-name="T4409">while</text:span><text:span text:style-name="T4410"><text:s/>(i + h &lt; n &amp;&amp; j + h &lt; n &amp;&amp; str[i+h] == str[j+h]) h++;</text:span></text:p>
      <text:p text:style-name="P81"><text:span text:style-name="T4410"><text:s text:c="6"/>height[rank[i]] = h;</text:span></text:p>
      <text:p text:style-name="P81"><text:span text:style-name="T4410"><text:s text:c="6"/></text:span><text:span text:style-name="T4411">if</text:span><text:span text:style-name="T4412"><text:s/>(h &gt; 0) h--;</text:span></text:p>
      <text:p text:style-name="P81"><text:span text:style-name="T4412"><text:s text:c="4"/></text:span><text:span text:style-name="T4413">}</text:span></text:p>
      <text:p text:style-name="P81"><text:span text:style-name="T4414"><text:s text:c="2"/></text:span><text:span text:style-name="T4415">}</text:span></text:p>
      <text:p text:style-name="P81"><text:span text:style-name="T4415">}</text:span></text:p>
      <text:p text:style-name="P82"><text:span text:style-name="T4416">// End of longest common prefixes algorithm</text:span></text:p>
      <text:p text:style-name="P83"><text:span text:style-name="T4417"/></text:p>
      <text:p text:style-name="P84"><text:span text:style-name="T4418">Suffix Array (n lg</text:span><text:span text:style-name="T4419">2</text:span><text:span text:style-name="T4420">n)</text:span></text:p>
      <text:p text:style-name="P85"><text:span text:style-name="T4421">#define</text:span><text:span text:style-name="T4422"><text:s/>MAXLG 20</text:span></text:p>
      <text:p text:style-name="P85"><text:span text:style-name="T4423">#define</text:span><text:span text:style-name="T4424"><text:s/>MAXN 100200</text:span></text:p>
      <text:p text:style-name="P85"><text:span text:style-name="T4425">char</text:span><text:span text:style-name="T4426"><text:s/>str[MAXN];</text:span></text:p>
      <text:p text:style-name="P85"><text:span text:style-name="T4427">int</text:span><text:span text:style-name="T4428"><text:s/>slen, step;</text:span></text:p>
      <text:p text:style-name="P85"><text:span text:style-name="T4429">int</text:span><text:span text:style-name="T4430"><text:s/>sa[MAXN], key[MAXN], pos[MAXLG][MAXN], bsize[MAXN];</text:span></text:p>
      <text:p text:style-name="P85"><text:span text:style-name="T4430"><text:s/></text:span></text:p>
      <text:p text:style-name="P85"><text:span text:style-name="T4431">bool</text:span><text:span text:style-name="T4432"><text:s/></text:span><text:span text:style-name="T4433">sacomp</text:span><text:span text:style-name="T4434">(</text:span><text:span text:style-name="T4435">int</text:span><text:span text:style-name="T4436"><text:s/>i,<text:s/></text:span><text:span text:style-name="T4437">int</text:span><text:span text:style-name="T4438"><text:s/>j) {<text:s/></text:span><text:span text:style-name="T4439">return</text:span><text:span text:style-name="T4440"><text:s/>key[i] &lt; key[j]; }</text:span></text:p>
      <text:p text:style-name="P85"><text:span text:style-name="T4440"><text:s/></text:span></text:p>
      <text:p text:style-name="P85"><text:span text:style-name="T4441">//builds the suffix array, str is the string</text:span></text:p>
      <text:p text:style-name="P85"><text:span text:style-name="T4441">//pos[i] stores the position of suffix starts at i.</text:span></text:p>
      <text:p text:style-name="P85"><text:span text:style-name="T4441">//sa[i] stores the index of i-th suffix array</text:span></text:p>
      <text:p text:style-name="P85"><text:span text:style-name="T4442">void</text:span><text:span text:style-name="T4443"><text:s/></text:span><text:span text:style-name="T4444">buildSuffixArray</text:span><text:span text:style-name="T4445">() {</text:span></text:p>
      <text:p text:style-name="P85"><text:span text:style-name="T4445"><text:s text:c="4"/></text:span><text:span text:style-name="T4446">int</text:span><text:span text:style-name="T4447"><text:s/>i, j, k, H;</text:span></text:p>
      <text:p text:style-name="P85"><text:span text:style-name="T4447"><text:s/></text:span></text:p>
      <text:p text:style-name="P85"><text:span text:style-name="T4447"><text:s text:c="4"/>slen =<text:s/></text:span><text:span text:style-name="T4448">strlen</text:span><text:span text:style-name="T4449">(str);</text:span></text:p>
      <text:p text:style-name="P85"><text:span text:style-name="T4449"><text:s/></text:span></text:p>
      <text:p text:style-name="P85"><text:span text:style-name="T4449"><text:s text:c="4"/></text:span><text:span text:style-name="T4450">for</text:span><text:span text:style-name="T4451"><text:s/>(i = 0; i &lt; slen; i++) {</text:span></text:p>
      <text:p text:style-name="P85"><text:span text:style-name="T4451"><text:s text:c="8"/>sa[i] = i;</text:span></text:p>
      <text:p text:style-name="P85"><text:span text:style-name="T4451"><text:s text:c="8"/>key[i] = str[i];</text:span></text:p>
      <text:p text:style-name="P85"><text:span text:style-name="T4451"><text:s text:c="4"/>}</text:span></text:p>
      <text:p text:style-name="P85"><text:span text:style-name="T4451"><text:s text:c="4"/>sort(sa, sa+slen, sacomp);</text:span></text:p>
      <text:p text:style-name="P85"><text:span text:style-name="T4451"><text:s/></text:span></text:p>
      <text:p text:style-name="P85"><text:span text:style-name="T4451"><text:s text:c="4"/></text:span><text:span text:style-name="T4452">for</text:span><text:span text:style-name="T4453"><text:s/>(i = 0; i &lt; slen; i = j) {</text:span></text:p>
      <text:p text:style-name="P85"><text:span text:style-name="T4453"><text:s text:c="8"/></text:span><text:span text:style-name="T4454">for</text:span><text:span text:style-name="T4455"><text:s/>(j = i + 1; j &lt; slen &amp;&amp; str[sa[j]] == str[sa[i]]; j++);</text:span></text:p>
      <text:p text:style-name="P85"><text:span text:style-name="T4455"><text:s text:c="8"/>bsize[i] = j - i;</text:span></text:p>
      <text:p text:style-name="P85"><text:span text:style-name="T4455"><text:s text:c="4"/>}</text:span></text:p>
      <text:p text:style-name="P85"><text:span text:style-name="T4455"><text:s/></text:span></text:p>
      <text:p text:style-name="P85"><text:span text:style-name="T4455"><text:s text:c="4"/></text:span><text:span text:style-name="T4456">for</text:span><text:span text:style-name="T4457"><text:s/>(H = 1, step = 1; H &lt; 2*slen; step++, H *= 2) {</text:span></text:p>
      <text:p text:style-name="P85"><text:span text:style-name="T4457"><text:s text:c="8"/></text:span><text:span text:style-name="T4458">for</text:span><text:span text:style-name="T4459"><text:s/>(i = 0; i &lt; slen; i += bsize[i]) {</text:span></text:p>
      <text:p text:style-name="P85"><text:span text:style-name="T4459"><text:s text:c="12"/></text:span><text:span text:style-name="T4460">for</text:span><text:span text:style-name="T4461"><text:s/>(j = 0; j &lt; bsize[i]; j++)</text:span></text:p>
      <text:p text:style-name="P85"><text:span text:style-name="T4461"><text:s text:c="16"/>pos[step][sa[i + j]] = i;</text:span></text:p>
      <text:p text:style-name="P85"><text:span text:style-name="T4461"><text:s text:c="16"/></text:span><text:span text:style-name="T4462">//pos[sa[i + j]] = i;</text:span></text:p>
      <text:p text:style-name="P85"><text:span text:style-name="T4463"><text:s text:c="8"/>}</text:span></text:p>
      <text:p text:style-name="P85"><text:span text:style-name="T4463"><text:s text:c="8"/></text:span><text:span text:style-name="T4464">for</text:span><text:span text:style-name="T4465"><text:s/>(i = 0; i &lt; slen; i++) {</text:span></text:p>
      <text:p text:style-name="P85"><text:span text:style-name="T4465"><text:s text:c="12"/>key[i] = (i + H &lt; slen ? pos[step][i + H] : -1);</text:span></text:p>
      <text:p text:style-name="P85"><text:span text:style-name="T4465"><text:s text:c="12"/></text:span><text:span text:style-name="T4466">//key[i] = (i + H &lt; N ? pos[i + H] : -1);</text:span></text:p>
      <text:p text:style-name="P85"><text:span text:style-name="T4467"><text:s text:c="8"/>}</text:span></text:p>
      <text:p text:style-name="P85"><text:span text:style-name="T4467"><text:s/></text:span></text:p>
      <text:p text:style-name="P85"><text:span text:style-name="T4467"><text:s text:c="8"/></text:span><text:span text:style-name="T4468">for</text:span><text:span text:style-name="T4469"><text:s/>(i = 0; i &lt; slen;) {</text:span></text:p>
      <text:p text:style-name="P85"><text:span text:style-name="T4469"><text:s text:c="12"/>k = i + bsize[i];</text:span></text:p>
      <text:p text:style-name="P85"><text:span text:style-name="T4469"><text:s text:c="12"/>sort(sa+i, sa+k, sacomp);</text:span></text:p>
      <text:p text:style-name="P85"><text:span text:style-name="T4469"><text:s text:c="12"/></text:span><text:span text:style-name="T4470">while</text:span><text:span text:style-name="T4471"><text:s/>(i &lt; k) {</text:span></text:p>
      <text:p text:style-name="P85"><text:span text:style-name="T4471"><text:s text:c="16"/></text:span><text:span text:style-name="T4472">for</text:span><text:span text:style-name="T4473"><text:s/>(j = i + 1; j &lt; k &amp;&amp; key[sa[i]] == key[sa[j]]; j++);</text:span></text:p>
      <text:p text:style-name="P85"><text:span text:style-name="T4473"><text:s text:c="16"/>bsize[i] = j - i;</text:span></text:p>
      <text:p text:style-name="P85"><text:span text:style-name="T4473"><text:s text:c="16"/>i = j;</text:span></text:p>
      <text:p text:style-name="P85"><text:span text:style-name="T4473"><text:s text:c="12"/>}</text:span></text:p>
      <text:p text:style-name="P85"><text:span text:style-name="T4473"><text:s text:c="8"/>}</text:span></text:p>
      <text:p text:style-name="P85"><text:span text:style-name="T4473"><text:s text:c="4"/>}</text:span></text:p>
      <text:p text:style-name="P85"><text:span text:style-name="T4473">}</text:span></text:p>
      <text:p text:style-name="P85"><text:span text:style-name="T4473"><text:s/></text:span></text:p>
      <text:p text:style-name="P85"><text:span text:style-name="T4474">bool</text:span><text:span text:style-name="T4475"><text:s/></text:span><text:span text:style-name="T4476">isSubstr</text:span><text:span text:style-name="T4477">(</text:span><text:span text:style-name="T4478">char</text:span><text:span text:style-name="T4479"><text:s/>*pattern) {</text:span></text:p>
      <text:p text:style-name="P85"><text:span text:style-name="T4479"><text:s text:c="4"/></text:span><text:span text:style-name="T4480">int</text:span><text:span text:style-name="T4481"><text:s/>len =<text:s/></text:span><text:span text:style-name="T4482">strlen</text:span><text:span text:style-name="T4483">(pattern);</text:span></text:p>
      <text:p text:style-name="P85"><text:span text:style-name="T4483"><text:s text:c="4"/></text:span><text:span text:style-name="T4484">if</text:span><text:span text:style-name="T4485"><text:s/>(len == 0)<text:s/></text:span><text:span text:style-name="T4486">return</text:span><text:span text:style-name="T4487"><text:s/></text:span><text:span text:style-name="T4488">true</text:span><text:span text:style-name="T4489">;</text:span></text:p>
      <text:p text:style-name="P85"><text:span text:style-name="T4489"><text:s/></text:span></text:p>
      <text:p text:style-name="P85"><text:span text:style-name="T4489"><text:s text:c="4"/></text:span><text:span text:style-name="T4490">int</text:span><text:span text:style-name="T4491"><text:s/>left = 0, right = slen-1;</text:span></text:p>
      <text:p text:style-name="P85"><text:span text:style-name="T4491"><text:s text:c="4"/></text:span><text:span text:style-name="T4492">while</text:span><text:span text:style-name="T4493"><text:s/>(left &lt;= right) {</text:span></text:p>
      <text:p text:style-name="P85"><text:span text:style-name="T4493"><text:s text:c="8"/></text:span><text:span text:style-name="T4494">int</text:span><text:span text:style-name="T4495"><text:s/>mid = (left + right) / 2;</text:span></text:p>
      <text:p text:style-name="P85"><text:span text:style-name="T4495"><text:s text:c="8"/></text:span><text:span text:style-name="T4496">int</text:span><text:span text:style-name="T4497"><text:s/>t =<text:s/></text:span><text:span text:style-name="T4498">memcmp</text:span><text:span text:style-name="T4499">(str + sa[mid], pattern, len);</text:span></text:p>
      <text:p text:style-name="P85"><text:span text:style-name="T4499"><text:s text:c="8"/></text:span><text:span text:style-name="T4500">if</text:span><text:span text:style-name="T4501"><text:s/>(t == 0)</text:span></text:p>
      <text:p text:style-name="P85"><text:span text:style-name="T4501"><text:s text:c="12"/></text:span><text:span text:style-name="T4502">return</text:span><text:span text:style-name="T4503"><text:s/></text:span><text:span text:style-name="T4504">true</text:span><text:span text:style-name="T4505">;</text:span></text:p>
      <text:p text:style-name="P85"><text:span text:style-name="T4505"><text:s text:c="8"/></text:span><text:span text:style-name="T4506">else</text:span><text:span text:style-name="T4507"><text:s/></text:span><text:span text:style-name="T4508">if</text:span><text:span text:style-name="T4509"><text:s/>(t &lt; 0)</text:span></text:p>
      <text:p text:style-name="P85"><text:span text:style-name="T4509"><text:s text:c="12"/>left = mid + 1;</text:span></text:p>
      <text:p text:style-name="P85"><text:span text:style-name="T4509"><text:s text:c="8"/></text:span><text:span text:style-name="T4510">else</text:span></text:p>
      <text:p text:style-name="P85"><text:span text:style-name="T4511"><text:s text:c="12"/>right = mid - 1;</text:span></text:p>
      <text:p text:style-name="P85"><text:span text:style-name="T4511"><text:s text:c="4"/>}</text:span></text:p>
      <text:p text:style-name="P85"><text:span text:style-name="T4511"><text:s text:c="4"/></text:span><text:span text:style-name="T4512">return</text:span><text:span text:style-name="T4513"><text:s/></text:span><text:span text:style-name="T4514">false</text:span><text:span text:style-name="T4515">;</text:span></text:p>
      <text:p text:style-name="P85"><text:span text:style-name="T4515">}</text:span></text:p>
      <text:p text:style-name="P85"><text:span text:style-name="T4515"><text:s/></text:span></text:p>
      <text:p text:style-name="P85"><text:span text:style-name="T4516">int</text:span><text:span text:style-name="T4517"><text:s/></text:span><text:span text:style-name="T4518">lcp</text:span><text:span text:style-name="T4519">(</text:span><text:span text:style-name="T4520">int</text:span><text:span text:style-name="T4521"><text:s/>x,<text:s/></text:span><text:span text:style-name="T4522">int</text:span><text:span text:style-name="T4523"><text:s/>y)<text:s/></text:span><text:span text:style-name="T4524">// longest common prefix of suffix starts at index x and y</text:span></text:p>
      <text:p text:style-name="P85"><text:span text:style-name="T4525">{</text:span></text:p>
      <text:p text:style-name="P85"><text:span text:style-name="T4525"><text:s text:c="4"/></text:span><text:span text:style-name="T4526">int</text:span><text:span text:style-name="T4527"><text:s/>k, ret = 0;</text:span></text:p>
      <text:p text:style-name="P85"><text:span text:style-name="T4527"><text:s text:c="4"/>x = sa[x], y = sa[y];</text:span></text:p>
      <text:p text:style-name="P85"><text:span text:style-name="T4527"><text:s text:c="4"/></text:span><text:span text:style-name="T4528">if</text:span><text:span text:style-name="T4529"><text:s/>(x == y)<text:s/></text:span><text:span text:style-name="T4530">return</text:span><text:span text:style-name="T4531"><text:s/>slen - x;</text:span></text:p>
      <text:p text:style-name="P85"><text:span text:style-name="T4531"><text:s text:c="4"/></text:span><text:span text:style-name="T4532">for</text:span><text:span text:style-name="T4533"><text:s/>(k = step - 1; k &gt; 0 &amp;&amp; x &lt; slen &amp;&amp; y &lt; slen; k --) {</text:span></text:p>
      <text:p text:style-name="P85"><text:span text:style-name="T4533"><text:s text:c="8"/></text:span><text:span text:style-name="T4534">if</text:span><text:span text:style-name="T4535"><text:s/>(pos[k][x] == pos[k][y]) {</text:span></text:p>
      <text:p text:style-name="P85"><text:span text:style-name="T4535"><text:s text:c="12"/></text:span><text:span text:style-name="T4536">int</text:span><text:span text:style-name="T4537"><text:s/>add = 1&lt;&lt;(k-1);</text:span></text:p>
      <text:p text:style-name="P85"><text:span text:style-name="T4537"><text:s text:c="12"/>x += add, y += add, ret += add;</text:span></text:p>
      <text:p text:style-name="P85"><text:span text:style-name="T4537"><text:s text:c="8"/>}</text:span></text:p>
      <text:p text:style-name="P85"><text:span text:style-name="T4537"><text:s text:c="4"/>}</text:span></text:p>
      <text:p text:style-name="P85"><text:span text:style-name="T4537"><text:s text:c="4"/></text:span><text:span text:style-name="T4538">return</text:span><text:span text:style-name="T4539"><text:s/>ret;</text:span></text:p>
      <text:p text:style-name="P85"><text:span text:style-name="T4539">}</text:span></text:p>
      <text:p text:style-name="P86"><text:span text:style-name="T4540">Graph Theory</text:span></text:p>
      <text:p text:style-name="P86"><text:span text:style-name="T4541">2-SAT and SCC</text:span></text:p>
      <text:p text:style-name="P87"><text:span text:style-name="T4542">#define</text:span><text:span text:style-name="T4543"><text:s/>MAX 40010</text:span></text:p>
      <text:p text:style-name="P88"><text:span text:style-name="T4544">int</text:span><text:span text:style-name="T4545"><text:s/>n; vector&lt;</text:span><text:span text:style-name="T4546">int</text:span><text:span text:style-name="T4547">&gt; g[MAX], gt[MAX],order,comp; vector&lt;</text:span><text:span text:style-name="T4548">bool</text:span><text:span text:style-name="T4549">&gt; used;</text:span></text:p>
      <text:p text:style-name="P88"><text:span text:style-name="T4550">void</text:span><text:span text:style-name="T4551"><text:s/>dfs1 (</text:span><text:span text:style-name="T4552">int</text:span><text:span text:style-name="T4553"><text:s/>v) {</text:span></text:p>
      <text:p text:style-name="P88"><text:span text:style-name="T4553"><text:s text:c="4"/>used[v] =<text:s/></text:span><text:span text:style-name="T4554">true</text:span><text:span text:style-name="T4555">;</text:span></text:p>
      <text:p text:style-name="P88"><text:span text:style-name="T4555"><text:s text:c="4"/></text:span><text:span text:style-name="T4556">for</text:span><text:span text:style-name="T4557"><text:s/>(size_t i=0; i&lt;g[v].size(); ++i) {</text:span></text:p>
      <text:p text:style-name="P88"><text:span text:style-name="T4557"><text:s text:c="8"/></text:span><text:span text:style-name="T4558">int</text:span><text:span text:style-name="T4559"><text:s/>to = g[v][i];</text:span></text:p>
      <text:p text:style-name="P88"><text:span text:style-name="T4559"><text:s text:c="8"/></text:span><text:span text:style-name="T4560">if</text:span><text:span text:style-name="T4561"><text:s/>(!used[to])</text:span></text:p>
      <text:p text:style-name="P88"><text:span text:style-name="T4561"><text:s text:c="12"/>dfs1 (to);</text:span></text:p>
      <text:p text:style-name="P88"><text:span text:style-name="T4561"><text:s text:c="4"/>}</text:span></text:p>
      <text:p text:style-name="P88"><text:span text:style-name="T4561"><text:s text:c="4"/>order.push_back (v);</text:span></text:p>
      <text:p text:style-name="P88"><text:span text:style-name="T4561">}</text:span></text:p>
      <text:p text:style-name="P88"><text:span text:style-name="T4562">void</text:span><text:span text:style-name="T4563"><text:s/>dfs2 (</text:span><text:span text:style-name="T4564">int</text:span><text:span text:style-name="T4565"><text:s/>v,<text:s/></text:span><text:span text:style-name="T4566">int</text:span><text:span text:style-name="T4567"><text:s/>cl) {</text:span></text:p>
      <text:p text:style-name="P88"><text:span text:style-name="T4567"><text:s text:c="4"/>comp[v] = cl;</text:span></text:p>
      <text:p text:style-name="P88"><text:span text:style-name="T4567"><text:s text:c="4"/></text:span><text:span text:style-name="T4568">for</text:span><text:span text:style-name="T4569"><text:s/>(size_t i=0; i&lt;gt[v].size(); ++i) {</text:span></text:p>
      <text:p text:style-name="P88"><text:span text:style-name="T4569"><text:s text:c="8"/></text:span><text:span text:style-name="T4570">int</text:span><text:span text:style-name="T4571"><text:s/>to = gt[v][i];</text:span></text:p>
      <text:p text:style-name="P88"><text:span text:style-name="T4571"><text:s text:c="8"/></text:span><text:span text:style-name="T4572">if</text:span><text:span text:style-name="T4573"><text:s/>(comp[to] == -1)</text:span></text:p>
      <text:p text:style-name="P88"><text:span text:style-name="T4573"><text:s text:c="12"/>dfs2 (to, cl);</text:span></text:p>
      <text:p text:style-name="P88"><text:span text:style-name="T4573"><text:s text:c="4"/>}</text:span></text:p>
      <text:p text:style-name="P88"><text:span text:style-name="T4573">}</text:span></text:p>
      <text:p text:style-name="P88"><text:span text:style-name="T4574">int</text:span><text:span text:style-name="T4575"><text:s/>main()</text:span></text:p>
      <text:p text:style-name="P88"><text:span text:style-name="T4575">{</text:span></text:p>
      <text:p text:style-name="P88"><text:span text:style-name="T4575"><text:s text:c="8"/>n*=2;</text:span><text:span text:style-name="T4576">//i*2for true;<text:s text:c="11"/>i*2+1for false;</text:span></text:p>
      <text:p text:style-name="P88"><text:span text:style-name="T4577"><text:s text:c="8"/></text:span><text:span text:style-name="T4578">for</text:span><text:span text:style-name="T4579"><text:s/>(</text:span><text:span text:style-name="T4580">int</text:span><text:span text:style-name="T4581"><text:s/>i=0; i&lt;n; ++i)</text:span></text:p>
      <text:p text:style-name="P88"><text:span text:style-name="T4581"><text:s text:c="12"/></text:span><text:span text:style-name="T4582">if</text:span><text:span text:style-name="T4583"><text:s/>(!used[i])</text:span></text:p>
      <text:p text:style-name="P88"><text:span text:style-name="T4583"><text:s text:c="16"/>dfs1 (i);</text:span></text:p>
      <text:p text:style-name="P88"><text:span text:style-name="T4583"><text:s text:c="8"/>comp.assign (n, -1);</text:span></text:p>
      <text:p text:style-name="P88"><text:span text:style-name="T4583"><text:s text:c="8"/></text:span><text:span text:style-name="T4584">for</text:span><text:span text:style-name="T4585"><text:s/>(</text:span><text:span text:style-name="T4586">int</text:span><text:span text:style-name="T4587"><text:s/>i=0, j=0; i&lt;n; ++i) {</text:span></text:p>
      <text:p text:style-name="P88"><text:span text:style-name="T4587"><text:s text:c="12"/></text:span><text:span text:style-name="T4588">int</text:span><text:span text:style-name="T4589"><text:s/>v = order[n-i-1];</text:span></text:p>
      <text:p text:style-name="P88"><text:span text:style-name="T4589"><text:s text:c="12"/></text:span><text:span text:style-name="T4590">if</text:span><text:span text:style-name="T4591"><text:s/>(comp[v] == -1)</text:span></text:p>
      <text:p text:style-name="P88"><text:span text:style-name="T4591"><text:s text:c="16"/>dfs2 (v, j++);</text:span></text:p>
      <text:p text:style-name="P88"><text:span text:style-name="T4591"><text:s text:c="8"/>}</text:span></text:p>
      <text:p text:style-name="P88"><text:span text:style-name="T4591"><text:s text:c="8"/></text:span><text:span text:style-name="T4592">for</text:span><text:span text:style-name="T4593"><text:s/>(</text:span><text:span text:style-name="T4594">int</text:span><text:span text:style-name="T4595"><text:s/>i=0; i&lt;n; i+=2)</text:span></text:p>
      <text:p text:style-name="P88"><text:span text:style-name="T4595"><text:s text:c="12"/></text:span><text:span text:style-name="T4596">if</text:span><text:span text:style-name="T4597"><text:s/>(comp[i] == comp[i^1]) {</text:span><text:span text:style-name="T4598">//no solution</text:span></text:p>
      <text:p text:style-name="P88"><text:span text:style-name="T4599"><text:s text:c="16"/></text:span><text:span text:style-name="T4600">goto</text:span><text:span text:style-name="T4601"><text:s/>out;</text:span></text:p>
      <text:p text:style-name="P88"><text:span text:style-name="T4601"><text:s text:c="12"/>}</text:span></text:p>
      <text:p text:style-name="P88"><text:span text:style-name="T4601"><text:s text:c="8"/></text:span><text:span text:style-name="T4602">for</text:span><text:span text:style-name="T4603"><text:s/>(</text:span><text:span text:style-name="T4604">int</text:span><text:span text:style-name="T4605"><text:s/>i=0; i&lt;n; i+=2) {</text:span></text:p>
      <text:p text:style-name="P88"><text:span text:style-name="T4605"><text:s text:c="12"/></text:span><text:span text:style-name="T4606">int</text:span><text:span text:style-name="T4607"><text:s/>ans = comp[i] &gt; comp[i^1] ? i : i^1;</text:span></text:p>
      <text:p text:style-name="P88"><text:span text:style-name="T4607"><text:s text:c="12"/></text:span><text:span text:style-name="T4608">if</text:span><text:span text:style-name="T4609">(ans%2==0){</text:span><text:span text:style-name="T4610">/*(ans/2)+1 is true*/</text:span><text:span text:style-name="T4611">}</text:span></text:p>
      <text:p text:style-name="P88"><text:span text:style-name="T4611"><text:s text:c="8"/>}out:;</text:span></text:p>
      <text:p text:style-name="P88"><text:span text:style-name="T4611"><text:s text:c="4"/>}</text:span></text:p>
      <text:p text:style-name="P88"><text:span text:style-name="T4611"><text:s text:c="4"/></text:span><text:span text:style-name="T4612">return</text:span><text:span text:style-name="T4613"><text:s/>0;</text:span></text:p>
      <text:p text:style-name="P89"><text:span text:style-name="T4613">}</text:span></text:p>
      <text:p text:style-name="P90"><text:span text:style-name="T4614"/></text:p>
      <text:p text:style-name="P91"><text:span text:style-name="T4614"/></text:p>
      <text:p text:style-name="P92"><text:span text:style-name="T4615">Max Flow Dinic</text:span></text:p>
      <text:p text:style-name="P93"><text:span text:style-name="T4616">struct</text:span><text:span text:style-name="T4617"><text:s/></text:span><text:span text:style-name="T4618">FlowDinic</text:span><text:span text:style-name="T4619"><text:s/>{</text:span></text:p>
      <text:p text:style-name="P93"><text:span text:style-name="T4619"><text:tab/></text:span><text:span text:style-name="T4620">int</text:span><text:span text:style-name="T4621"><text:s/></text:span><text:span text:style-name="T4622">n</text:span><text:span text:style-name="T4623">,<text:s/></text:span><text:span text:style-name="T4624">m</text:span><text:span text:style-name="T4625">,<text:s/></text:span><text:span text:style-name="T4626">s</text:span><text:span text:style-name="T4627">,<text:s/></text:span><text:span text:style-name="T4628">t</text:span><text:span text:style-name="T4629">,<text:s/></text:span><text:span text:style-name="T4630">head</text:span><text:span text:style-name="T4631">,<text:s/></text:span><text:span text:style-name="T4632">tail</text:span><text:span text:style-name="T4633">,<text:s/></text:span><text:span text:style-name="T4634">ne</text:span><text:span text:style-name="T4635">;</text:span></text:p>
      <text:p text:style-name="P93"><text:span text:style-name="T4636"><text:tab/>#define</text:span><text:span text:style-name="T4637"><text:s/>data<text:s/></text:span><text:span text:style-name="T4638">int</text:span><text:span text:style-name="T4639"><text:s/></text:span><text:span text:style-name="T4640">// change int -&gt; LL if needed</text:span></text:p>
      <text:p text:style-name="P93"><text:span text:style-name="T4641"><text:tab/>data<text:s/></text:span><text:span text:style-name="T4642">data_inf</text:span><text:span text:style-name="T4643">;</text:span></text:p>
      <text:p text:style-name="P93"><text:span text:style-name="T4643"><text:tab/></text:span><text:span text:style-name="T4644">int</text:span><text:span text:style-name="T4645"><text:s/>*</text:span><text:span text:style-name="T4646">to</text:span><text:span text:style-name="T4647">, *</text:span><text:span text:style-name="T4648">next</text:span><text:span text:style-name="T4649">, *</text:span><text:span text:style-name="T4650">last</text:span><text:span text:style-name="T4651">, *</text:span><text:span text:style-name="T4652">d</text:span><text:span text:style-name="T4653">, *</text:span><text:span text:style-name="T4654">q</text:span><text:span text:style-name="T4655">, *</text:span><text:span text:style-name="T4656">now</text:span><text:span text:style-name="T4657">, *</text:span><text:span text:style-name="T4658">flow</text:span><text:span text:style-name="T4659">;data *</text:span><text:span text:style-name="T4660">cap</text:span><text:span text:style-name="T4661">;</text:span></text:p>
      <text:p text:style-name="P93"><text:span text:style-name="T4661"><text:tab/></text:span><text:span text:style-name="T4662">FlowDinic</text:span><text:span text:style-name="T4663">() { }</text:span></text:p>
      <text:p text:style-name="P93"><text:span text:style-name="T4663"><text:tab/></text:span><text:span text:style-name="T4664">FlowDinic</text:span><text:span text:style-name="T4665">(</text:span><text:span text:style-name="T4666">int</text:span><text:span text:style-name="T4667"><text:s/>xn,<text:s/></text:span><text:span text:style-name="T4668">int</text:span><text:span text:style-name="T4669"><text:s/>xm) { <text:tab/><text:tab/></text:span><text:span text:style-name="T4670">// INITIALIZE WITH THIS</text:span></text:p>
      <text:p text:style-name="P93"><text:span text:style-name="T4671"><text:tab/><text:tab/></text:span><text:span text:style-name="T4672">n</text:span><text:span text:style-name="T4673"><text:s/>= xn + 10;<text:s/></text:span><text:span text:style-name="T4674">m</text:span><text:span text:style-name="T4675"><text:s/>= xm + 10;<text:s/></text:span><text:span text:style-name="T4676">ne</text:span><text:span text:style-name="T4677"><text:s/>= 0;<text:s/></text:span><text:span text:style-name="T4678">to</text:span><text:span text:style-name="T4679"><text:s/>=<text:s/></text:span><text:span text:style-name="T4680">new</text:span><text:span text:style-name="T4681"><text:s/></text:span><text:span text:style-name="T4682">int</text:span><text:span text:style-name="T4683">[</text:span><text:span text:style-name="T4684">m</text:span><text:span text:style-name="T4685">];<text:s/></text:span><text:span text:style-name="T4686">cap</text:span><text:span text:style-name="T4687"><text:s/>=<text:s/></text:span><text:span text:style-name="T4688">new</text:span><text:span text:style-name="T4689"><text:s/>data[</text:span><text:span text:style-name="T4690">m</text:span><text:span text:style-name="T4691">];</text:span></text:p>
      <text:p text:style-name="P93"><text:span text:style-name="T4691"><text:tab/><text:tab/></text:span><text:span text:style-name="T4692">next</text:span><text:span text:style-name="T4693"><text:s/>=<text:s/></text:span><text:span text:style-name="T4694">new</text:span><text:span text:style-name="T4695"><text:s/></text:span><text:span text:style-name="T4696">int</text:span><text:span text:style-name="T4697">[</text:span><text:span text:style-name="T4698">m</text:span><text:span text:style-name="T4699">],<text:s/></text:span><text:span text:style-name="T4700">flow</text:span><text:span text:style-name="T4701"><text:s/>=<text:s/></text:span><text:span text:style-name="T4702">new</text:span><text:span text:style-name="T4703"><text:s/></text:span><text:span text:style-name="T4704">int</text:span><text:span text:style-name="T4705">[</text:span><text:span text:style-name="T4706">m</text:span><text:span text:style-name="T4707">];<text:s/></text:span><text:span text:style-name="T4708">d</text:span><text:span text:style-name="T4709"><text:s/>=<text:s/></text:span><text:span text:style-name="T4710">new</text:span><text:span text:style-name="T4711"><text:s/></text:span><text:span text:style-name="T4712">int</text:span><text:span text:style-name="T4713">[</text:span><text:span text:style-name="T4714">n</text:span><text:span text:style-name="T4715">];<text:s/></text:span><text:span text:style-name="T4716">q</text:span><text:span text:style-name="T4717"><text:s/>=<text:s/></text:span><text:span text:style-name="T4718">new</text:span><text:span text:style-name="T4719"><text:s/></text:span><text:span text:style-name="T4720">int</text:span><text:span text:style-name="T4721">[</text:span><text:span text:style-name="T4722">n</text:span><text:span text:style-name="T4723"><text:s/>+<text:s/></text:span><text:span text:style-name="T4724">n</text:span><text:span text:style-name="T4725">];</text:span></text:p>
      <text:p text:style-name="P93"><text:span text:style-name="T4725"><text:tab/><text:tab/></text:span><text:span text:style-name="T4726">now</text:span><text:span text:style-name="T4727"><text:s/>=<text:s/></text:span><text:span text:style-name="T4728">new</text:span><text:span text:style-name="T4729"><text:s/></text:span><text:span text:style-name="T4730">int</text:span><text:span text:style-name="T4731">[</text:span><text:span text:style-name="T4732">n</text:span><text:span text:style-name="T4733">];<text:s/></text:span><text:span text:style-name="T4734">last</text:span><text:span text:style-name="T4735"><text:s/>=<text:s/></text:span><text:span text:style-name="T4736">new</text:span><text:span text:style-name="T4737"><text:s/></text:span><text:span text:style-name="T4738">int</text:span><text:span text:style-name="T4739">[</text:span><text:span text:style-name="T4740">n</text:span><text:span text:style-name="T4741">]; fill(</text:span><text:span text:style-name="T4742">last</text:span><text:span text:style-name="T4743">,<text:s/></text:span><text:span text:style-name="T4744">last</text:span><text:span text:style-name="T4745"><text:s/>+<text:s/></text:span><text:span text:style-name="T4746">n</text:span><text:span text:style-name="T4747">, -1);</text:span></text:p>
      <text:p text:style-name="P93"><text:span text:style-name="T4747"><text:tab/>}</text:span></text:p>
      <text:p text:style-name="P93"><text:span text:style-name="T4747"><text:tab/></text:span><text:span text:style-name="T4748">void</text:span><text:span text:style-name="T4749"><text:s/></text:span><text:span text:style-name="T4750">clear</text:span><text:span text:style-name="T4751">() {</text:span></text:p>
      <text:p text:style-name="P93"><text:span text:style-name="T4751"><text:tab/><text:tab/></text:span><text:span text:style-name="T4752">ne</text:span><text:span text:style-name="T4753"><text:s/>= 0;fill(</text:span><text:span text:style-name="T4754">last</text:span><text:span text:style-name="T4755">,<text:s/></text:span><text:span text:style-name="T4756">last</text:span><text:span text:style-name="T4757"><text:s/>+<text:s/></text:span><text:span text:style-name="T4758">n</text:span><text:span text:style-name="T4759">, -1);</text:span></text:p>
      <text:p text:style-name="P93"><text:span text:style-name="T4759"><text:tab/>}</text:span></text:p>
      <text:p text:style-name="P93"><text:span text:style-name="T4759"><text:tab/></text:span><text:span text:style-name="T4760">inline</text:span><text:span text:style-name="T4761"><text:s/></text:span><text:span text:style-name="T4762">void</text:span><text:span text:style-name="T4763"><text:s/></text:span><text:span text:style-name="T4764">add_edge</text:span><text:span text:style-name="T4765">(</text:span><text:span text:style-name="T4766">int</text:span><text:span text:style-name="T4767"><text:s/>u,<text:s/></text:span><text:span text:style-name="T4768">int</text:span><text:span text:style-name="T4769"><text:s/>v, data uv, data vu = 0) {</text:span></text:p>
      <text:p text:style-name="P93"><text:span text:style-name="T4769"><text:tab/><text:tab/></text:span><text:span text:style-name="T4770">to</text:span><text:span text:style-name="T4771">[</text:span><text:span text:style-name="T4772">ne</text:span><text:span text:style-name="T4773">] = v;<text:s/></text:span><text:span text:style-name="T4774">cap</text:span><text:span text:style-name="T4775">[</text:span><text:span text:style-name="T4776">ne</text:span><text:span text:style-name="T4777">] = uv;<text:s/></text:span><text:span text:style-name="T4778">next</text:span><text:span text:style-name="T4779">[</text:span><text:span text:style-name="T4780">ne</text:span><text:span text:style-name="T4781">] =<text:s/></text:span><text:span text:style-name="T4782">last</text:span><text:span text:style-name="T4783">[u];<text:s/></text:span><text:span text:style-name="T4784">flow</text:span><text:span text:style-name="T4785">[</text:span><text:span text:style-name="T4786">ne</text:span><text:span text:style-name="T4787">] = 0;<text:s/></text:span><text:span text:style-name="T4788">last</text:span><text:span text:style-name="T4789">[u] =<text:s/></text:span><text:span text:style-name="T4790">ne</text:span><text:span text:style-name="T4791">++;</text:span></text:p>
      <text:p text:style-name="P93"><text:span text:style-name="T4791"><text:tab/><text:tab/></text:span><text:span text:style-name="T4792">to</text:span><text:span text:style-name="T4793">[</text:span><text:span text:style-name="T4794">ne</text:span><text:span text:style-name="T4795">] = u;<text:s/></text:span><text:span text:style-name="T4796">cap</text:span><text:span text:style-name="T4797">[</text:span><text:span text:style-name="T4798">ne</text:span><text:span text:style-name="T4799">] = uv;<text:s/></text:span><text:span text:style-name="T4800">next</text:span><text:span text:style-name="T4801">[</text:span><text:span text:style-name="T4802">ne</text:span><text:span text:style-name="T4803">] =<text:s/></text:span><text:span text:style-name="T4804">last</text:span><text:span text:style-name="T4805">[v];<text:s/></text:span><text:span text:style-name="T4806">flow</text:span><text:span text:style-name="T4807">[</text:span><text:span text:style-name="T4808">ne</text:span><text:span text:style-name="T4809">] = 0;<text:s/></text:span><text:span text:style-name="T4810">last</text:span><text:span text:style-name="T4811">[v] =<text:s/></text:span><text:span text:style-name="T4812">ne</text:span><text:span text:style-name="T4813">++;</text:span></text:p>
      <text:p text:style-name="P93"><text:span text:style-name="T4813"><text:tab/>}</text:span></text:p>
      <text:p text:style-name="P93"><text:span text:style-name="T4813"><text:tab/></text:span><text:span text:style-name="T4814">inline</text:span><text:span text:style-name="T4815"><text:s/></text:span><text:span text:style-name="T4816">bool</text:span><text:span text:style-name="T4817"><text:s/></text:span><text:span text:style-name="T4818">bfs</text:span><text:span text:style-name="T4819">() {</text:span></text:p>
      <text:p text:style-name="P93"><text:span text:style-name="T4819"><text:tab/><text:tab/>fill(</text:span><text:span text:style-name="T4820">d</text:span><text:span text:style-name="T4821">,<text:s/></text:span><text:span text:style-name="T4822">d</text:span><text:span text:style-name="T4823"><text:s/>+<text:s/></text:span><text:span text:style-name="T4824">n</text:span><text:span text:style-name="T4825">, -1);</text:span></text:p>
      <text:p text:style-name="P93"><text:span text:style-name="T4825"><text:tab/><text:tab/></text:span><text:span text:style-name="T4826">head</text:span><text:span text:style-name="T4827"><text:s/>=<text:s/></text:span><text:span text:style-name="T4828">tail</text:span><text:span text:style-name="T4829"><text:s/>= 0;<text:s/></text:span><text:span text:style-name="T4830">d</text:span><text:span text:style-name="T4831">[</text:span><text:span text:style-name="T4832">t</text:span><text:span text:style-name="T4833">] = 0;<text:s/></text:span><text:span text:style-name="T4834">q</text:span><text:span text:style-name="T4835">[</text:span><text:span text:style-name="T4836">tail</text:span><text:span text:style-name="T4837">++] =<text:s/></text:span><text:span text:style-name="T4838">t</text:span><text:span text:style-name="T4839">;</text:span></text:p>
      <text:p text:style-name="P93"><text:span text:style-name="T4839"><text:tab/><text:tab/></text:span><text:span text:style-name="T4840">int</text:span><text:span text:style-name="T4841"><text:s/>u, v, e;</text:span></text:p>
      <text:p text:style-name="P93"><text:span text:style-name="T4841"><text:tab/><text:tab/></text:span><text:span text:style-name="T4842">while</text:span><text:span text:style-name="T4843"><text:s/>(</text:span><text:span text:style-name="T4844">head</text:span><text:span text:style-name="T4845"><text:s/>&lt;<text:s/></text:span><text:span text:style-name="T4846">tail</text:span><text:span text:style-name="T4847">) {</text:span></text:p>
      <text:p text:style-name="P93"><text:span text:style-name="T4847"><text:tab/><text:tab/><text:tab/>u =<text:s/></text:span><text:span text:style-name="T4848">q</text:span><text:span text:style-name="T4849">[</text:span><text:span text:style-name="T4850">head</text:span><text:span text:style-name="T4851">++];</text:span></text:p>
      <text:p text:style-name="P93"><text:span text:style-name="T4851"><text:tab/><text:tab/><text:tab/></text:span><text:span text:style-name="T4852">for</text:span><text:span text:style-name="T4853"><text:s/>(e =<text:s/></text:span><text:span text:style-name="T4854">last</text:span><text:span text:style-name="T4855">[u]; e != -1; e =<text:s/></text:span><text:span text:style-name="T4856">next</text:span><text:span text:style-name="T4857">[e]) {</text:span></text:p>
      <text:p text:style-name="P93"><text:span text:style-name="T4857"><text:tab/><text:tab/><text:tab/><text:tab/>v =<text:s/></text:span><text:span text:style-name="T4858">to</text:span><text:span text:style-name="T4859">[e];</text:span></text:p>
      <text:p text:style-name="P93"><text:span text:style-name="T4859"><text:tab/><text:tab/><text:tab/><text:tab/></text:span><text:span text:style-name="T4860">if</text:span><text:span text:style-name="T4861"><text:s/>(</text:span><text:span text:style-name="T4862">cap</text:span><text:span text:style-name="T4863">[e ^ 1] &gt;<text:s/></text:span><text:span text:style-name="T4864">flow</text:span><text:span text:style-name="T4865">[e ^ 1] &amp;&amp;<text:s/></text:span><text:span text:style-name="T4866">d</text:span><text:span text:style-name="T4867">[v] == -1) {</text:span></text:p>
      <text:p text:style-name="P93"><text:span text:style-name="T4867"><text:tab/><text:tab/><text:tab/><text:tab/><text:tab/></text:span><text:span text:style-name="T4868">q</text:span><text:span text:style-name="T4869">[</text:span><text:span text:style-name="T4870">tail</text:span><text:span text:style-name="T4871">++] = v;<text:s/></text:span><text:span text:style-name="T4872">d</text:span><text:span text:style-name="T4873">[v] =<text:s/></text:span><text:span text:style-name="T4874">d</text:span><text:span text:style-name="T4875">[u] + 1;</text:span></text:p>
      <text:p text:style-name="P93"><text:span text:style-name="T4875"><text:tab/><text:tab/><text:tab/><text:tab/>}</text:span></text:p>
      <text:p text:style-name="P93"><text:span text:style-name="T4875"><text:tab/><text:tab/><text:tab/>}</text:span></text:p>
      <text:p text:style-name="P93"><text:span text:style-name="T4875"><text:tab/><text:tab/>}</text:span></text:p>
      <text:p text:style-name="P93"><text:span text:style-name="T4875"><text:tab/><text:tab/></text:span><text:span text:style-name="T4876">return</text:span><text:span text:style-name="T4877"><text:s/></text:span><text:span text:style-name="T4878">d</text:span><text:span text:style-name="T4879">[</text:span><text:span text:style-name="T4880">s</text:span><text:span text:style-name="T4881">] != -1;</text:span></text:p>
      <text:p text:style-name="P93"><text:span text:style-name="T4881"><text:tab/>}</text:span></text:p>
      <text:p text:style-name="P93"><text:span text:style-name="T4881"><text:tab/>data<text:s/></text:span><text:span text:style-name="T4882">dfs</text:span><text:span text:style-name="T4883">(</text:span><text:span text:style-name="T4884">int</text:span><text:span text:style-name="T4885"><text:s/>u, data f) {</text:span></text:p>
      <text:p text:style-name="P93"><text:span text:style-name="T4885"><text:tab/><text:tab/></text:span><text:span text:style-name="T4886">if</text:span><text:span text:style-name="T4887"><text:s/>(u ==<text:s/></text:span><text:span text:style-name="T4888">t</text:span><text:span text:style-name="T4889">)<text:tab/></text:span><text:span text:style-name="T4890">return</text:span><text:span text:style-name="T4891"><text:s/>f;</text:span></text:p>
      <text:p text:style-name="P93"><text:span text:style-name="T4891"><text:tab/><text:tab/></text:span><text:span text:style-name="T4892">int</text:span><text:span text:style-name="T4893"><text:s/>v;data ret;</text:span></text:p>
      <text:p text:style-name="P93"><text:span text:style-name="T4893"><text:tab/><text:tab/></text:span><text:span text:style-name="T4894">for</text:span><text:span text:style-name="T4895"><text:s/>(</text:span><text:span text:style-name="T4896">int</text:span><text:span text:style-name="T4897"><text:s/>&amp;e =<text:s/></text:span><text:span text:style-name="T4898">now</text:span><text:span text:style-name="T4899">[u]; e != -1; e =<text:s/></text:span><text:span text:style-name="T4900">next</text:span><text:span text:style-name="T4901">[e]) {</text:span></text:p>
      <text:p text:style-name="P93"><text:span text:style-name="T4901"><text:tab/><text:tab/><text:tab/>v =<text:s/></text:span><text:span text:style-name="T4902">to</text:span><text:span text:style-name="T4903">[e];</text:span></text:p>
      <text:p text:style-name="P93"><text:span text:style-name="T4903"><text:tab/><text:tab/><text:tab/></text:span><text:span text:style-name="T4904">if</text:span><text:span text:style-name="T4905"><text:s/>(</text:span><text:span text:style-name="T4906">cap</text:span><text:span text:style-name="T4907">[e] &gt;<text:s/></text:span><text:span text:style-name="T4908">flow</text:span><text:span text:style-name="T4909">[e] &amp;&amp;<text:s/></text:span><text:span text:style-name="T4910">d</text:span><text:span text:style-name="T4911">[u] ==<text:s/></text:span><text:span text:style-name="T4912">d</text:span><text:span text:style-name="T4913">[v] + 1) {</text:span></text:p>
      <text:p text:style-name="P93"><text:span text:style-name="T4913"><text:tab/><text:tab/><text:tab/><text:tab/>ret = dfs(v, min(f,<text:s/></text:span><text:span text:style-name="T4914">cap</text:span><text:span text:style-name="T4915">[e] -<text:s/></text:span><text:span text:style-name="T4916">flow</text:span><text:span text:style-name="T4917">[e]));</text:span></text:p>
      <text:p text:style-name="P93"><text:span text:style-name="T4917"><text:tab/><text:tab/><text:tab/><text:tab/></text:span><text:span text:style-name="T4918">if</text:span><text:span text:style-name="T4919"><text:s/>(ret &gt; 0) {</text:span></text:p>
      <text:p text:style-name="P93"><text:span text:style-name="T4919"><text:tab/><text:tab/><text:tab/><text:tab/><text:tab/></text:span><text:span text:style-name="T4920">flow</text:span><text:span text:style-name="T4921">[e ^ 1] -= ret;<text:s/></text:span><text:span text:style-name="T4922">flow</text:span><text:span text:style-name="T4923">[e] += ret;</text:span></text:p>
      <text:p text:style-name="P93"><text:span text:style-name="T4923"><text:tab/><text:tab/><text:tab/><text:tab/><text:tab/></text:span><text:span text:style-name="T4924">return</text:span><text:span text:style-name="T4925"><text:s/>ret;</text:span></text:p>
      <text:p text:style-name="P93"><text:span text:style-name="T4925"><text:tab/><text:tab/><text:tab/><text:tab/>}</text:span></text:p>
      <text:p text:style-name="P93"><text:span text:style-name="T4925"><text:tab/><text:tab/><text:tab/>}</text:span></text:p>
      <text:p text:style-name="P93"><text:span text:style-name="T4925"><text:tab/><text:tab/>}</text:span></text:p>
      <text:p text:style-name="P93"><text:span text:style-name="T4925"><text:tab/><text:tab/></text:span><text:span text:style-name="T4926">return</text:span><text:span text:style-name="T4927"><text:s/>0;</text:span></text:p>
      <text:p text:style-name="P93"><text:span text:style-name="T4927"><text:tab/>}</text:span></text:p>
      <text:p text:style-name="P93"><text:span text:style-name="T4927"><text:tab/>data<text:s/></text:span><text:span text:style-name="T4928">maxflow</text:span><text:span text:style-name="T4929">(</text:span><text:span text:style-name="T4930">int</text:span><text:span text:style-name="T4931"><text:s/>source,<text:s/></text:span><text:span text:style-name="T4932">int</text:span><text:span text:style-name="T4933"><text:s/>sink) {</text:span></text:p>
      <text:p text:style-name="P93"><text:span text:style-name="T4933"><text:tab/><text:tab/></text:span><text:span text:style-name="T4934">s</text:span><text:span text:style-name="T4935"><text:s/>= source;<text:s/></text:span><text:span text:style-name="T4936">t</text:span><text:span text:style-name="T4937"><text:s/>= sink; data f = 0, x;</text:span></text:p>
      <text:p text:style-name="P93"><text:span text:style-name="T4937"><text:tab/><text:tab/></text:span><text:span text:style-name="T4938">data_inf</text:span><text:span text:style-name="T4939"><text:s/>= numeric_limits&lt;data&gt;::max(); ms(</text:span><text:span text:style-name="T4940">flow</text:span><text:span text:style-name="T4941">, 0);</text:span></text:p>
      <text:p text:style-name="P93"><text:span text:style-name="T4941"><text:tab/><text:tab/></text:span><text:span text:style-name="T4942">while</text:span><text:span text:style-name="T4943"><text:s/>(bfs()) {</text:span></text:p>
      <text:p text:style-name="P93"><text:span text:style-name="T4943"><text:tab/><text:tab/><text:tab/>rep(i,<text:s/></text:span><text:span text:style-name="T4944">n</text:span><text:span text:style-name="T4945">)<text:s/></text:span><text:span text:style-name="T4946">now</text:span><text:span text:style-name="T4947">[i] =<text:s/></text:span><text:span text:style-name="T4948">last</text:span><text:span text:style-name="T4949">[i];</text:span></text:p>
      <text:p text:style-name="P93"><text:span text:style-name="T4949"><text:tab/><text:tab/><text:tab/></text:span><text:span text:style-name="T4950">while</text:span><text:span text:style-name="T4951"><text:s/>(</text:span><text:span text:style-name="T4952">true</text:span><text:span text:style-name="T4953">) {</text:span></text:p>
      <text:p text:style-name="P93"><text:span text:style-name="T4953"><text:tab/><text:tab/><text:tab/><text:tab/>x = dfs(</text:span><text:span text:style-name="T4954">s</text:span><text:span text:style-name="T4955">,<text:s/></text:span><text:span text:style-name="T4956">data_inf</text:span><text:span text:style-name="T4957">);</text:span></text:p>
      <text:p text:style-name="P93"><text:span text:style-name="T4957"><text:tab/><text:tab/><text:tab/><text:tab/></text:span><text:span text:style-name="T4958">if</text:span><text:span text:style-name="T4959"><text:s/>(x == 0)<text:s/></text:span><text:span text:style-name="T4960">break</text:span><text:span text:style-name="T4961">;</text:span></text:p>
      <text:p text:style-name="P93"><text:span text:style-name="T4961"><text:tab/><text:tab/><text:tab/><text:tab/>f = f + x;</text:span></text:p>
      <text:p text:style-name="P93"><text:span text:style-name="T4961"><text:tab/><text:tab/><text:tab/>}</text:span></text:p>
      <text:p text:style-name="P93"><text:span text:style-name="T4961"><text:tab/><text:tab/>}</text:span></text:p>
      <text:p text:style-name="P93"><text:span text:style-name="T4961"><text:tab/><text:tab/></text:span><text:span text:style-name="T4962">return</text:span><text:span text:style-name="T4963"><text:s/>f;</text:span></text:p>
      <text:p text:style-name="P93"><text:span text:style-name="T4963"><text:tab/>}</text:span></text:p>
      <text:p text:style-name="P93"><text:span text:style-name="T4963">} G;</text:span></text:p>
      <text:p text:style-name="P94"><text:span text:style-name="T4964">Flow With Lower Bound Constraints</text:span></text:p>
      <text:p text:style-name="P95"><text:span text:style-name="T4965">if there is a lower bound(lb) and upper bound(ub) between edges (u,v) 1. add_edge(u,v,ub-lb) 2. add_edge(SS,v,lb) 3. add_edge(u,TT,lb) 4. add_edge(T,S,inf) 5. run flow = SS, TT</text:span></text:p>
      <text:p text:style-name="P96"><text:span text:style-name="T4966">Articulation Points and Bridges</text:span></text:p>
      <text:p text:style-name="P97"><text:span text:style-name="T4967">vi</text:span><text:span text:style-name="T4968"><text:s/>G[MAX];</text:span></text:p>
      <text:p text:style-name="P97"><text:span text:style-name="T4969">int</text:span><text:span text:style-name="T4970"><text:s/>low[MAX], dnum[MAX], art[MAX];</text:span></text:p>
      <text:p text:style-name="P97"><text:span text:style-name="T4971">vector</text:span><text:span text:style-name="T4972">&lt;</text:span><text:span text:style-name="T4973">pair</text:span><text:span text:style-name="T4974">&lt;</text:span><text:span text:style-name="T4975">int</text:span><text:span text:style-name="T4976">,<text:s/></text:span><text:span text:style-name="T4977">int</text:span><text:span text:style-name="T4978">&gt; &gt; bridges;</text:span></text:p>
      <text:p text:style-name="P97"><text:span text:style-name="T4979">int</text:span><text:span text:style-name="T4980"><text:s/>n, tm;</text:span></text:p>
      <text:p text:style-name="P97"><text:span text:style-name="T4981">// after running this art[u] will be true if u is an articulation point</text:span></text:p>
      <text:p text:style-name="P97"><text:span text:style-name="T4981">// bridge will contain the list of bridges in the graph</text:span></text:p>
      <text:p text:style-name="P97"><text:span text:style-name="T4982">void</text:span><text:span text:style-name="T4983"><text:s/></text:span><text:span text:style-name="T4984">dfs</text:span><text:span text:style-name="T4985">(</text:span><text:span text:style-name="T4986">int</text:span><text:span text:style-name="T4987"><text:s/>u,<text:s/></text:span><text:span text:style-name="T4988">int</text:span><text:span text:style-name="T4989"><text:s/>p) {</text:span></text:p>
      <text:p text:style-name="P97"><text:span text:style-name="T4989"><text:s text:c="2"/>low[u] = dnum[u] = tm++;</text:span></text:p>
      <text:p text:style-name="P97"><text:span text:style-name="T4989"><text:s text:c="2"/>rep(i, sz(G[u])) {</text:span></text:p>
      <text:p text:style-name="P97"><text:span text:style-name="T4989"><text:s text:c="5"/></text:span><text:span text:style-name="T4990">int</text:span><text:span text:style-name="T4991"><text:s/>v = G[u][i];</text:span></text:p>
      <text:p text:style-name="P97"><text:span text:style-name="T4991"><text:s text:c="5"/></text:span><text:span text:style-name="T4992">if</text:span><text:span text:style-name="T4993"><text:s/>(v == p)<text:s/></text:span><text:span text:style-name="T4994">continue</text:span><text:span text:style-name="T4995">;</text:span></text:p>
      <text:p text:style-name="P97"><text:span text:style-name="T4995"><text:s text:c="5"/></text:span><text:span text:style-name="T4996">if</text:span><text:span text:style-name="T4997"><text:s/>(dnum[v] == -1) {</text:span></text:p>
      <text:p text:style-name="P97"><text:span text:style-name="T4997"><text:s text:c="9"/>dfs(v, u);</text:span></text:p>
      <text:p text:style-name="P97"><text:span text:style-name="T4997"><text:s text:c="9"/></text:span><text:span text:style-name="T4998">if</text:span><text:span text:style-name="T4999"><text:s/>(low[v] &gt; dnum[u])</text:span></text:p>
      <text:p text:style-name="P97"><text:span text:style-name="T4999"><text:s text:c="9"/>bridges.pb(</text:span></text:p>
      <text:p text:style-name="P97"><text:span text:style-name="T4999"><text:s text:c="9"/>mp(min(u, v), max(u, v)));</text:span></text:p>
      <text:p text:style-name="P97"><text:span text:style-name="T4999"><text:s text:c="9"/>low[u] = min(low[u], low[v]);</text:span></text:p>
      <text:p text:style-name="P97"><text:span text:style-name="T4999"><text:s text:c="9"/></text:span></text:p>
      <text:p text:style-name="P97"><text:span text:style-name="T5000"/></text:p>
      <text:p text:style-name="P97"><text:span text:style-name="T5000"/></text:p>
      <text:p text:style-name="P97"><text:span text:style-name="T5001"><text:s text:c="4"/>if</text:span><text:span text:style-name="T5002"><text:s/>(dnum[u] &gt; 0 &amp;&amp; low[v] &gt;= dnum[u])</text:span></text:p>
      <text:p text:style-name="P97"><text:span text:style-name="T5002"><text:s text:c="16"/>art[u] = 1;</text:span></text:p>
      <text:p text:style-name="P97"><text:span text:style-name="T5002"><text:s text:c="8"/>}<text:s/></text:span><text:span text:style-name="T5003">else</text:span></text:p>
      <text:p text:style-name="P97"><text:span text:style-name="T5004"><text:s text:c="12"/>low[u] = min(low[u], dnum[v]);</text:span></text:p>
      <text:p text:style-name="P97"><text:span text:style-name="T5004"><text:s text:c="4"/>}</text:span></text:p>
      <text:p text:style-name="P97"><text:span text:style-name="T5004"><text:s text:c="4"/></text:span><text:span text:style-name="T5005">if</text:span><text:span text:style-name="T5006"><text:s/>(dnum[u] == 0 &amp;&amp; ch &gt; 1)</text:span></text:p>
      <text:p text:style-name="P97"><text:span text:style-name="T5006"><text:s text:c="8"/>art[u] = 1;</text:span></text:p>
      <text:p text:style-name="P97"><text:span text:style-name="T5006">}</text:span></text:p>
      <text:p text:style-name="P97"><text:span text:style-name="T5007">int</text:span><text:span text:style-name="T5008"><text:s/></text:span><text:span text:style-name="T5009">main</text:span><text:span text:style-name="T5010">() {</text:span></text:p>
      <text:p text:style-name="P97"><text:span text:style-name="T5010"><text:s text:c="4"/></text:span><text:span text:style-name="T5011">// initialize like this:</text:span></text:p>
      <text:p text:style-name="P97"><text:span text:style-name="T5012"><text:s text:c="4"/>rep(i, n) {</text:span></text:p>
      <text:p text:style-name="P97"><text:span text:style-name="T5012"><text:s text:c="8"/>G[i].clear();</text:span></text:p>
      <text:p text:style-name="P97"><text:span text:style-name="T5012"><text:s text:c="8"/>dnum[i] = -1;</text:span></text:p>
      <text:p text:style-name="P97"><text:span text:style-name="T5012"><text:s text:c="8"/>art[i] = 0;</text:span></text:p>
      <text:p text:style-name="P97"><text:span text:style-name="T5012"><text:s text:c="4"/>}</text:span></text:p>
      <text:p text:style-name="P97"><text:span text:style-name="T5012"><text:s text:c="4"/></text:span><text:span text:style-name="T5013">// run the algorithm</text:span></text:p>
      <text:p text:style-name="P97"><text:span text:style-name="T5014"><text:s text:c="4"/>tm = 0;</text:span></text:p>
      <text:p text:style-name="P97"><text:span text:style-name="T5014"><text:s text:c="4"/>rep(i, n) {</text:span></text:p>
      <text:p text:style-name="P97"><text:span text:style-name="T5014"><text:s text:c="8"/></text:span><text:span text:style-name="T5015">if</text:span><text:span text:style-name="T5016"><text:s/>(dnum[i] == -1) dfs(i, -1);</text:span></text:p>
      <text:p text:style-name="P97"><text:span text:style-name="T5016"><text:s text:c="4"/>}</text:span></text:p>
      <text:p text:style-name="P97"><text:span text:style-name="T5016">}</text:span></text:p>
      <text:p text:style-name="P97"><text:span text:style-name="T5017"/></text:p>
      <text:p text:style-name="P98"><text:span text:style-name="T5018">Bipartite Matching</text:span></text:p>
      <text:p text:style-name="P99"><text:span text:style-name="T5019">struct</text:span><text:span text:style-name="T5020"><text:s/></text:span><text:span text:style-name="T5021">bipartite_matching {</text:span></text:p>
      <text:p text:style-name="P99"><text:span text:style-name="T5022"><text:tab/></text:span><text:span text:style-name="T5023">static</text:span><text:span text:style-name="T5024"><text:s/></text:span><text:span text:style-name="T5025">const</text:span><text:span text:style-name="T5026"><text:s/></text:span><text:span text:style-name="T5027">int</text:span><text:span text:style-name="T5028"><text:s/></text:span><text:span text:style-name="T5029">MAXN</text:span><text:span text:style-name="T5030"><text:s/>= 105;</text:span></text:p>
      <text:p text:style-name="P99"><text:span text:style-name="T5030"><text:tab/></text:span><text:span text:style-name="T5031">int</text:span><text:span text:style-name="T5032"><text:s/></text:span><text:span text:style-name="T5033">n</text:span><text:span text:style-name="T5034">,<text:s/></text:span><text:span text:style-name="T5035">m</text:span><text:span text:style-name="T5036">,<text:s/></text:span><text:span text:style-name="T5037">L</text:span><text:span text:style-name="T5038">[</text:span><text:span text:style-name="T5039">MAXN</text:span><text:span text:style-name="T5040">],<text:s/></text:span><text:span text:style-name="T5041">R</text:span><text:span text:style-name="T5042">[</text:span><text:span text:style-name="T5043">MAXN</text:span><text:span text:style-name="T5044">];<text:s/></text:span><text:span text:style-name="T5045">// n = left side</text:span></text:p>
      <text:p text:style-name="P99"><text:span text:style-name="T5046"><text:tab/></text:span><text:span text:style-name="T5047">int</text:span><text:span text:style-name="T5048"><text:s/></text:span><text:span text:style-name="T5049">last</text:span><text:span text:style-name="T5050">[</text:span><text:span text:style-name="T5051">MAXN</text:span><text:span text:style-name="T5052">],<text:s/></text:span><text:span text:style-name="T5053">next</text:span><text:span text:style-name="T5054">[</text:span><text:span text:style-name="T5055">MAXN</text:span><text:span text:style-name="T5056"><text:s/>*<text:s/></text:span><text:span text:style-name="T5057">MAXN</text:span><text:span text:style-name="T5058"><text:s/>+ 20],<text:s/></text:span><text:span text:style-name="T5059">to</text:span><text:span text:style-name="T5060">[</text:span><text:span text:style-name="T5061">MAXN</text:span><text:span text:style-name="T5062"><text:s/>*<text:s/></text:span><text:span text:style-name="T5063">MAXN</text:span><text:span text:style-name="T5064"><text:s/>+ 20],<text:s/></text:span><text:span text:style-name="T5065">vis</text:span><text:span text:style-name="T5066">[</text:span><text:span text:style-name="T5067">MAXN</text:span><text:span text:style-name="T5068">];</text:span></text:p>
      <text:p text:style-name="P99"><text:span text:style-name="T5068"><text:tab/></text:span><text:span text:style-name="T5069">int</text:span><text:span text:style-name="T5070"><text:s/></text:span><text:span text:style-name="T5071">ne</text:span><text:span text:style-name="T5072">;</text:span></text:p>
      <text:p text:style-name="P99"><text:span text:style-name="T5072"><text:tab/></text:span><text:span text:style-name="T5073">void</text:span><text:span text:style-name="T5074"><text:s/></text:span><text:span text:style-name="T5075">init</text:span><text:span text:style-name="T5076">(</text:span><text:span text:style-name="T5077">int</text:span><text:span text:style-name="T5078"><text:s/>_n,<text:s/></text:span><text:span text:style-name="T5079">int</text:span><text:span text:style-name="T5080"><text:s/>_m) {</text:span></text:p>
      <text:p text:style-name="P99"><text:span text:style-name="T5080"><text:tab/></text:span><text:span text:style-name="T5081">n</text:span><text:span text:style-name="T5082"><text:s/>= _n;</text:span></text:p>
      <text:p text:style-name="P99"><text:span text:style-name="T5082"><text:tab/></text:span><text:span text:style-name="T5083">m</text:span><text:span text:style-name="T5084"><text:s/>= _m, fill(</text:span><text:span text:style-name="T5085">last</text:span><text:span text:style-name="T5086">,<text:s/></text:span><text:span text:style-name="T5087">last</text:span><text:span text:style-name="T5088"><text:s/>+<text:s/></text:span><text:span text:style-name="T5089">n</text:span><text:span text:style-name="T5090"><text:s/>+<text:s/></text:span><text:span text:style-name="T5091">m</text:span><text:span text:style-name="T5092"><text:s/>+ 1, -1);</text:span></text:p>
      <text:p text:style-name="P99"><text:span text:style-name="T5092"><text:tab/></text:span><text:span text:style-name="T5093">ne</text:span><text:span text:style-name="T5094"><text:s/>= 0;</text:span></text:p>
      <text:p text:style-name="P99"><text:span text:style-name="T5094"><text:tab/>}</text:span></text:p>
      <text:p text:style-name="P99"><text:span text:style-name="T5094"><text:tab/></text:span><text:span text:style-name="T5095">void</text:span><text:span text:style-name="T5096"><text:s/></text:span><text:span text:style-name="T5097">insert</text:span><text:span text:style-name="T5098">(</text:span><text:span text:style-name="T5099">int</text:span><text:span text:style-name="T5100"><text:s/>u,<text:s/></text:span><text:span text:style-name="T5101">int</text:span><text:span text:style-name="T5102"><text:s/>v) {</text:span></text:p>
      <text:p text:style-name="P99"><text:span text:style-name="T5102"><text:tab/><text:tab/></text:span><text:span text:style-name="T5103">to</text:span><text:span text:style-name="T5104">[</text:span><text:span text:style-name="T5105">ne</text:span><text:span text:style-name="T5106">] = v;</text:span></text:p>
      <text:p text:style-name="P99"><text:span text:style-name="T5106"><text:tab/><text:tab/></text:span><text:span text:style-name="T5107">next</text:span><text:span text:style-name="T5108">[</text:span><text:span text:style-name="T5109">ne</text:span><text:span text:style-name="T5110">] =<text:s/></text:span><text:span text:style-name="T5111">last</text:span><text:span text:style-name="T5112">[u];</text:span></text:p>
      <text:p text:style-name="P99"><text:span text:style-name="T5112"><text:tab/><text:tab/></text:span><text:span text:style-name="T5113">last</text:span><text:span text:style-name="T5114">[u] =<text:s/></text:span><text:span text:style-name="T5115">ne</text:span><text:span text:style-name="T5116">++;</text:span></text:p>
      <text:p text:style-name="P99"><text:span text:style-name="T5116"><text:tab/>}</text:span></text:p>
      <text:p text:style-name="P99"><text:span text:style-name="T5116"><text:tab/></text:span><text:span text:style-name="T5117">int</text:span><text:span text:style-name="T5118"><text:s/></text:span><text:span text:style-name="T5119">dfs</text:span><text:span text:style-name="T5120">(</text:span><text:span text:style-name="T5121">int</text:span><text:span text:style-name="T5122"><text:s/>u) {</text:span></text:p>
      <text:p text:style-name="P99"><text:span text:style-name="T5122"><text:tab/></text:span><text:span text:style-name="T5123">if</text:span><text:span text:style-name="T5124"><text:s/>(</text:span><text:span text:style-name="T5125">vis</text:span><text:span text:style-name="T5126">[u])</text:span></text:p>
      <text:p text:style-name="P99"><text:span text:style-name="T5126"><text:tab/><text:tab/><text:tab/></text:span><text:span text:style-name="T5127">return</text:span><text:span text:style-name="T5128"><text:s/>0;</text:span></text:p>
      <text:p text:style-name="P99"><text:span text:style-name="T5128"><text:tab/></text:span><text:span text:style-name="T5129">vis</text:span><text:span text:style-name="T5130">[u] = 1;</text:span></text:p>
      <text:p text:style-name="P99"><text:span text:style-name="T5130"><text:tab/></text:span><text:span text:style-name="T5131">for</text:span><text:span text:style-name="T5132"><text:s/>(</text:span><text:span text:style-name="T5133">int</text:span><text:span text:style-name="T5134"><text:s/>e =<text:s/></text:span><text:span text:style-name="T5135">last</text:span><text:span text:style-name="T5136">[u]; e != -1; e =<text:s/></text:span><text:span text:style-name="T5137">next</text:span><text:span text:style-name="T5138">[e]) {</text:span></text:p>
      <text:p text:style-name="P99"><text:span text:style-name="T5138"><text:tab/><text:tab/><text:tab/></text:span><text:span text:style-name="T5139">int</text:span><text:span text:style-name="T5140"><text:s/>v =<text:s/></text:span><text:span text:style-name="T5141">to</text:span><text:span text:style-name="T5142">[e];</text:span></text:p>
      <text:p text:style-name="P99"><text:span text:style-name="T5142"><text:tab/><text:tab/><text:tab/></text:span><text:span text:style-name="T5143">if</text:span><text:span text:style-name="T5144"><text:s/>(</text:span><text:span text:style-name="T5145">L</text:span><text:span text:style-name="T5146">[v] == -1 || dfs(</text:span><text:span text:style-name="T5147">L</text:span><text:span text:style-name="T5148">[v])) {</text:span></text:p>
      <text:p text:style-name="P99"><text:span text:style-name="T5148"><text:tab/><text:tab/><text:tab/><text:tab/></text:span><text:span text:style-name="T5149">L</text:span><text:span text:style-name="T5150">[v] = u;</text:span></text:p>
      <text:p text:style-name="P99"><text:span text:style-name="T5150"><text:tab/><text:tab/><text:tab/><text:tab/></text:span><text:span text:style-name="T5151">R</text:span><text:span text:style-name="T5152">[u] = v;</text:span></text:p>
      <text:p text:style-name="P100"><text:span text:style-name="T5153"><text:tab/><text:tab/><text:tab/><text:tab/></text:span><text:span text:style-name="T5154">return</text:span><text:span text:style-name="T5155"><text:s/>1;</text:span></text:p>
      <text:p text:style-name="P100"><text:span text:style-name="T5155"><text:tab/><text:tab/><text:tab/>}</text:span></text:p>
      <text:p text:style-name="P100"><text:span text:style-name="T5155"><text:tab/><text:tab/>}</text:span></text:p>
      <text:p text:style-name="P100"><text:span text:style-name="T5155"><text:tab/><text:tab/></text:span><text:span text:style-name="T5156">return</text:span><text:span text:style-name="T5157"><text:s/>0;</text:span></text:p>
      <text:p text:style-name="P100"><text:span text:style-name="T5157"><text:tab/>}</text:span></text:p>
      <text:p text:style-name="P100"><text:span text:style-name="T5157"><text:tab/></text:span><text:span text:style-name="T5158">int</text:span><text:span text:style-name="T5159"><text:s/></text:span><text:span text:style-name="T5160">max_match</text:span><text:span text:style-name="T5161">() {</text:span></text:p>
      <text:p text:style-name="P100"><text:span text:style-name="T5161"><text:tab/><text:tab/></text:span><text:span text:style-name="T5162">int</text:span><text:span text:style-name="T5163"><text:s/>ans = 0;</text:span></text:p>
      <text:p text:style-name="P100"><text:span text:style-name="T5163"><text:tab/><text:tab/></text:span><text:span text:style-name="T5164">bool</text:span><text:span text:style-name="T5165"><text:s/>ok;</text:span></text:p>
      <text:p text:style-name="P100"><text:span text:style-name="T5165"><text:tab/><text:tab/>rep(i,<text:s/></text:span><text:span text:style-name="T5166">n</text:span><text:span text:style-name="T5167">)</text:span></text:p>
      <text:p text:style-name="P100"><text:span text:style-name="T5167"><text:tab/><text:tab/></text:span><text:span text:style-name="T5168">R</text:span><text:span text:style-name="T5169">[i] = -1;</text:span></text:p>
      <text:p text:style-name="P100"><text:span text:style-name="T5169"><text:tab/><text:tab/>rep(i,<text:s/></text:span><text:span text:style-name="T5170">m</text:span><text:span text:style-name="T5171">)</text:span></text:p>
      <text:p text:style-name="P100"><text:span text:style-name="T5171"><text:tab/><text:tab/></text:span><text:span text:style-name="T5172">L</text:span><text:span text:style-name="T5173">[i] = -1;</text:span></text:p>
      <text:p text:style-name="P100"><text:span text:style-name="T5173"><text:tab/><text:tab/></text:span><text:span text:style-name="T5174">do</text:span><text:span text:style-name="T5175"><text:s/>{</text:span></text:p>
      <text:p text:style-name="P100"><text:span text:style-name="T5175"><text:tab/><text:tab/><text:tab/>ok =<text:s/></text:span><text:span text:style-name="T5176">true</text:span><text:span text:style-name="T5177">;</text:span></text:p>
      <text:p text:style-name="P100"><text:span text:style-name="T5177"><text:tab/><text:tab/><text:tab/>rep(i,<text:s/></text:span><text:span text:style-name="T5178">n</text:span><text:span text:style-name="T5179">)</text:span></text:p>
      <text:p text:style-name="P100"><text:span text:style-name="T5179"><text:tab/><text:tab/><text:tab/></text:span><text:span text:style-name="T5180">vis</text:span><text:span text:style-name="T5181">[i] = 0;</text:span></text:p>
      <text:p text:style-name="P100"><text:span text:style-name="T5181"><text:tab/><text:tab/><text:tab/>rep(i,<text:s/></text:span><text:span text:style-name="T5182">n</text:span><text:span text:style-name="T5183">)</text:span></text:p>
      <text:p text:style-name="P100"><text:span text:style-name="T5183"><text:tab/><text:tab/><text:tab/></text:span><text:span text:style-name="T5184">if</text:span><text:span text:style-name="T5185"><text:s/>(</text:span><text:span text:style-name="T5186">R</text:span><text:span text:style-name="T5187">[i] == -1 &amp;&amp; dfs(i))</text:span></text:p>
      <text:p text:style-name="P100"><text:span text:style-name="T5187"><text:tab/><text:tab/><text:tab/><text:tab/>ok =<text:s/></text:span><text:span text:style-name="T5188">false</text:span><text:span text:style-name="T5189">;</text:span></text:p>
      <text:p text:style-name="P100"><text:span text:style-name="T5189"><text:tab/><text:tab/>}<text:s/></text:span><text:span text:style-name="T5190">while</text:span><text:span text:style-name="T5191"><text:s/>(!ok);</text:span></text:p>
      <text:p text:style-name="P100"><text:span text:style-name="T5191"><text:tab/><text:tab/>rep(i,<text:s/></text:span><text:span text:style-name="T5192">n</text:span><text:span text:style-name="T5193">)</text:span></text:p>
      <text:p text:style-name="P100"><text:span text:style-name="T5193"><text:tab/><text:tab/></text:span><text:span text:style-name="T5194">if</text:span><text:span text:style-name="T5195"><text:s/>(</text:span><text:span text:style-name="T5196">R</text:span><text:span text:style-name="T5197">[i] != -1)</text:span></text:p>
      <text:p text:style-name="P100"><text:span text:style-name="T5197"><text:tab/><text:tab/><text:tab/>ans++;</text:span></text:p>
      <text:p text:style-name="P100"><text:span text:style-name="T5197"><text:tab/><text:tab/></text:span><text:span text:style-name="T5198">return</text:span><text:span text:style-name="T5199"><text:s/>ans;</text:span></text:p>
      <text:p text:style-name="P100"><text:span text:style-name="T5199"><text:tab/>}</text:span></text:p>
      <text:p text:style-name="P100"><text:span text:style-name="T5200"/></text:p>
      <text:p text:style-name="P100"><text:span text:style-name="T5201"><text:s text:c="6"/>} G;</text:span></text:p>
      <text:p text:style-name="P101"><text:span text:style-name="T5202"/></text:p>
      <text:p text:style-name="P102"><text:span text:style-name="T5203">MinCost MaxFlow</text:span></text:p>
      <text:p text:style-name="P103"><text:span text:style-name="T5204"/></text:p>
      <text:p text:style-name="P103"><text:span text:style-name="T5205">struct</text:span><text:span text:style-name="T5206"><text:s/></text:span><text:span text:style-name="T5207">MCMF</text:span><text:span text:style-name="T5208"><text:s/>{</text:span></text:p>
      <text:p text:style-name="P103"><text:span text:style-name="T5209">int</text:span><text:span text:style-name="T5210"><text:s/></text:span><text:span text:style-name="T5211">n</text:span><text:span text:style-name="T5212">,<text:s/></text:span><text:span text:style-name="T5213">m</text:span><text:span text:style-name="T5214">,<text:s/></text:span><text:span text:style-name="T5215">s</text:span><text:span text:style-name="T5216">,<text:s/></text:span><text:span text:style-name="T5217">t</text:span><text:span text:style-name="T5218">,<text:s/></text:span><text:span text:style-name="T5219">head</text:span><text:span text:style-name="T5220">,<text:s/></text:span><text:span text:style-name="T5221">tail</text:span><text:span text:style-name="T5222">,<text:s/></text:span><text:span text:style-name="T5223">ne</text:span><text:span text:style-name="T5224">;</text:span></text:p>
      <text:p text:style-name="P103"><text:span text:style-name="T5225">#define</text:span><text:span text:style-name="T5226"><text:s/>data<text:s/></text:span><text:span text:style-name="T5227">int</text:span><text:span text:style-name="T5228"><text:s/></text:span><text:span text:style-name="T5229">// change int -&gt; LL if needed</text:span></text:p>
      <text:p text:style-name="P103"><text:span text:style-name="T5230">#define</text:span><text:span text:style-name="T5231"><text:s/>cdata<text:s/></text:span><text:span text:style-name="T5232">int</text:span><text:span text:style-name="T5233"><text:s/></text:span><text:span text:style-name="T5234">// change int -&gt; LL if needed</text:span></text:p>
      <text:p text:style-name="P103"><text:span text:style-name="T5235">data<text:s/></text:span><text:span text:style-name="T5236">data_inf</text:span><text:span text:style-name="T5237">;cdata<text:s/></text:span><text:span text:style-name="T5238">cdata_inf</text:span><text:span text:style-name="T5239">;</text:span></text:p>
      <text:p text:style-name="P103"><text:span text:style-name="T5240">int</text:span><text:span text:style-name="T5241"><text:s/>*</text:span><text:span text:style-name="T5242">to</text:span><text:span text:style-name="T5243">, *</text:span><text:span text:style-name="T5244">next</text:span><text:span text:style-name="T5245">, *</text:span><text:span text:style-name="T5246">last</text:span><text:span text:style-name="T5247">, *</text:span><text:span text:style-name="T5248">d</text:span><text:span text:style-name="T5249">, *</text:span><text:span text:style-name="T5250">q</text:span><text:span text:style-name="T5251">, *</text:span><text:span text:style-name="T5252">now</text:span><text:span text:style-name="T5253">, *</text:span><text:span text:style-name="T5254">prev</text:span><text:span text:style-name="T5255">;</text:span></text:p>
      <text:p text:style-name="P103"><text:span text:style-name="T5256">bool</text:span><text:span text:style-name="T5257"><text:s/>*</text:span><text:span text:style-name="T5258">vis</text:span><text:span text:style-name="T5259">;data *</text:span><text:span text:style-name="T5260">cap</text:span><text:span text:style-name="T5261">;cdata *</text:span><text:span text:style-name="T5262">cost</text:span><text:span text:style-name="T5263">, *</text:span><text:span text:style-name="T5264">pot</text:span><text:span text:style-name="T5265">, *</text:span><text:span text:style-name="T5266">dist</text:span><text:span text:style-name="T5267">;data<text:s/></text:span><text:span text:style-name="T5268">fv</text:span><text:span text:style-name="T5269">;cdata<text:s/></text:span><text:span text:style-name="T5270">fc</text:span><text:span text:style-name="T5271">;</text:span></text:p>
      <text:p text:style-name="P103"><text:span text:style-name="T5272">MCMF</text:span><text:span text:style-name="T5273">() { }</text:span></text:p>
      <text:p text:style-name="P103"><text:span text:style-name="T5274">MCMF</text:span><text:span text:style-name="T5275">(</text:span><text:span text:style-name="T5276">int</text:span><text:span text:style-name="T5277"><text:s/>xn,<text:s/></text:span><text:span text:style-name="T5278">int</text:span><text:span text:style-name="T5279"><text:s/>xm) {</text:span></text:p>
      <text:p text:style-name="P103"><text:span text:style-name="T5279"><text:tab/></text:span><text:span text:style-name="T5280">n</text:span><text:span text:style-name="T5281"><text:s/>= xn;<text:s/></text:span><text:span text:style-name="T5282">m</text:span><text:span text:style-name="T5283"><text:s/>= xm;<text:s/></text:span><text:span text:style-name="T5284">ne</text:span><text:span text:style-name="T5285"><text:s/>= 0;<text:s/></text:span><text:span text:style-name="T5286">to</text:span><text:span text:style-name="T5287"><text:s/>=<text:s/></text:span><text:span text:style-name="T5288">new</text:span><text:span text:style-name="T5289"><text:s/></text:span><text:span text:style-name="T5290">int</text:span><text:span text:style-name="T5291">[</text:span><text:span text:style-name="T5292">m</text:span><text:span text:style-name="T5293">];<text:s/></text:span><text:span text:style-name="T5294">cap</text:span><text:span text:style-name="T5295"><text:s/>=<text:s/></text:span><text:span text:style-name="T5296">new</text:span><text:span text:style-name="T5297"><text:s/>data[</text:span><text:span text:style-name="T5298">m</text:span><text:span text:style-name="T5299">];<text:s/></text:span><text:span text:style-name="T5300">next</text:span><text:span text:style-name="T5301"><text:s/>=<text:s/></text:span><text:span text:style-name="T5302">new</text:span><text:span text:style-name="T5303"><text:s/></text:span><text:span text:style-name="T5304">int</text:span><text:span text:style-name="T5305">[</text:span><text:span text:style-name="T5306">m</text:span><text:span text:style-name="T5307">];</text:span></text:p>
      <text:p text:style-name="P103"><text:span text:style-name="T5307"><text:tab/></text:span><text:span text:style-name="T5308">d</text:span><text:span text:style-name="T5309"><text:s/>=<text:s/></text:span><text:span text:style-name="T5310">new</text:span><text:span text:style-name="T5311"><text:s/></text:span><text:span text:style-name="T5312">int</text:span><text:span text:style-name="T5313">[</text:span><text:span text:style-name="T5314">n</text:span><text:span text:style-name="T5315">];<text:s/></text:span><text:span text:style-name="T5316">q</text:span><text:span text:style-name="T5317"><text:s/>=<text:s/></text:span><text:span text:style-name="T5318">new</text:span><text:span text:style-name="T5319"><text:s/></text:span><text:span text:style-name="T5320">int</text:span><text:span text:style-name="T5321">[</text:span><text:span text:style-name="T5322">n</text:span><text:span text:style-name="T5323"><text:s/>+<text:s/></text:span><text:span text:style-name="T5324">n</text:span><text:span text:style-name="T5325">];<text:s/></text:span><text:span text:style-name="T5326">now</text:span><text:span text:style-name="T5327"><text:s/>=<text:s/></text:span><text:span text:style-name="T5328">new</text:span><text:span text:style-name="T5329"><text:s/></text:span><text:span text:style-name="T5330">int</text:span><text:span text:style-name="T5331">[</text:span><text:span text:style-name="T5332">n</text:span><text:span text:style-name="T5333">];<text:s/></text:span><text:span text:style-name="T5334">last</text:span><text:span text:style-name="T5335"><text:s/>=<text:s/></text:span><text:span text:style-name="T5336">new</text:span><text:span text:style-name="T5337"><text:s/></text:span><text:span text:style-name="T5338">int</text:span><text:span text:style-name="T5339">[</text:span><text:span text:style-name="T5340">n</text:span><text:span text:style-name="T5341">];</text:span></text:p>
      <text:p text:style-name="P103"><text:span text:style-name="T5341"><text:tab/></text:span><text:span text:style-name="T5342">cost</text:span><text:span text:style-name="T5343"><text:s/>=<text:s/></text:span><text:span text:style-name="T5344">new</text:span><text:span text:style-name="T5345"><text:s/>cdata[</text:span><text:span text:style-name="T5346">m</text:span><text:span text:style-name="T5347">];<text:s/></text:span><text:span text:style-name="T5348">prev</text:span><text:span text:style-name="T5349"><text:s/>=<text:s/></text:span><text:span text:style-name="T5350">new</text:span><text:span text:style-name="T5351"><text:s/></text:span><text:span text:style-name="T5352">int</text:span><text:span text:style-name="T5353">[</text:span><text:span text:style-name="T5354">n</text:span><text:span text:style-name="T5355">];<text:s/></text:span><text:span text:style-name="T5356">vis</text:span><text:span text:style-name="T5357"><text:s/>=<text:s/></text:span><text:span text:style-name="T5358">new</text:span><text:span text:style-name="T5359"><text:s/></text:span><text:span text:style-name="T5360">bool</text:span><text:span text:style-name="T5361">[</text:span><text:span text:style-name="T5362">n</text:span><text:span text:style-name="T5363">];<text:s/></text:span><text:span text:style-name="T5364">dist</text:span><text:span text:style-name="T5365"><text:s/>=<text:s/></text:span><text:span text:style-name="T5366">new</text:span><text:span text:style-name="T5367"><text:s/>cdata[</text:span><text:span text:style-name="T5368">n</text:span><text:span text:style-name="T5369">];</text:span></text:p>
      <text:p text:style-name="P103"><text:span text:style-name="T5369"><text:tab/></text:span><text:span text:style-name="T5370">cdata_inf</text:span><text:span text:style-name="T5371"><text:s/>= numeric_limits&lt;cdata&gt;::max();<text:s/></text:span><text:span text:style-name="T5372">data_inf</text:span><text:span text:style-name="T5373"><text:s/>= numeric_limits&lt;data&gt;::max();</text:span></text:p>
      <text:p text:style-name="P103"><text:span text:style-name="T5373"><text:tab/>fill(</text:span><text:span text:style-name="T5374">last</text:span><text:span text:style-name="T5375">,<text:s/></text:span><text:span text:style-name="T5376">last</text:span><text:span text:style-name="T5377"><text:s/>+<text:s/></text:span><text:span text:style-name="T5378">n</text:span><text:span text:style-name="T5379">, -1);</text:span></text:p>
      <text:p text:style-name="P103"><text:span text:style-name="T5379">}</text:span></text:p>
      <text:p text:style-name="P103"><text:span text:style-name="T5380">inline</text:span><text:span text:style-name="T5381"><text:s/></text:span><text:span text:style-name="T5382">void</text:span><text:span text:style-name="T5383"><text:s/></text:span><text:span text:style-name="T5384">add_edge</text:span><text:span text:style-name="T5385">(</text:span><text:span text:style-name="T5386">int</text:span><text:span text:style-name="T5387"><text:s/>u,<text:s/></text:span><text:span text:style-name="T5388">int</text:span><text:span text:style-name="T5389"><text:s/>v, data uv, cdata cst) {<text:s/></text:span><text:span text:style-name="T5390">// add cap,cost(forward) 0,-cost(backward)</text:span></text:p>
      <text:p text:style-name="P103"><text:span text:style-name="T5391"><text:tab/></text:span><text:span text:style-name="T5392">to</text:span><text:span text:style-name="T5393">[</text:span><text:span text:style-name="T5394">ne</text:span><text:span text:style-name="T5395">] = v;<text:s/></text:span><text:span text:style-name="T5396">cap</text:span><text:span text:style-name="T5397">[</text:span><text:span text:style-name="T5398">ne</text:span><text:span text:style-name="T5399">] = uv;<text:s/></text:span><text:span text:style-name="T5400">next</text:span><text:span text:style-name="T5401">[</text:span><text:span text:style-name="T5402">ne</text:span><text:span text:style-name="T5403">] =<text:s/></text:span><text:span text:style-name="T5404">last</text:span><text:span text:style-name="T5405">[u];<text:s/></text:span><text:span text:style-name="T5406">cost</text:span><text:span text:style-name="T5407">[</text:span><text:span text:style-name="T5408">ne</text:span><text:span text:style-name="T5409">] = cst;<text:s/></text:span><text:span text:style-name="T5410">last</text:span><text:span text:style-name="T5411">[u] =<text:s/></text:span><text:span text:style-name="T5412">ne</text:span><text:span text:style-name="T5413">++;</text:span></text:p>
      <text:p text:style-name="P103"><text:span text:style-name="T5413">}</text:span></text:p>
      <text:p text:style-name="P103"><text:span text:style-name="T5414">void</text:span><text:span text:style-name="T5415"><text:s/></text:span><text:span text:style-name="T5416">mcmf</text:span><text:span text:style-name="T5417">(</text:span><text:span text:style-name="T5418">int</text:span><text:span text:style-name="T5419"><text:s/>s,<text:s/></text:span><text:span text:style-name="T5420">int</text:span><text:span text:style-name="T5421"><text:s/>t) {</text:span></text:p>
      <text:p text:style-name="P103"><text:span text:style-name="T5421"><text:tab/></text:span><text:span text:style-name="T5422">fv</text:span><text:span text:style-name="T5423"><text:s/>=<text:s/></text:span><text:span text:style-name="T5424">fc</text:span><text:span text:style-name="T5425"><text:s/>= 0;</text:span></text:p>
      <text:p text:style-name="P103"><text:span text:style-name="T5425"><text:tab/></text:span><text:span text:style-name="T5426">while</text:span><text:span text:style-name="T5427"><text:s/>(</text:span><text:span text:style-name="T5428">true</text:span><text:span text:style-name="T5429">) {</text:span></text:p>
      <text:p text:style-name="P103"><text:span text:style-name="T5429"><text:tab/><text:tab/>rep(i,<text:s/></text:span><text:span text:style-name="T5430">n</text:span><text:span text:style-name="T5431">) {<text:s/></text:span><text:span text:style-name="T5432">dist</text:span><text:span text:style-name="T5433">[i] =<text:s/></text:span><text:span text:style-name="T5434">cdata_inf</text:span><text:span text:style-name="T5435">;<text:s/></text:span><text:span text:style-name="T5436">prev</text:span><text:span text:style-name="T5437">[i] = -1; }</text:span></text:p>
      <text:p text:style-name="P103"><text:span text:style-name="T5437"><text:tab/><text:tab/></text:span><text:span text:style-name="T5438">dist</text:span><text:span text:style-name="T5439">[s] =<text:s/></text:span><text:span text:style-name="T5440">prev</text:span><text:span text:style-name="T5441">[s] = 0;</text:span></text:p>
      <text:p text:style-name="P103"><text:span text:style-name="T5441"><text:tab/><text:tab/>rep(it,<text:s/></text:span><text:span text:style-name="T5442">n</text:span><text:span text:style-name="T5443"><text:s/>- 1) {</text:span></text:p>
      <text:p text:style-name="P103"><text:span text:style-name="T5443"><text:tab/><text:tab/><text:tab/></text:span><text:span text:style-name="T5444">bool</text:span><text:span text:style-name="T5445"><text:s/>updated =<text:s/></text:span><text:span text:style-name="T5446">false</text:span><text:span text:style-name="T5447">;</text:span></text:p>
      <text:p text:style-name="P103"><text:span text:style-name="T5447"><text:tab/><text:tab/><text:tab/>rep(u,<text:s/></text:span><text:span text:style-name="T5448">n</text:span><text:span text:style-name="T5449">) {</text:span></text:p>
      <text:p text:style-name="P103"><text:span text:style-name="T5449"><text:tab/><text:tab/><text:tab/><text:tab/></text:span><text:span text:style-name="T5450">for</text:span><text:span text:style-name="T5451"><text:s/>(</text:span><text:span text:style-name="T5452">int</text:span><text:span text:style-name="T5453"><text:s/>e =<text:s/></text:span><text:span text:style-name="T5454">last</text:span><text:span text:style-name="T5455">[u]; e != -1; e =<text:s/></text:span><text:span text:style-name="T5456">next</text:span><text:span text:style-name="T5457">[e]) {</text:span></text:p>
      <text:p text:style-name="P103"><text:span text:style-name="T5457"><text:tab/><text:tab/><text:tab/><text:tab/><text:tab/></text:span><text:span text:style-name="T5458">if</text:span><text:span text:style-name="T5459"><text:s/>(</text:span><text:span text:style-name="T5460">cap</text:span><text:span text:style-name="T5461">[e] &lt;= 0 ||<text:s/></text:span><text:span text:style-name="T5462">dist</text:span><text:span text:style-name="T5463">[u] ==<text:s/></text:span><text:span text:style-name="T5464">cdata_inf</text:span><text:span text:style-name="T5465">)<text:s/></text:span><text:span text:style-name="T5466">continue</text:span><text:span text:style-name="T5467">;</text:span></text:p>
      <text:p text:style-name="P103"><text:span text:style-name="T5467"><text:tab/><text:tab/><text:tab/><text:tab/><text:tab/>cdata ncost =<text:s/></text:span><text:span text:style-name="T5468">dist</text:span><text:span text:style-name="T5469">[u] +<text:s/></text:span><text:span text:style-name="T5470">cost</text:span><text:span text:style-name="T5471">[e];</text:span></text:p>
      <text:p text:style-name="P103"><text:span text:style-name="T5471"><text:tab/><text:tab/><text:tab/><text:tab/><text:tab/></text:span><text:span text:style-name="T5472">if</text:span><text:span text:style-name="T5473"><text:s/>(ncost &lt;<text:s/></text:span><text:span text:style-name="T5474">dist</text:span><text:span text:style-name="T5475">[</text:span><text:span text:style-name="T5476">to</text:span><text:span text:style-name="T5477">[e]]) {</text:span></text:p>
      <text:p text:style-name="P103"><text:span text:style-name="T5477"><text:tab/><text:tab/><text:tab/><text:tab/><text:tab/><text:tab/></text:span><text:span text:style-name="T5478">dist</text:span><text:span text:style-name="T5479">[</text:span><text:span text:style-name="T5480">to</text:span><text:span text:style-name="T5481">[e]] = ncost;</text:span></text:p>
      <text:p text:style-name="P103"><text:span text:style-name="T5481"><text:tab/><text:tab/><text:tab/><text:tab/><text:tab/><text:tab/></text:span><text:span text:style-name="T5482">prev</text:span><text:span text:style-name="T5483">[</text:span><text:span text:style-name="T5484">to</text:span><text:span text:style-name="T5485">[e]] = e;</text:span></text:p>
      <text:p text:style-name="P103"><text:span text:style-name="T5485"><text:tab/><text:tab/><text:tab/><text:tab/><text:tab/><text:tab/>updated =<text:s/></text:span><text:span text:style-name="T5486">true</text:span><text:span text:style-name="T5487">;</text:span></text:p>
      <text:p text:style-name="P103"><text:span text:style-name="T5487"><text:tab/><text:tab/><text:tab/><text:tab/><text:tab/>}</text:span></text:p>
      <text:p text:style-name="P103"><text:span text:style-name="T5487"><text:tab/><text:tab/><text:tab/><text:tab/>}</text:span></text:p>
      <text:p text:style-name="P103"><text:span text:style-name="T5487"><text:tab/><text:tab/><text:tab/>}</text:span></text:p>
      <text:p text:style-name="P103"><text:span text:style-name="T5487"><text:tab/><text:tab/><text:tab/></text:span><text:span text:style-name="T5488">if</text:span><text:span text:style-name="T5489"><text:s/>(!updated)<text:s/></text:span><text:span text:style-name="T5490">break</text:span><text:span text:style-name="T5491">;</text:span></text:p>
      <text:p text:style-name="P103"><text:span text:style-name="T5491"><text:tab/><text:tab/>}</text:span></text:p>
      <text:p text:style-name="P103"><text:span text:style-name="T5491"><text:tab/><text:tab/></text:span><text:span text:style-name="T5492">if</text:span><text:span text:style-name="T5493"><text:s/>(</text:span><text:span text:style-name="T5494">prev</text:span><text:span text:style-name="T5495">[t] == -1)<text:s/></text:span><text:span text:style-name="T5496">break</text:span><text:span text:style-name="T5497">;</text:span></text:p>
      <text:p text:style-name="P103"><text:span text:style-name="T5497"><text:tab/><text:tab/>data f =<text:s/></text:span><text:span text:style-name="T5498">cap</text:span><text:span text:style-name="T5499">[</text:span><text:span text:style-name="T5500">prev</text:span><text:span text:style-name="T5501">[t]];</text:span></text:p>
      <text:p text:style-name="P103"><text:span text:style-name="T5501"><text:tab/><text:tab/></text:span><text:span text:style-name="T5502">for</text:span><text:span text:style-name="T5503"><text:s/>(</text:span><text:span text:style-name="T5504">int</text:span><text:span text:style-name="T5505"><text:s/>i = t; i != s; i =<text:s/></text:span><text:span text:style-name="T5506">to</text:span><text:span text:style-name="T5507">[</text:span><text:span text:style-name="T5508">prev</text:span><text:span text:style-name="T5509">[i] ^ 1])</text:span></text:p>
      <text:p text:style-name="P103"><text:span text:style-name="T5509"><text:tab/><text:tab/><text:tab/>f = min(f,<text:s/></text:span><text:span text:style-name="T5510">cap</text:span><text:span text:style-name="T5511">[</text:span><text:span text:style-name="T5512">prev</text:span><text:span text:style-name="T5513">[i]]);</text:span></text:p>
      <text:p text:style-name="P103"><text:span text:style-name="T5514"/></text:p>
      <text:p text:style-name="P103"><text:span text:style-name="T5515"><text:tab/><text:tab/></text:span><text:span text:style-name="T5516">for</text:span><text:span text:style-name="T5517"><text:s/>(</text:span><text:span text:style-name="T5518">int</text:span><text:span text:style-name="T5519"><text:s/>i = t; i != s; i =<text:s/></text:span><text:span text:style-name="T5520">to</text:span><text:span text:style-name="T5521">[</text:span><text:span text:style-name="T5522">prev</text:span><text:span text:style-name="T5523">[i] ^ 1]) {</text:span></text:p>
      <text:p text:style-name="P103"><text:span text:style-name="T5523"><text:tab/><text:tab/><text:tab/></text:span><text:span text:style-name="T5524">cap</text:span><text:span text:style-name="T5525">[</text:span><text:span text:style-name="T5526">prev</text:span><text:span text:style-name="T5527">[i]] -= f;<text:s/></text:span><text:span text:style-name="T5528">cap</text:span><text:span text:style-name="T5529">[</text:span><text:span text:style-name="T5530">prev</text:span><text:span text:style-name="T5531">[i] ^ 1] += f;</text:span></text:p>
      <text:p text:style-name="P103"><text:span text:style-name="T5531"><text:tab/><text:tab/>}</text:span></text:p>
      <text:p text:style-name="P103"><text:span text:style-name="T5531"><text:tab/><text:tab/></text:span><text:span text:style-name="T5532">fv</text:span><text:span text:style-name="T5533"><text:s/>+= f;<text:s/></text:span><text:span text:style-name="T5534">fc</text:span><text:span text:style-name="T5535"><text:s/>+= f * (</text:span><text:span text:style-name="T5536">dist</text:span><text:span text:style-name="T5537">[t]);</text:span></text:p>
      <text:p text:style-name="P103"><text:span text:style-name="T5537"><text:tab/>}</text:span></text:p>
      <text:p text:style-name="P103"><text:span text:style-name="T5537">}</text:span></text:p>
      <text:p text:style-name="P103"><text:span text:style-name="T5537">} G;</text:span></text:p>
      <text:p text:style-name="P104"><text:span text:style-name="T5538">Kuhn Munkres (N^3)</text:span></text:p>
      <text:p text:style-name="P105"><text:span text:style-name="T5539">// solve min case, use negative costs</text:span><text:span text:style-name="T5540"><text:line-break/></text:span><text:span text:style-name="T5541">// for max case </text:span><text:span text:style-name="T5542"><text:line-break/></text:span><text:span text:style-name="T5543">#define </text:span><text:span text:style-name="T5544">MAXV </text:span><text:span text:style-name="T5545">2010</text:span><text:span text:style-name="T5546"><text:line-break/></text:span><text:span text:style-name="T5547">#define </text:span><text:span text:style-name="T5548">INF </text:span><text:span text:style-name="T5549">1000000000000LL</text:span><text:span text:style-name="T5550"><text:line-break/></text:span><text:span text:style-name="T5551">#define </text:span><text:span text:style-name="T5552">data LL</text:span><text:span text:style-name="T5553"><text:line-break/></text:span><text:span text:style-name="T5554">int </text:span><text:span text:style-name="T5555">n</text:span><text:span text:style-name="T5556">;</text:span><text:span text:style-name="T5557"><text:line-break/></text:span><text:span text:style-name="T5558">data cost</text:span><text:span text:style-name="T5559">[</text:span><text:span text:style-name="T5560">MAXV</text:span><text:span text:style-name="T5561">][</text:span><text:span text:style-name="T5562">MAXV</text:span><text:span text:style-name="T5563">];</text:span><text:span text:style-name="T5564"><text:line-break/></text:span><text:span text:style-name="T5565">data lx</text:span><text:span text:style-name="T5566">[</text:span><text:span text:style-name="T5567">MAXV</text:span><text:span text:style-name="T5568">], </text:span><text:span text:style-name="T5569">ly</text:span><text:span text:style-name="T5570">[</text:span><text:span text:style-name="T5571">MAXV</text:span><text:span text:style-name="T5572">];</text:span><text:span text:style-name="T5573"><text:line-break/></text:span><text:span text:style-name="T5574">int </text:span><text:span text:style-name="T5575">max_match</text:span><text:span text:style-name="T5576">, </text:span><text:span text:style-name="T5577">xy</text:span><text:span text:style-name="T5578">[</text:span><text:span text:style-name="T5579">MAXV</text:span><text:span text:style-name="T5580">], </text:span><text:span text:style-name="T5581">yx</text:span><text:span text:style-name="T5582">[</text:span><text:span text:style-name="T5583">MAXV</text:span><text:span text:style-name="T5584">], </text:span><text:span text:style-name="T5585">prev</text:span><text:span text:style-name="T5586">[</text:span><text:span text:style-name="T5587">MAXV</text:span><text:span text:style-name="T5588">];</text:span><text:span text:style-name="T5589"><text:line-break/></text:span><text:span text:style-name="T5590">bool </text:span><text:span text:style-name="T5591">S</text:span><text:span text:style-name="T5592">[</text:span><text:span text:style-name="T5593">MAXV</text:span><text:span text:style-name="T5594">], </text:span><text:span text:style-name="T5595">T</text:span><text:span text:style-name="T5596">[</text:span><text:span text:style-name="T5597">MAXV</text:span><text:span text:style-name="T5598">];</text:span><text:span text:style-name="T5599"><text:line-break/></text:span><text:span text:style-name="T5600">data slack</text:span><text:span text:style-name="T5601">[</text:span><text:span text:style-name="T5602">MAXV</text:span><text:span text:style-name="T5603">],</text:span><text:span text:style-name="T5604">slackx</text:span><text:span text:style-name="T5605">[</text:span><text:span text:style-name="T5606">MAXV</text:span><text:span text:style-name="T5607">];</text:span><text:span text:style-name="T5608"><text:line-break/></text:span><text:span text:style-name="T5609">void </text:span><text:span text:style-name="T5610">init_labels</text:span><text:span text:style-name="T5611">()</text:span><text:span text:style-name="T5612"><text:line-break/></text:span><text:span text:style-name="T5613">{</text:span><text:span text:style-name="T5614"><text:line-break/>    </text:span><text:span text:style-name="T5615">ms</text:span><text:span text:style-name="T5616">(</text:span><text:span text:style-name="T5617">lx</text:span><text:span text:style-name="T5618">, </text:span><text:span text:style-name="T5619">0</text:span><text:span text:style-name="T5620">);</text:span><text:span text:style-name="T5621"><text:line-break/>    </text:span><text:span text:style-name="T5622">ms</text:span><text:span text:style-name="T5623">(</text:span><text:span text:style-name="T5624">ly</text:span><text:span text:style-name="T5625">, </text:span><text:span text:style-name="T5626">0</text:span><text:span text:style-name="T5627">);</text:span><text:span text:style-name="T5628"><text:line-break/>    </text:span><text:span text:style-name="T5629">rep</text:span><text:span text:style-name="T5630">(</text:span><text:span text:style-name="T5631">x</text:span><text:span text:style-name="T5632">,</text:span><text:span text:style-name="T5633">n</text:span><text:span text:style-name="T5634">) </text:span><text:span text:style-name="T5635">rep</text:span><text:span text:style-name="T5636">(</text:span><text:span text:style-name="T5637">y</text:span><text:span text:style-name="T5638">,</text:span><text:span text:style-name="T5639">n</text:span><text:span text:style-name="T5640">) </text:span><text:span text:style-name="T5641">lx</text:span><text:span text:style-name="T5642">[</text:span><text:span text:style-name="T5643">x</text:span><text:span text:style-name="T5644">] = </text:span><text:span text:style-name="T5645">max</text:span><text:span text:style-name="T5646">(</text:span><text:span text:style-name="T5647">lx</text:span><text:span text:style-name="T5648">[</text:span><text:span text:style-name="T5649">x</text:span><text:span text:style-name="T5650">],</text:span><text:span text:style-name="T5651">cost</text:span><text:span text:style-name="T5652">[</text:span><text:span text:style-name="T5653">x</text:span><text:span text:style-name="T5654">][</text:span><text:span text:style-name="T5655">y</text:span><text:span text:style-name="T5656">]);</text:span><text:span text:style-name="T5657"><text:line-break/></text:span><text:span text:style-name="T5658">}</text:span><text:span text:style-name="T5659"><text:line-break/><text:line-break/></text:span><text:span text:style-name="T5660">void </text:span><text:span text:style-name="T5661">update_labels</text:span><text:span text:style-name="T5662">()</text:span><text:span text:style-name="T5663"><text:line-break/></text:span><text:span text:style-name="T5664">{</text:span><text:span text:style-name="T5665"><text:line-break/>    </text:span><text:span text:style-name="T5666">data delta </text:span><text:span text:style-name="T5667">= </text:span><text:span text:style-name="T5668">INF</text:span><text:span text:style-name="T5669">;</text:span><text:span text:style-name="T5670"><text:line-break/>    </text:span><text:span text:style-name="T5671">rep</text:span><text:span text:style-name="T5672">(</text:span><text:span text:style-name="T5673">y</text:span><text:span text:style-name="T5674">,</text:span><text:span text:style-name="T5675">n</text:span><text:span text:style-name="T5676">) </text:span><text:span text:style-name="T5677">if</text:span><text:span text:style-name="T5678">(!</text:span><text:span text:style-name="T5679">T</text:span><text:span text:style-name="T5680">[</text:span><text:span text:style-name="T5681">y</text:span><text:span text:style-name="T5682">]) </text:span><text:span text:style-name="T5683">delta </text:span><text:span text:style-name="T5684">= </text:span><text:span text:style-name="T5685">min</text:span><text:span text:style-name="T5686">(</text:span><text:span text:style-name="T5687">delta</text:span><text:span text:style-name="T5688">,</text:span><text:span text:style-name="T5689">slack</text:span><text:span text:style-name="T5690">[</text:span><text:span text:style-name="T5691">y</text:span><text:span text:style-name="T5692">]);</text:span><text:span text:style-name="T5693"><text:line-break/>    </text:span><text:span text:style-name="T5694">rep</text:span><text:span text:style-name="T5695">(</text:span><text:span text:style-name="T5696">x</text:span><text:span text:style-name="T5697">,</text:span><text:span text:style-name="T5698">n</text:span><text:span text:style-name="T5699">) </text:span><text:span text:style-name="T5700">if</text:span><text:span text:style-name="T5701">(</text:span><text:span text:style-name="T5702">S</text:span><text:span text:style-name="T5703">[</text:span><text:span text:style-name="T5704">x</text:span><text:span text:style-name="T5705">]) </text:span><text:span text:style-name="T5706">lx</text:span><text:span text:style-name="T5707">[</text:span><text:span text:style-name="T5708">x</text:span><text:span text:style-name="T5709">] -= </text:span><text:span text:style-name="T5710">delta</text:span><text:span text:style-name="T5711">;</text:span><text:span text:style-name="T5712"><text:line-break/>    </text:span><text:span text:style-name="T5713">rep</text:span><text:span text:style-name="T5714">(</text:span><text:span text:style-name="T5715">y</text:span><text:span text:style-name="T5716">,</text:span><text:span text:style-name="T5717">n</text:span><text:span text:style-name="T5718">) </text:span><text:span text:style-name="T5719">if</text:span><text:span text:style-name="T5720">(</text:span><text:span text:style-name="T5721">T</text:span><text:span text:style-name="T5722">[</text:span><text:span text:style-name="T5723">y</text:span><text:span text:style-name="T5724">]) </text:span><text:span text:style-name="T5725">ly</text:span><text:span text:style-name="T5726">[</text:span><text:span text:style-name="T5727">y</text:span><text:span text:style-name="T5728">] += </text:span><text:span text:style-name="T5729">delta</text:span><text:span text:style-name="T5730">;</text:span><text:span text:style-name="T5731"><text:line-break/>    </text:span><text:span text:style-name="T5732">rep</text:span><text:span text:style-name="T5733">(</text:span><text:span text:style-name="T5734">y</text:span><text:span text:style-name="T5735">,</text:span><text:span text:style-name="T5736">n</text:span><text:span text:style-name="T5737">) </text:span><text:span text:style-name="T5738">if</text:span><text:span text:style-name="T5739">(!</text:span><text:span text:style-name="T5740">T</text:span><text:span text:style-name="T5741">[</text:span><text:span text:style-name="T5742">y</text:span><text:span text:style-name="T5743">]) </text:span><text:span text:style-name="T5744">slack</text:span><text:span text:style-name="T5745">[</text:span><text:span text:style-name="T5746">y</text:span><text:span text:style-name="T5747">] -= </text:span><text:span text:style-name="T5748">delta</text:span><text:span text:style-name="T5749">;</text:span><text:span text:style-name="T5750"><text:line-break/></text:span><text:span text:style-name="T5751">}</text:span><text:span text:style-name="T5752"><text:line-break/><text:line-break/></text:span><text:span text:style-name="T5753">void </text:span><text:span text:style-name="T5754">add_to_tree</text:span><text:span text:style-name="T5755">(</text:span><text:span text:style-name="T5756">int </text:span><text:span text:style-name="T5757">x</text:span><text:span text:style-name="T5758">, </text:span><text:span text:style-name="T5759">int </text:span><text:span text:style-name="T5760">prevx</text:span><text:span text:style-name="T5761">){</text:span><text:span text:style-name="T5762"><text:line-break/>    </text:span><text:span text:style-name="T5763">S</text:span><text:span text:style-name="T5764">[</text:span><text:span text:style-name="T5765">x</text:span><text:span text:style-name="T5766">] = </text:span><text:span text:style-name="T5767">true</text:span><text:span text:style-name="T5768">;</text:span><text:span text:style-name="T5769"><text:line-break/>    </text:span><text:span text:style-name="T5770">prev</text:span><text:span text:style-name="T5771">[</text:span><text:span text:style-name="T5772">x</text:span><text:span text:style-name="T5773">] = </text:span><text:span text:style-name="T5774">prevx</text:span><text:span text:style-name="T5775">;</text:span><text:span text:style-name="T5776"><text:line-break/>    </text:span><text:span text:style-name="T5777">rep</text:span><text:span text:style-name="T5778">(</text:span><text:span text:style-name="T5779">y</text:span><text:span text:style-name="T5780">,</text:span><text:span text:style-name="T5781">n</text:span><text:span text:style-name="T5782">)</text:span><text:span text:style-name="T5783"><text:line-break/>    </text:span><text:span text:style-name="T5784">{</text:span><text:span text:style-name="T5785"><text:line-break/>        </text:span><text:span text:style-name="T5786">if</text:span><text:span text:style-name="T5787">(</text:span><text:span text:style-name="T5788">lx</text:span><text:span text:style-name="T5789">[</text:span><text:span text:style-name="T5790">x</text:span><text:span text:style-name="T5791">] + </text:span><text:span text:style-name="T5792">ly</text:span><text:span text:style-name="T5793">[</text:span><text:span text:style-name="T5794">y</text:span><text:span text:style-name="T5795">] - </text:span><text:span text:style-name="T5796">cost</text:span><text:span text:style-name="T5797">[</text:span><text:span text:style-name="T5798">x</text:span><text:span text:style-name="T5799">][</text:span><text:span text:style-name="T5800">y</text:span><text:span text:style-name="T5801">] &lt; </text:span><text:span text:style-name="T5802">slack</text:span><text:span text:style-name="T5803">[</text:span><text:span text:style-name="T5804">y</text:span><text:span text:style-name="T5805">])</text:span><text:span text:style-name="T5806"><text:line-break/>        </text:span><text:span text:style-name="T5807">{</text:span><text:span text:style-name="T5808"><text:line-break/>            </text:span><text:span text:style-name="T5809">slack</text:span><text:span text:style-name="T5810">[</text:span><text:span text:style-name="T5811">y</text:span><text:span text:style-name="T5812">] = </text:span><text:span text:style-name="T5813">lx</text:span><text:span text:style-name="T5814">[</text:span><text:span text:style-name="T5815">x</text:span><text:span text:style-name="T5816">] + </text:span><text:span text:style-name="T5817">ly</text:span><text:span text:style-name="T5818">[</text:span><text:span text:style-name="T5819">y</text:span><text:span text:style-name="T5820">] - </text:span><text:span text:style-name="T5821">cost</text:span><text:span text:style-name="T5822">[</text:span><text:span text:style-name="T5823">x</text:span><text:span text:style-name="T5824">][</text:span><text:span text:style-name="T5825">y</text:span><text:span text:style-name="T5826">];</text:span><text:span text:style-name="T5827"><text:line-break/>            </text:span><text:span text:style-name="T5828">slackx</text:span><text:span text:style-name="T5829">[</text:span><text:span text:style-name="T5830">y</text:span><text:span text:style-name="T5831">] = </text:span><text:span text:style-name="T5832">x</text:span><text:span text:style-name="T5833">;</text:span><text:span text:style-name="T5834"><text:line-break/>        </text:span><text:span text:style-name="T5835">}</text:span><text:span text:style-name="T5836"><text:line-break/>    </text:span><text:span text:style-name="T5837">}</text:span><text:span text:style-name="T5838"><text:line-break/></text:span><text:span text:style-name="T5839">}</text:span><text:span text:style-name="T5840"><text:line-break/><text:line-break/></text:span><text:span text:style-name="T5841">int </text:span><text:span text:style-name="T5842">q</text:span><text:span text:style-name="T5843">[</text:span><text:span text:style-name="T5844">MAXV</text:span><text:span text:style-name="T5845">],</text:span><text:span text:style-name="T5846">head</text:span><text:span text:style-name="T5847">,</text:span><text:span text:style-name="T5848">tail</text:span><text:span text:style-name="T5849">;</text:span><text:span text:style-name="T5850"><text:line-break/><text:line-break/></text:span><text:span text:style-name="T5851">void </text:span><text:span text:style-name="T5852">augment</text:span><text:span text:style-name="T5853">()</text:span><text:span text:style-name="T5854"><text:line-break/></text:span><text:span text:style-name="T5855">{</text:span><text:span text:style-name="T5856"><text:line-break/>    </text:span><text:span text:style-name="T5857">int </text:span><text:span text:style-name="T5858">x</text:span><text:span text:style-name="T5859">,</text:span><text:span text:style-name="T5860">y</text:span><text:span text:style-name="T5861">,</text:span><text:span text:style-name="T5862">root</text:span><text:span text:style-name="T5863">;</text:span><text:span text:style-name="T5864"><text:line-break/><text:line-break/>    </text:span><text:span text:style-name="T5865">head </text:span><text:span text:style-name="T5866">= </text:span><text:span text:style-name="T5867">tail </text:span><text:span text:style-name="T5868">= </text:span><text:span text:style-name="T5869">0</text:span><text:span text:style-name="T5870">;</text:span><text:span text:style-name="T5871"><text:line-break/><text:line-break/>    </text:span><text:span text:style-name="T5872">fill</text:span><text:span text:style-name="T5873">(</text:span><text:span text:style-name="T5874">S</text:span><text:span text:style-name="T5875">, </text:span><text:span text:style-name="T5876">S</text:span><text:span text:style-name="T5877">+</text:span><text:span text:style-name="T5878">n</text:span><text:span text:style-name="T5879">, </text:span><text:span text:style-name="T5880">false</text:span><text:span text:style-name="T5881">);</text:span><text:span text:style-name="T5882"><text:line-break/>    </text:span><text:span text:style-name="T5883">fill</text:span><text:span text:style-name="T5884">(</text:span><text:span text:style-name="T5885">T</text:span><text:span text:style-name="T5886">, </text:span><text:span text:style-name="T5887">T</text:span><text:span text:style-name="T5888">+</text:span><text:span text:style-name="T5889">n</text:span><text:span text:style-name="T5890">, </text:span><text:span text:style-name="T5891">false</text:span><text:span text:style-name="T5892">);</text:span><text:span text:style-name="T5893"><text:line-break/>    </text:span><text:span text:style-name="T5894">fill</text:span><text:span text:style-name="T5895">(</text:span><text:span text:style-name="T5896">prev</text:span><text:span text:style-name="T5897">,</text:span><text:span text:style-name="T5898">prev</text:span><text:span text:style-name="T5899">+</text:span><text:span text:style-name="T5900">n</text:span><text:span text:style-name="T5901">,-</text:span><text:span text:style-name="T5902">1</text:span><text:span text:style-name="T5903">);</text:span><text:span text:style-name="T5904"><text:line-break/><text:line-break/>    </text:span><text:span text:style-name="T5905">rep</text:span><text:span text:style-name="T5906">(</text:span><text:span text:style-name="T5907">x</text:span><text:span text:style-name="T5908">,</text:span><text:span text:style-name="T5909">n</text:span><text:span text:style-name="T5910">)</text:span><text:span text:style-name="T5911"><text:line-break/>    </text:span><text:span text:style-name="T5912">{</text:span><text:span text:style-name="T5913"><text:line-break/>        </text:span><text:span text:style-name="T5914">if</text:span><text:span text:style-name="T5915">(</text:span><text:span text:style-name="T5916">xy</text:span><text:span text:style-name="T5917">[</text:span><text:span text:style-name="T5918">x</text:span><text:span text:style-name="T5919">]==-</text:span><text:span text:style-name="T5920">1</text:span><text:span text:style-name="T5921">)</text:span><text:span text:style-name="T5922"><text:line-break/>        </text:span><text:span text:style-name="T5923">{</text:span><text:span text:style-name="T5924"><text:line-break/>            </text:span><text:span text:style-name="T5925">q</text:span><text:span text:style-name="T5926">[</text:span><text:span text:style-name="T5927">tail</text:span><text:span text:style-name="T5928">++] = </text:span><text:span text:style-name="T5929">root </text:span><text:span text:style-name="T5930">= </text:span><text:span text:style-name="T5931">x</text:span><text:span text:style-name="T5932">;</text:span><text:span text:style-name="T5933"><text:line-break/>            </text:span><text:span text:style-name="T5934">prev</text:span><text:span text:style-name="T5935">[</text:span><text:span text:style-name="T5936">root</text:span><text:span text:style-name="T5937">] = -</text:span><text:span text:style-name="T5938">2</text:span><text:span text:style-name="T5939">;</text:span><text:span text:style-name="T5940"><text:line-break/>            </text:span><text:span text:style-name="T5941">S</text:span><text:span text:style-name="T5942">[</text:span><text:span text:style-name="T5943">root</text:span><text:span text:style-name="T5944">] = </text:span><text:span text:style-name="T5945">true</text:span><text:span text:style-name="T5946">;</text:span><text:span text:style-name="T5947"><text:line-break/>            </text:span><text:span text:style-name="T5948">break</text:span><text:span text:style-name="T5949">;</text:span><text:span text:style-name="T5950"><text:line-break/>        </text:span><text:span text:style-name="T5951">}</text:span><text:span text:style-name="T5952"><text:line-break/>    </text:span><text:span text:style-name="T5953">}</text:span><text:span text:style-name="T5954"><text:line-break/><text:line-break/>    </text:span><text:span text:style-name="T5955">rep</text:span><text:span text:style-name="T5956">(</text:span><text:span text:style-name="T5957">y</text:span><text:span text:style-name="T5958">,</text:span><text:span text:style-name="T5959">n</text:span><text:span text:style-name="T5960">)</text:span><text:span text:style-name="T5961"><text:line-break/>    </text:span><text:span text:style-name="T5962">{</text:span><text:span text:style-name="T5963"><text:line-break/>        </text:span><text:span text:style-name="T5964">slack</text:span><text:span text:style-name="T5965">[</text:span><text:span text:style-name="T5966">y</text:span><text:span text:style-name="T5967">] = </text:span><text:span text:style-name="T5968">lx</text:span><text:span text:style-name="T5969">[</text:span><text:span text:style-name="T5970">root</text:span><text:span text:style-name="T5971">] + </text:span><text:span text:style-name="T5972">ly</text:span><text:span text:style-name="T5973">[</text:span><text:span text:style-name="T5974">y</text:span><text:span text:style-name="T5975">] - </text:span><text:span text:style-name="T5976">cost</text:span><text:span text:style-name="T5977">[</text:span><text:span text:style-name="T5978">root</text:span><text:span text:style-name="T5979">][</text:span><text:span text:style-name="T5980">y</text:span><text:span text:style-name="T5981">];</text:span><text:span text:style-name="T5982"><text:line-break/>        </text:span><text:span text:style-name="T5983">slackx</text:span><text:span text:style-name="T5984">[</text:span><text:span text:style-name="T5985">y</text:span><text:span text:style-name="T5986">] = </text:span><text:span text:style-name="T5987">root</text:span><text:span text:style-name="T5988">;</text:span><text:span text:style-name="T5989"><text:line-break/>    </text:span><text:span text:style-name="T5990">}</text:span><text:span text:style-name="T5991"><text:line-break/><text:line-break/>    </text:span><text:span text:style-name="T5992">while</text:span><text:span text:style-name="T5993">(</text:span><text:span text:style-name="T5994">true</text:span><text:span text:style-name="T5995">)</text:span><text:span text:style-name="T5996"><text:line-break/>    </text:span><text:span text:style-name="T5997">{</text:span><text:span text:style-name="T5998"><text:line-break/>        </text:span><text:span text:style-name="T5999">while</text:span><text:span text:style-name="T6000">(</text:span><text:span text:style-name="T6001">head </text:span><text:span text:style-name="T6002">&lt; </text:span><text:span text:style-name="T6003">tail</text:span><text:span text:style-name="T6004">)</text:span><text:span text:style-name="T6005"><text:line-break/>        </text:span><text:span text:style-name="T6006">{</text:span><text:span text:style-name="T6007"><text:line-break/>            </text:span><text:span text:style-name="T6008">x </text:span><text:span text:style-name="T6009">= </text:span><text:span text:style-name="T6010">q</text:span><text:span text:style-name="T6011">[</text:span><text:span text:style-name="T6012">head</text:span><text:span text:style-name="T6013">++];</text:span><text:span text:style-name="T6014"><text:line-break/><text:line-break/>            </text:span><text:span text:style-name="T6015">for</text:span><text:span text:style-name="T6016">(</text:span><text:span text:style-name="T6017">y</text:span><text:span text:style-name="T6018">=</text:span><text:span text:style-name="T6019">0</text:span><text:span text:style-name="T6020">;</text:span><text:span text:style-name="T6021">y</text:span><text:span text:style-name="T6022">&lt;</text:span><text:span text:style-name="T6023">n</text:span><text:span text:style-name="T6024">;++</text:span><text:span text:style-name="T6025">y</text:span><text:span text:style-name="T6026">)</text:span><text:span text:style-name="T6027"><text:line-break/>            </text:span><text:span text:style-name="T6028">{</text:span><text:span text:style-name="T6029"><text:line-break/>                </text:span><text:span text:style-name="T6030">if</text:span><text:span text:style-name="T6031">(</text:span><text:span text:style-name="T6032">cost</text:span><text:span text:style-name="T6033">[</text:span><text:span text:style-name="T6034">x</text:span><text:span text:style-name="T6035">][</text:span><text:span text:style-name="T6036">y</text:span><text:span text:style-name="T6037">] == </text:span><text:span text:style-name="T6038">lx</text:span><text:span text:style-name="T6039">[</text:span><text:span text:style-name="T6040">x</text:span><text:span text:style-name="T6041">] + </text:span><text:span text:style-name="T6042">ly</text:span><text:span text:style-name="T6043">[</text:span><text:span text:style-name="T6044">y</text:span><text:span text:style-name="T6045">] &amp;&amp; !</text:span><text:span text:style-name="T6046">T</text:span><text:span text:style-name="T6047">[</text:span><text:span text:style-name="T6048">y</text:span><text:span text:style-name="T6049">])</text:span><text:span text:style-name="T6050"><text:line-break/>                </text:span><text:span text:style-name="T6051">{</text:span><text:span text:style-name="T6052"><text:line-break/>                    </text:span><text:span text:style-name="T6053">if</text:span><text:span text:style-name="T6054">(</text:span><text:span text:style-name="T6055">yx</text:span><text:span text:style-name="T6056">[</text:span><text:span text:style-name="T6057">y</text:span><text:span text:style-name="T6058">]==-</text:span><text:span text:style-name="T6059">1</text:span><text:span text:style-name="T6060">) </text:span><text:span text:style-name="T6061">break</text:span><text:span text:style-name="T6062">;</text:span><text:span text:style-name="T6063"><text:line-break/><text:line-break/>                    </text:span><text:span text:style-name="T6064">T</text:span><text:span text:style-name="T6065">[</text:span><text:span text:style-name="T6066">y</text:span><text:span text:style-name="T6067">] = </text:span><text:span text:style-name="T6068">true</text:span><text:span text:style-name="T6069">;</text:span><text:span text:style-name="T6070"><text:line-break/>                    </text:span><text:span text:style-name="T6071">q</text:span><text:span text:style-name="T6072">[</text:span><text:span text:style-name="T6073">tail</text:span><text:span text:style-name="T6074">++] = </text:span><text:span text:style-name="T6075">yx</text:span><text:span text:style-name="T6076">[</text:span><text:span text:style-name="T6077">y</text:span><text:span text:style-name="T6078">];</text:span><text:span text:style-name="T6079"><text:line-break/>                    </text:span><text:span text:style-name="T6080">add_to_tree</text:span><text:span text:style-name="T6081">(</text:span><text:span text:style-name="T6082">yx</text:span><text:span text:style-name="T6083">[</text:span><text:span text:style-name="T6084">y</text:span><text:span text:style-name="T6085">],</text:span><text:span text:style-name="T6086">x</text:span><text:span text:style-name="T6087">);</text:span><text:span text:style-name="T6088"><text:line-break/>                </text:span><text:span text:style-name="T6089">}</text:span><text:span text:style-name="T6090"><text:line-break/>            </text:span><text:span text:style-name="T6091">}</text:span><text:span text:style-name="T6092"><text:line-break/><text:line-break/>            </text:span><text:span text:style-name="T6093">if</text:span><text:span text:style-name="T6094">(</text:span><text:span text:style-name="T6095">y </text:span><text:span text:style-name="T6096">&lt; </text:span><text:span text:style-name="T6097">n</text:span><text:span text:style-name="T6098">) </text:span><text:span text:style-name="T6099">break</text:span><text:span text:style-name="T6100">;</text:span><text:span text:style-name="T6101"><text:line-break/>        </text:span><text:span text:style-name="T6102">}</text:span><text:span text:style-name="T6103"><text:line-break/><text:line-break/>        </text:span><text:span text:style-name="T6104">if</text:span><text:span text:style-name="T6105">(</text:span><text:span text:style-name="T6106">y </text:span><text:span text:style-name="T6107">&lt; </text:span><text:span text:style-name="T6108">n</text:span><text:span text:style-name="T6109">) </text:span><text:span text:style-name="T6110">break</text:span><text:span text:style-name="T6111">;</text:span><text:span text:style-name="T6112"><text:line-break/><text:line-break/>        </text:span><text:span text:style-name="T6113">update_labels</text:span><text:span text:style-name="T6114">();</text:span><text:span text:style-name="T6115"><text:line-break/><text:line-break/>        </text:span><text:span text:style-name="T6116">head </text:span><text:span text:style-name="T6117">= </text:span><text:span text:style-name="T6118">tail </text:span><text:span text:style-name="T6119">= </text:span><text:span text:style-name="T6120">0</text:span><text:span text:style-name="T6121">;</text:span><text:span text:style-name="T6122"><text:line-break/><text:line-break/>        </text:span><text:span text:style-name="T6123">for</text:span><text:span text:style-name="T6124">(</text:span><text:span text:style-name="T6125">y</text:span><text:span text:style-name="T6126">=</text:span><text:span text:style-name="T6127">0</text:span><text:span text:style-name="T6128">;</text:span><text:span text:style-name="T6129">y</text:span><text:span text:style-name="T6130">&lt;</text:span><text:span text:style-name="T6131">n</text:span><text:span text:style-name="T6132">;++</text:span><text:span text:style-name="T6133">y</text:span><text:span text:style-name="T6134">)</text:span><text:span text:style-name="T6135"><text:line-break/>        </text:span><text:span text:style-name="T6136">{</text:span><text:span text:style-name="T6137"><text:line-break/>            </text:span><text:span text:style-name="T6138">if</text:span><text:span text:style-name="T6139">(!</text:span><text:span text:style-name="T6140">T</text:span><text:span text:style-name="T6141">[</text:span><text:span text:style-name="T6142">y</text:span><text:span text:style-name="T6143">] &amp;&amp; </text:span><text:span text:style-name="T6144">slack</text:span><text:span text:style-name="T6145">[</text:span><text:span text:style-name="T6146">y</text:span><text:span text:style-name="T6147">]==</text:span><text:span text:style-name="T6148">0</text:span><text:span text:style-name="T6149">)</text:span><text:span text:style-name="T6150"><text:line-break/>            </text:span><text:span text:style-name="T6151">{</text:span><text:span text:style-name="T6152"><text:line-break/>                </text:span><text:span text:style-name="T6153">if</text:span><text:span text:style-name="T6154">(</text:span><text:span text:style-name="T6155">yx</text:span><text:span text:style-name="T6156">[</text:span><text:span text:style-name="T6157">y</text:span><text:span text:style-name="T6158">]==-</text:span><text:span text:style-name="T6159">1</text:span><text:span text:style-name="T6160">)</text:span><text:span text:style-name="T6161"><text:line-break/>                </text:span><text:span text:style-name="T6162">{</text:span><text:span text:style-name="T6163"><text:line-break/>                    </text:span><text:span text:style-name="T6164">x </text:span><text:span text:style-name="T6165">= </text:span><text:span text:style-name="T6166">slackx</text:span><text:span text:style-name="T6167">[</text:span><text:span text:style-name="T6168">y</text:span><text:span text:style-name="T6169">];</text:span><text:span text:style-name="T6170"><text:line-break/>                    </text:span><text:span text:style-name="T6171">break</text:span><text:span text:style-name="T6172">;</text:span><text:span text:style-name="T6173"><text:line-break/>                </text:span><text:span text:style-name="T6174">}</text:span><text:span text:style-name="T6175"><text:line-break/><text:line-break/>                </text:span><text:span text:style-name="T6176">T</text:span><text:span text:style-name="T6177">[</text:span><text:span text:style-name="T6178">y</text:span><text:span text:style-name="T6179">] = </text:span><text:span text:style-name="T6180">true</text:span><text:span text:style-name="T6181">;</text:span><text:span text:style-name="T6182"><text:line-break/><text:line-break/>                </text:span><text:span text:style-name="T6183">if</text:span><text:span text:style-name="T6184">(!</text:span><text:span text:style-name="T6185">S</text:span><text:span text:style-name="T6186">[</text:span><text:span text:style-name="T6187">yx</text:span><text:span text:style-name="T6188">[</text:span><text:span text:style-name="T6189">y</text:span><text:span text:style-name="T6190">]])</text:span><text:span text:style-name="T6191"><text:line-break/>                </text:span><text:span text:style-name="T6192">{</text:span><text:span text:style-name="T6193"><text:line-break/>                    </text:span><text:span text:style-name="T6194">q</text:span><text:span text:style-name="T6195">[</text:span><text:span text:style-name="T6196">tail</text:span><text:span text:style-name="T6197">++] = </text:span><text:span text:style-name="T6198">yx</text:span><text:span text:style-name="T6199">[</text:span><text:span text:style-name="T6200">y</text:span><text:span text:style-name="T6201">];</text:span><text:span text:style-name="T6202"><text:line-break/>                    </text:span><text:span text:style-name="T6203">add_to_tree</text:span><text:span text:style-name="T6204">(</text:span><text:span text:style-name="T6205">yx</text:span><text:span text:style-name="T6206">[</text:span><text:span text:style-name="T6207">y</text:span><text:span text:style-name="T6208">], </text:span><text:span text:style-name="T6209">slackx</text:span><text:span text:style-name="T6210">[</text:span><text:span text:style-name="T6211">y</text:span><text:span text:style-name="T6212">]);</text:span><text:span text:style-name="T6213"><text:line-break/>                </text:span><text:span text:style-name="T6214">}</text:span><text:span text:style-name="T6215"><text:line-break/>            </text:span><text:span text:style-name="T6216">}</text:span><text:span text:style-name="T6217"><text:line-break/>        </text:span><text:span text:style-name="T6218">}</text:span><text:span text:style-name="T6219"><text:line-break/><text:line-break/>        </text:span><text:span text:style-name="T6220">if</text:span><text:span text:style-name="T6221">(</text:span><text:span text:style-name="T6222">y </text:span><text:span text:style-name="T6223">&lt; </text:span><text:span text:style-name="T6224">n</text:span><text:span text:style-name="T6225">) </text:span><text:span text:style-name="T6226">break</text:span><text:span text:style-name="T6227">;</text:span><text:span text:style-name="T6228"><text:line-break/>    </text:span><text:span text:style-name="T6229">}</text:span><text:span text:style-name="T6230"><text:line-break/><text:line-break/>    </text:span><text:span text:style-name="T6231">++</text:span><text:span text:style-name="T6232">max_match</text:span><text:span text:style-name="T6233">;</text:span><text:span text:style-name="T6234"><text:line-break/>    </text:span><text:span text:style-name="T6235">int </text:span><text:span text:style-name="T6236">cx </text:span><text:span text:style-name="T6237">= </text:span><text:span text:style-name="T6238">x</text:span><text:span text:style-name="T6239">, </text:span><text:span text:style-name="T6240">cy </text:span><text:span text:style-name="T6241">= </text:span><text:span text:style-name="T6242">y</text:span><text:span text:style-name="T6243">, </text:span><text:span text:style-name="T6244">ty</text:span><text:span text:style-name="T6245">;</text:span><text:span text:style-name="T6246"><text:line-break/>    </text:span><text:span text:style-name="T6247">while </text:span><text:span text:style-name="T6248">(</text:span><text:span text:style-name="T6249">cx </text:span><text:span text:style-name="T6250">!= -</text:span><text:span text:style-name="T6251">2</text:span><text:span text:style-name="T6252">)</text:span><text:span text:style-name="T6253"><text:line-break/>    </text:span><text:span text:style-name="T6254">{</text:span><text:span text:style-name="T6255"><text:line-break/>        </text:span><text:span text:style-name="T6256">ty </text:span><text:span text:style-name="T6257">= </text:span><text:span text:style-name="T6258">xy</text:span><text:span text:style-name="T6259">[</text:span><text:span text:style-name="T6260">cx</text:span><text:span text:style-name="T6261">];</text:span><text:span text:style-name="T6262"><text:line-break/>        </text:span><text:span text:style-name="T6263">yx</text:span><text:span text:style-name="T6264">[</text:span><text:span text:style-name="T6265">cy</text:span><text:span text:style-name="T6266">] = </text:span><text:span text:style-name="T6267">cx</text:span><text:span text:style-name="T6268">;</text:span><text:span text:style-name="T6269"><text:line-break/>        </text:span><text:span text:style-name="T6270">xy</text:span><text:span text:style-name="T6271">[</text:span><text:span text:style-name="T6272">cx</text:span><text:span text:style-name="T6273">] = </text:span><text:span text:style-name="T6274">cy</text:span><text:span text:style-name="T6275">;</text:span><text:span text:style-name="T6276"><text:line-break/>        </text:span><text:span text:style-name="T6277">cx </text:span><text:span text:style-name="T6278">= </text:span><text:span text:style-name="T6279">prev</text:span><text:span text:style-name="T6280">[</text:span><text:span text:style-name="T6281">cx</text:span><text:span text:style-name="T6282">];</text:span><text:span text:style-name="T6283"><text:line-break/>        </text:span><text:span text:style-name="T6284">cy </text:span><text:span text:style-name="T6285">= </text:span><text:span text:style-name="T6286">ty</text:span><text:span text:style-name="T6287">;</text:span><text:span text:style-name="T6288"><text:line-break/>    </text:span><text:span text:style-name="T6289">}</text:span><text:span text:style-name="T6290"><text:line-break/></text:span><text:span text:style-name="T6291">}</text:span><text:span text:style-name="T6292"><text:line-break/><text:line-break/></text:span><text:span text:style-name="T6293">data kuhn</text:span><text:span text:style-name="T6294">()</text:span><text:span text:style-name="T6295"><text:line-break/></text:span><text:span text:style-name="T6296">{</text:span><text:span text:style-name="T6297"><text:line-break/>    </text:span><text:span text:style-name="T6298">data ret </text:span><text:span text:style-name="T6299">= </text:span><text:span text:style-name="T6300">0</text:span><text:span text:style-name="T6301">;</text:span><text:span text:style-name="T6302"><text:line-break/>    </text:span><text:span text:style-name="T6303">max_match </text:span><text:span text:style-name="T6304">= </text:span><text:span text:style-name="T6305">0</text:span><text:span text:style-name="T6306">;</text:span><text:span text:style-name="T6307"><text:line-break/><text:line-break/>    </text:span><text:span text:style-name="T6308">fill</text:span><text:span text:style-name="T6309">(</text:span><text:span text:style-name="T6310">xy</text:span><text:span text:style-name="T6311">, </text:span><text:span text:style-name="T6312">xy</text:span><text:span text:style-name="T6313">+</text:span><text:span text:style-name="T6314">n</text:span><text:span text:style-name="T6315">, -</text:span><text:span text:style-name="T6316">1</text:span><text:span text:style-name="T6317">);</text:span><text:span text:style-name="T6318"><text:line-break/>    </text:span><text:span text:style-name="T6319">fill</text:span><text:span text:style-name="T6320">(</text:span><text:span text:style-name="T6321">yx</text:span><text:span text:style-name="T6322">, </text:span><text:span text:style-name="T6323">yx</text:span><text:span text:style-name="T6324">+</text:span><text:span text:style-name="T6325">n</text:span><text:span text:style-name="T6326">, -</text:span><text:span text:style-name="T6327">1</text:span><text:span text:style-name="T6328">);</text:span><text:span text:style-name="T6329"><text:line-break/><text:line-break/>    </text:span><text:span text:style-name="T6330">init_labels</text:span><text:span text:style-name="T6331">();</text:span><text:span text:style-name="T6332"><text:line-break/>    </text:span><text:span text:style-name="T6333">rep</text:span><text:span text:style-name="T6334">(</text:span><text:span text:style-name="T6335">i</text:span><text:span text:style-name="T6336">,</text:span><text:span text:style-name="T6337">n</text:span><text:span text:style-name="T6338">) </text:span><text:span text:style-name="T6339">augment</text:span><text:span text:style-name="T6340">();</text:span><text:span text:style-name="T6341"><text:line-break/><text:line-break/>    </text:span><text:span text:style-name="T6342">rep</text:span><text:span text:style-name="T6343">(</text:span><text:span text:style-name="T6344">x</text:span><text:span text:style-name="T6345">,</text:span><text:span text:style-name="T6346">n</text:span><text:span text:style-name="T6347">)</text:span><text:span text:style-name="T6348"><text:line-break/>    </text:span><text:span text:style-name="T6349">{</text:span><text:span text:style-name="T6350"><text:line-break/>        </text:span><text:span text:style-name="T6351">// check not needed for max case</text:span><text:span text:style-name="T6352"><text:line-break/>        </text:span><text:span text:style-name="T6353">if</text:span><text:span text:style-name="T6354">(</text:span><text:span text:style-name="T6355">cost</text:span><text:span text:style-name="T6356">[</text:span><text:span text:style-name="T6357">x</text:span><text:span text:style-name="T6358">][</text:span><text:span text:style-name="T6359">xy</text:span><text:span text:style-name="T6360">[</text:span><text:span text:style-name="T6361">x</text:span><text:span text:style-name="T6362">]]&gt;-</text:span><text:span text:style-name="T6363">INF</text:span><text:span text:style-name="T6364">)</text:span><text:span text:style-name="T6365"><text:line-break/>            </text:span><text:span text:style-name="T6366">ret </text:span><text:span text:style-name="T6367">+= </text:span><text:span text:style-name="T6368">cost</text:span><text:span text:style-name="T6369">[</text:span><text:span text:style-name="T6370">x</text:span><text:span text:style-name="T6371">][</text:span><text:span text:style-name="T6372">xy</text:span><text:span text:style-name="T6373">[</text:span><text:span text:style-name="T6374">x</text:span><text:span text:style-name="T6375">]];</text:span><text:span text:style-name="T6376"><text:line-break/>    </text:span><text:span text:style-name="T6377">}</text:span><text:span text:style-name="T6378"><text:line-break/>    </text:span><text:span text:style-name="T6379">return </text:span><text:span text:style-name="T6380">ret</text:span><text:span text:style-name="T6381">;</text:span><text:span text:style-name="T6382"><text:line-break/></text:span><text:span text:style-name="T6383">}</text:span></text:p>
      <text:p text:style-name="P107"><text:span text:style-name="T6384">Edmonds Blossom Algorithm</text:span></text:p>
      <text:p text:style-name="P108"><text:span text:style-name="T6385"><text:line-break/></text:span><text:span text:style-name="T6386">const int </text:span><text:span text:style-name="T6387">MAXN </text:span><text:span text:style-name="T6388">= </text:span><text:span text:style-name="T6389">1000</text:span><text:span text:style-name="T6390">;</text:span><text:span text:style-name="T6391"><text:line-break/><text:line-break/></text:span><text:span text:style-name="T6392">struct </text:span><text:span text:style-name="T6393">general_matching</text:span><text:span text:style-name="T6394"><text:line-break/></text:span><text:span text:style-name="T6395">{</text:span><text:span text:style-name="T6396"><text:line-break/>    </text:span><text:span text:style-name="T6397">int </text:span><text:span text:style-name="T6398">n</text:span><text:span text:style-name="T6399">, </text:span><text:span text:style-name="T6400">match</text:span><text:span text:style-name="T6401">[</text:span><text:span text:style-name="T6402">MAXN</text:span><text:span text:style-name="T6403">];</text:span><text:span text:style-name="T6404"><text:line-break/>    </text:span><text:span text:style-name="T6405">int </text:span><text:span text:style-name="T6406">last</text:span><text:span text:style-name="T6407">[</text:span><text:span text:style-name="T6408">MAXN</text:span><text:span text:style-name="T6409">], </text:span><text:span text:style-name="T6410">next</text:span><text:span text:style-name="T6411">[</text:span><text:span text:style-name="T6412">MAXN</text:span><text:span text:style-name="T6413">*</text:span><text:span text:style-name="T6414">MAXN</text:span><text:span text:style-name="T6415">+</text:span><text:span text:style-name="T6416">20</text:span><text:span text:style-name="T6417">], </text:span><text:span text:style-name="T6418">to</text:span><text:span text:style-name="T6419">[</text:span><text:span text:style-name="T6420">MAXN</text:span><text:span text:style-name="T6421">*</text:span><text:span text:style-name="T6422">MAXN</text:span><text:span text:style-name="T6423">+</text:span><text:span text:style-name="T6424">20</text:span><text:span text:style-name="T6425">];</text:span><text:span text:style-name="T6426"><text:line-break/>    </text:span><text:span text:style-name="T6427">int </text:span><text:span text:style-name="T6428">ne</text:span><text:span text:style-name="T6429">;</text:span><text:span text:style-name="T6430"><text:line-break/>    </text:span><text:span text:style-name="T6431">void </text:span><text:span text:style-name="T6432">clear</text:span><text:span text:style-name="T6433">(</text:span><text:span text:style-name="T6434">int </text:span><text:span text:style-name="T6435">m</text:span><text:span text:style-name="T6436">) { </text:span><text:span text:style-name="T6437">n </text:span><text:span text:style-name="T6438">= </text:span><text:span text:style-name="T6439">m</text:span><text:span text:style-name="T6440">; </text:span><text:span text:style-name="T6441">fill</text:span><text:span text:style-name="T6442">(</text:span><text:span text:style-name="T6443">last</text:span><text:span text:style-name="T6444">, </text:span><text:span text:style-name="T6445">last</text:span><text:span text:style-name="T6446">+</text:span><text:span text:style-name="T6447">n</text:span><text:span text:style-name="T6448">+</text:span><text:span text:style-name="T6449">1</text:span><text:span text:style-name="T6450">, -</text:span><text:span text:style-name="T6451">1</text:span><text:span text:style-name="T6452">); </text:span><text:span text:style-name="T6453">ne </text:span><text:span text:style-name="T6454">= </text:span><text:span text:style-name="T6455">0</text:span><text:span text:style-name="T6456">; }</text:span><text:span text:style-name="T6457"><text:line-break/>    </text:span><text:span text:style-name="T6458">void </text:span><text:span text:style-name="T6459">insert</text:span><text:span text:style-name="T6460">(</text:span><text:span text:style-name="T6461">int </text:span><text:span text:style-name="T6462">u</text:span><text:span text:style-name="T6463">, </text:span><text:span text:style-name="T6464">int </text:span><text:span text:style-name="T6465">v</text:span><text:span text:style-name="T6466">)</text:span><text:span text:style-name="T6467"><text:line-break/>    </text:span><text:span text:style-name="T6468">{</text:span><text:span text:style-name="T6469"><text:line-break/>        </text:span><text:span text:style-name="T6470">to</text:span><text:span text:style-name="T6471">[</text:span><text:span text:style-name="T6472">ne</text:span><text:span text:style-name="T6473">] = </text:span><text:span text:style-name="T6474">v</text:span><text:span text:style-name="T6475">; </text:span><text:span text:style-name="T6476">next</text:span><text:span text:style-name="T6477">[</text:span><text:span text:style-name="T6478">ne</text:span><text:span text:style-name="T6479">] = </text:span><text:span text:style-name="T6480">last</text:span><text:span text:style-name="T6481">[</text:span><text:span text:style-name="T6482">u</text:span><text:span text:style-name="T6483">]; </text:span><text:span text:style-name="T6484">last</text:span><text:span text:style-name="T6485">[</text:span><text:span text:style-name="T6486">u</text:span><text:span text:style-name="T6487">] = </text:span><text:span text:style-name="T6488">ne</text:span><text:span text:style-name="T6489">++;</text:span><text:span text:style-name="T6490"><text:line-break/>        </text:span><text:span text:style-name="T6491">to</text:span><text:span text:style-name="T6492">[</text:span><text:span text:style-name="T6493">ne</text:span><text:span text:style-name="T6494">] = </text:span><text:span text:style-name="T6495">u</text:span><text:span text:style-name="T6496">; </text:span><text:span text:style-name="T6497">next</text:span><text:span text:style-name="T6498">[</text:span><text:span text:style-name="T6499">ne</text:span><text:span text:style-name="T6500">] = </text:span><text:span text:style-name="T6501">last</text:span><text:span text:style-name="T6502">[</text:span><text:span text:style-name="T6503">v</text:span><text:span text:style-name="T6504">]; </text:span><text:span text:style-name="T6505">last</text:span><text:span text:style-name="T6506">[</text:span><text:span text:style-name="T6507">v</text:span><text:span text:style-name="T6508">] = </text:span><text:span text:style-name="T6509">ne</text:span><text:span text:style-name="T6510">++;</text:span><text:span text:style-name="T6511"><text:line-break/>    </text:span><text:span text:style-name="T6512">}</text:span><text:span text:style-name="T6513"><text:line-break/><text:line-break/>    </text:span><text:span text:style-name="T6514">int </text:span><text:span text:style-name="T6515">max_match</text:span><text:span text:style-name="T6516">()</text:span><text:span text:style-name="T6517"><text:line-break/>    </text:span><text:span text:style-name="T6518">{</text:span><text:span text:style-name="T6519"><text:line-break/>        </text:span><text:span text:style-name="T6520">int </text:span><text:span text:style-name="T6521">ans </text:span><text:span text:style-name="T6522">= </text:span><text:span text:style-name="T6523">0</text:span><text:span text:style-name="T6524">;</text:span><text:span text:style-name="T6525"><text:line-break/>        </text:span><text:span text:style-name="T6526">ms</text:span><text:span text:style-name="T6527">(</text:span><text:span text:style-name="T6528">match</text:span><text:span text:style-name="T6529">, -</text:span><text:span text:style-name="T6530">1</text:span><text:span text:style-name="T6531">);</text:span><text:span text:style-name="T6532"><text:line-break/>        </text:span><text:span text:style-name="T6533">xrep</text:span><text:span text:style-name="T6534">(</text:span><text:span text:style-name="T6535">i</text:span><text:span text:style-name="T6536">,</text:span><text:span text:style-name="T6537">1</text:span><text:span text:style-name="T6538">,</text:span><text:span text:style-name="T6539">n</text:span><text:span text:style-name="T6540">)</text:span><text:span text:style-name="T6541"><text:line-break/>            </text:span><text:span text:style-name="T6542">if </text:span><text:span text:style-name="T6543">(</text:span><text:span text:style-name="T6544">match</text:span><text:span text:style-name="T6545">[</text:span><text:span text:style-name="T6546">i</text:span><text:span text:style-name="T6547">] == -</text:span><text:span text:style-name="T6548">1</text:span><text:span text:style-name="T6549">)</text:span><text:span text:style-name="T6550"><text:line-break/>                </text:span><text:span text:style-name="T6551">ans </text:span><text:span text:style-name="T6552">+= </text:span><text:span text:style-name="T6553">bfs</text:span><text:span text:style-name="T6554">(</text:span><text:span text:style-name="T6555">i</text:span><text:span text:style-name="T6556">);</text:span><text:span text:style-name="T6557"><text:line-break/>        </text:span><text:span text:style-name="T6558">return </text:span><text:span text:style-name="T6559">ans</text:span><text:span text:style-name="T6560">;</text:span><text:span text:style-name="T6561"><text:line-break/>    </text:span><text:span text:style-name="T6562">}</text:span><text:span text:style-name="T6563"><text:line-break/><text:line-break/>    </text:span><text:span text:style-name="T6564">int </text:span><text:span text:style-name="T6565">q</text:span><text:span text:style-name="T6566">[</text:span><text:span text:style-name="T6567">MAXN</text:span><text:span text:style-name="T6568">], </text:span><text:span text:style-name="T6569">pre</text:span><text:span text:style-name="T6570">[</text:span><text:span text:style-name="T6571">MAXN</text:span><text:span text:style-name="T6572">], </text:span><text:span text:style-name="T6573">base</text:span><text:span text:style-name="T6574">[</text:span><text:span text:style-name="T6575">MAXN</text:span><text:span text:style-name="T6576">];</text:span><text:span text:style-name="T6577"><text:line-break/><text:line-break/>    </text:span><text:span text:style-name="T6578">bool </text:span><text:span text:style-name="T6579">hash</text:span><text:span text:style-name="T6580">[</text:span><text:span text:style-name="T6581">MAXN</text:span><text:span text:style-name="T6582">], </text:span><text:span text:style-name="T6583">blossom</text:span><text:span text:style-name="T6584">[</text:span><text:span text:style-name="T6585">MAXN</text:span><text:span text:style-name="T6586">];</text:span><text:span text:style-name="T6587"><text:line-break/><text:line-break/>    </text:span><text:span text:style-name="T6588">int </text:span><text:span text:style-name="T6589">find_base</text:span><text:span text:style-name="T6590">(</text:span><text:span text:style-name="T6591">int </text:span><text:span text:style-name="T6592">u</text:span><text:span text:style-name="T6593">, </text:span><text:span text:style-name="T6594">int </text:span><text:span text:style-name="T6595">v</text:span><text:span text:style-name="T6596">)</text:span><text:span text:style-name="T6597"><text:line-break/>    </text:span><text:span text:style-name="T6598">{</text:span><text:span text:style-name="T6599"><text:line-break/>        </text:span><text:span text:style-name="T6600">bool </text:span><text:span text:style-name="T6601">path</text:span><text:span text:style-name="T6602">[</text:span><text:span text:style-name="T6603">MAXN</text:span><text:span text:style-name="T6604">];</text:span><text:span text:style-name="T6605"><text:line-break/>        </text:span><text:span text:style-name="T6606">ms</text:span><text:span text:style-name="T6607">(</text:span><text:span text:style-name="T6608">path</text:span><text:span text:style-name="T6609">, </text:span><text:span text:style-name="T6610">0</text:span><text:span text:style-name="T6611">);</text:span><text:span text:style-name="T6612"><text:line-break/>        </text:span><text:span text:style-name="T6613">while </text:span><text:span text:style-name="T6614">(</text:span><text:span text:style-name="T6615">true</text:span><text:span text:style-name="T6616">)</text:span><text:span text:style-name="T6617"><text:line-break/>        </text:span><text:span text:style-name="T6618">{</text:span><text:span text:style-name="T6619"><text:line-break/>            </text:span><text:span text:style-name="T6620">path</text:span><text:span text:style-name="T6621">[</text:span><text:span text:style-name="T6622">u</text:span><text:span text:style-name="T6623">] = </text:span><text:span text:style-name="T6624">1</text:span><text:span text:style-name="T6625">;</text:span><text:span text:style-name="T6626"><text:line-break/>            </text:span><text:span text:style-name="T6627">if </text:span><text:span text:style-name="T6628">(</text:span><text:span text:style-name="T6629">match</text:span><text:span text:style-name="T6630">[</text:span><text:span text:style-name="T6631">u</text:span><text:span text:style-name="T6632">] == -</text:span><text:span text:style-name="T6633">1</text:span><text:span text:style-name="T6634">) </text:span><text:span text:style-name="T6635">break</text:span><text:span text:style-name="T6636">;</text:span><text:span text:style-name="T6637"><text:line-break/>            </text:span><text:span text:style-name="T6638">u </text:span><text:span text:style-name="T6639">= </text:span><text:span text:style-name="T6640">base</text:span><text:span text:style-name="T6641">[</text:span><text:span text:style-name="T6642">pre</text:span><text:span text:style-name="T6643">[</text:span><text:span text:style-name="T6644">match</text:span><text:span text:style-name="T6645">[</text:span><text:span text:style-name="T6646">u</text:span><text:span text:style-name="T6647">]]];</text:span><text:span text:style-name="T6648"><text:line-break/>        </text:span><text:span text:style-name="T6649">}</text:span><text:span text:style-name="T6650"><text:line-break/>        </text:span><text:span text:style-name="T6651">while </text:span><text:span text:style-name="T6652">(</text:span><text:span text:style-name="T6653">path</text:span><text:span text:style-name="T6654">[</text:span><text:span text:style-name="T6655">v</text:span><text:span text:style-name="T6656">] == </text:span><text:span text:style-name="T6657">0</text:span><text:span text:style-name="T6658">) </text:span><text:span text:style-name="T6659">v </text:span><text:span text:style-name="T6660">= </text:span><text:span text:style-name="T6661">base</text:span><text:span text:style-name="T6662">[</text:span><text:span text:style-name="T6663">pre</text:span><text:span text:style-name="T6664">[</text:span><text:span text:style-name="T6665">match</text:span><text:span text:style-name="T6666">[</text:span><text:span text:style-name="T6667">v</text:span><text:span text:style-name="T6668">]]];</text:span><text:span text:style-name="T6669"><text:line-break/>        </text:span><text:span text:style-name="T6670">return </text:span><text:span text:style-name="T6671">v</text:span><text:span text:style-name="T6672">;</text:span><text:span text:style-name="T6673"><text:line-break/>    </text:span><text:span text:style-name="T6674">}</text:span><text:span text:style-name="T6675"><text:line-break/><text:line-break/>    </text:span><text:span text:style-name="T6676">void </text:span><text:span text:style-name="T6677">change_blossom</text:span><text:span text:style-name="T6678">(</text:span><text:span text:style-name="T6679">int </text:span><text:span text:style-name="T6680">b</text:span><text:span text:style-name="T6681">, </text:span><text:span text:style-name="T6682">int </text:span><text:span text:style-name="T6683">u</text:span><text:span text:style-name="T6684">)</text:span><text:span text:style-name="T6685"><text:line-break/>    </text:span><text:span text:style-name="T6686">{</text:span><text:span text:style-name="T6687"><text:line-break/>        </text:span><text:span text:style-name="T6688">while </text:span><text:span text:style-name="T6689">(</text:span><text:span text:style-name="T6690">base</text:span><text:span text:style-name="T6691">[</text:span><text:span text:style-name="T6692">u</text:span><text:span text:style-name="T6693">] != </text:span><text:span text:style-name="T6694">b</text:span><text:span text:style-name="T6695">)</text:span><text:span text:style-name="T6696"><text:line-break/>        </text:span><text:span text:style-name="T6697">{</text:span><text:span text:style-name="T6698"><text:line-break/>            </text:span><text:span text:style-name="T6699">int </text:span><text:span text:style-name="T6700">v </text:span><text:span text:style-name="T6701">= </text:span><text:span text:style-name="T6702">match</text:span><text:span text:style-name="T6703">[</text:span><text:span text:style-name="T6704">u</text:span><text:span text:style-name="T6705">];</text:span><text:span text:style-name="T6706"><text:line-break/>            </text:span><text:span text:style-name="T6707">blossom</text:span><text:span text:style-name="T6708">[</text:span><text:span text:style-name="T6709">base</text:span><text:span text:style-name="T6710">[</text:span><text:span text:style-name="T6711">u</text:span><text:span text:style-name="T6712">]] = </text:span><text:span text:style-name="T6713">blossom</text:span><text:span text:style-name="T6714">[</text:span><text:span text:style-name="T6715">base</text:span><text:span text:style-name="T6716">[</text:span><text:span text:style-name="T6717">v</text:span><text:span text:style-name="T6718">]] = </text:span><text:span text:style-name="T6719">1</text:span><text:span text:style-name="T6720">;</text:span><text:span text:style-name="T6721"><text:line-break/>            </text:span><text:span text:style-name="T6722">u </text:span><text:span text:style-name="T6723">= </text:span><text:span text:style-name="T6724">pre</text:span><text:span text:style-name="T6725">[</text:span><text:span text:style-name="T6726">v</text:span><text:span text:style-name="T6727">];</text:span><text:span text:style-name="T6728"><text:line-break/>            </text:span><text:span text:style-name="T6729">if </text:span><text:span text:style-name="T6730">(</text:span><text:span text:style-name="T6731">base</text:span><text:span text:style-name="T6732">[</text:span><text:span text:style-name="T6733">u</text:span><text:span text:style-name="T6734">] != </text:span><text:span text:style-name="T6735">b</text:span><text:span text:style-name="T6736">) </text:span><text:span text:style-name="T6737">pre</text:span><text:span text:style-name="T6738">[</text:span><text:span text:style-name="T6739">u</text:span><text:span text:style-name="T6740">] = </text:span><text:span text:style-name="T6741">v</text:span><text:span text:style-name="T6742">;</text:span><text:span text:style-name="T6743"><text:line-break/>        </text:span><text:span text:style-name="T6744">}</text:span><text:span text:style-name="T6745"><text:line-break/>    </text:span><text:span text:style-name="T6746">}</text:span><text:span text:style-name="T6747"><text:line-break/><text:line-break/>    </text:span><text:span text:style-name="T6748">int </text:span><text:span text:style-name="T6749">contract</text:span><text:span text:style-name="T6750">(</text:span><text:span text:style-name="T6751">int </text:span><text:span text:style-name="T6752">u</text:span><text:span text:style-name="T6753">, </text:span><text:span text:style-name="T6754">int </text:span><text:span text:style-name="T6755">v</text:span><text:span text:style-name="T6756">)</text:span><text:span text:style-name="T6757"><text:line-break/>    </text:span><text:span text:style-name="T6758">{</text:span><text:span text:style-name="T6759"><text:line-break/>        </text:span><text:span text:style-name="T6760">ms</text:span><text:span text:style-name="T6761">(</text:span><text:span text:style-name="T6762">blossom</text:span><text:span text:style-name="T6763">, </text:span><text:span text:style-name="T6764">0</text:span><text:span text:style-name="T6765">);</text:span><text:span text:style-name="T6766"><text:line-break/>        </text:span><text:span text:style-name="T6767">int </text:span><text:span text:style-name="T6768">b </text:span><text:span text:style-name="T6769">= </text:span><text:span text:style-name="T6770">find_base</text:span><text:span text:style-name="T6771">(</text:span><text:span text:style-name="T6772">base</text:span><text:span text:style-name="T6773">[</text:span><text:span text:style-name="T6774">u</text:span><text:span text:style-name="T6775">], </text:span><text:span text:style-name="T6776">base</text:span><text:span text:style-name="T6777">[</text:span><text:span text:style-name="T6778">v</text:span><text:span text:style-name="T6779">]);</text:span><text:span text:style-name="T6780"><text:line-break/>        </text:span><text:span text:style-name="T6781">change_blossom</text:span><text:span text:style-name="T6782">(</text:span><text:span text:style-name="T6783">b</text:span><text:span text:style-name="T6784">, </text:span><text:span text:style-name="T6785">u</text:span><text:span text:style-name="T6786">);</text:span><text:span text:style-name="T6787"><text:line-break/>        </text:span><text:span text:style-name="T6788">change_blossom</text:span><text:span text:style-name="T6789">(</text:span><text:span text:style-name="T6790">b</text:span><text:span text:style-name="T6791">, </text:span><text:span text:style-name="T6792">v</text:span><text:span text:style-name="T6793">);</text:span><text:span text:style-name="T6794"><text:line-break/>        </text:span><text:span text:style-name="T6795">if </text:span><text:span text:style-name="T6796">(</text:span><text:span text:style-name="T6797">base</text:span><text:span text:style-name="T6798">[</text:span><text:span text:style-name="T6799">u</text:span><text:span text:style-name="T6800">] != </text:span><text:span text:style-name="T6801">b</text:span><text:span text:style-name="T6802">) </text:span><text:span text:style-name="T6803">pre</text:span><text:span text:style-name="T6804">[</text:span><text:span text:style-name="T6805">u</text:span><text:span text:style-name="T6806">] = </text:span><text:span text:style-name="T6807">v</text:span><text:span text:style-name="T6808">;</text:span><text:span text:style-name="T6809"><text:line-break/>        </text:span><text:span text:style-name="T6810">if </text:span><text:span text:style-name="T6811">(</text:span><text:span text:style-name="T6812">base</text:span><text:span text:style-name="T6813">[</text:span><text:span text:style-name="T6814">v</text:span><text:span text:style-name="T6815">] != </text:span><text:span text:style-name="T6816">b</text:span><text:span text:style-name="T6817">) </text:span><text:span text:style-name="T6818">pre</text:span><text:span text:style-name="T6819">[</text:span><text:span text:style-name="T6820">v</text:span><text:span text:style-name="T6821">] = </text:span><text:span text:style-name="T6822">u</text:span><text:span text:style-name="T6823">;</text:span><text:span text:style-name="T6824"><text:line-break/>        </text:span><text:span text:style-name="T6825">return </text:span><text:span text:style-name="T6826">b</text:span><text:span text:style-name="T6827">;</text:span><text:span text:style-name="T6828"><text:line-break/>    </text:span><text:span text:style-name="T6829">}</text:span><text:span text:style-name="T6830"><text:line-break/><text:line-break/>    </text:span><text:span text:style-name="T6831">void </text:span><text:span text:style-name="T6832">augment</text:span><text:span text:style-name="T6833">(</text:span><text:span text:style-name="T6834">int </text:span><text:span text:style-name="T6835">u</text:span><text:span text:style-name="T6836">)</text:span><text:span text:style-name="T6837"><text:line-break/>    </text:span><text:span text:style-name="T6838">{</text:span><text:span text:style-name="T6839"><text:line-break/>        </text:span><text:span text:style-name="T6840">while </text:span><text:span text:style-name="T6841">(</text:span><text:span text:style-name="T6842">u </text:span><text:span text:style-name="T6843">!= -</text:span><text:span text:style-name="T6844">1</text:span><text:span text:style-name="T6845">)</text:span><text:span text:style-name="T6846"><text:line-break/>        </text:span><text:span text:style-name="T6847">{</text:span><text:span text:style-name="T6848"><text:line-break/>            </text:span><text:span text:style-name="T6849">int </text:span><text:span text:style-name="T6850">v </text:span><text:span text:style-name="T6851">= </text:span><text:span text:style-name="T6852">pre</text:span><text:span text:style-name="T6853">[</text:span><text:span text:style-name="T6854">u</text:span><text:span text:style-name="T6855">];</text:span><text:span text:style-name="T6856"><text:line-break/>            </text:span><text:span text:style-name="T6857">int </text:span><text:span text:style-name="T6858">k </text:span><text:span text:style-name="T6859">= </text:span><text:span text:style-name="T6860">match</text:span><text:span text:style-name="T6861">[</text:span><text:span text:style-name="T6862">v</text:span><text:span text:style-name="T6863">];</text:span><text:span text:style-name="T6864"><text:line-break/>            </text:span><text:span text:style-name="T6865">match</text:span><text:span text:style-name="T6866">[</text:span><text:span text:style-name="T6867">u</text:span><text:span text:style-name="T6868">] = </text:span><text:span text:style-name="T6869">v</text:span><text:span text:style-name="T6870">;</text:span><text:span text:style-name="T6871"><text:line-break/>            </text:span><text:span text:style-name="T6872">match</text:span><text:span text:style-name="T6873">[</text:span><text:span text:style-name="T6874">v</text:span><text:span text:style-name="T6875">] = </text:span><text:span text:style-name="T6876">u</text:span><text:span text:style-name="T6877">;</text:span><text:span text:style-name="T6878"><text:line-break/>            </text:span><text:span text:style-name="T6879">u </text:span><text:span text:style-name="T6880">= </text:span><text:span text:style-name="T6881">k</text:span><text:span text:style-name="T6882">;</text:span><text:span text:style-name="T6883"><text:line-break/>        </text:span><text:span text:style-name="T6884">}</text:span><text:span text:style-name="T6885"><text:line-break/>    </text:span><text:span text:style-name="T6886">}</text:span><text:span text:style-name="T6887"><text:line-break/><text:line-break/>    </text:span><text:span text:style-name="T6888">int </text:span><text:span text:style-name="T6889">bfs</text:span><text:span text:style-name="T6890">(</text:span><text:span text:style-name="T6891">int </text:span><text:span text:style-name="T6892">p</text:span><text:span text:style-name="T6893">)</text:span><text:span text:style-name="T6894"><text:line-break/>    </text:span><text:span text:style-name="T6895">{</text:span><text:span text:style-name="T6896"><text:line-break/>        </text:span><text:span text:style-name="T6897">ms</text:span><text:span text:style-name="T6898">(</text:span><text:span text:style-name="T6899">pre</text:span><text:span text:style-name="T6900">,-</text:span><text:span text:style-name="T6901">1</text:span><text:span text:style-name="T6902">); </text:span><text:span text:style-name="T6903">ms</text:span><text:span text:style-name="T6904">(</text:span><text:span text:style-name="T6905">hash</text:span><text:span text:style-name="T6906">, </text:span><text:span text:style-name="T6907">0</text:span><text:span text:style-name="T6908">);</text:span><text:span text:style-name="T6909"><text:line-break/>        </text:span><text:span text:style-name="T6910">xrep</text:span><text:span text:style-name="T6911">(</text:span><text:span text:style-name="T6912">i</text:span><text:span text:style-name="T6913">,</text:span><text:span text:style-name="T6914">1</text:span><text:span text:style-name="T6915">,</text:span><text:span text:style-name="T6916">n</text:span><text:span text:style-name="T6917">) </text:span><text:span text:style-name="T6918">base</text:span><text:span text:style-name="T6919">[</text:span><text:span text:style-name="T6920">i</text:span><text:span text:style-name="T6921">] = </text:span><text:span text:style-name="T6922">i</text:span><text:span text:style-name="T6923">;</text:span><text:span text:style-name="T6924"><text:line-break/>        </text:span><text:span text:style-name="T6925">q</text:span><text:span text:style-name="T6926">[</text:span><text:span text:style-name="T6927">1</text:span><text:span text:style-name="T6928">] = </text:span><text:span text:style-name="T6929">p</text:span><text:span text:style-name="T6930">;</text:span><text:span text:style-name="T6931"><text:line-break/>        </text:span><text:span text:style-name="T6932">hash</text:span><text:span text:style-name="T6933">[</text:span><text:span text:style-name="T6934">p</text:span><text:span text:style-name="T6935">] = </text:span><text:span text:style-name="T6936">1</text:span><text:span text:style-name="T6937">;</text:span><text:span text:style-name="T6938"><text:line-break/>        </text:span><text:span text:style-name="T6939">for </text:span><text:span text:style-name="T6940">(</text:span><text:span text:style-name="T6941">int </text:span><text:span text:style-name="T6942">head </text:span><text:span text:style-name="T6943">= </text:span><text:span text:style-name="T6944">1</text:span><text:span text:style-name="T6945">, </text:span><text:span text:style-name="T6946">rear </text:span><text:span text:style-name="T6947">= </text:span><text:span text:style-name="T6948">1</text:span><text:span text:style-name="T6949">; </text:span><text:span text:style-name="T6950">head </text:span><text:span text:style-name="T6951">&lt;= </text:span><text:span text:style-name="T6952">rear</text:span><text:span text:style-name="T6953">; </text:span><text:span text:style-name="T6954">head</text:span><text:span text:style-name="T6955">++)</text:span><text:span text:style-name="T6956"><text:line-break/>        </text:span><text:span text:style-name="T6957">{</text:span><text:span text:style-name="T6958"><text:line-break/>            </text:span><text:span text:style-name="T6959">int </text:span><text:span text:style-name="T6960">u </text:span><text:span text:style-name="T6961">= </text:span><text:span text:style-name="T6962">q</text:span><text:span text:style-name="T6963">[</text:span><text:span text:style-name="T6964">head</text:span><text:span text:style-name="T6965">];</text:span><text:span text:style-name="T6966"><text:line-break/>            </text:span><text:span text:style-name="T6967">for </text:span><text:span text:style-name="T6968">(</text:span><text:span text:style-name="T6969">int </text:span><text:span text:style-name="T6970">e </text:span><text:span text:style-name="T6971">= </text:span><text:span text:style-name="T6972">last</text:span><text:span text:style-name="T6973">[</text:span><text:span text:style-name="T6974">u</text:span><text:span text:style-name="T6975">]; </text:span><text:span text:style-name="T6976">e </text:span><text:span text:style-name="T6977">!= -</text:span><text:span text:style-name="T6978">1</text:span><text:span text:style-name="T6979">; </text:span><text:span text:style-name="T6980">e </text:span><text:span text:style-name="T6981">= </text:span><text:span text:style-name="T6982">next</text:span><text:span text:style-name="T6983">[</text:span><text:span text:style-name="T6984">e</text:span><text:span text:style-name="T6985">])</text:span><text:span text:style-name="T6986"><text:line-break/>            </text:span><text:span text:style-name="T6987">{</text:span><text:span text:style-name="T6988"><text:line-break/>                </text:span><text:span text:style-name="T6989">int </text:span><text:span text:style-name="T6990">v </text:span><text:span text:style-name="T6991">= </text:span><text:span text:style-name="T6992">to</text:span><text:span text:style-name="T6993">[</text:span><text:span text:style-name="T6994">e</text:span><text:span text:style-name="T6995">];</text:span><text:span text:style-name="T6996"><text:line-break/><text:line-break/>                </text:span><text:span text:style-name="T6997">if </text:span><text:span text:style-name="T6998">(</text:span><text:span text:style-name="T6999">base</text:span><text:span text:style-name="T7000">[</text:span><text:span text:style-name="T7001">u</text:span><text:span text:style-name="T7002">] != </text:span><text:span text:style-name="T7003">base</text:span><text:span text:style-name="T7004">[</text:span><text:span text:style-name="T7005">v</text:span><text:span text:style-name="T7006">] &amp;&amp; </text:span><text:span text:style-name="T7007">v </text:span><text:span text:style-name="T7008">!= </text:span><text:span text:style-name="T7009">match</text:span><text:span text:style-name="T7010">[</text:span><text:span text:style-name="T7011">u</text:span><text:span text:style-name="T7012">])</text:span><text:span text:style-name="T7013"><text:line-break/>                </text:span><text:span text:style-name="T7014">{</text:span><text:span text:style-name="T7015"><text:line-break/>                    </text:span><text:span text:style-name="T7016">if </text:span><text:span text:style-name="T7017">(</text:span><text:span text:style-name="T7018">v </text:span><text:span text:style-name="T7019">== </text:span><text:span text:style-name="T7020">p </text:span><text:span text:style-name="T7021">|| (</text:span><text:span text:style-name="T7022">match</text:span><text:span text:style-name="T7023">[</text:span><text:span text:style-name="T7024">v</text:span><text:span text:style-name="T7025">] != -</text:span><text:span text:style-name="T7026">1 </text:span><text:span text:style-name="T7027">&amp;&amp; </text:span><text:span text:style-name="T7028">pre</text:span><text:span text:style-name="T7029">[</text:span><text:span text:style-name="T7030">match</text:span><text:span text:style-name="T7031">[</text:span><text:span text:style-name="T7032">v</text:span><text:span text:style-name="T7033">]] != -</text:span><text:span text:style-name="T7034">1</text:span><text:span text:style-name="T7035">))</text:span><text:span text:style-name="T7036"><text:line-break/>                    </text:span><text:span text:style-name="T7037">{</text:span><text:span text:style-name="T7038"><text:line-break/>                        </text:span><text:span text:style-name="T7039">int </text:span><text:span text:style-name="T7040">b </text:span><text:span text:style-name="T7041">= </text:span><text:span text:style-name="T7042">contract</text:span><text:span text:style-name="T7043">(</text:span><text:span text:style-name="T7044">u</text:span><text:span text:style-name="T7045">, </text:span><text:span text:style-name="T7046">v</text:span><text:span text:style-name="T7047">);</text:span><text:span text:style-name="T7048"><text:line-break/>                        </text:span><text:span text:style-name="T7049">xrep</text:span><text:span text:style-name="T7050">(</text:span><text:span text:style-name="T7051">i</text:span><text:span text:style-name="T7052">, </text:span><text:span text:style-name="T7053">1</text:span><text:span text:style-name="T7054">, </text:span><text:span text:style-name="T7055">n</text:span><text:span text:style-name="T7056">) </text:span><text:span text:style-name="T7057">if </text:span><text:span text:style-name="T7058">(</text:span><text:span text:style-name="T7059">blossom</text:span><text:span text:style-name="T7060">[</text:span><text:span text:style-name="T7061">base</text:span><text:span text:style-name="T7062">[</text:span><text:span text:style-name="T7063">i</text:span><text:span text:style-name="T7064">]] == </text:span><text:span text:style-name="T7065">1</text:span><text:span text:style-name="T7066">)</text:span><text:span text:style-name="T7067"><text:line-break/>                        </text:span><text:span text:style-name="T7068">{</text:span><text:span text:style-name="T7069"><text:line-break/>                            </text:span><text:span text:style-name="T7070">base</text:span><text:span text:style-name="T7071">[</text:span><text:span text:style-name="T7072">i</text:span><text:span text:style-name="T7073">] = </text:span><text:span text:style-name="T7074">b</text:span><text:span text:style-name="T7075">;</text:span><text:span text:style-name="T7076"><text:line-break/>                            </text:span><text:span text:style-name="T7077">if </text:span><text:span text:style-name="T7078">(</text:span><text:span text:style-name="T7079">hash</text:span><text:span text:style-name="T7080">[</text:span><text:span text:style-name="T7081">i</text:span><text:span text:style-name="T7082">] == </text:span><text:span text:style-name="T7083">0</text:span><text:span text:style-name="T7084">)</text:span><text:span text:style-name="T7085"><text:line-break/>                            </text:span><text:span text:style-name="T7086">{</text:span><text:span text:style-name="T7087"><text:line-break/>                                </text:span><text:span text:style-name="T7088">hash</text:span><text:span text:style-name="T7089">[</text:span><text:span text:style-name="T7090">i</text:span><text:span text:style-name="T7091">] = </text:span><text:span text:style-name="T7092">1</text:span><text:span text:style-name="T7093">;</text:span><text:span text:style-name="T7094"><text:line-break/>                                </text:span><text:span text:style-name="T7095">q</text:span><text:span text:style-name="T7096">[++</text:span><text:span text:style-name="T7097">rear</text:span><text:span text:style-name="T7098">] = </text:span><text:span text:style-name="T7099">i</text:span><text:span text:style-name="T7100">;</text:span><text:span text:style-name="T7101"><text:line-break/>                            </text:span><text:span text:style-name="T7102">}</text:span><text:span text:style-name="T7103"><text:line-break/>                        </text:span><text:span text:style-name="T7104">}</text:span><text:span text:style-name="T7105"><text:line-break/>                    </text:span><text:span text:style-name="T7106">}</text:span><text:span text:style-name="T7107"><text:line-break/>                    </text:span><text:span text:style-name="T7108">else if </text:span><text:span text:style-name="T7109">(</text:span><text:span text:style-name="T7110">pre</text:span><text:span text:style-name="T7111">[</text:span><text:span text:style-name="T7112">v</text:span><text:span text:style-name="T7113">] == -</text:span><text:span text:style-name="T7114">1</text:span><text:span text:style-name="T7115">)</text:span><text:span text:style-name="T7116"><text:line-break/>                    </text:span><text:span text:style-name="T7117">{</text:span><text:span text:style-name="T7118"><text:line-break/>                        </text:span><text:span text:style-name="T7119">pre</text:span><text:span text:style-name="T7120">[</text:span><text:span text:style-name="T7121">v</text:span><text:span text:style-name="T7122">] = </text:span><text:span text:style-name="T7123">u</text:span><text:span text:style-name="T7124">;</text:span><text:span text:style-name="T7125"><text:line-break/>                        </text:span><text:span text:style-name="T7126">if </text:span><text:span text:style-name="T7127">(</text:span><text:span text:style-name="T7128">match</text:span><text:span text:style-name="T7129">[</text:span><text:span text:style-name="T7130">v</text:span><text:span text:style-name="T7131">] == -</text:span><text:span text:style-name="T7132">1</text:span><text:span text:style-name="T7133">)</text:span><text:span text:style-name="T7134"><text:line-break/>                        </text:span><text:span text:style-name="T7135">{</text:span><text:span text:style-name="T7136"><text:line-break/>                            </text:span><text:span text:style-name="T7137">augment</text:span><text:span text:style-name="T7138">(</text:span><text:span text:style-name="T7139">v</text:span><text:span text:style-name="T7140">);</text:span><text:span text:style-name="T7141"><text:line-break/>                            </text:span><text:span text:style-name="T7142">return </text:span><text:span text:style-name="T7143">1</text:span><text:span text:style-name="T7144">;</text:span><text:span text:style-name="T7145"><text:line-break/>                        </text:span><text:span text:style-name="T7146">}</text:span><text:span text:style-name="T7147"><text:line-break/>                        </text:span><text:span text:style-name="T7148">else</text:span><text:span text:style-name="T7149"><text:line-break/>                        </text:span><text:span text:style-name="T7150">{</text:span><text:span text:style-name="T7151"><text:line-break/>                            </text:span><text:span text:style-name="T7152">q</text:span><text:span text:style-name="T7153">[++</text:span><text:span text:style-name="T7154">rear</text:span><text:span text:style-name="T7155">] = </text:span><text:span text:style-name="T7156">match</text:span><text:span text:style-name="T7157">[</text:span><text:span text:style-name="T7158">v</text:span><text:span text:style-name="T7159">];</text:span><text:span text:style-name="T7160"><text:line-break/>                            </text:span><text:span text:style-name="T7161">hash</text:span><text:span text:style-name="T7162">[</text:span><text:span text:style-name="T7163">match</text:span><text:span text:style-name="T7164">[</text:span><text:span text:style-name="T7165">v</text:span><text:span text:style-name="T7166">]] = </text:span><text:span text:style-name="T7167">1</text:span><text:span text:style-name="T7168">;</text:span><text:span text:style-name="T7169"><text:line-break/>                        </text:span><text:span text:style-name="T7170">}</text:span><text:span text:style-name="T7171"><text:line-break/>                    </text:span><text:span text:style-name="T7172">}</text:span><text:span text:style-name="T7173"><text:line-break/>                </text:span><text:span text:style-name="T7174">}</text:span><text:span text:style-name="T7175"><text:line-break/>            </text:span><text:span text:style-name="T7176">}</text:span><text:span text:style-name="T7177"><text:line-break/>        </text:span><text:span text:style-name="T7178">}</text:span><text:span text:style-name="T7179"><text:line-break/>        </text:span><text:span text:style-name="T7180">return </text:span><text:span text:style-name="T7181">0</text:span><text:span text:style-name="T7182">;</text:span><text:span text:style-name="T7183"><text:line-break/>    </text:span><text:span text:style-name="T7184">}</text:span></text:p>
      <text:p text:style-name="P110"><text:span text:style-name="T7184">};</text:span><text:span text:style-name="T7185"><text:line-break/><text:line-break/></text:span><text:span text:style-name="T7186">general_matching G</text:span><text:span text:style-name="T7187">;</text:span><text:span text:style-name="T7188"><text:line-break/></text:span><text:span text:style-name="T7189"/></text:p>
      <text:p text:style-name="P112"><text:span text:style-name="T7190">Facts</text:span></text:p>
      <text:p text:style-name="P113"><text:span text:style-name="T7191">Euler’s theorem:<text:s/></text:span><text:span text:style-name="T7192">For any planar graph, V − E + F = 1 + C, where V is the number of graph’s vertices, E is the number of edges, F is the number of faces in graph’s planar drawing, and C is the number of connected components. Corollary: V − E + F = 2 for a 3D polyhedron. </text:span></text:p>
      <text:p text:style-name="P113"><text:span text:style-name="T7193">Vertex covers and independent sets:</text:span><text:span text:style-name="T7194"><text:s/>Let M , C, I be a max matching, a min vertex cover, and a max independent set. Then |M | |C| = N − |I|, with equality for bipartite graphs. Complement of an MVC is always a MIS, and vice versa. Given a bipartite graph with partitions (A, B), build a network: connect source to A, and B to sink with edges of capacities, equal to the corresponding nodes’ weights, or 1 in the unweighted case. Set capacities of the original graph’s edges to the infinity. Let (S, T ) be a minimum s-t cut. Then a maximum(-weighted) independent set is I = (A ∩ S) ∪ (B ∩ T ), and a minimum(-weighted) vertex cover is C = (A ∩ T ) ∪ (B ∩ S). </text:span></text:p>
      <text:p text:style-name="P113"><text:span text:style-name="T7195">Euler tours:</text:span><text:span text:style-name="T7196"><text:s/>Euler tour in an undirected graph exists iff the graph is connected and each vertex has an even degree. Euler tour in a directed graph exists iff in-degree of each vertex equals its out-degree, and underlying undirected graph is connected. Construction: </text:span></text:p>
      <text:p text:style-name="P114"><text:span text:style-name="T7196"><text:s text:c="5"/>doit(u): </text:span></text:p>
      <text:p text:style-name="P114"><text:span text:style-name="T7196"><text:s text:c="7"/>for each edge e = (u, v) in E, do: erase e, doit(v) </text:span></text:p>
      <text:p text:style-name="P114"><text:span text:style-name="T7196"><text:s text:c="7"/>prepend u to the list of vertices in the tour </text:span></text:p>
      <text:p text:style-name="P115"><text:span text:style-name="T7197">Stable marriages problem:</text:span><text:span text:style-name="T7198"><text:s/>While there is a free man m: let w be the most-preferred woman to whom he has not yet proposed, and propose m to w. If w is free, or is engaged to someone whom she prefers less than m, match m with w, else deny proposal. </text:span></text:p>
      <text:p text:style-name="P115"><text:span text:style-name="T7199">Tarjan’s offline LCA algorithm:</text:span><text:span text:style-name="T7200"><text:s/>(Based on DFS and union-find structure.) </text:span></text:p>
      <text:p text:style-name="P115"><text:span text:style-name="T7201"><text:s text:c="4"/>DFS(x): </text:span></text:p>
      <text:p text:style-name="P115"><text:span text:style-name="T7201"><text:s text:c="6"/>ancestor[Find(x)] = x </text:span></text:p>
      <text:p text:style-name="P115"><text:span text:style-name="T7201"><text:s text:c="6"/>for all children y of x: </text:span></text:p>
      <text:p text:style-name="P115"><text:span text:style-name="T7201"><text:s text:c="10"/>DFS(y); Union(x, y); ancestor[Find(x)] = x </text:span></text:p>
      <text:p text:style-name="P115"><text:span text:style-name="T7201"><text:s text:c="6"/>seen[x] = true </text:span></text:p>
      <text:p text:style-name="P115"><text:span text:style-name="T7201"><text:s text:c="6"/>for all queries {x, y}: </text:span></text:p>
      <text:p text:style-name="P115"><text:span text:style-name="T7201"><text:s text:c="8"/>if seen[y] then output "LCA(x, y) is ancestor[Find(y)]" </text:span></text:p>
      <text:p text:style-name="P115"><text:span text:style-name="T7202"/></text:p>
      <text:p text:style-name="P116"><text:span text:style-name="T7203">Co Ordinate Compression</text:span></text:p>
      <text:p text:style-name="P117"><text:span text:style-name="T7204">void</text:span><text:span text:style-name="T7205"><text:s/></text:span><text:span text:style-name="T7206">colBuild</text:span><text:span text:style-name="T7207">()</text:span></text:p>
      <text:p text:style-name="P117"><text:span text:style-name="T7207">{</text:span></text:p>
      <text:p text:style-name="P117"><text:span text:style-name="T7207"><text:tab/>cols.clear();</text:span><text:span text:style-name="T7208">set</text:span><text:span text:style-name="T7209">&lt;</text:span><text:span text:style-name="T7210">pii</text:span><text:span text:style-name="T7211">&gt;Xs;</text:span></text:p>
      <text:p text:style-name="P117"><text:span text:style-name="T7211"><text:tab/>FOR(i,w){Xs.insert(pii(wl[i].x1,1)); Xs.insert(pii(wl[i].x2,2));}</text:span></text:p>
      <text:p text:style-name="P117"><text:span text:style-name="T7211"><text:tab/>Xs.insert(pii(RIGHTMOST+1,1));</text:span><text:span text:style-name="T7212">pii</text:span><text:span text:style-name="T7213"><text:s/>last(LEFTMOST-1,2);</text:span></text:p>
      <text:p text:style-name="P117"><text:span text:style-name="T7213"><text:tab/>FORit(it,Xs){</text:span></text:p>
      <text:p text:style-name="P117"><text:span text:style-name="T7213">Case 1“|==<text:tab/><text:tab/></text:span><text:span text:style-name="T7214">if</text:span><text:span text:style-name="T7215">( it-&gt;second==1 &amp;&amp; last.</text:span><text:span text:style-name="T7216">second</text:span><text:span text:style-name="T7217">==1 ){<text:tab/><text:tab/><text:s text:c="5"/></text:span></text:p>
      <text:p text:style-name="P117"><text:span text:style-name="T7217"><text:s text:c="9"/>|==”<text:tab/><text:tab/><text:tab/>cols.pb( pii( last.</text:span><text:span text:style-name="T7218">first<text:s/></text:span><text:span text:style-name="T7219">, it-&gt;first-1 ) );<text:s text:c="3"/></text:span></text:p>
      <text:p text:style-name="P117"><text:span text:style-name="T7219">Case 2“|==<text:tab/><text:tab/>}</text:span><text:span text:style-name="T7220">else</text:span><text:span text:style-name="T7221"><text:s/></text:span><text:span text:style-name="T7222">if</text:span><text:span text:style-name="T7223">( it-&gt;second==2 &amp;&amp; last.</text:span><text:span text:style-name="T7224">second</text:span><text:span text:style-name="T7225">==1 ){<text:tab/><text:s text:c="5"/></text:span></text:p>
      <text:p text:style-name="P117"><text:span text:style-name="T7225"><text:s text:c="6"/>==|”<text:tab/><text:tab/><text:tab/>cols.pb( pii( last.</text:span><text:span text:style-name="T7226">first<text:s/></text:span><text:span text:style-name="T7227">, it-&gt;first ) );<text:tab/><text:s text:c="4"/></text:span></text:p>
      <text:p text:style-name="P117"><text:span text:style-name="T7227">Case 3“==|<text:tab/><text:tab/>}</text:span><text:span text:style-name="T7228">else</text:span><text:span text:style-name="T7229"><text:tab/></text:span><text:span text:style-name="T7230">if</text:span><text:span text:style-name="T7231">( it-&gt;second==1 &amp;&amp; last.</text:span><text:span text:style-name="T7232">second</text:span><text:span text:style-name="T7233">==2 ){<text:tab/><text:s text:c="4"/></text:span></text:p>
      <text:p text:style-name="P117"><text:span text:style-name="T7233"><text:s text:c="10"/>|==”<text:tab/><text:tab/></text:span><text:span text:style-name="T7234">if</text:span><text:span text:style-name="T7235">(last.</text:span><text:span text:style-name="T7236">first</text:span><text:span text:style-name="T7237">+1&lt;=it-&gt;first-1)</text:span></text:p>
      <text:p text:style-name="P117"><text:span text:style-name="T7237"><text:tab/><text:tab/><text:tab/><text:tab/><text:tab/>cols.pb(pii(last.</text:span><text:span text:style-name="T7238">first</text:span><text:span text:style-name="T7239">+1,it-&gt;first-1));</text:span></text:p>
      <text:p text:style-name="P117"><text:span text:style-name="T7239">Case 4“==|<text:tab/><text:tab/>}</text:span><text:span text:style-name="T7240">else</text:span><text:span text:style-name="T7241"><text:tab/></text:span><text:span text:style-name="T7242">if</text:span><text:span text:style-name="T7243">( it-&gt;second==2 &amp;&amp; last.</text:span><text:span text:style-name="T7244">second</text:span><text:span text:style-name="T7245">==2 ){</text:span></text:p>
      <text:p text:style-name="P117"><text:span text:style-name="T7245"><text:s text:c="8"/>==|”<text:tab/><text:tab/><text:tab/>cols.pb(pii(last.</text:span><text:span text:style-name="T7246">first</text:span><text:span text:style-name="T7247">+1,it-&gt;first));</text:span></text:p>
      <text:p text:style-name="P117"><text:span text:style-name="T7247"><text:tab/><text:tab/>}last=*it;</text:span></text:p>
      <text:p text:style-name="P117"><text:span text:style-name="T7247"><text:tab/>}</text:span></text:p>
      <text:p text:style-name="P117"><text:span text:style-name="T7247">}</text:span></text:p>
      <text:p text:style-name="P118"><text:span text:style-name="T7248">Formulas</text:span></text:p>
      <text:p text:style-name="P118"><text:span text:style-name="T7249">Equation of a Bisector of a Line Segment (INT)</text:span></text:p>
      <text:p text:style-name="P119"><text:span text:style-name="T7250">a<text:s/></text:span><text:span text:style-name="T7251">=<text:s/></text:span><text:span text:style-name="T7252">2</text:span><text:span text:style-name="T7253">*(x1<text:s/></text:span><text:span text:style-name="T7254">-<text:s/></text:span><text:span text:style-name="T7255">x2);</text:span></text:p>
      <text:p text:style-name="P119"><text:span text:style-name="T7255">b<text:s/></text:span><text:span text:style-name="T7256">=<text:s/></text:span><text:span text:style-name="T7257">2</text:span><text:span text:style-name="T7258">*(y1<text:s/></text:span><text:span text:style-name="T7259">-<text:s/></text:span><text:span text:style-name="T7260">y2);</text:span></text:p>
      <text:p text:style-name="P120"><text:span text:style-name="T7260">c<text:s/></text:span><text:span text:style-name="T7261">=<text:s/></text:span><text:span text:style-name="T7262">(x2*x2<text:s/></text:span><text:span text:style-name="T7263">+<text:s/></text:span><text:span text:style-name="T7264">y2*y2)<text:s/></text:span><text:span text:style-name="T7265">-<text:s/></text:span><text:span text:style-name="T7266">(x1*x1<text:s/></text:span><text:span text:style-name="T7267">+<text:s/></text:span><text:span text:style-name="T7268">y1*y1);</text:span></text:p>
      <text:p text:style-name="P121"><text:span text:style-name="T7269">Rotation 3D – (x,y,z) to (x’,y’,z’)</text:span></text:p>
      <text:p text:style-name="P122"><text:span text:style-name="T7270">Rotation axis is<text:s/></text:span><text:span text:style-name="T7271">r<text:s/></text:span><text:span text:style-name="T7272">which is a unit vector having components rx,ry,rz and passing through the origin O.</text:span></text:p>
      <text:p text:style-name="P122"><text:span text:style-name="T7273"/></text:p>
      <text:p text:style-name="P123"><text:span text:style-name="T7274">Homogeneous Matrices</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125"><text:span text:style-name="T7276">Translation</text:span></text:p>
            <text:p text:style-name="P125"><text:span text:style-name="T7277"/></text:p>
            <text:p text:style-name="P125"><text:span text:style-name="T7277"/></text:p>
          </table:table-cell>
          <table:table-cell table:style-name="TableCell010001">
            <text:p text:style-name="P125"><text:span text:style-name="T7278">Rotation(about Z)</text:span></text:p>
            <text:p text:style-name="P125"><text:span text:style-name="T7279"/></text:p>
          </table:table-cell>
          <table:table-cell table:style-name="TableCell010002">
            <text:p text:style-name="P125"><text:span text:style-name="T7280">Scaling</text:span></text:p>
            <text:p text:style-name="P125"><text:span text:style-name="T7281"/></text:p>
          </table:table-cell>
          <table:table-cell table:style-name="TableCell010003">
            <text:p text:style-name="P125"><text:span text:style-name="T7282">Global Scaling</text:span></text:p>
            <text:p text:style-name="P125"><text:span text:style-name="T7283"/></text:p>
            <text:p text:style-name="P125"><text:span text:style-name="T7283"/></text:p>
          </table:table-cell>
        </table:table-row>
      </table:table>
      <text:p text:style-name="P127"><text:span text:style-name="T7284">s has the effect of globally reducing the coordinates if s &gt; 1 and of enlarging the coordinates if 0 &lt; s &lt; 1.</text:span></text:p>
      <text:p text:style-name="P128"><text:span text:style-name="T7285">InCircle</text:span></text:p>
      <text:p text:style-name="P129"><text:span text:style-name="T7286">r<text:s/></text:span><text:span text:style-name="T7287">=<text:s/></text:span><text:span text:style-name="T7288">area<text:s/></text:span><text:span text:style-name="T7289">/<text:s/></text:span><text:span text:style-name="T7290">s</text:span></text:p>
      <text:p text:style-name="P129"><text:span text:style-name="T7290">I.x<text:s/></text:span><text:span text:style-name="T7291">=<text:s/></text:span><text:span text:style-name="T7292">(A.x*a<text:s/></text:span><text:span text:style-name="T7293">+<text:s/></text:span><text:span text:style-name="T7294">B.x*b<text:s/></text:span><text:span text:style-name="T7295">+<text:s/></text:span><text:span text:style-name="T7296">C.x*c)<text:s/></text:span><text:span text:style-name="T7297">/<text:s/></text:span><text:span text:style-name="T7298">(a<text:s/></text:span><text:span text:style-name="T7299">+<text:s/></text:span><text:span text:style-name="T7300">b<text:s/></text:span><text:span text:style-name="T7301">+<text:s/></text:span><text:span text:style-name="T7302">c)</text:span></text:p>
      <text:p text:style-name="P130"><text:span text:style-name="T7302">I.y<text:s/></text:span><text:span text:style-name="T7303">=<text:s/></text:span><text:span text:style-name="T7304">(A.y*a<text:s/></text:span><text:span text:style-name="T7305">+<text:s/></text:span><text:span text:style-name="T7306">B.y*b<text:s/></text:span><text:span text:style-name="T7307">+<text:s/></text:span><text:span text:style-name="T7308">C.y*c)<text:s/></text:span><text:span text:style-name="T7309">/<text:s/></text:span><text:span text:style-name="T7310">(a<text:s/></text:span><text:span text:style-name="T7311">+<text:s/></text:span><text:span text:style-name="T7312">b<text:s/></text:span><text:span text:style-name="T7313">+<text:s/></text:span><text:span text:style-name="T7314">c)</text:span></text:p>
      <text:p text:style-name="P131"><text:span text:style-name="T7315">CircumCircle</text:span></text:p>
      <text:p text:style-name="P132"><text:span text:style-name="T7316">R<text:s/></text:span><text:span text:style-name="T7317">=<text:s/></text:span><text:span text:style-name="T7318">abc<text:s/></text:span><text:span text:style-name="T7319">/<text:s/></text:span><text:span text:style-name="T7320">(</text:span><text:span text:style-name="T7321">4</text:span><text:span text:style-name="T7322">*area)<text:s/></text:span><text:span text:style-name="T7323">//measuring the Circum_center M(x,y):</text:span></text:p>
      <text:p text:style-name="P132"><text:span text:style-name="T7324">k1<text:s/></text:span><text:span text:style-name="T7325">=<text:s/></text:span><text:span text:style-name="T7326">A.x*A.x<text:s/></text:span><text:span text:style-name="T7327">-<text:s/></text:span><text:span text:style-name="T7328">B.x*B.x<text:s/></text:span><text:span text:style-name="T7329">+<text:s/></text:span><text:span text:style-name="T7330">A.y*A.y<text:s/></text:span><text:span text:style-name="T7331">-<text:s/></text:span><text:span text:style-name="T7332">B.y*B.y;</text:span></text:p>
      <text:p text:style-name="P132"><text:span text:style-name="T7332">k2<text:s/></text:span><text:span text:style-name="T7333">=<text:s/></text:span><text:span text:style-name="T7334">A.x*A.x<text:s/></text:span><text:span text:style-name="T7335">-<text:s/></text:span><text:span text:style-name="T7336">C.x*C.x<text:s/></text:span><text:span text:style-name="T7337">+<text:s/></text:span><text:span text:style-name="T7338">A.y*A.y<text:s/></text:span><text:span text:style-name="T7339">-<text:s/></text:span><text:span text:style-name="T7340">C.y*C.y;</text:span></text:p>
      <text:p text:style-name="P132"><text:span text:style-name="T7340">k3<text:s/></text:span><text:span text:style-name="T7341">=<text:s/></text:span><text:span text:style-name="T7342">(A.x*C.y<text:s/></text:span><text:span text:style-name="T7343">+<text:s/></text:span><text:span text:style-name="T7344">B.x*A.y<text:s/></text:span><text:span text:style-name="T7345">+<text:s/></text:span><text:span text:style-name="T7346">C.x*B.y)<text:s/></text:span><text:span text:style-name="T7347">-<text:s/></text:span><text:span text:style-name="T7348">(C.x*A.y<text:s/></text:span><text:span text:style-name="T7349">+<text:s/></text:span><text:span text:style-name="T7350">A.x*B.y<text:s/></text:span><text:span text:style-name="T7351">+<text:s/></text:span><text:span text:style-name="T7352">B.x*C.y);</text:span></text:p>
      <text:p text:style-name="P132"><text:span text:style-name="T7352">M.x<text:s/></text:span><text:span text:style-name="T7353">=<text:s/></text:span><text:span text:style-name="T7354">(k2*(A.y</text:span><text:span text:style-name="T7355">-</text:span><text:span text:style-name="T7356">B.y)<text:s/></text:span><text:span text:style-name="T7357">-<text:s/></text:span><text:span text:style-name="T7358">k1*(A.y</text:span><text:span text:style-name="T7359">-</text:span><text:span text:style-name="T7360">C.y))<text:s/></text:span><text:span text:style-name="T7361">/<text:s/></text:span><text:span text:style-name="T7362">(</text:span><text:span text:style-name="T7363">2</text:span><text:span text:style-name="T7364">.*k3);</text:span></text:p>
      <text:p text:style-name="P133"><text:span text:style-name="T7364">M.y<text:s/></text:span><text:span text:style-name="T7365">=<text:s/></text:span><text:span text:style-name="T7366">(k1*(A.x</text:span><text:span text:style-name="T7367">-</text:span><text:span text:style-name="T7368">C.x)<text:s/></text:span><text:span text:style-name="T7369">-<text:s/></text:span><text:span text:style-name="T7370">k2*(A.x</text:span><text:span text:style-name="T7371">-</text:span><text:span text:style-name="T7372">B.x))<text:s/></text:span><text:span text:style-name="T7373">/<text:s/></text:span><text:span text:style-name="T7374">(</text:span><text:span text:style-name="T7375">2</text:span><text:span text:style-name="T7376">.*k3);</text:span></text:p>
      <text:p text:style-name="P134"><text:span text:style-name="T7377">Centroid</text:span></text:p>
      <text:p text:style-name="P135"><text:span text:style-name="T7378">As in the calculation of the area above, xN is assumed to be x0, in other words the polygon is closed. </text:span></text:p>
      <text:p text:style-name="P135"><draw:frame text:anchor-type="as-char" svg:width="170.92mm" svg:height="18.52mm" style:rel-width="scale" style:rel-height="scale"><draw:object-ole xlink:href="OleObj1"/><draw:image xlink:href="ObjectReplacements/OleObj1"/></draw:frame><text:span text:style-name="T7379"/></text:p>
      <text:p text:style-name="P135"><text:span text:style-name="T7379"/></text:p>
      <text:p text:style-name="P135"><text:span text:style-name="T7380">Centroid of a 3D shell described by 3 vertex facets</text:span></text:p>
      <text:p text:style-name="P135"><text:span text:style-name="T7381">The centroid C of a 3D object made up of a collection of N triangular faces with vertices (ai,bi,ci) is given below. Ri is the average of the vertices of the i'th face and Ai is twice the area of the i'th face. Note the faces are assumed to be thin sheets of uniform mass, they need not be connected or form a solid object. </text:span></text:p>
      <text:p text:style-name="P135"><text:span text:style-name="T7381">This reduces to the equations above for a 2D 3 vertex polygon. </text:span></text:p>
      <text:p text:style-name="P135"><draw:frame text:anchor-type="as-char" svg:width="170.66mm" svg:height="35.19mm" style:rel-width="scale" style:rel-height="scale"><draw:object-ole xlink:href="OleObj2"/><draw:image xlink:href="ObjectReplacements/OleObj2"/></draw:frame><text:span text:style-name="T7382"/></text:p>
      <text:p text:style-name="P136"><text:span text:style-name="T7383">Vector</text:span></text:p>
      <text:list text:style-name="L137">
        <text:list-item>
          <text:p text:style-name="P137"><text:span text:style-name="T7384">If 3 points A(</text:span><text:span text:style-name="T7385">a</text:span><text:span text:style-name="T7386">),B(</text:span><text:span text:style-name="T7387">b</text:span><text:span text:style-name="T7388">) &amp; C(</text:span><text:span text:style-name="T7389">c</text:span><text:span text:style-name="T7390">) with common origin are collinear, scalars p, q &amp; r are such that p + q + r = 0 and<text:s/></text:span><text:span text:style-name="T7391">a</text:span><text:span text:style-name="T7392">p</text:span><text:span text:style-name="T7393"><text:s/></text:span><text:span text:style-name="T7394">+<text:s/></text:span><text:span text:style-name="T7395">b</text:span><text:span text:style-name="T7396">q</text:span><text:span text:style-name="T7397"><text:s/></text:span><text:span text:style-name="T7398">+<text:s/></text:span><text:span text:style-name="T7399">c</text:span><text:span text:style-name="T7400">r = 0.</text:span></text:p>
        </text:list-item>
        <text:list-item>
          <text:p text:style-name="P137"><text:span text:style-name="T7400">If position vectors<text:s/></text:span><text:span text:style-name="T7401">a</text:span><text:span text:style-name="T7402">,</text:span><text:span text:style-name="T7403">b</text:span><text:span text:style-name="T7404">,</text:span><text:span text:style-name="T7405">c</text:span><text:span text:style-name="T7406">,</text:span><text:span text:style-name="T7407">d</text:span><text:span text:style-name="T7408"><text:s/>of four points A,B,C,D, no three of which are collinear and the non-zero scalars p, q, r, s are such that p + q + r + s = 0 and<text:s/></text:span><text:span text:style-name="T7409">ap<text:s/></text:span><text:span text:style-name="T7410">+<text:s/></text:span><text:span text:style-name="T7411">bq<text:s/></text:span><text:span text:style-name="T7412">+<text:s/></text:span><text:span text:style-name="T7413">cr<text:s/></text:span><text:span text:style-name="T7414">+<text:s/></text:span><text:span text:style-name="T7415">ds</text:span><text:span text:style-name="T7416"><text:s/>= 0, then the four points are coplanar.</text:span></text:p>
        </text:list-item>
        <text:list-item>
          <text:p text:style-name="P137"><text:span text:style-name="T7417">[</text:span><text:span text:style-name="T7418">a b c</text:span><text:span text:style-name="T7419">]</text:span><text:span text:style-name="T7420"><text:s/>=<text:s/></text:span><text:span text:style-name="T7421">[</text:span><text:span text:style-name="T7422">b c a</text:span><text:span text:style-name="T7423">]</text:span><text:span text:style-name="T7424"><text:s/>=<text:s/></text:span><text:span text:style-name="T7425">[</text:span><text:span text:style-name="T7426">c a b</text:span><text:span text:style-name="T7427">]</text:span><text:span text:style-name="T7428"><text:s/>=<text:s/></text:span><text:span text:style-name="T7429">a</text:span><text:span text:style-name="T7430">.(</text:span><text:span text:style-name="T7431">b<text:s/></text:span><text:span text:style-name="T7432">×<text:s/></text:span><text:span text:style-name="T7433">c</text:span><text:span text:style-name="T7434">)</text:span><text:span text:style-name="T7435">. If vectors<text:s/></text:span><text:span text:style-name="T7436">a</text:span><text:span text:style-name="T7437">,<text:s/></text:span><text:span text:style-name="T7438">b</text:span><text:span text:style-name="T7439">,<text:s/></text:span><text:span text:style-name="T7440">c</text:span><text:span text:style-name="T7441"><text:s/>represent the 3 sides of a parallelopiped, then its volume V = |</text:span><text:span text:style-name="T7442">[</text:span><text:span text:style-name="T7443">abc</text:span><text:span text:style-name="T7444">]</text:span><text:span text:style-name="T7445">|.</text:span></text:p>
        </text:list-item>
        <text:list-item>
          <text:p text:style-name="P138"><text:span text:style-name="T7445">Let A(</text:span><text:span text:style-name="T7446">a</text:span><text:span text:style-name="T7447">), B(</text:span><text:span text:style-name="T7448">b</text:span><text:span text:style-name="T7449">), C(</text:span><text:span text:style-name="T7450">c</text:span><text:span text:style-name="T7451">), D(</text:span><text:span text:style-name="T7452">d</text:span><text:span text:style-name="T7453">) be the 4 vertices of a tetrahedron.<text:line-break/>Then its volume V =<text:s/></text:span><text:span text:style-name="T7454">[(</text:span><text:span text:style-name="T7455">a-d) (b-d) (c-d)</text:span><text:span text:style-name="T7456">]<text:s/></text:span><text:span text:style-name="T7457">/ 6</text:span></text:p>
        </text:list-item>
        <text:list-item>
          <text:p text:style-name="P139"><text:span text:style-name="T7457">Let a, b, c, d are 4 vectors. Then<text:s/></text:span><text:span text:style-name="T7458">d = (</text:span><text:span text:style-name="T7459">[</text:span><text:span text:style-name="T7460">d b c</text:span><text:span text:style-name="T7461">]</text:span><text:span text:style-name="T7462">a +<text:s/></text:span><text:span text:style-name="T7463">[</text:span><text:span text:style-name="T7464">d c a</text:span><text:span text:style-name="T7465">]</text:span><text:span text:style-name="T7466">b +<text:s/></text:span><text:span text:style-name="T7467">[</text:span><text:span text:style-name="T7468">d a b</text:span><text:span text:style-name="T7469">]</text:span><text:span text:style-name="T7470">c) /<text:s/></text:span><text:span text:style-name="T7471">[a b c]</text:span><text:span text:style-name="T7472">, where<text:s/></text:span><text:span text:style-name="T7473">[</text:span><text:span text:style-name="T7474">a b c</text:span><text:span text:style-name="T7475">]</text:span><text:span text:style-name="T7476"><text:s/>&lt;&gt; 0</text:span></text:p>
        </text:list-item>
        <text:list-item>
          <text:p text:style-name="P139"><text:span text:style-name="T7476">Let 2 non-coplanar straight lines be:<text:s/></text:span><text:span text:style-name="T7477">r</text:span><text:span text:style-name="T7478"><text:s/>=<text:s/></text:span><text:span text:style-name="T7479">a<text:s/></text:span><text:span text:style-name="T7480">+ t</text:span><text:span text:style-name="T7481">b, r = a’<text:s/></text:span><text:span text:style-name="T7482">+</text:span><text:span text:style-name="T7483"><text:s/></text:span><text:span text:style-name="T7484">s</text:span><text:span text:style-name="T7485">b’</text:span><text:span text:style-name="T7486">. Then, shortest distance between these lines = [</text:span><text:span text:style-name="T7487">b b</text:span><text:span text:style-name="T7488">'<text:s/></text:span><text:span text:style-name="T7489">a</text:span><text:span text:style-name="T7490">'-</text:span><text:span text:style-name="T7491">a</text:span><text:span text:style-name="T7492">]</text:span><text:span text:style-name="T7493"><text:s/>/ |</text:span><text:span text:style-name="T7494">b<text:s/></text:span><text:span text:style-name="T7495">×<text:s/></text:span><text:span text:style-name="T7496">b</text:span><text:span text:style-name="T7497">'| =<text:s/></text:span><text:span text:style-name="T7498">(</text:span><text:span text:style-name="T7499">a</text:span><text:span text:style-name="T7500">'-</text:span><text:span text:style-name="T7501">a</text:span><text:span text:style-name="T7502">)</text:span><text:span text:style-name="T7503">.</text:span><text:span text:style-name="T7504">(</text:span><text:span text:style-name="T7505">UNIT</text:span><text:span text:style-name="T7506">(</text:span><text:span text:style-name="T7507">b<text:s/></text:span><text:span text:style-name="T7508">×<text:s/></text:span><text:span text:style-name="T7509">b</text:span><text:span text:style-name="T7510">'))</text:span></text:p>
        </text:list-item>
        <text:list-item>
          <text:p text:style-name="P139"><text:span text:style-name="T7511">Equation of a plane:<text:s/></text:span><text:span text:style-name="T7512">p<text:s/></text:span><text:span text:style-name="T7513">–<text:s/></text:span><text:span text:style-name="T7514">r</text:span><text:span text:style-name="T7515">.</text:span><text:span text:style-name="T7516">n</text:span><text:span text:style-name="T7517"><text:s/></text:span><text:span text:style-name="T7518">= 0,<text:s/></text:span><text:span text:style-name="T7519">p</text:span><text:span text:style-name="T7520"><text:s/>is the perpendicular distance from origin,<text:s/></text:span><text:span text:style-name="T7521">n<text:s/></text:span><text:span text:style-name="T7522">is unit normal of the plane.</text:span></text:p>
        </text:list-item>
        <text:list-item>
          <text:p text:style-name="P140"><text:span text:style-name="T7522">Equation of the bisectors of the angles between 2 planes</text:span><text:span text:style-name="T7523"><text:s/>p<text:s/></text:span><text:span text:style-name="T7524">–<text:s/></text:span><text:span text:style-name="T7525">r</text:span><text:span text:style-name="T7526">.</text:span><text:span text:style-name="T7527">n1<text:s/></text:span><text:span text:style-name="T7528">= 0,</text:span><text:span text:style-name="T7529"><text:s/>p<text:s/></text:span><text:span text:style-name="T7530">–<text:s/></text:span><text:span text:style-name="T7531">r</text:span><text:span text:style-name="T7532">.</text:span><text:span text:style-name="T7533">n2<text:s/></text:span><text:span text:style-name="T7534">= 0: If the origin &amp; the points on the bisector lie on the same side of the given planes, the 2 perpendicular distances have the same sign. Then, the equation is<text:s/></text:span><text:span text:style-name="T7535">p<text:s/></text:span><text:span text:style-name="T7536">–<text:s/></text:span><text:span text:style-name="T7537">r</text:span><text:span text:style-name="T7538">.</text:span><text:span text:style-name="T7539">n1<text:s/></text:span><text:span text:style-name="T7540">=<text:s/></text:span><text:span text:style-name="T7541">p’<text:s/></text:span><text:span text:style-name="T7542">–<text:s/></text:span><text:span text:style-name="T7543">r</text:span><text:span text:style-name="T7544">.</text:span><text:span text:style-name="T7545">n2<text:s/></text:span><text:span text:style-name="T7546">or<text:s/></text:span><text:span text:style-name="T7547">p<text:s/></text:span><text:span text:style-name="T7548">–<text:s/></text:span><text:span text:style-name="T7549">p’<text:s/></text:span><text:span text:style-name="T7550">=<text:s/></text:span><text:span text:style-name="T7551">r</text:span><text:span text:style-name="T7552">.(</text:span><text:span text:style-name="T7553">n1 - n2)</text:span><text:span text:style-name="T7554">. When the origin &amp; points on the other bisector are on the opposite sides of one of the given planes, then the perpendicular distances will be of opposite signs. Hence the equation is<text:line-break/></text:span><text:span text:style-name="T7555">p<text:s/></text:span><text:span text:style-name="T7556">+<text:s/></text:span><text:span text:style-name="T7557">p’</text:span><text:span text:style-name="T7558"><text:s/>=<text:s/></text:span><text:span text:style-name="T7559">r.</text:span><text:span text:style-name="T7560">(</text:span><text:span text:style-name="T7561">n1 + n2</text:span><text:span text:style-name="T7562">)</text:span><text:span text:style-name="T7563">.</text:span></text:p>
        </text:list-item>
        <text:list-item>
          <text:p text:style-name="P141"><text:span text:style-name="T7564">A</text:span><text:span text:style-name="T7565"><text:s/>× (</text:span><text:span text:style-name="T7566">B</text:span><text:span text:style-name="T7567"><text:s/>×<text:s/></text:span><text:span text:style-name="T7568">C</text:span><text:span text:style-name="T7569">) =<text:s/></text:span><text:span text:style-name="T7570">(</text:span><text:span text:style-name="T7571">A.C</text:span><text:span text:style-name="T7572">)</text:span><text:span text:style-name="T7573">B</text:span><text:span text:style-name="T7574"><text:s/>–<text:s/></text:span><text:span text:style-name="T7575">(</text:span><text:span text:style-name="T7576">A.B</text:span><text:span text:style-name="T7577">)</text:span><text:span text:style-name="T7578">C</text:span></text:p>
        </text:list-item>
        <text:list-item>
          <text:p text:style-name="P142"><text:span text:style-name="T7579">Perpendicular<text:s/></text:span><text:span text:style-name="T7580">CP</text:span><text:span text:style-name="T7581"><text:s/>is drawn from<text:s/></text:span><text:span text:style-name="T7582">C</text:span><text:span text:style-name="T7583"><text:s/>to line<text:s/></text:span><text:span text:style-name="T7584">AB</text:span><text:span text:style-name="T7585">,<text:line-break/></text:span><text:span text:style-name="T7586">P</text:span><text:span text:style-name="T7587"><text:s/>=<text:s/></text:span><text:span text:style-name="T7588">A</text:span><text:span text:style-name="T7589"><text:s/>+ (</text:span><text:span text:style-name="T7590">B</text:span><text:span text:style-name="T7591">-</text:span><text:span text:style-name="T7592">A</text:span><text:span text:style-name="T7593">)*t<text:tab/>;where, t = (</text:span><text:span text:style-name="T7594">C</text:span><text:span text:style-name="T7595">-</text:span><text:span text:style-name="T7596">A</text:span><text:span text:style-name="T7597">).(</text:span><text:span text:style-name="T7598">B</text:span><text:span text:style-name="T7599">-</text:span><text:span text:style-name="T7600">A</text:span><text:span text:style-name="T7601">)</text:span><text:span text:style-name="T7602"><text:s/>/ |</text:span><text:span text:style-name="T7603">B</text:span><text:span text:style-name="T7604">-</text:span><text:span text:style-name="T7605">A|</text:span><text:span text:style-name="T7606">2</text:span></text:p>
        </text:list-item>
        <text:list-item>
          <text:p text:style-name="P143"><text:span text:style-name="T7607">Hence, the Mirror Point of<text:s/></text:span><text:span text:style-name="T7608">C</text:span><text:span text:style-name="T7609"><text:s/>with respect to<text:s/></text:span><text:span text:style-name="T7610">AB</text:span><text:span text:style-name="T7611"><text:s/>is,<text:s/></text:span><text:span text:style-name="T7612">M</text:span><text:span text:style-name="T7613"><text:s/>= 2</text:span><text:span text:style-name="T7614">P</text:span><text:span text:style-name="T7615"><text:s/>-<text:s/></text:span><text:span text:style-name="T7616">C</text:span></text:p>
        </text:list-item>
        <text:list-item>
          <text:p text:style-name="P144"><text:span text:style-name="T7616">P</text:span><text:span text:style-name="T7617"><text:s/>is a Point ON the line/line segment<text:s/></text:span><text:span text:style-name="T7618">AB</text:span><text:span text:style-name="T7619">. Let, v =<text:s/></text:span><text:span text:style-name="T7620">(</text:span><text:span text:style-name="T7621">P</text:span><text:span text:style-name="T7622">-</text:span><text:span text:style-name="T7623">A</text:span><text:span text:style-name="T7624">).(</text:span><text:span text:style-name="T7625">P</text:span><text:span text:style-name="T7626">-</text:span><text:span text:style-name="T7627">B</text:span><text:span text:style-name="T7628">)</text:span><text:span text:style-name="T7629"><text:line-break/>If v &gt; 0 then<text:s/></text:span><text:span text:style-name="T7630">P</text:span><text:span text:style-name="T7631"><text:s/>is OUTSIDE<text:s/></text:span><text:span text:style-name="T7632">AB</text:span><text:span text:style-name="T7633"><text:s/>segment<text:line-break/>If v &lt; 0 then<text:s/></text:span><text:span text:style-name="T7634">P</text:span><text:span text:style-name="T7635"><text:s/>is INSIDE<text:s/></text:span><text:span text:style-name="T7636">AB</text:span><text:span text:style-name="T7637"><text:s/>segment<text:line-break/>If v = 0 then<text:s/></text:span><text:span text:style-name="T7638">P</text:span><text:span text:style-name="T7639"><text:s/>=<text:s/></text:span><text:span text:style-name="T7640">A</text:span><text:span text:style-name="T7641"><text:s/>or<text:s/></text:span><text:span text:style-name="T7642">P</text:span><text:span text:style-name="T7643"><text:s/>=<text:s/></text:span><text:span text:style-name="T7644">B</text:span></text:p>
        </text:list-item>
        <text:list-item>
          <text:p text:style-name="P146"><text:span text:style-name="T7644">N</text:span><text:span text:style-name="T7645">(normal to plane),<text:s/></text:span><text:span text:style-name="T7646">I</text:span><text:span text:style-name="T7647">(incident),<text:s/></text:span><text:span text:style-name="T7648">R</text:span><text:span text:style-name="T7649">(reflected) are 3<text:s/></text:span><text:span text:style-name="T7650">unit</text:span><text:span text:style-name="T7651"><text:s/>vectors (</text:span><text:span text:style-name="T7652">N.R</text:span><text:span text:style-name="T7653"><text:s/>&gt; 0). Then,<text:line-break/></text:span><text:span text:style-name="T7654">R</text:span><text:span text:style-name="T7655"><text:s/>=<text:s/></text:span><text:span text:style-name="T7656">UNIT</text:span><text:span text:style-name="T7657">(</text:span><text:span text:style-name="T7658">I</text:span><text:span text:style-name="T7659"><text:s/>– 2</text:span><text:span text:style-name="T7660">(</text:span><text:span text:style-name="T7661">N.I</text:span><text:span text:style-name="T7662">)</text:span><text:span text:style-name="T7663">N</text:span><text:span text:style-name="T7664">);<text:tab/></text:span><text:span text:style-name="T7665">N</text:span><text:span text:style-name="T7666"><text:s/>=<text:s/></text:span><text:span text:style-name="T7667">UNIT</text:span><text:span text:style-name="T7668">(</text:span><text:span text:style-name="T7669">R</text:span><text:span text:style-name="T7670"><text:s/>–<text:s/></text:span><text:span text:style-name="T7671">I</text:span><text:span text:style-name="T7672">)</text:span></text:p>
        </text:list-item>
      </text:list>
      <text:p text:style-name="P148"><text:span text:style-name="T7673">Misc Geometric Formula</text:span></text:p>
      <table:table table:style-name="Table02">
        <table:table-column table:style-name="TableColumn0200"/>
        <table:table-column table:style-name="TableColumn0201"/>
        <table:table-row table:style-name="TableRow0200">
          <table:table-cell table:style-name="TableCell020000">
            <text:p text:style-name="P150"><text:span text:style-name="T7675">Triangle</text:span><text:span text:style-name="T7676"/></text:p>
          </table:table-cell>
          <table:table-cell table:style-name="TableCell020001">
            <text:p text:style-name="P150"><text:span text:style-name="T7677">Circum Radius = a*b*c/(4*area)</text:span></text:p>
            <text:p text:style-name="P150"><text:span text:style-name="T7677">In Radius = area/s, where s = (a+b+b)/2</text:span></text:p>
            <text:p text:style-name="P150"><text:span text:style-name="T7677">length of median to side c = sqrt(2*(a*a+b*b)-c*c)/2</text:span></text:p>
            <text:p text:style-name="P150"><text:span text:style-name="T7677">length of bisector of angle C = sqrt(ab[(a+b)*(a+b)-c*c])/(a+b)</text:span><text:span text:style-name="T7678"/></text:p>
          </table:table-cell>
        </table:table-row>
        <table:table-row table:style-name="TableRow0201">
          <table:table-cell table:style-name="TableCell020100">
            <text:p text:style-name="P153"><text:span text:style-name="T7679">Ellipse</text:span><text:span text:style-name="T7680"/></text:p>
          </table:table-cell>
          <table:table-cell table:style-name="TableCell020101">
            <text:p text:style-name="P153"><text:span text:style-name="T7681">Area = PI*a*b</text:span></text:p>
            <text:p text:style-name="P153"><text:span text:style-name="T7681">Circumference = 4a *int(0,PI/2){sqrt(1-(k*sint)*(k*sint))}dt</text:span></text:p>
            <text:p text:style-name="P153"><text:span text:style-name="T7681"><text:s text:c="14"/>= 2*PI*sqrt((a*a+b*b)/2) approx</text:span></text:p>
            <text:p text:style-name="P153"><text:span text:style-name="T7681"><text:s text:c="11"/>where k = sqrt((a*a-b*b)/a)</text:span></text:p>
            <text:p text:style-name="P153"><text:span text:style-name="T7681"><text:s text:c="14"/>= PI*(3*(r1+r2)-sqrt[(r1+3*r2)*(3*r1+r2)])</text:span><text:span text:style-name="T7682"/></text:p>
          </table:table-cell>
        </table:table-row>
        <table:table-row table:style-name="TableRow0202">
          <table:table-cell table:style-name="TableCell020200">
            <text:p text:style-name="P156"><text:span text:style-name="T7683">Spherical cap</text:span><text:span text:style-name="T7684"/></text:p>
          </table:table-cell>
          <table:table-cell table:style-name="TableCell020201">
            <text:p text:style-name="P156"><text:span text:style-name="T7685">V = (1/3)*PI*h*h*(3*r-h)</text:span></text:p>
            <text:p text:style-name="P156"><text:span text:style-name="T7685">Surface Area = 2*PI*r*h</text:span><text:span text:style-name="T7686"/></text:p>
          </table:table-cell>
        </table:table-row>
        <table:table-row table:style-name="TableRow0203">
          <table:table-cell table:style-name="TableCell020300">
            <text:p text:style-name="P159"><text:span text:style-name="T7687">Spherical Sector</text:span><text:span text:style-name="T7688"/></text:p>
          </table:table-cell>
          <table:table-cell table:style-name="TableCell020301">
            <text:p text:style-name="P159"><text:span text:style-name="T7689">V = (2/3)*PI*r*r*h</text:span><text:span text:style-name="T7690"/></text:p>
          </table:table-cell>
        </table:table-row>
        <table:table-row table:style-name="TableRow0204">
          <table:table-cell table:style-name="TableCell020400">
            <text:p text:style-name="P162"><text:span text:style-name="T7691">Spherical Segment</text:span><text:span text:style-name="T7692"/></text:p>
          </table:table-cell>
          <table:table-cell table:style-name="TableCell020401">
            <text:p text:style-name="P162"><text:span text:style-name="T7693">V = (1/6)*PI*h*(3*a*a+3*b*b+h*h)</text:span><text:span text:style-name="T7694"/></text:p>
          </table:table-cell>
        </table:table-row>
        <table:table-row table:style-name="TableRow0205">
          <table:table-cell table:style-name="TableCell020500">
            <text:p text:style-name="P165"><text:span text:style-name="T7695">Torus</text:span><text:span text:style-name="T7696"/></text:p>
          </table:table-cell>
          <table:table-cell table:style-name="TableCell020501">
            <text:p text:style-name="P165"><text:span text:style-name="T7697">V = 2*PI*PI*R*r*r</text:span><text:span text:style-name="T7698"/></text:p>
          </table:table-cell>
        </table:table-row>
        <table:table-row table:style-name="TableRow0206">
          <table:table-cell table:style-name="TableCell020600">
            <text:p text:style-name="P168"><text:span text:style-name="T7699">Truncated Conic</text:span><text:span text:style-name="T7700"/></text:p>
          </table:table-cell>
          <table:table-cell table:style-name="TableCell020601">
            <text:p text:style-name="P168"><text:span text:style-name="T7701">V = (1/3)*PI*h*(a*a+a*b+b*b)</text:span></text:p>
            <text:p text:style-name="P168"><text:span text:style-name="T7701">Surface Area = PI*(a+b)*sqrt(h*h+(b-a)*(b-a))</text:span></text:p>
            <text:p text:style-name="P168"><text:span text:style-name="T7701"><text:s text:c="13"/>= PI*(a+b)*l</text:span><text:span text:style-name="T7702"/></text:p>
          </table:table-cell>
        </table:table-row>
        <table:table-row table:style-name="TableRow0207">
          <table:table-cell table:style-name="TableCell020700">
            <text:p text:style-name="P171"><text:span text:style-name="T7703">Pyramidal frustum</text:span><text:span text:style-name="T7704"/></text:p>
          </table:table-cell>
          <table:table-cell table:style-name="TableCell020701">
            <text:p text:style-name="P171"><text:span text:style-name="T7705">(1/3)*h*(A1+A2+sqrt(A1*A2))</text:span><text:span text:style-name="T7706"/></text:p>
          </table:table-cell>
        </table:table-row>
      </table:table>
      <text:p text:style-name="P173"><text:span text:style-name="T7707">Misc Trigonometric Formulas</text:span></text:p>
      <table:table table:style-name="Table03">
        <table:table-column table:style-name="TableColumn0300"/>
        <table:table-column table:style-name="TableColumn0301"/>
        <table:table-row table:style-name="TableRow0300">
          <table:table-cell table:style-name="TableCell030000">
            <text:p text:style-name="P175"><text:span text:style-name="T7709">tan A/2 = +sqrt((1-cos A)/(1+cos A))</text:span></text:p>
            <text:p text:style-name="P175"><text:span text:style-name="T7709"><text:s text:c="8"/>= sin A / (1+cos A)</text:span></text:p>
            <text:p text:style-name="P175"><text:span text:style-name="T7709"><text:s text:c="8"/>= (1-cos A) / sin A</text:span></text:p>
            <text:p text:style-name="P175"><text:span text:style-name="T7709"><text:s text:c="8"/>= cosec A – cot A</text:span></text:p>
            <text:p text:style-name="P175"><text:span text:style-name="T7709">sin 3A<text:s text:c="2"/>= 3*sin A – 4*sincube A</text:span></text:p>
            <text:p text:style-name="P175"><text:span text:style-name="T7709">cos 3A<text:s text:c="2"/>= 4*coscube A – 3*cos A</text:span></text:p>
            <text:p text:style-name="P175"><text:span text:style-name="T7709">tan 3A<text:s text:c="2"/>= (3*tan A-tancube A)/(1-3*tansq A)</text:span></text:p>
            <text:p text:style-name="P175"><text:span text:style-name="T7709">sin 4A<text:s text:c="2"/>= 4*sin A*cos A – 8*sincube A*cos A</text:span></text:p>
            <text:p text:style-name="P175"><text:span text:style-name="T7709">cos 4A<text:s text:c="2"/>= 8*cos</text:span><text:span text:style-name="T7710">4</text:span><text:span text:style-name="T7711">A – 8*cossq A + 1</text:span></text:p>
            <text:p text:style-name="P175"><text:span text:style-name="T7711">[r*(cost+i*sint)]</text:span><text:span text:style-name="T7712">p</text:span><text:span text:style-name="T7713">= r</text:span><text:span text:style-name="T7714">p</text:span><text:span text:style-name="T7715">*(cos pt+i*sin pt)</text:span><text:span text:style-name="T7716"/></text:p>
          </table:table-cell>
          <table:table-cell table:style-name="TableCell030001">
            <text:p text:style-name="P175"><text:span text:style-name="T7717">2sinAcosB = sin(A+B) + sin(A-B)</text:span></text:p>
            <text:p text:style-name="P175"><text:span text:style-name="T7717">2cosAsinB = sin(A+B) - sin(A-B)</text:span></text:p>
            <text:p text:style-name="P175"><text:span text:style-name="T7717">2cosAcosB = cos(A-B) + cos(A+B)</text:span></text:p>
            <text:p text:style-name="P175"><text:span text:style-name="T7717">2sinAsinB = cos(A-B) – cos(A+B)</text:span></text:p>
            <text:p text:style-name="P175"><text:span text:style-name="T7718"/></text:p>
            <text:p text:style-name="P175"><text:span text:style-name="T7719">sinC + sinD = 2sin[(C+D)/2]cos[(C-D)/2]</text:span></text:p>
            <text:p text:style-name="P175"><text:span text:style-name="T7719">sinC - sinD = 2cos[(C+D)/2]sin[(C-D)/2]</text:span></text:p>
            <text:p text:style-name="P175"><text:span text:style-name="T7719">cosD + cosC = 2cos[(C+D)/2]cos[(C-D)/2]</text:span></text:p>
            <text:p text:style-name="P176"><text:span text:style-name="T7719">cosD - cosC = 2sin[(C+D)/2]sin[(C-D)/2]<text:tab/></text:span></text:p>
            <text:p text:style-name="P177"><text:span text:style-name="T7720"/></text:p>
          </table:table-cell>
        </table:table-row>
      </table:table>
      <text:p text:style-name="P179"><text:span text:style-name="T7721">Misc Calculus Formula</text:span></text:p>
      <table:table table:style-name="Table04">
        <table:table-column table:style-name="TableColumn0400"/>
        <table:table-column table:style-name="TableColumn0401"/>
        <table:table-row table:style-name="TableRow0400">
          <table:table-cell table:style-name="TableCell040000">
            <text:p text:style-name="P181"><text:span text:style-name="T7723">Integration</text:span><text:span text:style-name="T7724"/></text:p>
          </table:table-cell>
          <table:table-cell table:style-name="TableCell040001">
            <text:p text:style-name="P181"><text:span text:style-name="T7725">Differentation</text:span><text:span text:style-name="T7726"/></text:p>
          </table:table-cell>
        </table:table-row>
        <table:table-row table:style-name="TableRow0401">
          <table:table-cell table:style-name="TableCell040100">
            <text:p text:style-name="P184"><text:span text:style-name="T7727">a^x =&gt;a^x/ln(a)</text:span></text:p>
            <text:p text:style-name="P184"><text:span text:style-name="T7727">1/sqrt(x*x+a*a) =&gt;ln(x+sqrt(x*x+a*a))</text:span></text:p>
            <text:p text:style-name="P184"><text:span text:style-name="T7727">1/sqrt(x*x-a*a) =&gt;ln(x+sqrt(x*x-a*a))</text:span></text:p>
            <text:p text:style-name="P184"><text:span text:style-name="T7727">1/(x*sqrt(x*x+a*a) =&gt;-(1/a)*ln([a+sqrt(x*x+a*a)]/x)</text:span></text:p>
            <text:p text:style-name="P184"><text:span text:style-name="T7727">1/(x*sqrt(a*a-x*x) =&gt;-(1/a)*ln([a+sqrt(a*a-x*x)]/x)</text:span></text:p>
            <text:p text:style-name="P184"><text:span text:style-name="T7728"/></text:p>
          </table:table-cell>
          <table:table-cell table:style-name="TableCell040101">
            <text:p text:style-name="P184"><text:span text:style-name="T7729">asin x =&gt; 1 / sqrt(1 - x*x)</text:span></text:p>
            <text:p text:style-name="P184"><text:span text:style-name="T7729">acos x =&gt;-1 / sqrt(1 - x*x)</text:span></text:p>
            <text:p text:style-name="P184"><text:span text:style-name="T7729">atan x =&gt; 1 / (1 + x*x)</text:span></text:p>
            <text:p text:style-name="P184"><text:span text:style-name="T7729">acot x =&gt;-1 / (1 + x*x)</text:span></text:p>
            <text:p text:style-name="P184"><text:span text:style-name="T7729">asec x =&gt; 1 / [x*sqrt(x*x - 1)]</text:span></text:p>
            <text:p text:style-name="P184"><text:span text:style-name="T7729">acosec x =&gt;-1 / [x*sqrt(x*x - 1)]</text:span></text:p>
            <text:p text:style-name="P184"><text:span text:style-name="T7729">a^x =&gt;a^x*ln(x)</text:span></text:p>
            <text:p text:style-name="P184"><text:span text:style-name="T7729">tan x =&gt;sec</text:span><text:span text:style-name="T7730">2</text:span><text:span text:style-name="T7731">x</text:span></text:p>
            <text:p text:style-name="P184"><text:span text:style-name="T7731">cot x =&gt;-cosec</text:span><text:span text:style-name="T7732">2</text:span><text:span text:style-name="T7733">x</text:span></text:p>
            <text:p text:style-name="P184"><text:span text:style-name="T7733">sec x =&gt;sec x * tan x</text:span></text:p>
            <text:p text:style-name="P184"><text:span text:style-name="T7733">cosec x =&gt;-cosec x * cot x</text:span><text:span text:style-name="T7734"/></text:p>
          </table:table-cell>
        </table:table-row>
      </table:table>
      <text:p text:style-name="P186"><text:span text:style-name="T7734"/></text:p>
      <text:p text:style-name="P187"><text:span text:style-name="T7735">Miscellaneous Formula and Tricks</text:span></text:p>
      <text:p text:style-name="P188"><text:span text:style-name="T7736"/></text:p>
      <text:p text:style-name="P188"><text:span text:style-name="T7737">a</text:span><text:span text:style-name="T7738">3<text:s/></text:span><text:span text:style-name="T7739">+ b</text:span><text:span text:style-name="T7740">3</text:span><text:span text:style-name="T7741"><text:s/>+ c</text:span><text:span text:style-name="T7742">3<text:s/></text:span><text:span text:style-name="T7743">– 3abc = (a + b + c)(a</text:span><text:span text:style-name="T7744">2</text:span><text:span text:style-name="T7745"><text:s/>+ b</text:span><text:span text:style-name="T7746">2</text:span><text:span text:style-name="T7747"><text:s/>+ c</text:span><text:span text:style-name="T7748">2</text:span><text:span text:style-name="T7749"><text:s/>– bc – ca - ab)</text:span></text:p>
      <text:p text:style-name="P188"><text:span text:style-name="T7749">(b + c)(c + a)(a + b) + abc = (a + b + c)(bc + ca + ab)</text:span></text:p>
      <text:p text:style-name="P188"><text:span text:style-name="T7750"/></text:p>
      <text:p text:style-name="P189"><text:span text:style-name="T7751">2sinAcosB = sin(A+B) + sin(A-B)</text:span></text:p>
      <text:p text:style-name="P189"><text:span text:style-name="T7751">2cosAsinB = sin(A+B) - sin(A-B)</text:span></text:p>
      <text:p text:style-name="P189"><text:span text:style-name="T7751">2cosAcosB = cos(A-B) + cos(A+B)</text:span></text:p>
      <text:p text:style-name="P189"><text:span text:style-name="T7751">2sinAsinB = cos(A-B) – cos(A+B)</text:span></text:p>
      <text:p text:style-name="P189"><text:span text:style-name="T7751">sinC + sinD = 2sin[(C+D)/2]cos[(C-D)/2]</text:span></text:p>
      <text:p text:style-name="P189"><text:span text:style-name="T7751">sinC - sinD = 2cos[(C+D)/2]sin[(C-D)/2]</text:span></text:p>
      <text:p text:style-name="P189"><text:span text:style-name="T7751">cosD + cosC = 2cos[(C+D)/2]cos[(C-D)/2]</text:span></text:p>
      <text:p text:style-name="P189"><text:span text:style-name="T7751">cosD - cosC = 2sin[(C+D)/2]sin[(C-D)/2]</text:span></text:p>
      <text:p text:style-name="P190"><text:span text:style-name="T7752"/></text:p>
      <text:p text:style-name="P190"><text:span text:style-name="T7753">All submasks for a given mask: for (int s=m; s; s=(s-1)&amp;m)</text:span></text:p>
      <text:p text:style-name="P190"><text:span text:style-name="T7754"/></text:p>
      <text:p text:style-name="P190"><text:span text:style-name="T7755">Two big primes: 1000000000000000507 1000000000000000523</text:span></text:p>
      <text:p text:style-name="P190"><text:span text:style-name="T7756"/></text:p>
      <text:p text:style-name="P191"><text:span text:style-name="T7757">Common Errors and Strategy:</text:span></text:p>
      <text:p text:style-name="P192"><text:span text:style-name="T7758">• Tree recursion can go very deep, so try using manual stack. </text:span></text:p>
      <text:p text:style-name="P192"><text:span text:style-name="T7758">• DP must be DP, memo must be used ;) </text:span></text:p>
      <text:p text:style-name="P192"><text:span text:style-name="T7758">• Remember using atan2(y,x) for angle / slope calculation, Returns angle in range -pi to pi. </text:span></text:p>
      <text:p text:style-name="P192"><text:span text:style-name="T7758">• Overflow intermediate overflow. (10^4) ∗ (10^4) ∗ (1^04) &gt; INT!! Use long long if not sure. </text:span></text:p>
      <text:p text:style-name="P192"><text:span text:style-name="T7758">• Array size is too small . . . may be it should have been double. </text:span></text:p>
      <text:p text:style-name="P192"><text:span text:style-name="T7758">• 1/sin0, 1/tan0, 1/cos90. </text:span></text:p>
      <text:p text:style-name="P192"><text:span text:style-name="T7758">• 0-indexing and 1-indexing. If 1-indexing use &lt;= instead of &lt; </text:span></text:p>
      <text:p text:style-name="P192"><text:span text:style-name="T7758">• Markov Chains </text:span></text:p>
      <text:p text:style-name="P192"><text:span text:style-name="T7758">• Printing -0.000 instead of 0.000 because of very small negative value<text:s text:c="35"/></text:span></text:p>
      <text:p text:style-name="P192"><text:span text:style-name="T7758">• Make it O(output) </text:span></text:p>
      <text:p text:style-name="P192"><text:span text:style-name="T7758">• Condition of binary search is swapped. </text:span></text:p>
      <text:p text:style-name="P192"><text:span text:style-name="T7758">• Random search </text:span></text:p>
      <text:p text:style-name="P192"><text:span text:style-name="T7758">• Swapping of R and C. </text:span></text:p>
      <text:p text:style-name="P192"><text:span text:style-name="T7758">• Shortest Path: Bellman Ford, Dijkstra, BFS, DFS, FW, NOT most DP </text:span></text:p>
      <text:p text:style-name="P192"><text:span text:style-name="T7758">• Keeping EPS too LOW or too HIGH.<text:s text:c="26"/></text:span></text:p>
      <text:p text:style-name="P192"><text:span text:style-name="T7758">• Sometimes v.size() + some constant is needed to print.</text:span></text:p>
      <text:p text:style-name="P192"><text:span text:style-name="T7758">• Work in ints if you can, don’t if you can’t, Work in long longs if you’re worried about bounds on ints. </text:span></text:p>
      <text:p text:style-name="P192"><text:span text:style-name="T7758">• Have a base case for your recursion<text:s text:c="21"/></text:span></text:p>
      <text:p text:style-name="P192"><text:span text:style-name="T7758">• Refactor the DP (”What’s the length of my LIS at this point?” − &gt; ”What’s the first point that gives me this LIS length?”) </text:span></text:p>
      <text:p text:style-name="P192"><text:span text:style-name="T7758">• Remember a seen[] array for your BFS </text:span></text:p>
      <text:p text:style-name="P192"><text:span text:style-name="T7758">• If you’re going to try to cover all cases on your own, come up with as many as you can, then get a<text:s text:c="6"/>teammate to find more, then get the last teammate to find more. </text:span></text:p>
      <text:p text:style-name="P192"><text:span text:style-name="T7758">• Need the Nth something? Find how many somethings there are using DP, and subtract off until you find the Nth. </text:span></text:p>
      <text:p text:style-name="P192"><text:span text:style-name="T7758">• Be careful, when doing iterative, to do things in<text:s text:c="2"/>the right order</text:span></text:p>
      <text:p text:style-name="P192"><text:span text:style-name="T7758">• If you’re ’doing loop detection’ or ’dealing with loops’ in your DP, it’s almost certainly wrong. </text:span></text:p>
      <text:p text:style-name="P192"><text:span text:style-name="T7758">• Problem Skimming (Read the problem properly).</text:span></text:p>
      <text:p text:style-name="P192"><text:span text:style-name="T7758">• Complexity Calculation.</text:span></text:p>
      <text:p text:style-name="P192"><text:span text:style-name="T7758">• Temperament.</text:span></text:p>
      <text:p text:style-name="P192"><text:span text:style-name="T7758">• Don't get awed by the opponents.</text:span></text:p>
      <text:p text:style-name="P192"><text:span text:style-name="T7758">• Avoid copy pasting errors.</text:span></text:p>
      <text:p text:style-name="P192"><text:span text:style-name="T7759"/></text:p>
      <text:p text:style-name="P193"><text:span text:style-name="T7759"/></text:p>
      <text:p text:style-name="P194"><text:span text:style-name="T7760">Strategies </text:span></text:p>
      <text:p text:style-name="P194"><text:span text:style-name="T7760">• Bidirectional Search </text:span></text:p>
      <text:p text:style-name="P194"><text:span text:style-name="T7760">• Split and Merge </text:span></text:p>
      <text:p text:style-name="P194"><text:span text:style-name="T7760">• Iterative Deepening</text:span></text:p>
      <text:p text:style-name="P194"><text:span text:style-name="T7760">• n ∗ 2n DP </text:span></text:p>
      <text:p text:style-name="P194"><text:span text:style-name="T7760">• Geometric: </text:span></text:p>
      <text:p text:style-name="P194"><text:span text:style-name="T7760">• Convex Hull </text:span></text:p>
      <text:p text:style-name="P194"><text:span text:style-name="T7760">• Quad Tree </text:span></text:p>
      <text:p text:style-name="P194"><text:span text:style-name="T7760">• Use binary search to guess input size / time limit </text:span></text:p>
      <text:p text:style-name="P194"><text:span text:style-name="T7760"><text:s text:c="5"/>/ other limit. </text:span></text:p>
      <text:p text:style-name="P194"><text:span text:style-name="T7760">• Generate a table using inefficient code and send </text:span></text:p>
      <text:p text:style-name="P194"><text:span text:style-name="T7760"><text:s text:c="5"/>the table. (Or try matha method) </text:span></text:p>
      <text:p text:style-name="P194"><text:span text:style-name="T7760">• Optimize the most critical part. </text:span></text:p>
      <text:p text:style-name="P194"><text:span text:style-name="T7760">• Remember IDS, backtracking. </text:span></text:p>
      <text:p text:style-name="P194"><text:span text:style-name="T7760">• For geometry, try rewriting the same formula in </text:span></text:p>
      <text:p text:style-name="P194"><text:span text:style-name="T7760">different ways. </text:span></text:p>
      <text:p text:style-name="P194"><text:span text:style-name="T7760">• Max Flow (min cost) </text:span></text:p>
      <text:p text:style-name="P194"><text:span text:style-name="T7760">• Bipartite Matching (max weighted) </text:span></text:p>
      <text:p text:style-name="P194"><text:span text:style-name="T7760">• Hamiltonian Path </text:span></text:p>
      <text:p text:style-name="P194"><text:span text:style-name="T7760">• Euler Path </text:span></text:p>
      <text:p text:style-name="P194"><text:span text:style-name="T7760">• Bidirectional Search </text:span></text:p>
      <text:p text:style-name="P194"><text:span text:style-name="T7760">• Linear Programming (Simplex) </text:span></text:p>
      <text:p text:style-name="P194"><text:span text:style-name="T7760">• 2-SAT </text:span></text:p>
      <text:p text:style-name="P194"><text:span text:style-name="T7760">• Strongly Connected Components </text:span></text:p>
      <text:p text:style-name="P194"><text:span text:style-name="T7760">• Articulation Points (Bridge Detection) </text:span></text:p>
      <text:p text:style-name="P194"><text:span text:style-name="T7760">• Knuth-Morris-Pratt String Matching </text:span></text:p>
      <text:p text:style-name="P194"><text:span text:style-name="T7760">• Topological Sort </text:span></text:p>
      <text:p text:style-name="P194"><text:span text:style-name="T7760">• Work backward from the end Work forward from </text:span></text:p>
      <text:p text:style-name="P194"><text:span text:style-name="T7760">the front </text:span></text:p>
      <text:p text:style-name="P194"><text:span text:style-name="T7760">• Binary search on the answer </text:span></text:p>
      <text:p text:style-name="P194"><text:span text:style-name="T7760">• Some subproblem is greedy / simple (e.g. cannot </text:span></text:p>
      <text:p text:style-name="P194"><text:span text:style-name="T7760">be directed iff bridges) </text:span></text:p>
      <text:p text:style-name="P194"><text:span text:style-name="T7760">• If you need to come up with the lexocographically </text:span></text:p>
      <text:p text:style-name="P194"><text:span text:style-name="T7760">least list of something, try adding the smallest pos- </text:span></text:p>
      <text:p text:style-name="P194"><text:span text:style-name="T7760">sible and see if you can still make the list; then try </text:span></text:p>
      <text:p text:style-name="P194"><text:span text:style-name="T7760">the next smallest; etc. </text:span></text:p>
      <text:p text:style-name="P194"><text:span text:style-name="T7760">• ”Invert” an array, as in Longest Increasing Subse- </text:span></text:p>
      <text:p text:style-name="P194"><text:span text:style-name="T7760">quence, such that a[i]=j means b[j]=i where b is a </text:span></text:p>
      <text:p text:style-name="P194"><text:span text:style-name="T7760">inverse .</text:span></text:p>
      <text:p text:style-name="P194"><text:span text:style-name="T7760">• Eat, drink..</text:span></text:p>
      <text:p text:style-name="P195"><text:span text:style-name="T776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